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6.83mm"/>
    </style:style>
    <style:style style:name="co3" style:family="table-column">
      <style:table-column-properties fo:break-before="auto" style:column-width="35.63mm"/>
    </style:style>
    <style:style style:name="co4" style:family="table-column">
      <style:table-column-properties fo:break-before="auto" style:column-width="37.62mm"/>
    </style:style>
    <style:style style:name="co5" style:family="table-column">
      <style:table-column-properties fo:break-before="auto" style:column-width="32.4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2" table:number-columns-repeated="19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iteraciones</text:p>
          </table:table-cell>
          <table:table-cell/>
          <table:table-cell office:value-type="string" calcext:value-type="string">
            <text:p>eval_x.zmp_ref_1</text:p>
          </table:table-cell>
          <table:table-cell office:value-type="string" calcext:value-type="string">
            <text:p>eval_x.zmp_error_1</text:p>
          </table:table-cell>
          <table:table-cell office:value-type="string" calcext:value-type="string">
            <text:p>Xzmp-Loli-1</text:p>
          </table:table-cell>
          <table:table-cell office:value-type="string" calcext:value-type="string">
            <text:p>eval_x.zmp_error_2</text:p>
          </table:table-cell>
          <table:table-cell office:value-type="string" calcext:value-type="string">
            <text:p>Xzmp-Loli-2</text:p>
          </table:table-cell>
          <table:table-cell/>
          <table:table-cell office:value-type="string" calcext:value-type="string">
            <text:p>eval_x.zmp_ref_3</text:p>
          </table:table-cell>
          <table:table-cell office:value-type="string" calcext:value-type="string">
            <text:p>eval_x.zmp_error_3</text:p>
          </table:table-cell>
          <table:table-cell office:value-type="string" calcext:value-type="string">
            <text:p>Xzmp-Loli-3</text:p>
          </table:table-cell>
          <table:table-cell/>
          <table:table-cell office:value-type="string" calcext:value-type="string">
            <text:p>eval_x.zmp_ref_5</text:p>
          </table:table-cell>
          <table:table-cell office:value-type="string" calcext:value-type="string">
            <text:p>eval_x.zmp_error_5</text:p>
          </table:table-cell>
          <table:table-cell office:value-type="string" calcext:value-type="string">
            <text:p>Xzmp-Loli-5</text:p>
          </table:table-cell>
          <table:table-cell office:value-type="string" calcext:value-type="string">
            <text:p>eval_x.zmp_error_6</text:p>
          </table:table-cell>
          <table:table-cell office:value-type="string" calcext:value-type="string">
            <text:p>Xzmp-Loli-6</text:p>
          </table:table-cell>
          <table:table-cell/>
          <table:table-cell office:value-type="string" calcext:value-type="string">
            <text:p>eval_x.zmp_ref_7</text:p>
          </table:table-cell>
          <table:table-cell office:value-type="string" calcext:value-type="string">
            <text:p>eval_x.zmp_error_7</text:p>
          </table:table-cell>
          <table:table-cell office:value-type="string" calcext:value-type="string">
            <text:p>Xzmp-Loli-7</text:p>
          </table:table-cell>
          <table:table-cell office:value-type="string" calcext:value-type="string">
            <text:p>eval_x.zmp_error_8</text:p>
          </table:table-cell>
          <table:table-cell office:value-type="string" calcext:value-type="string">
            <text:p>Xzmp-Loli-8</text:p>
          </table:table-cell>
          <table:table-cell/>
          <table:table-cell office:value-type="string" calcext:value-type="string">
            <text:p>eval_x.zmp_ref_9</text:p>
          </table:table-cell>
          <table:table-cell office:value-type="string" calcext:value-type="string">
            <text:p>eval_x.zmp_error_9</text:p>
          </table:table-cell>
          <table:table-cell office:value-type="string" calcext:value-type="string">
            <text:p>Xzmp-Loli-9</text:p>
          </table:table-cell>
          <table:table-cell office:value-type="string" calcext:value-type="string">
            <text:p>eval_x.zmp_error_10</text:p>
          </table:table-cell>
          <table:table-cell office:value-type="string" calcext:value-type="string">
            <text:p>Xzmp-Loli-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466153025627" calcext:value-type="float">
            <text:p>0.000466153</text:p>
          </table:table-cell>
          <table:table-cell office:value-type="float" office:value="-0.00046615" calcext:value-type="float">
            <text:p>-0.00046615</text:p>
          </table:table-cell>
          <table:table-cell office:value-type="float" office:value="0.000121062621474" calcext:value-type="float">
            <text:p>0.0001210626</text:p>
          </table:table-cell>
          <table:table-cell office:value-type="float" office:value="-0.00012106" calcext:value-type="float">
            <text:p>-0.0001210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37681311369" calcext:value-type="float">
            <text:p>3.7681311369E-005</text:p>
          </table:table-cell>
          <table:table-cell office:value-type="float" office:value="-0.00003768" calcext:value-type="float">
            <text:p>-0.0000376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17259269953" calcext:value-type="float">
            <text:p>1.7259269953E-005</text:p>
          </table:table-cell>
          <table:table-cell office:value-type="float" office:value="-0.00001726" calcext:value-type="float">
            <text:p>-0.00001726</text:p>
          </table:table-cell>
          <table:table-cell office:value-type="float" office:value="0.000053750351071" calcext:value-type="float">
            <text:p>5.3750351071E-005</text:p>
          </table:table-cell>
          <table:table-cell office:value-type="float" office:value="-0.00005375" calcext:value-type="float">
            <text:p>-0.0000537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11848285794" calcext:value-type="float">
            <text:p>-1.1848285794E-005</text:p>
          </table:table-cell>
          <table:table-cell office:value-type="float" office:value="0.00001185" calcext:value-type="float">
            <text:p>0.00001185</text:p>
          </table:table-cell>
          <table:table-cell office:value-type="float" office:value="0.000118000432849" calcext:value-type="float">
            <text:p>0.0001180004</text:p>
          </table:table-cell>
          <table:table-cell office:value-type="float" office:value="-0.000118" calcext:value-type="float">
            <text:p>-0.00011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147268176079" calcext:value-type="float">
            <text:p>0.0001472682</text:p>
          </table:table-cell>
          <table:table-cell office:value-type="float" office:value="-0.00014727" calcext:value-type="float">
            <text:p>-0.00014727</text:p>
          </table:table-cell>
          <table:table-cell office:value-type="float" office:value="0.000031854957342" calcext:value-type="float">
            <text:p>0.000031855</text:p>
          </table:table-cell>
          <table:table-cell office:value-type="float" office:value="-0.00003185" calcext:value-type="float">
            <text:p>-0.0000318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381687656045" calcext:value-type="float">
            <text:p>0.0003816877</text:p>
          </table:table-cell>
          <table:table-cell office:value-type="float" office:value="-0.00038169" calcext:value-type="float">
            <text:p>-0.00038169</text:p>
          </table:table-cell>
          <table:table-cell office:value-type="float" office:value="0.000088129192591" calcext:value-type="float">
            <text:p>8.8129192591E-005</text:p>
          </table:table-cell>
          <table:table-cell office:value-type="float" office:value="-0.00008813" calcext:value-type="float">
            <text:p>-0.0000881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05096197128" calcext:value-type="float">
            <text:p>-5.096197128E-006</text:p>
          </table:table-cell>
          <table:table-cell office:value-type="float" office:value="0.0000051" calcext:value-type="float">
            <text:p>0.000005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45105814934" calcext:value-type="float">
            <text:p>-4.5105814934E-005</text:p>
          </table:table-cell>
          <table:table-cell office:value-type="float" office:value="0.00004511" calcext:value-type="float">
            <text:p>0.00004511</text:p>
          </table:table-cell>
          <table:table-cell office:value-type="float" office:value="0.000028999522328" calcext:value-type="float">
            <text:p>2.8999522328E-005</text:p>
          </table:table-cell>
          <table:table-cell office:value-type="float" office:value="-0.000029" calcext:value-type="float">
            <text:p>-0.00002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25680288672" calcext:value-type="float">
            <text:p>2.5680288672E-005</text:p>
          </table:table-cell>
          <table:table-cell office:value-type="float" office:value="-0.00002568" calcext:value-type="float">
            <text:p>-0.00002568</text:p>
          </table:table-cell>
          <table:table-cell office:value-type="float" office:value="0.000054765492678" calcext:value-type="float">
            <text:p>5.4765492678E-005</text:p>
          </table:table-cell>
          <table:table-cell office:value-type="float" office:value="-0.00005477" calcext:value-type="float">
            <text:p>-0.0000547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35917386413" calcext:value-type="float">
            <text:p>3.5917386413E-005</text:p>
          </table:table-cell>
          <table:table-cell office:value-type="float" office:value="-0.00003592" calcext:value-type="float">
            <text:p>-0.00003592</text:p>
          </table:table-cell>
          <table:table-cell office:value-type="float" office:value="-0.000036709010601" calcext:value-type="float">
            <text:p>-0.000036709</text:p>
          </table:table-cell>
          <table:table-cell office:value-type="float" office:value="0.00003671" calcext:value-type="float">
            <text:p>0.0000367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254958868027" calcext:value-type="float">
            <text:p>0.0002549589</text:p>
          </table:table-cell>
          <table:table-cell office:value-type="float" office:value="-0.00025496" calcext:value-type="float">
            <text:p>-0.00025496</text:p>
          </table:table-cell>
          <table:table-cell office:value-type="float" office:value="0.000023236498237" calcext:value-type="float">
            <text:p>2.3236498237E-005</text:p>
          </table:table-cell>
          <table:table-cell office:value-type="float" office:value="-0.00002324" calcext:value-type="float">
            <text:p>-0.0000232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11075288057" calcext:value-type="float">
            <text:p>1.1075288057E-005</text:p>
          </table:table-cell>
          <table:table-cell office:value-type="float" office:value="-0.00001108" calcext:value-type="float">
            <text:p>-0.0000110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18270686269" calcext:value-type="float">
            <text:p>1.8270686269E-005</text:p>
          </table:table-cell>
          <table:table-cell office:value-type="float" office:value="-0.00001827" calcext:value-type="float">
            <text:p>-0.00001827</text:p>
          </table:table-cell>
          <table:table-cell office:value-type="float" office:value="-0.000033156946301" calcext:value-type="float">
            <text:p>-3.3156946301E-005</text:p>
          </table:table-cell>
          <table:table-cell office:value-type="float" office:value="0.00003316" calcext:value-type="float">
            <text:p>0.0000331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24465844035" calcext:value-type="float">
            <text:p>2.4465844035E-005</text:p>
          </table:table-cell>
          <table:table-cell office:value-type="float" office:value="-0.00002447" calcext:value-type="float">
            <text:p>-0.00002447</text:p>
          </table:table-cell>
          <table:table-cell office:value-type="float" office:value="-0.000019308179617" calcext:value-type="float">
            <text:p>-1.9308179617E-005</text:p>
          </table:table-cell>
          <table:table-cell office:value-type="float" office:value="0.00001931" calcext:value-type="float">
            <text:p>0.0000193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18924474716" calcext:value-type="float">
            <text:p>1.8924474716E-005</text:p>
          </table:table-cell>
          <table:table-cell office:value-type="float" office:value="-0.00001892" calcext:value-type="float">
            <text:p>-0.00001892</text:p>
          </table:table-cell>
          <table:table-cell office:value-type="float" office:value="-0.000045849010348" calcext:value-type="float">
            <text:p>-0.000045849</text:p>
          </table:table-cell>
          <table:table-cell office:value-type="float" office:value="0.00004585" calcext:value-type="float">
            <text:p>0.0000458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208845362067" calcext:value-type="float">
            <text:p>0.0002088454</text:p>
          </table:table-cell>
          <table:table-cell office:value-type="float" office:value="-0.00020885" calcext:value-type="float">
            <text:p>-0.00020885</text:p>
          </table:table-cell>
          <table:table-cell office:value-type="float" office:value="0.000048458576202" calcext:value-type="float">
            <text:p>4.8458576202E-005</text:p>
          </table:table-cell>
          <table:table-cell office:value-type="float" office:value="-0.00004846" calcext:value-type="float">
            <text:p>-0.0000484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02983957529" calcext:value-type="float">
            <text:p>0.000002984</text:p>
          </table:table-cell>
          <table:table-cell office:value-type="float" office:value="-0.00000298" calcext:value-type="float">
            <text:p>-0.0000029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02972781658" calcext:value-type="float">
            <text:p>-2.972781658E-006</text:p>
          </table:table-cell>
          <table:table-cell office:value-type="float" office:value="0.00000297" calcext:value-type="float">
            <text:p>0.00000297</text:p>
          </table:table-cell>
          <table:table-cell office:value-type="float" office:value="0.000039529055357" calcext:value-type="float">
            <text:p>3.9529055357E-005</text:p>
          </table:table-cell>
          <table:table-cell office:value-type="float" office:value="-0.00003953" calcext:value-type="float">
            <text:p>-0.0000395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47340989113" calcext:value-type="float">
            <text:p>0.000047341</text:p>
          </table:table-cell>
          <table:table-cell office:value-type="float" office:value="-0.00004734" calcext:value-type="float">
            <text:p>-0.00004734</text:p>
          </table:table-cell>
          <table:table-cell office:value-type="float" office:value="0.000027101486921" calcext:value-type="float">
            <text:p>2.7101486921E-005</text:p>
          </table:table-cell>
          <table:table-cell office:value-type="float" office:value="-0.0000271" calcext:value-type="float">
            <text:p>-0.000027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07387250662" calcext:value-type="float">
            <text:p>-7.387250662E-006</text:p>
          </table:table-cell>
          <table:table-cell office:value-type="float" office:value="0.00000739" calcext:value-type="float">
            <text:p>0.00000739</text:p>
          </table:table-cell>
          <table:table-cell office:value-type="float" office:value="-0.000038230791688" calcext:value-type="float">
            <text:p>-3.8230791688E-005</text:p>
          </table:table-cell>
          <table:table-cell office:value-type="float" office:value="0.00003823" calcext:value-type="float">
            <text:p>0.0000382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195203348994" calcext:value-type="float">
            <text:p>0.0001952033</text:p>
          </table:table-cell>
          <table:table-cell office:value-type="float" office:value="-0.0001952" calcext:value-type="float">
            <text:p>-0.0001952</text:p>
          </table:table-cell>
          <table:table-cell office:value-type="float" office:value="0.00002459064126" calcext:value-type="float">
            <text:p>2.459064126E-005</text:p>
          </table:table-cell>
          <table:table-cell office:value-type="float" office:value="-0.00002459" calcext:value-type="float">
            <text:p>-0.0000245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0530295074" calcext:value-type="float">
            <text:p>0.000005303</text:p>
          </table:table-cell>
          <table:table-cell office:value-type="float" office:value="-0.0000053" calcext:value-type="float">
            <text:p>-0.000005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25955960155" calcext:value-type="float">
            <text:p>-0.000025956</text:p>
          </table:table-cell>
          <table:table-cell office:value-type="float" office:value="0.00002596" calcext:value-type="float">
            <text:p>0.00002596</text:p>
          </table:table-cell>
          <table:table-cell office:value-type="float" office:value="0.000022433698177" calcext:value-type="float">
            <text:p>2.2433698177E-005</text:p>
          </table:table-cell>
          <table:table-cell office:value-type="float" office:value="-0.00002243" calcext:value-type="float">
            <text:p>-0.0000224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57091936469" calcext:value-type="float">
            <text:p>5.7091936469E-005</text:p>
          </table:table-cell>
          <table:table-cell office:value-type="float" office:value="-0.00005709" calcext:value-type="float">
            <text:p>-0.00005709</text:p>
          </table:table-cell>
          <table:table-cell office:value-type="float" office:value="0.000095669180155" calcext:value-type="float">
            <text:p>9.5669180155E-005</text:p>
          </table:table-cell>
          <table:table-cell office:value-type="float" office:value="-0.00009567" calcext:value-type="float">
            <text:p>-0.0000956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16925856471" calcext:value-type="float">
            <text:p>-1.6925856471E-005</text:p>
          </table:table-cell>
          <table:table-cell office:value-type="float" office:value="0.00001693" calcext:value-type="float">
            <text:p>0.00001693</text:p>
          </table:table-cell>
          <table:table-cell office:value-type="float" office:value="0.000004937872291" calcext:value-type="float">
            <text:p>4.937872291E-006</text:p>
          </table:table-cell>
          <table:table-cell office:value-type="float" office:value="-0.00000494" calcext:value-type="float">
            <text:p>-0.0000049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132486224174" calcext:value-type="float">
            <text:p>0.0001324862</text:p>
          </table:table-cell>
          <table:table-cell office:value-type="float" office:value="-0.00013249" calcext:value-type="float">
            <text:p>-0.00013249</text:p>
          </table:table-cell>
          <table:table-cell office:value-type="float" office:value="0.000014027580619" calcext:value-type="float">
            <text:p>1.4027580619E-005</text:p>
          </table:table-cell>
          <table:table-cell office:value-type="float" office:value="-0.00001403" calcext:value-type="float">
            <text:p>-0.0000140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03254041076" calcext:value-type="float">
            <text:p>-0.000003254</text:p>
          </table:table-cell>
          <table:table-cell office:value-type="float" office:value="0.00000325" calcext:value-type="float">
            <text:p>0.0000032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18950551748" calcext:value-type="float">
            <text:p>1.8950551748E-005</text:p>
          </table:table-cell>
          <table:table-cell office:value-type="float" office:value="-0.00001895" calcext:value-type="float">
            <text:p>-0.00001895</text:p>
          </table:table-cell>
          <table:table-cell office:value-type="float" office:value="0.000102369114757" calcext:value-type="float">
            <text:p>0.0001023691</text:p>
          </table:table-cell>
          <table:table-cell office:value-type="float" office:value="-0.00010237" calcext:value-type="float">
            <text:p>-0.0001023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49613416195" calcext:value-type="float">
            <text:p>4.9613416195E-005</text:p>
          </table:table-cell>
          <table:table-cell office:value-type="float" office:value="-0.00004961" calcext:value-type="float">
            <text:p>-0.00004961</text:p>
          </table:table-cell>
          <table:table-cell office:value-type="float" office:value="0.000016180798411" calcext:value-type="float">
            <text:p>1.6180798411E-005</text:p>
          </table:table-cell>
          <table:table-cell office:value-type="float" office:value="-0.00001618" calcext:value-type="float">
            <text:p>-0.0000161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24011358619" calcext:value-type="float">
            <text:p>2.4011358619E-005</text:p>
          </table:table-cell>
          <table:table-cell office:value-type="float" office:value="-0.00002401" calcext:value-type="float">
            <text:p>-0.00002401</text:p>
          </table:table-cell>
          <table:table-cell office:value-type="float" office:value="-0.000001961365342" calcext:value-type="float">
            <text:p>-1.961365342E-006</text:p>
          </table:table-cell>
          <table:table-cell office:value-type="float" office:value="0.00000196" calcext:value-type="float">
            <text:p>0.0000019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149603933096" calcext:value-type="float">
            <text:p>0.0001496039</text:p>
          </table:table-cell>
          <table:table-cell office:value-type="float" office:value="-0.0001496" calcext:value-type="float">
            <text:p>-0.0001496</text:p>
          </table:table-cell>
          <table:table-cell office:value-type="float" office:value="0.000042084604502" calcext:value-type="float">
            <text:p>4.2084604502E-005</text:p>
          </table:table-cell>
          <table:table-cell office:value-type="float" office:value="-0.00004208" calcext:value-type="float">
            <text:p>-0.0000420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090431422" calcext:value-type="float">
            <text:p>9.0431422E-006</text:p>
          </table:table-cell>
          <table:table-cell office:value-type="float" office:value="-0.00000904" calcext:value-type="float">
            <text:p>-0.0000090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16361474991" calcext:value-type="float">
            <text:p>1.6361474991E-005</text:p>
          </table:table-cell>
          <table:table-cell office:value-type="float" office:value="-0.00001636" calcext:value-type="float">
            <text:p>-0.00001636</text:p>
          </table:table-cell>
          <table:table-cell office:value-type="float" office:value="0.000029277056456" calcext:value-type="float">
            <text:p>2.9277056456E-005</text:p>
          </table:table-cell>
          <table:table-cell office:value-type="float" office:value="-0.00002928" calcext:value-type="float">
            <text:p>-0.0000292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06634742022" calcext:value-type="float">
            <text:p>-6.634742022E-006</text:p>
          </table:table-cell>
          <table:table-cell office:value-type="float" office:value="0.00000663" calcext:value-type="float">
            <text:p>0.00000663</text:p>
          </table:table-cell>
          <table:table-cell office:value-type="float" office:value="-0.000057995319366" calcext:value-type="float">
            <text:p>-5.7995319366E-005</text:p>
          </table:table-cell>
          <table:table-cell office:value-type="float" office:value="0.000058" calcext:value-type="float">
            <text:p>0.00005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14286488295" calcext:value-type="float">
            <text:p>1.4286488295E-005</text:p>
          </table:table-cell>
          <table:table-cell office:value-type="float" office:value="-0.00001429" calcext:value-type="float">
            <text:p>-0.00001429</text:p>
          </table:table-cell>
          <table:table-cell office:value-type="float" office:value="-0.000003969296813" calcext:value-type="float">
            <text:p>-3.969296813E-006</text:p>
          </table:table-cell>
          <table:table-cell office:value-type="float" office:value="0.00000397" calcext:value-type="float">
            <text:p>0.0000039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95684081316" calcext:value-type="float">
            <text:p>9.5684081316E-005</text:p>
          </table:table-cell>
          <table:table-cell office:value-type="float" office:value="-0.00009568" calcext:value-type="float">
            <text:p>-0.00009568</text:p>
          </table:table-cell>
          <table:table-cell office:value-type="float" office:value="0.000028677284718" calcext:value-type="float">
            <text:p>2.8677284718E-005</text:p>
          </table:table-cell>
          <table:table-cell office:value-type="float" office:value="-0.00002868" calcext:value-type="float">
            <text:p>-0.0000286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35947188735" calcext:value-type="float">
            <text:p>3.5947188735E-005</text:p>
          </table:table-cell>
          <table:table-cell office:value-type="float" office:value="-0.00003595" calcext:value-type="float">
            <text:p>-0.0000359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16681849957" calcext:value-type="float">
            <text:p>1.6681849957E-005</text:p>
          </table:table-cell>
          <table:table-cell office:value-type="float" office:value="-0.00001668" calcext:value-type="float">
            <text:p>-0.00001668</text:p>
          </table:table-cell>
          <table:table-cell office:value-type="float" office:value="-0.000061796978116" calcext:value-type="float">
            <text:p>-0.000061797</text:p>
          </table:table-cell>
          <table:table-cell office:value-type="float" office:value="0.0000618" calcext:value-type="float">
            <text:p>0.000061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3851018846" calcext:value-type="float">
            <text:p>-3.851018846E-005</text:p>
          </table:table-cell>
          <table:table-cell office:value-type="float" office:value="0.00003851" calcext:value-type="float">
            <text:p>0.00003851</text:p>
          </table:table-cell>
          <table:table-cell office:value-type="float" office:value="0.000053705647588" calcext:value-type="float">
            <text:p>5.3705647588E-005</text:p>
          </table:table-cell>
          <table:table-cell office:value-type="float" office:value="-0.00005371" calcext:value-type="float">
            <text:p>-0.0000537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28487294912" calcext:value-type="float">
            <text:p>2.8487294912E-005</text:p>
          </table:table-cell>
          <table:table-cell office:value-type="float" office:value="-0.00002849" calcext:value-type="float">
            <text:p>-0.00002849</text:p>
          </table:table-cell>
          <table:table-cell office:value-type="float" office:value="-0.000039463862777" calcext:value-type="float">
            <text:p>-3.9463862777E-005</text:p>
          </table:table-cell>
          <table:table-cell office:value-type="float" office:value="0.00003946" calcext:value-type="float">
            <text:p>0.0000394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133389607072" calcext:value-type="float">
            <text:p>0.0001333896</text:p>
          </table:table-cell>
          <table:table-cell office:value-type="float" office:value="-0.00013339" calcext:value-type="float">
            <text:p>-0.00013339</text:p>
          </table:table-cell>
          <table:table-cell office:value-type="float" office:value="-0.000039162114263" calcext:value-type="float">
            <text:p>-3.9162114263E-005</text:p>
          </table:table-cell>
          <table:table-cell office:value-type="float" office:value="0.00003916" calcext:value-type="float">
            <text:p>0.0000391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73375180364" calcext:value-type="float">
            <text:p>-7.3375180364E-005</text:p>
          </table:table-cell>
          <table:table-cell office:value-type="float" office:value="0.00007338" calcext:value-type="float">
            <text:p>0.0000733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84487721324" calcext:value-type="float">
            <text:p>-8.4487721324E-005</text:p>
          </table:table-cell>
          <table:table-cell office:value-type="float" office:value="0.00008449" calcext:value-type="float">
            <text:p>0.00008449</text:p>
          </table:table-cell>
          <table:table-cell office:value-type="float" office:value="-0.000005673617125" calcext:value-type="float">
            <text:p>-5.673617125E-006</text:p>
          </table:table-cell>
          <table:table-cell office:value-type="float" office:value="0.00000567" calcext:value-type="float">
            <text:p>0.0000056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38323923945" calcext:value-type="float">
            <text:p>3.8323923945E-005</text:p>
          </table:table-cell>
          <table:table-cell office:value-type="float" office:value="-0.00003832" calcext:value-type="float">
            <text:p>-0.00003832</text:p>
          </table:table-cell>
          <table:table-cell office:value-type="float" office:value="0.000008400529623" calcext:value-type="float">
            <text:p>8.400529623E-006</text:p>
          </table:table-cell>
          <table:table-cell office:value-type="float" office:value="-0.0000084" calcext:value-type="float">
            <text:p>-0.000008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89021399617" calcext:value-type="float">
            <text:p>8.9021399617E-005</text:p>
          </table:table-cell>
          <table:table-cell office:value-type="float" office:value="-0.00008902" calcext:value-type="float">
            <text:p>-0.00008902</text:p>
          </table:table-cell>
          <table:table-cell office:value-type="float" office:value="0.00000973790884" calcext:value-type="float">
            <text:p>9.73790884E-006</text:p>
          </table:table-cell>
          <table:table-cell office:value-type="float" office:value="-0.00000974" calcext:value-type="float">
            <text:p>-0.0000097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96930190921" calcext:value-type="float">
            <text:p>9.6930190921E-005</text:p>
          </table:table-cell>
          <table:table-cell office:value-type="float" office:value="-0.00009693" calcext:value-type="float">
            <text:p>-0.00009693</text:p>
          </table:table-cell>
          <table:table-cell office:value-type="float" office:value="0.000034442171454" calcext:value-type="float">
            <text:p>3.4442171454E-005</text:p>
          </table:table-cell>
          <table:table-cell office:value-type="float" office:value="-0.00003444" calcext:value-type="float">
            <text:p>-0.0000344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69703906775" calcext:value-type="float">
            <text:p>6.9703906775E-005</text:p>
          </table:table-cell>
          <table:table-cell office:value-type="float" office:value="-0.0000697" calcext:value-type="float">
            <text:p>-0.000069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55627897382" calcext:value-type="float">
            <text:p>-5.5627897382E-005</text:p>
          </table:table-cell>
          <table:table-cell office:value-type="float" office:value="0.00005563" calcext:value-type="float">
            <text:p>0.00005563</text:p>
          </table:table-cell>
          <table:table-cell office:value-type="float" office:value="-0.000054091215134" calcext:value-type="float">
            <text:p>-5.4091215134E-005</text:p>
          </table:table-cell>
          <table:table-cell office:value-type="float" office:value="0.00005409" calcext:value-type="float">
            <text:p>0.0000540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02386048436" calcext:value-type="float">
            <text:p>0.000002386</text:p>
          </table:table-cell>
          <table:table-cell office:value-type="float" office:value="-0.00000239" calcext:value-type="float">
            <text:p>-0.00000239</text:p>
          </table:table-cell>
          <table:table-cell office:value-type="float" office:value="-0.000049229711294" calcext:value-type="float">
            <text:p>-4.9229711294E-005</text:p>
          </table:table-cell>
          <table:table-cell office:value-type="float" office:value="0.00004923" calcext:value-type="float">
            <text:p>0.0000492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01167878509" calcext:value-type="float">
            <text:p>-1.167878509E-006</text:p>
          </table:table-cell>
          <table:table-cell office:value-type="float" office:value="0.00000117" calcext:value-type="float">
            <text:p>0.00000117</text:p>
          </table:table-cell>
          <table:table-cell office:value-type="float" office:value="0.000042034313083" calcext:value-type="float">
            <text:p>4.2034313083E-005</text:p>
          </table:table-cell>
          <table:table-cell office:value-type="float" office:value="-0.00004203" calcext:value-type="float">
            <text:p>-0.0000420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60008838773" calcext:value-type="float">
            <text:p>6.0008838773E-005</text:p>
          </table:table-cell>
          <table:table-cell office:value-type="float" office:value="-0.00006001" calcext:value-type="float">
            <text:p>-0.00006001</text:p>
          </table:table-cell>
          <table:table-cell office:value-type="float" office:value="0.000034945085645" calcext:value-type="float">
            <text:p>3.4945085645E-005</text:p>
          </table:table-cell>
          <table:table-cell office:value-type="float" office:value="-0.00003495" calcext:value-type="float">
            <text:p>-0.0000349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03417953849" calcext:value-type="float">
            <text:p>-0.000003418</text:p>
          </table:table-cell>
          <table:table-cell office:value-type="float" office:value="0.00000342" calcext:value-type="float">
            <text:p>0.0000034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12746080756" calcext:value-type="float">
            <text:p>-1.2746080756E-005</text:p>
          </table:table-cell>
          <table:table-cell office:value-type="float" office:value="0.00001275" calcext:value-type="float">
            <text:p>0.00001275</text:p>
          </table:table-cell>
          <table:table-cell office:value-type="float" office:value="-0.000011218711734" calcext:value-type="float">
            <text:p>-1.1218711734E-005</text:p>
          </table:table-cell>
          <table:table-cell office:value-type="float" office:value="0.00001122" calcext:value-type="float">
            <text:p>0.0000112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118296593428" calcext:value-type="float">
            <text:p>-0.0001182966</text:p>
          </table:table-cell>
          <table:table-cell office:value-type="float" office:value="0.0001183" calcext:value-type="float">
            <text:p>0.0001183</text:p>
          </table:table-cell>
          <table:table-cell office:value-type="float" office:value="-0.000004786998034" calcext:value-type="float">
            <text:p>-0.000004787</text:p>
          </table:table-cell>
          <table:table-cell office:value-type="float" office:value="0.00000479" calcext:value-type="float">
            <text:p>0.0000047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5647353828" calcext:value-type="float">
            <text:p>5.647353828E-005</text:p>
          </table:table-cell>
          <table:table-cell office:value-type="float" office:value="-0.00005647" calcext:value-type="float">
            <text:p>-0.00005647</text:p>
          </table:table-cell>
          <table:table-cell office:value-type="float" office:value="0.000014547258615" calcext:value-type="float">
            <text:p>1.4547258615E-005</text:p>
          </table:table-cell>
          <table:table-cell office:value-type="float" office:value="-0.00001455" calcext:value-type="float">
            <text:p>-0.0000145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128418207169" calcext:value-type="float">
            <text:p>0.0001284182</text:p>
          </table:table-cell>
          <table:table-cell office:value-type="float" office:value="-0.00012842" calcext:value-type="float">
            <text:p>-0.00012842</text:p>
          </table:table-cell>
          <table:table-cell office:value-type="float" office:value="0.000009214505553" calcext:value-type="float">
            <text:p>9.214505553E-006</text:p>
          </table:table-cell>
          <table:table-cell office:value-type="float" office:value="-0.00000921" calcext:value-type="float">
            <text:p>-0.0000092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19926577806" calcext:value-type="float">
            <text:p>-1.9926577806E-005</text:p>
          </table:table-cell>
          <table:table-cell office:value-type="float" office:value="0.00001993" calcext:value-type="float">
            <text:p>0.0000199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118577852845" calcext:value-type="float">
            <text:p>-0.0001185779</text:p>
          </table:table-cell>
          <table:table-cell office:value-type="float" office:value="0.00011858" calcext:value-type="float">
            <text:p>0.00011858</text:p>
          </table:table-cell>
          <table:table-cell office:value-type="float" office:value="-0.000053038820624" calcext:value-type="float">
            <text:p>-5.3038820624E-005</text:p>
          </table:table-cell>
          <table:table-cell office:value-type="float" office:value="0.00005304" calcext:value-type="float">
            <text:p>0.0000530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16987323761" calcext:value-type="float">
            <text:p>-1.6987323761E-005</text:p>
          </table:table-cell>
          <table:table-cell office:value-type="float" office:value="0.00001699" calcext:value-type="float">
            <text:p>0.00001699</text:p>
          </table:table-cell>
          <table:table-cell office:value-type="float" office:value="0.000025862827897" calcext:value-type="float">
            <text:p>2.5862827897E-005</text:p>
          </table:table-cell>
          <table:table-cell office:value-type="float" office:value="-0.00002586" calcext:value-type="float">
            <text:p>-0.0000258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11149793863" calcext:value-type="float">
            <text:p>-1.1149793863E-005</text:p>
          </table:table-cell>
          <table:table-cell office:value-type="float" office:value="0.00001115" calcext:value-type="float">
            <text:p>0.00001115</text:p>
          </table:table-cell>
          <table:table-cell office:value-type="float" office:value="0.000048184767365" calcext:value-type="float">
            <text:p>4.8184767365E-005</text:p>
          </table:table-cell>
          <table:table-cell office:value-type="float" office:value="-0.00004818" calcext:value-type="float">
            <text:p>-0.0000481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67746266723" calcext:value-type="float">
            <text:p>6.7746266723E-005</text:p>
          </table:table-cell>
          <table:table-cell office:value-type="float" office:value="-0.00006775" calcext:value-type="float">
            <text:p>-0.00006775</text:p>
          </table:table-cell>
          <table:table-cell office:value-type="float" office:value="0.000067286193371" calcext:value-type="float">
            <text:p>6.7286193371E-005</text:p>
          </table:table-cell>
          <table:table-cell office:value-type="float" office:value="-0.00006729" calcext:value-type="float">
            <text:p>-0.0000672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17886981368" calcext:value-type="float">
            <text:p>0.000017887</text:p>
          </table:table-cell>
          <table:table-cell office:value-type="float" office:value="-0.00001789" calcext:value-type="float">
            <text:p>-0.0000178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34810975194" calcext:value-type="float">
            <text:p>-0.000034811</text:p>
          </table:table-cell>
          <table:table-cell office:value-type="float" office:value="0.00003481" calcext:value-type="float">
            <text:p>0.00003481</text:p>
          </table:table-cell>
          <table:table-cell office:value-type="float" office:value="-0.000044856220484" calcext:value-type="float">
            <text:p>-4.4856220484E-005</text:p>
          </table:table-cell>
          <table:table-cell office:value-type="float" office:value="0.00004486" calcext:value-type="float">
            <text:p>0.0000448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32460317016" calcext:value-type="float">
            <text:p>-3.2460317016E-005</text:p>
          </table:table-cell>
          <table:table-cell office:value-type="float" office:value="0.00003246" calcext:value-type="float">
            <text:p>0.00003246</text:p>
          </table:table-cell>
          <table:table-cell office:value-type="float" office:value="-0.000024614855647" calcext:value-type="float">
            <text:p>-2.4614855647E-005</text:p>
          </table:table-cell>
          <table:table-cell office:value-type="float" office:value="0.00002461" calcext:value-type="float">
            <text:p>0.0000246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32206997275" calcext:value-type="float">
            <text:p>0.000032207</text:p>
          </table:table-cell>
          <table:table-cell office:value-type="float" office:value="-0.00003221" calcext:value-type="float">
            <text:p>-0.00003221</text:p>
          </table:table-cell>
          <table:table-cell office:value-type="float" office:value="0.000029627233744" calcext:value-type="float">
            <text:p>2.9627233744E-005</text:p>
          </table:table-cell>
          <table:table-cell office:value-type="float" office:value="-0.00002963" calcext:value-type="float">
            <text:p>-0.0000296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63620507717" calcext:value-type="float">
            <text:p>6.3620507717E-005</text:p>
          </table:table-cell>
          <table:table-cell office:value-type="float" office:value="-0.00006362" calcext:value-type="float">
            <text:p>-0.00006362</text:p>
          </table:table-cell>
          <table:table-cell office:value-type="float" office:value="-0.000028256326914" calcext:value-type="float">
            <text:p>-2.8256326914E-005</text:p>
          </table:table-cell>
          <table:table-cell office:value-type="float" office:value="0.00002826" calcext:value-type="float">
            <text:p>0.0000282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11168420315" calcext:value-type="float">
            <text:p>1.1168420315E-005</text:p>
          </table:table-cell>
          <table:table-cell office:value-type="float" office:value="-0.00001117" calcext:value-type="float">
            <text:p>-0.0000111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38137659431" calcext:value-type="float">
            <text:p>-3.8137659431E-005</text:p>
          </table:table-cell>
          <table:table-cell office:value-type="float" office:value="0.00003814" calcext:value-type="float">
            <text:p>0.00003814</text:p>
          </table:table-cell>
          <table:table-cell office:value-type="float" office:value="-0.000016944482923" calcext:value-type="float">
            <text:p>-1.6944482923E-005</text:p>
          </table:table-cell>
          <table:table-cell office:value-type="float" office:value="0.00001694" calcext:value-type="float">
            <text:p>0.0000169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41650608182" calcext:value-type="float">
            <text:p>-4.1650608182E-005</text:p>
          </table:table-cell>
          <table:table-cell office:value-type="float" office:value="0.00004165" calcext:value-type="float">
            <text:p>0.00004165</text:p>
          </table:table-cell>
          <table:table-cell office:value-type="float" office:value="0.000051632523537" calcext:value-type="float">
            <text:p>5.1632523537E-005</text:p>
          </table:table-cell>
          <table:table-cell office:value-type="float" office:value="-0.00005163" calcext:value-type="float">
            <text:p>-0.0000516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16216188669" calcext:value-type="float">
            <text:p>1.6216188669E-005</text:p>
          </table:table-cell>
          <table:table-cell office:value-type="float" office:value="-0.00001622" calcext:value-type="float">
            <text:p>-0.00001622</text:p>
          </table:table-cell>
          <table:table-cell office:value-type="float" office:value="0.00001509860158" calcext:value-type="float">
            <text:p>1.509860158E-005</text:p>
          </table:table-cell>
          <table:table-cell office:value-type="float" office:value="-0.0000151" calcext:value-type="float">
            <text:p>-0.000015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139337033033" calcext:value-type="float">
            <text:p>0.000139337</text:p>
          </table:table-cell>
          <table:table-cell office:value-type="float" office:value="-0.00013934" calcext:value-type="float">
            <text:p>-0.00013934</text:p>
          </table:table-cell>
          <table:table-cell office:value-type="float" office:value="0.000041268765926" calcext:value-type="float">
            <text:p>4.1268765926E-005</text:p>
          </table:table-cell>
          <table:table-cell office:value-type="float" office:value="-0.00004127" calcext:value-type="float">
            <text:p>-0.0000412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66136941314" calcext:value-type="float">
            <text:p>6.6136941314E-005</text:p>
          </table:table-cell>
          <table:table-cell office:value-type="float" office:value="-0.00006614" calcext:value-type="float">
            <text:p>-0.0000661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55795535445" calcext:value-type="float">
            <text:p>-5.5795535445E-005</text:p>
          </table:table-cell>
          <table:table-cell office:value-type="float" office:value="0.0000558" calcext:value-type="float">
            <text:p>0.0000558</text:p>
          </table:table-cell>
          <table:table-cell office:value-type="float" office:value="0.000086858868599" calcext:value-type="float">
            <text:p>8.6858868599E-005</text:p>
          </table:table-cell>
          <table:table-cell office:value-type="float" office:value="-0.00008686" calcext:value-type="float">
            <text:p>-0.0000868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130629166961" calcext:value-type="float">
            <text:p>-0.0001306292</text:p>
          </table:table-cell>
          <table:table-cell office:value-type="float" office:value="0.00013063" calcext:value-type="float">
            <text:p>0.00013063</text:p>
          </table:table-cell>
          <table:table-cell office:value-type="float" office:value="0.00003900565207" calcext:value-type="float">
            <text:p>3.900565207E-005</text:p>
          </table:table-cell>
          <table:table-cell office:value-type="float" office:value="-0.00003901" calcext:value-type="float">
            <text:p>-0.0000390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49684196711" calcext:value-type="float">
            <text:p>4.9684196711E-005</text:p>
          </table:table-cell>
          <table:table-cell office:value-type="float" office:value="-0.00004968" calcext:value-type="float">
            <text:p>-0.00004968</text:p>
          </table:table-cell>
          <table:table-cell office:value-type="float" office:value="0.00003245100379" calcext:value-type="float">
            <text:p>0.000032451</text:p>
          </table:table-cell>
          <table:table-cell office:value-type="float" office:value="-0.00003245" calcext:value-type="float">
            <text:p>-0.0000324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00553205609" calcext:value-type="float">
            <text:p>5.53205609E-007</text:p>
          </table:table-cell>
          <table:table-cell office:value-type="float" office:value="-0.00000055" calcext:value-type="float">
            <text:p>-0.00000055</text:p>
          </table:table-cell>
          <table:table-cell office:value-type="float" office:value="0.000027200207114" calcext:value-type="float">
            <text:p>2.7200207114E-005</text:p>
          </table:table-cell>
          <table:table-cell office:value-type="float" office:value="-0.0000272" calcext:value-type="float">
            <text:p>-0.000027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24372711778" calcext:value-type="float">
            <text:p>-2.4372711778E-005</text:p>
          </table:table-cell>
          <table:table-cell office:value-type="float" office:value="0.00002437" calcext:value-type="float">
            <text:p>0.0000243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52595511079" calcext:value-type="float">
            <text:p>-5.2595511079E-005</text:p>
          </table:table-cell>
          <table:table-cell office:value-type="float" office:value="0.0000526" calcext:value-type="float">
            <text:p>0.0000526</text:p>
          </table:table-cell>
          <table:table-cell office:value-type="float" office:value="-0.000020293518901" calcext:value-type="float">
            <text:p>-2.0293518901E-005</text:p>
          </table:table-cell>
          <table:table-cell office:value-type="float" office:value="0.00002029" calcext:value-type="float">
            <text:p>0.0000202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61521306634" calcext:value-type="float">
            <text:p>-6.1521306634E-005</text:p>
          </table:table-cell>
          <table:table-cell office:value-type="float" office:value="0.00006152" calcext:value-type="float">
            <text:p>0.00006152</text:p>
          </table:table-cell>
          <table:table-cell office:value-type="float" office:value="-0.000023430213332" calcext:value-type="float">
            <text:p>-2.3430213332E-005</text:p>
          </table:table-cell>
          <table:table-cell office:value-type="float" office:value="0.00002343" calcext:value-type="float">
            <text:p>0.0000234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21090731025" calcext:value-type="float">
            <text:p>2.1090731025E-005</text:p>
          </table:table-cell>
          <table:table-cell office:value-type="float" office:value="-0.00002109" calcext:value-type="float">
            <text:p>-0.00002109</text:p>
          </table:table-cell>
          <table:table-cell office:value-type="float" office:value="0.000036112964153" calcext:value-type="float">
            <text:p>0.000036113</text:p>
          </table:table-cell>
          <table:table-cell office:value-type="float" office:value="-0.00003611" calcext:value-type="float">
            <text:p>-0.0000361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145353376865" calcext:value-type="float">
            <text:p>0.0001453534</text:p>
          </table:table-cell>
          <table:table-cell office:value-type="float" office:value="-0.00014535" calcext:value-type="float">
            <text:p>-0.00014535</text:p>
          </table:table-cell>
          <table:table-cell office:value-type="float" office:value="-0.000009082257748" calcext:value-type="float">
            <text:p>-9.082257748E-006</text:p>
          </table:table-cell>
          <table:table-cell office:value-type="float" office:value="0.00000908" calcext:value-type="float">
            <text:p>0.0000090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58615580201" calcext:value-type="float">
            <text:p>5.8615580201E-005</text:p>
          </table:table-cell>
          <table:table-cell office:value-type="float" office:value="-0.00005862" calcext:value-type="float">
            <text:p>-0.0000586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26175752282" calcext:value-type="float">
            <text:p>-2.6175752282E-005</text:p>
          </table:table-cell>
          <table:table-cell office:value-type="float" office:value="0.00002618" calcext:value-type="float">
            <text:p>0.00002618</text:p>
          </table:table-cell>
          <table:table-cell office:value-type="float" office:value="-0.000063050538301" calcext:value-type="float">
            <text:p>-6.3050538301E-005</text:p>
          </table:table-cell>
          <table:table-cell office:value-type="float" office:value="0.00006305" calcext:value-type="float">
            <text:p>0.0000630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87108463049" calcext:value-type="float">
            <text:p>8.7108463049E-005</text:p>
          </table:table-cell>
          <table:table-cell office:value-type="float" office:value="-0.00008711" calcext:value-type="float">
            <text:p>-0.00008711</text:p>
          </table:table-cell>
          <table:table-cell office:value-type="float" office:value="0.000019421800971" calcext:value-type="float">
            <text:p>1.9421800971E-005</text:p>
          </table:table-cell>
          <table:table-cell office:value-type="float" office:value="-0.00001942" calcext:value-type="float">
            <text:p>-0.0000194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40408223867" calcext:value-type="float">
            <text:p>4.0408223867E-005</text:p>
          </table:table-cell>
          <table:table-cell office:value-type="float" office:value="-0.00004041" calcext:value-type="float">
            <text:p>-0.00004041</text:p>
          </table:table-cell>
          <table:table-cell office:value-type="float" office:value="0.000025607645512" calcext:value-type="float">
            <text:p>2.5607645512E-005</text:p>
          </table:table-cell>
          <table:table-cell office:value-type="float" office:value="-0.00002561" calcext:value-type="float">
            <text:p>-0.0000256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100551173091" calcext:value-type="float">
            <text:p>0.0001005512</text:p>
          </table:table-cell>
          <table:table-cell office:value-type="float" office:value="-0.00010055" calcext:value-type="float">
            <text:p>-0.00010055</text:p>
          </table:table-cell>
          <table:table-cell office:value-type="float" office:value="0.000064859166741" calcext:value-type="float">
            <text:p>6.4859166741E-005</text:p>
          </table:table-cell>
          <table:table-cell office:value-type="float" office:value="-0.00006486" calcext:value-type="float">
            <text:p>-0.0000648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47581270337" calcext:value-type="float">
            <text:p>-4.7581270337E-005</text:p>
          </table:table-cell>
          <table:table-cell office:value-type="float" office:value="0.00004758" calcext:value-type="float">
            <text:p>0.0000475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13761222363" calcext:value-type="float">
            <text:p>-1.3761222363E-005</text:p>
          </table:table-cell>
          <table:table-cell office:value-type="float" office:value="0.00001376" calcext:value-type="float">
            <text:p>0.00001376</text:p>
          </table:table-cell>
          <table:table-cell office:value-type="float" office:value="-0.000058079138398" calcext:value-type="float">
            <text:p>-5.8079138398E-005</text:p>
          </table:table-cell>
          <table:table-cell office:value-type="float" office:value="0.00005808" calcext:value-type="float">
            <text:p>0.0000580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36818906665" calcext:value-type="float">
            <text:p>3.6818906665E-005</text:p>
          </table:table-cell>
          <table:table-cell office:value-type="float" office:value="-0.00003682" calcext:value-type="float">
            <text:p>-0.00003682</text:p>
          </table:table-cell>
          <table:table-cell office:value-type="float" office:value="0.000046452507377" calcext:value-type="float">
            <text:p>4.6452507377E-005</text:p>
          </table:table-cell>
          <table:table-cell office:value-type="float" office:value="-0.00004645" calcext:value-type="float">
            <text:p>-0.0000464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37768855691" calcext:value-type="float">
            <text:p>-3.7768855691E-005</text:p>
          </table:table-cell>
          <table:table-cell office:value-type="float" office:value="0.00003777" calcext:value-type="float">
            <text:p>0.00003777</text:p>
          </table:table-cell>
          <table:table-cell office:value-type="float" office:value="0.000009249895811" calcext:value-type="float">
            <text:p>9.249895811E-006</text:p>
          </table:table-cell>
          <table:table-cell office:value-type="float" office:value="-0.00000925" calcext:value-type="float">
            <text:p>-0.000009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68632885814" calcext:value-type="float">
            <text:p>6.8632885814E-005</text:p>
          </table:table-cell>
          <table:table-cell office:value-type="float" office:value="-0.00006863" calcext:value-type="float">
            <text:p>-0.00006863</text:p>
          </table:table-cell>
          <table:table-cell office:value-type="float" office:value="0.000021575018764" calcext:value-type="float">
            <text:p>0.000021575</text:p>
          </table:table-cell>
          <table:table-cell office:value-type="float" office:value="-0.00002158" calcext:value-type="float">
            <text:p>-0.0000215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15620142221" calcext:value-type="float">
            <text:p>1.5620142221E-005</text:p>
          </table:table-cell>
          <table:table-cell office:value-type="float" office:value="-0.00001562" calcext:value-type="float">
            <text:p>-0.0000156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19300729036" calcext:value-type="float">
            <text:p>-1.9300729036E-005</text:p>
          </table:table-cell>
          <table:table-cell office:value-type="float" office:value="0.0000193" calcext:value-type="float">
            <text:p>0.0000193</text:p>
          </table:table-cell>
          <table:table-cell office:value-type="float" office:value="-0.000028410926461" calcext:value-type="float">
            <text:p>-2.8410926461E-005</text:p>
          </table:table-cell>
          <table:table-cell office:value-type="float" office:value="0.00002841" calcext:value-type="float">
            <text:p>0.0000284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07964670658" calcext:value-type="float">
            <text:p>7.964670658E-006</text:p>
          </table:table-cell>
          <table:table-cell office:value-type="float" office:value="-0.00000796" calcext:value-type="float">
            <text:p>-0.00000796</text:p>
          </table:table-cell>
          <table:table-cell office:value-type="float" office:value="-0.000016273930669" calcext:value-type="float">
            <text:p>-1.6273930669E-005</text:p>
          </table:table-cell>
          <table:table-cell office:value-type="float" office:value="0.00001627" calcext:value-type="float">
            <text:p>0.0000162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19622966647" calcext:value-type="float">
            <text:p>-0.000019623</text:p>
          </table:table-cell>
          <table:table-cell office:value-type="float" office:value="0.00001962" calcext:value-type="float">
            <text:p>0.00001962</text:p>
          </table:table-cell>
          <table:table-cell office:value-type="float" office:value="-0.00006215274334" calcext:value-type="float">
            <text:p>-6.215274334E-005</text:p>
          </table:table-cell>
          <table:table-cell office:value-type="float" office:value="0.00006215" calcext:value-type="float">
            <text:p>0.0000621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22837892175" calcext:value-type="float">
            <text:p>2.2837892175E-005</text:p>
          </table:table-cell>
          <table:table-cell office:value-type="float" office:value="-0.00002284" calcext:value-type="float">
            <text:p>-0.00002284</text:p>
          </table:table-cell>
          <table:table-cell office:value-type="float" office:value="-0.000009095296264" calcext:value-type="float">
            <text:p>-9.095296264E-006</text:p>
          </table:table-cell>
          <table:table-cell office:value-type="float" office:value="0.0000091" calcext:value-type="float">
            <text:p>0.000009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27315691113" calcext:value-type="float">
            <text:p>2.7315691113E-005</text:p>
          </table:table-cell>
          <table:table-cell office:value-type="float" office:value="-0.00002732" calcext:value-type="float">
            <text:p>-0.0000273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19198283553" calcext:value-type="float">
            <text:p>-1.9198283553E-005</text:p>
          </table:table-cell>
          <table:table-cell office:value-type="float" office:value="0.0000192" calcext:value-type="float">
            <text:p>0.0000192</text:p>
          </table:table-cell>
          <table:table-cell office:value-type="float" office:value="-0.000073190778494" calcext:value-type="float">
            <text:p>-7.3190778494E-005</text:p>
          </table:table-cell>
          <table:table-cell office:value-type="float" office:value="0.00007319" calcext:value-type="float">
            <text:p>0.0000731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116681680083" calcext:value-type="float">
            <text:p>0.0001166817</text:p>
          </table:table-cell>
          <table:table-cell office:value-type="float" office:value="-0.00011668" calcext:value-type="float">
            <text:p>-0.00011668</text:p>
          </table:table-cell>
          <table:table-cell office:value-type="float" office:value="0.000081649050117" calcext:value-type="float">
            <text:p>8.1649050117E-005</text:p>
          </table:table-cell>
          <table:table-cell office:value-type="float" office:value="-0.00008165" calcext:value-type="float">
            <text:p>-0.0000816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67707151175" calcext:value-type="float">
            <text:p>6.7707151175E-005</text:p>
          </table:table-cell>
          <table:table-cell office:value-type="float" office:value="-0.00006771" calcext:value-type="float">
            <text:p>-0.00006771</text:p>
          </table:table-cell>
          <table:table-cell office:value-type="float" office:value="-0.000087015330791" calcext:value-type="float">
            <text:p>-8.7015330791E-005</text:p>
          </table:table-cell>
          <table:table-cell office:value-type="float" office:value="0.00008702" calcext:value-type="float">
            <text:p>0.0000870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81481412053" calcext:value-type="float">
            <text:p>8.1481412053E-005</text:p>
          </table:table-cell>
          <table:table-cell office:value-type="float" office:value="-0.00008148" calcext:value-type="float">
            <text:p>-0.00008148</text:p>
          </table:table-cell>
          <table:table-cell office:value-type="float" office:value="0.000076932832599" calcext:value-type="float">
            <text:p>7.6932832599E-005</text:p>
          </table:table-cell>
          <table:table-cell office:value-type="float" office:value="-0.00007693" calcext:value-type="float">
            <text:p>-0.0000769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17354264855" calcext:value-type="float">
            <text:p>1.7354264855E-005</text:p>
          </table:table-cell>
          <table:table-cell office:value-type="float" office:value="-0.00001735" calcext:value-type="float">
            <text:p>-0.0000173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70868059993" calcext:value-type="float">
            <text:p>-7.0868059993E-005</text:p>
          </table:table-cell>
          <table:table-cell office:value-type="float" office:value="0.00007087" calcext:value-type="float">
            <text:p>0.00007087</text:p>
          </table:table-cell>
          <table:table-cell office:value-type="float" office:value="-0.000079303979874" calcext:value-type="float">
            <text:p>-0.000079304</text:p>
          </table:table-cell>
          <table:table-cell office:value-type="float" office:value="0.0000793" calcext:value-type="float">
            <text:p>0.000079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01108273864" calcext:value-type="float">
            <text:p>-1.108273864E-006</text:p>
          </table:table-cell>
          <table:table-cell office:value-type="float" office:value="0.00000111" calcext:value-type="float">
            <text:p>0.00000111</text:p>
          </table:table-cell>
          <table:table-cell office:value-type="float" office:value="0.000038076192141" calcext:value-type="float">
            <text:p>3.8076192141E-005</text:p>
          </table:table-cell>
          <table:table-cell office:value-type="float" office:value="-0.00003808" calcext:value-type="float">
            <text:p>-0.0000380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31420961022" calcext:value-type="float">
            <text:p>0.000031421</text:p>
          </table:table-cell>
          <table:table-cell office:value-type="float" office:value="-0.00003142" calcext:value-type="float">
            <text:p>-0.00003142</text:p>
          </table:table-cell>
          <table:table-cell office:value-type="float" office:value="0.000055989250541" calcext:value-type="float">
            <text:p>5.5989250541E-005</text:p>
          </table:table-cell>
          <table:table-cell office:value-type="float" office:value="-0.00005599" calcext:value-type="float">
            <text:p>-0.0000559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59360638261" calcext:value-type="float">
            <text:p>5.9360638261E-005</text:p>
          </table:table-cell>
          <table:table-cell office:value-type="float" office:value="-0.00005936" calcext:value-type="float">
            <text:p>-0.00005936</text:p>
          </table:table-cell>
          <table:table-cell office:value-type="float" office:value="-0.000024620443583" calcext:value-type="float">
            <text:p>-2.4620443583E-005</text:p>
          </table:table-cell>
          <table:table-cell office:value-type="float" office:value="0.00002462" calcext:value-type="float">
            <text:p>0.0000246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0455416739" calcext:value-type="float">
            <text:p>4.55416739E-006</text:p>
          </table:table-cell>
          <table:table-cell office:value-type="float" office:value="-0.00000455" calcext:value-type="float">
            <text:p>-0.0000045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01491978765" calcext:value-type="float">
            <text:p>-0.000001492</text:p>
          </table:table-cell>
          <table:table-cell office:value-type="float" office:value="0.00000149" calcext:value-type="float">
            <text:p>0.00000149</text:p>
          </table:table-cell>
          <table:table-cell office:value-type="float" office:value="-0.000037290155888" calcext:value-type="float">
            <text:p>-3.7290155888E-005</text:p>
          </table:table-cell>
          <table:table-cell office:value-type="float" office:value="0.00003729" calcext:value-type="float">
            <text:p>0.0000372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69335103035" calcext:value-type="float">
            <text:p>6.9335103035E-005</text:p>
          </table:table-cell>
          <table:table-cell office:value-type="float" office:value="-0.00006934" calcext:value-type="float">
            <text:p>-0.00006934</text:p>
          </table:table-cell>
          <table:table-cell office:value-type="float" office:value="0.000152558088303" calcext:value-type="float">
            <text:p>0.0001525581</text:p>
          </table:table-cell>
          <table:table-cell office:value-type="float" office:value="-0.00015256" calcext:value-type="float">
            <text:p>-0.0001525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42226165533" calcext:value-type="float">
            <text:p>4.2226165533E-005</text:p>
          </table:table-cell>
          <table:table-cell office:value-type="float" office:value="-0.00004223" calcext:value-type="float">
            <text:p>-0.00004223</text:p>
          </table:table-cell>
          <table:table-cell office:value-type="float" office:value="0.000012211501598" calcext:value-type="float">
            <text:p>1.2211501598E-005</text:p>
          </table:table-cell>
          <table:table-cell office:value-type="float" office:value="-0.00001221" calcext:value-type="float">
            <text:p>-0.0000122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05926936865" calcext:value-type="float">
            <text:p>5.926936865E-006</text:p>
          </table:table-cell>
          <table:table-cell office:value-type="float" office:value="-0.00000593" calcext:value-type="float">
            <text:p>-0.00000593</text:p>
          </table:table-cell>
          <table:table-cell office:value-type="float" office:value="-0.000019697472453" calcext:value-type="float">
            <text:p>-1.9697472453E-005</text:p>
          </table:table-cell>
          <table:table-cell office:value-type="float" office:value="0.0000197" calcext:value-type="float">
            <text:p>0.000019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28489157557" calcext:value-type="float">
            <text:p>2.8489157557E-005</text:p>
          </table:table-cell>
          <table:table-cell office:value-type="float" office:value="-0.00002849" calcext:value-type="float">
            <text:p>-0.0000284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4718452692" calcext:value-type="float">
            <text:p>-4.718452692E-005</text:p>
          </table:table-cell>
          <table:table-cell office:value-type="float" office:value="0.00004718" calcext:value-type="float">
            <text:p>0.00004718</text:p>
          </table:table-cell>
          <table:table-cell office:value-type="float" office:value="0.00001766718924" calcext:value-type="float">
            <text:p>1.766718924E-005</text:p>
          </table:table-cell>
          <table:table-cell office:value-type="float" office:value="-0.00001767" calcext:value-type="float">
            <text:p>-0.0000176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38526952267" calcext:value-type="float">
            <text:p>0.000038527</text:p>
          </table:table-cell>
          <table:table-cell office:value-type="float" office:value="-0.00003853" calcext:value-type="float">
            <text:p>-0.00003853</text:p>
          </table:table-cell>
          <table:table-cell office:value-type="float" office:value="0.000036565586925" calcext:value-type="float">
            <text:p>3.6565586925E-005</text:p>
          </table:table-cell>
          <table:table-cell office:value-type="float" office:value="-0.00003657" calcext:value-type="float">
            <text:p>-0.0000365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33954158425" calcext:value-type="float">
            <text:p>3.3954158425E-005</text:p>
          </table:table-cell>
          <table:table-cell office:value-type="float" office:value="-0.00003395" calcext:value-type="float">
            <text:p>-0.00003395</text:p>
          </table:table-cell>
          <table:table-cell office:value-type="float" office:value="0.000002704560757" calcext:value-type="float">
            <text:p>2.704560757E-006</text:p>
          </table:table-cell>
          <table:table-cell office:value-type="float" office:value="-0.0000027" calcext:value-type="float">
            <text:p>-0.000002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67019835114" calcext:value-type="float">
            <text:p>6.7019835114E-005</text:p>
          </table:table-cell>
          <table:table-cell office:value-type="float" office:value="-0.00006702" calcext:value-type="float">
            <text:p>-0.00006702</text:p>
          </table:table-cell>
          <table:table-cell office:value-type="float" office:value="0.00005953758955" calcext:value-type="float">
            <text:p>5.953758955E-005</text:p>
          </table:table-cell>
          <table:table-cell office:value-type="float" office:value="-0.00005954" calcext:value-type="float">
            <text:p>-0.0000595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14243647456" calcext:value-type="float">
            <text:p>1.4243647456E-005</text:p>
          </table:table-cell>
          <table:table-cell office:value-type="float" office:value="-0.00001424" calcext:value-type="float">
            <text:p>-0.0000142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131752341986" calcext:value-type="float">
            <text:p>0.0001317523</text:p>
          </table:table-cell>
          <table:table-cell office:value-type="float" office:value="-0.00013175" calcext:value-type="float">
            <text:p>-0.00013175</text:p>
          </table:table-cell>
          <table:table-cell office:value-type="float" office:value="-0.000061729922891" calcext:value-type="float">
            <text:p>-6.1729922891E-005</text:p>
          </table:table-cell>
          <table:table-cell office:value-type="float" office:value="0.00006173" calcext:value-type="float">
            <text:p>0.0000617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44405460358" calcext:value-type="float">
            <text:p>-4.4405460358E-005</text:p>
          </table:table-cell>
          <table:table-cell office:value-type="float" office:value="0.00004441" calcext:value-type="float">
            <text:p>0.00004441</text:p>
          </table:table-cell>
          <table:table-cell office:value-type="float" office:value="0.000111287459731" calcext:value-type="float">
            <text:p>0.0001112875</text:p>
          </table:table-cell>
          <table:table-cell office:value-type="float" office:value="-0.00011129" calcext:value-type="float">
            <text:p>-0.0001112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907368958" calcext:value-type="float">
            <text:p>9.07368958E-005</text:p>
          </table:table-cell>
          <table:table-cell office:value-type="float" office:value="-0.00009074" calcext:value-type="float">
            <text:p>-0.00009074</text:p>
          </table:table-cell>
          <table:table-cell office:value-type="float" office:value="-0.000035552307963" calcext:value-type="float">
            <text:p>-3.5552307963E-005</text:p>
          </table:table-cell>
          <table:table-cell office:value-type="float" office:value="0.00003555" calcext:value-type="float">
            <text:p>0.0000355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51457434893" calcext:value-type="float">
            <text:p>5.1457434893E-005</text:p>
          </table:table-cell>
          <table:table-cell office:value-type="float" office:value="-0.00005146" calcext:value-type="float">
            <text:p>-0.00005146</text:p>
          </table:table-cell>
          <table:table-cell office:value-type="float" office:value="0.000016018748283" calcext:value-type="float">
            <text:p>1.6018748283E-005</text:p>
          </table:table-cell>
          <table:table-cell office:value-type="float" office:value="-0.00001602" calcext:value-type="float">
            <text:p>-0.0000160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0874325633" calcext:value-type="float">
            <text:p>8.74325633E-006</text:p>
          </table:table-cell>
          <table:table-cell office:value-type="float" office:value="-0.00000874" calcext:value-type="float">
            <text:p>-0.0000087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92003494501" calcext:value-type="float">
            <text:p>9.2003494501E-005</text:p>
          </table:table-cell>
          <table:table-cell office:value-type="float" office:value="-0.000092" calcext:value-type="float">
            <text:p>-0.000092</text:p>
          </table:table-cell>
          <table:table-cell office:value-type="float" office:value="-0.000126719474792" calcext:value-type="float">
            <text:p>-0.0001267195</text:p>
          </table:table-cell>
          <table:table-cell office:value-type="float" office:value="0.00012672" calcext:value-type="float">
            <text:p>0.0001267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21260231733" calcext:value-type="float">
            <text:p>2.1260231733E-005</text:p>
          </table:table-cell>
          <table:table-cell office:value-type="float" office:value="-0.00002126" calcext:value-type="float">
            <text:p>-0.00002126</text:p>
          </table:table-cell>
          <table:table-cell office:value-type="float" office:value="0.000062305480242" calcext:value-type="float">
            <text:p>6.2305480242E-005</text:p>
          </table:table-cell>
          <table:table-cell office:value-type="float" office:value="-0.00006231" calcext:value-type="float">
            <text:p>-0.0000623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24119392037" calcext:value-type="float">
            <text:p>-2.4119392037E-005</text:p>
          </table:table-cell>
          <table:table-cell office:value-type="float" office:value="0.00002412" calcext:value-type="float">
            <text:p>0.00002412</text:p>
          </table:table-cell>
          <table:table-cell office:value-type="float" office:value="0.000034645199776" calcext:value-type="float">
            <text:p>3.4645199776E-005</text:p>
          </table:table-cell>
          <table:table-cell office:value-type="float" office:value="-0.00003465" calcext:value-type="float">
            <text:p>-0.0000346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74429437518" calcext:value-type="float">
            <text:p>7.4429437518E-005</text:p>
          </table:table-cell>
          <table:table-cell office:value-type="float" office:value="-0.00007443" calcext:value-type="float">
            <text:p>-0.00007443</text:p>
          </table:table-cell>
          <table:table-cell office:value-type="float" office:value="0.000061649829149" calcext:value-type="float">
            <text:p>6.1649829149E-005</text:p>
          </table:table-cell>
          <table:table-cell office:value-type="float" office:value="-0.00006165" calcext:value-type="float">
            <text:p>-0.0000616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07880851626" calcext:value-type="float">
            <text:p>7.880851626E-006</text:p>
          </table:table-cell>
          <table:table-cell office:value-type="float" office:value="-0.00000788" calcext:value-type="float">
            <text:p>-0.0000078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28850510716" calcext:value-type="float">
            <text:p>2.8850510716E-005</text:p>
          </table:table-cell>
          <table:table-cell office:value-type="float" office:value="-0.00002885" calcext:value-type="float">
            <text:p>-0.00002885</text:p>
          </table:table-cell>
          <table:table-cell office:value-type="float" office:value="-0.000037088990211" calcext:value-type="float">
            <text:p>-0.000037089</text:p>
          </table:table-cell>
          <table:table-cell office:value-type="float" office:value="0.00003709" calcext:value-type="float">
            <text:p>0.0000370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101622194052" calcext:value-type="float">
            <text:p>0.0001016222</text:p>
          </table:table-cell>
          <table:table-cell office:value-type="float" office:value="-0.00010162" calcext:value-type="float">
            <text:p>-0.00010162</text:p>
          </table:table-cell>
          <table:table-cell office:value-type="float" office:value="-0.000018401071429" calcext:value-type="float">
            <text:p>-1.8401071429E-005</text:p>
          </table:table-cell>
          <table:table-cell office:value-type="float" office:value="0.0000184" calcext:value-type="float">
            <text:p>0.000018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3875605762" calcext:value-type="float">
            <text:p>3.875605762E-005</text:p>
          </table:table-cell>
          <table:table-cell office:value-type="float" office:value="-0.00003876" calcext:value-type="float">
            <text:p>-0.00003876</text:p>
          </table:table-cell>
          <table:table-cell office:value-type="float" office:value="0.000021262094378" calcext:value-type="float">
            <text:p>2.1262094378E-005</text:p>
          </table:table-cell>
          <table:table-cell office:value-type="float" office:value="-0.00002126" calcext:value-type="float">
            <text:p>-0.0000212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74077397585" calcext:value-type="float">
            <text:p>7.4077397585E-005</text:p>
          </table:table-cell>
          <table:table-cell office:value-type="float" office:value="-0.00007408" calcext:value-type="float">
            <text:p>-0.00007408</text:p>
          </table:table-cell>
          <table:table-cell office:value-type="float" office:value="0.000002097338438" calcext:value-type="float">
            <text:p>2.097338438E-006</text:p>
          </table:table-cell>
          <table:table-cell office:value-type="float" office:value="-0.0000021" calcext:value-type="float">
            <text:p>-0.000002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30076131225" calcext:value-type="float">
            <text:p>-3.0076131225E-005</text:p>
          </table:table-cell>
          <table:table-cell office:value-type="float" office:value="0.00003008" calcext:value-type="float">
            <text:p>0.0000300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11252239347" calcext:value-type="float">
            <text:p>-1.1252239347E-005</text:p>
          </table:table-cell>
          <table:table-cell office:value-type="float" office:value="0.00001125" calcext:value-type="float">
            <text:p>0.00001125</text:p>
          </table:table-cell>
          <table:table-cell office:value-type="float" office:value="0.000004332512617" calcext:value-type="float">
            <text:p>4.332512617E-006</text:p>
          </table:table-cell>
          <table:table-cell office:value-type="float" office:value="-0.00000433" calcext:value-type="float">
            <text:p>-0.0000043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39586797357" calcext:value-type="float">
            <text:p>3.9586797357E-005</text:p>
          </table:table-cell>
          <table:table-cell office:value-type="float" office:value="-0.00003959" calcext:value-type="float">
            <text:p>-0.00003959</text:p>
          </table:table-cell>
          <table:table-cell office:value-type="float" office:value="0.000052314251661" calcext:value-type="float">
            <text:p>5.2314251661E-005</text:p>
          </table:table-cell>
          <table:table-cell office:value-type="float" office:value="-0.00005231" calcext:value-type="float">
            <text:p>-0.0000523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65756961703" calcext:value-type="float">
            <text:p>0.000065757</text:p>
          </table:table-cell>
          <table:table-cell office:value-type="float" office:value="-0.00006576" calcext:value-type="float">
            <text:p>-0.00006576</text:p>
          </table:table-cell>
          <table:table-cell office:value-type="float" office:value="0.000003388151526" calcext:value-type="float">
            <text:p>3.388151526E-006</text:p>
          </table:table-cell>
          <table:table-cell office:value-type="float" office:value="-0.00000339" calcext:value-type="float">
            <text:p>-0.0000033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25611370802" calcext:value-type="float">
            <text:p>2.5611370802E-005</text:p>
          </table:table-cell>
          <table:table-cell office:value-type="float" office:value="-0.00002561" calcext:value-type="float">
            <text:p>-0.00002561</text:p>
          </table:table-cell>
          <table:table-cell office:value-type="float" office:value="0.000034842640162" calcext:value-type="float">
            <text:p>3.4842640162E-005</text:p>
          </table:table-cell>
          <table:table-cell office:value-type="float" office:value="-0.00003484" calcext:value-type="float">
            <text:p>-0.0000348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16132369637" calcext:value-type="float">
            <text:p>-1.6132369637E-005</text:p>
          </table:table-cell>
          <table:table-cell office:value-type="float" office:value="0.00001613" calcext:value-type="float">
            <text:p>0.0000161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24596229196" calcext:value-type="float">
            <text:p>-2.4596229196E-005</text:p>
          </table:table-cell>
          <table:table-cell office:value-type="float" office:value="0.0000246" calcext:value-type="float">
            <text:p>0.0000246</text:p>
          </table:table-cell>
          <table:table-cell office:value-type="float" office:value="0.000017032027245" calcext:value-type="float">
            <text:p>0.000017032</text:p>
          </table:table-cell>
          <table:table-cell office:value-type="float" office:value="-0.00001703" calcext:value-type="float">
            <text:p>-0.0000170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2110004425" calcext:value-type="float">
            <text:p>-0.0000211</text:p>
          </table:table-cell>
          <table:table-cell office:value-type="float" office:value="0.0000211" calcext:value-type="float">
            <text:p>0.0000211</text:p>
          </table:table-cell>
          <table:table-cell office:value-type="float" office:value="0.000149289146066" calcext:value-type="float">
            <text:p>0.0001492891</text:p>
          </table:table-cell>
          <table:table-cell office:value-type="float" office:value="-0.00014929" calcext:value-type="float">
            <text:p>-0.0001492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61353668571" calcext:value-type="float">
            <text:p>6.1353668571E-005</text:p>
          </table:table-cell>
          <table:table-cell office:value-type="float" office:value="-0.00006135" calcext:value-type="float">
            <text:p>-0.00006135</text:p>
          </table:table-cell>
          <table:table-cell office:value-type="float" office:value="0.00003912858665" calcext:value-type="float">
            <text:p>3.912858665E-005</text:p>
          </table:table-cell>
          <table:table-cell office:value-type="float" office:value="-0.00003913" calcext:value-type="float">
            <text:p>-0.0000391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91025605798" calcext:value-type="float">
            <text:p>9.1025605798E-005</text:p>
          </table:table-cell>
          <table:table-cell office:value-type="float" office:value="-0.00009103" calcext:value-type="float">
            <text:p>-0.00009103</text:p>
          </table:table-cell>
          <table:table-cell office:value-type="float" office:value="0.000033225864172" calcext:value-type="float">
            <text:p>3.3225864172E-005</text:p>
          </table:table-cell>
          <table:table-cell office:value-type="float" office:value="-0.00003323" calcext:value-type="float">
            <text:p>-0.0000332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42203813791" calcext:value-type="float">
            <text:p>4.2203813791E-005</text:p>
          </table:table-cell>
          <table:table-cell office:value-type="float" office:value="-0.0000422" calcext:value-type="float">
            <text:p>-0.000042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21956861019" calcext:value-type="float">
            <text:p>-2.1956861019E-005</text:p>
          </table:table-cell>
          <table:table-cell office:value-type="float" office:value="0.00002196" calcext:value-type="float">
            <text:p>0.00002196</text:p>
          </table:table-cell>
          <table:table-cell office:value-type="float" office:value="-0.000003049150109" calcext:value-type="float">
            <text:p>-3.049150109E-006</text:p>
          </table:table-cell>
          <table:table-cell office:value-type="float" office:value="0.00000305" calcext:value-type="float">
            <text:p>0.0000030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39270147681" calcext:value-type="float">
            <text:p>3.9270147681E-005</text:p>
          </table:table-cell>
          <table:table-cell office:value-type="float" office:value="-0.00003927" calcext:value-type="float">
            <text:p>-0.00003927</text:p>
          </table:table-cell>
          <table:table-cell office:value-type="float" office:value="0.000029942020774" calcext:value-type="float">
            <text:p>0.000029942</text:p>
          </table:table-cell>
          <table:table-cell office:value-type="float" office:value="-0.00002994" calcext:value-type="float">
            <text:p>-0.0000299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5691498518" calcext:value-type="float">
            <text:p>0.000056915</text:p>
          </table:table-cell>
          <table:table-cell office:value-type="float" office:value="-0.00005691" calcext:value-type="float">
            <text:p>-0.00005691</text:p>
          </table:table-cell>
          <table:table-cell office:value-type="float" office:value="-0.000024881213903" calcext:value-type="float">
            <text:p>-2.4881213903E-005</text:p>
          </table:table-cell>
          <table:table-cell office:value-type="float" office:value="0.00002488" calcext:value-type="float">
            <text:p>0.0000248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59558078647" calcext:value-type="float">
            <text:p>5.9558078647E-005</text:p>
          </table:table-cell>
          <table:table-cell office:value-type="float" office:value="-0.00005956" calcext:value-type="float">
            <text:p>-0.00005956</text:p>
          </table:table-cell>
          <table:table-cell office:value-type="float" office:value="-0.000039605423808" calcext:value-type="float">
            <text:p>-3.9605423808E-005</text:p>
          </table:table-cell>
          <table:table-cell office:value-type="float" office:value="0.00003961" calcext:value-type="float">
            <text:p>0.0000396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15776604414" calcext:value-type="float">
            <text:p>-1.5776604414E-005</text:p>
          </table:table-cell>
          <table:table-cell office:value-type="float" office:value="0.00001578" calcext:value-type="float">
            <text:p>0.0000157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30875205994" calcext:value-type="float">
            <text:p>3.0875205994E-005</text:p>
          </table:table-cell>
          <table:table-cell office:value-type="float" office:value="-0.00003088" calcext:value-type="float">
            <text:p>-0.00003088</text:p>
          </table:table-cell>
          <table:table-cell office:value-type="float" office:value="-0.000005939975381" calcext:value-type="float">
            <text:p>-0.00000594</text:p>
          </table:table-cell>
          <table:table-cell office:value-type="float" office:value="0.00000594" calcext:value-type="float">
            <text:p>0.0000059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02961605787" calcext:value-type="float">
            <text:p>2.961605787E-006</text:p>
          </table:table-cell>
          <table:table-cell office:value-type="float" office:value="-0.00000296" calcext:value-type="float">
            <text:p>-0.00000296</text:p>
          </table:table-cell>
          <table:table-cell office:value-type="float" office:value="-0.000023528933525" calcext:value-type="float">
            <text:p>-2.3528933525E-005</text:p>
          </table:table-cell>
          <table:table-cell office:value-type="float" office:value="0.00002353" calcext:value-type="float">
            <text:p>0.0000235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69994479418" calcext:value-type="float">
            <text:p>-6.9994479418E-005</text:p>
          </table:table-cell>
          <table:table-cell office:value-type="float" office:value="0.00006999" calcext:value-type="float">
            <text:p>0.00006999</text:p>
          </table:table-cell>
          <table:table-cell office:value-type="float" office:value="0.000032313168049" calcext:value-type="float">
            <text:p>3.2313168049E-005</text:p>
          </table:table-cell>
          <table:table-cell office:value-type="float" office:value="-0.00003231" calcext:value-type="float">
            <text:p>-0.0000323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25130808353" calcext:value-type="float">
            <text:p>2.5130808353E-005</text:p>
          </table:table-cell>
          <table:table-cell office:value-type="float" office:value="-0.00002513" calcext:value-type="float">
            <text:p>-0.00002513</text:p>
          </table:table-cell>
          <table:table-cell office:value-type="float" office:value="-0.000073786824942" calcext:value-type="float">
            <text:p>-7.3786824942E-005</text:p>
          </table:table-cell>
          <table:table-cell office:value-type="float" office:value="0.00007379" calcext:value-type="float">
            <text:p>0.0000737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32179057598" calcext:value-type="float">
            <text:p>-3.2179057598E-005</text:p>
          </table:table-cell>
          <table:table-cell office:value-type="float" office:value="0.00003218" calcext:value-type="float">
            <text:p>0.0000321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50375238061" calcext:value-type="float">
            <text:p>-5.0375238061E-005</text:p>
          </table:table-cell>
          <table:table-cell office:value-type="float" office:value="0.00005038" calcext:value-type="float">
            <text:p>0.00005038</text:p>
          </table:table-cell>
          <table:table-cell office:value-type="float" office:value="0.000081114470959" calcext:value-type="float">
            <text:p>8.1114470959E-005</text:p>
          </table:table-cell>
          <table:table-cell office:value-type="float" office:value="-0.00008111" calcext:value-type="float">
            <text:p>-0.000081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20481646061" calcext:value-type="float">
            <text:p>2.0481646061E-005</text:p>
          </table:table-cell>
          <table:table-cell office:value-type="float" office:value="-0.00002048" calcext:value-type="float">
            <text:p>-0.00002048</text:p>
          </table:table-cell>
          <table:table-cell office:value-type="float" office:value="0.000004697591066" calcext:value-type="float">
            <text:p>4.697591066E-006</text:p>
          </table:table-cell>
          <table:table-cell office:value-type="float" office:value="-0.0000047" calcext:value-type="float">
            <text:p>-0.000004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63382089138" calcext:value-type="float">
            <text:p>-6.3382089138E-005</text:p>
          </table:table-cell>
          <table:table-cell office:value-type="float" office:value="0.00006338" calcext:value-type="float">
            <text:p>0.00006338</text:p>
          </table:table-cell>
          <table:table-cell office:value-type="float" office:value="0.000058444216847" calcext:value-type="float">
            <text:p>5.8444216847E-005</text:p>
          </table:table-cell>
          <table:table-cell office:value-type="float" office:value="-0.00005844" calcext:value-type="float">
            <text:p>-0.0000584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45550987124" calcext:value-type="float">
            <text:p>0.000045551</text:p>
          </table:table-cell>
          <table:table-cell office:value-type="float" office:value="-0.00004555" calcext:value-type="float">
            <text:p>-0.00004555</text:p>
          </table:table-cell>
          <table:table-cell office:value-type="float" office:value="-0.000011982396245" calcext:value-type="float">
            <text:p>-1.1982396245E-005</text:p>
          </table:table-cell>
          <table:table-cell office:value-type="float" office:value="0.00001198" calcext:value-type="float">
            <text:p>0.0000119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07186084986" calcext:value-type="float">
            <text:p>7.186084986E-006</text:p>
          </table:table-cell>
          <table:table-cell office:value-type="float" office:value="-0.00000719" calcext:value-type="float">
            <text:p>-0.0000071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20131468773" calcext:value-type="float">
            <text:p>2.0131468773E-005</text:p>
          </table:table-cell>
          <table:table-cell office:value-type="float" office:value="-0.00002013" calcext:value-type="float">
            <text:p>-0.00002013</text:p>
          </table:table-cell>
          <table:table-cell office:value-type="float" office:value="0.000117592513561" calcext:value-type="float">
            <text:p>0.0001175925</text:p>
          </table:table-cell>
          <table:table-cell office:value-type="float" office:value="-0.00011759" calcext:value-type="float">
            <text:p>-0.0001175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03999099135" calcext:value-type="float">
            <text:p>-3.999099135E-006</text:p>
          </table:table-cell>
          <table:table-cell office:value-type="float" office:value="0.000004" calcext:value-type="float">
            <text:p>0.000004</text:p>
          </table:table-cell>
          <table:table-cell office:value-type="float" office:value="-0.00002539716661" calcext:value-type="float">
            <text:p>-2.539716661E-005</text:p>
          </table:table-cell>
          <table:table-cell office:value-type="float" office:value="0.0000254" calcext:value-type="float">
            <text:p>0.000025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07266178727" calcext:value-type="float">
            <text:p>-7.266178727E-006</text:p>
          </table:table-cell>
          <table:table-cell office:value-type="float" office:value="0.00000727" calcext:value-type="float">
            <text:p>0.00000727</text:p>
          </table:table-cell>
          <table:table-cell office:value-type="float" office:value="0.000018509104848" calcext:value-type="float">
            <text:p>1.8509104848E-005</text:p>
          </table:table-cell>
          <table:table-cell office:value-type="float" office:value="-0.00001851" calcext:value-type="float">
            <text:p>-0.0000185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105762854218" calcext:value-type="float">
            <text:p>0.0001057629</text:p>
          </table:table-cell>
          <table:table-cell office:value-type="float" office:value="-0.00010576" calcext:value-type="float">
            <text:p>-0.00010576</text:p>
          </table:table-cell>
          <table:table-cell office:value-type="float" office:value="0.000077972188592" calcext:value-type="float">
            <text:p>7.7972188592E-005</text:p>
          </table:table-cell>
          <table:table-cell office:value-type="float" office:value="-0.00007797" calcext:value-type="float">
            <text:p>-0.0000779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33549964428" calcext:value-type="float">
            <text:p>0.00003355</text:p>
          </table:table-cell>
          <table:table-cell office:value-type="float" office:value="-0.00003355" calcext:value-type="float">
            <text:p>-0.0000335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36211684346" calcext:value-type="float">
            <text:p>3.6211684346E-005</text:p>
          </table:table-cell>
          <table:table-cell office:value-type="float" office:value="-0.00003621" calcext:value-type="float">
            <text:p>-0.00003621</text:p>
          </table:table-cell>
          <table:table-cell office:value-type="float" office:value="0.000042082741857" calcext:value-type="float">
            <text:p>4.2082741857E-005</text:p>
          </table:table-cell>
          <table:table-cell office:value-type="float" office:value="-0.00004208" calcext:value-type="float">
            <text:p>-0.0000420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02346932888" calcext:value-type="float">
            <text:p>-2.346932888E-006</text:p>
          </table:table-cell>
          <table:table-cell office:value-type="float" office:value="0.00000235" calcext:value-type="float">
            <text:p>0.00000235</text:p>
          </table:table-cell>
          <table:table-cell office:value-type="float" office:value="0.000002162531018" calcext:value-type="float">
            <text:p>2.162531018E-006</text:p>
          </table:table-cell>
          <table:table-cell office:value-type="float" office:value="-0.00000216" calcext:value-type="float">
            <text:p>-0.0000021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32164156437" calcext:value-type="float">
            <text:p>-3.2164156437E-005</text:p>
          </table:table-cell>
          <table:table-cell office:value-type="float" office:value="0.00003216" calcext:value-type="float">
            <text:p>0.00003216</text:p>
          </table:table-cell>
          <table:table-cell office:value-type="float" office:value="-0.00000050291419" calcext:value-type="float">
            <text:p>-5.0291419E-007</text:p>
          </table:table-cell>
          <table:table-cell office:value-type="float" office:value="0.0000005" calcext:value-type="float">
            <text:p>0.000000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80600380898" calcext:value-type="float">
            <text:p>8.0600380898E-005</text:p>
          </table:table-cell>
          <table:table-cell office:value-type="float" office:value="-0.0000806" calcext:value-type="float">
            <text:p>-0.0000806</text:p>
          </table:table-cell>
          <table:table-cell office:value-type="float" office:value="-0.000037426128983" calcext:value-type="float">
            <text:p>-3.7426128983E-005</text:p>
          </table:table-cell>
          <table:table-cell office:value-type="float" office:value="0.00003743" calcext:value-type="float">
            <text:p>0.0000374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40218234062" calcext:value-type="float">
            <text:p>4.0218234062E-005</text:p>
          </table:table-cell>
          <table:table-cell office:value-type="float" office:value="-0.00004022" calcext:value-type="float">
            <text:p>-0.0000402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0711530447" calcext:value-type="float">
            <text:p>7.11530447E-006</text:p>
          </table:table-cell>
          <table:table-cell office:value-type="float" office:value="-0.00000712" calcext:value-type="float">
            <text:p>-0.00000712</text:p>
          </table:table-cell>
          <table:table-cell office:value-type="float" office:value="0.000027175992727" calcext:value-type="float">
            <text:p>0.000027176</text:p>
          </table:table-cell>
          <table:table-cell office:value-type="float" office:value="-0.00002718" calcext:value-type="float">
            <text:p>-0.0000271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89414417744" calcext:value-type="float">
            <text:p>8.9414417744E-005</text:p>
          </table:table-cell>
          <table:table-cell office:value-type="float" office:value="-0.00008941" calcext:value-type="float">
            <text:p>-0.00008941</text:p>
          </table:table-cell>
          <table:table-cell office:value-type="float" office:value="0.000017337501049" calcext:value-type="float">
            <text:p>1.7337501049E-005</text:p>
          </table:table-cell>
          <table:table-cell office:value-type="float" office:value="-0.00001734" calcext:value-type="float">
            <text:p>-0.0000173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2802349627" calcext:value-type="float">
            <text:p>-2.802349627E-005</text:p>
          </table:table-cell>
          <table:table-cell office:value-type="float" office:value="0.00002802" calcext:value-type="float">
            <text:p>0.00002802</text:p>
          </table:table-cell>
          <table:table-cell office:value-type="float" office:value="0.00000124797225" calcext:value-type="float">
            <text:p>0.000001248</text:p>
          </table:table-cell>
          <table:table-cell office:value-type="float" office:value="-0.00000125" calcext:value-type="float">
            <text:p>-0.0000012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9598582983" calcext:value-type="float">
            <text:p>9.598582983E-005</text:p>
          </table:table-cell>
          <table:table-cell office:value-type="float" office:value="-0.00009599" calcext:value-type="float">
            <text:p>-0.00009599</text:p>
          </table:table-cell>
          <table:table-cell office:value-type="float" office:value="-0.000039601698518" calcext:value-type="float">
            <text:p>-3.9601698518E-005</text:p>
          </table:table-cell>
          <table:table-cell office:value-type="float" office:value="0.0000396" calcext:value-type="float">
            <text:p>0.000039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33210963011" calcext:value-type="float">
            <text:p>0.000033211</text:p>
          </table:table-cell>
          <table:table-cell office:value-type="float" office:value="-0.00003321" calcext:value-type="float">
            <text:p>-0.0000332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04690140486" calcext:value-type="float">
            <text:p>4.690140486E-006</text:p>
          </table:table-cell>
          <table:table-cell office:value-type="float" office:value="-0.00000469" calcext:value-type="float">
            <text:p>-0.00000469</text:p>
          </table:table-cell>
          <table:table-cell office:value-type="float" office:value="0.000028854236007" calcext:value-type="float">
            <text:p>2.8854236007E-005</text:p>
          </table:table-cell>
          <table:table-cell office:value-type="float" office:value="-0.00002885" calcext:value-type="float">
            <text:p>-0.0000288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46420842409" calcext:value-type="float">
            <text:p>-4.6420842409E-005</text:p>
          </table:table-cell>
          <table:table-cell office:value-type="float" office:value="0.00004642" calcext:value-type="float">
            <text:p>0.00004642</text:p>
          </table:table-cell>
          <table:table-cell office:value-type="float" office:value="-0.000085685402155" calcext:value-type="float">
            <text:p>-8.5685402155E-005</text:p>
          </table:table-cell>
          <table:table-cell office:value-type="float" office:value="0.00008569" calcext:value-type="float">
            <text:p>0.0000856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34935772419" calcext:value-type="float">
            <text:p>3.4935772419E-005</text:p>
          </table:table-cell>
          <table:table-cell office:value-type="float" office:value="-0.00003494" calcext:value-type="float">
            <text:p>-0.00003494</text:p>
          </table:table-cell>
          <table:table-cell office:value-type="float" office:value="-0.000068934634328" calcext:value-type="float">
            <text:p>-6.8934634328E-005</text:p>
          </table:table-cell>
          <table:table-cell office:value-type="float" office:value="0.00006893" calcext:value-type="float">
            <text:p>0.0000689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118877738714" calcext:value-type="float">
            <text:p>0.0001188777</text:p>
          </table:table-cell>
          <table:table-cell office:value-type="float" office:value="-0.00011888" calcext:value-type="float">
            <text:p>-0.00011888</text:p>
          </table:table-cell>
          <table:table-cell office:value-type="float" office:value="-0.000024804845452" calcext:value-type="float">
            <text:p>-2.4804845452E-005</text:p>
          </table:table-cell>
          <table:table-cell office:value-type="float" office:value="0.0000248" calcext:value-type="float">
            <text:p>0.000024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40806829929" calcext:value-type="float">
            <text:p>-4.0806829929E-005</text:p>
          </table:table-cell>
          <table:table-cell office:value-type="float" office:value="0.00004081" calcext:value-type="float">
            <text:p>0.0000408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05219131708" calcext:value-type="float">
            <text:p>-5.219131708E-006</text:p>
          </table:table-cell>
          <table:table-cell office:value-type="float" office:value="0.00000522" calcext:value-type="float">
            <text:p>0.00000522</text:p>
          </table:table-cell>
          <table:table-cell office:value-type="float" office:value="-0.000021213665605" calcext:value-type="float">
            <text:p>-2.1213665605E-005</text:p>
          </table:table-cell>
          <table:table-cell office:value-type="float" office:value="0.00002121" calcext:value-type="float">
            <text:p>0.0000212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43291598558" calcext:value-type="float">
            <text:p>-4.3291598558E-005</text:p>
          </table:table-cell>
          <table:table-cell office:value-type="float" office:value="0.00004329" calcext:value-type="float">
            <text:p>0.00004329</text:p>
          </table:table-cell>
          <table:table-cell office:value-type="float" office:value="-0.000043513253331" calcext:value-type="float">
            <text:p>-4.3513253331E-005</text:p>
          </table:table-cell>
          <table:table-cell office:value-type="float" office:value="0.00004351" calcext:value-type="float">
            <text:p>0.0000435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42429193854" calcext:value-type="float">
            <text:p>4.2429193854E-005</text:p>
          </table:table-cell>
          <table:table-cell office:value-type="float" office:value="-0.00004243" calcext:value-type="float">
            <text:p>-0.00004243</text:p>
          </table:table-cell>
          <table:table-cell office:value-type="float" office:value="-0.000018768012524" calcext:value-type="float">
            <text:p>-0.000018768</text:p>
          </table:table-cell>
          <table:table-cell office:value-type="float" office:value="0.00001877" calcext:value-type="float">
            <text:p>0.0000187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17177313566" calcext:value-type="float">
            <text:p>1.7177313566E-005</text:p>
          </table:table-cell>
          <table:table-cell office:value-type="float" office:value="-0.00001718" calcext:value-type="float">
            <text:p>-0.00001718</text:p>
          </table:table-cell>
          <table:table-cell office:value-type="float" office:value="-0.000010099261999" calcext:value-type="float">
            <text:p>-1.0099261999E-005</text:p>
          </table:table-cell>
          <table:table-cell office:value-type="float" office:value="0.0000101" calcext:value-type="float">
            <text:p>0.000010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1316703856" calcext:value-type="float">
            <text:p>-0.000013167</text:p>
          </table:table-cell>
          <table:table-cell office:value-type="float" office:value="0.00001317" calcext:value-type="float">
            <text:p>0.0000131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35546720028" calcext:value-type="float">
            <text:p>-3.5546720028E-005</text:p>
          </table:table-cell>
          <table:table-cell office:value-type="float" office:value="0.00003555" calcext:value-type="float">
            <text:p>0.00003555</text:p>
          </table:table-cell>
          <table:table-cell office:value-type="float" office:value="0.00000486895442" calcext:value-type="float">
            <text:p>0.000004869</text:p>
          </table:table-cell>
          <table:table-cell office:value-type="float" office:value="-0.00000487" calcext:value-type="float">
            <text:p>-0.0000048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27570873499" calcext:value-type="float">
            <text:p>-2.7570873499E-005</text:p>
          </table:table-cell>
          <table:table-cell office:value-type="float" office:value="0.00002757" calcext:value-type="float">
            <text:p>0.00002757</text:p>
          </table:table-cell>
          <table:table-cell office:value-type="float" office:value="0.000081529840827" calcext:value-type="float">
            <text:p>8.1529840827E-005</text:p>
          </table:table-cell>
          <table:table-cell office:value-type="float" office:value="-0.00008153" calcext:value-type="float">
            <text:p>-0.0000815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69621950388" calcext:value-type="float">
            <text:p>-0.000069622</text:p>
          </table:table-cell>
          <table:table-cell office:value-type="float" office:value="0.00006962" calcext:value-type="float">
            <text:p>0.00006962</text:p>
          </table:table-cell>
          <table:table-cell office:value-type="float" office:value="-0.000034736469388" calcext:value-type="float">
            <text:p>-3.4736469388E-005</text:p>
          </table:table-cell>
          <table:table-cell office:value-type="float" office:value="0.00003474" calcext:value-type="float">
            <text:p>0.0000347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62998384237" calcext:value-type="float">
            <text:p>6.2998384237E-005</text:p>
          </table:table-cell>
          <table:table-cell office:value-type="float" office:value="-0.000063" calcext:value-type="float">
            <text:p>-0.000063</text:p>
          </table:table-cell>
          <table:table-cell office:value-type="float" office:value="0.000100687146187" calcext:value-type="float">
            <text:p>0.0001006871</text:p>
          </table:table-cell>
          <table:table-cell office:value-type="float" office:value="-0.00010069" calcext:value-type="float">
            <text:p>-0.0001006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65868720412" calcext:value-type="float">
            <text:p>-6.5868720412E-005</text:p>
          </table:table-cell>
          <table:table-cell office:value-type="float" office:value="0.00006587" calcext:value-type="float">
            <text:p>0.0000658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07577240467" calcext:value-type="float">
            <text:p>-7.577240467E-006</text:p>
          </table:table-cell>
          <table:table-cell office:value-type="float" office:value="0.00000758" calcext:value-type="float">
            <text:p>0.00000758</text:p>
          </table:table-cell>
          <table:table-cell office:value-type="float" office:value="-0.000119715929031" calcext:value-type="float">
            <text:p>-0.0001197159</text:p>
          </table:table-cell>
          <table:table-cell office:value-type="float" office:value="0.00011972" calcext:value-type="float">
            <text:p>0.0001197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18874183297" calcext:value-type="float">
            <text:p>-1.8874183297E-005</text:p>
          </table:table-cell>
          <table:table-cell office:value-type="float" office:value="0.00001887" calcext:value-type="float">
            <text:p>0.00001887</text:p>
          </table:table-cell>
          <table:table-cell office:value-type="float" office:value="0.000058440491557" calcext:value-type="float">
            <text:p>5.8440491557E-005</text:p>
          </table:table-cell>
          <table:table-cell office:value-type="float" office:value="-0.00005844" calcext:value-type="float">
            <text:p>-0.0000584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3338418901" calcext:value-type="float">
            <text:p>3.338418901E-005</text:p>
          </table:table-cell>
          <table:table-cell office:value-type="float" office:value="-0.00003338" calcext:value-type="float">
            <text:p>-0.00003338</text:p>
          </table:table-cell>
          <table:table-cell office:value-type="float" office:value="0.000031081959605" calcext:value-type="float">
            <text:p>0.000031082</text:p>
          </table:table-cell>
          <table:table-cell office:value-type="float" office:value="-0.00003108" calcext:value-type="float">
            <text:p>-0.0000310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25572255254" calcext:value-type="float">
            <text:p>2.5572255254E-005</text:p>
          </table:table-cell>
          <table:table-cell office:value-type="float" office:value="-0.00002557" calcext:value-type="float">
            <text:p>-0.00002557</text:p>
          </table:table-cell>
          <table:table-cell office:value-type="float" office:value="-0.000020109117031" calcext:value-type="float">
            <text:p>-2.0109117031E-005</text:p>
          </table:table-cell>
          <table:table-cell office:value-type="float" office:value="0.00002011" calcext:value-type="float">
            <text:p>0.000020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09438022971" calcext:value-type="float">
            <text:p>0.000009438</text:p>
          </table:table-cell>
          <table:table-cell office:value-type="float" office:value="-0.00000944" calcext:value-type="float">
            <text:p>-0.0000094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19675120711" calcext:value-type="float">
            <text:p>1.9675120711E-005</text:p>
          </table:table-cell>
          <table:table-cell office:value-type="float" office:value="-0.00001968" calcext:value-type="float">
            <text:p>-0.00001968</text:p>
          </table:table-cell>
          <table:table-cell office:value-type="float" office:value="-0.000016076490283" calcext:value-type="float">
            <text:p>-1.6076490283E-005</text:p>
          </table:table-cell>
          <table:table-cell office:value-type="float" office:value="0.00001608" calcext:value-type="float">
            <text:p>0.0000160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25037676096" calcext:value-type="float">
            <text:p>2.5037676096E-005</text:p>
          </table:table-cell>
          <table:table-cell office:value-type="float" office:value="-0.00002504" calcext:value-type="float">
            <text:p>-0.00002504</text:p>
          </table:table-cell>
          <table:table-cell office:value-type="float" office:value="-0.000043585896492" calcext:value-type="float">
            <text:p>-4.3585896492E-005</text:p>
          </table:table-cell>
          <table:table-cell office:value-type="float" office:value="0.00004359" calcext:value-type="float">
            <text:p>0.0000435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50812959671" calcext:value-type="float">
            <text:p>0.000050813</text:p>
          </table:table-cell>
          <table:table-cell office:value-type="float" office:value="-0.00005081" calcext:value-type="float">
            <text:p>-0.00005081</text:p>
          </table:table-cell>
          <table:table-cell office:value-type="float" office:value="0.000063510611653" calcext:value-type="float">
            <text:p>6.3510611653E-005</text:p>
          </table:table-cell>
          <table:table-cell office:value-type="float" office:value="-0.00006351" calcext:value-type="float">
            <text:p>-0.0000635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43034553528" calcext:value-type="float">
            <text:p>4.3034553528E-005</text:p>
          </table:table-cell>
          <table:table-cell office:value-type="float" office:value="-0.00004303" calcext:value-type="float">
            <text:p>-0.00004303</text:p>
          </table:table-cell>
          <table:table-cell office:value-type="float" office:value="-0.000007076188922" calcext:value-type="float">
            <text:p>-7.076188922E-006</text:p>
          </table:table-cell>
          <table:table-cell office:value-type="float" office:value="0.00000708" calcext:value-type="float">
            <text:p>0.0000070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20548701286" calcext:value-type="float">
            <text:p>-2.0548701286E-005</text:p>
          </table:table-cell>
          <table:table-cell office:value-type="float" office:value="0.00002055" calcext:value-type="float">
            <text:p>0.0000205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46823173761" calcext:value-type="float">
            <text:p>-4.6823173761E-005</text:p>
          </table:table-cell>
          <table:table-cell office:value-type="float" office:value="0.00004682" calcext:value-type="float">
            <text:p>0.00004682</text:p>
          </table:table-cell>
          <table:table-cell office:value-type="float" office:value="-0.000067494809628" calcext:value-type="float">
            <text:p>-6.7494809628E-005</text:p>
          </table:table-cell>
          <table:table-cell office:value-type="float" office:value="0.00006749" calcext:value-type="float">
            <text:p>0.0000674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2415664494" calcext:value-type="float">
            <text:p>-2.415664494E-005</text:p>
          </table:table-cell>
          <table:table-cell office:value-type="float" office:value="0.00002416" calcext:value-type="float">
            <text:p>0.00002416</text:p>
          </table:table-cell>
          <table:table-cell office:value-type="float" office:value="-0.000071778893471" calcext:value-type="float">
            <text:p>-7.1778893471E-005</text:p>
          </table:table-cell>
          <table:table-cell office:value-type="float" office:value="0.00007178" calcext:value-type="float">
            <text:p>0.0000717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20556151867" calcext:value-type="float">
            <text:p>2.0556151867E-005</text:p>
          </table:table-cell>
          <table:table-cell office:value-type="float" office:value="-0.00002056" calcext:value-type="float">
            <text:p>-0.00002056</text:p>
          </table:table-cell>
          <table:table-cell office:value-type="float" office:value="0.000030307099223" calcext:value-type="float">
            <text:p>3.0307099223E-005</text:p>
          </table:table-cell>
          <table:table-cell office:value-type="float" office:value="-0.00003031" calcext:value-type="float">
            <text:p>-0.0000303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72482973337" calcext:value-type="float">
            <text:p>0.000072483</text:p>
          </table:table-cell>
          <table:table-cell office:value-type="float" office:value="-0.00007248" calcext:value-type="float">
            <text:p>-0.00007248</text:p>
          </table:table-cell>
          <table:table-cell office:value-type="float" office:value="0.000023560598493" calcext:value-type="float">
            <text:p>2.3560598493E-005</text:p>
          </table:table-cell>
          <table:table-cell office:value-type="float" office:value="-0.00002356" calcext:value-type="float">
            <text:p>-0.0000235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53640455008" calcext:value-type="float">
            <text:p>-5.3640455008E-005</text:p>
          </table:table-cell>
          <table:table-cell office:value-type="float" office:value="0.00005364" calcext:value-type="float">
            <text:p>0.0000536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324472785" calcext:value-type="float">
            <text:p>-3.24472785E-005</text:p>
          </table:table-cell>
          <table:table-cell office:value-type="float" office:value="0.00003245" calcext:value-type="float">
            <text:p>0.00003245</text:p>
          </table:table-cell>
          <table:table-cell office:value-type="float" office:value="-0.000072063878179" calcext:value-type="float">
            <text:p>-7.2063878179E-005</text:p>
          </table:table-cell>
          <table:table-cell office:value-type="float" office:value="0.00007206" calcext:value-type="float">
            <text:p>0.0000720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60774385929" calcext:value-type="float">
            <text:p>-6.0774385929E-005</text:p>
          </table:table-cell>
          <table:table-cell office:value-type="float" office:value="0.00006077" calcext:value-type="float">
            <text:p>0.00006077</text:p>
          </table:table-cell>
          <table:table-cell office:value-type="float" office:value="0.000000985339284" calcext:value-type="float">
            <text:p>9.85339284E-007</text:p>
          </table:table-cell>
          <table:table-cell office:value-type="float" office:value="-0.00000099" calcext:value-type="float">
            <text:p>-0.0000009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65717846155" calcext:value-type="float">
            <text:p>6.5717846155E-005</text:p>
          </table:table-cell>
          <table:table-cell office:value-type="float" office:value="-0.00006572" calcext:value-type="float">
            <text:p>-0.00006572</text:p>
          </table:table-cell>
          <table:table-cell office:value-type="float" office:value="0.00009354390204" calcext:value-type="float">
            <text:p>9.354390204E-005</text:p>
          </table:table-cell>
          <table:table-cell office:value-type="float" office:value="-0.00009354" calcext:value-type="float">
            <text:p>-0.0000935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103939324617" calcext:value-type="float">
            <text:p>0.0001039393</text:p>
          </table:table-cell>
          <table:table-cell office:value-type="float" office:value="-0.00010394" calcext:value-type="float">
            <text:p>-0.00010394</text:p>
          </table:table-cell>
          <table:table-cell office:value-type="float" office:value="0.000057628378272" calcext:value-type="float">
            <text:p>5.7628378272E-005</text:p>
          </table:table-cell>
          <table:table-cell office:value-type="float" office:value="-0.00005763" calcext:value-type="float">
            <text:p>-0.0000576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01696869731" calcext:value-type="float">
            <text:p>1.696869731E-006</text:p>
          </table:table-cell>
          <table:table-cell office:value-type="float" office:value="-0.0000017" calcext:value-type="float">
            <text:p>-0.000001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24564564228" calcext:value-type="float">
            <text:p>-2.4564564228E-005</text:p>
          </table:table-cell>
          <table:table-cell office:value-type="float" office:value="0.00002456" calcext:value-type="float">
            <text:p>0.00002456</text:p>
          </table:table-cell>
          <table:table-cell office:value-type="float" office:value="-0.000036306679249" calcext:value-type="float">
            <text:p>-3.6306679249E-005</text:p>
          </table:table-cell>
          <table:table-cell office:value-type="float" office:value="0.00003631" calcext:value-type="float">
            <text:p>0.0000363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10898336768" calcext:value-type="float">
            <text:p>-1.0898336768E-005</text:p>
          </table:table-cell>
          <table:table-cell office:value-type="float" office:value="0.0000109" calcext:value-type="float">
            <text:p>0.0000109</text:p>
          </table:table-cell>
          <table:table-cell office:value-type="float" office:value="0.000031353905797" calcext:value-type="float">
            <text:p>3.1353905797E-005</text:p>
          </table:table-cell>
          <table:table-cell office:value-type="float" office:value="-0.00003135" calcext:value-type="float">
            <text:p>-0.0000313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50811097026" calcext:value-type="float">
            <text:p>5.0811097026E-005</text:p>
          </table:table-cell>
          <table:table-cell office:value-type="float" office:value="-0.00005081" calcext:value-type="float">
            <text:p>-0.00005081</text:p>
          </table:table-cell>
          <table:table-cell office:value-type="float" office:value="0.000028567388654" calcext:value-type="float">
            <text:p>2.8567388654E-005</text:p>
          </table:table-cell>
          <table:table-cell office:value-type="float" office:value="-0.00002857" calcext:value-type="float">
            <text:p>-0.0000285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79650431871" calcext:value-type="float">
            <text:p>7.9650431871E-005</text:p>
          </table:table-cell>
          <table:table-cell office:value-type="float" office:value="-0.00007965" calcext:value-type="float">
            <text:p>-0.00007965</text:p>
          </table:table-cell>
          <table:table-cell office:value-type="float" office:value="0.000015107914805" calcext:value-type="float">
            <text:p>1.5107914805E-005</text:p>
          </table:table-cell>
          <table:table-cell office:value-type="float" office:value="-0.00001511" calcext:value-type="float">
            <text:p>-0.000015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25246292353" calcext:value-type="float">
            <text:p>-2.5246292353E-005</text:p>
          </table:table-cell>
          <table:table-cell office:value-type="float" office:value="0.00002525" calcext:value-type="float">
            <text:p>0.0000252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82248821855" calcext:value-type="float">
            <text:p>-8.2248821855E-005</text:p>
          </table:table-cell>
          <table:table-cell office:value-type="float" office:value="0.00008225" calcext:value-type="float">
            <text:p>0.00008225</text:p>
          </table:table-cell>
          <table:table-cell office:value-type="float" office:value="-0.000044764950871" calcext:value-type="float">
            <text:p>-0.000044765</text:p>
          </table:table-cell>
          <table:table-cell office:value-type="float" office:value="0.00004476" calcext:value-type="float">
            <text:p>0.0000447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12192875147" calcext:value-type="float">
            <text:p>1.2192875147E-005</text:p>
          </table:table-cell>
          <table:table-cell office:value-type="float" office:value="-0.00001219" calcext:value-type="float">
            <text:p>-0.00001219</text:p>
          </table:table-cell>
          <table:table-cell office:value-type="float" office:value="0.000148300081491" calcext:value-type="float">
            <text:p>0.0001483001</text:p>
          </table:table-cell>
          <table:table-cell office:value-type="float" office:value="-0.0001483" calcext:value-type="float">
            <text:p>-0.000148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04393979907" calcext:value-type="float">
            <text:p>-0.000004394</text:p>
          </table:table-cell>
          <table:table-cell office:value-type="float" office:value="0.00000439" calcext:value-type="float">
            <text:p>0.00000439</text:p>
          </table:table-cell>
          <table:table-cell office:value-type="float" office:value="0.000084972009063" calcext:value-type="float">
            <text:p>0.000084972</text:p>
          </table:table-cell>
          <table:table-cell office:value-type="float" office:value="-0.00008497" calcext:value-type="float">
            <text:p>-0.0000849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30072405934" calcext:value-type="float">
            <text:p>3.0072405934E-005</text:p>
          </table:table-cell>
          <table:table-cell office:value-type="float" office:value="-0.00003007" calcext:value-type="float">
            <text:p>-0.00003007</text:p>
          </table:table-cell>
          <table:table-cell office:value-type="float" office:value="-0.000060839578509" calcext:value-type="float">
            <text:p>-6.0839578509E-005</text:p>
          </table:table-cell>
          <table:table-cell office:value-type="float" office:value="0.00006084" calcext:value-type="float">
            <text:p>0.0000608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02877786756" calcext:value-type="float">
            <text:p>2.877786756E-006</text:p>
          </table:table-cell>
          <table:table-cell office:value-type="float" office:value="-0.00000288" calcext:value-type="float">
            <text:p>-0.0000028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1273676753" calcext:value-type="float">
            <text:p>-1.273676753E-005</text:p>
          </table:table-cell>
          <table:table-cell office:value-type="float" office:value="0.00001274" calcext:value-type="float">
            <text:p>0.00001274</text:p>
          </table:table-cell>
          <table:table-cell office:value-type="float" office:value="-0.000032225623727" calcext:value-type="float">
            <text:p>-3.2225623727E-005</text:p>
          </table:table-cell>
          <table:table-cell office:value-type="float" office:value="0.00003223" calcext:value-type="float">
            <text:p>0.0000322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26427209377" calcext:value-type="float">
            <text:p>2.6427209377E-005</text:p>
          </table:table-cell>
          <table:table-cell office:value-type="float" office:value="-0.00002643" calcext:value-type="float">
            <text:p>-0.00002643</text:p>
          </table:table-cell>
          <table:table-cell office:value-type="float" office:value="0.000024493783712" calcext:value-type="float">
            <text:p>2.4493783712E-005</text:p>
          </table:table-cell>
          <table:table-cell office:value-type="float" office:value="-0.00002449" calcext:value-type="float">
            <text:p>-0.0000244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8437037468" calcext:value-type="float">
            <text:p>-8.437037468E-005</text:p>
          </table:table-cell>
          <table:table-cell office:value-type="float" office:value="0.00008437" calcext:value-type="float">
            <text:p>0.00008437</text:p>
          </table:table-cell>
          <table:table-cell office:value-type="float" office:value="0.000039994716644" calcext:value-type="float">
            <text:p>3.9994716644E-005</text:p>
          </table:table-cell>
          <table:table-cell office:value-type="float" office:value="-0.00003999" calcext:value-type="float">
            <text:p>-0.00003999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19682571292" calcext:value-type="float">
            <text:p>1.9682571292E-005</text:p>
          </table:table-cell>
          <table:table-cell office:value-type="float" office:value="-0.00001968" calcext:value-type="float">
            <text:p>-0.00001968</text:p>
          </table:table-cell>
          <table:table-cell office:value-type="float" office:value="0.000079683959484" calcext:value-type="float">
            <text:p>0.000079684</text:p>
          </table:table-cell>
          <table:table-cell office:value-type="float" office:value="-0.00007968" calcext:value-type="float">
            <text:p>-0.0000796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23972243071" calcext:value-type="float">
            <text:p>2.3972243071E-005</text:p>
          </table:table-cell>
          <table:table-cell office:value-type="float" office:value="-0.00002397" calcext:value-type="float">
            <text:p>-0.0000239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103609636426" calcext:value-type="float">
            <text:p>0.0001036096</text:p>
          </table:table-cell>
          <table:table-cell office:value-type="float" office:value="-0.00010361" calcext:value-type="float">
            <text:p>-0.00010361</text:p>
          </table:table-cell>
          <table:table-cell office:value-type="float" office:value="-0.000024953857064" calcext:value-type="float">
            <text:p>-2.4953857064E-005</text:p>
          </table:table-cell>
          <table:table-cell office:value-type="float" office:value="0.00002495" calcext:value-type="float">
            <text:p>0.0000249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87758526206" calcext:value-type="float">
            <text:p>8.7758526206E-005</text:p>
          </table:table-cell>
          <table:table-cell office:value-type="float" office:value="-0.00008776" calcext:value-type="float">
            <text:p>-0.00008776</text:p>
          </table:table-cell>
          <table:table-cell office:value-type="float" office:value="0.000116374343634" calcext:value-type="float">
            <text:p>0.0001163743</text:p>
          </table:table-cell>
          <table:table-cell office:value-type="float" office:value="-0.00011637" calcext:value-type="float">
            <text:p>-0.0001163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00158324838" calcext:value-type="float">
            <text:p>1.58324838E-007</text:p>
          </table:table-cell>
          <table:table-cell office:value-type="float" office:value="-0.00000016" calcext:value-type="float">
            <text:p>-0.00000016</text:p>
          </table:table-cell>
          <table:table-cell office:value-type="float" office:value="0.000055193901062" calcext:value-type="float">
            <text:p>5.5193901062E-005</text:p>
          </table:table-cell>
          <table:table-cell office:value-type="float" office:value="-0.00005519" calcext:value-type="float">
            <text:p>-0.00005519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63456594944" calcext:value-type="float">
            <text:p>6.3456594944E-005</text:p>
          </table:table-cell>
          <table:table-cell office:value-type="float" office:value="-0.00006346" calcext:value-type="float">
            <text:p>-0.00006346</text:p>
          </table:table-cell>
          <table:table-cell office:value-type="float" office:value="0.000090347602963" calcext:value-type="float">
            <text:p>9.0347602963E-005</text:p>
          </table:table-cell>
          <table:table-cell office:value-type="float" office:value="-0.00009035" calcext:value-type="float">
            <text:p>-0.0000903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54875388741" calcext:value-type="float">
            <text:p>-5.4875388741E-005</text:p>
          </table:table-cell>
          <table:table-cell office:value-type="float" office:value="0.00005488" calcext:value-type="float">
            <text:p>0.0000548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29098242521" calcext:value-type="float">
            <text:p>2.9098242521E-005</text:p>
          </table:table-cell>
          <table:table-cell office:value-type="float" office:value="-0.0000291" calcext:value-type="float">
            <text:p>-0.0000291</text:p>
          </table:table-cell>
          <table:table-cell office:value-type="float" office:value="0.000027041882277" calcext:value-type="float">
            <text:p>2.7041882277E-005</text:p>
          </table:table-cell>
          <table:table-cell office:value-type="float" office:value="-0.00002704" calcext:value-type="float">
            <text:p>-0.0000270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00022351742" calcext:value-type="float">
            <text:p>2.2351742E-008</text:p>
          </table:table-cell>
          <table:table-cell office:value-type="float" office:value="-0.00000002" calcext:value-type="float">
            <text:p>-0.00000002</text:p>
          </table:table-cell>
          <table:table-cell office:value-type="float" office:value="-0.000053444877267" calcext:value-type="float">
            <text:p>-5.3444877267E-005</text:p>
          </table:table-cell>
          <table:table-cell office:value-type="float" office:value="0.00005344" calcext:value-type="float">
            <text:p>0.0000534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03492459655" calcext:value-type="float">
            <text:p>3.492459655E-006</text:p>
          </table:table-cell>
          <table:table-cell office:value-type="float" office:value="-0.00000349" calcext:value-type="float">
            <text:p>-0.00000349</text:p>
          </table:table-cell>
          <table:table-cell office:value-type="float" office:value="-0.000008758157492" calcext:value-type="float">
            <text:p>-8.758157492E-006</text:p>
          </table:table-cell>
          <table:table-cell office:value-type="float" office:value="0.00000876" calcext:value-type="float">
            <text:p>0.0000087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56643038988" calcext:value-type="float">
            <text:p>0.000056643</text:p>
          </table:table-cell>
          <table:table-cell office:value-type="float" office:value="-0.00005664" calcext:value-type="float">
            <text:p>-0.00005664</text:p>
          </table:table-cell>
          <table:table-cell office:value-type="float" office:value="0.000029781833291" calcext:value-type="float">
            <text:p>2.9781833291E-005</text:p>
          </table:table-cell>
          <table:table-cell office:value-type="float" office:value="-0.00002978" calcext:value-type="float">
            <text:p>-0.0000297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1803971827" calcext:value-type="float">
            <text:p>-1.803971827E-005</text:p>
          </table:table-cell>
          <table:table-cell office:value-type="float" office:value="0.00001804" calcext:value-type="float">
            <text:p>0.0000180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49736350775" calcext:value-type="float">
            <text:p>4.9736350775E-005</text:p>
          </table:table-cell>
          <table:table-cell office:value-type="float" office:value="-0.00004974" calcext:value-type="float">
            <text:p>-0.00004974</text:p>
          </table:table-cell>
          <table:table-cell office:value-type="float" office:value="0.000021597370505" calcext:value-type="float">
            <text:p>2.1597370505E-005</text:p>
          </table:table-cell>
          <table:table-cell office:value-type="float" office:value="-0.0000216" calcext:value-type="float">
            <text:p>-0.000021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3450550139" calcext:value-type="float">
            <text:p>3.450550139E-005</text:p>
          </table:table-cell>
          <table:table-cell office:value-type="float" office:value="-0.00003451" calcext:value-type="float">
            <text:p>-0.00003451</text:p>
          </table:table-cell>
          <table:table-cell office:value-type="float" office:value="-0.000066412612796" calcext:value-type="float">
            <text:p>-6.6412612796E-005</text:p>
          </table:table-cell>
          <table:table-cell office:value-type="float" office:value="0.00006641" calcext:value-type="float">
            <text:p>0.0000664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263415277" calcext:value-type="float">
            <text:p>2.63415277E-005</text:p>
          </table:table-cell>
          <table:table-cell office:value-type="float" office:value="-0.00002634" calcext:value-type="float">
            <text:p>-0.00002634</text:p>
          </table:table-cell>
          <table:table-cell office:value-type="float" office:value="0.000002648681402" calcext:value-type="float">
            <text:p>2.648681402E-006</text:p>
          </table:table-cell>
          <table:table-cell office:value-type="float" office:value="-0.00000265" calcext:value-type="float">
            <text:p>-0.0000026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116070732474" calcext:value-type="float">
            <text:p>0.0001160707</text:p>
          </table:table-cell>
          <table:table-cell office:value-type="float" office:value="-0.00011607" calcext:value-type="float">
            <text:p>-0.00011607</text:p>
          </table:table-cell>
          <table:table-cell office:value-type="float" office:value="-0.000049814581871" calcext:value-type="float">
            <text:p>-4.9814581871E-005</text:p>
          </table:table-cell>
          <table:table-cell office:value-type="float" office:value="0.00004981" calcext:value-type="float">
            <text:p>0.0000498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05537644029" calcext:value-type="float">
            <text:p>-5.537644029E-006</text:p>
          </table:table-cell>
          <table:table-cell office:value-type="float" office:value="0.00000554" calcext:value-type="float">
            <text:p>0.0000055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19965693355" calcext:value-type="float">
            <text:p>-1.9965693355E-005</text:p>
          </table:table-cell>
          <table:table-cell office:value-type="float" office:value="0.00001997" calcext:value-type="float">
            <text:p>0.00001997</text:p>
          </table:table-cell>
          <table:table-cell office:value-type="float" office:value="0.000092959031463" calcext:value-type="float">
            <text:p>0.000092959</text:p>
          </table:table-cell>
          <table:table-cell office:value-type="float" office:value="-0.00009296" calcext:value-type="float">
            <text:p>-0.0000929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07746741176" calcext:value-type="float">
            <text:p>-7.746741176E-006</text:p>
          </table:table-cell>
          <table:table-cell office:value-type="float" office:value="0.00000775" calcext:value-type="float">
            <text:p>0.00000775</text:p>
          </table:table-cell>
          <table:table-cell office:value-type="float" office:value="0.000023517757654" calcext:value-type="float">
            <text:p>2.3517757654E-005</text:p>
          </table:table-cell>
          <table:table-cell office:value-type="float" office:value="-0.00002352" calcext:value-type="float">
            <text:p>-0.0000235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10672956705" calcext:value-type="float">
            <text:p>0.000010673</text:p>
          </table:table-cell>
          <table:table-cell office:value-type="float" office:value="-0.00001067" calcext:value-type="float">
            <text:p>-0.00001067</text:p>
          </table:table-cell>
          <table:table-cell office:value-type="float" office:value="-0.000001085922122" calcext:value-type="float">
            <text:p>-1.085922122E-006</text:p>
          </table:table-cell>
          <table:table-cell office:value-type="float" office:value="0.00000109" calcext:value-type="float">
            <text:p>0.0000010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116845592856" calcext:value-type="float">
            <text:p>0.0001168456</text:p>
          </table:table-cell>
          <table:table-cell office:value-type="float" office:value="-0.00011685" calcext:value-type="float">
            <text:p>-0.00011685</text:p>
          </table:table-cell>
          <table:table-cell office:value-type="float" office:value="0.000026037916541" calcext:value-type="float">
            <text:p>2.6037916541E-005</text:p>
          </table:table-cell>
          <table:table-cell office:value-type="float" office:value="-0.00002604" calcext:value-type="float">
            <text:p>-0.0000260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20021572709" calcext:value-type="float">
            <text:p>-2.0021572709E-005</text:p>
          </table:table-cell>
          <table:table-cell office:value-type="float" office:value="0.00002002" calcext:value-type="float">
            <text:p>0.0000200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65045431256" calcext:value-type="float">
            <text:p>6.5045431256E-005</text:p>
          </table:table-cell>
          <table:table-cell office:value-type="float" office:value="-0.00006505" calcext:value-type="float">
            <text:p>-0.00006505</text:p>
          </table:table-cell>
          <table:table-cell office:value-type="float" office:value="0.000026844441891" calcext:value-type="float">
            <text:p>2.6844441891E-005</text:p>
          </table:table-cell>
          <table:table-cell office:value-type="float" office:value="-0.00002684" calcext:value-type="float">
            <text:p>-0.0000268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84489583969" calcext:value-type="float">
            <text:p>-8.4489583969E-005</text:p>
          </table:table-cell>
          <table:table-cell office:value-type="float" office:value="0.00008449" calcext:value-type="float">
            <text:p>0.00008449</text:p>
          </table:table-cell>
          <table:table-cell office:value-type="float" office:value="-0.000036792829633" calcext:value-type="float">
            <text:p>-3.6792829633E-005</text:p>
          </table:table-cell>
          <table:table-cell office:value-type="float" office:value="0.00003679" calcext:value-type="float">
            <text:p>0.0000367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74623152614" calcext:value-type="float">
            <text:p>7.4623152614E-005</text:p>
          </table:table-cell>
          <table:table-cell office:value-type="float" office:value="-0.00007462" calcext:value-type="float">
            <text:p>-0.00007462</text:p>
          </table:table-cell>
          <table:table-cell office:value-type="float" office:value="0.000030701979995" calcext:value-type="float">
            <text:p>0.000030702</text:p>
          </table:table-cell>
          <table:table-cell office:value-type="float" office:value="-0.0000307" calcext:value-type="float">
            <text:p>-0.0000307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113449990749" calcext:value-type="float">
            <text:p>0.00011345</text:p>
          </table:table-cell>
          <table:table-cell office:value-type="float" office:value="-0.00011345" calcext:value-type="float">
            <text:p>-0.00011345</text:p>
          </table:table-cell>
          <table:table-cell office:value-type="float" office:value="0.000052547082305" calcext:value-type="float">
            <text:p>5.2547082305E-005</text:p>
          </table:table-cell>
          <table:table-cell office:value-type="float" office:value="-0.00005255" calcext:value-type="float">
            <text:p>-0.0000525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15456229448" calcext:value-type="float">
            <text:p>-1.5456229448E-005</text:p>
          </table:table-cell>
          <table:table-cell office:value-type="float" office:value="0.00001546" calcext:value-type="float">
            <text:p>0.0000154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38703903556" calcext:value-type="float">
            <text:p>3.8703903556E-005</text:p>
          </table:table-cell>
          <table:table-cell office:value-type="float" office:value="-0.0000387" calcext:value-type="float">
            <text:p>-0.0000387</text:p>
          </table:table-cell>
          <table:table-cell office:value-type="float" office:value="-0.000017713755369" calcext:value-type="float">
            <text:p>-1.7713755369E-005</text:p>
          </table:table-cell>
          <table:table-cell office:value-type="float" office:value="0.00001771" calcext:value-type="float">
            <text:p>0.0000177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72961673141" calcext:value-type="float">
            <text:p>-7.2961673141E-005</text:p>
          </table:table-cell>
          <table:table-cell office:value-type="float" office:value="0.00007296" calcext:value-type="float">
            <text:p>0.00007296</text:p>
          </table:table-cell>
          <table:table-cell office:value-type="float" office:value="-0.00003756955266" calcext:value-type="float">
            <text:p>-3.756955266E-005</text:p>
          </table:table-cell>
          <table:table-cell office:value-type="float" office:value="0.00003757" calcext:value-type="float">
            <text:p>0.0000375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07089227438" calcext:value-type="float">
            <text:p>7.089227438E-006</text:p>
          </table:table-cell>
          <table:table-cell office:value-type="float" office:value="-0.00000709" calcext:value-type="float">
            <text:p>-0.00000709</text:p>
          </table:table-cell>
          <table:table-cell office:value-type="float" office:value="-0.000046625733376" calcext:value-type="float">
            <text:p>-4.6625733376E-005</text:p>
          </table:table-cell>
          <table:table-cell office:value-type="float" office:value="0.00004663" calcext:value-type="float">
            <text:p>0.0000466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99606812" calcext:value-type="float">
            <text:p>9.9606812E-005</text:p>
          </table:table-cell>
          <table:table-cell office:value-type="float" office:value="-0.00009961" calcext:value-type="float">
            <text:p>-0.00009961</text:p>
          </table:table-cell>
          <table:table-cell office:value-type="float" office:value="0.000072108581662" calcext:value-type="float">
            <text:p>7.2108581662E-005</text:p>
          </table:table-cell>
          <table:table-cell office:value-type="float" office:value="-0.00007211" calcext:value-type="float">
            <text:p>-0.000072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00469386578" calcext:value-type="float">
            <text:p>-4.69386578E-007</text:p>
          </table:table-cell>
          <table:table-cell office:value-type="float" office:value="0.00000047" calcext:value-type="float">
            <text:p>0.0000004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19626691937" calcext:value-type="float">
            <text:p>-1.9626691937E-005</text:p>
          </table:table-cell>
          <table:table-cell office:value-type="float" office:value="0.00001963" calcext:value-type="float">
            <text:p>0.00001963</text:p>
          </table:table-cell>
          <table:table-cell office:value-type="float" office:value="0.00003020465374" calcext:value-type="float">
            <text:p>3.020465374E-005</text:p>
          </table:table-cell>
          <table:table-cell office:value-type="float" office:value="-0.0000302" calcext:value-type="float">
            <text:p>-0.000030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35367906094" calcext:value-type="float">
            <text:p>-3.5367906094E-005</text:p>
          </table:table-cell>
          <table:table-cell office:value-type="float" office:value="0.00003537" calcext:value-type="float">
            <text:p>0.00003537</text:p>
          </table:table-cell>
          <table:table-cell office:value-type="float" office:value="-0.000001512467861" calcext:value-type="float">
            <text:p>-1.512467861E-006</text:p>
          </table:table-cell>
          <table:table-cell office:value-type="float" office:value="0.00000151" calcext:value-type="float">
            <text:p>0.0000015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00789761543" calcext:value-type="float">
            <text:p>7.89761543E-007</text:p>
          </table:table-cell>
          <table:table-cell office:value-type="float" office:value="-0.00000079" calcext:value-type="float">
            <text:p>-0.00000079</text:p>
          </table:table-cell>
          <table:table-cell office:value-type="float" office:value="-0.000033155083656" calcext:value-type="float">
            <text:p>-3.3155083656E-005</text:p>
          </table:table-cell>
          <table:table-cell office:value-type="float" office:value="0.00003316" calcext:value-type="float">
            <text:p>0.0000331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102380290627" calcext:value-type="float">
            <text:p>0.0001023803</text:p>
          </table:table-cell>
          <table:table-cell office:value-type="float" office:value="-0.00010238" calcext:value-type="float">
            <text:p>-0.00010238</text:p>
          </table:table-cell>
          <table:table-cell office:value-type="float" office:value="0.000053664669394" calcext:value-type="float">
            <text:p>5.3664669394E-005</text:p>
          </table:table-cell>
          <table:table-cell office:value-type="float" office:value="-0.00005366" calcext:value-type="float">
            <text:p>-0.0000536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02302229404" calcext:value-type="float">
            <text:p>2.302229404E-006</text:p>
          </table:table-cell>
          <table:table-cell office:value-type="float" office:value="-0.0000023" calcext:value-type="float">
            <text:p>-0.000002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10738149285" calcext:value-type="float">
            <text:p>-1.0738149285E-005</text:p>
          </table:table-cell>
          <table:table-cell office:value-type="float" office:value="0.00001074" calcext:value-type="float">
            <text:p>0.00001074</text:p>
          </table:table-cell>
          <table:table-cell office:value-type="float" office:value="-0.000016300007701" calcext:value-type="float">
            <text:p>-0.0000163</text:p>
          </table:table-cell>
          <table:table-cell office:value-type="float" office:value="0.0000163" calcext:value-type="float">
            <text:p>0.000016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11945143342" calcext:value-type="float">
            <text:p>1.1945143342E-005</text:p>
          </table:table-cell>
          <table:table-cell office:value-type="float" office:value="-0.00001195" calcext:value-type="float">
            <text:p>-0.00001195</text:p>
          </table:table-cell>
          <table:table-cell office:value-type="float" office:value="0.00002440623939" calcext:value-type="float">
            <text:p>2.440623939E-005</text:p>
          </table:table-cell>
          <table:table-cell office:value-type="float" office:value="-0.00002441" calcext:value-type="float">
            <text:p>-0.0000244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118855386972" calcext:value-type="float">
            <text:p>0.0001188554</text:p>
          </table:table-cell>
          <table:table-cell office:value-type="float" office:value="-0.00011886" calcext:value-type="float">
            <text:p>-0.00011886</text:p>
          </table:table-cell>
          <table:table-cell office:value-type="float" office:value="-0.000030513852835" calcext:value-type="float">
            <text:p>-3.0513852835E-005</text:p>
          </table:table-cell>
          <table:table-cell office:value-type="float" office:value="0.00003051" calcext:value-type="float">
            <text:p>0.0000305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22308900952" calcext:value-type="float">
            <text:p>2.2308900952E-005</text:p>
          </table:table-cell>
          <table:table-cell office:value-type="float" office:value="-0.00002231" calcext:value-type="float">
            <text:p>-0.00002231</text:p>
          </table:table-cell>
          <table:table-cell office:value-type="float" office:value="0.000034026801586" calcext:value-type="float">
            <text:p>3.4026801586E-005</text:p>
          </table:table-cell>
          <table:table-cell office:value-type="float" office:value="-0.00003403" calcext:value-type="float">
            <text:p>-0.0000340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36805868149" calcext:value-type="float">
            <text:p>3.6805868149E-005</text:p>
          </table:table-cell>
          <table:table-cell office:value-type="float" office:value="-0.00003681" calcext:value-type="float">
            <text:p>-0.0000368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21923333406" calcext:value-type="float">
            <text:p>2.1923333406E-005</text:p>
          </table:table-cell>
          <table:table-cell office:value-type="float" office:value="-0.00002192" calcext:value-type="float">
            <text:p>-0.00002192</text:p>
          </table:table-cell>
          <table:table-cell office:value-type="float" office:value="-0.000052465125918" calcext:value-type="float">
            <text:p>-5.2465125918E-005</text:p>
          </table:table-cell>
          <table:table-cell office:value-type="float" office:value="0.00005247" calcext:value-type="float">
            <text:p>0.0000524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31732022762" calcext:value-type="float">
            <text:p>-0.000031732</text:p>
          </table:table-cell>
          <table:table-cell office:value-type="float" office:value="0.00003173" calcext:value-type="float">
            <text:p>0.00003173</text:p>
          </table:table-cell>
          <table:table-cell office:value-type="float" office:value="-0.000025371089578" calcext:value-type="float">
            <text:p>-2.5371089578E-005</text:p>
          </table:table-cell>
          <table:table-cell office:value-type="float" office:value="0.00002537" calcext:value-type="float">
            <text:p>0.0000253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53765252233" calcext:value-type="float">
            <text:p>5.3765252233E-005</text:p>
          </table:table-cell>
          <table:table-cell office:value-type="float" office:value="-0.00005377" calcext:value-type="float">
            <text:p>-0.00005377</text:p>
          </table:table-cell>
          <table:table-cell office:value-type="float" office:value="0.000014554709196" calcext:value-type="float">
            <text:p>1.4554709196E-005</text:p>
          </table:table-cell>
          <table:table-cell office:value-type="float" office:value="-0.00001455" calcext:value-type="float">
            <text:p>-0.0000145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49535185099" calcext:value-type="float">
            <text:p>4.9535185099E-005</text:p>
          </table:table-cell>
          <table:table-cell office:value-type="float" office:value="-0.00004954" calcext:value-type="float">
            <text:p>-0.00004954</text:p>
          </table:table-cell>
          <table:table-cell office:value-type="float" office:value="-0.000038115307689" calcext:value-type="float">
            <text:p>-3.8115307689E-005</text:p>
          </table:table-cell>
          <table:table-cell office:value-type="float" office:value="0.00003812" calcext:value-type="float">
            <text:p>0.0000381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25538727641" calcext:value-type="float">
            <text:p>2.5538727641E-005</text:p>
          </table:table-cell>
          <table:table-cell office:value-type="float" office:value="-0.00002554" calcext:value-type="float">
            <text:p>-0.0000255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44796615839" calcext:value-type="float">
            <text:p>4.4796615839E-005</text:p>
          </table:table-cell>
          <table:table-cell office:value-type="float" office:value="-0.0000448" calcext:value-type="float">
            <text:p>-0.0000448</text:p>
          </table:table-cell>
          <table:table-cell office:value-type="float" office:value="-0.0000189114362" calcext:value-type="float">
            <text:p>-1.89114362E-005</text:p>
          </table:table-cell>
          <table:table-cell office:value-type="float" office:value="0.00001891" calcext:value-type="float">
            <text:p>0.0000189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70476904511" calcext:value-type="float">
            <text:p>7.0476904511E-005</text:p>
          </table:table-cell>
          <table:table-cell office:value-type="float" office:value="-0.00007048" calcext:value-type="float">
            <text:p>-0.00007048</text:p>
          </table:table-cell>
          <table:table-cell office:value-type="float" office:value="0.000030210241675" calcext:value-type="float">
            <text:p>3.0210241675E-005</text:p>
          </table:table-cell>
          <table:table-cell office:value-type="float" office:value="-0.00003021" calcext:value-type="float">
            <text:p>-0.0000302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3363750875" calcext:value-type="float">
            <text:p>3.363750875E-005</text:p>
          </table:table-cell>
          <table:table-cell office:value-type="float" office:value="-0.00003364" calcext:value-type="float">
            <text:p>-0.00003364</text:p>
          </table:table-cell>
          <table:table-cell office:value-type="float" office:value="-0.000067695975304" calcext:value-type="float">
            <text:p>-0.000067696</text:p>
          </table:table-cell>
          <table:table-cell office:value-type="float" office:value="0.0000677" calcext:value-type="float">
            <text:p>0.0000677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57637691498" calcext:value-type="float">
            <text:p>5.7637691498E-005</text:p>
          </table:table-cell>
          <table:table-cell office:value-type="float" office:value="-0.00005764" calcext:value-type="float">
            <text:p>-0.00005764</text:p>
          </table:table-cell>
          <table:table-cell office:value-type="float" office:value="-0.000010248273611" calcext:value-type="float">
            <text:p>-1.0248273611E-005</text:p>
          </table:table-cell>
          <table:table-cell office:value-type="float" office:value="0.00001025" calcext:value-type="float">
            <text:p>0.0000102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79913064837" calcext:value-type="float">
            <text:p>7.9913064837E-005</text:p>
          </table:table-cell>
          <table:table-cell office:value-type="float" office:value="-0.00007991" calcext:value-type="float">
            <text:p>-0.0000799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00296160579" calcext:value-type="float">
            <text:p>2.96160579E-007</text:p>
          </table:table-cell>
          <table:table-cell office:value-type="float" office:value="-0.0000003" calcext:value-type="float">
            <text:p>-0.0000003</text:p>
          </table:table-cell>
          <table:table-cell office:value-type="float" office:value="-0.000044137239456" calcext:value-type="float">
            <text:p>-4.4137239456E-005</text:p>
          </table:table-cell>
          <table:table-cell office:value-type="float" office:value="0.00004414" calcext:value-type="float">
            <text:p>0.0000441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2559274435" calcext:value-type="float">
            <text:p>-2.559274435E-005</text:p>
          </table:table-cell>
          <table:table-cell office:value-type="float" office:value="0.00002559" calcext:value-type="float">
            <text:p>0.00002559</text:p>
          </table:table-cell>
          <table:table-cell office:value-type="float" office:value="0.00000761449337" calcext:value-type="float">
            <text:p>7.61449337E-006</text:p>
          </table:table-cell>
          <table:table-cell office:value-type="float" office:value="-0.00000761" calcext:value-type="float">
            <text:p>-0.0000076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41281804442" calcext:value-type="float">
            <text:p>4.1281804442E-005</text:p>
          </table:table-cell>
          <table:table-cell office:value-type="float" office:value="-0.00004128" calcext:value-type="float">
            <text:p>-0.00004128</text:p>
          </table:table-cell>
          <table:table-cell office:value-type="float" office:value="-0.000019639730453" calcext:value-type="float">
            <text:p>-1.9639730453E-005</text:p>
          </table:table-cell>
          <table:table-cell office:value-type="float" office:value="0.00001964" calcext:value-type="float">
            <text:p>0.00001964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59444457293" calcext:value-type="float">
            <text:p>5.9444457293E-005</text:p>
          </table:table-cell>
          <table:table-cell office:value-type="float" office:value="-0.00005944" calcext:value-type="float">
            <text:p>-0.00005944</text:p>
          </table:table-cell>
          <table:table-cell office:value-type="float" office:value="-0.000017885118723" calcext:value-type="float">
            <text:p>-1.7885118723E-005</text:p>
          </table:table-cell>
          <table:table-cell office:value-type="float" office:value="0.00001789" calcext:value-type="float">
            <text:p>0.0000178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31357631087" calcext:value-type="float">
            <text:p>3.1357631087E-005</text:p>
          </table:table-cell>
          <table:table-cell office:value-type="float" office:value="-0.00003136" calcext:value-type="float">
            <text:p>-0.0000313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2945959568" calcext:value-type="float">
            <text:p>-2.945959568E-005</text:p>
          </table:table-cell>
          <table:table-cell office:value-type="float" office:value="0.00002946" calcext:value-type="float">
            <text:p>0.00002946</text:p>
          </table:table-cell>
          <table:table-cell office:value-type="float" office:value="0.000000754371285" calcext:value-type="float">
            <text:p>7.54371285E-007</text:p>
          </table:table-cell>
          <table:table-cell office:value-type="float" office:value="-0.00000075" calcext:value-type="float">
            <text:p>-0.0000007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31761825085" calcext:value-type="float">
            <text:p>-3.1761825085E-005</text:p>
          </table:table-cell>
          <table:table-cell office:value-type="float" office:value="0.00003176" calcext:value-type="float">
            <text:p>0.00003176</text:p>
          </table:table-cell>
          <table:table-cell office:value-type="float" office:value="-0.000041162595153" calcext:value-type="float">
            <text:p>-4.1162595153E-005</text:p>
          </table:table-cell>
          <table:table-cell office:value-type="float" office:value="0.00004116" calcext:value-type="float">
            <text:p>0.0000411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21148473024" calcext:value-type="float">
            <text:p>2.1148473024E-005</text:p>
          </table:table-cell>
          <table:table-cell office:value-type="float" office:value="-0.00002115" calcext:value-type="float">
            <text:p>-0.00002115</text:p>
          </table:table-cell>
          <table:table-cell office:value-type="float" office:value="0.000062448903918" calcext:value-type="float">
            <text:p>6.2448903918E-005</text:p>
          </table:table-cell>
          <table:table-cell office:value-type="float" office:value="-0.00006245" calcext:value-type="float">
            <text:p>-0.0000624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76981261373" calcext:value-type="float">
            <text:p>7.6981261373E-005</text:p>
          </table:table-cell>
          <table:table-cell office:value-type="float" office:value="-0.00007698" calcext:value-type="float">
            <text:p>-0.00007698</text:p>
          </table:table-cell>
          <table:table-cell office:value-type="float" office:value="-0.000025356188416" calcext:value-type="float">
            <text:p>-2.5356188416E-005</text:p>
          </table:table-cell>
          <table:table-cell office:value-type="float" office:value="0.00002536" calcext:value-type="float">
            <text:p>0.0000253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35552307963" calcext:value-type="float">
            <text:p>-3.5552307963E-005</text:p>
          </table:table-cell>
          <table:table-cell office:value-type="float" office:value="0.00003555" calcext:value-type="float">
            <text:p>0.0000355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02641230822" calcext:value-type="float">
            <text:p>2.641230822E-006</text:p>
          </table:table-cell>
          <table:table-cell office:value-type="float" office:value="-0.00000264" calcext:value-type="float">
            <text:p>-0.00000264</text:p>
          </table:table-cell>
          <table:table-cell office:value-type="float" office:value="0.000105975195765" calcext:value-type="float">
            <text:p>0.0001059752</text:p>
          </table:table-cell>
          <table:table-cell office:value-type="float" office:value="-0.00010598" calcext:value-type="float">
            <text:p>-0.0001059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23739412427" calcext:value-type="float">
            <text:p>2.3739412427E-005</text:p>
          </table:table-cell>
          <table:table-cell office:value-type="float" office:value="-0.00002374" calcext:value-type="float">
            <text:p>-0.00002374</text:p>
          </table:table-cell>
          <table:table-cell office:value-type="float" office:value="0.000094385817647" calcext:value-type="float">
            <text:p>9.4385817647E-005</text:p>
          </table:table-cell>
          <table:table-cell office:value-type="float" office:value="-0.00009439" calcext:value-type="float">
            <text:p>-0.0000943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50328671932" calcext:value-type="float">
            <text:p>-5.0328671932E-005</text:p>
          </table:table-cell>
          <table:table-cell office:value-type="float" office:value="0.00005033" calcext:value-type="float">
            <text:p>0.00005033</text:p>
          </table:table-cell>
          <table:table-cell office:value-type="float" office:value="0.000029683113098" calcext:value-type="float">
            <text:p>2.9683113098E-005</text:p>
          </table:table-cell>
          <table:table-cell office:value-type="float" office:value="-0.00002968" calcext:value-type="float">
            <text:p>-0.0000296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84264203906" calcext:value-type="float">
            <text:p>8.4264203906E-005</text:p>
          </table:table-cell>
          <table:table-cell office:value-type="float" office:value="-0.00008426" calcext:value-type="float">
            <text:p>-0.00008426</text:p>
          </table:table-cell>
          <table:table-cell office:value-type="float" office:value="-0.00002964772284" calcext:value-type="float">
            <text:p>-2.964772284E-005</text:p>
          </table:table-cell>
          <table:table-cell office:value-type="float" office:value="0.00002965" calcext:value-type="float">
            <text:p>0.0000296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3613345325" calcext:value-type="float">
            <text:p>3.613345325E-005</text:p>
          </table:table-cell>
          <table:table-cell office:value-type="float" office:value="-0.00003613" calcext:value-type="float">
            <text:p>-0.0000361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2315454185" calcext:value-type="float">
            <text:p>-2.315454185E-005</text:p>
          </table:table-cell>
          <table:table-cell office:value-type="float" office:value="0.00002315" calcext:value-type="float">
            <text:p>0.00002315</text:p>
          </table:table-cell>
          <table:table-cell office:value-type="float" office:value="-0.000025421380997" calcext:value-type="float">
            <text:p>-2.5421380997E-005</text:p>
          </table:table-cell>
          <table:table-cell office:value-type="float" office:value="0.00002542" calcext:value-type="float">
            <text:p>0.0000254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12526288629" calcext:value-type="float">
            <text:p>-1.2526288629E-005</text:p>
          </table:table-cell>
          <table:table-cell office:value-type="float" office:value="0.00001253" calcext:value-type="float">
            <text:p>0.00001253</text:p>
          </table:table-cell>
          <table:table-cell office:value-type="float" office:value="-0.000029355287552" calcext:value-type="float">
            <text:p>-2.9355287552E-005</text:p>
          </table:table-cell>
          <table:table-cell office:value-type="float" office:value="0.00002936" calcext:value-type="float">
            <text:p>0.0000293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01423060894" calcext:value-type="float">
            <text:p>1.423060894E-006</text:p>
          </table:table-cell>
          <table:table-cell office:value-type="float" office:value="-0.00000142" calcext:value-type="float">
            <text:p>-0.00000142</text:p>
          </table:table-cell>
          <table:table-cell office:value-type="float" office:value="0.000015893951058" calcext:value-type="float">
            <text:p>0.000015894</text:p>
          </table:table-cell>
          <table:table-cell office:value-type="float" office:value="-0.00001589" calcext:value-type="float">
            <text:p>-0.0000158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132309272885" calcext:value-type="float">
            <text:p>0.0001323093</text:p>
          </table:table-cell>
          <table:table-cell office:value-type="float" office:value="-0.00013231" calcext:value-type="float">
            <text:p>-0.00013231</text:p>
          </table:table-cell>
          <table:table-cell office:value-type="float" office:value="0.000006733462214" calcext:value-type="float">
            <text:p>6.733462214E-006</text:p>
          </table:table-cell>
          <table:table-cell office:value-type="float" office:value="-0.00000673" calcext:value-type="float">
            <text:p>-0.0000067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03706663847" calcext:value-type="float">
            <text:p>3.706663847E-006</text:p>
          </table:table-cell>
          <table:table-cell office:value-type="float" office:value="-0.00000371" calcext:value-type="float">
            <text:p>-0.0000037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116867944598" calcext:value-type="float">
            <text:p>-0.0001168679</text:p>
          </table:table-cell>
          <table:table-cell office:value-type="float" office:value="0.00011687" calcext:value-type="float">
            <text:p>0.00011687</text:p>
          </table:table-cell>
          <table:table-cell office:value-type="float" office:value="0.000023733824492" calcext:value-type="float">
            <text:p>2.3733824492E-005</text:p>
          </table:table-cell>
          <table:table-cell office:value-type="float" office:value="-0.00002373" calcext:value-type="float">
            <text:p>-0.0000237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6421469152" calcext:value-type="float">
            <text:p>-6.421469152E-005</text:p>
          </table:table-cell>
          <table:table-cell office:value-type="float" office:value="0.00006421" calcext:value-type="float">
            <text:p>0.00006421</text:p>
          </table:table-cell>
          <table:table-cell office:value-type="float" office:value="-0.000052876770496" calcext:value-type="float">
            <text:p>-5.2876770496E-005</text:p>
          </table:table-cell>
          <table:table-cell office:value-type="float" office:value="0.00005288" calcext:value-type="float">
            <text:p>0.0000528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76187774539" calcext:value-type="float">
            <text:p>7.6187774539E-005</text:p>
          </table:table-cell>
          <table:table-cell office:value-type="float" office:value="-0.00007619" calcext:value-type="float">
            <text:p>-0.00007619</text:p>
          </table:table-cell>
          <table:table-cell office:value-type="float" office:value="-0.000068383291364" calcext:value-type="float">
            <text:p>-6.8383291364E-005</text:p>
          </table:table-cell>
          <table:table-cell office:value-type="float" office:value="0.00006838" calcext:value-type="float">
            <text:p>0.00006838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69228932261" calcext:value-type="float">
            <text:p>6.9228932261E-005</text:p>
          </table:table-cell>
          <table:table-cell office:value-type="float" office:value="-0.00006923" calcext:value-type="float">
            <text:p>-0.00006923</text:p>
          </table:table-cell>
          <table:table-cell office:value-type="float" office:value="-0.000013155862689" calcext:value-type="float">
            <text:p>-1.3155862689E-005</text:p>
          </table:table-cell>
          <table:table-cell office:value-type="float" office:value="0.00001316" calcext:value-type="float">
            <text:p>0.0000131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48929825425" calcext:value-type="float">
            <text:p>4.8929825425E-005</text:p>
          </table:table-cell>
          <table:table-cell office:value-type="float" office:value="-0.00004893" calcext:value-type="float">
            <text:p>-0.0000489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37770718336" calcext:value-type="float">
            <text:p>-3.7770718336E-005</text:p>
          </table:table-cell>
          <table:table-cell office:value-type="float" office:value="0.00003777" calcext:value-type="float">
            <text:p>0.00003777</text:p>
          </table:table-cell>
          <table:table-cell office:value-type="float" office:value="-0.000016551464796" calcext:value-type="float">
            <text:p>-1.6551464796E-005</text:p>
          </table:table-cell>
          <table:table-cell office:value-type="float" office:value="0.00001655" calcext:value-type="float">
            <text:p>0.0000165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04336237907" calcext:value-type="float">
            <text:p>4.336237907E-006</text:p>
          </table:table-cell>
          <table:table-cell office:value-type="float" office:value="-0.00000434" calcext:value-type="float">
            <text:p>-0.00000434</text:p>
          </table:table-cell>
          <table:table-cell office:value-type="float" office:value="-0.00000286847353" calcext:value-type="float">
            <text:p>-2.86847353E-006</text:p>
          </table:table-cell>
          <table:table-cell office:value-type="float" office:value="0.00000287" calcext:value-type="float">
            <text:p>0.0000028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19881874323" calcext:value-type="float">
            <text:p>1.9881874323E-005</text:p>
          </table:table-cell>
          <table:table-cell office:value-type="float" office:value="-0.00001988" calcext:value-type="float">
            <text:p>-0.00001988</text:p>
          </table:table-cell>
          <table:table-cell office:value-type="float" office:value="-0.000039303675294" calcext:value-type="float">
            <text:p>-3.9303675294E-005</text:p>
          </table:table-cell>
          <table:table-cell office:value-type="float" office:value="0.0000393" calcext:value-type="float">
            <text:p>0.0000393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115800648928" calcext:value-type="float">
            <text:p>0.0001158006</text:p>
          </table:table-cell>
          <table:table-cell office:value-type="float" office:value="-0.0001158" calcext:value-type="float">
            <text:p>-0.0001158</text:p>
          </table:table-cell>
          <table:table-cell office:value-type="float" office:value="0.000042701140046" calcext:value-type="float">
            <text:p>4.2701140046E-005</text:p>
          </table:table-cell>
          <table:table-cell office:value-type="float" office:value="-0.0000427" calcext:value-type="float">
            <text:p>-0.000042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27304515243" calcext:value-type="float">
            <text:p>-2.7304515243E-005</text:p>
          </table:table-cell>
          <table:table-cell office:value-type="float" office:value="0.0000273" calcext:value-type="float">
            <text:p>0.000027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11337921023" calcext:value-type="float">
            <text:p>1.1337921023E-005</text:p>
          </table:table-cell>
          <table:table-cell office:value-type="float" office:value="-0.00001134" calcext:value-type="float">
            <text:p>-0.00001134</text:p>
          </table:table-cell>
          <table:table-cell office:value-type="float" office:value="-0.00005279108882" calcext:value-type="float">
            <text:p>-5.279108882E-005</text:p>
          </table:table-cell>
          <table:table-cell office:value-type="float" office:value="0.00005279" calcext:value-type="float">
            <text:p>0.0000527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32182782888" calcext:value-type="float">
            <text:p>3.2182782888E-005</text:p>
          </table:table-cell>
          <table:table-cell office:value-type="float" office:value="-0.00003218" calcext:value-type="float">
            <text:p>-0.00003218</text:p>
          </table:table-cell>
          <table:table-cell office:value-type="float" office:value="0.000034725293517" calcext:value-type="float">
            <text:p>3.4725293517E-005</text:p>
          </table:table-cell>
          <table:table-cell office:value-type="float" office:value="-0.00003473" calcext:value-type="float">
            <text:p>-0.0000347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41326507926" calcext:value-type="float">
            <text:p>4.1326507926E-005</text:p>
          </table:table-cell>
          <table:table-cell office:value-type="float" office:value="-0.00004133" calcext:value-type="float">
            <text:p>-0.00004133</text:p>
          </table:table-cell>
          <table:table-cell office:value-type="float" office:value="0.000007770955563" calcext:value-type="float">
            <text:p>0.000007771</text:p>
          </table:table-cell>
          <table:table-cell office:value-type="float" office:value="-0.00000777" calcext:value-type="float">
            <text:p>-0.00000777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85899606347" calcext:value-type="float">
            <text:p>8.5899606347E-005</text:p>
          </table:table-cell>
          <table:table-cell office:value-type="float" office:value="-0.0000859" calcext:value-type="float">
            <text:p>-0.0000859</text:p>
          </table:table-cell>
          <table:table-cell office:value-type="float" office:value="0.000019650906324" calcext:value-type="float">
            <text:p>1.9650906324E-005</text:p>
          </table:table-cell>
          <table:table-cell office:value-type="float" office:value="-0.00001965" calcext:value-type="float">
            <text:p>-0.0000196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19159168005" calcext:value-type="float">
            <text:p>-1.9159168005E-005</text:p>
          </table:table-cell>
          <table:table-cell office:value-type="float" office:value="0.00001916" calcext:value-type="float">
            <text:p>0.0000191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3357976675" calcext:value-type="float">
            <text:p>-3.357976675E-005</text:p>
          </table:table-cell>
          <table:table-cell office:value-type="float" office:value="0.00003358" calcext:value-type="float">
            <text:p>0.00003358</text:p>
          </table:table-cell>
          <table:table-cell office:value-type="float" office:value="-0.000051373615861" calcext:value-type="float">
            <text:p>-5.1373615861E-005</text:p>
          </table:table-cell>
          <table:table-cell office:value-type="float" office:value="0.00005137" calcext:value-type="float">
            <text:p>0.0000513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50246715546" calcext:value-type="float">
            <text:p>-5.0246715546E-005</text:p>
          </table:table-cell>
          <table:table-cell office:value-type="float" office:value="0.00005025" calcext:value-type="float">
            <text:p>0.00005025</text:p>
          </table:table-cell>
          <table:table-cell office:value-type="float" office:value="-0.000045979395509" calcext:value-type="float">
            <text:p>-4.5979395509E-005</text:p>
          </table:table-cell>
          <table:table-cell office:value-type="float" office:value="0.00004598" calcext:value-type="float">
            <text:p>0.0000459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97241252661" calcext:value-type="float">
            <text:p>9.7241252661E-005</text:p>
          </table:table-cell>
          <table:table-cell office:value-type="float" office:value="-0.00009724" calcext:value-type="float">
            <text:p>-0.00009724</text:p>
          </table:table-cell>
          <table:table-cell office:value-type="float" office:value="0.000010685995221" calcext:value-type="float">
            <text:p>0.000010686</text:p>
          </table:table-cell>
          <table:table-cell office:value-type="float" office:value="-0.00001069" calcext:value-type="float">
            <text:p>-0.0000106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55665150285" calcext:value-type="float">
            <text:p>5.5665150285E-005</text:p>
          </table:table-cell>
          <table:table-cell office:value-type="float" office:value="-0.00005567" calcext:value-type="float">
            <text:p>-0.00005567</text:p>
          </table:table-cell>
          <table:table-cell office:value-type="float" office:value="-0.000028917565942" calcext:value-type="float">
            <text:p>-2.8917565942E-005</text:p>
          </table:table-cell>
          <table:table-cell office:value-type="float" office:value="0.00002892" calcext:value-type="float">
            <text:p>0.0000289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10552816093" calcext:value-type="float">
            <text:p>-0.0001055282</text:p>
          </table:table-cell>
          <table:table-cell office:value-type="float" office:value="0.00010553" calcext:value-type="float">
            <text:p>0.0001055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20166859031" calcext:value-type="float">
            <text:p>-2.0166859031E-005</text:p>
          </table:table-cell>
          <table:table-cell office:value-type="float" office:value="0.00002017" calcext:value-type="float">
            <text:p>0.00002017</text:p>
          </table:table-cell>
          <table:table-cell office:value-type="float" office:value="0.00011839158833" calcext:value-type="float">
            <text:p>0.0001183916</text:p>
          </table:table-cell>
          <table:table-cell office:value-type="float" office:value="-0.00011839" calcext:value-type="float">
            <text:p>-0.0001183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2246722579" calcext:value-type="float">
            <text:p>2.246722579E-005</text:p>
          </table:table-cell>
          <table:table-cell office:value-type="float" office:value="-0.00002247" calcext:value-type="float">
            <text:p>-0.00002247</text:p>
          </table:table-cell>
          <table:table-cell office:value-type="float" office:value="-0.000040573999286" calcext:value-type="float">
            <text:p>-0.000040574</text:p>
          </table:table-cell>
          <table:table-cell office:value-type="float" office:value="0.00004057" calcext:value-type="float">
            <text:p>0.0000405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21768733859" calcext:value-type="float">
            <text:p>2.1768733859E-005</text:p>
          </table:table-cell>
          <table:table-cell office:value-type="float" office:value="-0.00002177" calcext:value-type="float">
            <text:p>-0.00002177</text:p>
          </table:table-cell>
          <table:table-cell office:value-type="float" office:value="-0.000021198764443" calcext:value-type="float">
            <text:p>-2.1198764443E-005</text:p>
          </table:table-cell>
          <table:table-cell office:value-type="float" office:value="0.0000212" calcext:value-type="float">
            <text:p>0.000021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71031972766" calcext:value-type="float">
            <text:p>0.000071032</text:p>
          </table:table-cell>
          <table:table-cell office:value-type="float" office:value="-0.00007103" calcext:value-type="float">
            <text:p>-0.00007103</text:p>
          </table:table-cell>
          <table:table-cell office:value-type="float" office:value="-0.000062661245465" calcext:value-type="float">
            <text:p>-6.2661245465E-005</text:p>
          </table:table-cell>
          <table:table-cell office:value-type="float" office:value="0.00006266" calcext:value-type="float">
            <text:p>0.0000626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36334618926" calcext:value-type="float">
            <text:p>3.6334618926E-005</text:p>
          </table:table-cell>
          <table:table-cell office:value-type="float" office:value="-0.00003633" calcext:value-type="float">
            <text:p>-0.0000363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12181699276" calcext:value-type="float">
            <text:p>-1.2181699276E-005</text:p>
          </table:table-cell>
          <table:table-cell office:value-type="float" office:value="0.00001218" calcext:value-type="float">
            <text:p>0.00001218</text:p>
          </table:table-cell>
          <table:table-cell office:value-type="float" office:value="0.000049693509936" calcext:value-type="float">
            <text:p>4.9693509936E-005</text:p>
          </table:table-cell>
          <table:table-cell office:value-type="float" office:value="-0.00004969" calcext:value-type="float">
            <text:p>-0.0000496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11194497347" calcext:value-type="float">
            <text:p>1.1194497347E-005</text:p>
          </table:table-cell>
          <table:table-cell office:value-type="float" office:value="-0.00001119" calcext:value-type="float">
            <text:p>-0.00001119</text:p>
          </table:table-cell>
          <table:table-cell office:value-type="float" office:value="-0.000013571232557" calcext:value-type="float">
            <text:p>-1.3571232557E-005</text:p>
          </table:table-cell>
          <table:table-cell office:value-type="float" office:value="0.00001357" calcext:value-type="float">
            <text:p>0.0000135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49160793424" calcext:value-type="float">
            <text:p>-4.9160793424E-005</text:p>
          </table:table-cell>
          <table:table-cell office:value-type="float" office:value="0.00004916" calcext:value-type="float">
            <text:p>0.00004916</text:p>
          </table:table-cell>
          <table:table-cell office:value-type="float" office:value="-0.000022923573852" calcext:value-type="float">
            <text:p>-2.2923573852E-005</text:p>
          </table:table-cell>
          <table:table-cell office:value-type="float" office:value="0.00002292" calcext:value-type="float">
            <text:p>0.00002292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143779441714" calcext:value-type="float">
            <text:p>0.0001437794</text:p>
          </table:table-cell>
          <table:table-cell office:value-type="float" office:value="-0.00014378" calcext:value-type="float">
            <text:p>-0.00014378</text:p>
          </table:table-cell>
          <table:table-cell office:value-type="float" office:value="0.000091977417469" calcext:value-type="float">
            <text:p>9.1977417469E-005</text:p>
          </table:table-cell>
          <table:table-cell office:value-type="float" office:value="-0.00009198" calcext:value-type="float">
            <text:p>-0.0000919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62519684434" calcext:value-type="float">
            <text:p>6.2519684434E-005</text:p>
          </table:table-cell>
          <table:table-cell office:value-type="float" office:value="-0.00006252" calcext:value-type="float">
            <text:p>-0.0000625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13010576367" calcext:value-type="float">
            <text:p>1.3010576367E-005</text:p>
          </table:table-cell>
          <table:table-cell office:value-type="float" office:value="-0.00001301" calcext:value-type="float">
            <text:p>-0.00001301</text:p>
          </table:table-cell>
          <table:table-cell office:value-type="float" office:value="0.000006122514606" calcext:value-type="float">
            <text:p>6.122514606E-006</text:p>
          </table:table-cell>
          <table:table-cell office:value-type="float" office:value="-0.00000612" calcext:value-type="float">
            <text:p>-0.0000061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39078295231" calcext:value-type="float">
            <text:p>3.9078295231E-005</text:p>
          </table:table-cell>
          <table:table-cell office:value-type="float" office:value="-0.00003908" calcext:value-type="float">
            <text:p>-0.00003908</text:p>
          </table:table-cell>
          <table:table-cell office:value-type="float" office:value="-0.000067079439759" calcext:value-type="float">
            <text:p>-6.7079439759E-005</text:p>
          </table:table-cell>
          <table:table-cell office:value-type="float" office:value="0.00006708" calcext:value-type="float">
            <text:p>0.0000670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39130449295" calcext:value-type="float">
            <text:p>-3.9130449295E-005</text:p>
          </table:table-cell>
          <table:table-cell office:value-type="float" office:value="0.00003913" calcext:value-type="float">
            <text:p>0.00003913</text:p>
          </table:table-cell>
          <table:table-cell office:value-type="float" office:value="-0.000014467164874" calcext:value-type="float">
            <text:p>-1.4467164874E-005</text:p>
          </table:table-cell>
          <table:table-cell office:value-type="float" office:value="0.00001447" calcext:value-type="float">
            <text:p>0.00001447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82964077592" calcext:value-type="float">
            <text:p>8.2964077592E-005</text:p>
          </table:table-cell>
          <table:table-cell office:value-type="float" office:value="-0.00008296" calcext:value-type="float">
            <text:p>-0.00008296</text:p>
          </table:table-cell>
          <table:table-cell office:value-type="float" office:value="-0.00001236051321" calcext:value-type="float">
            <text:p>-1.236051321E-005</text:p>
          </table:table-cell>
          <table:table-cell office:value-type="float" office:value="0.00001236" calcext:value-type="float">
            <text:p>0.0000123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18028542399" calcext:value-type="float">
            <text:p>-1.8028542399E-005</text:p>
          </table:table-cell>
          <table:table-cell office:value-type="float" office:value="0.00001803" calcext:value-type="float">
            <text:p>0.0000180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2215616405" calcext:value-type="float">
            <text:p>2.215616405E-005</text:p>
          </table:table-cell>
          <table:table-cell office:value-type="float" office:value="-0.00002216" calcext:value-type="float">
            <text:p>-0.00002216</text:p>
          </table:table-cell>
          <table:table-cell office:value-type="float" office:value="0.0000851880759" calcext:value-type="float">
            <text:p>8.51880759E-005</text:p>
          </table:table-cell>
          <table:table-cell office:value-type="float" office:value="-0.00008519" calcext:value-type="float">
            <text:p>-0.0000851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15581026673" calcext:value-type="float">
            <text:p>-0.000015581</text:p>
          </table:table-cell>
          <table:table-cell office:value-type="float" office:value="0.00001558" calcext:value-type="float">
            <text:p>0.00001558</text:p>
          </table:table-cell>
          <table:table-cell office:value-type="float" office:value="0.00007645227015" calcext:value-type="float">
            <text:p>7.645227015E-005</text:p>
          </table:table-cell>
          <table:table-cell office:value-type="float" office:value="-0.00007645" calcext:value-type="float">
            <text:p>-0.0000764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14942139387" calcext:value-type="float">
            <text:p>-1.4942139387E-005</text:p>
          </table:table-cell>
          <table:table-cell office:value-type="float" office:value="0.00001494" calcext:value-type="float">
            <text:p>0.00001494</text:p>
          </table:table-cell>
          <table:table-cell office:value-type="float" office:value="0.00004068389535" calcext:value-type="float">
            <text:p>4.068389535E-005</text:p>
          </table:table-cell>
          <table:table-cell office:value-type="float" office:value="-0.00004068" calcext:value-type="float">
            <text:p>-0.00004068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124040991068" calcext:value-type="float">
            <text:p>0.000124041</text:p>
          </table:table-cell>
          <table:table-cell office:value-type="float" office:value="-0.00012404" calcext:value-type="float">
            <text:p>-0.00012404</text:p>
          </table:table-cell>
          <table:table-cell office:value-type="float" office:value="0.000027140602469" calcext:value-type="float">
            <text:p>2.7140602469E-005</text:p>
          </table:table-cell>
          <table:table-cell office:value-type="float" office:value="-0.00002714" calcext:value-type="float">
            <text:p>-0.0000271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00558793545" calcext:value-type="float">
            <text:p>-5.58793545E-007</text:p>
          </table:table-cell>
          <table:table-cell office:value-type="float" office:value="0.00000056" calcext:value-type="float">
            <text:p>0.0000005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51574781537" calcext:value-type="float">
            <text:p>5.1574781537E-005</text:p>
          </table:table-cell>
          <table:table-cell office:value-type="float" office:value="-0.00005157" calcext:value-type="float">
            <text:p>-0.00005157</text:p>
          </table:table-cell>
          <table:table-cell office:value-type="float" office:value="-0.0000333879143" calcext:value-type="float">
            <text:p>-3.33879143E-005</text:p>
          </table:table-cell>
          <table:table-cell office:value-type="float" office:value="0.00003339" calcext:value-type="float">
            <text:p>0.0000333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15307217836" calcext:value-type="float">
            <text:p>-1.5307217836E-005</text:p>
          </table:table-cell>
          <table:table-cell office:value-type="float" office:value="0.00001531" calcext:value-type="float">
            <text:p>0.00001531</text:p>
          </table:table-cell>
          <table:table-cell office:value-type="float" office:value="0.000042244791985" calcext:value-type="float">
            <text:p>4.2244791985E-005</text:p>
          </table:table-cell>
          <table:table-cell office:value-type="float" office:value="-0.00004224" calcext:value-type="float">
            <text:p>-0.0000422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09434297681" calcext:value-type="float">
            <text:p>9.434297681E-006</text:p>
          </table:table-cell>
          <table:table-cell office:value-type="float" office:value="-0.00000943" calcext:value-type="float">
            <text:p>-0.00000943</text:p>
          </table:table-cell>
          <table:table-cell office:value-type="float" office:value="-0.000058826059103" calcext:value-type="float">
            <text:p>-5.8826059103E-005</text:p>
          </table:table-cell>
          <table:table-cell office:value-type="float" office:value="0.00005883" calcext:value-type="float">
            <text:p>0.00005883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77592208982" calcext:value-type="float">
            <text:p>7.7592208982E-005</text:p>
          </table:table-cell>
          <table:table-cell office:value-type="float" office:value="-0.00007759" calcext:value-type="float">
            <text:p>-0.00007759</text:p>
          </table:table-cell>
          <table:table-cell office:value-type="float" office:value="-0.000000733882189" calcext:value-type="float">
            <text:p>-7.33882189E-007</text:p>
          </table:table-cell>
          <table:table-cell office:value-type="float" office:value="0.00000073" calcext:value-type="float">
            <text:p>0.0000007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16521662474" calcext:value-type="float">
            <text:p>-1.6521662474E-005</text:p>
          </table:table-cell>
          <table:table-cell office:value-type="float" office:value="0.00001652" calcext:value-type="float">
            <text:p>0.0000165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13353303075" calcext:value-type="float">
            <text:p>-1.3353303075E-005</text:p>
          </table:table-cell>
          <table:table-cell office:value-type="float" office:value="0.00001335" calcext:value-type="float">
            <text:p>0.00001335</text:p>
          </table:table-cell>
          <table:table-cell office:value-type="float" office:value="-0.000024916604161" calcext:value-type="float">
            <text:p>-2.4916604161E-005</text:p>
          </table:table-cell>
          <table:table-cell office:value-type="float" office:value="0.00002492" calcext:value-type="float">
            <text:p>0.0000249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37083402276" calcext:value-type="float">
            <text:p>-3.7083402276E-005</text:p>
          </table:table-cell>
          <table:table-cell office:value-type="float" office:value="0.00003708" calcext:value-type="float">
            <text:p>0.00003708</text:p>
          </table:table-cell>
          <table:table-cell office:value-type="float" office:value="0.000060454010963" calcext:value-type="float">
            <text:p>0.000060454</text:p>
          </table:table-cell>
          <table:table-cell office:value-type="float" office:value="-0.00006045" calcext:value-type="float">
            <text:p>-0.0000604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74084848166" calcext:value-type="float">
            <text:p>7.4084848166E-005</text:p>
          </table:table-cell>
          <table:table-cell office:value-type="float" office:value="-0.00007408" calcext:value-type="float">
            <text:p>-0.00007408</text:p>
          </table:table-cell>
          <table:table-cell office:value-type="float" office:value="0.000006029382348" calcext:value-type="float">
            <text:p>6.029382348E-006</text:p>
          </table:table-cell>
          <table:table-cell office:value-type="float" office:value="-0.00000603" calcext:value-type="float">
            <text:p>-0.0000060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786986202" calcext:value-type="float">
            <text:p>7.86986202E-005</text:p>
          </table:table-cell>
          <table:table-cell office:value-type="float" office:value="-0.0000787" calcext:value-type="float">
            <text:p>-0.0000787</text:p>
          </table:table-cell>
          <table:table-cell office:value-type="float" office:value="0.000088462606072" calcext:value-type="float">
            <text:p>8.8462606072E-005</text:p>
          </table:table-cell>
          <table:table-cell office:value-type="float" office:value="-0.00008846" calcext:value-type="float">
            <text:p>-0.0000884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7033534348" calcext:value-type="float">
            <text:p>7.033534348E-005</text:p>
          </table:table-cell>
          <table:table-cell office:value-type="float" office:value="-0.00007034" calcext:value-type="float">
            <text:p>-0.0000703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69256871939" calcext:value-type="float">
            <text:p>6.9256871939E-005</text:p>
          </table:table-cell>
          <table:table-cell office:value-type="float" office:value="-0.00006926" calcext:value-type="float">
            <text:p>-0.00006926</text:p>
          </table:table-cell>
          <table:table-cell office:value-type="float" office:value="-0.000076213851571" calcext:value-type="float">
            <text:p>-7.6213851571E-005</text:p>
          </table:table-cell>
          <table:table-cell office:value-type="float" office:value="0.00007621" calcext:value-type="float">
            <text:p>0.0000762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3868713975" calcext:value-type="float">
            <text:p>-3.868713975E-005</text:p>
          </table:table-cell>
          <table:table-cell office:value-type="float" office:value="0.00003869" calcext:value-type="float">
            <text:p>0.00003869</text:p>
          </table:table-cell>
          <table:table-cell office:value-type="float" office:value="0.000006331130862" calcext:value-type="float">
            <text:p>6.331130862E-006</text:p>
          </table:table-cell>
          <table:table-cell office:value-type="float" office:value="-0.00000633" calcext:value-type="float">
            <text:p>-0.0000063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20017847419" calcext:value-type="float">
            <text:p>2.0017847419E-005</text:p>
          </table:table-cell>
          <table:table-cell office:value-type="float" office:value="-0.00002002" calcext:value-type="float">
            <text:p>-0.00002002</text:p>
          </table:table-cell>
          <table:table-cell office:value-type="float" office:value="0.000044211745262" calcext:value-type="float">
            <text:p>4.4211745262E-005</text:p>
          </table:table-cell>
          <table:table-cell office:value-type="float" office:value="-0.00004421" calcext:value-type="float">
            <text:p>-0.0000442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123893842101" calcext:value-type="float">
            <text:p>0.0001238938</text:p>
          </table:table-cell>
          <table:table-cell office:value-type="float" office:value="-0.00012389" calcext:value-type="float">
            <text:p>-0.00012389</text:p>
          </table:table-cell>
          <table:table-cell office:value-type="float" office:value="-0.000023525208235" calcext:value-type="float">
            <text:p>-2.3525208235E-005</text:p>
          </table:table-cell>
          <table:table-cell office:value-type="float" office:value="0.00002353" calcext:value-type="float">
            <text:p>0.0000235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56898221374" calcext:value-type="float">
            <text:p>5.6898221374E-005</text:p>
          </table:table-cell>
          <table:table-cell office:value-type="float" office:value="-0.0000569" calcext:value-type="float">
            <text:p>-0.000056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17808750272" calcext:value-type="float">
            <text:p>-1.7808750272E-005</text:p>
          </table:table-cell>
          <table:table-cell office:value-type="float" office:value="0.00001781" calcext:value-type="float">
            <text:p>0.00001781</text:p>
          </table:table-cell>
          <table:table-cell office:value-type="float" office:value="0.00001678802073" calcext:value-type="float">
            <text:p>0.000016788</text:p>
          </table:table-cell>
          <table:table-cell office:value-type="float" office:value="-0.00001679" calcext:value-type="float">
            <text:p>-0.0000167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15726312995" calcext:value-type="float">
            <text:p>1.5726312995E-005</text:p>
          </table:table-cell>
          <table:table-cell office:value-type="float" office:value="-0.00001573" calcext:value-type="float">
            <text:p>-0.00001573</text:p>
          </table:table-cell>
          <table:table-cell office:value-type="float" office:value="-0.000031681731343" calcext:value-type="float">
            <text:p>-3.1681731343E-005</text:p>
          </table:table-cell>
          <table:table-cell office:value-type="float" office:value="0.00003168" calcext:value-type="float">
            <text:p>0.0000316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58140605688" calcext:value-type="float">
            <text:p>-5.8140605688E-005</text:p>
          </table:table-cell>
          <table:table-cell office:value-type="float" office:value="0.00005814" calcext:value-type="float">
            <text:p>0.00005814</text:p>
          </table:table-cell>
          <table:table-cell office:value-type="float" office:value="-0.000011295080185" calcext:value-type="float">
            <text:p>-1.1295080185E-005</text:p>
          </table:table-cell>
          <table:table-cell office:value-type="float" office:value="0.0000113" calcext:value-type="float">
            <text:p>0.000011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86592510343" calcext:value-type="float">
            <text:p>8.6592510343E-005</text:p>
          </table:table-cell>
          <table:table-cell office:value-type="float" office:value="-0.00008659" calcext:value-type="float">
            <text:p>-0.00008659</text:p>
          </table:table-cell>
          <table:table-cell office:value-type="float" office:value="-0.000001864507794" calcext:value-type="float">
            <text:p>-1.864507794E-006</text:p>
          </table:table-cell>
          <table:table-cell office:value-type="float" office:value="0.00000186" calcext:value-type="float">
            <text:p>0.0000018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34816563129" calcext:value-type="float">
            <text:p>3.4816563129E-005</text:p>
          </table:table-cell>
          <table:table-cell office:value-type="float" office:value="-0.00003482" calcext:value-type="float">
            <text:p>-0.0000348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08564442396" calcext:value-type="float">
            <text:p>-8.564442396E-006</text:p>
          </table:table-cell>
          <table:table-cell office:value-type="float" office:value="0.00000856" calcext:value-type="float">
            <text:p>0.00000856</text:p>
          </table:table-cell>
          <table:table-cell office:value-type="float" office:value="0.000045550987124" calcext:value-type="float">
            <text:p>0.000045551</text:p>
          </table:table-cell>
          <table:table-cell office:value-type="float" office:value="-0.00004555" calcext:value-type="float">
            <text:p>-0.0000455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16843900084" calcext:value-type="float">
            <text:p>-1.6843900084E-005</text:p>
          </table:table-cell>
          <table:table-cell office:value-type="float" office:value="0.00001684" calcext:value-type="float">
            <text:p>0.00001684</text:p>
          </table:table-cell>
          <table:table-cell office:value-type="float" office:value="-0.000048680230975" calcext:value-type="float">
            <text:p>-4.8680230975E-005</text:p>
          </table:table-cell>
          <table:table-cell office:value-type="float" office:value="0.00004868" calcext:value-type="float">
            <text:p>0.0000486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08527189493" calcext:value-type="float">
            <text:p>8.527189493E-006</text:p>
          </table:table-cell>
          <table:table-cell office:value-type="float" office:value="-0.00000853" calcext:value-type="float">
            <text:p>-0.00000853</text:p>
          </table:table-cell>
          <table:table-cell office:value-type="float" office:value="0.000024551525712" calcext:value-type="float">
            <text:p>2.4551525712E-005</text:p>
          </table:table-cell>
          <table:table-cell office:value-type="float" office:value="-0.00002455" calcext:value-type="float">
            <text:p>-0.0000245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94147399068" calcext:value-type="float">
            <text:p>9.4147399068E-005</text:p>
          </table:table-cell>
          <table:table-cell office:value-type="float" office:value="-0.00009415" calcext:value-type="float">
            <text:p>-0.00009415</text:p>
          </table:table-cell>
          <table:table-cell office:value-type="float" office:value="0.000060645863414" calcext:value-type="float">
            <text:p>6.0645863414E-005</text:p>
          </table:table-cell>
          <table:table-cell office:value-type="float" office:value="-0.00006065" calcext:value-type="float">
            <text:p>-0.0000606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0086799264" calcext:value-type="float">
            <text:p>0.000000868</text:p>
          </table:table-cell>
          <table:table-cell office:value-type="float" office:value="-0.00000087" calcext:value-type="float">
            <text:p>-0.0000008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80579891801" calcext:value-type="float">
            <text:p>8.0579891801E-005</text:p>
          </table:table-cell>
          <table:table-cell office:value-type="float" office:value="-0.00008058" calcext:value-type="float">
            <text:p>-0.00008058</text:p>
          </table:table-cell>
          <table:table-cell office:value-type="float" office:value="-0.000068608671427" calcext:value-type="float">
            <text:p>-6.8608671427E-005</text:p>
          </table:table-cell>
          <table:table-cell office:value-type="float" office:value="0.00006861" calcext:value-type="float">
            <text:p>0.0000686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00417232513" calcext:value-type="float">
            <text:p>4.17232513E-007</text:p>
          </table:table-cell>
          <table:table-cell office:value-type="float" office:value="-0.00000042" calcext:value-type="float">
            <text:p>-0.00000042</text:p>
          </table:table-cell>
          <table:table-cell office:value-type="float" office:value="0.000057876110077" calcext:value-type="float">
            <text:p>5.7876110077E-005</text:p>
          </table:table-cell>
          <table:table-cell office:value-type="float" office:value="-0.00005788" calcext:value-type="float">
            <text:p>-0.0000578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17715618014" calcext:value-type="float">
            <text:p>1.7715618014E-005</text:p>
          </table:table-cell>
          <table:table-cell office:value-type="float" office:value="-0.00001772" calcext:value-type="float">
            <text:p>-0.00001772</text:p>
          </table:table-cell>
          <table:table-cell office:value-type="float" office:value="0.000042052939534" calcext:value-type="float">
            <text:p>4.2052939534E-005</text:p>
          </table:table-cell>
          <table:table-cell office:value-type="float" office:value="-0.00004205" calcext:value-type="float">
            <text:p>-0.0000420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134609639645" calcext:value-type="float">
            <text:p>0.0001346096</text:p>
          </table:table-cell>
          <table:table-cell office:value-type="float" office:value="-0.00013461" calcext:value-type="float">
            <text:p>-0.00013461</text:p>
          </table:table-cell>
          <table:table-cell office:value-type="float" office:value="0.000079598277807" calcext:value-type="float">
            <text:p>7.9598277807E-005</text:p>
          </table:table-cell>
          <table:table-cell office:value-type="float" office:value="-0.0000796" calcext:value-type="float">
            <text:p>-0.000079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14949589968" calcext:value-type="float">
            <text:p>1.4949589968E-005</text:p>
          </table:table-cell>
          <table:table-cell office:value-type="float" office:value="-0.00001495" calcext:value-type="float">
            <text:p>-0.0000149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20986422896" calcext:value-type="float">
            <text:p>-2.0986422896E-005</text:p>
          </table:table-cell>
          <table:table-cell office:value-type="float" office:value="0.00002099" calcext:value-type="float">
            <text:p>0.00002099</text:p>
          </table:table-cell>
          <table:table-cell office:value-type="float" office:value="0.000011820346117" calcext:value-type="float">
            <text:p>1.1820346117E-005</text:p>
          </table:table-cell>
          <table:table-cell office:value-type="float" office:value="-0.00001182" calcext:value-type="float">
            <text:p>-0.0000118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107506290078" calcext:value-type="float">
            <text:p>0.0001075063</text:p>
          </table:table-cell>
          <table:table-cell office:value-type="float" office:value="-0.00010751" calcext:value-type="float">
            <text:p>-0.00010751</text:p>
          </table:table-cell>
          <table:table-cell office:value-type="float" office:value="-0.000051464885473" calcext:value-type="float">
            <text:p>-5.1464885473E-005</text:p>
          </table:table-cell>
          <table:table-cell office:value-type="float" office:value="0.00005146" calcext:value-type="float">
            <text:p>0.0000514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3818795085" calcext:value-type="float">
            <text:p>-0.000038188</text:p>
          </table:table-cell>
          <table:table-cell office:value-type="float" office:value="0.00003819" calcext:value-type="float">
            <text:p>0.00003819</text:p>
          </table:table-cell>
          <table:table-cell office:value-type="float" office:value="-0.000031536445022" calcext:value-type="float">
            <text:p>-3.1536445022E-005</text:p>
          </table:table-cell>
          <table:table-cell office:value-type="float" office:value="0.00003154" calcext:value-type="float">
            <text:p>0.0000315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57365745306" calcext:value-type="float">
            <text:p>5.7365745306E-005</text:p>
          </table:table-cell>
          <table:table-cell office:value-type="float" office:value="-0.00005737" calcext:value-type="float">
            <text:p>-0.00005737</text:p>
          </table:table-cell>
          <table:table-cell office:value-type="float" office:value="0.000005714595318" calcext:value-type="float">
            <text:p>5.714595318E-006</text:p>
          </table:table-cell>
          <table:table-cell office:value-type="float" office:value="-0.00000571" calcext:value-type="float">
            <text:p>-0.0000057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29178336263" calcext:value-type="float">
            <text:p>2.9178336263E-005</text:p>
          </table:table-cell>
          <table:table-cell office:value-type="float" office:value="-0.00002918" calcext:value-type="float">
            <text:p>-0.0000291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92182308435" calcext:value-type="float">
            <text:p>-9.2182308435E-005</text:p>
          </table:table-cell>
          <table:table-cell office:value-type="float" office:value="0.00009218" calcext:value-type="float">
            <text:p>0.00009218</text:p>
          </table:table-cell>
          <table:table-cell office:value-type="float" office:value="-0.00003345683217" calcext:value-type="float">
            <text:p>-3.345683217E-005</text:p>
          </table:table-cell>
          <table:table-cell office:value-type="float" office:value="0.00003346" calcext:value-type="float">
            <text:p>0.0000334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44988468289" calcext:value-type="float">
            <text:p>4.4988468289E-005</text:p>
          </table:table-cell>
          <table:table-cell office:value-type="float" office:value="-0.00004499" calcext:value-type="float">
            <text:p>-0.00004499</text:p>
          </table:table-cell>
          <table:table-cell office:value-type="float" office:value="0.000025952234864" calcext:value-type="float">
            <text:p>2.5952234864E-005</text:p>
          </table:table-cell>
          <table:table-cell office:value-type="float" office:value="-0.00002595" calcext:value-type="float">
            <text:p>-0.0000259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61852857471" calcext:value-type="float">
            <text:p>6.1852857471E-005</text:p>
          </table:table-cell>
          <table:table-cell office:value-type="float" office:value="-0.00006185" calcext:value-type="float">
            <text:p>-0.00006185</text:p>
          </table:table-cell>
          <table:table-cell office:value-type="float" office:value="0.000012349337339" calcext:value-type="float">
            <text:p>1.2349337339E-005</text:p>
          </table:table-cell>
          <table:table-cell office:value-type="float" office:value="-0.00001235" calcext:value-type="float">
            <text:p>-0.0000123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99433586001" calcext:value-type="float">
            <text:p>9.9433586001E-005</text:p>
          </table:table-cell>
          <table:table-cell office:value-type="float" office:value="-0.00009943" calcext:value-type="float">
            <text:p>-0.00009943</text:p>
          </table:table-cell>
          <table:table-cell office:value-type="float" office:value="-0.000006124377251" calcext:value-type="float">
            <text:p>-6.124377251E-006</text:p>
          </table:table-cell>
          <table:table-cell office:value-type="float" office:value="0.00000612" calcext:value-type="float">
            <text:p>0.0000061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10248273611" calcext:value-type="float">
            <text:p>1.0248273611E-005</text:p>
          </table:table-cell>
          <table:table-cell office:value-type="float" office:value="-0.00001025" calcext:value-type="float">
            <text:p>-0.0000102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41652470827" calcext:value-type="float">
            <text:p>-4.1652470827E-005</text:p>
          </table:table-cell>
          <table:table-cell office:value-type="float" office:value="0.00004165" calcext:value-type="float">
            <text:p>0.00004165</text:p>
          </table:table-cell>
          <table:table-cell office:value-type="float" office:value="0.000095877796412" calcext:value-type="float">
            <text:p>9.5877796412E-005</text:p>
          </table:table-cell>
          <table:table-cell office:value-type="float" office:value="-0.00009588" calcext:value-type="float">
            <text:p>-0.0000958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79780817032" calcext:value-type="float">
            <text:p>-7.9780817032E-005</text:p>
          </table:table-cell>
          <table:table-cell office:value-type="float" office:value="0.00007978" calcext:value-type="float">
            <text:p>0.00007978</text:p>
          </table:table-cell>
          <table:table-cell office:value-type="float" office:value="-0.000022441148758" calcext:value-type="float">
            <text:p>-2.2441148758E-005</text:p>
          </table:table-cell>
          <table:table-cell office:value-type="float" office:value="0.00002244" calcext:value-type="float">
            <text:p>0.0000224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68422406912" calcext:value-type="float">
            <text:p>6.8422406912E-005</text:p>
          </table:table-cell>
          <table:table-cell office:value-type="float" office:value="-0.00006842" calcext:value-type="float">
            <text:p>-0.00006842</text:p>
          </table:table-cell>
          <table:table-cell office:value-type="float" office:value="-0.000006088986993" calcext:value-type="float">
            <text:p>-0.000006089</text:p>
          </table:table-cell>
          <table:table-cell office:value-type="float" office:value="0.00000609" calcext:value-type="float">
            <text:p>0.00000609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71147456765" calcext:value-type="float">
            <text:p>7.1147456765E-005</text:p>
          </table:table-cell>
          <table:table-cell office:value-type="float" office:value="-0.00007115" calcext:value-type="float">
            <text:p>-0.00007115</text:p>
          </table:table-cell>
          <table:table-cell office:value-type="float" office:value="0.000021684914827" calcext:value-type="float">
            <text:p>2.1684914827E-005</text:p>
          </table:table-cell>
          <table:table-cell office:value-type="float" office:value="-0.00002168" calcext:value-type="float">
            <text:p>-0.0000216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21055340767" calcext:value-type="float">
            <text:p>-2.1055340767E-005</text:p>
          </table:table-cell>
          <table:table-cell office:value-type="float" office:value="0.00002106" calcext:value-type="float">
            <text:p>0.0000210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06062909961" calcext:value-type="float">
            <text:p>-6.062909961E-006</text:p>
          </table:table-cell>
          <table:table-cell office:value-type="float" office:value="0.00000606" calcext:value-type="float">
            <text:p>0.00000606</text:p>
          </table:table-cell>
          <table:table-cell office:value-type="float" office:value="0.000071752816439" calcext:value-type="float">
            <text:p>7.1752816439E-005</text:p>
          </table:table-cell>
          <table:table-cell office:value-type="float" office:value="-0.00007175" calcext:value-type="float">
            <text:p>-0.0000717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65723434091" calcext:value-type="float">
            <text:p>-6.5723434091E-005</text:p>
          </table:table-cell>
          <table:table-cell office:value-type="float" office:value="0.00006572" calcext:value-type="float">
            <text:p>0.00006572</text:p>
          </table:table-cell>
          <table:table-cell office:value-type="float" office:value="-0.000034544616938" calcext:value-type="float">
            <text:p>-3.4544616938E-005</text:p>
          </table:table-cell>
          <table:table-cell office:value-type="float" office:value="0.00003454" calcext:value-type="float">
            <text:p>0.0000345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343285501" calcext:value-type="float">
            <text:p>3.43285501E-005</text:p>
          </table:table-cell>
          <table:table-cell office:value-type="float" office:value="-0.00003433" calcext:value-type="float">
            <text:p>-0.00003433</text:p>
          </table:table-cell>
          <table:table-cell office:value-type="float" office:value="0.000011553987861" calcext:value-type="float">
            <text:p>0.000011554</text:p>
          </table:table-cell>
          <table:table-cell office:value-type="float" office:value="-0.00001155" calcext:value-type="float">
            <text:p>-0.0000115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125577673316" calcext:value-type="float">
            <text:p>0.0001255777</text:p>
          </table:table-cell>
          <table:table-cell office:value-type="float" office:value="-0.00012558" calcext:value-type="float">
            <text:p>-0.00012558</text:p>
          </table:table-cell>
          <table:table-cell office:value-type="float" office:value="0.000044915825129" calcext:value-type="float">
            <text:p>4.4915825129E-005</text:p>
          </table:table-cell>
          <table:table-cell office:value-type="float" office:value="-0.00004492" calcext:value-type="float">
            <text:p>-0.0000449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06569549441" calcext:value-type="float">
            <text:p>6.569549441E-006</text:p>
          </table:table-cell>
          <table:table-cell office:value-type="float" office:value="-0.00000657" calcext:value-type="float">
            <text:p>-0.0000065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06763264537" calcext:value-type="float">
            <text:p>6.763264537E-006</text:p>
          </table:table-cell>
          <table:table-cell office:value-type="float" office:value="-0.00000676" calcext:value-type="float">
            <text:p>-0.00000676</text:p>
          </table:table-cell>
          <table:table-cell office:value-type="float" office:value="-0.000028913840652" calcext:value-type="float">
            <text:p>-2.8913840652E-005</text:p>
          </table:table-cell>
          <table:table-cell office:value-type="float" office:value="0.00002891" calcext:value-type="float">
            <text:p>0.0000289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12991949916" calcext:value-type="float">
            <text:p>-1.2991949916E-005</text:p>
          </table:table-cell>
          <table:table-cell office:value-type="float" office:value="0.00001299" calcext:value-type="float">
            <text:p>0.00001299</text:p>
          </table:table-cell>
          <table:table-cell office:value-type="float" office:value="0.000051289796829" calcext:value-type="float">
            <text:p>5.1289796829E-005</text:p>
          </table:table-cell>
          <table:table-cell office:value-type="float" office:value="-0.00005129" calcext:value-type="float">
            <text:p>-0.0000512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08683651686" calcext:value-type="float">
            <text:p>8.683651686E-006</text:p>
          </table:table-cell>
          <table:table-cell office:value-type="float" office:value="-0.00000868" calcext:value-type="float">
            <text:p>-0.00000868</text:p>
          </table:table-cell>
          <table:table-cell office:value-type="float" office:value="-0.000046461820602" calcext:value-type="float">
            <text:p>-4.6461820602E-005</text:p>
          </table:table-cell>
          <table:table-cell office:value-type="float" office:value="0.00004646" calcext:value-type="float">
            <text:p>0.00004646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101203098893" calcext:value-type="float">
            <text:p>0.0001012031</text:p>
          </table:table-cell>
          <table:table-cell office:value-type="float" office:value="-0.0001012" calcext:value-type="float">
            <text:p>-0.0001012</text:p>
          </table:table-cell>
          <table:table-cell office:value-type="float" office:value="0.000033769756556" calcext:value-type="float">
            <text:p>3.3769756556E-005</text:p>
          </table:table-cell>
          <table:table-cell office:value-type="float" office:value="-0.00003377" calcext:value-type="float">
            <text:p>-0.0000337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15432015061" calcext:value-type="float">
            <text:p>-0.000015432</text:p>
          </table:table-cell>
          <table:table-cell office:value-type="float" office:value="0.00001543" calcext:value-type="float">
            <text:p>0.0000154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32292678952" calcext:value-type="float">
            <text:p>-3.2292678952E-005</text:p>
          </table:table-cell>
          <table:table-cell office:value-type="float" office:value="0.00003229" calcext:value-type="float">
            <text:p>0.00003229</text:p>
          </table:table-cell>
          <table:table-cell office:value-type="float" office:value="0.000029893592" calcext:value-type="float">
            <text:p>2.9893592E-005</text:p>
          </table:table-cell>
          <table:table-cell office:value-type="float" office:value="-0.00002989" calcext:value-type="float">
            <text:p>-0.0000298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26566907763" calcext:value-type="float">
            <text:p>-2.6566907763E-005</text:p>
          </table:table-cell>
          <table:table-cell office:value-type="float" office:value="0.00002657" calcext:value-type="float">
            <text:p>0.00002657</text:p>
          </table:table-cell>
          <table:table-cell office:value-type="float" office:value="0.000084487721324" calcext:value-type="float">
            <text:p>8.4487721324E-005</text:p>
          </table:table-cell>
          <table:table-cell office:value-type="float" office:value="-0.00008449" calcext:value-type="float">
            <text:p>-0.0000844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12572854757" calcext:value-type="float">
            <text:p>1.2572854757E-005</text:p>
          </table:table-cell>
          <table:table-cell office:value-type="float" office:value="-0.00001257" calcext:value-type="float">
            <text:p>-0.00001257</text:p>
          </table:table-cell>
          <table:table-cell office:value-type="float" office:value="-0.000048212707043" calcext:value-type="float">
            <text:p>-4.8212707043E-005</text:p>
          </table:table-cell>
          <table:table-cell office:value-type="float" office:value="0.00004821" calcext:value-type="float">
            <text:p>0.0000482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170405954123" calcext:value-type="float">
            <text:p>0.000170406</text:p>
          </table:table-cell>
          <table:table-cell office:value-type="float" office:value="-0.00017041" calcext:value-type="float">
            <text:p>-0.00017041</text:p>
          </table:table-cell>
          <table:table-cell office:value-type="float" office:value="0.000035746023059" calcext:value-type="float">
            <text:p>0.000035746</text:p>
          </table:table-cell>
          <table:table-cell office:value-type="float" office:value="-0.00003575" calcext:value-type="float">
            <text:p>-0.0000357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39653852582" calcext:value-type="float">
            <text:p>3.9653852582E-005</text:p>
          </table:table-cell>
          <table:table-cell office:value-type="float" office:value="-0.00003965" calcext:value-type="float">
            <text:p>-0.0000396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30536204576" calcext:value-type="float">
            <text:p>-3.0536204576E-005</text:p>
          </table:table-cell>
          <table:table-cell office:value-type="float" office:value="0.00003054" calcext:value-type="float">
            <text:p>0.00003054</text:p>
          </table:table-cell>
          <table:table-cell office:value-type="float" office:value="0.000028379261494" calcext:value-type="float">
            <text:p>2.8379261494E-005</text:p>
          </table:table-cell>
          <table:table-cell office:value-type="float" office:value="-0.00002838" calcext:value-type="float">
            <text:p>-0.0000283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05498528481" calcext:value-type="float">
            <text:p>5.498528481E-006</text:p>
          </table:table-cell>
          <table:table-cell office:value-type="float" office:value="-0.0000055" calcext:value-type="float">
            <text:p>-0.0000055</text:p>
          </table:table-cell>
          <table:table-cell office:value-type="float" office:value="-0.000042954459786" calcext:value-type="float">
            <text:p>-4.2954459786E-005</text:p>
          </table:table-cell>
          <table:table-cell office:value-type="float" office:value="0.00004295" calcext:value-type="float">
            <text:p>0.0000429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20533800125" calcext:value-type="float">
            <text:p>-2.0533800125E-005</text:p>
          </table:table-cell>
          <table:table-cell office:value-type="float" office:value="0.00002053" calcext:value-type="float">
            <text:p>0.00002053</text:p>
          </table:table-cell>
          <table:table-cell office:value-type="float" office:value="-0.000053584575653" calcext:value-type="float">
            <text:p>-5.3584575653E-005</text:p>
          </table:table-cell>
          <table:table-cell office:value-type="float" office:value="0.00005358" calcext:value-type="float">
            <text:p>0.00005358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131942331791" calcext:value-type="float">
            <text:p>0.0001319423</text:p>
          </table:table-cell>
          <table:table-cell office:value-type="float" office:value="-0.00013194" calcext:value-type="float">
            <text:p>-0.00013194</text:p>
          </table:table-cell>
          <table:table-cell office:value-type="float" office:value="0.000045154243708" calcext:value-type="float">
            <text:p>4.5154243708E-005</text:p>
          </table:table-cell>
          <table:table-cell office:value-type="float" office:value="-0.00004515" calcext:value-type="float">
            <text:p>-0.0000451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16184523702" calcext:value-type="float">
            <text:p>1.6184523702E-005</text:p>
          </table:table-cell>
          <table:table-cell office:value-type="float" office:value="-0.00001618" calcext:value-type="float">
            <text:p>-0.0000161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69443136454" calcext:value-type="float">
            <text:p>6.9443136454E-005</text:p>
          </table:table-cell>
          <table:table-cell office:value-type="float" office:value="-0.00006944" calcext:value-type="float">
            <text:p>-0.00006944</text:p>
          </table:table-cell>
          <table:table-cell office:value-type="float" office:value="0.000001173466444" calcext:value-type="float">
            <text:p>1.173466444E-006</text:p>
          </table:table-cell>
          <table:table-cell office:value-type="float" office:value="-0.00000117" calcext:value-type="float">
            <text:p>-0.0000011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33367425203" calcext:value-type="float">
            <text:p>3.3367425203E-005</text:p>
          </table:table-cell>
          <table:table-cell office:value-type="float" office:value="-0.00003337" calcext:value-type="float">
            <text:p>-0.00003337</text:p>
          </table:table-cell>
          <table:table-cell office:value-type="float" office:value="0.000016193836927" calcext:value-type="float">
            <text:p>1.6193836927E-005</text:p>
          </table:table-cell>
          <table:table-cell office:value-type="float" office:value="-0.00001619" calcext:value-type="float">
            <text:p>-0.0000161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20684674382" calcext:value-type="float">
            <text:p>-2.0684674382E-005</text:p>
          </table:table-cell>
          <table:table-cell office:value-type="float" office:value="0.00002068" calcext:value-type="float">
            <text:p>0.00002068</text:p>
          </table:table-cell>
          <table:table-cell office:value-type="float" office:value="-0.000021273270249" calcext:value-type="float">
            <text:p>-2.1273270249E-005</text:p>
          </table:table-cell>
          <table:table-cell office:value-type="float" office:value="0.00002127" calcext:value-type="float">
            <text:p>0.00002127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116068869829" calcext:value-type="float">
            <text:p>0.0001160689</text:p>
          </table:table-cell>
          <table:table-cell office:value-type="float" office:value="-0.00011607" calcext:value-type="float">
            <text:p>-0.00011607</text:p>
          </table:table-cell>
          <table:table-cell office:value-type="float" office:value="-0.000007940456271" calcext:value-type="float">
            <text:p>-7.940456271E-006</text:p>
          </table:table-cell>
          <table:table-cell office:value-type="float" office:value="0.00000794" calcext:value-type="float">
            <text:p>0.0000079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08611008525" calcext:value-type="float">
            <text:p>-0.000008611</text:p>
          </table:table-cell>
          <table:table-cell office:value-type="float" office:value="0.00000861" calcext:value-type="float">
            <text:p>0.0000086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80101191998" calcext:value-type="float">
            <text:p>8.0101191998E-005</text:p>
          </table:table-cell>
          <table:table-cell office:value-type="float" office:value="-0.0000801" calcext:value-type="float">
            <text:p>-0.0000801</text:p>
          </table:table-cell>
          <table:table-cell office:value-type="float" office:value="0.000022724270821" calcext:value-type="float">
            <text:p>2.2724270821E-005</text:p>
          </table:table-cell>
          <table:table-cell office:value-type="float" office:value="-0.00002272" calcext:value-type="float">
            <text:p>-0.0000227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27105212212" calcext:value-type="float">
            <text:p>-2.7105212212E-005</text:p>
          </table:table-cell>
          <table:table-cell office:value-type="float" office:value="0.00002711" calcext:value-type="float">
            <text:p>0.00002711</text:p>
          </table:table-cell>
          <table:table-cell office:value-type="float" office:value="-0.000020653009415" calcext:value-type="float">
            <text:p>-0.000020653</text:p>
          </table:table-cell>
          <table:table-cell office:value-type="float" office:value="0.00002065" calcext:value-type="float">
            <text:p>0.0000206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94965100288" calcext:value-type="float">
            <text:p>-9.4965100288E-005</text:p>
          </table:table-cell>
          <table:table-cell office:value-type="float" office:value="0.00009497" calcext:value-type="float">
            <text:p>0.00009497</text:p>
          </table:table-cell>
          <table:table-cell office:value-type="float" office:value="0.00001036003232" calcext:value-type="float">
            <text:p>0.00001036</text:p>
          </table:table-cell>
          <table:table-cell office:value-type="float" office:value="-0.00001036" calcext:value-type="float">
            <text:p>-0.00001036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127887353301" calcext:value-type="float">
            <text:p>0.0001278874</text:p>
          </table:table-cell>
          <table:table-cell office:value-type="float" office:value="-0.00012789" calcext:value-type="float">
            <text:p>-0.00012789</text:p>
          </table:table-cell>
          <table:table-cell office:value-type="float" office:value="-0.000042073428631" calcext:value-type="float">
            <text:p>-4.2073428631E-005</text:p>
          </table:table-cell>
          <table:table-cell office:value-type="float" office:value="0.00004207" calcext:value-type="float">
            <text:p>0.0000420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562351197" calcext:value-type="float">
            <text:p>5.62351197E-005</text:p>
          </table:table-cell>
          <table:table-cell office:value-type="float" office:value="-0.00005624" calcext:value-type="float">
            <text:p>-0.0000562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54221600294" calcext:value-type="float">
            <text:p>-5.4221600294E-005</text:p>
          </table:table-cell>
          <table:table-cell office:value-type="float" office:value="0.00005422" calcext:value-type="float">
            <text:p>0.00005422</text:p>
          </table:table-cell>
          <table:table-cell office:value-type="float" office:value="0.000032948330045" calcext:value-type="float">
            <text:p>3.2948330045E-005</text:p>
          </table:table-cell>
          <table:table-cell office:value-type="float" office:value="-0.00003295" calcext:value-type="float">
            <text:p>-0.0000329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28289854527" calcext:value-type="float">
            <text:p>-2.8289854527E-005</text:p>
          </table:table-cell>
          <table:table-cell office:value-type="float" office:value="0.00002829" calcext:value-type="float">
            <text:p>0.00002829</text:p>
          </table:table-cell>
          <table:table-cell office:value-type="float" office:value="0.00004038400948" calcext:value-type="float">
            <text:p>0.000040384</text:p>
          </table:table-cell>
          <table:table-cell office:value-type="float" office:value="-0.00004038" calcext:value-type="float">
            <text:p>-0.0000403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76839700341" calcext:value-type="float">
            <text:p>7.6839700341E-005</text:p>
          </table:table-cell>
          <table:table-cell office:value-type="float" office:value="-0.00007684" calcext:value-type="float">
            <text:p>-0.00007684</text:p>
          </table:table-cell>
          <table:table-cell office:value-type="float" office:value="0.00004461593926" calcext:value-type="float">
            <text:p>4.461593926E-005</text:p>
          </table:table-cell>
          <table:table-cell office:value-type="float" office:value="-0.00004462" calcext:value-type="float">
            <text:p>-0.00004462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75796619058" calcext:value-type="float">
            <text:p>7.5796619058E-005</text:p>
          </table:table-cell>
          <table:table-cell office:value-type="float" office:value="-0.0000758" calcext:value-type="float">
            <text:p>-0.0000758</text:p>
          </table:table-cell>
          <table:table-cell office:value-type="float" office:value="0.000068427994847" calcext:value-type="float">
            <text:p>0.000068428</text:p>
          </table:table-cell>
          <table:table-cell office:value-type="float" office:value="-0.00006843" calcext:value-type="float">
            <text:p>-0.0000684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16840174794" calcext:value-type="float">
            <text:p>1.6840174794E-005</text:p>
          </table:table-cell>
          <table:table-cell office:value-type="float" office:value="-0.00001684" calcext:value-type="float">
            <text:p>-0.0000168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17233192921" calcext:value-type="float">
            <text:p>-1.7233192921E-005</text:p>
          </table:table-cell>
          <table:table-cell office:value-type="float" office:value="0.00001723" calcext:value-type="float">
            <text:p>0.00001723</text:p>
          </table:table-cell>
          <table:table-cell office:value-type="float" office:value="0.000022355467081" calcext:value-type="float">
            <text:p>2.2355467081E-005</text:p>
          </table:table-cell>
          <table:table-cell office:value-type="float" office:value="-0.00002236" calcext:value-type="float">
            <text:p>-0.0000223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43656677008" calcext:value-type="float">
            <text:p>4.3656677008E-005</text:p>
          </table:table-cell>
          <table:table-cell office:value-type="float" office:value="-0.00004366" calcext:value-type="float">
            <text:p>-0.00004366</text:p>
          </table:table-cell>
          <table:table-cell office:value-type="float" office:value="-0.000115316361189" calcext:value-type="float">
            <text:p>-0.0001153164</text:p>
          </table:table-cell>
          <table:table-cell office:value-type="float" office:value="0.00011532" calcext:value-type="float">
            <text:p>0.0001153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40175393224" calcext:value-type="float">
            <text:p>-4.0175393224E-005</text:p>
          </table:table-cell>
          <table:table-cell office:value-type="float" office:value="0.00004018" calcext:value-type="float">
            <text:p>0.00004018</text:p>
          </table:table-cell>
          <table:table-cell office:value-type="float" office:value="0.000022614374757" calcext:value-type="float">
            <text:p>2.2614374757E-005</text:p>
          </table:table-cell>
          <table:table-cell office:value-type="float" office:value="-0.00002261" calcext:value-type="float">
            <text:p>-0.0000226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92690810561" calcext:value-type="float">
            <text:p>9.2690810561E-005</text:p>
          </table:table-cell>
          <table:table-cell office:value-type="float" office:value="-0.00009269" calcext:value-type="float">
            <text:p>-0.00009269</text:p>
          </table:table-cell>
          <table:table-cell office:value-type="float" office:value="0.000032570213079" calcext:value-type="float">
            <text:p>3.2570213079E-005</text:p>
          </table:table-cell>
          <table:table-cell office:value-type="float" office:value="-0.00003257" calcext:value-type="float">
            <text:p>-0.0000325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28369948268" calcext:value-type="float">
            <text:p>2.8369948268E-005</text:p>
          </table:table-cell>
          <table:table-cell office:value-type="float" office:value="-0.00002837" calcext:value-type="float">
            <text:p>-0.0000283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46242028475" calcext:value-type="float">
            <text:p>0.000046242</text:p>
          </table:table-cell>
          <table:table-cell office:value-type="float" office:value="-0.00004624" calcext:value-type="float">
            <text:p>-0.00004624</text:p>
          </table:table-cell>
          <table:table-cell office:value-type="float" office:value="-0.000004176050425" calcext:value-type="float">
            <text:p>-4.176050425E-006</text:p>
          </table:table-cell>
          <table:table-cell office:value-type="float" office:value="0.00000418" calcext:value-type="float">
            <text:p>0.0000041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39201229811" calcext:value-type="float">
            <text:p>-3.9201229811E-005</text:p>
          </table:table-cell>
          <table:table-cell office:value-type="float" office:value="0.0000392" calcext:value-type="float">
            <text:p>0.0000392</text:p>
          </table:table-cell>
          <table:table-cell office:value-type="float" office:value="0.000042559579015" calcext:value-type="float">
            <text:p>4.2559579015E-005</text:p>
          </table:table-cell>
          <table:table-cell office:value-type="float" office:value="-0.00004256" calcext:value-type="float">
            <text:p>-0.0000425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01588836312" calcext:value-type="float">
            <text:p>1.588836312E-006</text:p>
          </table:table-cell>
          <table:table-cell office:value-type="float" office:value="-0.00000159" calcext:value-type="float">
            <text:p>-0.00000159</text:p>
          </table:table-cell>
          <table:table-cell office:value-type="float" office:value="-0.000042207539082" calcext:value-type="float">
            <text:p>-4.2207539082E-005</text:p>
          </table:table-cell>
          <table:table-cell office:value-type="float" office:value="0.00004221" calcext:value-type="float">
            <text:p>0.0000422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109856948256" calcext:value-type="float">
            <text:p>0.0001098569</text:p>
          </table:table-cell>
          <table:table-cell office:value-type="float" office:value="-0.00010986" calcext:value-type="float">
            <text:p>-0.00010986</text:p>
          </table:table-cell>
          <table:table-cell office:value-type="float" office:value="0.000000324100256" calcext:value-type="float">
            <text:p>3.24100256E-007</text:p>
          </table:table-cell>
          <table:table-cell office:value-type="float" office:value="-0.00000032" calcext:value-type="float">
            <text:p>-0.0000003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22539868951" calcext:value-type="float">
            <text:p>-2.2539868951E-005</text:p>
          </table:table-cell>
          <table:table-cell office:value-type="float" office:value="0.00002254" calcext:value-type="float">
            <text:p>0.0000225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36183744669" calcext:value-type="float">
            <text:p>3.6183744669E-005</text:p>
          </table:table-cell>
          <table:table-cell office:value-type="float" office:value="-0.00003618" calcext:value-type="float">
            <text:p>-0.00003618</text:p>
          </table:table-cell>
          <table:table-cell office:value-type="float" office:value="0.000014463439584" calcext:value-type="float">
            <text:p>1.4463439584E-005</text:p>
          </table:table-cell>
          <table:table-cell office:value-type="float" office:value="-0.00001446" calcext:value-type="float">
            <text:p>-0.0000144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64142048359" calcext:value-type="float">
            <text:p>-0.000064142</text:p>
          </table:table-cell>
          <table:table-cell office:value-type="float" office:value="0.00006414" calcext:value-type="float">
            <text:p>0.00006414</text:p>
          </table:table-cell>
          <table:table-cell office:value-type="float" office:value="-0.000016547739506" calcext:value-type="float">
            <text:p>-1.6547739506E-005</text:p>
          </table:table-cell>
          <table:table-cell office:value-type="float" office:value="0.00001655" calcext:value-type="float">
            <text:p>0.0000165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56089833379" calcext:value-type="float">
            <text:p>5.6089833379E-005</text:p>
          </table:table-cell>
          <table:table-cell office:value-type="float" office:value="-0.00005609" calcext:value-type="float">
            <text:p>-0.00005609</text:p>
          </table:table-cell>
          <table:table-cell office:value-type="float" office:value="-0.000022765249014" calcext:value-type="float">
            <text:p>-2.2765249014E-005</text:p>
          </table:table-cell>
          <table:table-cell office:value-type="float" office:value="0.00002277" calcext:value-type="float">
            <text:p>0.00002277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156534835696" calcext:value-type="float">
            <text:p>0.0001565348</text:p>
          </table:table-cell>
          <table:table-cell office:value-type="float" office:value="-0.00015653" calcext:value-type="float">
            <text:p>-0.00015653</text:p>
          </table:table-cell>
          <table:table-cell office:value-type="float" office:value="0.000028915703297" calcext:value-type="float">
            <text:p>2.8915703297E-005</text:p>
          </table:table-cell>
          <table:table-cell office:value-type="float" office:value="-0.00002892" calcext:value-type="float">
            <text:p>-0.0000289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20628795028" calcext:value-type="float">
            <text:p>-2.0628795028E-005</text:p>
          </table:table-cell>
          <table:table-cell office:value-type="float" office:value="0.00002063" calcext:value-type="float">
            <text:p>0.0000206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21936371922" calcext:value-type="float">
            <text:p>-2.1936371922E-005</text:p>
          </table:table-cell>
          <table:table-cell office:value-type="float" office:value="0.00002194" calcext:value-type="float">
            <text:p>0.00002194</text:p>
          </table:table-cell>
          <table:table-cell office:value-type="float" office:value="-0.000025076791644" calcext:value-type="float">
            <text:p>-2.5076791644E-005</text:p>
          </table:table-cell>
          <table:table-cell office:value-type="float" office:value="0.00002508" calcext:value-type="float">
            <text:p>0.0000250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40099024773" calcext:value-type="float">
            <text:p>-0.000040099</text:p>
          </table:table-cell>
          <table:table-cell office:value-type="float" office:value="0.0000401" calcext:value-type="float">
            <text:p>0.0000401</text:p>
          </table:table-cell>
          <table:table-cell office:value-type="float" office:value="-0.000071180984378" calcext:value-type="float">
            <text:p>-0.000071181</text:p>
          </table:table-cell>
          <table:table-cell office:value-type="float" office:value="0.00007118" calcext:value-type="float">
            <text:p>0.0000711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29968097806" calcext:value-type="float">
            <text:p>2.9968097806E-005</text:p>
          </table:table-cell>
          <table:table-cell office:value-type="float" office:value="-0.00002997" calcext:value-type="float">
            <text:p>-0.00002997</text:p>
          </table:table-cell>
          <table:table-cell office:value-type="float" office:value="-0.000125458464026" calcext:value-type="float">
            <text:p>-0.0001254585</text:p>
          </table:table-cell>
          <table:table-cell office:value-type="float" office:value="0.00012546" calcext:value-type="float">
            <text:p>0.00012546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8356384933" calcext:value-type="float">
            <text:p>8.356384933E-005</text:p>
          </table:table-cell>
          <table:table-cell office:value-type="float" office:value="-0.00008356" calcext:value-type="float">
            <text:p>-0.00008356</text:p>
          </table:table-cell>
          <table:table-cell office:value-type="float" office:value="-0.000007469207048" calcext:value-type="float">
            <text:p>-7.469207048E-006</text:p>
          </table:table-cell>
          <table:table-cell office:value-type="float" office:value="0.00000747" calcext:value-type="float">
            <text:p>0.0000074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28071925044" calcext:value-type="float">
            <text:p>-2.8071925044E-005</text:p>
          </table:table-cell>
          <table:table-cell office:value-type="float" office:value="0.00002807" calcext:value-type="float">
            <text:p>0.0000280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10687857866" calcext:value-type="float">
            <text:p>1.0687857866E-005</text:p>
          </table:table-cell>
          <table:table-cell office:value-type="float" office:value="-0.00001069" calcext:value-type="float">
            <text:p>-0.00001069</text:p>
          </table:table-cell>
          <table:table-cell office:value-type="float" office:value="-0.000028500333428" calcext:value-type="float">
            <text:p>-2.8500333428E-005</text:p>
          </table:table-cell>
          <table:table-cell office:value-type="float" office:value="0.0000285" calcext:value-type="float">
            <text:p>0.000028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54523348808" calcext:value-type="float">
            <text:p>-5.4523348808E-005</text:p>
          </table:table-cell>
          <table:table-cell office:value-type="float" office:value="0.00005452" calcext:value-type="float">
            <text:p>0.00005452</text:p>
          </table:table-cell>
          <table:table-cell office:value-type="float" office:value="0.00005397759378" calcext:value-type="float">
            <text:p>5.397759378E-005</text:p>
          </table:table-cell>
          <table:table-cell office:value-type="float" office:value="-0.00005398" calcext:value-type="float">
            <text:p>-0.0000539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0587105751" calcext:value-type="float">
            <text:p>5.87105751E-006</text:p>
          </table:table-cell>
          <table:table-cell office:value-type="float" office:value="-0.00000587" calcext:value-type="float">
            <text:p>-0.00000587</text:p>
          </table:table-cell>
          <table:table-cell office:value-type="float" office:value="0.000010468065739" calcext:value-type="float">
            <text:p>1.0468065739E-005</text:p>
          </table:table-cell>
          <table:table-cell office:value-type="float" office:value="-0.00001047" calcext:value-type="float">
            <text:p>-0.00001047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156743451953" calcext:value-type="float">
            <text:p>0.0001567435</text:p>
          </table:table-cell>
          <table:table-cell office:value-type="float" office:value="-0.00015674" calcext:value-type="float">
            <text:p>-0.00015674</text:p>
          </table:table-cell>
          <table:table-cell office:value-type="float" office:value="-0.000041039660573" calcext:value-type="float">
            <text:p>-4.1039660573E-005</text:p>
          </table:table-cell>
          <table:table-cell office:value-type="float" office:value="0.00004104" calcext:value-type="float">
            <text:p>0.0000410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38268044591" calcext:value-type="float">
            <text:p>0.000038268</text:p>
          </table:table-cell>
          <table:table-cell office:value-type="float" office:value="-0.00003827" calcext:value-type="float">
            <text:p>-0.0000382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00251457095" calcext:value-type="float">
            <text:p>-2.51457095E-007</text:p>
          </table:table-cell>
          <table:table-cell office:value-type="float" office:value="0.00000025" calcext:value-type="float">
            <text:p>0.00000025</text:p>
          </table:table-cell>
          <table:table-cell office:value-type="float" office:value="0.000052509829402" calcext:value-type="float">
            <text:p>5.2509829402E-005</text:p>
          </table:table-cell>
          <table:table-cell office:value-type="float" office:value="-0.00005251" calcext:value-type="float">
            <text:p>-0.0000525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31450763345" calcext:value-type="float">
            <text:p>-3.1450763345E-005</text:p>
          </table:table-cell>
          <table:table-cell office:value-type="float" office:value="0.00003145" calcext:value-type="float">
            <text:p>0.00003145</text:p>
          </table:table-cell>
          <table:table-cell office:value-type="float" office:value="-0.000055314972997" calcext:value-type="float">
            <text:p>-0.000055315</text:p>
          </table:table-cell>
          <table:table-cell office:value-type="float" office:value="0.00005531" calcext:value-type="float">
            <text:p>0.0000553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29519200325" calcext:value-type="float">
            <text:p>-2.9519200325E-005</text:p>
          </table:table-cell>
          <table:table-cell office:value-type="float" office:value="0.00002952" calcext:value-type="float">
            <text:p>0.00002952</text:p>
          </table:table-cell>
          <table:table-cell office:value-type="float" office:value="-0.000038869678974" calcext:value-type="float">
            <text:p>-3.8869678974E-005</text:p>
          </table:table-cell>
          <table:table-cell office:value-type="float" office:value="0.00003887" calcext:value-type="float">
            <text:p>0.00003887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68057328463" calcext:value-type="float">
            <text:p>6.8057328463E-005</text:p>
          </table:table-cell>
          <table:table-cell office:value-type="float" office:value="-0.00006806" calcext:value-type="float">
            <text:p>-0.00006806</text:p>
          </table:table-cell>
          <table:table-cell office:value-type="float" office:value="0.000073041766882" calcext:value-type="float">
            <text:p>7.3041766882E-005</text:p>
          </table:table-cell>
          <table:table-cell office:value-type="float" office:value="-0.00007304" calcext:value-type="float">
            <text:p>-0.0000730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08618459105" calcext:value-type="float">
            <text:p>-8.618459105E-006</text:p>
          </table:table-cell>
          <table:table-cell office:value-type="float" office:value="0.00000862" calcext:value-type="float">
            <text:p>0.0000086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134967267513" calcext:value-type="float">
            <text:p>-0.0001349673</text:p>
          </table:table-cell>
          <table:table-cell office:value-type="float" office:value="0.00013497" calcext:value-type="float">
            <text:p>0.00013497</text:p>
          </table:table-cell>
          <table:table-cell office:value-type="float" office:value="0.000077171251178" calcext:value-type="float">
            <text:p>7.7171251178E-005</text:p>
          </table:table-cell>
          <table:table-cell office:value-type="float" office:value="-0.00007717" calcext:value-type="float">
            <text:p>-0.0000771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10110065341" calcext:value-type="float">
            <text:p>-0.0001011007</text:p>
          </table:table-cell>
          <table:table-cell office:value-type="float" office:value="0.0001011" calcext:value-type="float">
            <text:p>0.0001011</text:p>
          </table:table-cell>
          <table:table-cell office:value-type="float" office:value="-0.000045284628868" calcext:value-type="float">
            <text:p>-4.5284628868E-005</text:p>
          </table:table-cell>
          <table:table-cell office:value-type="float" office:value="0.00004528" calcext:value-type="float">
            <text:p>0.0000452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62216073275" calcext:value-type="float">
            <text:p>6.2216073275E-005</text:p>
          </table:table-cell>
          <table:table-cell office:value-type="float" office:value="-0.00006222" calcext:value-type="float">
            <text:p>-0.00006222</text:p>
          </table:table-cell>
          <table:table-cell office:value-type="float" office:value="-0.000010907649994" calcext:value-type="float">
            <text:p>-1.0907649994E-005</text:p>
          </table:table-cell>
          <table:table-cell office:value-type="float" office:value="0.00001091" calcext:value-type="float">
            <text:p>0.0000109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101743265986" calcext:value-type="float">
            <text:p>0.0001017433</text:p>
          </table:table-cell>
          <table:table-cell office:value-type="float" office:value="-0.00010174" calcext:value-type="float">
            <text:p>-0.00010174</text:p>
          </table:table-cell>
          <table:table-cell office:value-type="float" office:value="0.000053776428103" calcext:value-type="float">
            <text:p>5.3776428103E-005</text:p>
          </table:table-cell>
          <table:table-cell office:value-type="float" office:value="-0.00005378" calcext:value-type="float">
            <text:p>-0.0000537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14867633581" calcext:value-type="float">
            <text:p>-1.4867633581E-005</text:p>
          </table:table-cell>
          <table:table-cell office:value-type="float" office:value="0.00001487" calcext:value-type="float">
            <text:p>0.0000148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1572072506" calcext:value-type="float">
            <text:p>1.572072506E-005</text:p>
          </table:table-cell>
          <table:table-cell office:value-type="float" office:value="-0.00001572" calcext:value-type="float">
            <text:p>-0.00001572</text:p>
          </table:table-cell>
          <table:table-cell office:value-type="float" office:value="-0.000026978552341" calcext:value-type="float">
            <text:p>-2.6978552341E-005</text:p>
          </table:table-cell>
          <table:table-cell office:value-type="float" office:value="0.00002698" calcext:value-type="float">
            <text:p>0.0000269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60053542256" calcext:value-type="float">
            <text:p>6.0053542256E-005</text:p>
          </table:table-cell>
          <table:table-cell office:value-type="float" office:value="-0.00006005" calcext:value-type="float">
            <text:p>-0.00006005</text:p>
          </table:table-cell>
          <table:table-cell office:value-type="float" office:value="-0.00008213147521" calcext:value-type="float">
            <text:p>-8.213147521E-005</text:p>
          </table:table-cell>
          <table:table-cell office:value-type="float" office:value="0.00008213" calcext:value-type="float">
            <text:p>0.0000821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06208196282" calcext:value-type="float">
            <text:p>-6.208196282E-006</text:p>
          </table:table-cell>
          <table:table-cell office:value-type="float" office:value="0.00000621" calcext:value-type="float">
            <text:p>0.00000621</text:p>
          </table:table-cell>
          <table:table-cell office:value-type="float" office:value="-0.000043865293264" calcext:value-type="float">
            <text:p>-4.3865293264E-005</text:p>
          </table:table-cell>
          <table:table-cell office:value-type="float" office:value="0.00004387" calcext:value-type="float">
            <text:p>0.00004387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92661008239" calcext:value-type="float">
            <text:p>0.000092661</text:p>
          </table:table-cell>
          <table:table-cell office:value-type="float" office:value="-0.00009266" calcext:value-type="float">
            <text:p>-0.00009266</text:p>
          </table:table-cell>
          <table:table-cell office:value-type="float" office:value="0.000033181160688" calcext:value-type="float">
            <text:p>3.3181160688E-005</text:p>
          </table:table-cell>
          <table:table-cell office:value-type="float" office:value="-0.00003318" calcext:value-type="float">
            <text:p>-0.0000331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06696209311" calcext:value-type="float">
            <text:p>6.696209311E-006</text:p>
          </table:table-cell>
          <table:table-cell office:value-type="float" office:value="-0.0000067" calcext:value-type="float">
            <text:p>-0.000006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49136579037" calcext:value-type="float">
            <text:p>4.9136579037E-005</text:p>
          </table:table-cell>
          <table:table-cell office:value-type="float" office:value="-0.00004914" calcext:value-type="float">
            <text:p>-0.00004914</text:p>
          </table:table-cell>
          <table:table-cell office:value-type="float" office:value="0.000059422105551" calcext:value-type="float">
            <text:p>5.9422105551E-005</text:p>
          </table:table-cell>
          <table:table-cell office:value-type="float" office:value="-0.00005942" calcext:value-type="float">
            <text:p>-0.0000594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26104971766" calcext:value-type="float">
            <text:p>-0.000026105</text:p>
          </table:table-cell>
          <table:table-cell office:value-type="float" office:value="0.0000261" calcext:value-type="float">
            <text:p>0.0000261</text:p>
          </table:table-cell>
          <table:table-cell office:value-type="float" office:value="0.000014189630747" calcext:value-type="float">
            <text:p>1.4189630747E-005</text:p>
          </table:table-cell>
          <table:table-cell office:value-type="float" office:value="-0.00001419" calcext:value-type="float">
            <text:p>-0.0000141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59964135289" calcext:value-type="float">
            <text:p>-5.9964135289E-005</text:p>
          </table:table-cell>
          <table:table-cell office:value-type="float" office:value="0.00005996" calcext:value-type="float">
            <text:p>0.00005996</text:p>
          </table:table-cell>
          <table:table-cell office:value-type="float" office:value="-0.000038122758269" calcext:value-type="float">
            <text:p>-3.8122758269E-005</text:p>
          </table:table-cell>
          <table:table-cell office:value-type="float" office:value="0.00003812" calcext:value-type="float">
            <text:p>0.00003812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218698754907" calcext:value-type="float">
            <text:p>0.0002186988</text:p>
          </table:table-cell>
          <table:table-cell office:value-type="float" office:value="-0.0002187" calcext:value-type="float">
            <text:p>-0.0002187</text:p>
          </table:table-cell>
          <table:table-cell office:value-type="float" office:value="0.000108895823359" calcext:value-type="float">
            <text:p>0.0001088958</text:p>
          </table:table-cell>
          <table:table-cell office:value-type="float" office:value="-0.0001089" calcext:value-type="float">
            <text:p>-0.000108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21545216441" calcext:value-type="float">
            <text:p>2.1545216441E-005</text:p>
          </table:table-cell>
          <table:table-cell office:value-type="float" office:value="-0.00002155" calcext:value-type="float">
            <text:p>-0.0000215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16773119569" calcext:value-type="float">
            <text:p>1.6773119569E-005</text:p>
          </table:table-cell>
          <table:table-cell office:value-type="float" office:value="-0.00001677" calcext:value-type="float">
            <text:p>-0.00001677</text:p>
          </table:table-cell>
          <table:table-cell office:value-type="float" office:value="0.000019583851099" calcext:value-type="float">
            <text:p>1.9583851099E-005</text:p>
          </table:table-cell>
          <table:table-cell office:value-type="float" office:value="-0.00001958" calcext:value-type="float">
            <text:p>-0.0000195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127416104078" calcext:value-type="float">
            <text:p>-0.0001274161</text:p>
          </table:table-cell>
          <table:table-cell office:value-type="float" office:value="0.00012742" calcext:value-type="float">
            <text:p>0.00012742</text:p>
          </table:table-cell>
          <table:table-cell office:value-type="float" office:value="-0.000012315809727" calcext:value-type="float">
            <text:p>-1.2315809727E-005</text:p>
          </table:table-cell>
          <table:table-cell office:value-type="float" office:value="0.00001232" calcext:value-type="float">
            <text:p>0.0000123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68172812462" calcext:value-type="float">
            <text:p>6.8172812462E-005</text:p>
          </table:table-cell>
          <table:table-cell office:value-type="float" office:value="-0.00006817" calcext:value-type="float">
            <text:p>-0.00006817</text:p>
          </table:table-cell>
          <table:table-cell office:value-type="float" office:value="0.000026747584343" calcext:value-type="float">
            <text:p>2.6747584343E-005</text:p>
          </table:table-cell>
          <table:table-cell office:value-type="float" office:value="-0.00002675" calcext:value-type="float">
            <text:p>-0.00002675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53118914366" calcext:value-type="float">
            <text:p>5.3118914366E-005</text:p>
          </table:table-cell>
          <table:table-cell office:value-type="float" office:value="-0.00005312" calcext:value-type="float">
            <text:p>-0.00005312</text:p>
          </table:table-cell>
          <table:table-cell office:value-type="float" office:value="-0.000016963109374" calcext:value-type="float">
            <text:p>-1.6963109374E-005</text:p>
          </table:table-cell>
          <table:table-cell office:value-type="float" office:value="0.00001696" calcext:value-type="float">
            <text:p>0.0000169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09246170521" calcext:value-type="float">
            <text:p>9.246170521E-006</text:p>
          </table:table-cell>
          <table:table-cell office:value-type="float" office:value="-0.00000925" calcext:value-type="float">
            <text:p>-0.0000092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68325549364" calcext:value-type="float">
            <text:p>-6.8325549364E-005</text:p>
          </table:table-cell>
          <table:table-cell office:value-type="float" office:value="0.00006833" calcext:value-type="float">
            <text:p>0.00006833</text:p>
          </table:table-cell>
          <table:table-cell office:value-type="float" office:value="0.000036692246795" calcext:value-type="float">
            <text:p>3.6692246795E-005</text:p>
          </table:table-cell>
          <table:table-cell office:value-type="float" office:value="-0.00003669" calcext:value-type="float">
            <text:p>-0.0000366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47046691179" calcext:value-type="float">
            <text:p>4.7046691179E-005</text:p>
          </table:table-cell>
          <table:table-cell office:value-type="float" office:value="-0.00004705" calcext:value-type="float">
            <text:p>-0.00004705</text:p>
          </table:table-cell>
          <table:table-cell office:value-type="float" office:value="-0.000060312449932" calcext:value-type="float">
            <text:p>-6.0312449932E-005</text:p>
          </table:table-cell>
          <table:table-cell office:value-type="float" office:value="0.00006031" calcext:value-type="float">
            <text:p>0.0000603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21569430828" calcext:value-type="float">
            <text:p>2.1569430828E-005</text:p>
          </table:table-cell>
          <table:table-cell office:value-type="float" office:value="-0.00002157" calcext:value-type="float">
            <text:p>-0.00002157</text:p>
          </table:table-cell>
          <table:table-cell office:value-type="float" office:value="-0.000002985820174" calcext:value-type="float">
            <text:p>-2.985820174E-006</text:p>
          </table:table-cell>
          <table:table-cell office:value-type="float" office:value="0.00000299" calcext:value-type="float">
            <text:p>0.00000299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182854011655" calcext:value-type="float">
            <text:p>0.000182854</text:p>
          </table:table-cell>
          <table:table-cell office:value-type="float" office:value="-0.00018285" calcext:value-type="float">
            <text:p>-0.00018285</text:p>
          </table:table-cell>
          <table:table-cell office:value-type="float" office:value="-0.000003505498171" calcext:value-type="float">
            <text:p>-3.505498171E-006</text:p>
          </table:table-cell>
          <table:table-cell office:value-type="float" office:value="0.00000351" calcext:value-type="float">
            <text:p>0.0000035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27019530535" calcext:value-type="float">
            <text:p>-2.7019530535E-005</text:p>
          </table:table-cell>
          <table:table-cell office:value-type="float" office:value="0.00002702" calcext:value-type="float">
            <text:p>0.0000270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41224062443" calcext:value-type="float">
            <text:p>4.1224062443E-005</text:p>
          </table:table-cell>
          <table:table-cell office:value-type="float" office:value="-0.00004122" calcext:value-type="float">
            <text:p>-0.00004122</text:p>
          </table:table-cell>
          <table:table-cell office:value-type="float" office:value="-0.000025635585189" calcext:value-type="float">
            <text:p>-2.5635585189E-005</text:p>
          </table:table-cell>
          <table:table-cell office:value-type="float" office:value="0.00002564" calcext:value-type="float">
            <text:p>0.0000256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65755099058" calcext:value-type="float">
            <text:p>6.5755099058E-005</text:p>
          </table:table-cell>
          <table:table-cell office:value-type="float" office:value="-0.00006576" calcext:value-type="float">
            <text:p>-0.00006576</text:p>
          </table:table-cell>
          <table:table-cell office:value-type="float" office:value="0.000006044283509" calcext:value-type="float">
            <text:p>6.044283509E-006</text:p>
          </table:table-cell>
          <table:table-cell office:value-type="float" office:value="-0.00000604" calcext:value-type="float">
            <text:p>-0.0000060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38310885429" calcext:value-type="float">
            <text:p>3.8310885429E-005</text:p>
          </table:table-cell>
          <table:table-cell office:value-type="float" office:value="-0.00003831" calcext:value-type="float">
            <text:p>-0.00003831</text:p>
          </table:table-cell>
          <table:table-cell office:value-type="float" office:value="0.000025857239962" calcext:value-type="float">
            <text:p>2.5857239962E-005</text:p>
          </table:table-cell>
          <table:table-cell office:value-type="float" office:value="-0.00002586" calcext:value-type="float">
            <text:p>-0.00002586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145664438605" calcext:value-type="float">
            <text:p>0.0001456644</text:p>
          </table:table-cell>
          <table:table-cell office:value-type="float" office:value="-0.00014566" calcext:value-type="float">
            <text:p>-0.00014566</text:p>
          </table:table-cell>
          <table:table-cell office:value-type="float" office:value="0.000018579885364" calcext:value-type="float">
            <text:p>1.8579885364E-005</text:p>
          </table:table-cell>
          <table:table-cell office:value-type="float" office:value="-0.00001858" calcext:value-type="float">
            <text:p>-0.0000185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59954822063" calcext:value-type="float">
            <text:p>5.9954822063E-005</text:p>
          </table:table-cell>
          <table:table-cell office:value-type="float" office:value="-0.00005995" calcext:value-type="float">
            <text:p>-0.0000599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04211440682" calcext:value-type="float">
            <text:p>-4.211440682E-006</text:p>
          </table:table-cell>
          <table:table-cell office:value-type="float" office:value="0.00000421" calcext:value-type="float">
            <text:p>0.00000421</text:p>
          </table:table-cell>
          <table:table-cell office:value-type="float" office:value="-0.000002842396498" calcext:value-type="float">
            <text:p>-2.842396498E-006</text:p>
          </table:table-cell>
          <table:table-cell office:value-type="float" office:value="0.00000284" calcext:value-type="float">
            <text:p>0.0000028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130861997604" calcext:value-type="float">
            <text:p>-0.000130862</text:p>
          </table:table-cell>
          <table:table-cell office:value-type="float" office:value="0.00013086" calcext:value-type="float">
            <text:p>0.00013086</text:p>
          </table:table-cell>
          <table:table-cell office:value-type="float" office:value="0.00010915659368" calcext:value-type="float">
            <text:p>0.0001091566</text:p>
          </table:table-cell>
          <table:table-cell office:value-type="float" office:value="-0.00010916" calcext:value-type="float">
            <text:p>-0.0001091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27036294341" calcext:value-type="float">
            <text:p>2.7036294341E-005</text:p>
          </table:table-cell>
          <table:table-cell office:value-type="float" office:value="-0.00002704" calcext:value-type="float">
            <text:p>-0.00002704</text:p>
          </table:table-cell>
          <table:table-cell office:value-type="float" office:value="0.000037929043174" calcext:value-type="float">
            <text:p>0.000037929</text:p>
          </table:table-cell>
          <table:table-cell office:value-type="float" office:value="-0.00003793" calcext:value-type="float">
            <text:p>-0.00003793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14396943152" calcext:value-type="float">
            <text:p>0.0001439694</text:p>
          </table:table-cell>
          <table:table-cell office:value-type="float" office:value="-0.00014397" calcext:value-type="float">
            <text:p>-0.00014397</text:p>
          </table:table-cell>
          <table:table-cell office:value-type="float" office:value="0.000069981440902" calcext:value-type="float">
            <text:p>6.9981440902E-005</text:p>
          </table:table-cell>
          <table:table-cell office:value-type="float" office:value="-0.00006998" calcext:value-type="float">
            <text:p>-0.0000699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74403360486" calcext:value-type="float">
            <text:p>-7.4403360486E-005</text:p>
          </table:table-cell>
          <table:table-cell office:value-type="float" office:value="0.0000744" calcext:value-type="float">
            <text:p>0.000074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58341771364" calcext:value-type="float">
            <text:p>-5.8341771364E-005</text:p>
          </table:table-cell>
          <table:table-cell office:value-type="float" office:value="0.00005834" calcext:value-type="float">
            <text:p>0.00005834</text:p>
          </table:table-cell>
          <table:table-cell office:value-type="float" office:value="0.000034371390939" calcext:value-type="float">
            <text:p>3.4371390939E-005</text:p>
          </table:table-cell>
          <table:table-cell office:value-type="float" office:value="-0.00003437" calcext:value-type="float">
            <text:p>-0.0000343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78078359365" calcext:value-type="float">
            <text:p>7.8078359365E-005</text:p>
          </table:table-cell>
          <table:table-cell office:value-type="float" office:value="-0.00007808" calcext:value-type="float">
            <text:p>-0.00007808</text:p>
          </table:table-cell>
          <table:table-cell office:value-type="float" office:value="-0.000055242329836" calcext:value-type="float">
            <text:p>-5.5242329836E-005</text:p>
          </table:table-cell>
          <table:table-cell office:value-type="float" office:value="0.00005524" calcext:value-type="float">
            <text:p>0.0000552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67658722401" calcext:value-type="float">
            <text:p>6.7658722401E-005</text:p>
          </table:table-cell>
          <table:table-cell office:value-type="float" office:value="-0.00006766" calcext:value-type="float">
            <text:p>-0.00006766</text:p>
          </table:table-cell>
          <table:table-cell office:value-type="float" office:value="0.00003831461072" calcext:value-type="float">
            <text:p>3.831461072E-005</text:p>
          </table:table-cell>
          <table:table-cell office:value-type="float" office:value="-0.00003831" calcext:value-type="float">
            <text:p>-0.00003831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139048323035" calcext:value-type="float">
            <text:p>0.0001390483</text:p>
          </table:table-cell>
          <table:table-cell office:value-type="float" office:value="-0.00013905" calcext:value-type="float">
            <text:p>-0.00013905</text:p>
          </table:table-cell>
          <table:table-cell office:value-type="float" office:value="0.000026499852538" calcext:value-type="float">
            <text:p>2.6499852538E-005</text:p>
          </table:table-cell>
          <table:table-cell office:value-type="float" office:value="-0.0000265" calcext:value-type="float">
            <text:p>-0.000026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33177435398" calcext:value-type="float">
            <text:p>-3.3177435398E-005</text:p>
          </table:table-cell>
          <table:table-cell office:value-type="float" office:value="0.00003318" calcext:value-type="float">
            <text:p>0.0000331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15813857317" calcext:value-type="float">
            <text:p>1.5813857317E-005</text:p>
          </table:table-cell>
          <table:table-cell office:value-type="float" office:value="-0.00001581" calcext:value-type="float">
            <text:p>-0.00001581</text:p>
          </table:table-cell>
          <table:table-cell office:value-type="float" office:value="0.000009641051292" calcext:value-type="float">
            <text:p>9.641051292E-006</text:p>
          </table:table-cell>
          <table:table-cell office:value-type="float" office:value="-0.00000964" calcext:value-type="float">
            <text:p>-0.0000096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06150454283" calcext:value-type="float">
            <text:p>-6.150454283E-006</text:p>
          </table:table-cell>
          <table:table-cell office:value-type="float" office:value="0.00000615" calcext:value-type="float">
            <text:p>0.00000615</text:p>
          </table:table-cell>
          <table:table-cell office:value-type="float" office:value="-0.00010166876018" calcext:value-type="float">
            <text:p>-0.0001016688</text:p>
          </table:table-cell>
          <table:table-cell office:value-type="float" office:value="0.00010167" calcext:value-type="float">
            <text:p>0.0001016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16391277313" calcext:value-type="float">
            <text:p>1.6391277313E-005</text:p>
          </table:table-cell>
          <table:table-cell office:value-type="float" office:value="-0.00001639" calcext:value-type="float">
            <text:p>-0.00001639</text:p>
          </table:table-cell>
          <table:table-cell office:value-type="float" office:value="-0.00005741044879" calcext:value-type="float">
            <text:p>-5.741044879E-005</text:p>
          </table:table-cell>
          <table:table-cell office:value-type="float" office:value="0.00005741" calcext:value-type="float">
            <text:p>0.00005741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162610784173" calcext:value-type="float">
            <text:p>0.0001626108</text:p>
          </table:table-cell>
          <table:table-cell office:value-type="float" office:value="-0.00016261" calcext:value-type="float">
            <text:p>-0.00016261</text:p>
          </table:table-cell>
          <table:table-cell office:value-type="float" office:value="0.000014018267393" calcext:value-type="float">
            <text:p>1.4018267393E-005</text:p>
          </table:table-cell>
          <table:table-cell office:value-type="float" office:value="-0.00001402" calcext:value-type="float">
            <text:p>-0.0000140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21826475859" calcext:value-type="float">
            <text:p>2.1826475859E-005</text:p>
          </table:table-cell>
          <table:table-cell office:value-type="float" office:value="-0.00002183" calcext:value-type="float">
            <text:p>-0.0000218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37038698792" calcext:value-type="float">
            <text:p>-3.7038698792E-005</text:p>
          </table:table-cell>
          <table:table-cell office:value-type="float" office:value="0.00003704" calcext:value-type="float">
            <text:p>0.00003704</text:p>
          </table:table-cell>
          <table:table-cell office:value-type="float" office:value="0.000015193596482" calcext:value-type="float">
            <text:p>1.5193596482E-005</text:p>
          </table:table-cell>
          <table:table-cell office:value-type="float" office:value="-0.00001519" calcext:value-type="float">
            <text:p>-0.0000151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48348680139" calcext:value-type="float">
            <text:p>-4.8348680139E-005</text:p>
          </table:table-cell>
          <table:table-cell office:value-type="float" office:value="0.00004835" calcext:value-type="float">
            <text:p>0.00004835</text:p>
          </table:table-cell>
          <table:table-cell office:value-type="float" office:value="0.000074807554483" calcext:value-type="float">
            <text:p>7.4807554483E-005</text:p>
          </table:table-cell>
          <table:table-cell office:value-type="float" office:value="-0.00007481" calcext:value-type="float">
            <text:p>-0.0000748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12520700693" calcext:value-type="float">
            <text:p>-1.2520700693E-005</text:p>
          </table:table-cell>
          <table:table-cell office:value-type="float" office:value="0.00001252" calcext:value-type="float">
            <text:p>0.00001252</text:p>
          </table:table-cell>
          <table:table-cell office:value-type="float" office:value="0.00001522526145" calcext:value-type="float">
            <text:p>1.522526145E-005</text:p>
          </table:table-cell>
          <table:table-cell office:value-type="float" office:value="-0.00001523" calcext:value-type="float">
            <text:p>-0.0000152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124571844935" calcext:value-type="float">
            <text:p>0.0001245718</text:p>
          </table:table-cell>
          <table:table-cell office:value-type="float" office:value="-0.00012457" calcext:value-type="float">
            <text:p>-0.00012457</text:p>
          </table:table-cell>
          <table:table-cell office:value-type="float" office:value="0.000010572373867" calcext:value-type="float">
            <text:p>1.0572373867E-005</text:p>
          </table:table-cell>
          <table:table-cell office:value-type="float" office:value="-0.00001057" calcext:value-type="float">
            <text:p>-0.0000105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53578987718" calcext:value-type="float">
            <text:p>0.000053579</text:p>
          </table:table-cell>
          <table:table-cell office:value-type="float" office:value="-0.00005358" calcext:value-type="float">
            <text:p>-0.0000535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12749806046" calcext:value-type="float">
            <text:p>1.2749806046E-005</text:p>
          </table:table-cell>
          <table:table-cell office:value-type="float" office:value="-0.00001275" calcext:value-type="float">
            <text:p>-0.00001275</text:p>
          </table:table-cell>
          <table:table-cell office:value-type="float" office:value="0.000063830986619" calcext:value-type="float">
            <text:p>0.000063831</text:p>
          </table:table-cell>
          <table:table-cell office:value-type="float" office:value="-0.00006383" calcext:value-type="float">
            <text:p>-0.0000638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51038339734" calcext:value-type="float">
            <text:p>5.1038339734E-005</text:p>
          </table:table-cell>
          <table:table-cell office:value-type="float" office:value="-0.00005104" calcext:value-type="float">
            <text:p>-0.00005104</text:p>
          </table:table-cell>
          <table:table-cell office:value-type="float" office:value="-0.000007102265954" calcext:value-type="float">
            <text:p>-7.102265954E-006</text:p>
          </table:table-cell>
          <table:table-cell office:value-type="float" office:value="0.0000071" calcext:value-type="float">
            <text:p>0.000007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26995316148" calcext:value-type="float">
            <text:p>-2.6995316148E-005</text:p>
          </table:table-cell>
          <table:table-cell office:value-type="float" office:value="0.000027" calcext:value-type="float">
            <text:p>0.000027</text:p>
          </table:table-cell>
          <table:table-cell office:value-type="float" office:value="0.000005710870028" calcext:value-type="float">
            <text:p>5.710870028E-006</text:p>
          </table:table-cell>
          <table:table-cell office:value-type="float" office:value="-0.00000571" calcext:value-type="float">
            <text:p>-0.00000571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114712864161" calcext:value-type="float">
            <text:p>0.0001147129</text:p>
          </table:table-cell>
          <table:table-cell office:value-type="float" office:value="-0.00011471" calcext:value-type="float">
            <text:p>-0.00011471</text:p>
          </table:table-cell>
          <table:table-cell office:value-type="float" office:value="-0.000075217336416" calcext:value-type="float">
            <text:p>-7.5217336416E-005</text:p>
          </table:table-cell>
          <table:table-cell office:value-type="float" office:value="0.00007522" calcext:value-type="float">
            <text:p>0.0000752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72404742241" calcext:value-type="float">
            <text:p>7.2404742241E-005</text:p>
          </table:table-cell>
          <table:table-cell office:value-type="float" office:value="-0.0000724" calcext:value-type="float">
            <text:p>-0.000072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15450641513" calcext:value-type="float">
            <text:p>-1.5450641513E-005</text:p>
          </table:table-cell>
          <table:table-cell office:value-type="float" office:value="0.00001545" calcext:value-type="float">
            <text:p>0.00001545</text:p>
          </table:table-cell>
          <table:table-cell office:value-type="float" office:value="-0.000021250918508" calcext:value-type="float">
            <text:p>-2.1250918508E-005</text:p>
          </table:table-cell>
          <table:table-cell office:value-type="float" office:value="0.00002125" calcext:value-type="float">
            <text:p>0.0000212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13599172235" calcext:value-type="float">
            <text:p>1.3599172235E-005</text:p>
          </table:table-cell>
          <table:table-cell office:value-type="float" office:value="-0.0000136" calcext:value-type="float">
            <text:p>-0.0000136</text:p>
          </table:table-cell>
          <table:table-cell office:value-type="float" office:value="0.000019688159227" calcext:value-type="float">
            <text:p>1.9688159227E-005</text:p>
          </table:table-cell>
          <table:table-cell office:value-type="float" office:value="-0.00001969" calcext:value-type="float">
            <text:p>-0.0000196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2228282392" calcext:value-type="float">
            <text:p>-2.228282392E-005</text:p>
          </table:table-cell>
          <table:table-cell office:value-type="float" office:value="0.00002228" calcext:value-type="float">
            <text:p>0.00002228</text:p>
          </table:table-cell>
          <table:table-cell office:value-type="float" office:value="0.000027172267437" calcext:value-type="float">
            <text:p>2.7172267437E-005</text:p>
          </table:table-cell>
          <table:table-cell office:value-type="float" office:value="-0.00002717" calcext:value-type="float">
            <text:p>-0.00002717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95088034868" calcext:value-type="float">
            <text:p>0.000095088</text:p>
          </table:table-cell>
          <table:table-cell office:value-type="float" office:value="-0.00009509" calcext:value-type="float">
            <text:p>-0.00009509</text:p>
          </table:table-cell>
          <table:table-cell office:value-type="float" office:value="0.000003231689334" calcext:value-type="float">
            <text:p>3.231689334E-006</text:p>
          </table:table-cell>
          <table:table-cell office:value-type="float" office:value="-0.00000323" calcext:value-type="float">
            <text:p>-0.0000032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04207715392" calcext:value-type="float">
            <text:p>-4.207715392E-006</text:p>
          </table:table-cell>
          <table:table-cell office:value-type="float" office:value="0.00000421" calcext:value-type="float">
            <text:p>0.0000042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16642734408" calcext:value-type="float">
            <text:p>1.6642734408E-005</text:p>
          </table:table-cell>
          <table:table-cell office:value-type="float" office:value="-0.00001664" calcext:value-type="float">
            <text:p>-0.00001664</text:p>
          </table:table-cell>
          <table:table-cell office:value-type="float" office:value="-0.00001790560782" calcext:value-type="float">
            <text:p>-1.790560782E-005</text:p>
          </table:table-cell>
          <table:table-cell office:value-type="float" office:value="0.00001791" calcext:value-type="float">
            <text:p>0.0000179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67571178079" calcext:value-type="float">
            <text:p>-6.7571178079E-005</text:p>
          </table:table-cell>
          <table:table-cell office:value-type="float" office:value="0.00006757" calcext:value-type="float">
            <text:p>0.00006757</text:p>
          </table:table-cell>
          <table:table-cell office:value-type="float" office:value="0.000015208497643" calcext:value-type="float">
            <text:p>1.5208497643E-005</text:p>
          </table:table-cell>
          <table:table-cell office:value-type="float" office:value="-0.00001521" calcext:value-type="float">
            <text:p>-0.0000152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36982819438" calcext:value-type="float">
            <text:p>3.6982819438E-005</text:p>
          </table:table-cell>
          <table:table-cell office:value-type="float" office:value="-0.00003698" calcext:value-type="float">
            <text:p>-0.00003698</text:p>
          </table:table-cell>
          <table:table-cell office:value-type="float" office:value="0.000064903870225" calcext:value-type="float">
            <text:p>6.4903870225E-005</text:p>
          </table:table-cell>
          <table:table-cell office:value-type="float" office:value="-0.0000649" calcext:value-type="float">
            <text:p>-0.0000649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81794336438" calcext:value-type="float">
            <text:p>8.1794336438E-005</text:p>
          </table:table-cell>
          <table:table-cell office:value-type="float" office:value="-0.00008179" calcext:value-type="float">
            <text:p>-0.00008179</text:p>
          </table:table-cell>
          <table:table-cell office:value-type="float" office:value="0.000030195340514" calcext:value-type="float">
            <text:p>3.0195340514E-005</text:p>
          </table:table-cell>
          <table:table-cell office:value-type="float" office:value="-0.0000302" calcext:value-type="float">
            <text:p>-0.000030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36917626858" calcext:value-type="float">
            <text:p>3.6917626858E-005</text:p>
          </table:table-cell>
          <table:table-cell office:value-type="float" office:value="-0.00003692" calcext:value-type="float">
            <text:p>-0.0000369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09559094906" calcext:value-type="float">
            <text:p>-9.559094906E-006</text:p>
          </table:table-cell>
          <table:table-cell office:value-type="float" office:value="0.00000956" calcext:value-type="float">
            <text:p>0.00000956</text:p>
          </table:table-cell>
          <table:table-cell office:value-type="float" office:value="-0.00004144012928" calcext:value-type="float">
            <text:p>-4.144012928E-005</text:p>
          </table:table-cell>
          <table:table-cell office:value-type="float" office:value="0.00004144" calcext:value-type="float">
            <text:p>0.0000414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36224722862" calcext:value-type="float">
            <text:p>3.6224722862E-005</text:p>
          </table:table-cell>
          <table:table-cell office:value-type="float" office:value="-0.00003622" calcext:value-type="float">
            <text:p>-0.00003622</text:p>
          </table:table-cell>
          <table:table-cell office:value-type="float" office:value="0.0000284537673" calcext:value-type="float">
            <text:p>2.84537673E-005</text:p>
          </table:table-cell>
          <table:table-cell office:value-type="float" office:value="-0.00002845" calcext:value-type="float">
            <text:p>-0.0000284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30165538192" calcext:value-type="float">
            <text:p>3.0165538192E-005</text:p>
          </table:table-cell>
          <table:table-cell office:value-type="float" office:value="-0.00003017" calcext:value-type="float">
            <text:p>-0.00003017</text:p>
          </table:table-cell>
          <table:table-cell office:value-type="float" office:value="0.000049142166972" calcext:value-type="float">
            <text:p>4.9142166972E-005</text:p>
          </table:table-cell>
          <table:table-cell office:value-type="float" office:value="-0.00004914" calcext:value-type="float">
            <text:p>-0.00004914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122616067529" calcext:value-type="float">
            <text:p>0.0001226161</text:p>
          </table:table-cell>
          <table:table-cell office:value-type="float" office:value="-0.00012262" calcext:value-type="float">
            <text:p>-0.00012262</text:p>
          </table:table-cell>
          <table:table-cell office:value-type="float" office:value="0.000066138803959" calcext:value-type="float">
            <text:p>6.6138803959E-005</text:p>
          </table:table-cell>
          <table:table-cell office:value-type="float" office:value="-0.00006614" calcext:value-type="float">
            <text:p>-0.0000661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20897015929" calcext:value-type="float">
            <text:p>0.000020897</text:p>
          </table:table-cell>
          <table:table-cell office:value-type="float" office:value="-0.0000209" calcext:value-type="float">
            <text:p>-0.000020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28157606721" calcext:value-type="float">
            <text:p>-2.8157606721E-005</text:p>
          </table:table-cell>
          <table:table-cell office:value-type="float" office:value="0.00002816" calcext:value-type="float">
            <text:p>0.00002816</text:p>
          </table:table-cell>
          <table:table-cell office:value-type="float" office:value="0.000017171725631" calcext:value-type="float">
            <text:p>1.7171725631E-005</text:p>
          </table:table-cell>
          <table:table-cell office:value-type="float" office:value="-0.00001717" calcext:value-type="float">
            <text:p>-0.0000171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180691480637" calcext:value-type="float">
            <text:p>-0.0001806915</text:p>
          </table:table-cell>
          <table:table-cell office:value-type="float" office:value="0.00018069" calcext:value-type="float">
            <text:p>0.00018069</text:p>
          </table:table-cell>
          <table:table-cell office:value-type="float" office:value="-0.000037414953113" calcext:value-type="float">
            <text:p>-0.000037415</text:p>
          </table:table-cell>
          <table:table-cell office:value-type="float" office:value="0.00003741" calcext:value-type="float">
            <text:p>0.0000374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59703364968" calcext:value-type="float">
            <text:p>-5.9703364968E-005</text:p>
          </table:table-cell>
          <table:table-cell office:value-type="float" office:value="0.0000597" calcext:value-type="float">
            <text:p>0.0000597</text:p>
          </table:table-cell>
          <table:table-cell office:value-type="float" office:value="-0.000036476179957" calcext:value-type="float">
            <text:p>-3.6476179957E-005</text:p>
          </table:table-cell>
          <table:table-cell office:value-type="float" office:value="0.00003648" calcext:value-type="float">
            <text:p>0.00003648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11339969933" calcext:value-type="float">
            <text:p>0.0001133997</text:p>
          </table:table-cell>
          <table:table-cell office:value-type="float" office:value="-0.0001134" calcext:value-type="float">
            <text:p>-0.0001134</text:p>
          </table:table-cell>
          <table:table-cell office:value-type="float" office:value="-0.000027505680919" calcext:value-type="float">
            <text:p>-2.7505680919E-005</text:p>
          </table:table-cell>
          <table:table-cell office:value-type="float" office:value="0.00002751" calcext:value-type="float">
            <text:p>0.0000275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00583007932" calcext:value-type="float">
            <text:p>-0.000000583</text:p>
          </table:table-cell>
          <table:table-cell office:value-type="float" office:value="0.00000058" calcext:value-type="float">
            <text:p>0.0000005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76463446021" calcext:value-type="float">
            <text:p>-7.6463446021E-005</text:p>
          </table:table-cell>
          <table:table-cell office:value-type="float" office:value="0.00007646" calcext:value-type="float">
            <text:p>0.00007646</text:p>
          </table:table-cell>
          <table:table-cell office:value-type="float" office:value="-0.000006504356861" calcext:value-type="float">
            <text:p>-6.504356861E-006</text:p>
          </table:table-cell>
          <table:table-cell office:value-type="float" office:value="0.0000065" calcext:value-type="float">
            <text:p>0.000006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46867877245" calcext:value-type="float">
            <text:p>-4.6867877245E-005</text:p>
          </table:table-cell>
          <table:table-cell office:value-type="float" office:value="0.00004687" calcext:value-type="float">
            <text:p>0.00004687</text:p>
          </table:table-cell>
          <table:table-cell office:value-type="float" office:value="0.000044360756874" calcext:value-type="float">
            <text:p>4.4360756874E-005</text:p>
          </table:table-cell>
          <table:table-cell office:value-type="float" office:value="-0.00004436" calcext:value-type="float">
            <text:p>-0.0000443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34257769585" calcext:value-type="float">
            <text:p>3.4257769585E-005</text:p>
          </table:table-cell>
          <table:table-cell office:value-type="float" office:value="-0.00003426" calcext:value-type="float">
            <text:p>-0.00003426</text:p>
          </table:table-cell>
          <table:table-cell office:value-type="float" office:value="-0.000015065073967" calcext:value-type="float">
            <text:p>-1.5065073967E-005</text:p>
          </table:table-cell>
          <table:table-cell office:value-type="float" office:value="0.00001507" calcext:value-type="float">
            <text:p>0.00001507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103663653135" calcext:value-type="float">
            <text:p>0.0001036637</text:p>
          </table:table-cell>
          <table:table-cell office:value-type="float" office:value="-0.00010366" calcext:value-type="float">
            <text:p>-0.00010366</text:p>
          </table:table-cell>
          <table:table-cell office:value-type="float" office:value="0.000073101371527" calcext:value-type="float">
            <text:p>7.3101371527E-005</text:p>
          </table:table-cell>
          <table:table-cell office:value-type="float" office:value="-0.0000731" calcext:value-type="float">
            <text:p>-0.000073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64423307776" calcext:value-type="float">
            <text:p>6.4423307776E-005</text:p>
          </table:table-cell>
          <table:table-cell office:value-type="float" office:value="-0.00006442" calcext:value-type="float">
            <text:p>-0.0000644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28144568205" calcext:value-type="float">
            <text:p>2.8144568205E-005</text:p>
          </table:table-cell>
          <table:table-cell office:value-type="float" office:value="-0.00002814" calcext:value-type="float">
            <text:p>-0.00002814</text:p>
          </table:table-cell>
          <table:table-cell office:value-type="float" office:value="-0.000037804245949" calcext:value-type="float">
            <text:p>-3.7804245949E-005</text:p>
          </table:table-cell>
          <table:table-cell office:value-type="float" office:value="0.0000378" calcext:value-type="float">
            <text:p>0.000037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58725476265" calcext:value-type="float">
            <text:p>5.8725476265E-005</text:p>
          </table:table-cell>
          <table:table-cell office:value-type="float" office:value="-0.00005873" calcext:value-type="float">
            <text:p>-0.00005873</text:p>
          </table:table-cell>
          <table:table-cell office:value-type="float" office:value="0.00005747191608" calcext:value-type="float">
            <text:p>5.747191608E-005</text:p>
          </table:table-cell>
          <table:table-cell office:value-type="float" office:value="-0.00005747" calcext:value-type="float">
            <text:p>-0.0000574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11304393411" calcext:value-type="float">
            <text:p>1.1304393411E-005</text:p>
          </table:table-cell>
          <table:table-cell office:value-type="float" office:value="-0.0000113" calcext:value-type="float">
            <text:p>-0.0000113</text:p>
          </table:table-cell>
          <table:table-cell office:value-type="float" office:value="0.000034477561712" calcext:value-type="float">
            <text:p>3.4477561712E-005</text:p>
          </table:table-cell>
          <table:table-cell office:value-type="float" office:value="-0.00003448" calcext:value-type="float">
            <text:p>-0.00003448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165341421962" calcext:value-type="float">
            <text:p>0.0001653414</text:p>
          </table:table-cell>
          <table:table-cell office:value-type="float" office:value="-0.00016534" calcext:value-type="float">
            <text:p>-0.00016534</text:p>
          </table:table-cell>
          <table:table-cell office:value-type="float" office:value="-0.000005474314094" calcext:value-type="float">
            <text:p>-5.474314094E-006</text:p>
          </table:table-cell>
          <table:table-cell office:value-type="float" office:value="0.00000547" calcext:value-type="float">
            <text:p>0.0000054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21753832698" calcext:value-type="float">
            <text:p>2.1753832698E-005</text:p>
          </table:table-cell>
          <table:table-cell office:value-type="float" office:value="-0.00002175" calcext:value-type="float">
            <text:p>-0.0000217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37213787436" calcext:value-type="float">
            <text:p>-3.7213787436E-005</text:p>
          </table:table-cell>
          <table:table-cell office:value-type="float" office:value="0.00003721" calcext:value-type="float">
            <text:p>0.00003721</text:p>
          </table:table-cell>
          <table:table-cell office:value-type="float" office:value="-0.0000638384372" calcext:value-type="float">
            <text:p>-6.38384372E-005</text:p>
          </table:table-cell>
          <table:table-cell office:value-type="float" office:value="0.00006384" calcext:value-type="float">
            <text:p>0.0000638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61366707087" calcext:value-type="float">
            <text:p>-6.1366707087E-005</text:p>
          </table:table-cell>
          <table:table-cell office:value-type="float" office:value="0.00006137" calcext:value-type="float">
            <text:p>0.00006137</text:p>
          </table:table-cell>
          <table:table-cell office:value-type="float" office:value="-0.000088853761554" calcext:value-type="float">
            <text:p>-8.8853761554E-005</text:p>
          </table:table-cell>
          <table:table-cell office:value-type="float" office:value="0.00008885" calcext:value-type="float">
            <text:p>0.0000888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68249180913" calcext:value-type="float">
            <text:p>-6.8249180913E-005</text:p>
          </table:table-cell>
          <table:table-cell office:value-type="float" office:value="0.00006825" calcext:value-type="float">
            <text:p>0.00006825</text:p>
          </table:table-cell>
          <table:table-cell office:value-type="float" office:value="-0.000026138499379" calcext:value-type="float">
            <text:p>-2.6138499379E-005</text:p>
          </table:table-cell>
          <table:table-cell office:value-type="float" office:value="0.00002614" calcext:value-type="float">
            <text:p>0.00002614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136218965054" calcext:value-type="float">
            <text:p>0.000136219</text:p>
          </table:table-cell>
          <table:table-cell office:value-type="float" office:value="-0.00013622" calcext:value-type="float">
            <text:p>-0.00013622</text:p>
          </table:table-cell>
          <table:table-cell office:value-type="float" office:value="0.000031601637602" calcext:value-type="float">
            <text:p>3.1601637602E-005</text:p>
          </table:table-cell>
          <table:table-cell office:value-type="float" office:value="-0.0000316" calcext:value-type="float">
            <text:p>-0.000031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47400593758" calcext:value-type="float">
            <text:p>4.7400593758E-005</text:p>
          </table:table-cell>
          <table:table-cell office:value-type="float" office:value="-0.0000474" calcext:value-type="float">
            <text:p>-0.000047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04004687071" calcext:value-type="float">
            <text:p>4.004687071E-006</text:p>
          </table:table-cell>
          <table:table-cell office:value-type="float" office:value="-0.000004" calcext:value-type="float">
            <text:p>-0.000004</text:p>
          </table:table-cell>
          <table:table-cell office:value-type="float" office:value="-0.000015219673514" calcext:value-type="float">
            <text:p>-1.5219673514E-005</text:p>
          </table:table-cell>
          <table:table-cell office:value-type="float" office:value="0.00001522" calcext:value-type="float">
            <text:p>0.0000152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11900998652" calcext:value-type="float">
            <text:p>-0.00011901</text:p>
          </table:table-cell>
          <table:table-cell office:value-type="float" office:value="0.00011901" calcext:value-type="float">
            <text:p>0.00011901</text:p>
          </table:table-cell>
          <table:table-cell office:value-type="float" office:value="-0.0000079292804" calcext:value-type="float">
            <text:p>-7.9292804E-006</text:p>
          </table:table-cell>
          <table:table-cell office:value-type="float" office:value="0.00000793" calcext:value-type="float">
            <text:p>0.0000079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1141615212" calcext:value-type="float">
            <text:p>-1.141615212E-005</text:p>
          </table:table-cell>
          <table:table-cell office:value-type="float" office:value="0.00001142" calcext:value-type="float">
            <text:p>0.00001142</text:p>
          </table:table-cell>
          <table:table-cell office:value-type="float" office:value="-0.000008335337043" calcext:value-type="float">
            <text:p>-8.335337043E-006</text:p>
          </table:table-cell>
          <table:table-cell office:value-type="float" office:value="0.00000834" calcext:value-type="float">
            <text:p>0.00000834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183248892426" calcext:value-type="float">
            <text:p>0.0001832489</text:p>
          </table:table-cell>
          <table:table-cell office:value-type="float" office:value="-0.00018325" calcext:value-type="float">
            <text:p>-0.00018325</text:p>
          </table:table-cell>
          <table:table-cell office:value-type="float" office:value="-0.000057850033045" calcext:value-type="float">
            <text:p>-0.00005785</text:p>
          </table:table-cell>
          <table:table-cell office:value-type="float" office:value="0.00005785" calcext:value-type="float">
            <text:p>0.0000578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35580247641" calcext:value-type="float">
            <text:p>3.5580247641E-005</text:p>
          </table:table-cell>
          <table:table-cell office:value-type="float" office:value="-0.00003558" calcext:value-type="float">
            <text:p>-0.0000355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3482401371" calcext:value-type="float">
            <text:p>-0.000034824</text:p>
          </table:table-cell>
          <table:table-cell office:value-type="float" office:value="0.00003482" calcext:value-type="float">
            <text:p>0.00003482</text:p>
          </table:table-cell>
          <table:table-cell office:value-type="float" office:value="0.000066770240664" calcext:value-type="float">
            <text:p>6.6770240664E-005</text:p>
          </table:table-cell>
          <table:table-cell office:value-type="float" office:value="-0.00006677" calcext:value-type="float">
            <text:p>-0.0000667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03075227141" calcext:value-type="float">
            <text:p>-3.075227141E-006</text:p>
          </table:table-cell>
          <table:table-cell office:value-type="float" office:value="0.00000308" calcext:value-type="float">
            <text:p>0.00000308</text:p>
          </table:table-cell>
          <table:table-cell office:value-type="float" office:value="0.000001741573215" calcext:value-type="float">
            <text:p>1.741573215E-006</text:p>
          </table:table-cell>
          <table:table-cell office:value-type="float" office:value="-0.00000174" calcext:value-type="float">
            <text:p>-0.0000017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53385272622" calcext:value-type="float">
            <text:p>5.3385272622E-005</text:p>
          </table:table-cell>
          <table:table-cell office:value-type="float" office:value="-0.00005339" calcext:value-type="float">
            <text:p>-0.00005339</text:p>
          </table:table-cell>
          <table:table-cell office:value-type="float" office:value="-0.000056400895119" calcext:value-type="float">
            <text:p>-5.6400895119E-005</text:p>
          </table:table-cell>
          <table:table-cell office:value-type="float" office:value="0.0000564" calcext:value-type="float">
            <text:p>0.0000564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126896426082" calcext:value-type="float">
            <text:p>0.0001268964</text:p>
          </table:table-cell>
          <table:table-cell office:value-type="float" office:value="-0.0001269" calcext:value-type="float">
            <text:p>-0.0001269</text:p>
          </table:table-cell>
          <table:table-cell office:value-type="float" office:value="0.000024102628231" calcext:value-type="float">
            <text:p>2.4102628231E-005</text:p>
          </table:table-cell>
          <table:table-cell office:value-type="float" office:value="-0.0000241" calcext:value-type="float">
            <text:p>-0.000024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01443549991" calcext:value-type="float">
            <text:p>-1.443549991E-006</text:p>
          </table:table-cell>
          <table:table-cell office:value-type="float" office:value="0.00000144" calcext:value-type="float">
            <text:p>0.0000014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33088028431" calcext:value-type="float">
            <text:p>-0.000033088</text:p>
          </table:table-cell>
          <table:table-cell office:value-type="float" office:value="0.00003309" calcext:value-type="float">
            <text:p>0.00003309</text:p>
          </table:table-cell>
          <table:table-cell office:value-type="float" office:value="0.000019248574972" calcext:value-type="float">
            <text:p>1.9248574972E-005</text:p>
          </table:table-cell>
          <table:table-cell office:value-type="float" office:value="-0.00001925" calcext:value-type="float">
            <text:p>-0.0000192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04408881068" calcext:value-type="float">
            <text:p>-4.408881068E-006</text:p>
          </table:table-cell>
          <table:table-cell office:value-type="float" office:value="0.00000441" calcext:value-type="float">
            <text:p>0.00000441</text:p>
          </table:table-cell>
          <table:table-cell office:value-type="float" office:value="-0.000004719942808" calcext:value-type="float">
            <text:p>-4.719942808E-006</text:p>
          </table:table-cell>
          <table:table-cell office:value-type="float" office:value="0.00000472" calcext:value-type="float">
            <text:p>0.0000047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44755637646" calcext:value-type="float">
            <text:p>4.4755637646E-005</text:p>
          </table:table-cell>
          <table:table-cell office:value-type="float" office:value="-0.00004476" calcext:value-type="float">
            <text:p>-0.00004476</text:p>
          </table:table-cell>
          <table:table-cell office:value-type="float" office:value="0.000000791624188" calcext:value-type="float">
            <text:p>7.91624188E-007</text:p>
          </table:table-cell>
          <table:table-cell office:value-type="float" office:value="-0.00000079" calcext:value-type="float">
            <text:p>-0.00000079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133950263262" calcext:value-type="float">
            <text:p>0.0001339503</text:p>
          </table:table-cell>
          <table:table-cell office:value-type="float" office:value="-0.00013395" calcext:value-type="float">
            <text:p>-0.00013395</text:p>
          </table:table-cell>
          <table:table-cell office:value-type="float" office:value="-0.000001316890121" calcext:value-type="float">
            <text:p>-1.316890121E-006</text:p>
          </table:table-cell>
          <table:table-cell office:value-type="float" office:value="0.00000132" calcext:value-type="float">
            <text:p>0.0000013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53672119975" calcext:value-type="float">
            <text:p>5.3672119975E-005</text:p>
          </table:table-cell>
          <table:table-cell office:value-type="float" office:value="-0.00005367" calcext:value-type="float">
            <text:p>-0.0000536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18835067749" calcext:value-type="float">
            <text:p>1.8835067749E-005</text:p>
          </table:table-cell>
          <table:table-cell office:value-type="float" office:value="-0.00001884" calcext:value-type="float">
            <text:p>-0.00001884</text:p>
          </table:table-cell>
          <table:table-cell office:value-type="float" office:value="0.000036686658859" calcext:value-type="float">
            <text:p>3.6686658859E-005</text:p>
          </table:table-cell>
          <table:table-cell office:value-type="float" office:value="-0.00003669" calcext:value-type="float">
            <text:p>-0.0000366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113105401397" calcext:value-type="float">
            <text:p>0.0001131054</text:p>
          </table:table-cell>
          <table:table-cell office:value-type="float" office:value="-0.00011311" calcext:value-type="float">
            <text:p>-0.00011311</text:p>
          </table:table-cell>
          <table:table-cell office:value-type="float" office:value="0.000066246837378" calcext:value-type="float">
            <text:p>6.6246837378E-005</text:p>
          </table:table-cell>
          <table:table-cell office:value-type="float" office:value="-0.00006625" calcext:value-type="float">
            <text:p>-0.0000662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5467236042" calcext:value-type="float">
            <text:p>5.467236042E-005</text:p>
          </table:table-cell>
          <table:table-cell office:value-type="float" office:value="-0.00005467" calcext:value-type="float">
            <text:p>-0.00005467</text:p>
          </table:table-cell>
          <table:table-cell office:value-type="float" office:value="-0.000024985522032" calcext:value-type="float">
            <text:p>-2.4985522032E-005</text:p>
          </table:table-cell>
          <table:table-cell office:value-type="float" office:value="0.00002499" calcext:value-type="float">
            <text:p>0.00002499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178368762136" calcext:value-type="float">
            <text:p>0.0001783688</text:p>
          </table:table-cell>
          <table:table-cell office:value-type="float" office:value="-0.00017837" calcext:value-type="float">
            <text:p>-0.00017837</text:p>
          </table:table-cell>
          <table:table-cell office:value-type="float" office:value="-0.000038566067815" calcext:value-type="float">
            <text:p>-3.8566067815E-005</text:p>
          </table:table-cell>
          <table:table-cell office:value-type="float" office:value="0.00003857" calcext:value-type="float">
            <text:p>0.0000385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39830803871" calcext:value-type="float">
            <text:p>-3.9830803871E-005</text:p>
          </table:table-cell>
          <table:table-cell office:value-type="float" office:value="0.00003983" calcext:value-type="float">
            <text:p>0.0000398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56352466345" calcext:value-type="float">
            <text:p>-5.6352466345E-005</text:p>
          </table:table-cell>
          <table:table-cell office:value-type="float" office:value="0.00005635" calcext:value-type="float">
            <text:p>0.00005635</text:p>
          </table:table-cell>
          <table:table-cell office:value-type="float" office:value="0.000091232359409" calcext:value-type="float">
            <text:p>9.1232359409E-005</text:p>
          </table:table-cell>
          <table:table-cell office:value-type="float" office:value="-0.00009123" calcext:value-type="float">
            <text:p>-0.0000912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25490298867" calcext:value-type="float">
            <text:p>-2.5490298867E-005</text:p>
          </table:table-cell>
          <table:table-cell office:value-type="float" office:value="0.00002549" calcext:value-type="float">
            <text:p>0.00002549</text:p>
          </table:table-cell>
          <table:table-cell office:value-type="float" office:value="-0.000006053596735" calcext:value-type="float">
            <text:p>-6.053596735E-006</text:p>
          </table:table-cell>
          <table:table-cell office:value-type="float" office:value="0.00000605" calcext:value-type="float">
            <text:p>0.0000060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64739957452" calcext:value-type="float">
            <text:p>-0.00006474</text:p>
          </table:table-cell>
          <table:table-cell office:value-type="float" office:value="0.00006474" calcext:value-type="float">
            <text:p>0.00006474</text:p>
          </table:table-cell>
          <table:table-cell office:value-type="float" office:value="0.000035937875509" calcext:value-type="float">
            <text:p>3.5937875509E-005</text:p>
          </table:table-cell>
          <table:table-cell office:value-type="float" office:value="-0.00003594" calcext:value-type="float">
            <text:p>-0.00003594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120358541608" calcext:value-type="float">
            <text:p>0.0001203585</text:p>
          </table:table-cell>
          <table:table-cell office:value-type="float" office:value="-0.00012036" calcext:value-type="float">
            <text:p>-0.00012036</text:p>
          </table:table-cell>
          <table:table-cell office:value-type="float" office:value="0.000081047415733" calcext:value-type="float">
            <text:p>8.1047415733E-005</text:p>
          </table:table-cell>
          <table:table-cell office:value-type="float" office:value="-0.00008105" calcext:value-type="float">
            <text:p>-0.0000810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07092952728" calcext:value-type="float">
            <text:p>-0.000007093</text:p>
          </table:table-cell>
          <table:table-cell office:value-type="float" office:value="0.00000709" calcext:value-type="float">
            <text:p>0.0000070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3869086504" calcext:value-type="float">
            <text:p>3.869086504E-005</text:p>
          </table:table-cell>
          <table:table-cell office:value-type="float" office:value="-0.00003869" calcext:value-type="float">
            <text:p>-0.00003869</text:p>
          </table:table-cell>
          <table:table-cell office:value-type="float" office:value="0.000027902424335" calcext:value-type="float">
            <text:p>2.7902424335E-005</text:p>
          </table:table-cell>
          <table:table-cell office:value-type="float" office:value="-0.0000279" calcext:value-type="float">
            <text:p>-0.000027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28314068913" calcext:value-type="float">
            <text:p>2.8314068913E-005</text:p>
          </table:table-cell>
          <table:table-cell office:value-type="float" office:value="-0.00002831" calcext:value-type="float">
            <text:p>-0.00002831</text:p>
          </table:table-cell>
          <table:table-cell office:value-type="float" office:value="0.000006416812539" calcext:value-type="float">
            <text:p>6.416812539E-006</text:p>
          </table:table-cell>
          <table:table-cell office:value-type="float" office:value="-0.00000642" calcext:value-type="float">
            <text:p>-0.0000064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79404562712" calcext:value-type="float">
            <text:p>7.9404562712E-005</text:p>
          </table:table-cell>
          <table:table-cell office:value-type="float" office:value="-0.0000794" calcext:value-type="float">
            <text:p>-0.0000794</text:p>
          </table:table-cell>
          <table:table-cell office:value-type="float" office:value="-0.000077238306403" calcext:value-type="float">
            <text:p>-7.7238306403E-005</text:p>
          </table:table-cell>
          <table:table-cell office:value-type="float" office:value="0.00007724" calcext:value-type="float">
            <text:p>0.00007724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79041346908" calcext:value-type="float">
            <text:p>7.9041346908E-005</text:p>
          </table:table-cell>
          <table:table-cell office:value-type="float" office:value="-0.00007904" calcext:value-type="float">
            <text:p>-0.00007904</text:p>
          </table:table-cell>
          <table:table-cell office:value-type="float" office:value="0.000069204717875" calcext:value-type="float">
            <text:p>6.9204717875E-005</text:p>
          </table:table-cell>
          <table:table-cell office:value-type="float" office:value="-0.0000692" calcext:value-type="float">
            <text:p>-0.000069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20144507289" calcext:value-type="float">
            <text:p>-2.0144507289E-005</text:p>
          </table:table-cell>
          <table:table-cell office:value-type="float" office:value="0.00002014" calcext:value-type="float">
            <text:p>0.0000201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1578591764" calcext:value-type="float">
            <text:p>1.578591764E-005</text:p>
          </table:table-cell>
          <table:table-cell office:value-type="float" office:value="-0.00001579" calcext:value-type="float">
            <text:p>-0.00001579</text:p>
          </table:table-cell>
          <table:table-cell office:value-type="float" office:value="-0.00001072883606" calcext:value-type="float">
            <text:p>-1.072883606E-005</text:p>
          </table:table-cell>
          <table:table-cell office:value-type="float" office:value="0.00001073" calcext:value-type="float">
            <text:p>0.0000107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56574121118" calcext:value-type="float">
            <text:p>5.6574121118E-005</text:p>
          </table:table-cell>
          <table:table-cell office:value-type="float" office:value="-0.00005657" calcext:value-type="float">
            <text:p>-0.00005657</text:p>
          </table:table-cell>
          <table:table-cell office:value-type="float" office:value="-0.000001156702638" calcext:value-type="float">
            <text:p>-1.156702638E-006</text:p>
          </table:table-cell>
          <table:table-cell office:value-type="float" office:value="0.00000116" calcext:value-type="float">
            <text:p>0.0000011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33978372812" calcext:value-type="float">
            <text:p>3.3978372812E-005</text:p>
          </table:table-cell>
          <table:table-cell office:value-type="float" office:value="-0.00003398" calcext:value-type="float">
            <text:p>-0.00003398</text:p>
          </table:table-cell>
          <table:table-cell office:value-type="float" office:value="-0.000022551044822" calcext:value-type="float">
            <text:p>-0.000022551</text:p>
          </table:table-cell>
          <table:table-cell office:value-type="float" office:value="0.00002255" calcext:value-type="float">
            <text:p>0.00002255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231310725212" calcext:value-type="float">
            <text:p>0.0002313107</text:p>
          </table:table-cell>
          <table:table-cell office:value-type="float" office:value="-0.00023131" calcext:value-type="float">
            <text:p>-0.00023131</text:p>
          </table:table-cell>
          <table:table-cell office:value-type="float" office:value="0.000074511393905" calcext:value-type="float">
            <text:p>7.4511393905E-005</text:p>
          </table:table-cell>
          <table:table-cell office:value-type="float" office:value="-0.00007451" calcext:value-type="float">
            <text:p>-0.0000745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29485672712" calcext:value-type="float">
            <text:p>2.9485672712E-005</text:p>
          </table:table-cell>
          <table:table-cell office:value-type="float" office:value="-0.00002949" calcext:value-type="float">
            <text:p>-0.0000294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00400468707" calcext:value-type="float">
            <text:p>-4.00468707E-007</text:p>
          </table:table-cell>
          <table:table-cell office:value-type="float" office:value="0.0000004" calcext:value-type="float">
            <text:p>0.0000004</text:p>
          </table:table-cell>
          <table:table-cell office:value-type="float" office:value="0.000001158565283" calcext:value-type="float">
            <text:p>1.158565283E-006</text:p>
          </table:table-cell>
          <table:table-cell office:value-type="float" office:value="-0.00000116" calcext:value-type="float">
            <text:p>-0.0000011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75811520219" calcext:value-type="float">
            <text:p>7.5811520219E-005</text:p>
          </table:table-cell>
          <table:table-cell office:value-type="float" office:value="-0.00007581" calcext:value-type="float">
            <text:p>-0.00007581</text:p>
          </table:table-cell>
          <table:table-cell office:value-type="float" office:value="-0.000018395483494" calcext:value-type="float">
            <text:p>-1.8395483494E-005</text:p>
          </table:table-cell>
          <table:table-cell office:value-type="float" office:value="0.0000184" calcext:value-type="float">
            <text:p>0.000018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20176172256" calcext:value-type="float">
            <text:p>2.0176172256E-005</text:p>
          </table:table-cell>
          <table:table-cell office:value-type="float" office:value="-0.00002018" calcext:value-type="float">
            <text:p>-0.00002018</text:p>
          </table:table-cell>
          <table:table-cell office:value-type="float" office:value="0.000008625909686" calcext:value-type="float">
            <text:p>8.625909686E-006</text:p>
          </table:table-cell>
          <table:table-cell office:value-type="float" office:value="-0.00000863" calcext:value-type="float">
            <text:p>-0.00000863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103551894426" calcext:value-type="float">
            <text:p>0.0001035519</text:p>
          </table:table-cell>
          <table:table-cell office:value-type="float" office:value="-0.00010355" calcext:value-type="float">
            <text:p>-0.00010355</text:p>
          </table:table-cell>
          <table:table-cell office:value-type="float" office:value="0.000105287879705" calcext:value-type="float">
            <text:p>0.0001052879</text:p>
          </table:table-cell>
          <table:table-cell office:value-type="float" office:value="-0.00010529" calcext:value-type="float">
            <text:p>-0.0001052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14342367649" calcext:value-type="float">
            <text:p>1.4342367649E-005</text:p>
          </table:table-cell>
          <table:table-cell office:value-type="float" office:value="-0.00001434" calcext:value-type="float">
            <text:p>-0.0000143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53822994232" calcext:value-type="float">
            <text:p>0.000053823</text:p>
          </table:table-cell>
          <table:table-cell office:value-type="float" office:value="-0.00005382" calcext:value-type="float">
            <text:p>-0.00005382</text:p>
          </table:table-cell>
          <table:table-cell office:value-type="float" office:value="0.000047370791435" calcext:value-type="float">
            <text:p>4.7370791435E-005</text:p>
          </table:table-cell>
          <table:table-cell office:value-type="float" office:value="-0.00004737" calcext:value-type="float">
            <text:p>-0.0000473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06409361959" calcext:value-type="float">
            <text:p>-6.409361959E-006</text:p>
          </table:table-cell>
          <table:table-cell office:value-type="float" office:value="0.00000641" calcext:value-type="float">
            <text:p>0.00000641</text:p>
          </table:table-cell>
          <table:table-cell office:value-type="float" office:value="0.000030908733606" calcext:value-type="float">
            <text:p>3.0908733606E-005</text:p>
          </table:table-cell>
          <table:table-cell office:value-type="float" office:value="-0.00003091" calcext:value-type="float">
            <text:p>-0.0000309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10885298252" calcext:value-type="float">
            <text:p>-1.0885298252E-005</text:p>
          </table:table-cell>
          <table:table-cell office:value-type="float" office:value="0.00001089" calcext:value-type="float">
            <text:p>0.00001089</text:p>
          </table:table-cell>
          <table:table-cell office:value-type="float" office:value="0.000029936432838" calcext:value-type="float">
            <text:p>2.9936432838E-005</text:p>
          </table:table-cell>
          <table:table-cell office:value-type="float" office:value="-0.00002994" calcext:value-type="float">
            <text:p>-0.00002994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189648941159" calcext:value-type="float">
            <text:p>0.0001896489</text:p>
          </table:table-cell>
          <table:table-cell office:value-type="float" office:value="-0.00018965" calcext:value-type="float">
            <text:p>-0.00018965</text:p>
          </table:table-cell>
          <table:table-cell office:value-type="float" office:value="0.000000290572643" calcext:value-type="float">
            <text:p>2.90572643E-007</text:p>
          </table:table-cell>
          <table:table-cell office:value-type="float" office:value="-0.00000029" calcext:value-type="float">
            <text:p>-0.0000002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55765733123" calcext:value-type="float">
            <text:p>-5.5765733123E-005</text:p>
          </table:table-cell>
          <table:table-cell office:value-type="float" office:value="0.00005577" calcext:value-type="float">
            <text:p>0.0000557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15595927835" calcext:value-type="float">
            <text:p>1.5595927835E-005</text:p>
          </table:table-cell>
          <table:table-cell office:value-type="float" office:value="-0.0000156" calcext:value-type="float">
            <text:p>-0.0000156</text:p>
          </table:table-cell>
          <table:table-cell office:value-type="float" office:value="-0.000023314729333" calcext:value-type="float">
            <text:p>-2.3314729333E-005</text:p>
          </table:table-cell>
          <table:table-cell office:value-type="float" office:value="0.00002331" calcext:value-type="float">
            <text:p>0.0000233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19043684006" calcext:value-type="float">
            <text:p>-1.9043684006E-005</text:p>
          </table:table-cell>
          <table:table-cell office:value-type="float" office:value="0.00001904" calcext:value-type="float">
            <text:p>0.00001904</text:p>
          </table:table-cell>
          <table:table-cell office:value-type="float" office:value="-0.000126525759697" calcext:value-type="float">
            <text:p>-0.0001265258</text:p>
          </table:table-cell>
          <table:table-cell office:value-type="float" office:value="0.00012653" calcext:value-type="float">
            <text:p>0.0001265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20081177354" calcext:value-type="float">
            <text:p>2.0081177354E-005</text:p>
          </table:table-cell>
          <table:table-cell office:value-type="float" office:value="-0.00002008" calcext:value-type="float">
            <text:p>-0.00002008</text:p>
          </table:table-cell>
          <table:table-cell office:value-type="float" office:value="-0.000007217749953" calcext:value-type="float">
            <text:p>-7.217749953E-006</text:p>
          </table:table-cell>
          <table:table-cell office:value-type="float" office:value="0.00000722" calcext:value-type="float">
            <text:p>0.00000722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253845006227" calcext:value-type="float">
            <text:p>0.000253845</text:p>
          </table:table-cell>
          <table:table-cell office:value-type="float" office:value="-0.00025385" calcext:value-type="float">
            <text:p>-0.00025385</text:p>
          </table:table-cell>
          <table:table-cell office:value-type="float" office:value="0.000011568889022" calcext:value-type="float">
            <text:p>1.1568889022E-005</text:p>
          </table:table-cell>
          <table:table-cell office:value-type="float" office:value="-0.00001157" calcext:value-type="float">
            <text:p>-0.0000115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23953616619" calcext:value-type="float">
            <text:p>-2.3953616619E-005</text:p>
          </table:table-cell>
          <table:table-cell office:value-type="float" office:value="0.00002395" calcext:value-type="float">
            <text:p>0.0000239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35149976611" calcext:value-type="float">
            <text:p>0.00003515</text:p>
          </table:table-cell>
          <table:table-cell office:value-type="float" office:value="-0.00003515" calcext:value-type="float">
            <text:p>-0.00003515</text:p>
          </table:table-cell>
          <table:table-cell office:value-type="float" office:value="-0.000042904168367" calcext:value-type="float">
            <text:p>-4.2904168367E-005</text:p>
          </table:table-cell>
          <table:table-cell office:value-type="float" office:value="0.0000429" calcext:value-type="float">
            <text:p>0.000042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0480003655" calcext:value-type="float">
            <text:p>0.0000048</text:p>
          </table:table-cell>
          <table:table-cell office:value-type="float" office:value="-0.0000048" calcext:value-type="float">
            <text:p>-0.0000048</text:p>
          </table:table-cell>
          <table:table-cell office:value-type="float" office:value="0.000056385993958" calcext:value-type="float">
            <text:p>0.000056386</text:p>
          </table:table-cell>
          <table:table-cell office:value-type="float" office:value="-0.00005639" calcext:value-type="float">
            <text:p>-0.0000563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55642798543" calcext:value-type="float">
            <text:p>5.5642798543E-005</text:p>
          </table:table-cell>
          <table:table-cell office:value-type="float" office:value="-0.00005564" calcext:value-type="float">
            <text:p>-0.00005564</text:p>
          </table:table-cell>
          <table:table-cell office:value-type="float" office:value="-0.000051788985729" calcext:value-type="float">
            <text:p>-0.000051789</text:p>
          </table:table-cell>
          <table:table-cell office:value-type="float" office:value="0.00005179" calcext:value-type="float">
            <text:p>0.00005179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222152099013" calcext:value-type="float">
            <text:p>0.0002221521</text:p>
          </table:table-cell>
          <table:table-cell office:value-type="float" office:value="-0.00022215" calcext:value-type="float">
            <text:p>-0.00022215</text:p>
          </table:table-cell>
          <table:table-cell office:value-type="float" office:value="0.00000393204391" calcext:value-type="float">
            <text:p>0.000003932</text:p>
          </table:table-cell>
          <table:table-cell office:value-type="float" office:value="-0.00000393" calcext:value-type="float">
            <text:p>-0.0000039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07240101695" calcext:value-type="float">
            <text:p>7.240101695E-006</text:p>
          </table:table-cell>
          <table:table-cell office:value-type="float" office:value="-0.00000724" calcext:value-type="float">
            <text:p>-0.0000072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39307400584" calcext:value-type="float">
            <text:p>3.9307400584E-005</text:p>
          </table:table-cell>
          <table:table-cell office:value-type="float" office:value="-0.00003931" calcext:value-type="float">
            <text:p>-0.00003931</text:p>
          </table:table-cell>
          <table:table-cell office:value-type="float" office:value="-0.000000234693289" calcext:value-type="float">
            <text:p>-2.34693289E-007</text:p>
          </table:table-cell>
          <table:table-cell office:value-type="float" office:value="0.00000023" calcext:value-type="float">
            <text:p>0.0000002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03674998879" calcext:value-type="float">
            <text:p>0.000003675</text:p>
          </table:table-cell>
          <table:table-cell office:value-type="float" office:value="-0.00000367" calcext:value-type="float">
            <text:p>-0.00000367</text:p>
          </table:table-cell>
          <table:table-cell office:value-type="float" office:value="0.000033805146813" calcext:value-type="float">
            <text:p>3.3805146813E-005</text:p>
          </table:table-cell>
          <table:table-cell office:value-type="float" office:value="-0.00003381" calcext:value-type="float">
            <text:p>-0.0000338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16074627638" calcext:value-type="float">
            <text:p>1.6074627638E-005</text:p>
          </table:table-cell>
          <table:table-cell office:value-type="float" office:value="-0.00001607" calcext:value-type="float">
            <text:p>-0.00001607</text:p>
          </table:table-cell>
          <table:table-cell office:value-type="float" office:value="0.000052148476243" calcext:value-type="float">
            <text:p>5.2148476243E-005</text:p>
          </table:table-cell>
          <table:table-cell office:value-type="float" office:value="-0.00005215" calcext:value-type="float">
            <text:p>-0.00005215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153325498104" calcext:value-type="float">
            <text:p>0.0001533255</text:p>
          </table:table-cell>
          <table:table-cell office:value-type="float" office:value="-0.00015333" calcext:value-type="float">
            <text:p>-0.00015333</text:p>
          </table:table-cell>
          <table:table-cell office:value-type="float" office:value="0.000106146559119" calcext:value-type="float">
            <text:p>0.0001061466</text:p>
          </table:table-cell>
          <table:table-cell office:value-type="float" office:value="-0.00010615" calcext:value-type="float">
            <text:p>-0.0001061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52377581596" calcext:value-type="float">
            <text:p>-5.2377581596E-005</text:p>
          </table:table-cell>
          <table:table-cell office:value-type="float" office:value="0.00005238" calcext:value-type="float">
            <text:p>0.0000523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39432197809" calcext:value-type="float">
            <text:p>-3.9432197809E-005</text:p>
          </table:table-cell>
          <table:table-cell office:value-type="float" office:value="0.00003943" calcext:value-type="float">
            <text:p>0.00003943</text:p>
          </table:table-cell>
          <table:table-cell office:value-type="float" office:value="-0.000012010335922" calcext:value-type="float">
            <text:p>-1.2010335922E-005</text:p>
          </table:table-cell>
          <table:table-cell office:value-type="float" office:value="0.00001201" calcext:value-type="float">
            <text:p>0.0000120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13533979654" calcext:value-type="float">
            <text:p>-0.000013534</text:p>
          </table:table-cell>
          <table:table-cell office:value-type="float" office:value="0.00001353" calcext:value-type="float">
            <text:p>0.00001353</text:p>
          </table:table-cell>
          <table:table-cell office:value-type="float" office:value="-0.000090012326837" calcext:value-type="float">
            <text:p>-9.0012326837E-005</text:p>
          </table:table-cell>
          <table:table-cell office:value-type="float" office:value="0.00009001" calcext:value-type="float">
            <text:p>0.0000900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52560120821" calcext:value-type="float">
            <text:p>-5.2560120821E-005</text:p>
          </table:table-cell>
          <table:table-cell office:value-type="float" office:value="0.00005256" calcext:value-type="float">
            <text:p>0.00005256</text:p>
          </table:table-cell>
          <table:table-cell office:value-type="float" office:value="-0.000027867034078" calcext:value-type="float">
            <text:p>-0.000027867</text:p>
          </table:table-cell>
          <table:table-cell office:value-type="float" office:value="0.00002787" calcext:value-type="float">
            <text:p>0.00002787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138184055686" calcext:value-type="float">
            <text:p>0.0001381841</text:p>
          </table:table-cell>
          <table:table-cell office:value-type="float" office:value="-0.00013818" calcext:value-type="float">
            <text:p>-0.00013818</text:p>
          </table:table-cell>
          <table:table-cell office:value-type="float" office:value="0.000030245631933" calcext:value-type="float">
            <text:p>3.0245631933E-005</text:p>
          </table:table-cell>
          <table:table-cell office:value-type="float" office:value="-0.00003025" calcext:value-type="float">
            <text:p>-0.0000302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13556331396" calcext:value-type="float">
            <text:p>1.3556331396E-005</text:p>
          </table:table-cell>
          <table:table-cell office:value-type="float" office:value="-0.00001356" calcext:value-type="float">
            <text:p>-0.0000135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39612874389" calcext:value-type="float">
            <text:p>-3.9612874389E-005</text:p>
          </table:table-cell>
          <table:table-cell office:value-type="float" office:value="0.00003961" calcext:value-type="float">
            <text:p>0.00003961</text:p>
          </table:table-cell>
          <table:table-cell office:value-type="float" office:value="-0.000074552372098" calcext:value-type="float">
            <text:p>-7.4552372098E-005</text:p>
          </table:table-cell>
          <table:table-cell office:value-type="float" office:value="0.00007455" calcext:value-type="float">
            <text:p>0.0000745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23454427719" calcext:value-type="float">
            <text:p>2.3454427719E-005</text:p>
          </table:table-cell>
          <table:table-cell office:value-type="float" office:value="-0.00002345" calcext:value-type="float">
            <text:p>-0.00002345</text:p>
          </table:table-cell>
          <table:table-cell office:value-type="float" office:value="-0.000025892630219" calcext:value-type="float">
            <text:p>-2.5892630219E-005</text:p>
          </table:table-cell>
          <table:table-cell office:value-type="float" office:value="0.00002589" calcext:value-type="float">
            <text:p>0.0000258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04632398486" calcext:value-type="float">
            <text:p>4.632398486E-006</text:p>
          </table:table-cell>
          <table:table-cell office:value-type="float" office:value="-0.00000463" calcext:value-type="float">
            <text:p>-0.00000463</text:p>
          </table:table-cell>
          <table:table-cell office:value-type="float" office:value="-0.000003859400749" calcext:value-type="float">
            <text:p>-3.859400749E-006</text:p>
          </table:table-cell>
          <table:table-cell office:value-type="float" office:value="0.00000386" calcext:value-type="float">
            <text:p>0.00000386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218000262976" calcext:value-type="float">
            <text:p>0.0002180003</text:p>
          </table:table-cell>
          <table:table-cell office:value-type="float" office:value="-0.000218" calcext:value-type="float">
            <text:p>-0.000218</text:p>
          </table:table-cell>
          <table:table-cell office:value-type="float" office:value="0.000024212524295" calcext:value-type="float">
            <text:p>2.4212524295E-005</text:p>
          </table:table-cell>
          <table:table-cell office:value-type="float" office:value="-0.00002421" calcext:value-type="float">
            <text:p>-0.0000242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3394857049" calcext:value-type="float">
            <text:p>3.394857049E-005</text:p>
          </table:table-cell>
          <table:table-cell office:value-type="float" office:value="-0.00003395" calcext:value-type="float">
            <text:p>-0.0000339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99740922451" calcext:value-type="float">
            <text:p>9.9740922451E-005</text:p>
          </table:table-cell>
          <table:table-cell office:value-type="float" office:value="-0.00009974" calcext:value-type="float">
            <text:p>-0.00009974</text:p>
          </table:table-cell>
          <table:table-cell office:value-type="float" office:value="0.000007092952728" calcext:value-type="float">
            <text:p>0.000007093</text:p>
          </table:table-cell>
          <table:table-cell office:value-type="float" office:value="-0.00000709" calcext:value-type="float">
            <text:p>-0.0000070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77748671174" calcext:value-type="float">
            <text:p>7.7748671174E-005</text:p>
          </table:table-cell>
          <table:table-cell office:value-type="float" office:value="-0.00007775" calcext:value-type="float">
            <text:p>-0.00007775</text:p>
          </table:table-cell>
          <table:table-cell office:value-type="float" office:value="0.000010710209608" calcext:value-type="float">
            <text:p>1.0710209608E-005</text:p>
          </table:table-cell>
          <table:table-cell office:value-type="float" office:value="-0.00001071" calcext:value-type="float">
            <text:p>-0.0000107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06841495633" calcext:value-type="float">
            <text:p>-6.841495633E-006</text:p>
          </table:table-cell>
          <table:table-cell office:value-type="float" office:value="0.00000684" calcext:value-type="float">
            <text:p>0.00000684</text:p>
          </table:table-cell>
          <table:table-cell office:value-type="float" office:value="-0.000026039779186" calcext:value-type="float">
            <text:p>-2.6039779186E-005</text:p>
          </table:table-cell>
          <table:table-cell office:value-type="float" office:value="0.00002604" calcext:value-type="float">
            <text:p>0.00002604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137466937304" calcext:value-type="float">
            <text:p>0.0001374669</text:p>
          </table:table-cell>
          <table:table-cell office:value-type="float" office:value="-0.00013747" calcext:value-type="float">
            <text:p>-0.00013747</text:p>
          </table:table-cell>
          <table:table-cell office:value-type="float" office:value="0.00002308934927" calcext:value-type="float">
            <text:p>2.308934927E-005</text:p>
          </table:table-cell>
          <table:table-cell office:value-type="float" office:value="-0.00002309" calcext:value-type="float">
            <text:p>-0.0000230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95283612609" calcext:value-type="float">
            <text:p>-9.5283612609E-005</text:p>
          </table:table-cell>
          <table:table-cell office:value-type="float" office:value="0.00009528" calcext:value-type="float">
            <text:p>0.0000952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12677162886" calcext:value-type="float">
            <text:p>1.2677162886E-005</text:p>
          </table:table-cell>
          <table:table-cell office:value-type="float" office:value="-0.00001268" calcext:value-type="float">
            <text:p>-0.00001268</text:p>
          </table:table-cell>
          <table:table-cell office:value-type="float" office:value="0.000078346580267" calcext:value-type="float">
            <text:p>7.8346580267E-005</text:p>
          </table:table-cell>
          <table:table-cell office:value-type="float" office:value="-0.00007835" calcext:value-type="float">
            <text:p>-0.0000783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70916488767" calcext:value-type="float">
            <text:p>7.0916488767E-005</text:p>
          </table:table-cell>
          <table:table-cell office:value-type="float" office:value="-0.00007092" calcext:value-type="float">
            <text:p>-0.00007092</text:p>
          </table:table-cell>
          <table:table-cell office:value-type="float" office:value="-0.000093238428235" calcext:value-type="float">
            <text:p>-9.3238428235E-005</text:p>
          </table:table-cell>
          <table:table-cell office:value-type="float" office:value="0.00009324" calcext:value-type="float">
            <text:p>0.0000932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56033954024" calcext:value-type="float">
            <text:p>-0.000056034</text:p>
          </table:table-cell>
          <table:table-cell office:value-type="float" office:value="0.00005603" calcext:value-type="float">
            <text:p>0.00005603</text:p>
          </table:table-cell>
          <table:table-cell office:value-type="float" office:value="0.000010462477803" calcext:value-type="float">
            <text:p>1.0462477803E-005</text:p>
          </table:table-cell>
          <table:table-cell office:value-type="float" office:value="-0.00001046" calcext:value-type="float">
            <text:p>-0.00001046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190835446119" calcext:value-type="float">
            <text:p>0.0001908354</text:p>
          </table:table-cell>
          <table:table-cell office:value-type="float" office:value="-0.00019084" calcext:value-type="float">
            <text:p>-0.00019084</text:p>
          </table:table-cell>
          <table:table-cell office:value-type="float" office:value="0.000072479248047" calcext:value-type="float">
            <text:p>7.2479248047E-005</text:p>
          </table:table-cell>
          <table:table-cell office:value-type="float" office:value="-0.00007248" calcext:value-type="float">
            <text:p>-0.0000724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48361718655" calcext:value-type="float">
            <text:p>4.8361718655E-005</text:p>
          </table:table-cell>
          <table:table-cell office:value-type="float" office:value="-0.00004836" calcext:value-type="float">
            <text:p>-0.0000483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69098547101" calcext:value-type="float">
            <text:p>6.9098547101E-005</text:p>
          </table:table-cell>
          <table:table-cell office:value-type="float" office:value="-0.0000691" calcext:value-type="float">
            <text:p>-0.0000691</text:p>
          </table:table-cell>
          <table:table-cell office:value-type="float" office:value="0.000077340751886" calcext:value-type="float">
            <text:p>7.7340751886E-005</text:p>
          </table:table-cell>
          <table:table-cell office:value-type="float" office:value="-0.00007734" calcext:value-type="float">
            <text:p>-0.0000773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43887645006" calcext:value-type="float">
            <text:p>-4.3887645006E-005</text:p>
          </table:table-cell>
          <table:table-cell office:value-type="float" office:value="0.00004389" calcext:value-type="float">
            <text:p>0.00004389</text:p>
          </table:table-cell>
          <table:table-cell office:value-type="float" office:value="0.000062404200435" calcext:value-type="float">
            <text:p>6.2404200435E-005</text:p>
          </table:table-cell>
          <table:table-cell office:value-type="float" office:value="-0.0000624" calcext:value-type="float">
            <text:p>-0.000062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33861026168" calcext:value-type="float">
            <text:p>0.000033861</text:p>
          </table:table-cell>
          <table:table-cell office:value-type="float" office:value="-0.00003386" calcext:value-type="float">
            <text:p>-0.00003386</text:p>
          </table:table-cell>
          <table:table-cell office:value-type="float" office:value="-0.000011075288057" calcext:value-type="float">
            <text:p>-1.1075288057E-005</text:p>
          </table:table-cell>
          <table:table-cell office:value-type="float" office:value="0.00001108" calcext:value-type="float">
            <text:p>0.00001108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126423314214" calcext:value-type="float">
            <text:p>0.0001264233</text:p>
          </table:table-cell>
          <table:table-cell office:value-type="float" office:value="-0.00012642" calcext:value-type="float">
            <text:p>-0.00012642</text:p>
          </table:table-cell>
          <table:table-cell office:value-type="float" office:value="0.000030569732189" calcext:value-type="float">
            <text:p>3.0569732189E-005</text:p>
          </table:table-cell>
          <table:table-cell office:value-type="float" office:value="-0.00003057" calcext:value-type="float">
            <text:p>-0.0000305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10998919606" calcext:value-type="float">
            <text:p>1.0998919606E-005</text:p>
          </table:table-cell>
          <table:table-cell office:value-type="float" office:value="-0.000011" calcext:value-type="float">
            <text:p>-0.0000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4069507122" calcext:value-type="float">
            <text:p>4.069507122E-005</text:p>
          </table:table-cell>
          <table:table-cell office:value-type="float" office:value="-0.0000407" calcext:value-type="float">
            <text:p>-0.0000407</text:p>
          </table:table-cell>
          <table:table-cell office:value-type="float" office:value="-0.000029312446713" calcext:value-type="float">
            <text:p>-2.9312446713E-005</text:p>
          </table:table-cell>
          <table:table-cell office:value-type="float" office:value="0.00002931" calcext:value-type="float">
            <text:p>0.0000293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45694410801" calcext:value-type="float">
            <text:p>4.5694410801E-005</text:p>
          </table:table-cell>
          <table:table-cell office:value-type="float" office:value="-0.00004569" calcext:value-type="float">
            <text:p>-0.00004569</text:p>
          </table:table-cell>
          <table:table-cell office:value-type="float" office:value="-0.000023931264877" calcext:value-type="float">
            <text:p>-2.3931264877E-005</text:p>
          </table:table-cell>
          <table:table-cell office:value-type="float" office:value="0.00002393" calcext:value-type="float">
            <text:p>0.0000239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52513554692" calcext:value-type="float">
            <text:p>-5.2513554692E-005</text:p>
          </table:table-cell>
          <table:table-cell office:value-type="float" office:value="0.00005251" calcext:value-type="float">
            <text:p>0.00005251</text:p>
          </table:table-cell>
          <table:table-cell office:value-type="float" office:value="-0.000045593827963" calcext:value-type="float">
            <text:p>-4.5593827963E-005</text:p>
          </table:table-cell>
          <table:table-cell office:value-type="float" office:value="0.00004559" calcext:value-type="float">
            <text:p>0.00004559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184120610356" calcext:value-type="float">
            <text:p>0.0001841206</text:p>
          </table:table-cell>
          <table:table-cell office:value-type="float" office:value="-0.00018412" calcext:value-type="float">
            <text:p>-0.00018412</text:p>
          </table:table-cell>
          <table:table-cell office:value-type="float" office:value="0.000011077150702" calcext:value-type="float">
            <text:p>1.1077150702E-005</text:p>
          </table:table-cell>
          <table:table-cell office:value-type="float" office:value="-0.00001108" calcext:value-type="float">
            <text:p>-0.0000110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2352707088" calcext:value-type="float">
            <text:p>-2.352707088E-005</text:p>
          </table:table-cell>
          <table:table-cell office:value-type="float" office:value="0.00002353" calcext:value-type="float">
            <text:p>0.0000235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27284026146" calcext:value-type="float">
            <text:p>0.000027284</text:p>
          </table:table-cell>
          <table:table-cell office:value-type="float" office:value="-0.00002728" calcext:value-type="float">
            <text:p>-0.00002728</text:p>
          </table:table-cell>
          <table:table-cell office:value-type="float" office:value="-0.0000159163028" calcext:value-type="float">
            <text:p>-1.59163028E-005</text:p>
          </table:table-cell>
          <table:table-cell office:value-type="float" office:value="0.00001592" calcext:value-type="float">
            <text:p>0.0000159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19932165742" calcext:value-type="float">
            <text:p>-1.9932165742E-005</text:p>
          </table:table-cell>
          <table:table-cell office:value-type="float" office:value="0.00001993" calcext:value-type="float">
            <text:p>0.00001993</text:p>
          </table:table-cell>
          <table:table-cell office:value-type="float" office:value="-0.000009356066585" calcext:value-type="float">
            <text:p>-9.356066585E-006</text:p>
          </table:table-cell>
          <table:table-cell office:value-type="float" office:value="0.00000936" calcext:value-type="float">
            <text:p>0.0000093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41550025344" calcext:value-type="float">
            <text:p>-0.00004155</text:p>
          </table:table-cell>
          <table:table-cell office:value-type="float" office:value="0.00004155" calcext:value-type="float">
            <text:p>0.00004155</text:p>
          </table:table-cell>
          <table:table-cell office:value-type="float" office:value="-0.000027665868402" calcext:value-type="float">
            <text:p>-2.7665868402E-005</text:p>
          </table:table-cell>
          <table:table-cell office:value-type="float" office:value="0.00002767" calcext:value-type="float">
            <text:p>0.00002767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126671046019" calcext:value-type="float">
            <text:p>0.000126671</text:p>
          </table:table-cell>
          <table:table-cell office:value-type="float" office:value="-0.00012667" calcext:value-type="float">
            <text:p>-0.00012667</text:p>
          </table:table-cell>
          <table:table-cell office:value-type="float" office:value="0.00002732872963" calcext:value-type="float">
            <text:p>2.732872963E-005</text:p>
          </table:table-cell>
          <table:table-cell office:value-type="float" office:value="-0.00002733" calcext:value-type="float">
            <text:p>-0.0000273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18905848265" calcext:value-type="float">
            <text:p>-1.8905848265E-005</text:p>
          </table:table-cell>
          <table:table-cell office:value-type="float" office:value="0.00001891" calcext:value-type="float">
            <text:p>0.0000189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28001144528" calcext:value-type="float">
            <text:p>-2.8001144528E-005</text:p>
          </table:table-cell>
          <table:table-cell office:value-type="float" office:value="0.000028" calcext:value-type="float">
            <text:p>0.000028</text:p>
          </table:table-cell>
          <table:table-cell office:value-type="float" office:value="-0.000006122514606" calcext:value-type="float">
            <text:p>-6.122514606E-006</text:p>
          </table:table-cell>
          <table:table-cell office:value-type="float" office:value="0.00000612" calcext:value-type="float">
            <text:p>0.0000061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32130628824" calcext:value-type="float">
            <text:p>-3.2130628824E-005</text:p>
          </table:table-cell>
          <table:table-cell office:value-type="float" office:value="0.00003213" calcext:value-type="float">
            <text:p>0.00003213</text:p>
          </table:table-cell>
          <table:table-cell office:value-type="float" office:value="0.000008806586266" calcext:value-type="float">
            <text:p>8.806586266E-006</text:p>
          </table:table-cell>
          <table:table-cell office:value-type="float" office:value="-0.00000881" calcext:value-type="float">
            <text:p>-0.0000088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26904046535" calcext:value-type="float">
            <text:p>-0.000026904</text:p>
          </table:table-cell>
          <table:table-cell office:value-type="float" office:value="0.0000269" calcext:value-type="float">
            <text:p>0.0000269</text:p>
          </table:table-cell>
          <table:table-cell office:value-type="float" office:value="0.00001872330904" calcext:value-type="float">
            <text:p>1.872330904E-005</text:p>
          </table:table-cell>
          <table:table-cell office:value-type="float" office:value="-0.00001872" calcext:value-type="float">
            <text:p>-0.0000187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220505520701" calcext:value-type="float">
            <text:p>0.0002205055</text:p>
          </table:table-cell>
          <table:table-cell office:value-type="float" office:value="-0.00022051" calcext:value-type="float">
            <text:p>-0.00022051</text:p>
          </table:table-cell>
          <table:table-cell office:value-type="float" office:value="0.00006327778101" calcext:value-type="float">
            <text:p>6.327778101E-005</text:p>
          </table:table-cell>
          <table:table-cell office:value-type="float" office:value="-0.00006328" calcext:value-type="float">
            <text:p>-0.0000632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47350302339" calcext:value-type="float">
            <text:p>-4.7350302339E-005</text:p>
          </table:table-cell>
          <table:table-cell office:value-type="float" office:value="0.00004735" calcext:value-type="float">
            <text:p>0.0000473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21314248443" calcext:value-type="float">
            <text:p>2.1314248443E-005</text:p>
          </table:table-cell>
          <table:table-cell office:value-type="float" office:value="-0.00002131" calcext:value-type="float">
            <text:p>-0.00002131</text:p>
          </table:table-cell>
          <table:table-cell office:value-type="float" office:value="-0.000048549845815" calcext:value-type="float">
            <text:p>-4.8549845815E-005</text:p>
          </table:table-cell>
          <table:table-cell office:value-type="float" office:value="0.00004855" calcext:value-type="float">
            <text:p>0.0000485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47134235501" calcext:value-type="float">
            <text:p>4.7134235501E-005</text:p>
          </table:table-cell>
          <table:table-cell office:value-type="float" office:value="-0.00004713" calcext:value-type="float">
            <text:p>-0.00004713</text:p>
          </table:table-cell>
          <table:table-cell office:value-type="float" office:value="0.000021547079086" calcext:value-type="float">
            <text:p>2.1547079086E-005</text:p>
          </table:table-cell>
          <table:table-cell office:value-type="float" office:value="-0.00002155" calcext:value-type="float">
            <text:p>-0.0000215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36422163248" calcext:value-type="float">
            <text:p>-3.6422163248E-005</text:p>
          </table:table-cell>
          <table:table-cell office:value-type="float" office:value="0.00003642" calcext:value-type="float">
            <text:p>0.00003642</text:p>
          </table:table-cell>
          <table:table-cell office:value-type="float" office:value="0.000042544677854" calcext:value-type="float">
            <text:p>4.2544677854E-005</text:p>
          </table:table-cell>
          <table:table-cell office:value-type="float" office:value="-0.00004254" calcext:value-type="float">
            <text:p>-0.00004254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228540971875" calcext:value-type="float">
            <text:p>0.000228541</text:p>
          </table:table-cell>
          <table:table-cell office:value-type="float" office:value="-0.00022854" calcext:value-type="float">
            <text:p>-0.00022854</text:p>
          </table:table-cell>
          <table:table-cell office:value-type="float" office:value="0.000057347118855" calcext:value-type="float">
            <text:p>5.7347118855E-005</text:p>
          </table:table-cell>
          <table:table-cell office:value-type="float" office:value="-0.00005735" calcext:value-type="float">
            <text:p>-0.0000573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42978674173" calcext:value-type="float">
            <text:p>4.2978674173E-005</text:p>
          </table:table-cell>
          <table:table-cell office:value-type="float" office:value="-0.00004298" calcext:value-type="float">
            <text:p>-0.0000429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10492280126" calcext:value-type="float">
            <text:p>1.0492280126E-005</text:p>
          </table:table-cell>
          <table:table-cell office:value-type="float" office:value="-0.00001049" calcext:value-type="float">
            <text:p>-0.00001049</text:p>
          </table:table-cell>
          <table:table-cell office:value-type="float" office:value="0.000107523053885" calcext:value-type="float">
            <text:p>0.0001075231</text:p>
          </table:table-cell>
          <table:table-cell office:value-type="float" office:value="-0.00010752" calcext:value-type="float">
            <text:p>-0.0001075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08536502719" calcext:value-type="float">
            <text:p>8.536502719E-006</text:p>
          </table:table-cell>
          <table:table-cell office:value-type="float" office:value="-0.00000854" calcext:value-type="float">
            <text:p>-0.00000854</text:p>
          </table:table-cell>
          <table:table-cell office:value-type="float" office:value="-0.000058818608522" calcext:value-type="float">
            <text:p>-5.8818608522E-005</text:p>
          </table:table-cell>
          <table:table-cell office:value-type="float" office:value="0.00005882" calcext:value-type="float">
            <text:p>0.0000588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30901283026" calcext:value-type="float">
            <text:p>3.0901283026E-005</text:p>
          </table:table-cell>
          <table:table-cell office:value-type="float" office:value="-0.0000309" calcext:value-type="float">
            <text:p>-0.0000309</text:p>
          </table:table-cell>
          <table:table-cell office:value-type="float" office:value="0.00002109631896" calcext:value-type="float">
            <text:p>2.109631896E-005</text:p>
          </table:table-cell>
          <table:table-cell office:value-type="float" office:value="-0.0000211" calcext:value-type="float">
            <text:p>-0.0000211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174909830093" calcext:value-type="float">
            <text:p>0.0001749098</text:p>
          </table:table-cell>
          <table:table-cell office:value-type="float" office:value="-0.00017491" calcext:value-type="float">
            <text:p>-0.00017491</text:p>
          </table:table-cell>
          <table:table-cell office:value-type="float" office:value="0.000048724934459" calcext:value-type="float">
            <text:p>4.8724934459E-005</text:p>
          </table:table-cell>
          <table:table-cell office:value-type="float" office:value="-0.00004872" calcext:value-type="float">
            <text:p>-0.0000487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37167221308" calcext:value-type="float">
            <text:p>3.7167221308E-005</text:p>
          </table:table-cell>
          <table:table-cell office:value-type="float" office:value="-0.00003717" calcext:value-type="float">
            <text:p>-0.0000371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58151781559" calcext:value-type="float">
            <text:p>-5.8151781559E-005</text:p>
          </table:table-cell>
          <table:table-cell office:value-type="float" office:value="0.00005815" calcext:value-type="float">
            <text:p>0.00005815</text:p>
          </table:table-cell>
          <table:table-cell office:value-type="float" office:value="0.000032026320696" calcext:value-type="float">
            <text:p>3.2026320696E-005</text:p>
          </table:table-cell>
          <table:table-cell office:value-type="float" office:value="-0.00003203" calcext:value-type="float">
            <text:p>-0.0000320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94572082162" calcext:value-type="float">
            <text:p>9.4572082162E-005</text:p>
          </table:table-cell>
          <table:table-cell office:value-type="float" office:value="-0.00009457" calcext:value-type="float">
            <text:p>-0.00009457</text:p>
          </table:table-cell>
          <table:table-cell office:value-type="float" office:value="0.00010434910655" calcext:value-type="float">
            <text:p>0.0001043491</text:p>
          </table:table-cell>
          <table:table-cell office:value-type="float" office:value="-0.00010435" calcext:value-type="float">
            <text:p>-0.0001043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05926936865" calcext:value-type="float">
            <text:p>5.926936865E-006</text:p>
          </table:table-cell>
          <table:table-cell office:value-type="float" office:value="-0.00000593" calcext:value-type="float">
            <text:p>-0.00000593</text:p>
          </table:table-cell>
          <table:table-cell office:value-type="float" office:value="-0.000062124803662" calcext:value-type="float">
            <text:p>-6.2124803662E-005</text:p>
          </table:table-cell>
          <table:table-cell office:value-type="float" office:value="0.00006212" calcext:value-type="float">
            <text:p>0.00006212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237330794334" calcext:value-type="float">
            <text:p>0.0002373308</text:p>
          </table:table-cell>
          <table:table-cell office:value-type="float" office:value="-0.00023733" calcext:value-type="float">
            <text:p>-0.00023733</text:p>
          </table:table-cell>
          <table:table-cell office:value-type="float" office:value="-0.000001380220056" calcext:value-type="float">
            <text:p>-1.380220056E-006</text:p>
          </table:table-cell>
          <table:table-cell office:value-type="float" office:value="0.00000138" calcext:value-type="float">
            <text:p>0.0000013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25199726224" calcext:value-type="float">
            <text:p>2.5199726224E-005</text:p>
          </table:table-cell>
          <table:table-cell office:value-type="float" office:value="-0.0000252" calcext:value-type="float">
            <text:p>-0.000025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43516978621" calcext:value-type="float">
            <text:p>0.000043517</text:p>
          </table:table-cell>
          <table:table-cell office:value-type="float" office:value="-0.00004352" calcext:value-type="float">
            <text:p>-0.00004352</text:p>
          </table:table-cell>
          <table:table-cell office:value-type="float" office:value="-0.000045128166676" calcext:value-type="float">
            <text:p>-4.5128166676E-005</text:p>
          </table:table-cell>
          <table:table-cell office:value-type="float" office:value="0.00004513" calcext:value-type="float">
            <text:p>0.0000451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67047774792" calcext:value-type="float">
            <text:p>6.7047774792E-005</text:p>
          </table:table-cell>
          <table:table-cell office:value-type="float" office:value="-0.00006705" calcext:value-type="float">
            <text:p>-0.00006705</text:p>
          </table:table-cell>
          <table:table-cell office:value-type="float" office:value="0.000043522566557" calcext:value-type="float">
            <text:p>4.3522566557E-005</text:p>
          </table:table-cell>
          <table:table-cell office:value-type="float" office:value="-0.00004352" calcext:value-type="float">
            <text:p>-0.0000435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92647969723" calcext:value-type="float">
            <text:p>0.000092648</text:p>
          </table:table-cell>
          <table:table-cell office:value-type="float" office:value="-0.00009265" calcext:value-type="float">
            <text:p>-0.00009265</text:p>
          </table:table-cell>
          <table:table-cell office:value-type="float" office:value="0.000031754374504" calcext:value-type="float">
            <text:p>3.1754374504E-005</text:p>
          </table:table-cell>
          <table:table-cell office:value-type="float" office:value="-0.00003175" calcext:value-type="float">
            <text:p>-0.00003175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212922692299" calcext:value-type="float">
            <text:p>0.0002129227</text:p>
          </table:table-cell>
          <table:table-cell office:value-type="float" office:value="-0.00021292" calcext:value-type="float">
            <text:p>-0.00021292</text:p>
          </table:table-cell>
          <table:table-cell office:value-type="float" office:value="0.000099966302514" calcext:value-type="float">
            <text:p>9.9966302514E-005</text:p>
          </table:table-cell>
          <table:table-cell office:value-type="float" office:value="-0.00009997" calcext:value-type="float">
            <text:p>-0.0000999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88388100266" calcext:value-type="float">
            <text:p>8.8388100266E-005</text:p>
          </table:table-cell>
          <table:table-cell office:value-type="float" office:value="-0.00008839" calcext:value-type="float">
            <text:p>-0.0000883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55240467191" calcext:value-type="float">
            <text:p>-5.5240467191E-005</text:p>
          </table:table-cell>
          <table:table-cell office:value-type="float" office:value="0.00005524" calcext:value-type="float">
            <text:p>0.00005524</text:p>
          </table:table-cell>
          <table:table-cell office:value-type="float" office:value="-0.000032354146242" calcext:value-type="float">
            <text:p>-3.2354146242E-005</text:p>
          </table:table-cell>
          <table:table-cell office:value-type="float" office:value="0.00003235" calcext:value-type="float">
            <text:p>0.0000323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83435326815" calcext:value-type="float">
            <text:p>8.3435326815E-005</text:p>
          </table:table-cell>
          <table:table-cell office:value-type="float" office:value="-0.00008344" calcext:value-type="float">
            <text:p>-0.00008344</text:p>
          </table:table-cell>
          <table:table-cell office:value-type="float" office:value="0.000114860013127" calcext:value-type="float">
            <text:p>0.00011486</text:p>
          </table:table-cell>
          <table:table-cell office:value-type="float" office:value="-0.00011486" calcext:value-type="float">
            <text:p>-0.0001148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51567330956" calcext:value-type="float">
            <text:p>5.1567330956E-005</text:p>
          </table:table-cell>
          <table:table-cell office:value-type="float" office:value="-0.00005157" calcext:value-type="float">
            <text:p>-0.00005157</text:p>
          </table:table-cell>
          <table:table-cell office:value-type="float" office:value="-0.000085823237896" calcext:value-type="float">
            <text:p>-8.5823237896E-005</text:p>
          </table:table-cell>
          <table:table-cell office:value-type="float" office:value="0.00008582" calcext:value-type="float">
            <text:p>0.00008582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163447111845" calcext:value-type="float">
            <text:p>0.0001634471</text:p>
          </table:table-cell>
          <table:table-cell office:value-type="float" office:value="-0.00016345" calcext:value-type="float">
            <text:p>-0.00016345</text:p>
          </table:table-cell>
          <table:table-cell office:value-type="float" office:value="0.000000350177288" calcext:value-type="float">
            <text:p>3.50177288E-007</text:p>
          </table:table-cell>
          <table:table-cell office:value-type="float" office:value="-0.00000035" calcext:value-type="float">
            <text:p>-0.0000003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65157189965" calcext:value-type="float">
            <text:p>6.5157189965E-005</text:p>
          </table:table-cell>
          <table:table-cell office:value-type="float" office:value="-0.00006516" calcext:value-type="float">
            <text:p>-0.0000651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51695853472" calcext:value-type="float">
            <text:p>5.1695853472E-005</text:p>
          </table:table-cell>
          <table:table-cell office:value-type="float" office:value="-0.0000517" calcext:value-type="float">
            <text:p>-0.0000517</text:p>
          </table:table-cell>
          <table:table-cell office:value-type="float" office:value="-0.000056259334087" calcext:value-type="float">
            <text:p>-5.6259334087E-005</text:p>
          </table:table-cell>
          <table:table-cell office:value-type="float" office:value="0.00005626" calcext:value-type="float">
            <text:p>0.0000562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69120898843" calcext:value-type="float">
            <text:p>6.9120898843E-005</text:p>
          </table:table-cell>
          <table:table-cell office:value-type="float" office:value="-0.00006912" calcext:value-type="float">
            <text:p>-0.00006912</text:p>
          </table:table-cell>
          <table:table-cell office:value-type="float" office:value="0.000048698857427" calcext:value-type="float">
            <text:p>4.8698857427E-005</text:p>
          </table:table-cell>
          <table:table-cell office:value-type="float" office:value="-0.0000487" calcext:value-type="float">
            <text:p>-0.000048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84286555648" calcext:value-type="float">
            <text:p>-8.4286555648E-005</text:p>
          </table:table-cell>
          <table:table-cell office:value-type="float" office:value="0.00008429" calcext:value-type="float">
            <text:p>0.00008429</text:p>
          </table:table-cell>
          <table:table-cell office:value-type="float" office:value="-0.00005372799933" calcext:value-type="float">
            <text:p>-0.000053728</text:p>
          </table:table-cell>
          <table:table-cell office:value-type="float" office:value="0.00005373" calcext:value-type="float">
            <text:p>0.00005373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230509787798" calcext:value-type="float">
            <text:p>0.0002305098</text:p>
          </table:table-cell>
          <table:table-cell office:value-type="float" office:value="-0.00023051" calcext:value-type="float">
            <text:p>-0.00023051</text:p>
          </table:table-cell>
          <table:table-cell office:value-type="float" office:value="-0.000018475577235" calcext:value-type="float">
            <text:p>-1.8475577235E-005</text:p>
          </table:table-cell>
          <table:table-cell office:value-type="float" office:value="0.00001848" calcext:value-type="float">
            <text:p>0.0000184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16724690795" calcext:value-type="float">
            <text:p>1.6724690795E-005</text:p>
          </table:table-cell>
          <table:table-cell office:value-type="float" office:value="-0.00001672" calcext:value-type="float">
            <text:p>-0.0000167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19326806068" calcext:value-type="float">
            <text:p>1.9326806068E-005</text:p>
          </table:table-cell>
          <table:table-cell office:value-type="float" office:value="-0.00001933" calcext:value-type="float">
            <text:p>-0.00001933</text:p>
          </table:table-cell>
          <table:table-cell office:value-type="float" office:value="0.000001387670636" calcext:value-type="float">
            <text:p>1.387670636E-006</text:p>
          </table:table-cell>
          <table:table-cell office:value-type="float" office:value="-0.00000139" calcext:value-type="float">
            <text:p>-0.0000013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88030472398" calcext:value-type="float">
            <text:p>-8.8030472398E-005</text:p>
          </table:table-cell>
          <table:table-cell office:value-type="float" office:value="0.00008803" calcext:value-type="float">
            <text:p>0.00008803</text:p>
          </table:table-cell>
          <table:table-cell office:value-type="float" office:value="-0.00004324503243" calcext:value-type="float">
            <text:p>-0.000043245</text:p>
          </table:table-cell>
          <table:table-cell office:value-type="float" office:value="0.00004325" calcext:value-type="float">
            <text:p>0.0000432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48462301493" calcext:value-type="float">
            <text:p>4.8462301493E-005</text:p>
          </table:table-cell>
          <table:table-cell office:value-type="float" office:value="-0.00004846" calcext:value-type="float">
            <text:p>-0.00004846</text:p>
          </table:table-cell>
          <table:table-cell office:value-type="float" office:value="0.000044343993068" calcext:value-type="float">
            <text:p>0.000044344</text:p>
          </table:table-cell>
          <table:table-cell office:value-type="float" office:value="-0.00004434" calcext:value-type="float">
            <text:p>-0.00004434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194767490029" calcext:value-type="float">
            <text:p>0.0001947675</text:p>
          </table:table-cell>
          <table:table-cell office:value-type="float" office:value="-0.00019477" calcext:value-type="float">
            <text:p>-0.00019477</text:p>
          </table:table-cell>
          <table:table-cell office:value-type="float" office:value="0.000011557713151" calcext:value-type="float">
            <text:p>1.1557713151E-005</text:p>
          </table:table-cell>
          <table:table-cell office:value-type="float" office:value="-0.00001156" calcext:value-type="float">
            <text:p>-0.0000115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42658299208" calcext:value-type="float">
            <text:p>-4.2658299208E-005</text:p>
          </table:table-cell>
          <table:table-cell office:value-type="float" office:value="0.00004266" calcext:value-type="float">
            <text:p>0.0000426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75604766607" calcext:value-type="float">
            <text:p>7.5604766607E-005</text:p>
          </table:table-cell>
          <table:table-cell office:value-type="float" office:value="-0.0000756" calcext:value-type="float">
            <text:p>-0.0000756</text:p>
          </table:table-cell>
          <table:table-cell office:value-type="float" office:value="0.000019183382392" calcext:value-type="float">
            <text:p>1.9183382392E-005</text:p>
          </table:table-cell>
          <table:table-cell office:value-type="float" office:value="-0.00001918" calcext:value-type="float">
            <text:p>-0.0000191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89483335614" calcext:value-type="float">
            <text:p>8.9483335614E-005</text:p>
          </table:table-cell>
          <table:table-cell office:value-type="float" office:value="-0.00008948" calcext:value-type="float">
            <text:p>-0.00008948</text:p>
          </table:table-cell>
          <table:table-cell office:value-type="float" office:value="0.000077126547694" calcext:value-type="float">
            <text:p>7.7126547694E-005</text:p>
          </table:table-cell>
          <table:table-cell office:value-type="float" office:value="-0.00007713" calcext:value-type="float">
            <text:p>-0.0000771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31474977732" calcext:value-type="float">
            <text:p>0.000031475</text:p>
          </table:table-cell>
          <table:table-cell office:value-type="float" office:value="-0.00003147" calcext:value-type="float">
            <text:p>-0.00003147</text:p>
          </table:table-cell>
          <table:table-cell office:value-type="float" office:value="-0.000040877610445" calcext:value-type="float">
            <text:p>-4.0877610445E-005</text:p>
          </table:table-cell>
          <table:table-cell office:value-type="float" office:value="0.00004088" calcext:value-type="float">
            <text:p>0.00004088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206906348467" calcext:value-type="float">
            <text:p>0.0002069063</text:p>
          </table:table-cell>
          <table:table-cell office:value-type="float" office:value="-0.00020691" calcext:value-type="float">
            <text:p>-0.00020691</text:p>
          </table:table-cell>
          <table:table-cell office:value-type="float" office:value="0.000053325667977" calcext:value-type="float">
            <text:p>5.3325667977E-005</text:p>
          </table:table-cell>
          <table:table-cell office:value-type="float" office:value="-0.00005333" calcext:value-type="float">
            <text:p>-0.0000533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951141119" calcext:value-type="float">
            <text:p>9.51141119E-005</text:p>
          </table:table-cell>
          <table:table-cell office:value-type="float" office:value="-0.00009511" calcext:value-type="float">
            <text:p>-0.000095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34751370549" calcext:value-type="float">
            <text:p>-3.4751370549E-005</text:p>
          </table:table-cell>
          <table:table-cell office:value-type="float" office:value="0.00003475" calcext:value-type="float">
            <text:p>0.00003475</text:p>
          </table:table-cell>
          <table:table-cell office:value-type="float" office:value="-0.000036889687181" calcext:value-type="float">
            <text:p>-3.6889687181E-005</text:p>
          </table:table-cell>
          <table:table-cell office:value-type="float" office:value="0.00003689" calcext:value-type="float">
            <text:p>0.0000368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39245933294" calcext:value-type="float">
            <text:p>3.9245933294E-005</text:p>
          </table:table-cell>
          <table:table-cell office:value-type="float" office:value="-0.00003925" calcext:value-type="float">
            <text:p>-0.00003925</text:p>
          </table:table-cell>
          <table:table-cell office:value-type="float" office:value="0.000049402937293" calcext:value-type="float">
            <text:p>4.9402937293E-005</text:p>
          </table:table-cell>
          <table:table-cell office:value-type="float" office:value="-0.0000494" calcext:value-type="float">
            <text:p>-0.000049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16283243895" calcext:value-type="float">
            <text:p>-1.6283243895E-005</text:p>
          </table:table-cell>
          <table:table-cell office:value-type="float" office:value="0.00001628" calcext:value-type="float">
            <text:p>0.00001628</text:p>
          </table:table-cell>
          <table:table-cell office:value-type="float" office:value="-0.000076588243246" calcext:value-type="float">
            <text:p>-7.6588243246E-005</text:p>
          </table:table-cell>
          <table:table-cell office:value-type="float" office:value="0.00007659" calcext:value-type="float">
            <text:p>0.00007659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205097720027" calcext:value-type="float">
            <text:p>0.0002050977</text:p>
          </table:table-cell>
          <table:table-cell office:value-type="float" office:value="-0.0002051" calcext:value-type="float">
            <text:p>-0.0002051</text:p>
          </table:table-cell>
          <table:table-cell office:value-type="float" office:value="-0.000049620866776" calcext:value-type="float">
            <text:p>-4.9620866776E-005</text:p>
          </table:table-cell>
          <table:table-cell office:value-type="float" office:value="0.00004962" calcext:value-type="float">
            <text:p>0.0000496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19822269678" calcext:value-type="float">
            <text:p>1.9822269678E-005</text:p>
          </table:table-cell>
          <table:table-cell office:value-type="float" office:value="-0.00001982" calcext:value-type="float">
            <text:p>-0.0000198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10401010513" calcext:value-type="float">
            <text:p>-0.000010401</text:p>
          </table:table-cell>
          <table:table-cell office:value-type="float" office:value="0.0000104" calcext:value-type="float">
            <text:p>0.0000104</text:p>
          </table:table-cell>
          <table:table-cell office:value-type="float" office:value="-0.000106371939182" calcext:value-type="float">
            <text:p>-0.0001063719</text:p>
          </table:table-cell>
          <table:table-cell office:value-type="float" office:value="0.00010637" calcext:value-type="float">
            <text:p>0.0001063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23145228624" calcext:value-type="float">
            <text:p>-2.3145228624E-005</text:p>
          </table:table-cell>
          <table:table-cell office:value-type="float" office:value="0.00002315" calcext:value-type="float">
            <text:p>0.00002315</text:p>
          </table:table-cell>
          <table:table-cell office:value-type="float" office:value="-0.000021040439606" calcext:value-type="float">
            <text:p>-2.1040439606E-005</text:p>
          </table:table-cell>
          <table:table-cell office:value-type="float" office:value="0.00002104" calcext:value-type="float">
            <text:p>0.0000210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36016106606" calcext:value-type="float">
            <text:p>-3.6016106606E-005</text:p>
          </table:table-cell>
          <table:table-cell office:value-type="float" office:value="0.00003602" calcext:value-type="float">
            <text:p>0.00003602</text:p>
          </table:table-cell>
          <table:table-cell office:value-type="float" office:value="0.000027099624276" calcext:value-type="float">
            <text:p>2.7099624276E-005</text:p>
          </table:table-cell>
          <table:table-cell office:value-type="float" office:value="-0.0000271" calcext:value-type="float">
            <text:p>-0.0000271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17037242651" calcext:value-type="float">
            <text:p>0.0001703724</text:p>
          </table:table-cell>
          <table:table-cell office:value-type="float" office:value="-0.00017037" calcext:value-type="float">
            <text:p>-0.00017037</text:p>
          </table:table-cell>
          <table:table-cell office:value-type="float" office:value="0.000095011666417" calcext:value-type="float">
            <text:p>9.5011666417E-005</text:p>
          </table:table-cell>
          <table:table-cell office:value-type="float" office:value="-0.00009501" calcext:value-type="float">
            <text:p>-0.0000950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14740973711" calcext:value-type="float">
            <text:p>-0.000014741</text:p>
          </table:table-cell>
          <table:table-cell office:value-type="float" office:value="0.00001474" calcext:value-type="float">
            <text:p>0.0000147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15022233129" calcext:value-type="float">
            <text:p>-1.5022233129E-005</text:p>
          </table:table-cell>
          <table:table-cell office:value-type="float" office:value="0.00001502" calcext:value-type="float">
            <text:p>0.00001502</text:p>
          </table:table-cell>
          <table:table-cell office:value-type="float" office:value="-0.000023066997528" calcext:value-type="float">
            <text:p>-0.000023067</text:p>
          </table:table-cell>
          <table:table-cell office:value-type="float" office:value="0.00002307" calcext:value-type="float">
            <text:p>0.0000230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14076009393" calcext:value-type="float">
            <text:p>-0.000014076</text:p>
          </table:table-cell>
          <table:table-cell office:value-type="float" office:value="0.00001408" calcext:value-type="float">
            <text:p>0.00001408</text:p>
          </table:table-cell>
          <table:table-cell office:value-type="float" office:value="-0.000123547390103" calcext:value-type="float">
            <text:p>-0.0001235474</text:p>
          </table:table-cell>
          <table:table-cell office:value-type="float" office:value="0.00012355" calcext:value-type="float">
            <text:p>0.0001235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70249661803" calcext:value-type="float">
            <text:p>7.0249661803E-005</text:p>
          </table:table-cell>
          <table:table-cell office:value-type="float" office:value="-0.00007025" calcext:value-type="float">
            <text:p>-0.00007025</text:p>
          </table:table-cell>
          <table:table-cell office:value-type="float" office:value="-0.000004783272743" calcext:value-type="float">
            <text:p>-4.783272743E-006</text:p>
          </table:table-cell>
          <table:table-cell office:value-type="float" office:value="0.00000478" calcext:value-type="float">
            <text:p>0.00000478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253723934293" calcext:value-type="float">
            <text:p>0.0002537239</text:p>
          </table:table-cell>
          <table:table-cell office:value-type="float" office:value="-0.00025372" calcext:value-type="float">
            <text:p>-0.00025372</text:p>
          </table:table-cell>
          <table:table-cell office:value-type="float" office:value="0.000070072710514" calcext:value-type="float">
            <text:p>7.0072710514E-005</text:p>
          </table:table-cell>
          <table:table-cell office:value-type="float" office:value="-0.00007007" calcext:value-type="float">
            <text:p>-0.0000700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45986846089" calcext:value-type="float">
            <text:p>-4.5986846089E-005</text:p>
          </table:table-cell>
          <table:table-cell office:value-type="float" office:value="0.00004599" calcext:value-type="float">
            <text:p>0.0000459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91176480055" calcext:value-type="float">
            <text:p>9.1176480055E-005</text:p>
          </table:table-cell>
          <table:table-cell office:value-type="float" office:value="-0.00009118" calcext:value-type="float">
            <text:p>-0.00009118</text:p>
          </table:table-cell>
          <table:table-cell office:value-type="float" office:value="0.000000387430191" calcext:value-type="float">
            <text:p>3.87430191E-007</text:p>
          </table:table-cell>
          <table:table-cell office:value-type="float" office:value="-0.00000039" calcext:value-type="float">
            <text:p>-0.0000003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92068687081" calcext:value-type="float">
            <text:p>9.2068687081E-005</text:p>
          </table:table-cell>
          <table:table-cell office:value-type="float" office:value="-0.00009207" calcext:value-type="float">
            <text:p>-0.00009207</text:p>
          </table:table-cell>
          <table:table-cell office:value-type="float" office:value="-0.000014714896679" calcext:value-type="float">
            <text:p>-1.4714896679E-005</text:p>
          </table:table-cell>
          <table:table-cell office:value-type="float" office:value="0.00001471" calcext:value-type="float">
            <text:p>0.0000147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34289434552" calcext:value-type="float">
            <text:p>3.4289434552E-005</text:p>
          </table:table-cell>
          <table:table-cell office:value-type="float" office:value="-0.00003429" calcext:value-type="float">
            <text:p>-0.00003429</text:p>
          </table:table-cell>
          <table:table-cell office:value-type="float" office:value="-0.000013537704945" calcext:value-type="float">
            <text:p>-1.3537704945E-005</text:p>
          </table:table-cell>
          <table:table-cell office:value-type="float" office:value="0.00001354" calcext:value-type="float">
            <text:p>0.00001354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198177993298" calcext:value-type="float">
            <text:p>0.000198178</text:p>
          </table:table-cell>
          <table:table-cell office:value-type="float" office:value="-0.00019818" calcext:value-type="float">
            <text:p>-0.00019818</text:p>
          </table:table-cell>
          <table:table-cell office:value-type="float" office:value="0.00004587136209" calcext:value-type="float">
            <text:p>4.587136209E-005</text:p>
          </table:table-cell>
          <table:table-cell office:value-type="float" office:value="-0.00004587" calcext:value-type="float">
            <text:p>-0.0000458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35550445318" calcext:value-type="float">
            <text:p>-3.5550445318E-005</text:p>
          </table:table-cell>
          <table:table-cell office:value-type="float" office:value="0.00003555" calcext:value-type="float">
            <text:p>0.0000355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05461275578" calcext:value-type="float">
            <text:p>5.461275578E-006</text:p>
          </table:table-cell>
          <table:table-cell office:value-type="float" office:value="-0.00000546" calcext:value-type="float">
            <text:p>-0.00000546</text:p>
          </table:table-cell>
          <table:table-cell office:value-type="float" office:value="0.000026065856218" calcext:value-type="float">
            <text:p>2.6065856218E-005</text:p>
          </table:table-cell>
          <table:table-cell office:value-type="float" office:value="-0.00002607" calcext:value-type="float">
            <text:p>-0.0000260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13945624232" calcext:value-type="float">
            <text:p>1.3945624232E-005</text:p>
          </table:table-cell>
          <table:table-cell office:value-type="float" office:value="-0.00001395" calcext:value-type="float">
            <text:p>-0.00001395</text:p>
          </table:table-cell>
          <table:table-cell office:value-type="float" office:value="0.000033983960748" calcext:value-type="float">
            <text:p>0.000033984</text:p>
          </table:table-cell>
          <table:table-cell office:value-type="float" office:value="-0.00003398" calcext:value-type="float">
            <text:p>-0.0000339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01084059477" calcext:value-type="float">
            <text:p>-1.084059477E-006</text:p>
          </table:table-cell>
          <table:table-cell office:value-type="float" office:value="0.00000108" calcext:value-type="float">
            <text:p>0.00000108</text:p>
          </table:table-cell>
          <table:table-cell office:value-type="float" office:value="-0.000032778829336" calcext:value-type="float">
            <text:p>-3.2778829336E-005</text:p>
          </table:table-cell>
          <table:table-cell office:value-type="float" office:value="0.00003278" calcext:value-type="float">
            <text:p>0.00003278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18635392189" calcext:value-type="float">
            <text:p>0.0001863539</text:p>
          </table:table-cell>
          <table:table-cell office:value-type="float" office:value="-0.00018635" calcext:value-type="float">
            <text:p>-0.00018635</text:p>
          </table:table-cell>
          <table:table-cell office:value-type="float" office:value="0.000023821368814" calcext:value-type="float">
            <text:p>2.3821368814E-005</text:p>
          </table:table-cell>
          <table:table-cell office:value-type="float" office:value="-0.00002382" calcext:value-type="float">
            <text:p>-0.0000238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73524191976" calcext:value-type="float">
            <text:p>7.3524191976E-005</text:p>
          </table:table-cell>
          <table:table-cell office:value-type="float" office:value="-0.00007352" calcext:value-type="float">
            <text:p>-0.0000735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10756775737" calcext:value-type="float">
            <text:p>1.0756775737E-005</text:p>
          </table:table-cell>
          <table:table-cell office:value-type="float" office:value="-0.00001076" calcext:value-type="float">
            <text:p>-0.00001076</text:p>
          </table:table-cell>
          <table:table-cell office:value-type="float" office:value="0.000063456594944" calcext:value-type="float">
            <text:p>6.3456594944E-005</text:p>
          </table:table-cell>
          <table:table-cell office:value-type="float" office:value="-0.00006346" calcext:value-type="float">
            <text:p>-0.0000634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28492882848" calcext:value-type="float">
            <text:p>-2.8492882848E-005</text:p>
          </table:table-cell>
          <table:table-cell office:value-type="float" office:value="0.00002849" calcext:value-type="float">
            <text:p>0.00002849</text:p>
          </table:table-cell>
          <table:table-cell office:value-type="float" office:value="-0.00003127194941" calcext:value-type="float">
            <text:p>-3.127194941E-005</text:p>
          </table:table-cell>
          <table:table-cell office:value-type="float" office:value="0.00003127" calcext:value-type="float">
            <text:p>0.0000312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02674758434" calcext:value-type="float">
            <text:p>2.674758434E-006</text:p>
          </table:table-cell>
          <table:table-cell office:value-type="float" office:value="-0.00000267" calcext:value-type="float">
            <text:p>-0.00000267</text:p>
          </table:table-cell>
          <table:table-cell office:value-type="float" office:value="-0.000010393559933" calcext:value-type="float">
            <text:p>-1.0393559933E-005</text:p>
          </table:table-cell>
          <table:table-cell office:value-type="float" office:value="0.00001039" calcext:value-type="float">
            <text:p>0.00001039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112872570753" calcext:value-type="float">
            <text:p>0.0001128726</text:p>
          </table:table-cell>
          <table:table-cell office:value-type="float" office:value="-0.00011287" calcext:value-type="float">
            <text:p>-0.00011287</text:p>
          </table:table-cell>
          <table:table-cell office:value-type="float" office:value="0.000097148120403" calcext:value-type="float">
            <text:p>9.7148120403E-005</text:p>
          </table:table-cell>
          <table:table-cell office:value-type="float" office:value="-0.00009715" calcext:value-type="float">
            <text:p>-0.0000971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56715682149" calcext:value-type="float">
            <text:p>5.6715682149E-005</text:p>
          </table:table-cell>
          <table:table-cell office:value-type="float" office:value="-0.00005672" calcext:value-type="float">
            <text:p>-0.0000567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3213994205" calcext:value-type="float">
            <text:p>3.213994205E-005</text:p>
          </table:table-cell>
          <table:table-cell office:value-type="float" office:value="-0.00003214" calcext:value-type="float">
            <text:p>-0.00003214</text:p>
          </table:table-cell>
          <table:table-cell office:value-type="float" office:value="0.000006161630154" calcext:value-type="float">
            <text:p>6.161630154E-006</text:p>
          </table:table-cell>
          <table:table-cell office:value-type="float" office:value="-0.00000616" calcext:value-type="float">
            <text:p>-0.0000061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48508867621" calcext:value-type="float">
            <text:p>4.8508867621E-005</text:p>
          </table:table-cell>
          <table:table-cell office:value-type="float" office:value="-0.00004851" calcext:value-type="float">
            <text:p>-0.00004851</text:p>
          </table:table-cell>
          <table:table-cell office:value-type="float" office:value="-0.000008245930076" calcext:value-type="float">
            <text:p>-8.245930076E-006</text:p>
          </table:table-cell>
          <table:table-cell office:value-type="float" office:value="0.00000825" calcext:value-type="float">
            <text:p>0.0000082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15210360289" calcext:value-type="float">
            <text:p>1.5210360289E-005</text:p>
          </table:table-cell>
          <table:table-cell office:value-type="float" office:value="-0.00001521" calcext:value-type="float">
            <text:p>-0.00001521</text:p>
          </table:table-cell>
          <table:table-cell office:value-type="float" office:value="0.000062858685851" calcext:value-type="float">
            <text:p>6.2858685851E-005</text:p>
          </table:table-cell>
          <table:table-cell office:value-type="float" office:value="-0.00006286" calcext:value-type="float">
            <text:p>-0.00006286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15208311379" calcext:value-type="float">
            <text:p>0.0001520831</text:p>
          </table:table-cell>
          <table:table-cell office:value-type="float" office:value="-0.00015208" calcext:value-type="float">
            <text:p>-0.00015208</text:p>
          </table:table-cell>
          <table:table-cell office:value-type="float" office:value="0.000098299235106" calcext:value-type="float">
            <text:p>9.8299235106E-005</text:p>
          </table:table-cell>
          <table:table-cell office:value-type="float" office:value="-0.0000983" calcext:value-type="float">
            <text:p>-0.000098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20677223802" calcext:value-type="float">
            <text:p>2.0677223802E-005</text:p>
          </table:table-cell>
          <table:table-cell office:value-type="float" office:value="-0.00002068" calcext:value-type="float">
            <text:p>-0.0000206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25326386094" calcext:value-type="float">
            <text:p>-2.5326386094E-005</text:p>
          </table:table-cell>
          <table:table-cell office:value-type="float" office:value="0.00002533" calcext:value-type="float">
            <text:p>0.00002533</text:p>
          </table:table-cell>
          <table:table-cell office:value-type="float" office:value="0.000066360458732" calcext:value-type="float">
            <text:p>6.6360458732E-005</text:p>
          </table:table-cell>
          <table:table-cell office:value-type="float" office:value="-0.00006636" calcext:value-type="float">
            <text:p>-0.0000663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53884461522" calcext:value-type="float">
            <text:p>-5.3884461522E-005</text:p>
          </table:table-cell>
          <table:table-cell office:value-type="float" office:value="0.00005388" calcext:value-type="float">
            <text:p>0.00005388</text:p>
          </table:table-cell>
          <table:table-cell office:value-type="float" office:value="-0.000021547079086" calcext:value-type="float">
            <text:p>-2.1547079086E-005</text:p>
          </table:table-cell>
          <table:table-cell office:value-type="float" office:value="0.00002155" calcext:value-type="float">
            <text:p>0.0000215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06090849638" calcext:value-type="float">
            <text:p>-6.090849638E-006</text:p>
          </table:table-cell>
          <table:table-cell office:value-type="float" office:value="0.00000609" calcext:value-type="float">
            <text:p>0.00000609</text:p>
          </table:table-cell>
          <table:table-cell office:value-type="float" office:value="-0.000078780576587" calcext:value-type="float">
            <text:p>-7.8780576587E-005</text:p>
          </table:table-cell>
          <table:table-cell office:value-type="float" office:value="0.00007878" calcext:value-type="float">
            <text:p>0.00007878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23022852838" calcext:value-type="float">
            <text:p>0.0002302285</text:p>
          </table:table-cell>
          <table:table-cell office:value-type="float" office:value="-0.00023023" calcext:value-type="float">
            <text:p>-0.00023023</text:p>
          </table:table-cell>
          <table:table-cell office:value-type="float" office:value="0.000038836151361" calcext:value-type="float">
            <text:p>3.8836151361E-005</text:p>
          </table:table-cell>
          <table:table-cell office:value-type="float" office:value="-0.00003884" calcext:value-type="float">
            <text:p>-0.0000388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125037506223" calcext:value-type="float">
            <text:p>0.0001250375</text:p>
          </table:table-cell>
          <table:table-cell office:value-type="float" office:value="-0.00012504" calcext:value-type="float">
            <text:p>-0.0001250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35347416997" calcext:value-type="float">
            <text:p>3.5347416997E-005</text:p>
          </table:table-cell>
          <table:table-cell office:value-type="float" office:value="-0.00003535" calcext:value-type="float">
            <text:p>-0.00003535</text:p>
          </table:table-cell>
          <table:table-cell office:value-type="float" office:value="0.000033471733332" calcext:value-type="float">
            <text:p>3.3471733332E-005</text:p>
          </table:table-cell>
          <table:table-cell office:value-type="float" office:value="-0.00003347" calcext:value-type="float">
            <text:p>-0.0000334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69674104452" calcext:value-type="float">
            <text:p>-6.9674104452E-005</text:p>
          </table:table-cell>
          <table:table-cell office:value-type="float" office:value="0.00006967" calcext:value-type="float">
            <text:p>0.00006967</text:p>
          </table:table-cell>
          <table:table-cell office:value-type="float" office:value="0.00001890771091" calcext:value-type="float">
            <text:p>1.890771091E-005</text:p>
          </table:table-cell>
          <table:table-cell office:value-type="float" office:value="-0.00001891" calcext:value-type="float">
            <text:p>-0.0000189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54929405451" calcext:value-type="float">
            <text:p>5.4929405451E-005</text:p>
          </table:table-cell>
          <table:table-cell office:value-type="float" office:value="-0.00005493" calcext:value-type="float">
            <text:p>-0.00005493</text:p>
          </table:table-cell>
          <table:table-cell office:value-type="float" office:value="-0.000019084662199" calcext:value-type="float">
            <text:p>-1.9084662199E-005</text:p>
          </table:table-cell>
          <table:table-cell office:value-type="float" office:value="0.00001908" calcext:value-type="float">
            <text:p>0.00001908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203603878617" calcext:value-type="float">
            <text:p>0.0002036039</text:p>
          </table:table-cell>
          <table:table-cell office:value-type="float" office:value="-0.0002036" calcext:value-type="float">
            <text:p>-0.0002036</text:p>
          </table:table-cell>
          <table:table-cell office:value-type="float" office:value="0.000079125165939" calcext:value-type="float">
            <text:p>7.9125165939E-005</text:p>
          </table:table-cell>
          <table:table-cell office:value-type="float" office:value="-0.00007913" calcext:value-type="float">
            <text:p>-0.0000791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17017126083" calcext:value-type="float">
            <text:p>1.7017126083E-005</text:p>
          </table:table-cell>
          <table:table-cell office:value-type="float" office:value="-0.00001702" calcext:value-type="float">
            <text:p>-0.0000170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23214146495" calcext:value-type="float">
            <text:p>2.3214146495E-005</text:p>
          </table:table-cell>
          <table:table-cell office:value-type="float" office:value="-0.00002321" calcext:value-type="float">
            <text:p>-0.00002321</text:p>
          </table:table-cell>
          <table:table-cell office:value-type="float" office:value="0.000024821609259" calcext:value-type="float">
            <text:p>2.4821609259E-005</text:p>
          </table:table-cell>
          <table:table-cell office:value-type="float" office:value="-0.00002482" calcext:value-type="float">
            <text:p>-0.0000248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66865235567" calcext:value-type="float">
            <text:p>-6.6865235567E-005</text:p>
          </table:table-cell>
          <table:table-cell office:value-type="float" office:value="0.00006687" calcext:value-type="float">
            <text:p>0.00006687</text:p>
          </table:table-cell>
          <table:table-cell office:value-type="float" office:value="0.000056741759181" calcext:value-type="float">
            <text:p>5.6741759181E-005</text:p>
          </table:table-cell>
          <table:table-cell office:value-type="float" office:value="-0.00005674" calcext:value-type="float">
            <text:p>-0.0000567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42295083404" calcext:value-type="float">
            <text:p>4.2295083404E-005</text:p>
          </table:table-cell>
          <table:table-cell office:value-type="float" office:value="-0.0000423" calcext:value-type="float">
            <text:p>-0.0000423</text:p>
          </table:table-cell>
          <table:table-cell office:value-type="float" office:value="-0.000044614076614" calcext:value-type="float">
            <text:p>-4.4614076614E-005</text:p>
          </table:table-cell>
          <table:table-cell office:value-type="float" office:value="0.00004461" calcext:value-type="float">
            <text:p>0.00004461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192107632756" calcext:value-type="float">
            <text:p>0.0001921076</text:p>
          </table:table-cell>
          <table:table-cell office:value-type="float" office:value="-0.00019211" calcext:value-type="float">
            <text:p>-0.00019211</text:p>
          </table:table-cell>
          <table:table-cell office:value-type="float" office:value="0.000016544014215" calcext:value-type="float">
            <text:p>0.000016544</text:p>
          </table:table-cell>
          <table:table-cell office:value-type="float" office:value="-0.00001654" calcext:value-type="float">
            <text:p>-0.0000165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98930671811" calcext:value-type="float">
            <text:p>9.8930671811E-005</text:p>
          </table:table-cell>
          <table:table-cell office:value-type="float" office:value="-0.00009893" calcext:value-type="float">
            <text:p>-0.0000989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15625730157" calcext:value-type="float">
            <text:p>1.5625730157E-005</text:p>
          </table:table-cell>
          <table:table-cell office:value-type="float" office:value="-0.00001563" calcext:value-type="float">
            <text:p>-0.00001563</text:p>
          </table:table-cell>
          <table:table-cell office:value-type="float" office:value="-0.000010484829545" calcext:value-type="float">
            <text:p>-1.0484829545E-005</text:p>
          </table:table-cell>
          <table:table-cell office:value-type="float" office:value="0.00001048" calcext:value-type="float">
            <text:p>0.0000104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46269968152" calcext:value-type="float">
            <text:p>-0.00004627</text:p>
          </table:table-cell>
          <table:table-cell office:value-type="float" office:value="0.00004627" calcext:value-type="float">
            <text:p>0.00004627</text:p>
          </table:table-cell>
          <table:table-cell office:value-type="float" office:value="0.000079588964581" calcext:value-type="float">
            <text:p>0.000079589</text:p>
          </table:table-cell>
          <table:table-cell office:value-type="float" office:value="-0.00007959" calcext:value-type="float">
            <text:p>-0.0000795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42891129851" calcext:value-type="float">
            <text:p>4.2891129851E-005</text:p>
          </table:table-cell>
          <table:table-cell office:value-type="float" office:value="-0.00004289" calcext:value-type="float">
            <text:p>-0.00004289</text:p>
          </table:table-cell>
          <table:table-cell office:value-type="float" office:value="0.000008210539818" calcext:value-type="float">
            <text:p>8.210539818E-006</text:p>
          </table:table-cell>
          <table:table-cell office:value-type="float" office:value="-0.00000821" calcext:value-type="float">
            <text:p>-0.00000821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213326886296" calcext:value-type="float">
            <text:p>0.0002133269</text:p>
          </table:table-cell>
          <table:table-cell office:value-type="float" office:value="-0.00021333" calcext:value-type="float">
            <text:p>-0.00021333</text:p>
          </table:table-cell>
          <table:table-cell office:value-type="float" office:value="0.000049499794841" calcext:value-type="float">
            <text:p>4.9499794841E-005</text:p>
          </table:table-cell>
          <table:table-cell office:value-type="float" office:value="-0.0000495" calcext:value-type="float">
            <text:p>-0.000049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35401433706" calcext:value-type="float">
            <text:p>3.5401433706E-005</text:p>
          </table:table-cell>
          <table:table-cell office:value-type="float" office:value="-0.0000354" calcext:value-type="float">
            <text:p>-0.000035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38137659431" calcext:value-type="float">
            <text:p>-3.8137659431E-005</text:p>
          </table:table-cell>
          <table:table-cell office:value-type="float" office:value="0.00003814" calcext:value-type="float">
            <text:p>0.00003814</text:p>
          </table:table-cell>
          <table:table-cell office:value-type="float" office:value="-0.000003203749657" calcext:value-type="float">
            <text:p>-3.203749657E-006</text:p>
          </table:table-cell>
          <table:table-cell office:value-type="float" office:value="0.0000032" calcext:value-type="float">
            <text:p>0.000003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37057325244" calcext:value-type="float">
            <text:p>3.7057325244E-005</text:p>
          </table:table-cell>
          <table:table-cell office:value-type="float" office:value="-0.00003706" calcext:value-type="float">
            <text:p>-0.00003706</text:p>
          </table:table-cell>
          <table:table-cell office:value-type="float" office:value="0.000007810071111" calcext:value-type="float">
            <text:p>7.810071111E-006</text:p>
          </table:table-cell>
          <table:table-cell office:value-type="float" office:value="-0.00000781" calcext:value-type="float">
            <text:p>-0.0000078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15676021576" calcext:value-type="float">
            <text:p>0.000015676</text:p>
          </table:table-cell>
          <table:table-cell office:value-type="float" office:value="-0.00001568" calcext:value-type="float">
            <text:p>-0.00001568</text:p>
          </table:table-cell>
          <table:table-cell office:value-type="float" office:value="-0.000034583732486" calcext:value-type="float">
            <text:p>-3.4583732486E-005</text:p>
          </table:table-cell>
          <table:table-cell office:value-type="float" office:value="0.00003458" calcext:value-type="float">
            <text:p>0.00003458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200685113668" calcext:value-type="float">
            <text:p>0.0002006851</text:p>
          </table:table-cell>
          <table:table-cell office:value-type="float" office:value="-0.00020069" calcext:value-type="float">
            <text:p>-0.00020069</text:p>
          </table:table-cell>
          <table:table-cell office:value-type="float" office:value="0.000013820827007" calcext:value-type="float">
            <text:p>1.3820827007E-005</text:p>
          </table:table-cell>
          <table:table-cell office:value-type="float" office:value="-0.00001382" calcext:value-type="float">
            <text:p>-0.0000138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11682510376" calcext:value-type="float">
            <text:p>1.1682510376E-005</text:p>
          </table:table-cell>
          <table:table-cell office:value-type="float" office:value="-0.00001168" calcext:value-type="float">
            <text:p>-0.0000116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99897384644" calcext:value-type="float">
            <text:p>9.9897384644E-005</text:p>
          </table:table-cell>
          <table:table-cell office:value-type="float" office:value="-0.0000999" calcext:value-type="float">
            <text:p>-0.0000999</text:p>
          </table:table-cell>
          <table:table-cell office:value-type="float" office:value="-0.000079696998" calcext:value-type="float">
            <text:p>-0.000079697</text:p>
          </table:table-cell>
          <table:table-cell office:value-type="float" office:value="0.0000797" calcext:value-type="float">
            <text:p>0.000079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03810971975" calcext:value-type="float">
            <text:p>-0.000003811</text:p>
          </table:table-cell>
          <table:table-cell office:value-type="float" office:value="0.00000381" calcext:value-type="float">
            <text:p>0.00000381</text:p>
          </table:table-cell>
          <table:table-cell office:value-type="float" office:value="0.000001253560185" calcext:value-type="float">
            <text:p>1.253560185E-006</text:p>
          </table:table-cell>
          <table:table-cell office:value-type="float" office:value="-0.00000125" calcext:value-type="float">
            <text:p>-0.0000012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24318695068" calcext:value-type="float">
            <text:p>-2.4318695068E-005</text:p>
          </table:table-cell>
          <table:table-cell office:value-type="float" office:value="0.00002432" calcext:value-type="float">
            <text:p>0.00002432</text:p>
          </table:table-cell>
          <table:table-cell office:value-type="float" office:value="0.000001031905413" calcext:value-type="float">
            <text:p>1.031905413E-006</text:p>
          </table:table-cell>
          <table:table-cell office:value-type="float" office:value="-0.00000103" calcext:value-type="float">
            <text:p>-0.00000103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285260379314" calcext:value-type="float">
            <text:p>0.0002852604</text:p>
          </table:table-cell>
          <table:table-cell office:value-type="float" office:value="-0.00028526" calcext:value-type="float">
            <text:p>-0.00028526</text:p>
          </table:table-cell>
          <table:table-cell office:value-type="float" office:value="0.000040186569095" calcext:value-type="float">
            <text:p>4.0186569095E-005</text:p>
          </table:table-cell>
          <table:table-cell office:value-type="float" office:value="-0.00004019" calcext:value-type="float">
            <text:p>-0.0000401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44330954552" calcext:value-type="float">
            <text:p>-0.000044331</text:p>
          </table:table-cell>
          <table:table-cell office:value-type="float" office:value="0.00004433" calcext:value-type="float">
            <text:p>0.0000443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27915462852" calcext:value-type="float">
            <text:p>2.7915462852E-005</text:p>
          </table:table-cell>
          <table:table-cell office:value-type="float" office:value="-0.00002792" calcext:value-type="float">
            <text:p>-0.00002792</text:p>
          </table:table-cell>
          <table:table-cell office:value-type="float" office:value="-0.000029064714909" calcext:value-type="float">
            <text:p>-2.9064714909E-005</text:p>
          </table:table-cell>
          <table:table-cell office:value-type="float" office:value="0.00002906" calcext:value-type="float">
            <text:p>0.0000290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08834525943" calcext:value-type="float">
            <text:p>-8.834525943E-006</text:p>
          </table:table-cell>
          <table:table-cell office:value-type="float" office:value="0.00000883" calcext:value-type="float">
            <text:p>0.00000883</text:p>
          </table:table-cell>
          <table:table-cell office:value-type="float" office:value="0.000060489401221" calcext:value-type="float">
            <text:p>6.0489401221E-005</text:p>
          </table:table-cell>
          <table:table-cell office:value-type="float" office:value="-0.00006049" calcext:value-type="float">
            <text:p>-0.0000604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20634382963" calcext:value-type="float">
            <text:p>2.0634382963E-005</text:p>
          </table:table-cell>
          <table:table-cell office:value-type="float" office:value="-0.00002063" calcext:value-type="float">
            <text:p>-0.00002063</text:p>
          </table:table-cell>
          <table:table-cell office:value-type="float" office:value="-0.000013636425138" calcext:value-type="float">
            <text:p>-1.3636425138E-005</text:p>
          </table:table-cell>
          <table:table-cell office:value-type="float" office:value="0.00001364" calcext:value-type="float">
            <text:p>0.0000136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163784250617" calcext:value-type="float">
            <text:p>0.0001637843</text:p>
          </table:table-cell>
          <table:table-cell office:value-type="float" office:value="-0.00016378" calcext:value-type="float">
            <text:p>-0.00016378</text:p>
          </table:table-cell>
          <table:table-cell office:value-type="float" office:value="0.000080680474639" calcext:value-type="float">
            <text:p>8.0680474639E-005</text:p>
          </table:table-cell>
          <table:table-cell office:value-type="float" office:value="-0.00008068" calcext:value-type="float">
            <text:p>-0.0000806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78979879618" calcext:value-type="float">
            <text:p>-7.8979879618E-005</text:p>
          </table:table-cell>
          <table:table-cell office:value-type="float" office:value="0.00007898" calcext:value-type="float">
            <text:p>0.0000789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10967254639" calcext:value-type="float">
            <text:p>1.0967254639E-005</text:p>
          </table:table-cell>
          <table:table-cell office:value-type="float" office:value="-0.00001097" calcext:value-type="float">
            <text:p>-0.00001097</text:p>
          </table:table-cell>
          <table:table-cell office:value-type="float" office:value="-0.00000337511301" calcext:value-type="float">
            <text:p>-3.37511301E-006</text:p>
          </table:table-cell>
          <table:table-cell office:value-type="float" office:value="0.00000338" calcext:value-type="float">
            <text:p>0.0000033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105299055576" calcext:value-type="float">
            <text:p>0.0001052991</text:p>
          </table:table-cell>
          <table:table-cell office:value-type="float" office:value="-0.0001053" calcext:value-type="float">
            <text:p>-0.0001053</text:p>
          </table:table-cell>
          <table:table-cell office:value-type="float" office:value="0.000037208199501" calcext:value-type="float">
            <text:p>3.7208199501E-005</text:p>
          </table:table-cell>
          <table:table-cell office:value-type="float" office:value="-0.00003721" calcext:value-type="float">
            <text:p>-0.0000372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3126077354" calcext:value-type="float">
            <text:p>3.126077354E-005</text:p>
          </table:table-cell>
          <table:table-cell office:value-type="float" office:value="-0.00003126" calcext:value-type="float">
            <text:p>-0.00003126</text:p>
          </table:table-cell>
          <table:table-cell office:value-type="float" office:value="-0.000044383108616" calcext:value-type="float">
            <text:p>-4.4383108616E-005</text:p>
          </table:table-cell>
          <table:table-cell office:value-type="float" office:value="0.00004438" calcext:value-type="float">
            <text:p>0.00004438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247543677688" calcext:value-type="float">
            <text:p>0.0002475437</text:p>
          </table:table-cell>
          <table:table-cell office:value-type="float" office:value="-0.00024754" calcext:value-type="float">
            <text:p>-0.00024754</text:p>
          </table:table-cell>
          <table:table-cell office:value-type="float" office:value="0.000085147097707" calcext:value-type="float">
            <text:p>8.5147097707E-005</text:p>
          </table:table-cell>
          <table:table-cell office:value-type="float" office:value="-0.00008515" calcext:value-type="float">
            <text:p>-0.0000851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45472756028" calcext:value-type="float">
            <text:p>-4.5472756028E-005</text:p>
          </table:table-cell>
          <table:table-cell office:value-type="float" office:value="0.00004547" calcext:value-type="float">
            <text:p>0.0000454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12394040823" calcext:value-type="float">
            <text:p>0.000012394</text:p>
          </table:table-cell>
          <table:table-cell office:value-type="float" office:value="-0.00001239" calcext:value-type="float">
            <text:p>-0.00001239</text:p>
          </table:table-cell>
          <table:table-cell office:value-type="float" office:value="-0.000009819865227" calcext:value-type="float">
            <text:p>-9.819865227E-006</text:p>
          </table:table-cell>
          <table:table-cell office:value-type="float" office:value="0.00000982" calcext:value-type="float">
            <text:p>0.0000098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04198402166" calcext:value-type="float">
            <text:p>-4.198402166E-006</text:p>
          </table:table-cell>
          <table:table-cell office:value-type="float" office:value="0.0000042" calcext:value-type="float">
            <text:p>0.0000042</text:p>
          </table:table-cell>
          <table:table-cell office:value-type="float" office:value="0.000093119218946" calcext:value-type="float">
            <text:p>9.3119218946E-005</text:p>
          </table:table-cell>
          <table:table-cell office:value-type="float" office:value="-0.00009312" calcext:value-type="float">
            <text:p>-0.0000931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71220099926" calcext:value-type="float">
            <text:p>-7.1220099926E-005</text:p>
          </table:table-cell>
          <table:table-cell office:value-type="float" office:value="0.00007122" calcext:value-type="float">
            <text:p>0.00007122</text:p>
          </table:table-cell>
          <table:table-cell office:value-type="float" office:value="-0.000004490837455" calcext:value-type="float">
            <text:p>-4.490837455E-006</text:p>
          </table:table-cell>
          <table:table-cell office:value-type="float" office:value="0.00000449" calcext:value-type="float">
            <text:p>0.00000449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179113820195" calcext:value-type="float">
            <text:p>0.0001791138</text:p>
          </table:table-cell>
          <table:table-cell office:value-type="float" office:value="-0.00017911" calcext:value-type="float">
            <text:p>-0.00017911</text:p>
          </table:table-cell>
          <table:table-cell office:value-type="float" office:value="0.000075723975897" calcext:value-type="float">
            <text:p>0.000075724</text:p>
          </table:table-cell>
          <table:table-cell office:value-type="float" office:value="-0.00007572" calcext:value-type="float">
            <text:p>-0.0000757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192480161786" calcext:value-type="float">
            <text:p>-0.0001924802</text:p>
          </table:table-cell>
          <table:table-cell office:value-type="float" office:value="0.00019248" calcext:value-type="float">
            <text:p>0.0001924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55706128478" calcext:value-type="float">
            <text:p>5.5706128478E-005</text:p>
          </table:table-cell>
          <table:table-cell office:value-type="float" office:value="-0.00005571" calcext:value-type="float">
            <text:p>-0.00005571</text:p>
          </table:table-cell>
          <table:table-cell office:value-type="float" office:value="-0.000049997121096" calcext:value-type="float">
            <text:p>-4.9997121096E-005</text:p>
          </table:table-cell>
          <table:table-cell office:value-type="float" office:value="0.00005" calcext:value-type="float">
            <text:p>0.0000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03846362233" calcext:value-type="float">
            <text:p>3.846362233E-006</text:p>
          </table:table-cell>
          <table:table-cell office:value-type="float" office:value="-0.00000385" calcext:value-type="float">
            <text:p>-0.00000385</text:p>
          </table:table-cell>
          <table:table-cell office:value-type="float" office:value="-0.000048218294978" calcext:value-type="float">
            <text:p>-4.8218294978E-005</text:p>
          </table:table-cell>
          <table:table-cell office:value-type="float" office:value="0.00004822" calcext:value-type="float">
            <text:p>0.0000482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62128528953" calcext:value-type="float">
            <text:p>-6.2128528953E-005</text:p>
          </table:table-cell>
          <table:table-cell office:value-type="float" office:value="0.00006213" calcext:value-type="float">
            <text:p>0.00006213</text:p>
          </table:table-cell>
          <table:table-cell office:value-type="float" office:value="-0.000058129429817" calcext:value-type="float">
            <text:p>-5.8129429817E-005</text:p>
          </table:table-cell>
          <table:table-cell office:value-type="float" office:value="0.00005813" calcext:value-type="float">
            <text:p>0.00005813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204607844353" calcext:value-type="float">
            <text:p>0.0002046078</text:p>
          </table:table-cell>
          <table:table-cell office:value-type="float" office:value="-0.00020461" calcext:value-type="float">
            <text:p>-0.00020461</text:p>
          </table:table-cell>
          <table:table-cell office:value-type="float" office:value="0.000032052397728" calcext:value-type="float">
            <text:p>3.2052397728E-005</text:p>
          </table:table-cell>
          <table:table-cell office:value-type="float" office:value="-0.00003205" calcext:value-type="float">
            <text:p>-0.0000320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217668712139" calcext:value-type="float">
            <text:p>-0.0002176687</text:p>
          </table:table-cell>
          <table:table-cell office:value-type="float" office:value="0.00021767" calcext:value-type="float">
            <text:p>0.0002176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05140900612" calcext:value-type="float">
            <text:p>-5.140900612E-006</text:p>
          </table:table-cell>
          <table:table-cell office:value-type="float" office:value="0.00000514" calcext:value-type="float">
            <text:p>0.00000514</text:p>
          </table:table-cell>
          <table:table-cell office:value-type="float" office:value="-0.000007839873433" calcext:value-type="float">
            <text:p>-7.839873433E-006</text:p>
          </table:table-cell>
          <table:table-cell office:value-type="float" office:value="0.00000784" calcext:value-type="float">
            <text:p>0.0000078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14381483197" calcext:value-type="float">
            <text:p>-1.4381483197E-005</text:p>
          </table:table-cell>
          <table:table-cell office:value-type="float" office:value="0.00001438" calcext:value-type="float">
            <text:p>0.00001438</text:p>
          </table:table-cell>
          <table:table-cell office:value-type="float" office:value="0.000115999951959" calcext:value-type="float">
            <text:p>0.000116</text:p>
          </table:table-cell>
          <table:table-cell office:value-type="float" office:value="-0.000116" calcext:value-type="float">
            <text:p>-0.00011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3775767982" calcext:value-type="float">
            <text:p>-3.775767982E-005</text:p>
          </table:table-cell>
          <table:table-cell office:value-type="float" office:value="0.00003776" calcext:value-type="float">
            <text:p>0.00003776</text:p>
          </table:table-cell>
          <table:table-cell office:value-type="float" office:value="-0.000009963288903" calcext:value-type="float">
            <text:p>-9.963288903E-006</text:p>
          </table:table-cell>
          <table:table-cell office:value-type="float" office:value="0.00000996" calcext:value-type="float">
            <text:p>0.00000996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192822888494" calcext:value-type="float">
            <text:p>0.0001928229</text:p>
          </table:table-cell>
          <table:table-cell office:value-type="float" office:value="-0.00019282" calcext:value-type="float">
            <text:p>-0.00019282</text:p>
          </table:table-cell>
          <table:table-cell office:value-type="float" office:value="0.000050477683544" calcext:value-type="float">
            <text:p>5.0477683544E-005</text:p>
          </table:table-cell>
          <table:table-cell office:value-type="float" office:value="-0.00005048" calcext:value-type="float">
            <text:p>-0.0000504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180097296834" calcext:value-type="float">
            <text:p>-0.0001800973</text:p>
          </table:table-cell>
          <table:table-cell office:value-type="float" office:value="0.0001801" calcext:value-type="float">
            <text:p>0.000180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64685940742" calcext:value-type="float">
            <text:p>-6.4685940742E-005</text:p>
          </table:table-cell>
          <table:table-cell office:value-type="float" office:value="0.00006469" calcext:value-type="float">
            <text:p>0.00006469</text:p>
          </table:table-cell>
          <table:table-cell office:value-type="float" office:value="-0.00002576969564" calcext:value-type="float">
            <text:p>-2.576969564E-005</text:p>
          </table:table-cell>
          <table:table-cell office:value-type="float" office:value="0.00002577" calcext:value-type="float">
            <text:p>0.0000257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45973807573" calcext:value-type="float">
            <text:p>4.5973807573E-005</text:p>
          </table:table-cell>
          <table:table-cell office:value-type="float" office:value="-0.00004597" calcext:value-type="float">
            <text:p>-0.00004597</text:p>
          </table:table-cell>
          <table:table-cell office:value-type="float" office:value="0.000028487294912" calcext:value-type="float">
            <text:p>2.8487294912E-005</text:p>
          </table:table-cell>
          <table:table-cell office:value-type="float" office:value="-0.00002849" calcext:value-type="float">
            <text:p>-0.0000284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64065679908" calcext:value-type="float">
            <text:p>6.4065679908E-005</text:p>
          </table:table-cell>
          <table:table-cell office:value-type="float" office:value="-0.00006407" calcext:value-type="float">
            <text:p>-0.00006407</text:p>
          </table:table-cell>
          <table:table-cell office:value-type="float" office:value="0.000007500872016" calcext:value-type="float">
            <text:p>7.500872016E-006</text:p>
          </table:table-cell>
          <table:table-cell office:value-type="float" office:value="-0.0000075" calcext:value-type="float">
            <text:p>-0.0000075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145819038153" calcext:value-type="float">
            <text:p>0.000145819</text:p>
          </table:table-cell>
          <table:table-cell office:value-type="float" office:value="-0.00014582" calcext:value-type="float">
            <text:p>-0.00014582</text:p>
          </table:table-cell>
          <table:table-cell office:value-type="float" office:value="0.000022850930691" calcext:value-type="float">
            <text:p>2.2850930691E-005</text:p>
          </table:table-cell>
          <table:table-cell office:value-type="float" office:value="-0.00002285" calcext:value-type="float">
            <text:p>-0.0000228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208757817745" calcext:value-type="float">
            <text:p>-0.0002087578</text:p>
          </table:table-cell>
          <table:table-cell office:value-type="float" office:value="0.00020876" calcext:value-type="float">
            <text:p>0.0002087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56900084019" calcext:value-type="float">
            <text:p>5.6900084019E-005</text:p>
          </table:table-cell>
          <table:table-cell office:value-type="float" office:value="-0.0000569" calcext:value-type="float">
            <text:p>-0.0000569</text:p>
          </table:table-cell>
          <table:table-cell office:value-type="float" office:value="0.000051880255342" calcext:value-type="float">
            <text:p>5.1880255342E-005</text:p>
          </table:table-cell>
          <table:table-cell office:value-type="float" office:value="-0.00005188" calcext:value-type="float">
            <text:p>-0.0000518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02427026629" calcext:value-type="float">
            <text:p>0.000002427</text:p>
          </table:table-cell>
          <table:table-cell office:value-type="float" office:value="-0.00000243" calcext:value-type="float">
            <text:p>-0.00000243</text:p>
          </table:table-cell>
          <table:table-cell office:value-type="float" office:value="0.000059962272644" calcext:value-type="float">
            <text:p>5.9962272644E-005</text:p>
          </table:table-cell>
          <table:table-cell office:value-type="float" office:value="-0.00005996" calcext:value-type="float">
            <text:p>-0.0000599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35755336285" calcext:value-type="float">
            <text:p>3.5755336285E-005</text:p>
          </table:table-cell>
          <table:table-cell office:value-type="float" office:value="-0.00003576" calcext:value-type="float">
            <text:p>-0.00003576</text:p>
          </table:table-cell>
          <table:table-cell office:value-type="float" office:value="-0.000014293938875" calcext:value-type="float">
            <text:p>-1.4293938875E-005</text:p>
          </table:table-cell>
          <table:table-cell office:value-type="float" office:value="0.00001429" calcext:value-type="float">
            <text:p>0.00001429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220391899347" calcext:value-type="float">
            <text:p>0.0002203919</text:p>
          </table:table-cell>
          <table:table-cell office:value-type="float" office:value="-0.00022039" calcext:value-type="float">
            <text:p>-0.00022039</text:p>
          </table:table-cell>
          <table:table-cell office:value-type="float" office:value="0.000053066760302" calcext:value-type="float">
            <text:p>5.3066760302E-005</text:p>
          </table:table-cell>
          <table:table-cell office:value-type="float" office:value="-0.00005307" calcext:value-type="float">
            <text:p>-0.0000530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171046704054" calcext:value-type="float">
            <text:p>-0.0001710467</text:p>
          </table:table-cell>
          <table:table-cell office:value-type="float" office:value="0.00017105" calcext:value-type="float">
            <text:p>0.0001710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46571716666" calcext:value-type="float">
            <text:p>4.6571716666E-005</text:p>
          </table:table-cell>
          <table:table-cell office:value-type="float" office:value="-0.00004657" calcext:value-type="float">
            <text:p>-0.00004657</text:p>
          </table:table-cell>
          <table:table-cell office:value-type="float" office:value="0.000069862231612" calcext:value-type="float">
            <text:p>6.9862231612E-005</text:p>
          </table:table-cell>
          <table:table-cell office:value-type="float" office:value="-0.00006986" calcext:value-type="float">
            <text:p>-0.0000698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27745962143" calcext:value-type="float">
            <text:p>0.000027746</text:p>
          </table:table-cell>
          <table:table-cell office:value-type="float" office:value="-0.00002775" calcext:value-type="float">
            <text:p>-0.00002775</text:p>
          </table:table-cell>
          <table:table-cell office:value-type="float" office:value="-0.000024748966098" calcext:value-type="float">
            <text:p>-0.000024749</text:p>
          </table:table-cell>
          <table:table-cell office:value-type="float" office:value="0.00002475" calcext:value-type="float">
            <text:p>0.0000247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04474073648" calcext:value-type="float">
            <text:p>4.474073648E-006</text:p>
          </table:table-cell>
          <table:table-cell office:value-type="float" office:value="-0.00000447" calcext:value-type="float">
            <text:p>-0.00000447</text:p>
          </table:table-cell>
          <table:table-cell office:value-type="float" office:value="-0.000008063390851" calcext:value-type="float">
            <text:p>-8.063390851E-006</text:p>
          </table:table-cell>
          <table:table-cell office:value-type="float" office:value="0.00000806" calcext:value-type="float">
            <text:p>0.00000806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253727659583" calcext:value-type="float">
            <text:p>0.0002537277</text:p>
          </table:table-cell>
          <table:table-cell office:value-type="float" office:value="-0.00025373" calcext:value-type="float">
            <text:p>-0.00025373</text:p>
          </table:table-cell>
          <table:table-cell office:value-type="float" office:value="0.000039849430323" calcext:value-type="float">
            <text:p>3.9849430323E-005</text:p>
          </table:table-cell>
          <table:table-cell office:value-type="float" office:value="-0.00003985" calcext:value-type="float">
            <text:p>-0.0000398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92918053269" calcext:value-type="float">
            <text:p>-9.2918053269E-005</text:p>
          </table:table-cell>
          <table:table-cell office:value-type="float" office:value="0.00009292" calcext:value-type="float">
            <text:p>0.0000929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05742534995" calcext:value-type="float">
            <text:p>-5.742534995E-006</text:p>
          </table:table-cell>
          <table:table-cell office:value-type="float" office:value="0.00000574" calcext:value-type="float">
            <text:p>0.00000574</text:p>
          </table:table-cell>
          <table:table-cell office:value-type="float" office:value="0.000009797513485" calcext:value-type="float">
            <text:p>9.797513485E-006</text:p>
          </table:table-cell>
          <table:table-cell office:value-type="float" office:value="-0.0000098" calcext:value-type="float">
            <text:p>-0.000009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36966055632" calcext:value-type="float">
            <text:p>3.6966055632E-005</text:p>
          </table:table-cell>
          <table:table-cell office:value-type="float" office:value="-0.00003697" calcext:value-type="float">
            <text:p>-0.00003697</text:p>
          </table:table-cell>
          <table:table-cell office:value-type="float" office:value="0.000021671876311" calcext:value-type="float">
            <text:p>2.1671876311E-005</text:p>
          </table:table-cell>
          <table:table-cell office:value-type="float" office:value="-0.00002167" calcext:value-type="float">
            <text:p>-0.0000216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39793550968" calcext:value-type="float">
            <text:p>3.9793550968E-005</text:p>
          </table:table-cell>
          <table:table-cell office:value-type="float" office:value="-0.00003979" calcext:value-type="float">
            <text:p>-0.00003979</text:p>
          </table:table-cell>
          <table:table-cell office:value-type="float" office:value="0.000019788742065" calcext:value-type="float">
            <text:p>1.9788742065E-005</text:p>
          </table:table-cell>
          <table:table-cell office:value-type="float" office:value="-0.00001979" calcext:value-type="float">
            <text:p>-0.00001979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223917886615" calcext:value-type="float">
            <text:p>0.0002239179</text:p>
          </table:table-cell>
          <table:table-cell office:value-type="float" office:value="-0.00022392" calcext:value-type="float">
            <text:p>-0.00022392</text:p>
          </table:table-cell>
          <table:table-cell office:value-type="float" office:value="-0.000030098482966" calcext:value-type="float">
            <text:p>-3.0098482966E-005</text:p>
          </table:table-cell>
          <table:table-cell office:value-type="float" office:value="0.0000301" calcext:value-type="float">
            <text:p>0.000030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50593167543" calcext:value-type="float">
            <text:p>-5.0593167543E-005</text:p>
          </table:table-cell>
          <table:table-cell office:value-type="float" office:value="0.00005059" calcext:value-type="float">
            <text:p>0.0000505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103751197457" calcext:value-type="float">
            <text:p>-0.0001037512</text:p>
          </table:table-cell>
          <table:table-cell office:value-type="float" office:value="0.00010375" calcext:value-type="float">
            <text:p>0.00010375</text:p>
          </table:table-cell>
          <table:table-cell office:value-type="float" office:value="0.000004401430488" calcext:value-type="float">
            <text:p>4.401430488E-006</text:p>
          </table:table-cell>
          <table:table-cell office:value-type="float" office:value="-0.0000044" calcext:value-type="float">
            <text:p>-0.000004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30800700188" calcext:value-type="float">
            <text:p>3.0800700188E-005</text:p>
          </table:table-cell>
          <table:table-cell office:value-type="float" office:value="-0.0000308" calcext:value-type="float">
            <text:p>-0.0000308</text:p>
          </table:table-cell>
          <table:table-cell office:value-type="float" office:value="-0.000031806528568" calcext:value-type="float">
            <text:p>-3.1806528568E-005</text:p>
          </table:table-cell>
          <table:table-cell office:value-type="float" office:value="0.00003181" calcext:value-type="float">
            <text:p>0.0000318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30960887671" calcext:value-type="float">
            <text:p>3.0960887671E-005</text:p>
          </table:table-cell>
          <table:table-cell office:value-type="float" office:value="-0.00003096" calcext:value-type="float">
            <text:p>-0.00003096</text:p>
          </table:table-cell>
          <table:table-cell office:value-type="float" office:value="-0.000015607103705" calcext:value-type="float">
            <text:p>-1.5607103705E-005</text:p>
          </table:table-cell>
          <table:table-cell office:value-type="float" office:value="0.00001561" calcext:value-type="float">
            <text:p>0.00001561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227058306336" calcext:value-type="float">
            <text:p>0.0002270583</text:p>
          </table:table-cell>
          <table:table-cell office:value-type="float" office:value="-0.00022706" calcext:value-type="float">
            <text:p>-0.00022706</text:p>
          </table:table-cell>
          <table:table-cell office:value-type="float" office:value="-0.000026715919375" calcext:value-type="float">
            <text:p>-2.6715919375E-005</text:p>
          </table:table-cell>
          <table:table-cell office:value-type="float" office:value="0.00002672" calcext:value-type="float">
            <text:p>0.0000267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0979565084" calcext:value-type="float">
            <text:p>-9.79565084E-006</text:p>
          </table:table-cell>
          <table:table-cell office:value-type="float" office:value="0.0000098" calcext:value-type="float">
            <text:p>0.000009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48326328397" calcext:value-type="float">
            <text:p>4.8326328397E-005</text:p>
          </table:table-cell>
          <table:table-cell office:value-type="float" office:value="-0.00004833" calcext:value-type="float">
            <text:p>-0.00004833</text:p>
          </table:table-cell>
          <table:table-cell office:value-type="float" office:value="-0.00004873611033" calcext:value-type="float">
            <text:p>-4.873611033E-005</text:p>
          </table:table-cell>
          <table:table-cell office:value-type="float" office:value="0.00004874" calcext:value-type="float">
            <text:p>0.0000487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09274110198" calcext:value-type="float">
            <text:p>9.274110198E-006</text:p>
          </table:table-cell>
          <table:table-cell office:value-type="float" office:value="-0.00000927" calcext:value-type="float">
            <text:p>-0.00000927</text:p>
          </table:table-cell>
          <table:table-cell office:value-type="float" office:value="-0.000102687627077" calcext:value-type="float">
            <text:p>-0.0001026876</text:p>
          </table:table-cell>
          <table:table-cell office:value-type="float" office:value="0.00010269" calcext:value-type="float">
            <text:p>0.0001026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3563053906" calcext:value-type="float">
            <text:p>-3.563053906E-005</text:p>
          </table:table-cell>
          <table:table-cell office:value-type="float" office:value="0.00003563" calcext:value-type="float">
            <text:p>0.00003563</text:p>
          </table:table-cell>
          <table:table-cell office:value-type="float" office:value="-0.000053457915783" calcext:value-type="float">
            <text:p>-5.3457915783E-005</text:p>
          </table:table-cell>
          <table:table-cell office:value-type="float" office:value="0.00005346" calcext:value-type="float">
            <text:p>0.00005346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215763226151" calcext:value-type="float">
            <text:p>0.0002157632</text:p>
          </table:table-cell>
          <table:table-cell office:value-type="float" office:value="-0.00021576" calcext:value-type="float">
            <text:p>-0.00021576</text:p>
          </table:table-cell>
          <table:table-cell office:value-type="float" office:value="0.000029783695936" calcext:value-type="float">
            <text:p>2.9783695936E-005</text:p>
          </table:table-cell>
          <table:table-cell office:value-type="float" office:value="-0.00002978" calcext:value-type="float">
            <text:p>-0.0000297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13655051589" calcext:value-type="float">
            <text:p>-1.3655051589E-005</text:p>
          </table:table-cell>
          <table:table-cell office:value-type="float" office:value="0.00001366" calcext:value-type="float">
            <text:p>0.0000136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05720183253" calcext:value-type="float">
            <text:p>5.720183253E-006</text:p>
          </table:table-cell>
          <table:table-cell office:value-type="float" office:value="-0.00000572" calcext:value-type="float">
            <text:p>-0.00000572</text:p>
          </table:table-cell>
          <table:table-cell office:value-type="float" office:value="-0.000048844143748" calcext:value-type="float">
            <text:p>-4.8844143748E-005</text:p>
          </table:table-cell>
          <table:table-cell office:value-type="float" office:value="0.00004884" calcext:value-type="float">
            <text:p>0.0000488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42652711272" calcext:value-type="float">
            <text:p>4.2652711272E-005</text:p>
          </table:table-cell>
          <table:table-cell office:value-type="float" office:value="-0.00004265" calcext:value-type="float">
            <text:p>-0.00004265</text:p>
          </table:table-cell>
          <table:table-cell office:value-type="float" office:value="-0.000023709610105" calcext:value-type="float">
            <text:p>-2.3709610105E-005</text:p>
          </table:table-cell>
          <table:table-cell office:value-type="float" office:value="0.00002371" calcext:value-type="float">
            <text:p>0.0000237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67595392466" calcext:value-type="float">
            <text:p>-6.7595392466E-005</text:p>
          </table:table-cell>
          <table:table-cell office:value-type="float" office:value="0.0000676" calcext:value-type="float">
            <text:p>0.0000676</text:p>
          </table:table-cell>
          <table:table-cell office:value-type="float" office:value="0.00002121925354" calcext:value-type="float">
            <text:p>2.121925354E-005</text:p>
          </table:table-cell>
          <table:table-cell office:value-type="float" office:value="-0.00002122" calcext:value-type="float">
            <text:p>-0.00002122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256732106209" calcext:value-type="float">
            <text:p>0.0002567321</text:p>
          </table:table-cell>
          <table:table-cell office:value-type="float" office:value="-0.00025673" calcext:value-type="float">
            <text:p>-0.00025673</text:p>
          </table:table-cell>
          <table:table-cell office:value-type="float" office:value="0.000010594725609" calcext:value-type="float">
            <text:p>1.0594725609E-005</text:p>
          </table:table-cell>
          <table:table-cell office:value-type="float" office:value="-0.00001059" calcext:value-type="float">
            <text:p>-0.0000105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00776723027" calcext:value-type="float">
            <text:p>7.76723027E-007</text:p>
          </table:table-cell>
          <table:table-cell office:value-type="float" office:value="-0.00000078" calcext:value-type="float">
            <text:p>-0.0000007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48352405429" calcext:value-type="float">
            <text:p>-4.8352405429E-005</text:p>
          </table:table-cell>
          <table:table-cell office:value-type="float" office:value="0.00004835" calcext:value-type="float">
            <text:p>0.00004835</text:p>
          </table:table-cell>
          <table:table-cell office:value-type="float" office:value="-0.000087857246399" calcext:value-type="float">
            <text:p>-8.7857246399E-005</text:p>
          </table:table-cell>
          <table:table-cell office:value-type="float" office:value="0.00008786" calcext:value-type="float">
            <text:p>0.0000878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20766630769" calcext:value-type="float">
            <text:p>-2.0766630769E-005</text:p>
          </table:table-cell>
          <table:table-cell office:value-type="float" office:value="0.00002077" calcext:value-type="float">
            <text:p>0.00002077</text:p>
          </table:table-cell>
          <table:table-cell office:value-type="float" office:value="-0.000013651326299" calcext:value-type="float">
            <text:p>-1.3651326299E-005</text:p>
          </table:table-cell>
          <table:table-cell office:value-type="float" office:value="0.00001365" calcext:value-type="float">
            <text:p>0.0000136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84890052676" calcext:value-type="float">
            <text:p>8.4890052676E-005</text:p>
          </table:table-cell>
          <table:table-cell office:value-type="float" office:value="-0.00008489" calcext:value-type="float">
            <text:p>-0.00008489</text:p>
          </table:table-cell>
          <table:table-cell office:value-type="float" office:value="-0.000024868175387" calcext:value-type="float">
            <text:p>-2.4868175387E-005</text:p>
          </table:table-cell>
          <table:table-cell office:value-type="float" office:value="0.00002487" calcext:value-type="float">
            <text:p>0.00002487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217979773879" calcext:value-type="float">
            <text:p>0.0002179798</text:p>
          </table:table-cell>
          <table:table-cell office:value-type="float" office:value="-0.00021798" calcext:value-type="float">
            <text:p>-0.00021798</text:p>
          </table:table-cell>
          <table:table-cell office:value-type="float" office:value="0.000089146196842" calcext:value-type="float">
            <text:p>8.9146196842E-005</text:p>
          </table:table-cell>
          <table:table-cell office:value-type="float" office:value="-0.00008915" calcext:value-type="float">
            <text:p>-0.0000891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15283003449" calcext:value-type="float">
            <text:p>0.000015283</text:p>
          </table:table-cell>
          <table:table-cell office:value-type="float" office:value="-0.00001528" calcext:value-type="float">
            <text:p>-0.0000152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0043772161" calcext:value-type="float">
            <text:p>4.3772161E-007</text:p>
          </table:table-cell>
          <table:table-cell office:value-type="float" office:value="-0.00000044" calcext:value-type="float">
            <text:p>-0.00000044</text:p>
          </table:table-cell>
          <table:table-cell office:value-type="float" office:value="-0.000021431595087" calcext:value-type="float">
            <text:p>-2.1431595087E-005</text:p>
          </table:table-cell>
          <table:table-cell office:value-type="float" office:value="0.00002143" calcext:value-type="float">
            <text:p>0.0000214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20170584321" calcext:value-type="float">
            <text:p>-2.0170584321E-005</text:p>
          </table:table-cell>
          <table:table-cell office:value-type="float" office:value="0.00002017" calcext:value-type="float">
            <text:p>0.00002017</text:p>
          </table:table-cell>
          <table:table-cell office:value-type="float" office:value="-0.00001042149961" calcext:value-type="float">
            <text:p>-1.042149961E-005</text:p>
          </table:table-cell>
          <table:table-cell office:value-type="float" office:value="0.00001042" calcext:value-type="float">
            <text:p>0.0000104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152993947268" calcext:value-type="float">
            <text:p>0.0001529939</text:p>
          </table:table-cell>
          <table:table-cell office:value-type="float" office:value="-0.00015299" calcext:value-type="float">
            <text:p>-0.00015299</text:p>
          </table:table-cell>
          <table:table-cell office:value-type="float" office:value="-0.000012407079339" calcext:value-type="float">
            <text:p>-1.2407079339E-005</text:p>
          </table:table-cell>
          <table:table-cell office:value-type="float" office:value="0.00001241" calcext:value-type="float">
            <text:p>0.00001241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213528051972" calcext:value-type="float">
            <text:p>0.0002135281</text:p>
          </table:table-cell>
          <table:table-cell office:value-type="float" office:value="-0.00021353" calcext:value-type="float">
            <text:p>-0.00021353</text:p>
          </table:table-cell>
          <table:table-cell office:value-type="float" office:value="0.000039450824261" calcext:value-type="float">
            <text:p>3.9450824261E-005</text:p>
          </table:table-cell>
          <table:table-cell office:value-type="float" office:value="-0.00003945" calcext:value-type="float">
            <text:p>-0.0000394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14182180166" calcext:value-type="float">
            <text:p>-1.4182180166E-005</text:p>
          </table:table-cell>
          <table:table-cell office:value-type="float" office:value="0.00001418" calcext:value-type="float">
            <text:p>0.0000141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5011074245" calcext:value-type="float">
            <text:p>-5.011074245E-005</text:p>
          </table:table-cell>
          <table:table-cell office:value-type="float" office:value="0.00005011" calcext:value-type="float">
            <text:p>0.00005011</text:p>
          </table:table-cell>
          <table:table-cell office:value-type="float" office:value="-0.00004311837256" calcext:value-type="float">
            <text:p>-4.311837256E-005</text:p>
          </table:table-cell>
          <table:table-cell office:value-type="float" office:value="0.00004312" calcext:value-type="float">
            <text:p>0.0000431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85681676865" calcext:value-type="float">
            <text:p>-8.5681676865E-005</text:p>
          </table:table-cell>
          <table:table-cell office:value-type="float" office:value="0.00008568" calcext:value-type="float">
            <text:p>0.00008568</text:p>
          </table:table-cell>
          <table:table-cell office:value-type="float" office:value="0.000087769702077" calcext:value-type="float">
            <text:p>8.7769702077E-005</text:p>
          </table:table-cell>
          <table:table-cell office:value-type="float" office:value="-0.00008777" calcext:value-type="float">
            <text:p>-0.0000877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63391402364" calcext:value-type="float">
            <text:p>6.3391402364E-005</text:p>
          </table:table-cell>
          <table:table-cell office:value-type="float" office:value="-0.00006339" calcext:value-type="float">
            <text:p>-0.00006339</text:p>
          </table:table-cell>
          <table:table-cell office:value-type="float" office:value="0.000042302533984" calcext:value-type="float">
            <text:p>4.2302533984E-005</text:p>
          </table:table-cell>
          <table:table-cell office:value-type="float" office:value="-0.0000423" calcext:value-type="float">
            <text:p>-0.0000423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242978334427" calcext:value-type="float">
            <text:p>0.0002429783</text:p>
          </table:table-cell>
          <table:table-cell office:value-type="float" office:value="-0.00024298" calcext:value-type="float">
            <text:p>-0.00024298</text:p>
          </table:table-cell>
          <table:table-cell office:value-type="float" office:value="-0.00002290867269" calcext:value-type="float">
            <text:p>-2.290867269E-005</text:p>
          </table:table-cell>
          <table:table-cell office:value-type="float" office:value="0.00002291" calcext:value-type="float">
            <text:p>0.0000229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20012259483" calcext:value-type="float">
            <text:p>2.0012259483E-005</text:p>
          </table:table-cell>
          <table:table-cell office:value-type="float" office:value="-0.00002001" calcext:value-type="float">
            <text:p>-0.0000200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33108517528" calcext:value-type="float">
            <text:p>3.3108517528E-005</text:p>
          </table:table-cell>
          <table:table-cell office:value-type="float" office:value="-0.00003311" calcext:value-type="float">
            <text:p>-0.00003311</text:p>
          </table:table-cell>
          <table:table-cell office:value-type="float" office:value="-0.000012185424566" calcext:value-type="float">
            <text:p>-1.2185424566E-005</text:p>
          </table:table-cell>
          <table:table-cell office:value-type="float" office:value="0.00001219" calcext:value-type="float">
            <text:p>0.0000121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11505559087" calcext:value-type="float">
            <text:p>-1.1505559087E-005</text:p>
          </table:table-cell>
          <table:table-cell office:value-type="float" office:value="0.00001151" calcext:value-type="float">
            <text:p>0.00001151</text:p>
          </table:table-cell>
          <table:table-cell office:value-type="float" office:value="0.000016272068024" calcext:value-type="float">
            <text:p>1.6272068024E-005</text:p>
          </table:table-cell>
          <table:table-cell office:value-type="float" office:value="-0.00001627" calcext:value-type="float">
            <text:p>-0.0000162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07029622793" calcext:value-type="float">
            <text:p>7.029622793E-006</text:p>
          </table:table-cell>
          <table:table-cell office:value-type="float" office:value="-0.00000703" calcext:value-type="float">
            <text:p>-0.00000703</text:p>
          </table:table-cell>
          <table:table-cell office:value-type="float" office:value="-0.000038642436266" calcext:value-type="float">
            <text:p>-3.8642436266E-005</text:p>
          </table:table-cell>
          <table:table-cell office:value-type="float" office:value="0.00003864" calcext:value-type="float">
            <text:p>0.00003864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238355249166" calcext:value-type="float">
            <text:p>0.0002383552</text:p>
          </table:table-cell>
          <table:table-cell office:value-type="float" office:value="-0.00023836" calcext:value-type="float">
            <text:p>-0.00023836</text:p>
          </table:table-cell>
          <table:table-cell office:value-type="float" office:value="0.000047821551561" calcext:value-type="float">
            <text:p>4.7821551561E-005</text:p>
          </table:table-cell>
          <table:table-cell office:value-type="float" office:value="-0.00004782" calcext:value-type="float">
            <text:p>-0.0000478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64123421907" calcext:value-type="float">
            <text:p>-6.4123421907E-005</text:p>
          </table:table-cell>
          <table:table-cell office:value-type="float" office:value="0.00006412" calcext:value-type="float">
            <text:p>0.0000641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0150129199" calcext:value-type="float">
            <text:p>1.50129199E-006</text:p>
          </table:table-cell>
          <table:table-cell office:value-type="float" office:value="-0.0000015" calcext:value-type="float">
            <text:p>-0.0000015</text:p>
          </table:table-cell>
          <table:table-cell office:value-type="float" office:value="-0.000030437484384" calcext:value-type="float">
            <text:p>-3.0437484384E-005</text:p>
          </table:table-cell>
          <table:table-cell office:value-type="float" office:value="0.00003044" calcext:value-type="float">
            <text:p>0.0000304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64451247454" calcext:value-type="float">
            <text:p>6.4451247454E-005</text:p>
          </table:table-cell>
          <table:table-cell office:value-type="float" office:value="-0.00006445" calcext:value-type="float">
            <text:p>-0.00006445</text:p>
          </table:table-cell>
          <table:table-cell office:value-type="float" office:value="0.000066122040153" calcext:value-type="float">
            <text:p>0.000066122</text:p>
          </table:table-cell>
          <table:table-cell office:value-type="float" office:value="-0.00006612" calcext:value-type="float">
            <text:p>-0.0000661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47840178013" calcext:value-type="float">
            <text:p>-4.7840178013E-005</text:p>
          </table:table-cell>
          <table:table-cell office:value-type="float" office:value="0.00004784" calcext:value-type="float">
            <text:p>0.00004784</text:p>
          </table:table-cell>
          <table:table-cell office:value-type="float" office:value="0.000032372772694" calcext:value-type="float">
            <text:p>3.2372772694E-005</text:p>
          </table:table-cell>
          <table:table-cell office:value-type="float" office:value="-0.00003237" calcext:value-type="float">
            <text:p>-0.00003237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255782157183" calcext:value-type="float">
            <text:p>0.0002557822</text:p>
          </table:table-cell>
          <table:table-cell office:value-type="float" office:value="-0.00025578" calcext:value-type="float">
            <text:p>-0.00025578</text:p>
          </table:table-cell>
          <table:table-cell office:value-type="float" office:value="0.000003514811397" calcext:value-type="float">
            <text:p>3.514811397E-006</text:p>
          </table:table-cell>
          <table:table-cell office:value-type="float" office:value="-0.00000351" calcext:value-type="float">
            <text:p>-0.0000035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142034143209" calcext:value-type="float">
            <text:p>-0.0001420341</text:p>
          </table:table-cell>
          <table:table-cell office:value-type="float" office:value="0.00014203" calcext:value-type="float">
            <text:p>0.0001420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93631446362" calcext:value-type="float">
            <text:p>-9.3631446362E-005</text:p>
          </table:table-cell>
          <table:table-cell office:value-type="float" office:value="0.00009363" calcext:value-type="float">
            <text:p>0.00009363</text:p>
          </table:table-cell>
          <table:table-cell office:value-type="float" office:value="-0.000052183866501" calcext:value-type="float">
            <text:p>-5.2183866501E-005</text:p>
          </table:table-cell>
          <table:table-cell office:value-type="float" office:value="0.00005218" calcext:value-type="float">
            <text:p>0.0000521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100499019027" calcext:value-type="float">
            <text:p>0.000100499</text:p>
          </table:table-cell>
          <table:table-cell office:value-type="float" office:value="-0.0001005" calcext:value-type="float">
            <text:p>-0.0001005</text:p>
          </table:table-cell>
          <table:table-cell office:value-type="float" office:value="0.000037172809243" calcext:value-type="float">
            <text:p>3.7172809243E-005</text:p>
          </table:table-cell>
          <table:table-cell office:value-type="float" office:value="-0.00003717" calcext:value-type="float">
            <text:p>-0.0000371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52830204368" calcext:value-type="float">
            <text:p>5.2830204368E-005</text:p>
          </table:table-cell>
          <table:table-cell office:value-type="float" office:value="-0.00005283" calcext:value-type="float">
            <text:p>-0.00005283</text:p>
          </table:table-cell>
          <table:table-cell office:value-type="float" office:value="0.000105628743768" calcext:value-type="float">
            <text:p>0.0001056287</text:p>
          </table:table-cell>
          <table:table-cell office:value-type="float" office:value="-0.00010563" calcext:value-type="float">
            <text:p>-0.00010563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219197943807" calcext:value-type="float">
            <text:p>0.0002191979</text:p>
          </table:table-cell>
          <table:table-cell office:value-type="float" office:value="-0.0002192" calcext:value-type="float">
            <text:p>-0.0002192</text:p>
          </table:table-cell>
          <table:table-cell office:value-type="float" office:value="0.000031515955925" calcext:value-type="float">
            <text:p>0.000031516</text:p>
          </table:table-cell>
          <table:table-cell office:value-type="float" office:value="-0.00003152" calcext:value-type="float">
            <text:p>-0.0000315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101594254375" calcext:value-type="float">
            <text:p>-0.0001015943</text:p>
          </table:table-cell>
          <table:table-cell office:value-type="float" office:value="0.00010159" calcext:value-type="float">
            <text:p>0.0001015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28103590012" calcext:value-type="float">
            <text:p>2.8103590012E-005</text:p>
          </table:table-cell>
          <table:table-cell office:value-type="float" office:value="-0.0000281" calcext:value-type="float">
            <text:p>-0.0000281</text:p>
          </table:table-cell>
          <table:table-cell office:value-type="float" office:value="-0.00002058967948" calcext:value-type="float">
            <text:p>-2.058967948E-005</text:p>
          </table:table-cell>
          <table:table-cell office:value-type="float" office:value="0.00002059" calcext:value-type="float">
            <text:p>0.0000205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65831467509" calcext:value-type="float">
            <text:p>-6.5831467509E-005</text:p>
          </table:table-cell>
          <table:table-cell office:value-type="float" office:value="0.00006583" calcext:value-type="float">
            <text:p>0.00006583</text:p>
          </table:table-cell>
          <table:table-cell office:value-type="float" office:value="0.000049771741033" calcext:value-type="float">
            <text:p>4.9771741033E-005</text:p>
          </table:table-cell>
          <table:table-cell office:value-type="float" office:value="-0.00004977" calcext:value-type="float">
            <text:p>-0.0000497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4693120718" calcext:value-type="float">
            <text:p>4.693120718E-005</text:p>
          </table:table-cell>
          <table:table-cell office:value-type="float" office:value="-0.00004693" calcext:value-type="float">
            <text:p>-0.00004693</text:p>
          </table:table-cell>
          <table:table-cell office:value-type="float" office:value="0.000016491860151" calcext:value-type="float">
            <text:p>1.6491860151E-005</text:p>
          </table:table-cell>
          <table:table-cell office:value-type="float" office:value="-0.00001649" calcext:value-type="float">
            <text:p>-0.00001649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236634165049" calcext:value-type="float">
            <text:p>0.0002366342</text:p>
          </table:table-cell>
          <table:table-cell office:value-type="float" office:value="-0.00023663" calcext:value-type="float">
            <text:p>-0.00023663</text:p>
          </table:table-cell>
          <table:table-cell office:value-type="float" office:value="0.00005629658699" calcext:value-type="float">
            <text:p>5.629658699E-005</text:p>
          </table:table-cell>
          <table:table-cell office:value-type="float" office:value="-0.0000563" calcext:value-type="float">
            <text:p>-0.000056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181162729859" calcext:value-type="float">
            <text:p>-0.0001811627</text:p>
          </table:table-cell>
          <table:table-cell office:value-type="float" office:value="0.00018116" calcext:value-type="float">
            <text:p>0.0001811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41253864765" calcext:value-type="float">
            <text:p>-4.1253864765E-005</text:p>
          </table:table-cell>
          <table:table-cell office:value-type="float" office:value="0.00004125" calcext:value-type="float">
            <text:p>0.00004125</text:p>
          </table:table-cell>
          <table:table-cell office:value-type="float" office:value="-0.000038277357817" calcext:value-type="float">
            <text:p>-3.8277357817E-005</text:p>
          </table:table-cell>
          <table:table-cell office:value-type="float" office:value="0.00003828" calcext:value-type="float">
            <text:p>0.0000382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2977065742" calcext:value-type="float">
            <text:p>-2.977065742E-005</text:p>
          </table:table-cell>
          <table:table-cell office:value-type="float" office:value="0.00002977" calcext:value-type="float">
            <text:p>0.00002977</text:p>
          </table:table-cell>
          <table:table-cell office:value-type="float" office:value="0.000038988888264" calcext:value-type="float">
            <text:p>3.8988888264E-005</text:p>
          </table:table-cell>
          <table:table-cell office:value-type="float" office:value="-0.00003899" calcext:value-type="float">
            <text:p>-0.0000389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06688758731" calcext:value-type="float">
            <text:p>-6.688758731E-006</text:p>
          </table:table-cell>
          <table:table-cell office:value-type="float" office:value="0.00000669" calcext:value-type="float">
            <text:p>0.00000669</text:p>
          </table:table-cell>
          <table:table-cell office:value-type="float" office:value="0.000056190416217" calcext:value-type="float">
            <text:p>5.6190416217E-005</text:p>
          </table:table-cell>
          <table:table-cell office:value-type="float" office:value="-0.00005619" calcext:value-type="float">
            <text:p>-0.00005619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175211578608" calcext:value-type="float">
            <text:p>0.0001752116</text:p>
          </table:table-cell>
          <table:table-cell office:value-type="float" office:value="-0.00017521" calcext:value-type="float">
            <text:p>-0.00017521</text:p>
          </table:table-cell>
          <table:table-cell office:value-type="float" office:value="0.000035943463445" calcext:value-type="float">
            <text:p>3.5943463445E-005</text:p>
          </table:table-cell>
          <table:table-cell office:value-type="float" office:value="-0.00003594" calcext:value-type="float">
            <text:p>-0.0000359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132547691464" calcext:value-type="float">
            <text:p>-0.0001325477</text:p>
          </table:table-cell>
          <table:table-cell office:value-type="float" office:value="0.00013255" calcext:value-type="float">
            <text:p>0.0001325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46603381634" calcext:value-type="float">
            <text:p>4.6603381634E-005</text:p>
          </table:table-cell>
          <table:table-cell office:value-type="float" office:value="-0.0000466" calcext:value-type="float">
            <text:p>-0.0000466</text:p>
          </table:table-cell>
          <table:table-cell office:value-type="float" office:value="-0.000044550746679" calcext:value-type="float">
            <text:p>-4.4550746679E-005</text:p>
          </table:table-cell>
          <table:table-cell office:value-type="float" office:value="0.00004455" calcext:value-type="float">
            <text:p>0.0000445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49613416195" calcext:value-type="float">
            <text:p>4.9613416195E-005</text:p>
          </table:table-cell>
          <table:table-cell office:value-type="float" office:value="-0.00004961" calcext:value-type="float">
            <text:p>-0.00004961</text:p>
          </table:table-cell>
          <table:table-cell office:value-type="float" office:value="0.000027555972338" calcext:value-type="float">
            <text:p>0.000027556</text:p>
          </table:table-cell>
          <table:table-cell office:value-type="float" office:value="-0.00002756" calcext:value-type="float">
            <text:p>-0.0000275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42920932174" calcext:value-type="float">
            <text:p>4.2920932174E-005</text:p>
          </table:table-cell>
          <table:table-cell office:value-type="float" office:value="-0.00004292" calcext:value-type="float">
            <text:p>-0.00004292</text:p>
          </table:table-cell>
          <table:table-cell office:value-type="float" office:value="0.000047041103244" calcext:value-type="float">
            <text:p>4.7041103244E-005</text:p>
          </table:table-cell>
          <table:table-cell office:value-type="float" office:value="-0.00004704" calcext:value-type="float">
            <text:p>-0.00004704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234695151448" calcext:value-type="float">
            <text:p>0.0002346952</text:p>
          </table:table-cell>
          <table:table-cell office:value-type="float" office:value="-0.0002347" calcext:value-type="float">
            <text:p>-0.0002347</text:p>
          </table:table-cell>
          <table:table-cell office:value-type="float" office:value="0.000078167766333" calcext:value-type="float">
            <text:p>7.8167766333E-005</text:p>
          </table:table-cell>
          <table:table-cell office:value-type="float" office:value="-0.00007817" calcext:value-type="float">
            <text:p>-0.0000781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10453723371" calcext:value-type="float">
            <text:p>-0.0001045372</text:p>
          </table:table-cell>
          <table:table-cell office:value-type="float" office:value="0.00010454" calcext:value-type="float">
            <text:p>0.0001045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10622665286" calcext:value-type="float">
            <text:p>1.0622665286E-005</text:p>
          </table:table-cell>
          <table:table-cell office:value-type="float" office:value="-0.00001062" calcext:value-type="float">
            <text:p>-0.00001062</text:p>
          </table:table-cell>
          <table:table-cell office:value-type="float" office:value="0.000049838796258" calcext:value-type="float">
            <text:p>4.9838796258E-005</text:p>
          </table:table-cell>
          <table:table-cell office:value-type="float" office:value="-0.00004984" calcext:value-type="float">
            <text:p>-0.0000498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43492764235" calcext:value-type="float">
            <text:p>-4.3492764235E-005</text:p>
          </table:table-cell>
          <table:table-cell office:value-type="float" office:value="0.00004349" calcext:value-type="float">
            <text:p>0.00004349</text:p>
          </table:table-cell>
          <table:table-cell office:value-type="float" office:value="-0.000063737854362" calcext:value-type="float">
            <text:p>-6.3737854362E-005</text:p>
          </table:table-cell>
          <table:table-cell office:value-type="float" office:value="0.00006374" calcext:value-type="float">
            <text:p>0.0000637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118896365166" calcext:value-type="float">
            <text:p>-0.0001188964</text:p>
          </table:table-cell>
          <table:table-cell office:value-type="float" office:value="0.0001189" calcext:value-type="float">
            <text:p>0.0001189</text:p>
          </table:table-cell>
          <table:table-cell office:value-type="float" office:value="-0.000026196241379" calcext:value-type="float">
            <text:p>-2.6196241379E-005</text:p>
          </table:table-cell>
          <table:table-cell office:value-type="float" office:value="0.0000262" calcext:value-type="float">
            <text:p>0.0000262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249078497291" calcext:value-type="float">
            <text:p>0.0002490785</text:p>
          </table:table-cell>
          <table:table-cell office:value-type="float" office:value="-0.00024908" calcext:value-type="float">
            <text:p>-0.00024908</text:p>
          </table:table-cell>
          <table:table-cell office:value-type="float" office:value="0.00006889551878" calcext:value-type="float">
            <text:p>6.889551878E-005</text:p>
          </table:table-cell>
          <table:table-cell office:value-type="float" office:value="-0.0000689" calcext:value-type="float">
            <text:p>-0.000068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31923875213" calcext:value-type="float">
            <text:p>-3.1923875213E-005</text:p>
          </table:table-cell>
          <table:table-cell office:value-type="float" office:value="0.00003192" calcext:value-type="float">
            <text:p>0.0000319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54644420743" calcext:value-type="float">
            <text:p>-5.4644420743E-005</text:p>
          </table:table-cell>
          <table:table-cell office:value-type="float" office:value="0.00005464" calcext:value-type="float">
            <text:p>0.00005464</text:p>
          </table:table-cell>
          <table:table-cell office:value-type="float" office:value="0.000026108697057" calcext:value-type="float">
            <text:p>2.6108697057E-005</text:p>
          </table:table-cell>
          <table:table-cell office:value-type="float" office:value="-0.00002611" calcext:value-type="float">
            <text:p>-0.000026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12801960111" calcext:value-type="float">
            <text:p>-0.000012802</text:p>
          </table:table-cell>
          <table:table-cell office:value-type="float" office:value="0.0000128" calcext:value-type="float">
            <text:p>0.0000128</text:p>
          </table:table-cell>
          <table:table-cell office:value-type="float" office:value="0.000040115788579" calcext:value-type="float">
            <text:p>4.0115788579E-005</text:p>
          </table:table-cell>
          <table:table-cell office:value-type="float" office:value="-0.00004012" calcext:value-type="float">
            <text:p>-0.0000401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08365139365" calcext:value-type="float">
            <text:p>8.365139365E-006</text:p>
          </table:table-cell>
          <table:table-cell office:value-type="float" office:value="-0.00000837" calcext:value-type="float">
            <text:p>-0.00000837</text:p>
          </table:table-cell>
          <table:table-cell office:value-type="float" office:value="-0.000001406297088" calcext:value-type="float">
            <text:p>-1.406297088E-006</text:p>
          </table:table-cell>
          <table:table-cell office:value-type="float" office:value="0.00000141" calcext:value-type="float">
            <text:p>0.00000141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269319862127" calcext:value-type="float">
            <text:p>0.0002693199</text:p>
          </table:table-cell>
          <table:table-cell office:value-type="float" office:value="-0.00026932" calcext:value-type="float">
            <text:p>-0.00026932</text:p>
          </table:table-cell>
          <table:table-cell office:value-type="float" office:value="0.000081403180957" calcext:value-type="float">
            <text:p>8.1403180957E-005</text:p>
          </table:table-cell>
          <table:table-cell office:value-type="float" office:value="-0.0000814" calcext:value-type="float">
            <text:p>-0.000081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66600739956" calcext:value-type="float">
            <text:p>6.6600739956E-005</text:p>
          </table:table-cell>
          <table:table-cell office:value-type="float" office:value="-0.0000666" calcext:value-type="float">
            <text:p>-0.000066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28654932976" calcext:value-type="float">
            <text:p>2.8654932976E-005</text:p>
          </table:table-cell>
          <table:table-cell office:value-type="float" office:value="-0.00002865" calcext:value-type="float">
            <text:p>-0.00002865</text:p>
          </table:table-cell>
          <table:table-cell office:value-type="float" office:value="-0.000103956088424" calcext:value-type="float">
            <text:p>-0.0001039561</text:p>
          </table:table-cell>
          <table:table-cell office:value-type="float" office:value="0.00010396" calcext:value-type="float">
            <text:p>0.0001039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84960833192" calcext:value-type="float">
            <text:p>-8.4960833192E-005</text:p>
          </table:table-cell>
          <table:table-cell office:value-type="float" office:value="0.00008496" calcext:value-type="float">
            <text:p>0.00008496</text:p>
          </table:table-cell>
          <table:table-cell office:value-type="float" office:value="-0.000016441568732" calcext:value-type="float">
            <text:p>-1.6441568732E-005</text:p>
          </table:table-cell>
          <table:table-cell office:value-type="float" office:value="0.00001644" calcext:value-type="float">
            <text:p>0.0000164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15562400222" calcext:value-type="float">
            <text:p>-1.5562400222E-005</text:p>
          </table:table-cell>
          <table:table-cell office:value-type="float" office:value="0.00001556" calcext:value-type="float">
            <text:p>0.00001556</text:p>
          </table:table-cell>
          <table:table-cell office:value-type="float" office:value="0.000051459297538" calcext:value-type="float">
            <text:p>5.1459297538E-005</text:p>
          </table:table-cell>
          <table:table-cell office:value-type="float" office:value="-0.00005146" calcext:value-type="float">
            <text:p>-0.00005146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238971784711" calcext:value-type="float">
            <text:p>0.0002389718</text:p>
          </table:table-cell>
          <table:table-cell office:value-type="float" office:value="-0.00023897" calcext:value-type="float">
            <text:p>-0.00023897</text:p>
          </table:table-cell>
          <table:table-cell office:value-type="float" office:value="0.000047996640205" calcext:value-type="float">
            <text:p>4.7996640205E-005</text:p>
          </table:table-cell>
          <table:table-cell office:value-type="float" office:value="-0.000048" calcext:value-type="float">
            <text:p>-0.00004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59358775616" calcext:value-type="float">
            <text:p>5.9358775616E-005</text:p>
          </table:table-cell>
          <table:table-cell office:value-type="float" office:value="-0.00005936" calcext:value-type="float">
            <text:p>-0.0000593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98509714007" calcext:value-type="float">
            <text:p>-9.8509714007E-005</text:p>
          </table:table-cell>
          <table:table-cell office:value-type="float" office:value="0.00009851" calcext:value-type="float">
            <text:p>0.00009851</text:p>
          </table:table-cell>
          <table:table-cell office:value-type="float" office:value="0.000022144988179" calcext:value-type="float">
            <text:p>0.000022145</text:p>
          </table:table-cell>
          <table:table-cell office:value-type="float" office:value="-0.00002214" calcext:value-type="float">
            <text:p>-0.0000221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54512172937" calcext:value-type="float">
            <text:p>-5.4512172937E-005</text:p>
          </table:table-cell>
          <table:table-cell office:value-type="float" office:value="0.00005451" calcext:value-type="float">
            <text:p>0.00005451</text:p>
          </table:table-cell>
          <table:table-cell office:value-type="float" office:value="0.000049540773034" calcext:value-type="float">
            <text:p>4.9540773034E-005</text:p>
          </table:table-cell>
          <table:table-cell office:value-type="float" office:value="-0.00004954" calcext:value-type="float">
            <text:p>-0.0000495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06679445505" calcext:value-type="float">
            <text:p>-6.679445505E-006</text:p>
          </table:table-cell>
          <table:table-cell office:value-type="float" office:value="0.00000668" calcext:value-type="float">
            <text:p>0.00000668</text:p>
          </table:table-cell>
          <table:table-cell office:value-type="float" office:value="0.000030940398574" calcext:value-type="float">
            <text:p>3.0940398574E-005</text:p>
          </table:table-cell>
          <table:table-cell office:value-type="float" office:value="-0.00003094" calcext:value-type="float">
            <text:p>-0.00003094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233136117458" calcext:value-type="float">
            <text:p>0.0002331361</text:p>
          </table:table-cell>
          <table:table-cell office:value-type="float" office:value="-0.00023314" calcext:value-type="float">
            <text:p>-0.00023314</text:p>
          </table:table-cell>
          <table:table-cell office:value-type="float" office:value="0.000069355592132" calcext:value-type="float">
            <text:p>6.9355592132E-005</text:p>
          </table:table-cell>
          <table:table-cell office:value-type="float" office:value="-0.00006936" calcext:value-type="float">
            <text:p>-0.0000693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1422315836" calcext:value-type="float">
            <text:p>1.422315836E-005</text:p>
          </table:table-cell>
          <table:table-cell office:value-type="float" office:value="-0.00001422" calcext:value-type="float">
            <text:p>-0.0000142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28191134334" calcext:value-type="float">
            <text:p>2.8191134334E-005</text:p>
          </table:table-cell>
          <table:table-cell office:value-type="float" office:value="-0.00002819" calcext:value-type="float">
            <text:p>-0.00002819</text:p>
          </table:table-cell>
          <table:table-cell office:value-type="float" office:value="-0.000010637566447" calcext:value-type="float">
            <text:p>-1.0637566447E-005</text:p>
          </table:table-cell>
          <table:table-cell office:value-type="float" office:value="0.00001064" calcext:value-type="float">
            <text:p>0.0000106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26300549507" calcext:value-type="float">
            <text:p>-2.6300549507E-005</text:p>
          </table:table-cell>
          <table:table-cell office:value-type="float" office:value="0.0000263" calcext:value-type="float">
            <text:p>0.0000263</text:p>
          </table:table-cell>
          <table:table-cell office:value-type="float" office:value="0.000006154179573" calcext:value-type="float">
            <text:p>6.154179573E-006</text:p>
          </table:table-cell>
          <table:table-cell office:value-type="float" office:value="-0.00000615" calcext:value-type="float">
            <text:p>-0.0000061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50131231546" calcext:value-type="float">
            <text:p>-5.0131231546E-005</text:p>
          </table:table-cell>
          <table:table-cell office:value-type="float" office:value="0.00005013" calcext:value-type="float">
            <text:p>0.00005013</text:p>
          </table:table-cell>
          <table:table-cell office:value-type="float" office:value="0.000008106231689" calcext:value-type="float">
            <text:p>8.106231689E-006</text:p>
          </table:table-cell>
          <table:table-cell office:value-type="float" office:value="-0.00000811" calcext:value-type="float">
            <text:p>-0.00000811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24756975472" calcext:value-type="float">
            <text:p>0.0002475698</text:p>
          </table:table-cell>
          <table:table-cell office:value-type="float" office:value="-0.00024757" calcext:value-type="float">
            <text:p>-0.00024757</text:p>
          </table:table-cell>
          <table:table-cell office:value-type="float" office:value="0.000068778172135" calcext:value-type="float">
            <text:p>6.8778172135E-005</text:p>
          </table:table-cell>
          <table:table-cell office:value-type="float" office:value="-0.00006878" calcext:value-type="float">
            <text:p>-0.0000687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130644068122" calcext:value-type="float">
            <text:p>0.0001306441</text:p>
          </table:table-cell>
          <table:table-cell office:value-type="float" office:value="-0.00013064" calcext:value-type="float">
            <text:p>-0.0001306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63110142946" calcext:value-type="float">
            <text:p>6.3110142946E-005</text:p>
          </table:table-cell>
          <table:table-cell office:value-type="float" office:value="-0.00006311" calcext:value-type="float">
            <text:p>-0.00006311</text:p>
          </table:table-cell>
          <table:table-cell office:value-type="float" office:value="0.000064441934228" calcext:value-type="float">
            <text:p>6.4441934228E-005</text:p>
          </table:table-cell>
          <table:table-cell office:value-type="float" office:value="-0.00006444" calcext:value-type="float">
            <text:p>-0.0000644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0000372529" calcext:value-type="float">
            <text:p>3.72529E-009</text:p>
          </table:table-cell>
          <table:table-cell office:value-type="float" office:value="-0" calcext:value-type="float">
            <text:p>0</text:p>
          </table:table-cell>
          <table:table-cell office:value-type="float" office:value="-0.00000036880374" calcext:value-type="float">
            <text:p>-3.6880374E-007</text:p>
          </table:table-cell>
          <table:table-cell office:value-type="float" office:value="0.00000037" calcext:value-type="float">
            <text:p>0.0000003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7214769721" calcext:value-type="float">
            <text:p>7.214769721E-005</text:p>
          </table:table-cell>
          <table:table-cell office:value-type="float" office:value="-0.00007215" calcext:value-type="float">
            <text:p>-0.00007215</text:p>
          </table:table-cell>
          <table:table-cell office:value-type="float" office:value="-0.000013804063201" calcext:value-type="float">
            <text:p>-1.3804063201E-005</text:p>
          </table:table-cell>
          <table:table-cell office:value-type="float" office:value="0.0000138" calcext:value-type="float">
            <text:p>0.0000138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246351584792" calcext:value-type="float">
            <text:p>0.0002463516</text:p>
          </table:table-cell>
          <table:table-cell office:value-type="float" office:value="-0.00024635" calcext:value-type="float">
            <text:p>-0.00024635</text:p>
          </table:table-cell>
          <table:table-cell office:value-type="float" office:value="0.000059356912971" calcext:value-type="float">
            <text:p>5.9356912971E-005</text:p>
          </table:table-cell>
          <table:table-cell office:value-type="float" office:value="-0.00005936" calcext:value-type="float">
            <text:p>-0.0000593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12463517487" calcext:value-type="float">
            <text:p>0.0001246352</text:p>
          </table:table-cell>
          <table:table-cell office:value-type="float" office:value="-0.00012464" calcext:value-type="float">
            <text:p>-0.0001246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01970678568" calcext:value-type="float">
            <text:p>-1.970678568E-006</text:p>
          </table:table-cell>
          <table:table-cell office:value-type="float" office:value="0.00000197" calcext:value-type="float">
            <text:p>0.00000197</text:p>
          </table:table-cell>
          <table:table-cell office:value-type="float" office:value="-0.000010484829545" calcext:value-type="float">
            <text:p>-1.0484829545E-005</text:p>
          </table:table-cell>
          <table:table-cell office:value-type="float" office:value="0.00001048" calcext:value-type="float">
            <text:p>0.0000104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76940283179" calcext:value-type="float">
            <text:p>7.6940283179E-005</text:p>
          </table:table-cell>
          <table:table-cell office:value-type="float" office:value="-0.00007694" calcext:value-type="float">
            <text:p>-0.00007694</text:p>
          </table:table-cell>
          <table:table-cell office:value-type="float" office:value="0.000074822455645" calcext:value-type="float">
            <text:p>7.4822455645E-005</text:p>
          </table:table-cell>
          <table:table-cell office:value-type="float" office:value="-0.00007482" calcext:value-type="float">
            <text:p>-0.0000748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3582239151" calcext:value-type="float">
            <text:p>3.582239151E-005</text:p>
          </table:table-cell>
          <table:table-cell office:value-type="float" office:value="-0.00003582" calcext:value-type="float">
            <text:p>-0.00003582</text:p>
          </table:table-cell>
          <table:table-cell office:value-type="float" office:value="0.000025138258934" calcext:value-type="float">
            <text:p>2.5138258934E-005</text:p>
          </table:table-cell>
          <table:table-cell office:value-type="float" office:value="-0.00002514" calcext:value-type="float">
            <text:p>-0.00002514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222597271204" calcext:value-type="float">
            <text:p>0.0002225973</text:p>
          </table:table-cell>
          <table:table-cell office:value-type="float" office:value="-0.0002226" calcext:value-type="float">
            <text:p>-0.0002226</text:p>
          </table:table-cell>
          <table:table-cell office:value-type="float" office:value="0.000063741579652" calcext:value-type="float">
            <text:p>6.3741579652E-005</text:p>
          </table:table-cell>
          <table:table-cell office:value-type="float" office:value="-0.00006374" calcext:value-type="float">
            <text:p>-0.0000637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88352710009" calcext:value-type="float">
            <text:p>8.8352710009E-005</text:p>
          </table:table-cell>
          <table:table-cell office:value-type="float" office:value="-0.00008835" calcext:value-type="float">
            <text:p>-0.0000883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18116086721" calcext:value-type="float">
            <text:p>1.8116086721E-005</text:p>
          </table:table-cell>
          <table:table-cell office:value-type="float" office:value="-0.00001812" calcext:value-type="float">
            <text:p>-0.00001812</text:p>
          </table:table-cell>
          <table:table-cell office:value-type="float" office:value="-0.000038439407945" calcext:value-type="float">
            <text:p>-3.8439407945E-005</text:p>
          </table:table-cell>
          <table:table-cell office:value-type="float" office:value="0.00003844" calcext:value-type="float">
            <text:p>0.0000384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84990635514" calcext:value-type="float">
            <text:p>-8.4990635514E-005</text:p>
          </table:table-cell>
          <table:table-cell office:value-type="float" office:value="0.00008499" calcext:value-type="float">
            <text:p>0.00008499</text:p>
          </table:table-cell>
          <table:table-cell office:value-type="float" office:value="-0.000033611431718" calcext:value-type="float">
            <text:p>-3.3611431718E-005</text:p>
          </table:table-cell>
          <table:table-cell office:value-type="float" office:value="0.00003361" calcext:value-type="float">
            <text:p>0.0000336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93953683972" calcext:value-type="float">
            <text:p>9.3953683972E-005</text:p>
          </table:table-cell>
          <table:table-cell office:value-type="float" office:value="-0.00009395" calcext:value-type="float">
            <text:p>-0.00009395</text:p>
          </table:table-cell>
          <table:table-cell office:value-type="float" office:value="-0.000008473172784" calcext:value-type="float">
            <text:p>-8.473172784E-006</text:p>
          </table:table-cell>
          <table:table-cell office:value-type="float" office:value="0.00000847" calcext:value-type="float">
            <text:p>0.00000847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297961756587" calcext:value-type="float">
            <text:p>0.0002979618</text:p>
          </table:table-cell>
          <table:table-cell office:value-type="float" office:value="-0.00029796" calcext:value-type="float">
            <text:p>-0.00029796</text:p>
          </table:table-cell>
          <table:table-cell office:value-type="float" office:value="-0.000031843781471" calcext:value-type="float">
            <text:p>-3.1843781471E-005</text:p>
          </table:table-cell>
          <table:table-cell office:value-type="float" office:value="0.00003184" calcext:value-type="float">
            <text:p>0.0000318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125769525766" calcext:value-type="float">
            <text:p>0.0001257695</text:p>
          </table:table-cell>
          <table:table-cell office:value-type="float" office:value="-0.00012577" calcext:value-type="float">
            <text:p>-0.0001257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68264082074" calcext:value-type="float">
            <text:p>6.8264082074E-005</text:p>
          </table:table-cell>
          <table:table-cell office:value-type="float" office:value="-0.00006826" calcext:value-type="float">
            <text:p>-0.00006826</text:p>
          </table:table-cell>
          <table:table-cell office:value-type="float" office:value="-0.000009065493941" calcext:value-type="float">
            <text:p>-9.065493941E-006</text:p>
          </table:table-cell>
          <table:table-cell office:value-type="float" office:value="0.00000907" calcext:value-type="float">
            <text:p>0.0000090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118730589747" calcext:value-type="float">
            <text:p>-0.0001187306</text:p>
          </table:table-cell>
          <table:table-cell office:value-type="float" office:value="0.00011873" calcext:value-type="float">
            <text:p>0.00011873</text:p>
          </table:table-cell>
          <table:table-cell office:value-type="float" office:value="-0.000050857663155" calcext:value-type="float">
            <text:p>-5.0857663155E-005</text:p>
          </table:table-cell>
          <table:table-cell office:value-type="float" office:value="0.00005086" calcext:value-type="float">
            <text:p>0.0000508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23880973458" calcext:value-type="float">
            <text:p>-0.000023881</text:p>
          </table:table-cell>
          <table:table-cell office:value-type="float" office:value="0.00002388" calcext:value-type="float">
            <text:p>0.00002388</text:p>
          </table:table-cell>
          <table:table-cell office:value-type="float" office:value="-0.000060698017478" calcext:value-type="float">
            <text:p>-0.000060698</text:p>
          </table:table-cell>
          <table:table-cell office:value-type="float" office:value="0.0000607" calcext:value-type="float">
            <text:p>0.0000607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240528956056" calcext:value-type="float">
            <text:p>0.000240529</text:p>
          </table:table-cell>
          <table:table-cell office:value-type="float" office:value="-0.00024053" calcext:value-type="float">
            <text:p>-0.00024053</text:p>
          </table:table-cell>
          <table:table-cell office:value-type="float" office:value="0.000024160370231" calcext:value-type="float">
            <text:p>2.4160370231E-005</text:p>
          </table:table-cell>
          <table:table-cell office:value-type="float" office:value="-0.00002416" calcext:value-type="float">
            <text:p>-0.0000241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24639070034" calcext:value-type="float">
            <text:p>2.4639070034E-005</text:p>
          </table:table-cell>
          <table:table-cell office:value-type="float" office:value="-0.00002464" calcext:value-type="float">
            <text:p>-0.0000246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50701200962" calcext:value-type="float">
            <text:p>-5.0701200962E-005</text:p>
          </table:table-cell>
          <table:table-cell office:value-type="float" office:value="0.0000507" calcext:value-type="float">
            <text:p>0.0000507</text:p>
          </table:table-cell>
          <table:table-cell office:value-type="float" office:value="0.00001841597259" calcext:value-type="float">
            <text:p>0.000018416</text:p>
          </table:table-cell>
          <table:table-cell office:value-type="float" office:value="-0.00001842" calcext:value-type="float">
            <text:p>-0.0000184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35466626287" calcext:value-type="float">
            <text:p>3.5466626287E-005</text:p>
          </table:table-cell>
          <table:table-cell office:value-type="float" office:value="-0.00003547" calcext:value-type="float">
            <text:p>-0.00003547</text:p>
          </table:table-cell>
          <table:table-cell office:value-type="float" office:value="0.000084884464741" calcext:value-type="float">
            <text:p>8.4884464741E-005</text:p>
          </table:table-cell>
          <table:table-cell office:value-type="float" office:value="-0.00008488" calcext:value-type="float">
            <text:p>-0.0000848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16465783119" calcext:value-type="float">
            <text:p>1.6465783119E-005</text:p>
          </table:table-cell>
          <table:table-cell office:value-type="float" office:value="-0.00001647" calcext:value-type="float">
            <text:p>-0.00001647</text:p>
          </table:table-cell>
          <table:table-cell office:value-type="float" office:value="0.000033993273973" calcext:value-type="float">
            <text:p>3.3993273973E-005</text:p>
          </table:table-cell>
          <table:table-cell office:value-type="float" office:value="-0.00003399" calcext:value-type="float">
            <text:p>-0.00003399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22679194808" calcext:value-type="float">
            <text:p>0.0002267919</text:p>
          </table:table-cell>
          <table:table-cell office:value-type="float" office:value="-0.00022679" calcext:value-type="float">
            <text:p>-0.00022679</text:p>
          </table:table-cell>
          <table:table-cell office:value-type="float" office:value="0.000071030110121" calcext:value-type="float">
            <text:p>7.1030110121E-005</text:p>
          </table:table-cell>
          <table:table-cell office:value-type="float" office:value="-0.00007103" calcext:value-type="float">
            <text:p>-0.0000710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14370307326" calcext:value-type="float">
            <text:p>-1.4370307326E-005</text:p>
          </table:table-cell>
          <table:table-cell office:value-type="float" office:value="0.00001437" calcext:value-type="float">
            <text:p>0.0000143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14590099454" calcext:value-type="float">
            <text:p>1.4590099454E-005</text:p>
          </table:table-cell>
          <table:table-cell office:value-type="float" office:value="-0.00001459" calcext:value-type="float">
            <text:p>-0.00001459</text:p>
          </table:table-cell>
          <table:table-cell office:value-type="float" office:value="-0.000103756785393" calcext:value-type="float">
            <text:p>-0.0001037568</text:p>
          </table:table-cell>
          <table:table-cell office:value-type="float" office:value="0.00010376" calcext:value-type="float">
            <text:p>0.0001037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31610950828" calcext:value-type="float">
            <text:p>0.000031611</text:p>
          </table:table-cell>
          <table:table-cell office:value-type="float" office:value="-0.00003161" calcext:value-type="float">
            <text:p>-0.00003161</text:p>
          </table:table-cell>
          <table:table-cell office:value-type="float" office:value="-0.000057609751821" calcext:value-type="float">
            <text:p>-5.7609751821E-005</text:p>
          </table:table-cell>
          <table:table-cell office:value-type="float" office:value="0.00005761" calcext:value-type="float">
            <text:p>0.0000576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03471970558" calcext:value-type="float">
            <text:p>-0.000003472</text:p>
          </table:table-cell>
          <table:table-cell office:value-type="float" office:value="0.00000347" calcext:value-type="float">
            <text:p>0.00000347</text:p>
          </table:table-cell>
          <table:table-cell office:value-type="float" office:value="0.000081650912762" calcext:value-type="float">
            <text:p>8.1650912762E-005</text:p>
          </table:table-cell>
          <table:table-cell office:value-type="float" office:value="-0.00008165" calcext:value-type="float">
            <text:p>-0.00008165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251021236181" calcext:value-type="float">
            <text:p>0.0002510212</text:p>
          </table:table-cell>
          <table:table-cell office:value-type="float" office:value="-0.00025102" calcext:value-type="float">
            <text:p>-0.00025102</text:p>
          </table:table-cell>
          <table:table-cell office:value-type="float" office:value="0.000120500102639" calcext:value-type="float">
            <text:p>0.0001205001</text:p>
          </table:table-cell>
          <table:table-cell office:value-type="float" office:value="-0.0001205" calcext:value-type="float">
            <text:p>-0.000120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97539275885" calcext:value-type="float">
            <text:p>-9.7539275885E-005</text:p>
          </table:table-cell>
          <table:table-cell office:value-type="float" office:value="0.00009754" calcext:value-type="float">
            <text:p>0.0000975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56259334087" calcext:value-type="float">
            <text:p>-5.6259334087E-005</text:p>
          </table:table-cell>
          <table:table-cell office:value-type="float" office:value="0.00005626" calcext:value-type="float">
            <text:p>0.00005626</text:p>
          </table:table-cell>
          <table:table-cell office:value-type="float" office:value="-0.000063542276621" calcext:value-type="float">
            <text:p>-6.3542276621E-005</text:p>
          </table:table-cell>
          <table:table-cell office:value-type="float" office:value="0.00006354" calcext:value-type="float">
            <text:p>0.0000635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26926398277" calcext:value-type="float">
            <text:p>-2.6926398277E-005</text:p>
          </table:table-cell>
          <table:table-cell office:value-type="float" office:value="0.00002693" calcext:value-type="float">
            <text:p>0.00002693</text:p>
          </table:table-cell>
          <table:table-cell office:value-type="float" office:value="0.000027261674404" calcext:value-type="float">
            <text:p>2.7261674404E-005</text:p>
          </table:table-cell>
          <table:table-cell office:value-type="float" office:value="-0.00002726" calcext:value-type="float">
            <text:p>-0.0000272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27418136597" calcext:value-type="float">
            <text:p>2.7418136597E-005</text:p>
          </table:table-cell>
          <table:table-cell office:value-type="float" office:value="-0.00002742" calcext:value-type="float">
            <text:p>-0.00002742</text:p>
          </table:table-cell>
          <table:table-cell office:value-type="float" office:value="-0.000035522505641" calcext:value-type="float">
            <text:p>-3.5522505641E-005</text:p>
          </table:table-cell>
          <table:table-cell office:value-type="float" office:value="0.00003552" calcext:value-type="float">
            <text:p>0.00003552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283263623714" calcext:value-type="float">
            <text:p>0.0002832636</text:p>
          </table:table-cell>
          <table:table-cell office:value-type="float" office:value="-0.00028326" calcext:value-type="float">
            <text:p>-0.00028326</text:p>
          </table:table-cell>
          <table:table-cell office:value-type="float" office:value="0.00010148063302" calcext:value-type="float">
            <text:p>0.0001014806</text:p>
          </table:table-cell>
          <table:table-cell office:value-type="float" office:value="-0.00010148" calcext:value-type="float">
            <text:p>-0.0001014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112663954496" calcext:value-type="float">
            <text:p>-0.000112664</text:p>
          </table:table-cell>
          <table:table-cell office:value-type="float" office:value="0.00011266" calcext:value-type="float">
            <text:p>0.0001126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98828226328" calcext:value-type="float">
            <text:p>-9.8828226328E-005</text:p>
          </table:table-cell>
          <table:table-cell office:value-type="float" office:value="0.00009883" calcext:value-type="float">
            <text:p>0.00009883</text:p>
          </table:table-cell>
          <table:table-cell office:value-type="float" office:value="0.000011945143342" calcext:value-type="float">
            <text:p>1.1945143342E-005</text:p>
          </table:table-cell>
          <table:table-cell office:value-type="float" office:value="-0.00001195" calcext:value-type="float">
            <text:p>-0.0000119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17477199435" calcext:value-type="float">
            <text:p>-1.7477199435E-005</text:p>
          </table:table-cell>
          <table:table-cell office:value-type="float" office:value="0.00001748" calcext:value-type="float">
            <text:p>0.00001748</text:p>
          </table:table-cell>
          <table:table-cell office:value-type="float" office:value="-0.00001366995275" calcext:value-type="float">
            <text:p>-0.00001367</text:p>
          </table:table-cell>
          <table:table-cell office:value-type="float" office:value="0.00001367" calcext:value-type="float">
            <text:p>0.0000136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02203509212" calcext:value-type="float">
            <text:p>2.203509212E-006</text:p>
          </table:table-cell>
          <table:table-cell office:value-type="float" office:value="-0.0000022" calcext:value-type="float">
            <text:p>-0.0000022</text:p>
          </table:table-cell>
          <table:table-cell office:value-type="float" office:value="-0.000060921534896" calcext:value-type="float">
            <text:p>-6.0921534896E-005</text:p>
          </table:table-cell>
          <table:table-cell office:value-type="float" office:value="0.00006092" calcext:value-type="float">
            <text:p>0.00006092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223100185394" calcext:value-type="float">
            <text:p>0.0002231002</text:p>
          </table:table-cell>
          <table:table-cell office:value-type="float" office:value="-0.0002231" calcext:value-type="float">
            <text:p>-0.0002231</text:p>
          </table:table-cell>
          <table:table-cell office:value-type="float" office:value="0.000017272308469" calcext:value-type="float">
            <text:p>1.7272308469E-005</text:p>
          </table:table-cell>
          <table:table-cell office:value-type="float" office:value="-0.00001727" calcext:value-type="float">
            <text:p>-0.0000172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238532200456" calcext:value-type="float">
            <text:p>-0.0002385322</text:p>
          </table:table-cell>
          <table:table-cell office:value-type="float" office:value="0.00023853" calcext:value-type="float">
            <text:p>0.0002385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10738149285" calcext:value-type="float">
            <text:p>1.0738149285E-005</text:p>
          </table:table-cell>
          <table:table-cell office:value-type="float" office:value="-0.00001074" calcext:value-type="float">
            <text:p>-0.00001074</text:p>
          </table:table-cell>
          <table:table-cell office:value-type="float" office:value="-0.000041512772441" calcext:value-type="float">
            <text:p>-4.1512772441E-005</text:p>
          </table:table-cell>
          <table:table-cell office:value-type="float" office:value="0.00004151" calcext:value-type="float">
            <text:p>0.0000415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80971047282" calcext:value-type="float">
            <text:p>0.000080971</text:p>
          </table:table-cell>
          <table:table-cell office:value-type="float" office:value="-0.00008097" calcext:value-type="float">
            <text:p>-0.00008097</text:p>
          </table:table-cell>
          <table:table-cell office:value-type="float" office:value="0.000073263421655" calcext:value-type="float">
            <text:p>7.3263421655E-005</text:p>
          </table:table-cell>
          <table:table-cell office:value-type="float" office:value="-0.00007326" calcext:value-type="float">
            <text:p>-0.0000732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47845765948" calcext:value-type="float">
            <text:p>4.7845765948E-005</text:p>
          </table:table-cell>
          <table:table-cell office:value-type="float" office:value="-0.00004785" calcext:value-type="float">
            <text:p>-0.00004785</text:p>
          </table:table-cell>
          <table:table-cell office:value-type="float" office:value="0.000020606443286" calcext:value-type="float">
            <text:p>2.0606443286E-005</text:p>
          </table:table-cell>
          <table:table-cell office:value-type="float" office:value="-0.00002061" calcext:value-type="float">
            <text:p>-0.00002061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216592103243" calcext:value-type="float">
            <text:p>0.0002165921</text:p>
          </table:table-cell>
          <table:table-cell office:value-type="float" office:value="-0.00021659" calcext:value-type="float">
            <text:p>-0.00021659</text:p>
          </table:table-cell>
          <table:table-cell office:value-type="float" office:value="-0.00000100210309" calcext:value-type="float">
            <text:p>-1.00210309E-006</text:p>
          </table:table-cell>
          <table:table-cell office:value-type="float" office:value="0.000001" calcext:value-type="float">
            <text:p>0.00000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181704759598" calcext:value-type="float">
            <text:p>-0.0001817048</text:p>
          </table:table-cell>
          <table:table-cell office:value-type="float" office:value="0.0001817" calcext:value-type="float">
            <text:p>0.000181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03524124622" calcext:value-type="float">
            <text:p>3.524124622E-006</text:p>
          </table:table-cell>
          <table:table-cell office:value-type="float" office:value="-0.00000352" calcext:value-type="float">
            <text:p>-0.00000352</text:p>
          </table:table-cell>
          <table:table-cell office:value-type="float" office:value="-0.000070936977863" calcext:value-type="float">
            <text:p>-0.000070937</text:p>
          </table:table-cell>
          <table:table-cell office:value-type="float" office:value="0.00007094" calcext:value-type="float">
            <text:p>0.0000709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63348561525" calcext:value-type="float">
            <text:p>6.3348561525E-005</text:p>
          </table:table-cell>
          <table:table-cell office:value-type="float" office:value="-0.00006335" calcext:value-type="float">
            <text:p>-0.00006335</text:p>
          </table:table-cell>
          <table:table-cell office:value-type="float" office:value="-0.000056281685829" calcext:value-type="float">
            <text:p>-5.6281685829E-005</text:p>
          </table:table-cell>
          <table:table-cell office:value-type="float" office:value="0.00005628" calcext:value-type="float">
            <text:p>0.0000562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33618882298" calcext:value-type="float">
            <text:p>3.3618882298E-005</text:p>
          </table:table-cell>
          <table:table-cell office:value-type="float" office:value="-0.00003362" calcext:value-type="float">
            <text:p>-0.00003362</text:p>
          </table:table-cell>
          <table:table-cell office:value-type="float" office:value="0.000007584691048" calcext:value-type="float">
            <text:p>7.584691048E-006</text:p>
          </table:table-cell>
          <table:table-cell office:value-type="float" office:value="-0.00000758" calcext:value-type="float">
            <text:p>-0.00000758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301647931337" calcext:value-type="float">
            <text:p>0.0003016479</text:p>
          </table:table-cell>
          <table:table-cell office:value-type="float" office:value="-0.00030165" calcext:value-type="float">
            <text:p>-0.00030165</text:p>
          </table:table-cell>
          <table:table-cell office:value-type="float" office:value="0.000130988657475" calcext:value-type="float">
            <text:p>0.0001309887</text:p>
          </table:table-cell>
          <table:table-cell office:value-type="float" office:value="-0.00013099" calcext:value-type="float">
            <text:p>-0.0001309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151798129082" calcext:value-type="float">
            <text:p>-0.0001517981</text:p>
          </table:table-cell>
          <table:table-cell office:value-type="float" office:value="0.0001518" calcext:value-type="float">
            <text:p>0.000151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1540966332" calcext:value-type="float">
            <text:p>-1.540966332E-005</text:p>
          </table:table-cell>
          <table:table-cell office:value-type="float" office:value="0.00001541" calcext:value-type="float">
            <text:p>0.00001541</text:p>
          </table:table-cell>
          <table:table-cell office:value-type="float" office:value="0.000017704442143" calcext:value-type="float">
            <text:p>1.7704442143E-005</text:p>
          </table:table-cell>
          <table:table-cell office:value-type="float" office:value="-0.0000177" calcext:value-type="float">
            <text:p>-0.000017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55579468608" calcext:value-type="float">
            <text:p>5.5579468608E-005</text:p>
          </table:table-cell>
          <table:table-cell office:value-type="float" office:value="-0.00005558" calcext:value-type="float">
            <text:p>-0.00005558</text:p>
          </table:table-cell>
          <table:table-cell office:value-type="float" office:value="0.000012381002307" calcext:value-type="float">
            <text:p>0.000012381</text:p>
          </table:table-cell>
          <table:table-cell office:value-type="float" office:value="-0.00001238" calcext:value-type="float">
            <text:p>-0.0000123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49278140068" calcext:value-type="float">
            <text:p>4.9278140068E-005</text:p>
          </table:table-cell>
          <table:table-cell office:value-type="float" office:value="-0.00004928" calcext:value-type="float">
            <text:p>-0.00004928</text:p>
          </table:table-cell>
          <table:table-cell office:value-type="float" office:value="0.000014260411263" calcext:value-type="float">
            <text:p>1.4260411263E-005</text:p>
          </table:table-cell>
          <table:table-cell office:value-type="float" office:value="-0.00001426" calcext:value-type="float">
            <text:p>-0.00001426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239642336965" calcext:value-type="float">
            <text:p>0.0002396423</text:p>
          </table:table-cell>
          <table:table-cell office:value-type="float" office:value="-0.00023964" calcext:value-type="float">
            <text:p>-0.00023964</text:p>
          </table:table-cell>
          <table:table-cell office:value-type="float" office:value="0.000005330890417" calcext:value-type="float">
            <text:p>5.330890417E-006</text:p>
          </table:table-cell>
          <table:table-cell office:value-type="float" office:value="-0.00000533" calcext:value-type="float">
            <text:p>-0.0000053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28604641557" calcext:value-type="float">
            <text:p>-2.8604641557E-005</text:p>
          </table:table-cell>
          <table:table-cell office:value-type="float" office:value="0.0000286" calcext:value-type="float">
            <text:p>0.000028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43889507651" calcext:value-type="float">
            <text:p>-4.3889507651E-005</text:p>
          </table:table-cell>
          <table:table-cell office:value-type="float" office:value="0.00004389" calcext:value-type="float">
            <text:p>0.00004389</text:p>
          </table:table-cell>
          <table:table-cell office:value-type="float" office:value="-0.0000268984586" calcext:value-type="float">
            <text:p>-2.68984586E-005</text:p>
          </table:table-cell>
          <table:table-cell office:value-type="float" office:value="0.0000269" calcext:value-type="float">
            <text:p>0.000026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09328126907" calcext:value-type="float">
            <text:p>-9.328126907E-006</text:p>
          </table:table-cell>
          <table:table-cell office:value-type="float" office:value="0.00000933" calcext:value-type="float">
            <text:p>0.00000933</text:p>
          </table:table-cell>
          <table:table-cell office:value-type="float" office:value="0.000113718211651" calcext:value-type="float">
            <text:p>0.0001137182</text:p>
          </table:table-cell>
          <table:table-cell office:value-type="float" office:value="-0.00011372" calcext:value-type="float">
            <text:p>-0.0001137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50812959671" calcext:value-type="float">
            <text:p>-0.000050813</text:p>
          </table:table-cell>
          <table:table-cell office:value-type="float" office:value="0.00005081" calcext:value-type="float">
            <text:p>0.00005081</text:p>
          </table:table-cell>
          <table:table-cell office:value-type="float" office:value="-0.000005392357707" calcext:value-type="float">
            <text:p>-5.392357707E-006</text:p>
          </table:table-cell>
          <table:table-cell office:value-type="float" office:value="0.00000539" calcext:value-type="float">
            <text:p>0.00000539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175084918737" calcext:value-type="float">
            <text:p>0.0001750849</text:p>
          </table:table-cell>
          <table:table-cell office:value-type="float" office:value="-0.00017508" calcext:value-type="float">
            <text:p>-0.00017508</text:p>
          </table:table-cell>
          <table:table-cell office:value-type="float" office:value="0.000023266300559" calcext:value-type="float">
            <text:p>2.3266300559E-005</text:p>
          </table:table-cell>
          <table:table-cell office:value-type="float" office:value="-0.00002327" calcext:value-type="float">
            <text:p>-0.0000232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46441331506" calcext:value-type="float">
            <text:p>-4.6441331506E-005</text:p>
          </table:table-cell>
          <table:table-cell office:value-type="float" office:value="0.00004644" calcext:value-type="float">
            <text:p>0.0000464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1453794539" calcext:value-type="float">
            <text:p>1.453794539E-005</text:p>
          </table:table-cell>
          <table:table-cell office:value-type="float" office:value="-0.00001454" calcext:value-type="float">
            <text:p>-0.00001454</text:p>
          </table:table-cell>
          <table:table-cell office:value-type="float" office:value="0.000055128708482" calcext:value-type="float">
            <text:p>5.5128708482E-005</text:p>
          </table:table-cell>
          <table:table-cell office:value-type="float" office:value="-0.00005513" calcext:value-type="float">
            <text:p>-0.0000551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3482401371" calcext:value-type="float">
            <text:p>-0.000034824</text:p>
          </table:table-cell>
          <table:table-cell office:value-type="float" office:value="0.00003482" calcext:value-type="float">
            <text:p>0.00003482</text:p>
          </table:table-cell>
          <table:table-cell office:value-type="float" office:value="-0.000029722228646" calcext:value-type="float">
            <text:p>-2.9722228646E-005</text:p>
          </table:table-cell>
          <table:table-cell office:value-type="float" office:value="0.00002972" calcext:value-type="float">
            <text:p>0.0000297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25857239962" calcext:value-type="float">
            <text:p>-2.5857239962E-005</text:p>
          </table:table-cell>
          <table:table-cell office:value-type="float" office:value="0.00002586" calcext:value-type="float">
            <text:p>0.00002586</text:p>
          </table:table-cell>
          <table:table-cell office:value-type="float" office:value="0.00002657994628" calcext:value-type="float">
            <text:p>2.657994628E-005</text:p>
          </table:table-cell>
          <table:table-cell office:value-type="float" office:value="-0.00002658" calcext:value-type="float">
            <text:p>-0.00002658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162240117788" calcext:value-type="float">
            <text:p>0.0001622401</text:p>
          </table:table-cell>
          <table:table-cell office:value-type="float" office:value="-0.00016224" calcext:value-type="float">
            <text:p>-0.00016224</text:p>
          </table:table-cell>
          <table:table-cell office:value-type="float" office:value="0.000023951753974" calcext:value-type="float">
            <text:p>2.3951753974E-005</text:p>
          </table:table-cell>
          <table:table-cell office:value-type="float" office:value="-0.00002395" calcext:value-type="float">
            <text:p>-0.0000239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6171874702" calcext:value-type="float">
            <text:p>6.171874702E-005</text:p>
          </table:table-cell>
          <table:table-cell office:value-type="float" office:value="-0.00006172" calcext:value-type="float">
            <text:p>-0.0000617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101631507277" calcext:value-type="float">
            <text:p>-0.0001016315</text:p>
          </table:table-cell>
          <table:table-cell office:value-type="float" office:value="0.00010163" calcext:value-type="float">
            <text:p>0.00010163</text:p>
          </table:table-cell>
          <table:table-cell office:value-type="float" office:value="-0.000001892447472" calcext:value-type="float">
            <text:p>-1.892447472E-006</text:p>
          </table:table-cell>
          <table:table-cell office:value-type="float" office:value="0.00000189" calcext:value-type="float">
            <text:p>0.0000018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50369650126" calcext:value-type="float">
            <text:p>-5.0369650126E-005</text:p>
          </table:table-cell>
          <table:table-cell office:value-type="float" office:value="0.00005037" calcext:value-type="float">
            <text:p>0.00005037</text:p>
          </table:table-cell>
          <table:table-cell office:value-type="float" office:value="-0.000011404976249" calcext:value-type="float">
            <text:p>-0.000011405</text:p>
          </table:table-cell>
          <table:table-cell office:value-type="float" office:value="0.0000114" calcext:value-type="float">
            <text:p>0.000011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75604766607" calcext:value-type="float">
            <text:p>-7.5604766607E-005</text:p>
          </table:table-cell>
          <table:table-cell office:value-type="float" office:value="0.0000756" calcext:value-type="float">
            <text:p>0.0000756</text:p>
          </table:table-cell>
          <table:table-cell office:value-type="float" office:value="0.000013677403331" calcext:value-type="float">
            <text:p>1.3677403331E-005</text:p>
          </table:table-cell>
          <table:table-cell office:value-type="float" office:value="-0.00001368" calcext:value-type="float">
            <text:p>-0.00001368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345703214407" calcext:value-type="float">
            <text:p>0.0003457032</text:p>
          </table:table-cell>
          <table:table-cell office:value-type="float" office:value="-0.0003457" calcext:value-type="float">
            <text:p>-0.0003457</text:p>
          </table:table-cell>
          <table:table-cell office:value-type="float" office:value="0.000030312687159" calcext:value-type="float">
            <text:p>3.0312687159E-005</text:p>
          </table:table-cell>
          <table:table-cell office:value-type="float" office:value="-0.00003031" calcext:value-type="float">
            <text:p>-0.0000303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02721324563" calcext:value-type="float">
            <text:p>2.721324563E-006</text:p>
          </table:table-cell>
          <table:table-cell office:value-type="float" office:value="-0.00000272" calcext:value-type="float">
            <text:p>-0.0000027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12319535017" calcext:value-type="float">
            <text:p>1.2319535017E-005</text:p>
          </table:table-cell>
          <table:table-cell office:value-type="float" office:value="-0.00001232" calcext:value-type="float">
            <text:p>-0.00001232</text:p>
          </table:table-cell>
          <table:table-cell office:value-type="float" office:value="-0.000027842819691" calcext:value-type="float">
            <text:p>-2.7842819691E-005</text:p>
          </table:table-cell>
          <table:table-cell office:value-type="float" office:value="0.00002784" calcext:value-type="float">
            <text:p>0.0000278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46947970986" calcext:value-type="float">
            <text:p>-0.000046948</text:p>
          </table:table-cell>
          <table:table-cell office:value-type="float" office:value="0.00004695" calcext:value-type="float">
            <text:p>0.00004695</text:p>
          </table:table-cell>
          <table:table-cell office:value-type="float" office:value="0.000093318521976" calcext:value-type="float">
            <text:p>9.3318521976E-005</text:p>
          </table:table-cell>
          <table:table-cell office:value-type="float" office:value="-0.00009332" calcext:value-type="float">
            <text:p>-0.0000933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36096200347" calcext:value-type="float">
            <text:p>-3.6096200347E-005</text:p>
          </table:table-cell>
          <table:table-cell office:value-type="float" office:value="0.0000361" calcext:value-type="float">
            <text:p>0.0000361</text:p>
          </table:table-cell>
          <table:table-cell office:value-type="float" office:value="0.000004902482033" calcext:value-type="float">
            <text:p>4.902482033E-006</text:p>
          </table:table-cell>
          <table:table-cell office:value-type="float" office:value="-0.0000049" calcext:value-type="float">
            <text:p>-0.0000049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31310506165" calcext:value-type="float">
            <text:p>0.0003131051</text:p>
          </table:table-cell>
          <table:table-cell office:value-type="float" office:value="-0.00031311" calcext:value-type="float">
            <text:p>-0.00031311</text:p>
          </table:table-cell>
          <table:table-cell office:value-type="float" office:value="0.000033877789974" calcext:value-type="float">
            <text:p>3.3877789974E-005</text:p>
          </table:table-cell>
          <table:table-cell office:value-type="float" office:value="-0.00003388" calcext:value-type="float">
            <text:p>-0.0000338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0736862421" calcext:value-type="float">
            <text:p>7.36862421E-006</text:p>
          </table:table-cell>
          <table:table-cell office:value-type="float" office:value="-0.00000737" calcext:value-type="float">
            <text:p>-0.0000073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66077336669" calcext:value-type="float">
            <text:p>6.6077336669E-005</text:p>
          </table:table-cell>
          <table:table-cell office:value-type="float" office:value="-0.00006608" calcext:value-type="float">
            <text:p>-0.00006608</text:p>
          </table:table-cell>
          <table:table-cell office:value-type="float" office:value="0.000040575861931" calcext:value-type="float">
            <text:p>4.0575861931E-005</text:p>
          </table:table-cell>
          <table:table-cell office:value-type="float" office:value="-0.00004058" calcext:value-type="float">
            <text:p>-0.0000405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32035633922" calcext:value-type="float">
            <text:p>3.2035633922E-005</text:p>
          </table:table-cell>
          <table:table-cell office:value-type="float" office:value="-0.00003204" calcext:value-type="float">
            <text:p>-0.00003204</text:p>
          </table:table-cell>
          <table:table-cell office:value-type="float" office:value="-0.000002356246114" calcext:value-type="float">
            <text:p>-2.356246114E-006</text:p>
          </table:table-cell>
          <table:table-cell office:value-type="float" office:value="0.00000236" calcext:value-type="float">
            <text:p>0.0000023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04038214684" calcext:value-type="float">
            <text:p>-4.038214684E-006</text:p>
          </table:table-cell>
          <table:table-cell office:value-type="float" office:value="0.00000404" calcext:value-type="float">
            <text:p>0.00000404</text:p>
          </table:table-cell>
          <table:table-cell office:value-type="float" office:value="0.000076411291957" calcext:value-type="float">
            <text:p>7.6411291957E-005</text:p>
          </table:table-cell>
          <table:table-cell office:value-type="float" office:value="-0.00007641" calcext:value-type="float">
            <text:p>-0.00007641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238195061684" calcext:value-type="float">
            <text:p>0.0002381951</text:p>
          </table:table-cell>
          <table:table-cell office:value-type="float" office:value="-0.0002382" calcext:value-type="float">
            <text:p>-0.0002382</text:p>
          </table:table-cell>
          <table:table-cell office:value-type="float" office:value="0.000055557116866" calcext:value-type="float">
            <text:p>5.5557116866E-005</text:p>
          </table:table-cell>
          <table:table-cell office:value-type="float" office:value="-0.00005556" calcext:value-type="float">
            <text:p>-0.0000555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58146193624" calcext:value-type="float">
            <text:p>5.8146193624E-005</text:p>
          </table:table-cell>
          <table:table-cell office:value-type="float" office:value="-0.00005815" calcext:value-type="float">
            <text:p>-0.0000581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44636428356" calcext:value-type="float">
            <text:p>4.4636428356E-005</text:p>
          </table:table-cell>
          <table:table-cell office:value-type="float" office:value="-0.00004464" calcext:value-type="float">
            <text:p>-0.00004464</text:p>
          </table:table-cell>
          <table:table-cell office:value-type="float" office:value="0.000059846788645" calcext:value-type="float">
            <text:p>5.9846788645E-005</text:p>
          </table:table-cell>
          <table:table-cell office:value-type="float" office:value="-0.00005985" calcext:value-type="float">
            <text:p>-0.0000598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108467414975" calcext:value-type="float">
            <text:p>-0.0001084674</text:p>
          </table:table-cell>
          <table:table-cell office:value-type="float" office:value="0.00010847" calcext:value-type="float">
            <text:p>0.00010847</text:p>
          </table:table-cell>
          <table:table-cell office:value-type="float" office:value="-0.000017240643501" calcext:value-type="float">
            <text:p>-1.7240643501E-005</text:p>
          </table:table-cell>
          <table:table-cell office:value-type="float" office:value="0.00001724" calcext:value-type="float">
            <text:p>0.0000172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07808208466" calcext:value-type="float">
            <text:p>7.808208466E-006</text:p>
          </table:table-cell>
          <table:table-cell office:value-type="float" office:value="-0.00000781" calcext:value-type="float">
            <text:p>-0.00000781</text:p>
          </table:table-cell>
          <table:table-cell office:value-type="float" office:value="0.000019850209355" calcext:value-type="float">
            <text:p>1.9850209355E-005</text:p>
          </table:table-cell>
          <table:table-cell office:value-type="float" office:value="-0.00001985" calcext:value-type="float">
            <text:p>-0.00001985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267511233687" calcext:value-type="float">
            <text:p>0.0002675112</text:p>
          </table:table-cell>
          <table:table-cell office:value-type="float" office:value="-0.00026751" calcext:value-type="float">
            <text:p>-0.00026751</text:p>
          </table:table-cell>
          <table:table-cell office:value-type="float" office:value="0.000046731904149" calcext:value-type="float">
            <text:p>4.6731904149E-005</text:p>
          </table:table-cell>
          <table:table-cell office:value-type="float" office:value="-0.00004673" calcext:value-type="float">
            <text:p>-0.0000467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3457069397" calcext:value-type="float">
            <text:p>3.457069397E-005</text:p>
          </table:table-cell>
          <table:table-cell office:value-type="float" office:value="-0.00003457" calcext:value-type="float">
            <text:p>-0.0000345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7289648056" calcext:value-type="float">
            <text:p>-7.289648056E-005</text:p>
          </table:table-cell>
          <table:table-cell office:value-type="float" office:value="0.0000729" calcext:value-type="float">
            <text:p>0.0000729</text:p>
          </table:table-cell>
          <table:table-cell office:value-type="float" office:value="-0.000018674880266" calcext:value-type="float">
            <text:p>-1.8674880266E-005</text:p>
          </table:table-cell>
          <table:table-cell office:value-type="float" office:value="0.00001867" calcext:value-type="float">
            <text:p>0.0000186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115856528282" calcext:value-type="float">
            <text:p>-0.0001158565</text:p>
          </table:table-cell>
          <table:table-cell office:value-type="float" office:value="0.00011586" calcext:value-type="float">
            <text:p>0.00011586</text:p>
          </table:table-cell>
          <table:table-cell office:value-type="float" office:value="-0.000022355467081" calcext:value-type="float">
            <text:p>-2.2355467081E-005</text:p>
          </table:table-cell>
          <table:table-cell office:value-type="float" office:value="0.00002236" calcext:value-type="float">
            <text:p>0.0000223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51077455282" calcext:value-type="float">
            <text:p>-5.1077455282E-005</text:p>
          </table:table-cell>
          <table:table-cell office:value-type="float" office:value="0.00005108" calcext:value-type="float">
            <text:p>0.00005108</text:p>
          </table:table-cell>
          <table:table-cell office:value-type="float" office:value="-0.000025723129511" calcext:value-type="float">
            <text:p>-2.5723129511E-005</text:p>
          </table:table-cell>
          <table:table-cell office:value-type="float" office:value="0.00002572" calcext:value-type="float">
            <text:p>0.00002572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260423868895" calcext:value-type="float">
            <text:p>0.0002604239</text:p>
          </table:table-cell>
          <table:table-cell office:value-type="float" office:value="-0.00026042" calcext:value-type="float">
            <text:p>-0.00026042</text:p>
          </table:table-cell>
          <table:table-cell office:value-type="float" office:value="0.00002739392221" calcext:value-type="float">
            <text:p>2.739392221E-005</text:p>
          </table:table-cell>
          <table:table-cell office:value-type="float" office:value="-0.00002739" calcext:value-type="float">
            <text:p>-0.0000273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53685158491" calcext:value-type="float">
            <text:p>5.3685158491E-005</text:p>
          </table:table-cell>
          <table:table-cell office:value-type="float" office:value="-0.00005369" calcext:value-type="float">
            <text:p>-0.0000536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75288116932" calcext:value-type="float">
            <text:p>7.5288116932E-005</text:p>
          </table:table-cell>
          <table:table-cell office:value-type="float" office:value="-0.00007529" calcext:value-type="float">
            <text:p>-0.00007529</text:p>
          </table:table-cell>
          <table:table-cell office:value-type="float" office:value="-0.000037072226405" calcext:value-type="float">
            <text:p>-3.7072226405E-005</text:p>
          </table:table-cell>
          <table:table-cell office:value-type="float" office:value="0.00003707" calcext:value-type="float">
            <text:p>0.0000370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74503943324" calcext:value-type="float">
            <text:p>7.4503943324E-005</text:p>
          </table:table-cell>
          <table:table-cell office:value-type="float" office:value="-0.0000745" calcext:value-type="float">
            <text:p>-0.0000745</text:p>
          </table:table-cell>
          <table:table-cell office:value-type="float" office:value="-0.000078890472651" calcext:value-type="float">
            <text:p>-7.8890472651E-005</text:p>
          </table:table-cell>
          <table:table-cell office:value-type="float" office:value="0.00007889" calcext:value-type="float">
            <text:p>0.0000788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34676864743" calcext:value-type="float">
            <text:p>-3.4676864743E-005</text:p>
          </table:table-cell>
          <table:table-cell office:value-type="float" office:value="0.00003468" calcext:value-type="float">
            <text:p>0.00003468</text:p>
          </table:table-cell>
          <table:table-cell office:value-type="float" office:value="0.00010010227561" calcext:value-type="float">
            <text:p>0.0001001023</text:p>
          </table:table-cell>
          <table:table-cell office:value-type="float" office:value="-0.0001001" calcext:value-type="float">
            <text:p>-0.0001001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26829726994" calcext:value-type="float">
            <text:p>0.0002682973</text:p>
          </table:table-cell>
          <table:table-cell office:value-type="float" office:value="-0.0002683" calcext:value-type="float">
            <text:p>-0.0002683</text:p>
          </table:table-cell>
          <table:table-cell office:value-type="float" office:value="0.000052772462368" calcext:value-type="float">
            <text:p>5.2772462368E-005</text:p>
          </table:table-cell>
          <table:table-cell office:value-type="float" office:value="-0.00005277" calcext:value-type="float">
            <text:p>-0.0000527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48570334911" calcext:value-type="float">
            <text:p>4.8570334911E-005</text:p>
          </table:table-cell>
          <table:table-cell office:value-type="float" office:value="-0.00004857" calcext:value-type="float">
            <text:p>-0.0000485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33615157008" calcext:value-type="float">
            <text:p>3.3615157008E-005</text:p>
          </table:table-cell>
          <table:table-cell office:value-type="float" office:value="-0.00003362" calcext:value-type="float">
            <text:p>-0.00003362</text:p>
          </table:table-cell>
          <table:table-cell office:value-type="float" office:value="-0.000000055879354" calcext:value-type="float">
            <text:p>-5.5879354E-008</text:p>
          </table:table-cell>
          <table:table-cell office:value-type="float" office:value="0.00000006" calcext:value-type="float">
            <text:p>0.0000000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35746023059" calcext:value-type="float">
            <text:p>-0.000035746</text:p>
          </table:table-cell>
          <table:table-cell office:value-type="float" office:value="0.00003575" calcext:value-type="float">
            <text:p>0.00003575</text:p>
          </table:table-cell>
          <table:table-cell office:value-type="float" office:value="0.000080408528447" calcext:value-type="float">
            <text:p>8.0408528447E-005</text:p>
          </table:table-cell>
          <table:table-cell office:value-type="float" office:value="-0.00008041" calcext:value-type="float">
            <text:p>-0.0000804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65701082349" calcext:value-type="float">
            <text:p>-6.5701082349E-005</text:p>
          </table:table-cell>
          <table:table-cell office:value-type="float" office:value="0.0000657" calcext:value-type="float">
            <text:p>0.0000657</text:p>
          </table:table-cell>
          <table:table-cell office:value-type="float" office:value="-0.000002808868885" calcext:value-type="float">
            <text:p>-2.808868885E-006</text:p>
          </table:table-cell>
          <table:table-cell office:value-type="float" office:value="0.00000281" calcext:value-type="float">
            <text:p>0.00000281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324685126543" calcext:value-type="float">
            <text:p>0.0003246851</text:p>
          </table:table-cell>
          <table:table-cell office:value-type="float" office:value="-0.00032469" calcext:value-type="float">
            <text:p>-0.00032469</text:p>
          </table:table-cell>
          <table:table-cell office:value-type="float" office:value="0.00010808929801" calcext:value-type="float">
            <text:p>0.0001080893</text:p>
          </table:table-cell>
          <table:table-cell office:value-type="float" office:value="-0.00010809" calcext:value-type="float">
            <text:p>-0.0001080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19613653421" calcext:value-type="float">
            <text:p>-1.9613653421E-005</text:p>
          </table:table-cell>
          <table:table-cell office:value-type="float" office:value="0.00001961" calcext:value-type="float">
            <text:p>0.0000196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63026323915" calcext:value-type="float">
            <text:p>-6.3026323915E-005</text:p>
          </table:table-cell>
          <table:table-cell office:value-type="float" office:value="0.00006303" calcext:value-type="float">
            <text:p>0.00006303</text:p>
          </table:table-cell>
          <table:table-cell office:value-type="float" office:value="0.000047545880079" calcext:value-type="float">
            <text:p>4.7545880079E-005</text:p>
          </table:table-cell>
          <table:table-cell office:value-type="float" office:value="-0.00004755" calcext:value-type="float">
            <text:p>-0.0000475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18278136849" calcext:value-type="float">
            <text:p>1.8278136849E-005</text:p>
          </table:table-cell>
          <table:table-cell office:value-type="float" office:value="-0.00001828" calcext:value-type="float">
            <text:p>-0.00001828</text:p>
          </table:table-cell>
          <table:table-cell office:value-type="float" office:value="-0.00001428835094" calcext:value-type="float">
            <text:p>-1.428835094E-005</text:p>
          </table:table-cell>
          <table:table-cell office:value-type="float" office:value="0.00001429" calcext:value-type="float">
            <text:p>0.0000142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76394528151" calcext:value-type="float">
            <text:p>7.6394528151E-005</text:p>
          </table:table-cell>
          <table:table-cell office:value-type="float" office:value="-0.00007639" calcext:value-type="float">
            <text:p>-0.00007639</text:p>
          </table:table-cell>
          <table:table-cell office:value-type="float" office:value="0.000006336718798" calcext:value-type="float">
            <text:p>6.336718798E-006</text:p>
          </table:table-cell>
          <table:table-cell office:value-type="float" office:value="-0.00000634" calcext:value-type="float">
            <text:p>-0.00000634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276602804661" calcext:value-type="float">
            <text:p>0.0002766028</text:p>
          </table:table-cell>
          <table:table-cell office:value-type="float" office:value="-0.0002766" calcext:value-type="float">
            <text:p>-0.0002766</text:p>
          </table:table-cell>
          <table:table-cell office:value-type="float" office:value="0.000087866559625" calcext:value-type="float">
            <text:p>8.7866559625E-005</text:p>
          </table:table-cell>
          <table:table-cell office:value-type="float" office:value="-0.00008787" calcext:value-type="float">
            <text:p>-0.0000878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102700665593" calcext:value-type="float">
            <text:p>-0.0001027007</text:p>
          </table:table-cell>
          <table:table-cell office:value-type="float" office:value="0.0001027" calcext:value-type="float">
            <text:p>0.000102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16814097762" calcext:value-type="float">
            <text:p>1.6814097762E-005</text:p>
          </table:table-cell>
          <table:table-cell office:value-type="float" office:value="-0.00001681" calcext:value-type="float">
            <text:p>-0.00001681</text:p>
          </table:table-cell>
          <table:table-cell office:value-type="float" office:value="0.000056013464928" calcext:value-type="float">
            <text:p>5.6013464928E-005</text:p>
          </table:table-cell>
          <table:table-cell office:value-type="float" office:value="-0.00005601" calcext:value-type="float">
            <text:p>-0.0000560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02978369594" calcext:value-type="float">
            <text:p>2.978369594E-006</text:p>
          </table:table-cell>
          <table:table-cell office:value-type="float" office:value="-0.00000298" calcext:value-type="float">
            <text:p>-0.00000298</text:p>
          </table:table-cell>
          <table:table-cell office:value-type="float" office:value="-0.000094754621387" calcext:value-type="float">
            <text:p>-9.4754621387E-005</text:p>
          </table:table-cell>
          <table:table-cell office:value-type="float" office:value="0.00009475" calcext:value-type="float">
            <text:p>0.0000947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67206099629" calcext:value-type="float">
            <text:p>6.7206099629E-005</text:p>
          </table:table-cell>
          <table:table-cell office:value-type="float" office:value="-0.00006721" calcext:value-type="float">
            <text:p>-0.00006721</text:p>
          </table:table-cell>
          <table:table-cell office:value-type="float" office:value="0.000046391040087" calcext:value-type="float">
            <text:p>0.000046391</text:p>
          </table:table-cell>
          <table:table-cell office:value-type="float" office:value="-0.00004639" calcext:value-type="float">
            <text:p>-0.00004639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265602022409" calcext:value-type="float">
            <text:p>0.000265602</text:p>
          </table:table-cell>
          <table:table-cell office:value-type="float" office:value="-0.0002656" calcext:value-type="float">
            <text:p>-0.0002656</text:p>
          </table:table-cell>
          <table:table-cell office:value-type="float" office:value="0.000060057267547" calcext:value-type="float">
            <text:p>6.0057267547E-005</text:p>
          </table:table-cell>
          <table:table-cell office:value-type="float" office:value="-0.00006006" calcext:value-type="float">
            <text:p>-0.0000600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243447721" calcext:value-type="float">
            <text:p>2.43447721E-005</text:p>
          </table:table-cell>
          <table:table-cell office:value-type="float" office:value="-0.00002434" calcext:value-type="float">
            <text:p>-0.0000243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55246055126" calcext:value-type="float">
            <text:p>5.5246055126E-005</text:p>
          </table:table-cell>
          <table:table-cell office:value-type="float" office:value="-0.00005525" calcext:value-type="float">
            <text:p>-0.00005525</text:p>
          </table:table-cell>
          <table:table-cell office:value-type="float" office:value="0.000077793374658" calcext:value-type="float">
            <text:p>7.7793374658E-005</text:p>
          </table:table-cell>
          <table:table-cell office:value-type="float" office:value="-0.00007779" calcext:value-type="float">
            <text:p>-0.0000777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10197982192" calcext:value-type="float">
            <text:p>0.000010198</text:p>
          </table:table-cell>
          <table:table-cell office:value-type="float" office:value="-0.0000102" calcext:value-type="float">
            <text:p>-0.0000102</text:p>
          </table:table-cell>
          <table:table-cell office:value-type="float" office:value="0.000153690576553" calcext:value-type="float">
            <text:p>0.0001536906</text:p>
          </table:table-cell>
          <table:table-cell office:value-type="float" office:value="-0.00015369" calcext:value-type="float">
            <text:p>-0.0001536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06351619959" calcext:value-type="float">
            <text:p>-6.351619959E-006</text:p>
          </table:table-cell>
          <table:table-cell office:value-type="float" office:value="0.00000635" calcext:value-type="float">
            <text:p>0.00000635</text:p>
          </table:table-cell>
          <table:table-cell office:value-type="float" office:value="-0.00000580959022" calcext:value-type="float">
            <text:p>-5.80959022E-006</text:p>
          </table:table-cell>
          <table:table-cell office:value-type="float" office:value="0.00000581" calcext:value-type="float">
            <text:p>0.00000581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276897102594" calcext:value-type="float">
            <text:p>0.0002768971</text:p>
          </table:table-cell>
          <table:table-cell office:value-type="float" office:value="-0.0002769" calcext:value-type="float">
            <text:p>-0.0002769</text:p>
          </table:table-cell>
          <table:table-cell office:value-type="float" office:value="0.000082146376371" calcext:value-type="float">
            <text:p>8.2146376371E-005</text:p>
          </table:table-cell>
          <table:table-cell office:value-type="float" office:value="-0.00008215" calcext:value-type="float">
            <text:p>-0.0000821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27216970921" calcext:value-type="float">
            <text:p>-0.000027217</text:p>
          </table:table-cell>
          <table:table-cell office:value-type="float" office:value="0.00002722" calcext:value-type="float">
            <text:p>0.0000272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06098300219" calcext:value-type="float">
            <text:p>6.098300219E-006</text:p>
          </table:table-cell>
          <table:table-cell office:value-type="float" office:value="-0.0000061" calcext:value-type="float">
            <text:p>-0.0000061</text:p>
          </table:table-cell>
          <table:table-cell office:value-type="float" office:value="-0.000024925917387" calcext:value-type="float">
            <text:p>-2.4925917387E-005</text:p>
          </table:table-cell>
          <table:table-cell office:value-type="float" office:value="0.00002493" calcext:value-type="float">
            <text:p>0.0000249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18937513232" calcext:value-type="float">
            <text:p>1.8937513232E-005</text:p>
          </table:table-cell>
          <table:table-cell office:value-type="float" office:value="-0.00001894" calcext:value-type="float">
            <text:p>-0.00001894</text:p>
          </table:table-cell>
          <table:table-cell office:value-type="float" office:value="-0.000066339969635" calcext:value-type="float">
            <text:p>-0.00006634</text:p>
          </table:table-cell>
          <table:table-cell office:value-type="float" office:value="0.00006634" calcext:value-type="float">
            <text:p>0.0000663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31275674701" calcext:value-type="float">
            <text:p>3.1275674701E-005</text:p>
          </table:table-cell>
          <table:table-cell office:value-type="float" office:value="-0.00003128" calcext:value-type="float">
            <text:p>-0.00003128</text:p>
          </table:table-cell>
          <table:table-cell office:value-type="float" office:value="-0.000047726556659" calcext:value-type="float">
            <text:p>-4.7726556659E-005</text:p>
          </table:table-cell>
          <table:table-cell office:value-type="float" office:value="0.00004773" calcext:value-type="float">
            <text:p>0.00004773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289594754577" calcext:value-type="float">
            <text:p>0.0002895948</text:p>
          </table:table-cell>
          <table:table-cell office:value-type="float" office:value="-0.00028959" calcext:value-type="float">
            <text:p>-0.00028959</text:p>
          </table:table-cell>
          <table:table-cell office:value-type="float" office:value="0.000119248405099" calcext:value-type="float">
            <text:p>0.0001192484</text:p>
          </table:table-cell>
          <table:table-cell office:value-type="float" office:value="-0.00011925" calcext:value-type="float">
            <text:p>-0.0001192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116307288408" calcext:value-type="float">
            <text:p>-0.0001163073</text:p>
          </table:table-cell>
          <table:table-cell office:value-type="float" office:value="0.00011631" calcext:value-type="float">
            <text:p>0.0001163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90263783932" calcext:value-type="float">
            <text:p>9.0263783932E-005</text:p>
          </table:table-cell>
          <table:table-cell office:value-type="float" office:value="-0.00009026" calcext:value-type="float">
            <text:p>-0.00009026</text:p>
          </table:table-cell>
          <table:table-cell office:value-type="float" office:value="-0.000084325671196" calcext:value-type="float">
            <text:p>-8.4325671196E-005</text:p>
          </table:table-cell>
          <table:table-cell office:value-type="float" office:value="0.00008433" calcext:value-type="float">
            <text:p>0.0000843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92765316367" calcext:value-type="float">
            <text:p>-9.2765316367E-005</text:p>
          </table:table-cell>
          <table:table-cell office:value-type="float" office:value="0.00009277" calcext:value-type="float">
            <text:p>0.00009277</text:p>
          </table:table-cell>
          <table:table-cell office:value-type="float" office:value="0.000009505078197" calcext:value-type="float">
            <text:p>9.505078197E-006</text:p>
          </table:table-cell>
          <table:table-cell office:value-type="float" office:value="-0.00000951" calcext:value-type="float">
            <text:p>-0.0000095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20179897547" calcext:value-type="float">
            <text:p>2.0179897547E-005</text:p>
          </table:table-cell>
          <table:table-cell office:value-type="float" office:value="-0.00002018" calcext:value-type="float">
            <text:p>-0.00002018</text:p>
          </table:table-cell>
          <table:table-cell office:value-type="float" office:value="-0.000006038695574" calcext:value-type="float">
            <text:p>-6.038695574E-006</text:p>
          </table:table-cell>
          <table:table-cell office:value-type="float" office:value="0.00000604" calcext:value-type="float">
            <text:p>0.00000604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30379742384" calcext:value-type="float">
            <text:p>0.0003037974</text:p>
          </table:table-cell>
          <table:table-cell office:value-type="float" office:value="-0.0003038" calcext:value-type="float">
            <text:p>-0.0003038</text:p>
          </table:table-cell>
          <table:table-cell office:value-type="float" office:value="0.000074602663517" calcext:value-type="float">
            <text:p>7.4602663517E-005</text:p>
          </table:table-cell>
          <table:table-cell office:value-type="float" office:value="-0.0000746" calcext:value-type="float">
            <text:p>-0.000074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119375064969" calcext:value-type="float">
            <text:p>-0.0001193751</text:p>
          </table:table-cell>
          <table:table-cell office:value-type="float" office:value="0.00011938" calcext:value-type="float">
            <text:p>0.0001193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10322034359" calcext:value-type="float">
            <text:p>0.0001032203</text:p>
          </table:table-cell>
          <table:table-cell office:value-type="float" office:value="-0.00010322" calcext:value-type="float">
            <text:p>-0.00010322</text:p>
          </table:table-cell>
          <table:table-cell office:value-type="float" office:value="-0.000028492882848" calcext:value-type="float">
            <text:p>-2.8492882848E-005</text:p>
          </table:table-cell>
          <table:table-cell office:value-type="float" office:value="0.00002849" calcext:value-type="float">
            <text:p>0.0000284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36079436541" calcext:value-type="float">
            <text:p>3.6079436541E-005</text:p>
          </table:table-cell>
          <table:table-cell office:value-type="float" office:value="-0.00003608" calcext:value-type="float">
            <text:p>-0.00003608</text:p>
          </table:table-cell>
          <table:table-cell office:value-type="float" office:value="-0.000095015391707" calcext:value-type="float">
            <text:p>-9.5015391707E-005</text:p>
          </table:table-cell>
          <table:table-cell office:value-type="float" office:value="0.00009502" calcext:value-type="float">
            <text:p>0.0000950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3083050251" calcext:value-type="float">
            <text:p>-3.083050251E-005</text:p>
          </table:table-cell>
          <table:table-cell office:value-type="float" office:value="0.00003083" calcext:value-type="float">
            <text:p>0.00003083</text:p>
          </table:table-cell>
          <table:table-cell office:value-type="float" office:value="0.000035120174289" calcext:value-type="float">
            <text:p>3.5120174289E-005</text:p>
          </table:table-cell>
          <table:table-cell office:value-type="float" office:value="-0.00003512" calcext:value-type="float">
            <text:p>-0.00003512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25599822402" calcext:value-type="float">
            <text:p>0.0002559982</text:p>
          </table:table-cell>
          <table:table-cell office:value-type="float" office:value="-0.000256" calcext:value-type="float">
            <text:p>-0.000256</text:p>
          </table:table-cell>
          <table:table-cell office:value-type="float" office:value="-0.000013479962945" calcext:value-type="float">
            <text:p>-0.00001348</text:p>
          </table:table-cell>
          <table:table-cell office:value-type="float" office:value="0.00001348" calcext:value-type="float">
            <text:p>0.0000134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95304101706" calcext:value-type="float">
            <text:p>-9.5304101706E-005</text:p>
          </table:table-cell>
          <table:table-cell office:value-type="float" office:value="0.0000953" calcext:value-type="float">
            <text:p>0.000095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02726912498" calcext:value-type="float">
            <text:p>2.726912498E-006</text:p>
          </table:table-cell>
          <table:table-cell office:value-type="float" office:value="-0.00000273" calcext:value-type="float">
            <text:p>-0.00000273</text:p>
          </table:table-cell>
          <table:table-cell office:value-type="float" office:value="-0.000034041702747" calcext:value-type="float">
            <text:p>-3.4041702747E-005</text:p>
          </table:table-cell>
          <table:table-cell office:value-type="float" office:value="0.00003404" calcext:value-type="float">
            <text:p>0.0000340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77979639173" calcext:value-type="float">
            <text:p>-7.7979639173E-005</text:p>
          </table:table-cell>
          <table:table-cell office:value-type="float" office:value="0.00007798" calcext:value-type="float">
            <text:p>0.00007798</text:p>
          </table:table-cell>
          <table:table-cell office:value-type="float" office:value="-0.000040417537093" calcext:value-type="float">
            <text:p>-4.0417537093E-005</text:p>
          </table:table-cell>
          <table:table-cell office:value-type="float" office:value="0.00004042" calcext:value-type="float">
            <text:p>0.0000404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0086799264" calcext:value-type="float">
            <text:p>0.000000868</text:p>
          </table:table-cell>
          <table:table-cell office:value-type="float" office:value="-0.00000087" calcext:value-type="float">
            <text:p>-0.00000087</text:p>
          </table:table-cell>
          <table:table-cell office:value-type="float" office:value="0.000013565644622" calcext:value-type="float">
            <text:p>1.3565644622E-005</text:p>
          </table:table-cell>
          <table:table-cell office:value-type="float" office:value="-0.00001357" calcext:value-type="float">
            <text:p>-0.00001357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337291508913" calcext:value-type="float">
            <text:p>0.0003372915</text:p>
          </table:table-cell>
          <table:table-cell office:value-type="float" office:value="-0.00033729" calcext:value-type="float">
            <text:p>-0.00033729</text:p>
          </table:table-cell>
          <table:table-cell office:value-type="float" office:value="0.000092387199402" calcext:value-type="float">
            <text:p>9.2387199402E-005</text:p>
          </table:table-cell>
          <table:table-cell office:value-type="float" office:value="-0.00009239" calcext:value-type="float">
            <text:p>-0.0000923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04196539521" calcext:value-type="float">
            <text:p>-4.196539521E-006</text:p>
          </table:table-cell>
          <table:table-cell office:value-type="float" office:value="0.0000042" calcext:value-type="float">
            <text:p>0.000004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34393742681" calcext:value-type="float">
            <text:p>-3.4393742681E-005</text:p>
          </table:table-cell>
          <table:table-cell office:value-type="float" office:value="0.00003439" calcext:value-type="float">
            <text:p>0.00003439</text:p>
          </table:table-cell>
          <table:table-cell office:value-type="float" office:value="-0.000003123655915" calcext:value-type="float">
            <text:p>-3.123655915E-006</text:p>
          </table:table-cell>
          <table:table-cell office:value-type="float" office:value="0.00000312" calcext:value-type="float">
            <text:p>0.0000031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29060989618" calcext:value-type="float">
            <text:p>0.000029061</text:p>
          </table:table-cell>
          <table:table-cell office:value-type="float" office:value="-0.00002906" calcext:value-type="float">
            <text:p>-0.00002906</text:p>
          </table:table-cell>
          <table:table-cell office:value-type="float" office:value="0.000048093497753" calcext:value-type="float">
            <text:p>4.8093497753E-005</text:p>
          </table:table-cell>
          <table:table-cell office:value-type="float" office:value="-0.00004809" calcext:value-type="float">
            <text:p>-0.0000480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25657936931" calcext:value-type="float">
            <text:p>2.5657936931E-005</text:p>
          </table:table-cell>
          <table:table-cell office:value-type="float" office:value="-0.00002566" calcext:value-type="float">
            <text:p>-0.00002566</text:p>
          </table:table-cell>
          <table:table-cell office:value-type="float" office:value="0.000000176951289" calcext:value-type="float">
            <text:p>0.000000177</text:p>
          </table:table-cell>
          <table:table-cell office:value-type="float" office:value="-0.00000018" calcext:value-type="float">
            <text:p>-0.00000018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30149705708" calcext:value-type="float">
            <text:p>0.0003014971</text:p>
          </table:table-cell>
          <table:table-cell office:value-type="float" office:value="-0.0003015" calcext:value-type="float">
            <text:p>-0.0003015</text:p>
          </table:table-cell>
          <table:table-cell office:value-type="float" office:value="0.000050043687224" calcext:value-type="float">
            <text:p>5.0043687224E-005</text:p>
          </table:table-cell>
          <table:table-cell office:value-type="float" office:value="-0.00005004" calcext:value-type="float">
            <text:p>-0.0000500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85584819317" calcext:value-type="float">
            <text:p>-8.5584819317E-005</text:p>
          </table:table-cell>
          <table:table-cell office:value-type="float" office:value="0.00008558" calcext:value-type="float">
            <text:p>0.0000855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21036714315" calcext:value-type="float">
            <text:p>-2.1036714315E-005</text:p>
          </table:table-cell>
          <table:table-cell office:value-type="float" office:value="0.00002104" calcext:value-type="float">
            <text:p>0.00002104</text:p>
          </table:table-cell>
          <table:table-cell office:value-type="float" office:value="-0.000037865713239" calcext:value-type="float">
            <text:p>-3.7865713239E-005</text:p>
          </table:table-cell>
          <table:table-cell office:value-type="float" office:value="0.00003787" calcext:value-type="float">
            <text:p>0.0000378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26248395443" calcext:value-type="float">
            <text:p>2.6248395443E-005</text:p>
          </table:table-cell>
          <table:table-cell office:value-type="float" office:value="-0.00002625" calcext:value-type="float">
            <text:p>-0.00002625</text:p>
          </table:table-cell>
          <table:table-cell office:value-type="float" office:value="0.000027671456337" calcext:value-type="float">
            <text:p>2.7671456337E-005</text:p>
          </table:table-cell>
          <table:table-cell office:value-type="float" office:value="-0.00002767" calcext:value-type="float">
            <text:p>-0.0000276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34870579839" calcext:value-type="float">
            <text:p>3.4870579839E-005</text:p>
          </table:table-cell>
          <table:table-cell office:value-type="float" office:value="-0.00003487" calcext:value-type="float">
            <text:p>-0.00003487</text:p>
          </table:table-cell>
          <table:table-cell office:value-type="float" office:value="-0.000050891190767" calcext:value-type="float">
            <text:p>-5.0891190767E-005</text:p>
          </table:table-cell>
          <table:table-cell office:value-type="float" office:value="0.00005089" calcext:value-type="float">
            <text:p>0.00005089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254085287452" calcext:value-type="float">
            <text:p>0.0002540853</text:p>
          </table:table-cell>
          <table:table-cell office:value-type="float" office:value="-0.00025409" calcext:value-type="float">
            <text:p>-0.00025409</text:p>
          </table:table-cell>
          <table:table-cell office:value-type="float" office:value="0.000044805929065" calcext:value-type="float">
            <text:p>4.4805929065E-005</text:p>
          </table:table-cell>
          <table:table-cell office:value-type="float" office:value="-0.00004481" calcext:value-type="float">
            <text:p>-0.0000448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35306438804" calcext:value-type="float">
            <text:p>3.5306438804E-005</text:p>
          </table:table-cell>
          <table:table-cell office:value-type="float" office:value="-0.00003531" calcext:value-type="float">
            <text:p>-0.0000353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39609149098" calcext:value-type="float">
            <text:p>-3.9609149098E-005</text:p>
          </table:table-cell>
          <table:table-cell office:value-type="float" office:value="0.00003961" calcext:value-type="float">
            <text:p>0.00003961</text:p>
          </table:table-cell>
          <table:table-cell office:value-type="float" office:value="-0.000092580914497" calcext:value-type="float">
            <text:p>-9.2580914497E-005</text:p>
          </table:table-cell>
          <table:table-cell office:value-type="float" office:value="0.00009258" calcext:value-type="float">
            <text:p>0.0000925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12697651982" calcext:value-type="float">
            <text:p>-1.2697651982E-005</text:p>
          </table:table-cell>
          <table:table-cell office:value-type="float" office:value="0.0000127" calcext:value-type="float">
            <text:p>0.0000127</text:p>
          </table:table-cell>
          <table:table-cell office:value-type="float" office:value="-0.000043075531721" calcext:value-type="float">
            <text:p>-4.3075531721E-005</text:p>
          </table:table-cell>
          <table:table-cell office:value-type="float" office:value="0.00004308" calcext:value-type="float">
            <text:p>0.0000430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15690922737" calcext:value-type="float">
            <text:p>1.5690922737E-005</text:p>
          </table:table-cell>
          <table:table-cell office:value-type="float" office:value="-0.00001569" calcext:value-type="float">
            <text:p>-0.00001569</text:p>
          </table:table-cell>
          <table:table-cell office:value-type="float" office:value="0.000069130212069" calcext:value-type="float">
            <text:p>6.9130212069E-005</text:p>
          </table:table-cell>
          <table:table-cell office:value-type="float" office:value="-0.00006913" calcext:value-type="float">
            <text:p>-0.00006913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252276659012" calcext:value-type="float">
            <text:p>0.0002522767</text:p>
          </table:table-cell>
          <table:table-cell office:value-type="float" office:value="-0.00025228" calcext:value-type="float">
            <text:p>-0.00025228</text:p>
          </table:table-cell>
          <table:table-cell office:value-type="float" office:value="0.000087685883045" calcext:value-type="float">
            <text:p>8.7685883045E-005</text:p>
          </table:table-cell>
          <table:table-cell office:value-type="float" office:value="-0.00008769" calcext:value-type="float">
            <text:p>-0.0000876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49877911806" calcext:value-type="float">
            <text:p>4.9877911806E-005</text:p>
          </table:table-cell>
          <table:table-cell office:value-type="float" office:value="-0.00004988" calcext:value-type="float">
            <text:p>-0.0000498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37303194404" calcext:value-type="float">
            <text:p>-3.7303194404E-005</text:p>
          </table:table-cell>
          <table:table-cell office:value-type="float" office:value="0.0000373" calcext:value-type="float">
            <text:p>0.0000373</text:p>
          </table:table-cell>
          <table:table-cell office:value-type="float" office:value="-0.000073861330748" calcext:value-type="float">
            <text:p>-7.3861330748E-005</text:p>
          </table:table-cell>
          <table:table-cell office:value-type="float" office:value="0.00007386" calcext:value-type="float">
            <text:p>0.0000738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30323863029" calcext:value-type="float">
            <text:p>-3.0323863029E-005</text:p>
          </table:table-cell>
          <table:table-cell office:value-type="float" office:value="0.00003032" calcext:value-type="float">
            <text:p>0.00003032</text:p>
          </table:table-cell>
          <table:table-cell office:value-type="float" office:value="-0.000051749870181" calcext:value-type="float">
            <text:p>-5.1749870181E-005</text:p>
          </table:table-cell>
          <table:table-cell office:value-type="float" office:value="0.00005175" calcext:value-type="float">
            <text:p>0.0000517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33210963011" calcext:value-type="float">
            <text:p>-0.000033211</text:p>
          </table:table-cell>
          <table:table-cell office:value-type="float" office:value="0.00003321" calcext:value-type="float">
            <text:p>0.00003321</text:p>
          </table:table-cell>
          <table:table-cell office:value-type="float" office:value="0.000004632398486" calcext:value-type="float">
            <text:p>4.632398486E-006</text:p>
          </table:table-cell>
          <table:table-cell office:value-type="float" office:value="-0.00000463" calcext:value-type="float">
            <text:p>-0.00000463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344274565578" calcext:value-type="float">
            <text:p>0.0003442746</text:p>
          </table:table-cell>
          <table:table-cell office:value-type="float" office:value="-0.00034427" calcext:value-type="float">
            <text:p>-0.00034427</text:p>
          </table:table-cell>
          <table:table-cell office:value-type="float" office:value="0.000047907233238" calcext:value-type="float">
            <text:p>4.7907233238E-005</text:p>
          </table:table-cell>
          <table:table-cell office:value-type="float" office:value="-0.00004791" calcext:value-type="float">
            <text:p>-0.0000479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64671039581" calcext:value-type="float">
            <text:p>0.000064671</text:p>
          </table:table-cell>
          <table:table-cell office:value-type="float" office:value="-0.00006467" calcext:value-type="float">
            <text:p>-0.0000646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24799257517" calcext:value-type="float">
            <text:p>-2.4799257517E-005</text:p>
          </table:table-cell>
          <table:table-cell office:value-type="float" office:value="0.0000248" calcext:value-type="float">
            <text:p>0.0000248</text:p>
          </table:table-cell>
          <table:table-cell office:value-type="float" office:value="0.000033006072044" calcext:value-type="float">
            <text:p>3.3006072044E-005</text:p>
          </table:table-cell>
          <table:table-cell office:value-type="float" office:value="-0.00003301" calcext:value-type="float">
            <text:p>-0.0000330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89704990387" calcext:value-type="float">
            <text:p>-0.000089705</text:p>
          </table:table-cell>
          <table:table-cell office:value-type="float" office:value="0.0000897" calcext:value-type="float">
            <text:p>0.0000897</text:p>
          </table:table-cell>
          <table:table-cell office:value-type="float" office:value="0.000006422400475" calcext:value-type="float">
            <text:p>6.422400475E-006</text:p>
          </table:table-cell>
          <table:table-cell office:value-type="float" office:value="-0.00000642" calcext:value-type="float">
            <text:p>-0.0000064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23005530238" calcext:value-type="float">
            <text:p>2.3005530238E-005</text:p>
          </table:table-cell>
          <table:table-cell office:value-type="float" office:value="-0.00002301" calcext:value-type="float">
            <text:p>-0.00002301</text:p>
          </table:table-cell>
          <table:table-cell office:value-type="float" office:value="-0.000028429552913" calcext:value-type="float">
            <text:p>-2.8429552913E-005</text:p>
          </table:table-cell>
          <table:table-cell office:value-type="float" office:value="0.00002843" calcext:value-type="float">
            <text:p>0.00002843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278476625681" calcext:value-type="float">
            <text:p>0.0002784766</text:p>
          </table:table-cell>
          <table:table-cell office:value-type="float" office:value="-0.00027848" calcext:value-type="float">
            <text:p>-0.00027848</text:p>
          </table:table-cell>
          <table:table-cell office:value-type="float" office:value="-0.000033367425203" calcext:value-type="float">
            <text:p>-3.3367425203E-005</text:p>
          </table:table-cell>
          <table:table-cell office:value-type="float" office:value="0.00003337" calcext:value-type="float">
            <text:p>0.0000333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29910355806" calcext:value-type="float">
            <text:p>2.9910355806E-005</text:p>
          </table:table-cell>
          <table:table-cell office:value-type="float" office:value="-0.00002991" calcext:value-type="float">
            <text:p>-0.0000299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04826113582" calcext:value-type="float">
            <text:p>-4.826113582E-006</text:p>
          </table:table-cell>
          <table:table-cell office:value-type="float" office:value="0.00000483" calcext:value-type="float">
            <text:p>0.00000483</text:p>
          </table:table-cell>
          <table:table-cell office:value-type="float" office:value="-0.000032475218177" calcext:value-type="float">
            <text:p>-3.2475218177E-005</text:p>
          </table:table-cell>
          <table:table-cell office:value-type="float" office:value="0.00003248" calcext:value-type="float">
            <text:p>0.0000324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02892687917" calcext:value-type="float">
            <text:p>-2.892687917E-006</text:p>
          </table:table-cell>
          <table:table-cell office:value-type="float" office:value="0.00000289" calcext:value-type="float">
            <text:p>0.00000289</text:p>
          </table:table-cell>
          <table:table-cell office:value-type="float" office:value="0.000112200155854" calcext:value-type="float">
            <text:p>0.0001122002</text:p>
          </table:table-cell>
          <table:table-cell office:value-type="float" office:value="-0.0001122" calcext:value-type="float">
            <text:p>-0.000112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27623027563" calcext:value-type="float">
            <text:p>0.000027623</text:p>
          </table:table-cell>
          <table:table-cell office:value-type="float" office:value="-0.00002762" calcext:value-type="float">
            <text:p>-0.00002762</text:p>
          </table:table-cell>
          <table:table-cell office:value-type="float" office:value="0.000023489817977" calcext:value-type="float">
            <text:p>2.3489817977E-005</text:p>
          </table:table-cell>
          <table:table-cell office:value-type="float" office:value="-0.00002349" calcext:value-type="float">
            <text:p>-0.00002349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301426276565" calcext:value-type="float">
            <text:p>0.0003014263</text:p>
          </table:table-cell>
          <table:table-cell office:value-type="float" office:value="-0.00030143" calcext:value-type="float">
            <text:p>-0.00030143</text:p>
          </table:table-cell>
          <table:table-cell office:value-type="float" office:value="-0.000000968575478" calcext:value-type="float">
            <text:p>-9.68575478E-007</text:p>
          </table:table-cell>
          <table:table-cell office:value-type="float" office:value="0.00000097" calcext:value-type="float">
            <text:p>0.0000009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03360211849" calcext:value-type="float">
            <text:p>3.360211849E-006</text:p>
          </table:table-cell>
          <table:table-cell office:value-type="float" office:value="-0.00000336" calcext:value-type="float">
            <text:p>-0.0000033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58833509684" calcext:value-type="float">
            <text:p>-5.8833509684E-005</text:p>
          </table:table-cell>
          <table:table-cell office:value-type="float" office:value="0.00005883" calcext:value-type="float">
            <text:p>0.00005883</text:p>
          </table:table-cell>
          <table:table-cell office:value-type="float" office:value="0.000006621703506" calcext:value-type="float">
            <text:p>6.621703506E-006</text:p>
          </table:table-cell>
          <table:table-cell office:value-type="float" office:value="-0.00000662" calcext:value-type="float">
            <text:p>-0.0000066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62685459852" calcext:value-type="float">
            <text:p>-6.2685459852E-005</text:p>
          </table:table-cell>
          <table:table-cell office:value-type="float" office:value="0.00006269" calcext:value-type="float">
            <text:p>0.00006269</text:p>
          </table:table-cell>
          <table:table-cell office:value-type="float" office:value="-0.000000847503543" calcext:value-type="float">
            <text:p>-8.47503543E-007</text:p>
          </table:table-cell>
          <table:table-cell office:value-type="float" office:value="0.00000085" calcext:value-type="float">
            <text:p>0.0000008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24626031518" calcext:value-type="float">
            <text:p>0.000024626</text:p>
          </table:table-cell>
          <table:table-cell office:value-type="float" office:value="-0.00002463" calcext:value-type="float">
            <text:p>-0.00002463</text:p>
          </table:table-cell>
          <table:table-cell office:value-type="float" office:value="0.0000030528754" calcext:value-type="float">
            <text:p>3.0528754E-006</text:p>
          </table:table-cell>
          <table:table-cell office:value-type="float" office:value="-0.00000305" calcext:value-type="float">
            <text:p>-0.00000305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350939109921" calcext:value-type="float">
            <text:p>0.0003509391</text:p>
          </table:table-cell>
          <table:table-cell office:value-type="float" office:value="-0.00035094" calcext:value-type="float">
            <text:p>-0.00035094</text:p>
          </table:table-cell>
          <table:table-cell office:value-type="float" office:value="0.00006634183228" calcext:value-type="float">
            <text:p>6.634183228E-005</text:p>
          </table:table-cell>
          <table:table-cell office:value-type="float" office:value="-0.00006634" calcext:value-type="float">
            <text:p>-0.0000663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60066580772" calcext:value-type="float">
            <text:p>6.0066580772E-005</text:p>
          </table:table-cell>
          <table:table-cell office:value-type="float" office:value="-0.00006007" calcext:value-type="float">
            <text:p>-0.0000600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03825873137" calcext:value-type="float">
            <text:p>-3.825873137E-006</text:p>
          </table:table-cell>
          <table:table-cell office:value-type="float" office:value="0.00000383" calcext:value-type="float">
            <text:p>0.00000383</text:p>
          </table:table-cell>
          <table:table-cell office:value-type="float" office:value="-0.000004950910807" calcext:value-type="float">
            <text:p>-4.950910807E-006</text:p>
          </table:table-cell>
          <table:table-cell office:value-type="float" office:value="0.00000495" calcext:value-type="float">
            <text:p>0.0000049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5111657083" calcext:value-type="float">
            <text:p>-5.111657083E-005</text:p>
          </table:table-cell>
          <table:table-cell office:value-type="float" office:value="0.00005112" calcext:value-type="float">
            <text:p>0.00005112</text:p>
          </table:table-cell>
          <table:table-cell office:value-type="float" office:value="0.000130377709866" calcext:value-type="float">
            <text:p>0.0001303777</text:p>
          </table:table-cell>
          <table:table-cell office:value-type="float" office:value="-0.00013038" calcext:value-type="float">
            <text:p>-0.0001303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36234036088" calcext:value-type="float">
            <text:p>-0.000036234</text:p>
          </table:table-cell>
          <table:table-cell office:value-type="float" office:value="0.00003623" calcext:value-type="float">
            <text:p>0.00003623</text:p>
          </table:table-cell>
          <table:table-cell office:value-type="float" office:value="-0.000031873583794" calcext:value-type="float">
            <text:p>-3.1873583794E-005</text:p>
          </table:table-cell>
          <table:table-cell office:value-type="float" office:value="0.00003187" calcext:value-type="float">
            <text:p>0.00003187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305075198412" calcext:value-type="float">
            <text:p>0.0003050752</text:p>
          </table:table-cell>
          <table:table-cell office:value-type="float" office:value="-0.00030508" calcext:value-type="float">
            <text:p>-0.00030508</text:p>
          </table:table-cell>
          <table:table-cell office:value-type="float" office:value="0.000099400058389" calcext:value-type="float">
            <text:p>9.9400058389E-005</text:p>
          </table:table-cell>
          <table:table-cell office:value-type="float" office:value="-0.0000994" calcext:value-type="float">
            <text:p>-0.000099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04732981324" calcext:value-type="float">
            <text:p>0.000004733</text:p>
          </table:table-cell>
          <table:table-cell office:value-type="float" office:value="-0.00000473" calcext:value-type="float">
            <text:p>-0.0000047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32901763916" calcext:value-type="float">
            <text:p>-3.2901763916E-005</text:p>
          </table:table-cell>
          <table:table-cell office:value-type="float" office:value="0.0000329" calcext:value-type="float">
            <text:p>0.0000329</text:p>
          </table:table-cell>
          <table:table-cell office:value-type="float" office:value="0.000000976026058" calcext:value-type="float">
            <text:p>0.000000976</text:p>
          </table:table-cell>
          <table:table-cell office:value-type="float" office:value="-0.00000098" calcext:value-type="float">
            <text:p>-0.0000009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15042722225" calcext:value-type="float">
            <text:p>-1.5042722225E-005</text:p>
          </table:table-cell>
          <table:table-cell office:value-type="float" office:value="0.00001504" calcext:value-type="float">
            <text:p>0.00001504</text:p>
          </table:table-cell>
          <table:table-cell office:value-type="float" office:value="0.000092845410109" calcext:value-type="float">
            <text:p>9.2845410109E-005</text:p>
          </table:table-cell>
          <table:table-cell office:value-type="float" office:value="-0.00009285" calcext:value-type="float">
            <text:p>-0.0000928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67159533501" calcext:value-type="float">
            <text:p>-6.7159533501E-005</text:p>
          </table:table-cell>
          <table:table-cell office:value-type="float" office:value="0.00006716" calcext:value-type="float">
            <text:p>0.00006716</text:p>
          </table:table-cell>
          <table:table-cell office:value-type="float" office:value="-0.000050509348512" calcext:value-type="float">
            <text:p>-5.0509348512E-005</text:p>
          </table:table-cell>
          <table:table-cell office:value-type="float" office:value="0.00005051" calcext:value-type="float">
            <text:p>0.00005051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307423993945" calcext:value-type="float">
            <text:p>0.000307424</text:p>
          </table:table-cell>
          <table:table-cell office:value-type="float" office:value="-0.00030742" calcext:value-type="float">
            <text:p>-0.00030742</text:p>
          </table:table-cell>
          <table:table-cell office:value-type="float" office:value="0.000027190893888" calcext:value-type="float">
            <text:p>2.7190893888E-005</text:p>
          </table:table-cell>
          <table:table-cell office:value-type="float" office:value="-0.00002719" calcext:value-type="float">
            <text:p>-0.0000271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21975487471" calcext:value-type="float">
            <text:p>-2.1975487471E-005</text:p>
          </table:table-cell>
          <table:table-cell office:value-type="float" office:value="0.00002198" calcext:value-type="float">
            <text:p>0.0000219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23541972041" calcext:value-type="float">
            <text:p>0.000023542</text:p>
          </table:table-cell>
          <table:table-cell office:value-type="float" office:value="-0.00002354" calcext:value-type="float">
            <text:p>-0.00002354</text:p>
          </table:table-cell>
          <table:table-cell office:value-type="float" office:value="0.000001937150955" calcext:value-type="float">
            <text:p>1.937150955E-006</text:p>
          </table:table-cell>
          <table:table-cell office:value-type="float" office:value="-0.00000194" calcext:value-type="float">
            <text:p>-0.0000019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44105574489" calcext:value-type="float">
            <text:p>-4.4105574489E-005</text:p>
          </table:table-cell>
          <table:table-cell office:value-type="float" office:value="0.00004411" calcext:value-type="float">
            <text:p>0.00004411</text:p>
          </table:table-cell>
          <table:table-cell office:value-type="float" office:value="0.000049127265811" calcext:value-type="float">
            <text:p>4.9127265811E-005</text:p>
          </table:table-cell>
          <table:table-cell office:value-type="float" office:value="-0.00004913" calcext:value-type="float">
            <text:p>-0.0000491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44098123908" calcext:value-type="float">
            <text:p>4.4098123908E-005</text:p>
          </table:table-cell>
          <table:table-cell office:value-type="float" office:value="-0.0000441" calcext:value-type="float">
            <text:p>-0.0000441</text:p>
          </table:table-cell>
          <table:table-cell office:value-type="float" office:value="0.00005840882659" calcext:value-type="float">
            <text:p>5.840882659E-005</text:p>
          </table:table-cell>
          <table:table-cell office:value-type="float" office:value="-0.00005841" calcext:value-type="float">
            <text:p>-0.00005841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269986689091" calcext:value-type="float">
            <text:p>0.0002699867</text:p>
          </table:table-cell>
          <table:table-cell office:value-type="float" office:value="-0.00026999" calcext:value-type="float">
            <text:p>-0.00026999</text:p>
          </table:table-cell>
          <table:table-cell office:value-type="float" office:value="0.000085966661572" calcext:value-type="float">
            <text:p>8.5966661572E-005</text:p>
          </table:table-cell>
          <table:table-cell office:value-type="float" office:value="-0.00008597" calcext:value-type="float">
            <text:p>-0.0000859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132605433464" calcext:value-type="float">
            <text:p>-0.0001326054</text:p>
          </table:table-cell>
          <table:table-cell office:value-type="float" office:value="0.00013261" calcext:value-type="float">
            <text:p>0.0001326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24795532227" calcext:value-type="float">
            <text:p>-2.4795532227E-005</text:p>
          </table:table-cell>
          <table:table-cell office:value-type="float" office:value="0.0000248" calcext:value-type="float">
            <text:p>0.0000248</text:p>
          </table:table-cell>
          <table:table-cell office:value-type="float" office:value="0.00003245472908" calcext:value-type="float">
            <text:p>3.245472908E-005</text:p>
          </table:table-cell>
          <table:table-cell office:value-type="float" office:value="-0.00003245" calcext:value-type="float">
            <text:p>-0.0000324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31789764762" calcext:value-type="float">
            <text:p>-3.1789764762E-005</text:p>
          </table:table-cell>
          <table:table-cell office:value-type="float" office:value="0.00003179" calcext:value-type="float">
            <text:p>0.00003179</text:p>
          </table:table-cell>
          <table:table-cell office:value-type="float" office:value="0.000065624713898" calcext:value-type="float">
            <text:p>6.5624713898E-005</text:p>
          </table:table-cell>
          <table:table-cell office:value-type="float" office:value="-0.00006562" calcext:value-type="float">
            <text:p>-0.0000656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4468485713" calcext:value-type="float">
            <text:p>4.468485713E-005</text:p>
          </table:table-cell>
          <table:table-cell office:value-type="float" office:value="-0.00004468" calcext:value-type="float">
            <text:p>-0.00004468</text:p>
          </table:table-cell>
          <table:table-cell office:value-type="float" office:value="-0.000037353485823" calcext:value-type="float">
            <text:p>-3.7353485823E-005</text:p>
          </table:table-cell>
          <table:table-cell office:value-type="float" office:value="0.00003735" calcext:value-type="float">
            <text:p>0.00003735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290067866445" calcext:value-type="float">
            <text:p>0.0002900679</text:p>
          </table:table-cell>
          <table:table-cell office:value-type="float" office:value="-0.00029007" calcext:value-type="float">
            <text:p>-0.00029007</text:p>
          </table:table-cell>
          <table:table-cell office:value-type="float" office:value="0.000129884108901" calcext:value-type="float">
            <text:p>0.0001298841</text:p>
          </table:table-cell>
          <table:table-cell office:value-type="float" office:value="-0.00012988" calcext:value-type="float">
            <text:p>-0.0001298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62378123403" calcext:value-type="float">
            <text:p>-6.2378123403E-005</text:p>
          </table:table-cell>
          <table:table-cell office:value-type="float" office:value="0.00006238" calcext:value-type="float">
            <text:p>0.0000623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14942139387" calcext:value-type="float">
            <text:p>1.4942139387E-005</text:p>
          </table:table-cell>
          <table:table-cell office:value-type="float" office:value="-0.00001494" calcext:value-type="float">
            <text:p>-0.00001494</text:p>
          </table:table-cell>
          <table:table-cell office:value-type="float" office:value="0.000019924715161" calcext:value-type="float">
            <text:p>1.9924715161E-005</text:p>
          </table:table-cell>
          <table:table-cell office:value-type="float" office:value="-0.00001992" calcext:value-type="float">
            <text:p>-0.0000199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44425949454" calcext:value-type="float">
            <text:p>-4.4425949454E-005</text:p>
          </table:table-cell>
          <table:table-cell office:value-type="float" office:value="0.00004443" calcext:value-type="float">
            <text:p>0.00004443</text:p>
          </table:table-cell>
          <table:table-cell office:value-type="float" office:value="0.000045688822865" calcext:value-type="float">
            <text:p>4.5688822865E-005</text:p>
          </table:table-cell>
          <table:table-cell office:value-type="float" office:value="-0.00004569" calcext:value-type="float">
            <text:p>-0.0000456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24549663067" calcext:value-type="float">
            <text:p>-2.4549663067E-005</text:p>
          </table:table-cell>
          <table:table-cell office:value-type="float" office:value="0.00002455" calcext:value-type="float">
            <text:p>0.00002455</text:p>
          </table:table-cell>
          <table:table-cell office:value-type="float" office:value="-0.000053653493524" calcext:value-type="float">
            <text:p>-5.3653493524E-005</text:p>
          </table:table-cell>
          <table:table-cell office:value-type="float" office:value="0.00005365" calcext:value-type="float">
            <text:p>0.00005365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307602807879" calcext:value-type="float">
            <text:p>0.0003076028</text:p>
          </table:table-cell>
          <table:table-cell office:value-type="float" office:value="-0.0003076" calcext:value-type="float">
            <text:p>-0.0003076</text:p>
          </table:table-cell>
          <table:table-cell office:value-type="float" office:value="0.000030774623156" calcext:value-type="float">
            <text:p>3.0774623156E-005</text:p>
          </table:table-cell>
          <table:table-cell office:value-type="float" office:value="-0.00003077" calcext:value-type="float">
            <text:p>-0.0000307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108435750008" calcext:value-type="float">
            <text:p>-0.0001084358</text:p>
          </table:table-cell>
          <table:table-cell office:value-type="float" office:value="0.00010844" calcext:value-type="float">
            <text:p>0.0001084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090431422" calcext:value-type="float">
            <text:p>-9.0431422E-006</text:p>
          </table:table-cell>
          <table:table-cell office:value-type="float" office:value="0.00000904" calcext:value-type="float">
            <text:p>0.00000904</text:p>
          </table:table-cell>
          <table:table-cell office:value-type="float" office:value="0.000009646639228" calcext:value-type="float">
            <text:p>9.646639228E-006</text:p>
          </table:table-cell>
          <table:table-cell office:value-type="float" office:value="-0.00000965" calcext:value-type="float">
            <text:p>-0.0000096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967271626" calcext:value-type="float">
            <text:p>9.67271626E-005</text:p>
          </table:table-cell>
          <table:table-cell office:value-type="float" office:value="-0.00009673" calcext:value-type="float">
            <text:p>-0.00009673</text:p>
          </table:table-cell>
          <table:table-cell office:value-type="float" office:value="-0.000010013580322" calcext:value-type="float">
            <text:p>-1.0013580322E-005</text:p>
          </table:table-cell>
          <table:table-cell office:value-type="float" office:value="0.00001001" calcext:value-type="float">
            <text:p>0.0000100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67515298724" calcext:value-type="float">
            <text:p>-6.7515298724E-005</text:p>
          </table:table-cell>
          <table:table-cell office:value-type="float" office:value="0.00006752" calcext:value-type="float">
            <text:p>0.00006752</text:p>
          </table:table-cell>
          <table:table-cell office:value-type="float" office:value="-0.000022705644369" calcext:value-type="float">
            <text:p>-2.2705644369E-005</text:p>
          </table:table-cell>
          <table:table-cell office:value-type="float" office:value="0.00002271" calcext:value-type="float">
            <text:p>0.00002271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246977433562" calcext:value-type="float">
            <text:p>0.0002469774</text:p>
          </table:table-cell>
          <table:table-cell office:value-type="float" office:value="-0.00024698" calcext:value-type="float">
            <text:p>-0.00024698</text:p>
          </table:table-cell>
          <table:table-cell office:value-type="float" office:value="0.000019773840904" calcext:value-type="float">
            <text:p>1.9773840904E-005</text:p>
          </table:table-cell>
          <table:table-cell office:value-type="float" office:value="-0.00001977" calcext:value-type="float">
            <text:p>-0.0000197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130899250507" calcext:value-type="float">
            <text:p>-0.0001308993</text:p>
          </table:table-cell>
          <table:table-cell office:value-type="float" office:value="0.0001309" calcext:value-type="float">
            <text:p>0.000130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09551644325" calcext:value-type="float">
            <text:p>-9.551644325E-006</text:p>
          </table:table-cell>
          <table:table-cell office:value-type="float" office:value="0.00000955" calcext:value-type="float">
            <text:p>0.00000955</text:p>
          </table:table-cell>
          <table:table-cell office:value-type="float" office:value="-0.000009961426258" calcext:value-type="float">
            <text:p>-9.961426258E-006</text:p>
          </table:table-cell>
          <table:table-cell office:value-type="float" office:value="0.00000996" calcext:value-type="float">
            <text:p>0.0000099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23784115911" calcext:value-type="float">
            <text:p>-2.3784115911E-005</text:p>
          </table:table-cell>
          <table:table-cell office:value-type="float" office:value="0.00002378" calcext:value-type="float">
            <text:p>0.00002378</text:p>
          </table:table-cell>
          <table:table-cell office:value-type="float" office:value="0.0000264570117" calcext:value-type="float">
            <text:p>0.000026457</text:p>
          </table:table-cell>
          <table:table-cell office:value-type="float" office:value="-0.00002646" calcext:value-type="float">
            <text:p>-0.0000264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35045668483" calcext:value-type="float">
            <text:p>3.5045668483E-005</text:p>
          </table:table-cell>
          <table:table-cell office:value-type="float" office:value="-0.00003505" calcext:value-type="float">
            <text:p>-0.00003505</text:p>
          </table:table-cell>
          <table:table-cell office:value-type="float" office:value="-0.000021930783987" calcext:value-type="float">
            <text:p>-2.1930783987E-005</text:p>
          </table:table-cell>
          <table:table-cell office:value-type="float" office:value="0.00002193" calcext:value-type="float">
            <text:p>0.00002193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310074537992" calcext:value-type="float">
            <text:p>0.0003100745</text:p>
          </table:table-cell>
          <table:table-cell office:value-type="float" office:value="-0.00031007" calcext:value-type="float">
            <text:p>-0.00031007</text:p>
          </table:table-cell>
          <table:table-cell office:value-type="float" office:value="0.000068746507168" calcext:value-type="float">
            <text:p>6.8746507168E-005</text:p>
          </table:table-cell>
          <table:table-cell office:value-type="float" office:value="-0.00006875" calcext:value-type="float">
            <text:p>-0.0000687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05906447768" calcext:value-type="float">
            <text:p>-5.906447768E-006</text:p>
          </table:table-cell>
          <table:table-cell office:value-type="float" office:value="0.00000591" calcext:value-type="float">
            <text:p>0.0000059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18274411559" calcext:value-type="float">
            <text:p>1.8274411559E-005</text:p>
          </table:table-cell>
          <table:table-cell office:value-type="float" office:value="-0.00001827" calcext:value-type="float">
            <text:p>-0.00001827</text:p>
          </table:table-cell>
          <table:table-cell office:value-type="float" office:value="0.000021561980247" calcext:value-type="float">
            <text:p>0.000021562</text:p>
          </table:table-cell>
          <table:table-cell office:value-type="float" office:value="-0.00002156" calcext:value-type="float">
            <text:p>-0.0000215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3520026803" calcext:value-type="float">
            <text:p>-3.520026803E-005</text:p>
          </table:table-cell>
          <table:table-cell office:value-type="float" office:value="0.0000352" calcext:value-type="float">
            <text:p>0.0000352</text:p>
          </table:table-cell>
          <table:table-cell office:value-type="float" office:value="0.000060038641095" calcext:value-type="float">
            <text:p>6.0038641095E-005</text:p>
          </table:table-cell>
          <table:table-cell office:value-type="float" office:value="-0.00006004" calcext:value-type="float">
            <text:p>-0.0000600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02393499017" calcext:value-type="float">
            <text:p>-2.393499017E-006</text:p>
          </table:table-cell>
          <table:table-cell office:value-type="float" office:value="0.00000239" calcext:value-type="float">
            <text:p>0.00000239</text:p>
          </table:table-cell>
          <table:table-cell office:value-type="float" office:value="-0.000031441450119" calcext:value-type="float">
            <text:p>-3.1441450119E-005</text:p>
          </table:table-cell>
          <table:table-cell office:value-type="float" office:value="0.00003144" calcext:value-type="float">
            <text:p>0.00003144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257398933172" calcext:value-type="float">
            <text:p>0.0002573989</text:p>
          </table:table-cell>
          <table:table-cell office:value-type="float" office:value="-0.0002574" calcext:value-type="float">
            <text:p>-0.0002574</text:p>
          </table:table-cell>
          <table:table-cell office:value-type="float" office:value="0.000086516141891" calcext:value-type="float">
            <text:p>8.6516141891E-005</text:p>
          </table:table-cell>
          <table:table-cell office:value-type="float" office:value="-0.00008652" calcext:value-type="float">
            <text:p>-0.0000865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04230067134" calcext:value-type="float">
            <text:p>4.230067134E-006</text:p>
          </table:table-cell>
          <table:table-cell office:value-type="float" office:value="-0.00000423" calcext:value-type="float">
            <text:p>-0.0000042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06012618542" calcext:value-type="float">
            <text:p>6.012618542E-006</text:p>
          </table:table-cell>
          <table:table-cell office:value-type="float" office:value="-0.00000601" calcext:value-type="float">
            <text:p>-0.00000601</text:p>
          </table:table-cell>
          <table:table-cell office:value-type="float" office:value="-0.000038543716073" calcext:value-type="float">
            <text:p>-3.8543716073E-005</text:p>
          </table:table-cell>
          <table:table-cell office:value-type="float" office:value="0.00003854" calcext:value-type="float">
            <text:p>0.0000385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3726221621" calcext:value-type="float">
            <text:p>3.726221621E-005</text:p>
          </table:table-cell>
          <table:table-cell office:value-type="float" office:value="-0.00003726" calcext:value-type="float">
            <text:p>-0.00003726</text:p>
          </table:table-cell>
          <table:table-cell office:value-type="float" office:value="0.000063771381974" calcext:value-type="float">
            <text:p>6.3771381974E-005</text:p>
          </table:table-cell>
          <table:table-cell office:value-type="float" office:value="-0.00006377" calcext:value-type="float">
            <text:p>-0.0000637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10715797544" calcext:value-type="float">
            <text:p>1.0715797544E-005</text:p>
          </table:table-cell>
          <table:table-cell office:value-type="float" office:value="-0.00001072" calcext:value-type="float">
            <text:p>-0.00001072</text:p>
          </table:table-cell>
          <table:table-cell office:value-type="float" office:value="0.000037115067244" calcext:value-type="float">
            <text:p>3.7115067244E-005</text:p>
          </table:table-cell>
          <table:table-cell office:value-type="float" office:value="-0.00003712" calcext:value-type="float">
            <text:p>-0.00003712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274859368801" calcext:value-type="float">
            <text:p>0.0002748594</text:p>
          </table:table-cell>
          <table:table-cell office:value-type="float" office:value="-0.00027486" calcext:value-type="float">
            <text:p>-0.00027486</text:p>
          </table:table-cell>
          <table:table-cell office:value-type="float" office:value="0.000081855803728" calcext:value-type="float">
            <text:p>8.1855803728E-005</text:p>
          </table:table-cell>
          <table:table-cell office:value-type="float" office:value="-0.00008186" calcext:value-type="float">
            <text:p>-0.0000818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29729679227" calcext:value-type="float">
            <text:p>2.9729679227E-005</text:p>
          </table:table-cell>
          <table:table-cell office:value-type="float" office:value="-0.00002973" calcext:value-type="float">
            <text:p>-0.0000297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18766149879" calcext:value-type="float">
            <text:p>-1.8766149879E-005</text:p>
          </table:table-cell>
          <table:table-cell office:value-type="float" office:value="0.00001877" calcext:value-type="float">
            <text:p>0.00001877</text:p>
          </table:table-cell>
          <table:table-cell office:value-type="float" office:value="0.000034399330616" calcext:value-type="float">
            <text:p>3.4399330616E-005</text:p>
          </table:table-cell>
          <table:table-cell office:value-type="float" office:value="-0.0000344" calcext:value-type="float">
            <text:p>-0.000034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56318938732" calcext:value-type="float">
            <text:p>5.6318938732E-005</text:p>
          </table:table-cell>
          <table:table-cell office:value-type="float" office:value="-0.00005632" calcext:value-type="float">
            <text:p>-0.00005632</text:p>
          </table:table-cell>
          <table:table-cell office:value-type="float" office:value="-0.000022891908884" calcext:value-type="float">
            <text:p>-2.2891908884E-005</text:p>
          </table:table-cell>
          <table:table-cell office:value-type="float" office:value="0.00002289" calcext:value-type="float">
            <text:p>0.0000228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43734908104" calcext:value-type="float">
            <text:p>-4.3734908104E-005</text:p>
          </table:table-cell>
          <table:table-cell office:value-type="float" office:value="0.00004373" calcext:value-type="float">
            <text:p>0.00004373</text:p>
          </table:table-cell>
          <table:table-cell office:value-type="float" office:value="-0.000010125339031" calcext:value-type="float">
            <text:p>-1.0125339031E-005</text:p>
          </table:table-cell>
          <table:table-cell office:value-type="float" office:value="0.00001013" calcext:value-type="float">
            <text:p>0.00001013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24401769042" calcext:value-type="float">
            <text:p>0.0002440177</text:p>
          </table:table-cell>
          <table:table-cell office:value-type="float" office:value="-0.00024402" calcext:value-type="float">
            <text:p>-0.00024402</text:p>
          </table:table-cell>
          <table:table-cell office:value-type="float" office:value="0.000056259334087" calcext:value-type="float">
            <text:p>5.6259334087E-005</text:p>
          </table:table-cell>
          <table:table-cell office:value-type="float" office:value="-0.00005626" calcext:value-type="float">
            <text:p>-0.0000562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25477260351" calcext:value-type="float">
            <text:p>2.5477260351E-005</text:p>
          </table:table-cell>
          <table:table-cell office:value-type="float" office:value="-0.00002548" calcext:value-type="float">
            <text:p>-0.0000254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51403418183" calcext:value-type="float">
            <text:p>5.1403418183E-005</text:p>
          </table:table-cell>
          <table:table-cell office:value-type="float" office:value="-0.0000514" calcext:value-type="float">
            <text:p>-0.0000514</text:p>
          </table:table-cell>
          <table:table-cell office:value-type="float" office:value="0.000034488737583" calcext:value-type="float">
            <text:p>3.4488737583E-005</text:p>
          </table:table-cell>
          <table:table-cell office:value-type="float" office:value="-0.00003449" calcext:value-type="float">
            <text:p>-0.0000344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24687498808" calcext:value-type="float">
            <text:p>-2.4687498808E-005</text:p>
          </table:table-cell>
          <table:table-cell office:value-type="float" office:value="0.00002469" calcext:value-type="float">
            <text:p>0.00002469</text:p>
          </table:table-cell>
          <table:table-cell office:value-type="float" office:value="0.00003669783473" calcext:value-type="float">
            <text:p>3.669783473E-005</text:p>
          </table:table-cell>
          <table:table-cell office:value-type="float" office:value="-0.0000367" calcext:value-type="float">
            <text:p>-0.000036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38288533688" calcext:value-type="float">
            <text:p>-3.8288533688E-005</text:p>
          </table:table-cell>
          <table:table-cell office:value-type="float" office:value="0.00003829" calcext:value-type="float">
            <text:p>0.00003829</text:p>
          </table:table-cell>
          <table:table-cell office:value-type="float" office:value="-0.000019917264581" calcext:value-type="float">
            <text:p>-1.9917264581E-005</text:p>
          </table:table-cell>
          <table:table-cell office:value-type="float" office:value="0.00001992" calcext:value-type="float">
            <text:p>0.00001992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31834281981" calcext:value-type="float">
            <text:p>0.0003183428</text:p>
          </table:table-cell>
          <table:table-cell office:value-type="float" office:value="-0.00031834" calcext:value-type="float">
            <text:p>-0.00031834</text:p>
          </table:table-cell>
          <table:table-cell office:value-type="float" office:value="0.000151196494699" calcext:value-type="float">
            <text:p>0.0001511965</text:p>
          </table:table-cell>
          <table:table-cell office:value-type="float" office:value="-0.0001512" calcext:value-type="float">
            <text:p>-0.000151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117087736726" calcext:value-type="float">
            <text:p>0.0001170877</text:p>
          </table:table-cell>
          <table:table-cell office:value-type="float" office:value="-0.00011709" calcext:value-type="float">
            <text:p>-0.0001170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453107059" calcext:value-type="float">
            <text:p>4.53107059E-005</text:p>
          </table:table-cell>
          <table:table-cell office:value-type="float" office:value="-0.00004531" calcext:value-type="float">
            <text:p>-0.00004531</text:p>
          </table:table-cell>
          <table:table-cell office:value-type="float" office:value="0.000053018331528" calcext:value-type="float">
            <text:p>5.3018331528E-005</text:p>
          </table:table-cell>
          <table:table-cell office:value-type="float" office:value="-0.00005302" calcext:value-type="float">
            <text:p>-0.0000530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93409791589" calcext:value-type="float">
            <text:p>9.3409791589E-005</text:p>
          </table:table-cell>
          <table:table-cell office:value-type="float" office:value="-0.00009341" calcext:value-type="float">
            <text:p>-0.00009341</text:p>
          </table:table-cell>
          <table:table-cell office:value-type="float" office:value="-0.000032819807529" calcext:value-type="float">
            <text:p>-3.2819807529E-005</text:p>
          </table:table-cell>
          <table:table-cell office:value-type="float" office:value="0.00003282" calcext:value-type="float">
            <text:p>0.0000328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12457370758" calcext:value-type="float">
            <text:p>1.2457370758E-005</text:p>
          </table:table-cell>
          <table:table-cell office:value-type="float" office:value="-0.00001246" calcext:value-type="float">
            <text:p>-0.00001246</text:p>
          </table:table-cell>
          <table:table-cell office:value-type="float" office:value="0.000001257285476" calcext:value-type="float">
            <text:p>1.257285476E-006</text:p>
          </table:table-cell>
          <table:table-cell office:value-type="float" office:value="-0.00000126" calcext:value-type="float">
            <text:p>-0.00000126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296171754599" calcext:value-type="float">
            <text:p>0.0002961718</text:p>
          </table:table-cell>
          <table:table-cell office:value-type="float" office:value="-0.00029617" calcext:value-type="float">
            <text:p>-0.00029617</text:p>
          </table:table-cell>
          <table:table-cell office:value-type="float" office:value="0.000033741816878" calcext:value-type="float">
            <text:p>3.3741816878E-005</text:p>
          </table:table-cell>
          <table:table-cell office:value-type="float" office:value="-0.00003374" calcext:value-type="float">
            <text:p>-0.0000337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132136046886" calcext:value-type="float">
            <text:p>0.000132136</text:p>
          </table:table-cell>
          <table:table-cell office:value-type="float" office:value="-0.00013214" calcext:value-type="float">
            <text:p>-0.0001321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26375055313" calcext:value-type="float">
            <text:p>2.6375055313E-005</text:p>
          </table:table-cell>
          <table:table-cell office:value-type="float" office:value="-0.00002638" calcext:value-type="float">
            <text:p>-0.00002638</text:p>
          </table:table-cell>
          <table:table-cell office:value-type="float" office:value="-0.000006031244993" calcext:value-type="float">
            <text:p>-6.031244993E-006</text:p>
          </table:table-cell>
          <table:table-cell office:value-type="float" office:value="0.00000603" calcext:value-type="float">
            <text:p>0.0000060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03140419722" calcext:value-type="float">
            <text:p>-3.140419722E-006</text:p>
          </table:table-cell>
          <table:table-cell office:value-type="float" office:value="0.00000314" calcext:value-type="float">
            <text:p>0.00000314</text:p>
          </table:table-cell>
          <table:table-cell office:value-type="float" office:value="0.000021990388632" calcext:value-type="float">
            <text:p>2.1990388632E-005</text:p>
          </table:table-cell>
          <table:table-cell office:value-type="float" office:value="-0.00002199" calcext:value-type="float">
            <text:p>-0.0000219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61606988311" calcext:value-type="float">
            <text:p>-0.000061607</text:p>
          </table:table-cell>
          <table:table-cell office:value-type="float" office:value="0.00006161" calcext:value-type="float">
            <text:p>0.00006161</text:p>
          </table:table-cell>
          <table:table-cell office:value-type="float" office:value="-0.000013150274754" calcext:value-type="float">
            <text:p>-1.3150274754E-005</text:p>
          </table:table-cell>
          <table:table-cell office:value-type="float" office:value="0.00001315" calcext:value-type="float">
            <text:p>0.00001315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30767172575" calcext:value-type="float">
            <text:p>0.0003076717</text:p>
          </table:table-cell>
          <table:table-cell office:value-type="float" office:value="-0.00030767" calcext:value-type="float">
            <text:p>-0.00030767</text:p>
          </table:table-cell>
          <table:table-cell office:value-type="float" office:value="-0.000016164034605" calcext:value-type="float">
            <text:p>-0.000016164</text:p>
          </table:table-cell>
          <table:table-cell office:value-type="float" office:value="0.00001616" calcext:value-type="float">
            <text:p>0.0000161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124238431454" calcext:value-type="float">
            <text:p>0.0001242384</text:p>
          </table:table-cell>
          <table:table-cell office:value-type="float" office:value="-0.00012424" calcext:value-type="float">
            <text:p>-0.0001242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06349757314" calcext:value-type="float">
            <text:p>6.349757314E-006</text:p>
          </table:table-cell>
          <table:table-cell office:value-type="float" office:value="-0.00000635" calcext:value-type="float">
            <text:p>-0.00000635</text:p>
          </table:table-cell>
          <table:table-cell office:value-type="float" office:value="0.000075353309512" calcext:value-type="float">
            <text:p>7.5353309512E-005</text:p>
          </table:table-cell>
          <table:table-cell office:value-type="float" office:value="-0.00007535" calcext:value-type="float">
            <text:p>-0.0000753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56846067309" calcext:value-type="float">
            <text:p>-5.6846067309E-005</text:p>
          </table:table-cell>
          <table:table-cell office:value-type="float" office:value="0.00005685" calcext:value-type="float">
            <text:p>0.00005685</text:p>
          </table:table-cell>
          <table:table-cell office:value-type="float" office:value="-0.000046776607633" calcext:value-type="float">
            <text:p>-4.6776607633E-005</text:p>
          </table:table-cell>
          <table:table-cell office:value-type="float" office:value="0.00004678" calcext:value-type="float">
            <text:p>0.0000467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00294297934" calcext:value-type="float">
            <text:p>-2.94297934E-007</text:p>
          </table:table-cell>
          <table:table-cell office:value-type="float" office:value="0.00000029" calcext:value-type="float">
            <text:p>0.00000029</text:p>
          </table:table-cell>
          <table:table-cell office:value-type="float" office:value="-0.000073216855526" calcext:value-type="float">
            <text:p>-7.3216855526E-005</text:p>
          </table:table-cell>
          <table:table-cell office:value-type="float" office:value="0.00007322" calcext:value-type="float">
            <text:p>0.00007322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309536233544" calcext:value-type="float">
            <text:p>0.0003095362</text:p>
          </table:table-cell>
          <table:table-cell office:value-type="float" office:value="-0.00030954" calcext:value-type="float">
            <text:p>-0.00030954</text:p>
          </table:table-cell>
          <table:table-cell office:value-type="float" office:value="0.00008244253695" calcext:value-type="float">
            <text:p>8.244253695E-005</text:p>
          </table:table-cell>
          <table:table-cell office:value-type="float" office:value="-0.00008244" calcext:value-type="float">
            <text:p>-0.0000824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5360879004" calcext:value-type="float">
            <text:p>5.360879004E-005</text:p>
          </table:table-cell>
          <table:table-cell office:value-type="float" office:value="-0.00005361" calcext:value-type="float">
            <text:p>-0.0000536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13081356883" calcext:value-type="float">
            <text:p>-1.3081356883E-005</text:p>
          </table:table-cell>
          <table:table-cell office:value-type="float" office:value="0.00001308" calcext:value-type="float">
            <text:p>0.00001308</text:p>
          </table:table-cell>
          <table:table-cell office:value-type="float" office:value="0.000051151961088" calcext:value-type="float">
            <text:p>0.000051152</text:p>
          </table:table-cell>
          <table:table-cell office:value-type="float" office:value="-0.00005115" calcext:value-type="float">
            <text:p>-0.0000511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08314847946" calcext:value-type="float">
            <text:p>-8.314847946E-006</text:p>
          </table:table-cell>
          <table:table-cell office:value-type="float" office:value="0.00000831" calcext:value-type="float">
            <text:p>0.00000831</text:p>
          </table:table-cell>
          <table:table-cell office:value-type="float" office:value="-0.000014051795006" calcext:value-type="float">
            <text:p>-1.4051795006E-005</text:p>
          </table:table-cell>
          <table:table-cell office:value-type="float" office:value="0.00001405" calcext:value-type="float">
            <text:p>0.0000140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26654452085" calcext:value-type="float">
            <text:p>-2.6654452085E-005</text:p>
          </table:table-cell>
          <table:table-cell office:value-type="float" office:value="0.00002665" calcext:value-type="float">
            <text:p>0.00002665</text:p>
          </table:table-cell>
          <table:table-cell office:value-type="float" office:value="0.00000180490315" calcext:value-type="float">
            <text:p>1.80490315E-006</text:p>
          </table:table-cell>
          <table:table-cell office:value-type="float" office:value="-0.0000018" calcext:value-type="float">
            <text:p>-0.0000018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277249142528" calcext:value-type="float">
            <text:p>0.0002772491</text:p>
          </table:table-cell>
          <table:table-cell office:value-type="float" office:value="-0.00027725" calcext:value-type="float">
            <text:p>-0.00027725</text:p>
          </table:table-cell>
          <table:table-cell office:value-type="float" office:value="0.000148996710777" calcext:value-type="float">
            <text:p>0.0001489967</text:p>
          </table:table-cell>
          <table:table-cell office:value-type="float" office:value="-0.000149" calcext:value-type="float">
            <text:p>-0.00014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06411224604" calcext:value-type="float">
            <text:p>-6.411224604E-006</text:p>
          </table:table-cell>
          <table:table-cell office:value-type="float" office:value="0.00000641" calcext:value-type="float">
            <text:p>0.0000064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116661190987" calcext:value-type="float">
            <text:p>0.0001166612</text:p>
          </table:table-cell>
          <table:table-cell office:value-type="float" office:value="-0.00011666" calcext:value-type="float">
            <text:p>-0.00011666</text:p>
          </table:table-cell>
          <table:table-cell office:value-type="float" office:value="0.000007834285498" calcext:value-type="float">
            <text:p>7.834285498E-006</text:p>
          </table:table-cell>
          <table:table-cell office:value-type="float" office:value="-0.00000783" calcext:value-type="float">
            <text:p>-0.0000078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1772120595" calcext:value-type="float">
            <text:p>-1.772120595E-005</text:p>
          </table:table-cell>
          <table:table-cell office:value-type="float" office:value="0.00001772" calcext:value-type="float">
            <text:p>0.00001772</text:p>
          </table:table-cell>
          <table:table-cell office:value-type="float" office:value="-0.000061379745603" calcext:value-type="float">
            <text:p>-6.1379745603E-005</text:p>
          </table:table-cell>
          <table:table-cell office:value-type="float" office:value="0.00006138" calcext:value-type="float">
            <text:p>0.0000613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11689960957" calcext:value-type="float">
            <text:p>-0.00001169</text:p>
          </table:table-cell>
          <table:table-cell office:value-type="float" office:value="0.00001169" calcext:value-type="float">
            <text:p>0.00001169</text:p>
          </table:table-cell>
          <table:table-cell office:value-type="float" office:value="0.000028109177947" calcext:value-type="float">
            <text:p>2.8109177947E-005</text:p>
          </table:table-cell>
          <table:table-cell office:value-type="float" office:value="-0.00002811" calcext:value-type="float">
            <text:p>-0.00002811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300606712699" calcext:value-type="float">
            <text:p>0.0003006067</text:p>
          </table:table-cell>
          <table:table-cell office:value-type="float" office:value="-0.00030061" calcext:value-type="float">
            <text:p>-0.00030061</text:p>
          </table:table-cell>
          <table:table-cell office:value-type="float" office:value="0.000058654695749" calcext:value-type="float">
            <text:p>5.8654695749E-005</text:p>
          </table:table-cell>
          <table:table-cell office:value-type="float" office:value="-0.00005865" calcext:value-type="float">
            <text:p>-0.0000586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68383291364" calcext:value-type="float">
            <text:p>6.8383291364E-005</text:p>
          </table:table-cell>
          <table:table-cell office:value-type="float" office:value="-0.00006838" calcext:value-type="float">
            <text:p>-0.0000683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11334195733" calcext:value-type="float">
            <text:p>1.1334195733E-005</text:p>
          </table:table-cell>
          <table:table-cell office:value-type="float" office:value="-0.00001133" calcext:value-type="float">
            <text:p>-0.00001133</text:p>
          </table:table-cell>
          <table:table-cell office:value-type="float" office:value="0.000014539808035" calcext:value-type="float">
            <text:p>1.4539808035E-005</text:p>
          </table:table-cell>
          <table:table-cell office:value-type="float" office:value="-0.00001454" calcext:value-type="float">
            <text:p>-0.0000145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53960829973" calcext:value-type="float">
            <text:p>-5.3960829973E-005</text:p>
          </table:table-cell>
          <table:table-cell office:value-type="float" office:value="0.00005396" calcext:value-type="float">
            <text:p>0.00005396</text:p>
          </table:table-cell>
          <table:table-cell office:value-type="float" office:value="0.000047199428082" calcext:value-type="float">
            <text:p>4.7199428082E-005</text:p>
          </table:table-cell>
          <table:table-cell office:value-type="float" office:value="-0.0000472" calcext:value-type="float">
            <text:p>-0.000047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09465962648" calcext:value-type="float">
            <text:p>0.000009466</text:p>
          </table:table-cell>
          <table:table-cell office:value-type="float" office:value="-0.00000947" calcext:value-type="float">
            <text:p>-0.00000947</text:p>
          </table:table-cell>
          <table:table-cell office:value-type="float" office:value="0.000087838619947" calcext:value-type="float">
            <text:p>8.7838619947E-005</text:p>
          </table:table-cell>
          <table:table-cell office:value-type="float" office:value="-0.00008784" calcext:value-type="float">
            <text:p>-0.00008784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26741437614" calcext:value-type="float">
            <text:p>0.0002674144</text:p>
          </table:table-cell>
          <table:table-cell office:value-type="float" office:value="-0.00026741" calcext:value-type="float">
            <text:p>-0.00026741</text:p>
          </table:table-cell>
          <table:table-cell office:value-type="float" office:value="0.000132838264108" calcext:value-type="float">
            <text:p>0.0001328383</text:p>
          </table:table-cell>
          <table:table-cell office:value-type="float" office:value="-0.00013284" calcext:value-type="float">
            <text:p>-0.0001328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76794996858" calcext:value-type="float">
            <text:p>0.000076795</text:p>
          </table:table-cell>
          <table:table-cell office:value-type="float" office:value="-0.00007679" calcext:value-type="float">
            <text:p>-0.0000767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3213621676" calcext:value-type="float">
            <text:p>-3.213621676E-005</text:p>
          </table:table-cell>
          <table:table-cell office:value-type="float" office:value="0.00003214" calcext:value-type="float">
            <text:p>0.00003214</text:p>
          </table:table-cell>
          <table:table-cell office:value-type="float" office:value="0.000013956800103" calcext:value-type="float">
            <text:p>1.3956800103E-005</text:p>
          </table:table-cell>
          <table:table-cell office:value-type="float" office:value="-0.00001396" calcext:value-type="float">
            <text:p>-0.0000139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03922730684" calcext:value-type="float">
            <text:p>3.922730684E-006</text:p>
          </table:table-cell>
          <table:table-cell office:value-type="float" office:value="-0.00000392" calcext:value-type="float">
            <text:p>-0.00000392</text:p>
          </table:table-cell>
          <table:table-cell office:value-type="float" office:value="-0.000001693144441" calcext:value-type="float">
            <text:p>-1.693144441E-006</text:p>
          </table:table-cell>
          <table:table-cell office:value-type="float" office:value="0.00000169" calcext:value-type="float">
            <text:p>0.0000016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58608129621" calcext:value-type="float">
            <text:p>5.8608129621E-005</text:p>
          </table:table-cell>
          <table:table-cell office:value-type="float" office:value="-0.00005861" calcext:value-type="float">
            <text:p>-0.00005861</text:p>
          </table:table-cell>
          <table:table-cell office:value-type="float" office:value="-0.00000761821866" calcext:value-type="float">
            <text:p>-7.61821866E-006</text:p>
          </table:table-cell>
          <table:table-cell office:value-type="float" office:value="0.00000762" calcext:value-type="float">
            <text:p>0.00000762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272370874882" calcext:value-type="float">
            <text:p>0.0002723709</text:p>
          </table:table-cell>
          <table:table-cell office:value-type="float" office:value="-0.00027237" calcext:value-type="float">
            <text:p>-0.00027237</text:p>
          </table:table-cell>
          <table:table-cell office:value-type="float" office:value="0.000057220458984" calcext:value-type="float">
            <text:p>5.7220458984E-005</text:p>
          </table:table-cell>
          <table:table-cell office:value-type="float" office:value="-0.00005722" calcext:value-type="float">
            <text:p>-0.0000572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03136694431" calcext:value-type="float">
            <text:p>-3.136694431E-006</text:p>
          </table:table-cell>
          <table:table-cell office:value-type="float" office:value="0.00000314" calcext:value-type="float">
            <text:p>0.0000031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30551105738" calcext:value-type="float">
            <text:p>3.0551105738E-005</text:p>
          </table:table-cell>
          <table:table-cell office:value-type="float" office:value="-0.00003055" calcext:value-type="float">
            <text:p>-0.00003055</text:p>
          </table:table-cell>
          <table:table-cell office:value-type="float" office:value="0.00000598654151" calcext:value-type="float">
            <text:p>5.98654151E-006</text:p>
          </table:table-cell>
          <table:table-cell office:value-type="float" office:value="-0.00000599" calcext:value-type="float">
            <text:p>-0.0000059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41699036956" calcext:value-type="float">
            <text:p>0.000041699</text:p>
          </table:table-cell>
          <table:table-cell office:value-type="float" office:value="-0.0000417" calcext:value-type="float">
            <text:p>-0.0000417</text:p>
          </table:table-cell>
          <table:table-cell office:value-type="float" office:value="-0.00003994256258" calcext:value-type="float">
            <text:p>-3.994256258E-005</text:p>
          </table:table-cell>
          <table:table-cell office:value-type="float" office:value="0.00003994" calcext:value-type="float">
            <text:p>0.0000399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1697614789" calcext:value-type="float">
            <text:p>-1.697614789E-005</text:p>
          </table:table-cell>
          <table:table-cell office:value-type="float" office:value="0.00001698" calcext:value-type="float">
            <text:p>0.00001698</text:p>
          </table:table-cell>
          <table:table-cell office:value-type="float" office:value="-0.000083787366748" calcext:value-type="float">
            <text:p>-8.3787366748E-005</text:p>
          </table:table-cell>
          <table:table-cell office:value-type="float" office:value="0.00008379" calcext:value-type="float">
            <text:p>0.00008379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314248725772" calcext:value-type="float">
            <text:p>0.0003142487</text:p>
          </table:table-cell>
          <table:table-cell office:value-type="float" office:value="-0.00031425" calcext:value-type="float">
            <text:p>-0.00031425</text:p>
          </table:table-cell>
          <table:table-cell office:value-type="float" office:value="0.000012617558241" calcext:value-type="float">
            <text:p>1.2617558241E-005</text:p>
          </table:table-cell>
          <table:table-cell office:value-type="float" office:value="-0.00001262" calcext:value-type="float">
            <text:p>-0.0000126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51576644182" calcext:value-type="float">
            <text:p>-5.1576644182E-005</text:p>
          </table:table-cell>
          <table:table-cell office:value-type="float" office:value="0.00005158" calcext:value-type="float">
            <text:p>0.0000515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50455331802" calcext:value-type="float">
            <text:p>5.0455331802E-005</text:p>
          </table:table-cell>
          <table:table-cell office:value-type="float" office:value="-0.00005046" calcext:value-type="float">
            <text:p>-0.00005046</text:p>
          </table:table-cell>
          <table:table-cell office:value-type="float" office:value="-0.00004405528307" calcext:value-type="float">
            <text:p>-4.405528307E-005</text:p>
          </table:table-cell>
          <table:table-cell office:value-type="float" office:value="0.00004406" calcext:value-type="float">
            <text:p>0.0000440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04159286618" calcext:value-type="float">
            <text:p>-4.159286618E-006</text:p>
          </table:table-cell>
          <table:table-cell office:value-type="float" office:value="0.00000416" calcext:value-type="float">
            <text:p>0.00000416</text:p>
          </table:table-cell>
          <table:table-cell office:value-type="float" office:value="0.00002408400178" calcext:value-type="float">
            <text:p>0.000024084</text:p>
          </table:table-cell>
          <table:table-cell office:value-type="float" office:value="-0.00002408" calcext:value-type="float">
            <text:p>-0.0000240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08339062333" calcext:value-type="float">
            <text:p>8.339062333E-006</text:p>
          </table:table-cell>
          <table:table-cell office:value-type="float" office:value="-0.00000834" calcext:value-type="float">
            <text:p>-0.00000834</text:p>
          </table:table-cell>
          <table:table-cell office:value-type="float" office:value="-0.000014398247004" calcext:value-type="float">
            <text:p>-1.4398247004E-005</text:p>
          </table:table-cell>
          <table:table-cell office:value-type="float" office:value="0.0000144" calcext:value-type="float">
            <text:p>0.0000144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262197107077" calcext:value-type="float">
            <text:p>0.0002621971</text:p>
          </table:table-cell>
          <table:table-cell office:value-type="float" office:value="-0.0002622" calcext:value-type="float">
            <text:p>-0.0002622</text:p>
          </table:table-cell>
          <table:table-cell office:value-type="float" office:value="0.000047173351049" calcext:value-type="float">
            <text:p>4.7173351049E-005</text:p>
          </table:table-cell>
          <table:table-cell office:value-type="float" office:value="-0.00004717" calcext:value-type="float">
            <text:p>-0.0000471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75401738286" calcext:value-type="float">
            <text:p>-7.5401738286E-005</text:p>
          </table:table-cell>
          <table:table-cell office:value-type="float" office:value="0.0000754" calcext:value-type="float">
            <text:p>0.000075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94529241323" calcext:value-type="float">
            <text:p>-9.4529241323E-005</text:p>
          </table:table-cell>
          <table:table-cell office:value-type="float" office:value="0.00009453" calcext:value-type="float">
            <text:p>0.00009453</text:p>
          </table:table-cell>
          <table:table-cell office:value-type="float" office:value="-0.000053288415074" calcext:value-type="float">
            <text:p>-5.3288415074E-005</text:p>
          </table:table-cell>
          <table:table-cell office:value-type="float" office:value="0.00005329" calcext:value-type="float">
            <text:p>0.0000532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0518001616" calcext:value-type="float">
            <text:p>-0.00000518</text:p>
          </table:table-cell>
          <table:table-cell office:value-type="float" office:value="0.00000518" calcext:value-type="float">
            <text:p>0.00000518</text:p>
          </table:table-cell>
          <table:table-cell office:value-type="float" office:value="0.000162798911333" calcext:value-type="float">
            <text:p>0.0001627989</text:p>
          </table:table-cell>
          <table:table-cell office:value-type="float" office:value="-0.0001628" calcext:value-type="float">
            <text:p>-0.000162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19550323486" calcext:value-type="float">
            <text:p>1.9550323486E-005</text:p>
          </table:table-cell>
          <table:table-cell office:value-type="float" office:value="-0.00001955" calcext:value-type="float">
            <text:p>-0.00001955</text:p>
          </table:table-cell>
          <table:table-cell office:value-type="float" office:value="0.000004556030035" calcext:value-type="float">
            <text:p>0.000004556</text:p>
          </table:table-cell>
          <table:table-cell office:value-type="float" office:value="-0.00000456" calcext:value-type="float">
            <text:p>-0.00000456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341050326824" calcext:value-type="float">
            <text:p>0.0003410503</text:p>
          </table:table-cell>
          <table:table-cell office:value-type="float" office:value="-0.00034105" calcext:value-type="float">
            <text:p>-0.00034105</text:p>
          </table:table-cell>
          <table:table-cell office:value-type="float" office:value="0.000095205381513" calcext:value-type="float">
            <text:p>9.5205381513E-005</text:p>
          </table:table-cell>
          <table:table-cell office:value-type="float" office:value="-0.00009521" calcext:value-type="float">
            <text:p>-0.0000952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59250742197" calcext:value-type="float">
            <text:p>-5.9250742197E-005</text:p>
          </table:table-cell>
          <table:table-cell office:value-type="float" office:value="0.00005925" calcext:value-type="float">
            <text:p>0.0000592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5579739809" calcext:value-type="float">
            <text:p>5.579739809E-005</text:p>
          </table:table-cell>
          <table:table-cell office:value-type="float" office:value="-0.0000558" calcext:value-type="float">
            <text:p>-0.0000558</text:p>
          </table:table-cell>
          <table:table-cell office:value-type="float" office:value="-0.000034289434552" calcext:value-type="float">
            <text:p>-3.4289434552E-005</text:p>
          </table:table-cell>
          <table:table-cell office:value-type="float" office:value="0.00003429" calcext:value-type="float">
            <text:p>0.0000342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35682693124" calcext:value-type="float">
            <text:p>-3.5682693124E-005</text:p>
          </table:table-cell>
          <table:table-cell office:value-type="float" office:value="0.00003568" calcext:value-type="float">
            <text:p>0.00003568</text:p>
          </table:table-cell>
          <table:table-cell office:value-type="float" office:value="0.000053150579333" calcext:value-type="float">
            <text:p>5.3150579333E-005</text:p>
          </table:table-cell>
          <table:table-cell office:value-type="float" office:value="-0.00005315" calcext:value-type="float">
            <text:p>-0.0000531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29863789678" calcext:value-type="float">
            <text:p>-2.9863789678E-005</text:p>
          </table:table-cell>
          <table:table-cell office:value-type="float" office:value="0.00002986" calcext:value-type="float">
            <text:p>0.00002986</text:p>
          </table:table-cell>
          <table:table-cell office:value-type="float" office:value="-0.000013239681721" calcext:value-type="float">
            <text:p>-1.3239681721E-005</text:p>
          </table:table-cell>
          <table:table-cell office:value-type="float" office:value="0.00001324" calcext:value-type="float">
            <text:p>0.00001324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282360240817" calcext:value-type="float">
            <text:p>0.0002823602</text:p>
          </table:table-cell>
          <table:table-cell office:value-type="float" office:value="-0.00028236" calcext:value-type="float">
            <text:p>-0.00028236</text:p>
          </table:table-cell>
          <table:table-cell office:value-type="float" office:value="0.000007281079888" calcext:value-type="float">
            <text:p>7.281079888E-006</text:p>
          </table:table-cell>
          <table:table-cell office:value-type="float" office:value="-0.00000728" calcext:value-type="float">
            <text:p>-0.0000072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52571296692" calcext:value-type="float">
            <text:p>-5.2571296692E-005</text:p>
          </table:table-cell>
          <table:table-cell office:value-type="float" office:value="0.00005257" calcext:value-type="float">
            <text:p>0.0000525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2720579505" calcext:value-type="float">
            <text:p>-2.720579505E-005</text:p>
          </table:table-cell>
          <table:table-cell office:value-type="float" office:value="0.00002721" calcext:value-type="float">
            <text:p>0.00002721</text:p>
          </table:table-cell>
          <table:table-cell office:value-type="float" office:value="-0.000038707628846" calcext:value-type="float">
            <text:p>-3.8707628846E-005</text:p>
          </table:table-cell>
          <table:table-cell office:value-type="float" office:value="0.00003871" calcext:value-type="float">
            <text:p>0.0000387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37204474211" calcext:value-type="float">
            <text:p>3.7204474211E-005</text:p>
          </table:table-cell>
          <table:table-cell office:value-type="float" office:value="-0.0000372" calcext:value-type="float">
            <text:p>-0.0000372</text:p>
          </table:table-cell>
          <table:table-cell office:value-type="float" office:value="0.000162167474627" calcext:value-type="float">
            <text:p>0.0001621675</text:p>
          </table:table-cell>
          <table:table-cell office:value-type="float" office:value="-0.00016217" calcext:value-type="float">
            <text:p>-0.0001621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06163492799" calcext:value-type="float">
            <text:p>6.163492799E-006</text:p>
          </table:table-cell>
          <table:table-cell office:value-type="float" office:value="-0.00000616" calcext:value-type="float">
            <text:p>-0.00000616</text:p>
          </table:table-cell>
          <table:table-cell office:value-type="float" office:value="-0.000056132674217" calcext:value-type="float">
            <text:p>-5.6132674217E-005</text:p>
          </table:table-cell>
          <table:table-cell office:value-type="float" office:value="0.00005613" calcext:value-type="float">
            <text:p>0.00005613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381821766496" calcext:value-type="float">
            <text:p>0.0003818218</text:p>
          </table:table-cell>
          <table:table-cell office:value-type="float" office:value="-0.00038182" calcext:value-type="float">
            <text:p>-0.00038182</text:p>
          </table:table-cell>
          <table:table-cell office:value-type="float" office:value="0.000032408162951" calcext:value-type="float">
            <text:p>3.2408162951E-005</text:p>
          </table:table-cell>
          <table:table-cell office:value-type="float" office:value="-0.00003241" calcext:value-type="float">
            <text:p>-0.0000324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109896063805" calcext:value-type="float">
            <text:p>-0.0001098961</text:p>
          </table:table-cell>
          <table:table-cell office:value-type="float" office:value="0.0001099" calcext:value-type="float">
            <text:p>0.000109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69949775934" calcext:value-type="float">
            <text:p>-6.9949775934E-005</text:p>
          </table:table-cell>
          <table:table-cell office:value-type="float" office:value="0.00006995" calcext:value-type="float">
            <text:p>0.00006995</text:p>
          </table:table-cell>
          <table:table-cell office:value-type="float" office:value="0.000039458274841" calcext:value-type="float">
            <text:p>3.9458274841E-005</text:p>
          </table:table-cell>
          <table:table-cell office:value-type="float" office:value="-0.00003946" calcext:value-type="float">
            <text:p>-0.0000394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75407326221" calcext:value-type="float">
            <text:p>-7.5407326221E-005</text:p>
          </table:table-cell>
          <table:table-cell office:value-type="float" office:value="0.00007541" calcext:value-type="float">
            <text:p>0.00007541</text:p>
          </table:table-cell>
          <table:table-cell office:value-type="float" office:value="-0.000007275491953" calcext:value-type="float">
            <text:p>-7.275491953E-006</text:p>
          </table:table-cell>
          <table:table-cell office:value-type="float" office:value="0.00000728" calcext:value-type="float">
            <text:p>0.0000072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18743798137" calcext:value-type="float">
            <text:p>1.8743798137E-005</text:p>
          </table:table-cell>
          <table:table-cell office:value-type="float" office:value="-0.00001874" calcext:value-type="float">
            <text:p>-0.00001874</text:p>
          </table:table-cell>
          <table:table-cell office:value-type="float" office:value="-0.000044105574489" calcext:value-type="float">
            <text:p>-4.4105574489E-005</text:p>
          </table:table-cell>
          <table:table-cell office:value-type="float" office:value="0.00004411" calcext:value-type="float">
            <text:p>0.00004411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321712344885" calcext:value-type="float">
            <text:p>0.0003217123</text:p>
          </table:table-cell>
          <table:table-cell office:value-type="float" office:value="-0.00032171" calcext:value-type="float">
            <text:p>-0.00032171</text:p>
          </table:table-cell>
          <table:table-cell office:value-type="float" office:value="0.000123307108879" calcext:value-type="float">
            <text:p>0.0001233071</text:p>
          </table:table-cell>
          <table:table-cell office:value-type="float" office:value="-0.00012331" calcext:value-type="float">
            <text:p>-0.0001233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83096325397" calcext:value-type="float">
            <text:p>-8.3096325397E-005</text:p>
          </table:table-cell>
          <table:table-cell office:value-type="float" office:value="0.0000831" calcext:value-type="float">
            <text:p>0.000083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54150819778" calcext:value-type="float">
            <text:p>5.4150819778E-005</text:p>
          </table:table-cell>
          <table:table-cell office:value-type="float" office:value="-0.00005415" calcext:value-type="float">
            <text:p>-0.00005415</text:p>
          </table:table-cell>
          <table:table-cell office:value-type="float" office:value="-0.000034905970097" calcext:value-type="float">
            <text:p>-0.000034906</text:p>
          </table:table-cell>
          <table:table-cell office:value-type="float" office:value="0.00003491" calcext:value-type="float">
            <text:p>0.0000349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116007402539" calcext:value-type="float">
            <text:p>-0.0001160074</text:p>
          </table:table-cell>
          <table:table-cell office:value-type="float" office:value="0.00011601" calcext:value-type="float">
            <text:p>0.00011601</text:p>
          </table:table-cell>
          <table:table-cell office:value-type="float" office:value="0.000057449564338" calcext:value-type="float">
            <text:p>5.7449564338E-005</text:p>
          </table:table-cell>
          <table:table-cell office:value-type="float" office:value="-0.00005745" calcext:value-type="float">
            <text:p>-0.0000574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4593655467" calcext:value-type="float">
            <text:p>4.593655467E-005</text:p>
          </table:table-cell>
          <table:table-cell office:value-type="float" office:value="-0.00004594" calcext:value-type="float">
            <text:p>-0.00004594</text:p>
          </table:table-cell>
          <table:table-cell office:value-type="float" office:value="-0.000034827739" calcext:value-type="float">
            <text:p>-3.4827739E-005</text:p>
          </table:table-cell>
          <table:table-cell office:value-type="float" office:value="0.00003483" calcext:value-type="float">
            <text:p>0.00003483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297671183944" calcext:value-type="float">
            <text:p>0.0002976712</text:p>
          </table:table-cell>
          <table:table-cell office:value-type="float" office:value="-0.00029767" calcext:value-type="float">
            <text:p>-0.00029767</text:p>
          </table:table-cell>
          <table:table-cell office:value-type="float" office:value="0.000047186389565" calcext:value-type="float">
            <text:p>4.7186389565E-005</text:p>
          </table:table-cell>
          <table:table-cell office:value-type="float" office:value="-0.00004719" calcext:value-type="float">
            <text:p>-0.0000471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61364844441" calcext:value-type="float">
            <text:p>-6.1364844441E-005</text:p>
          </table:table-cell>
          <table:table-cell office:value-type="float" office:value="0.00006136" calcext:value-type="float">
            <text:p>0.0000613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51265582442" calcext:value-type="float">
            <text:p>-5.1265582442E-005</text:p>
          </table:table-cell>
          <table:table-cell office:value-type="float" office:value="0.00005127" calcext:value-type="float">
            <text:p>0.00005127</text:p>
          </table:table-cell>
          <table:table-cell office:value-type="float" office:value="0.000036034733057" calcext:value-type="float">
            <text:p>3.6034733057E-005</text:p>
          </table:table-cell>
          <table:table-cell office:value-type="float" office:value="-0.00003603" calcext:value-type="float">
            <text:p>-0.0000360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0817142427" calcext:value-type="float">
            <text:p>8.17142427E-006</text:p>
          </table:table-cell>
          <table:table-cell office:value-type="float" office:value="-0.00000817" calcext:value-type="float">
            <text:p>-0.00000817</text:p>
          </table:table-cell>
          <table:table-cell office:value-type="float" office:value="0.00006590783596" calcext:value-type="float">
            <text:p>6.590783596E-005</text:p>
          </table:table-cell>
          <table:table-cell office:value-type="float" office:value="-0.00006591" calcext:value-type="float">
            <text:p>-0.0000659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17488375306" calcext:value-type="float">
            <text:p>-1.7488375306E-005</text:p>
          </table:table-cell>
          <table:table-cell office:value-type="float" office:value="0.00001749" calcext:value-type="float">
            <text:p>0.00001749</text:p>
          </table:table-cell>
          <table:table-cell office:value-type="float" office:value="0.000061525031924" calcext:value-type="float">
            <text:p>0.000061525</text:p>
          </table:table-cell>
          <table:table-cell office:value-type="float" office:value="-0.00006153" calcext:value-type="float">
            <text:p>-0.00006153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317789614201" calcext:value-type="float">
            <text:p>0.0003177896</text:p>
          </table:table-cell>
          <table:table-cell office:value-type="float" office:value="-0.00031779" calcext:value-type="float">
            <text:p>-0.00031779</text:p>
          </table:table-cell>
          <table:table-cell office:value-type="float" office:value="0.000045908614993" calcext:value-type="float">
            <text:p>4.5908614993E-005</text:p>
          </table:table-cell>
          <table:table-cell office:value-type="float" office:value="-0.00004591" calcext:value-type="float">
            <text:p>-0.0000459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03045424819" calcext:value-type="float">
            <text:p>3.045424819E-006</text:p>
          </table:table-cell>
          <table:table-cell office:value-type="float" office:value="-0.00000305" calcext:value-type="float">
            <text:p>-0.0000030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20302832127" calcext:value-type="float">
            <text:p>-2.0302832127E-005</text:p>
          </table:table-cell>
          <table:table-cell office:value-type="float" office:value="0.0000203" calcext:value-type="float">
            <text:p>0.0000203</text:p>
          </table:table-cell>
          <table:table-cell office:value-type="float" office:value="-0.000038744881749" calcext:value-type="float">
            <text:p>-3.8744881749E-005</text:p>
          </table:table-cell>
          <table:table-cell office:value-type="float" office:value="0.00003874" calcext:value-type="float">
            <text:p>0.0000387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24331733584" calcext:value-type="float">
            <text:p>2.4331733584E-005</text:p>
          </table:table-cell>
          <table:table-cell office:value-type="float" office:value="-0.00002433" calcext:value-type="float">
            <text:p>-0.00002433</text:p>
          </table:table-cell>
          <table:table-cell office:value-type="float" office:value="0.000005735084414" calcext:value-type="float">
            <text:p>5.735084414E-006</text:p>
          </table:table-cell>
          <table:table-cell office:value-type="float" office:value="-0.00000574" calcext:value-type="float">
            <text:p>-0.0000057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55763870478" calcext:value-type="float">
            <text:p>-5.5763870478E-005</text:p>
          </table:table-cell>
          <table:table-cell office:value-type="float" office:value="0.00005576" calcext:value-type="float">
            <text:p>0.00005576</text:p>
          </table:table-cell>
          <table:table-cell office:value-type="float" office:value="0.000045796856284" calcext:value-type="float">
            <text:p>4.5796856284E-005</text:p>
          </table:table-cell>
          <table:table-cell office:value-type="float" office:value="-0.0000458" calcext:value-type="float">
            <text:p>-0.0000458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262342393398" calcext:value-type="float">
            <text:p>0.0002623424</text:p>
          </table:table-cell>
          <table:table-cell office:value-type="float" office:value="-0.00026234" calcext:value-type="float">
            <text:p>-0.00026234</text:p>
          </table:table-cell>
          <table:table-cell office:value-type="float" office:value="0.000082075595856" calcext:value-type="float">
            <text:p>8.2075595856E-005</text:p>
          </table:table-cell>
          <table:table-cell office:value-type="float" office:value="-0.00008208" calcext:value-type="float">
            <text:p>-0.0000820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31754374504" calcext:value-type="float">
            <text:p>-3.1754374504E-005</text:p>
          </table:table-cell>
          <table:table-cell office:value-type="float" office:value="0.00003175" calcext:value-type="float">
            <text:p>0.0000317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43692067266" calcext:value-type="float">
            <text:p>-4.3692067266E-005</text:p>
          </table:table-cell>
          <table:table-cell office:value-type="float" office:value="0.00004369" calcext:value-type="float">
            <text:p>0.00004369</text:p>
          </table:table-cell>
          <table:table-cell office:value-type="float" office:value="-0.000071400776505" calcext:value-type="float">
            <text:p>-7.1400776505E-005</text:p>
          </table:table-cell>
          <table:table-cell office:value-type="float" office:value="0.0000714" calcext:value-type="float">
            <text:p>0.000071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86173415184" calcext:value-type="float">
            <text:p>-8.6173415184E-005</text:p>
          </table:table-cell>
          <table:table-cell office:value-type="float" office:value="0.00008617" calcext:value-type="float">
            <text:p>0.00008617</text:p>
          </table:table-cell>
          <table:table-cell office:value-type="float" office:value="0.000022977590561" calcext:value-type="float">
            <text:p>2.2977590561E-005</text:p>
          </table:table-cell>
          <table:table-cell office:value-type="float" office:value="-0.00002298" calcext:value-type="float">
            <text:p>-0.0000229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03889203072" calcext:value-type="float">
            <text:p>-3.889203072E-006</text:p>
          </table:table-cell>
          <table:table-cell office:value-type="float" office:value="0.00000389" calcext:value-type="float">
            <text:p>0.00000389</text:p>
          </table:table-cell>
          <table:table-cell office:value-type="float" office:value="-0.000000420957804" calcext:value-type="float">
            <text:p>-0.000000421</text:p>
          </table:table-cell>
          <table:table-cell office:value-type="float" office:value="0.00000042" calcext:value-type="float">
            <text:p>0.00000042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317135825753" calcext:value-type="float">
            <text:p>0.0003171358</text:p>
          </table:table-cell>
          <table:table-cell office:value-type="float" office:value="-0.00031714" calcext:value-type="float">
            <text:p>-0.00031714</text:p>
          </table:table-cell>
          <table:table-cell office:value-type="float" office:value="0.000062497332692" calcext:value-type="float">
            <text:p>6.2497332692E-005</text:p>
          </table:table-cell>
          <table:table-cell office:value-type="float" office:value="-0.0000625" calcext:value-type="float">
            <text:p>-0.000062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25970861316" calcext:value-type="float">
            <text:p>-2.5970861316E-005</text:p>
          </table:table-cell>
          <table:table-cell office:value-type="float" office:value="0.00002597" calcext:value-type="float">
            <text:p>0.0000259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71125105023" calcext:value-type="float">
            <text:p>-7.1125105023E-005</text:p>
          </table:table-cell>
          <table:table-cell office:value-type="float" office:value="0.00007113" calcext:value-type="float">
            <text:p>0.00007113</text:p>
          </table:table-cell>
          <table:table-cell office:value-type="float" office:value="0.000036899000406" calcext:value-type="float">
            <text:p>0.000036899</text:p>
          </table:table-cell>
          <table:table-cell office:value-type="float" office:value="-0.0000369" calcext:value-type="float">
            <text:p>-0.000036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79441815615" calcext:value-type="float">
            <text:p>-7.9441815615E-005</text:p>
          </table:table-cell>
          <table:table-cell office:value-type="float" office:value="0.00007944" calcext:value-type="float">
            <text:p>0.00007944</text:p>
          </table:table-cell>
          <table:table-cell office:value-type="float" office:value="-0.000058215111494" calcext:value-type="float">
            <text:p>-5.8215111494E-005</text:p>
          </table:table-cell>
          <table:table-cell office:value-type="float" office:value="0.00005822" calcext:value-type="float">
            <text:p>0.0000582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45320019126" calcext:value-type="float">
            <text:p>0.00004532</text:p>
          </table:table-cell>
          <table:table-cell office:value-type="float" office:value="-0.00004532" calcext:value-type="float">
            <text:p>-0.00004532</text:p>
          </table:table-cell>
          <table:table-cell office:value-type="float" office:value="-0.00004480779171" calcext:value-type="float">
            <text:p>-4.480779171E-005</text:p>
          </table:table-cell>
          <table:table-cell office:value-type="float" office:value="0.00004481" calcext:value-type="float">
            <text:p>0.00004481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364445149899" calcext:value-type="float">
            <text:p>0.0003644451</text:p>
          </table:table-cell>
          <table:table-cell office:value-type="float" office:value="-0.00036445" calcext:value-type="float">
            <text:p>-0.00036445</text:p>
          </table:table-cell>
          <table:table-cell office:value-type="float" office:value="0.000028774142265" calcext:value-type="float">
            <text:p>2.8774142265E-005</text:p>
          </table:table-cell>
          <table:table-cell office:value-type="float" office:value="-0.00002877" calcext:value-type="float">
            <text:p>-0.0000287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30377879739" calcext:value-type="float">
            <text:p>3.0377879739E-005</text:p>
          </table:table-cell>
          <table:table-cell office:value-type="float" office:value="-0.00003038" calcext:value-type="float">
            <text:p>-0.0000303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67232176661" calcext:value-type="float">
            <text:p>-6.7232176661E-005</text:p>
          </table:table-cell>
          <table:table-cell office:value-type="float" office:value="0.00006723" calcext:value-type="float">
            <text:p>0.00006723</text:p>
          </table:table-cell>
          <table:table-cell office:value-type="float" office:value="-0.000028528273106" calcext:value-type="float">
            <text:p>-2.8528273106E-005</text:p>
          </table:table-cell>
          <table:table-cell office:value-type="float" office:value="0.00002853" calcext:value-type="float">
            <text:p>0.0000285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19356608391" calcext:value-type="float">
            <text:p>-1.9356608391E-005</text:p>
          </table:table-cell>
          <table:table-cell office:value-type="float" office:value="0.00001936" calcext:value-type="float">
            <text:p>0.00001936</text:p>
          </table:table-cell>
          <table:table-cell office:value-type="float" office:value="-0.000023815780878" calcext:value-type="float">
            <text:p>-2.3815780878E-005</text:p>
          </table:table-cell>
          <table:table-cell office:value-type="float" office:value="0.00002382" calcext:value-type="float">
            <text:p>0.0000238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29761344194" calcext:value-type="float">
            <text:p>2.9761344194E-005</text:p>
          </table:table-cell>
          <table:table-cell office:value-type="float" office:value="-0.00002976" calcext:value-type="float">
            <text:p>-0.00002976</text:p>
          </table:table-cell>
          <table:table-cell office:value-type="float" office:value="-0.000010902062058" calcext:value-type="float">
            <text:p>-1.0902062058E-005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303896144032" calcext:value-type="float">
            <text:p>0.0003038961</text:p>
          </table:table-cell>
          <table:table-cell office:value-type="float" office:value="-0.0003039" calcext:value-type="float">
            <text:p>-0.0003039</text:p>
          </table:table-cell>
          <table:table-cell office:value-type="float" office:value="0.000139735639095" calcext:value-type="float">
            <text:p>0.0001397356</text:p>
          </table:table-cell>
          <table:table-cell office:value-type="float" office:value="-0.00013974" calcext:value-type="float">
            <text:p>-0.0001397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15344470739" calcext:value-type="float">
            <text:p>-1.5344470739E-005</text:p>
          </table:table-cell>
          <table:table-cell office:value-type="float" office:value="0.00001534" calcext:value-type="float">
            <text:p>0.0000153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17389655113" calcext:value-type="float">
            <text:p>1.7389655113E-005</text:p>
          </table:table-cell>
          <table:table-cell office:value-type="float" office:value="-0.00001739" calcext:value-type="float">
            <text:p>-0.00001739</text:p>
          </table:table-cell>
          <table:table-cell office:value-type="float" office:value="-0.00002732872963" calcext:value-type="float">
            <text:p>-2.732872963E-005</text:p>
          </table:table-cell>
          <table:table-cell office:value-type="float" office:value="0.00002733" calcext:value-type="float">
            <text:p>0.0000273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33248215914" calcext:value-type="float">
            <text:p>-3.3248215914E-005</text:p>
          </table:table-cell>
          <table:table-cell office:value-type="float" office:value="0.00003325" calcext:value-type="float">
            <text:p>0.00003325</text:p>
          </table:table-cell>
          <table:table-cell office:value-type="float" office:value="-0.000005623325706" calcext:value-type="float">
            <text:p>-5.623325706E-006</text:p>
          </table:table-cell>
          <table:table-cell office:value-type="float" office:value="0.00000562" calcext:value-type="float">
            <text:p>0.0000056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4456192255" calcext:value-type="float">
            <text:p>-4.456192255E-005</text:p>
          </table:table-cell>
          <table:table-cell office:value-type="float" office:value="0.00004456" calcext:value-type="float">
            <text:p>0.00004456</text:p>
          </table:table-cell>
          <table:table-cell office:value-type="float" office:value="-0.000023771077394" calcext:value-type="float">
            <text:p>-2.3771077394E-005</text:p>
          </table:table-cell>
          <table:table-cell office:value-type="float" office:value="0.00002377" calcext:value-type="float">
            <text:p>0.00002377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313822180033" calcext:value-type="float">
            <text:p>0.0003138222</text:p>
          </table:table-cell>
          <table:table-cell office:value-type="float" office:value="-0.00031382" calcext:value-type="float">
            <text:p>-0.00031382</text:p>
          </table:table-cell>
          <table:table-cell office:value-type="float" office:value="0.000121001154184" calcext:value-type="float">
            <text:p>0.0001210012</text:p>
          </table:table-cell>
          <table:table-cell office:value-type="float" office:value="-0.000121" calcext:value-type="float">
            <text:p>-0.00012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18134713173" calcext:value-type="float">
            <text:p>-1.8134713173E-005</text:p>
          </table:table-cell>
          <table:table-cell office:value-type="float" office:value="0.00001813" calcext:value-type="float">
            <text:p>0.0000181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85102394223" calcext:value-type="float">
            <text:p>-8.5102394223E-005</text:p>
          </table:table-cell>
          <table:table-cell office:value-type="float" office:value="0.0000851" calcext:value-type="float">
            <text:p>0.0000851</text:p>
          </table:table-cell>
          <table:table-cell office:value-type="float" office:value="-0.000078095123172" calcext:value-type="float">
            <text:p>-7.8095123172E-005</text:p>
          </table:table-cell>
          <table:table-cell office:value-type="float" office:value="0.0000781" calcext:value-type="float">
            <text:p>0.000078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40091574192" calcext:value-type="float">
            <text:p>-4.0091574192E-005</text:p>
          </table:table-cell>
          <table:table-cell office:value-type="float" office:value="0.00004009" calcext:value-type="float">
            <text:p>0.00004009</text:p>
          </table:table-cell>
          <table:table-cell office:value-type="float" office:value="-0.000002255663276" calcext:value-type="float">
            <text:p>-2.255663276E-006</text:p>
          </table:table-cell>
          <table:table-cell office:value-type="float" office:value="0.00000226" calcext:value-type="float">
            <text:p>0.0000022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38579106331" calcext:value-type="float">
            <text:p>3.8579106331E-005</text:p>
          </table:table-cell>
          <table:table-cell office:value-type="float" office:value="-0.00003858" calcext:value-type="float">
            <text:p>-0.00003858</text:p>
          </table:table-cell>
          <table:table-cell office:value-type="float" office:value="-0.000007625669241" calcext:value-type="float">
            <text:p>-7.625669241E-006</text:p>
          </table:table-cell>
          <table:table-cell office:value-type="float" office:value="0.00000763" calcext:value-type="float">
            <text:p>0.00000763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348474830389" calcext:value-type="float">
            <text:p>0.0003484748</text:p>
          </table:table-cell>
          <table:table-cell office:value-type="float" office:value="-0.00034847" calcext:value-type="float">
            <text:p>-0.00034847</text:p>
          </table:table-cell>
          <table:table-cell office:value-type="float" office:value="0.000063294544816" calcext:value-type="float">
            <text:p>6.3294544816E-005</text:p>
          </table:table-cell>
          <table:table-cell office:value-type="float" office:value="-0.00006329" calcext:value-type="float">
            <text:p>-0.0000632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07482245564" calcext:value-type="float">
            <text:p>7.482245564E-006</text:p>
          </table:table-cell>
          <table:table-cell office:value-type="float" office:value="-0.00000748" calcext:value-type="float">
            <text:p>-0.0000074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28651207685" calcext:value-type="float">
            <text:p>-2.8651207685E-005</text:p>
          </table:table-cell>
          <table:table-cell office:value-type="float" office:value="0.00002865" calcext:value-type="float">
            <text:p>0.00002865</text:p>
          </table:table-cell>
          <table:table-cell office:value-type="float" office:value="0.000004773959517" calcext:value-type="float">
            <text:p>0.000004774</text:p>
          </table:table-cell>
          <table:table-cell office:value-type="float" office:value="-0.00000477" calcext:value-type="float">
            <text:p>-0.0000047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33477321267" calcext:value-type="float">
            <text:p>-3.3477321267E-005</text:p>
          </table:table-cell>
          <table:table-cell office:value-type="float" office:value="0.00003348" calcext:value-type="float">
            <text:p>0.00003348</text:p>
          </table:table-cell>
          <table:table-cell office:value-type="float" office:value="-0.00008924677968" calcext:value-type="float">
            <text:p>-8.924677968E-005</text:p>
          </table:table-cell>
          <table:table-cell office:value-type="float" office:value="0.00008925" calcext:value-type="float">
            <text:p>0.0000892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18917024136" calcext:value-type="float">
            <text:p>-0.000018917</text:p>
          </table:table-cell>
          <table:table-cell office:value-type="float" office:value="0.00001892" calcext:value-type="float">
            <text:p>0.00001892</text:p>
          </table:table-cell>
          <table:table-cell office:value-type="float" office:value="0.000000212341547" calcext:value-type="float">
            <text:p>2.12341547E-007</text:p>
          </table:table-cell>
          <table:table-cell office:value-type="float" office:value="-0.00000021" calcext:value-type="float">
            <text:p>-0.00000021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300660729408" calcext:value-type="float">
            <text:p>0.0003006607</text:p>
          </table:table-cell>
          <table:table-cell office:value-type="float" office:value="-0.00030066" calcext:value-type="float">
            <text:p>-0.00030066</text:p>
          </table:table-cell>
          <table:table-cell office:value-type="float" office:value="0.00009648501873" calcext:value-type="float">
            <text:p>0.000096485</text:p>
          </table:table-cell>
          <table:table-cell office:value-type="float" office:value="-0.00009649" calcext:value-type="float">
            <text:p>-0.0000964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12936070561" calcext:value-type="float">
            <text:p>1.2936070561E-005</text:p>
          </table:table-cell>
          <table:table-cell office:value-type="float" office:value="-0.00001294" calcext:value-type="float">
            <text:p>-0.0000129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94482675195" calcext:value-type="float">
            <text:p>9.4482675195E-005</text:p>
          </table:table-cell>
          <table:table-cell office:value-type="float" office:value="-0.00009448" calcext:value-type="float">
            <text:p>-0.00009448</text:p>
          </table:table-cell>
          <table:table-cell office:value-type="float" office:value="-0.000048007816076" calcext:value-type="float">
            <text:p>-4.8007816076E-005</text:p>
          </table:table-cell>
          <table:table-cell office:value-type="float" office:value="0.00004801" calcext:value-type="float">
            <text:p>0.0000480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93976035714" calcext:value-type="float">
            <text:p>-0.000093976</text:p>
          </table:table-cell>
          <table:table-cell office:value-type="float" office:value="0.00009398" calcext:value-type="float">
            <text:p>0.00009398</text:p>
          </table:table-cell>
          <table:table-cell office:value-type="float" office:value="-0.000095423310995" calcext:value-type="float">
            <text:p>-9.5423310995E-005</text:p>
          </table:table-cell>
          <table:table-cell office:value-type="float" office:value="0.00009542" calcext:value-type="float">
            <text:p>0.0000954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18492341042" calcext:value-type="float">
            <text:p>1.8492341042E-005</text:p>
          </table:table-cell>
          <table:table-cell office:value-type="float" office:value="-0.00001849" calcext:value-type="float">
            <text:p>-0.00001849</text:p>
          </table:table-cell>
          <table:table-cell office:value-type="float" office:value="0.000036798417568" calcext:value-type="float">
            <text:p>3.6798417568E-005</text:p>
          </table:table-cell>
          <table:table-cell office:value-type="float" office:value="-0.0000368" calcext:value-type="float">
            <text:p>-0.0000368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348823145032" calcext:value-type="float">
            <text:p>0.0003488231</text:p>
          </table:table-cell>
          <table:table-cell office:value-type="float" office:value="-0.00034882" calcext:value-type="float">
            <text:p>-0.00034882</text:p>
          </table:table-cell>
          <table:table-cell office:value-type="float" office:value="0.00013767182827" calcext:value-type="float">
            <text:p>0.0001376718</text:p>
          </table:table-cell>
          <table:table-cell office:value-type="float" office:value="-0.00013767" calcext:value-type="float">
            <text:p>-0.0001376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21172687411" calcext:value-type="float">
            <text:p>2.1172687411E-005</text:p>
          </table:table-cell>
          <table:table-cell office:value-type="float" office:value="-0.00002117" calcext:value-type="float">
            <text:p>-0.0000211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25013461709" calcext:value-type="float">
            <text:p>-2.5013461709E-005</text:p>
          </table:table-cell>
          <table:table-cell office:value-type="float" office:value="0.00002501" calcext:value-type="float">
            <text:p>0.00002501</text:p>
          </table:table-cell>
          <table:table-cell office:value-type="float" office:value="-0.000026680529118" calcext:value-type="float">
            <text:p>-2.6680529118E-005</text:p>
          </table:table-cell>
          <table:table-cell office:value-type="float" office:value="0.00002668" calcext:value-type="float">
            <text:p>0.0000266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18062070012" calcext:value-type="float">
            <text:p>1.8062070012E-005</text:p>
          </table:table-cell>
          <table:table-cell office:value-type="float" office:value="-0.00001806" calcext:value-type="float">
            <text:p>-0.00001806</text:p>
          </table:table-cell>
          <table:table-cell office:value-type="float" office:value="-0.0000693295151" calcext:value-type="float">
            <text:p>-6.93295151E-005</text:p>
          </table:table-cell>
          <table:table-cell office:value-type="float" office:value="0.00006933" calcext:value-type="float">
            <text:p>0.0000693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61137601733" calcext:value-type="float">
            <text:p>6.1137601733E-005</text:p>
          </table:table-cell>
          <table:table-cell office:value-type="float" office:value="-0.00006114" calcext:value-type="float">
            <text:p>-0.00006114</text:p>
          </table:table-cell>
          <table:table-cell office:value-type="float" office:value="0.000008659437299" calcext:value-type="float">
            <text:p>8.659437299E-006</text:p>
          </table:table-cell>
          <table:table-cell office:value-type="float" office:value="-0.00000866" calcext:value-type="float">
            <text:p>-0.00000866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376850366592" calcext:value-type="float">
            <text:p>0.0003768504</text:p>
          </table:table-cell>
          <table:table-cell office:value-type="float" office:value="-0.00037685" calcext:value-type="float">
            <text:p>-0.00037685</text:p>
          </table:table-cell>
          <table:table-cell office:value-type="float" office:value="0.000125264748931" calcext:value-type="float">
            <text:p>0.0001252647</text:p>
          </table:table-cell>
          <table:table-cell office:value-type="float" office:value="-0.00012526" calcext:value-type="float">
            <text:p>-0.0001252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30715018511" calcext:value-type="float">
            <text:p>-0.000030715</text:p>
          </table:table-cell>
          <table:table-cell office:value-type="float" office:value="0.00003072" calcext:value-type="float">
            <text:p>0.0000307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84273517132" calcext:value-type="float">
            <text:p>-8.4273517132E-005</text:p>
          </table:table-cell>
          <table:table-cell office:value-type="float" office:value="0.00008427" calcext:value-type="float">
            <text:p>0.00008427</text:p>
          </table:table-cell>
          <table:table-cell office:value-type="float" office:value="0.000039491802454" calcext:value-type="float">
            <text:p>3.9491802454E-005</text:p>
          </table:table-cell>
          <table:table-cell office:value-type="float" office:value="-0.00003949" calcext:value-type="float">
            <text:p>-0.0000394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7027760148" calcext:value-type="float">
            <text:p>7.027760148E-005</text:p>
          </table:table-cell>
          <table:table-cell office:value-type="float" office:value="-0.00007028" calcext:value-type="float">
            <text:p>-0.00007028</text:p>
          </table:table-cell>
          <table:table-cell office:value-type="float" office:value="0.000035271048546" calcext:value-type="float">
            <text:p>0.000035271</text:p>
          </table:table-cell>
          <table:table-cell office:value-type="float" office:value="-0.00003527" calcext:value-type="float">
            <text:p>-0.0000352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56134536862" calcext:value-type="float">
            <text:p>5.6134536862E-005</text:p>
          </table:table-cell>
          <table:table-cell office:value-type="float" office:value="-0.00005613" calcext:value-type="float">
            <text:p>-0.00005613</text:p>
          </table:table-cell>
          <table:table-cell office:value-type="float" office:value="0.000009600073099" calcext:value-type="float">
            <text:p>9.600073099E-006</text:p>
          </table:table-cell>
          <table:table-cell office:value-type="float" office:value="-0.0000096" calcext:value-type="float">
            <text:p>-0.0000096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307779759169" calcext:value-type="float">
            <text:p>0.0003077798</text:p>
          </table:table-cell>
          <table:table-cell office:value-type="float" office:value="-0.00030778" calcext:value-type="float">
            <text:p>-0.00030778</text:p>
          </table:table-cell>
          <table:table-cell office:value-type="float" office:value="0.000012857839465" calcext:value-type="float">
            <text:p>1.2857839465E-005</text:p>
          </table:table-cell>
          <table:table-cell office:value-type="float" office:value="-0.00001286" calcext:value-type="float">
            <text:p>-0.0000128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3389082849" calcext:value-type="float">
            <text:p>-3.389082849E-005</text:p>
          </table:table-cell>
          <table:table-cell office:value-type="float" office:value="0.00003389" calcext:value-type="float">
            <text:p>0.0000338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24110078812" calcext:value-type="float">
            <text:p>-2.4110078812E-005</text:p>
          </table:table-cell>
          <table:table-cell office:value-type="float" office:value="0.00002411" calcext:value-type="float">
            <text:p>0.00002411</text:p>
          </table:table-cell>
          <table:table-cell office:value-type="float" office:value="-0.000045586377382" calcext:value-type="float">
            <text:p>-4.5586377382E-005</text:p>
          </table:table-cell>
          <table:table-cell office:value-type="float" office:value="0.00004559" calcext:value-type="float">
            <text:p>0.0000455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90580433607" calcext:value-type="float">
            <text:p>-9.0580433607E-005</text:p>
          </table:table-cell>
          <table:table-cell office:value-type="float" office:value="0.00009058" calcext:value-type="float">
            <text:p>0.00009058</text:p>
          </table:table-cell>
          <table:table-cell office:value-type="float" office:value="0.00003376416862" calcext:value-type="float">
            <text:p>3.376416862E-005</text:p>
          </table:table-cell>
          <table:table-cell office:value-type="float" office:value="-0.00003376" calcext:value-type="float">
            <text:p>-0.0000337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18300488591" calcext:value-type="float">
            <text:p>1.8300488591E-005</text:p>
          </table:table-cell>
          <table:table-cell office:value-type="float" office:value="-0.0000183" calcext:value-type="float">
            <text:p>-0.0000183</text:p>
          </table:table-cell>
          <table:table-cell office:value-type="float" office:value="0.000025926157832" calcext:value-type="float">
            <text:p>2.5926157832E-005</text:p>
          </table:table-cell>
          <table:table-cell office:value-type="float" office:value="-0.00002593" calcext:value-type="float">
            <text:p>-0.00002593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312378630042" calcext:value-type="float">
            <text:p>0.0003123786</text:p>
          </table:table-cell>
          <table:table-cell office:value-type="float" office:value="-0.00031238" calcext:value-type="float">
            <text:p>-0.00031238</text:p>
          </table:table-cell>
          <table:table-cell office:value-type="float" office:value="0.000059101730585" calcext:value-type="float">
            <text:p>5.9101730585E-005</text:p>
          </table:table-cell>
          <table:table-cell office:value-type="float" office:value="-0.0000591" calcext:value-type="float">
            <text:p>-0.000059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61066821218" calcext:value-type="float">
            <text:p>-6.1066821218E-005</text:p>
          </table:table-cell>
          <table:table-cell office:value-type="float" office:value="0.00006107" calcext:value-type="float">
            <text:p>0.0000610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07942318916" calcext:value-type="float">
            <text:p>7.942318916E-006</text:p>
          </table:table-cell>
          <table:table-cell office:value-type="float" office:value="-0.00000794" calcext:value-type="float">
            <text:p>-0.00000794</text:p>
          </table:table-cell>
          <table:table-cell office:value-type="float" office:value="0.000035172328353" calcext:value-type="float">
            <text:p>3.5172328353E-005</text:p>
          </table:table-cell>
          <table:table-cell office:value-type="float" office:value="-0.00003517" calcext:value-type="float">
            <text:p>-0.0000351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17201527953" calcext:value-type="float">
            <text:p>-1.7201527953E-005</text:p>
          </table:table-cell>
          <table:table-cell office:value-type="float" office:value="0.0000172" calcext:value-type="float">
            <text:p>0.0000172</text:p>
          </table:table-cell>
          <table:table-cell office:value-type="float" office:value="-0.000023832544684" calcext:value-type="float">
            <text:p>-2.3832544684E-005</text:p>
          </table:table-cell>
          <table:table-cell office:value-type="float" office:value="0.00002383" calcext:value-type="float">
            <text:p>0.0000238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27759000659" calcext:value-type="float">
            <text:p>0.000027759</text:p>
          </table:table-cell>
          <table:table-cell office:value-type="float" office:value="-0.00002776" calcext:value-type="float">
            <text:p>-0.00002776</text:p>
          </table:table-cell>
          <table:table-cell office:value-type="float" office:value="0.000092757865787" calcext:value-type="float">
            <text:p>9.2757865787E-005</text:p>
          </table:table-cell>
          <table:table-cell office:value-type="float" office:value="-0.00009276" calcext:value-type="float">
            <text:p>-0.00009276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29013864696" calcext:value-type="float">
            <text:p>0.0002901386</text:p>
          </table:table-cell>
          <table:table-cell office:value-type="float" office:value="-0.00029014" calcext:value-type="float">
            <text:p>-0.00029014</text:p>
          </table:table-cell>
          <table:table-cell office:value-type="float" office:value="0.000106122344732" calcext:value-type="float">
            <text:p>0.0001061223</text:p>
          </table:table-cell>
          <table:table-cell office:value-type="float" office:value="-0.00010612" calcext:value-type="float">
            <text:p>-0.0001061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48229470849" calcext:value-type="float">
            <text:p>-4.8229470849E-005</text:p>
          </table:table-cell>
          <table:table-cell office:value-type="float" office:value="0.00004823" calcext:value-type="float">
            <text:p>0.0000482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17451122403" calcext:value-type="float">
            <text:p>1.7451122403E-005</text:p>
          </table:table-cell>
          <table:table-cell office:value-type="float" office:value="-0.00001745" calcext:value-type="float">
            <text:p>-0.00001745</text:p>
          </table:table-cell>
          <table:table-cell office:value-type="float" office:value="0.000022619962692" calcext:value-type="float">
            <text:p>0.00002262</text:p>
          </table:table-cell>
          <table:table-cell office:value-type="float" office:value="-0.00002262" calcext:value-type="float">
            <text:p>-0.0000226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01391395926" calcext:value-type="float">
            <text:p>1.391395926E-006</text:p>
          </table:table-cell>
          <table:table-cell office:value-type="float" office:value="-0.00000139" calcext:value-type="float">
            <text:p>-0.00000139</text:p>
          </table:table-cell>
          <table:table-cell office:value-type="float" office:value="0.000081958249211" calcext:value-type="float">
            <text:p>8.1958249211E-005</text:p>
          </table:table-cell>
          <table:table-cell office:value-type="float" office:value="-0.00008196" calcext:value-type="float">
            <text:p>-0.0000819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8475035429" calcext:value-type="float">
            <text:p>-8.475035429E-005</text:p>
          </table:table-cell>
          <table:table-cell office:value-type="float" office:value="0.00008475" calcext:value-type="float">
            <text:p>0.00008475</text:p>
          </table:table-cell>
          <table:table-cell office:value-type="float" office:value="0.000001942738891" calcext:value-type="float">
            <text:p>1.942738891E-006</text:p>
          </table:table-cell>
          <table:table-cell office:value-type="float" office:value="-0.00000194" calcext:value-type="float">
            <text:p>-0.00000194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24987757206" calcext:value-type="float">
            <text:p>0.0002498776</text:p>
          </table:table-cell>
          <table:table-cell office:value-type="float" office:value="-0.00024988" calcext:value-type="float">
            <text:p>-0.00024988</text:p>
          </table:table-cell>
          <table:table-cell office:value-type="float" office:value="0.000053009018302" calcext:value-type="float">
            <text:p>0.000053009</text:p>
          </table:table-cell>
          <table:table-cell office:value-type="float" office:value="-0.00005301" calcext:value-type="float">
            <text:p>-0.0000530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61063095927" calcext:value-type="float">
            <text:p>6.1063095927E-005</text:p>
          </table:table-cell>
          <table:table-cell office:value-type="float" office:value="-0.00006106" calcext:value-type="float">
            <text:p>-0.0000610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53908675909" calcext:value-type="float">
            <text:p>-5.3908675909E-005</text:p>
          </table:table-cell>
          <table:table-cell office:value-type="float" office:value="0.00005391" calcext:value-type="float">
            <text:p>0.00005391</text:p>
          </table:table-cell>
          <table:table-cell office:value-type="float" office:value="-0.000014523044229" calcext:value-type="float">
            <text:p>-0.000014523</text:p>
          </table:table-cell>
          <table:table-cell office:value-type="float" office:value="0.00001452" calcext:value-type="float">
            <text:p>0.0000145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56425109506" calcext:value-type="float">
            <text:p>-5.6425109506E-005</text:p>
          </table:table-cell>
          <table:table-cell office:value-type="float" office:value="0.00005643" calcext:value-type="float">
            <text:p>0.00005643</text:p>
          </table:table-cell>
          <table:table-cell office:value-type="float" office:value="0.000069001689553" calcext:value-type="float">
            <text:p>6.9001689553E-005</text:p>
          </table:table-cell>
          <table:table-cell office:value-type="float" office:value="-0.000069" calcext:value-type="float">
            <text:p>-0.00006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97354874015" calcext:value-type="float">
            <text:p>-9.7354874015E-005</text:p>
          </table:table-cell>
          <table:table-cell office:value-type="float" office:value="0.00009735" calcext:value-type="float">
            <text:p>0.00009735</text:p>
          </table:table-cell>
          <table:table-cell office:value-type="float" office:value="0.000013737007976" calcext:value-type="float">
            <text:p>0.000013737</text:p>
          </table:table-cell>
          <table:table-cell office:value-type="float" office:value="-0.00001374" calcext:value-type="float">
            <text:p>-0.00001374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334948301315" calcext:value-type="float">
            <text:p>0.0003349483</text:p>
          </table:table-cell>
          <table:table-cell office:value-type="float" office:value="-0.00033495" calcext:value-type="float">
            <text:p>-0.00033495</text:p>
          </table:table-cell>
          <table:table-cell office:value-type="float" office:value="0.00006497092545" calcext:value-type="float">
            <text:p>6.497092545E-005</text:p>
          </table:table-cell>
          <table:table-cell office:value-type="float" office:value="-0.00006497" calcext:value-type="float">
            <text:p>-0.0000649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15113502741" calcext:value-type="float">
            <text:p>1.5113502741E-005</text:p>
          </table:table-cell>
          <table:table-cell office:value-type="float" office:value="-0.00001511" calcext:value-type="float">
            <text:p>-0.000015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05710870028" calcext:value-type="float">
            <text:p>5.710870028E-006</text:p>
          </table:table-cell>
          <table:table-cell office:value-type="float" office:value="-0.00000571" calcext:value-type="float">
            <text:p>-0.00000571</text:p>
          </table:table-cell>
          <table:table-cell office:value-type="float" office:value="-0.000034822151065" calcext:value-type="float">
            <text:p>-3.4822151065E-005</text:p>
          </table:table-cell>
          <table:table-cell office:value-type="float" office:value="0.00003482" calcext:value-type="float">
            <text:p>0.0000348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53996220231" calcext:value-type="float">
            <text:p>-5.3996220231E-005</text:p>
          </table:table-cell>
          <table:table-cell office:value-type="float" office:value="0.000054" calcext:value-type="float">
            <text:p>0.000054</text:p>
          </table:table-cell>
          <table:table-cell office:value-type="float" office:value="0.000062888488173" calcext:value-type="float">
            <text:p>6.2888488173E-005</text:p>
          </table:table-cell>
          <table:table-cell office:value-type="float" office:value="-0.00006289" calcext:value-type="float">
            <text:p>-0.0000628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19559636712" calcext:value-type="float">
            <text:p>1.9559636712E-005</text:p>
          </table:table-cell>
          <table:table-cell office:value-type="float" office:value="-0.00001956" calcext:value-type="float">
            <text:p>-0.00001956</text:p>
          </table:table-cell>
          <table:table-cell office:value-type="float" office:value="0.000017691403627" calcext:value-type="float">
            <text:p>1.7691403627E-005</text:p>
          </table:table-cell>
          <table:table-cell office:value-type="float" office:value="-0.00001769" calcext:value-type="float">
            <text:p>-0.00001769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29343739152" calcext:value-type="float">
            <text:p>0.0002934374</text:p>
          </table:table-cell>
          <table:table-cell office:value-type="float" office:value="-0.00029344" calcext:value-type="float">
            <text:p>-0.00029344</text:p>
          </table:table-cell>
          <table:table-cell office:value-type="float" office:value="0.000146990641952" calcext:value-type="float">
            <text:p>0.0001469906</text:p>
          </table:table-cell>
          <table:table-cell office:value-type="float" office:value="-0.00014699" calcext:value-type="float">
            <text:p>-0.0001469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10127201676" calcext:value-type="float">
            <text:p>1.0127201676E-005</text:p>
          </table:table-cell>
          <table:table-cell office:value-type="float" office:value="-0.00001013" calcext:value-type="float">
            <text:p>-0.0000101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11688098311" calcext:value-type="float">
            <text:p>1.1688098311E-005</text:p>
          </table:table-cell>
          <table:table-cell office:value-type="float" office:value="-0.00001169" calcext:value-type="float">
            <text:p>-0.00001169</text:p>
          </table:table-cell>
          <table:table-cell office:value-type="float" office:value="-0.000072330236435" calcext:value-type="float">
            <text:p>-7.2330236435E-005</text:p>
          </table:table-cell>
          <table:table-cell office:value-type="float" office:value="0.00007233" calcext:value-type="float">
            <text:p>0.0000723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02641230822" calcext:value-type="float">
            <text:p>2.641230822E-006</text:p>
          </table:table-cell>
          <table:table-cell office:value-type="float" office:value="-0.00000264" calcext:value-type="float">
            <text:p>-0.00000264</text:p>
          </table:table-cell>
          <table:table-cell office:value-type="float" office:value="0.000049980357289" calcext:value-type="float">
            <text:p>4.9980357289E-005</text:p>
          </table:table-cell>
          <table:table-cell office:value-type="float" office:value="-0.00004998" calcext:value-type="float">
            <text:p>-0.0000499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23329630494" calcext:value-type="float">
            <text:p>-2.3329630494E-005</text:p>
          </table:table-cell>
          <table:table-cell office:value-type="float" office:value="0.00002333" calcext:value-type="float">
            <text:p>0.00002333</text:p>
          </table:table-cell>
          <table:table-cell office:value-type="float" office:value="-0.0000233463943" calcext:value-type="float">
            <text:p>-2.33463943E-005</text:p>
          </table:table-cell>
          <table:table-cell office:value-type="float" office:value="0.00002335" calcext:value-type="float">
            <text:p>0.00002335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325264409184" calcext:value-type="float">
            <text:p>0.0003252644</text:p>
          </table:table-cell>
          <table:table-cell office:value-type="float" office:value="-0.00032526" calcext:value-type="float">
            <text:p>-0.00032526</text:p>
          </table:table-cell>
          <table:table-cell office:value-type="float" office:value="0.000047853216529" calcext:value-type="float">
            <text:p>4.7853216529E-005</text:p>
          </table:table-cell>
          <table:table-cell office:value-type="float" office:value="-0.00004785" calcext:value-type="float">
            <text:p>-0.0000478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46011060476" calcext:value-type="float">
            <text:p>4.6011060476E-005</text:p>
          </table:table-cell>
          <table:table-cell office:value-type="float" office:value="-0.00004601" calcext:value-type="float">
            <text:p>-0.0000460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98472461104" calcext:value-type="float">
            <text:p>-9.8472461104E-005</text:p>
          </table:table-cell>
          <table:table-cell office:value-type="float" office:value="0.00009847" calcext:value-type="float">
            <text:p>0.00009847</text:p>
          </table:table-cell>
          <table:table-cell office:value-type="float" office:value="0.000029882416129" calcext:value-type="float">
            <text:p>2.9882416129E-005</text:p>
          </table:table-cell>
          <table:table-cell office:value-type="float" office:value="-0.00002988" calcext:value-type="float">
            <text:p>-0.0000298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28250738978" calcext:value-type="float">
            <text:p>-2.8250738978E-005</text:p>
          </table:table-cell>
          <table:table-cell office:value-type="float" office:value="0.00002825" calcext:value-type="float">
            <text:p>0.00002825</text:p>
          </table:table-cell>
          <table:table-cell office:value-type="float" office:value="0.000038208439946" calcext:value-type="float">
            <text:p>3.8208439946E-005</text:p>
          </table:table-cell>
          <table:table-cell office:value-type="float" office:value="-0.00003821" calcext:value-type="float">
            <text:p>-0.0000382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37701800466" calcext:value-type="float">
            <text:p>3.7701800466E-005</text:p>
          </table:table-cell>
          <table:table-cell office:value-type="float" office:value="-0.0000377" calcext:value-type="float">
            <text:p>-0.0000377</text:p>
          </table:table-cell>
          <table:table-cell office:value-type="float" office:value="0.000049797818065" calcext:value-type="float">
            <text:p>4.9797818065E-005</text:p>
          </table:table-cell>
          <table:table-cell office:value-type="float" office:value="-0.0000498" calcext:value-type="float">
            <text:p>-0.0000498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322220847011" calcext:value-type="float">
            <text:p>0.0003222208</text:p>
          </table:table-cell>
          <table:table-cell office:value-type="float" office:value="-0.00032222" calcext:value-type="float">
            <text:p>-0.00032222</text:p>
          </table:table-cell>
          <table:table-cell office:value-type="float" office:value="-0.000024018809199" calcext:value-type="float">
            <text:p>-2.4018809199E-005</text:p>
          </table:table-cell>
          <table:table-cell office:value-type="float" office:value="0.00002402" calcext:value-type="float">
            <text:p>0.0000240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47940760851" calcext:value-type="float">
            <text:p>4.7940760851E-005</text:p>
          </table:table-cell>
          <table:table-cell office:value-type="float" office:value="-0.00004794" calcext:value-type="float">
            <text:p>-0.0000479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47396868467" calcext:value-type="float">
            <text:p>-4.7396868467E-005</text:p>
          </table:table-cell>
          <table:table-cell office:value-type="float" office:value="0.0000474" calcext:value-type="float">
            <text:p>0.0000474</text:p>
          </table:table-cell>
          <table:table-cell office:value-type="float" office:value="0.000069908797741" calcext:value-type="float">
            <text:p>6.9908797741E-005</text:p>
          </table:table-cell>
          <table:table-cell office:value-type="float" office:value="-0.00006991" calcext:value-type="float">
            <text:p>-0.0000699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15025958419" calcext:value-type="float">
            <text:p>-0.000015026</text:p>
          </table:table-cell>
          <table:table-cell office:value-type="float" office:value="0.00001503" calcext:value-type="float">
            <text:p>0.00001503</text:p>
          </table:table-cell>
          <table:table-cell office:value-type="float" office:value="-0.000040788203478" calcext:value-type="float">
            <text:p>-4.0788203478E-005</text:p>
          </table:table-cell>
          <table:table-cell office:value-type="float" office:value="0.00004079" calcext:value-type="float">
            <text:p>0.0000407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24814158678" calcext:value-type="float">
            <text:p>2.4814158678E-005</text:p>
          </table:table-cell>
          <table:table-cell office:value-type="float" office:value="-0.00002481" calcext:value-type="float">
            <text:p>-0.00002481</text:p>
          </table:table-cell>
          <table:table-cell office:value-type="float" office:value="-0.00003376789391" calcext:value-type="float">
            <text:p>-3.376789391E-005</text:p>
          </table:table-cell>
          <table:table-cell office:value-type="float" office:value="0.00003377" calcext:value-type="float">
            <text:p>0.00003377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314807519317" calcext:value-type="float">
            <text:p>0.0003148075</text:p>
          </table:table-cell>
          <table:table-cell office:value-type="float" office:value="-0.00031481" calcext:value-type="float">
            <text:p>-0.00031481</text:p>
          </table:table-cell>
          <table:table-cell office:value-type="float" office:value="0.000080119818449" calcext:value-type="float">
            <text:p>8.0119818449E-005</text:p>
          </table:table-cell>
          <table:table-cell office:value-type="float" office:value="-0.00008012" calcext:value-type="float">
            <text:p>-0.0000801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89438632131" calcext:value-type="float">
            <text:p>8.9438632131E-005</text:p>
          </table:table-cell>
          <table:table-cell office:value-type="float" office:value="-0.00008944" calcext:value-type="float">
            <text:p>-0.0000894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63763931394" calcext:value-type="float">
            <text:p>6.3763931394E-005</text:p>
          </table:table-cell>
          <table:table-cell office:value-type="float" office:value="-0.00006376" calcext:value-type="float">
            <text:p>-0.00006376</text:p>
          </table:table-cell>
          <table:table-cell office:value-type="float" office:value="0.000117123126984" calcext:value-type="float">
            <text:p>0.0001171231</text:p>
          </table:table-cell>
          <table:table-cell office:value-type="float" office:value="-0.00011712" calcext:value-type="float">
            <text:p>-0.0001171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50004571676" calcext:value-type="float">
            <text:p>-5.0004571676E-005</text:p>
          </table:table-cell>
          <table:table-cell office:value-type="float" office:value="0.00005" calcext:value-type="float">
            <text:p>0.00005</text:p>
          </table:table-cell>
          <table:table-cell office:value-type="float" office:value="-0.000042395666242" calcext:value-type="float">
            <text:p>-4.2395666242E-005</text:p>
          </table:table-cell>
          <table:table-cell office:value-type="float" office:value="0.0000424" calcext:value-type="float">
            <text:p>0.000042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25363638997" calcext:value-type="float">
            <text:p>-2.5363638997E-005</text:p>
          </table:table-cell>
          <table:table-cell office:value-type="float" office:value="0.00002536" calcext:value-type="float">
            <text:p>0.00002536</text:p>
          </table:table-cell>
          <table:table-cell office:value-type="float" office:value="0.000059688463807" calcext:value-type="float">
            <text:p>5.9688463807E-005</text:p>
          </table:table-cell>
          <table:table-cell office:value-type="float" office:value="-0.00005969" calcext:value-type="float">
            <text:p>-0.00005969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296054407954" calcext:value-type="float">
            <text:p>0.0002960544</text:p>
          </table:table-cell>
          <table:table-cell office:value-type="float" office:value="-0.00029605" calcext:value-type="float">
            <text:p>-0.00029605</text:p>
          </table:table-cell>
          <table:table-cell office:value-type="float" office:value="0.000033516436815" calcext:value-type="float">
            <text:p>3.3516436815E-005</text:p>
          </table:table-cell>
          <table:table-cell office:value-type="float" office:value="-0.00003352" calcext:value-type="float">
            <text:p>-0.0000335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33523887396" calcext:value-type="float">
            <text:p>3.3523887396E-005</text:p>
          </table:table-cell>
          <table:table-cell office:value-type="float" office:value="-0.00003352" calcext:value-type="float">
            <text:p>-0.0000335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32311305404" calcext:value-type="float">
            <text:p>-3.2311305404E-005</text:p>
          </table:table-cell>
          <table:table-cell office:value-type="float" office:value="0.00003231" calcext:value-type="float">
            <text:p>0.00003231</text:p>
          </table:table-cell>
          <table:table-cell office:value-type="float" office:value="-0.000073976814747" calcext:value-type="float">
            <text:p>-7.3976814747E-005</text:p>
          </table:table-cell>
          <table:table-cell office:value-type="float" office:value="0.00007398" calcext:value-type="float">
            <text:p>0.0000739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29496848583" calcext:value-type="float">
            <text:p>-2.9496848583E-005</text:p>
          </table:table-cell>
          <table:table-cell office:value-type="float" office:value="0.0000295" calcext:value-type="float">
            <text:p>0.0000295</text:p>
          </table:table-cell>
          <table:table-cell office:value-type="float" office:value="0.000098442658782" calcext:value-type="float">
            <text:p>9.8442658782E-005</text:p>
          </table:table-cell>
          <table:table-cell office:value-type="float" office:value="-0.00009844" calcext:value-type="float">
            <text:p>-0.0000984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04000961781" calcext:value-type="float">
            <text:p>0.000004001</text:p>
          </table:table-cell>
          <table:table-cell office:value-type="float" office:value="-0.000004" calcext:value-type="float">
            <text:p>-0.000004</text:p>
          </table:table-cell>
          <table:table-cell office:value-type="float" office:value="0.000042328611016" calcext:value-type="float">
            <text:p>4.2328611016E-005</text:p>
          </table:table-cell>
          <table:table-cell office:value-type="float" office:value="-0.00004233" calcext:value-type="float">
            <text:p>-0.00004233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263012945652" calcext:value-type="float">
            <text:p>0.0002630129</text:p>
          </table:table-cell>
          <table:table-cell office:value-type="float" office:value="-0.00026301" calcext:value-type="float">
            <text:p>-0.00026301</text:p>
          </table:table-cell>
          <table:table-cell office:value-type="float" office:value="0.000037325546145" calcext:value-type="float">
            <text:p>3.7325546145E-005</text:p>
          </table:table-cell>
          <table:table-cell office:value-type="float" office:value="-0.00003733" calcext:value-type="float">
            <text:p>-0.0000373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13597309589" calcext:value-type="float">
            <text:p>1.3597309589E-005</text:p>
          </table:table-cell>
          <table:table-cell office:value-type="float" office:value="-0.0000136" calcext:value-type="float">
            <text:p>-0.000013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29005110264" calcext:value-type="float">
            <text:p>2.9005110264E-005</text:p>
          </table:table-cell>
          <table:table-cell office:value-type="float" office:value="-0.00002901" calcext:value-type="float">
            <text:p>-0.00002901</text:p>
          </table:table-cell>
          <table:table-cell office:value-type="float" office:value="-0.000047568231821" calcext:value-type="float">
            <text:p>-4.7568231821E-005</text:p>
          </table:table-cell>
          <table:table-cell office:value-type="float" office:value="0.00004757" calcext:value-type="float">
            <text:p>0.0000475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15458092093" calcext:value-type="float">
            <text:p>-1.5458092093E-005</text:p>
          </table:table-cell>
          <table:table-cell office:value-type="float" office:value="0.00001546" calcext:value-type="float">
            <text:p>0.00001546</text:p>
          </table:table-cell>
          <table:table-cell office:value-type="float" office:value="0.000087672844529" calcext:value-type="float">
            <text:p>8.7672844529E-005</text:p>
          </table:table-cell>
          <table:table-cell office:value-type="float" office:value="-0.00008767" calcext:value-type="float">
            <text:p>-0.0000876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24760141969" calcext:value-type="float">
            <text:p>-2.4760141969E-005</text:p>
          </table:table-cell>
          <table:table-cell office:value-type="float" office:value="0.00002476" calcext:value-type="float">
            <text:p>0.00002476</text:p>
          </table:table-cell>
          <table:table-cell office:value-type="float" office:value="-0.000006902962923" calcext:value-type="float">
            <text:p>-0.000006903</text:p>
          </table:table-cell>
          <table:table-cell office:value-type="float" office:value="0.0000069" calcext:value-type="float">
            <text:p>0.0000069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371102243662" calcext:value-type="float">
            <text:p>0.0003711022</text:p>
          </table:table-cell>
          <table:table-cell office:value-type="float" office:value="-0.0003711" calcext:value-type="float">
            <text:p>-0.0003711</text:p>
          </table:table-cell>
          <table:table-cell office:value-type="float" office:value="-0.00001815892756" calcext:value-type="float">
            <text:p>-1.815892756E-005</text:p>
          </table:table-cell>
          <table:table-cell office:value-type="float" office:value="0.00001816" calcext:value-type="float">
            <text:p>0.0000181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47698616982" calcext:value-type="float">
            <text:p>-4.7698616982E-005</text:p>
          </table:table-cell>
          <table:table-cell office:value-type="float" office:value="0.0000477" calcext:value-type="float">
            <text:p>0.000047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14584511518" calcext:value-type="float">
            <text:p>1.4584511518E-005</text:p>
          </table:table-cell>
          <table:table-cell office:value-type="float" office:value="-0.00001458" calcext:value-type="float">
            <text:p>-0.00001458</text:p>
          </table:table-cell>
          <table:table-cell office:value-type="float" office:value="-0.000005848705769" calcext:value-type="float">
            <text:p>-5.848705769E-006</text:p>
          </table:table-cell>
          <table:table-cell office:value-type="float" office:value="0.00000585" calcext:value-type="float">
            <text:p>0.0000058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11717900634" calcext:value-type="float">
            <text:p>1.1717900634E-005</text:p>
          </table:table-cell>
          <table:table-cell office:value-type="float" office:value="-0.00001172" calcext:value-type="float">
            <text:p>-0.00001172</text:p>
          </table:table-cell>
          <table:table-cell office:value-type="float" office:value="0.000101819634438" calcext:value-type="float">
            <text:p>0.0001018196</text:p>
          </table:table-cell>
          <table:table-cell office:value-type="float" office:value="-0.00010182" calcext:value-type="float">
            <text:p>-0.0001018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51880255342" calcext:value-type="float">
            <text:p>-5.1880255342E-005</text:p>
          </table:table-cell>
          <table:table-cell office:value-type="float" office:value="0.00005188" calcext:value-type="float">
            <text:p>0.00005188</text:p>
          </table:table-cell>
          <table:table-cell office:value-type="float" office:value="-0.000009385868907" calcext:value-type="float">
            <text:p>-9.385868907E-006</text:p>
          </table:table-cell>
          <table:table-cell office:value-type="float" office:value="0.00000939" calcext:value-type="float">
            <text:p>0.00000939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306462869048" calcext:value-type="float">
            <text:p>0.0003064629</text:p>
          </table:table-cell>
          <table:table-cell office:value-type="float" office:value="-0.00030646" calcext:value-type="float">
            <text:p>-0.00030646</text:p>
          </table:table-cell>
          <table:table-cell office:value-type="float" office:value="0.000102322548628" calcext:value-type="float">
            <text:p>0.0001023225</text:p>
          </table:table-cell>
          <table:table-cell office:value-type="float" office:value="-0.00010232" calcext:value-type="float">
            <text:p>-0.0001023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08488073945" calcext:value-type="float">
            <text:p>-8.488073945E-006</text:p>
          </table:table-cell>
          <table:table-cell office:value-type="float" office:value="0.00000849" calcext:value-type="float">
            <text:p>0.0000084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74600800872" calcext:value-type="float">
            <text:p>-7.4600800872E-005</text:p>
          </table:table-cell>
          <table:table-cell office:value-type="float" office:value="0.0000746" calcext:value-type="float">
            <text:p>0.0000746</text:p>
          </table:table-cell>
          <table:table-cell office:value-type="float" office:value="0.000036686658859" calcext:value-type="float">
            <text:p>3.6686658859E-005</text:p>
          </table:table-cell>
          <table:table-cell office:value-type="float" office:value="-0.00003669" calcext:value-type="float">
            <text:p>-0.0000366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84735453129" calcext:value-type="float">
            <text:p>-8.4735453129E-005</text:p>
          </table:table-cell>
          <table:table-cell office:value-type="float" office:value="0.00008474" calcext:value-type="float">
            <text:p>0.00008474</text:p>
          </table:table-cell>
          <table:table-cell office:value-type="float" office:value="0.000008208677173" calcext:value-type="float">
            <text:p>8.208677173E-006</text:p>
          </table:table-cell>
          <table:table-cell office:value-type="float" office:value="-0.00000821" calcext:value-type="float">
            <text:p>-0.0000082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17805024981" calcext:value-type="float">
            <text:p>-0.000017805</text:p>
          </table:table-cell>
          <table:table-cell office:value-type="float" office:value="0.00001781" calcext:value-type="float">
            <text:p>0.00001781</text:p>
          </table:table-cell>
          <table:table-cell office:value-type="float" office:value="0.000034498050809" calcext:value-type="float">
            <text:p>3.4498050809E-005</text:p>
          </table:table-cell>
          <table:table-cell office:value-type="float" office:value="-0.0000345" calcext:value-type="float">
            <text:p>-0.0000345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325053930283" calcext:value-type="float">
            <text:p>0.0003250539</text:p>
          </table:table-cell>
          <table:table-cell office:value-type="float" office:value="-0.00032505" calcext:value-type="float">
            <text:p>-0.00032505</text:p>
          </table:table-cell>
          <table:table-cell office:value-type="float" office:value="0.000091115012765" calcext:value-type="float">
            <text:p>0.000091115</text:p>
          </table:table-cell>
          <table:table-cell office:value-type="float" office:value="-0.00009112" calcext:value-type="float">
            <text:p>-0.0000911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45392662287" calcext:value-type="float">
            <text:p>-4.5392662287E-005</text:p>
          </table:table-cell>
          <table:table-cell office:value-type="float" office:value="0.00004539" calcext:value-type="float">
            <text:p>0.0000453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34425407648" calcext:value-type="float">
            <text:p>-3.4425407648E-005</text:p>
          </table:table-cell>
          <table:table-cell office:value-type="float" office:value="0.00003443" calcext:value-type="float">
            <text:p>0.00003443</text:p>
          </table:table-cell>
          <table:table-cell office:value-type="float" office:value="-0.000109385699034" calcext:value-type="float">
            <text:p>-0.0001093857</text:p>
          </table:table-cell>
          <table:table-cell office:value-type="float" office:value="0.00010939" calcext:value-type="float">
            <text:p>0.0001093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46031549573" calcext:value-type="float">
            <text:p>-4.6031549573E-005</text:p>
          </table:table-cell>
          <table:table-cell office:value-type="float" office:value="0.00004603" calcext:value-type="float">
            <text:p>0.00004603</text:p>
          </table:table-cell>
          <table:table-cell office:value-type="float" office:value="0.000016182661057" calcext:value-type="float">
            <text:p>1.6182661057E-005</text:p>
          </table:table-cell>
          <table:table-cell office:value-type="float" office:value="-0.00001618" calcext:value-type="float">
            <text:p>-0.0000161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08519738913" calcext:value-type="float">
            <text:p>-8.519738913E-006</text:p>
          </table:table-cell>
          <table:table-cell office:value-type="float" office:value="0.00000852" calcext:value-type="float">
            <text:p>0.00000852</text:p>
          </table:table-cell>
          <table:table-cell office:value-type="float" office:value="0.00001404620707" calcext:value-type="float">
            <text:p>1.404620707E-005</text:p>
          </table:table-cell>
          <table:table-cell office:value-type="float" office:value="-0.00001405" calcext:value-type="float">
            <text:p>-0.00001405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36078505218" calcext:value-type="float">
            <text:p>0.0003607851</text:p>
          </table:table-cell>
          <table:table-cell office:value-type="float" office:value="-0.00036079" calcext:value-type="float">
            <text:p>-0.00036079</text:p>
          </table:table-cell>
          <table:table-cell office:value-type="float" office:value="0.000050637871027" calcext:value-type="float">
            <text:p>5.0637871027E-005</text:p>
          </table:table-cell>
          <table:table-cell office:value-type="float" office:value="-0.00005064" calcext:value-type="float">
            <text:p>-0.0000506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12812949717" calcext:value-type="float">
            <text:p>-0.0001281295</text:p>
          </table:table-cell>
          <table:table-cell office:value-type="float" office:value="0.00012813" calcext:value-type="float">
            <text:p>0.0001281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35427510738" calcext:value-type="float">
            <text:p>3.5427510738E-005</text:p>
          </table:table-cell>
          <table:table-cell office:value-type="float" office:value="-0.00003543" calcext:value-type="float">
            <text:p>-0.00003543</text:p>
          </table:table-cell>
          <table:table-cell office:value-type="float" office:value="0.000091819092631" calcext:value-type="float">
            <text:p>9.1819092631E-005</text:p>
          </table:table-cell>
          <table:table-cell office:value-type="float" office:value="-0.00009182" calcext:value-type="float">
            <text:p>-0.0000918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90286135674" calcext:value-type="float">
            <text:p>-9.0286135674E-005</text:p>
          </table:table-cell>
          <table:table-cell office:value-type="float" office:value="0.00009029" calcext:value-type="float">
            <text:p>0.00009029</text:p>
          </table:table-cell>
          <table:table-cell office:value-type="float" office:value="-0.000012135133147" calcext:value-type="float">
            <text:p>-1.2135133147E-005</text:p>
          </table:table-cell>
          <table:table-cell office:value-type="float" office:value="0.00001214" calcext:value-type="float">
            <text:p>0.0000121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20982697606" calcext:value-type="float">
            <text:p>-2.0982697606E-005</text:p>
          </table:table-cell>
          <table:table-cell office:value-type="float" office:value="0.00002098" calcext:value-type="float">
            <text:p>0.00002098</text:p>
          </table:table-cell>
          <table:table-cell office:value-type="float" office:value="-0.000002756714821" calcext:value-type="float">
            <text:p>-2.756714821E-006</text:p>
          </table:table-cell>
          <table:table-cell office:value-type="float" office:value="0.00000276" calcext:value-type="float">
            <text:p>0.00000276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369584187865" calcext:value-type="float">
            <text:p>0.0003695842</text:p>
          </table:table-cell>
          <table:table-cell office:value-type="float" office:value="-0.00036958" calcext:value-type="float">
            <text:p>-0.00036958</text:p>
          </table:table-cell>
          <table:table-cell office:value-type="float" office:value="0.000024626031518" calcext:value-type="float">
            <text:p>0.000024626</text:p>
          </table:table-cell>
          <table:table-cell office:value-type="float" office:value="-0.00002463" calcext:value-type="float">
            <text:p>-0.0000246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130966305733" calcext:value-type="float">
            <text:p>-0.0001309663</text:p>
          </table:table-cell>
          <table:table-cell office:value-type="float" office:value="0.00013097" calcext:value-type="float">
            <text:p>0.0001309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4362873733" calcext:value-type="float">
            <text:p>-4.362873733E-005</text:p>
          </table:table-cell>
          <table:table-cell office:value-type="float" office:value="0.00004363" calcext:value-type="float">
            <text:p>0.00004363</text:p>
          </table:table-cell>
          <table:table-cell office:value-type="float" office:value="-0.00002171844244" calcext:value-type="float">
            <text:p>-2.171844244E-005</text:p>
          </table:table-cell>
          <table:table-cell office:value-type="float" office:value="0.00002172" calcext:value-type="float">
            <text:p>0.0000217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23566186428" calcext:value-type="float">
            <text:p>2.3566186428E-005</text:p>
          </table:table-cell>
          <table:table-cell office:value-type="float" office:value="-0.00002357" calcext:value-type="float">
            <text:p>-0.00002357</text:p>
          </table:table-cell>
          <table:table-cell office:value-type="float" office:value="0.000037170946598" calcext:value-type="float">
            <text:p>3.7170946598E-005</text:p>
          </table:table-cell>
          <table:table-cell office:value-type="float" office:value="-0.00003717" calcext:value-type="float">
            <text:p>-0.0000371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25676563382" calcext:value-type="float">
            <text:p>-2.5676563382E-005</text:p>
          </table:table-cell>
          <table:table-cell office:value-type="float" office:value="0.00002568" calcext:value-type="float">
            <text:p>0.00002568</text:p>
          </table:table-cell>
          <table:table-cell office:value-type="float" office:value="0.000045508146286" calcext:value-type="float">
            <text:p>4.5508146286E-005</text:p>
          </table:table-cell>
          <table:table-cell office:value-type="float" office:value="-0.00004551" calcext:value-type="float">
            <text:p>-0.00004551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360416248441" calcext:value-type="float">
            <text:p>0.0003604162</text:p>
          </table:table-cell>
          <table:table-cell office:value-type="float" office:value="-0.00036042" calcext:value-type="float">
            <text:p>-0.00036042</text:p>
          </table:table-cell>
          <table:table-cell office:value-type="float" office:value="0.000055316835642" calcext:value-type="float">
            <text:p>5.5316835642E-005</text:p>
          </table:table-cell>
          <table:table-cell office:value-type="float" office:value="-0.00005532" calcext:value-type="float">
            <text:p>-0.0000553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105623155832" calcext:value-type="float">
            <text:p>-0.0001056232</text:p>
          </table:table-cell>
          <table:table-cell office:value-type="float" office:value="0.00010562" calcext:value-type="float">
            <text:p>0.0001056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80512836576" calcext:value-type="float">
            <text:p>-8.0512836576E-005</text:p>
          </table:table-cell>
          <table:table-cell office:value-type="float" office:value="0.00008051" calcext:value-type="float">
            <text:p>0.00008051</text:p>
          </table:table-cell>
          <table:table-cell office:value-type="float" office:value="0.000051520764828" calcext:value-type="float">
            <text:p>5.1520764828E-005</text:p>
          </table:table-cell>
          <table:table-cell office:value-type="float" office:value="-0.00005152" calcext:value-type="float">
            <text:p>-0.0000515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97801908851" calcext:value-type="float">
            <text:p>-9.7801908851E-005</text:p>
          </table:table-cell>
          <table:table-cell office:value-type="float" office:value="0.0000978" calcext:value-type="float">
            <text:p>0.0000978</text:p>
          </table:table-cell>
          <table:table-cell office:value-type="float" office:value="-0.000006247311831" calcext:value-type="float">
            <text:p>-6.247311831E-006</text:p>
          </table:table-cell>
          <table:table-cell office:value-type="float" office:value="0.00000625" calcext:value-type="float">
            <text:p>0.0000062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09568408132" calcext:value-type="float">
            <text:p>-9.568408132E-006</text:p>
          </table:table-cell>
          <table:table-cell office:value-type="float" office:value="0.00000957" calcext:value-type="float">
            <text:p>0.00000957</text:p>
          </table:table-cell>
          <table:table-cell office:value-type="float" office:value="0.000059777870774" calcext:value-type="float">
            <text:p>5.9777870774E-005</text:p>
          </table:table-cell>
          <table:table-cell office:value-type="float" office:value="-0.00005978" calcext:value-type="float">
            <text:p>-0.00005978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380970537663" calcext:value-type="float">
            <text:p>0.0003809705</text:p>
          </table:table-cell>
          <table:table-cell office:value-type="float" office:value="-0.00038097" calcext:value-type="float">
            <text:p>-0.00038097</text:p>
          </table:table-cell>
          <table:table-cell office:value-type="float" office:value="-0.000032521784306" calcext:value-type="float">
            <text:p>-3.2521784306E-005</text:p>
          </table:table-cell>
          <table:table-cell office:value-type="float" office:value="0.00003252" calcext:value-type="float">
            <text:p>0.0000325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07035210729" calcext:value-type="float">
            <text:p>-7.035210729E-006</text:p>
          </table:table-cell>
          <table:table-cell office:value-type="float" office:value="0.00000704" calcext:value-type="float">
            <text:p>0.0000070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77219679952" calcext:value-type="float">
            <text:p>-7.7219679952E-005</text:p>
          </table:table-cell>
          <table:table-cell office:value-type="float" office:value="0.00007722" calcext:value-type="float">
            <text:p>0.00007722</text:p>
          </table:table-cell>
          <table:table-cell office:value-type="float" office:value="-0.000105299055576" calcext:value-type="float">
            <text:p>-0.0001052991</text:p>
          </table:table-cell>
          <table:table-cell office:value-type="float" office:value="0.0001053" calcext:value-type="float">
            <text:p>0.000105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68873167038" calcext:value-type="float">
            <text:p>-6.8873167038E-005</text:p>
          </table:table-cell>
          <table:table-cell office:value-type="float" office:value="0.00006887" calcext:value-type="float">
            <text:p>0.00006887</text:p>
          </table:table-cell>
          <table:table-cell office:value-type="float" office:value="0.000016679987311" calcext:value-type="float">
            <text:p>0.00001668</text:p>
          </table:table-cell>
          <table:table-cell office:value-type="float" office:value="-0.00001668" calcext:value-type="float">
            <text:p>-0.0000166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53714960814" calcext:value-type="float">
            <text:p>-0.000053715</text:p>
          </table:table-cell>
          <table:table-cell office:value-type="float" office:value="0.00005371" calcext:value-type="float">
            <text:p>0.00005371</text:p>
          </table:table-cell>
          <table:table-cell office:value-type="float" office:value="0.000007128342986" calcext:value-type="float">
            <text:p>7.128342986E-006</text:p>
          </table:table-cell>
          <table:table-cell office:value-type="float" office:value="-0.00000713" calcext:value-type="float">
            <text:p>-0.00000713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377470627427" calcext:value-type="float">
            <text:p>0.0003774706</text:p>
          </table:table-cell>
          <table:table-cell office:value-type="float" office:value="-0.00037747" calcext:value-type="float">
            <text:p>-0.00037747</text:p>
          </table:table-cell>
          <table:table-cell office:value-type="float" office:value="0.000053592026234" calcext:value-type="float">
            <text:p>0.000053592</text:p>
          </table:table-cell>
          <table:table-cell office:value-type="float" office:value="-0.00005359" calcext:value-type="float">
            <text:p>-0.0000535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22392719984" calcext:value-type="float">
            <text:p>-2.2392719984E-005</text:p>
          </table:table-cell>
          <table:table-cell office:value-type="float" office:value="0.00002239" calcext:value-type="float">
            <text:p>0.0000223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13118609786" calcext:value-type="float">
            <text:p>1.3118609786E-005</text:p>
          </table:table-cell>
          <table:table-cell office:value-type="float" office:value="-0.00001312" calcext:value-type="float">
            <text:p>-0.00001312</text:p>
          </table:table-cell>
          <table:table-cell office:value-type="float" office:value="0.00003413297236" calcext:value-type="float">
            <text:p>0.000034133</text:p>
          </table:table-cell>
          <table:table-cell office:value-type="float" office:value="-0.00003413" calcext:value-type="float">
            <text:p>-0.0000341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2340786159" calcext:value-type="float">
            <text:p>-2.340786159E-005</text:p>
          </table:table-cell>
          <table:table-cell office:value-type="float" office:value="0.00002341" calcext:value-type="float">
            <text:p>0.00002341</text:p>
          </table:table-cell>
          <table:table-cell office:value-type="float" office:value="0.000013813376427" calcext:value-type="float">
            <text:p>1.3813376427E-005</text:p>
          </table:table-cell>
          <table:table-cell office:value-type="float" office:value="-0.00001381" calcext:value-type="float">
            <text:p>-0.0000138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44347718358" calcext:value-type="float">
            <text:p>4.4347718358E-005</text:p>
          </table:table-cell>
          <table:table-cell office:value-type="float" office:value="-0.00004435" calcext:value-type="float">
            <text:p>-0.00004435</text:p>
          </table:table-cell>
          <table:table-cell office:value-type="float" office:value="0.0000418163836" calcext:value-type="float">
            <text:p>4.18163836E-005</text:p>
          </table:table-cell>
          <table:table-cell office:value-type="float" office:value="-0.00004182" calcext:value-type="float">
            <text:p>-0.00004182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343276187778" calcext:value-type="float">
            <text:p>0.0003432762</text:p>
          </table:table-cell>
          <table:table-cell office:value-type="float" office:value="-0.00034328" calcext:value-type="float">
            <text:p>-0.00034328</text:p>
          </table:table-cell>
          <table:table-cell office:value-type="float" office:value="0.000088214874268" calcext:value-type="float">
            <text:p>8.8214874268E-005</text:p>
          </table:table-cell>
          <table:table-cell office:value-type="float" office:value="-0.00008821" calcext:value-type="float">
            <text:p>-0.0000882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12526288629" calcext:value-type="float">
            <text:p>-1.2526288629E-005</text:p>
          </table:table-cell>
          <table:table-cell office:value-type="float" office:value="0.00001253" calcext:value-type="float">
            <text:p>0.0000125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32691285014" calcext:value-type="float">
            <text:p>-3.2691285014E-005</text:p>
          </table:table-cell>
          <table:table-cell office:value-type="float" office:value="0.00003269" calcext:value-type="float">
            <text:p>0.00003269</text:p>
          </table:table-cell>
          <table:table-cell office:value-type="float" office:value="-0.000063942745328" calcext:value-type="float">
            <text:p>-6.3942745328E-005</text:p>
          </table:table-cell>
          <table:table-cell office:value-type="float" office:value="0.00006394" calcext:value-type="float">
            <text:p>0.0000639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28904527426" calcext:value-type="float">
            <text:p>-2.8904527426E-005</text:p>
          </table:table-cell>
          <table:table-cell office:value-type="float" office:value="0.0000289" calcext:value-type="float">
            <text:p>0.0000289</text:p>
          </table:table-cell>
          <table:table-cell office:value-type="float" office:value="0.000016812235117" calcext:value-type="float">
            <text:p>1.6812235117E-005</text:p>
          </table:table-cell>
          <table:table-cell office:value-type="float" office:value="-0.00001681" calcext:value-type="float">
            <text:p>-0.0000168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54052099586" calcext:value-type="float">
            <text:p>-5.4052099586E-005</text:p>
          </table:table-cell>
          <table:table-cell office:value-type="float" office:value="0.00005405" calcext:value-type="float">
            <text:p>0.00005405</text:p>
          </table:table-cell>
          <table:table-cell office:value-type="float" office:value="0.000032311305404" calcext:value-type="float">
            <text:p>3.2311305404E-005</text:p>
          </table:table-cell>
          <table:table-cell office:value-type="float" office:value="-0.00003231" calcext:value-type="float">
            <text:p>-0.00003231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305125489831" calcext:value-type="float">
            <text:p>0.0003051255</text:p>
          </table:table-cell>
          <table:table-cell office:value-type="float" office:value="-0.00030513" calcext:value-type="float">
            <text:p>-0.00030513</text:p>
          </table:table-cell>
          <table:table-cell office:value-type="float" office:value="0.000131675973535" calcext:value-type="float">
            <text:p>0.000131676</text:p>
          </table:table-cell>
          <table:table-cell office:value-type="float" office:value="-0.00013168" calcext:value-type="float">
            <text:p>-0.0001316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44191256166" calcext:value-type="float">
            <text:p>-4.4191256166E-005</text:p>
          </table:table-cell>
          <table:table-cell office:value-type="float" office:value="0.00004419" calcext:value-type="float">
            <text:p>0.0000441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23642554879" calcext:value-type="float">
            <text:p>2.3642554879E-005</text:p>
          </table:table-cell>
          <table:table-cell office:value-type="float" office:value="-0.00002364" calcext:value-type="float">
            <text:p>-0.00002364</text:p>
          </table:table-cell>
          <table:table-cell office:value-type="float" office:value="-0.000001404434443" calcext:value-type="float">
            <text:p>-1.404434443E-006</text:p>
          </table:table-cell>
          <table:table-cell office:value-type="float" office:value="0.0000014" calcext:value-type="float">
            <text:p>0.000001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29902905226" calcext:value-type="float">
            <text:p>-2.9902905226E-005</text:p>
          </table:table-cell>
          <table:table-cell office:value-type="float" office:value="0.0000299" calcext:value-type="float">
            <text:p>0.0000299</text:p>
          </table:table-cell>
          <table:table-cell office:value-type="float" office:value="-0.000099822878838" calcext:value-type="float">
            <text:p>-9.9822878838E-005</text:p>
          </table:table-cell>
          <table:table-cell office:value-type="float" office:value="0.00009982" calcext:value-type="float">
            <text:p>0.0000998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68673864007" calcext:value-type="float">
            <text:p>-6.8673864007E-005</text:p>
          </table:table-cell>
          <table:table-cell office:value-type="float" office:value="0.00006867" calcext:value-type="float">
            <text:p>0.00006867</text:p>
          </table:table-cell>
          <table:table-cell office:value-type="float" office:value="0.000019416213036" calcext:value-type="float">
            <text:p>1.9416213036E-005</text:p>
          </table:table-cell>
          <table:table-cell office:value-type="float" office:value="-0.00001942" calcext:value-type="float">
            <text:p>-0.00001942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36065466702" calcext:value-type="float">
            <text:p>0.0003606547</text:p>
          </table:table-cell>
          <table:table-cell office:value-type="float" office:value="-0.00036065" calcext:value-type="float">
            <text:p>-0.00036065</text:p>
          </table:table-cell>
          <table:table-cell office:value-type="float" office:value="0.000014627352357" calcext:value-type="float">
            <text:p>1.4627352357E-005</text:p>
          </table:table-cell>
          <table:table-cell office:value-type="float" office:value="-0.00001463" calcext:value-type="float">
            <text:p>-0.0000146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24423003197" calcext:value-type="float">
            <text:p>0.000024423</text:p>
          </table:table-cell>
          <table:table-cell office:value-type="float" office:value="-0.00002442" calcext:value-type="float">
            <text:p>-0.0000244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30975788832" calcext:value-type="float">
            <text:p>-3.0975788832E-005</text:p>
          </table:table-cell>
          <table:table-cell office:value-type="float" office:value="0.00003098" calcext:value-type="float">
            <text:p>0.00003098</text:p>
          </table:table-cell>
          <table:table-cell office:value-type="float" office:value="-0.000022994354367" calcext:value-type="float">
            <text:p>-2.2994354367E-005</text:p>
          </table:table-cell>
          <table:table-cell office:value-type="float" office:value="0.00002299" calcext:value-type="float">
            <text:p>0.0000229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19090250134" calcext:value-type="float">
            <text:p>-1.9090250134E-005</text:p>
          </table:table-cell>
          <table:table-cell office:value-type="float" office:value="0.00001909" calcext:value-type="float">
            <text:p>0.00001909</text:p>
          </table:table-cell>
          <table:table-cell office:value-type="float" office:value="-0.000039152801037" calcext:value-type="float">
            <text:p>-3.9152801037E-005</text:p>
          </table:table-cell>
          <table:table-cell office:value-type="float" office:value="0.00003915" calcext:value-type="float">
            <text:p>0.0000391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77106058598" calcext:value-type="float">
            <text:p>7.7106058598E-005</text:p>
          </table:table-cell>
          <table:table-cell office:value-type="float" office:value="-0.00007711" calcext:value-type="float">
            <text:p>-0.00007711</text:p>
          </table:table-cell>
          <table:table-cell office:value-type="float" office:value="0.000042092055082" calcext:value-type="float">
            <text:p>4.2092055082E-005</text:p>
          </table:table-cell>
          <table:table-cell office:value-type="float" office:value="-0.00004209" calcext:value-type="float">
            <text:p>-0.00004209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247562304139" calcext:value-type="float">
            <text:p>0.0002475623</text:p>
          </table:table-cell>
          <table:table-cell office:value-type="float" office:value="-0.00024756" calcext:value-type="float">
            <text:p>-0.00024756</text:p>
          </table:table-cell>
          <table:table-cell office:value-type="float" office:value="0.000019736588001" calcext:value-type="float">
            <text:p>1.9736588001E-005</text:p>
          </table:table-cell>
          <table:table-cell office:value-type="float" office:value="-0.00001974" calcext:value-type="float">
            <text:p>-0.0000197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6065517664" calcext:value-type="float">
            <text:p>6.065517664E-005</text:p>
          </table:table-cell>
          <table:table-cell office:value-type="float" office:value="-0.00006066" calcext:value-type="float">
            <text:p>-0.0000606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16782432795" calcext:value-type="float">
            <text:p>-1.6782432795E-005</text:p>
          </table:table-cell>
          <table:table-cell office:value-type="float" office:value="0.00001678" calcext:value-type="float">
            <text:p>0.00001678</text:p>
          </table:table-cell>
          <table:table-cell office:value-type="float" office:value="-0.000032538548112" calcext:value-type="float">
            <text:p>-3.2538548112E-005</text:p>
          </table:table-cell>
          <table:table-cell office:value-type="float" office:value="0.00003254" calcext:value-type="float">
            <text:p>0.0000325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36733224988" calcext:value-type="float">
            <text:p>3.6733224988E-005</text:p>
          </table:table-cell>
          <table:table-cell office:value-type="float" office:value="-0.00003673" calcext:value-type="float">
            <text:p>-0.00003673</text:p>
          </table:table-cell>
          <table:table-cell office:value-type="float" office:value="-0.000002380460501" calcext:value-type="float">
            <text:p>-2.380460501E-006</text:p>
          </table:table-cell>
          <table:table-cell office:value-type="float" office:value="0.00000238" calcext:value-type="float">
            <text:p>0.0000023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51597133279" calcext:value-type="float">
            <text:p>5.1597133279E-005</text:p>
          </table:table-cell>
          <table:table-cell office:value-type="float" office:value="-0.0000516" calcext:value-type="float">
            <text:p>-0.0000516</text:p>
          </table:table-cell>
          <table:table-cell office:value-type="float" office:value="-0.000013537704945" calcext:value-type="float">
            <text:p>-1.3537704945E-005</text:p>
          </table:table-cell>
          <table:table-cell office:value-type="float" office:value="0.00001354" calcext:value-type="float">
            <text:p>0.00001354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279031693935" calcext:value-type="float">
            <text:p>0.0002790317</text:p>
          </table:table-cell>
          <table:table-cell office:value-type="float" office:value="-0.00027903" calcext:value-type="float">
            <text:p>-0.00027903</text:p>
          </table:table-cell>
          <table:table-cell office:value-type="float" office:value="0.000113163143396" calcext:value-type="float">
            <text:p>0.0001131631</text:p>
          </table:table-cell>
          <table:table-cell office:value-type="float" office:value="-0.00011316" calcext:value-type="float">
            <text:p>-0.0001131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02589076757" calcext:value-type="float">
            <text:p>2.589076757E-006</text:p>
          </table:table-cell>
          <table:table-cell office:value-type="float" office:value="-0.00000259" calcext:value-type="float">
            <text:p>-0.0000025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18179416656" calcext:value-type="float">
            <text:p>1.8179416656E-005</text:p>
          </table:table-cell>
          <table:table-cell office:value-type="float" office:value="-0.00001818" calcext:value-type="float">
            <text:p>-0.00001818</text:p>
          </table:table-cell>
          <table:table-cell office:value-type="float" office:value="-0.000003291293979" calcext:value-type="float">
            <text:p>-3.291293979E-006</text:p>
          </table:table-cell>
          <table:table-cell office:value-type="float" office:value="0.00000329" calcext:value-type="float">
            <text:p>0.0000032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14189630747" calcext:value-type="float">
            <text:p>-1.4189630747E-005</text:p>
          </table:table-cell>
          <table:table-cell office:value-type="float" office:value="0.00001419" calcext:value-type="float">
            <text:p>0.00001419</text:p>
          </table:table-cell>
          <table:table-cell office:value-type="float" office:value="0.000087765976787" calcext:value-type="float">
            <text:p>0.000087766</text:p>
          </table:table-cell>
          <table:table-cell office:value-type="float" office:value="-0.00008777" calcext:value-type="float">
            <text:p>-0.0000877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54977834225" calcext:value-type="float">
            <text:p>5.4977834225E-005</text:p>
          </table:table-cell>
          <table:table-cell office:value-type="float" office:value="-0.00005498" calcext:value-type="float">
            <text:p>-0.00005498</text:p>
          </table:table-cell>
          <table:table-cell office:value-type="float" office:value="0.000010872259736" calcext:value-type="float">
            <text:p>1.0872259736E-005</text:p>
          </table:table-cell>
          <table:table-cell office:value-type="float" office:value="-0.00001087" calcext:value-type="float">
            <text:p>-0.00001087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37787668407" calcext:value-type="float">
            <text:p>0.0003778767</text:p>
          </table:table-cell>
          <table:table-cell office:value-type="float" office:value="-0.00037788" calcext:value-type="float">
            <text:p>-0.00037788</text:p>
          </table:table-cell>
          <table:table-cell office:value-type="float" office:value="0.000119738280773" calcext:value-type="float">
            <text:p>0.0001197383</text:p>
          </table:table-cell>
          <table:table-cell office:value-type="float" office:value="-0.00011974" calcext:value-type="float">
            <text:p>-0.0001197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28356909752" calcext:value-type="float">
            <text:p>2.8356909752E-005</text:p>
          </table:table-cell>
          <table:table-cell office:value-type="float" office:value="-0.00002836" calcext:value-type="float">
            <text:p>-0.0000283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18756836653" calcext:value-type="float">
            <text:p>-1.8756836653E-005</text:p>
          </table:table-cell>
          <table:table-cell office:value-type="float" office:value="0.00001876" calcext:value-type="float">
            <text:p>0.00001876</text:p>
          </table:table-cell>
          <table:table-cell office:value-type="float" office:value="0.000073410570621" calcext:value-type="float">
            <text:p>7.3410570621E-005</text:p>
          </table:table-cell>
          <table:table-cell office:value-type="float" office:value="-0.00007341" calcext:value-type="float">
            <text:p>-0.0000734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102840363979" calcext:value-type="float">
            <text:p>0.0001028404</text:p>
          </table:table-cell>
          <table:table-cell office:value-type="float" office:value="-0.00010284" calcext:value-type="float">
            <text:p>-0.00010284</text:p>
          </table:table-cell>
          <table:table-cell office:value-type="float" office:value="0.000009139999747" calcext:value-type="float">
            <text:p>0.00000914</text:p>
          </table:table-cell>
          <table:table-cell office:value-type="float" office:value="-0.00000914" calcext:value-type="float">
            <text:p>-0.0000091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2277828753" calcext:value-type="float">
            <text:p>2.277828753E-005</text:p>
          </table:table-cell>
          <table:table-cell office:value-type="float" office:value="-0.00002278" calcext:value-type="float">
            <text:p>-0.00002278</text:p>
          </table:table-cell>
          <table:table-cell office:value-type="float" office:value="0.000024123117328" calcext:value-type="float">
            <text:p>2.4123117328E-005</text:p>
          </table:table-cell>
          <table:table-cell office:value-type="float" office:value="-0.00002412" calcext:value-type="float">
            <text:p>-0.00002412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375190749764" calcext:value-type="float">
            <text:p>0.0003751907</text:p>
          </table:table-cell>
          <table:table-cell office:value-type="float" office:value="-0.00037519" calcext:value-type="float">
            <text:p>-0.00037519</text:p>
          </table:table-cell>
          <table:table-cell office:value-type="float" office:value="0.000020498409867" calcext:value-type="float">
            <text:p>2.0498409867E-005</text:p>
          </table:table-cell>
          <table:table-cell office:value-type="float" office:value="-0.0000205" calcext:value-type="float">
            <text:p>-0.000020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127378851175" calcext:value-type="float">
            <text:p>0.0001273789</text:p>
          </table:table-cell>
          <table:table-cell office:value-type="float" office:value="-0.00012738" calcext:value-type="float">
            <text:p>-0.0001273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77594071627" calcext:value-type="float">
            <text:p>-7.7594071627E-005</text:p>
          </table:table-cell>
          <table:table-cell office:value-type="float" office:value="0.00007759" calcext:value-type="float">
            <text:p>0.00007759</text:p>
          </table:table-cell>
          <table:table-cell office:value-type="float" office:value="-0.000034090131521" calcext:value-type="float">
            <text:p>-3.4090131521E-005</text:p>
          </table:table-cell>
          <table:table-cell office:value-type="float" office:value="0.00003409" calcext:value-type="float">
            <text:p>0.0000340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58647245169" calcext:value-type="float">
            <text:p>-5.8647245169E-005</text:p>
          </table:table-cell>
          <table:table-cell office:value-type="float" office:value="0.00005865" calcext:value-type="float">
            <text:p>0.00005865</text:p>
          </table:table-cell>
          <table:table-cell office:value-type="float" office:value="0.000018185004592" calcext:value-type="float">
            <text:p>0.000018185</text:p>
          </table:table-cell>
          <table:table-cell office:value-type="float" office:value="-0.00001819" calcext:value-type="float">
            <text:p>-0.0000181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30051916838" calcext:value-type="float">
            <text:p>3.0051916838E-005</text:p>
          </table:table-cell>
          <table:table-cell office:value-type="float" office:value="-0.00003005" calcext:value-type="float">
            <text:p>-0.00003005</text:p>
          </table:table-cell>
          <table:table-cell office:value-type="float" office:value="-0.000006387010217" calcext:value-type="float">
            <text:p>-0.000006387</text:p>
          </table:table-cell>
          <table:table-cell office:value-type="float" office:value="0.00000639" calcext:value-type="float">
            <text:p>0.00000639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399984419346" calcext:value-type="float">
            <text:p>0.0003999844</text:p>
          </table:table-cell>
          <table:table-cell office:value-type="float" office:value="-0.00039998" calcext:value-type="float">
            <text:p>-0.00039998</text:p>
          </table:table-cell>
          <table:table-cell office:value-type="float" office:value="0.000055249780416" calcext:value-type="float">
            <text:p>5.5249780416E-005</text:p>
          </table:table-cell>
          <table:table-cell office:value-type="float" office:value="-0.00005525" calcext:value-type="float">
            <text:p>-0.0000552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115346163511" calcext:value-type="float">
            <text:p>0.0001153462</text:p>
          </table:table-cell>
          <table:table-cell office:value-type="float" office:value="-0.00011535" calcext:value-type="float">
            <text:p>-0.0001153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102711841464" calcext:value-type="float">
            <text:p>-0.0001027118</text:p>
          </table:table-cell>
          <table:table-cell office:value-type="float" office:value="0.00010271" calcext:value-type="float">
            <text:p>0.00010271</text:p>
          </table:table-cell>
          <table:table-cell office:value-type="float" office:value="-0.000008903443813" calcext:value-type="float">
            <text:p>-8.903443813E-006</text:p>
          </table:table-cell>
          <table:table-cell office:value-type="float" office:value="0.0000089" calcext:value-type="float">
            <text:p>0.000008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30731782317" calcext:value-type="float">
            <text:p>3.0731782317E-005</text:p>
          </table:table-cell>
          <table:table-cell office:value-type="float" office:value="-0.00003073" calcext:value-type="float">
            <text:p>-0.00003073</text:p>
          </table:table-cell>
          <table:table-cell office:value-type="float" office:value="-0.00007569976151" calcext:value-type="float">
            <text:p>-7.569976151E-005</text:p>
          </table:table-cell>
          <table:table-cell office:value-type="float" office:value="0.0000757" calcext:value-type="float">
            <text:p>0.000075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48995018005" calcext:value-type="float">
            <text:p>-0.000048995</text:p>
          </table:table-cell>
          <table:table-cell office:value-type="float" office:value="0.000049" calcext:value-type="float">
            <text:p>0.000049</text:p>
          </table:table-cell>
          <table:table-cell office:value-type="float" office:value="-0.00004848651588" calcext:value-type="float">
            <text:p>-4.848651588E-005</text:p>
          </table:table-cell>
          <table:table-cell office:value-type="float" office:value="0.00004849" calcext:value-type="float">
            <text:p>0.00004849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31354278326" calcext:value-type="float">
            <text:p>0.0003135428</text:p>
          </table:table-cell>
          <table:table-cell office:value-type="float" office:value="-0.00031354" calcext:value-type="float">
            <text:p>-0.00031354</text:p>
          </table:table-cell>
          <table:table-cell office:value-type="float" office:value="0.00016500800848" calcext:value-type="float">
            <text:p>0.000165008</text:p>
          </table:table-cell>
          <table:table-cell office:value-type="float" office:value="-0.00016501" calcext:value-type="float">
            <text:p>-0.0001650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137589871883" calcext:value-type="float">
            <text:p>0.0001375899</text:p>
          </table:table-cell>
          <table:table-cell office:value-type="float" office:value="-0.00013759" calcext:value-type="float">
            <text:p>-0.0001375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1067109406" calcext:value-type="float">
            <text:p>1.067109406E-005</text:p>
          </table:table-cell>
          <table:table-cell office:value-type="float" office:value="-0.00001067" calcext:value-type="float">
            <text:p>-0.00001067</text:p>
          </table:table-cell>
          <table:table-cell office:value-type="float" office:value="0.000062158331275" calcext:value-type="float">
            <text:p>6.2158331275E-005</text:p>
          </table:table-cell>
          <table:table-cell office:value-type="float" office:value="-0.00006216" calcext:value-type="float">
            <text:p>-0.0000621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20671635866" calcext:value-type="float">
            <text:p>2.0671635866E-005</text:p>
          </table:table-cell>
          <table:table-cell office:value-type="float" office:value="-0.00002067" calcext:value-type="float">
            <text:p>-0.00002067</text:p>
          </table:table-cell>
          <table:table-cell office:value-type="float" office:value="0.000017583370209" calcext:value-type="float">
            <text:p>1.7583370209E-005</text:p>
          </table:table-cell>
          <table:table-cell office:value-type="float" office:value="-0.00001758" calcext:value-type="float">
            <text:p>-0.0000175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4811771214" calcext:value-type="float">
            <text:p>4.811771214E-005</text:p>
          </table:table-cell>
          <table:table-cell office:value-type="float" office:value="-0.00004812" calcext:value-type="float">
            <text:p>-0.00004812</text:p>
          </table:table-cell>
          <table:table-cell office:value-type="float" office:value="-0.000049432739615" calcext:value-type="float">
            <text:p>-4.9432739615E-005</text:p>
          </table:table-cell>
          <table:table-cell office:value-type="float" office:value="0.00004943" calcext:value-type="float">
            <text:p>0.00004943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359324738383" calcext:value-type="float">
            <text:p>0.0003593247</text:p>
          </table:table-cell>
          <table:table-cell office:value-type="float" office:value="-0.00035932" calcext:value-type="float">
            <text:p>-0.00035932</text:p>
          </table:table-cell>
          <table:table-cell office:value-type="float" office:value="0.000141173601151" calcext:value-type="float">
            <text:p>0.0001411736</text:p>
          </table:table-cell>
          <table:table-cell office:value-type="float" office:value="-0.00014117" calcext:value-type="float">
            <text:p>-0.0001411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48231333494" calcext:value-type="float">
            <text:p>4.8231333494E-005</text:p>
          </table:table-cell>
          <table:table-cell office:value-type="float" office:value="-0.00004823" calcext:value-type="float">
            <text:p>-0.0000482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09331852198" calcext:value-type="float">
            <text:p>9.331852198E-006</text:p>
          </table:table-cell>
          <table:table-cell office:value-type="float" office:value="-0.00000933" calcext:value-type="float">
            <text:p>-0.00000933</text:p>
          </table:table-cell>
          <table:table-cell office:value-type="float" office:value="0.000096509233117" calcext:value-type="float">
            <text:p>9.6509233117E-005</text:p>
          </table:table-cell>
          <table:table-cell office:value-type="float" office:value="-0.00009651" calcext:value-type="float">
            <text:p>-0.0000965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30856579542" calcext:value-type="float">
            <text:p>3.0856579542E-005</text:p>
          </table:table-cell>
          <table:table-cell office:value-type="float" office:value="-0.00003086" calcext:value-type="float">
            <text:p>-0.00003086</text:p>
          </table:table-cell>
          <table:table-cell office:value-type="float" office:value="-0.000013699755073" calcext:value-type="float">
            <text:p>-1.3699755073E-005</text:p>
          </table:table-cell>
          <table:table-cell office:value-type="float" office:value="0.0000137" calcext:value-type="float">
            <text:p>0.000013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48568472266" calcext:value-type="float">
            <text:p>4.8568472266E-005</text:p>
          </table:table-cell>
          <table:table-cell office:value-type="float" office:value="-0.00004857" calcext:value-type="float">
            <text:p>-0.00004857</text:p>
          </table:table-cell>
          <table:table-cell office:value-type="float" office:value="-0.000032279640436" calcext:value-type="float">
            <text:p>-3.2279640436E-005</text:p>
          </table:table-cell>
          <table:table-cell office:value-type="float" office:value="0.00003228" calcext:value-type="float">
            <text:p>0.00003228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329986214638" calcext:value-type="float">
            <text:p>0.0003299862</text:p>
          </table:table-cell>
          <table:table-cell office:value-type="float" office:value="-0.00032999" calcext:value-type="float">
            <text:p>-0.00032999</text:p>
          </table:table-cell>
          <table:table-cell office:value-type="float" office:value="0.000074191018939" calcext:value-type="float">
            <text:p>0.000074191</text:p>
          </table:table-cell>
          <table:table-cell office:value-type="float" office:value="-0.00007419" calcext:value-type="float">
            <text:p>-0.0000741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09972602129" calcext:value-type="float">
            <text:p>9.972602129E-006</text:p>
          </table:table-cell>
          <table:table-cell office:value-type="float" office:value="-0.00000997" calcext:value-type="float">
            <text:p>-0.0000099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46543776989" calcext:value-type="float">
            <text:p>4.6543776989E-005</text:p>
          </table:table-cell>
          <table:table-cell office:value-type="float" office:value="-0.00004654" calcext:value-type="float">
            <text:p>-0.00004654</text:p>
          </table:table-cell>
          <table:table-cell office:value-type="float" office:value="0.000059396028519" calcext:value-type="float">
            <text:p>0.000059396</text:p>
          </table:table-cell>
          <table:table-cell office:value-type="float" office:value="-0.0000594" calcext:value-type="float">
            <text:p>-0.000059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62804669142" calcext:value-type="float">
            <text:p>6.2804669142E-005</text:p>
          </table:table-cell>
          <table:table-cell office:value-type="float" office:value="-0.0000628" calcext:value-type="float">
            <text:p>-0.0000628</text:p>
          </table:table-cell>
          <table:table-cell office:value-type="float" office:value="0.000018322840333" calcext:value-type="float">
            <text:p>1.8322840333E-005</text:p>
          </table:table-cell>
          <table:table-cell office:value-type="float" office:value="-0.00001832" calcext:value-type="float">
            <text:p>-0.0000183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19632279873" calcext:value-type="float">
            <text:p>1.9632279873E-005</text:p>
          </table:table-cell>
          <table:table-cell office:value-type="float" office:value="-0.00001963" calcext:value-type="float">
            <text:p>-0.00001963</text:p>
          </table:table-cell>
          <table:table-cell office:value-type="float" office:value="-0.000051435083151" calcext:value-type="float">
            <text:p>-5.1435083151E-005</text:p>
          </table:table-cell>
          <table:table-cell office:value-type="float" office:value="0.00005144" calcext:value-type="float">
            <text:p>0.00005144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30018016696" calcext:value-type="float">
            <text:p>0.0003001802</text:p>
          </table:table-cell>
          <table:table-cell office:value-type="float" office:value="-0.00030018" calcext:value-type="float">
            <text:p>-0.00030018</text:p>
          </table:table-cell>
          <table:table-cell office:value-type="float" office:value="0.000145053490996" calcext:value-type="float">
            <text:p>0.0001450535</text:p>
          </table:table-cell>
          <table:table-cell office:value-type="float" office:value="-0.00014505" calcext:value-type="float">
            <text:p>-0.0001450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22698193789" calcext:value-type="float">
            <text:p>2.2698193789E-005</text:p>
          </table:table-cell>
          <table:table-cell office:value-type="float" office:value="-0.0000227" calcext:value-type="float">
            <text:p>-0.000022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32054260373" calcext:value-type="float">
            <text:p>3.2054260373E-005</text:p>
          </table:table-cell>
          <table:table-cell office:value-type="float" office:value="-0.00003205" calcext:value-type="float">
            <text:p>-0.00003205</text:p>
          </table:table-cell>
          <table:table-cell office:value-type="float" office:value="0.000074660405517" calcext:value-type="float">
            <text:p>7.4660405517E-005</text:p>
          </table:table-cell>
          <table:table-cell office:value-type="float" office:value="-0.00007466" calcext:value-type="float">
            <text:p>-0.0000746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27732923627" calcext:value-type="float">
            <text:p>-2.7732923627E-005</text:p>
          </table:table-cell>
          <table:table-cell office:value-type="float" office:value="0.00002773" calcext:value-type="float">
            <text:p>0.00002773</text:p>
          </table:table-cell>
          <table:table-cell office:value-type="float" office:value="0.000036912038922" calcext:value-type="float">
            <text:p>0.000036912</text:p>
          </table:table-cell>
          <table:table-cell office:value-type="float" office:value="-0.00003691" calcext:value-type="float">
            <text:p>-0.0000369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23234635592" calcext:value-type="float">
            <text:p>2.3234635592E-005</text:p>
          </table:table-cell>
          <table:table-cell office:value-type="float" office:value="-0.00002323" calcext:value-type="float">
            <text:p>-0.00002323</text:p>
          </table:table-cell>
          <table:table-cell office:value-type="float" office:value="0.000058617442846" calcext:value-type="float">
            <text:p>5.8617442846E-005</text:p>
          </table:table-cell>
          <table:table-cell office:value-type="float" office:value="-0.00005862" calcext:value-type="float">
            <text:p>-0.00005862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354431569576" calcext:value-type="float">
            <text:p>0.0003544316</text:p>
          </table:table-cell>
          <table:table-cell office:value-type="float" office:value="-0.00035443" calcext:value-type="float">
            <text:p>-0.00035443</text:p>
          </table:table-cell>
          <table:table-cell office:value-type="float" office:value="-0.000030053779483" calcext:value-type="float">
            <text:p>-3.0053779483E-005</text:p>
          </table:table-cell>
          <table:table-cell office:value-type="float" office:value="0.00003005" calcext:value-type="float">
            <text:p>0.0000300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23741275072" calcext:value-type="float">
            <text:p>2.3741275072E-005</text:p>
          </table:table-cell>
          <table:table-cell office:value-type="float" office:value="-0.00002374" calcext:value-type="float">
            <text:p>-0.0000237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73356553912" calcext:value-type="float">
            <text:p>7.3356553912E-005</text:p>
          </table:table-cell>
          <table:table-cell office:value-type="float" office:value="-0.00007336" calcext:value-type="float">
            <text:p>-0.00007336</text:p>
          </table:table-cell>
          <table:table-cell office:value-type="float" office:value="0.00002546608448" calcext:value-type="float">
            <text:p>2.546608448E-005</text:p>
          </table:table-cell>
          <table:table-cell office:value-type="float" office:value="-0.00002547" calcext:value-type="float">
            <text:p>-0.0000254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124977901578" calcext:value-type="float">
            <text:p>0.0001249779</text:p>
          </table:table-cell>
          <table:table-cell office:value-type="float" office:value="-0.00012498" calcext:value-type="float">
            <text:p>-0.00012498</text:p>
          </table:table-cell>
          <table:table-cell office:value-type="float" office:value="0.000056523829699" calcext:value-type="float">
            <text:p>5.6523829699E-005</text:p>
          </table:table-cell>
          <table:table-cell office:value-type="float" office:value="-0.00005652" calcext:value-type="float">
            <text:p>-0.0000565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82321465015" calcext:value-type="float">
            <text:p>-8.2321465015E-005</text:p>
          </table:table-cell>
          <table:table-cell office:value-type="float" office:value="0.00008232" calcext:value-type="float">
            <text:p>0.00008232</text:p>
          </table:table-cell>
          <table:table-cell office:value-type="float" office:value="0.000025948509574" calcext:value-type="float">
            <text:p>2.5948509574E-005</text:p>
          </table:table-cell>
          <table:table-cell office:value-type="float" office:value="-0.00002595" calcext:value-type="float">
            <text:p>-0.00002595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348435714841" calcext:value-type="float">
            <text:p>0.0003484357</text:p>
          </table:table-cell>
          <table:table-cell office:value-type="float" office:value="-0.00034844" calcext:value-type="float">
            <text:p>-0.00034844</text:p>
          </table:table-cell>
          <table:table-cell office:value-type="float" office:value="0.000132823362947" calcext:value-type="float">
            <text:p>0.0001328234</text:p>
          </table:table-cell>
          <table:table-cell office:value-type="float" office:value="-0.00013282" calcext:value-type="float">
            <text:p>-0.0001328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63627958298" calcext:value-type="float">
            <text:p>0.000063628</text:p>
          </table:table-cell>
          <table:table-cell office:value-type="float" office:value="-0.00006363" calcext:value-type="float">
            <text:p>-0.0000636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57207420468" calcext:value-type="float">
            <text:p>5.7207420468E-005</text:p>
          </table:table-cell>
          <table:table-cell office:value-type="float" office:value="-0.00005721" calcext:value-type="float">
            <text:p>-0.00005721</text:p>
          </table:table-cell>
          <table:table-cell office:value-type="float" office:value="0.00001404620707" calcext:value-type="float">
            <text:p>1.404620707E-005</text:p>
          </table:table-cell>
          <table:table-cell office:value-type="float" office:value="-0.00001405" calcext:value-type="float">
            <text:p>-0.0000140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48112124205" calcext:value-type="float">
            <text:p>4.8112124205E-005</text:p>
          </table:table-cell>
          <table:table-cell office:value-type="float" office:value="-0.00004811" calcext:value-type="float">
            <text:p>-0.00004811</text:p>
          </table:table-cell>
          <table:table-cell office:value-type="float" office:value="-0.000006495043635" calcext:value-type="float">
            <text:p>-0.000006495</text:p>
          </table:table-cell>
          <table:table-cell office:value-type="float" office:value="0.0000065" calcext:value-type="float">
            <text:p>0.000006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20546838641" calcext:value-type="float">
            <text:p>-2.0546838641E-005</text:p>
          </table:table-cell>
          <table:table-cell office:value-type="float" office:value="0.00002055" calcext:value-type="float">
            <text:p>0.00002055</text:p>
          </table:table-cell>
          <table:table-cell office:value-type="float" office:value="0.000029213726521" calcext:value-type="float">
            <text:p>2.9213726521E-005</text:p>
          </table:table-cell>
          <table:table-cell office:value-type="float" office:value="-0.00002921" calcext:value-type="float">
            <text:p>-0.00002921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326851382852" calcext:value-type="float">
            <text:p>0.0003268514</text:p>
          </table:table-cell>
          <table:table-cell office:value-type="float" office:value="-0.00032685" calcext:value-type="float">
            <text:p>-0.00032685</text:p>
          </table:table-cell>
          <table:table-cell office:value-type="float" office:value="0.000129794701934" calcext:value-type="float">
            <text:p>0.0001297947</text:p>
          </table:table-cell>
          <table:table-cell office:value-type="float" office:value="-0.00012979" calcext:value-type="float">
            <text:p>-0.0001297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31532719731" calcext:value-type="float">
            <text:p>3.1532719731E-005</text:p>
          </table:table-cell>
          <table:table-cell office:value-type="float" office:value="-0.00003153" calcext:value-type="float">
            <text:p>-0.0000315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7651373744" calcext:value-type="float">
            <text:p>7.651373744E-005</text:p>
          </table:table-cell>
          <table:table-cell office:value-type="float" office:value="-0.00007651" calcext:value-type="float">
            <text:p>-0.00007651</text:p>
          </table:table-cell>
          <table:table-cell office:value-type="float" office:value="0.000028470531106" calcext:value-type="float">
            <text:p>2.8470531106E-005</text:p>
          </table:table-cell>
          <table:table-cell office:value-type="float" office:value="-0.00002847" calcext:value-type="float">
            <text:p>-0.0000284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14785677195" calcext:value-type="float">
            <text:p>1.4785677195E-005</text:p>
          </table:table-cell>
          <table:table-cell office:value-type="float" office:value="-0.00001479" calcext:value-type="float">
            <text:p>-0.00001479</text:p>
          </table:table-cell>
          <table:table-cell office:value-type="float" office:value="0.000024931505322" calcext:value-type="float">
            <text:p>2.4931505322E-005</text:p>
          </table:table-cell>
          <table:table-cell office:value-type="float" office:value="-0.00002493" calcext:value-type="float">
            <text:p>-0.0000249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09167939425" calcext:value-type="float">
            <text:p>-9.167939425E-006</text:p>
          </table:table-cell>
          <table:table-cell office:value-type="float" office:value="0.00000917" calcext:value-type="float">
            <text:p>0.00000917</text:p>
          </table:table-cell>
          <table:table-cell office:value-type="float" office:value="-0.000030405819416" calcext:value-type="float">
            <text:p>-3.0405819416E-005</text:p>
          </table:table-cell>
          <table:table-cell office:value-type="float" office:value="0.00003041" calcext:value-type="float">
            <text:p>0.00003041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31204521656" calcext:value-type="float">
            <text:p>0.0003120452</text:p>
          </table:table-cell>
          <table:table-cell office:value-type="float" office:value="-0.00031205" calcext:value-type="float">
            <text:p>-0.00031205</text:p>
          </table:table-cell>
          <table:table-cell office:value-type="float" office:value="0.000075276941061" calcext:value-type="float">
            <text:p>7.5276941061E-005</text:p>
          </table:table-cell>
          <table:table-cell office:value-type="float" office:value="-0.00007528" calcext:value-type="float">
            <text:p>-0.0000752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20107254386" calcext:value-type="float">
            <text:p>-2.0107254386E-005</text:p>
          </table:table-cell>
          <table:table-cell office:value-type="float" office:value="0.00002011" calcext:value-type="float">
            <text:p>0.000020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1316703856" calcext:value-type="float">
            <text:p>0.000013167</text:p>
          </table:table-cell>
          <table:table-cell office:value-type="float" office:value="-0.00001317" calcext:value-type="float">
            <text:p>-0.00001317</text:p>
          </table:table-cell>
          <table:table-cell office:value-type="float" office:value="-0.000167084857821" calcext:value-type="float">
            <text:p>-0.0001670849</text:p>
          </table:table-cell>
          <table:table-cell office:value-type="float" office:value="0.00016708" calcext:value-type="float">
            <text:p>0.0001670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96211209893" calcext:value-type="float">
            <text:p>9.6211209893E-005</text:p>
          </table:table-cell>
          <table:table-cell office:value-type="float" office:value="-0.00009621" calcext:value-type="float">
            <text:p>-0.00009621</text:p>
          </table:table-cell>
          <table:table-cell office:value-type="float" office:value="0.000054171308875" calcext:value-type="float">
            <text:p>5.4171308875E-005</text:p>
          </table:table-cell>
          <table:table-cell office:value-type="float" office:value="-0.00005417" calcext:value-type="float">
            <text:p>-0.0000541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03011897206" calcext:value-type="float">
            <text:p>-3.011897206E-006</text:p>
          </table:table-cell>
          <table:table-cell office:value-type="float" office:value="0.00000301" calcext:value-type="float">
            <text:p>0.00000301</text:p>
          </table:table-cell>
          <table:table-cell office:value-type="float" office:value="0.00001110881567" calcext:value-type="float">
            <text:p>1.110881567E-005</text:p>
          </table:table-cell>
          <table:table-cell office:value-type="float" office:value="-0.00001111" calcext:value-type="float">
            <text:p>-0.00001111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368764624" calcext:value-type="float">
            <text:p>0.0003687646</text:p>
          </table:table-cell>
          <table:table-cell office:value-type="float" office:value="-0.00036876" calcext:value-type="float">
            <text:p>-0.00036876</text:p>
          </table:table-cell>
          <table:table-cell office:value-type="float" office:value="0.000021671876311" calcext:value-type="float">
            <text:p>2.1671876311E-005</text:p>
          </table:table-cell>
          <table:table-cell office:value-type="float" office:value="-0.00002167" calcext:value-type="float">
            <text:p>-0.0000216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98964199424" calcext:value-type="float">
            <text:p>9.8964199424E-005</text:p>
          </table:table-cell>
          <table:table-cell office:value-type="float" office:value="-0.00009896" calcext:value-type="float">
            <text:p>-0.0000989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48413872719" calcext:value-type="float">
            <text:p>4.8413872719E-005</text:p>
          </table:table-cell>
          <table:table-cell office:value-type="float" office:value="-0.00004841" calcext:value-type="float">
            <text:p>-0.00004841</text:p>
          </table:table-cell>
          <table:table-cell office:value-type="float" office:value="-0.000065959990025" calcext:value-type="float">
            <text:p>-0.00006596</text:p>
          </table:table-cell>
          <table:table-cell office:value-type="float" office:value="0.00006596" calcext:value-type="float">
            <text:p>0.0000659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095423311" calcext:value-type="float">
            <text:p>9.5423311E-006</text:p>
          </table:table-cell>
          <table:table-cell office:value-type="float" office:value="-0.00000954" calcext:value-type="float">
            <text:p>-0.00000954</text:p>
          </table:table-cell>
          <table:table-cell office:value-type="float" office:value="0.000000504776835" calcext:value-type="float">
            <text:p>5.04776835E-007</text:p>
          </table:table-cell>
          <table:table-cell office:value-type="float" office:value="-0.0000005" calcext:value-type="float">
            <text:p>-0.000000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21619722247" calcext:value-type="float">
            <text:p>-2.1619722247E-005</text:p>
          </table:table-cell>
          <table:table-cell office:value-type="float" office:value="0.00002162" calcext:value-type="float">
            <text:p>0.00002162</text:p>
          </table:table-cell>
          <table:table-cell office:value-type="float" office:value="-0.000017624348402" calcext:value-type="float">
            <text:p>-1.7624348402E-005</text:p>
          </table:table-cell>
          <table:table-cell office:value-type="float" office:value="0.00001762" calcext:value-type="float">
            <text:p>0.00001762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359386205673" calcext:value-type="float">
            <text:p>0.0003593862</text:p>
          </table:table-cell>
          <table:table-cell office:value-type="float" office:value="-0.00035939" calcext:value-type="float">
            <text:p>-0.00035939</text:p>
          </table:table-cell>
          <table:table-cell office:value-type="float" office:value="0.000085674226284" calcext:value-type="float">
            <text:p>8.5674226284E-005</text:p>
          </table:table-cell>
          <table:table-cell office:value-type="float" office:value="-0.00008567" calcext:value-type="float">
            <text:p>-0.0000856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70532783866" calcext:value-type="float">
            <text:p>7.0532783866E-005</text:p>
          </table:table-cell>
          <table:table-cell office:value-type="float" office:value="-0.00007053" calcext:value-type="float">
            <text:p>-0.0000705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01283362508" calcext:value-type="float">
            <text:p>1.283362508E-006</text:p>
          </table:table-cell>
          <table:table-cell office:value-type="float" office:value="-0.00000128" calcext:value-type="float">
            <text:p>-0.00000128</text:p>
          </table:table-cell>
          <table:table-cell office:value-type="float" office:value="-0.000023601576686" calcext:value-type="float">
            <text:p>-2.3601576686E-005</text:p>
          </table:table-cell>
          <table:table-cell office:value-type="float" office:value="0.0000236" calcext:value-type="float">
            <text:p>0.000023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02421438694" calcext:value-type="float">
            <text:p>2.421438694E-006</text:p>
          </table:table-cell>
          <table:table-cell office:value-type="float" office:value="-0.00000242" calcext:value-type="float">
            <text:p>-0.00000242</text:p>
          </table:table-cell>
          <table:table-cell office:value-type="float" office:value="0.00002065487206" calcext:value-type="float">
            <text:p>2.065487206E-005</text:p>
          </table:table-cell>
          <table:table-cell office:value-type="float" office:value="-0.00002065" calcext:value-type="float">
            <text:p>-0.0000206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54182484746" calcext:value-type="float">
            <text:p>-5.4182484746E-005</text:p>
          </table:table-cell>
          <table:table-cell office:value-type="float" office:value="0.00005418" calcext:value-type="float">
            <text:p>0.00005418</text:p>
          </table:table-cell>
          <table:table-cell office:value-type="float" office:value="0.000022850930691" calcext:value-type="float">
            <text:p>2.2850930691E-005</text:p>
          </table:table-cell>
          <table:table-cell office:value-type="float" office:value="-0.00002285" calcext:value-type="float">
            <text:p>-0.00002285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372253358364" calcext:value-type="float">
            <text:p>0.0003722534</text:p>
          </table:table-cell>
          <table:table-cell office:value-type="float" office:value="-0.00037225" calcext:value-type="float">
            <text:p>-0.00037225</text:p>
          </table:table-cell>
          <table:table-cell office:value-type="float" office:value="0.000124979764223" calcext:value-type="float">
            <text:p>0.0001249798</text:p>
          </table:table-cell>
          <table:table-cell office:value-type="float" office:value="-0.00012498" calcext:value-type="float">
            <text:p>-0.0001249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34276396036" calcext:value-type="float">
            <text:p>3.4276396036E-005</text:p>
          </table:table-cell>
          <table:table-cell office:value-type="float" office:value="-0.00003428" calcext:value-type="float">
            <text:p>-0.0000342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60005113482" calcext:value-type="float">
            <text:p>-6.0005113482E-005</text:p>
          </table:table-cell>
          <table:table-cell office:value-type="float" office:value="0.00006001" calcext:value-type="float">
            <text:p>0.00006001</text:p>
          </table:table-cell>
          <table:table-cell office:value-type="float" office:value="-0.000019477680326" calcext:value-type="float">
            <text:p>-1.9477680326E-005</text:p>
          </table:table-cell>
          <table:table-cell office:value-type="float" office:value="0.00001948" calcext:value-type="float">
            <text:p>0.0000194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01538544893" calcext:value-type="float">
            <text:p>1.538544893E-006</text:p>
          </table:table-cell>
          <table:table-cell office:value-type="float" office:value="-0.00000154" calcext:value-type="float">
            <text:p>-0.00000154</text:p>
          </table:table-cell>
          <table:table-cell office:value-type="float" office:value="-0.000032788142562" calcext:value-type="float">
            <text:p>-3.2788142562E-005</text:p>
          </table:table-cell>
          <table:table-cell office:value-type="float" office:value="0.00003279" calcext:value-type="float">
            <text:p>0.0000327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05358830094" calcext:value-type="float">
            <text:p>5.358830094E-006</text:p>
          </table:table-cell>
          <table:table-cell office:value-type="float" office:value="-0.00000536" calcext:value-type="float">
            <text:p>-0.00000536</text:p>
          </table:table-cell>
          <table:table-cell office:value-type="float" office:value="0.000015771016479" calcext:value-type="float">
            <text:p>0.000015771</text:p>
          </table:table-cell>
          <table:table-cell office:value-type="float" office:value="-0.00001577" calcext:value-type="float">
            <text:p>-0.00001577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368097797036" calcext:value-type="float">
            <text:p>0.0003680978</text:p>
          </table:table-cell>
          <table:table-cell office:value-type="float" office:value="-0.0003681" calcext:value-type="float">
            <text:p>-0.0003681</text:p>
          </table:table-cell>
          <table:table-cell office:value-type="float" office:value="-0.00001684576273" calcext:value-type="float">
            <text:p>-1.684576273E-005</text:p>
          </table:table-cell>
          <table:table-cell office:value-type="float" office:value="0.00001685" calcext:value-type="float">
            <text:p>0.0000168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70570036769" calcext:value-type="float">
            <text:p>0.00007057</text:p>
          </table:table-cell>
          <table:table-cell office:value-type="float" office:value="-0.00007057" calcext:value-type="float">
            <text:p>-0.0000705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32257288694" calcext:value-type="float">
            <text:p>3.2257288694E-005</text:p>
          </table:table-cell>
          <table:table-cell office:value-type="float" office:value="-0.00003226" calcext:value-type="float">
            <text:p>-0.00003226</text:p>
          </table:table-cell>
          <table:table-cell office:value-type="float" office:value="-0.000048091635108" calcext:value-type="float">
            <text:p>-4.8091635108E-005</text:p>
          </table:table-cell>
          <table:table-cell office:value-type="float" office:value="0.00004809" calcext:value-type="float">
            <text:p>0.0000480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25365501642" calcext:value-type="float">
            <text:p>-2.5365501642E-005</text:p>
          </table:table-cell>
          <table:table-cell office:value-type="float" office:value="0.00002537" calcext:value-type="float">
            <text:p>0.00002537</text:p>
          </table:table-cell>
          <table:table-cell office:value-type="float" office:value="-0.000006092712283" calcext:value-type="float">
            <text:p>-6.092712283E-006</text:p>
          </table:table-cell>
          <table:table-cell office:value-type="float" office:value="0.00000609" calcext:value-type="float">
            <text:p>0.0000060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11183321476" calcext:value-type="float">
            <text:p>-1.1183321476E-005</text:p>
          </table:table-cell>
          <table:table-cell office:value-type="float" office:value="0.00001118" calcext:value-type="float">
            <text:p>0.00001118</text:p>
          </table:table-cell>
          <table:table-cell office:value-type="float" office:value="-0.000100677832961" calcext:value-type="float">
            <text:p>-0.0001006778</text:p>
          </table:table-cell>
          <table:table-cell office:value-type="float" office:value="0.00010068" calcext:value-type="float">
            <text:p>0.00010068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403460115194" calcext:value-type="float">
            <text:p>0.0004034601</text:p>
          </table:table-cell>
          <table:table-cell office:value-type="float" office:value="-0.00040346" calcext:value-type="float">
            <text:p>-0.00040346</text:p>
          </table:table-cell>
          <table:table-cell office:value-type="float" office:value="0.000072188675404" calcext:value-type="float">
            <text:p>7.2188675404E-005</text:p>
          </table:table-cell>
          <table:table-cell office:value-type="float" office:value="-0.00007219" calcext:value-type="float">
            <text:p>-0.0000721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63382089138" calcext:value-type="float">
            <text:p>6.3382089138E-005</text:p>
          </table:table-cell>
          <table:table-cell office:value-type="float" office:value="-0.00006338" calcext:value-type="float">
            <text:p>-0.0000633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29815360904" calcext:value-type="float">
            <text:p>-2.9815360904E-005</text:p>
          </table:table-cell>
          <table:table-cell office:value-type="float" office:value="0.00002982" calcext:value-type="float">
            <text:p>0.00002982</text:p>
          </table:table-cell>
          <table:table-cell office:value-type="float" office:value="-0.000002732500434" calcext:value-type="float">
            <text:p>-2.732500434E-006</text:p>
          </table:table-cell>
          <table:table-cell office:value-type="float" office:value="0.00000273" calcext:value-type="float">
            <text:p>0.0000027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73071569204" calcext:value-type="float">
            <text:p>-7.3071569204E-005</text:p>
          </table:table-cell>
          <table:table-cell office:value-type="float" office:value="0.00007307" calcext:value-type="float">
            <text:p>0.00007307</text:p>
          </table:table-cell>
          <table:table-cell office:value-type="float" office:value="-0.000080566853285" calcext:value-type="float">
            <text:p>-8.0566853285E-005</text:p>
          </table:table-cell>
          <table:table-cell office:value-type="float" office:value="0.00008057" calcext:value-type="float">
            <text:p>0.0000805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65805390477" calcext:value-type="float">
            <text:p>6.5805390477E-005</text:p>
          </table:table-cell>
          <table:table-cell office:value-type="float" office:value="-0.00006581" calcext:value-type="float">
            <text:p>-0.00006581</text:p>
          </table:table-cell>
          <table:table-cell office:value-type="float" office:value="-0.000002356246114" calcext:value-type="float">
            <text:p>-2.356246114E-006</text:p>
          </table:table-cell>
          <table:table-cell office:value-type="float" office:value="0.00000236" calcext:value-type="float">
            <text:p>0.00000236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366108492017" calcext:value-type="float">
            <text:p>0.0003661085</text:p>
          </table:table-cell>
          <table:table-cell office:value-type="float" office:value="-0.00036611" calcext:value-type="float">
            <text:p>-0.00036611</text:p>
          </table:table-cell>
          <table:table-cell office:value-type="float" office:value="0.000157933682203" calcext:value-type="float">
            <text:p>0.0001579337</text:p>
          </table:table-cell>
          <table:table-cell office:value-type="float" office:value="-0.00015793" calcext:value-type="float">
            <text:p>-0.0001579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17127022147" calcext:value-type="float">
            <text:p>0.000017127</text:p>
          </table:table-cell>
          <table:table-cell office:value-type="float" office:value="-0.00001713" calcext:value-type="float">
            <text:p>-0.0000171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74092298746" calcext:value-type="float">
            <text:p>-7.4092298746E-005</text:p>
          </table:table-cell>
          <table:table-cell office:value-type="float" office:value="0.00007409" calcext:value-type="float">
            <text:p>0.00007409</text:p>
          </table:table-cell>
          <table:table-cell office:value-type="float" office:value="-0.000026986002922" calcext:value-type="float">
            <text:p>-0.000026986</text:p>
          </table:table-cell>
          <table:table-cell office:value-type="float" office:value="0.00002699" calcext:value-type="float">
            <text:p>0.0000269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13925135136" calcext:value-type="float">
            <text:p>1.3925135136E-005</text:p>
          </table:table-cell>
          <table:table-cell office:value-type="float" office:value="-0.00001393" calcext:value-type="float">
            <text:p>-0.00001393</text:p>
          </table:table-cell>
          <table:table-cell office:value-type="float" office:value="0.000040821731091" calcext:value-type="float">
            <text:p>4.0821731091E-005</text:p>
          </table:table-cell>
          <table:table-cell office:value-type="float" office:value="-0.00004082" calcext:value-type="float">
            <text:p>-0.0000408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0206194818" calcext:value-type="float">
            <text:p>-2.06194818E-006</text:p>
          </table:table-cell>
          <table:table-cell office:value-type="float" office:value="0.00000206" calcext:value-type="float">
            <text:p>0.00000206</text:p>
          </table:table-cell>
          <table:table-cell office:value-type="float" office:value="-0.000013336539268" calcext:value-type="float">
            <text:p>-1.3336539268E-005</text:p>
          </table:table-cell>
          <table:table-cell office:value-type="float" office:value="0.00001334" calcext:value-type="float">
            <text:p>0.00001334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305514782667" calcext:value-type="float">
            <text:p>0.0003055148</text:p>
          </table:table-cell>
          <table:table-cell office:value-type="float" office:value="-0.00030551" calcext:value-type="float">
            <text:p>-0.00030551</text:p>
          </table:table-cell>
          <table:table-cell office:value-type="float" office:value="0.000088967382908" calcext:value-type="float">
            <text:p>8.8967382908E-005</text:p>
          </table:table-cell>
          <table:table-cell office:value-type="float" office:value="-0.00008897" calcext:value-type="float">
            <text:p>-0.0000889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08905306458" calcext:value-type="float">
            <text:p>-8.905306458E-006</text:p>
          </table:table-cell>
          <table:table-cell office:value-type="float" office:value="0.00000891" calcext:value-type="float">
            <text:p>0.0000089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43749809265" calcext:value-type="float">
            <text:p>-4.3749809265E-005</text:p>
          </table:table-cell>
          <table:table-cell office:value-type="float" office:value="0.00004375" calcext:value-type="float">
            <text:p>0.00004375</text:p>
          </table:table-cell>
          <table:table-cell office:value-type="float" office:value="0.000084118917584" calcext:value-type="float">
            <text:p>8.4118917584E-005</text:p>
          </table:table-cell>
          <table:table-cell office:value-type="float" office:value="-0.00008412" calcext:value-type="float">
            <text:p>-0.0000841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37120655179" calcext:value-type="float">
            <text:p>3.7120655179E-005</text:p>
          </table:table-cell>
          <table:table-cell office:value-type="float" office:value="-0.00003712" calcext:value-type="float">
            <text:p>-0.00003712</text:p>
          </table:table-cell>
          <table:table-cell office:value-type="float" office:value="-0.000064985826612" calcext:value-type="float">
            <text:p>-6.4985826612E-005</text:p>
          </table:table-cell>
          <table:table-cell office:value-type="float" office:value="0.00006499" calcext:value-type="float">
            <text:p>0.0000649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12725405395" calcext:value-type="float">
            <text:p>0.0001272541</text:p>
          </table:table-cell>
          <table:table-cell office:value-type="float" office:value="-0.00012725" calcext:value-type="float">
            <text:p>-0.00012725</text:p>
          </table:table-cell>
          <table:table-cell office:value-type="float" office:value="-0.000073663890362" calcext:value-type="float">
            <text:p>-7.3663890362E-005</text:p>
          </table:table-cell>
          <table:table-cell office:value-type="float" office:value="0.00007366" calcext:value-type="float">
            <text:p>0.00007366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333881005645" calcext:value-type="float">
            <text:p>0.000333881</text:p>
          </table:table-cell>
          <table:table-cell office:value-type="float" office:value="-0.00033388" calcext:value-type="float">
            <text:p>-0.00033388</text:p>
          </table:table-cell>
          <table:table-cell office:value-type="float" office:value="0.000076808035374" calcext:value-type="float">
            <text:p>0.000076808</text:p>
          </table:table-cell>
          <table:table-cell office:value-type="float" office:value="-0.00007681" calcext:value-type="float">
            <text:p>-0.0000768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10335817933" calcext:value-type="float">
            <text:p>1.0335817933E-005</text:p>
          </table:table-cell>
          <table:table-cell office:value-type="float" office:value="-0.00001034" calcext:value-type="float">
            <text:p>-0.0000103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22742897272" calcext:value-type="float">
            <text:p>-2.2742897272E-005</text:p>
          </table:table-cell>
          <table:table-cell office:value-type="float" office:value="0.00002274" calcext:value-type="float">
            <text:p>0.00002274</text:p>
          </table:table-cell>
          <table:table-cell office:value-type="float" office:value="-0.000069163739681" calcext:value-type="float">
            <text:p>-6.9163739681E-005</text:p>
          </table:table-cell>
          <table:table-cell office:value-type="float" office:value="0.00006916" calcext:value-type="float">
            <text:p>0.0000691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03347173333" calcext:value-type="float">
            <text:p>3.347173333E-006</text:p>
          </table:table-cell>
          <table:table-cell office:value-type="float" office:value="-0.00000335" calcext:value-type="float">
            <text:p>-0.00000335</text:p>
          </table:table-cell>
          <table:table-cell office:value-type="float" office:value="0.000074753537774" calcext:value-type="float">
            <text:p>7.4753537774E-005</text:p>
          </table:table-cell>
          <table:table-cell office:value-type="float" office:value="-0.00007475" calcext:value-type="float">
            <text:p>-0.0000747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01072883606" calcext:value-type="float">
            <text:p>1.072883606E-006</text:p>
          </table:table-cell>
          <table:table-cell office:value-type="float" office:value="-0.00000107" calcext:value-type="float">
            <text:p>-0.00000107</text:p>
          </table:table-cell>
          <table:table-cell office:value-type="float" office:value="-0.000009110197425" calcext:value-type="float">
            <text:p>-9.110197425E-006</text:p>
          </table:table-cell>
          <table:table-cell office:value-type="float" office:value="0.00000911" calcext:value-type="float">
            <text:p>0.00000911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42088329792" calcext:value-type="float">
            <text:p>0.0004208833</text:p>
          </table:table-cell>
          <table:table-cell office:value-type="float" office:value="-0.00042088" calcext:value-type="float">
            <text:p>-0.00042088</text:p>
          </table:table-cell>
          <table:table-cell office:value-type="float" office:value="0.000086769461632" calcext:value-type="float">
            <text:p>8.6769461632E-005</text:p>
          </table:table-cell>
          <table:table-cell office:value-type="float" office:value="-0.00008677" calcext:value-type="float">
            <text:p>-0.0000867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19615516067" calcext:value-type="float">
            <text:p>-1.9615516067E-005</text:p>
          </table:table-cell>
          <table:table-cell office:value-type="float" office:value="0.00001962" calcext:value-type="float">
            <text:p>0.0000196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135129317641" calcext:value-type="float">
            <text:p>-0.0001351293</text:p>
          </table:table-cell>
          <table:table-cell office:value-type="float" office:value="0.00013513" calcext:value-type="float">
            <text:p>0.00013513</text:p>
          </table:table-cell>
          <table:table-cell office:value-type="float" office:value="0.000003911554813" calcext:value-type="float">
            <text:p>3.911554813E-006</text:p>
          </table:table-cell>
          <table:table-cell office:value-type="float" office:value="-0.00000391" calcext:value-type="float">
            <text:p>-0.0000039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03233551979" calcext:value-type="float">
            <text:p>3.233551979E-006</text:p>
          </table:table-cell>
          <table:table-cell office:value-type="float" office:value="-0.00000323" calcext:value-type="float">
            <text:p>-0.00000323</text:p>
          </table:table-cell>
          <table:table-cell office:value-type="float" office:value="-0.000112811103463" calcext:value-type="float">
            <text:p>-0.0001128111</text:p>
          </table:table-cell>
          <table:table-cell office:value-type="float" office:value="0.00011281" calcext:value-type="float">
            <text:p>0.0001128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1828186214" calcext:value-type="float">
            <text:p>-1.828186214E-005</text:p>
          </table:table-cell>
          <table:table-cell office:value-type="float" office:value="0.00001828" calcext:value-type="float">
            <text:p>0.00001828</text:p>
          </table:table-cell>
          <table:table-cell office:value-type="float" office:value="0.000039694830775" calcext:value-type="float">
            <text:p>3.9694830775E-005</text:p>
          </table:table-cell>
          <table:table-cell office:value-type="float" office:value="-0.00003969" calcext:value-type="float">
            <text:p>-0.00003969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353816896677" calcext:value-type="float">
            <text:p>0.0003538169</text:p>
          </table:table-cell>
          <table:table-cell office:value-type="float" office:value="-0.00035382" calcext:value-type="float">
            <text:p>-0.00035382</text:p>
          </table:table-cell>
          <table:table-cell office:value-type="float" office:value="0.000052724033594" calcext:value-type="float">
            <text:p>0.000052724</text:p>
          </table:table-cell>
          <table:table-cell office:value-type="float" office:value="-0.00005272" calcext:value-type="float">
            <text:p>-0.0000527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52897259593" calcext:value-type="float">
            <text:p>-5.2897259593E-005</text:p>
          </table:table-cell>
          <table:table-cell office:value-type="float" office:value="0.0000529" calcext:value-type="float">
            <text:p>0.000052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31728297472" calcext:value-type="float">
            <text:p>-3.1728297472E-005</text:p>
          </table:table-cell>
          <table:table-cell office:value-type="float" office:value="0.00003173" calcext:value-type="float">
            <text:p>0.00003173</text:p>
          </table:table-cell>
          <table:table-cell office:value-type="float" office:value="0.000014770776033" calcext:value-type="float">
            <text:p>1.4770776033E-005</text:p>
          </table:table-cell>
          <table:table-cell office:value-type="float" office:value="-0.00001477" calcext:value-type="float">
            <text:p>-0.0000147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78428536654" calcext:value-type="float">
            <text:p>-7.8428536654E-005</text:p>
          </table:table-cell>
          <table:table-cell office:value-type="float" office:value="0.00007843" calcext:value-type="float">
            <text:p>0.00007843</text:p>
          </table:table-cell>
          <table:table-cell office:value-type="float" office:value="-0.000052724033594" calcext:value-type="float">
            <text:p>-0.000052724</text:p>
          </table:table-cell>
          <table:table-cell office:value-type="float" office:value="0.00005272" calcext:value-type="float">
            <text:p>0.0000527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64184889197" calcext:value-type="float">
            <text:p>6.4184889197E-005</text:p>
          </table:table-cell>
          <table:table-cell office:value-type="float" office:value="-0.00006418" calcext:value-type="float">
            <text:p>-0.00006418</text:p>
          </table:table-cell>
          <table:table-cell office:value-type="float" office:value="0.000099241733551" calcext:value-type="float">
            <text:p>9.9241733551E-005</text:p>
          </table:table-cell>
          <table:table-cell office:value-type="float" office:value="-0.00009924" calcext:value-type="float">
            <text:p>-0.00009924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352684408426" calcext:value-type="float">
            <text:p>0.0003526844</text:p>
          </table:table-cell>
          <table:table-cell office:value-type="float" office:value="-0.00035268" calcext:value-type="float">
            <text:p>-0.00035268</text:p>
          </table:table-cell>
          <table:table-cell office:value-type="float" office:value="0.000086316838861" calcext:value-type="float">
            <text:p>8.6316838861E-005</text:p>
          </table:table-cell>
          <table:table-cell office:value-type="float" office:value="-0.00008632" calcext:value-type="float">
            <text:p>-0.0000863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126764178276" calcext:value-type="float">
            <text:p>-0.0001267642</text:p>
          </table:table-cell>
          <table:table-cell office:value-type="float" office:value="0.00012676" calcext:value-type="float">
            <text:p>0.0001267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18663704395" calcext:value-type="float">
            <text:p>1.8663704395E-005</text:p>
          </table:table-cell>
          <table:table-cell office:value-type="float" office:value="-0.00001866" calcext:value-type="float">
            <text:p>-0.00001866</text:p>
          </table:table-cell>
          <table:table-cell office:value-type="float" office:value="0.000053744763136" calcext:value-type="float">
            <text:p>5.3744763136E-005</text:p>
          </table:table-cell>
          <table:table-cell office:value-type="float" office:value="-0.00005374" calcext:value-type="float">
            <text:p>-0.0000537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124424695969" calcext:value-type="float">
            <text:p>0.0001244247</text:p>
          </table:table-cell>
          <table:table-cell office:value-type="float" office:value="-0.00012442" calcext:value-type="float">
            <text:p>-0.00012442</text:p>
          </table:table-cell>
          <table:table-cell office:value-type="float" office:value="0.000055976212025" calcext:value-type="float">
            <text:p>5.5976212025E-005</text:p>
          </table:table-cell>
          <table:table-cell office:value-type="float" office:value="-0.00005598" calcext:value-type="float">
            <text:p>-0.0000559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22016465664" calcext:value-type="float">
            <text:p>-2.2016465664E-005</text:p>
          </table:table-cell>
          <table:table-cell office:value-type="float" office:value="0.00002202" calcext:value-type="float">
            <text:p>0.00002202</text:p>
          </table:table-cell>
          <table:table-cell office:value-type="float" office:value="0.000009935349226" calcext:value-type="float">
            <text:p>9.935349226E-006</text:p>
          </table:table-cell>
          <table:table-cell office:value-type="float" office:value="-0.00000994" calcext:value-type="float">
            <text:p>-0.00000994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340098515153" calcext:value-type="float">
            <text:p>0.0003400985</text:p>
          </table:table-cell>
          <table:table-cell office:value-type="float" office:value="-0.0003401" calcext:value-type="float">
            <text:p>-0.0003401</text:p>
          </table:table-cell>
          <table:table-cell office:value-type="float" office:value="0.00007650628686" calcext:value-type="float">
            <text:p>7.650628686E-005</text:p>
          </table:table-cell>
          <table:table-cell office:value-type="float" office:value="-0.00007651" calcext:value-type="float">
            <text:p>-0.0000765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82444399595" calcext:value-type="float">
            <text:p>-8.2444399595E-005</text:p>
          </table:table-cell>
          <table:table-cell office:value-type="float" office:value="0.00008244" calcext:value-type="float">
            <text:p>0.0000824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95348805189" calcext:value-type="float">
            <text:p>9.5348805189E-005</text:p>
          </table:table-cell>
          <table:table-cell office:value-type="float" office:value="-0.00009535" calcext:value-type="float">
            <text:p>-0.00009535</text:p>
          </table:table-cell>
          <table:table-cell office:value-type="float" office:value="-0.000005725771189" calcext:value-type="float">
            <text:p>-5.725771189E-006</text:p>
          </table:table-cell>
          <table:table-cell office:value-type="float" office:value="0.00000573" calcext:value-type="float">
            <text:p>0.0000057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111704692245" calcext:value-type="float">
            <text:p>0.0001117047</text:p>
          </table:table-cell>
          <table:table-cell office:value-type="float" office:value="-0.0001117" calcext:value-type="float">
            <text:p>-0.0001117</text:p>
          </table:table-cell>
          <table:table-cell office:value-type="float" office:value="-0.000030010938644" calcext:value-type="float">
            <text:p>-3.0010938644E-005</text:p>
          </table:table-cell>
          <table:table-cell office:value-type="float" office:value="0.00003001" calcext:value-type="float">
            <text:p>0.0000300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22234395146" calcext:value-type="float">
            <text:p>2.2234395146E-005</text:p>
          </table:table-cell>
          <table:table-cell office:value-type="float" office:value="-0.00002223" calcext:value-type="float">
            <text:p>-0.00002223</text:p>
          </table:table-cell>
          <table:table-cell office:value-type="float" office:value="0.000022683292627" calcext:value-type="float">
            <text:p>2.2683292627E-005</text:p>
          </table:table-cell>
          <table:table-cell office:value-type="float" office:value="-0.00002268" calcext:value-type="float">
            <text:p>-0.00002268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346070155501" calcext:value-type="float">
            <text:p>0.0003460702</text:p>
          </table:table-cell>
          <table:table-cell office:value-type="float" office:value="-0.00034607" calcext:value-type="float">
            <text:p>-0.00034607</text:p>
          </table:table-cell>
          <table:table-cell office:value-type="float" office:value="0.000093443319201" calcext:value-type="float">
            <text:p>9.3443319201E-005</text:p>
          </table:table-cell>
          <table:table-cell office:value-type="float" office:value="-0.00009344" calcext:value-type="float">
            <text:p>-0.0000934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54514035583" calcext:value-type="float">
            <text:p>-0.000054514</text:p>
          </table:table-cell>
          <table:table-cell office:value-type="float" office:value="0.00005451" calcext:value-type="float">
            <text:p>0.0000545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06724148989" calcext:value-type="float">
            <text:p>6.724148989E-006</text:p>
          </table:table-cell>
          <table:table-cell office:value-type="float" office:value="-0.00000672" calcext:value-type="float">
            <text:p>-0.00000672</text:p>
          </table:table-cell>
          <table:table-cell office:value-type="float" office:value="-0.00011364929378" calcext:value-type="float">
            <text:p>-0.0001136493</text:p>
          </table:table-cell>
          <table:table-cell office:value-type="float" office:value="0.00011365" calcext:value-type="float">
            <text:p>0.0001136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28921291232" calcext:value-type="float">
            <text:p>2.8921291232E-005</text:p>
          </table:table-cell>
          <table:table-cell office:value-type="float" office:value="-0.00002892" calcext:value-type="float">
            <text:p>-0.00002892</text:p>
          </table:table-cell>
          <table:table-cell office:value-type="float" office:value="0.000048713758588" calcext:value-type="float">
            <text:p>4.8713758588E-005</text:p>
          </table:table-cell>
          <table:table-cell office:value-type="float" office:value="-0.00004871" calcext:value-type="float">
            <text:p>-0.0000487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01136213541" calcext:value-type="float">
            <text:p>-1.136213541E-006</text:p>
          </table:table-cell>
          <table:table-cell office:value-type="float" office:value="0.00000114" calcext:value-type="float">
            <text:p>0.00000114</text:p>
          </table:table-cell>
          <table:table-cell office:value-type="float" office:value="0.00004923529923" calcext:value-type="float">
            <text:p>4.923529923E-005</text:p>
          </table:table-cell>
          <table:table-cell office:value-type="float" office:value="-0.00004924" calcext:value-type="float">
            <text:p>-0.00004924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309899449348" calcext:value-type="float">
            <text:p>0.0003098994</text:p>
          </table:table-cell>
          <table:table-cell office:value-type="float" office:value="-0.0003099" calcext:value-type="float">
            <text:p>-0.0003099</text:p>
          </table:table-cell>
          <table:table-cell office:value-type="float" office:value="0.000056471675634" calcext:value-type="float">
            <text:p>5.6471675634E-005</text:p>
          </table:table-cell>
          <table:table-cell office:value-type="float" office:value="-0.00005647" calcext:value-type="float">
            <text:p>-0.0000564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64104795456" calcext:value-type="float">
            <text:p>-6.4104795456E-005</text:p>
          </table:table-cell>
          <table:table-cell office:value-type="float" office:value="0.0000641" calcext:value-type="float">
            <text:p>0.000064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18302351236" calcext:value-type="float">
            <text:p>1.8302351236E-005</text:p>
          </table:table-cell>
          <table:table-cell office:value-type="float" office:value="-0.0000183" calcext:value-type="float">
            <text:p>-0.0000183</text:p>
          </table:table-cell>
          <table:table-cell office:value-type="float" office:value="0.000002486631274" calcext:value-type="float">
            <text:p>2.486631274E-006</text:p>
          </table:table-cell>
          <table:table-cell office:value-type="float" office:value="-0.00000249" calcext:value-type="float">
            <text:p>-0.0000024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44323503971" calcext:value-type="float">
            <text:p>-4.4323503971E-005</text:p>
          </table:table-cell>
          <table:table-cell office:value-type="float" office:value="0.00004432" calcext:value-type="float">
            <text:p>0.00004432</text:p>
          </table:table-cell>
          <table:table-cell office:value-type="float" office:value="0.000078083947301" calcext:value-type="float">
            <text:p>7.8083947301E-005</text:p>
          </table:table-cell>
          <table:table-cell office:value-type="float" office:value="-0.00007808" calcext:value-type="float">
            <text:p>-0.0000780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0281073153" calcext:value-type="float">
            <text:p>2.81073153E-006</text:p>
          </table:table-cell>
          <table:table-cell office:value-type="float" office:value="-0.00000281" calcext:value-type="float">
            <text:p>-0.00000281</text:p>
          </table:table-cell>
          <table:table-cell office:value-type="float" office:value="-0.000086545944214" calcext:value-type="float">
            <text:p>-8.6545944214E-005</text:p>
          </table:table-cell>
          <table:table-cell office:value-type="float" office:value="0.00008655" calcext:value-type="float">
            <text:p>0.00008655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440463423729" calcext:value-type="float">
            <text:p>0.0004404634</text:p>
          </table:table-cell>
          <table:table-cell office:value-type="float" office:value="-0.00044046" calcext:value-type="float">
            <text:p>-0.00044046</text:p>
          </table:table-cell>
          <table:table-cell office:value-type="float" office:value="0.000048393383622" calcext:value-type="float">
            <text:p>4.8393383622E-005</text:p>
          </table:table-cell>
          <table:table-cell office:value-type="float" office:value="-0.00004839" calcext:value-type="float">
            <text:p>-0.0000483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56147575378" calcext:value-type="float">
            <text:p>-5.6147575378E-005</text:p>
          </table:table-cell>
          <table:table-cell office:value-type="float" office:value="0.00005615" calcext:value-type="float">
            <text:p>0.0000561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7463991642" calcext:value-type="float">
            <text:p>-7.463991642E-005</text:p>
          </table:table-cell>
          <table:table-cell office:value-type="float" office:value="0.00007464" calcext:value-type="float">
            <text:p>0.00007464</text:p>
          </table:table-cell>
          <table:table-cell office:value-type="float" office:value="-0.000057095661759" calcext:value-type="float">
            <text:p>-5.7095661759E-005</text:p>
          </table:table-cell>
          <table:table-cell office:value-type="float" office:value="0.0000571" calcext:value-type="float">
            <text:p>0.000057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23890286684" calcext:value-type="float">
            <text:p>-2.3890286684E-005</text:p>
          </table:table-cell>
          <table:table-cell office:value-type="float" office:value="0.00002389" calcext:value-type="float">
            <text:p>0.00002389</text:p>
          </table:table-cell>
          <table:table-cell office:value-type="float" office:value="0.000075574964285" calcext:value-type="float">
            <text:p>0.000075575</text:p>
          </table:table-cell>
          <table:table-cell office:value-type="float" office:value="-0.00007557" calcext:value-type="float">
            <text:p>-0.0000755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24186447263" calcext:value-type="float">
            <text:p>2.4186447263E-005</text:p>
          </table:table-cell>
          <table:table-cell office:value-type="float" office:value="-0.00002419" calcext:value-type="float">
            <text:p>-0.00002419</text:p>
          </table:table-cell>
          <table:table-cell office:value-type="float" office:value="-0.000002060085535" calcext:value-type="float">
            <text:p>-2.060085535E-006</text:p>
          </table:table-cell>
          <table:table-cell office:value-type="float" office:value="0.00000206" calcext:value-type="float">
            <text:p>0.00000206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396493822336" calcext:value-type="float">
            <text:p>0.0003964938</text:p>
          </table:table-cell>
          <table:table-cell office:value-type="float" office:value="-0.00039649" calcext:value-type="float">
            <text:p>-0.00039649</text:p>
          </table:table-cell>
          <table:table-cell office:value-type="float" office:value="0.000090217217803" calcext:value-type="float">
            <text:p>9.0217217803E-005</text:p>
          </table:table-cell>
          <table:table-cell office:value-type="float" office:value="-0.00009022" calcext:value-type="float">
            <text:p>-0.0000902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33540651202" calcext:value-type="float">
            <text:p>-3.3540651202E-005</text:p>
          </table:table-cell>
          <table:table-cell office:value-type="float" office:value="0.00003354" calcext:value-type="float">
            <text:p>0.0000335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00339001417" calcext:value-type="float">
            <text:p>0.000000339</text:p>
          </table:table-cell>
          <table:table-cell office:value-type="float" office:value="-0.00000034" calcext:value-type="float">
            <text:p>-0.00000034</text:p>
          </table:table-cell>
          <table:table-cell office:value-type="float" office:value="-0.00010472163558" calcext:value-type="float">
            <text:p>-0.0001047216</text:p>
          </table:table-cell>
          <table:table-cell office:value-type="float" office:value="0.00010472" calcext:value-type="float">
            <text:p>0.0001047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09385868907" calcext:value-type="float">
            <text:p>-9.385868907E-006</text:p>
          </table:table-cell>
          <table:table-cell office:value-type="float" office:value="0.00000939" calcext:value-type="float">
            <text:p>0.00000939</text:p>
          </table:table-cell>
          <table:table-cell office:value-type="float" office:value="0.000053072348237" calcext:value-type="float">
            <text:p>5.3072348237E-005</text:p>
          </table:table-cell>
          <table:table-cell office:value-type="float" office:value="-0.00005307" calcext:value-type="float">
            <text:p>-0.0000530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029373914" calcext:value-type="float">
            <text:p>2.9373914E-006</text:p>
          </table:table-cell>
          <table:table-cell office:value-type="float" office:value="-0.00000294" calcext:value-type="float">
            <text:p>-0.00000294</text:p>
          </table:table-cell>
          <table:table-cell office:value-type="float" office:value="0.000009709969163" calcext:value-type="float">
            <text:p>0.00000971</text:p>
          </table:table-cell>
          <table:table-cell office:value-type="float" office:value="-0.00000971" calcext:value-type="float">
            <text:p>-0.00000971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390743836761" calcext:value-type="float">
            <text:p>0.0003907438</text:p>
          </table:table-cell>
          <table:table-cell office:value-type="float" office:value="-0.00039074" calcext:value-type="float">
            <text:p>-0.00039074</text:p>
          </table:table-cell>
          <table:table-cell office:value-type="float" office:value="0.000055300071836" calcext:value-type="float">
            <text:p>5.5300071836E-005</text:p>
          </table:table-cell>
          <table:table-cell office:value-type="float" office:value="-0.0000553" calcext:value-type="float">
            <text:p>-0.000055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04597008228" calcext:value-type="float">
            <text:p>-0.000004597</text:p>
          </table:table-cell>
          <table:table-cell office:value-type="float" office:value="0.0000046" calcext:value-type="float">
            <text:p>0.000004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58891251683" calcext:value-type="float">
            <text:p>-5.8891251683E-005</text:p>
          </table:table-cell>
          <table:table-cell office:value-type="float" office:value="0.00005889" calcext:value-type="float">
            <text:p>0.00005889</text:p>
          </table:table-cell>
          <table:table-cell office:value-type="float" office:value="0.000020919367671" calcext:value-type="float">
            <text:p>2.0919367671E-005</text:p>
          </table:table-cell>
          <table:table-cell office:value-type="float" office:value="-0.00002092" calcext:value-type="float">
            <text:p>-0.0000209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41445717216" calcext:value-type="float">
            <text:p>4.1445717216E-005</text:p>
          </table:table-cell>
          <table:table-cell office:value-type="float" office:value="-0.00004145" calcext:value-type="float">
            <text:p>-0.00004145</text:p>
          </table:table-cell>
          <table:table-cell office:value-type="float" office:value="-0.000089973211288" calcext:value-type="float">
            <text:p>-8.9973211288E-005</text:p>
          </table:table-cell>
          <table:table-cell office:value-type="float" office:value="0.00008997" calcext:value-type="float">
            <text:p>0.0000899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8412078023" calcext:value-type="float">
            <text:p>8.412078023E-005</text:p>
          </table:table-cell>
          <table:table-cell office:value-type="float" office:value="-0.00008412" calcext:value-type="float">
            <text:p>-0.00008412</text:p>
          </table:table-cell>
          <table:table-cell office:value-type="float" office:value="0.000036008656025" calcext:value-type="float">
            <text:p>3.6008656025E-005</text:p>
          </table:table-cell>
          <table:table-cell office:value-type="float" office:value="-0.00003601" calcext:value-type="float">
            <text:p>-0.00003601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389469787478" calcext:value-type="float">
            <text:p>0.0003894698</text:p>
          </table:table-cell>
          <table:table-cell office:value-type="float" office:value="-0.00038947" calcext:value-type="float">
            <text:p>-0.00038947</text:p>
          </table:table-cell>
          <table:table-cell office:value-type="float" office:value="0.000112380832434" calcext:value-type="float">
            <text:p>0.0001123808</text:p>
          </table:table-cell>
          <table:table-cell office:value-type="float" office:value="-0.00011238" calcext:value-type="float">
            <text:p>-0.0001123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52470713854" calcext:value-type="float">
            <text:p>-5.2470713854E-005</text:p>
          </table:table-cell>
          <table:table-cell office:value-type="float" office:value="0.00005247" calcext:value-type="float">
            <text:p>0.0000524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7076561451" calcext:value-type="float">
            <text:p>7.076561451E-005</text:p>
          </table:table-cell>
          <table:table-cell office:value-type="float" office:value="-0.00007077" calcext:value-type="float">
            <text:p>-0.00007077</text:p>
          </table:table-cell>
          <table:table-cell office:value-type="float" office:value="-0.000013470649719" calcext:value-type="float">
            <text:p>-1.3470649719E-005</text:p>
          </table:table-cell>
          <table:table-cell office:value-type="float" office:value="0.00001347" calcext:value-type="float">
            <text:p>0.0000134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28165057302" calcext:value-type="float">
            <text:p>-2.8165057302E-005</text:p>
          </table:table-cell>
          <table:table-cell office:value-type="float" office:value="0.00002817" calcext:value-type="float">
            <text:p>0.00002817</text:p>
          </table:table-cell>
          <table:table-cell office:value-type="float" office:value="-0.00001316703856" calcext:value-type="float">
            <text:p>-0.000013167</text:p>
          </table:table-cell>
          <table:table-cell office:value-type="float" office:value="0.00001317" calcext:value-type="float">
            <text:p>0.0000131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5853921175" calcext:value-type="float">
            <text:p>5.853921175E-005</text:p>
          </table:table-cell>
          <table:table-cell office:value-type="float" office:value="-0.00005854" calcext:value-type="float">
            <text:p>-0.00005854</text:p>
          </table:table-cell>
          <table:table-cell office:value-type="float" office:value="0.000079952180386" calcext:value-type="float">
            <text:p>7.9952180386E-005</text:p>
          </table:table-cell>
          <table:table-cell office:value-type="float" office:value="-0.00007995" calcext:value-type="float">
            <text:p>-0.00007995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338982790709" calcext:value-type="float">
            <text:p>0.0003389828</text:p>
          </table:table-cell>
          <table:table-cell office:value-type="float" office:value="-0.00033898" calcext:value-type="float">
            <text:p>-0.00033898</text:p>
          </table:table-cell>
          <table:table-cell office:value-type="float" office:value="0.000138400122523" calcext:value-type="float">
            <text:p>0.0001384001</text:p>
          </table:table-cell>
          <table:table-cell office:value-type="float" office:value="-0.0001384" calcext:value-type="float">
            <text:p>-0.000138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43541193008" calcext:value-type="float">
            <text:p>-4.3541193008E-005</text:p>
          </table:table-cell>
          <table:table-cell office:value-type="float" office:value="0.00004354" calcext:value-type="float">
            <text:p>0.0000435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29817223549" calcext:value-type="float">
            <text:p>2.9817223549E-005</text:p>
          </table:table-cell>
          <table:table-cell office:value-type="float" office:value="-0.00002982" calcext:value-type="float">
            <text:p>-0.00002982</text:p>
          </table:table-cell>
          <table:table-cell office:value-type="float" office:value="0.000003533437848" calcext:value-type="float">
            <text:p>3.533437848E-006</text:p>
          </table:table-cell>
          <table:table-cell office:value-type="float" office:value="-0.00000353" calcext:value-type="float">
            <text:p>-0.0000035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70298090577" calcext:value-type="float">
            <text:p>-7.0298090577E-005</text:p>
          </table:table-cell>
          <table:table-cell office:value-type="float" office:value="0.0000703" calcext:value-type="float">
            <text:p>0.0000703</text:p>
          </table:table-cell>
          <table:table-cell office:value-type="float" office:value="0.000009395182133" calcext:value-type="float">
            <text:p>9.395182133E-006</text:p>
          </table:table-cell>
          <table:table-cell office:value-type="float" office:value="-0.0000094" calcext:value-type="float">
            <text:p>-0.000009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84243714809" calcext:value-type="float">
            <text:p>8.4243714809E-005</text:p>
          </table:table-cell>
          <table:table-cell office:value-type="float" office:value="-0.00008424" calcext:value-type="float">
            <text:p>-0.00008424</text:p>
          </table:table-cell>
          <table:table-cell office:value-type="float" office:value="0.000028198584914" calcext:value-type="float">
            <text:p>2.8198584914E-005</text:p>
          </table:table-cell>
          <table:table-cell office:value-type="float" office:value="-0.0000282" calcext:value-type="float">
            <text:p>-0.0000282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372344627976" calcext:value-type="float">
            <text:p>0.0003723446</text:p>
          </table:table-cell>
          <table:table-cell office:value-type="float" office:value="-0.00037234" calcext:value-type="float">
            <text:p>-0.00037234</text:p>
          </table:table-cell>
          <table:table-cell office:value-type="float" office:value="0.000084292143583" calcext:value-type="float">
            <text:p>8.4292143583E-005</text:p>
          </table:table-cell>
          <table:table-cell office:value-type="float" office:value="-0.00008429" calcext:value-type="float">
            <text:p>-0.0000842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26138499379" calcext:value-type="float">
            <text:p>-2.6138499379E-005</text:p>
          </table:table-cell>
          <table:table-cell office:value-type="float" office:value="0.00002614" calcext:value-type="float">
            <text:p>0.0000261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62057748437" calcext:value-type="float">
            <text:p>6.2057748437E-005</text:p>
          </table:table-cell>
          <table:table-cell office:value-type="float" office:value="-0.00006206" calcext:value-type="float">
            <text:p>-0.00006206</text:p>
          </table:table-cell>
          <table:table-cell office:value-type="float" office:value="0.000041777268052" calcext:value-type="float">
            <text:p>4.1777268052E-005</text:p>
          </table:table-cell>
          <table:table-cell office:value-type="float" office:value="-0.00004178" calcext:value-type="float">
            <text:p>-0.0000417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48693269491" calcext:value-type="float">
            <text:p>4.8693269491E-005</text:p>
          </table:table-cell>
          <table:table-cell office:value-type="float" office:value="-0.00004869" calcext:value-type="float">
            <text:p>-0.00004869</text:p>
          </table:table-cell>
          <table:table-cell office:value-type="float" office:value="-0.000011263415217" calcext:value-type="float">
            <text:p>-1.1263415217E-005</text:p>
          </table:table-cell>
          <table:table-cell office:value-type="float" office:value="0.00001126" calcext:value-type="float">
            <text:p>0.0000112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02268701792" calcext:value-type="float">
            <text:p>2.268701792E-006</text:p>
          </table:table-cell>
          <table:table-cell office:value-type="float" office:value="-0.00000227" calcext:value-type="float">
            <text:p>-0.00000227</text:p>
          </table:table-cell>
          <table:table-cell office:value-type="float" office:value="-0.000020673498511" calcext:value-type="float">
            <text:p>-2.0673498511E-005</text:p>
          </table:table-cell>
          <table:table-cell office:value-type="float" office:value="0.00002067" calcext:value-type="float">
            <text:p>0.00002067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365998595953" calcext:value-type="float">
            <text:p>0.0003659986</text:p>
          </table:table-cell>
          <table:table-cell office:value-type="float" office:value="-0.000366" calcext:value-type="float">
            <text:p>-0.000366</text:p>
          </table:table-cell>
          <table:table-cell office:value-type="float" office:value="0.00005598179996" calcext:value-type="float">
            <text:p>5.598179996E-005</text:p>
          </table:table-cell>
          <table:table-cell office:value-type="float" office:value="-0.00005598" calcext:value-type="float">
            <text:p>-0.0000559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120062381029" calcext:value-type="float">
            <text:p>-0.0001200624</text:p>
          </table:table-cell>
          <table:table-cell office:value-type="float" office:value="0.00012006" calcext:value-type="float">
            <text:p>0.0001200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96434727311" calcext:value-type="float">
            <text:p>9.6434727311E-005</text:p>
          </table:table-cell>
          <table:table-cell office:value-type="float" office:value="-0.00009643" calcext:value-type="float">
            <text:p>-0.00009643</text:p>
          </table:table-cell>
          <table:table-cell office:value-type="float" office:value="0.000016817823052" calcext:value-type="float">
            <text:p>1.6817823052E-005</text:p>
          </table:table-cell>
          <table:table-cell office:value-type="float" office:value="-0.00001682" calcext:value-type="float">
            <text:p>-0.0000168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54063275456" calcext:value-type="float">
            <text:p>-5.4063275456E-005</text:p>
          </table:table-cell>
          <table:table-cell office:value-type="float" office:value="0.00005406" calcext:value-type="float">
            <text:p>0.00005406</text:p>
          </table:table-cell>
          <table:table-cell office:value-type="float" office:value="0.00002189911902" calcext:value-type="float">
            <text:p>2.189911902E-005</text:p>
          </table:table-cell>
          <table:table-cell office:value-type="float" office:value="-0.0000219" calcext:value-type="float">
            <text:p>-0.000021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29349699616" calcext:value-type="float">
            <text:p>2.9349699616E-005</text:p>
          </table:table-cell>
          <table:table-cell office:value-type="float" office:value="-0.00002935" calcext:value-type="float">
            <text:p>-0.00002935</text:p>
          </table:table-cell>
          <table:table-cell office:value-type="float" office:value="-0.000021878629923" calcext:value-type="float">
            <text:p>-2.1878629923E-005</text:p>
          </table:table-cell>
          <table:table-cell office:value-type="float" office:value="0.00002188" calcext:value-type="float">
            <text:p>0.00002188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/>
          <table:table-cell office:value-type="float" office:value="0.000333333329763" calcext:value-type="float">
            <text:p>0.0003333333</text:p>
          </table:table-cell>
          <table:table-cell office:value-type="float" office:value="0.00063708977541" calcext:value-type="float">
            <text:p>0.0006370898</text:p>
          </table:table-cell>
          <table:table-cell office:value-type="float" office:value="-0.00030376" calcext:value-type="float">
            <text:p>-0.00030376</text:p>
          </table:table-cell>
          <table:table-cell office:value-type="float" office:value="0.000517126114573" calcext:value-type="float">
            <text:p>0.0005171261</text:p>
          </table:table-cell>
          <table:table-cell office:value-type="float" office:value="-0.00018379" calcext:value-type="float">
            <text:p>-0.00018379</text:p>
          </table:table-cell>
          <table:table-cell/>
          <table:table-cell office:value-type="float" office:value="0.001000000047497" calcext:value-type="float">
            <text:p>0.001</text:p>
          </table:table-cell>
          <table:table-cell office:value-type="float" office:value="0.000967739033513" calcext:value-type="float">
            <text:p>0.000967739</text:p>
          </table:table-cell>
          <table:table-cell office:value-type="float" office:value="0.00003226" calcext:value-type="float">
            <text:p>0.00003226</text:p>
          </table:table-cell>
          <table:table-cell/>
          <table:table-cell office:value-type="float" office:value="0.001666666707024" calcext:value-type="float">
            <text:p>0.0016666667</text:p>
          </table:table-cell>
          <table:table-cell office:value-type="float" office:value="0.001672688638791" calcext:value-type="float">
            <text:p>0.0016726886</text:p>
          </table:table-cell>
          <table:table-cell office:value-type="float" office:value="-0.00000602" calcext:value-type="float">
            <text:p>-0.00000602</text:p>
          </table:table-cell>
          <table:table-cell office:value-type="float" office:value="0.001662695547566" calcext:value-type="float">
            <text:p>0.0016626955</text:p>
          </table:table-cell>
          <table:table-cell office:value-type="float" office:value="0.00000397" calcext:value-type="float">
            <text:p>0.00000397</text:p>
          </table:table-cell>
          <table:table-cell/>
          <table:table-cell office:value-type="float" office:value="0.002333333250135" calcext:value-type="float">
            <text:p>0.0023333333</text:p>
          </table:table-cell>
          <table:table-cell office:value-type="float" office:value="0.0023631057702" calcext:value-type="float">
            <text:p>0.0023631058</text:p>
          </table:table-cell>
          <table:table-cell office:value-type="float" office:value="-0.00002977" calcext:value-type="float">
            <text:p>-0.00002977</text:p>
          </table:table-cell>
          <table:table-cell office:value-type="float" office:value="0.002393459435552" calcext:value-type="float">
            <text:p>0.0023934594</text:p>
          </table:table-cell>
          <table:table-cell office:value-type="float" office:value="-0.00006013" calcext:value-type="float">
            <text:p>-0.00006013</text:p>
          </table:table-cell>
          <table:table-cell/>
          <table:table-cell office:value-type="float" office:value="0.003000000026077" calcext:value-type="float">
            <text:p>0.003</text:p>
          </table:table-cell>
          <table:table-cell office:value-type="float" office:value="0.002950008492917" calcext:value-type="float">
            <text:p>0.0029500085</text:p>
          </table:table-cell>
          <table:table-cell office:value-type="float" office:value="0.00004999" calcext:value-type="float">
            <text:p>0.00004999</text:p>
          </table:table-cell>
          <table:table-cell office:value-type="float" office:value="0.00296727893874" calcext:value-type="float">
            <text:p>0.0029672789</text:p>
          </table:table-cell>
          <table:table-cell office:value-type="float" office:value="0.00003272" calcext:value-type="float">
            <text:p>0.00003272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/>
          <table:table-cell office:value-type="float" office:value="0.000666666659527" calcext:value-type="float">
            <text:p>0.0006666667</text:p>
          </table:table-cell>
          <table:table-cell office:value-type="float" office:value="0.001056648674421" calcext:value-type="float">
            <text:p>0.0010566487</text:p>
          </table:table-cell>
          <table:table-cell office:value-type="float" office:value="-0.00038998" calcext:value-type="float">
            <text:p>-0.00038998</text:p>
          </table:table-cell>
          <table:table-cell office:value-type="float" office:value="0.000724384444766" calcext:value-type="float">
            <text:p>0.0007243844</text:p>
          </table:table-cell>
          <table:table-cell office:value-type="float" office:value="-0.00005772" calcext:value-type="float">
            <text:p>-0.00005772</text:p>
          </table:table-cell>
          <table:table-cell/>
          <table:table-cell office:value-type="float" office:value="0.002000000094995" calcext:value-type="float">
            <text:p>0.0020000001</text:p>
          </table:table-cell>
          <table:table-cell office:value-type="float" office:value="0.001946592470631" calcext:value-type="float">
            <text:p>0.0019465925</text:p>
          </table:table-cell>
          <table:table-cell office:value-type="float" office:value="0.00005341" calcext:value-type="float">
            <text:p>0.00005341</text:p>
          </table:table-cell>
          <table:table-cell/>
          <table:table-cell office:value-type="float" office:value="0.003333333414048" calcext:value-type="float">
            <text:p>0.0033333334</text:p>
          </table:table-cell>
          <table:table-cell office:value-type="float" office:value="0.003327317070216" calcext:value-type="float">
            <text:p>0.0033273171</text:p>
          </table:table-cell>
          <table:table-cell office:value-type="float" office:value="0.00000602" calcext:value-type="float">
            <text:p>0.00000602</text:p>
          </table:table-cell>
          <table:table-cell office:value-type="float" office:value="0.003314056899399" calcext:value-type="float">
            <text:p>0.0033140569</text:p>
          </table:table-cell>
          <table:table-cell office:value-type="float" office:value="0.00001928" calcext:value-type="float">
            <text:p>0.00001928</text:p>
          </table:table-cell>
          <table:table-cell/>
          <table:table-cell office:value-type="float" office:value="0.00466666650027" calcext:value-type="float">
            <text:p>0.0046666665</text:p>
          </table:table-cell>
          <table:table-cell office:value-type="float" office:value="0.004645652137697" calcext:value-type="float">
            <text:p>0.0046456521</text:p>
          </table:table-cell>
          <table:table-cell office:value-type="float" office:value="0.00002101" calcext:value-type="float">
            <text:p>0.00002101</text:p>
          </table:table-cell>
          <table:table-cell office:value-type="float" office:value="0.004747989587486" calcext:value-type="float">
            <text:p>0.0047479896</text:p>
          </table:table-cell>
          <table:table-cell office:value-type="float" office:value="-0.00008132" calcext:value-type="float">
            <text:p>-0.00008132</text:p>
          </table:table-cell>
          <table:table-cell/>
          <table:table-cell office:value-type="float" office:value="0.006000000052154" calcext:value-type="float">
            <text:p>0.0060000001</text:p>
          </table:table-cell>
          <table:table-cell office:value-type="float" office:value="0.00597960781306" calcext:value-type="float">
            <text:p>0.0059796078</text:p>
          </table:table-cell>
          <table:table-cell office:value-type="float" office:value="0.00002039" calcext:value-type="float">
            <text:p>0.00002039</text:p>
          </table:table-cell>
          <table:table-cell office:value-type="float" office:value="0.005983912386" calcext:value-type="float">
            <text:p>0.0059839124</text:p>
          </table:table-cell>
          <table:table-cell office:value-type="float" office:value="0.00001609" calcext:value-type="float">
            <text:p>0.00001609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/>
          <table:table-cell office:value-type="float" office:value="0.001000000047497" calcext:value-type="float">
            <text:p>0.001</text:p>
          </table:table-cell>
          <table:table-cell office:value-type="float" office:value="0.001279802876525" calcext:value-type="float">
            <text:p>0.0012798029</text:p>
          </table:table-cell>
          <table:table-cell office:value-type="float" office:value="-0.0002798" calcext:value-type="float">
            <text:p>-0.0002798</text:p>
          </table:table-cell>
          <table:table-cell office:value-type="float" office:value="0.000532112899236" calcext:value-type="float">
            <text:p>0.0005321129</text:p>
          </table:table-cell>
          <table:table-cell office:value-type="float" office:value="0.00046789" calcext:value-type="float">
            <text:p>0.00046789</text:p>
          </table:table-cell>
          <table:table-cell/>
          <table:table-cell office:value-type="float" office:value="0.003000000026077" calcext:value-type="float">
            <text:p>0.003</text:p>
          </table:table-cell>
          <table:table-cell office:value-type="float" office:value="0.002812660764903" calcext:value-type="float">
            <text:p>0.0028126608</text:p>
          </table:table-cell>
          <table:table-cell office:value-type="float" office:value="0.00018734" calcext:value-type="float">
            <text:p>0.00018734</text:p>
          </table:table-cell>
          <table:table-cell/>
          <table:table-cell office:value-type="float" office:value="0.004999999888241" calcext:value-type="float">
            <text:p>0.0049999999</text:p>
          </table:table-cell>
          <table:table-cell office:value-type="float" office:value="0.004695228300989" calcext:value-type="float">
            <text:p>0.0046952283</text:p>
          </table:table-cell>
          <table:table-cell office:value-type="float" office:value="0.00030477" calcext:value-type="float">
            <text:p>0.00030477</text:p>
          </table:table-cell>
          <table:table-cell office:value-type="float" office:value="0.004320682026446" calcext:value-type="float">
            <text:p>0.004320682</text:p>
          </table:table-cell>
          <table:table-cell office:value-type="float" office:value="0.00067932" calcext:value-type="float">
            <text:p>0.00067932</text:p>
          </table:table-cell>
          <table:table-cell/>
          <table:table-cell office:value-type="float" office:value="0.007000000216067" calcext:value-type="float">
            <text:p>0.0070000002</text:p>
          </table:table-cell>
          <table:table-cell office:value-type="float" office:value="0.00616146158427" calcext:value-type="float">
            <text:p>0.0061614616</text:p>
          </table:table-cell>
          <table:table-cell office:value-type="float" office:value="0.00083854" calcext:value-type="float">
            <text:p>0.00083854</text:p>
          </table:table-cell>
          <table:table-cell office:value-type="float" office:value="0.006778326816857" calcext:value-type="float">
            <text:p>0.0067783268</text:p>
          </table:table-cell>
          <table:table-cell office:value-type="float" office:value="0.00022167" calcext:value-type="float">
            <text:p>0.00022167</text:p>
          </table:table-cell>
          <table:table-cell/>
          <table:table-cell office:value-type="float" office:value="0.00899999961257" calcext:value-type="float">
            <text:p>0.0089999996</text:p>
          </table:table-cell>
          <table:table-cell office:value-type="float" office:value="0.008940082043409" calcext:value-type="float">
            <text:p>0.008940082</text:p>
          </table:table-cell>
          <table:table-cell office:value-type="float" office:value="0.00005992" calcext:value-type="float">
            <text:p>0.00005992</text:p>
          </table:table-cell>
          <table:table-cell office:value-type="float" office:value="0.00801650620997" calcext:value-type="float">
            <text:p>0.0080165062</text:p>
          </table:table-cell>
          <table:table-cell office:value-type="float" office:value="0.00098349" calcext:value-type="float">
            <text:p>0.00098349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/>
          <table:table-cell office:value-type="float" office:value="0.001333333319053" calcext:value-type="float">
            <text:p>0.0013333333</text:p>
          </table:table-cell>
          <table:table-cell office:value-type="float" office:value="0.000816587125883" calcext:value-type="float">
            <text:p>0.0008165871</text:p>
          </table:table-cell>
          <table:table-cell office:value-type="float" office:value="0.00051675" calcext:value-type="float">
            <text:p>0.00051675</text:p>
          </table:table-cell>
          <table:table-cell office:value-type="float" office:value="0.000256920000538" calcext:value-type="float">
            <text:p>0.00025692</text:p>
          </table:table-cell>
          <table:table-cell office:value-type="float" office:value="0.00107641" calcext:value-type="float">
            <text:p>0.00107641</text:p>
          </table:table-cell>
          <table:table-cell/>
          <table:table-cell office:value-type="float" office:value="0.00400000018999" calcext:value-type="float">
            <text:p>0.0040000002</text:p>
          </table:table-cell>
          <table:table-cell office:value-type="float" office:value="0.001378170680255" calcext:value-type="float">
            <text:p>0.0013781707</text:p>
          </table:table-cell>
          <table:table-cell office:value-type="float" office:value="0.00262183" calcext:value-type="float">
            <text:p>0.00262183</text:p>
          </table:table-cell>
          <table:table-cell/>
          <table:table-cell office:value-type="float" office:value="0.006666666828096" calcext:value-type="float">
            <text:p>0.0066666668</text:p>
          </table:table-cell>
          <table:table-cell office:value-type="float" office:value="0.002604114823043" calcext:value-type="float">
            <text:p>0.0026041148</text:p>
          </table:table-cell>
          <table:table-cell office:value-type="float" office:value="0.00406255" calcext:value-type="float">
            <text:p>0.00406255</text:p>
          </table:table-cell>
          <table:table-cell office:value-type="float" office:value="0.004375732503831" calcext:value-type="float">
            <text:p>0.0043757325</text:p>
          </table:table-cell>
          <table:table-cell office:value-type="float" office:value="0.00229093" calcext:value-type="float">
            <text:p>0.00229093</text:p>
          </table:table-cell>
          <table:table-cell/>
          <table:table-cell office:value-type="float" office:value="0.009333333000541" calcext:value-type="float">
            <text:p>0.009333333</text:p>
          </table:table-cell>
          <table:table-cell office:value-type="float" office:value="0.006440823897719" calcext:value-type="float">
            <text:p>0.0064408239</text:p>
          </table:table-cell>
          <table:table-cell office:value-type="float" office:value="0.00289251" calcext:value-type="float">
            <text:p>0.00289251</text:p>
          </table:table-cell>
          <table:table-cell office:value-type="float" office:value="0.005590733140707" calcext:value-type="float">
            <text:p>0.0055907331</text:p>
          </table:table-cell>
          <table:table-cell office:value-type="float" office:value="0.0037426" calcext:value-type="float">
            <text:p>0.0037426</text:p>
          </table:table-cell>
          <table:table-cell/>
          <table:table-cell office:value-type="float" office:value="0.012000000104308" calcext:value-type="float">
            <text:p>0.0120000001</text:p>
          </table:table-cell>
          <table:table-cell office:value-type="float" office:value="0.010878331959248" calcext:value-type="float">
            <text:p>0.010878332</text:p>
          </table:table-cell>
          <table:table-cell office:value-type="float" office:value="0.00112167" calcext:value-type="float">
            <text:p>0.00112167</text:p>
          </table:table-cell>
          <table:table-cell office:value-type="float" office:value="0.009152067825198" calcext:value-type="float">
            <text:p>0.0091520678</text:p>
          </table:table-cell>
          <table:table-cell office:value-type="float" office:value="0.00284793" calcext:value-type="float">
            <text:p>0.00284793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/>
          <table:table-cell office:value-type="float" office:value="0.001666666707024" calcext:value-type="float">
            <text:p>0.0016666667</text:p>
          </table:table-cell>
          <table:table-cell office:value-type="float" office:value="0.000590244075283" calcext:value-type="float">
            <text:p>0.0005902441</text:p>
          </table:table-cell>
          <table:table-cell office:value-type="float" office:value="0.00107642" calcext:value-type="float">
            <text:p>0.00107642</text:p>
          </table:table-cell>
          <table:table-cell office:value-type="float" office:value="0.000059896847233" calcext:value-type="float">
            <text:p>5.9896847233E-005</text:p>
          </table:table-cell>
          <table:table-cell office:value-type="float" office:value="0.00160677" calcext:value-type="float">
            <text:p>0.00160677</text:p>
          </table:table-cell>
          <table:table-cell/>
          <table:table-cell office:value-type="float" office:value="0.004999999888241" calcext:value-type="float">
            <text:p>0.0049999999</text:p>
          </table:table-cell>
          <table:table-cell office:value-type="float" office:value="0.001294384710491" calcext:value-type="float">
            <text:p>0.0012943847</text:p>
          </table:table-cell>
          <table:table-cell office:value-type="float" office:value="0.00370562" calcext:value-type="float">
            <text:p>0.00370562</text:p>
          </table:table-cell>
          <table:table-cell/>
          <table:table-cell office:value-type="float" office:value="0.008333333767951" calcext:value-type="float">
            <text:p>0.0083333338</text:p>
          </table:table-cell>
          <table:table-cell office:value-type="float" office:value="0.002871905453503" calcext:value-type="float">
            <text:p>0.0028719055</text:p>
          </table:table-cell>
          <table:table-cell office:value-type="float" office:value="0.00546143" calcext:value-type="float">
            <text:p>0.00546143</text:p>
          </table:table-cell>
          <table:table-cell office:value-type="float" office:value="0.002326567657292" calcext:value-type="float">
            <text:p>0.0023265677</text:p>
          </table:table-cell>
          <table:table-cell office:value-type="float" office:value="0.00600677" calcext:value-type="float">
            <text:p>0.00600677</text:p>
          </table:table-cell>
          <table:table-cell/>
          <table:table-cell office:value-type="float" office:value="0.011666666716337" calcext:value-type="float">
            <text:p>0.0116666667</text:p>
          </table:table-cell>
          <table:table-cell office:value-type="float" office:value="0.005040848627687" calcext:value-type="float">
            <text:p>0.0050408486</text:p>
          </table:table-cell>
          <table:table-cell office:value-type="float" office:value="0.00662582" calcext:value-type="float">
            <text:p>0.00662582</text:p>
          </table:table-cell>
          <table:table-cell office:value-type="float" office:value="0.005561549216509" calcext:value-type="float">
            <text:p>0.0055615492</text:p>
          </table:table-cell>
          <table:table-cell office:value-type="float" office:value="0.00610512" calcext:value-type="float">
            <text:p>0.00610512</text:p>
          </table:table-cell>
          <table:table-cell/>
          <table:table-cell office:value-type="float" office:value="0.014999999664724" calcext:value-type="float">
            <text:p>0.0149999997</text:p>
          </table:table-cell>
          <table:table-cell office:value-type="float" office:value="0.010634678415954" calcext:value-type="float">
            <text:p>0.0106346784</text:p>
          </table:table-cell>
          <table:table-cell office:value-type="float" office:value="0.00436532" calcext:value-type="float">
            <text:p>0.00436532</text:p>
          </table:table-cell>
          <table:table-cell office:value-type="float" office:value="0.006941779516637" calcext:value-type="float">
            <text:p>0.0069417795</text:p>
          </table:table-cell>
          <table:table-cell office:value-type="float" office:value="0.00805822" calcext:value-type="float">
            <text:p>0.00805822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/>
          <table:table-cell office:value-type="float" office:value="0.002000000094995" calcext:value-type="float">
            <text:p>0.0020000001</text:p>
          </table:table-cell>
          <table:table-cell office:value-type="float" office:value="0.000113535439596" calcext:value-type="float">
            <text:p>0.0001135354</text:p>
          </table:table-cell>
          <table:table-cell office:value-type="float" office:value="0.00188646" calcext:value-type="float">
            <text:p>0.00188646</text:p>
          </table:table-cell>
          <table:table-cell office:value-type="float" office:value="-0.00008386769332" calcext:value-type="float">
            <text:p>-8.386769332E-005</text:p>
          </table:table-cell>
          <table:table-cell office:value-type="float" office:value="0.00208387" calcext:value-type="float">
            <text:p>0.00208387</text:p>
          </table:table-cell>
          <table:table-cell/>
          <table:table-cell office:value-type="float" office:value="0.006000000052154" calcext:value-type="float">
            <text:p>0.0060000001</text:p>
          </table:table-cell>
          <table:table-cell office:value-type="float" office:value="0.000319295562804" calcext:value-type="float">
            <text:p>0.0003192956</text:p>
          </table:table-cell>
          <table:table-cell office:value-type="float" office:value="0.0056807" calcext:value-type="float">
            <text:p>0.0056807</text:p>
          </table:table-cell>
          <table:table-cell/>
          <table:table-cell office:value-type="float" office:value="0.009999999776483" calcext:value-type="float">
            <text:p>0.0099999998</text:p>
          </table:table-cell>
          <table:table-cell office:value-type="float" office:value="0.002553053200245" calcext:value-type="float">
            <text:p>0.0025530532</text:p>
          </table:table-cell>
          <table:table-cell office:value-type="float" office:value="0.00744695" calcext:value-type="float">
            <text:p>0.00744695</text:p>
          </table:table-cell>
          <table:table-cell office:value-type="float" office:value="0.002813873812556" calcext:value-type="float">
            <text:p>0.0028138738</text:p>
          </table:table-cell>
          <table:table-cell office:value-type="float" office:value="0.00718613" calcext:value-type="float">
            <text:p>0.00718613</text:p>
          </table:table-cell>
          <table:table-cell/>
          <table:table-cell office:value-type="float" office:value="0.014000000432134" calcext:value-type="float">
            <text:p>0.0140000004</text:p>
          </table:table-cell>
          <table:table-cell office:value-type="float" office:value="0.00577399879694" calcext:value-type="float">
            <text:p>0.0057739988</text:p>
          </table:table-cell>
          <table:table-cell office:value-type="float" office:value="0.008226" calcext:value-type="float">
            <text:p>0.008226</text:p>
          </table:table-cell>
          <table:table-cell office:value-type="float" office:value="0.004689734429121" calcext:value-type="float">
            <text:p>0.0046897344</text:p>
          </table:table-cell>
          <table:table-cell office:value-type="float" office:value="0.00931027" calcext:value-type="float">
            <text:p>0.00931027</text:p>
          </table:table-cell>
          <table:table-cell/>
          <table:table-cell office:value-type="float" office:value="0.01799999922514" calcext:value-type="float">
            <text:p>0.0179999992</text:p>
          </table:table-cell>
          <table:table-cell office:value-type="float" office:value="0.008653873577714" calcext:value-type="float">
            <text:p>0.0086538736</text:p>
          </table:table-cell>
          <table:table-cell office:value-type="float" office:value="0.00934613" calcext:value-type="float">
            <text:p>0.00934613</text:p>
          </table:table-cell>
          <table:table-cell office:value-type="float" office:value="0.00793270394206" calcext:value-type="float">
            <text:p>0.0079327039</text:p>
          </table:table-cell>
          <table:table-cell office:value-type="float" office:value="0.0100673" calcext:value-type="float">
            <text:p>0.0100673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/>
          <table:table-cell office:value-type="float" office:value="0.002333333250135" calcext:value-type="float">
            <text:p>0.0023333333</text:p>
          </table:table-cell>
          <table:table-cell office:value-type="float" office:value="0.000469373073429" calcext:value-type="float">
            <text:p>0.0004693731</text:p>
          </table:table-cell>
          <table:table-cell office:value-type="float" office:value="0.00186396" calcext:value-type="float">
            <text:p>0.00186396</text:p>
          </table:table-cell>
          <table:table-cell office:value-type="float" office:value="0.000540561508387" calcext:value-type="float">
            <text:p>0.0005405615</text:p>
          </table:table-cell>
          <table:table-cell office:value-type="float" office:value="0.00179277" calcext:value-type="float">
            <text:p>0.00179277</text:p>
          </table:table-cell>
          <table:table-cell/>
          <table:table-cell office:value-type="float" office:value="0.007000000216067" calcext:value-type="float">
            <text:p>0.0070000002</text:p>
          </table:table-cell>
          <table:table-cell office:value-type="float" office:value="0.001150141470134" calcext:value-type="float">
            <text:p>0.0011501415</text:p>
          </table:table-cell>
          <table:table-cell office:value-type="float" office:value="0.00584986" calcext:value-type="float">
            <text:p>0.00584986</text:p>
          </table:table-cell>
          <table:table-cell/>
          <table:table-cell office:value-type="float" office:value="0.011666666716337" calcext:value-type="float">
            <text:p>0.0116666667</text:p>
          </table:table-cell>
          <table:table-cell office:value-type="float" office:value="0.002441458404064" calcext:value-type="float">
            <text:p>0.0024414584</text:p>
          </table:table-cell>
          <table:table-cell office:value-type="float" office:value="0.00922521" calcext:value-type="float">
            <text:p>0.00922521</text:p>
          </table:table-cell>
          <table:table-cell office:value-type="float" office:value="0.002895902842283" calcext:value-type="float">
            <text:p>0.0028959028</text:p>
          </table:table-cell>
          <table:table-cell office:value-type="float" office:value="0.00877076" calcext:value-type="float">
            <text:p>0.00877076</text:p>
          </table:table-cell>
          <table:table-cell/>
          <table:table-cell office:value-type="float" office:value="0.01633333414793" calcext:value-type="float">
            <text:p>0.0163333341</text:p>
          </table:table-cell>
          <table:table-cell office:value-type="float" office:value="0.003845250234008" calcext:value-type="float">
            <text:p>0.0038452502</text:p>
          </table:table-cell>
          <table:table-cell office:value-type="float" office:value="0.01248808" calcext:value-type="float">
            <text:p>0.01248808</text:p>
          </table:table-cell>
          <table:table-cell office:value-type="float" office:value="0.005674758926034" calcext:value-type="float">
            <text:p>0.0056747589</text:p>
          </table:table-cell>
          <table:table-cell office:value-type="float" office:value="0.01065858" calcext:value-type="float">
            <text:p>0.01065858</text:p>
          </table:table-cell>
          <table:table-cell/>
          <table:table-cell office:value-type="float" office:value="0.020999999716878" calcext:value-type="float">
            <text:p>0.0209999997</text:p>
          </table:table-cell>
          <table:table-cell office:value-type="float" office:value="0.009359162300825" calcext:value-type="float">
            <text:p>0.0093591623</text:p>
          </table:table-cell>
          <table:table-cell office:value-type="float" office:value="0.01164084" calcext:value-type="float">
            <text:p>0.01164084</text:p>
          </table:table-cell>
          <table:table-cell office:value-type="float" office:value="0.008053103461862" calcext:value-type="float">
            <text:p>0.0080531035</text:p>
          </table:table-cell>
          <table:table-cell office:value-type="float" office:value="0.0129469" calcext:value-type="float">
            <text:p>0.0129469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/>
          <table:table-cell office:value-type="float" office:value="0.002666666638106" calcext:value-type="float">
            <text:p>0.0026666666</text:p>
          </table:table-cell>
          <table:table-cell office:value-type="float" office:value="0.001042408403009" calcext:value-type="float">
            <text:p>0.0010424084</text:p>
          </table:table-cell>
          <table:table-cell office:value-type="float" office:value="0.00162426" calcext:value-type="float">
            <text:p>0.00162426</text:p>
          </table:table-cell>
          <table:table-cell office:value-type="float" office:value="0.000876906793565" calcext:value-type="float">
            <text:p>0.0008769068</text:p>
          </table:table-cell>
          <table:table-cell office:value-type="float" office:value="0.00178976" calcext:value-type="float">
            <text:p>0.00178976</text:p>
          </table:table-cell>
          <table:table-cell/>
          <table:table-cell office:value-type="float" office:value="0.00800000037998" calcext:value-type="float">
            <text:p>0.0080000004</text:p>
          </table:table-cell>
          <table:table-cell office:value-type="float" office:value="0.001735006459057" calcext:value-type="float">
            <text:p>0.0017350065</text:p>
          </table:table-cell>
          <table:table-cell office:value-type="float" office:value="0.00626499" calcext:value-type="float">
            <text:p>0.00626499</text:p>
          </table:table-cell>
          <table:table-cell/>
          <table:table-cell office:value-type="float" office:value="0.013333333656192" calcext:value-type="float">
            <text:p>0.0133333337</text:p>
          </table:table-cell>
          <table:table-cell office:value-type="float" office:value="0.002290042117238" calcext:value-type="float">
            <text:p>0.0022900421</text:p>
          </table:table-cell>
          <table:table-cell office:value-type="float" office:value="0.01104329" calcext:value-type="float">
            <text:p>0.01104329</text:p>
          </table:table-cell>
          <table:table-cell office:value-type="float" office:value="0.004215912893414" calcext:value-type="float">
            <text:p>0.0042159129</text:p>
          </table:table-cell>
          <table:table-cell office:value-type="float" office:value="0.00911742" calcext:value-type="float">
            <text:p>0.00911742</text:p>
          </table:table-cell>
          <table:table-cell/>
          <table:table-cell office:value-type="float" office:value="0.018666666001081" calcext:value-type="float">
            <text:p>0.018666666</text:p>
          </table:table-cell>
          <table:table-cell office:value-type="float" office:value="0.005963200703263" calcext:value-type="float">
            <text:p>0.0059632007</text:p>
          </table:table-cell>
          <table:table-cell office:value-type="float" office:value="0.01270347" calcext:value-type="float">
            <text:p>0.01270347</text:p>
          </table:table-cell>
          <table:table-cell office:value-type="float" office:value="0.007676614448428" calcext:value-type="float">
            <text:p>0.0076766144</text:p>
          </table:table-cell>
          <table:table-cell office:value-type="float" office:value="0.01099005" calcext:value-type="float">
            <text:p>0.01099005</text:p>
          </table:table-cell>
          <table:table-cell/>
          <table:table-cell office:value-type="float" office:value="0.024000000208616" calcext:value-type="float">
            <text:p>0.0240000002</text:p>
          </table:table-cell>
          <table:table-cell office:value-type="float" office:value="0.009806284680963" calcext:value-type="float">
            <text:p>0.0098062847</text:p>
          </table:table-cell>
          <table:table-cell office:value-type="float" office:value="0.01419372" calcext:value-type="float">
            <text:p>0.01419372</text:p>
          </table:table-cell>
          <table:table-cell office:value-type="float" office:value="0.010537084192038" calcext:value-type="float">
            <text:p>0.0105370842</text:p>
          </table:table-cell>
          <table:table-cell office:value-type="float" office:value="0.01346292" calcext:value-type="float">
            <text:p>0.01346292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/>
          <table:table-cell office:value-type="float" office:value="0.003000000026077" calcext:value-type="float">
            <text:p>0.003</text:p>
          </table:table-cell>
          <table:table-cell office:value-type="float" office:value="0.001721784006804" calcext:value-type="float">
            <text:p>0.001721784</text:p>
          </table:table-cell>
          <table:table-cell office:value-type="float" office:value="0.00127822" calcext:value-type="float">
            <text:p>0.00127822</text:p>
          </table:table-cell>
          <table:table-cell office:value-type="float" office:value="0.001890720333904" calcext:value-type="float">
            <text:p>0.0018907203</text:p>
          </table:table-cell>
          <table:table-cell office:value-type="float" office:value="0.00110928" calcext:value-type="float">
            <text:p>0.00110928</text:p>
          </table:table-cell>
          <table:table-cell/>
          <table:table-cell office:value-type="float" office:value="0.00899999961257" calcext:value-type="float">
            <text:p>0.0089999996</text:p>
          </table:table-cell>
          <table:table-cell office:value-type="float" office:value="0.003491470590234" calcext:value-type="float">
            <text:p>0.0034914706</text:p>
          </table:table-cell>
          <table:table-cell office:value-type="float" office:value="0.00550853" calcext:value-type="float">
            <text:p>0.00550853</text:p>
          </table:table-cell>
          <table:table-cell/>
          <table:table-cell office:value-type="float" office:value="0.014999999664724" calcext:value-type="float">
            <text:p>0.0149999997</text:p>
          </table:table-cell>
          <table:table-cell office:value-type="float" office:value="0.004693108610809" calcext:value-type="float">
            <text:p>0.0046931086</text:p>
          </table:table-cell>
          <table:table-cell office:value-type="float" office:value="0.01030689" calcext:value-type="float">
            <text:p>0.01030689</text:p>
          </table:table-cell>
          <table:table-cell office:value-type="float" office:value="0.006725522689521" calcext:value-type="float">
            <text:p>0.0067255227</text:p>
          </table:table-cell>
          <table:table-cell office:value-type="float" office:value="0.00827448" calcext:value-type="float">
            <text:p>0.00827448</text:p>
          </table:table-cell>
          <table:table-cell/>
          <table:table-cell office:value-type="float" office:value="0.020999999716878" calcext:value-type="float">
            <text:p>0.0209999997</text:p>
          </table:table-cell>
          <table:table-cell office:value-type="float" office:value="0.008117660880089" calcext:value-type="float">
            <text:p>0.0081176609</text:p>
          </table:table-cell>
          <table:table-cell office:value-type="float" office:value="0.01288234" calcext:value-type="float">
            <text:p>0.01288234</text:p>
          </table:table-cell>
          <table:table-cell office:value-type="float" office:value="0.010402411222458" calcext:value-type="float">
            <text:p>0.0104024112</text:p>
          </table:table-cell>
          <table:table-cell office:value-type="float" office:value="0.01059759" calcext:value-type="float">
            <text:p>0.01059759</text:p>
          </table:table-cell>
          <table:table-cell/>
          <table:table-cell office:value-type="float" office:value="0.027000000700355" calcext:value-type="float">
            <text:p>0.0270000007</text:p>
          </table:table-cell>
          <table:table-cell office:value-type="float" office:value="0.01247277110815" calcext:value-type="float">
            <text:p>0.0124727711</text:p>
          </table:table-cell>
          <table:table-cell office:value-type="float" office:value="0.01452723" calcext:value-type="float">
            <text:p>0.01452723</text:p>
          </table:table-cell>
          <table:table-cell office:value-type="float" office:value="0.013768052682281" calcext:value-type="float">
            <text:p>0.0137680527</text:p>
          </table:table-cell>
          <table:table-cell office:value-type="float" office:value="0.01323195" calcext:value-type="float">
            <text:p>0.01323195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/>
          <table:table-cell office:value-type="float" office:value="0.003333333414048" calcext:value-type="float">
            <text:p>0.0033333334</text:p>
          </table:table-cell>
          <table:table-cell office:value-type="float" office:value="0.002682709600776" calcext:value-type="float">
            <text:p>0.0026827096</text:p>
          </table:table-cell>
          <table:table-cell office:value-type="float" office:value="0.00065062" calcext:value-type="float">
            <text:p>0.00065062</text:p>
          </table:table-cell>
          <table:table-cell office:value-type="float" office:value="0.002539900597185" calcext:value-type="float">
            <text:p>0.0025399006</text:p>
          </table:table-cell>
          <table:table-cell office:value-type="float" office:value="0.00079343" calcext:value-type="float">
            <text:p>0.00079343</text:p>
          </table:table-cell>
          <table:table-cell/>
          <table:table-cell office:value-type="float" office:value="0.009999999776483" calcext:value-type="float">
            <text:p>0.0099999998</text:p>
          </table:table-cell>
          <table:table-cell office:value-type="float" office:value="0.006016587838531" calcext:value-type="float">
            <text:p>0.0060165878</text:p>
          </table:table-cell>
          <table:table-cell office:value-type="float" office:value="0.00398341" calcext:value-type="float">
            <text:p>0.00398341</text:p>
          </table:table-cell>
          <table:table-cell/>
          <table:table-cell office:value-type="float" office:value="0.016666667535901" calcext:value-type="float">
            <text:p>0.0166666675</text:p>
          </table:table-cell>
          <table:table-cell office:value-type="float" office:value="0.00880498252809" calcext:value-type="float">
            <text:p>0.0088049825</text:p>
          </table:table-cell>
          <table:table-cell office:value-type="float" office:value="0.00786169" calcext:value-type="float">
            <text:p>0.00786169</text:p>
          </table:table-cell>
          <table:table-cell office:value-type="float" office:value="0.009290786460042" calcext:value-type="float">
            <text:p>0.0092907865</text:p>
          </table:table-cell>
          <table:table-cell office:value-type="float" office:value="0.00737588" calcext:value-type="float">
            <text:p>0.00737588</text:p>
          </table:table-cell>
          <table:table-cell/>
          <table:table-cell office:value-type="float" office:value="0.023333333432674" calcext:value-type="float">
            <text:p>0.0233333334</text:p>
          </table:table-cell>
          <table:table-cell office:value-type="float" office:value="0.011075356975198" calcext:value-type="float">
            <text:p>0.011075357</text:p>
          </table:table-cell>
          <table:table-cell office:value-type="float" office:value="0.01225798" calcext:value-type="float">
            <text:p>0.01225798</text:p>
          </table:table-cell>
          <table:table-cell office:value-type="float" office:value="0.013394543901086" calcext:value-type="float">
            <text:p>0.0133945439</text:p>
          </table:table-cell>
          <table:table-cell office:value-type="float" office:value="0.00993879" calcext:value-type="float">
            <text:p>0.00993879</text:p>
          </table:table-cell>
          <table:table-cell/>
          <table:table-cell office:value-type="float" office:value="0.029999999329448" calcext:value-type="float">
            <text:p>0.0299999993</text:p>
          </table:table-cell>
          <table:table-cell office:value-type="float" office:value="0.016769509762526" calcext:value-type="float">
            <text:p>0.0167695098</text:p>
          </table:table-cell>
          <table:table-cell office:value-type="float" office:value="0.01323049" calcext:value-type="float">
            <text:p>0.01323049</text:p>
          </table:table-cell>
          <table:table-cell office:value-type="float" office:value="0.017904425039887" calcext:value-type="float">
            <text:p>0.017904425</text:p>
          </table:table-cell>
          <table:table-cell office:value-type="float" office:value="0.01209557" calcext:value-type="float">
            <text:p>0.01209557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/>
          <table:table-cell office:value-type="float" office:value="0.003666666569188" calcext:value-type="float">
            <text:p>0.0036666666</text:p>
          </table:table-cell>
          <table:table-cell office:value-type="float" office:value="0.003291164757684" calcext:value-type="float">
            <text:p>0.0032911648</text:p>
          </table:table-cell>
          <table:table-cell office:value-type="float" office:value="0.0003755" calcext:value-type="float">
            <text:p>0.0003755</text:p>
          </table:table-cell>
          <table:table-cell office:value-type="float" office:value="0.003803870873526" calcext:value-type="float">
            <text:p>0.0038038709</text:p>
          </table:table-cell>
          <table:table-cell office:value-type="float" office:value="-0.0001372" calcext:value-type="float">
            <text:p>-0.0001372</text:p>
          </table:table-cell>
          <table:table-cell/>
          <table:table-cell office:value-type="float" office:value="0.010999999940395" calcext:value-type="float">
            <text:p>0.0109999999</text:p>
          </table:table-cell>
          <table:table-cell office:value-type="float" office:value="0.008401526138186" calcext:value-type="float">
            <text:p>0.0084015261</text:p>
          </table:table-cell>
          <table:table-cell office:value-type="float" office:value="0.00259847" calcext:value-type="float">
            <text:p>0.00259847</text:p>
          </table:table-cell>
          <table:table-cell/>
          <table:table-cell office:value-type="float" office:value="0.018333332613111" calcext:value-type="float">
            <text:p>0.0183333326</text:p>
          </table:table-cell>
          <table:table-cell office:value-type="float" office:value="0.012096123769879" calcext:value-type="float">
            <text:p>0.0120961238</text:p>
          </table:table-cell>
          <table:table-cell office:value-type="float" office:value="0.00623721" calcext:value-type="float">
            <text:p>0.00623721</text:p>
          </table:table-cell>
          <table:table-cell office:value-type="float" office:value="0.013604875653982" calcext:value-type="float">
            <text:p>0.0136048757</text:p>
          </table:table-cell>
          <table:table-cell office:value-type="float" office:value="0.00472846" calcext:value-type="float">
            <text:p>0.00472846</text:p>
          </table:table-cell>
          <table:table-cell/>
          <table:table-cell office:value-type="float" office:value="0.025666667148471" calcext:value-type="float">
            <text:p>0.0256666671</text:p>
          </table:table-cell>
          <table:table-cell office:value-type="float" office:value="0.017407901585102" calcext:value-type="float">
            <text:p>0.0174079016</text:p>
          </table:table-cell>
          <table:table-cell office:value-type="float" office:value="0.00825877" calcext:value-type="float">
            <text:p>0.00825877</text:p>
          </table:table-cell>
          <table:table-cell office:value-type="float" office:value="0.019353134557605" calcext:value-type="float">
            <text:p>0.0193531346</text:p>
          </table:table-cell>
          <table:table-cell office:value-type="float" office:value="0.00631353" calcext:value-type="float">
            <text:p>0.00631353</text:p>
          </table:table-cell>
          <table:table-cell/>
          <table:table-cell office:value-type="float" office:value="0.032999999821186" calcext:value-type="float">
            <text:p>0.0329999998</text:p>
          </table:table-cell>
          <table:table-cell office:value-type="float" office:value="0.021208183839917" calcext:value-type="float">
            <text:p>0.0212081838</text:p>
          </table:table-cell>
          <table:table-cell office:value-type="float" office:value="0.01179182" calcext:value-type="float">
            <text:p>0.01179182</text:p>
          </table:table-cell>
          <table:table-cell office:value-type="float" office:value="0.024347580969334" calcext:value-type="float">
            <text:p>0.024347581</text:p>
          </table:table-cell>
          <table:table-cell office:value-type="float" office:value="0.00865242" calcext:value-type="float">
            <text:p>0.00865242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/>
          <table:table-cell office:value-type="float" office:value="0.00400000018999" calcext:value-type="float">
            <text:p>0.0040000002</text:p>
          </table:table-cell>
          <table:table-cell office:value-type="float" office:value="0.004519318696111" calcext:value-type="float">
            <text:p>0.0045193187</text:p>
          </table:table-cell>
          <table:table-cell office:value-type="float" office:value="-0.00051932" calcext:value-type="float">
            <text:p>-0.00051932</text:p>
          </table:table-cell>
          <table:table-cell office:value-type="float" office:value="0.004566318821162" calcext:value-type="float">
            <text:p>0.0045663188</text:p>
          </table:table-cell>
          <table:table-cell office:value-type="float" office:value="-0.00056632" calcext:value-type="float">
            <text:p>-0.00056632</text:p>
          </table:table-cell>
          <table:table-cell/>
          <table:table-cell office:value-type="float" office:value="0.012000000104308" calcext:value-type="float">
            <text:p>0.0120000001</text:p>
          </table:table-cell>
          <table:table-cell office:value-type="float" office:value="0.011764699593186" calcext:value-type="float">
            <text:p>0.0117646996</text:p>
          </table:table-cell>
          <table:table-cell office:value-type="float" office:value="0.0002353" calcext:value-type="float">
            <text:p>0.0002353</text:p>
          </table:table-cell>
          <table:table-cell/>
          <table:table-cell office:value-type="float" office:value="0.019999999552965" calcext:value-type="float">
            <text:p>0.0199999996</text:p>
          </table:table-cell>
          <table:table-cell office:value-type="float" office:value="0.017812086269259" calcext:value-type="float">
            <text:p>0.0178120863</text:p>
          </table:table-cell>
          <table:table-cell office:value-type="float" office:value="0.00218791" calcext:value-type="float">
            <text:p>0.00218791</text:p>
          </table:table-cell>
          <table:table-cell office:value-type="float" office:value="0.016827950254083" calcext:value-type="float">
            <text:p>0.0168279503</text:p>
          </table:table-cell>
          <table:table-cell office:value-type="float" office:value="0.00317205" calcext:value-type="float">
            <text:p>0.00317205</text:p>
          </table:table-cell>
          <table:table-cell/>
          <table:table-cell office:value-type="float" office:value="0.028000000864267" calcext:value-type="float">
            <text:p>0.0280000009</text:p>
          </table:table-cell>
          <table:table-cell office:value-type="float" office:value="0.022252406924963" calcext:value-type="float">
            <text:p>0.0222524069</text:p>
          </table:table-cell>
          <table:table-cell office:value-type="float" office:value="0.00574759" calcext:value-type="float">
            <text:p>0.00574759</text:p>
          </table:table-cell>
          <table:table-cell office:value-type="float" office:value="0.024018598720431" calcext:value-type="float">
            <text:p>0.0240185987</text:p>
          </table:table-cell>
          <table:table-cell office:value-type="float" office:value="0.0039814" calcext:value-type="float">
            <text:p>0.0039814</text:p>
          </table:table-cell>
          <table:table-cell/>
          <table:table-cell office:value-type="float" office:value="0.035999998450279" calcext:value-type="float">
            <text:p>0.0359999985</text:p>
          </table:table-cell>
          <table:table-cell office:value-type="float" office:value="0.028805626556277" calcext:value-type="float">
            <text:p>0.0288056266</text:p>
          </table:table-cell>
          <table:table-cell office:value-type="float" office:value="0.00719437" calcext:value-type="float">
            <text:p>0.00719437</text:p>
          </table:table-cell>
          <table:table-cell office:value-type="float" office:value="0.029225777834654" calcext:value-type="float">
            <text:p>0.0292257778</text:p>
          </table:table-cell>
          <table:table-cell office:value-type="float" office:value="0.00677422" calcext:value-type="float">
            <text:p>0.00677422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/>
          <table:table-cell office:value-type="float" office:value="0.004333333112299" calcext:value-type="float">
            <text:p>0.0043333331</text:p>
          </table:table-cell>
          <table:table-cell office:value-type="float" office:value="0.005222654901445" calcext:value-type="float">
            <text:p>0.0052226549</text:p>
          </table:table-cell>
          <table:table-cell office:value-type="float" office:value="-0.00088932" calcext:value-type="float">
            <text:p>-0.00088932</text:p>
          </table:table-cell>
          <table:table-cell office:value-type="float" office:value="0.005871321074665" calcext:value-type="float">
            <text:p>0.0058713211</text:p>
          </table:table-cell>
          <table:table-cell office:value-type="float" office:value="-0.00153799" calcext:value-type="float">
            <text:p>-0.00153799</text:p>
          </table:table-cell>
          <table:table-cell/>
          <table:table-cell office:value-type="float" office:value="0.013000000268221" calcext:value-type="float">
            <text:p>0.0130000003</text:p>
          </table:table-cell>
          <table:table-cell office:value-type="float" office:value="0.014166995882988" calcext:value-type="float">
            <text:p>0.0141669959</text:p>
          </table:table-cell>
          <table:table-cell office:value-type="float" office:value="-0.001167" calcext:value-type="float">
            <text:p>-0.001167</text:p>
          </table:table-cell>
          <table:table-cell/>
          <table:table-cell office:value-type="float" office:value="0.02166666649282" calcext:value-type="float">
            <text:p>0.0216666665</text:p>
          </table:table-cell>
          <table:table-cell office:value-type="float" office:value="0.021634152159095" calcext:value-type="float">
            <text:p>0.0216341522</text:p>
          </table:table-cell>
          <table:table-cell office:value-type="float" office:value="0.00003251" calcext:value-type="float">
            <text:p>0.00003251</text:p>
          </table:table-cell>
          <table:table-cell office:value-type="float" office:value="0.022399390116334" calcext:value-type="float">
            <text:p>0.0223993901</text:p>
          </table:table-cell>
          <table:table-cell office:value-type="float" office:value="-0.00073272" calcext:value-type="float">
            <text:p>-0.00073272</text:p>
          </table:table-cell>
          <table:table-cell/>
          <table:table-cell office:value-type="float" office:value="0.030333332717419" calcext:value-type="float">
            <text:p>0.0303333327</text:p>
          </table:table-cell>
          <table:table-cell office:value-type="float" office:value="0.029889848083258" calcext:value-type="float">
            <text:p>0.0298898481</text:p>
          </table:table-cell>
          <table:table-cell office:value-type="float" office:value="0.00044348" calcext:value-type="float">
            <text:p>0.00044348</text:p>
          </table:table-cell>
          <table:table-cell office:value-type="float" office:value="0.03043538890779" calcext:value-type="float">
            <text:p>0.0304353889</text:p>
          </table:table-cell>
          <table:table-cell office:value-type="float" office:value="-0.00010206" calcext:value-type="float">
            <text:p>-0.00010206</text:p>
          </table:table-cell>
          <table:table-cell/>
          <table:table-cell office:value-type="float" office:value="0.039000000804663" calcext:value-type="float">
            <text:p>0.0390000008</text:p>
          </table:table-cell>
          <table:table-cell office:value-type="float" office:value="0.034961126744747" calcext:value-type="float">
            <text:p>0.0349611267</text:p>
          </table:table-cell>
          <table:table-cell office:value-type="float" office:value="0.00403887" calcext:value-type="float">
            <text:p>0.00403887</text:p>
          </table:table-cell>
          <table:table-cell office:value-type="float" office:value="0.037923499941826" calcext:value-type="float">
            <text:p>0.0379234999</text:p>
          </table:table-cell>
          <table:table-cell office:value-type="float" office:value="0.0010765" calcext:value-type="float">
            <text:p>0.0010765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/>
          <table:table-cell office:value-type="float" office:value="0.00466666650027" calcext:value-type="float">
            <text:p>0.0046666665</text:p>
          </table:table-cell>
          <table:table-cell office:value-type="float" office:value="0.006389056332409" calcext:value-type="float">
            <text:p>0.0063890563</text:p>
          </table:table-cell>
          <table:table-cell office:value-type="float" office:value="-0.00172239" calcext:value-type="float">
            <text:p>-0.00172239</text:p>
          </table:table-cell>
          <table:table-cell office:value-type="float" office:value="0.006557808257639" calcext:value-type="float">
            <text:p>0.0065578083</text:p>
          </table:table-cell>
          <table:table-cell office:value-type="float" office:value="-0.00189114" calcext:value-type="float">
            <text:p>-0.00189114</text:p>
          </table:table-cell>
          <table:table-cell/>
          <table:table-cell office:value-type="float" office:value="0.014000000432134" calcext:value-type="float">
            <text:p>0.0140000004</text:p>
          </table:table-cell>
          <table:table-cell office:value-type="float" office:value="0.017648067325354" calcext:value-type="float">
            <text:p>0.0176480673</text:p>
          </table:table-cell>
          <table:table-cell office:value-type="float" office:value="-0.00364807" calcext:value-type="float">
            <text:p>-0.00364807</text:p>
          </table:table-cell>
          <table:table-cell/>
          <table:table-cell office:value-type="float" office:value="0.023333333432674" calcext:value-type="float">
            <text:p>0.0233333334</text:p>
          </table:table-cell>
          <table:table-cell office:value-type="float" office:value="0.028139056637883" calcext:value-type="float">
            <text:p>0.0281390566</text:p>
          </table:table-cell>
          <table:table-cell office:value-type="float" office:value="-0.00480572" calcext:value-type="float">
            <text:p>-0.00480572</text:p>
          </table:table-cell>
          <table:table-cell office:value-type="float" office:value="0.026262039318681" calcext:value-type="float">
            <text:p>0.0262620393</text:p>
          </table:table-cell>
          <table:table-cell office:value-type="float" office:value="-0.00292871" calcext:value-type="float">
            <text:p>-0.00292871</text:p>
          </table:table-cell>
          <table:table-cell/>
          <table:table-cell office:value-type="float" office:value="0.03266666829586" calcext:value-type="float">
            <text:p>0.0326666683</text:p>
          </table:table-cell>
          <table:table-cell office:value-type="float" office:value="0.035211075097322" calcext:value-type="float">
            <text:p>0.0352110751</text:p>
          </table:table-cell>
          <table:table-cell office:value-type="float" office:value="-0.00254441" calcext:value-type="float">
            <text:p>-0.00254441</text:p>
          </table:table-cell>
          <table:table-cell office:value-type="float" office:value="0.037465542554855" calcext:value-type="float">
            <text:p>0.0374655426</text:p>
          </table:table-cell>
          <table:table-cell office:value-type="float" office:value="-0.00479888" calcext:value-type="float">
            <text:p>-0.00479888</text:p>
          </table:table-cell>
          <table:table-cell/>
          <table:table-cell office:value-type="float" office:value="0.041999999433756" calcext:value-type="float">
            <text:p>0.0419999994</text:p>
          </table:table-cell>
          <table:table-cell office:value-type="float" office:value="0.043569423258305" calcext:value-type="float">
            <text:p>0.0435694233</text:p>
          </table:table-cell>
          <table:table-cell office:value-type="float" office:value="-0.00156942" calcext:value-type="float">
            <text:p>-0.00156942</text:p>
          </table:table-cell>
          <table:table-cell office:value-type="float" office:value="0.04465151950717" calcext:value-type="float">
            <text:p>0.0446515195</text:p>
          </table:table-cell>
          <table:table-cell office:value-type="float" office:value="-0.00265152" calcext:value-type="float">
            <text:p>-0.00265152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/>
          <table:table-cell office:value-type="float" office:value="0.004999999888241" calcext:value-type="float">
            <text:p>0.0049999999</text:p>
          </table:table-cell>
          <table:table-cell office:value-type="float" office:value="0.006803161464632" calcext:value-type="float">
            <text:p>0.0068031615</text:p>
          </table:table-cell>
          <table:table-cell office:value-type="float" office:value="-0.00180316" calcext:value-type="float">
            <text:p>-0.00180316</text:p>
          </table:table-cell>
          <table:table-cell office:value-type="float" office:value="0.007672320120037" calcext:value-type="float">
            <text:p>0.0076723201</text:p>
          </table:table-cell>
          <table:table-cell office:value-type="float" office:value="-0.00267232" calcext:value-type="float">
            <text:p>-0.00267232</text:p>
          </table:table-cell>
          <table:table-cell/>
          <table:table-cell office:value-type="float" office:value="0.014999999664724" calcext:value-type="float">
            <text:p>0.0149999997</text:p>
          </table:table-cell>
          <table:table-cell office:value-type="float" office:value="0.019770957529545" calcext:value-type="float">
            <text:p>0.0197709575</text:p>
          </table:table-cell>
          <table:table-cell office:value-type="float" office:value="-0.00477096" calcext:value-type="float">
            <text:p>-0.00477096</text:p>
          </table:table-cell>
          <table:table-cell/>
          <table:table-cell office:value-type="float" office:value="0.025000000372529" calcext:value-type="float">
            <text:p>0.0250000004</text:p>
          </table:table-cell>
          <table:table-cell office:value-type="float" office:value="0.031930737197399" calcext:value-type="float">
            <text:p>0.0319307372</text:p>
          </table:table-cell>
          <table:table-cell office:value-type="float" office:value="-0.00693074" calcext:value-type="float">
            <text:p>-0.00693074</text:p>
          </table:table-cell>
          <table:table-cell office:value-type="float" office:value="0.032212067395449" calcext:value-type="float">
            <text:p>0.0322120674</text:p>
          </table:table-cell>
          <table:table-cell office:value-type="float" office:value="-0.00721207" calcext:value-type="float">
            <text:p>-0.00721207</text:p>
          </table:table-cell>
          <table:table-cell/>
          <table:table-cell office:value-type="float" office:value="0.035000000149012" calcext:value-type="float">
            <text:p>0.0350000001</text:p>
          </table:table-cell>
          <table:table-cell office:value-type="float" office:value="0.042960125952959" calcext:value-type="float">
            <text:p>0.042960126</text:p>
          </table:table-cell>
          <table:table-cell office:value-type="float" office:value="-0.00796013" calcext:value-type="float">
            <text:p>-0.00796013</text:p>
          </table:table-cell>
          <table:table-cell office:value-type="float" office:value="0.042808644473553" calcext:value-type="float">
            <text:p>0.0428086445</text:p>
          </table:table-cell>
          <table:table-cell office:value-type="float" office:value="-0.00780864" calcext:value-type="float">
            <text:p>-0.00780864</text:p>
          </table:table-cell>
          <table:table-cell/>
          <table:table-cell office:value-type="float" office:value="0.045000001788139" calcext:value-type="float">
            <text:p>0.0450000018</text:p>
          </table:table-cell>
          <table:table-cell office:value-type="float" office:value="0.050168089568615" calcext:value-type="float">
            <text:p>0.0501680896</text:p>
          </table:table-cell>
          <table:table-cell office:value-type="float" office:value="-0.00516809" calcext:value-type="float">
            <text:p>-0.00516809</text:p>
          </table:table-cell>
          <table:table-cell office:value-type="float" office:value="0.053795918822289" calcext:value-type="float">
            <text:p>0.0537959188</text:p>
          </table:table-cell>
          <table:table-cell office:value-type="float" office:value="-0.00879592" calcext:value-type="float">
            <text:p>-0.00879592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/>
          <table:table-cell office:value-type="float" office:value="0.005333333276212" calcext:value-type="float">
            <text:p>0.0053333333</text:p>
          </table:table-cell>
          <table:table-cell office:value-type="float" office:value="0.008183973841369" calcext:value-type="float">
            <text:p>0.0081839738</text:p>
          </table:table-cell>
          <table:table-cell office:value-type="float" office:value="-0.00285064" calcext:value-type="float">
            <text:p>-0.00285064</text:p>
          </table:table-cell>
          <table:table-cell office:value-type="float" office:value="0.00828839559108" calcext:value-type="float">
            <text:p>0.0082883956</text:p>
          </table:table-cell>
          <table:table-cell office:value-type="float" office:value="-0.00295506" calcext:value-type="float">
            <text:p>-0.00295506</text:p>
          </table:table-cell>
          <table:table-cell/>
          <table:table-cell office:value-type="float" office:value="0.016000000759959" calcext:value-type="float">
            <text:p>0.0160000008</text:p>
          </table:table-cell>
          <table:table-cell office:value-type="float" office:value="0.022573364898562" calcext:value-type="float">
            <text:p>0.0225733649</text:p>
          </table:table-cell>
          <table:table-cell office:value-type="float" office:value="-0.00657336" calcext:value-type="float">
            <text:p>-0.00657336</text:p>
          </table:table-cell>
          <table:table-cell/>
          <table:table-cell office:value-type="float" office:value="0.026666667312384" calcext:value-type="float">
            <text:p>0.0266666673</text:p>
          </table:table-cell>
          <table:table-cell office:value-type="float" office:value="0.037522524595261" calcext:value-type="float">
            <text:p>0.0375225246</text:p>
          </table:table-cell>
          <table:table-cell office:value-type="float" office:value="-0.01085586" calcext:value-type="float">
            <text:p>-0.01085586</text:p>
          </table:table-cell>
          <table:table-cell office:value-type="float" office:value="0.036747869104147" calcext:value-type="float">
            <text:p>0.0367478691</text:p>
          </table:table-cell>
          <table:table-cell office:value-type="float" office:value="-0.0100812" calcext:value-type="float">
            <text:p>-0.0100812</text:p>
          </table:table-cell>
          <table:table-cell/>
          <table:table-cell office:value-type="float" office:value="0.037333332002163" calcext:value-type="float">
            <text:p>0.037333332</text:p>
          </table:table-cell>
          <table:table-cell office:value-type="float" office:value="0.04804215207696" calcext:value-type="float">
            <text:p>0.0480421521</text:p>
          </table:table-cell>
          <table:table-cell office:value-type="float" office:value="-0.01070882" calcext:value-type="float">
            <text:p>-0.01070882</text:p>
          </table:table-cell>
          <table:table-cell office:value-type="float" office:value="0.049082361161709" calcext:value-type="float">
            <text:p>0.0490823612</text:p>
          </table:table-cell>
          <table:table-cell office:value-type="float" office:value="-0.01174903" calcext:value-type="float">
            <text:p>-0.01174903</text:p>
          </table:table-cell>
          <table:table-cell/>
          <table:table-cell office:value-type="float" office:value="0.048000000417233" calcext:value-type="float">
            <text:p>0.0480000004</text:p>
          </table:table-cell>
          <table:table-cell office:value-type="float" office:value="0.058914087712765" calcext:value-type="float">
            <text:p>0.0589140877</text:p>
          </table:table-cell>
          <table:table-cell office:value-type="float" office:value="-0.01091409" calcext:value-type="float">
            <text:p>-0.01091409</text:p>
          </table:table-cell>
          <table:table-cell office:value-type="float" office:value="0.059635274112225" calcext:value-type="float">
            <text:p>0.0596352741</text:p>
          </table:table-cell>
          <table:table-cell office:value-type="float" office:value="-0.01163527" calcext:value-type="float">
            <text:p>-0.01163527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/>
          <table:table-cell office:value-type="float" office:value="0.005666666664183" calcext:value-type="float">
            <text:p>0.0056666667</text:p>
          </table:table-cell>
          <table:table-cell office:value-type="float" office:value="0.008553965948522" calcext:value-type="float">
            <text:p>0.0085539659</text:p>
          </table:table-cell>
          <table:table-cell office:value-type="float" office:value="-0.0028873" calcext:value-type="float">
            <text:p>-0.0028873</text:p>
          </table:table-cell>
          <table:table-cell office:value-type="float" office:value="0.008807060308754" calcext:value-type="float">
            <text:p>0.0088070603</text:p>
          </table:table-cell>
          <table:table-cell office:value-type="float" office:value="-0.00314039" calcext:value-type="float">
            <text:p>-0.00314039</text:p>
          </table:table-cell>
          <table:table-cell/>
          <table:table-cell office:value-type="float" office:value="0.017000000923872" calcext:value-type="float">
            <text:p>0.0170000009</text:p>
          </table:table-cell>
          <table:table-cell office:value-type="float" office:value="0.024101352319121" calcext:value-type="float">
            <text:p>0.0241013523</text:p>
          </table:table-cell>
          <table:table-cell office:value-type="float" office:value="-0.00710135" calcext:value-type="float">
            <text:p>-0.00710135</text:p>
          </table:table-cell>
          <table:table-cell/>
          <table:table-cell office:value-type="float" office:value="0.028333334252238" calcext:value-type="float">
            <text:p>0.0283333343</text:p>
          </table:table-cell>
          <table:table-cell office:value-type="float" office:value="0.040387682616711" calcext:value-type="float">
            <text:p>0.0403876826</text:p>
          </table:table-cell>
          <table:table-cell office:value-type="float" office:value="-0.01205435" calcext:value-type="float">
            <text:p>-0.01205435</text:p>
          </table:table-cell>
          <table:table-cell office:value-type="float" office:value="0.039455935359001" calcext:value-type="float">
            <text:p>0.0394559354</text:p>
          </table:table-cell>
          <table:table-cell office:value-type="float" office:value="-0.0111226" calcext:value-type="float">
            <text:p>-0.0111226</text:p>
          </table:table-cell>
          <table:table-cell/>
          <table:table-cell office:value-type="float" office:value="0.039666667580605" calcext:value-type="float">
            <text:p>0.0396666676</text:p>
          </table:table-cell>
          <table:table-cell office:value-type="float" office:value="0.05457066744566" calcext:value-type="float">
            <text:p>0.0545706674</text:p>
          </table:table-cell>
          <table:table-cell office:value-type="float" office:value="-0.014904" calcext:value-type="float">
            <text:p>-0.014904</text:p>
          </table:table-cell>
          <table:table-cell office:value-type="float" office:value="0.053360026329756" calcext:value-type="float">
            <text:p>0.0533600263</text:p>
          </table:table-cell>
          <table:table-cell office:value-type="float" office:value="-0.01369336" calcext:value-type="float">
            <text:p>-0.01369336</text:p>
          </table:table-cell>
          <table:table-cell/>
          <table:table-cell office:value-type="float" office:value="0.050999999046326" calcext:value-type="float">
            <text:p>0.050999999</text:p>
          </table:table-cell>
          <table:table-cell office:value-type="float" office:value="0.064672783017159" calcext:value-type="float">
            <text:p>0.064672783</text:p>
          </table:table-cell>
          <table:table-cell office:value-type="float" office:value="-0.01367278" calcext:value-type="float">
            <text:p>-0.01367278</text:p>
          </table:table-cell>
          <table:table-cell office:value-type="float" office:value="0.067678600549698" calcext:value-type="float">
            <text:p>0.0676786005</text:p>
          </table:table-cell>
          <table:table-cell office:value-type="float" office:value="-0.0166786" calcext:value-type="float">
            <text:p>-0.0166786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/>
          <table:table-cell office:value-type="float" office:value="0.006000000052154" calcext:value-type="float">
            <text:p>0.0060000001</text:p>
          </table:table-cell>
          <table:table-cell office:value-type="float" office:value="0.00917695555836" calcext:value-type="float">
            <text:p>0.0091769556</text:p>
          </table:table-cell>
          <table:table-cell office:value-type="float" office:value="-0.00317696" calcext:value-type="float">
            <text:p>-0.00317696</text:p>
          </table:table-cell>
          <table:table-cell office:value-type="float" office:value="0.009315363131464" calcext:value-type="float">
            <text:p>0.0093153631</text:p>
          </table:table-cell>
          <table:table-cell office:value-type="float" office:value="-0.00331536" calcext:value-type="float">
            <text:p>-0.00331536</text:p>
          </table:table-cell>
          <table:table-cell/>
          <table:table-cell office:value-type="float" office:value="0.01799999922514" calcext:value-type="float">
            <text:p>0.0179999992</text:p>
          </table:table-cell>
          <table:table-cell office:value-type="float" office:value="0.026228344067931" calcext:value-type="float">
            <text:p>0.0262283441</text:p>
          </table:table-cell>
          <table:table-cell office:value-type="float" office:value="-0.00822834" calcext:value-type="float">
            <text:p>-0.00822834</text:p>
          </table:table-cell>
          <table:table-cell/>
          <table:table-cell office:value-type="float" office:value="0.029999999329448" calcext:value-type="float">
            <text:p>0.0299999993</text:p>
          </table:table-cell>
          <table:table-cell office:value-type="float" office:value="0.044213376939297" calcext:value-type="float">
            <text:p>0.0442133769</text:p>
          </table:table-cell>
          <table:table-cell office:value-type="float" office:value="-0.01421338" calcext:value-type="float">
            <text:p>-0.01421338</text:p>
          </table:table-cell>
          <table:table-cell office:value-type="float" office:value="0.042206518352032" calcext:value-type="float">
            <text:p>0.0422065184</text:p>
          </table:table-cell>
          <table:table-cell office:value-type="float" office:value="-0.01220652" calcext:value-type="float">
            <text:p>-0.01220652</text:p>
          </table:table-cell>
          <table:table-cell/>
          <table:table-cell office:value-type="float" office:value="0.041999999433756" calcext:value-type="float">
            <text:p>0.0419999994</text:p>
          </table:table-cell>
          <table:table-cell office:value-type="float" office:value="0.058747712522745" calcext:value-type="float">
            <text:p>0.0587477125</text:p>
          </table:table-cell>
          <table:table-cell office:value-type="float" office:value="-0.01674771" calcext:value-type="float">
            <text:p>-0.01674771</text:p>
          </table:table-cell>
          <table:table-cell office:value-type="float" office:value="0.05722127109766" calcext:value-type="float">
            <text:p>0.0572212711</text:p>
          </table:table-cell>
          <table:table-cell office:value-type="float" office:value="-0.01522127" calcext:value-type="float">
            <text:p>-0.01522127</text:p>
          </table:table-cell>
          <table:table-cell/>
          <table:table-cell office:value-type="float" office:value="0.054000001400709" calcext:value-type="float">
            <text:p>0.0540000014</text:p>
          </table:table-cell>
          <table:table-cell office:value-type="float" office:value="0.070567280054092" calcext:value-type="float">
            <text:p>0.0705672801</text:p>
          </table:table-cell>
          <table:table-cell office:value-type="float" office:value="-0.01656728" calcext:value-type="float">
            <text:p>-0.01656728</text:p>
          </table:table-cell>
          <table:table-cell office:value-type="float" office:value="0.072931878268719" calcext:value-type="float">
            <text:p>0.0729318783</text:p>
          </table:table-cell>
          <table:table-cell office:value-type="float" office:value="-0.01893188" calcext:value-type="float">
            <text:p>-0.01893188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/>
          <table:table-cell office:value-type="float" office:value="0.006333333440125" calcext:value-type="float">
            <text:p>0.0063333334</text:p>
          </table:table-cell>
          <table:table-cell office:value-type="float" office:value="0.009538750164211" calcext:value-type="float">
            <text:p>0.0095387502</text:p>
          </table:table-cell>
          <table:table-cell office:value-type="float" office:value="-0.00320542" calcext:value-type="float">
            <text:p>-0.00320542</text:p>
          </table:table-cell>
          <table:table-cell office:value-type="float" office:value="0.01017855387181" calcext:value-type="float">
            <text:p>0.0101785539</text:p>
          </table:table-cell>
          <table:table-cell office:value-type="float" office:value="-0.00384522" calcext:value-type="float">
            <text:p>-0.00384522</text:p>
          </table:table-cell>
          <table:table-cell/>
          <table:table-cell office:value-type="float" office:value="0.018999999389052" calcext:value-type="float">
            <text:p>0.0189999994</text:p>
          </table:table-cell>
          <table:table-cell office:value-type="float" office:value="0.027572337538004" calcext:value-type="float">
            <text:p>0.0275723375</text:p>
          </table:table-cell>
          <table:table-cell office:value-type="float" office:value="-0.00857234" calcext:value-type="float">
            <text:p>-0.00857234</text:p>
          </table:table-cell>
          <table:table-cell/>
          <table:table-cell office:value-type="float" office:value="0.031666666269302" calcext:value-type="float">
            <text:p>0.0316666663</text:p>
          </table:table-cell>
          <table:table-cell office:value-type="float" office:value="0.046619184315205" calcext:value-type="float">
            <text:p>0.0466191843</text:p>
          </table:table-cell>
          <table:table-cell office:value-type="float" office:value="-0.01495252" calcext:value-type="float">
            <text:p>-0.01495252</text:p>
          </table:table-cell>
          <table:table-cell office:value-type="float" office:value="0.045382380485535" calcext:value-type="float">
            <text:p>0.0453823805</text:p>
          </table:table-cell>
          <table:table-cell office:value-type="float" office:value="-0.01371571" calcext:value-type="float">
            <text:p>-0.01371571</text:p>
          </table:table-cell>
          <table:table-cell/>
          <table:table-cell office:value-type="float" office:value="0.044333335012197" calcext:value-type="float">
            <text:p>0.044333335</text:p>
          </table:table-cell>
          <table:table-cell office:value-type="float" office:value="0.063780568540096" calcext:value-type="float">
            <text:p>0.0637805685</text:p>
          </table:table-cell>
          <table:table-cell office:value-type="float" office:value="-0.01944724" calcext:value-type="float">
            <text:p>-0.01944724</text:p>
          </table:table-cell>
          <table:table-cell office:value-type="float" office:value="0.063240274786949" calcext:value-type="float">
            <text:p>0.0632402748</text:p>
          </table:table-cell>
          <table:table-cell office:value-type="float" office:value="-0.01890694" calcext:value-type="float">
            <text:p>-0.01890694</text:p>
          </table:table-cell>
          <table:table-cell/>
          <table:table-cell office:value-type="float" office:value="0.057000000029802" calcext:value-type="float">
            <text:p>0.057</text:p>
          </table:table-cell>
          <table:table-cell office:value-type="float" office:value="0.074798494577408" calcext:value-type="float">
            <text:p>0.0747984946</text:p>
          </table:table-cell>
          <table:table-cell office:value-type="float" office:value="-0.0177985" calcext:value-type="float">
            <text:p>-0.0177985</text:p>
          </table:table-cell>
          <table:table-cell office:value-type="float" office:value="0.079162314534187" calcext:value-type="float">
            <text:p>0.0791623145</text:p>
          </table:table-cell>
          <table:table-cell office:value-type="float" office:value="-0.02216231" calcext:value-type="float">
            <text:p>-0.02216231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/>
          <table:table-cell office:value-type="float" office:value="0.006666666828096" calcext:value-type="float">
            <text:p>0.0066666668</text:p>
          </table:table-cell>
          <table:table-cell office:value-type="float" office:value="0.009916157461703" calcext:value-type="float">
            <text:p>0.0099161575</text:p>
          </table:table-cell>
          <table:table-cell office:value-type="float" office:value="-0.00324949" calcext:value-type="float">
            <text:p>-0.00324949</text:p>
          </table:table-cell>
          <table:table-cell office:value-type="float" office:value="0.010308927856386" calcext:value-type="float">
            <text:p>0.0103089279</text:p>
          </table:table-cell>
          <table:table-cell office:value-type="float" office:value="-0.00364226" calcext:value-type="float">
            <text:p>-0.00364226</text:p>
          </table:table-cell>
          <table:table-cell/>
          <table:table-cell office:value-type="float" office:value="0.019999999552965" calcext:value-type="float">
            <text:p>0.0199999996</text:p>
          </table:table-cell>
          <table:table-cell office:value-type="float" office:value="0.028958674520254" calcext:value-type="float">
            <text:p>0.0289586745</text:p>
          </table:table-cell>
          <table:table-cell office:value-type="float" office:value="-0.00895867" calcext:value-type="float">
            <text:p>-0.00895867</text:p>
          </table:table-cell>
          <table:table-cell/>
          <table:table-cell office:value-type="float" office:value="0.033333335071802" calcext:value-type="float">
            <text:p>0.0333333351</text:p>
          </table:table-cell>
          <table:table-cell office:value-type="float" office:value="0.04895968362689" calcext:value-type="float">
            <text:p>0.0489596836</text:p>
          </table:table-cell>
          <table:table-cell office:value-type="float" office:value="-0.01562635" calcext:value-type="float">
            <text:p>-0.01562635</text:p>
          </table:table-cell>
          <table:table-cell office:value-type="float" office:value="0.048579134047031" calcext:value-type="float">
            <text:p>0.048579134</text:p>
          </table:table-cell>
          <table:table-cell office:value-type="float" office:value="-0.0152458" calcext:value-type="float">
            <text:p>-0.0152458</text:p>
          </table:table-cell>
          <table:table-cell/>
          <table:table-cell office:value-type="float" office:value="0.046666666865349" calcext:value-type="float">
            <text:p>0.0466666669</text:p>
          </table:table-cell>
          <table:table-cell office:value-type="float" office:value="0.067448981106281" calcext:value-type="float">
            <text:p>0.0674489811</text:p>
          </table:table-cell>
          <table:table-cell office:value-type="float" office:value="-0.02078231" calcext:value-type="float">
            <text:p>-0.02078231</text:p>
          </table:table-cell>
          <table:table-cell office:value-type="float" office:value="0.066181935369968" calcext:value-type="float">
            <text:p>0.0661819354</text:p>
          </table:table-cell>
          <table:table-cell office:value-type="float" office:value="-0.01951527" calcext:value-type="float">
            <text:p>-0.01951527</text:p>
          </table:table-cell>
          <table:table-cell/>
          <table:table-cell office:value-type="float" office:value="0.059999998658895" calcext:value-type="float">
            <text:p>0.0599999987</text:p>
          </table:table-cell>
          <table:table-cell office:value-type="float" office:value="0.081442445516586" calcext:value-type="float">
            <text:p>0.0814424455</text:p>
          </table:table-cell>
          <table:table-cell office:value-type="float" office:value="-0.02144245" calcext:value-type="float">
            <text:p>-0.02144245</text:p>
          </table:table-cell>
          <table:table-cell office:value-type="float" office:value="0.08370752632618" calcext:value-type="float">
            <text:p>0.0837075263</text:p>
          </table:table-cell>
          <table:table-cell office:value-type="float" office:value="-0.02370752" calcext:value-type="float">
            <text:p>-0.02370752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/>
          <table:table-cell office:value-type="float" office:value="0.007000000216067" calcext:value-type="float">
            <text:p>0.0070000002</text:p>
          </table:table-cell>
          <table:table-cell office:value-type="float" office:value="0.010136569850147" calcext:value-type="float">
            <text:p>0.0101365699</text:p>
          </table:table-cell>
          <table:table-cell office:value-type="float" office:value="-0.00313657" calcext:value-type="float">
            <text:p>-0.00313657</text:p>
          </table:table-cell>
          <table:table-cell office:value-type="float" office:value="0.010683617554605" calcext:value-type="float">
            <text:p>0.0106836176</text:p>
          </table:table-cell>
          <table:table-cell office:value-type="float" office:value="-0.00368362" calcext:value-type="float">
            <text:p>-0.00368362</text:p>
          </table:table-cell>
          <table:table-cell/>
          <table:table-cell office:value-type="float" office:value="0.020999999716878" calcext:value-type="float">
            <text:p>0.0209999997</text:p>
          </table:table-cell>
          <table:table-cell office:value-type="float" office:value="0.029977794736624" calcext:value-type="float">
            <text:p>0.0299777947</text:p>
          </table:table-cell>
          <table:table-cell office:value-type="float" office:value="-0.00897779" calcext:value-type="float">
            <text:p>-0.00897779</text:p>
          </table:table-cell>
          <table:table-cell/>
          <table:table-cell office:value-type="float" office:value="0.035000000149012" calcext:value-type="float">
            <text:p>0.0350000001</text:p>
          </table:table-cell>
          <table:table-cell office:value-type="float" office:value="0.050917252898216" calcext:value-type="float">
            <text:p>0.0509172529</text:p>
          </table:table-cell>
          <table:table-cell office:value-type="float" office:value="-0.01591725" calcext:value-type="float">
            <text:p>-0.01591725</text:p>
          </table:table-cell>
          <table:table-cell office:value-type="float" office:value="0.050522275269032" calcext:value-type="float">
            <text:p>0.0505222753</text:p>
          </table:table-cell>
          <table:table-cell office:value-type="float" office:value="-0.01552227" calcext:value-type="float">
            <text:p>-0.01552227</text:p>
          </table:table-cell>
          <table:table-cell/>
          <table:table-cell office:value-type="float" office:value="0.0489999987185" calcext:value-type="float">
            <text:p>0.0489999987</text:p>
          </table:table-cell>
          <table:table-cell office:value-type="float" office:value="0.071492753922939" calcext:value-type="float">
            <text:p>0.0714927539</text:p>
          </table:table-cell>
          <table:table-cell office:value-type="float" office:value="-0.02249275" calcext:value-type="float">
            <text:p>-0.02249275</text:p>
          </table:table-cell>
          <table:table-cell office:value-type="float" office:value="0.069517090916634" calcext:value-type="float">
            <text:p>0.0695170909</text:p>
          </table:table-cell>
          <table:table-cell office:value-type="float" office:value="-0.02051709" calcext:value-type="float">
            <text:p>-0.02051709</text:p>
          </table:table-cell>
          <table:table-cell/>
          <table:table-cell office:value-type="float" office:value="0.063000001013279" calcext:value-type="float">
            <text:p>0.063000001</text:p>
          </table:table-cell>
          <table:table-cell office:value-type="float" office:value="0.08664695173502" calcext:value-type="float">
            <text:p>0.0866469517</text:p>
          </table:table-cell>
          <table:table-cell office:value-type="float" office:value="-0.02364695" calcext:value-type="float">
            <text:p>-0.02364695</text:p>
          </table:table-cell>
          <table:table-cell office:value-type="float" office:value="0.088838785886765" calcext:value-type="float">
            <text:p>0.0888387859</text:p>
          </table:table-cell>
          <table:table-cell office:value-type="float" office:value="-0.02583878" calcext:value-type="float">
            <text:p>-0.02583878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/>
          <table:table-cell office:value-type="float" office:value="0.007333333138376" calcext:value-type="float">
            <text:p>0.0073333331</text:p>
          </table:table-cell>
          <table:table-cell office:value-type="float" office:value="0.010369947180152" calcext:value-type="float">
            <text:p>0.0103699472</text:p>
          </table:table-cell>
          <table:table-cell office:value-type="float" office:value="-0.00303661" calcext:value-type="float">
            <text:p>-0.00303661</text:p>
          </table:table-cell>
          <table:table-cell office:value-type="float" office:value="0.011034529656172" calcext:value-type="float">
            <text:p>0.0110345297</text:p>
          </table:table-cell>
          <table:table-cell office:value-type="float" office:value="-0.0037012" calcext:value-type="float">
            <text:p>-0.0037012</text:p>
          </table:table-cell>
          <table:table-cell/>
          <table:table-cell office:value-type="float" office:value="0.021999999880791" calcext:value-type="float">
            <text:p>0.0219999999</text:p>
          </table:table-cell>
          <table:table-cell office:value-type="float" office:value="0.030920919030905" calcext:value-type="float">
            <text:p>0.030920919</text:p>
          </table:table-cell>
          <table:table-cell office:value-type="float" office:value="-0.00892092" calcext:value-type="float">
            <text:p>-0.00892092</text:p>
          </table:table-cell>
          <table:table-cell/>
          <table:table-cell office:value-type="float" office:value="0.036666665226221" calcext:value-type="float">
            <text:p>0.0366666652</text:p>
          </table:table-cell>
          <table:table-cell office:value-type="float" office:value="0.052340410649776" calcext:value-type="float">
            <text:p>0.0523404106</text:p>
          </table:table-cell>
          <table:table-cell office:value-type="float" office:value="-0.01567375" calcext:value-type="float">
            <text:p>-0.01567375</text:p>
          </table:table-cell>
          <table:table-cell office:value-type="float" office:value="0.052477773278952" calcext:value-type="float">
            <text:p>0.0524777733</text:p>
          </table:table-cell>
          <table:table-cell office:value-type="float" office:value="-0.01581111" calcext:value-type="float">
            <text:p>-0.01581111</text:p>
          </table:table-cell>
          <table:table-cell/>
          <table:table-cell office:value-type="float" office:value="0.051333334296942" calcext:value-type="float">
            <text:p>0.0513333343</text:p>
          </table:table-cell>
          <table:table-cell office:value-type="float" office:value="0.074071899056435" calcext:value-type="float">
            <text:p>0.0740718991</text:p>
          </table:table-cell>
          <table:table-cell office:value-type="float" office:value="-0.02273857" calcext:value-type="float">
            <text:p>-0.02273857</text:p>
          </table:table-cell>
          <table:table-cell office:value-type="float" office:value="0.073321402072906" calcext:value-type="float">
            <text:p>0.0733214021</text:p>
          </table:table-cell>
          <table:table-cell office:value-type="float" office:value="-0.02198807" calcext:value-type="float">
            <text:p>-0.02198807</text:p>
          </table:table-cell>
          <table:table-cell/>
          <table:table-cell office:value-type="float" office:value="0.065999999642372" calcext:value-type="float">
            <text:p>0.0659999996</text:p>
          </table:table-cell>
          <table:table-cell office:value-type="float" office:value="0.091401547193527" calcext:value-type="float">
            <text:p>0.0914015472</text:p>
          </table:table-cell>
          <table:table-cell office:value-type="float" office:value="-0.02540154" calcext:value-type="float">
            <text:p>-0.02540154</text:p>
          </table:table-cell>
          <table:table-cell office:value-type="float" office:value="0.091804660856724" calcext:value-type="float">
            <text:p>0.0918046609</text:p>
          </table:table-cell>
          <table:table-cell office:value-type="float" office:value="-0.02580466" calcext:value-type="float">
            <text:p>-0.02580466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/>
          <table:table-cell office:value-type="float" office:value="0.007666666526347" calcext:value-type="float">
            <text:p>0.0076666665</text:p>
          </table:table-cell>
          <table:table-cell office:value-type="float" office:value="0.010452281683683" calcext:value-type="float">
            <text:p>0.0104522817</text:p>
          </table:table-cell>
          <table:table-cell office:value-type="float" office:value="-0.00278562" calcext:value-type="float">
            <text:p>-0.00278562</text:p>
          </table:table-cell>
          <table:table-cell office:value-type="float" office:value="0.010918393731117" calcext:value-type="float">
            <text:p>0.0109183937</text:p>
          </table:table-cell>
          <table:table-cell office:value-type="float" office:value="-0.00325173" calcext:value-type="float">
            <text:p>-0.00325173</text:p>
          </table:table-cell>
          <table:table-cell/>
          <table:table-cell office:value-type="float" office:value="0.023000000044703" calcext:value-type="float">
            <text:p>0.023</text:p>
          </table:table-cell>
          <table:table-cell office:value-type="float" office:value="0.032047014683485" calcext:value-type="float">
            <text:p>0.0320470147</text:p>
          </table:table-cell>
          <table:table-cell office:value-type="float" office:value="-0.00904702" calcext:value-type="float">
            <text:p>-0.00904702</text:p>
          </table:table-cell>
          <table:table-cell/>
          <table:table-cell office:value-type="float" office:value="0.038333334028721" calcext:value-type="float">
            <text:p>0.038333334</text:p>
          </table:table-cell>
          <table:table-cell office:value-type="float" office:value="0.054222106933594" calcext:value-type="float">
            <text:p>0.0542221069</text:p>
          </table:table-cell>
          <table:table-cell office:value-type="float" office:value="-0.01588877" calcext:value-type="float">
            <text:p>-0.01588877</text:p>
          </table:table-cell>
          <table:table-cell office:value-type="float" office:value="0.053784117102623" calcext:value-type="float">
            <text:p>0.0537841171</text:p>
          </table:table-cell>
          <table:table-cell office:value-type="float" office:value="-0.01545078" calcext:value-type="float">
            <text:p>-0.01545078</text:p>
          </table:table-cell>
          <table:table-cell/>
          <table:table-cell office:value-type="float" office:value="0.053666666150093" calcext:value-type="float">
            <text:p>0.0536666662</text:p>
          </table:table-cell>
          <table:table-cell office:value-type="float" office:value="0.07690242677927" calcext:value-type="float">
            <text:p>0.0769024268</text:p>
          </table:table-cell>
          <table:table-cell office:value-type="float" office:value="-0.02323576" calcext:value-type="float">
            <text:p>-0.02323576</text:p>
          </table:table-cell>
          <table:table-cell office:value-type="float" office:value="0.075816251337528" calcext:value-type="float">
            <text:p>0.0758162513</text:p>
          </table:table-cell>
          <table:table-cell office:value-type="float" office:value="-0.02214959" calcext:value-type="float">
            <text:p>-0.02214959</text:p>
          </table:table-cell>
          <table:table-cell/>
          <table:table-cell office:value-type="float" office:value="0.068999998271465" calcext:value-type="float">
            <text:p>0.0689999983</text:p>
          </table:table-cell>
          <table:table-cell office:value-type="float" office:value="0.094982296228409" calcext:value-type="float">
            <text:p>0.0949822962</text:p>
          </table:table-cell>
          <table:table-cell office:value-type="float" office:value="-0.0259823" calcext:value-type="float">
            <text:p>-0.0259823</text:p>
          </table:table-cell>
          <table:table-cell office:value-type="float" office:value="0.094896405935287" calcext:value-type="float">
            <text:p>0.0948964059</text:p>
          </table:table-cell>
          <table:table-cell office:value-type="float" office:value="-0.02589641" calcext:value-type="float">
            <text:p>-0.02589641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/>
          <table:table-cell office:value-type="float" office:value="0.00800000037998" calcext:value-type="float">
            <text:p>0.0080000004</text:p>
          </table:table-cell>
          <table:table-cell office:value-type="float" office:value="0.010812786407769" calcext:value-type="float">
            <text:p>0.0108127864</text:p>
          </table:table-cell>
          <table:table-cell office:value-type="float" office:value="-0.00281279" calcext:value-type="float">
            <text:p>-0.00281279</text:p>
          </table:table-cell>
          <table:table-cell office:value-type="float" office:value="0.011045831255615" calcext:value-type="float">
            <text:p>0.0110458313</text:p>
          </table:table-cell>
          <table:table-cell office:value-type="float" office:value="-0.00304583" calcext:value-type="float">
            <text:p>-0.00304583</text:p>
          </table:table-cell>
          <table:table-cell/>
          <table:table-cell office:value-type="float" office:value="0.024000000208616" calcext:value-type="float">
            <text:p>0.0240000002</text:p>
          </table:table-cell>
          <table:table-cell office:value-type="float" office:value="0.032637551426888" calcext:value-type="float">
            <text:p>0.0326375514</text:p>
          </table:table-cell>
          <table:table-cell office:value-type="float" office:value="-0.00863755" calcext:value-type="float">
            <text:p>-0.00863755</text:p>
          </table:table-cell>
          <table:table-cell/>
          <table:table-cell office:value-type="float" office:value="0.03999999910593" calcext:value-type="float">
            <text:p>0.0399999991</text:p>
          </table:table-cell>
          <table:table-cell office:value-type="float" office:value="0.055362407118082" calcext:value-type="float">
            <text:p>0.0553624071</text:p>
          </table:table-cell>
          <table:table-cell office:value-type="float" office:value="-0.01536241" calcext:value-type="float">
            <text:p>-0.01536241</text:p>
          </table:table-cell>
          <table:table-cell office:value-type="float" office:value="0.055352747440338" calcext:value-type="float">
            <text:p>0.0553527474</text:p>
          </table:table-cell>
          <table:table-cell office:value-type="float" office:value="-0.01535275" calcext:value-type="float">
            <text:p>-0.01535275</text:p>
          </table:table-cell>
          <table:table-cell/>
          <table:table-cell office:value-type="float" office:value="0.056000001728535" calcext:value-type="float">
            <text:p>0.0560000017</text:p>
          </table:table-cell>
          <table:table-cell office:value-type="float" office:value="0.079312071204185" calcext:value-type="float">
            <text:p>0.0793120712</text:p>
          </table:table-cell>
          <table:table-cell office:value-type="float" office:value="-0.02331207" calcext:value-type="float">
            <text:p>-0.02331207</text:p>
          </table:table-cell>
          <table:table-cell office:value-type="float" office:value="0.078688606619835" calcext:value-type="float">
            <text:p>0.0786886066</text:p>
          </table:table-cell>
          <table:table-cell office:value-type="float" office:value="-0.0226886" calcext:value-type="float">
            <text:p>-0.0226886</text:p>
          </table:table-cell>
          <table:table-cell/>
          <table:table-cell office:value-type="float" office:value="0.071999996900558" calcext:value-type="float">
            <text:p>0.0719999969</text:p>
          </table:table-cell>
          <table:table-cell office:value-type="float" office:value="0.100542083382607" calcext:value-type="float">
            <text:p>0.1005420834</text:p>
          </table:table-cell>
          <table:table-cell office:value-type="float" office:value="-0.02854208" calcext:value-type="float">
            <text:p>-0.02854208</text:p>
          </table:table-cell>
          <table:table-cell office:value-type="float" office:value="0.098644085228443" calcext:value-type="float">
            <text:p>0.0986440852</text:p>
          </table:table-cell>
          <table:table-cell office:value-type="float" office:value="-0.02664409" calcext:value-type="float">
            <text:p>-0.02664409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/>
          <table:table-cell office:value-type="float" office:value="0.008333333767951" calcext:value-type="float">
            <text:p>0.0083333338</text:p>
          </table:table-cell>
          <table:table-cell office:value-type="float" office:value="0.010695441626012" calcext:value-type="float">
            <text:p>0.0106954416</text:p>
          </table:table-cell>
          <table:table-cell office:value-type="float" office:value="-0.00236211" calcext:value-type="float">
            <text:p>-0.00236211</text:p>
          </table:table-cell>
          <table:table-cell office:value-type="float" office:value="0.011280001141131" calcext:value-type="float">
            <text:p>0.0112800011</text:p>
          </table:table-cell>
          <table:table-cell office:value-type="float" office:value="-0.00294667" calcext:value-type="float">
            <text:p>-0.00294667</text:p>
          </table:table-cell>
          <table:table-cell/>
          <table:table-cell office:value-type="float" office:value="0.025000000372529" calcext:value-type="float">
            <text:p>0.0250000004</text:p>
          </table:table-cell>
          <table:table-cell office:value-type="float" office:value="0.033383429050446" calcext:value-type="float">
            <text:p>0.0333834291</text:p>
          </table:table-cell>
          <table:table-cell office:value-type="float" office:value="-0.00838343" calcext:value-type="float">
            <text:p>-0.00838343</text:p>
          </table:table-cell>
          <table:table-cell/>
          <table:table-cell office:value-type="float" office:value="0.04166666790843" calcext:value-type="float">
            <text:p>0.0416666679</text:p>
          </table:table-cell>
          <table:table-cell office:value-type="float" office:value="0.056721352040768" calcext:value-type="float">
            <text:p>0.056721352</text:p>
          </table:table-cell>
          <table:table-cell office:value-type="float" office:value="-0.01505469" calcext:value-type="float">
            <text:p>-0.01505469</text:p>
          </table:table-cell>
          <table:table-cell office:value-type="float" office:value="0.056204546242952" calcext:value-type="float">
            <text:p>0.0562045462</text:p>
          </table:table-cell>
          <table:table-cell office:value-type="float" office:value="-0.01453788" calcext:value-type="float">
            <text:p>-0.01453788</text:p>
          </table:table-cell>
          <table:table-cell/>
          <table:table-cell office:value-type="float" office:value="0.058333333581686" calcext:value-type="float">
            <text:p>0.0583333336</text:p>
          </table:table-cell>
          <table:table-cell office:value-type="float" office:value="0.081115707755089" calcext:value-type="float">
            <text:p>0.0811157078</text:p>
          </table:table-cell>
          <table:table-cell office:value-type="float" office:value="-0.02278238" calcext:value-type="float">
            <text:p>-0.02278238</text:p>
          </table:table-cell>
          <table:table-cell office:value-type="float" office:value="0.080111294984818" calcext:value-type="float">
            <text:p>0.080111295</text:p>
          </table:table-cell>
          <table:table-cell office:value-type="float" office:value="-0.02177797" calcext:value-type="float">
            <text:p>-0.02177797</text:p>
          </table:table-cell>
          <table:table-cell/>
          <table:table-cell office:value-type="float" office:value="0.075000002980232" calcext:value-type="float">
            <text:p>0.075000003</text:p>
          </table:table-cell>
          <table:table-cell office:value-type="float" office:value="0.104842483997345" calcext:value-type="float">
            <text:p>0.104842484</text:p>
          </table:table-cell>
          <table:table-cell office:value-type="float" office:value="-0.02984248" calcext:value-type="float">
            <text:p>-0.02984248</text:p>
          </table:table-cell>
          <table:table-cell office:value-type="float" office:value="0.104146108031273" calcext:value-type="float">
            <text:p>0.104146108</text:p>
          </table:table-cell>
          <table:table-cell office:value-type="float" office:value="-0.0291461" calcext:value-type="float">
            <text:p>-0.0291461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/>
          <table:table-cell office:value-type="float" office:value="0.008666666224599" calcext:value-type="float">
            <text:p>0.0086666662</text:p>
          </table:table-cell>
          <table:table-cell office:value-type="float" office:value="0.011477021500468" calcext:value-type="float">
            <text:p>0.0114770215</text:p>
          </table:table-cell>
          <table:table-cell office:value-type="float" office:value="-0.00281036" calcext:value-type="float">
            <text:p>-0.00281036</text:p>
          </table:table-cell>
          <table:table-cell office:value-type="float" office:value="0.011219443753362" calcext:value-type="float">
            <text:p>0.0112194438</text:p>
          </table:table-cell>
          <table:table-cell office:value-type="float" office:value="-0.00255278" calcext:value-type="float">
            <text:p>-0.00255278</text:p>
          </table:table-cell>
          <table:table-cell/>
          <table:table-cell office:value-type="float" office:value="0.026000000536442" calcext:value-type="float">
            <text:p>0.0260000005</text:p>
          </table:table-cell>
          <table:table-cell office:value-type="float" office:value="0.033778000622988" calcext:value-type="float">
            <text:p>0.0337780006</text:p>
          </table:table-cell>
          <table:table-cell office:value-type="float" office:value="-0.007778" calcext:value-type="float">
            <text:p>-0.007778</text:p>
          </table:table-cell>
          <table:table-cell/>
          <table:table-cell office:value-type="float" office:value="0.04333333298564" calcext:value-type="float">
            <text:p>0.043333333</text:p>
          </table:table-cell>
          <table:table-cell office:value-type="float" office:value="0.057542607188225" calcext:value-type="float">
            <text:p>0.0575426072</text:p>
          </table:table-cell>
          <table:table-cell office:value-type="float" office:value="-0.01420928" calcext:value-type="float">
            <text:p>-0.01420928</text:p>
          </table:table-cell>
          <table:table-cell office:value-type="float" office:value="0.057165578007698" calcext:value-type="float">
            <text:p>0.057165578</text:p>
          </table:table-cell>
          <table:table-cell office:value-type="float" office:value="-0.01383224" calcext:value-type="float">
            <text:p>-0.01383224</text:p>
          </table:table-cell>
          <table:table-cell/>
          <table:table-cell office:value-type="float" office:value="0.060666665434837" calcext:value-type="float">
            <text:p>0.0606666654</text:p>
          </table:table-cell>
          <table:table-cell office:value-type="float" office:value="0.083253554999828" calcext:value-type="float">
            <text:p>0.083253555</text:p>
          </table:table-cell>
          <table:table-cell office:value-type="float" office:value="-0.02258689" calcext:value-type="float">
            <text:p>-0.02258689</text:p>
          </table:table-cell>
          <table:table-cell office:value-type="float" office:value="0.081964895129204" calcext:value-type="float">
            <text:p>0.0819648951</text:p>
          </table:table-cell>
          <table:table-cell office:value-type="float" office:value="-0.02129823" calcext:value-type="float">
            <text:p>-0.02129823</text:p>
          </table:table-cell>
          <table:table-cell/>
          <table:table-cell office:value-type="float" office:value="0.078000001609325" calcext:value-type="float">
            <text:p>0.0780000016</text:p>
          </table:table-cell>
          <table:table-cell office:value-type="float" office:value="0.107582971453667" calcext:value-type="float">
            <text:p>0.1075829715</text:p>
          </table:table-cell>
          <table:table-cell office:value-type="float" office:value="-0.02958297" calcext:value-type="float">
            <text:p>-0.02958297</text:p>
          </table:table-cell>
          <table:table-cell office:value-type="float" office:value="0.107069566845894" calcext:value-type="float">
            <text:p>0.1070695668</text:p>
          </table:table-cell>
          <table:table-cell office:value-type="float" office:value="-0.02906957" calcext:value-type="float">
            <text:p>-0.02906957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/>
          <table:table-cell office:value-type="float" office:value="0.00899999961257" calcext:value-type="float">
            <text:p>0.0089999996</text:p>
          </table:table-cell>
          <table:table-cell office:value-type="float" office:value="0.011054679751396" calcext:value-type="float">
            <text:p>0.0110546798</text:p>
          </table:table-cell>
          <table:table-cell office:value-type="float" office:value="-0.00205468" calcext:value-type="float">
            <text:p>-0.00205468</text:p>
          </table:table-cell>
          <table:table-cell office:value-type="float" office:value="0.011058010160923" calcext:value-type="float">
            <text:p>0.0110580102</text:p>
          </table:table-cell>
          <table:table-cell office:value-type="float" office:value="-0.00205801" calcext:value-type="float">
            <text:p>-0.00205801</text:p>
          </table:table-cell>
          <table:table-cell/>
          <table:table-cell office:value-type="float" office:value="0.027000000700355" calcext:value-type="float">
            <text:p>0.0270000007</text:p>
          </table:table-cell>
          <table:table-cell office:value-type="float" office:value="0.03461230546236" calcext:value-type="float">
            <text:p>0.0346123055</text:p>
          </table:table-cell>
          <table:table-cell office:value-type="float" office:value="-0.0076123" calcext:value-type="float">
            <text:p>-0.0076123</text:p>
          </table:table-cell>
          <table:table-cell/>
          <table:table-cell office:value-type="float" office:value="0.045000001788139" calcext:value-type="float">
            <text:p>0.0450000018</text:p>
          </table:table-cell>
          <table:table-cell office:value-type="float" office:value="0.058847788721323" calcext:value-type="float">
            <text:p>0.0588477887</text:p>
          </table:table-cell>
          <table:table-cell office:value-type="float" office:value="-0.01384779" calcext:value-type="float">
            <text:p>-0.01384779</text:p>
          </table:table-cell>
          <table:table-cell office:value-type="float" office:value="0.056488454341888" calcext:value-type="float">
            <text:p>0.0564884543</text:p>
          </table:table-cell>
          <table:table-cell office:value-type="float" office:value="-0.01148845" calcext:value-type="float">
            <text:p>-0.01148845</text:p>
          </table:table-cell>
          <table:table-cell/>
          <table:table-cell office:value-type="float" office:value="0.063000001013279" calcext:value-type="float">
            <text:p>0.063000001</text:p>
          </table:table-cell>
          <table:table-cell office:value-type="float" office:value="0.083305105566978" calcext:value-type="float">
            <text:p>0.0833051056</text:p>
          </table:table-cell>
          <table:table-cell office:value-type="float" office:value="-0.02030511" calcext:value-type="float">
            <text:p>-0.02030511</text:p>
          </table:table-cell>
          <table:table-cell office:value-type="float" office:value="0.083331480622292" calcext:value-type="float">
            <text:p>0.0833314806</text:p>
          </table:table-cell>
          <table:table-cell office:value-type="float" office:value="-0.02033148" calcext:value-type="float">
            <text:p>-0.02033148</text:p>
          </table:table-cell>
          <table:table-cell/>
          <table:table-cell office:value-type="float" office:value="0.081000000238419" calcext:value-type="float">
            <text:p>0.0810000002</text:p>
          </table:table-cell>
          <table:table-cell office:value-type="float" office:value="0.110260277986526" calcext:value-type="float">
            <text:p>0.110260278</text:p>
          </table:table-cell>
          <table:table-cell office:value-type="float" office:value="-0.02926027" calcext:value-type="float">
            <text:p>-0.02926027</text:p>
          </table:table-cell>
          <table:table-cell office:value-type="float" office:value="0.108823955059052" calcext:value-type="float">
            <text:p>0.1088239551</text:p>
          </table:table-cell>
          <table:table-cell office:value-type="float" office:value="-0.02782395" calcext:value-type="float">
            <text:p>-0.02782395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/>
          <table:table-cell office:value-type="float" office:value="0.009333333000541" calcext:value-type="float">
            <text:p>0.009333333</text:p>
          </table:table-cell>
          <table:table-cell office:value-type="float" office:value="0.012029526755214" calcext:value-type="float">
            <text:p>0.0120295268</text:p>
          </table:table-cell>
          <table:table-cell office:value-type="float" office:value="-0.00269619" calcext:value-type="float">
            <text:p>-0.00269619</text:p>
          </table:table-cell>
          <table:table-cell office:value-type="float" office:value="0.011134345084429" calcext:value-type="float">
            <text:p>0.0111343451</text:p>
          </table:table-cell>
          <table:table-cell office:value-type="float" office:value="-0.00180101" calcext:value-type="float">
            <text:p>-0.00180101</text:p>
          </table:table-cell>
          <table:table-cell/>
          <table:table-cell office:value-type="float" office:value="0.028000000864267" calcext:value-type="float">
            <text:p>0.0280000009</text:p>
          </table:table-cell>
          <table:table-cell office:value-type="float" office:value="0.034337516874075" calcext:value-type="float">
            <text:p>0.0343375169</text:p>
          </table:table-cell>
          <table:table-cell office:value-type="float" office:value="-0.00633752" calcext:value-type="float">
            <text:p>-0.00633752</text:p>
          </table:table-cell>
          <table:table-cell/>
          <table:table-cell office:value-type="float" office:value="0.046666666865349" calcext:value-type="float">
            <text:p>0.0466666669</text:p>
          </table:table-cell>
          <table:table-cell office:value-type="float" office:value="0.058705557137728" calcext:value-type="float">
            <text:p>0.0587055571</text:p>
          </table:table-cell>
          <table:table-cell office:value-type="float" office:value="-0.01203889" calcext:value-type="float">
            <text:p>-0.01203889</text:p>
          </table:table-cell>
          <table:table-cell office:value-type="float" office:value="0.058065477758646" calcext:value-type="float">
            <text:p>0.0580654778</text:p>
          </table:table-cell>
          <table:table-cell office:value-type="float" office:value="-0.01139881" calcext:value-type="float">
            <text:p>-0.01139881</text:p>
          </table:table-cell>
          <table:table-cell/>
          <table:table-cell office:value-type="float" office:value="0.065333336591721" calcext:value-type="float">
            <text:p>0.0653333366</text:p>
          </table:table-cell>
          <table:table-cell office:value-type="float" office:value="0.083923533558846" calcext:value-type="float">
            <text:p>0.0839235336</text:p>
          </table:table-cell>
          <table:table-cell office:value-type="float" office:value="-0.0185902" calcext:value-type="float">
            <text:p>-0.0185902</text:p>
          </table:table-cell>
          <table:table-cell office:value-type="float" office:value="0.084896385669708" calcext:value-type="float">
            <text:p>0.0848963857</text:p>
          </table:table-cell>
          <table:table-cell office:value-type="float" office:value="-0.01956305" calcext:value-type="float">
            <text:p>-0.01956305</text:p>
          </table:table-cell>
          <table:table-cell/>
          <table:table-cell office:value-type="float" office:value="0.083999998867512" calcext:value-type="float">
            <text:p>0.0839999989</text:p>
          </table:table-cell>
          <table:table-cell office:value-type="float" office:value="0.112209714949131" calcext:value-type="float">
            <text:p>0.1122097149</text:p>
          </table:table-cell>
          <table:table-cell office:value-type="float" office:value="-0.02820971" calcext:value-type="float">
            <text:p>-0.02820971</text:p>
          </table:table-cell>
          <table:table-cell office:value-type="float" office:value="0.108580477535725" calcext:value-type="float">
            <text:p>0.1085804775</text:p>
          </table:table-cell>
          <table:table-cell office:value-type="float" office:value="-0.02458048" calcext:value-type="float">
            <text:p>-0.02458048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/>
          <table:table-cell office:value-type="float" office:value="0.009666666388512" calcext:value-type="float">
            <text:p>0.0096666664</text:p>
          </table:table-cell>
          <table:table-cell office:value-type="float" office:value="0.011611046269536" calcext:value-type="float">
            <text:p>0.0116110463</text:p>
          </table:table-cell>
          <table:table-cell office:value-type="float" office:value="-0.00194438" calcext:value-type="float">
            <text:p>-0.00194438</text:p>
          </table:table-cell>
          <table:table-cell office:value-type="float" office:value="0.010847540572286" calcext:value-type="float">
            <text:p>0.0108475406</text:p>
          </table:table-cell>
          <table:table-cell office:value-type="float" office:value="-0.00118087" calcext:value-type="float">
            <text:p>-0.00118087</text:p>
          </table:table-cell>
          <table:table-cell/>
          <table:table-cell office:value-type="float" office:value="0.028999999165535" calcext:value-type="float">
            <text:p>0.0289999992</text:p>
          </table:table-cell>
          <table:table-cell office:value-type="float" office:value="0.032259184867144" calcext:value-type="float">
            <text:p>0.0322591849</text:p>
          </table:table-cell>
          <table:table-cell office:value-type="float" office:value="-0.00325919" calcext:value-type="float">
            <text:p>-0.00325919</text:p>
          </table:table-cell>
          <table:table-cell/>
          <table:table-cell office:value-type="float" office:value="0.048333331942558" calcext:value-type="float">
            <text:p>0.0483333319</text:p>
          </table:table-cell>
          <table:table-cell office:value-type="float" office:value="0.059463758021593" calcext:value-type="float">
            <text:p>0.059463758</text:p>
          </table:table-cell>
          <table:table-cell office:value-type="float" office:value="-0.01113043" calcext:value-type="float">
            <text:p>-0.01113043</text:p>
          </table:table-cell>
          <table:table-cell office:value-type="float" office:value="0.058594338595867" calcext:value-type="float">
            <text:p>0.0585943386</text:p>
          </table:table-cell>
          <table:table-cell office:value-type="float" office:value="-0.01026101" calcext:value-type="float">
            <text:p>-0.01026101</text:p>
          </table:table-cell>
          <table:table-cell/>
          <table:table-cell office:value-type="float" office:value="0.067666664719582" calcext:value-type="float">
            <text:p>0.0676666647</text:p>
          </table:table-cell>
          <table:table-cell office:value-type="float" office:value="0.084539666771889" calcext:value-type="float">
            <text:p>0.0845396668</text:p>
          </table:table-cell>
          <table:table-cell office:value-type="float" office:value="-0.016873" calcext:value-type="float">
            <text:p>-0.016873</text:p>
          </table:table-cell>
          <table:table-cell office:value-type="float" office:value="0.085762463510036" calcext:value-type="float">
            <text:p>0.0857624635</text:p>
          </table:table-cell>
          <table:table-cell office:value-type="float" office:value="-0.0180958" calcext:value-type="float">
            <text:p>-0.0180958</text:p>
          </table:table-cell>
          <table:table-cell/>
          <table:table-cell office:value-type="float" office:value="0.086999997496605" calcext:value-type="float">
            <text:p>0.0869999975</text:p>
          </table:table-cell>
          <table:table-cell office:value-type="float" office:value="0.114123091101646" calcext:value-type="float">
            <text:p>0.1141230911</text:p>
          </table:table-cell>
          <table:table-cell office:value-type="float" office:value="-0.0271231" calcext:value-type="float">
            <text:p>-0.0271231</text:p>
          </table:table-cell>
          <table:table-cell office:value-type="float" office:value="0.104770421981812" calcext:value-type="float">
            <text:p>0.104770422</text:p>
          </table:table-cell>
          <table:table-cell office:value-type="float" office:value="-0.01777043" calcext:value-type="float">
            <text:p>-0.01777043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/>
          <table:table-cell office:value-type="float" office:value="0.009999999776483" calcext:value-type="float">
            <text:p>0.0099999998</text:p>
          </table:table-cell>
          <table:table-cell office:value-type="float" office:value="0.011793343350291" calcext:value-type="float">
            <text:p>0.0117933434</text:p>
          </table:table-cell>
          <table:table-cell office:value-type="float" office:value="-0.00179334" calcext:value-type="float">
            <text:p>-0.00179334</text:p>
          </table:table-cell>
          <table:table-cell office:value-type="float" office:value="0.010818148031831" calcext:value-type="float">
            <text:p>0.010818148</text:p>
          </table:table-cell>
          <table:table-cell office:value-type="float" office:value="-0.00081815" calcext:value-type="float">
            <text:p>-0.00081815</text:p>
          </table:table-cell>
          <table:table-cell/>
          <table:table-cell office:value-type="float" office:value="0.029999999329448" calcext:value-type="float">
            <text:p>0.0299999993</text:p>
          </table:table-cell>
          <table:table-cell office:value-type="float" office:value="0.032041568309069" calcext:value-type="float">
            <text:p>0.0320415683</text:p>
          </table:table-cell>
          <table:table-cell office:value-type="float" office:value="-0.00204157" calcext:value-type="float">
            <text:p>-0.00204157</text:p>
          </table:table-cell>
          <table:table-cell/>
          <table:table-cell office:value-type="float" office:value="0.050000000745058" calcext:value-type="float">
            <text:p>0.0500000007</text:p>
          </table:table-cell>
          <table:table-cell office:value-type="float" office:value="0.058451656252146" calcext:value-type="float">
            <text:p>0.0584516563</text:p>
          </table:table-cell>
          <table:table-cell office:value-type="float" office:value="-0.00845165" calcext:value-type="float">
            <text:p>-0.00845165</text:p>
          </table:table-cell>
          <table:table-cell office:value-type="float" office:value="0.058893084526062" calcext:value-type="float">
            <text:p>0.0588930845</text:p>
          </table:table-cell>
          <table:table-cell office:value-type="float" office:value="-0.00889308" calcext:value-type="float">
            <text:p>-0.00889308</text:p>
          </table:table-cell>
          <table:table-cell/>
          <table:table-cell office:value-type="float" office:value="0.070000000298023" calcext:value-type="float">
            <text:p>0.0700000003</text:p>
          </table:table-cell>
          <table:table-cell office:value-type="float" office:value="0.085239574313164" calcext:value-type="float">
            <text:p>0.0852395743</text:p>
          </table:table-cell>
          <table:table-cell office:value-type="float" office:value="-0.01523958" calcext:value-type="float">
            <text:p>-0.01523958</text:p>
          </table:table-cell>
          <table:table-cell office:value-type="float" office:value="0.086696393787861" calcext:value-type="float">
            <text:p>0.0866963938</text:p>
          </table:table-cell>
          <table:table-cell office:value-type="float" office:value="-0.01669639" calcext:value-type="float">
            <text:p>-0.01669639</text:p>
          </table:table-cell>
          <table:table-cell/>
          <table:table-cell office:value-type="float" office:value="0.090000003576279" calcext:value-type="float">
            <text:p>0.0900000036</text:p>
          </table:table-cell>
          <table:table-cell office:value-type="float" office:value="0.115622192621231" calcext:value-type="float">
            <text:p>0.1156221926</text:p>
          </table:table-cell>
          <table:table-cell office:value-type="float" office:value="-0.02562219" calcext:value-type="float">
            <text:p>-0.02562219</text:p>
          </table:table-cell>
          <table:table-cell office:value-type="float" office:value="0.102665938436985" calcext:value-type="float">
            <text:p>0.1026659384</text:p>
          </table:table-cell>
          <table:table-cell office:value-type="float" office:value="-0.01266593" calcext:value-type="float">
            <text:p>-0.01266593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/>
          <table:table-cell office:value-type="float" office:value="0.009999999776483" calcext:value-type="float">
            <text:p>0.0099999998</text:p>
          </table:table-cell>
          <table:table-cell office:value-type="float" office:value="0.011297717690468" calcext:value-type="float">
            <text:p>0.0112977177</text:p>
          </table:table-cell>
          <table:table-cell office:value-type="float" office:value="-0.00129772" calcext:value-type="float">
            <text:p>-0.00129772</text:p>
          </table:table-cell>
          <table:table-cell office:value-type="float" office:value="0.009854715317488" calcext:value-type="float">
            <text:p>0.0098547153</text:p>
          </table:table-cell>
          <table:table-cell office:value-type="float" office:value="0.00014528" calcext:value-type="float">
            <text:p>0.00014528</text:p>
          </table:table-cell>
          <table:table-cell/>
          <table:table-cell office:value-type="float" office:value="0.029999999329448" calcext:value-type="float">
            <text:p>0.0299999993</text:p>
          </table:table-cell>
          <table:table-cell office:value-type="float" office:value="0.031655378639698" calcext:value-type="float">
            <text:p>0.0316553786</text:p>
          </table:table-cell>
          <table:table-cell office:value-type="float" office:value="-0.00165538" calcext:value-type="float">
            <text:p>-0.00165538</text:p>
          </table:table-cell>
          <table:table-cell/>
          <table:table-cell office:value-type="float" office:value="0.050000000745058" calcext:value-type="float">
            <text:p>0.0500000007</text:p>
          </table:table-cell>
          <table:table-cell office:value-type="float" office:value="0.056808345019817" calcext:value-type="float">
            <text:p>0.056808345</text:p>
          </table:table-cell>
          <table:table-cell office:value-type="float" office:value="-0.00680834" calcext:value-type="float">
            <text:p>-0.00680834</text:p>
          </table:table-cell>
          <table:table-cell office:value-type="float" office:value="0.055286727845669" calcext:value-type="float">
            <text:p>0.0552867278</text:p>
          </table:table-cell>
          <table:table-cell office:value-type="float" office:value="-0.00528673" calcext:value-type="float">
            <text:p>-0.00528673</text:p>
          </table:table-cell>
          <table:table-cell/>
          <table:table-cell office:value-type="float" office:value="0.070000000298023" calcext:value-type="float">
            <text:p>0.0700000003</text:p>
          </table:table-cell>
          <table:table-cell office:value-type="float" office:value="0.083431847393513" calcext:value-type="float">
            <text:p>0.0834318474</text:p>
          </table:table-cell>
          <table:table-cell office:value-type="float" office:value="-0.01343185" calcext:value-type="float">
            <text:p>-0.01343185</text:p>
          </table:table-cell>
          <table:table-cell office:value-type="float" office:value="0.084291107952595" calcext:value-type="float">
            <text:p>0.084291108</text:p>
          </table:table-cell>
          <table:table-cell office:value-type="float" office:value="-0.01429111" calcext:value-type="float">
            <text:p>-0.01429111</text:p>
          </table:table-cell>
          <table:table-cell/>
          <table:table-cell office:value-type="float" office:value="0.090000003576279" calcext:value-type="float">
            <text:p>0.0900000036</text:p>
          </table:table-cell>
          <table:table-cell office:value-type="float" office:value="0.113768547773361" calcext:value-type="float">
            <text:p>0.1137685478</text:p>
          </table:table-cell>
          <table:table-cell office:value-type="float" office:value="-0.02376854" calcext:value-type="float">
            <text:p>-0.02376854</text:p>
          </table:table-cell>
          <table:table-cell office:value-type="float" office:value="0.100762225687504" calcext:value-type="float">
            <text:p>0.1007622257</text:p>
          </table:table-cell>
          <table:table-cell office:value-type="float" office:value="-0.01076222" calcext:value-type="float">
            <text:p>-0.01076222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/>
          <table:table-cell office:value-type="float" office:value="0.009999999776483" calcext:value-type="float">
            <text:p>0.0099999998</text:p>
          </table:table-cell>
          <table:table-cell office:value-type="float" office:value="0.010550545528531" calcext:value-type="float">
            <text:p>0.0105505455</text:p>
          </table:table-cell>
          <table:table-cell office:value-type="float" office:value="-0.00055055" calcext:value-type="float">
            <text:p>-0.00055055</text:p>
          </table:table-cell>
          <table:table-cell office:value-type="float" office:value="0.009709985926747" calcext:value-type="float">
            <text:p>0.0097099859</text:p>
          </table:table-cell>
          <table:table-cell office:value-type="float" office:value="0.00029001" calcext:value-type="float">
            <text:p>0.00029001</text:p>
          </table:table-cell>
          <table:table-cell/>
          <table:table-cell office:value-type="float" office:value="0.029999999329448" calcext:value-type="float">
            <text:p>0.0299999993</text:p>
          </table:table-cell>
          <table:table-cell office:value-type="float" office:value="0.029486801475286" calcext:value-type="float">
            <text:p>0.0294868015</text:p>
          </table:table-cell>
          <table:table-cell office:value-type="float" office:value="0.0005132" calcext:value-type="float">
            <text:p>0.0005132</text:p>
          </table:table-cell>
          <table:table-cell/>
          <table:table-cell office:value-type="float" office:value="0.050000000745058" calcext:value-type="float">
            <text:p>0.0500000007</text:p>
          </table:table-cell>
          <table:table-cell office:value-type="float" office:value="0.052865907549858" calcext:value-type="float">
            <text:p>0.0528659075</text:p>
          </table:table-cell>
          <table:table-cell office:value-type="float" office:value="-0.00286591" calcext:value-type="float">
            <text:p>-0.00286591</text:p>
          </table:table-cell>
          <table:table-cell office:value-type="float" office:value="0.053980633616447" calcext:value-type="float">
            <text:p>0.0539806336</text:p>
          </table:table-cell>
          <table:table-cell office:value-type="float" office:value="-0.00398063" calcext:value-type="float">
            <text:p>-0.00398063</text:p>
          </table:table-cell>
          <table:table-cell/>
          <table:table-cell office:value-type="float" office:value="0.070000000298023" calcext:value-type="float">
            <text:p>0.0700000003</text:p>
          </table:table-cell>
          <table:table-cell office:value-type="float" office:value="0.081357285380363" calcext:value-type="float">
            <text:p>0.0813572854</text:p>
          </table:table-cell>
          <table:table-cell office:value-type="float" office:value="-0.01135729" calcext:value-type="float">
            <text:p>-0.01135729</text:p>
          </table:table-cell>
          <table:table-cell office:value-type="float" office:value="0.083038724958897" calcext:value-type="float">
            <text:p>0.083038725</text:p>
          </table:table-cell>
          <table:table-cell office:value-type="float" office:value="-0.01303872" calcext:value-type="float">
            <text:p>-0.01303872</text:p>
          </table:table-cell>
          <table:table-cell/>
          <table:table-cell office:value-type="float" office:value="0.090000003576279" calcext:value-type="float">
            <text:p>0.0900000036</text:p>
          </table:table-cell>
          <table:table-cell office:value-type="float" office:value="0.110828191041946" calcext:value-type="float">
            <text:p>0.110828191</text:p>
          </table:table-cell>
          <table:table-cell office:value-type="float" office:value="-0.02082819" calcext:value-type="float">
            <text:p>-0.02082819</text:p>
          </table:table-cell>
          <table:table-cell office:value-type="float" office:value="0.09777395427227" calcext:value-type="float">
            <text:p>0.0977739543</text:p>
          </table:table-cell>
          <table:table-cell office:value-type="float" office:value="-0.00777395" calcext:value-type="float">
            <text:p>-0.00777395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/>
          <table:table-cell office:value-type="float" office:value="0.009999999776483" calcext:value-type="float">
            <text:p>0.0099999998</text:p>
          </table:table-cell>
          <table:table-cell office:value-type="float" office:value="0.01027742959559" calcext:value-type="float">
            <text:p>0.0102774296</text:p>
          </table:table-cell>
          <table:table-cell office:value-type="float" office:value="-0.00027743" calcext:value-type="float">
            <text:p>-0.00027743</text:p>
          </table:table-cell>
          <table:table-cell office:value-type="float" office:value="0.008535163477063" calcext:value-type="float">
            <text:p>0.0085351635</text:p>
          </table:table-cell>
          <table:table-cell office:value-type="float" office:value="0.00146484" calcext:value-type="float">
            <text:p>0.00146484</text:p>
          </table:table-cell>
          <table:table-cell/>
          <table:table-cell office:value-type="float" office:value="0.029999999329448" calcext:value-type="float">
            <text:p>0.0299999993</text:p>
          </table:table-cell>
          <table:table-cell office:value-type="float" office:value="0.029079711064696" calcext:value-type="float">
            <text:p>0.0290797111</text:p>
          </table:table-cell>
          <table:table-cell office:value-type="float" office:value="0.00092029" calcext:value-type="float">
            <text:p>0.00092029</text:p>
          </table:table-cell>
          <table:table-cell/>
          <table:table-cell office:value-type="float" office:value="0.050000000745058" calcext:value-type="float">
            <text:p>0.0500000007</text:p>
          </table:table-cell>
          <table:table-cell office:value-type="float" office:value="0.050711426883936" calcext:value-type="float">
            <text:p>0.0507114269</text:p>
          </table:table-cell>
          <table:table-cell office:value-type="float" office:value="-0.00071143" calcext:value-type="float">
            <text:p>-0.00071143</text:p>
          </table:table-cell>
          <table:table-cell office:value-type="float" office:value="0.049806475639343" calcext:value-type="float">
            <text:p>0.0498064756</text:p>
          </table:table-cell>
          <table:table-cell office:value-type="float" office:value="0.00019352" calcext:value-type="float">
            <text:p>0.00019352</text:p>
          </table:table-cell>
          <table:table-cell/>
          <table:table-cell office:value-type="float" office:value="0.070000000298023" calcext:value-type="float">
            <text:p>0.0700000003</text:p>
          </table:table-cell>
          <table:table-cell office:value-type="float" office:value="0.075576171278954" calcext:value-type="float">
            <text:p>0.0755761713</text:p>
          </table:table-cell>
          <table:table-cell office:value-type="float" office:value="-0.00557617" calcext:value-type="float">
            <text:p>-0.00557617</text:p>
          </table:table-cell>
          <table:table-cell office:value-type="float" office:value="0.079640321433544" calcext:value-type="float">
            <text:p>0.0796403214</text:p>
          </table:table-cell>
          <table:table-cell office:value-type="float" office:value="-0.00964032" calcext:value-type="float">
            <text:p>-0.00964032</text:p>
          </table:table-cell>
          <table:table-cell/>
          <table:table-cell office:value-type="float" office:value="0.090000003576279" calcext:value-type="float">
            <text:p>0.0900000036</text:p>
          </table:table-cell>
          <table:table-cell office:value-type="float" office:value="0.10893352329731" calcext:value-type="float">
            <text:p>0.1089335233</text:p>
          </table:table-cell>
          <table:table-cell office:value-type="float" office:value="-0.01893352" calcext:value-type="float">
            <text:p>-0.01893352</text:p>
          </table:table-cell>
          <table:table-cell office:value-type="float" office:value="0.096679672598839" calcext:value-type="float">
            <text:p>0.0966796726</text:p>
          </table:table-cell>
          <table:table-cell office:value-type="float" office:value="-0.00667967" calcext:value-type="float">
            <text:p>-0.00667967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/>
          <table:table-cell office:value-type="float" office:value="0.009999999776483" calcext:value-type="float">
            <text:p>0.0099999998</text:p>
          </table:table-cell>
          <table:table-cell office:value-type="float" office:value="0.009298291057348" calcext:value-type="float">
            <text:p>0.0092982911</text:p>
          </table:table-cell>
          <table:table-cell office:value-type="float" office:value="0.00070171" calcext:value-type="float">
            <text:p>0.00070171</text:p>
          </table:table-cell>
          <table:table-cell office:value-type="float" office:value="0.009106885641813" calcext:value-type="float">
            <text:p>0.0091068856</text:p>
          </table:table-cell>
          <table:table-cell office:value-type="float" office:value="0.00089311" calcext:value-type="float">
            <text:p>0.00089311</text:p>
          </table:table-cell>
          <table:table-cell/>
          <table:table-cell office:value-type="float" office:value="0.029999999329448" calcext:value-type="float">
            <text:p>0.0299999993</text:p>
          </table:table-cell>
          <table:table-cell office:value-type="float" office:value="0.02748497389257" calcext:value-type="float">
            <text:p>0.0274849739</text:p>
          </table:table-cell>
          <table:table-cell office:value-type="float" office:value="0.00251503" calcext:value-type="float">
            <text:p>0.00251503</text:p>
          </table:table-cell>
          <table:table-cell/>
          <table:table-cell office:value-type="float" office:value="0.050000000745058" calcext:value-type="float">
            <text:p>0.0500000007</text:p>
          </table:table-cell>
          <table:table-cell office:value-type="float" office:value="0.046677812933922" calcext:value-type="float">
            <text:p>0.0466778129</text:p>
          </table:table-cell>
          <table:table-cell office:value-type="float" office:value="0.00332219" calcext:value-type="float">
            <text:p>0.00332219</text:p>
          </table:table-cell>
          <table:table-cell office:value-type="float" office:value="0.048640470951796" calcext:value-type="float">
            <text:p>0.048640471</text:p>
          </table:table-cell>
          <table:table-cell office:value-type="float" office:value="0.00135953" calcext:value-type="float">
            <text:p>0.00135953</text:p>
          </table:table-cell>
          <table:table-cell/>
          <table:table-cell office:value-type="float" office:value="0.070000000298023" calcext:value-type="float">
            <text:p>0.0700000003</text:p>
          </table:table-cell>
          <table:table-cell office:value-type="float" office:value="0.073118887841702" calcext:value-type="float">
            <text:p>0.0731188878</text:p>
          </table:table-cell>
          <table:table-cell office:value-type="float" office:value="-0.00311889" calcext:value-type="float">
            <text:p>-0.00311889</text:p>
          </table:table-cell>
          <table:table-cell office:value-type="float" office:value="0.077977500855923" calcext:value-type="float">
            <text:p>0.0779775009</text:p>
          </table:table-cell>
          <table:table-cell office:value-type="float" office:value="-0.0079775" calcext:value-type="float">
            <text:p>-0.0079775</text:p>
          </table:table-cell>
          <table:table-cell/>
          <table:table-cell office:value-type="float" office:value="0.090000003576279" calcext:value-type="float">
            <text:p>0.0900000036</text:p>
          </table:table-cell>
          <table:table-cell office:value-type="float" office:value="0.103572614490986" calcext:value-type="float">
            <text:p>0.1035726145</text:p>
          </table:table-cell>
          <table:table-cell office:value-type="float" office:value="-0.01357261" calcext:value-type="float">
            <text:p>-0.01357261</text:p>
          </table:table-cell>
          <table:table-cell office:value-type="float" office:value="0.092249296605587" calcext:value-type="float">
            <text:p>0.0922492966</text:p>
          </table:table-cell>
          <table:table-cell office:value-type="float" office:value="-0.00224929" calcext:value-type="float">
            <text:p>-0.00224929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/>
          <table:table-cell office:value-type="float" office:value="0.009999999776483" calcext:value-type="float">
            <text:p>0.0099999998</text:p>
          </table:table-cell>
          <table:table-cell office:value-type="float" office:value="0.008576037362218" calcext:value-type="float">
            <text:p>0.0085760374</text:p>
          </table:table-cell>
          <table:table-cell office:value-type="float" office:value="0.00142396" calcext:value-type="float">
            <text:p>0.00142396</text:p>
          </table:table-cell>
          <table:table-cell office:value-type="float" office:value="0.008249232545495" calcext:value-type="float">
            <text:p>0.0082492325</text:p>
          </table:table-cell>
          <table:table-cell office:value-type="float" office:value="0.00175077" calcext:value-type="float">
            <text:p>0.00175077</text:p>
          </table:table-cell>
          <table:table-cell/>
          <table:table-cell office:value-type="float" office:value="0.029999999329448" calcext:value-type="float">
            <text:p>0.0299999993</text:p>
          </table:table-cell>
          <table:table-cell office:value-type="float" office:value="0.026721248403192" calcext:value-type="float">
            <text:p>0.0267212484</text:p>
          </table:table-cell>
          <table:table-cell office:value-type="float" office:value="0.00327875" calcext:value-type="float">
            <text:p>0.00327875</text:p>
          </table:table-cell>
          <table:table-cell/>
          <table:table-cell office:value-type="float" office:value="0.050000000745058" calcext:value-type="float">
            <text:p>0.0500000007</text:p>
          </table:table-cell>
          <table:table-cell office:value-type="float" office:value="0.044987719506025" calcext:value-type="float">
            <text:p>0.0449877195</text:p>
          </table:table-cell>
          <table:table-cell office:value-type="float" office:value="0.00501228" calcext:value-type="float">
            <text:p>0.00501228</text:p>
          </table:table-cell>
          <table:table-cell office:value-type="float" office:value="0.044537786394358" calcext:value-type="float">
            <text:p>0.0445377864</text:p>
          </table:table-cell>
          <table:table-cell office:value-type="float" office:value="0.00546221" calcext:value-type="float">
            <text:p>0.00546221</text:p>
          </table:table-cell>
          <table:table-cell/>
          <table:table-cell office:value-type="float" office:value="0.070000000298023" calcext:value-type="float">
            <text:p>0.0700000003</text:p>
          </table:table-cell>
          <table:table-cell office:value-type="float" office:value="0.069166131317616" calcext:value-type="float">
            <text:p>0.0691661313</text:p>
          </table:table-cell>
          <table:table-cell office:value-type="float" office:value="0.00083387" calcext:value-type="float">
            <text:p>0.00083387</text:p>
          </table:table-cell>
          <table:table-cell office:value-type="float" office:value="0.073737904429436" calcext:value-type="float">
            <text:p>0.0737379044</text:p>
          </table:table-cell>
          <table:table-cell office:value-type="float" office:value="-0.0037379" calcext:value-type="float">
            <text:p>-0.0037379</text:p>
          </table:table-cell>
          <table:table-cell/>
          <table:table-cell office:value-type="float" office:value="0.090000003576279" calcext:value-type="float">
            <text:p>0.0900000036</text:p>
          </table:table-cell>
          <table:table-cell office:value-type="float" office:value="0.099848732352257" calcext:value-type="float">
            <text:p>0.0998487324</text:p>
          </table:table-cell>
          <table:table-cell office:value-type="float" office:value="-0.00984873" calcext:value-type="float">
            <text:p>-0.00984873</text:p>
          </table:table-cell>
          <table:table-cell office:value-type="float" office:value="0.089710146188736" calcext:value-type="float">
            <text:p>0.0897101462</text:p>
          </table:table-cell>
          <table:table-cell office:value-type="float" office:value="0.00028986" calcext:value-type="float">
            <text:p>0.00028986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/>
          <table:table-cell office:value-type="float" office:value="0.009999999776483" calcext:value-type="float">
            <text:p>0.0099999998</text:p>
          </table:table-cell>
          <table:table-cell office:value-type="float" office:value="0.009194850921631" calcext:value-type="float">
            <text:p>0.0091948509</text:p>
          </table:table-cell>
          <table:table-cell office:value-type="float" office:value="0.00080515" calcext:value-type="float">
            <text:p>0.00080515</text:p>
          </table:table-cell>
          <table:table-cell office:value-type="float" office:value="0.008489267900586" calcext:value-type="float">
            <text:p>0.0084892679</text:p>
          </table:table-cell>
          <table:table-cell office:value-type="float" office:value="0.00151073" calcext:value-type="float">
            <text:p>0.00151073</text:p>
          </table:table-cell>
          <table:table-cell/>
          <table:table-cell office:value-type="float" office:value="0.029999999329448" calcext:value-type="float">
            <text:p>0.0299999993</text:p>
          </table:table-cell>
          <table:table-cell office:value-type="float" office:value="0.024365793913603" calcext:value-type="float">
            <text:p>0.0243657939</text:p>
          </table:table-cell>
          <table:table-cell office:value-type="float" office:value="0.00563421" calcext:value-type="float">
            <text:p>0.00563421</text:p>
          </table:table-cell>
          <table:table-cell/>
          <table:table-cell office:value-type="float" office:value="0.050000000745058" calcext:value-type="float">
            <text:p>0.0500000007</text:p>
          </table:table-cell>
          <table:table-cell office:value-type="float" office:value="0.041457735002041" calcext:value-type="float">
            <text:p>0.041457735</text:p>
          </table:table-cell>
          <table:table-cell office:value-type="float" office:value="0.00854227" calcext:value-type="float">
            <text:p>0.00854227</text:p>
          </table:table-cell>
          <table:table-cell office:value-type="float" office:value="0.043741140514612" calcext:value-type="float">
            <text:p>0.0437411405</text:p>
          </table:table-cell>
          <table:table-cell office:value-type="float" office:value="0.00625886" calcext:value-type="float">
            <text:p>0.00625886</text:p>
          </table:table-cell>
          <table:table-cell/>
          <table:table-cell office:value-type="float" office:value="0.070000000298023" calcext:value-type="float">
            <text:p>0.0700000003</text:p>
          </table:table-cell>
          <table:table-cell office:value-type="float" office:value="0.067617535591125" calcext:value-type="float">
            <text:p>0.0676175356</text:p>
          </table:table-cell>
          <table:table-cell office:value-type="float" office:value="0.00238247" calcext:value-type="float">
            <text:p>0.00238247</text:p>
          </table:table-cell>
          <table:table-cell office:value-type="float" office:value="0.071452707052231" calcext:value-type="float">
            <text:p>0.0714527071</text:p>
          </table:table-cell>
          <table:table-cell office:value-type="float" office:value="-0.0014527" calcext:value-type="float">
            <text:p>-0.0014527</text:p>
          </table:table-cell>
          <table:table-cell/>
          <table:table-cell office:value-type="float" office:value="0.090000003576279" calcext:value-type="float">
            <text:p>0.0900000036</text:p>
          </table:table-cell>
          <table:table-cell office:value-type="float" office:value="0.093115985393524" calcext:value-type="float">
            <text:p>0.0931159854</text:p>
          </table:table-cell>
          <table:table-cell office:value-type="float" office:value="-0.00311598" calcext:value-type="float">
            <text:p>-0.00311598</text:p>
          </table:table-cell>
          <table:table-cell office:value-type="float" office:value="0.085749611258507" calcext:value-type="float">
            <text:p>0.0857496113</text:p>
          </table:table-cell>
          <table:table-cell office:value-type="float" office:value="0.0042504" calcext:value-type="float">
            <text:p>0.0042504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/>
          <table:table-cell office:value-type="float" office:value="0.009999999776483" calcext:value-type="float">
            <text:p>0.0099999998</text:p>
          </table:table-cell>
          <table:table-cell office:value-type="float" office:value="0.008428882807493" calcext:value-type="float">
            <text:p>0.0084288828</text:p>
          </table:table-cell>
          <table:table-cell office:value-type="float" office:value="0.00157112" calcext:value-type="float">
            <text:p>0.00157112</text:p>
          </table:table-cell>
          <table:table-cell office:value-type="float" office:value="0.007651878520846" calcext:value-type="float">
            <text:p>0.0076518785</text:p>
          </table:table-cell>
          <table:table-cell office:value-type="float" office:value="0.00234812" calcext:value-type="float">
            <text:p>0.00234812</text:p>
          </table:table-cell>
          <table:table-cell/>
          <table:table-cell office:value-type="float" office:value="0.029999999329448" calcext:value-type="float">
            <text:p>0.0299999993</text:p>
          </table:table-cell>
          <table:table-cell office:value-type="float" office:value="0.023618215695024" calcext:value-type="float">
            <text:p>0.0236182157</text:p>
          </table:table-cell>
          <table:table-cell office:value-type="float" office:value="0.00638178" calcext:value-type="float">
            <text:p>0.00638178</text:p>
          </table:table-cell>
          <table:table-cell/>
          <table:table-cell office:value-type="float" office:value="0.050000000745058" calcext:value-type="float">
            <text:p>0.0500000007</text:p>
          </table:table-cell>
          <table:table-cell office:value-type="float" office:value="0.039753932505846" calcext:value-type="float">
            <text:p>0.0397539325</text:p>
          </table:table-cell>
          <table:table-cell office:value-type="float" office:value="0.01024607" calcext:value-type="float">
            <text:p>0.01024607</text:p>
          </table:table-cell>
          <table:table-cell office:value-type="float" office:value="0.039763391017914" calcext:value-type="float">
            <text:p>0.039763391</text:p>
          </table:table-cell>
          <table:table-cell office:value-type="float" office:value="0.01023661" calcext:value-type="float">
            <text:p>0.01023661</text:p>
          </table:table-cell>
          <table:table-cell/>
          <table:table-cell office:value-type="float" office:value="0.070000000298023" calcext:value-type="float">
            <text:p>0.0700000003</text:p>
          </table:table-cell>
          <table:table-cell office:value-type="float" office:value="0.063406080007553" calcext:value-type="float">
            <text:p>0.06340608</text:p>
          </table:table-cell>
          <table:table-cell office:value-type="float" office:value="0.00659392" calcext:value-type="float">
            <text:p>0.00659392</text:p>
          </table:table-cell>
          <table:table-cell office:value-type="float" office:value="0.064924627542496" calcext:value-type="float">
            <text:p>0.0649246275</text:p>
          </table:table-cell>
          <table:table-cell office:value-type="float" office:value="0.00507537" calcext:value-type="float">
            <text:p>0.00507537</text:p>
          </table:table-cell>
          <table:table-cell/>
          <table:table-cell office:value-type="float" office:value="0.090000003576279" calcext:value-type="float">
            <text:p>0.0900000036</text:p>
          </table:table-cell>
          <table:table-cell office:value-type="float" office:value="0.089096412062645" calcext:value-type="float">
            <text:p>0.0890964121</text:p>
          </table:table-cell>
          <table:table-cell office:value-type="float" office:value="0.00090359" calcext:value-type="float">
            <text:p>0.00090359</text:p>
          </table:table-cell>
          <table:table-cell office:value-type="float" office:value="0.083177618682384" calcext:value-type="float">
            <text:p>0.0831776187</text:p>
          </table:table-cell>
          <table:table-cell office:value-type="float" office:value="0.00682238" calcext:value-type="float">
            <text:p>0.00682238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/>
          <table:table-cell office:value-type="float" office:value="0.009999999776483" calcext:value-type="float">
            <text:p>0.0099999998</text:p>
          </table:table-cell>
          <table:table-cell office:value-type="float" office:value="0.008696176111698" calcext:value-type="float">
            <text:p>0.0086961761</text:p>
          </table:table-cell>
          <table:table-cell office:value-type="float" office:value="0.00130382" calcext:value-type="float">
            <text:p>0.00130382</text:p>
          </table:table-cell>
          <table:table-cell office:value-type="float" office:value="0.00755862891674" calcext:value-type="float">
            <text:p>0.0075586289</text:p>
          </table:table-cell>
          <table:table-cell office:value-type="float" office:value="0.00244137" calcext:value-type="float">
            <text:p>0.00244137</text:p>
          </table:table-cell>
          <table:table-cell/>
          <table:table-cell office:value-type="float" office:value="0.029999999329448" calcext:value-type="float">
            <text:p>0.0299999993</text:p>
          </table:table-cell>
          <table:table-cell office:value-type="float" office:value="0.020730011165142" calcext:value-type="float">
            <text:p>0.0207300112</text:p>
          </table:table-cell>
          <table:table-cell office:value-type="float" office:value="0.00926999" calcext:value-type="float">
            <text:p>0.00926999</text:p>
          </table:table-cell>
          <table:table-cell/>
          <table:table-cell office:value-type="float" office:value="0.050000000745058" calcext:value-type="float">
            <text:p>0.0500000007</text:p>
          </table:table-cell>
          <table:table-cell office:value-type="float" office:value="0.03368678689003" calcext:value-type="float">
            <text:p>0.0336867869</text:p>
          </table:table-cell>
          <table:table-cell office:value-type="float" office:value="0.01631321" calcext:value-type="float">
            <text:p>0.01631321</text:p>
          </table:table-cell>
          <table:table-cell office:value-type="float" office:value="0.038992363959551" calcext:value-type="float">
            <text:p>0.038992364</text:p>
          </table:table-cell>
          <table:table-cell office:value-type="float" office:value="0.01100764" calcext:value-type="float">
            <text:p>0.01100764</text:p>
          </table:table-cell>
          <table:table-cell/>
          <table:table-cell office:value-type="float" office:value="0.070000000298023" calcext:value-type="float">
            <text:p>0.0700000003</text:p>
          </table:table-cell>
          <table:table-cell office:value-type="float" office:value="0.060742847621441" calcext:value-type="float">
            <text:p>0.0607428476</text:p>
          </table:table-cell>
          <table:table-cell office:value-type="float" office:value="0.00925715" calcext:value-type="float">
            <text:p>0.00925715</text:p>
          </table:table-cell>
          <table:table-cell office:value-type="float" office:value="0.061429150402546" calcext:value-type="float">
            <text:p>0.0614291504</text:p>
          </table:table-cell>
          <table:table-cell office:value-type="float" office:value="0.00857085" calcext:value-type="float">
            <text:p>0.00857085</text:p>
          </table:table-cell>
          <table:table-cell/>
          <table:table-cell office:value-type="float" office:value="0.090000003576279" calcext:value-type="float">
            <text:p>0.0900000036</text:p>
          </table:table-cell>
          <table:table-cell office:value-type="float" office:value="0.078718744218349" calcext:value-type="float">
            <text:p>0.0787187442</text:p>
          </table:table-cell>
          <table:table-cell office:value-type="float" office:value="0.01128126" calcext:value-type="float">
            <text:p>0.01128126</text:p>
          </table:table-cell>
          <table:table-cell office:value-type="float" office:value="0.074965626001358" calcext:value-type="float">
            <text:p>0.074965626</text:p>
          </table:table-cell>
          <table:table-cell office:value-type="float" office:value="0.01503437" calcext:value-type="float">
            <text:p>0.01503437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/>
          <table:table-cell office:value-type="float" office:value="0.009999999776483" calcext:value-type="float">
            <text:p>0.0099999998</text:p>
          </table:table-cell>
          <table:table-cell office:value-type="float" office:value="0.007630588486791" calcext:value-type="float">
            <text:p>0.0076305885</text:p>
          </table:table-cell>
          <table:table-cell office:value-type="float" office:value="0.00236941" calcext:value-type="float">
            <text:p>0.00236941</text:p>
          </table:table-cell>
          <table:table-cell office:value-type="float" office:value="0.006249951198697" calcext:value-type="float">
            <text:p>0.0062499512</text:p>
          </table:table-cell>
          <table:table-cell office:value-type="float" office:value="0.00375005" calcext:value-type="float">
            <text:p>0.00375005</text:p>
          </table:table-cell>
          <table:table-cell/>
          <table:table-cell office:value-type="float" office:value="0.029999999329448" calcext:value-type="float">
            <text:p>0.0299999993</text:p>
          </table:table-cell>
          <table:table-cell office:value-type="float" office:value="0.019603233784437" calcext:value-type="float">
            <text:p>0.0196032338</text:p>
          </table:table-cell>
          <table:table-cell office:value-type="float" office:value="0.01039677" calcext:value-type="float">
            <text:p>0.01039677</text:p>
          </table:table-cell>
          <table:table-cell/>
          <table:table-cell office:value-type="float" office:value="0.050000000745058" calcext:value-type="float">
            <text:p>0.0500000007</text:p>
          </table:table-cell>
          <table:table-cell office:value-type="float" office:value="0.030631732195616" calcext:value-type="float">
            <text:p>0.0306317322</text:p>
          </table:table-cell>
          <table:table-cell office:value-type="float" office:value="0.01936827" calcext:value-type="float">
            <text:p>0.01936827</text:p>
          </table:table-cell>
          <table:table-cell office:value-type="float" office:value="0.033789712935686" calcext:value-type="float">
            <text:p>0.0337897129</text:p>
          </table:table-cell>
          <table:table-cell office:value-type="float" office:value="0.01621029" calcext:value-type="float">
            <text:p>0.01621029</text:p>
          </table:table-cell>
          <table:table-cell/>
          <table:table-cell office:value-type="float" office:value="0.070000000298023" calcext:value-type="float">
            <text:p>0.0700000003</text:p>
          </table:table-cell>
          <table:table-cell office:value-type="float" office:value="0.053742446005344" calcext:value-type="float">
            <text:p>0.053742446</text:p>
          </table:table-cell>
          <table:table-cell office:value-type="float" office:value="0.01625755" calcext:value-type="float">
            <text:p>0.01625755</text:p>
          </table:table-cell>
          <table:table-cell office:value-type="float" office:value="0.052318528294563" calcext:value-type="float">
            <text:p>0.0523185283</text:p>
          </table:table-cell>
          <table:table-cell office:value-type="float" office:value="0.01768147" calcext:value-type="float">
            <text:p>0.01768147</text:p>
          </table:table-cell>
          <table:table-cell/>
          <table:table-cell office:value-type="float" office:value="0.090000003576279" calcext:value-type="float">
            <text:p>0.0900000036</text:p>
          </table:table-cell>
          <table:table-cell office:value-type="float" office:value="0.072603009641171" calcext:value-type="float">
            <text:p>0.0726030096</text:p>
          </table:table-cell>
          <table:table-cell office:value-type="float" office:value="0.01739699" calcext:value-type="float">
            <text:p>0.01739699</text:p>
          </table:table-cell>
          <table:table-cell office:value-type="float" office:value="0.069974310696125" calcext:value-type="float">
            <text:p>0.0699743107</text:p>
          </table:table-cell>
          <table:table-cell office:value-type="float" office:value="0.02002569" calcext:value-type="float">
            <text:p>0.02002569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/>
          <table:table-cell office:value-type="float" office:value="0.009999999776483" calcext:value-type="float">
            <text:p>0.0099999998</text:p>
          </table:table-cell>
          <table:table-cell office:value-type="float" office:value="0.006757089868188" calcext:value-type="float">
            <text:p>0.0067570899</text:p>
          </table:table-cell>
          <table:table-cell office:value-type="float" office:value="0.00324291" calcext:value-type="float">
            <text:p>0.00324291</text:p>
          </table:table-cell>
          <table:table-cell office:value-type="float" office:value="0.006021868437529" calcext:value-type="float">
            <text:p>0.0060218684</text:p>
          </table:table-cell>
          <table:table-cell office:value-type="float" office:value="0.00397813" calcext:value-type="float">
            <text:p>0.00397813</text:p>
          </table:table-cell>
          <table:table-cell/>
          <table:table-cell office:value-type="float" office:value="0.029999999329448" calcext:value-type="float">
            <text:p>0.0299999993</text:p>
          </table:table-cell>
          <table:table-cell office:value-type="float" office:value="0.016882348805666" calcext:value-type="float">
            <text:p>0.0168823488</text:p>
          </table:table-cell>
          <table:table-cell office:value-type="float" office:value="0.01311765" calcext:value-type="float">
            <text:p>0.01311765</text:p>
          </table:table-cell>
          <table:table-cell/>
          <table:table-cell office:value-type="float" office:value="0.050000000745058" calcext:value-type="float">
            <text:p>0.0500000007</text:p>
          </table:table-cell>
          <table:table-cell office:value-type="float" office:value="0.020768638700247" calcext:value-type="float">
            <text:p>0.0207686387</text:p>
          </table:table-cell>
          <table:table-cell office:value-type="float" office:value="0.02923136" calcext:value-type="float">
            <text:p>0.02923136</text:p>
          </table:table-cell>
          <table:table-cell office:value-type="float" office:value="0.031130157411098" calcext:value-type="float">
            <text:p>0.0311301574</text:p>
          </table:table-cell>
          <table:table-cell office:value-type="float" office:value="0.01886984" calcext:value-type="float">
            <text:p>0.01886984</text:p>
          </table:table-cell>
          <table:table-cell/>
          <table:table-cell office:value-type="float" office:value="0.070000000298023" calcext:value-type="float">
            <text:p>0.0700000003</text:p>
          </table:table-cell>
          <table:table-cell office:value-type="float" office:value="0.049435585737228" calcext:value-type="float">
            <text:p>0.0494355857</text:p>
          </table:table-cell>
          <table:table-cell office:value-type="float" office:value="0.02056441" calcext:value-type="float">
            <text:p>0.02056441</text:p>
          </table:table-cell>
          <table:table-cell office:value-type="float" office:value="0.046781644225121" calcext:value-type="float">
            <text:p>0.0467816442</text:p>
          </table:table-cell>
          <table:table-cell office:value-type="float" office:value="0.02321836" calcext:value-type="float">
            <text:p>0.02321836</text:p>
          </table:table-cell>
          <table:table-cell/>
          <table:table-cell office:value-type="float" office:value="0.090000003576279" calcext:value-type="float">
            <text:p>0.0900000036</text:p>
          </table:table-cell>
          <table:table-cell office:value-type="float" office:value="0.061151243746281" calcext:value-type="float">
            <text:p>0.0611512437</text:p>
          </table:table-cell>
          <table:table-cell office:value-type="float" office:value="0.02884876" calcext:value-type="float">
            <text:p>0.02884876</text:p>
          </table:table-cell>
          <table:table-cell office:value-type="float" office:value="0.060196358710527" calcext:value-type="float">
            <text:p>0.0601963587</text:p>
          </table:table-cell>
          <table:table-cell office:value-type="float" office:value="0.02980364" calcext:value-type="float">
            <text:p>0.02980364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/>
          <table:table-cell office:value-type="float" office:value="0.009999999776483" calcext:value-type="float">
            <text:p>0.0099999998</text:p>
          </table:table-cell>
          <table:table-cell office:value-type="float" office:value="0.005928179249167" calcext:value-type="float">
            <text:p>0.0059281792</text:p>
          </table:table-cell>
          <table:table-cell office:value-type="float" office:value="0.00407182" calcext:value-type="float">
            <text:p>0.00407182</text:p>
          </table:table-cell>
          <table:table-cell office:value-type="float" office:value="0.004860056564212" calcext:value-type="float">
            <text:p>0.0048600566</text:p>
          </table:table-cell>
          <table:table-cell office:value-type="float" office:value="0.00513994" calcext:value-type="float">
            <text:p>0.00513994</text:p>
          </table:table-cell>
          <table:table-cell/>
          <table:table-cell office:value-type="float" office:value="0.029999999329448" calcext:value-type="float">
            <text:p>0.0299999993</text:p>
          </table:table-cell>
          <table:table-cell office:value-type="float" office:value="0.015336450189352" calcext:value-type="float">
            <text:p>0.0153364502</text:p>
          </table:table-cell>
          <table:table-cell office:value-type="float" office:value="0.01466355" calcext:value-type="float">
            <text:p>0.01466355</text:p>
          </table:table-cell>
          <table:table-cell/>
          <table:table-cell office:value-type="float" office:value="0.050000000745058" calcext:value-type="float">
            <text:p>0.0500000007</text:p>
          </table:table-cell>
          <table:table-cell office:value-type="float" office:value="0.012330591678619" calcext:value-type="float">
            <text:p>0.0123305917</text:p>
          </table:table-cell>
          <table:table-cell office:value-type="float" office:value="0.03766941" calcext:value-type="float">
            <text:p>0.03766941</text:p>
          </table:table-cell>
          <table:table-cell office:value-type="float" office:value="0.028116468340158" calcext:value-type="float">
            <text:p>0.0281164683</text:p>
          </table:table-cell>
          <table:table-cell office:value-type="float" office:value="0.02188353" calcext:value-type="float">
            <text:p>0.02188353</text:p>
          </table:table-cell>
          <table:table-cell/>
          <table:table-cell office:value-type="float" office:value="0.070000000298023" calcext:value-type="float">
            <text:p>0.0700000003</text:p>
          </table:table-cell>
          <table:table-cell office:value-type="float" office:value="0.038638859987259" calcext:value-type="float">
            <text:p>0.03863886</text:p>
          </table:table-cell>
          <table:table-cell office:value-type="float" office:value="0.03136114" calcext:value-type="float">
            <text:p>0.03136114</text:p>
          </table:table-cell>
          <table:table-cell office:value-type="float" office:value="0.034798055887222" calcext:value-type="float">
            <text:p>0.0347980559</text:p>
          </table:table-cell>
          <table:table-cell office:value-type="float" office:value="0.03520194" calcext:value-type="float">
            <text:p>0.03520194</text:p>
          </table:table-cell>
          <table:table-cell/>
          <table:table-cell office:value-type="float" office:value="0.090000003576279" calcext:value-type="float">
            <text:p>0.0900000036</text:p>
          </table:table-cell>
          <table:table-cell office:value-type="float" office:value="0.054779656231403" calcext:value-type="float">
            <text:p>0.0547796562</text:p>
          </table:table-cell>
          <table:table-cell office:value-type="float" office:value="0.03522035" calcext:value-type="float">
            <text:p>0.03522035</text:p>
          </table:table-cell>
          <table:table-cell office:value-type="float" office:value="0.055862657725811" calcext:value-type="float">
            <text:p>0.0558626577</text:p>
          </table:table-cell>
          <table:table-cell office:value-type="float" office:value="0.03413735" calcext:value-type="float">
            <text:p>0.03413735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/>
          <table:table-cell office:value-type="float" office:value="0.009999999776483" calcext:value-type="float">
            <text:p>0.0099999998</text:p>
          </table:table-cell>
          <table:table-cell office:value-type="float" office:value="0.004524884745479" calcext:value-type="float">
            <text:p>0.0045248847</text:p>
          </table:table-cell>
          <table:table-cell office:value-type="float" office:value="0.00547512" calcext:value-type="float">
            <text:p>0.00547512</text:p>
          </table:table-cell>
          <table:table-cell office:value-type="float" office:value="0.004400467500091" calcext:value-type="float">
            <text:p>0.0044004675</text:p>
          </table:table-cell>
          <table:table-cell office:value-type="float" office:value="0.00559953" calcext:value-type="float">
            <text:p>0.00559953</text:p>
          </table:table-cell>
          <table:table-cell/>
          <table:table-cell office:value-type="float" office:value="0.029999999329448" calcext:value-type="float">
            <text:p>0.0299999993</text:p>
          </table:table-cell>
          <table:table-cell office:value-type="float" office:value="0.012055639177561" calcext:value-type="float">
            <text:p>0.0120556392</text:p>
          </table:table-cell>
          <table:table-cell office:value-type="float" office:value="0.01794436" calcext:value-type="float">
            <text:p>0.01794436</text:p>
          </table:table-cell>
          <table:table-cell/>
          <table:table-cell office:value-type="float" office:value="0.050000000745058" calcext:value-type="float">
            <text:p>0.0500000007</text:p>
          </table:table-cell>
          <table:table-cell office:value-type="float" office:value="0.009999196976423" calcext:value-type="float">
            <text:p>0.009999197</text:p>
          </table:table-cell>
          <table:table-cell office:value-type="float" office:value="0.0400008" calcext:value-type="float">
            <text:p>0.0400008</text:p>
          </table:table-cell>
          <table:table-cell office:value-type="float" office:value="0.025529552251101" calcext:value-type="float">
            <text:p>0.0255295523</text:p>
          </table:table-cell>
          <table:table-cell office:value-type="float" office:value="0.02447045" calcext:value-type="float">
            <text:p>0.02447045</text:p>
          </table:table-cell>
          <table:table-cell/>
          <table:table-cell office:value-type="float" office:value="0.070000000298023" calcext:value-type="float">
            <text:p>0.0700000003</text:p>
          </table:table-cell>
          <table:table-cell office:value-type="float" office:value="0.033572912216187" calcext:value-type="float">
            <text:p>0.0335729122</text:p>
          </table:table-cell>
          <table:table-cell office:value-type="float" office:value="0.03642709" calcext:value-type="float">
            <text:p>0.03642709</text:p>
          </table:table-cell>
          <table:table-cell office:value-type="float" office:value="0.029267132282257" calcext:value-type="float">
            <text:p>0.0292671323</text:p>
          </table:table-cell>
          <table:table-cell office:value-type="float" office:value="0.04073287" calcext:value-type="float">
            <text:p>0.04073287</text:p>
          </table:table-cell>
          <table:table-cell/>
          <table:table-cell office:value-type="float" office:value="0.090000003576279" calcext:value-type="float">
            <text:p>0.0900000036</text:p>
          </table:table-cell>
          <table:table-cell office:value-type="float" office:value="0.042794279754162" calcext:value-type="float">
            <text:p>0.0427942798</text:p>
          </table:table-cell>
          <table:table-cell office:value-type="float" office:value="0.04720572" calcext:value-type="float">
            <text:p>0.04720572</text:p>
          </table:table-cell>
          <table:table-cell office:value-type="float" office:value="0.045999206602573" calcext:value-type="float">
            <text:p>0.0459992066</text:p>
          </table:table-cell>
          <table:table-cell office:value-type="float" office:value="0.0440008" calcext:value-type="float">
            <text:p>0.0440008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/>
          <table:table-cell office:value-type="float" office:value="0.009999999776483" calcext:value-type="float">
            <text:p>0.0099999998</text:p>
          </table:table-cell>
          <table:table-cell office:value-type="float" office:value="0.003715494647622" calcext:value-type="float">
            <text:p>0.0037154946</text:p>
          </table:table-cell>
          <table:table-cell office:value-type="float" office:value="0.00628451" calcext:value-type="float">
            <text:p>0.00628451</text:p>
          </table:table-cell>
          <table:table-cell office:value-type="float" office:value="0.003170626237988" calcext:value-type="float">
            <text:p>0.0031706262</text:p>
          </table:table-cell>
          <table:table-cell office:value-type="float" office:value="0.00682937" calcext:value-type="float">
            <text:p>0.00682937</text:p>
          </table:table-cell>
          <table:table-cell/>
          <table:table-cell office:value-type="float" office:value="0.029999999329448" calcext:value-type="float">
            <text:p>0.0299999993</text:p>
          </table:table-cell>
          <table:table-cell office:value-type="float" office:value="0.010784480720758" calcext:value-type="float">
            <text:p>0.0107844807</text:p>
          </table:table-cell>
          <table:table-cell office:value-type="float" office:value="0.01921552" calcext:value-type="float">
            <text:p>0.01921552</text:p>
          </table:table-cell>
          <table:table-cell/>
          <table:table-cell office:value-type="float" office:value="0.050000000745058" calcext:value-type="float">
            <text:p>0.0500000007</text:p>
          </table:table-cell>
          <table:table-cell office:value-type="float" office:value="0.006364073604345" calcext:value-type="float">
            <text:p>0.0063640736</text:p>
          </table:table-cell>
          <table:table-cell office:value-type="float" office:value="0.04363593" calcext:value-type="float">
            <text:p>0.04363593</text:p>
          </table:table-cell>
          <table:table-cell office:value-type="float" office:value="0.019265577197075" calcext:value-type="float">
            <text:p>0.0192655772</text:p>
          </table:table-cell>
          <table:table-cell office:value-type="float" office:value="0.03073442" calcext:value-type="float">
            <text:p>0.03073442</text:p>
          </table:table-cell>
          <table:table-cell/>
          <table:table-cell office:value-type="float" office:value="0.070000000298023" calcext:value-type="float">
            <text:p>0.0700000003</text:p>
          </table:table-cell>
          <table:table-cell office:value-type="float" office:value="0.023660756647587" calcext:value-type="float">
            <text:p>0.0236607566</text:p>
          </table:table-cell>
          <table:table-cell office:value-type="float" office:value="0.04633924" calcext:value-type="float">
            <text:p>0.04633924</text:p>
          </table:table-cell>
          <table:table-cell office:value-type="float" office:value="0.018413580954075" calcext:value-type="float">
            <text:p>0.018413581</text:p>
          </table:table-cell>
          <table:table-cell office:value-type="float" office:value="0.05158642" calcext:value-type="float">
            <text:p>0.05158642</text:p>
          </table:table-cell>
          <table:table-cell/>
          <table:table-cell office:value-type="float" office:value="0.090000003576279" calcext:value-type="float">
            <text:p>0.0900000036</text:p>
          </table:table-cell>
          <table:table-cell office:value-type="float" office:value="0.038188062608242" calcext:value-type="float">
            <text:p>0.0381880626</text:p>
          </table:table-cell>
          <table:table-cell office:value-type="float" office:value="0.05181194" calcext:value-type="float">
            <text:p>0.05181194</text:p>
          </table:table-cell>
          <table:table-cell office:value-type="float" office:value="0.041685186326504" calcext:value-type="float">
            <text:p>0.0416851863</text:p>
          </table:table-cell>
          <table:table-cell office:value-type="float" office:value="0.04831482" calcext:value-type="float">
            <text:p>0.04831482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/>
          <table:table-cell office:value-type="float" office:value="0.009999999776483" calcext:value-type="float">
            <text:p>0.0099999998</text:p>
          </table:table-cell>
          <table:table-cell office:value-type="float" office:value="0.002752205356956" calcext:value-type="float">
            <text:p>0.0027522054</text:p>
          </table:table-cell>
          <table:table-cell office:value-type="float" office:value="0.00724779" calcext:value-type="float">
            <text:p>0.00724779</text:p>
          </table:table-cell>
          <table:table-cell office:value-type="float" office:value="0.002950429916382" calcext:value-type="float">
            <text:p>0.0029504299</text:p>
          </table:table-cell>
          <table:table-cell office:value-type="float" office:value="0.00704957" calcext:value-type="float">
            <text:p>0.00704957</text:p>
          </table:table-cell>
          <table:table-cell/>
          <table:table-cell office:value-type="float" office:value="0.029999999329448" calcext:value-type="float">
            <text:p>0.0299999993</text:p>
          </table:table-cell>
          <table:table-cell office:value-type="float" office:value="0.008065044879913" calcext:value-type="float">
            <text:p>0.0080650449</text:p>
          </table:table-cell>
          <table:table-cell office:value-type="float" office:value="0.02193495" calcext:value-type="float">
            <text:p>0.02193495</text:p>
          </table:table-cell>
          <table:table-cell/>
          <table:table-cell office:value-type="float" office:value="0.050000000745058" calcext:value-type="float">
            <text:p>0.0500000007</text:p>
          </table:table-cell>
          <table:table-cell office:value-type="float" office:value="0.004833940416574" calcext:value-type="float">
            <text:p>0.0048339404</text:p>
          </table:table-cell>
          <table:table-cell office:value-type="float" office:value="0.04516606" calcext:value-type="float">
            <text:p>0.04516606</text:p>
          </table:table-cell>
          <table:table-cell office:value-type="float" office:value="0.017435431480408" calcext:value-type="float">
            <text:p>0.0174354315</text:p>
          </table:table-cell>
          <table:table-cell office:value-type="float" office:value="0.03256457" calcext:value-type="float">
            <text:p>0.03256457</text:p>
          </table:table-cell>
          <table:table-cell/>
          <table:table-cell office:value-type="float" office:value="0.070000000298023" calcext:value-type="float">
            <text:p>0.0700000003</text:p>
          </table:table-cell>
          <table:table-cell office:value-type="float" office:value="0.019573755562305" calcext:value-type="float">
            <text:p>0.0195737556</text:p>
          </table:table-cell>
          <table:table-cell office:value-type="float" office:value="0.05042624" calcext:value-type="float">
            <text:p>0.05042624</text:p>
          </table:table-cell>
          <table:table-cell office:value-type="float" office:value="0.014046274125576" calcext:value-type="float">
            <text:p>0.0140462741</text:p>
          </table:table-cell>
          <table:table-cell office:value-type="float" office:value="0.05595373" calcext:value-type="float">
            <text:p>0.05595373</text:p>
          </table:table-cell>
          <table:table-cell/>
          <table:table-cell office:value-type="float" office:value="0.090000003576279" calcext:value-type="float">
            <text:p>0.0900000036</text:p>
          </table:table-cell>
          <table:table-cell office:value-type="float" office:value="0.028655007481575" calcext:value-type="float">
            <text:p>0.0286550075</text:p>
          </table:table-cell>
          <table:table-cell office:value-type="float" office:value="0.061345" calcext:value-type="float">
            <text:p>0.061345</text:p>
          </table:table-cell>
          <table:table-cell office:value-type="float" office:value="0.033020153641701" calcext:value-type="float">
            <text:p>0.0330201536</text:p>
          </table:table-cell>
          <table:table-cell office:value-type="float" office:value="0.05697985" calcext:value-type="float">
            <text:p>0.05697985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/>
          <table:table-cell office:value-type="float" office:value="0.009999999776483" calcext:value-type="float">
            <text:p>0.0099999998</text:p>
          </table:table-cell>
          <table:table-cell office:value-type="float" office:value="0.002404389902949" calcext:value-type="float">
            <text:p>0.0024043899</text:p>
          </table:table-cell>
          <table:table-cell office:value-type="float" office:value="0.00759561" calcext:value-type="float">
            <text:p>0.00759561</text:p>
          </table:table-cell>
          <table:table-cell office:value-type="float" office:value="0.001988893374801" calcext:value-type="float">
            <text:p>0.0019888934</text:p>
          </table:table-cell>
          <table:table-cell office:value-type="float" office:value="0.00801111" calcext:value-type="float">
            <text:p>0.00801111</text:p>
          </table:table-cell>
          <table:table-cell/>
          <table:table-cell office:value-type="float" office:value="0.029999999329448" calcext:value-type="float">
            <text:p>0.0299999993</text:p>
          </table:table-cell>
          <table:table-cell office:value-type="float" office:value="0.007211167365313" calcext:value-type="float">
            <text:p>0.0072111674</text:p>
          </table:table-cell>
          <table:table-cell office:value-type="float" office:value="0.02278883" calcext:value-type="float">
            <text:p>0.02278883</text:p>
          </table:table-cell>
          <table:table-cell/>
          <table:table-cell office:value-type="float" office:value="0.050000000745058" calcext:value-type="float">
            <text:p>0.0500000007</text:p>
          </table:table-cell>
          <table:table-cell office:value-type="float" office:value="0.002101134508848" calcext:value-type="float">
            <text:p>0.0021011345</text:p>
          </table:table-cell>
          <table:table-cell office:value-type="float" office:value="0.04789887" calcext:value-type="float">
            <text:p>0.04789887</text:p>
          </table:table-cell>
          <table:table-cell office:value-type="float" office:value="0.011777829378843" calcext:value-type="float">
            <text:p>0.0117778294</text:p>
          </table:table-cell>
          <table:table-cell office:value-type="float" office:value="0.03822217" calcext:value-type="float">
            <text:p>0.03822217</text:p>
          </table:table-cell>
          <table:table-cell/>
          <table:table-cell office:value-type="float" office:value="0.070000000298023" calcext:value-type="float">
            <text:p>0.0700000003</text:p>
          </table:table-cell>
          <table:table-cell office:value-type="float" office:value="0.01183670014143" calcext:value-type="float">
            <text:p>0.0118367001</text:p>
          </table:table-cell>
          <table:table-cell office:value-type="float" office:value="0.0581633" calcext:value-type="float">
            <text:p>0.0581633</text:p>
          </table:table-cell>
          <table:table-cell office:value-type="float" office:value="0.00875199586153" calcext:value-type="float">
            <text:p>0.0087519959</text:p>
          </table:table-cell>
          <table:table-cell office:value-type="float" office:value="0.061248" calcext:value-type="float">
            <text:p>0.061248</text:p>
          </table:table-cell>
          <table:table-cell/>
          <table:table-cell office:value-type="float" office:value="0.090000003576279" calcext:value-type="float">
            <text:p>0.0900000036</text:p>
          </table:table-cell>
          <table:table-cell office:value-type="float" office:value="0.023912541568279" calcext:value-type="float">
            <text:p>0.0239125416</text:p>
          </table:table-cell>
          <table:table-cell office:value-type="float" office:value="0.06608746" calcext:value-type="float">
            <text:p>0.06608746</text:p>
          </table:table-cell>
          <table:table-cell office:value-type="float" office:value="0.029337167739868" calcext:value-type="float">
            <text:p>0.0293371677</text:p>
          </table:table-cell>
          <table:table-cell office:value-type="float" office:value="0.06066284" calcext:value-type="float">
            <text:p>0.06066284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/>
          <table:table-cell office:value-type="float" office:value="0.009999999776483" calcext:value-type="float">
            <text:p>0.0099999998</text:p>
          </table:table-cell>
          <table:table-cell office:value-type="float" office:value="0.001379331573844" calcext:value-type="float">
            <text:p>0.0013793316</text:p>
          </table:table-cell>
          <table:table-cell office:value-type="float" office:value="0.00862067" calcext:value-type="float">
            <text:p>0.00862067</text:p>
          </table:table-cell>
          <table:table-cell office:value-type="float" office:value="0.001760421320796" calcext:value-type="float">
            <text:p>0.0017604213</text:p>
          </table:table-cell>
          <table:table-cell office:value-type="float" office:value="0.00823958" calcext:value-type="float">
            <text:p>0.00823958</text:p>
          </table:table-cell>
          <table:table-cell/>
          <table:table-cell office:value-type="float" office:value="0.029999999329448" calcext:value-type="float">
            <text:p>0.0299999993</text:p>
          </table:table-cell>
          <table:table-cell office:value-type="float" office:value="0.00560899451375" calcext:value-type="float">
            <text:p>0.0056089945</text:p>
          </table:table-cell>
          <table:table-cell office:value-type="float" office:value="0.024391" calcext:value-type="float">
            <text:p>0.024391</text:p>
          </table:table-cell>
          <table:table-cell/>
          <table:table-cell office:value-type="float" office:value="0.050000000745058" calcext:value-type="float">
            <text:p>0.0500000007</text:p>
          </table:table-cell>
          <table:table-cell office:value-type="float" office:value="0.001092251390219" calcext:value-type="float">
            <text:p>0.0010922514</text:p>
          </table:table-cell>
          <table:table-cell office:value-type="float" office:value="0.04890775" calcext:value-type="float">
            <text:p>0.04890775</text:p>
          </table:table-cell>
          <table:table-cell office:value-type="float" office:value="0.010398752987385" calcext:value-type="float">
            <text:p>0.010398753</text:p>
          </table:table-cell>
          <table:table-cell office:value-type="float" office:value="0.03960125" calcext:value-type="float">
            <text:p>0.03960125</text:p>
          </table:table-cell>
          <table:table-cell/>
          <table:table-cell office:value-type="float" office:value="0.070000000298023" calcext:value-type="float">
            <text:p>0.0700000003</text:p>
          </table:table-cell>
          <table:table-cell office:value-type="float" office:value="0.00860907137394" calcext:value-type="float">
            <text:p>0.0086090714</text:p>
          </table:table-cell>
          <table:table-cell office:value-type="float" office:value="0.06139093" calcext:value-type="float">
            <text:p>0.06139093</text:p>
          </table:table-cell>
          <table:table-cell office:value-type="float" office:value="0.005699090659618" calcext:value-type="float">
            <text:p>0.0056990907</text:p>
          </table:table-cell>
          <table:table-cell office:value-type="float" office:value="0.06430091" calcext:value-type="float">
            <text:p>0.06430091</text:p>
          </table:table-cell>
          <table:table-cell/>
          <table:table-cell office:value-type="float" office:value="0.090000003576279" calcext:value-type="float">
            <text:p>0.0900000036</text:p>
          </table:table-cell>
          <table:table-cell office:value-type="float" office:value="0.016481563448906" calcext:value-type="float">
            <text:p>0.0164815634</text:p>
          </table:table-cell>
          <table:table-cell office:value-type="float" office:value="0.07351844" calcext:value-type="float">
            <text:p>0.07351844</text:p>
          </table:table-cell>
          <table:table-cell office:value-type="float" office:value="0.0212387368083" calcext:value-type="float">
            <text:p>0.0212387368</text:p>
          </table:table-cell>
          <table:table-cell office:value-type="float" office:value="0.06876127" calcext:value-type="float">
            <text:p>0.06876127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/>
          <table:table-cell office:value-type="float" office:value="0.009999999776483" calcext:value-type="float">
            <text:p>0.0099999998</text:p>
          </table:table-cell>
          <table:table-cell office:value-type="float" office:value="0.001272385939956" calcext:value-type="float">
            <text:p>0.0012723859</text:p>
          </table:table-cell>
          <table:table-cell office:value-type="float" office:value="0.00872761" calcext:value-type="float">
            <text:p>0.00872761</text:p>
          </table:table-cell>
          <table:table-cell office:value-type="float" office:value="0.001238567754626" calcext:value-type="float">
            <text:p>0.0012385678</text:p>
          </table:table-cell>
          <table:table-cell office:value-type="float" office:value="0.00876143" calcext:value-type="float">
            <text:p>0.00876143</text:p>
          </table:table-cell>
          <table:table-cell/>
          <table:table-cell office:value-type="float" office:value="0.029999999329448" calcext:value-type="float">
            <text:p>0.0299999993</text:p>
          </table:table-cell>
          <table:table-cell office:value-type="float" office:value="0.004895638674498" calcext:value-type="float">
            <text:p>0.0048956387</text:p>
          </table:table-cell>
          <table:table-cell office:value-type="float" office:value="0.02510436" calcext:value-type="float">
            <text:p>0.02510436</text:p>
          </table:table-cell>
          <table:table-cell/>
          <table:table-cell office:value-type="float" office:value="0.050000000745058" calcext:value-type="float">
            <text:p>0.0500000007</text:p>
          </table:table-cell>
          <table:table-cell office:value-type="float" office:value="0.001659620553255" calcext:value-type="float">
            <text:p>0.0016596206</text:p>
          </table:table-cell>
          <table:table-cell office:value-type="float" office:value="0.04834038" calcext:value-type="float">
            <text:p>0.04834038</text:p>
          </table:table-cell>
          <table:table-cell office:value-type="float" office:value="0.005823858082294" calcext:value-type="float">
            <text:p>0.0058238581</text:p>
          </table:table-cell>
          <table:table-cell office:value-type="float" office:value="0.04417614" calcext:value-type="float">
            <text:p>0.04417614</text:p>
          </table:table-cell>
          <table:table-cell/>
          <table:table-cell office:value-type="float" office:value="0.070000000298023" calcext:value-type="float">
            <text:p>0.0700000003</text:p>
          </table:table-cell>
          <table:table-cell office:value-type="float" office:value="0.003601342439651" calcext:value-type="float">
            <text:p>0.0036013424</text:p>
          </table:table-cell>
          <table:table-cell office:value-type="float" office:value="0.06639866" calcext:value-type="float">
            <text:p>0.06639866</text:p>
          </table:table-cell>
          <table:table-cell office:value-type="float" office:value="0.002140752971172" calcext:value-type="float">
            <text:p>0.002140753</text:p>
          </table:table-cell>
          <table:table-cell office:value-type="float" office:value="0.06785925" calcext:value-type="float">
            <text:p>0.06785925</text:p>
          </table:table-cell>
          <table:table-cell/>
          <table:table-cell office:value-type="float" office:value="0.090000003576279" calcext:value-type="float">
            <text:p>0.0900000036</text:p>
          </table:table-cell>
          <table:table-cell office:value-type="float" office:value="0.008257269859314" calcext:value-type="float">
            <text:p>0.0082572699</text:p>
          </table:table-cell>
          <table:table-cell office:value-type="float" office:value="0.08174273" calcext:value-type="float">
            <text:p>0.08174273</text:p>
          </table:table-cell>
          <table:table-cell office:value-type="float" office:value="0.017278276383877" calcext:value-type="float">
            <text:p>0.0172782764</text:p>
          </table:table-cell>
          <table:table-cell office:value-type="float" office:value="0.07272173" calcext:value-type="float">
            <text:p>0.07272173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/>
          <table:table-cell office:value-type="float" office:value="0.009999999776483" calcext:value-type="float">
            <text:p>0.0099999998</text:p>
          </table:table-cell>
          <table:table-cell office:value-type="float" office:value="0.000715119764209" calcext:value-type="float">
            <text:p>0.0007151198</text:p>
          </table:table-cell>
          <table:table-cell office:value-type="float" office:value="0.00928488" calcext:value-type="float">
            <text:p>0.00928488</text:p>
          </table:table-cell>
          <table:table-cell office:value-type="float" office:value="0.001383421942592" calcext:value-type="float">
            <text:p>0.0013834219</text:p>
          </table:table-cell>
          <table:table-cell office:value-type="float" office:value="0.00861658" calcext:value-type="float">
            <text:p>0.00861658</text:p>
          </table:table-cell>
          <table:table-cell/>
          <table:table-cell office:value-type="float" office:value="0.029999999329448" calcext:value-type="float">
            <text:p>0.0299999993</text:p>
          </table:table-cell>
          <table:table-cell office:value-type="float" office:value="0.003704290837049" calcext:value-type="float">
            <text:p>0.0037042908</text:p>
          </table:table-cell>
          <table:table-cell office:value-type="float" office:value="0.02629571" calcext:value-type="float">
            <text:p>0.02629571</text:p>
          </table:table-cell>
          <table:table-cell/>
          <table:table-cell office:value-type="float" office:value="0.050000000745058" calcext:value-type="float">
            <text:p>0.0500000007</text:p>
          </table:table-cell>
          <table:table-cell office:value-type="float" office:value="0.000832695513964" calcext:value-type="float">
            <text:p>0.0008326955</text:p>
          </table:table-cell>
          <table:table-cell office:value-type="float" office:value="0.04916731" calcext:value-type="float">
            <text:p>0.04916731</text:p>
          </table:table-cell>
          <table:table-cell office:value-type="float" office:value="0.00502172857523" calcext:value-type="float">
            <text:p>0.0050217286</text:p>
          </table:table-cell>
          <table:table-cell office:value-type="float" office:value="0.04497827" calcext:value-type="float">
            <text:p>0.04497827</text:p>
          </table:table-cell>
          <table:table-cell/>
          <table:table-cell office:value-type="float" office:value="0.070000000298023" calcext:value-type="float">
            <text:p>0.0700000003</text:p>
          </table:table-cell>
          <table:table-cell office:value-type="float" office:value="0.001728400588036" calcext:value-type="float">
            <text:p>0.0017284006</text:p>
          </table:table-cell>
          <table:table-cell office:value-type="float" office:value="0.0682716" calcext:value-type="float">
            <text:p>0.0682716</text:p>
          </table:table-cell>
          <table:table-cell office:value-type="float" office:value="0.000847101211548" calcext:value-type="float">
            <text:p>0.0008471012</text:p>
          </table:table-cell>
          <table:table-cell office:value-type="float" office:value="0.0691529" calcext:value-type="float">
            <text:p>0.0691529</text:p>
          </table:table-cell>
          <table:table-cell/>
          <table:table-cell office:value-type="float" office:value="0.090000003576279" calcext:value-type="float">
            <text:p>0.0900000036</text:p>
          </table:table-cell>
          <table:table-cell office:value-type="float" office:value="0.00158604234457" calcext:value-type="float">
            <text:p>0.0015860423</text:p>
          </table:table-cell>
          <table:table-cell office:value-type="float" office:value="0.08841396" calcext:value-type="float">
            <text:p>0.08841396</text:p>
          </table:table-cell>
          <table:table-cell office:value-type="float" office:value="0.011011607944965" calcext:value-type="float">
            <text:p>0.0110116079</text:p>
          </table:table-cell>
          <table:table-cell office:value-type="float" office:value="0.0789884" calcext:value-type="float">
            <text:p>0.0789884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/>
          <table:table-cell office:value-type="float" office:value="0.009999999776483" calcext:value-type="float">
            <text:p>0.0099999998</text:p>
          </table:table-cell>
          <table:table-cell office:value-type="float" office:value="0.00088838301599" calcext:value-type="float">
            <text:p>0.000888383</text:p>
          </table:table-cell>
          <table:table-cell office:value-type="float" office:value="0.00911162" calcext:value-type="float">
            <text:p>0.00911162</text:p>
          </table:table-cell>
          <table:table-cell office:value-type="float" office:value="0.001182815060019" calcext:value-type="float">
            <text:p>0.0011828151</text:p>
          </table:table-cell>
          <table:table-cell office:value-type="float" office:value="0.00881718" calcext:value-type="float">
            <text:p>0.00881718</text:p>
          </table:table-cell>
          <table:table-cell/>
          <table:table-cell office:value-type="float" office:value="0.029999999329448" calcext:value-type="float">
            <text:p>0.0299999993</text:p>
          </table:table-cell>
          <table:table-cell office:value-type="float" office:value="0.002672500908375" calcext:value-type="float">
            <text:p>0.0026725009</text:p>
          </table:table-cell>
          <table:table-cell office:value-type="float" office:value="0.0273275" calcext:value-type="float">
            <text:p>0.0273275</text:p>
          </table:table-cell>
          <table:table-cell/>
          <table:table-cell office:value-type="float" office:value="0.050000000745058" calcext:value-type="float">
            <text:p>0.0500000007</text:p>
          </table:table-cell>
          <table:table-cell office:value-type="float" office:value="0.003486659377813" calcext:value-type="float">
            <text:p>0.0034866594</text:p>
          </table:table-cell>
          <table:table-cell office:value-type="float" office:value="0.04651334" calcext:value-type="float">
            <text:p>0.04651334</text:p>
          </table:table-cell>
          <table:table-cell office:value-type="float" office:value="0.002395808696747" calcext:value-type="float">
            <text:p>0.0023958087</text:p>
          </table:table-cell>
          <table:table-cell office:value-type="float" office:value="0.04760419" calcext:value-type="float">
            <text:p>0.04760419</text:p>
          </table:table-cell>
          <table:table-cell/>
          <table:table-cell office:value-type="float" office:value="0.070000000298023" calcext:value-type="float">
            <text:p>0.0700000003</text:p>
          </table:table-cell>
          <table:table-cell office:value-type="float" office:value="-0.001005195081234" calcext:value-type="float">
            <text:p>-0.0010051951</text:p>
          </table:table-cell>
          <table:table-cell office:value-type="float" office:value="0.0710052" calcext:value-type="float">
            <text:p>0.0710052</text:p>
          </table:table-cell>
          <table:table-cell office:value-type="float" office:value="-0.001010701060295" calcext:value-type="float">
            <text:p>-0.0010107011</text:p>
          </table:table-cell>
          <table:table-cell office:value-type="float" office:value="0.0710107" calcext:value-type="float">
            <text:p>0.0710107</text:p>
          </table:table-cell>
          <table:table-cell/>
          <table:table-cell office:value-type="float" office:value="0.090000003576279" calcext:value-type="float">
            <text:p>0.0900000036</text:p>
          </table:table-cell>
          <table:table-cell office:value-type="float" office:value="-0.000693321228027" calcext:value-type="float">
            <text:p>-0.0006933212</text:p>
          </table:table-cell>
          <table:table-cell office:value-type="float" office:value="0.09069332" calcext:value-type="float">
            <text:p>0.09069332</text:p>
          </table:table-cell>
          <table:table-cell office:value-type="float" office:value="0.008972004055977" calcext:value-type="float">
            <text:p>0.0089720041</text:p>
          </table:table-cell>
          <table:table-cell office:value-type="float" office:value="0.081028" calcext:value-type="float">
            <text:p>0.081028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/>
          <table:table-cell office:value-type="float" office:value="0.009999999776483" calcext:value-type="float">
            <text:p>0.0099999998</text:p>
          </table:table-cell>
          <table:table-cell office:value-type="float" office:value="0.00080475397408" calcext:value-type="float">
            <text:p>0.000804754</text:p>
          </table:table-cell>
          <table:table-cell office:value-type="float" office:value="0.00919525" calcext:value-type="float">
            <text:p>0.00919525</text:p>
          </table:table-cell>
          <table:table-cell office:value-type="float" office:value="-0.000232929363847" calcext:value-type="float">
            <text:p>-0.0002329294</text:p>
          </table:table-cell>
          <table:table-cell office:value-type="float" office:value="0.01023293" calcext:value-type="float">
            <text:p>0.01023293</text:p>
          </table:table-cell>
          <table:table-cell/>
          <table:table-cell office:value-type="float" office:value="0.029999999329448" calcext:value-type="float">
            <text:p>0.0299999993</text:p>
          </table:table-cell>
          <table:table-cell office:value-type="float" office:value="0.004328332841396" calcext:value-type="float">
            <text:p>0.0043283328</text:p>
          </table:table-cell>
          <table:table-cell office:value-type="float" office:value="0.02567167" calcext:value-type="float">
            <text:p>0.02567167</text:p>
          </table:table-cell>
          <table:table-cell/>
          <table:table-cell office:value-type="float" office:value="0.050000000745058" calcext:value-type="float">
            <text:p>0.0500000007</text:p>
          </table:table-cell>
          <table:table-cell office:value-type="float" office:value="0.006387587636709" calcext:value-type="float">
            <text:p>0.0063875876</text:p>
          </table:table-cell>
          <table:table-cell office:value-type="float" office:value="0.04361241" calcext:value-type="float">
            <text:p>0.04361241</text:p>
          </table:table-cell>
          <table:table-cell office:value-type="float" office:value="0.002676837146282" calcext:value-type="float">
            <text:p>0.0026768371</text:p>
          </table:table-cell>
          <table:table-cell office:value-type="float" office:value="0.04732316" calcext:value-type="float">
            <text:p>0.04732316</text:p>
          </table:table-cell>
          <table:table-cell/>
          <table:table-cell office:value-type="float" office:value="0.070000000298023" calcext:value-type="float">
            <text:p>0.0700000003</text:p>
          </table:table-cell>
          <table:table-cell office:value-type="float" office:value="-0.001701973378658" calcext:value-type="float">
            <text:p>-0.0017019734</text:p>
          </table:table-cell>
          <table:table-cell office:value-type="float" office:value="0.07170197" calcext:value-type="float">
            <text:p>0.07170197</text:p>
          </table:table-cell>
          <table:table-cell office:value-type="float" office:value="-0.001146763563156" calcext:value-type="float">
            <text:p>-0.0011467636</text:p>
          </table:table-cell>
          <table:table-cell office:value-type="float" office:value="0.07114676" calcext:value-type="float">
            <text:p>0.07114676</text:p>
          </table:table-cell>
          <table:table-cell/>
          <table:table-cell office:value-type="float" office:value="0.090000003576279" calcext:value-type="float">
            <text:p>0.0900000036</text:p>
          </table:table-cell>
          <table:table-cell office:value-type="float" office:value="-0.00349322706461" calcext:value-type="float">
            <text:p>-0.0034932271</text:p>
          </table:table-cell>
          <table:table-cell office:value-type="float" office:value="0.09349323" calcext:value-type="float">
            <text:p>0.09349323</text:p>
          </table:table-cell>
          <table:table-cell office:value-type="float" office:value="0.006000734865665" calcext:value-type="float">
            <text:p>0.0060007349</text:p>
          </table:table-cell>
          <table:table-cell office:value-type="float" office:value="0.08399927" calcext:value-type="float">
            <text:p>0.08399927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/>
          <table:table-cell office:value-type="float" office:value="0.009999999776483" calcext:value-type="float">
            <text:p>0.0099999998</text:p>
          </table:table-cell>
          <table:table-cell office:value-type="float" office:value="0.001105589792132" calcext:value-type="float">
            <text:p>0.0011055898</text:p>
          </table:table-cell>
          <table:table-cell office:value-type="float" office:value="0.00889441" calcext:value-type="float">
            <text:p>0.00889441</text:p>
          </table:table-cell>
          <table:table-cell office:value-type="float" office:value="0.000226510688663" calcext:value-type="float">
            <text:p>0.0002265107</text:p>
          </table:table-cell>
          <table:table-cell office:value-type="float" office:value="0.00977349" calcext:value-type="float">
            <text:p>0.00977349</text:p>
          </table:table-cell>
          <table:table-cell/>
          <table:table-cell office:value-type="float" office:value="0.029999999329448" calcext:value-type="float">
            <text:p>0.0299999993</text:p>
          </table:table-cell>
          <table:table-cell office:value-type="float" office:value="0.004632849246264" calcext:value-type="float">
            <text:p>0.0046328492</text:p>
          </table:table-cell>
          <table:table-cell office:value-type="float" office:value="0.02536715" calcext:value-type="float">
            <text:p>0.02536715</text:p>
          </table:table-cell>
          <table:table-cell/>
          <table:table-cell office:value-type="float" office:value="0.050000000745058" calcext:value-type="float">
            <text:p>0.0500000007</text:p>
          </table:table-cell>
          <table:table-cell office:value-type="float" office:value="0.008038979023695" calcext:value-type="float">
            <text:p>0.008038979</text:p>
          </table:table-cell>
          <table:table-cell office:value-type="float" office:value="0.04196102" calcext:value-type="float">
            <text:p>0.04196102</text:p>
          </table:table-cell>
          <table:table-cell office:value-type="float" office:value="0.001589551568031" calcext:value-type="float">
            <text:p>0.0015895516</text:p>
          </table:table-cell>
          <table:table-cell office:value-type="float" office:value="0.04841045" calcext:value-type="float">
            <text:p>0.04841045</text:p>
          </table:table-cell>
          <table:table-cell/>
          <table:table-cell office:value-type="float" office:value="0.070000000298023" calcext:value-type="float">
            <text:p>0.0700000003</text:p>
          </table:table-cell>
          <table:table-cell office:value-type="float" office:value="-0.002626284956932" calcext:value-type="float">
            <text:p>-0.002626285</text:p>
          </table:table-cell>
          <table:table-cell office:value-type="float" office:value="0.07262629" calcext:value-type="float">
            <text:p>0.07262629</text:p>
          </table:table-cell>
          <table:table-cell office:value-type="float" office:value="-0.001109801232815" calcext:value-type="float">
            <text:p>-0.0011098012</text:p>
          </table:table-cell>
          <table:table-cell office:value-type="float" office:value="0.0711098" calcext:value-type="float">
            <text:p>0.0711098</text:p>
          </table:table-cell>
          <table:table-cell/>
          <table:table-cell office:value-type="float" office:value="0.090000003576279" calcext:value-type="float">
            <text:p>0.0900000036</text:p>
          </table:table-cell>
          <table:table-cell office:value-type="float" office:value="-0.003824800252914" calcext:value-type="float">
            <text:p>-0.0038248003</text:p>
          </table:table-cell>
          <table:table-cell office:value-type="float" office:value="0.0938248" calcext:value-type="float">
            <text:p>0.0938248</text:p>
          </table:table-cell>
          <table:table-cell office:value-type="float" office:value="0.005759827792645" calcext:value-type="float">
            <text:p>0.0057598278</text:p>
          </table:table-cell>
          <table:table-cell office:value-type="float" office:value="0.08424018" calcext:value-type="float">
            <text:p>0.08424018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/>
          <table:table-cell office:value-type="float" office:value="0.009999999776483" calcext:value-type="float">
            <text:p>0.0099999998</text:p>
          </table:table-cell>
          <table:table-cell office:value-type="float" office:value="0.00096401385963" calcext:value-type="float">
            <text:p>0.0009640139</text:p>
          </table:table-cell>
          <table:table-cell office:value-type="float" office:value="0.00903599" calcext:value-type="float">
            <text:p>0.00903599</text:p>
          </table:table-cell>
          <table:table-cell office:value-type="float" office:value="0.001971824094653" calcext:value-type="float">
            <text:p>0.0019718241</text:p>
          </table:table-cell>
          <table:table-cell office:value-type="float" office:value="0.00802818" calcext:value-type="float">
            <text:p>0.00802818</text:p>
          </table:table-cell>
          <table:table-cell/>
          <table:table-cell office:value-type="float" office:value="0.029999999329448" calcext:value-type="float">
            <text:p>0.0299999993</text:p>
          </table:table-cell>
          <table:table-cell office:value-type="float" office:value="0.004608888179064" calcext:value-type="float">
            <text:p>0.0046088882</text:p>
          </table:table-cell>
          <table:table-cell office:value-type="float" office:value="0.02539111" calcext:value-type="float">
            <text:p>0.02539111</text:p>
          </table:table-cell>
          <table:table-cell/>
          <table:table-cell office:value-type="float" office:value="0.050000000745058" calcext:value-type="float">
            <text:p>0.0500000007</text:p>
          </table:table-cell>
          <table:table-cell office:value-type="float" office:value="0.009945448487997" calcext:value-type="float">
            <text:p>0.0099454485</text:p>
          </table:table-cell>
          <table:table-cell office:value-type="float" office:value="0.04005455" calcext:value-type="float">
            <text:p>0.04005455</text:p>
          </table:table-cell>
          <table:table-cell office:value-type="float" office:value="0.002949655056" calcext:value-type="float">
            <text:p>0.0029496551</text:p>
          </table:table-cell>
          <table:table-cell office:value-type="float" office:value="0.04705035" calcext:value-type="float">
            <text:p>0.04705035</text:p>
          </table:table-cell>
          <table:table-cell/>
          <table:table-cell office:value-type="float" office:value="0.070000000298023" calcext:value-type="float">
            <text:p>0.0700000003</text:p>
          </table:table-cell>
          <table:table-cell office:value-type="float" office:value="-0.002106115221977" calcext:value-type="float">
            <text:p>-0.0021061152</text:p>
          </table:table-cell>
          <table:table-cell office:value-type="float" office:value="0.07210612" calcext:value-type="float">
            <text:p>0.07210612</text:p>
          </table:table-cell>
          <table:table-cell office:value-type="float" office:value="-0.001019604504108" calcext:value-type="float">
            <text:p>-0.0010196045</text:p>
          </table:table-cell>
          <table:table-cell office:value-type="float" office:value="0.0710196" calcext:value-type="float">
            <text:p>0.0710196</text:p>
          </table:table-cell>
          <table:table-cell/>
          <table:table-cell office:value-type="float" office:value="0.090000003576279" calcext:value-type="float">
            <text:p>0.0900000036</text:p>
          </table:table-cell>
          <table:table-cell office:value-type="float" office:value="-0.003296941518784" calcext:value-type="float">
            <text:p>-0.0032969415</text:p>
          </table:table-cell>
          <table:table-cell office:value-type="float" office:value="0.09329695" calcext:value-type="float">
            <text:p>0.09329695</text:p>
          </table:table-cell>
          <table:table-cell office:value-type="float" office:value="0.006565511226654" calcext:value-type="float">
            <text:p>0.0065655112</text:p>
          </table:table-cell>
          <table:table-cell office:value-type="float" office:value="0.08343449" calcext:value-type="float">
            <text:p>0.08343449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/>
          <table:table-cell office:value-type="float" office:value="0.009999999776483" calcext:value-type="float">
            <text:p>0.0099999998</text:p>
          </table:table-cell>
          <table:table-cell office:value-type="float" office:value="0.001331483945251" calcext:value-type="float">
            <text:p>0.0013314839</text:p>
          </table:table-cell>
          <table:table-cell office:value-type="float" office:value="0.00866852" calcext:value-type="float">
            <text:p>0.00866852</text:p>
          </table:table-cell>
          <table:table-cell office:value-type="float" office:value="0.002007616683841" calcext:value-type="float">
            <text:p>0.0020076167</text:p>
          </table:table-cell>
          <table:table-cell office:value-type="float" office:value="0.00799238" calcext:value-type="float">
            <text:p>0.00799238</text:p>
          </table:table-cell>
          <table:table-cell/>
          <table:table-cell office:value-type="float" office:value="0.029999999329448" calcext:value-type="float">
            <text:p>0.0299999993</text:p>
          </table:table-cell>
          <table:table-cell office:value-type="float" office:value="0.004322338849306" calcext:value-type="float">
            <text:p>0.0043223388</text:p>
          </table:table-cell>
          <table:table-cell office:value-type="float" office:value="0.02567766" calcext:value-type="float">
            <text:p>0.02567766</text:p>
          </table:table-cell>
          <table:table-cell/>
          <table:table-cell office:value-type="float" office:value="0.050000000745058" calcext:value-type="float">
            <text:p>0.0500000007</text:p>
          </table:table-cell>
          <table:table-cell office:value-type="float" office:value="0.010740522295237" calcext:value-type="float">
            <text:p>0.0107405223</text:p>
          </table:table-cell>
          <table:table-cell office:value-type="float" office:value="0.03925948" calcext:value-type="float">
            <text:p>0.03925948</text:p>
          </table:table-cell>
          <table:table-cell office:value-type="float" office:value="0.004104591906071" calcext:value-type="float">
            <text:p>0.0041045919</text:p>
          </table:table-cell>
          <table:table-cell office:value-type="float" office:value="0.04589541" calcext:value-type="float">
            <text:p>0.04589541</text:p>
          </table:table-cell>
          <table:table-cell/>
          <table:table-cell office:value-type="float" office:value="0.070000000298023" calcext:value-type="float">
            <text:p>0.0700000003</text:p>
          </table:table-cell>
          <table:table-cell office:value-type="float" office:value="-0.000962853431702" calcext:value-type="float">
            <text:p>-0.0009628534</text:p>
          </table:table-cell>
          <table:table-cell office:value-type="float" office:value="0.07096285" calcext:value-type="float">
            <text:p>0.07096285</text:p>
          </table:table-cell>
          <table:table-cell office:value-type="float" office:value="-0.000673070549965" calcext:value-type="float">
            <text:p>-0.0006730705</text:p>
          </table:table-cell>
          <table:table-cell office:value-type="float" office:value="0.07067307" calcext:value-type="float">
            <text:p>0.07067307</text:p>
          </table:table-cell>
          <table:table-cell/>
          <table:table-cell office:value-type="float" office:value="0.090000003576279" calcext:value-type="float">
            <text:p>0.0900000036</text:p>
          </table:table-cell>
          <table:table-cell office:value-type="float" office:value="-0.000877216458321" calcext:value-type="float">
            <text:p>-0.0008772165</text:p>
          </table:table-cell>
          <table:table-cell office:value-type="float" office:value="0.09087722" calcext:value-type="float">
            <text:p>0.09087722</text:p>
          </table:table-cell>
          <table:table-cell office:value-type="float" office:value="0.008052386343479" calcext:value-type="float">
            <text:p>0.0080523863</text:p>
          </table:table-cell>
          <table:table-cell office:value-type="float" office:value="0.08194762" calcext:value-type="float">
            <text:p>0.08194762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/>
          <table:table-cell office:value-type="float" office:value="0.009999999776483" calcext:value-type="float">
            <text:p>0.0099999998</text:p>
          </table:table-cell>
          <table:table-cell office:value-type="float" office:value="0.001262987032533" calcext:value-type="float">
            <text:p>0.001262987</text:p>
          </table:table-cell>
          <table:table-cell office:value-type="float" office:value="0.00873701" calcext:value-type="float">
            <text:p>0.00873701</text:p>
          </table:table-cell>
          <table:table-cell office:value-type="float" office:value="0.00321819446981" calcext:value-type="float">
            <text:p>0.0032181945</text:p>
          </table:table-cell>
          <table:table-cell office:value-type="float" office:value="0.00678181" calcext:value-type="float">
            <text:p>0.00678181</text:p>
          </table:table-cell>
          <table:table-cell/>
          <table:table-cell office:value-type="float" office:value="0.029999999329448" calcext:value-type="float">
            <text:p>0.0299999993</text:p>
          </table:table-cell>
          <table:table-cell office:value-type="float" office:value="0.003261238336563" calcext:value-type="float">
            <text:p>0.0032612383</text:p>
          </table:table-cell>
          <table:table-cell office:value-type="float" office:value="0.02673876" calcext:value-type="float">
            <text:p>0.02673876</text:p>
          </table:table-cell>
          <table:table-cell/>
          <table:table-cell office:value-type="float" office:value="0.050000000745058" calcext:value-type="float">
            <text:p>0.0500000007</text:p>
          </table:table-cell>
          <table:table-cell office:value-type="float" office:value="0.011550731956959" calcext:value-type="float">
            <text:p>0.011550732</text:p>
          </table:table-cell>
          <table:table-cell office:value-type="float" office:value="0.03844927" calcext:value-type="float">
            <text:p>0.03844927</text:p>
          </table:table-cell>
          <table:table-cell office:value-type="float" office:value="0.003764525055885" calcext:value-type="float">
            <text:p>0.0037645251</text:p>
          </table:table-cell>
          <table:table-cell office:value-type="float" office:value="0.04623548" calcext:value-type="float">
            <text:p>0.04623548</text:p>
          </table:table-cell>
          <table:table-cell/>
          <table:table-cell office:value-type="float" office:value="0.070000000298023" calcext:value-type="float">
            <text:p>0.0700000003</text:p>
          </table:table-cell>
          <table:table-cell office:value-type="float" office:value="0.000373430550098" calcext:value-type="float">
            <text:p>0.0003734306</text:p>
          </table:table-cell>
          <table:table-cell office:value-type="float" office:value="0.06962657" calcext:value-type="float">
            <text:p>0.06962657</text:p>
          </table:table-cell>
          <table:table-cell office:value-type="float" office:value="-0.000108316540718" calcext:value-type="float">
            <text:p>-0.0001083165</text:p>
          </table:table-cell>
          <table:table-cell office:value-type="float" office:value="0.07010832" calcext:value-type="float">
            <text:p>0.07010832</text:p>
          </table:table-cell>
          <table:table-cell/>
          <table:table-cell office:value-type="float" office:value="0.090000003576279" calcext:value-type="float">
            <text:p>0.0900000036</text:p>
          </table:table-cell>
          <table:table-cell office:value-type="float" office:value="0.002946630120277" calcext:value-type="float">
            <text:p>0.0029466301</text:p>
          </table:table-cell>
          <table:table-cell office:value-type="float" office:value="0.08705337" calcext:value-type="float">
            <text:p>0.08705337</text:p>
          </table:table-cell>
          <table:table-cell office:value-type="float" office:value="0.011568956077099" calcext:value-type="float">
            <text:p>0.0115689561</text:p>
          </table:table-cell>
          <table:table-cell office:value-type="float" office:value="0.07843105" calcext:value-type="float">
            <text:p>0.07843105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/>
          <table:table-cell office:value-type="float" office:value="0.009999999776483" calcext:value-type="float">
            <text:p>0.0099999998</text:p>
          </table:table-cell>
          <table:table-cell office:value-type="float" office:value="0.001658802852035" calcext:value-type="float">
            <text:p>0.0016588029</text:p>
          </table:table-cell>
          <table:table-cell office:value-type="float" office:value="0.0083412" calcext:value-type="float">
            <text:p>0.0083412</text:p>
          </table:table-cell>
          <table:table-cell office:value-type="float" office:value="0.003680666908622" calcext:value-type="float">
            <text:p>0.0036806669</text:p>
          </table:table-cell>
          <table:table-cell office:value-type="float" office:value="0.00631933" calcext:value-type="float">
            <text:p>0.00631933</text:p>
          </table:table-cell>
          <table:table-cell/>
          <table:table-cell office:value-type="float" office:value="0.029999999329448" calcext:value-type="float">
            <text:p>0.0299999993</text:p>
          </table:table-cell>
          <table:table-cell office:value-type="float" office:value="0.002320468425751" calcext:value-type="float">
            <text:p>0.0023204684</text:p>
          </table:table-cell>
          <table:table-cell office:value-type="float" office:value="0.02767953" calcext:value-type="float">
            <text:p>0.02767953</text:p>
          </table:table-cell>
          <table:table-cell/>
          <table:table-cell office:value-type="float" office:value="0.050000000745058" calcext:value-type="float">
            <text:p>0.0500000007</text:p>
          </table:table-cell>
          <table:table-cell office:value-type="float" office:value="0.011199899017811" calcext:value-type="float">
            <text:p>0.011199899</text:p>
          </table:table-cell>
          <table:table-cell office:value-type="float" office:value="0.0388001" calcext:value-type="float">
            <text:p>0.0388001</text:p>
          </table:table-cell>
          <table:table-cell office:value-type="float" office:value="0.003845453262329" calcext:value-type="float">
            <text:p>0.0038454533</text:p>
          </table:table-cell>
          <table:table-cell office:value-type="float" office:value="0.04615455" calcext:value-type="float">
            <text:p>0.04615455</text:p>
          </table:table-cell>
          <table:table-cell/>
          <table:table-cell office:value-type="float" office:value="0.070000000298023" calcext:value-type="float">
            <text:p>0.0700000003</text:p>
          </table:table-cell>
          <table:table-cell office:value-type="float" office:value="0.001935064792633" calcext:value-type="float">
            <text:p>0.0019350648</text:p>
          </table:table-cell>
          <table:table-cell office:value-type="float" office:value="0.06806494" calcext:value-type="float">
            <text:p>0.06806494</text:p>
          </table:table-cell>
          <table:table-cell office:value-type="float" office:value="0.004167288541794" calcext:value-type="float">
            <text:p>0.0041672885</text:p>
          </table:table-cell>
          <table:table-cell office:value-type="float" office:value="0.06583271" calcext:value-type="float">
            <text:p>0.06583271</text:p>
          </table:table-cell>
          <table:table-cell/>
          <table:table-cell office:value-type="float" office:value="0.090000003576279" calcext:value-type="float">
            <text:p>0.0900000036</text:p>
          </table:table-cell>
          <table:table-cell office:value-type="float" office:value="0.009638130664825" calcext:value-type="float">
            <text:p>0.0096381307</text:p>
          </table:table-cell>
          <table:table-cell office:value-type="float" office:value="0.08036187" calcext:value-type="float">
            <text:p>0.08036187</text:p>
          </table:table-cell>
          <table:table-cell office:value-type="float" office:value="0.012818731367588" calcext:value-type="float">
            <text:p>0.0128187314</text:p>
          </table:table-cell>
          <table:table-cell office:value-type="float" office:value="0.07718127" calcext:value-type="float">
            <text:p>0.07718127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/>
          <table:table-cell office:value-type="float" office:value="0.009999999776483" calcext:value-type="float">
            <text:p>0.0099999998</text:p>
          </table:table-cell>
          <table:table-cell office:value-type="float" office:value="0.002062564715743" calcext:value-type="float">
            <text:p>0.0020625647</text:p>
          </table:table-cell>
          <table:table-cell office:value-type="float" office:value="0.00793744" calcext:value-type="float">
            <text:p>0.00793744</text:p>
          </table:table-cell>
          <table:table-cell office:value-type="float" office:value="0.003907816484571" calcext:value-type="float">
            <text:p>0.0039078165</text:p>
          </table:table-cell>
          <table:table-cell office:value-type="float" office:value="0.00609218" calcext:value-type="float">
            <text:p>0.00609218</text:p>
          </table:table-cell>
          <table:table-cell/>
          <table:table-cell office:value-type="float" office:value="0.029999999329448" calcext:value-type="float">
            <text:p>0.0299999993</text:p>
          </table:table-cell>
          <table:table-cell office:value-type="float" office:value="0.003207452595234" calcext:value-type="float">
            <text:p>0.0032074526</text:p>
          </table:table-cell>
          <table:table-cell office:value-type="float" office:value="0.02679255" calcext:value-type="float">
            <text:p>0.02679255</text:p>
          </table:table-cell>
          <table:table-cell/>
          <table:table-cell office:value-type="float" office:value="0.050000000745058" calcext:value-type="float">
            <text:p>0.0500000007</text:p>
          </table:table-cell>
          <table:table-cell office:value-type="float" office:value="0.012130826711655" calcext:value-type="float">
            <text:p>0.0121308267</text:p>
          </table:table-cell>
          <table:table-cell office:value-type="float" office:value="0.03786917" calcext:value-type="float">
            <text:p>0.03786917</text:p>
          </table:table-cell>
          <table:table-cell office:value-type="float" office:value="0.005425862967968" calcext:value-type="float">
            <text:p>0.005425863</text:p>
          </table:table-cell>
          <table:table-cell office:value-type="float" office:value="0.04457414" calcext:value-type="float">
            <text:p>0.04457414</text:p>
          </table:table-cell>
          <table:table-cell/>
          <table:table-cell office:value-type="float" office:value="0.070000000298023" calcext:value-type="float">
            <text:p>0.0700000003</text:p>
          </table:table-cell>
          <table:table-cell office:value-type="float" office:value="0.002661354839802" calcext:value-type="float">
            <text:p>0.0026613548</text:p>
          </table:table-cell>
          <table:table-cell office:value-type="float" office:value="0.06733865" calcext:value-type="float">
            <text:p>0.06733865</text:p>
          </table:table-cell>
          <table:table-cell office:value-type="float" office:value="0.006630748510361" calcext:value-type="float">
            <text:p>0.0066307485</text:p>
          </table:table-cell>
          <table:table-cell office:value-type="float" office:value="0.06336925" calcext:value-type="float">
            <text:p>0.06336925</text:p>
          </table:table-cell>
          <table:table-cell/>
          <table:table-cell office:value-type="float" office:value="0.090000003576279" calcext:value-type="float">
            <text:p>0.0900000036</text:p>
          </table:table-cell>
          <table:table-cell office:value-type="float" office:value="0.011857867240906" calcext:value-type="float">
            <text:p>0.0118578672</text:p>
          </table:table-cell>
          <table:table-cell office:value-type="float" office:value="0.07814214" calcext:value-type="float">
            <text:p>0.07814214</text:p>
          </table:table-cell>
          <table:table-cell office:value-type="float" office:value="0.015414118766785" calcext:value-type="float">
            <text:p>0.0154141188</text:p>
          </table:table-cell>
          <table:table-cell office:value-type="float" office:value="0.07458588" calcext:value-type="float">
            <text:p>0.07458588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/>
          <table:table-cell office:value-type="float" office:value="0.009999999776483" calcext:value-type="float">
            <text:p>0.0099999998</text:p>
          </table:table-cell>
          <table:table-cell office:value-type="float" office:value="0.002274947240949" calcext:value-type="float">
            <text:p>0.0022749472</text:p>
          </table:table-cell>
          <table:table-cell office:value-type="float" office:value="0.00772505" calcext:value-type="float">
            <text:p>0.00772505</text:p>
          </table:table-cell>
          <table:table-cell office:value-type="float" office:value="0.004455061629415" calcext:value-type="float">
            <text:p>0.0044550616</text:p>
          </table:table-cell>
          <table:table-cell office:value-type="float" office:value="0.00554494" calcext:value-type="float">
            <text:p>0.00554494</text:p>
          </table:table-cell>
          <table:table-cell/>
          <table:table-cell office:value-type="float" office:value="0.029999999329448" calcext:value-type="float">
            <text:p>0.0299999993</text:p>
          </table:table-cell>
          <table:table-cell office:value-type="float" office:value="0.002261593937874" calcext:value-type="float">
            <text:p>0.0022615939</text:p>
          </table:table-cell>
          <table:table-cell office:value-type="float" office:value="0.02773841" calcext:value-type="float">
            <text:p>0.02773841</text:p>
          </table:table-cell>
          <table:table-cell/>
          <table:table-cell office:value-type="float" office:value="0.050000000745058" calcext:value-type="float">
            <text:p>0.0500000007</text:p>
          </table:table-cell>
          <table:table-cell office:value-type="float" office:value="0.012398831546307" calcext:value-type="float">
            <text:p>0.0123988315</text:p>
          </table:table-cell>
          <table:table-cell office:value-type="float" office:value="0.03760117" calcext:value-type="float">
            <text:p>0.03760117</text:p>
          </table:table-cell>
          <table:table-cell office:value-type="float" office:value="0.007453970611095" calcext:value-type="float">
            <text:p>0.0074539706</text:p>
          </table:table-cell>
          <table:table-cell office:value-type="float" office:value="0.04254603" calcext:value-type="float">
            <text:p>0.04254603</text:p>
          </table:table-cell>
          <table:table-cell/>
          <table:table-cell office:value-type="float" office:value="0.070000000298023" calcext:value-type="float">
            <text:p>0.0700000003</text:p>
          </table:table-cell>
          <table:table-cell office:value-type="float" office:value="0.0084218531847" calcext:value-type="float">
            <text:p>0.0084218532</text:p>
          </table:table-cell>
          <table:table-cell office:value-type="float" office:value="0.06157815" calcext:value-type="float">
            <text:p>0.06157815</text:p>
          </table:table-cell>
          <table:table-cell office:value-type="float" office:value="0.011414207518101" calcext:value-type="float">
            <text:p>0.0114142075</text:p>
          </table:table-cell>
          <table:table-cell office:value-type="float" office:value="0.05858579" calcext:value-type="float">
            <text:p>0.05858579</text:p>
          </table:table-cell>
          <table:table-cell/>
          <table:table-cell office:value-type="float" office:value="0.090000003576279" calcext:value-type="float">
            <text:p>0.0900000036</text:p>
          </table:table-cell>
          <table:table-cell office:value-type="float" office:value="0.0157410800457" calcext:value-type="float">
            <text:p>0.01574108</text:p>
          </table:table-cell>
          <table:table-cell office:value-type="float" office:value="0.07425892" calcext:value-type="float">
            <text:p>0.07425892</text:p>
          </table:table-cell>
          <table:table-cell office:value-type="float" office:value="0.016309164464474" calcext:value-type="float">
            <text:p>0.0163091645</text:p>
          </table:table-cell>
          <table:table-cell office:value-type="float" office:value="0.07369084" calcext:value-type="float">
            <text:p>0.07369084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/>
          <table:table-cell office:value-type="float" office:value="0.009999999776483" calcext:value-type="float">
            <text:p>0.0099999998</text:p>
          </table:table-cell>
          <table:table-cell office:value-type="float" office:value="0.002642819657922" calcext:value-type="float">
            <text:p>0.0026428197</text:p>
          </table:table-cell>
          <table:table-cell office:value-type="float" office:value="0.00735718" calcext:value-type="float">
            <text:p>0.00735718</text:p>
          </table:table-cell>
          <table:table-cell office:value-type="float" office:value="0.0048589091748" calcext:value-type="float">
            <text:p>0.0048589092</text:p>
          </table:table-cell>
          <table:table-cell office:value-type="float" office:value="0.00514109" calcext:value-type="float">
            <text:p>0.00514109</text:p>
          </table:table-cell>
          <table:table-cell/>
          <table:table-cell office:value-type="float" office:value="0.029999999329448" calcext:value-type="float">
            <text:p>0.0299999993</text:p>
          </table:table-cell>
          <table:table-cell office:value-type="float" office:value="0.001161016523838" calcext:value-type="float">
            <text:p>0.0011610165</text:p>
          </table:table-cell>
          <table:table-cell office:value-type="float" office:value="0.02883898" calcext:value-type="float">
            <text:p>0.02883898</text:p>
          </table:table-cell>
          <table:table-cell/>
          <table:table-cell office:value-type="float" office:value="0.050000000745058" calcext:value-type="float">
            <text:p>0.0500000007</text:p>
          </table:table-cell>
          <table:table-cell office:value-type="float" office:value="0.011104635894299" calcext:value-type="float">
            <text:p>0.0111046359</text:p>
          </table:table-cell>
          <table:table-cell office:value-type="float" office:value="0.03889536" calcext:value-type="float">
            <text:p>0.03889536</text:p>
          </table:table-cell>
          <table:table-cell office:value-type="float" office:value="0.00698284804821" calcext:value-type="float">
            <text:p>0.006982848</text:p>
          </table:table-cell>
          <table:table-cell office:value-type="float" office:value="0.04301715" calcext:value-type="float">
            <text:p>0.04301715</text:p>
          </table:table-cell>
          <table:table-cell/>
          <table:table-cell office:value-type="float" office:value="0.070000000298023" calcext:value-type="float">
            <text:p>0.0700000003</text:p>
          </table:table-cell>
          <table:table-cell office:value-type="float" office:value="0.010886289179325" calcext:value-type="float">
            <text:p>0.0108862892</text:p>
          </table:table-cell>
          <table:table-cell office:value-type="float" office:value="0.05911371" calcext:value-type="float">
            <text:p>0.05911371</text:p>
          </table:table-cell>
          <table:table-cell office:value-type="float" office:value="0.01377297192812" calcext:value-type="float">
            <text:p>0.0137729719</text:p>
          </table:table-cell>
          <table:table-cell office:value-type="float" office:value="0.05622703" calcext:value-type="float">
            <text:p>0.05622703</text:p>
          </table:table-cell>
          <table:table-cell/>
          <table:table-cell office:value-type="float" office:value="0.090000003576279" calcext:value-type="float">
            <text:p>0.0900000036</text:p>
          </table:table-cell>
          <table:table-cell office:value-type="float" office:value="0.017760187387466" calcext:value-type="float">
            <text:p>0.0177601874</text:p>
          </table:table-cell>
          <table:table-cell office:value-type="float" office:value="0.07223982" calcext:value-type="float">
            <text:p>0.07223982</text:p>
          </table:table-cell>
          <table:table-cell office:value-type="float" office:value="0.018116064369678" calcext:value-type="float">
            <text:p>0.0181160644</text:p>
          </table:table-cell>
          <table:table-cell office:value-type="float" office:value="0.07188394" calcext:value-type="float">
            <text:p>0.07188394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/>
          <table:table-cell office:value-type="float" office:value="0.009999999776483" calcext:value-type="float">
            <text:p>0.0099999998</text:p>
          </table:table-cell>
          <table:table-cell office:value-type="float" office:value="0.002861002460122" calcext:value-type="float">
            <text:p>0.0028610025</text:p>
          </table:table-cell>
          <table:table-cell office:value-type="float" office:value="0.007139" calcext:value-type="float">
            <text:p>0.007139</text:p>
          </table:table-cell>
          <table:table-cell office:value-type="float" office:value="0.004998777061701" calcext:value-type="float">
            <text:p>0.0049987771</text:p>
          </table:table-cell>
          <table:table-cell office:value-type="float" office:value="0.00500122" calcext:value-type="float">
            <text:p>0.00500122</text:p>
          </table:table-cell>
          <table:table-cell/>
          <table:table-cell office:value-type="float" office:value="0.029999999329448" calcext:value-type="float">
            <text:p>0.0299999993</text:p>
          </table:table-cell>
          <table:table-cell office:value-type="float" office:value="0.001803804188967" calcext:value-type="float">
            <text:p>0.0018038042</text:p>
          </table:table-cell>
          <table:table-cell office:value-type="float" office:value="0.0281962" calcext:value-type="float">
            <text:p>0.0281962</text:p>
          </table:table-cell>
          <table:table-cell/>
          <table:table-cell office:value-type="float" office:value="0.050000000745058" calcext:value-type="float">
            <text:p>0.0500000007</text:p>
          </table:table-cell>
          <table:table-cell office:value-type="float" office:value="0.010524872690439" calcext:value-type="float">
            <text:p>0.0105248727</text:p>
          </table:table-cell>
          <table:table-cell office:value-type="float" office:value="0.03947513" calcext:value-type="float">
            <text:p>0.03947513</text:p>
          </table:table-cell>
          <table:table-cell office:value-type="float" office:value="0.006854623556137" calcext:value-type="float">
            <text:p>0.0068546236</text:p>
          </table:table-cell>
          <table:table-cell office:value-type="float" office:value="0.04314538" calcext:value-type="float">
            <text:p>0.04314538</text:p>
          </table:table-cell>
          <table:table-cell/>
          <table:table-cell office:value-type="float" office:value="0.070000000298023" calcext:value-type="float">
            <text:p>0.0700000003</text:p>
          </table:table-cell>
          <table:table-cell office:value-type="float" office:value="0.014079235494137" calcext:value-type="float">
            <text:p>0.0140792355</text:p>
          </table:table-cell>
          <table:table-cell office:value-type="float" office:value="0.05592076" calcext:value-type="float">
            <text:p>0.05592076</text:p>
          </table:table-cell>
          <table:table-cell office:value-type="float" office:value="0.016517281532288" calcext:value-type="float">
            <text:p>0.0165172815</text:p>
          </table:table-cell>
          <table:table-cell office:value-type="float" office:value="0.05348272" calcext:value-type="float">
            <text:p>0.05348272</text:p>
          </table:table-cell>
          <table:table-cell/>
          <table:table-cell office:value-type="float" office:value="0.090000003576279" calcext:value-type="float">
            <text:p>0.0900000036</text:p>
          </table:table-cell>
          <table:table-cell office:value-type="float" office:value="0.021541111171246" calcext:value-type="float">
            <text:p>0.0215411112</text:p>
          </table:table-cell>
          <table:table-cell office:value-type="float" office:value="0.06845889" calcext:value-type="float">
            <text:p>0.06845889</text:p>
          </table:table-cell>
          <table:table-cell office:value-type="float" office:value="0.019082970917225" calcext:value-type="float">
            <text:p>0.0190829709</text:p>
          </table:table-cell>
          <table:table-cell office:value-type="float" office:value="0.07091703" calcext:value-type="float">
            <text:p>0.07091703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/>
          <table:table-cell office:value-type="float" office:value="0.009999999776483" calcext:value-type="float">
            <text:p>0.0099999998</text:p>
          </table:table-cell>
          <table:table-cell office:value-type="float" office:value="0.003284765407443" calcext:value-type="float">
            <text:p>0.0032847654</text:p>
          </table:table-cell>
          <table:table-cell office:value-type="float" office:value="0.00671523" calcext:value-type="float">
            <text:p>0.00671523</text:p>
          </table:table-cell>
          <table:table-cell office:value-type="float" office:value="0.005233474075794" calcext:value-type="float">
            <text:p>0.0052334741</text:p>
          </table:table-cell>
          <table:table-cell office:value-type="float" office:value="0.00476653" calcext:value-type="float">
            <text:p>0.00476653</text:p>
          </table:table-cell>
          <table:table-cell/>
          <table:table-cell office:value-type="float" office:value="0.029999999329448" calcext:value-type="float">
            <text:p>0.0299999993</text:p>
          </table:table-cell>
          <table:table-cell office:value-type="float" office:value="0.001110922545195" calcext:value-type="float">
            <text:p>0.0011109225</text:p>
          </table:table-cell>
          <table:table-cell office:value-type="float" office:value="0.02888908" calcext:value-type="float">
            <text:p>0.02888908</text:p>
          </table:table-cell>
          <table:table-cell/>
          <table:table-cell office:value-type="float" office:value="0.050000000745058" calcext:value-type="float">
            <text:p>0.0500000007</text:p>
          </table:table-cell>
          <table:table-cell office:value-type="float" office:value="0.01234358549118" calcext:value-type="float">
            <text:p>0.0123435855</text:p>
          </table:table-cell>
          <table:table-cell office:value-type="float" office:value="0.03765642" calcext:value-type="float">
            <text:p>0.03765642</text:p>
          </table:table-cell>
          <table:table-cell office:value-type="float" office:value="0.007287248969078" calcext:value-type="float">
            <text:p>0.007287249</text:p>
          </table:table-cell>
          <table:table-cell office:value-type="float" office:value="0.04271275" calcext:value-type="float">
            <text:p>0.04271275</text:p>
          </table:table-cell>
          <table:table-cell/>
          <table:table-cell office:value-type="float" office:value="0.070000000298023" calcext:value-type="float">
            <text:p>0.0700000003</text:p>
          </table:table-cell>
          <table:table-cell office:value-type="float" office:value="0.015507206320763" calcext:value-type="float">
            <text:p>0.0155072063</text:p>
          </table:table-cell>
          <table:table-cell office:value-type="float" office:value="0.05449279" calcext:value-type="float">
            <text:p>0.05449279</text:p>
          </table:table-cell>
          <table:table-cell office:value-type="float" office:value="0.018130853772163" calcext:value-type="float">
            <text:p>0.0181308538</text:p>
          </table:table-cell>
          <table:table-cell office:value-type="float" office:value="0.05186915" calcext:value-type="float">
            <text:p>0.05186915</text:p>
          </table:table-cell>
          <table:table-cell/>
          <table:table-cell office:value-type="float" office:value="0.090000003576279" calcext:value-type="float">
            <text:p>0.0900000036</text:p>
          </table:table-cell>
          <table:table-cell office:value-type="float" office:value="0.02260722219944" calcext:value-type="float">
            <text:p>0.0226072222</text:p>
          </table:table-cell>
          <table:table-cell office:value-type="float" office:value="0.06739278" calcext:value-type="float">
            <text:p>0.06739278</text:p>
          </table:table-cell>
          <table:table-cell office:value-type="float" office:value="0.02067743986845" calcext:value-type="float">
            <text:p>0.0206774399</text:p>
          </table:table-cell>
          <table:table-cell office:value-type="float" office:value="0.06932256" calcext:value-type="float">
            <text:p>0.06932256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/>
          <table:table-cell office:value-type="float" office:value="0.009999999776483" calcext:value-type="float">
            <text:p>0.0099999998</text:p>
          </table:table-cell>
          <table:table-cell office:value-type="float" office:value="0.003410996869206" calcext:value-type="float">
            <text:p>0.0034109969</text:p>
          </table:table-cell>
          <table:table-cell office:value-type="float" office:value="0.006589" calcext:value-type="float">
            <text:p>0.006589</text:p>
          </table:table-cell>
          <table:table-cell office:value-type="float" office:value="0.0051498580724" calcext:value-type="float">
            <text:p>0.0051498581</text:p>
          </table:table-cell>
          <table:table-cell office:value-type="float" office:value="0.00485014" calcext:value-type="float">
            <text:p>0.00485014</text:p>
          </table:table-cell>
          <table:table-cell/>
          <table:table-cell office:value-type="float" office:value="0.029999999329448" calcext:value-type="float">
            <text:p>0.0299999993</text:p>
          </table:table-cell>
          <table:table-cell office:value-type="float" office:value="0.000836089253426" calcext:value-type="float">
            <text:p>0.0008360893</text:p>
          </table:table-cell>
          <table:table-cell office:value-type="float" office:value="0.02916391" calcext:value-type="float">
            <text:p>0.02916391</text:p>
          </table:table-cell>
          <table:table-cell/>
          <table:table-cell office:value-type="float" office:value="0.050000000745058" calcext:value-type="float">
            <text:p>0.0500000007</text:p>
          </table:table-cell>
          <table:table-cell office:value-type="float" office:value="0.011956248432398" calcext:value-type="float">
            <text:p>0.0119562484</text:p>
          </table:table-cell>
          <table:table-cell office:value-type="float" office:value="0.03804375" calcext:value-type="float">
            <text:p>0.03804375</text:p>
          </table:table-cell>
          <table:table-cell office:value-type="float" office:value="0.008213073015213" calcext:value-type="float">
            <text:p>0.008213073</text:p>
          </table:table-cell>
          <table:table-cell office:value-type="float" office:value="0.04178693" calcext:value-type="float">
            <text:p>0.04178693</text:p>
          </table:table-cell>
          <table:table-cell/>
          <table:table-cell office:value-type="float" office:value="0.070000000298023" calcext:value-type="float">
            <text:p>0.0700000003</text:p>
          </table:table-cell>
          <table:table-cell office:value-type="float" office:value="0.017123363912106" calcext:value-type="float">
            <text:p>0.0171233639</text:p>
          </table:table-cell>
          <table:table-cell office:value-type="float" office:value="0.05287664" calcext:value-type="float">
            <text:p>0.05287664</text:p>
          </table:table-cell>
          <table:table-cell office:value-type="float" office:value="0.020111784338951" calcext:value-type="float">
            <text:p>0.0201117843</text:p>
          </table:table-cell>
          <table:table-cell office:value-type="float" office:value="0.04988822" calcext:value-type="float">
            <text:p>0.04988822</text:p>
          </table:table-cell>
          <table:table-cell/>
          <table:table-cell office:value-type="float" office:value="0.090000003576279" calcext:value-type="float">
            <text:p>0.0900000036</text:p>
          </table:table-cell>
          <table:table-cell office:value-type="float" office:value="0.024274222552776" calcext:value-type="float">
            <text:p>0.0242742226</text:p>
          </table:table-cell>
          <table:table-cell office:value-type="float" office:value="0.06572578" calcext:value-type="float">
            <text:p>0.06572578</text:p>
          </table:table-cell>
          <table:table-cell office:value-type="float" office:value="0.021384574472904" calcext:value-type="float">
            <text:p>0.0213845745</text:p>
          </table:table-cell>
          <table:table-cell office:value-type="float" office:value="0.06861543" calcext:value-type="float">
            <text:p>0.06861543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/>
          <table:table-cell office:value-type="float" office:value="0.009999999776483" calcext:value-type="float">
            <text:p>0.0099999998</text:p>
          </table:table-cell>
          <table:table-cell office:value-type="float" office:value="0.003880156204104" calcext:value-type="float">
            <text:p>0.0038801562</text:p>
          </table:table-cell>
          <table:table-cell office:value-type="float" office:value="0.00611984" calcext:value-type="float">
            <text:p>0.00611984</text:p>
          </table:table-cell>
          <table:table-cell office:value-type="float" office:value="0.005270052701235" calcext:value-type="float">
            <text:p>0.0052700527</text:p>
          </table:table-cell>
          <table:table-cell office:value-type="float" office:value="0.00472995" calcext:value-type="float">
            <text:p>0.00472995</text:p>
          </table:table-cell>
          <table:table-cell/>
          <table:table-cell office:value-type="float" office:value="0.029999999329448" calcext:value-type="float">
            <text:p>0.0299999993</text:p>
          </table:table-cell>
          <table:table-cell office:value-type="float" office:value="0.001335721462965" calcext:value-type="float">
            <text:p>0.0013357215</text:p>
          </table:table-cell>
          <table:table-cell office:value-type="float" office:value="0.02866428" calcext:value-type="float">
            <text:p>0.02866428</text:p>
          </table:table-cell>
          <table:table-cell/>
          <table:table-cell office:value-type="float" office:value="0.050000000745058" calcext:value-type="float">
            <text:p>0.0500000007</text:p>
          </table:table-cell>
          <table:table-cell office:value-type="float" office:value="0.012018211185932" calcext:value-type="float">
            <text:p>0.0120182112</text:p>
          </table:table-cell>
          <table:table-cell office:value-type="float" office:value="0.03798179" calcext:value-type="float">
            <text:p>0.03798179</text:p>
          </table:table-cell>
          <table:table-cell office:value-type="float" office:value="0.00848363339901" calcext:value-type="float">
            <text:p>0.0084836334</text:p>
          </table:table-cell>
          <table:table-cell office:value-type="float" office:value="0.04151637" calcext:value-type="float">
            <text:p>0.04151637</text:p>
          </table:table-cell>
          <table:table-cell/>
          <table:table-cell office:value-type="float" office:value="0.070000000298023" calcext:value-type="float">
            <text:p>0.0700000003</text:p>
          </table:table-cell>
          <table:table-cell office:value-type="float" office:value="0.018079847097397" calcext:value-type="float">
            <text:p>0.0180798471</text:p>
          </table:table-cell>
          <table:table-cell office:value-type="float" office:value="0.05192015" calcext:value-type="float">
            <text:p>0.05192015</text:p>
          </table:table-cell>
          <table:table-cell office:value-type="float" office:value="0.021604456007481" calcext:value-type="float">
            <text:p>0.021604456</text:p>
          </table:table-cell>
          <table:table-cell office:value-type="float" office:value="0.04839554" calcext:value-type="float">
            <text:p>0.04839554</text:p>
          </table:table-cell>
          <table:table-cell/>
          <table:table-cell office:value-type="float" office:value="0.090000003576279" calcext:value-type="float">
            <text:p>0.0900000036</text:p>
          </table:table-cell>
          <table:table-cell office:value-type="float" office:value="0.025472179055214" calcext:value-type="float">
            <text:p>0.0254721791</text:p>
          </table:table-cell>
          <table:table-cell office:value-type="float" office:value="0.06452782" calcext:value-type="float">
            <text:p>0.06452782</text:p>
          </table:table-cell>
          <table:table-cell office:value-type="float" office:value="0.021932132542133" calcext:value-type="float">
            <text:p>0.0219321325</text:p>
          </table:table-cell>
          <table:table-cell office:value-type="float" office:value="0.06806787" calcext:value-type="float">
            <text:p>0.06806787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/>
          <table:table-cell office:value-type="float" office:value="0.009999999776483" calcext:value-type="float">
            <text:p>0.0099999998</text:p>
          </table:table-cell>
          <table:table-cell office:value-type="float" office:value="0.004412202164531" calcext:value-type="float">
            <text:p>0.0044122022</text:p>
          </table:table-cell>
          <table:table-cell office:value-type="float" office:value="0.0055878" calcext:value-type="float">
            <text:p>0.0055878</text:p>
          </table:table-cell>
          <table:table-cell office:value-type="float" office:value="0.005227260291576" calcext:value-type="float">
            <text:p>0.0052272603</text:p>
          </table:table-cell>
          <table:table-cell office:value-type="float" office:value="0.00477274" calcext:value-type="float">
            <text:p>0.00477274</text:p>
          </table:table-cell>
          <table:table-cell/>
          <table:table-cell office:value-type="float" office:value="0.029999999329448" calcext:value-type="float">
            <text:p>0.0299999993</text:p>
          </table:table-cell>
          <table:table-cell office:value-type="float" office:value="0.001967094838619" calcext:value-type="float">
            <text:p>0.0019670948</text:p>
          </table:table-cell>
          <table:table-cell office:value-type="float" office:value="0.0280329" calcext:value-type="float">
            <text:p>0.0280329</text:p>
          </table:table-cell>
          <table:table-cell/>
          <table:table-cell office:value-type="float" office:value="0.050000000745058" calcext:value-type="float">
            <text:p>0.0500000007</text:p>
          </table:table-cell>
          <table:table-cell office:value-type="float" office:value="0.011841166764498" calcext:value-type="float">
            <text:p>0.0118411668</text:p>
          </table:table-cell>
          <table:table-cell office:value-type="float" office:value="0.03815883" calcext:value-type="float">
            <text:p>0.03815883</text:p>
          </table:table-cell>
          <table:table-cell office:value-type="float" office:value="0.007485441863537" calcext:value-type="float">
            <text:p>0.0074854419</text:p>
          </table:table-cell>
          <table:table-cell office:value-type="float" office:value="0.04251456" calcext:value-type="float">
            <text:p>0.04251456</text:p>
          </table:table-cell>
          <table:table-cell/>
          <table:table-cell office:value-type="float" office:value="0.070000000298023" calcext:value-type="float">
            <text:p>0.0700000003</text:p>
          </table:table-cell>
          <table:table-cell office:value-type="float" office:value="0.018379524350166" calcext:value-type="float">
            <text:p>0.0183795244</text:p>
          </table:table-cell>
          <table:table-cell office:value-type="float" office:value="0.05162048" calcext:value-type="float">
            <text:p>0.05162048</text:p>
          </table:table-cell>
          <table:table-cell office:value-type="float" office:value="0.022549070417881" calcext:value-type="float">
            <text:p>0.0225490704</text:p>
          </table:table-cell>
          <table:table-cell office:value-type="float" office:value="0.04745093" calcext:value-type="float">
            <text:p>0.04745093</text:p>
          </table:table-cell>
          <table:table-cell/>
          <table:table-cell office:value-type="float" office:value="0.090000003576279" calcext:value-type="float">
            <text:p>0.0900000036</text:p>
          </table:table-cell>
          <table:table-cell office:value-type="float" office:value="0.029463164508343" calcext:value-type="float">
            <text:p>0.0294631645</text:p>
          </table:table-cell>
          <table:table-cell office:value-type="float" office:value="0.06053684" calcext:value-type="float">
            <text:p>0.06053684</text:p>
          </table:table-cell>
          <table:table-cell office:value-type="float" office:value="0.022262714803219" calcext:value-type="float">
            <text:p>0.0222627148</text:p>
          </table:table-cell>
          <table:table-cell office:value-type="float" office:value="0.06773729" calcext:value-type="float">
            <text:p>0.06773729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/>
          <table:table-cell office:value-type="float" office:value="0.009999999776483" calcext:value-type="float">
            <text:p>0.0099999998</text:p>
          </table:table-cell>
          <table:table-cell office:value-type="float" office:value="0.004753416404128" calcext:value-type="float">
            <text:p>0.0047534164</text:p>
          </table:table-cell>
          <table:table-cell office:value-type="float" office:value="0.00524658" calcext:value-type="float">
            <text:p>0.00524658</text:p>
          </table:table-cell>
          <table:table-cell office:value-type="float" office:value="0.005245964974165" calcext:value-type="float">
            <text:p>0.005245965</text:p>
          </table:table-cell>
          <table:table-cell office:value-type="float" office:value="0.00475403" calcext:value-type="float">
            <text:p>0.00475403</text:p>
          </table:table-cell>
          <table:table-cell/>
          <table:table-cell office:value-type="float" office:value="0.029999999329448" calcext:value-type="float">
            <text:p>0.0299999993</text:p>
          </table:table-cell>
          <table:table-cell office:value-type="float" office:value="0.00252802670002" calcext:value-type="float">
            <text:p>0.0025280267</text:p>
          </table:table-cell>
          <table:table-cell office:value-type="float" office:value="0.02747197" calcext:value-type="float">
            <text:p>0.02747197</text:p>
          </table:table-cell>
          <table:table-cell/>
          <table:table-cell office:value-type="float" office:value="0.050000000745058" calcext:value-type="float">
            <text:p>0.0500000007</text:p>
          </table:table-cell>
          <table:table-cell office:value-type="float" office:value="0.012082263827324" calcext:value-type="float">
            <text:p>0.0120822638</text:p>
          </table:table-cell>
          <table:table-cell office:value-type="float" office:value="0.03791774" calcext:value-type="float">
            <text:p>0.03791774</text:p>
          </table:table-cell>
          <table:table-cell office:value-type="float" office:value="0.007858276367188" calcext:value-type="float">
            <text:p>0.0078582764</text:p>
          </table:table-cell>
          <table:table-cell office:value-type="float" office:value="0.04214172" calcext:value-type="float">
            <text:p>0.04214172</text:p>
          </table:table-cell>
          <table:table-cell/>
          <table:table-cell office:value-type="float" office:value="0.070000000298023" calcext:value-type="float">
            <text:p>0.0700000003</text:p>
          </table:table-cell>
          <table:table-cell office:value-type="float" office:value="0.018134415149689" calcext:value-type="float">
            <text:p>0.0181344151</text:p>
          </table:table-cell>
          <table:table-cell office:value-type="float" office:value="0.05186559" calcext:value-type="float">
            <text:p>0.05186559</text:p>
          </table:table-cell>
          <table:table-cell office:value-type="float" office:value="0.02269896119833" calcext:value-type="float">
            <text:p>0.0226989612</text:p>
          </table:table-cell>
          <table:table-cell office:value-type="float" office:value="0.04730104" calcext:value-type="float">
            <text:p>0.04730104</text:p>
          </table:table-cell>
          <table:table-cell/>
          <table:table-cell office:value-type="float" office:value="0.090000003576279" calcext:value-type="float">
            <text:p>0.0900000036</text:p>
          </table:table-cell>
          <table:table-cell office:value-type="float" office:value="0.029681675136089" calcext:value-type="float">
            <text:p>0.0296816751</text:p>
          </table:table-cell>
          <table:table-cell office:value-type="float" office:value="0.06031833" calcext:value-type="float">
            <text:p>0.06031833</text:p>
          </table:table-cell>
          <table:table-cell office:value-type="float" office:value="0.021820552647114" calcext:value-type="float">
            <text:p>0.0218205526</text:p>
          </table:table-cell>
          <table:table-cell office:value-type="float" office:value="0.06817945" calcext:value-type="float">
            <text:p>0.06817945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/>
          <table:table-cell office:value-type="float" office:value="0.009999999776483" calcext:value-type="float">
            <text:p>0.0099999998</text:p>
          </table:table-cell>
          <table:table-cell office:value-type="float" office:value="0.004807280376554" calcext:value-type="float">
            <text:p>0.0048072804</text:p>
          </table:table-cell>
          <table:table-cell office:value-type="float" office:value="0.00519272" calcext:value-type="float">
            <text:p>0.00519272</text:p>
          </table:table-cell>
          <table:table-cell office:value-type="float" office:value="0.004925718531013" calcext:value-type="float">
            <text:p>0.0049257185</text:p>
          </table:table-cell>
          <table:table-cell office:value-type="float" office:value="0.00507428" calcext:value-type="float">
            <text:p>0.00507428</text:p>
          </table:table-cell>
          <table:table-cell/>
          <table:table-cell office:value-type="float" office:value="0.029999999329448" calcext:value-type="float">
            <text:p>0.0299999993</text:p>
          </table:table-cell>
          <table:table-cell office:value-type="float" office:value="0.003476954996586" calcext:value-type="float">
            <text:p>0.003476955</text:p>
          </table:table-cell>
          <table:table-cell office:value-type="float" office:value="0.02652304" calcext:value-type="float">
            <text:p>0.02652304</text:p>
          </table:table-cell>
          <table:table-cell/>
          <table:table-cell office:value-type="float" office:value="0.050000000745058" calcext:value-type="float">
            <text:p>0.0500000007</text:p>
          </table:table-cell>
          <table:table-cell office:value-type="float" office:value="0.012254614382982" calcext:value-type="float">
            <text:p>0.0122546144</text:p>
          </table:table-cell>
          <table:table-cell office:value-type="float" office:value="0.03774539" calcext:value-type="float">
            <text:p>0.03774539</text:p>
          </table:table-cell>
          <table:table-cell office:value-type="float" office:value="0.008015982806683" calcext:value-type="float">
            <text:p>0.0080159828</text:p>
          </table:table-cell>
          <table:table-cell office:value-type="float" office:value="0.04198402" calcext:value-type="float">
            <text:p>0.04198402</text:p>
          </table:table-cell>
          <table:table-cell/>
          <table:table-cell office:value-type="float" office:value="0.070000000298023" calcext:value-type="float">
            <text:p>0.0700000003</text:p>
          </table:table-cell>
          <table:table-cell office:value-type="float" office:value="0.017665050923824" calcext:value-type="float">
            <text:p>0.0176650509</text:p>
          </table:table-cell>
          <table:table-cell office:value-type="float" office:value="0.05233495" calcext:value-type="float">
            <text:p>0.05233495</text:p>
          </table:table-cell>
          <table:table-cell office:value-type="float" office:value="0.021797567605972" calcext:value-type="float">
            <text:p>0.0217975676</text:p>
          </table:table-cell>
          <table:table-cell office:value-type="float" office:value="0.04820243" calcext:value-type="float">
            <text:p>0.04820243</text:p>
          </table:table-cell>
          <table:table-cell/>
          <table:table-cell office:value-type="float" office:value="0.090000003576279" calcext:value-type="float">
            <text:p>0.0900000036</text:p>
          </table:table-cell>
          <table:table-cell office:value-type="float" office:value="0.029231123626232" calcext:value-type="float">
            <text:p>0.0292311236</text:p>
          </table:table-cell>
          <table:table-cell office:value-type="float" office:value="0.06076888" calcext:value-type="float">
            <text:p>0.06076888</text:p>
          </table:table-cell>
          <table:table-cell office:value-type="float" office:value="0.021245405077934" calcext:value-type="float">
            <text:p>0.0212454051</text:p>
          </table:table-cell>
          <table:table-cell office:value-type="float" office:value="0.0687546" calcext:value-type="float">
            <text:p>0.0687546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/>
          <table:table-cell office:value-type="float" office:value="0.009999999776483" calcext:value-type="float">
            <text:p>0.0099999998</text:p>
          </table:table-cell>
          <table:table-cell office:value-type="float" office:value="0.005508987233043" calcext:value-type="float">
            <text:p>0.0055089872</text:p>
          </table:table-cell>
          <table:table-cell office:value-type="float" office:value="0.00449101" calcext:value-type="float">
            <text:p>0.00449101</text:p>
          </table:table-cell>
          <table:table-cell office:value-type="float" office:value="0.004760438576341" calcext:value-type="float">
            <text:p>0.0047604386</text:p>
          </table:table-cell>
          <table:table-cell office:value-type="float" office:value="0.00523956" calcext:value-type="float">
            <text:p>0.00523956</text:p>
          </table:table-cell>
          <table:table-cell/>
          <table:table-cell office:value-type="float" office:value="0.029999999329448" calcext:value-type="float">
            <text:p>0.0299999993</text:p>
          </table:table-cell>
          <table:table-cell office:value-type="float" office:value="0.004978455603123" calcext:value-type="float">
            <text:p>0.0049784556</text:p>
          </table:table-cell>
          <table:table-cell office:value-type="float" office:value="0.02502154" calcext:value-type="float">
            <text:p>0.02502154</text:p>
          </table:table-cell>
          <table:table-cell/>
          <table:table-cell office:value-type="float" office:value="0.050000000745058" calcext:value-type="float">
            <text:p>0.0500000007</text:p>
          </table:table-cell>
          <table:table-cell office:value-type="float" office:value="0.012211885303259" calcext:value-type="float">
            <text:p>0.0122118853</text:p>
          </table:table-cell>
          <table:table-cell office:value-type="float" office:value="0.03778812" calcext:value-type="float">
            <text:p>0.03778812</text:p>
          </table:table-cell>
          <table:table-cell office:value-type="float" office:value="0.007895395159721" calcext:value-type="float">
            <text:p>0.0078953952</text:p>
          </table:table-cell>
          <table:table-cell office:value-type="float" office:value="0.04210461" calcext:value-type="float">
            <text:p>0.04210461</text:p>
          </table:table-cell>
          <table:table-cell/>
          <table:table-cell office:value-type="float" office:value="0.070000000298023" calcext:value-type="float">
            <text:p>0.0700000003</text:p>
          </table:table-cell>
          <table:table-cell office:value-type="float" office:value="0.016985103487968" calcext:value-type="float">
            <text:p>0.0169851035</text:p>
          </table:table-cell>
          <table:table-cell office:value-type="float" office:value="0.0530149" calcext:value-type="float">
            <text:p>0.0530149</text:p>
          </table:table-cell>
          <table:table-cell office:value-type="float" office:value="0.023631796240807" calcext:value-type="float">
            <text:p>0.0236317962</text:p>
          </table:table-cell>
          <table:table-cell office:value-type="float" office:value="0.0463682" calcext:value-type="float">
            <text:p>0.0463682</text:p>
          </table:table-cell>
          <table:table-cell/>
          <table:table-cell office:value-type="float" office:value="0.090000003576279" calcext:value-type="float">
            <text:p>0.0900000036</text:p>
          </table:table-cell>
          <table:table-cell office:value-type="float" office:value="0.029164247214794" calcext:value-type="float">
            <text:p>0.0291642472</text:p>
          </table:table-cell>
          <table:table-cell office:value-type="float" office:value="0.06083576" calcext:value-type="float">
            <text:p>0.06083576</text:p>
          </table:table-cell>
          <table:table-cell office:value-type="float" office:value="0.02026678621769" calcext:value-type="float">
            <text:p>0.0202667862</text:p>
          </table:table-cell>
          <table:table-cell office:value-type="float" office:value="0.06973322" calcext:value-type="float">
            <text:p>0.06973322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/>
          <table:table-cell office:value-type="float" office:value="0.009999999776483" calcext:value-type="float">
            <text:p>0.0099999998</text:p>
          </table:table-cell>
          <table:table-cell office:value-type="float" office:value="0.005544068291783" calcext:value-type="float">
            <text:p>0.0055440683</text:p>
          </table:table-cell>
          <table:table-cell office:value-type="float" office:value="0.00445593" calcext:value-type="float">
            <text:p>0.00445593</text:p>
          </table:table-cell>
          <table:table-cell office:value-type="float" office:value="0.004292597994208" calcext:value-type="float">
            <text:p>0.004292598</text:p>
          </table:table-cell>
          <table:table-cell office:value-type="float" office:value="0.0057074" calcext:value-type="float">
            <text:p>0.0057074</text:p>
          </table:table-cell>
          <table:table-cell/>
          <table:table-cell office:value-type="float" office:value="0.029999999329448" calcext:value-type="float">
            <text:p>0.0299999993</text:p>
          </table:table-cell>
          <table:table-cell office:value-type="float" office:value="0.005720231682062" calcext:value-type="float">
            <text:p>0.0057202317</text:p>
          </table:table-cell>
          <table:table-cell office:value-type="float" office:value="0.02427977" calcext:value-type="float">
            <text:p>0.02427977</text:p>
          </table:table-cell>
          <table:table-cell/>
          <table:table-cell office:value-type="float" office:value="0.050000000745058" calcext:value-type="float">
            <text:p>0.0500000007</text:p>
          </table:table-cell>
          <table:table-cell office:value-type="float" office:value="0.012104369699955" calcext:value-type="float">
            <text:p>0.0121043697</text:p>
          </table:table-cell>
          <table:table-cell office:value-type="float" office:value="0.03789563" calcext:value-type="float">
            <text:p>0.03789563</text:p>
          </table:table-cell>
          <table:table-cell office:value-type="float" office:value="0.00772400945425" calcext:value-type="float">
            <text:p>0.0077240095</text:p>
          </table:table-cell>
          <table:table-cell office:value-type="float" office:value="0.04227599" calcext:value-type="float">
            <text:p>0.04227599</text:p>
          </table:table-cell>
          <table:table-cell/>
          <table:table-cell office:value-type="float" office:value="0.070000000298023" calcext:value-type="float">
            <text:p>0.0700000003</text:p>
          </table:table-cell>
          <table:table-cell office:value-type="float" office:value="0.017651617527008" calcext:value-type="float">
            <text:p>0.0176516175</text:p>
          </table:table-cell>
          <table:table-cell office:value-type="float" office:value="0.05234838" calcext:value-type="float">
            <text:p>0.05234838</text:p>
          </table:table-cell>
          <table:table-cell office:value-type="float" office:value="0.02358291298151" calcext:value-type="float">
            <text:p>0.023582913</text:p>
          </table:table-cell>
          <table:table-cell office:value-type="float" office:value="0.04641709" calcext:value-type="float">
            <text:p>0.04641709</text:p>
          </table:table-cell>
          <table:table-cell/>
          <table:table-cell office:value-type="float" office:value="0.090000003576279" calcext:value-type="float">
            <text:p>0.0900000036</text:p>
          </table:table-cell>
          <table:table-cell office:value-type="float" office:value="0.027908019721508" calcext:value-type="float">
            <text:p>0.0279080197</text:p>
          </table:table-cell>
          <table:table-cell office:value-type="float" office:value="0.06209198" calcext:value-type="float">
            <text:p>0.06209198</text:p>
          </table:table-cell>
          <table:table-cell office:value-type="float" office:value="0.019724264740944" calcext:value-type="float">
            <text:p>0.0197242647</text:p>
          </table:table-cell>
          <table:table-cell office:value-type="float" office:value="0.07027574" calcext:value-type="float">
            <text:p>0.07027574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/>
          <table:table-cell office:value-type="float" office:value="0.009999999776483" calcext:value-type="float">
            <text:p>0.0099999998</text:p>
          </table:table-cell>
          <table:table-cell office:value-type="float" office:value="0.00569942034781" calcext:value-type="float">
            <text:p>0.0056994203</text:p>
          </table:table-cell>
          <table:table-cell office:value-type="float" office:value="0.00430058" calcext:value-type="float">
            <text:p>0.00430058</text:p>
          </table:table-cell>
          <table:table-cell office:value-type="float" office:value="0.003980861976743" calcext:value-type="float">
            <text:p>0.003980862</text:p>
          </table:table-cell>
          <table:table-cell office:value-type="float" office:value="0.00601914" calcext:value-type="float">
            <text:p>0.00601914</text:p>
          </table:table-cell>
          <table:table-cell/>
          <table:table-cell office:value-type="float" office:value="0.029999999329448" calcext:value-type="float">
            <text:p>0.0299999993</text:p>
          </table:table-cell>
          <table:table-cell office:value-type="float" office:value="0.007377825677395" calcext:value-type="float">
            <text:p>0.0073778257</text:p>
          </table:table-cell>
          <table:table-cell office:value-type="float" office:value="0.02262217" calcext:value-type="float">
            <text:p>0.02262217</text:p>
          </table:table-cell>
          <table:table-cell/>
          <table:table-cell office:value-type="float" office:value="0.050000000745058" calcext:value-type="float">
            <text:p>0.0500000007</text:p>
          </table:table-cell>
          <table:table-cell office:value-type="float" office:value="0.011566989123821" calcext:value-type="float">
            <text:p>0.0115669891</text:p>
          </table:table-cell>
          <table:table-cell office:value-type="float" office:value="0.03843301" calcext:value-type="float">
            <text:p>0.03843301</text:p>
          </table:table-cell>
          <table:table-cell office:value-type="float" office:value="0.009093716740608" calcext:value-type="float">
            <text:p>0.0090937167</text:p>
          </table:table-cell>
          <table:table-cell office:value-type="float" office:value="0.04090628" calcext:value-type="float">
            <text:p>0.04090628</text:p>
          </table:table-cell>
          <table:table-cell/>
          <table:table-cell office:value-type="float" office:value="0.070000000298023" calcext:value-type="float">
            <text:p>0.0700000003</text:p>
          </table:table-cell>
          <table:table-cell office:value-type="float" office:value="0.017347507178783" calcext:value-type="float">
            <text:p>0.0173475072</text:p>
          </table:table-cell>
          <table:table-cell office:value-type="float" office:value="0.05265249" calcext:value-type="float">
            <text:p>0.05265249</text:p>
          </table:table-cell>
          <table:table-cell office:value-type="float" office:value="0.023262418806553" calcext:value-type="float">
            <text:p>0.0232624188</text:p>
          </table:table-cell>
          <table:table-cell office:value-type="float" office:value="0.04673758" calcext:value-type="float">
            <text:p>0.04673758</text:p>
          </table:table-cell>
          <table:table-cell/>
          <table:table-cell office:value-type="float" office:value="0.090000003576279" calcext:value-type="float">
            <text:p>0.0900000036</text:p>
          </table:table-cell>
          <table:table-cell office:value-type="float" office:value="0.027703329920769" calcext:value-type="float">
            <text:p>0.0277033299</text:p>
          </table:table-cell>
          <table:table-cell office:value-type="float" office:value="0.06229667" calcext:value-type="float">
            <text:p>0.06229667</text:p>
          </table:table-cell>
          <table:table-cell office:value-type="float" office:value="0.018693000078201" calcext:value-type="float">
            <text:p>0.0186930001</text:p>
          </table:table-cell>
          <table:table-cell office:value-type="float" office:value="0.071307" calcext:value-type="float">
            <text:p>0.071307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/>
          <table:table-cell office:value-type="float" office:value="0.009999999776483" calcext:value-type="float">
            <text:p>0.0099999998</text:p>
          </table:table-cell>
          <table:table-cell office:value-type="float" office:value="0.005578948184848" calcext:value-type="float">
            <text:p>0.0055789482</text:p>
          </table:table-cell>
          <table:table-cell office:value-type="float" office:value="0.00442105" calcext:value-type="float">
            <text:p>0.00442105</text:p>
          </table:table-cell>
          <table:table-cell office:value-type="float" office:value="0.003072151914239" calcext:value-type="float">
            <text:p>0.0030721519</text:p>
          </table:table-cell>
          <table:table-cell office:value-type="float" office:value="0.00692785" calcext:value-type="float">
            <text:p>0.00692785</text:p>
          </table:table-cell>
          <table:table-cell/>
          <table:table-cell office:value-type="float" office:value="0.029999999329448" calcext:value-type="float">
            <text:p>0.0299999993</text:p>
          </table:table-cell>
          <table:table-cell office:value-type="float" office:value="0.008377760648727" calcext:value-type="float">
            <text:p>0.0083777606</text:p>
          </table:table-cell>
          <table:table-cell office:value-type="float" office:value="0.02162224" calcext:value-type="float">
            <text:p>0.02162224</text:p>
          </table:table-cell>
          <table:table-cell/>
          <table:table-cell office:value-type="float" office:value="0.050000000745058" calcext:value-type="float">
            <text:p>0.0500000007</text:p>
          </table:table-cell>
          <table:table-cell office:value-type="float" office:value="0.011627051979303" calcext:value-type="float">
            <text:p>0.011627052</text:p>
          </table:table-cell>
          <table:table-cell office:value-type="float" office:value="0.03837295" calcext:value-type="float">
            <text:p>0.03837295</text:p>
          </table:table-cell>
          <table:table-cell office:value-type="float" office:value="0.01073831319809" calcext:value-type="float">
            <text:p>0.0107383132</text:p>
          </table:table-cell>
          <table:table-cell office:value-type="float" office:value="0.03926169" calcext:value-type="float">
            <text:p>0.03926169</text:p>
          </table:table-cell>
          <table:table-cell/>
          <table:table-cell office:value-type="float" office:value="0.070000000298023" calcext:value-type="float">
            <text:p>0.0700000003</text:p>
          </table:table-cell>
          <table:table-cell office:value-type="float" office:value="0.017926506698132" calcext:value-type="float">
            <text:p>0.0179265067</text:p>
          </table:table-cell>
          <table:table-cell office:value-type="float" office:value="0.05207349" calcext:value-type="float">
            <text:p>0.05207349</text:p>
          </table:table-cell>
          <table:table-cell office:value-type="float" office:value="0.02236557751894" calcext:value-type="float">
            <text:p>0.0223655775</text:p>
          </table:table-cell>
          <table:table-cell office:value-type="float" office:value="0.04763442" calcext:value-type="float">
            <text:p>0.04763442</text:p>
          </table:table-cell>
          <table:table-cell/>
          <table:table-cell office:value-type="float" office:value="0.090000003576279" calcext:value-type="float">
            <text:p>0.0900000036</text:p>
          </table:table-cell>
          <table:table-cell office:value-type="float" office:value="0.024731919169426" calcext:value-type="float">
            <text:p>0.0247319192</text:p>
          </table:table-cell>
          <table:table-cell office:value-type="float" office:value="0.06526808" calcext:value-type="float">
            <text:p>0.06526808</text:p>
          </table:table-cell>
          <table:table-cell office:value-type="float" office:value="0.018700420856476" calcext:value-type="float">
            <text:p>0.0187004209</text:p>
          </table:table-cell>
          <table:table-cell office:value-type="float" office:value="0.07129958" calcext:value-type="float">
            <text:p>0.07129958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/>
          <table:table-cell office:value-type="float" office:value="0.009999999776483" calcext:value-type="float">
            <text:p>0.0099999998</text:p>
          </table:table-cell>
          <table:table-cell office:value-type="float" office:value="0.005548065528274" calcext:value-type="float">
            <text:p>0.0055480655</text:p>
          </table:table-cell>
          <table:table-cell office:value-type="float" office:value="0.00445193" calcext:value-type="float">
            <text:p>0.00445193</text:p>
          </table:table-cell>
          <table:table-cell office:value-type="float" office:value="0.002843160182238" calcext:value-type="float">
            <text:p>0.0028431602</text:p>
          </table:table-cell>
          <table:table-cell office:value-type="float" office:value="0.00715684" calcext:value-type="float">
            <text:p>0.00715684</text:p>
          </table:table-cell>
          <table:table-cell/>
          <table:table-cell office:value-type="float" office:value="0.029999999329448" calcext:value-type="float">
            <text:p>0.0299999993</text:p>
          </table:table-cell>
          <table:table-cell office:value-type="float" office:value="0.009037032723427" calcext:value-type="float">
            <text:p>0.0090370327</text:p>
          </table:table-cell>
          <table:table-cell office:value-type="float" office:value="0.02096297" calcext:value-type="float">
            <text:p>0.02096297</text:p>
          </table:table-cell>
          <table:table-cell/>
          <table:table-cell office:value-type="float" office:value="0.050000000745058" calcext:value-type="float">
            <text:p>0.0500000007</text:p>
          </table:table-cell>
          <table:table-cell office:value-type="float" office:value="0.009921502321959" calcext:value-type="float">
            <text:p>0.0099215023</text:p>
          </table:table-cell>
          <table:table-cell office:value-type="float" office:value="0.0400785" calcext:value-type="float">
            <text:p>0.0400785</text:p>
          </table:table-cell>
          <table:table-cell office:value-type="float" office:value="0.01104224473238" calcext:value-type="float">
            <text:p>0.0110422447</text:p>
          </table:table-cell>
          <table:table-cell office:value-type="float" office:value="0.03895776" calcext:value-type="float">
            <text:p>0.03895776</text:p>
          </table:table-cell>
          <table:table-cell/>
          <table:table-cell office:value-type="float" office:value="0.070000000298023" calcext:value-type="float">
            <text:p>0.0700000003</text:p>
          </table:table-cell>
          <table:table-cell office:value-type="float" office:value="0.017150744795799" calcext:value-type="float">
            <text:p>0.0171507448</text:p>
          </table:table-cell>
          <table:table-cell office:value-type="float" office:value="0.05284926" calcext:value-type="float">
            <text:p>0.05284926</text:p>
          </table:table-cell>
          <table:table-cell office:value-type="float" office:value="0.02252372354269" calcext:value-type="float">
            <text:p>0.0225237235</text:p>
          </table:table-cell>
          <table:table-cell office:value-type="float" office:value="0.04747628" calcext:value-type="float">
            <text:p>0.04747628</text:p>
          </table:table-cell>
          <table:table-cell/>
          <table:table-cell office:value-type="float" office:value="0.090000003576279" calcext:value-type="float">
            <text:p>0.0900000036</text:p>
          </table:table-cell>
          <table:table-cell office:value-type="float" office:value="0.024133130908012" calcext:value-type="float">
            <text:p>0.0241331309</text:p>
          </table:table-cell>
          <table:table-cell office:value-type="float" office:value="0.06586687" calcext:value-type="float">
            <text:p>0.06586687</text:p>
          </table:table-cell>
          <table:table-cell office:value-type="float" office:value="0.018455907702446" calcext:value-type="float">
            <text:p>0.0184559077</text:p>
          </table:table-cell>
          <table:table-cell office:value-type="float" office:value="0.0715441" calcext:value-type="float">
            <text:p>0.0715441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/>
          <table:table-cell office:value-type="float" office:value="0.009999999776483" calcext:value-type="float">
            <text:p>0.0099999998</text:p>
          </table:table-cell>
          <table:table-cell office:value-type="float" office:value="0.005511393770576" calcext:value-type="float">
            <text:p>0.0055113938</text:p>
          </table:table-cell>
          <table:table-cell office:value-type="float" office:value="0.00448861" calcext:value-type="float">
            <text:p>0.00448861</text:p>
          </table:table-cell>
          <table:table-cell office:value-type="float" office:value="0.001873323693871" calcext:value-type="float">
            <text:p>0.0018733237</text:p>
          </table:table-cell>
          <table:table-cell office:value-type="float" office:value="0.00812668" calcext:value-type="float">
            <text:p>0.00812668</text:p>
          </table:table-cell>
          <table:table-cell/>
          <table:table-cell office:value-type="float" office:value="0.029999999329448" calcext:value-type="float">
            <text:p>0.0299999993</text:p>
          </table:table-cell>
          <table:table-cell office:value-type="float" office:value="0.009666219353676" calcext:value-type="float">
            <text:p>0.0096662194</text:p>
          </table:table-cell>
          <table:table-cell office:value-type="float" office:value="0.02033378" calcext:value-type="float">
            <text:p>0.02033378</text:p>
          </table:table-cell>
          <table:table-cell/>
          <table:table-cell office:value-type="float" office:value="0.050000000745058" calcext:value-type="float">
            <text:p>0.0500000007</text:p>
          </table:table-cell>
          <table:table-cell office:value-type="float" office:value="0.00923703238368" calcext:value-type="float">
            <text:p>0.0092370324</text:p>
          </table:table-cell>
          <table:table-cell office:value-type="float" office:value="0.04076297" calcext:value-type="float">
            <text:p>0.04076297</text:p>
          </table:table-cell>
          <table:table-cell office:value-type="float" office:value="0.011664059013128" calcext:value-type="float">
            <text:p>0.011664059</text:p>
          </table:table-cell>
          <table:table-cell office:value-type="float" office:value="0.03833594" calcext:value-type="float">
            <text:p>0.03833594</text:p>
          </table:table-cell>
          <table:table-cell/>
          <table:table-cell office:value-type="float" office:value="0.070000000298023" calcext:value-type="float">
            <text:p>0.0700000003</text:p>
          </table:table-cell>
          <table:table-cell office:value-type="float" office:value="0.017086707055569" calcext:value-type="float">
            <text:p>0.0170867071</text:p>
          </table:table-cell>
          <table:table-cell office:value-type="float" office:value="0.05291329" calcext:value-type="float">
            <text:p>0.05291329</text:p>
          </table:table-cell>
          <table:table-cell office:value-type="float" office:value="0.021450743079185" calcext:value-type="float">
            <text:p>0.0214507431</text:p>
          </table:table-cell>
          <table:table-cell office:value-type="float" office:value="0.04854926" calcext:value-type="float">
            <text:p>0.04854926</text:p>
          </table:table-cell>
          <table:table-cell/>
          <table:table-cell office:value-type="float" office:value="0.090000003576279" calcext:value-type="float">
            <text:p>0.0900000036</text:p>
          </table:table-cell>
          <table:table-cell office:value-type="float" office:value="0.024367868900299" calcext:value-type="float">
            <text:p>0.0243678689</text:p>
          </table:table-cell>
          <table:table-cell office:value-type="float" office:value="0.06563213" calcext:value-type="float">
            <text:p>0.06563213</text:p>
          </table:table-cell>
          <table:table-cell office:value-type="float" office:value="0.018309399485588" calcext:value-type="float">
            <text:p>0.0183093995</text:p>
          </table:table-cell>
          <table:table-cell office:value-type="float" office:value="0.0716906" calcext:value-type="float">
            <text:p>0.0716906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/>
          <table:table-cell office:value-type="float" office:value="0.009999999776483" calcext:value-type="float">
            <text:p>0.0099999998</text:p>
          </table:table-cell>
          <table:table-cell office:value-type="float" office:value="0.005245989188552" calcext:value-type="float">
            <text:p>0.0052459892</text:p>
          </table:table-cell>
          <table:table-cell office:value-type="float" office:value="0.00475401" calcext:value-type="float">
            <text:p>0.00475401</text:p>
          </table:table-cell>
          <table:table-cell office:value-type="float" office:value="0.001667795702815" calcext:value-type="float">
            <text:p>0.0016677957</text:p>
          </table:table-cell>
          <table:table-cell office:value-type="float" office:value="0.0083322" calcext:value-type="float">
            <text:p>0.0083322</text:p>
          </table:table-cell>
          <table:table-cell/>
          <table:table-cell office:value-type="float" office:value="0.029999999329448" calcext:value-type="float">
            <text:p>0.0299999993</text:p>
          </table:table-cell>
          <table:table-cell office:value-type="float" office:value="0.010433923453093" calcext:value-type="float">
            <text:p>0.0104339235</text:p>
          </table:table-cell>
          <table:table-cell office:value-type="float" office:value="0.01956608" calcext:value-type="float">
            <text:p>0.01956608</text:p>
          </table:table-cell>
          <table:table-cell/>
          <table:table-cell office:value-type="float" office:value="0.050000000745058" calcext:value-type="float">
            <text:p>0.0500000007</text:p>
          </table:table-cell>
          <table:table-cell office:value-type="float" office:value="0.008061673492193" calcext:value-type="float">
            <text:p>0.0080616735</text:p>
          </table:table-cell>
          <table:table-cell office:value-type="float" office:value="0.04193833" calcext:value-type="float">
            <text:p>0.04193833</text:p>
          </table:table-cell>
          <table:table-cell office:value-type="float" office:value="0.012783713638783" calcext:value-type="float">
            <text:p>0.0127837136</text:p>
          </table:table-cell>
          <table:table-cell office:value-type="float" office:value="0.03721629" calcext:value-type="float">
            <text:p>0.03721629</text:p>
          </table:table-cell>
          <table:table-cell/>
          <table:table-cell office:value-type="float" office:value="0.070000000298023" calcext:value-type="float">
            <text:p>0.0700000003</text:p>
          </table:table-cell>
          <table:table-cell office:value-type="float" office:value="0.017806001007557" calcext:value-type="float">
            <text:p>0.017806001</text:p>
          </table:table-cell>
          <table:table-cell office:value-type="float" office:value="0.052194" calcext:value-type="float">
            <text:p>0.052194</text:p>
          </table:table-cell>
          <table:table-cell office:value-type="float" office:value="0.021110974252224" calcext:value-type="float">
            <text:p>0.0211109743</text:p>
          </table:table-cell>
          <table:table-cell office:value-type="float" office:value="0.04888903" calcext:value-type="float">
            <text:p>0.04888903</text:p>
          </table:table-cell>
          <table:table-cell/>
          <table:table-cell office:value-type="float" office:value="0.090000003576279" calcext:value-type="float">
            <text:p>0.0900000036</text:p>
          </table:table-cell>
          <table:table-cell office:value-type="float" office:value="0.022379837930202" calcext:value-type="float">
            <text:p>0.0223798379</text:p>
          </table:table-cell>
          <table:table-cell office:value-type="float" office:value="0.06762017" calcext:value-type="float">
            <text:p>0.06762017</text:p>
          </table:table-cell>
          <table:table-cell office:value-type="float" office:value="0.018624156713486" calcext:value-type="float">
            <text:p>0.0186241567</text:p>
          </table:table-cell>
          <table:table-cell office:value-type="float" office:value="0.07137585" calcext:value-type="float">
            <text:p>0.07137585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/>
          <table:table-cell office:value-type="float" office:value="0.009999999776483" calcext:value-type="float">
            <text:p>0.0099999998</text:p>
          </table:table-cell>
          <table:table-cell office:value-type="float" office:value="0.004859814420342" calcext:value-type="float">
            <text:p>0.0048598144</text:p>
          </table:table-cell>
          <table:table-cell office:value-type="float" office:value="0.00514019" calcext:value-type="float">
            <text:p>0.00514019</text:p>
          </table:table-cell>
          <table:table-cell office:value-type="float" office:value="0.001119846478105" calcext:value-type="float">
            <text:p>0.0011198465</text:p>
          </table:table-cell>
          <table:table-cell office:value-type="float" office:value="0.00888015" calcext:value-type="float">
            <text:p>0.00888015</text:p>
          </table:table-cell>
          <table:table-cell/>
          <table:table-cell office:value-type="float" office:value="0.029999999329448" calcext:value-type="float">
            <text:p>0.0299999993</text:p>
          </table:table-cell>
          <table:table-cell office:value-type="float" office:value="0.010906361043453" calcext:value-type="float">
            <text:p>0.010906361</text:p>
          </table:table-cell>
          <table:table-cell office:value-type="float" office:value="0.01909364" calcext:value-type="float">
            <text:p>0.01909364</text:p>
          </table:table-cell>
          <table:table-cell/>
          <table:table-cell office:value-type="float" office:value="0.050000000745058" calcext:value-type="float">
            <text:p>0.0500000007</text:p>
          </table:table-cell>
          <table:table-cell office:value-type="float" office:value="0.007010314613581" calcext:value-type="float">
            <text:p>0.0070103146</text:p>
          </table:table-cell>
          <table:table-cell office:value-type="float" office:value="0.04298969" calcext:value-type="float">
            <text:p>0.04298969</text:p>
          </table:table-cell>
          <table:table-cell office:value-type="float" office:value="0.013209272176027" calcext:value-type="float">
            <text:p>0.0132092722</text:p>
          </table:table-cell>
          <table:table-cell office:value-type="float" office:value="0.03679073" calcext:value-type="float">
            <text:p>0.03679073</text:p>
          </table:table-cell>
          <table:table-cell/>
          <table:table-cell office:value-type="float" office:value="0.070000000298023" calcext:value-type="float">
            <text:p>0.0700000003</text:p>
          </table:table-cell>
          <table:table-cell office:value-type="float" office:value="0.017738476395607" calcext:value-type="float">
            <text:p>0.0177384764</text:p>
          </table:table-cell>
          <table:table-cell office:value-type="float" office:value="0.05226152" calcext:value-type="float">
            <text:p>0.05226152</text:p>
          </table:table-cell>
          <table:table-cell office:value-type="float" office:value="0.019710436463356" calcext:value-type="float">
            <text:p>0.0197104365</text:p>
          </table:table-cell>
          <table:table-cell office:value-type="float" office:value="0.05028956" calcext:value-type="float">
            <text:p>0.05028956</text:p>
          </table:table-cell>
          <table:table-cell/>
          <table:table-cell office:value-type="float" office:value="0.090000003576279" calcext:value-type="float">
            <text:p>0.0900000036</text:p>
          </table:table-cell>
          <table:table-cell office:value-type="float" office:value="0.019335374236107" calcext:value-type="float">
            <text:p>0.0193353742</text:p>
          </table:table-cell>
          <table:table-cell office:value-type="float" office:value="0.07066463" calcext:value-type="float">
            <text:p>0.07066463</text:p>
          </table:table-cell>
          <table:table-cell office:value-type="float" office:value="0.018782123923302" calcext:value-type="float">
            <text:p>0.0187821239</text:p>
          </table:table-cell>
          <table:table-cell office:value-type="float" office:value="0.07121788" calcext:value-type="float">
            <text:p>0.07121788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/>
          <table:table-cell office:value-type="float" office:value="0.009999999776483" calcext:value-type="float">
            <text:p>0.0099999998</text:p>
          </table:table-cell>
          <table:table-cell office:value-type="float" office:value="0.004286179319024" calcext:value-type="float">
            <text:p>0.0042861793</text:p>
          </table:table-cell>
          <table:table-cell office:value-type="float" office:value="0.00571382" calcext:value-type="float">
            <text:p>0.00571382</text:p>
          </table:table-cell>
          <table:table-cell office:value-type="float" office:value="0.001003624871373" calcext:value-type="float">
            <text:p>0.0010036249</text:p>
          </table:table-cell>
          <table:table-cell office:value-type="float" office:value="0.00899637" calcext:value-type="float">
            <text:p>0.00899637</text:p>
          </table:table-cell>
          <table:table-cell/>
          <table:table-cell office:value-type="float" office:value="0.029999999329448" calcext:value-type="float">
            <text:p>0.0299999993</text:p>
          </table:table-cell>
          <table:table-cell office:value-type="float" office:value="0.010144423693419" calcext:value-type="float">
            <text:p>0.0101444237</text:p>
          </table:table-cell>
          <table:table-cell office:value-type="float" office:value="0.01985558" calcext:value-type="float">
            <text:p>0.01985558</text:p>
          </table:table-cell>
          <table:table-cell/>
          <table:table-cell office:value-type="float" office:value="0.050000000745058" calcext:value-type="float">
            <text:p>0.0500000007</text:p>
          </table:table-cell>
          <table:table-cell office:value-type="float" office:value="0.004976410418749" calcext:value-type="float">
            <text:p>0.0049764104</text:p>
          </table:table-cell>
          <table:table-cell office:value-type="float" office:value="0.04502359" calcext:value-type="float">
            <text:p>0.04502359</text:p>
          </table:table-cell>
          <table:table-cell office:value-type="float" office:value="0.013377089053392" calcext:value-type="float">
            <text:p>0.0133770891</text:p>
          </table:table-cell>
          <table:table-cell office:value-type="float" office:value="0.03662291" calcext:value-type="float">
            <text:p>0.03662291</text:p>
          </table:table-cell>
          <table:table-cell/>
          <table:table-cell office:value-type="float" office:value="0.070000000298023" calcext:value-type="float">
            <text:p>0.0700000003</text:p>
          </table:table-cell>
          <table:table-cell office:value-type="float" office:value="0.017837353050709" calcext:value-type="float">
            <text:p>0.0178373531</text:p>
          </table:table-cell>
          <table:table-cell office:value-type="float" office:value="0.05216265" calcext:value-type="float">
            <text:p>0.05216265</text:p>
          </table:table-cell>
          <table:table-cell office:value-type="float" office:value="0.01947595179081" calcext:value-type="float">
            <text:p>0.0194759518</text:p>
          </table:table-cell>
          <table:table-cell office:value-type="float" office:value="0.05052405" calcext:value-type="float">
            <text:p>0.05052405</text:p>
          </table:table-cell>
          <table:table-cell/>
          <table:table-cell office:value-type="float" office:value="0.090000003576279" calcext:value-type="float">
            <text:p>0.0900000036</text:p>
          </table:table-cell>
          <table:table-cell office:value-type="float" office:value="0.018085852265358" calcext:value-type="float">
            <text:p>0.0180858523</text:p>
          </table:table-cell>
          <table:table-cell office:value-type="float" office:value="0.07191415" calcext:value-type="float">
            <text:p>0.07191415</text:p>
          </table:table-cell>
          <table:table-cell office:value-type="float" office:value="0.018469110131264" calcext:value-type="float">
            <text:p>0.0184691101</text:p>
          </table:table-cell>
          <table:table-cell office:value-type="float" office:value="0.07153089" calcext:value-type="float">
            <text:p>0.07153089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/>
          <table:table-cell office:value-type="float" office:value="0.009999999776483" calcext:value-type="float">
            <text:p>0.0099999998</text:p>
          </table:table-cell>
          <table:table-cell office:value-type="float" office:value="0.003997577354312" calcext:value-type="float">
            <text:p>0.0039975774</text:p>
          </table:table-cell>
          <table:table-cell office:value-type="float" office:value="0.00600242" calcext:value-type="float">
            <text:p>0.00600242</text:p>
          </table:table-cell>
          <table:table-cell office:value-type="float" office:value="0.00060105882585" calcext:value-type="float">
            <text:p>0.0006010588</text:p>
          </table:table-cell>
          <table:table-cell office:value-type="float" office:value="0.00939894" calcext:value-type="float">
            <text:p>0.00939894</text:p>
          </table:table-cell>
          <table:table-cell/>
          <table:table-cell office:value-type="float" office:value="0.029999999329448" calcext:value-type="float">
            <text:p>0.0299999993</text:p>
          </table:table-cell>
          <table:table-cell office:value-type="float" office:value="0.009922634810209" calcext:value-type="float">
            <text:p>0.0099226348</text:p>
          </table:table-cell>
          <table:table-cell office:value-type="float" office:value="0.02007736" calcext:value-type="float">
            <text:p>0.02007736</text:p>
          </table:table-cell>
          <table:table-cell/>
          <table:table-cell office:value-type="float" office:value="0.050000000745058" calcext:value-type="float">
            <text:p>0.0500000007</text:p>
          </table:table-cell>
          <table:table-cell office:value-type="float" office:value="0.003951486200094" calcext:value-type="float">
            <text:p>0.0039514862</text:p>
          </table:table-cell>
          <table:table-cell office:value-type="float" office:value="0.04604851" calcext:value-type="float">
            <text:p>0.04604851</text:p>
          </table:table-cell>
          <table:table-cell office:value-type="float" office:value="0.013475429266691" calcext:value-type="float">
            <text:p>0.0134754293</text:p>
          </table:table-cell>
          <table:table-cell office:value-type="float" office:value="0.03652457" calcext:value-type="float">
            <text:p>0.03652457</text:p>
          </table:table-cell>
          <table:table-cell/>
          <table:table-cell office:value-type="float" office:value="0.070000000298023" calcext:value-type="float">
            <text:p>0.0700000003</text:p>
          </table:table-cell>
          <table:table-cell office:value-type="float" office:value="0.017511069774628" calcext:value-type="float">
            <text:p>0.0175110698</text:p>
          </table:table-cell>
          <table:table-cell office:value-type="float" office:value="0.05248893" calcext:value-type="float">
            <text:p>0.05248893</text:p>
          </table:table-cell>
          <table:table-cell office:value-type="float" office:value="0.017276301980019" calcext:value-type="float">
            <text:p>0.017276302</text:p>
          </table:table-cell>
          <table:table-cell office:value-type="float" office:value="0.0527237" calcext:value-type="float">
            <text:p>0.0527237</text:p>
          </table:table-cell>
          <table:table-cell/>
          <table:table-cell office:value-type="float" office:value="0.090000003576279" calcext:value-type="float">
            <text:p>0.0900000036</text:p>
          </table:table-cell>
          <table:table-cell office:value-type="float" office:value="0.018843971192837" calcext:value-type="float">
            <text:p>0.0188439712</text:p>
          </table:table-cell>
          <table:table-cell office:value-type="float" office:value="0.07115603" calcext:value-type="float">
            <text:p>0.07115603</text:p>
          </table:table-cell>
          <table:table-cell office:value-type="float" office:value="0.018797740340233" calcext:value-type="float">
            <text:p>0.0187977403</text:p>
          </table:table-cell>
          <table:table-cell office:value-type="float" office:value="0.07120226" calcext:value-type="float">
            <text:p>0.07120226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/>
          <table:table-cell office:value-type="float" office:value="0.009999999776483" calcext:value-type="float">
            <text:p>0.0099999998</text:p>
          </table:table-cell>
          <table:table-cell office:value-type="float" office:value="0.003214145079255" calcext:value-type="float">
            <text:p>0.0032141451</text:p>
          </table:table-cell>
          <table:table-cell office:value-type="float" office:value="0.00678585" calcext:value-type="float">
            <text:p>0.00678585</text:p>
          </table:table-cell>
          <table:table-cell office:value-type="float" office:value="0.00062501244247" calcext:value-type="float">
            <text:p>0.0006250124</text:p>
          </table:table-cell>
          <table:table-cell office:value-type="float" office:value="0.00937499" calcext:value-type="float">
            <text:p>0.00937499</text:p>
          </table:table-cell>
          <table:table-cell/>
          <table:table-cell office:value-type="float" office:value="0.029999999329448" calcext:value-type="float">
            <text:p>0.0299999993</text:p>
          </table:table-cell>
          <table:table-cell office:value-type="float" office:value="0.009100362658501" calcext:value-type="float">
            <text:p>0.0091003627</text:p>
          </table:table-cell>
          <table:table-cell office:value-type="float" office:value="0.02089964" calcext:value-type="float">
            <text:p>0.02089964</text:p>
          </table:table-cell>
          <table:table-cell/>
          <table:table-cell office:value-type="float" office:value="0.050000000745058" calcext:value-type="float">
            <text:p>0.0500000007</text:p>
          </table:table-cell>
          <table:table-cell office:value-type="float" office:value="0.002242367714643" calcext:value-type="float">
            <text:p>0.0022423677</text:p>
          </table:table-cell>
          <table:table-cell office:value-type="float" office:value="0.04775763" calcext:value-type="float">
            <text:p>0.04775763</text:p>
          </table:table-cell>
          <table:table-cell office:value-type="float" office:value="0.012566905468702" calcext:value-type="float">
            <text:p>0.0125669055</text:p>
          </table:table-cell>
          <table:table-cell office:value-type="float" office:value="0.0374331" calcext:value-type="float">
            <text:p>0.0374331</text:p>
          </table:table-cell>
          <table:table-cell/>
          <table:table-cell office:value-type="float" office:value="0.070000000298023" calcext:value-type="float">
            <text:p>0.0700000003</text:p>
          </table:table-cell>
          <table:table-cell office:value-type="float" office:value="0.016911447048187" calcext:value-type="float">
            <text:p>0.016911447</text:p>
          </table:table-cell>
          <table:table-cell office:value-type="float" office:value="0.05308855" calcext:value-type="float">
            <text:p>0.05308855</text:p>
          </table:table-cell>
          <table:table-cell office:value-type="float" office:value="0.016548678278923" calcext:value-type="float">
            <text:p>0.0165486783</text:p>
          </table:table-cell>
          <table:table-cell office:value-type="float" office:value="0.05345132" calcext:value-type="float">
            <text:p>0.05345132</text:p>
          </table:table-cell>
          <table:table-cell/>
          <table:table-cell office:value-type="float" office:value="0.090000003576279" calcext:value-type="float">
            <text:p>0.0900000036</text:p>
          </table:table-cell>
          <table:table-cell office:value-type="float" office:value="0.01823104172945" calcext:value-type="float">
            <text:p>0.0182310417</text:p>
          </table:table-cell>
          <table:table-cell office:value-type="float" office:value="0.07176896" calcext:value-type="float">
            <text:p>0.07176896</text:p>
          </table:table-cell>
          <table:table-cell office:value-type="float" office:value="0.021179921925068" calcext:value-type="float">
            <text:p>0.0211799219</text:p>
          </table:table-cell>
          <table:table-cell office:value-type="float" office:value="0.06882008" calcext:value-type="float">
            <text:p>0.06882008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/>
          <table:table-cell office:value-type="float" office:value="0.009999999776483" calcext:value-type="float">
            <text:p>0.0099999998</text:p>
          </table:table-cell>
          <table:table-cell office:value-type="float" office:value="0.002877479419112" calcext:value-type="float">
            <text:p>0.0028774794</text:p>
          </table:table-cell>
          <table:table-cell office:value-type="float" office:value="0.00712252" calcext:value-type="float">
            <text:p>0.00712252</text:p>
          </table:table-cell>
          <table:table-cell office:value-type="float" office:value="0.000479711219668" calcext:value-type="float">
            <text:p>0.0004797112</text:p>
          </table:table-cell>
          <table:table-cell office:value-type="float" office:value="0.00952029" calcext:value-type="float">
            <text:p>0.00952029</text:p>
          </table:table-cell>
          <table:table-cell/>
          <table:table-cell office:value-type="float" office:value="0.029999999329448" calcext:value-type="float">
            <text:p>0.0299999993</text:p>
          </table:table-cell>
          <table:table-cell office:value-type="float" office:value="0.007850505411625" calcext:value-type="float">
            <text:p>0.0078505054</text:p>
          </table:table-cell>
          <table:table-cell office:value-type="float" office:value="0.02214949" calcext:value-type="float">
            <text:p>0.02214949</text:p>
          </table:table-cell>
          <table:table-cell/>
          <table:table-cell office:value-type="float" office:value="0.050000000745058" calcext:value-type="float">
            <text:p>0.0500000007</text:p>
          </table:table-cell>
          <table:table-cell office:value-type="float" office:value="0.001369934529066" calcext:value-type="float">
            <text:p>0.0013699345</text:p>
          </table:table-cell>
          <table:table-cell office:value-type="float" office:value="0.04863007" calcext:value-type="float">
            <text:p>0.04863007</text:p>
          </table:table-cell>
          <table:table-cell office:value-type="float" office:value="0.012184247374535" calcext:value-type="float">
            <text:p>0.0121842474</text:p>
          </table:table-cell>
          <table:table-cell office:value-type="float" office:value="0.03781575" calcext:value-type="float">
            <text:p>0.03781575</text:p>
          </table:table-cell>
          <table:table-cell/>
          <table:table-cell office:value-type="float" office:value="0.070000000298023" calcext:value-type="float">
            <text:p>0.0700000003</text:p>
          </table:table-cell>
          <table:table-cell office:value-type="float" office:value="0.016005553305149" calcext:value-type="float">
            <text:p>0.0160055533</text:p>
          </table:table-cell>
          <table:table-cell office:value-type="float" office:value="0.05399445" calcext:value-type="float">
            <text:p>0.05399445</text:p>
          </table:table-cell>
          <table:table-cell office:value-type="float" office:value="0.014336504042149" calcext:value-type="float">
            <text:p>0.014336504</text:p>
          </table:table-cell>
          <table:table-cell office:value-type="float" office:value="0.0556635" calcext:value-type="float">
            <text:p>0.0556635</text:p>
          </table:table-cell>
          <table:table-cell/>
          <table:table-cell office:value-type="float" office:value="0.090000003576279" calcext:value-type="float">
            <text:p>0.0900000036</text:p>
          </table:table-cell>
          <table:table-cell office:value-type="float" office:value="0.017066106200218" calcext:value-type="float">
            <text:p>0.0170661062</text:p>
          </table:table-cell>
          <table:table-cell office:value-type="float" office:value="0.0729339" calcext:value-type="float">
            <text:p>0.0729339</text:p>
          </table:table-cell>
          <table:table-cell office:value-type="float" office:value="0.021370902657509" calcext:value-type="float">
            <text:p>0.0213709027</text:p>
          </table:table-cell>
          <table:table-cell office:value-type="float" office:value="0.0686291" calcext:value-type="float">
            <text:p>0.0686291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/>
          <table:table-cell office:value-type="float" office:value="0.009999999776483" calcext:value-type="float">
            <text:p>0.0099999998</text:p>
          </table:table-cell>
          <table:table-cell office:value-type="float" office:value="0.002284089103341" calcext:value-type="float">
            <text:p>0.0022840891</text:p>
          </table:table-cell>
          <table:table-cell office:value-type="float" office:value="0.00771591" calcext:value-type="float">
            <text:p>0.00771591</text:p>
          </table:table-cell>
          <table:table-cell office:value-type="float" office:value="0.000677334144711" calcext:value-type="float">
            <text:p>0.0006773341</text:p>
          </table:table-cell>
          <table:table-cell office:value-type="float" office:value="0.00932267" calcext:value-type="float">
            <text:p>0.00932267</text:p>
          </table:table-cell>
          <table:table-cell/>
          <table:table-cell office:value-type="float" office:value="0.029999999329448" calcext:value-type="float">
            <text:p>0.0299999993</text:p>
          </table:table-cell>
          <table:table-cell office:value-type="float" office:value="0.007404528558254" calcext:value-type="float">
            <text:p>0.0074045286</text:p>
          </table:table-cell>
          <table:table-cell office:value-type="float" office:value="0.02259547" calcext:value-type="float">
            <text:p>0.02259547</text:p>
          </table:table-cell>
          <table:table-cell/>
          <table:table-cell office:value-type="float" office:value="0.050000000745058" calcext:value-type="float">
            <text:p>0.0500000007</text:p>
          </table:table-cell>
          <table:table-cell office:value-type="float" office:value="0.001008588820696" calcext:value-type="float">
            <text:p>0.0010085888</text:p>
          </table:table-cell>
          <table:table-cell office:value-type="float" office:value="0.04899141" calcext:value-type="float">
            <text:p>0.04899141</text:p>
          </table:table-cell>
          <table:table-cell office:value-type="float" office:value="0.01104199886322" calcext:value-type="float">
            <text:p>0.0110419989</text:p>
          </table:table-cell>
          <table:table-cell office:value-type="float" office:value="0.038958" calcext:value-type="float">
            <text:p>0.038958</text:p>
          </table:table-cell>
          <table:table-cell/>
          <table:table-cell office:value-type="float" office:value="0.070000000298023" calcext:value-type="float">
            <text:p>0.0700000003</text:p>
          </table:table-cell>
          <table:table-cell office:value-type="float" office:value="0.014855794608593" calcext:value-type="float">
            <text:p>0.0148557946</text:p>
          </table:table-cell>
          <table:table-cell office:value-type="float" office:value="0.05514421" calcext:value-type="float">
            <text:p>0.05514421</text:p>
          </table:table-cell>
          <table:table-cell office:value-type="float" office:value="0.013436160981655" calcext:value-type="float">
            <text:p>0.013436161</text:p>
          </table:table-cell>
          <table:table-cell office:value-type="float" office:value="0.05656384" calcext:value-type="float">
            <text:p>0.05656384</text:p>
          </table:table-cell>
          <table:table-cell/>
          <table:table-cell office:value-type="float" office:value="0.090000003576279" calcext:value-type="float">
            <text:p>0.0900000036</text:p>
          </table:table-cell>
          <table:table-cell office:value-type="float" office:value="0.016841158270836" calcext:value-type="float">
            <text:p>0.0168411583</text:p>
          </table:table-cell>
          <table:table-cell office:value-type="float" office:value="0.07315885" calcext:value-type="float">
            <text:p>0.07315885</text:p>
          </table:table-cell>
          <table:table-cell office:value-type="float" office:value="0.021689906716347" calcext:value-type="float">
            <text:p>0.0216899067</text:p>
          </table:table-cell>
          <table:table-cell office:value-type="float" office:value="0.0683101" calcext:value-type="float">
            <text:p>0.0683101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/>
          <table:table-cell office:value-type="float" office:value="0.009999999776483" calcext:value-type="float">
            <text:p>0.0099999998</text:p>
          </table:table-cell>
          <table:table-cell office:value-type="float" office:value="0.002031920477748" calcext:value-type="float">
            <text:p>0.0020319205</text:p>
          </table:table-cell>
          <table:table-cell office:value-type="float" office:value="0.00796808" calcext:value-type="float">
            <text:p>0.00796808</text:p>
          </table:table-cell>
          <table:table-cell office:value-type="float" office:value="0.001236891373992" calcext:value-type="float">
            <text:p>0.0012368914</text:p>
          </table:table-cell>
          <table:table-cell office:value-type="float" office:value="0.00876311" calcext:value-type="float">
            <text:p>0.00876311</text:p>
          </table:table-cell>
          <table:table-cell/>
          <table:table-cell office:value-type="float" office:value="0.029999999329448" calcext:value-type="float">
            <text:p>0.0299999993</text:p>
          </table:table-cell>
          <table:table-cell office:value-type="float" office:value="0.006341267377138" calcext:value-type="float">
            <text:p>0.0063412674</text:p>
          </table:table-cell>
          <table:table-cell office:value-type="float" office:value="0.02365873" calcext:value-type="float">
            <text:p>0.02365873</text:p>
          </table:table-cell>
          <table:table-cell/>
          <table:table-cell office:value-type="float" office:value="0.050000000745058" calcext:value-type="float">
            <text:p>0.0500000007</text:p>
          </table:table-cell>
          <table:table-cell office:value-type="float" office:value="0.000245708972216" calcext:value-type="float">
            <text:p>0.000245709</text:p>
          </table:table-cell>
          <table:table-cell office:value-type="float" office:value="0.04975429" calcext:value-type="float">
            <text:p>0.04975429</text:p>
          </table:table-cell>
          <table:table-cell office:value-type="float" office:value="0.010863229632378" calcext:value-type="float">
            <text:p>0.0108632296</text:p>
          </table:table-cell>
          <table:table-cell office:value-type="float" office:value="0.03913677" calcext:value-type="float">
            <text:p>0.03913677</text:p>
          </table:table-cell>
          <table:table-cell/>
          <table:table-cell office:value-type="float" office:value="0.070000000298023" calcext:value-type="float">
            <text:p>0.0700000003</text:p>
          </table:table-cell>
          <table:table-cell office:value-type="float" office:value="0.013528496026993" calcext:value-type="float">
            <text:p>0.013528496</text:p>
          </table:table-cell>
          <table:table-cell office:value-type="float" office:value="0.0564715" calcext:value-type="float">
            <text:p>0.0564715</text:p>
          </table:table-cell>
          <table:table-cell office:value-type="float" office:value="0.01055795699358" calcext:value-type="float">
            <text:p>0.010557957</text:p>
          </table:table-cell>
          <table:table-cell office:value-type="float" office:value="0.05944204" calcext:value-type="float">
            <text:p>0.05944204</text:p>
          </table:table-cell>
          <table:table-cell/>
          <table:table-cell office:value-type="float" office:value="0.090000003576279" calcext:value-type="float">
            <text:p>0.0900000036</text:p>
          </table:table-cell>
          <table:table-cell office:value-type="float" office:value="0.015325784683228" calcext:value-type="float">
            <text:p>0.0153257847</text:p>
          </table:table-cell>
          <table:table-cell office:value-type="float" office:value="0.07467422" calcext:value-type="float">
            <text:p>0.07467422</text:p>
          </table:table-cell>
          <table:table-cell office:value-type="float" office:value="0.021762602031231" calcext:value-type="float">
            <text:p>0.021762602</text:p>
          </table:table-cell>
          <table:table-cell office:value-type="float" office:value="0.0682374" calcext:value-type="float">
            <text:p>0.0682374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/>
          <table:table-cell office:value-type="float" office:value="0.009999999776483" calcext:value-type="float">
            <text:p>0.0099999998</text:p>
          </table:table-cell>
          <table:table-cell office:value-type="float" office:value="0.001489581540227" calcext:value-type="float">
            <text:p>0.0014895815</text:p>
          </table:table-cell>
          <table:table-cell office:value-type="float" office:value="0.00851042" calcext:value-type="float">
            <text:p>0.00851042</text:p>
          </table:table-cell>
          <table:table-cell office:value-type="float" office:value="0.001563200727105" calcext:value-type="float">
            <text:p>0.0015632007</text:p>
          </table:table-cell>
          <table:table-cell office:value-type="float" office:value="0.0084368" calcext:value-type="float">
            <text:p>0.0084368</text:p>
          </table:table-cell>
          <table:table-cell/>
          <table:table-cell office:value-type="float" office:value="0.029999999329448" calcext:value-type="float">
            <text:p>0.0299999993</text:p>
          </table:table-cell>
          <table:table-cell office:value-type="float" office:value="0.005648277699947" calcext:value-type="float">
            <text:p>0.0056482777</text:p>
          </table:table-cell>
          <table:table-cell office:value-type="float" office:value="0.02435172" calcext:value-type="float">
            <text:p>0.02435172</text:p>
          </table:table-cell>
          <table:table-cell/>
          <table:table-cell office:value-type="float" office:value="0.050000000745058" calcext:value-type="float">
            <text:p>0.0500000007</text:p>
          </table:table-cell>
          <table:table-cell office:value-type="float" office:value="0.000596668571234" calcext:value-type="float">
            <text:p>0.0005966686</text:p>
          </table:table-cell>
          <table:table-cell office:value-type="float" office:value="0.04940333" calcext:value-type="float">
            <text:p>0.04940333</text:p>
          </table:table-cell>
          <table:table-cell office:value-type="float" office:value="0.00841011852026" calcext:value-type="float">
            <text:p>0.0084101185</text:p>
          </table:table-cell>
          <table:table-cell office:value-type="float" office:value="0.04158988" calcext:value-type="float">
            <text:p>0.04158988</text:p>
          </table:table-cell>
          <table:table-cell/>
          <table:table-cell office:value-type="float" office:value="0.070000000298023" calcext:value-type="float">
            <text:p>0.0700000003</text:p>
          </table:table-cell>
          <table:table-cell office:value-type="float" office:value="0.011544451117516" calcext:value-type="float">
            <text:p>0.0115444511</text:p>
          </table:table-cell>
          <table:table-cell office:value-type="float" office:value="0.05845555" calcext:value-type="float">
            <text:p>0.05845555</text:p>
          </table:table-cell>
          <table:table-cell office:value-type="float" office:value="0.009391590952873" calcext:value-type="float">
            <text:p>0.009391591</text:p>
          </table:table-cell>
          <table:table-cell office:value-type="float" office:value="0.06060841" calcext:value-type="float">
            <text:p>0.06060841</text:p>
          </table:table-cell>
          <table:table-cell/>
          <table:table-cell office:value-type="float" office:value="0.090000003576279" calcext:value-type="float">
            <text:p>0.0900000036</text:p>
          </table:table-cell>
          <table:table-cell office:value-type="float" office:value="0.015145167708397" calcext:value-type="float">
            <text:p>0.0151451677</text:p>
          </table:table-cell>
          <table:table-cell office:value-type="float" office:value="0.07485484" calcext:value-type="float">
            <text:p>0.07485484</text:p>
          </table:table-cell>
          <table:table-cell office:value-type="float" office:value="0.0210971981287" calcext:value-type="float">
            <text:p>0.0210971981</text:p>
          </table:table-cell>
          <table:table-cell office:value-type="float" office:value="0.06890281" calcext:value-type="float">
            <text:p>0.06890281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/>
          <table:table-cell office:value-type="float" office:value="0.009999999776483" calcext:value-type="float">
            <text:p>0.0099999998</text:p>
          </table:table-cell>
          <table:table-cell office:value-type="float" office:value="0.00136093981564" calcext:value-type="float">
            <text:p>0.0013609398</text:p>
          </table:table-cell>
          <table:table-cell office:value-type="float" office:value="0.00863906" calcext:value-type="float">
            <text:p>0.00863906</text:p>
          </table:table-cell>
          <table:table-cell office:value-type="float" office:value="0.001947375014424" calcext:value-type="float">
            <text:p>0.001947375</text:p>
          </table:table-cell>
          <table:table-cell office:value-type="float" office:value="0.00805262" calcext:value-type="float">
            <text:p>0.00805262</text:p>
          </table:table-cell>
          <table:table-cell/>
          <table:table-cell office:value-type="float" office:value="0.029999999329448" calcext:value-type="float">
            <text:p>0.0299999993</text:p>
          </table:table-cell>
          <table:table-cell office:value-type="float" office:value="0.004640534520149" calcext:value-type="float">
            <text:p>0.0046405345</text:p>
          </table:table-cell>
          <table:table-cell office:value-type="float" office:value="0.02535946" calcext:value-type="float">
            <text:p>0.02535946</text:p>
          </table:table-cell>
          <table:table-cell/>
          <table:table-cell office:value-type="float" office:value="0.050000000745058" calcext:value-type="float">
            <text:p>0.0500000007</text:p>
          </table:table-cell>
          <table:table-cell office:value-type="float" office:value="0.001349229365587" calcext:value-type="float">
            <text:p>0.0013492294</text:p>
          </table:table-cell>
          <table:table-cell office:value-type="float" office:value="0.04865077" calcext:value-type="float">
            <text:p>0.04865077</text:p>
          </table:table-cell>
          <table:table-cell office:value-type="float" office:value="0.007782012224197" calcext:value-type="float">
            <text:p>0.0077820122</text:p>
          </table:table-cell>
          <table:table-cell office:value-type="float" office:value="0.04221799" calcext:value-type="float">
            <text:p>0.04221799</text:p>
          </table:table-cell>
          <table:table-cell/>
          <table:table-cell office:value-type="float" office:value="0.070000000298023" calcext:value-type="float">
            <text:p>0.0700000003</text:p>
          </table:table-cell>
          <table:table-cell office:value-type="float" office:value="0.010039798915386" calcext:value-type="float">
            <text:p>0.0100397989</text:p>
          </table:table-cell>
          <table:table-cell office:value-type="float" office:value="0.0599602" calcext:value-type="float">
            <text:p>0.0599602</text:p>
          </table:table-cell>
          <table:table-cell office:value-type="float" office:value="0.00658305734396" calcext:value-type="float">
            <text:p>0.0065830573</text:p>
          </table:table-cell>
          <table:table-cell office:value-type="float" office:value="0.06341694" calcext:value-type="float">
            <text:p>0.06341694</text:p>
          </table:table-cell>
          <table:table-cell/>
          <table:table-cell office:value-type="float" office:value="0.090000003576279" calcext:value-type="float">
            <text:p>0.0900000036</text:p>
          </table:table-cell>
          <table:table-cell office:value-type="float" office:value="0.013142913579941" calcext:value-type="float">
            <text:p>0.0131429136</text:p>
          </table:table-cell>
          <table:table-cell office:value-type="float" office:value="0.07685709" calcext:value-type="float">
            <text:p>0.07685709</text:p>
          </table:table-cell>
          <table:table-cell office:value-type="float" office:value="0.02129352837801" calcext:value-type="float">
            <text:p>0.0212935284</text:p>
          </table:table-cell>
          <table:table-cell office:value-type="float" office:value="0.06870648" calcext:value-type="float">
            <text:p>0.06870648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/>
          <table:table-cell office:value-type="float" office:value="0.009999999776483" calcext:value-type="float">
            <text:p>0.0099999998</text:p>
          </table:table-cell>
          <table:table-cell office:value-type="float" office:value="0.001136692240834" calcext:value-type="float">
            <text:p>0.0011366922</text:p>
          </table:table-cell>
          <table:table-cell office:value-type="float" office:value="0.00886331" calcext:value-type="float">
            <text:p>0.00886331</text:p>
          </table:table-cell>
          <table:table-cell office:value-type="float" office:value="0.002221515402198" calcext:value-type="float">
            <text:p>0.0022215154</text:p>
          </table:table-cell>
          <table:table-cell office:value-type="float" office:value="0.00777848" calcext:value-type="float">
            <text:p>0.00777848</text:p>
          </table:table-cell>
          <table:table-cell/>
          <table:table-cell office:value-type="float" office:value="0.029999999329448" calcext:value-type="float">
            <text:p>0.0299999993</text:p>
          </table:table-cell>
          <table:table-cell office:value-type="float" office:value="0.004301153123379" calcext:value-type="float">
            <text:p>0.0043011531</text:p>
          </table:table-cell>
          <table:table-cell office:value-type="float" office:value="0.02569885" calcext:value-type="float">
            <text:p>0.02569885</text:p>
          </table:table-cell>
          <table:table-cell/>
          <table:table-cell office:value-type="float" office:value="0.050000000745058" calcext:value-type="float">
            <text:p>0.0500000007</text:p>
          </table:table-cell>
          <table:table-cell office:value-type="float" office:value="0.002832878381014" calcext:value-type="float">
            <text:p>0.0028328784</text:p>
          </table:table-cell>
          <table:table-cell office:value-type="float" office:value="0.04716712" calcext:value-type="float">
            <text:p>0.04716712</text:p>
          </table:table-cell>
          <table:table-cell office:value-type="float" office:value="0.006303794682026" calcext:value-type="float">
            <text:p>0.0063037947</text:p>
          </table:table-cell>
          <table:table-cell office:value-type="float" office:value="0.04369621" calcext:value-type="float">
            <text:p>0.04369621</text:p>
          </table:table-cell>
          <table:table-cell/>
          <table:table-cell office:value-type="float" office:value="0.070000000298023" calcext:value-type="float">
            <text:p>0.0700000003</text:p>
          </table:table-cell>
          <table:table-cell office:value-type="float" office:value="0.007309310138226" calcext:value-type="float">
            <text:p>0.0073093101</text:p>
          </table:table-cell>
          <table:table-cell office:value-type="float" office:value="0.06269069" calcext:value-type="float">
            <text:p>0.06269069</text:p>
          </table:table-cell>
          <table:table-cell office:value-type="float" office:value="0.005125090479851" calcext:value-type="float">
            <text:p>0.0051250905</text:p>
          </table:table-cell>
          <table:table-cell office:value-type="float" office:value="0.06487491" calcext:value-type="float">
            <text:p>0.06487491</text:p>
          </table:table-cell>
          <table:table-cell/>
          <table:table-cell office:value-type="float" office:value="0.090000003576279" calcext:value-type="float">
            <text:p>0.0900000036</text:p>
          </table:table-cell>
          <table:table-cell office:value-type="float" office:value="0.012260362505913" calcext:value-type="float">
            <text:p>0.0122603625</text:p>
          </table:table-cell>
          <table:table-cell office:value-type="float" office:value="0.07773964" calcext:value-type="float">
            <text:p>0.07773964</text:p>
          </table:table-cell>
          <table:table-cell office:value-type="float" office:value="0.020115159451962" calcext:value-type="float">
            <text:p>0.0201151595</text:p>
          </table:table-cell>
          <table:table-cell office:value-type="float" office:value="0.06988484" calcext:value-type="float">
            <text:p>0.06988484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/>
          <table:table-cell office:value-type="float" office:value="0.009999999776483" calcext:value-type="float">
            <text:p>0.0099999998</text:p>
          </table:table-cell>
          <table:table-cell office:value-type="float" office:value="0.001176865771413" calcext:value-type="float">
            <text:p>0.0011768658</text:p>
          </table:table-cell>
          <table:table-cell office:value-type="float" office:value="0.00882313" calcext:value-type="float">
            <text:p>0.00882313</text:p>
          </table:table-cell>
          <table:table-cell office:value-type="float" office:value="0.002680649980903" calcext:value-type="float">
            <text:p>0.00268065</text:p>
          </table:table-cell>
          <table:table-cell office:value-type="float" office:value="0.00731935" calcext:value-type="float">
            <text:p>0.00731935</text:p>
          </table:table-cell>
          <table:table-cell/>
          <table:table-cell office:value-type="float" office:value="0.029999999329448" calcext:value-type="float">
            <text:p>0.0299999993</text:p>
          </table:table-cell>
          <table:table-cell office:value-type="float" office:value="0.003748271614313" calcext:value-type="float">
            <text:p>0.0037482716</text:p>
          </table:table-cell>
          <table:table-cell office:value-type="float" office:value="0.02625173" calcext:value-type="float">
            <text:p>0.02625173</text:p>
          </table:table-cell>
          <table:table-cell/>
          <table:table-cell office:value-type="float" office:value="0.050000000745058" calcext:value-type="float">
            <text:p>0.0500000007</text:p>
          </table:table-cell>
          <table:table-cell office:value-type="float" office:value="0.003546882420778" calcext:value-type="float">
            <text:p>0.0035468824</text:p>
          </table:table-cell>
          <table:table-cell office:value-type="float" office:value="0.04645312" calcext:value-type="float">
            <text:p>0.04645312</text:p>
          </table:table-cell>
          <table:table-cell office:value-type="float" office:value="0.006168954074383" calcext:value-type="float">
            <text:p>0.0061689541</text:p>
          </table:table-cell>
          <table:table-cell office:value-type="float" office:value="0.04383105" calcext:value-type="float">
            <text:p>0.04383105</text:p>
          </table:table-cell>
          <table:table-cell/>
          <table:table-cell office:value-type="float" office:value="0.070000000298023" calcext:value-type="float">
            <text:p>0.0700000003</text:p>
          </table:table-cell>
          <table:table-cell office:value-type="float" office:value="0.00568874925375" calcext:value-type="float">
            <text:p>0.0056887493</text:p>
          </table:table-cell>
          <table:table-cell office:value-type="float" office:value="0.06431125" calcext:value-type="float">
            <text:p>0.06431125</text:p>
          </table:table-cell>
          <table:table-cell office:value-type="float" office:value="0.003009803593159" calcext:value-type="float">
            <text:p>0.0030098036</text:p>
          </table:table-cell>
          <table:table-cell office:value-type="float" office:value="0.0669902" calcext:value-type="float">
            <text:p>0.0669902</text:p>
          </table:table-cell>
          <table:table-cell/>
          <table:table-cell office:value-type="float" office:value="0.090000003576279" calcext:value-type="float">
            <text:p>0.0900000036</text:p>
          </table:table-cell>
          <table:table-cell office:value-type="float" office:value="0.010717213153839" calcext:value-type="float">
            <text:p>0.0107172132</text:p>
          </table:table-cell>
          <table:table-cell office:value-type="float" office:value="0.07928279" calcext:value-type="float">
            <text:p>0.07928279</text:p>
          </table:table-cell>
          <table:table-cell office:value-type="float" office:value="0.019225545227528" calcext:value-type="float">
            <text:p>0.0192255452</text:p>
          </table:table-cell>
          <table:table-cell office:value-type="float" office:value="0.07077446" calcext:value-type="float">
            <text:p>0.07077446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/>
          <table:table-cell office:value-type="float" office:value="0.009999999776483" calcext:value-type="float">
            <text:p>0.0099999998</text:p>
          </table:table-cell>
          <table:table-cell office:value-type="float" office:value="0.001355791464448" calcext:value-type="float">
            <text:p>0.0013557915</text:p>
          </table:table-cell>
          <table:table-cell office:value-type="float" office:value="0.00864421" calcext:value-type="float">
            <text:p>0.00864421</text:p>
          </table:table-cell>
          <table:table-cell office:value-type="float" office:value="0.002999119460583" calcext:value-type="float">
            <text:p>0.0029991195</text:p>
          </table:table-cell>
          <table:table-cell office:value-type="float" office:value="0.00700088" calcext:value-type="float">
            <text:p>0.00700088</text:p>
          </table:table-cell>
          <table:table-cell/>
          <table:table-cell office:value-type="float" office:value="0.029999999329448" calcext:value-type="float">
            <text:p>0.0299999993</text:p>
          </table:table-cell>
          <table:table-cell office:value-type="float" office:value="0.003446668386459" calcext:value-type="float">
            <text:p>0.0034466684</text:p>
          </table:table-cell>
          <table:table-cell office:value-type="float" office:value="0.02655333" calcext:value-type="float">
            <text:p>0.02655333</text:p>
          </table:table-cell>
          <table:table-cell/>
          <table:table-cell office:value-type="float" office:value="0.050000000745058" calcext:value-type="float">
            <text:p>0.0500000007</text:p>
          </table:table-cell>
          <table:table-cell office:value-type="float" office:value="0.005888517946005" calcext:value-type="float">
            <text:p>0.0058885179</text:p>
          </table:table-cell>
          <table:table-cell office:value-type="float" office:value="0.04411148" calcext:value-type="float">
            <text:p>0.04411148</text:p>
          </table:table-cell>
          <table:table-cell office:value-type="float" office:value="0.00499826669693" calcext:value-type="float">
            <text:p>0.0049982667</text:p>
          </table:table-cell>
          <table:table-cell office:value-type="float" office:value="0.04500173" calcext:value-type="float">
            <text:p>0.04500173</text:p>
          </table:table-cell>
          <table:table-cell/>
          <table:table-cell office:value-type="float" office:value="0.070000000298023" calcext:value-type="float">
            <text:p>0.0700000003</text:p>
          </table:table-cell>
          <table:table-cell office:value-type="float" office:value="0.003505706787109" calcext:value-type="float">
            <text:p>0.0035057068</text:p>
          </table:table-cell>
          <table:table-cell office:value-type="float" office:value="0.06649429" calcext:value-type="float">
            <text:p>0.06649429</text:p>
          </table:table-cell>
          <table:table-cell office:value-type="float" office:value="0.002230204641819" calcext:value-type="float">
            <text:p>0.0022302046</text:p>
          </table:table-cell>
          <table:table-cell office:value-type="float" office:value="0.0677698" calcext:value-type="float">
            <text:p>0.0677698</text:p>
          </table:table-cell>
          <table:table-cell/>
          <table:table-cell office:value-type="float" office:value="0.090000003576279" calcext:value-type="float">
            <text:p>0.0900000036</text:p>
          </table:table-cell>
          <table:table-cell office:value-type="float" office:value="0.010307744145393" calcext:value-type="float">
            <text:p>0.0103077441</text:p>
          </table:table-cell>
          <table:table-cell office:value-type="float" office:value="0.07969226" calcext:value-type="float">
            <text:p>0.07969226</text:p>
          </table:table-cell>
          <table:table-cell office:value-type="float" office:value="0.01693020761013" calcext:value-type="float">
            <text:p>0.0169302076</text:p>
          </table:table-cell>
          <table:table-cell office:value-type="float" office:value="0.0730698" calcext:value-type="float">
            <text:p>0.0730698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/>
          <table:table-cell office:value-type="float" office:value="0.009999999776483" calcext:value-type="float">
            <text:p>0.0099999998</text:p>
          </table:table-cell>
          <table:table-cell office:value-type="float" office:value="0.00159172154963" calcext:value-type="float">
            <text:p>0.0015917215</text:p>
          </table:table-cell>
          <table:table-cell office:value-type="float" office:value="0.00840828" calcext:value-type="float">
            <text:p>0.00840828</text:p>
          </table:table-cell>
          <table:table-cell office:value-type="float" office:value="0.003430729731917" calcext:value-type="float">
            <text:p>0.0034307297</text:p>
          </table:table-cell>
          <table:table-cell office:value-type="float" office:value="0.00656927" calcext:value-type="float">
            <text:p>0.00656927</text:p>
          </table:table-cell>
          <table:table-cell/>
          <table:table-cell office:value-type="float" office:value="0.029999999329448" calcext:value-type="float">
            <text:p>0.0299999993</text:p>
          </table:table-cell>
          <table:table-cell office:value-type="float" office:value="0.003288924694061" calcext:value-type="float">
            <text:p>0.0032889247</text:p>
          </table:table-cell>
          <table:table-cell office:value-type="float" office:value="0.02671107" calcext:value-type="float">
            <text:p>0.02671107</text:p>
          </table:table-cell>
          <table:table-cell/>
          <table:table-cell office:value-type="float" office:value="0.050000000745058" calcext:value-type="float">
            <text:p>0.0500000007</text:p>
          </table:table-cell>
          <table:table-cell office:value-type="float" office:value="0.006763022392988" calcext:value-type="float">
            <text:p>0.0067630224</text:p>
          </table:table-cell>
          <table:table-cell office:value-type="float" office:value="0.04323698" calcext:value-type="float">
            <text:p>0.04323698</text:p>
          </table:table-cell>
          <table:table-cell office:value-type="float" office:value="0.005171000957489" calcext:value-type="float">
            <text:p>0.005171001</text:p>
          </table:table-cell>
          <table:table-cell office:value-type="float" office:value="0.044829" calcext:value-type="float">
            <text:p>0.044829</text:p>
          </table:table-cell>
          <table:table-cell/>
          <table:table-cell office:value-type="float" office:value="0.070000000298023" calcext:value-type="float">
            <text:p>0.0700000003</text:p>
          </table:table-cell>
          <table:table-cell office:value-type="float" office:value="0.002929009497166" calcext:value-type="float">
            <text:p>0.0029290095</text:p>
          </table:table-cell>
          <table:table-cell office:value-type="float" office:value="0.06707099" calcext:value-type="float">
            <text:p>0.06707099</text:p>
          </table:table-cell>
          <table:table-cell office:value-type="float" office:value="0.0010816603899" calcext:value-type="float">
            <text:p>0.0010816604</text:p>
          </table:table-cell>
          <table:table-cell office:value-type="float" office:value="0.06891834" calcext:value-type="float">
            <text:p>0.06891834</text:p>
          </table:table-cell>
          <table:table-cell/>
          <table:table-cell office:value-type="float" office:value="0.090000003576279" calcext:value-type="float">
            <text:p>0.0900000036</text:p>
          </table:table-cell>
          <table:table-cell office:value-type="float" office:value="0.007258400321007" calcext:value-type="float">
            <text:p>0.0072584003</text:p>
          </table:table-cell>
          <table:table-cell office:value-type="float" office:value="0.0827416" calcext:value-type="float">
            <text:p>0.0827416</text:p>
          </table:table-cell>
          <table:table-cell office:value-type="float" office:value="0.015512272715569" calcext:value-type="float">
            <text:p>0.0155122727</text:p>
          </table:table-cell>
          <table:table-cell office:value-type="float" office:value="0.07448773" calcext:value-type="float">
            <text:p>0.07448773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/>
          <table:table-cell office:value-type="float" office:value="0.009999999776483" calcext:value-type="float">
            <text:p>0.0099999998</text:p>
          </table:table-cell>
          <table:table-cell office:value-type="float" office:value="0.00159147195518" calcext:value-type="float">
            <text:p>0.001591472</text:p>
          </table:table-cell>
          <table:table-cell office:value-type="float" office:value="0.00840853" calcext:value-type="float">
            <text:p>0.00840853</text:p>
          </table:table-cell>
          <table:table-cell office:value-type="float" office:value="0.003506766632199" calcext:value-type="float">
            <text:p>0.0035067666</text:p>
          </table:table-cell>
          <table:table-cell office:value-type="float" office:value="0.00649323" calcext:value-type="float">
            <text:p>0.00649323</text:p>
          </table:table-cell>
          <table:table-cell/>
          <table:table-cell office:value-type="float" office:value="0.029999999329448" calcext:value-type="float">
            <text:p>0.0299999993</text:p>
          </table:table-cell>
          <table:table-cell office:value-type="float" office:value="0.003237374126911" calcext:value-type="float">
            <text:p>0.0032373741</text:p>
          </table:table-cell>
          <table:table-cell office:value-type="float" office:value="0.02676263" calcext:value-type="float">
            <text:p>0.02676263</text:p>
          </table:table-cell>
          <table:table-cell/>
          <table:table-cell office:value-type="float" office:value="0.050000000745058" calcext:value-type="float">
            <text:p>0.0500000007</text:p>
          </table:table-cell>
          <table:table-cell office:value-type="float" office:value="0.008936125785112" calcext:value-type="float">
            <text:p>0.0089361258</text:p>
          </table:table-cell>
          <table:table-cell office:value-type="float" office:value="0.04106387" calcext:value-type="float">
            <text:p>0.04106387</text:p>
          </table:table-cell>
          <table:table-cell office:value-type="float" office:value="0.004952788352966" calcext:value-type="float">
            <text:p>0.0049527884</text:p>
          </table:table-cell>
          <table:table-cell office:value-type="float" office:value="0.04504721" calcext:value-type="float">
            <text:p>0.04504721</text:p>
          </table:table-cell>
          <table:table-cell/>
          <table:table-cell office:value-type="float" office:value="0.070000000298023" calcext:value-type="float">
            <text:p>0.0700000003</text:p>
          </table:table-cell>
          <table:table-cell office:value-type="float" office:value="0.00128235667944" calcext:value-type="float">
            <text:p>0.0012823567</text:p>
          </table:table-cell>
          <table:table-cell office:value-type="float" office:value="0.06871764" calcext:value-type="float">
            <text:p>0.06871764</text:p>
          </table:table-cell>
          <table:table-cell office:value-type="float" office:value="0.001068226993084" calcext:value-type="float">
            <text:p>0.001068227</text:p>
          </table:table-cell>
          <table:table-cell office:value-type="float" office:value="0.06893177" calcext:value-type="float">
            <text:p>0.06893177</text:p>
          </table:table-cell>
          <table:table-cell/>
          <table:table-cell office:value-type="float" office:value="0.090000003576279" calcext:value-type="float">
            <text:p>0.0900000036</text:p>
          </table:table-cell>
          <table:table-cell office:value-type="float" office:value="0.005966380238533" calcext:value-type="float">
            <text:p>0.0059663802</text:p>
          </table:table-cell>
          <table:table-cell office:value-type="float" office:value="0.08403362" calcext:value-type="float">
            <text:p>0.08403362</text:p>
          </table:table-cell>
          <table:table-cell office:value-type="float" office:value="0.012944050133228" calcext:value-type="float">
            <text:p>0.0129440501</text:p>
          </table:table-cell>
          <table:table-cell office:value-type="float" office:value="0.07705595" calcext:value-type="float">
            <text:p>0.07705595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/>
          <table:table-cell office:value-type="float" office:value="0.009999999776483" calcext:value-type="float">
            <text:p>0.0099999998</text:p>
          </table:table-cell>
          <table:table-cell office:value-type="float" office:value="0.00178706087172" calcext:value-type="float">
            <text:p>0.0017870609</text:p>
          </table:table-cell>
          <table:table-cell office:value-type="float" office:value="0.00821294" calcext:value-type="float">
            <text:p>0.00821294</text:p>
          </table:table-cell>
          <table:table-cell office:value-type="float" office:value="0.003787025809288" calcext:value-type="float">
            <text:p>0.0037870258</text:p>
          </table:table-cell>
          <table:table-cell office:value-type="float" office:value="0.00621297" calcext:value-type="float">
            <text:p>0.00621297</text:p>
          </table:table-cell>
          <table:table-cell/>
          <table:table-cell office:value-type="float" office:value="0.029999999329448" calcext:value-type="float">
            <text:p>0.0299999993</text:p>
          </table:table-cell>
          <table:table-cell office:value-type="float" office:value="0.003168754279613" calcext:value-type="float">
            <text:p>0.0031687543</text:p>
          </table:table-cell>
          <table:table-cell office:value-type="float" office:value="0.02683125" calcext:value-type="float">
            <text:p>0.02683125</text:p>
          </table:table-cell>
          <table:table-cell/>
          <table:table-cell office:value-type="float" office:value="0.050000000745058" calcext:value-type="float">
            <text:p>0.0500000007</text:p>
          </table:table-cell>
          <table:table-cell office:value-type="float" office:value="0.009681317955256" calcext:value-type="float">
            <text:p>0.009681318</text:p>
          </table:table-cell>
          <table:table-cell office:value-type="float" office:value="0.04031868" calcext:value-type="float">
            <text:p>0.04031868</text:p>
          </table:table-cell>
          <table:table-cell office:value-type="float" office:value="0.004936821758747" calcext:value-type="float">
            <text:p>0.0049368218</text:p>
          </table:table-cell>
          <table:table-cell office:value-type="float" office:value="0.04506318" calcext:value-type="float">
            <text:p>0.04506318</text:p>
          </table:table-cell>
          <table:table-cell/>
          <table:table-cell office:value-type="float" office:value="0.070000000298023" calcext:value-type="float">
            <text:p>0.0700000003</text:p>
          </table:table-cell>
          <table:table-cell office:value-type="float" office:value="0.000971145927906" calcext:value-type="float">
            <text:p>0.0009711459</text:p>
          </table:table-cell>
          <table:table-cell office:value-type="float" office:value="0.06902885" calcext:value-type="float">
            <text:p>0.06902885</text:p>
          </table:table-cell>
          <table:table-cell office:value-type="float" office:value="0.002010226249695" calcext:value-type="float">
            <text:p>0.0020102262</text:p>
          </table:table-cell>
          <table:table-cell office:value-type="float" office:value="0.06798977" calcext:value-type="float">
            <text:p>0.06798977</text:p>
          </table:table-cell>
          <table:table-cell/>
          <table:table-cell office:value-type="float" office:value="0.090000003576279" calcext:value-type="float">
            <text:p>0.0900000036</text:p>
          </table:table-cell>
          <table:table-cell office:value-type="float" office:value="0.003627762198448" calcext:value-type="float">
            <text:p>0.0036277622</text:p>
          </table:table-cell>
          <table:table-cell office:value-type="float" office:value="0.08637224" calcext:value-type="float">
            <text:p>0.08637224</text:p>
          </table:table-cell>
          <table:table-cell office:value-type="float" office:value="0.011527590453625" calcext:value-type="float">
            <text:p>0.0115275905</text:p>
          </table:table-cell>
          <table:table-cell office:value-type="float" office:value="0.07847241" calcext:value-type="float">
            <text:p>0.07847241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/>
          <table:table-cell office:value-type="float" office:value="0.009999999776483" calcext:value-type="float">
            <text:p>0.0099999998</text:p>
          </table:table-cell>
          <table:table-cell office:value-type="float" office:value="0.002259930595756" calcext:value-type="float">
            <text:p>0.0022599306</text:p>
          </table:table-cell>
          <table:table-cell office:value-type="float" office:value="0.00774007" calcext:value-type="float">
            <text:p>0.00774007</text:p>
          </table:table-cell>
          <table:table-cell office:value-type="float" office:value="0.003814697265625" calcext:value-type="float">
            <text:p>0.0038146973</text:p>
          </table:table-cell>
          <table:table-cell office:value-type="float" office:value="0.0061853" calcext:value-type="float">
            <text:p>0.0061853</text:p>
          </table:table-cell>
          <table:table-cell/>
          <table:table-cell office:value-type="float" office:value="0.029999999329448" calcext:value-type="float">
            <text:p>0.0299999993</text:p>
          </table:table-cell>
          <table:table-cell office:value-type="float" office:value="0.002936344593763" calcext:value-type="float">
            <text:p>0.0029363446</text:p>
          </table:table-cell>
          <table:table-cell office:value-type="float" office:value="0.02706365" calcext:value-type="float">
            <text:p>0.02706365</text:p>
          </table:table-cell>
          <table:table-cell/>
          <table:table-cell office:value-type="float" office:value="0.050000000745058" calcext:value-type="float">
            <text:p>0.0500000007</text:p>
          </table:table-cell>
          <table:table-cell office:value-type="float" office:value="0.011085644364357" calcext:value-type="float">
            <text:p>0.0110856444</text:p>
          </table:table-cell>
          <table:table-cell office:value-type="float" office:value="0.03891436" calcext:value-type="float">
            <text:p>0.03891436</text:p>
          </table:table-cell>
          <table:table-cell office:value-type="float" office:value="0.005411855876446" calcext:value-type="float">
            <text:p>0.0054118559</text:p>
          </table:table-cell>
          <table:table-cell office:value-type="float" office:value="0.04458814" calcext:value-type="float">
            <text:p>0.04458814</text:p>
          </table:table-cell>
          <table:table-cell/>
          <table:table-cell office:value-type="float" office:value="0.070000000298023" calcext:value-type="float">
            <text:p>0.0700000003</text:p>
          </table:table-cell>
          <table:table-cell office:value-type="float" office:value="0.001728773117065" calcext:value-type="float">
            <text:p>0.0017287731</text:p>
          </table:table-cell>
          <table:table-cell office:value-type="float" office:value="0.06827123" calcext:value-type="float">
            <text:p>0.06827123</text:p>
          </table:table-cell>
          <table:table-cell office:value-type="float" office:value="0.002642683684826" calcext:value-type="float">
            <text:p>0.0026426837</text:p>
          </table:table-cell>
          <table:table-cell office:value-type="float" office:value="0.06735732" calcext:value-type="float">
            <text:p>0.06735732</text:p>
          </table:table-cell>
          <table:table-cell/>
          <table:table-cell office:value-type="float" office:value="0.090000003576279" calcext:value-type="float">
            <text:p>0.0900000036</text:p>
          </table:table-cell>
          <table:table-cell office:value-type="float" office:value="0.002853162586689" calcext:value-type="float">
            <text:p>0.0028531626</text:p>
          </table:table-cell>
          <table:table-cell office:value-type="float" office:value="0.08714684" calcext:value-type="float">
            <text:p>0.08714684</text:p>
          </table:table-cell>
          <table:table-cell office:value-type="float" office:value="0.009736925363541" calcext:value-type="float">
            <text:p>0.0097369254</text:p>
          </table:table-cell>
          <table:table-cell office:value-type="float" office:value="0.08026308" calcext:value-type="float">
            <text:p>0.08026308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/>
          <table:table-cell office:value-type="float" office:value="0.009999999776483" calcext:value-type="float">
            <text:p>0.0099999998</text:p>
          </table:table-cell>
          <table:table-cell office:value-type="float" office:value="0.002456499263644" calcext:value-type="float">
            <text:p>0.0024564993</text:p>
          </table:table-cell>
          <table:table-cell office:value-type="float" office:value="0.0075435" calcext:value-type="float">
            <text:p>0.0075435</text:p>
          </table:table-cell>
          <table:table-cell office:value-type="float" office:value="0.003874557092786" calcext:value-type="float">
            <text:p>0.0038745571</text:p>
          </table:table-cell>
          <table:table-cell office:value-type="float" office:value="0.00612544" calcext:value-type="float">
            <text:p>0.00612544</text:p>
          </table:table-cell>
          <table:table-cell/>
          <table:table-cell office:value-type="float" office:value="0.029999999329448" calcext:value-type="float">
            <text:p>0.0299999993</text:p>
          </table:table-cell>
          <table:table-cell office:value-type="float" office:value="0.002966247498989" calcext:value-type="float">
            <text:p>0.0029662475</text:p>
          </table:table-cell>
          <table:table-cell office:value-type="float" office:value="0.02703375" calcext:value-type="float">
            <text:p>0.02703375</text:p>
          </table:table-cell>
          <table:table-cell/>
          <table:table-cell office:value-type="float" office:value="0.050000000745058" calcext:value-type="float">
            <text:p>0.0500000007</text:p>
          </table:table-cell>
          <table:table-cell office:value-type="float" office:value="0.011823944747448" calcext:value-type="float">
            <text:p>0.0118239447</text:p>
          </table:table-cell>
          <table:table-cell office:value-type="float" office:value="0.03817606" calcext:value-type="float">
            <text:p>0.03817606</text:p>
          </table:table-cell>
          <table:table-cell office:value-type="float" office:value="0.006115533411503" calcext:value-type="float">
            <text:p>0.0061155334</text:p>
          </table:table-cell>
          <table:table-cell office:value-type="float" office:value="0.04388447" calcext:value-type="float">
            <text:p>0.04388447</text:p>
          </table:table-cell>
          <table:table-cell/>
          <table:table-cell office:value-type="float" office:value="0.070000000298023" calcext:value-type="float">
            <text:p>0.0700000003</text:p>
          </table:table-cell>
          <table:table-cell office:value-type="float" office:value="0.002201095223427" calcext:value-type="float">
            <text:p>0.0022010952</text:p>
          </table:table-cell>
          <table:table-cell office:value-type="float" office:value="0.06779891" calcext:value-type="float">
            <text:p>0.06779891</text:p>
          </table:table-cell>
          <table:table-cell office:value-type="float" office:value="0.004980757832527" calcext:value-type="float">
            <text:p>0.0049807578</text:p>
          </table:table-cell>
          <table:table-cell office:value-type="float" office:value="0.06501924" calcext:value-type="float">
            <text:p>0.06501924</text:p>
          </table:table-cell>
          <table:table-cell/>
          <table:table-cell office:value-type="float" office:value="0.090000003576279" calcext:value-type="float">
            <text:p>0.0900000036</text:p>
          </table:table-cell>
          <table:table-cell office:value-type="float" office:value="0.001843959093094" calcext:value-type="float">
            <text:p>0.0018439591</text:p>
          </table:table-cell>
          <table:table-cell office:value-type="float" office:value="0.08815604" calcext:value-type="float">
            <text:p>0.08815604</text:p>
          </table:table-cell>
          <table:table-cell office:value-type="float" office:value="0.008947923779488" calcext:value-type="float">
            <text:p>0.0089479238</text:p>
          </table:table-cell>
          <table:table-cell office:value-type="float" office:value="0.08105208" calcext:value-type="float">
            <text:p>0.08105208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/>
          <table:table-cell office:value-type="float" office:value="0.009999999776483" calcext:value-type="float">
            <text:p>0.0099999998</text:p>
          </table:table-cell>
          <table:table-cell office:value-type="float" office:value="0.002730099484324" calcext:value-type="float">
            <text:p>0.0027300995</text:p>
          </table:table-cell>
          <table:table-cell office:value-type="float" office:value="0.0072699" calcext:value-type="float">
            <text:p>0.0072699</text:p>
          </table:table-cell>
          <table:table-cell office:value-type="float" office:value="0.00397059135139" calcext:value-type="float">
            <text:p>0.0039705914</text:p>
          </table:table-cell>
          <table:table-cell office:value-type="float" office:value="0.00602941" calcext:value-type="float">
            <text:p>0.00602941</text:p>
          </table:table-cell>
          <table:table-cell/>
          <table:table-cell office:value-type="float" office:value="0.029999999329448" calcext:value-type="float">
            <text:p>0.0299999993</text:p>
          </table:table-cell>
          <table:table-cell office:value-type="float" office:value="0.003028240054846" calcext:value-type="float">
            <text:p>0.0030282401</text:p>
          </table:table-cell>
          <table:table-cell office:value-type="float" office:value="0.02697176" calcext:value-type="float">
            <text:p>0.02697176</text:p>
          </table:table-cell>
          <table:table-cell/>
          <table:table-cell office:value-type="float" office:value="0.050000000745058" calcext:value-type="float">
            <text:p>0.0500000007</text:p>
          </table:table-cell>
          <table:table-cell office:value-type="float" office:value="0.012177314609289" calcext:value-type="float">
            <text:p>0.0121773146</text:p>
          </table:table-cell>
          <table:table-cell office:value-type="float" office:value="0.03782269" calcext:value-type="float">
            <text:p>0.03782269</text:p>
          </table:table-cell>
          <table:table-cell office:value-type="float" office:value="0.007049433887005" calcext:value-type="float">
            <text:p>0.0070494339</text:p>
          </table:table-cell>
          <table:table-cell office:value-type="float" office:value="0.04295057" calcext:value-type="float">
            <text:p>0.04295057</text:p>
          </table:table-cell>
          <table:table-cell/>
          <table:table-cell office:value-type="float" office:value="0.070000000298023" calcext:value-type="float">
            <text:p>0.0700000003</text:p>
          </table:table-cell>
          <table:table-cell office:value-type="float" office:value="0.004326105117798" calcext:value-type="float">
            <text:p>0.0043261051</text:p>
          </table:table-cell>
          <table:table-cell office:value-type="float" office:value="0.0656739" calcext:value-type="float">
            <text:p>0.0656739</text:p>
          </table:table-cell>
          <table:table-cell office:value-type="float" office:value="0.006032168865204" calcext:value-type="float">
            <text:p>0.0060321689</text:p>
          </table:table-cell>
          <table:table-cell office:value-type="float" office:value="0.06396783" calcext:value-type="float">
            <text:p>0.06396783</text:p>
          </table:table-cell>
          <table:table-cell/>
          <table:table-cell office:value-type="float" office:value="0.090000003576279" calcext:value-type="float">
            <text:p>0.0900000036</text:p>
          </table:table-cell>
          <table:table-cell office:value-type="float" office:value="0.001748256385326" calcext:value-type="float">
            <text:p>0.0017482564</text:p>
          </table:table-cell>
          <table:table-cell office:value-type="float" office:value="0.08825175" calcext:value-type="float">
            <text:p>0.08825175</text:p>
          </table:table-cell>
          <table:table-cell office:value-type="float" office:value="0.007683970034122" calcext:value-type="float">
            <text:p>0.00768397</text:p>
          </table:table-cell>
          <table:table-cell office:value-type="float" office:value="0.08231603" calcext:value-type="float">
            <text:p>0.08231603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/>
          <table:table-cell office:value-type="float" office:value="0.009999999776483" calcext:value-type="float">
            <text:p>0.0099999998</text:p>
          </table:table-cell>
          <table:table-cell office:value-type="float" office:value="0.002912344411016" calcext:value-type="float">
            <text:p>0.0029123444</text:p>
          </table:table-cell>
          <table:table-cell office:value-type="float" office:value="0.00708766" calcext:value-type="float">
            <text:p>0.00708766</text:p>
          </table:table-cell>
          <table:table-cell office:value-type="float" office:value="0.003837527707219" calcext:value-type="float">
            <text:p>0.0038375277</text:p>
          </table:table-cell>
          <table:table-cell office:value-type="float" office:value="0.00616247" calcext:value-type="float">
            <text:p>0.00616247</text:p>
          </table:table-cell>
          <table:table-cell/>
          <table:table-cell office:value-type="float" office:value="0.029999999329448" calcext:value-type="float">
            <text:p>0.0299999993</text:p>
          </table:table-cell>
          <table:table-cell office:value-type="float" office:value="0.003127750009298" calcext:value-type="float">
            <text:p>0.00312775</text:p>
          </table:table-cell>
          <table:table-cell office:value-type="float" office:value="0.02687225" calcext:value-type="float">
            <text:p>0.02687225</text:p>
          </table:table-cell>
          <table:table-cell/>
          <table:table-cell office:value-type="float" office:value="0.050000000745058" calcext:value-type="float">
            <text:p>0.0500000007</text:p>
          </table:table-cell>
          <table:table-cell office:value-type="float" office:value="0.01232048496604" calcext:value-type="float">
            <text:p>0.012320485</text:p>
          </table:table-cell>
          <table:table-cell office:value-type="float" office:value="0.03767952" calcext:value-type="float">
            <text:p>0.03767952</text:p>
          </table:table-cell>
          <table:table-cell office:value-type="float" office:value="0.007773265242577" calcext:value-type="float">
            <text:p>0.0077732652</text:p>
          </table:table-cell>
          <table:table-cell office:value-type="float" office:value="0.04222674" calcext:value-type="float">
            <text:p>0.04222674</text:p>
          </table:table-cell>
          <table:table-cell/>
          <table:table-cell office:value-type="float" office:value="0.070000000298023" calcext:value-type="float">
            <text:p>0.0700000003</text:p>
          </table:table-cell>
          <table:table-cell office:value-type="float" office:value="0.005592130124569" calcext:value-type="float">
            <text:p>0.0055921301</text:p>
          </table:table-cell>
          <table:table-cell office:value-type="float" office:value="0.06440787" calcext:value-type="float">
            <text:p>0.06440787</text:p>
          </table:table-cell>
          <table:table-cell office:value-type="float" office:value="0.009477749466896" calcext:value-type="float">
            <text:p>0.0094777495</text:p>
          </table:table-cell>
          <table:table-cell office:value-type="float" office:value="0.06052225" calcext:value-type="float">
            <text:p>0.06052225</text:p>
          </table:table-cell>
          <table:table-cell/>
          <table:table-cell office:value-type="float" office:value="0.090000003576279" calcext:value-type="float">
            <text:p>0.0900000036</text:p>
          </table:table-cell>
          <table:table-cell office:value-type="float" office:value="0.001969754695892" calcext:value-type="float">
            <text:p>0.0019697547</text:p>
          </table:table-cell>
          <table:table-cell office:value-type="float" office:value="0.08803025" calcext:value-type="float">
            <text:p>0.08803025</text:p>
          </table:table-cell>
          <table:table-cell office:value-type="float" office:value="0.007822908461094" calcext:value-type="float">
            <text:p>0.0078229085</text:p>
          </table:table-cell>
          <table:table-cell office:value-type="float" office:value="0.0821771" calcext:value-type="float">
            <text:p>0.0821771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/>
          <table:table-cell office:value-type="float" office:value="0.009999999776483" calcext:value-type="float">
            <text:p>0.0099999998</text:p>
          </table:table-cell>
          <table:table-cell office:value-type="float" office:value="0.003165984526277" calcext:value-type="float">
            <text:p>0.0031659845</text:p>
          </table:table-cell>
          <table:table-cell office:value-type="float" office:value="0.00683402" calcext:value-type="float">
            <text:p>0.00683402</text:p>
          </table:table-cell>
          <table:table-cell office:value-type="float" office:value="0.003797354176641" calcext:value-type="float">
            <text:p>0.0037973542</text:p>
          </table:table-cell>
          <table:table-cell office:value-type="float" office:value="0.00620265" calcext:value-type="float">
            <text:p>0.00620265</text:p>
          </table:table-cell>
          <table:table-cell/>
          <table:table-cell office:value-type="float" office:value="0.029999999329448" calcext:value-type="float">
            <text:p>0.0299999993</text:p>
          </table:table-cell>
          <table:table-cell office:value-type="float" office:value="0.003086186945438" calcext:value-type="float">
            <text:p>0.0030861869</text:p>
          </table:table-cell>
          <table:table-cell office:value-type="float" office:value="0.02691381" calcext:value-type="float">
            <text:p>0.02691381</text:p>
          </table:table-cell>
          <table:table-cell/>
          <table:table-cell office:value-type="float" office:value="0.050000000745058" calcext:value-type="float">
            <text:p>0.0500000007</text:p>
          </table:table-cell>
          <table:table-cell office:value-type="float" office:value="0.012256696820259" calcext:value-type="float">
            <text:p>0.0122566968</text:p>
          </table:table-cell>
          <table:table-cell office:value-type="float" office:value="0.0377433" calcext:value-type="float">
            <text:p>0.0377433</text:p>
          </table:table-cell>
          <table:table-cell office:value-type="float" office:value="0.00847465544939" calcext:value-type="float">
            <text:p>0.0084746554</text:p>
          </table:table-cell>
          <table:table-cell office:value-type="float" office:value="0.04152535" calcext:value-type="float">
            <text:p>0.04152535</text:p>
          </table:table-cell>
          <table:table-cell/>
          <table:table-cell office:value-type="float" office:value="0.070000000298023" calcext:value-type="float">
            <text:p>0.0700000003</text:p>
          </table:table-cell>
          <table:table-cell office:value-type="float" office:value="0.00864976644516" calcext:value-type="float">
            <text:p>0.0086497664</text:p>
          </table:table-cell>
          <table:table-cell office:value-type="float" office:value="0.06135023" calcext:value-type="float">
            <text:p>0.06135023</text:p>
          </table:table-cell>
          <table:table-cell office:value-type="float" office:value="0.010952904820442" calcext:value-type="float">
            <text:p>0.0109529048</text:p>
          </table:table-cell>
          <table:table-cell office:value-type="float" office:value="0.0590471" calcext:value-type="float">
            <text:p>0.0590471</text:p>
          </table:table-cell>
          <table:table-cell/>
          <table:table-cell office:value-type="float" office:value="0.090000003576279" calcext:value-type="float">
            <text:p>0.0900000036</text:p>
          </table:table-cell>
          <table:table-cell office:value-type="float" office:value="0.003495283424854" calcext:value-type="float">
            <text:p>0.0034952834</text:p>
          </table:table-cell>
          <table:table-cell office:value-type="float" office:value="0.08650472" calcext:value-type="float">
            <text:p>0.08650472</text:p>
          </table:table-cell>
          <table:table-cell office:value-type="float" office:value="0.008834227919579" calcext:value-type="float">
            <text:p>0.0088342279</text:p>
          </table:table-cell>
          <table:table-cell office:value-type="float" office:value="0.08116578" calcext:value-type="float">
            <text:p>0.08116578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/>
          <table:table-cell office:value-type="float" office:value="0.009999999776483" calcext:value-type="float">
            <text:p>0.0099999998</text:p>
          </table:table-cell>
          <table:table-cell office:value-type="float" office:value="0.003289917483926" calcext:value-type="float">
            <text:p>0.0032899175</text:p>
          </table:table-cell>
          <table:table-cell office:value-type="float" office:value="0.00671008" calcext:value-type="float">
            <text:p>0.00671008</text:p>
          </table:table-cell>
          <table:table-cell office:value-type="float" office:value="0.003737950697541" calcext:value-type="float">
            <text:p>0.0037379507</text:p>
          </table:table-cell>
          <table:table-cell office:value-type="float" office:value="0.00626205" calcext:value-type="float">
            <text:p>0.00626205</text:p>
          </table:table-cell>
          <table:table-cell/>
          <table:table-cell office:value-type="float" office:value="0.029999999329448" calcext:value-type="float">
            <text:p>0.0299999993</text:p>
          </table:table-cell>
          <table:table-cell office:value-type="float" office:value="0.00343282148242" calcext:value-type="float">
            <text:p>0.0034328215</text:p>
          </table:table-cell>
          <table:table-cell office:value-type="float" office:value="0.02656718" calcext:value-type="float">
            <text:p>0.02656718</text:p>
          </table:table-cell>
          <table:table-cell/>
          <table:table-cell office:value-type="float" office:value="0.050000000745058" calcext:value-type="float">
            <text:p>0.0500000007</text:p>
          </table:table-cell>
          <table:table-cell office:value-type="float" office:value="0.012054566293955" calcext:value-type="float">
            <text:p>0.0120545663</text:p>
          </table:table-cell>
          <table:table-cell office:value-type="float" office:value="0.03794543" calcext:value-type="float">
            <text:p>0.03794543</text:p>
          </table:table-cell>
          <table:table-cell office:value-type="float" office:value="0.009038001298904" calcext:value-type="float">
            <text:p>0.0090380013</text:p>
          </table:table-cell>
          <table:table-cell office:value-type="float" office:value="0.040962" calcext:value-type="float">
            <text:p>0.040962</text:p>
          </table:table-cell>
          <table:table-cell/>
          <table:table-cell office:value-type="float" office:value="0.070000000298023" calcext:value-type="float">
            <text:p>0.0700000003</text:p>
          </table:table-cell>
          <table:table-cell office:value-type="float" office:value="0.010368756949902" calcext:value-type="float">
            <text:p>0.0103687569</text:p>
          </table:table-cell>
          <table:table-cell office:value-type="float" office:value="0.05963124" calcext:value-type="float">
            <text:p>0.05963124</text:p>
          </table:table-cell>
          <table:table-cell office:value-type="float" office:value="0.014112859964371" calcext:value-type="float">
            <text:p>0.01411286</text:p>
          </table:table-cell>
          <table:table-cell office:value-type="float" office:value="0.05588714" calcext:value-type="float">
            <text:p>0.05588714</text:p>
          </table:table-cell>
          <table:table-cell/>
          <table:table-cell office:value-type="float" office:value="0.090000003576279" calcext:value-type="float">
            <text:p>0.0900000036</text:p>
          </table:table-cell>
          <table:table-cell office:value-type="float" office:value="0.005538962781429" calcext:value-type="float">
            <text:p>0.0055389628</text:p>
          </table:table-cell>
          <table:table-cell office:value-type="float" office:value="0.08446104" calcext:value-type="float">
            <text:p>0.08446104</text:p>
          </table:table-cell>
          <table:table-cell office:value-type="float" office:value="0.009482063353062" calcext:value-type="float">
            <text:p>0.0094820634</text:p>
          </table:table-cell>
          <table:table-cell office:value-type="float" office:value="0.08051794" calcext:value-type="float">
            <text:p>0.08051794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/>
          <table:table-cell office:value-type="float" office:value="0.009999999776483" calcext:value-type="float">
            <text:p>0.0099999998</text:p>
          </table:table-cell>
          <table:table-cell office:value-type="float" office:value="0.003606466576457" calcext:value-type="float">
            <text:p>0.0036064666</text:p>
          </table:table-cell>
          <table:table-cell office:value-type="float" office:value="0.00639353" calcext:value-type="float">
            <text:p>0.00639353</text:p>
          </table:table-cell>
          <table:table-cell office:value-type="float" office:value="0.003599639981985" calcext:value-type="float">
            <text:p>0.00359964</text:p>
          </table:table-cell>
          <table:table-cell office:value-type="float" office:value="0.00640036" calcext:value-type="float">
            <text:p>0.00640036</text:p>
          </table:table-cell>
          <table:table-cell/>
          <table:table-cell office:value-type="float" office:value="0.029999999329448" calcext:value-type="float">
            <text:p>0.0299999993</text:p>
          </table:table-cell>
          <table:table-cell office:value-type="float" office:value="0.003569666296244" calcext:value-type="float">
            <text:p>0.0035696663</text:p>
          </table:table-cell>
          <table:table-cell office:value-type="float" office:value="0.02643033" calcext:value-type="float">
            <text:p>0.02643033</text:p>
          </table:table-cell>
          <table:table-cell/>
          <table:table-cell office:value-type="float" office:value="0.050000000745058" calcext:value-type="float">
            <text:p>0.0500000007</text:p>
          </table:table-cell>
          <table:table-cell office:value-type="float" office:value="0.010999005287886" calcext:value-type="float">
            <text:p>0.0109990053</text:p>
          </table:table-cell>
          <table:table-cell office:value-type="float" office:value="0.039001" calcext:value-type="float">
            <text:p>0.039001</text:p>
          </table:table-cell>
          <table:table-cell office:value-type="float" office:value="0.009502030909061" calcext:value-type="float">
            <text:p>0.0095020309</text:p>
          </table:table-cell>
          <table:table-cell office:value-type="float" office:value="0.04049797" calcext:value-type="float">
            <text:p>0.04049797</text:p>
          </table:table-cell>
          <table:table-cell/>
          <table:table-cell office:value-type="float" office:value="0.070000000298023" calcext:value-type="float">
            <text:p>0.0700000003</text:p>
          </table:table-cell>
          <table:table-cell office:value-type="float" office:value="0.013210915029049" calcext:value-type="float">
            <text:p>0.013210915</text:p>
          </table:table-cell>
          <table:table-cell office:value-type="float" office:value="0.05678909" calcext:value-type="float">
            <text:p>0.05678909</text:p>
          </table:table-cell>
          <table:table-cell office:value-type="float" office:value="0.015553772449493" calcext:value-type="float">
            <text:p>0.0155537724</text:p>
          </table:table-cell>
          <table:table-cell office:value-type="float" office:value="0.05444623" calcext:value-type="float">
            <text:p>0.05444623</text:p>
          </table:table-cell>
          <table:table-cell/>
          <table:table-cell office:value-type="float" office:value="0.090000003576279" calcext:value-type="float">
            <text:p>0.0900000036</text:p>
          </table:table-cell>
          <table:table-cell office:value-type="float" office:value="0.006390444934368" calcext:value-type="float">
            <text:p>0.0063904449</text:p>
          </table:table-cell>
          <table:table-cell office:value-type="float" office:value="0.08360956" calcext:value-type="float">
            <text:p>0.08360956</text:p>
          </table:table-cell>
          <table:table-cell office:value-type="float" office:value="0.011765547096729" calcext:value-type="float">
            <text:p>0.0117655471</text:p>
          </table:table-cell>
          <table:table-cell office:value-type="float" office:value="0.07823446" calcext:value-type="float">
            <text:p>0.07823446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/>
          <table:table-cell office:value-type="float" office:value="0.009999999776483" calcext:value-type="float">
            <text:p>0.0099999998</text:p>
          </table:table-cell>
          <table:table-cell office:value-type="float" office:value="0.003731394186616" calcext:value-type="float">
            <text:p>0.0037313942</text:p>
          </table:table-cell>
          <table:table-cell office:value-type="float" office:value="0.00626861" calcext:value-type="float">
            <text:p>0.00626861</text:p>
          </table:table-cell>
          <table:table-cell office:value-type="float" office:value="0.003533953800797" calcext:value-type="float">
            <text:p>0.0035339538</text:p>
          </table:table-cell>
          <table:table-cell office:value-type="float" office:value="0.00646605" calcext:value-type="float">
            <text:p>0.00646605</text:p>
          </table:table-cell>
          <table:table-cell/>
          <table:table-cell office:value-type="float" office:value="0.029999999329448" calcext:value-type="float">
            <text:p>0.0299999993</text:p>
          </table:table-cell>
          <table:table-cell office:value-type="float" office:value="0.003770612180233" calcext:value-type="float">
            <text:p>0.0037706122</text:p>
          </table:table-cell>
          <table:table-cell office:value-type="float" office:value="0.02622939" calcext:value-type="float">
            <text:p>0.02622939</text:p>
          </table:table-cell>
          <table:table-cell/>
          <table:table-cell office:value-type="float" office:value="0.050000000745058" calcext:value-type="float">
            <text:p>0.0500000007</text:p>
          </table:table-cell>
          <table:table-cell office:value-type="float" office:value="0.010697018355131" calcext:value-type="float">
            <text:p>0.0106970184</text:p>
          </table:table-cell>
          <table:table-cell office:value-type="float" office:value="0.03930298" calcext:value-type="float">
            <text:p>0.03930298</text:p>
          </table:table-cell>
          <table:table-cell office:value-type="float" office:value="0.009746186435223" calcext:value-type="float">
            <text:p>0.0097461864</text:p>
          </table:table-cell>
          <table:table-cell office:value-type="float" office:value="0.04025381" calcext:value-type="float">
            <text:p>0.04025381</text:p>
          </table:table-cell>
          <table:table-cell/>
          <table:table-cell office:value-type="float" office:value="0.070000000298023" calcext:value-type="float">
            <text:p>0.0700000003</text:p>
          </table:table-cell>
          <table:table-cell office:value-type="float" office:value="0.014730915427208" calcext:value-type="float">
            <text:p>0.0147309154</text:p>
          </table:table-cell>
          <table:table-cell office:value-type="float" office:value="0.05526908" calcext:value-type="float">
            <text:p>0.05526908</text:p>
          </table:table-cell>
          <table:table-cell office:value-type="float" office:value="0.018244676291943" calcext:value-type="float">
            <text:p>0.0182446763</text:p>
          </table:table-cell>
          <table:table-cell office:value-type="float" office:value="0.05175532" calcext:value-type="float">
            <text:p>0.05175532</text:p>
          </table:table-cell>
          <table:table-cell/>
          <table:table-cell office:value-type="float" office:value="0.090000003576279" calcext:value-type="float">
            <text:p>0.0900000036</text:p>
          </table:table-cell>
          <table:table-cell office:value-type="float" office:value="0.010416716337204" calcext:value-type="float">
            <text:p>0.0104167163</text:p>
          </table:table-cell>
          <table:table-cell office:value-type="float" office:value="0.07958329" calcext:value-type="float">
            <text:p>0.07958329</text:p>
          </table:table-cell>
          <table:table-cell office:value-type="float" office:value="0.01340176910162" calcext:value-type="float">
            <text:p>0.0134017691</text:p>
          </table:table-cell>
          <table:table-cell office:value-type="float" office:value="0.07659823" calcext:value-type="float">
            <text:p>0.07659823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/>
          <table:table-cell office:value-type="float" office:value="0.009999999776483" calcext:value-type="float">
            <text:p>0.0099999998</text:p>
          </table:table-cell>
          <table:table-cell office:value-type="float" office:value="0.003797760233283" calcext:value-type="float">
            <text:p>0.0037977602</text:p>
          </table:table-cell>
          <table:table-cell office:value-type="float" office:value="0.00620224" calcext:value-type="float">
            <text:p>0.00620224</text:p>
          </table:table-cell>
          <table:table-cell office:value-type="float" office:value="0.003255743533373" calcext:value-type="float">
            <text:p>0.0032557435</text:p>
          </table:table-cell>
          <table:table-cell office:value-type="float" office:value="0.00674426" calcext:value-type="float">
            <text:p>0.00674426</text:p>
          </table:table-cell>
          <table:table-cell/>
          <table:table-cell office:value-type="float" office:value="0.029999999329448" calcext:value-type="float">
            <text:p>0.0299999993</text:p>
          </table:table-cell>
          <table:table-cell office:value-type="float" office:value="0.004279352724552" calcext:value-type="float">
            <text:p>0.0042793527</text:p>
          </table:table-cell>
          <table:table-cell office:value-type="float" office:value="0.02572065" calcext:value-type="float">
            <text:p>0.02572065</text:p>
          </table:table-cell>
          <table:table-cell/>
          <table:table-cell office:value-type="float" office:value="0.050000000745058" calcext:value-type="float">
            <text:p>0.0500000007</text:p>
          </table:table-cell>
          <table:table-cell office:value-type="float" office:value="0.009511131793261" calcext:value-type="float">
            <text:p>0.0095111318</text:p>
          </table:table-cell>
          <table:table-cell office:value-type="float" office:value="0.04048887" calcext:value-type="float">
            <text:p>0.04048887</text:p>
          </table:table-cell>
          <table:table-cell office:value-type="float" office:value="0.009936064481735" calcext:value-type="float">
            <text:p>0.0099360645</text:p>
          </table:table-cell>
          <table:table-cell office:value-type="float" office:value="0.04006394" calcext:value-type="float">
            <text:p>0.04006394</text:p>
          </table:table-cell>
          <table:table-cell/>
          <table:table-cell office:value-type="float" office:value="0.070000000298023" calcext:value-type="float">
            <text:p>0.0700000003</text:p>
          </table:table-cell>
          <table:table-cell office:value-type="float" office:value="0.016797073185444" calcext:value-type="float">
            <text:p>0.0167970732</text:p>
          </table:table-cell>
          <table:table-cell office:value-type="float" office:value="0.05320293" calcext:value-type="float">
            <text:p>0.05320293</text:p>
          </table:table-cell>
          <table:table-cell office:value-type="float" office:value="0.01914444565773" calcext:value-type="float">
            <text:p>0.0191444457</text:p>
          </table:table-cell>
          <table:table-cell office:value-type="float" office:value="0.05085555" calcext:value-type="float">
            <text:p>0.05085555</text:p>
          </table:table-cell>
          <table:table-cell/>
          <table:table-cell office:value-type="float" office:value="0.090000003576279" calcext:value-type="float">
            <text:p>0.0900000036</text:p>
          </table:table-cell>
          <table:table-cell office:value-type="float" office:value="0.012937262654305" calcext:value-type="float">
            <text:p>0.0129372627</text:p>
          </table:table-cell>
          <table:table-cell office:value-type="float" office:value="0.07706274" calcext:value-type="float">
            <text:p>0.07706274</text:p>
          </table:table-cell>
          <table:table-cell office:value-type="float" office:value="0.01633108407259" calcext:value-type="float">
            <text:p>0.0163310841</text:p>
          </table:table-cell>
          <table:table-cell office:value-type="float" office:value="0.07366892" calcext:value-type="float">
            <text:p>0.07366892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/>
          <table:table-cell office:value-type="float" office:value="0.009999999776483" calcext:value-type="float">
            <text:p>0.0099999998</text:p>
          </table:table-cell>
          <table:table-cell office:value-type="float" office:value="0.003804514184594" calcext:value-type="float">
            <text:p>0.0038045142</text:p>
          </table:table-cell>
          <table:table-cell office:value-type="float" office:value="0.00619549" calcext:value-type="float">
            <text:p>0.00619549</text:p>
          </table:table-cell>
          <table:table-cell office:value-type="float" office:value="0.003148296847939" calcext:value-type="float">
            <text:p>0.0031482968</text:p>
          </table:table-cell>
          <table:table-cell office:value-type="float" office:value="0.0068517" calcext:value-type="float">
            <text:p>0.0068517</text:p>
          </table:table-cell>
          <table:table-cell/>
          <table:table-cell office:value-type="float" office:value="0.029999999329448" calcext:value-type="float">
            <text:p>0.0299999993</text:p>
          </table:table-cell>
          <table:table-cell office:value-type="float" office:value="0.004713963717222" calcext:value-type="float">
            <text:p>0.0047139637</text:p>
          </table:table-cell>
          <table:table-cell office:value-type="float" office:value="0.02528604" calcext:value-type="float">
            <text:p>0.02528604</text:p>
          </table:table-cell>
          <table:table-cell/>
          <table:table-cell office:value-type="float" office:value="0.050000000745058" calcext:value-type="float">
            <text:p>0.0500000007</text:p>
          </table:table-cell>
          <table:table-cell office:value-type="float" office:value="0.009014051407576" calcext:value-type="float">
            <text:p>0.0090140514</text:p>
          </table:table-cell>
          <table:table-cell office:value-type="float" office:value="0.04098595" calcext:value-type="float">
            <text:p>0.04098595</text:p>
          </table:table-cell>
          <table:table-cell office:value-type="float" office:value="0.009751327335835" calcext:value-type="float">
            <text:p>0.0097513273</text:p>
          </table:table-cell>
          <table:table-cell office:value-type="float" office:value="0.04024867" calcext:value-type="float">
            <text:p>0.04024867</text:p>
          </table:table-cell>
          <table:table-cell/>
          <table:table-cell office:value-type="float" office:value="0.070000000298023" calcext:value-type="float">
            <text:p>0.0700000003</text:p>
          </table:table-cell>
          <table:table-cell office:value-type="float" office:value="0.017634302377701" calcext:value-type="float">
            <text:p>0.0176343024</text:p>
          </table:table-cell>
          <table:table-cell office:value-type="float" office:value="0.0523657" calcext:value-type="float">
            <text:p>0.0523657</text:p>
          </table:table-cell>
          <table:table-cell office:value-type="float" office:value="0.020733758807182" calcext:value-type="float">
            <text:p>0.0207337588</text:p>
          </table:table-cell>
          <table:table-cell office:value-type="float" office:value="0.04926624" calcext:value-type="float">
            <text:p>0.04926624</text:p>
          </table:table-cell>
          <table:table-cell/>
          <table:table-cell office:value-type="float" office:value="0.090000003576279" calcext:value-type="float">
            <text:p>0.0900000036</text:p>
          </table:table-cell>
          <table:table-cell office:value-type="float" office:value="0.016794048249722" calcext:value-type="float">
            <text:p>0.0167940482</text:p>
          </table:table-cell>
          <table:table-cell office:value-type="float" office:value="0.07320596" calcext:value-type="float">
            <text:p>0.07320596</text:p>
          </table:table-cell>
          <table:table-cell office:value-type="float" office:value="0.01752495020628" calcext:value-type="float">
            <text:p>0.0175249502</text:p>
          </table:table-cell>
          <table:table-cell office:value-type="float" office:value="0.07247505" calcext:value-type="float">
            <text:p>0.07247505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/>
          <table:table-cell office:value-type="float" office:value="0.009999999776483" calcext:value-type="float">
            <text:p>0.0099999998</text:p>
          </table:table-cell>
          <table:table-cell office:value-type="float" office:value="0.003956912085414" calcext:value-type="float">
            <text:p>0.0039569121</text:p>
          </table:table-cell>
          <table:table-cell office:value-type="float" office:value="0.00604309" calcext:value-type="float">
            <text:p>0.00604309</text:p>
          </table:table-cell>
          <table:table-cell office:value-type="float" office:value="0.002872824668884" calcext:value-type="float">
            <text:p>0.0028728247</text:p>
          </table:table-cell>
          <table:table-cell office:value-type="float" office:value="0.00712718" calcext:value-type="float">
            <text:p>0.00712718</text:p>
          </table:table-cell>
          <table:table-cell/>
          <table:table-cell office:value-type="float" office:value="0.029999999329448" calcext:value-type="float">
            <text:p>0.0299999993</text:p>
          </table:table-cell>
          <table:table-cell office:value-type="float" office:value="0.00527960807085" calcext:value-type="float">
            <text:p>0.0052796081</text:p>
          </table:table-cell>
          <table:table-cell office:value-type="float" office:value="0.02472039" calcext:value-type="float">
            <text:p>0.02472039</text:p>
          </table:table-cell>
          <table:table-cell/>
          <table:table-cell office:value-type="float" office:value="0.050000000745058" calcext:value-type="float">
            <text:p>0.0500000007</text:p>
          </table:table-cell>
          <table:table-cell office:value-type="float" office:value="0.00827681645751" calcext:value-type="float">
            <text:p>0.0082768165</text:p>
          </table:table-cell>
          <table:table-cell office:value-type="float" office:value="0.04172318" calcext:value-type="float">
            <text:p>0.04172318</text:p>
          </table:table-cell>
          <table:table-cell office:value-type="float" office:value="0.0096395611763" calcext:value-type="float">
            <text:p>0.0096395612</text:p>
          </table:table-cell>
          <table:table-cell office:value-type="float" office:value="0.04036044" calcext:value-type="float">
            <text:p>0.04036044</text:p>
          </table:table-cell>
          <table:table-cell/>
          <table:table-cell office:value-type="float" office:value="0.070000000298023" calcext:value-type="float">
            <text:p>0.0700000003</text:p>
          </table:table-cell>
          <table:table-cell office:value-type="float" office:value="0.018609926104546" calcext:value-type="float">
            <text:p>0.0186099261</text:p>
          </table:table-cell>
          <table:table-cell office:value-type="float" office:value="0.05139007" calcext:value-type="float">
            <text:p>0.05139007</text:p>
          </table:table-cell>
          <table:table-cell office:value-type="float" office:value="0.020934537053108" calcext:value-type="float">
            <text:p>0.0209345371</text:p>
          </table:table-cell>
          <table:table-cell office:value-type="float" office:value="0.04906546" calcext:value-type="float">
            <text:p>0.04906546</text:p>
          </table:table-cell>
          <table:table-cell/>
          <table:table-cell office:value-type="float" office:value="0.090000003576279" calcext:value-type="float">
            <text:p>0.0900000036</text:p>
          </table:table-cell>
          <table:table-cell office:value-type="float" office:value="0.018359012901783" calcext:value-type="float">
            <text:p>0.0183590129</text:p>
          </table:table-cell>
          <table:table-cell office:value-type="float" office:value="0.07164099" calcext:value-type="float">
            <text:p>0.07164099</text:p>
          </table:table-cell>
          <table:table-cell office:value-type="float" office:value="0.020374022424221" calcext:value-type="float">
            <text:p>0.0203740224</text:p>
          </table:table-cell>
          <table:table-cell office:value-type="float" office:value="0.06962598" calcext:value-type="float">
            <text:p>0.06962598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/>
          <table:table-cell office:value-type="float" office:value="0.009999999776483" calcext:value-type="float">
            <text:p>0.0099999998</text:p>
          </table:table-cell>
          <table:table-cell office:value-type="float" office:value="0.004087259992957" calcext:value-type="float">
            <text:p>0.00408726</text:p>
          </table:table-cell>
          <table:table-cell office:value-type="float" office:value="0.00591274" calcext:value-type="float">
            <text:p>0.00591274</text:p>
          </table:table-cell>
          <table:table-cell office:value-type="float" office:value="0.002548338845372" calcext:value-type="float">
            <text:p>0.0025483388</text:p>
          </table:table-cell>
          <table:table-cell office:value-type="float" office:value="0.00745166" calcext:value-type="float">
            <text:p>0.00745166</text:p>
          </table:table-cell>
          <table:table-cell/>
          <table:table-cell office:value-type="float" office:value="0.029999999329448" calcext:value-type="float">
            <text:p>0.0299999993</text:p>
          </table:table-cell>
          <table:table-cell office:value-type="float" office:value="0.005568910390139" calcext:value-type="float">
            <text:p>0.0055689104</text:p>
          </table:table-cell>
          <table:table-cell office:value-type="float" office:value="0.02443109" calcext:value-type="float">
            <text:p>0.02443109</text:p>
          </table:table-cell>
          <table:table-cell/>
          <table:table-cell office:value-type="float" office:value="0.050000000745058" calcext:value-type="float">
            <text:p>0.0500000007</text:p>
          </table:table-cell>
          <table:table-cell office:value-type="float" office:value="0.007871460169554" calcext:value-type="float">
            <text:p>0.0078714602</text:p>
          </table:table-cell>
          <table:table-cell office:value-type="float" office:value="0.04212854" calcext:value-type="float">
            <text:p>0.04212854</text:p>
          </table:table-cell>
          <table:table-cell office:value-type="float" office:value="0.009418077766895" calcext:value-type="float">
            <text:p>0.0094180778</text:p>
          </table:table-cell>
          <table:table-cell office:value-type="float" office:value="0.04058192" calcext:value-type="float">
            <text:p>0.04058192</text:p>
          </table:table-cell>
          <table:table-cell/>
          <table:table-cell office:value-type="float" office:value="0.070000000298023" calcext:value-type="float">
            <text:p>0.0700000003</text:p>
          </table:table-cell>
          <table:table-cell office:value-type="float" office:value="0.01890405267477" calcext:value-type="float">
            <text:p>0.0189040527</text:p>
          </table:table-cell>
          <table:table-cell office:value-type="float" office:value="0.05109595" calcext:value-type="float">
            <text:p>0.05109595</text:p>
          </table:table-cell>
          <table:table-cell office:value-type="float" office:value="0.021537102758884" calcext:value-type="float">
            <text:p>0.0215371028</text:p>
          </table:table-cell>
          <table:table-cell office:value-type="float" office:value="0.0484629" calcext:value-type="float">
            <text:p>0.0484629</text:p>
          </table:table-cell>
          <table:table-cell/>
          <table:table-cell office:value-type="float" office:value="0.090000003576279" calcext:value-type="float">
            <text:p>0.0900000036</text:p>
          </table:table-cell>
          <table:table-cell office:value-type="float" office:value="0.021992571651936" calcext:value-type="float">
            <text:p>0.0219925717</text:p>
          </table:table-cell>
          <table:table-cell office:value-type="float" office:value="0.06800743" calcext:value-type="float">
            <text:p>0.06800743</text:p>
          </table:table-cell>
          <table:table-cell office:value-type="float" office:value="0.021477580070496" calcext:value-type="float">
            <text:p>0.0214775801</text:p>
          </table:table-cell>
          <table:table-cell office:value-type="float" office:value="0.06852242" calcext:value-type="float">
            <text:p>0.06852242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/>
          <table:table-cell office:value-type="float" office:value="0.009999999776483" calcext:value-type="float">
            <text:p>0.0099999998</text:p>
          </table:table-cell>
          <table:table-cell office:value-type="float" office:value="0.004105852916837" calcext:value-type="float">
            <text:p>0.0041058529</text:p>
          </table:table-cell>
          <table:table-cell office:value-type="float" office:value="0.00589415" calcext:value-type="float">
            <text:p>0.00589415</text:p>
          </table:table-cell>
          <table:table-cell office:value-type="float" office:value="0.002389239147305" calcext:value-type="float">
            <text:p>0.0023892391</text:p>
          </table:table-cell>
          <table:table-cell office:value-type="float" office:value="0.00761076" calcext:value-type="float">
            <text:p>0.00761076</text:p>
          </table:table-cell>
          <table:table-cell/>
          <table:table-cell office:value-type="float" office:value="0.029999999329448" calcext:value-type="float">
            <text:p>0.0299999993</text:p>
          </table:table-cell>
          <table:table-cell office:value-type="float" office:value="0.006377793848515" calcext:value-type="float">
            <text:p>0.0063777938</text:p>
          </table:table-cell>
          <table:table-cell office:value-type="float" office:value="0.02362221" calcext:value-type="float">
            <text:p>0.02362221</text:p>
          </table:table-cell>
          <table:table-cell/>
          <table:table-cell office:value-type="float" office:value="0.050000000745058" calcext:value-type="float">
            <text:p>0.0500000007</text:p>
          </table:table-cell>
          <table:table-cell office:value-type="float" office:value="0.007201228290796" calcext:value-type="float">
            <text:p>0.0072012283</text:p>
          </table:table-cell>
          <table:table-cell office:value-type="float" office:value="0.04279877" calcext:value-type="float">
            <text:p>0.04279877</text:p>
          </table:table-cell>
          <table:table-cell office:value-type="float" office:value="0.008871734142303" calcext:value-type="float">
            <text:p>0.0088717341</text:p>
          </table:table-cell>
          <table:table-cell office:value-type="float" office:value="0.04112827" calcext:value-type="float">
            <text:p>0.04112827</text:p>
          </table:table-cell>
          <table:table-cell/>
          <table:table-cell office:value-type="float" office:value="0.070000000298023" calcext:value-type="float">
            <text:p>0.0700000003</text:p>
          </table:table-cell>
          <table:table-cell office:value-type="float" office:value="0.018900208175182" calcext:value-type="float">
            <text:p>0.0189002082</text:p>
          </table:table-cell>
          <table:table-cell office:value-type="float" office:value="0.05109979" calcext:value-type="float">
            <text:p>0.05109979</text:p>
          </table:table-cell>
          <table:table-cell office:value-type="float" office:value="0.021275602281094" calcext:value-type="float">
            <text:p>0.0212756023</text:p>
          </table:table-cell>
          <table:table-cell office:value-type="float" office:value="0.0487244" calcext:value-type="float">
            <text:p>0.0487244</text:p>
          </table:table-cell>
          <table:table-cell/>
          <table:table-cell office:value-type="float" office:value="0.090000003576279" calcext:value-type="float">
            <text:p>0.0900000036</text:p>
          </table:table-cell>
          <table:table-cell office:value-type="float" office:value="0.023299403488636" calcext:value-type="float">
            <text:p>0.0232994035</text:p>
          </table:table-cell>
          <table:table-cell office:value-type="float" office:value="0.0667006" calcext:value-type="float">
            <text:p>0.0667006</text:p>
          </table:table-cell>
          <table:table-cell office:value-type="float" office:value="0.023461371660233" calcext:value-type="float">
            <text:p>0.0234613717</text:p>
          </table:table-cell>
          <table:table-cell office:value-type="float" office:value="0.06653863" calcext:value-type="float">
            <text:p>0.06653863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/>
          <table:table-cell office:value-type="float" office:value="0.009999999776483" calcext:value-type="float">
            <text:p>0.0099999998</text:p>
          </table:table-cell>
          <table:table-cell office:value-type="float" office:value="0.004135182127357" calcext:value-type="float">
            <text:p>0.0041351821</text:p>
          </table:table-cell>
          <table:table-cell office:value-type="float" office:value="0.00586482" calcext:value-type="float">
            <text:p>0.00586482</text:p>
          </table:table-cell>
          <table:table-cell office:value-type="float" office:value="0.002207593992352" calcext:value-type="float">
            <text:p>0.002207594</text:p>
          </table:table-cell>
          <table:table-cell office:value-type="float" office:value="0.00779241" calcext:value-type="float">
            <text:p>0.00779241</text:p>
          </table:table-cell>
          <table:table-cell/>
          <table:table-cell office:value-type="float" office:value="0.029999999329448" calcext:value-type="float">
            <text:p>0.0299999993</text:p>
          </table:table-cell>
          <table:table-cell office:value-type="float" office:value="0.006695363670588" calcext:value-type="float">
            <text:p>0.0066953637</text:p>
          </table:table-cell>
          <table:table-cell office:value-type="float" office:value="0.02330464" calcext:value-type="float">
            <text:p>0.02330464</text:p>
          </table:table-cell>
          <table:table-cell/>
          <table:table-cell office:value-type="float" office:value="0.050000000745058" calcext:value-type="float">
            <text:p>0.0500000007</text:p>
          </table:table-cell>
          <table:table-cell office:value-type="float" office:value="0.007093455642462" calcext:value-type="float">
            <text:p>0.0070934556</text:p>
          </table:table-cell>
          <table:table-cell office:value-type="float" office:value="0.04290655" calcext:value-type="float">
            <text:p>0.04290655</text:p>
          </table:table-cell>
          <table:table-cell office:value-type="float" office:value="0.008690290153027" calcext:value-type="float">
            <text:p>0.0086902902</text:p>
          </table:table-cell>
          <table:table-cell office:value-type="float" office:value="0.04130971" calcext:value-type="float">
            <text:p>0.04130971</text:p>
          </table:table-cell>
          <table:table-cell/>
          <table:table-cell office:value-type="float" office:value="0.070000000298023" calcext:value-type="float">
            <text:p>0.0700000003</text:p>
          </table:table-cell>
          <table:table-cell office:value-type="float" office:value="0.018272243440151" calcext:value-type="float">
            <text:p>0.0182722434</text:p>
          </table:table-cell>
          <table:table-cell office:value-type="float" office:value="0.05172776" calcext:value-type="float">
            <text:p>0.05172776</text:p>
          </table:table-cell>
          <table:table-cell office:value-type="float" office:value="0.020296342670918" calcext:value-type="float">
            <text:p>0.0202963427</text:p>
          </table:table-cell>
          <table:table-cell office:value-type="float" office:value="0.04970366" calcext:value-type="float">
            <text:p>0.04970366</text:p>
          </table:table-cell>
          <table:table-cell/>
          <table:table-cell office:value-type="float" office:value="0.090000003576279" calcext:value-type="float">
            <text:p>0.0900000036</text:p>
          </table:table-cell>
          <table:table-cell office:value-type="float" office:value="0.025432273745537" calcext:value-type="float">
            <text:p>0.0254322737</text:p>
          </table:table-cell>
          <table:table-cell office:value-type="float" office:value="0.06456773" calcext:value-type="float">
            <text:p>0.06456773</text:p>
          </table:table-cell>
          <table:table-cell office:value-type="float" office:value="0.023965671658516" calcext:value-type="float">
            <text:p>0.0239656717</text:p>
          </table:table-cell>
          <table:table-cell office:value-type="float" office:value="0.06603433" calcext:value-type="float">
            <text:p>0.06603433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/>
          <table:table-cell office:value-type="float" office:value="0.009999999776483" calcext:value-type="float">
            <text:p>0.0099999998</text:p>
          </table:table-cell>
          <table:table-cell office:value-type="float" office:value="0.004179323092103" calcext:value-type="float">
            <text:p>0.0041793231</text:p>
          </table:table-cell>
          <table:table-cell office:value-type="float" office:value="0.00582068" calcext:value-type="float">
            <text:p>0.00582068</text:p>
          </table:table-cell>
          <table:table-cell office:value-type="float" office:value="0.002124747261405" calcext:value-type="float">
            <text:p>0.0021247473</text:p>
          </table:table-cell>
          <table:table-cell office:value-type="float" office:value="0.00787525" calcext:value-type="float">
            <text:p>0.00787525</text:p>
          </table:table-cell>
          <table:table-cell/>
          <table:table-cell office:value-type="float" office:value="0.029999999329448" calcext:value-type="float">
            <text:p>0.0299999993</text:p>
          </table:table-cell>
          <table:table-cell office:value-type="float" office:value="0.007299430668354" calcext:value-type="float">
            <text:p>0.0072994307</text:p>
          </table:table-cell>
          <table:table-cell office:value-type="float" office:value="0.02270057" calcext:value-type="float">
            <text:p>0.02270057</text:p>
          </table:table-cell>
          <table:table-cell/>
          <table:table-cell office:value-type="float" office:value="0.050000000745058" calcext:value-type="float">
            <text:p>0.0500000007</text:p>
          </table:table-cell>
          <table:table-cell office:value-type="float" office:value="0.006614293903112" calcext:value-type="float">
            <text:p>0.0066142939</text:p>
          </table:table-cell>
          <table:table-cell office:value-type="float" office:value="0.04338571" calcext:value-type="float">
            <text:p>0.04338571</text:p>
          </table:table-cell>
          <table:table-cell office:value-type="float" office:value="0.008812628686428" calcext:value-type="float">
            <text:p>0.0088126287</text:p>
          </table:table-cell>
          <table:table-cell office:value-type="float" office:value="0.04118737" calcext:value-type="float">
            <text:p>0.04118737</text:p>
          </table:table-cell>
          <table:table-cell/>
          <table:table-cell office:value-type="float" office:value="0.070000000298023" calcext:value-type="float">
            <text:p>0.0700000003</text:p>
          </table:table-cell>
          <table:table-cell office:value-type="float" office:value="0.017168790102005" calcext:value-type="float">
            <text:p>0.0171687901</text:p>
          </table:table-cell>
          <table:table-cell office:value-type="float" office:value="0.05283121" calcext:value-type="float">
            <text:p>0.05283121</text:p>
          </table:table-cell>
          <table:table-cell office:value-type="float" office:value="0.01978126168251" calcext:value-type="float">
            <text:p>0.0197812617</text:p>
          </table:table-cell>
          <table:table-cell office:value-type="float" office:value="0.05021874" calcext:value-type="float">
            <text:p>0.05021874</text:p>
          </table:table-cell>
          <table:table-cell/>
          <table:table-cell office:value-type="float" office:value="0.090000003576279" calcext:value-type="float">
            <text:p>0.0900000036</text:p>
          </table:table-cell>
          <table:table-cell office:value-type="float" office:value="0.025870345532894" calcext:value-type="float">
            <text:p>0.0258703455</text:p>
          </table:table-cell>
          <table:table-cell office:value-type="float" office:value="0.06412966" calcext:value-type="float">
            <text:p>0.06412966</text:p>
          </table:table-cell>
          <table:table-cell office:value-type="float" office:value="0.024733133614063" calcext:value-type="float">
            <text:p>0.0247331336</text:p>
          </table:table-cell>
          <table:table-cell office:value-type="float" office:value="0.06526687" calcext:value-type="float">
            <text:p>0.06526687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/>
          <table:table-cell office:value-type="float" office:value="0.009999999776483" calcext:value-type="float">
            <text:p>0.0099999998</text:p>
          </table:table-cell>
          <table:table-cell office:value-type="float" office:value="0.00408692099154" calcext:value-type="float">
            <text:p>0.004086921</text:p>
          </table:table-cell>
          <table:table-cell office:value-type="float" office:value="0.00591308" calcext:value-type="float">
            <text:p>0.00591308</text:p>
          </table:table-cell>
          <table:table-cell office:value-type="float" office:value="0.001725139096379" calcext:value-type="float">
            <text:p>0.0017251391</text:p>
          </table:table-cell>
          <table:table-cell office:value-type="float" office:value="0.00827486" calcext:value-type="float">
            <text:p>0.00827486</text:p>
          </table:table-cell>
          <table:table-cell/>
          <table:table-cell office:value-type="float" office:value="0.029999999329448" calcext:value-type="float">
            <text:p>0.0299999993</text:p>
          </table:table-cell>
          <table:table-cell office:value-type="float" office:value="0.007411409169436" calcext:value-type="float">
            <text:p>0.0074114092</text:p>
          </table:table-cell>
          <table:table-cell office:value-type="float" office:value="0.02258859" calcext:value-type="float">
            <text:p>0.02258859</text:p>
          </table:table-cell>
          <table:table-cell/>
          <table:table-cell office:value-type="float" office:value="0.050000000745058" calcext:value-type="float">
            <text:p>0.0500000007</text:p>
          </table:table-cell>
          <table:table-cell office:value-type="float" office:value="0.006754200905561" calcext:value-type="float">
            <text:p>0.0067542009</text:p>
          </table:table-cell>
          <table:table-cell office:value-type="float" office:value="0.0432458" calcext:value-type="float">
            <text:p>0.0432458</text:p>
          </table:table-cell>
          <table:table-cell office:value-type="float" office:value="0.008896611630917" calcext:value-type="float">
            <text:p>0.0088966116</text:p>
          </table:table-cell>
          <table:table-cell office:value-type="float" office:value="0.04110339" calcext:value-type="float">
            <text:p>0.04110339</text:p>
          </table:table-cell>
          <table:table-cell/>
          <table:table-cell office:value-type="float" office:value="0.070000000298023" calcext:value-type="float">
            <text:p>0.0700000003</text:p>
          </table:table-cell>
          <table:table-cell office:value-type="float" office:value="0.016086712479591" calcext:value-type="float">
            <text:p>0.0160867125</text:p>
          </table:table-cell>
          <table:table-cell office:value-type="float" office:value="0.05391329" calcext:value-type="float">
            <text:p>0.05391329</text:p>
          </table:table-cell>
          <table:table-cell office:value-type="float" office:value="0.018053777515888" calcext:value-type="float">
            <text:p>0.0180537775</text:p>
          </table:table-cell>
          <table:table-cell office:value-type="float" office:value="0.05194622" calcext:value-type="float">
            <text:p>0.05194622</text:p>
          </table:table-cell>
          <table:table-cell/>
          <table:table-cell office:value-type="float" office:value="0.090000003576279" calcext:value-type="float">
            <text:p>0.0900000036</text:p>
          </table:table-cell>
          <table:table-cell office:value-type="float" office:value="0.026673540472984" calcext:value-type="float">
            <text:p>0.0266735405</text:p>
          </table:table-cell>
          <table:table-cell office:value-type="float" office:value="0.06332646" calcext:value-type="float">
            <text:p>0.06332646</text:p>
          </table:table-cell>
          <table:table-cell office:value-type="float" office:value="0.024629801511765" calcext:value-type="float">
            <text:p>0.0246298015</text:p>
          </table:table-cell>
          <table:table-cell office:value-type="float" office:value="0.0653702" calcext:value-type="float">
            <text:p>0.0653702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/>
          <table:table-cell office:value-type="float" office:value="0.009999999776483" calcext:value-type="float">
            <text:p>0.0099999998</text:p>
          </table:table-cell>
          <table:table-cell office:value-type="float" office:value="0.004003627225757" calcext:value-type="float">
            <text:p>0.0040036272</text:p>
          </table:table-cell>
          <table:table-cell office:value-type="float" office:value="0.00599637" calcext:value-type="float">
            <text:p>0.00599637</text:p>
          </table:table-cell>
          <table:table-cell office:value-type="float" office:value="0.001777371391654" calcext:value-type="float">
            <text:p>0.0017773714</text:p>
          </table:table-cell>
          <table:table-cell office:value-type="float" office:value="0.00822263" calcext:value-type="float">
            <text:p>0.00822263</text:p>
          </table:table-cell>
          <table:table-cell/>
          <table:table-cell office:value-type="float" office:value="0.029999999329448" calcext:value-type="float">
            <text:p>0.0299999993</text:p>
          </table:table-cell>
          <table:table-cell office:value-type="float" office:value="0.007645294070244" calcext:value-type="float">
            <text:p>0.0076452941</text:p>
          </table:table-cell>
          <table:table-cell office:value-type="float" office:value="0.02235471" calcext:value-type="float">
            <text:p>0.02235471</text:p>
          </table:table-cell>
          <table:table-cell/>
          <table:table-cell office:value-type="float" office:value="0.050000000745058" calcext:value-type="float">
            <text:p>0.0500000007</text:p>
          </table:table-cell>
          <table:table-cell office:value-type="float" office:value="0.006520833820105" calcext:value-type="float">
            <text:p>0.0065208338</text:p>
          </table:table-cell>
          <table:table-cell office:value-type="float" office:value="0.04347917" calcext:value-type="float">
            <text:p>0.04347917</text:p>
          </table:table-cell>
          <table:table-cell office:value-type="float" office:value="0.008586317300797" calcext:value-type="float">
            <text:p>0.0085863173</text:p>
          </table:table-cell>
          <table:table-cell office:value-type="float" office:value="0.04141368" calcext:value-type="float">
            <text:p>0.04141368</text:p>
          </table:table-cell>
          <table:table-cell/>
          <table:table-cell office:value-type="float" office:value="0.070000000298023" calcext:value-type="float">
            <text:p>0.0700000003</text:p>
          </table:table-cell>
          <table:table-cell office:value-type="float" office:value="0.014261268079281" calcext:value-type="float">
            <text:p>0.0142612681</text:p>
          </table:table-cell>
          <table:table-cell office:value-type="float" office:value="0.05573873" calcext:value-type="float">
            <text:p>0.05573873</text:p>
          </table:table-cell>
          <table:table-cell office:value-type="float" office:value="0.017199732363224" calcext:value-type="float">
            <text:p>0.0171997324</text:p>
          </table:table-cell>
          <table:table-cell office:value-type="float" office:value="0.05280027" calcext:value-type="float">
            <text:p>0.05280027</text:p>
          </table:table-cell>
          <table:table-cell/>
          <table:table-cell office:value-type="float" office:value="0.090000003576279" calcext:value-type="float">
            <text:p>0.0900000036</text:p>
          </table:table-cell>
          <table:table-cell office:value-type="float" office:value="0.026647992432117" calcext:value-type="float">
            <text:p>0.0266479924</text:p>
          </table:table-cell>
          <table:table-cell office:value-type="float" office:value="0.06335201" calcext:value-type="float">
            <text:p>0.06335201</text:p>
          </table:table-cell>
          <table:table-cell office:value-type="float" office:value="0.023857176303864" calcext:value-type="float">
            <text:p>0.0238571763</text:p>
          </table:table-cell>
          <table:table-cell office:value-type="float" office:value="0.06614283" calcext:value-type="float">
            <text:p>0.06614283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/>
          <table:table-cell office:value-type="float" office:value="0.009999999776483" calcext:value-type="float">
            <text:p>0.0099999998</text:p>
          </table:table-cell>
          <table:table-cell office:value-type="float" office:value="0.003966769203544" calcext:value-type="float">
            <text:p>0.0039667692</text:p>
          </table:table-cell>
          <table:table-cell office:value-type="float" office:value="0.00603323" calcext:value-type="float">
            <text:p>0.00603323</text:p>
          </table:table-cell>
          <table:table-cell office:value-type="float" office:value="0.001557426527143" calcext:value-type="float">
            <text:p>0.0015574265</text:p>
          </table:table-cell>
          <table:table-cell office:value-type="float" office:value="0.00844257" calcext:value-type="float">
            <text:p>0.00844257</text:p>
          </table:table-cell>
          <table:table-cell/>
          <table:table-cell office:value-type="float" office:value="0.029999999329448" calcext:value-type="float">
            <text:p>0.0299999993</text:p>
          </table:table-cell>
          <table:table-cell office:value-type="float" office:value="0.007567428052425" calcext:value-type="float">
            <text:p>0.0075674281</text:p>
          </table:table-cell>
          <table:table-cell office:value-type="float" office:value="0.02243257" calcext:value-type="float">
            <text:p>0.02243257</text:p>
          </table:table-cell>
          <table:table-cell/>
          <table:table-cell office:value-type="float" office:value="0.050000000745058" calcext:value-type="float">
            <text:p>0.0500000007</text:p>
          </table:table-cell>
          <table:table-cell office:value-type="float" office:value="0.006676238030195" calcext:value-type="float">
            <text:p>0.006676238</text:p>
          </table:table-cell>
          <table:table-cell office:value-type="float" office:value="0.04332376" calcext:value-type="float">
            <text:p>0.04332376</text:p>
          </table:table-cell>
          <table:table-cell office:value-type="float" office:value="0.008659236133099" calcext:value-type="float">
            <text:p>0.0086592361</text:p>
          </table:table-cell>
          <table:table-cell office:value-type="float" office:value="0.04134076" calcext:value-type="float">
            <text:p>0.04134076</text:p>
          </table:table-cell>
          <table:table-cell/>
          <table:table-cell office:value-type="float" office:value="0.070000000298023" calcext:value-type="float">
            <text:p>0.0700000003</text:p>
          </table:table-cell>
          <table:table-cell office:value-type="float" office:value="0.013334520161152" calcext:value-type="float">
            <text:p>0.0133345202</text:p>
          </table:table-cell>
          <table:table-cell office:value-type="float" office:value="0.05666548" calcext:value-type="float">
            <text:p>0.05666548</text:p>
          </table:table-cell>
          <table:table-cell office:value-type="float" office:value="0.014831274747849" calcext:value-type="float">
            <text:p>0.0148312747</text:p>
          </table:table-cell>
          <table:table-cell office:value-type="float" office:value="0.05516873" calcext:value-type="float">
            <text:p>0.05516873</text:p>
          </table:table-cell>
          <table:table-cell/>
          <table:table-cell office:value-type="float" office:value="0.090000003576279" calcext:value-type="float">
            <text:p>0.0900000036</text:p>
          </table:table-cell>
          <table:table-cell office:value-type="float" office:value="0.025420904159546" calcext:value-type="float">
            <text:p>0.0254209042</text:p>
          </table:table-cell>
          <table:table-cell office:value-type="float" office:value="0.0645791" calcext:value-type="float">
            <text:p>0.0645791</text:p>
          </table:table-cell>
          <table:table-cell office:value-type="float" office:value="0.02301524579525" calcext:value-type="float">
            <text:p>0.0230152458</text:p>
          </table:table-cell>
          <table:table-cell office:value-type="float" office:value="0.06698476" calcext:value-type="float">
            <text:p>0.06698476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/>
          <table:table-cell office:value-type="float" office:value="0.009999999776483" calcext:value-type="float">
            <text:p>0.0099999998</text:p>
          </table:table-cell>
          <table:table-cell office:value-type="float" office:value="0.003683829680085" calcext:value-type="float">
            <text:p>0.0036838297</text:p>
          </table:table-cell>
          <table:table-cell office:value-type="float" office:value="0.00631617" calcext:value-type="float">
            <text:p>0.00631617</text:p>
          </table:table-cell>
          <table:table-cell office:value-type="float" office:value="0.001417657360435" calcext:value-type="float">
            <text:p>0.0014176574</text:p>
          </table:table-cell>
          <table:table-cell office:value-type="float" office:value="0.00858234" calcext:value-type="float">
            <text:p>0.00858234</text:p>
          </table:table-cell>
          <table:table-cell/>
          <table:table-cell office:value-type="float" office:value="0.029999999329448" calcext:value-type="float">
            <text:p>0.0299999993</text:p>
          </table:table-cell>
          <table:table-cell office:value-type="float" office:value="0.007245142012835" calcext:value-type="float">
            <text:p>0.007245142</text:p>
          </table:table-cell>
          <table:table-cell office:value-type="float" office:value="0.02275486" calcext:value-type="float">
            <text:p>0.02275486</text:p>
          </table:table-cell>
          <table:table-cell/>
          <table:table-cell office:value-type="float" office:value="0.050000000745058" calcext:value-type="float">
            <text:p>0.0500000007</text:p>
          </table:table-cell>
          <table:table-cell office:value-type="float" office:value="0.006242107599974" calcext:value-type="float">
            <text:p>0.0062421076</text:p>
          </table:table-cell>
          <table:table-cell office:value-type="float" office:value="0.04375789" calcext:value-type="float">
            <text:p>0.04375789</text:p>
          </table:table-cell>
          <table:table-cell office:value-type="float" office:value="0.008942380547523" calcext:value-type="float">
            <text:p>0.0089423805</text:p>
          </table:table-cell>
          <table:table-cell office:value-type="float" office:value="0.04105762" calcext:value-type="float">
            <text:p>0.04105762</text:p>
          </table:table-cell>
          <table:table-cell/>
          <table:table-cell office:value-type="float" office:value="0.070000000298023" calcext:value-type="float">
            <text:p>0.0700000003</text:p>
          </table:table-cell>
          <table:table-cell office:value-type="float" office:value="0.011517517268658" calcext:value-type="float">
            <text:p>0.0115175173</text:p>
          </table:table-cell>
          <table:table-cell office:value-type="float" office:value="0.05848248" calcext:value-type="float">
            <text:p>0.05848248</text:p>
          </table:table-cell>
          <table:table-cell office:value-type="float" office:value="0.014051109552383" calcext:value-type="float">
            <text:p>0.0140511096</text:p>
          </table:table-cell>
          <table:table-cell office:value-type="float" office:value="0.05594889" calcext:value-type="float">
            <text:p>0.05594889</text:p>
          </table:table-cell>
          <table:table-cell/>
          <table:table-cell office:value-type="float" office:value="0.090000003576279" calcext:value-type="float">
            <text:p>0.0900000036</text:p>
          </table:table-cell>
          <table:table-cell office:value-type="float" office:value="0.02461563795805" calcext:value-type="float">
            <text:p>0.024615638</text:p>
          </table:table-cell>
          <table:table-cell office:value-type="float" office:value="0.06538437" calcext:value-type="float">
            <text:p>0.06538437</text:p>
          </table:table-cell>
          <table:table-cell office:value-type="float" office:value="0.021640799939632" calcext:value-type="float">
            <text:p>0.0216407999</text:p>
          </table:table-cell>
          <table:table-cell office:value-type="float" office:value="0.0683592" calcext:value-type="float">
            <text:p>0.0683592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/>
          <table:table-cell office:value-type="float" office:value="0.009999999776483" calcext:value-type="float">
            <text:p>0.0099999998</text:p>
          </table:table-cell>
          <table:table-cell office:value-type="float" office:value="0.003355594351888" calcext:value-type="float">
            <text:p>0.0033555944</text:p>
          </table:table-cell>
          <table:table-cell office:value-type="float" office:value="0.00664441" calcext:value-type="float">
            <text:p>0.00664441</text:p>
          </table:table-cell>
          <table:table-cell office:value-type="float" office:value="0.001486225053668" calcext:value-type="float">
            <text:p>0.0014862251</text:p>
          </table:table-cell>
          <table:table-cell office:value-type="float" office:value="0.00851377" calcext:value-type="float">
            <text:p>0.00851377</text:p>
          </table:table-cell>
          <table:table-cell/>
          <table:table-cell office:value-type="float" office:value="0.029999999329448" calcext:value-type="float">
            <text:p>0.0299999993</text:p>
          </table:table-cell>
          <table:table-cell office:value-type="float" office:value="0.007002647966146" calcext:value-type="float">
            <text:p>0.007002648</text:p>
          </table:table-cell>
          <table:table-cell office:value-type="float" office:value="0.02299735" calcext:value-type="float">
            <text:p>0.02299735</text:p>
          </table:table-cell>
          <table:table-cell/>
          <table:table-cell office:value-type="float" office:value="0.050000000745058" calcext:value-type="float">
            <text:p>0.0500000007</text:p>
          </table:table-cell>
          <table:table-cell office:value-type="float" office:value="0.00610526278615" calcext:value-type="float">
            <text:p>0.0061052628</text:p>
          </table:table-cell>
          <table:table-cell office:value-type="float" office:value="0.04389474" calcext:value-type="float">
            <text:p>0.04389474</text:p>
          </table:table-cell>
          <table:table-cell office:value-type="float" office:value="0.009232550859451" calcext:value-type="float">
            <text:p>0.0092325509</text:p>
          </table:table-cell>
          <table:table-cell office:value-type="float" office:value="0.04076745" calcext:value-type="float">
            <text:p>0.04076745</text:p>
          </table:table-cell>
          <table:table-cell/>
          <table:table-cell office:value-type="float" office:value="0.070000000298023" calcext:value-type="float">
            <text:p>0.0700000003</text:p>
          </table:table-cell>
          <table:table-cell office:value-type="float" office:value="0.010563440620899" calcext:value-type="float">
            <text:p>0.0105634406</text:p>
          </table:table-cell>
          <table:table-cell office:value-type="float" office:value="0.05943656" calcext:value-type="float">
            <text:p>0.05943656</text:p>
          </table:table-cell>
          <table:table-cell office:value-type="float" office:value="0.012112453579903" calcext:value-type="float">
            <text:p>0.0121124536</text:p>
          </table:table-cell>
          <table:table-cell office:value-type="float" office:value="0.05788755" calcext:value-type="float">
            <text:p>0.05788755</text:p>
          </table:table-cell>
          <table:table-cell/>
          <table:table-cell office:value-type="float" office:value="0.090000003576279" calcext:value-type="float">
            <text:p>0.0900000036</text:p>
          </table:table-cell>
          <table:table-cell office:value-type="float" office:value="0.022111982107162" calcext:value-type="float">
            <text:p>0.0221119821</text:p>
          </table:table-cell>
          <table:table-cell office:value-type="float" office:value="0.06788802" calcext:value-type="float">
            <text:p>0.06788802</text:p>
          </table:table-cell>
          <table:table-cell office:value-type="float" office:value="0.020513206720352" calcext:value-type="float">
            <text:p>0.0205132067</text:p>
          </table:table-cell>
          <table:table-cell office:value-type="float" office:value="0.0694868" calcext:value-type="float">
            <text:p>0.0694868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/>
          <table:table-cell office:value-type="float" office:value="0.009999999776483" calcext:value-type="float">
            <text:p>0.0099999998</text:p>
          </table:table-cell>
          <table:table-cell office:value-type="float" office:value="0.003204373642802" calcext:value-type="float">
            <text:p>0.0032043736</text:p>
          </table:table-cell>
          <table:table-cell office:value-type="float" office:value="0.00679563" calcext:value-type="float">
            <text:p>0.00679563</text:p>
          </table:table-cell>
          <table:table-cell office:value-type="float" office:value="0.00156150944531" calcext:value-type="float">
            <text:p>0.0015615094</text:p>
          </table:table-cell>
          <table:table-cell office:value-type="float" office:value="0.00843849" calcext:value-type="float">
            <text:p>0.00843849</text:p>
          </table:table-cell>
          <table:table-cell/>
          <table:table-cell office:value-type="float" office:value="0.029999999329448" calcext:value-type="float">
            <text:p>0.0299999993</text:p>
          </table:table-cell>
          <table:table-cell office:value-type="float" office:value="0.006562661379576" calcext:value-type="float">
            <text:p>0.0065626614</text:p>
          </table:table-cell>
          <table:table-cell office:value-type="float" office:value="0.02343734" calcext:value-type="float">
            <text:p>0.02343734</text:p>
          </table:table-cell>
          <table:table-cell/>
          <table:table-cell office:value-type="float" office:value="0.050000000745058" calcext:value-type="float">
            <text:p>0.0500000007</text:p>
          </table:table-cell>
          <table:table-cell office:value-type="float" office:value="0.005688231438398" calcext:value-type="float">
            <text:p>0.0056882314</text:p>
          </table:table-cell>
          <table:table-cell office:value-type="float" office:value="0.04431177" calcext:value-type="float">
            <text:p>0.04431177</text:p>
          </table:table-cell>
          <table:table-cell office:value-type="float" office:value="0.009504802525043" calcext:value-type="float">
            <text:p>0.0095048025</text:p>
          </table:table-cell>
          <table:table-cell office:value-type="float" office:value="0.0404952" calcext:value-type="float">
            <text:p>0.0404952</text:p>
          </table:table-cell>
          <table:table-cell/>
          <table:table-cell office:value-type="float" office:value="0.070000000298023" calcext:value-type="float">
            <text:p>0.0700000003</text:p>
          </table:table-cell>
          <table:table-cell office:value-type="float" office:value="0.009195379912853" calcext:value-type="float">
            <text:p>0.0091953799</text:p>
          </table:table-cell>
          <table:table-cell office:value-type="float" office:value="0.06080462" calcext:value-type="float">
            <text:p>0.06080462</text:p>
          </table:table-cell>
          <table:table-cell office:value-type="float" office:value="0.011393293738365" calcext:value-type="float">
            <text:p>0.0113932937</text:p>
          </table:table-cell>
          <table:table-cell office:value-type="float" office:value="0.05860671" calcext:value-type="float">
            <text:p>0.05860671</text:p>
          </table:table-cell>
          <table:table-cell/>
          <table:table-cell office:value-type="float" office:value="0.090000003576279" calcext:value-type="float">
            <text:p>0.0900000036</text:p>
          </table:table-cell>
          <table:table-cell office:value-type="float" office:value="0.020894199609756" calcext:value-type="float">
            <text:p>0.0208941996</text:p>
          </table:table-cell>
          <table:table-cell office:value-type="float" office:value="0.0691058" calcext:value-type="float">
            <text:p>0.0691058</text:p>
          </table:table-cell>
          <table:table-cell office:value-type="float" office:value="0.018054090440273" calcext:value-type="float">
            <text:p>0.0180540904</text:p>
          </table:table-cell>
          <table:table-cell office:value-type="float" office:value="0.07194591" calcext:value-type="float">
            <text:p>0.07194591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/>
          <table:table-cell office:value-type="float" office:value="0.009999999776483" calcext:value-type="float">
            <text:p>0.0099999998</text:p>
          </table:table-cell>
          <table:table-cell office:value-type="float" office:value="0.003054806962609" calcext:value-type="float">
            <text:p>0.003054807</text:p>
          </table:table-cell>
          <table:table-cell office:value-type="float" office:value="0.00694519" calcext:value-type="float">
            <text:p>0.00694519</text:p>
          </table:table-cell>
          <table:table-cell office:value-type="float" office:value="0.001742163673043" calcext:value-type="float">
            <text:p>0.0017421637</text:p>
          </table:table-cell>
          <table:table-cell office:value-type="float" office:value="0.00825784" calcext:value-type="float">
            <text:p>0.00825784</text:p>
          </table:table-cell>
          <table:table-cell/>
          <table:table-cell office:value-type="float" office:value="0.029999999329448" calcext:value-type="float">
            <text:p>0.0299999993</text:p>
          </table:table-cell>
          <table:table-cell office:value-type="float" office:value="0.006041184067726" calcext:value-type="float">
            <text:p>0.0060411841</text:p>
          </table:table-cell>
          <table:table-cell office:value-type="float" office:value="0.02395882" calcext:value-type="float">
            <text:p>0.02395882</text:p>
          </table:table-cell>
          <table:table-cell/>
          <table:table-cell office:value-type="float" office:value="0.050000000745058" calcext:value-type="float">
            <text:p>0.0500000007</text:p>
          </table:table-cell>
          <table:table-cell office:value-type="float" office:value="0.005504060536623" calcext:value-type="float">
            <text:p>0.0055040605</text:p>
          </table:table-cell>
          <table:table-cell office:value-type="float" office:value="0.04449594" calcext:value-type="float">
            <text:p>0.04449594</text:p>
          </table:table-cell>
          <table:table-cell office:value-type="float" office:value="0.009266294538975" calcext:value-type="float">
            <text:p>0.0092662945</text:p>
          </table:table-cell>
          <table:table-cell office:value-type="float" office:value="0.04073371" calcext:value-type="float">
            <text:p>0.04073371</text:p>
          </table:table-cell>
          <table:table-cell/>
          <table:table-cell office:value-type="float" office:value="0.070000000298023" calcext:value-type="float">
            <text:p>0.0700000003</text:p>
          </table:table-cell>
          <table:table-cell office:value-type="float" office:value="0.008821971714497" calcext:value-type="float">
            <text:p>0.0088219717</text:p>
          </table:table-cell>
          <table:table-cell office:value-type="float" office:value="0.06117803" calcext:value-type="float">
            <text:p>0.06117803</text:p>
          </table:table-cell>
          <table:table-cell office:value-type="float" office:value="0.010232724249363" calcext:value-type="float">
            <text:p>0.0102327242</text:p>
          </table:table-cell>
          <table:table-cell office:value-type="float" office:value="0.05976728" calcext:value-type="float">
            <text:p>0.05976728</text:p>
          </table:table-cell>
          <table:table-cell/>
          <table:table-cell office:value-type="float" office:value="0.090000003576279" calcext:value-type="float">
            <text:p>0.0900000036</text:p>
          </table:table-cell>
          <table:table-cell office:value-type="float" office:value="0.01807326823473" calcext:value-type="float">
            <text:p>0.0180732682</text:p>
          </table:table-cell>
          <table:table-cell office:value-type="float" office:value="0.07192674" calcext:value-type="float">
            <text:p>0.07192674</text:p>
          </table:table-cell>
          <table:table-cell office:value-type="float" office:value="0.017034567892551" calcext:value-type="float">
            <text:p>0.0170345679</text:p>
          </table:table-cell>
          <table:table-cell office:value-type="float" office:value="0.07296544" calcext:value-type="float">
            <text:p>0.07296544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/>
          <table:table-cell office:value-type="float" office:value="0.009999999776483" calcext:value-type="float">
            <text:p>0.0099999998</text:p>
          </table:table-cell>
          <table:table-cell office:value-type="float" office:value="0.002622937783599" calcext:value-type="float">
            <text:p>0.0026229378</text:p>
          </table:table-cell>
          <table:table-cell office:value-type="float" office:value="0.00737706" calcext:value-type="float">
            <text:p>0.00737706</text:p>
          </table:table-cell>
          <table:table-cell office:value-type="float" office:value="0.001926055178046" calcext:value-type="float">
            <text:p>0.0019260552</text:p>
          </table:table-cell>
          <table:table-cell office:value-type="float" office:value="0.00807394" calcext:value-type="float">
            <text:p>0.00807394</text:p>
          </table:table-cell>
          <table:table-cell/>
          <table:table-cell office:value-type="float" office:value="0.029999999329448" calcext:value-type="float">
            <text:p>0.0299999993</text:p>
          </table:table-cell>
          <table:table-cell office:value-type="float" office:value="0.005226347595453" calcext:value-type="float">
            <text:p>0.0052263476</text:p>
          </table:table-cell>
          <table:table-cell office:value-type="float" office:value="0.02477365" calcext:value-type="float">
            <text:p>0.02477365</text:p>
          </table:table-cell>
          <table:table-cell/>
          <table:table-cell office:value-type="float" office:value="0.050000000745058" calcext:value-type="float">
            <text:p>0.0500000007</text:p>
          </table:table-cell>
          <table:table-cell office:value-type="float" office:value="0.005212340503931" calcext:value-type="float">
            <text:p>0.0052123405</text:p>
          </table:table-cell>
          <table:table-cell office:value-type="float" office:value="0.04478766" calcext:value-type="float">
            <text:p>0.04478766</text:p>
          </table:table-cell>
          <table:table-cell office:value-type="float" office:value="0.009263575077057" calcext:value-type="float">
            <text:p>0.0092635751</text:p>
          </table:table-cell>
          <table:table-cell office:value-type="float" office:value="0.04073643" calcext:value-type="float">
            <text:p>0.04073643</text:p>
          </table:table-cell>
          <table:table-cell/>
          <table:table-cell office:value-type="float" office:value="0.070000000298023" calcext:value-type="float">
            <text:p>0.0700000003</text:p>
          </table:table-cell>
          <table:table-cell office:value-type="float" office:value="0.008170239627361" calcext:value-type="float">
            <text:p>0.0081702396</text:p>
          </table:table-cell>
          <table:table-cell office:value-type="float" office:value="0.06182976" calcext:value-type="float">
            <text:p>0.06182976</text:p>
          </table:table-cell>
          <table:table-cell office:value-type="float" office:value="0.009729370474815" calcext:value-type="float">
            <text:p>0.0097293705</text:p>
          </table:table-cell>
          <table:table-cell office:value-type="float" office:value="0.06027063" calcext:value-type="float">
            <text:p>0.06027063</text:p>
          </table:table-cell>
          <table:table-cell/>
          <table:table-cell office:value-type="float" office:value="0.090000003576279" calcext:value-type="float">
            <text:p>0.0900000036</text:p>
          </table:table-cell>
          <table:table-cell office:value-type="float" office:value="0.016456499695778" calcext:value-type="float">
            <text:p>0.0164564997</text:p>
          </table:table-cell>
          <table:table-cell office:value-type="float" office:value="0.0735435" calcext:value-type="float">
            <text:p>0.0735435</text:p>
          </table:table-cell>
          <table:table-cell office:value-type="float" office:value="0.01493363827467" calcext:value-type="float">
            <text:p>0.0149336383</text:p>
          </table:table-cell>
          <table:table-cell office:value-type="float" office:value="0.07506637" calcext:value-type="float">
            <text:p>0.07506637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/>
          <table:table-cell office:value-type="float" office:value="0.009999999776483" calcext:value-type="float">
            <text:p>0.0099999998</text:p>
          </table:table-cell>
          <table:table-cell office:value-type="float" office:value="0.002421902492642" calcext:value-type="float">
            <text:p>0.0024219025</text:p>
          </table:table-cell>
          <table:table-cell office:value-type="float" office:value="0.0075781" calcext:value-type="float">
            <text:p>0.0075781</text:p>
          </table:table-cell>
          <table:table-cell office:value-type="float" office:value="0.002211606130004" calcext:value-type="float">
            <text:p>0.0022116061</text:p>
          </table:table-cell>
          <table:table-cell office:value-type="float" office:value="0.00778839" calcext:value-type="float">
            <text:p>0.00778839</text:p>
          </table:table-cell>
          <table:table-cell/>
          <table:table-cell office:value-type="float" office:value="0.029999999329448" calcext:value-type="float">
            <text:p>0.0299999993</text:p>
          </table:table-cell>
          <table:table-cell office:value-type="float" office:value="0.004767704755068" calcext:value-type="float">
            <text:p>0.0047677048</text:p>
          </table:table-cell>
          <table:table-cell office:value-type="float" office:value="0.02523229" calcext:value-type="float">
            <text:p>0.02523229</text:p>
          </table:table-cell>
          <table:table-cell/>
          <table:table-cell office:value-type="float" office:value="0.050000000745058" calcext:value-type="float">
            <text:p>0.0500000007</text:p>
          </table:table-cell>
          <table:table-cell office:value-type="float" office:value="0.005109552294016" calcext:value-type="float">
            <text:p>0.0051095523</text:p>
          </table:table-cell>
          <table:table-cell office:value-type="float" office:value="0.04489045" calcext:value-type="float">
            <text:p>0.04489045</text:p>
          </table:table-cell>
          <table:table-cell office:value-type="float" office:value="0.008941046893597" calcext:value-type="float">
            <text:p>0.0089410469</text:p>
          </table:table-cell>
          <table:table-cell office:value-type="float" office:value="0.04105895" calcext:value-type="float">
            <text:p>0.04105895</text:p>
          </table:table-cell>
          <table:table-cell/>
          <table:table-cell office:value-type="float" office:value="0.070000000298023" calcext:value-type="float">
            <text:p>0.0700000003</text:p>
          </table:table-cell>
          <table:table-cell office:value-type="float" office:value="0.008160039782524" calcext:value-type="float">
            <text:p>0.0081600398</text:p>
          </table:table-cell>
          <table:table-cell office:value-type="float" office:value="0.06183996" calcext:value-type="float">
            <text:p>0.06183996</text:p>
          </table:table-cell>
          <table:table-cell office:value-type="float" office:value="0.009085297584534" calcext:value-type="float">
            <text:p>0.0090852976</text:p>
          </table:table-cell>
          <table:table-cell office:value-type="float" office:value="0.0609147" calcext:value-type="float">
            <text:p>0.0609147</text:p>
          </table:table-cell>
          <table:table-cell/>
          <table:table-cell office:value-type="float" office:value="0.090000003576279" calcext:value-type="float">
            <text:p>0.0900000036</text:p>
          </table:table-cell>
          <table:table-cell office:value-type="float" office:value="0.013391137123108" calcext:value-type="float">
            <text:p>0.0133911371</text:p>
          </table:table-cell>
          <table:table-cell office:value-type="float" office:value="0.07660887" calcext:value-type="float">
            <text:p>0.07660887</text:p>
          </table:table-cell>
          <table:table-cell office:value-type="float" office:value="0.014075607061386" calcext:value-type="float">
            <text:p>0.0140756071</text:p>
          </table:table-cell>
          <table:table-cell office:value-type="float" office:value="0.0759244" calcext:value-type="float">
            <text:p>0.0759244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/>
          <table:table-cell office:value-type="float" office:value="0.009999999776483" calcext:value-type="float">
            <text:p>0.0099999998</text:p>
          </table:table-cell>
          <table:table-cell office:value-type="float" office:value="0.002164484933019" calcext:value-type="float">
            <text:p>0.0021644849</text:p>
          </table:table-cell>
          <table:table-cell office:value-type="float" office:value="0.00783551" calcext:value-type="float">
            <text:p>0.00783551</text:p>
          </table:table-cell>
          <table:table-cell office:value-type="float" office:value="0.002470107749104" calcext:value-type="float">
            <text:p>0.0024701077</text:p>
          </table:table-cell>
          <table:table-cell office:value-type="float" office:value="0.00752989" calcext:value-type="float">
            <text:p>0.00752989</text:p>
          </table:table-cell>
          <table:table-cell/>
          <table:table-cell office:value-type="float" office:value="0.029999999329448" calcext:value-type="float">
            <text:p>0.0299999993</text:p>
          </table:table-cell>
          <table:table-cell office:value-type="float" office:value="0.00394931063056" calcext:value-type="float">
            <text:p>0.0039493106</text:p>
          </table:table-cell>
          <table:table-cell office:value-type="float" office:value="0.02605069" calcext:value-type="float">
            <text:p>0.02605069</text:p>
          </table:table-cell>
          <table:table-cell/>
          <table:table-cell office:value-type="float" office:value="0.050000000745058" calcext:value-type="float">
            <text:p>0.0500000007</text:p>
          </table:table-cell>
          <table:table-cell office:value-type="float" office:value="0.005061630159616" calcext:value-type="float">
            <text:p>0.0050616302</text:p>
          </table:table-cell>
          <table:table-cell office:value-type="float" office:value="0.04493837" calcext:value-type="float">
            <text:p>0.04493837</text:p>
          </table:table-cell>
          <table:table-cell office:value-type="float" office:value="0.008648082613945" calcext:value-type="float">
            <text:p>0.0086480826</text:p>
          </table:table-cell>
          <table:table-cell office:value-type="float" office:value="0.04135192" calcext:value-type="float">
            <text:p>0.04135192</text:p>
          </table:table-cell>
          <table:table-cell/>
          <table:table-cell office:value-type="float" office:value="0.070000000298023" calcext:value-type="float">
            <text:p>0.0700000003</text:p>
          </table:table-cell>
          <table:table-cell office:value-type="float" office:value="0.008141338825226" calcext:value-type="float">
            <text:p>0.0081413388</text:p>
          </table:table-cell>
          <table:table-cell office:value-type="float" office:value="0.06185866" calcext:value-type="float">
            <text:p>0.06185866</text:p>
          </table:table-cell>
          <table:table-cell office:value-type="float" office:value="0.008818566799164" calcext:value-type="float">
            <text:p>0.0088185668</text:p>
          </table:table-cell>
          <table:table-cell office:value-type="float" office:value="0.06118143" calcext:value-type="float">
            <text:p>0.06118143</text:p>
          </table:table-cell>
          <table:table-cell/>
          <table:table-cell office:value-type="float" office:value="0.090000003576279" calcext:value-type="float">
            <text:p>0.0900000036</text:p>
          </table:table-cell>
          <table:table-cell office:value-type="float" office:value="0.012267231941223" calcext:value-type="float">
            <text:p>0.0122672319</text:p>
          </table:table-cell>
          <table:table-cell office:value-type="float" office:value="0.07773277" calcext:value-type="float">
            <text:p>0.07773277</text:p>
          </table:table-cell>
          <table:table-cell office:value-type="float" office:value="0.013204298913479" calcext:value-type="float">
            <text:p>0.0132042989</text:p>
          </table:table-cell>
          <table:table-cell office:value-type="float" office:value="0.0767957" calcext:value-type="float">
            <text:p>0.0767957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/>
          <table:table-cell office:value-type="float" office:value="0.009999999776483" calcext:value-type="float">
            <text:p>0.0099999998</text:p>
          </table:table-cell>
          <table:table-cell office:value-type="float" office:value="0.002196149900556" calcext:value-type="float">
            <text:p>0.0021961499</text:p>
          </table:table-cell>
          <table:table-cell office:value-type="float" office:value="0.00780385" calcext:value-type="float">
            <text:p>0.00780385</text:p>
          </table:table-cell>
          <table:table-cell office:value-type="float" office:value="0.002820396795869" calcext:value-type="float">
            <text:p>0.0028203968</text:p>
          </table:table-cell>
          <table:table-cell office:value-type="float" office:value="0.0071796" calcext:value-type="float">
            <text:p>0.0071796</text:p>
          </table:table-cell>
          <table:table-cell/>
          <table:table-cell office:value-type="float" office:value="0.029999999329448" calcext:value-type="float">
            <text:p>0.0299999993</text:p>
          </table:table-cell>
          <table:table-cell office:value-type="float" office:value="0.003619220107794" calcext:value-type="float">
            <text:p>0.0036192201</text:p>
          </table:table-cell>
          <table:table-cell office:value-type="float" office:value="0.02638078" calcext:value-type="float">
            <text:p>0.02638078</text:p>
          </table:table-cell>
          <table:table-cell/>
          <table:table-cell office:value-type="float" office:value="0.050000000745058" calcext:value-type="float">
            <text:p>0.0500000007</text:p>
          </table:table-cell>
          <table:table-cell office:value-type="float" office:value="0.004946079105139" calcext:value-type="float">
            <text:p>0.0049460791</text:p>
          </table:table-cell>
          <table:table-cell office:value-type="float" office:value="0.04505392" calcext:value-type="float">
            <text:p>0.04505392</text:p>
          </table:table-cell>
          <table:table-cell office:value-type="float" office:value="0.008078500628471" calcext:value-type="float">
            <text:p>0.0080785006</text:p>
          </table:table-cell>
          <table:table-cell office:value-type="float" office:value="0.0419215" calcext:value-type="float">
            <text:p>0.0419215</text:p>
          </table:table-cell>
          <table:table-cell/>
          <table:table-cell office:value-type="float" office:value="0.070000000298023" calcext:value-type="float">
            <text:p>0.0700000003</text:p>
          </table:table-cell>
          <table:table-cell office:value-type="float" office:value="0.008540093898773" calcext:value-type="float">
            <text:p>0.0085400939</text:p>
          </table:table-cell>
          <table:table-cell office:value-type="float" office:value="0.06145991" calcext:value-type="float">
            <text:p>0.06145991</text:p>
          </table:table-cell>
          <table:table-cell office:value-type="float" office:value="0.008783735334873" calcext:value-type="float">
            <text:p>0.0087837353</text:p>
          </table:table-cell>
          <table:table-cell office:value-type="float" office:value="0.06121626" calcext:value-type="float">
            <text:p>0.06121626</text:p>
          </table:table-cell>
          <table:table-cell/>
          <table:table-cell office:value-type="float" office:value="0.090000003576279" calcext:value-type="float">
            <text:p>0.0900000036</text:p>
          </table:table-cell>
          <table:table-cell office:value-type="float" office:value="0.010228626430035" calcext:value-type="float">
            <text:p>0.0102286264</text:p>
          </table:table-cell>
          <table:table-cell office:value-type="float" office:value="0.07977138" calcext:value-type="float">
            <text:p>0.07977138</text:p>
          </table:table-cell>
          <table:table-cell office:value-type="float" office:value="0.01286356896162" calcext:value-type="float">
            <text:p>0.012863569</text:p>
          </table:table-cell>
          <table:table-cell office:value-type="float" office:value="0.07713643" calcext:value-type="float">
            <text:p>0.07713643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/>
          <table:table-cell office:value-type="float" office:value="0.009999999776483" calcext:value-type="float">
            <text:p>0.0099999998</text:p>
          </table:table-cell>
          <table:table-cell office:value-type="float" office:value="0.001847485080361" calcext:value-type="float">
            <text:p>0.0018474851</text:p>
          </table:table-cell>
          <table:table-cell office:value-type="float" office:value="0.00815251" calcext:value-type="float">
            <text:p>0.00815251</text:p>
          </table:table-cell>
          <table:table-cell office:value-type="float" office:value="0.002983285114169" calcext:value-type="float">
            <text:p>0.0029832851</text:p>
          </table:table-cell>
          <table:table-cell office:value-type="float" office:value="0.00701671" calcext:value-type="float">
            <text:p>0.00701671</text:p>
          </table:table-cell>
          <table:table-cell/>
          <table:table-cell office:value-type="float" office:value="0.029999999329448" calcext:value-type="float">
            <text:p>0.0299999993</text:p>
          </table:table-cell>
          <table:table-cell office:value-type="float" office:value="0.003200151026249" calcext:value-type="float">
            <text:p>0.003200151</text:p>
          </table:table-cell>
          <table:table-cell office:value-type="float" office:value="0.02679985" calcext:value-type="float">
            <text:p>0.02679985</text:p>
          </table:table-cell>
          <table:table-cell/>
          <table:table-cell office:value-type="float" office:value="0.050000000745058" calcext:value-type="float">
            <text:p>0.0500000007</text:p>
          </table:table-cell>
          <table:table-cell office:value-type="float" office:value="0.004981372505426" calcext:value-type="float">
            <text:p>0.0049813725</text:p>
          </table:table-cell>
          <table:table-cell office:value-type="float" office:value="0.04501863" calcext:value-type="float">
            <text:p>0.04501863</text:p>
          </table:table-cell>
          <table:table-cell office:value-type="float" office:value="0.00774297863245" calcext:value-type="float">
            <text:p>0.0077429786</text:p>
          </table:table-cell>
          <table:table-cell office:value-type="float" office:value="0.04225702" calcext:value-type="float">
            <text:p>0.04225702</text:p>
          </table:table-cell>
          <table:table-cell/>
          <table:table-cell office:value-type="float" office:value="0.070000000298023" calcext:value-type="float">
            <text:p>0.0700000003</text:p>
          </table:table-cell>
          <table:table-cell office:value-type="float" office:value="0.008910149335861" calcext:value-type="float">
            <text:p>0.0089101493</text:p>
          </table:table-cell>
          <table:table-cell office:value-type="float" office:value="0.06108985" calcext:value-type="float">
            <text:p>0.06108985</text:p>
          </table:table-cell>
          <table:table-cell office:value-type="float" office:value="0.008787021040916" calcext:value-type="float">
            <text:p>0.008787021</text:p>
          </table:table-cell>
          <table:table-cell office:value-type="float" office:value="0.06121298" calcext:value-type="float">
            <text:p>0.06121298</text:p>
          </table:table-cell>
          <table:table-cell/>
          <table:table-cell office:value-type="float" office:value="0.090000003576279" calcext:value-type="float">
            <text:p>0.0900000036</text:p>
          </table:table-cell>
          <table:table-cell office:value-type="float" office:value="0.009242810308933" calcext:value-type="float">
            <text:p>0.0092428103</text:p>
          </table:table-cell>
          <table:table-cell office:value-type="float" office:value="0.08075719" calcext:value-type="float">
            <text:p>0.08075719</text:p>
          </table:table-cell>
          <table:table-cell office:value-type="float" office:value="0.012636780738831" calcext:value-type="float">
            <text:p>0.0126367807</text:p>
          </table:table-cell>
          <table:table-cell office:value-type="float" office:value="0.07736322" calcext:value-type="float">
            <text:p>0.07736322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/>
          <table:table-cell office:value-type="float" office:value="0.009999999776483" calcext:value-type="float">
            <text:p>0.0099999998</text:p>
          </table:table-cell>
          <table:table-cell office:value-type="float" office:value="0.001986356452107" calcext:value-type="float">
            <text:p>0.0019863565</text:p>
          </table:table-cell>
          <table:table-cell office:value-type="float" office:value="0.00801364" calcext:value-type="float">
            <text:p>0.00801364</text:p>
          </table:table-cell>
          <table:table-cell office:value-type="float" office:value="0.003303060308099" calcext:value-type="float">
            <text:p>0.0033030603</text:p>
          </table:table-cell>
          <table:table-cell office:value-type="float" office:value="0.00669694" calcext:value-type="float">
            <text:p>0.00669694</text:p>
          </table:table-cell>
          <table:table-cell/>
          <table:table-cell office:value-type="float" office:value="0.029999999329448" calcext:value-type="float">
            <text:p>0.0299999993</text:p>
          </table:table-cell>
          <table:table-cell office:value-type="float" office:value="0.003033824265003" calcext:value-type="float">
            <text:p>0.0030338243</text:p>
          </table:table-cell>
          <table:table-cell office:value-type="float" office:value="0.02696618" calcext:value-type="float">
            <text:p>0.02696618</text:p>
          </table:table-cell>
          <table:table-cell/>
          <table:table-cell office:value-type="float" office:value="0.050000000745058" calcext:value-type="float">
            <text:p>0.0500000007</text:p>
          </table:table-cell>
          <table:table-cell office:value-type="float" office:value="0.005298350006342" calcext:value-type="float">
            <text:p>0.00529835</text:p>
          </table:table-cell>
          <table:table-cell office:value-type="float" office:value="0.04470165" calcext:value-type="float">
            <text:p>0.04470165</text:p>
          </table:table-cell>
          <table:table-cell office:value-type="float" office:value="0.007406629621983" calcext:value-type="float">
            <text:p>0.0074066296</text:p>
          </table:table-cell>
          <table:table-cell office:value-type="float" office:value="0.04259337" calcext:value-type="float">
            <text:p>0.04259337</text:p>
          </table:table-cell>
          <table:table-cell/>
          <table:table-cell office:value-type="float" office:value="0.070000000298023" calcext:value-type="float">
            <text:p>0.0700000003</text:p>
          </table:table-cell>
          <table:table-cell office:value-type="float" office:value="0.009103640913963" calcext:value-type="float">
            <text:p>0.0091036409</text:p>
          </table:table-cell>
          <table:table-cell office:value-type="float" office:value="0.06089636" calcext:value-type="float">
            <text:p>0.06089636</text:p>
          </table:table-cell>
          <table:table-cell office:value-type="float" office:value="0.008908070623875" calcext:value-type="float">
            <text:p>0.0089080706</text:p>
          </table:table-cell>
          <table:table-cell office:value-type="float" office:value="0.06109193" calcext:value-type="float">
            <text:p>0.06109193</text:p>
          </table:table-cell>
          <table:table-cell/>
          <table:table-cell office:value-type="float" office:value="0.090000003576279" calcext:value-type="float">
            <text:p>0.0900000036</text:p>
          </table:table-cell>
          <table:table-cell office:value-type="float" office:value="0.008299589157104" calcext:value-type="float">
            <text:p>0.0082995892</text:p>
          </table:table-cell>
          <table:table-cell office:value-type="float" office:value="0.08170041" calcext:value-type="float">
            <text:p>0.08170041</text:p>
          </table:table-cell>
          <table:table-cell office:value-type="float" office:value="0.012742392718792" calcext:value-type="float">
            <text:p>0.0127423927</text:p>
          </table:table-cell>
          <table:table-cell office:value-type="float" office:value="0.07725761" calcext:value-type="float">
            <text:p>0.07725761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/>
          <table:table-cell office:value-type="float" office:value="0.009999999776483" calcext:value-type="float">
            <text:p>0.0099999998</text:p>
          </table:table-cell>
          <table:table-cell office:value-type="float" office:value="0.001993654295802" calcext:value-type="float">
            <text:p>0.0019936543</text:p>
          </table:table-cell>
          <table:table-cell office:value-type="float" office:value="0.00800635" calcext:value-type="float">
            <text:p>0.00800635</text:p>
          </table:table-cell>
          <table:table-cell office:value-type="float" office:value="0.003394098952413" calcext:value-type="float">
            <text:p>0.003394099</text:p>
          </table:table-cell>
          <table:table-cell office:value-type="float" office:value="0.0066059" calcext:value-type="float">
            <text:p>0.0066059</text:p>
          </table:table-cell>
          <table:table-cell/>
          <table:table-cell office:value-type="float" office:value="0.029999999329448" calcext:value-type="float">
            <text:p>0.0299999993</text:p>
          </table:table-cell>
          <table:table-cell office:value-type="float" office:value="0.003014396876097" calcext:value-type="float">
            <text:p>0.0030143969</text:p>
          </table:table-cell>
          <table:table-cell office:value-type="float" office:value="0.0269856" calcext:value-type="float">
            <text:p>0.0269856</text:p>
          </table:table-cell>
          <table:table-cell/>
          <table:table-cell office:value-type="float" office:value="0.050000000745058" calcext:value-type="float">
            <text:p>0.0500000007</text:p>
          </table:table-cell>
          <table:table-cell office:value-type="float" office:value="0.005976121872663" calcext:value-type="float">
            <text:p>0.0059761219</text:p>
          </table:table-cell>
          <table:table-cell office:value-type="float" office:value="0.04402388" calcext:value-type="float">
            <text:p>0.04402388</text:p>
          </table:table-cell>
          <table:table-cell office:value-type="float" office:value="0.007131733000278" calcext:value-type="float">
            <text:p>0.007131733</text:p>
          </table:table-cell>
          <table:table-cell office:value-type="float" office:value="0.04286827" calcext:value-type="float">
            <text:p>0.04286827</text:p>
          </table:table-cell>
          <table:table-cell/>
          <table:table-cell office:value-type="float" office:value="0.070000000298023" calcext:value-type="float">
            <text:p>0.0700000003</text:p>
          </table:table-cell>
          <table:table-cell office:value-type="float" office:value="0.009675748646259" calcext:value-type="float">
            <text:p>0.0096757486</text:p>
          </table:table-cell>
          <table:table-cell office:value-type="float" office:value="0.06032425" calcext:value-type="float">
            <text:p>0.06032425</text:p>
          </table:table-cell>
          <table:table-cell office:value-type="float" office:value="0.008876375854015" calcext:value-type="float">
            <text:p>0.0088763759</text:p>
          </table:table-cell>
          <table:table-cell office:value-type="float" office:value="0.06112362" calcext:value-type="float">
            <text:p>0.06112362</text:p>
          </table:table-cell>
          <table:table-cell/>
          <table:table-cell office:value-type="float" office:value="0.090000003576279" calcext:value-type="float">
            <text:p>0.0900000036</text:p>
          </table:table-cell>
          <table:table-cell office:value-type="float" office:value="0.008376464247704" calcext:value-type="float">
            <text:p>0.0083764642</text:p>
          </table:table-cell>
          <table:table-cell office:value-type="float" office:value="0.08162354" calcext:value-type="float">
            <text:p>0.08162354</text:p>
          </table:table-cell>
          <table:table-cell office:value-type="float" office:value="0.013668976724148" calcext:value-type="float">
            <text:p>0.0136689767</text:p>
          </table:table-cell>
          <table:table-cell office:value-type="float" office:value="0.07633103" calcext:value-type="float">
            <text:p>0.07633103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/>
          <table:table-cell office:value-type="float" office:value="0.009999999776483" calcext:value-type="float">
            <text:p>0.0099999998</text:p>
          </table:table-cell>
          <table:table-cell office:value-type="float" office:value="0.002147855237126" calcext:value-type="float">
            <text:p>0.0021478552</text:p>
          </table:table-cell>
          <table:table-cell office:value-type="float" office:value="0.00785214" calcext:value-type="float">
            <text:p>0.00785214</text:p>
          </table:table-cell>
          <table:table-cell office:value-type="float" office:value="0.003616193309426" calcext:value-type="float">
            <text:p>0.0036161933</text:p>
          </table:table-cell>
          <table:table-cell office:value-type="float" office:value="0.00638381" calcext:value-type="float">
            <text:p>0.00638381</text:p>
          </table:table-cell>
          <table:table-cell/>
          <table:table-cell office:value-type="float" office:value="0.029999999329448" calcext:value-type="float">
            <text:p>0.0299999993</text:p>
          </table:table-cell>
          <table:table-cell office:value-type="float" office:value="0.002995196729898" calcext:value-type="float">
            <text:p>0.0029951967</text:p>
          </table:table-cell>
          <table:table-cell office:value-type="float" office:value="0.0270048" calcext:value-type="float">
            <text:p>0.0270048</text:p>
          </table:table-cell>
          <table:table-cell/>
          <table:table-cell office:value-type="float" office:value="0.050000000745058" calcext:value-type="float">
            <text:p>0.0500000007</text:p>
          </table:table-cell>
          <table:table-cell office:value-type="float" office:value="0.00643328204751" calcext:value-type="float">
            <text:p>0.006433282</text:p>
          </table:table-cell>
          <table:table-cell office:value-type="float" office:value="0.04356672" calcext:value-type="float">
            <text:p>0.04356672</text:p>
          </table:table-cell>
          <table:table-cell office:value-type="float" office:value="0.006419233977795" calcext:value-type="float">
            <text:p>0.006419234</text:p>
          </table:table-cell>
          <table:table-cell office:value-type="float" office:value="0.04358077" calcext:value-type="float">
            <text:p>0.04358077</text:p>
          </table:table-cell>
          <table:table-cell/>
          <table:table-cell office:value-type="float" office:value="0.070000000298023" calcext:value-type="float">
            <text:p>0.0700000003</text:p>
          </table:table-cell>
          <table:table-cell office:value-type="float" office:value="0.009803600609303" calcext:value-type="float">
            <text:p>0.0098036006</text:p>
          </table:table-cell>
          <table:table-cell office:value-type="float" office:value="0.0601964" calcext:value-type="float">
            <text:p>0.0601964</text:p>
          </table:table-cell>
          <table:table-cell office:value-type="float" office:value="0.009358577430248" calcext:value-type="float">
            <text:p>0.0093585774</text:p>
          </table:table-cell>
          <table:table-cell office:value-type="float" office:value="0.06064142" calcext:value-type="float">
            <text:p>0.06064142</text:p>
          </table:table-cell>
          <table:table-cell/>
          <table:table-cell office:value-type="float" office:value="0.090000003576279" calcext:value-type="float">
            <text:p>0.0900000036</text:p>
          </table:table-cell>
          <table:table-cell office:value-type="float" office:value="0.008675344288349" calcext:value-type="float">
            <text:p>0.0086753443</text:p>
          </table:table-cell>
          <table:table-cell office:value-type="float" office:value="0.08132466" calcext:value-type="float">
            <text:p>0.08132466</text:p>
          </table:table-cell>
          <table:table-cell office:value-type="float" office:value="0.014210566878319" calcext:value-type="float">
            <text:p>0.0142105669</text:p>
          </table:table-cell>
          <table:table-cell office:value-type="float" office:value="0.07578944" calcext:value-type="float">
            <text:p>0.07578944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/>
          <table:table-cell office:value-type="float" office:value="0.009999999776483" calcext:value-type="float">
            <text:p>0.0099999998</text:p>
          </table:table-cell>
          <table:table-cell office:value-type="float" office:value="0.002308582887053" calcext:value-type="float">
            <text:p>0.0023085829</text:p>
          </table:table-cell>
          <table:table-cell office:value-type="float" office:value="0.00769142" calcext:value-type="float">
            <text:p>0.00769142</text:p>
          </table:table-cell>
          <table:table-cell office:value-type="float" office:value="0.003614936023951" calcext:value-type="float">
            <text:p>0.003614936</text:p>
          </table:table-cell>
          <table:table-cell office:value-type="float" office:value="0.00638506" calcext:value-type="float">
            <text:p>0.00638506</text:p>
          </table:table-cell>
          <table:table-cell/>
          <table:table-cell office:value-type="float" office:value="0.029999999329448" calcext:value-type="float">
            <text:p>0.0299999993</text:p>
          </table:table-cell>
          <table:table-cell office:value-type="float" office:value="0.003096763044596" calcext:value-type="float">
            <text:p>0.003096763</text:p>
          </table:table-cell>
          <table:table-cell office:value-type="float" office:value="0.02690324" calcext:value-type="float">
            <text:p>0.02690324</text:p>
          </table:table-cell>
          <table:table-cell/>
          <table:table-cell office:value-type="float" office:value="0.050000000745058" calcext:value-type="float">
            <text:p>0.0500000007</text:p>
          </table:table-cell>
          <table:table-cell office:value-type="float" office:value="0.007379461079836" calcext:value-type="float">
            <text:p>0.0073794611</text:p>
          </table:table-cell>
          <table:table-cell office:value-type="float" office:value="0.04262054" calcext:value-type="float">
            <text:p>0.04262054</text:p>
          </table:table-cell>
          <table:table-cell office:value-type="float" office:value="0.006253719329834" calcext:value-type="float">
            <text:p>0.0062537193</text:p>
          </table:table-cell>
          <table:table-cell office:value-type="float" office:value="0.04374628" calcext:value-type="float">
            <text:p>0.04374628</text:p>
          </table:table-cell>
          <table:table-cell/>
          <table:table-cell office:value-type="float" office:value="0.070000000298023" calcext:value-type="float">
            <text:p>0.0700000003</text:p>
          </table:table-cell>
          <table:table-cell office:value-type="float" office:value="0.010169424116611" calcext:value-type="float">
            <text:p>0.0101694241</text:p>
          </table:table-cell>
          <table:table-cell office:value-type="float" office:value="0.05983058" calcext:value-type="float">
            <text:p>0.05983058</text:p>
          </table:table-cell>
          <table:table-cell office:value-type="float" office:value="0.009627632796764" calcext:value-type="float">
            <text:p>0.0096276328</text:p>
          </table:table-cell>
          <table:table-cell office:value-type="float" office:value="0.06037237" calcext:value-type="float">
            <text:p>0.06037237</text:p>
          </table:table-cell>
          <table:table-cell/>
          <table:table-cell office:value-type="float" office:value="0.090000003576279" calcext:value-type="float">
            <text:p>0.0900000036</text:p>
          </table:table-cell>
          <table:table-cell office:value-type="float" office:value="0.009275004267693" calcext:value-type="float">
            <text:p>0.0092750043</text:p>
          </table:table-cell>
          <table:table-cell office:value-type="float" office:value="0.080725" calcext:value-type="float">
            <text:p>0.080725</text:p>
          </table:table-cell>
          <table:table-cell office:value-type="float" office:value="0.015446402132511" calcext:value-type="float">
            <text:p>0.0154464021</text:p>
          </table:table-cell>
          <table:table-cell office:value-type="float" office:value="0.0745536" calcext:value-type="float">
            <text:p>0.0745536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/>
          <table:table-cell office:value-type="float" office:value="0.009999999776483" calcext:value-type="float">
            <text:p>0.0099999998</text:p>
          </table:table-cell>
          <table:table-cell office:value-type="float" office:value="0.002462970092893" calcext:value-type="float">
            <text:p>0.0024629701</text:p>
          </table:table-cell>
          <table:table-cell office:value-type="float" office:value="0.00753703" calcext:value-type="float">
            <text:p>0.00753703</text:p>
          </table:table-cell>
          <table:table-cell office:value-type="float" office:value="0.003645645454526" calcext:value-type="float">
            <text:p>0.0036456455</text:p>
          </table:table-cell>
          <table:table-cell office:value-type="float" office:value="0.00635435" calcext:value-type="float">
            <text:p>0.00635435</text:p>
          </table:table-cell>
          <table:table-cell/>
          <table:table-cell office:value-type="float" office:value="0.029999999329448" calcext:value-type="float">
            <text:p>0.0299999993</text:p>
          </table:table-cell>
          <table:table-cell office:value-type="float" office:value="0.003195241093636" calcext:value-type="float">
            <text:p>0.0031952411</text:p>
          </table:table-cell>
          <table:table-cell office:value-type="float" office:value="0.02680476" calcext:value-type="float">
            <text:p>0.02680476</text:p>
          </table:table-cell>
          <table:table-cell/>
          <table:table-cell office:value-type="float" office:value="0.050000000745058" calcext:value-type="float">
            <text:p>0.0500000007</text:p>
          </table:table-cell>
          <table:table-cell office:value-type="float" office:value="0.008054252713919" calcext:value-type="float">
            <text:p>0.0080542527</text:p>
          </table:table-cell>
          <table:table-cell office:value-type="float" office:value="0.04194575" calcext:value-type="float">
            <text:p>0.04194575</text:p>
          </table:table-cell>
          <table:table-cell office:value-type="float" office:value="0.00646860152483" calcext:value-type="float">
            <text:p>0.0064686015</text:p>
          </table:table-cell>
          <table:table-cell office:value-type="float" office:value="0.0435314" calcext:value-type="float">
            <text:p>0.0435314</text:p>
          </table:table-cell>
          <table:table-cell/>
          <table:table-cell office:value-type="float" office:value="0.070000000298023" calcext:value-type="float">
            <text:p>0.0700000003</text:p>
          </table:table-cell>
          <table:table-cell office:value-type="float" office:value="0.010119415819645" calcext:value-type="float">
            <text:p>0.0101194158</text:p>
          </table:table-cell>
          <table:table-cell office:value-type="float" office:value="0.05988058" calcext:value-type="float">
            <text:p>0.05988058</text:p>
          </table:table-cell>
          <table:table-cell office:value-type="float" office:value="0.009851261973381" calcext:value-type="float">
            <text:p>0.009851262</text:p>
          </table:table-cell>
          <table:table-cell office:value-type="float" office:value="0.06014874" calcext:value-type="float">
            <text:p>0.06014874</text:p>
          </table:table-cell>
          <table:table-cell/>
          <table:table-cell office:value-type="float" office:value="0.090000003576279" calcext:value-type="float">
            <text:p>0.0900000036</text:p>
          </table:table-cell>
          <table:table-cell office:value-type="float" office:value="0.009974867105484" calcext:value-type="float">
            <text:p>0.0099748671</text:p>
          </table:table-cell>
          <table:table-cell office:value-type="float" office:value="0.08002514" calcext:value-type="float">
            <text:p>0.08002514</text:p>
          </table:table-cell>
          <table:table-cell office:value-type="float" office:value="0.01588299870491" calcext:value-type="float">
            <text:p>0.0158829987</text:p>
          </table:table-cell>
          <table:table-cell office:value-type="float" office:value="0.074117" calcext:value-type="float">
            <text:p>0.074117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/>
          <table:table-cell office:value-type="float" office:value="0.009999999776483" calcext:value-type="float">
            <text:p>0.0099999998</text:p>
          </table:table-cell>
          <table:table-cell office:value-type="float" office:value="0.002623254433274" calcext:value-type="float">
            <text:p>0.0026232544</text:p>
          </table:table-cell>
          <table:table-cell office:value-type="float" office:value="0.00737675" calcext:value-type="float">
            <text:p>0.00737675</text:p>
          </table:table-cell>
          <table:table-cell office:value-type="float" office:value="0.003505358472466" calcext:value-type="float">
            <text:p>0.0035053585</text:p>
          </table:table-cell>
          <table:table-cell office:value-type="float" office:value="0.00649464" calcext:value-type="float">
            <text:p>0.00649464</text:p>
          </table:table-cell>
          <table:table-cell/>
          <table:table-cell office:value-type="float" office:value="0.029999999329448" calcext:value-type="float">
            <text:p>0.0299999993</text:p>
          </table:table-cell>
          <table:table-cell office:value-type="float" office:value="0.003509841859341" calcext:value-type="float">
            <text:p>0.0035098419</text:p>
          </table:table-cell>
          <table:table-cell office:value-type="float" office:value="0.02649016" calcext:value-type="float">
            <text:p>0.02649016</text:p>
          </table:table-cell>
          <table:table-cell/>
          <table:table-cell office:value-type="float" office:value="0.050000000745058" calcext:value-type="float">
            <text:p>0.0500000007</text:p>
          </table:table-cell>
          <table:table-cell office:value-type="float" office:value="0.008949611335993" calcext:value-type="float">
            <text:p>0.0089496113</text:p>
          </table:table-cell>
          <table:table-cell office:value-type="float" office:value="0.04105039" calcext:value-type="float">
            <text:p>0.04105039</text:p>
          </table:table-cell>
          <table:table-cell office:value-type="float" office:value="0.006535284221172" calcext:value-type="float">
            <text:p>0.0065352842</text:p>
          </table:table-cell>
          <table:table-cell office:value-type="float" office:value="0.04346472" calcext:value-type="float">
            <text:p>0.04346472</text:p>
          </table:table-cell>
          <table:table-cell/>
          <table:table-cell office:value-type="float" office:value="0.070000000298023" calcext:value-type="float">
            <text:p>0.0700000003</text:p>
          </table:table-cell>
          <table:table-cell office:value-type="float" office:value="0.01003035902977" calcext:value-type="float">
            <text:p>0.010030359</text:p>
          </table:table-cell>
          <table:table-cell office:value-type="float" office:value="0.05996964" calcext:value-type="float">
            <text:p>0.05996964</text:p>
          </table:table-cell>
          <table:table-cell office:value-type="float" office:value="0.01006481051445" calcext:value-type="float">
            <text:p>0.0100648105</text:p>
          </table:table-cell>
          <table:table-cell office:value-type="float" office:value="0.05993519" calcext:value-type="float">
            <text:p>0.05993519</text:p>
          </table:table-cell>
          <table:table-cell/>
          <table:table-cell office:value-type="float" office:value="0.090000003576279" calcext:value-type="float">
            <text:p>0.0900000036</text:p>
          </table:table-cell>
          <table:table-cell office:value-type="float" office:value="0.011020161211491" calcext:value-type="float">
            <text:p>0.0110201612</text:p>
          </table:table-cell>
          <table:table-cell office:value-type="float" office:value="0.07897984" calcext:value-type="float">
            <text:p>0.07897984</text:p>
          </table:table-cell>
          <table:table-cell office:value-type="float" office:value="0.016970090568066" calcext:value-type="float">
            <text:p>0.0169700906</text:p>
          </table:table-cell>
          <table:table-cell office:value-type="float" office:value="0.07302991" calcext:value-type="float">
            <text:p>0.07302991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/>
          <table:table-cell office:value-type="float" office:value="0.009999999776483" calcext:value-type="float">
            <text:p>0.0099999998</text:p>
          </table:table-cell>
          <table:table-cell office:value-type="float" office:value="0.002798719331622" calcext:value-type="float">
            <text:p>0.0027987193</text:p>
          </table:table-cell>
          <table:table-cell office:value-type="float" office:value="0.00720128" calcext:value-type="float">
            <text:p>0.00720128</text:p>
          </table:table-cell>
          <table:table-cell office:value-type="float" office:value="0.003371657803655" calcext:value-type="float">
            <text:p>0.0033716578</text:p>
          </table:table-cell>
          <table:table-cell office:value-type="float" office:value="0.00662834" calcext:value-type="float">
            <text:p>0.00662834</text:p>
          </table:table-cell>
          <table:table-cell/>
          <table:table-cell office:value-type="float" office:value="0.029999999329448" calcext:value-type="float">
            <text:p>0.0299999993</text:p>
          </table:table-cell>
          <table:table-cell office:value-type="float" office:value="0.003758043050766" calcext:value-type="float">
            <text:p>0.0037580431</text:p>
          </table:table-cell>
          <table:table-cell office:value-type="float" office:value="0.02624196" calcext:value-type="float">
            <text:p>0.02624196</text:p>
          </table:table-cell>
          <table:table-cell/>
          <table:table-cell office:value-type="float" office:value="0.050000000745058" calcext:value-type="float">
            <text:p>0.0500000007</text:p>
          </table:table-cell>
          <table:table-cell office:value-type="float" office:value="0.009305853396654" calcext:value-type="float">
            <text:p>0.0093058534</text:p>
          </table:table-cell>
          <table:table-cell office:value-type="float" office:value="0.04069415" calcext:value-type="float">
            <text:p>0.04069415</text:p>
          </table:table-cell>
          <table:table-cell office:value-type="float" office:value="0.006958022713661" calcext:value-type="float">
            <text:p>0.0069580227</text:p>
          </table:table-cell>
          <table:table-cell office:value-type="float" office:value="0.04304198" calcext:value-type="float">
            <text:p>0.04304198</text:p>
          </table:table-cell>
          <table:table-cell/>
          <table:table-cell office:value-type="float" office:value="0.070000000298023" calcext:value-type="float">
            <text:p>0.0700000003</text:p>
          </table:table-cell>
          <table:table-cell office:value-type="float" office:value="0.010272361338139" calcext:value-type="float">
            <text:p>0.0102723613</text:p>
          </table:table-cell>
          <table:table-cell office:value-type="float" office:value="0.05972764" calcext:value-type="float">
            <text:p>0.05972764</text:p>
          </table:table-cell>
          <table:table-cell office:value-type="float" office:value="0.01065344363451" calcext:value-type="float">
            <text:p>0.0106534436</text:p>
          </table:table-cell>
          <table:table-cell office:value-type="float" office:value="0.05934656" calcext:value-type="float">
            <text:p>0.05934656</text:p>
          </table:table-cell>
          <table:table-cell/>
          <table:table-cell office:value-type="float" office:value="0.090000003576279" calcext:value-type="float">
            <text:p>0.0900000036</text:p>
          </table:table-cell>
          <table:table-cell office:value-type="float" office:value="0.011493034660816" calcext:value-type="float">
            <text:p>0.0114930347</text:p>
          </table:table-cell>
          <table:table-cell office:value-type="float" office:value="0.07850697" calcext:value-type="float">
            <text:p>0.07850697</text:p>
          </table:table-cell>
          <table:table-cell office:value-type="float" office:value="0.017292007803917" calcext:value-type="float">
            <text:p>0.0172920078</text:p>
          </table:table-cell>
          <table:table-cell office:value-type="float" office:value="0.072708" calcext:value-type="float">
            <text:p>0.072708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/>
          <table:table-cell office:value-type="float" office:value="0.009999999776483" calcext:value-type="float">
            <text:p>0.0099999998</text:p>
          </table:table-cell>
          <table:table-cell office:value-type="float" office:value="0.002992505207658" calcext:value-type="float">
            <text:p>0.0029925052</text:p>
          </table:table-cell>
          <table:table-cell office:value-type="float" office:value="0.00700749" calcext:value-type="float">
            <text:p>0.00700749</text:p>
          </table:table-cell>
          <table:table-cell office:value-type="float" office:value="0.003128597512841" calcext:value-type="float">
            <text:p>0.0031285975</text:p>
          </table:table-cell>
          <table:table-cell office:value-type="float" office:value="0.0068714" calcext:value-type="float">
            <text:p>0.0068714</text:p>
          </table:table-cell>
          <table:table-cell/>
          <table:table-cell office:value-type="float" office:value="0.029999999329448" calcext:value-type="float">
            <text:p>0.0299999993</text:p>
          </table:table-cell>
          <table:table-cell office:value-type="float" office:value="0.004103176295757" calcext:value-type="float">
            <text:p>0.0041031763</text:p>
          </table:table-cell>
          <table:table-cell office:value-type="float" office:value="0.02589682" calcext:value-type="float">
            <text:p>0.02589682</text:p>
          </table:table-cell>
          <table:table-cell/>
          <table:table-cell office:value-type="float" office:value="0.050000000745058" calcext:value-type="float">
            <text:p>0.0500000007</text:p>
          </table:table-cell>
          <table:table-cell office:value-type="float" office:value="0.009874384850264" calcext:value-type="float">
            <text:p>0.0098743849</text:p>
          </table:table-cell>
          <table:table-cell office:value-type="float" office:value="0.04012562" calcext:value-type="float">
            <text:p>0.04012562</text:p>
          </table:table-cell>
          <table:table-cell office:value-type="float" office:value="0.007106512784958" calcext:value-type="float">
            <text:p>0.0071065128</text:p>
          </table:table-cell>
          <table:table-cell office:value-type="float" office:value="0.04289349" calcext:value-type="float">
            <text:p>0.04289349</text:p>
          </table:table-cell>
          <table:table-cell/>
          <table:table-cell office:value-type="float" office:value="0.070000000298023" calcext:value-type="float">
            <text:p>0.0700000003</text:p>
          </table:table-cell>
          <table:table-cell office:value-type="float" office:value="0.0101283416152" calcext:value-type="float">
            <text:p>0.0101283416</text:p>
          </table:table-cell>
          <table:table-cell office:value-type="float" office:value="0.05987166" calcext:value-type="float">
            <text:p>0.05987166</text:p>
          </table:table-cell>
          <table:table-cell office:value-type="float" office:value="0.010967053472996" calcext:value-type="float">
            <text:p>0.0109670535</text:p>
          </table:table-cell>
          <table:table-cell office:value-type="float" office:value="0.05903295" calcext:value-type="float">
            <text:p>0.05903295</text:p>
          </table:table-cell>
          <table:table-cell/>
          <table:table-cell office:value-type="float" office:value="0.090000003576279" calcext:value-type="float">
            <text:p>0.0900000036</text:p>
          </table:table-cell>
          <table:table-cell office:value-type="float" office:value="0.012409441173077" calcext:value-type="float">
            <text:p>0.0124094412</text:p>
          </table:table-cell>
          <table:table-cell office:value-type="float" office:value="0.07759056" calcext:value-type="float">
            <text:p>0.07759056</text:p>
          </table:table-cell>
          <table:table-cell office:value-type="float" office:value="0.018049538135529" calcext:value-type="float">
            <text:p>0.0180495381</text:p>
          </table:table-cell>
          <table:table-cell office:value-type="float" office:value="0.07195047" calcext:value-type="float">
            <text:p>0.07195047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/>
          <table:table-cell office:value-type="float" office:value="0.009999999776483" calcext:value-type="float">
            <text:p>0.0099999998</text:p>
          </table:table-cell>
          <table:table-cell office:value-type="float" office:value="0.003186935558915" calcext:value-type="float">
            <text:p>0.0031869356</text:p>
          </table:table-cell>
          <table:table-cell office:value-type="float" office:value="0.00681306" calcext:value-type="float">
            <text:p>0.00681306</text:p>
          </table:table-cell>
          <table:table-cell office:value-type="float" office:value="0.003072435036302" calcext:value-type="float">
            <text:p>0.003072435</text:p>
          </table:table-cell>
          <table:table-cell office:value-type="float" office:value="0.00692756" calcext:value-type="float">
            <text:p>0.00692756</text:p>
          </table:table-cell>
          <table:table-cell/>
          <table:table-cell office:value-type="float" office:value="0.029999999329448" calcext:value-type="float">
            <text:p>0.0299999993</text:p>
          </table:table-cell>
          <table:table-cell office:value-type="float" office:value="0.004394590854645" calcext:value-type="float">
            <text:p>0.0043945909</text:p>
          </table:table-cell>
          <table:table-cell office:value-type="float" office:value="0.02560541" calcext:value-type="float">
            <text:p>0.02560541</text:p>
          </table:table-cell>
          <table:table-cell/>
          <table:table-cell office:value-type="float" office:value="0.050000000745058" calcext:value-type="float">
            <text:p>0.0500000007</text:p>
          </table:table-cell>
          <table:table-cell office:value-type="float" office:value="0.010232012718916" calcext:value-type="float">
            <text:p>0.0102320127</text:p>
          </table:table-cell>
          <table:table-cell office:value-type="float" office:value="0.03976799" calcext:value-type="float">
            <text:p>0.03976799</text:p>
          </table:table-cell>
          <table:table-cell office:value-type="float" office:value="0.007708005607128" calcext:value-type="float">
            <text:p>0.0077080056</text:p>
          </table:table-cell>
          <table:table-cell office:value-type="float" office:value="0.042292" calcext:value-type="float">
            <text:p>0.042292</text:p>
          </table:table-cell>
          <table:table-cell/>
          <table:table-cell office:value-type="float" office:value="0.070000000298023" calcext:value-type="float">
            <text:p>0.0700000003</text:p>
          </table:table-cell>
          <table:table-cell office:value-type="float" office:value="0.010049901902676" calcext:value-type="float">
            <text:p>0.0100499019</text:p>
          </table:table-cell>
          <table:table-cell office:value-type="float" office:value="0.0599501" calcext:value-type="float">
            <text:p>0.0599501</text:p>
          </table:table-cell>
          <table:table-cell office:value-type="float" office:value="0.011704221367836" calcext:value-type="float">
            <text:p>0.0117042214</text:p>
          </table:table-cell>
          <table:table-cell office:value-type="float" office:value="0.05829578" calcext:value-type="float">
            <text:p>0.05829578</text:p>
          </table:table-cell>
          <table:table-cell/>
          <table:table-cell office:value-type="float" office:value="0.090000003576279" calcext:value-type="float">
            <text:p>0.0900000036</text:p>
          </table:table-cell>
          <table:table-cell office:value-type="float" office:value="0.012584857642651" calcext:value-type="float">
            <text:p>0.0125848576</text:p>
          </table:table-cell>
          <table:table-cell office:value-type="float" office:value="0.07741515" calcext:value-type="float">
            <text:p>0.07741515</text:p>
          </table:table-cell>
          <table:table-cell office:value-type="float" office:value="0.017961613833904" calcext:value-type="float">
            <text:p>0.0179616138</text:p>
          </table:table-cell>
          <table:table-cell office:value-type="float" office:value="0.07203839" calcext:value-type="float">
            <text:p>0.07203839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/>
          <table:table-cell office:value-type="float" office:value="0.009999999776483" calcext:value-type="float">
            <text:p>0.0099999998</text:p>
          </table:table-cell>
          <table:table-cell office:value-type="float" office:value="0.003290681168437" calcext:value-type="float">
            <text:p>0.0032906812</text:p>
          </table:table-cell>
          <table:table-cell office:value-type="float" office:value="0.00670932" calcext:value-type="float">
            <text:p>0.00670932</text:p>
          </table:table-cell>
          <table:table-cell office:value-type="float" office:value="0.002816596999764" calcext:value-type="float">
            <text:p>0.002816597</text:p>
          </table:table-cell>
          <table:table-cell office:value-type="float" office:value="0.0071834" calcext:value-type="float">
            <text:p>0.0071834</text:p>
          </table:table-cell>
          <table:table-cell/>
          <table:table-cell office:value-type="float" office:value="0.029999999329448" calcext:value-type="float">
            <text:p>0.0299999993</text:p>
          </table:table-cell>
          <table:table-cell office:value-type="float" office:value="0.004610128700733" calcext:value-type="float">
            <text:p>0.0046101287</text:p>
          </table:table-cell>
          <table:table-cell office:value-type="float" office:value="0.02538987" calcext:value-type="float">
            <text:p>0.02538987</text:p>
          </table:table-cell>
          <table:table-cell/>
          <table:table-cell office:value-type="float" office:value="0.050000000745058" calcext:value-type="float">
            <text:p>0.0500000007</text:p>
          </table:table-cell>
          <table:table-cell office:value-type="float" office:value="0.010108593851328" calcext:value-type="float">
            <text:p>0.0101085939</text:p>
          </table:table-cell>
          <table:table-cell office:value-type="float" office:value="0.03989141" calcext:value-type="float">
            <text:p>0.03989141</text:p>
          </table:table-cell>
          <table:table-cell office:value-type="float" office:value="0.007998332381248" calcext:value-type="float">
            <text:p>0.0079983324</text:p>
          </table:table-cell>
          <table:table-cell office:value-type="float" office:value="0.04200167" calcext:value-type="float">
            <text:p>0.04200167</text:p>
          </table:table-cell>
          <table:table-cell/>
          <table:table-cell office:value-type="float" office:value="0.070000000298023" calcext:value-type="float">
            <text:p>0.0700000003</text:p>
          </table:table-cell>
          <table:table-cell office:value-type="float" office:value="0.01032654941082" calcext:value-type="float">
            <text:p>0.0103265494</text:p>
          </table:table-cell>
          <table:table-cell office:value-type="float" office:value="0.05967345" calcext:value-type="float">
            <text:p>0.05967345</text:p>
          </table:table-cell>
          <table:table-cell office:value-type="float" office:value="0.012201085686684" calcext:value-type="float">
            <text:p>0.0122010857</text:p>
          </table:table-cell>
          <table:table-cell office:value-type="float" office:value="0.05779891" calcext:value-type="float">
            <text:p>0.05779891</text:p>
          </table:table-cell>
          <table:table-cell/>
          <table:table-cell office:value-type="float" office:value="0.090000003576279" calcext:value-type="float">
            <text:p>0.0900000036</text:p>
          </table:table-cell>
          <table:table-cell office:value-type="float" office:value="0.013275504112244" calcext:value-type="float">
            <text:p>0.0132755041</text:p>
          </table:table-cell>
          <table:table-cell office:value-type="float" office:value="0.0767245" calcext:value-type="float">
            <text:p>0.0767245</text:p>
          </table:table-cell>
          <table:table-cell office:value-type="float" office:value="0.017943874001503" calcext:value-type="float">
            <text:p>0.017943874</text:p>
          </table:table-cell>
          <table:table-cell office:value-type="float" office:value="0.07205613" calcext:value-type="float">
            <text:p>0.07205613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/>
          <table:table-cell office:value-type="float" office:value="0.009999999776483" calcext:value-type="float">
            <text:p>0.0099999998</text:p>
          </table:table-cell>
          <table:table-cell office:value-type="float" office:value="0.003305023536086" calcext:value-type="float">
            <text:p>0.0033050235</text:p>
          </table:table-cell>
          <table:table-cell office:value-type="float" office:value="0.00669498" calcext:value-type="float">
            <text:p>0.00669498</text:p>
          </table:table-cell>
          <table:table-cell office:value-type="float" office:value="0.002697085961699" calcext:value-type="float">
            <text:p>0.002697086</text:p>
          </table:table-cell>
          <table:table-cell office:value-type="float" office:value="0.00730291" calcext:value-type="float">
            <text:p>0.00730291</text:p>
          </table:table-cell>
          <table:table-cell/>
          <table:table-cell office:value-type="float" office:value="0.029999999329448" calcext:value-type="float">
            <text:p>0.0299999993</text:p>
          </table:table-cell>
          <table:table-cell office:value-type="float" office:value="0.004761178046465" calcext:value-type="float">
            <text:p>0.004761178</text:p>
          </table:table-cell>
          <table:table-cell office:value-type="float" office:value="0.02523882" calcext:value-type="float">
            <text:p>0.02523882</text:p>
          </table:table-cell>
          <table:table-cell/>
          <table:table-cell office:value-type="float" office:value="0.050000000745058" calcext:value-type="float">
            <text:p>0.0500000007</text:p>
          </table:table-cell>
          <table:table-cell office:value-type="float" office:value="0.009952191263437" calcext:value-type="float">
            <text:p>0.0099521913</text:p>
          </table:table-cell>
          <table:table-cell office:value-type="float" office:value="0.04004781" calcext:value-type="float">
            <text:p>0.04004781</text:p>
          </table:table-cell>
          <table:table-cell office:value-type="float" office:value="0.008638419210911" calcext:value-type="float">
            <text:p>0.0086384192</text:p>
          </table:table-cell>
          <table:table-cell office:value-type="float" office:value="0.04136158" calcext:value-type="float">
            <text:p>0.04136158</text:p>
          </table:table-cell>
          <table:table-cell/>
          <table:table-cell office:value-type="float" office:value="0.070000000298023" calcext:value-type="float">
            <text:p>0.0700000003</text:p>
          </table:table-cell>
          <table:table-cell office:value-type="float" office:value="0.010538473725319" calcext:value-type="float">
            <text:p>0.0105384737</text:p>
          </table:table-cell>
          <table:table-cell office:value-type="float" office:value="0.05946153" calcext:value-type="float">
            <text:p>0.05946153</text:p>
          </table:table-cell>
          <table:table-cell office:value-type="float" office:value="0.013044208288193" calcext:value-type="float">
            <text:p>0.0130442083</text:p>
          </table:table-cell>
          <table:table-cell office:value-type="float" office:value="0.05695579" calcext:value-type="float">
            <text:p>0.05695579</text:p>
          </table:table-cell>
          <table:table-cell/>
          <table:table-cell office:value-type="float" office:value="0.090000003576279" calcext:value-type="float">
            <text:p>0.0900000036</text:p>
          </table:table-cell>
          <table:table-cell office:value-type="float" office:value="0.013389736413956" calcext:value-type="float">
            <text:p>0.0133897364</text:p>
          </table:table-cell>
          <table:table-cell office:value-type="float" office:value="0.07661027" calcext:value-type="float">
            <text:p>0.07661027</text:p>
          </table:table-cell>
          <table:table-cell office:value-type="float" office:value="0.017936281859875" calcext:value-type="float">
            <text:p>0.0179362819</text:p>
          </table:table-cell>
          <table:table-cell office:value-type="float" office:value="0.07206372" calcext:value-type="float">
            <text:p>0.07206372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/>
          <table:table-cell office:value-type="float" office:value="0.009999999776483" calcext:value-type="float">
            <text:p>0.0099999998</text:p>
          </table:table-cell>
          <table:table-cell office:value-type="float" office:value="0.003499990329146" calcext:value-type="float">
            <text:p>0.0034999903</text:p>
          </table:table-cell>
          <table:table-cell office:value-type="float" office:value="0.00650001" calcext:value-type="float">
            <text:p>0.00650001</text:p>
          </table:table-cell>
          <table:table-cell office:value-type="float" office:value="0.002466900274158" calcext:value-type="float">
            <text:p>0.0024669003</text:p>
          </table:table-cell>
          <table:table-cell office:value-type="float" office:value="0.0075331" calcext:value-type="float">
            <text:p>0.0075331</text:p>
          </table:table-cell>
          <table:table-cell/>
          <table:table-cell office:value-type="float" office:value="0.029999999329448" calcext:value-type="float">
            <text:p>0.0299999993</text:p>
          </table:table-cell>
          <table:table-cell office:value-type="float" office:value="0.004782374948263" calcext:value-type="float">
            <text:p>0.0047823749</text:p>
          </table:table-cell>
          <table:table-cell office:value-type="float" office:value="0.02521762" calcext:value-type="float">
            <text:p>0.02521762</text:p>
          </table:table-cell>
          <table:table-cell/>
          <table:table-cell office:value-type="float" office:value="0.050000000745058" calcext:value-type="float">
            <text:p>0.0500000007</text:p>
          </table:table-cell>
          <table:table-cell office:value-type="float" office:value="0.009445246309042" calcext:value-type="float">
            <text:p>0.0094452463</text:p>
          </table:table-cell>
          <table:table-cell office:value-type="float" office:value="0.04055475" calcext:value-type="float">
            <text:p>0.04055475</text:p>
          </table:table-cell>
          <table:table-cell office:value-type="float" office:value="0.009006753563881" calcext:value-type="float">
            <text:p>0.0090067536</text:p>
          </table:table-cell>
          <table:table-cell office:value-type="float" office:value="0.04099325" calcext:value-type="float">
            <text:p>0.04099325</text:p>
          </table:table-cell>
          <table:table-cell/>
          <table:table-cell office:value-type="float" office:value="0.070000000298023" calcext:value-type="float">
            <text:p>0.0700000003</text:p>
          </table:table-cell>
          <table:table-cell office:value-type="float" office:value="0.011002637445927" calcext:value-type="float">
            <text:p>0.0110026374</text:p>
          </table:table-cell>
          <table:table-cell office:value-type="float" office:value="0.05899736" calcext:value-type="float">
            <text:p>0.05899736</text:p>
          </table:table-cell>
          <table:table-cell office:value-type="float" office:value="0.013428837060928" calcext:value-type="float">
            <text:p>0.0134288371</text:p>
          </table:table-cell>
          <table:table-cell office:value-type="float" office:value="0.05657116" calcext:value-type="float">
            <text:p>0.05657116</text:p>
          </table:table-cell>
          <table:table-cell/>
          <table:table-cell office:value-type="float" office:value="0.090000003576279" calcext:value-type="float">
            <text:p>0.0900000036</text:p>
          </table:table-cell>
          <table:table-cell office:value-type="float" office:value="0.013566680252552" calcext:value-type="float">
            <text:p>0.0135666803</text:p>
          </table:table-cell>
          <table:table-cell office:value-type="float" office:value="0.07643332" calcext:value-type="float">
            <text:p>0.07643332</text:p>
          </table:table-cell>
          <table:table-cell office:value-type="float" office:value="0.017438493669033" calcext:value-type="float">
            <text:p>0.0174384937</text:p>
          </table:table-cell>
          <table:table-cell office:value-type="float" office:value="0.07256151" calcext:value-type="float">
            <text:p>0.07256151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/>
          <table:table-cell office:value-type="float" office:value="0.009999999776483" calcext:value-type="float">
            <text:p>0.0099999998</text:p>
          </table:table-cell>
          <table:table-cell office:value-type="float" office:value="0.003463903442025" calcext:value-type="float">
            <text:p>0.0034639034</text:p>
          </table:table-cell>
          <table:table-cell office:value-type="float" office:value="0.0065361" calcext:value-type="float">
            <text:p>0.0065361</text:p>
          </table:table-cell>
          <table:table-cell office:value-type="float" office:value="0.002390028908849" calcext:value-type="float">
            <text:p>0.0023900289</text:p>
          </table:table-cell>
          <table:table-cell office:value-type="float" office:value="0.00760997" calcext:value-type="float">
            <text:p>0.00760997</text:p>
          </table:table-cell>
          <table:table-cell/>
          <table:table-cell office:value-type="float" office:value="0.029999999329448" calcext:value-type="float">
            <text:p>0.0299999993</text:p>
          </table:table-cell>
          <table:table-cell office:value-type="float" office:value="0.00499714165926" calcext:value-type="float">
            <text:p>0.0049971417</text:p>
          </table:table-cell>
          <table:table-cell office:value-type="float" office:value="0.02500286" calcext:value-type="float">
            <text:p>0.02500286</text:p>
          </table:table-cell>
          <table:table-cell/>
          <table:table-cell office:value-type="float" office:value="0.050000000745058" calcext:value-type="float">
            <text:p>0.0500000007</text:p>
          </table:table-cell>
          <table:table-cell office:value-type="float" office:value="0.00904530659318" calcext:value-type="float">
            <text:p>0.0090453066</text:p>
          </table:table-cell>
          <table:table-cell office:value-type="float" office:value="0.04095469" calcext:value-type="float">
            <text:p>0.04095469</text:p>
          </table:table-cell>
          <table:table-cell office:value-type="float" office:value="0.009556494653225" calcext:value-type="float">
            <text:p>0.0095564947</text:p>
          </table:table-cell>
          <table:table-cell office:value-type="float" office:value="0.04044351" calcext:value-type="float">
            <text:p>0.04044351</text:p>
          </table:table-cell>
          <table:table-cell/>
          <table:table-cell office:value-type="float" office:value="0.070000000298023" calcext:value-type="float">
            <text:p>0.0700000003</text:p>
          </table:table-cell>
          <table:table-cell office:value-type="float" office:value="0.011304527521133" calcext:value-type="float">
            <text:p>0.0113045275</text:p>
          </table:table-cell>
          <table:table-cell office:value-type="float" office:value="0.05869547" calcext:value-type="float">
            <text:p>0.05869547</text:p>
          </table:table-cell>
          <table:table-cell office:value-type="float" office:value="0.014742136001587" calcext:value-type="float">
            <text:p>0.014742136</text:p>
          </table:table-cell>
          <table:table-cell office:value-type="float" office:value="0.05525786" calcext:value-type="float">
            <text:p>0.05525786</text:p>
          </table:table-cell>
          <table:table-cell/>
          <table:table-cell office:value-type="float" office:value="0.090000003576279" calcext:value-type="float">
            <text:p>0.0900000036</text:p>
          </table:table-cell>
          <table:table-cell office:value-type="float" office:value="0.013877965509892" calcext:value-type="float">
            <text:p>0.0138779655</text:p>
          </table:table-cell>
          <table:table-cell office:value-type="float" office:value="0.07612204" calcext:value-type="float">
            <text:p>0.07612204</text:p>
          </table:table-cell>
          <table:table-cell office:value-type="float" office:value="0.017167411744595" calcext:value-type="float">
            <text:p>0.0171674117</text:p>
          </table:table-cell>
          <table:table-cell office:value-type="float" office:value="0.07283259" calcext:value-type="float">
            <text:p>0.07283259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/>
          <table:table-cell office:value-type="float" office:value="0.009999999776483" calcext:value-type="float">
            <text:p>0.0099999998</text:p>
          </table:table-cell>
          <table:table-cell office:value-type="float" office:value="0.003453215584159" calcext:value-type="float">
            <text:p>0.0034532156</text:p>
          </table:table-cell>
          <table:table-cell office:value-type="float" office:value="0.00654678" calcext:value-type="float">
            <text:p>0.00654678</text:p>
          </table:table-cell>
          <table:table-cell office:value-type="float" office:value="0.002300878986716" calcext:value-type="float">
            <text:p>0.002300879</text:p>
          </table:table-cell>
          <table:table-cell office:value-type="float" office:value="0.00769912" calcext:value-type="float">
            <text:p>0.00769912</text:p>
          </table:table-cell>
          <table:table-cell/>
          <table:table-cell office:value-type="float" office:value="0.029999999329448" calcext:value-type="float">
            <text:p>0.0299999993</text:p>
          </table:table-cell>
          <table:table-cell office:value-type="float" office:value="0.00504057481885" calcext:value-type="float">
            <text:p>0.0050405748</text:p>
          </table:table-cell>
          <table:table-cell office:value-type="float" office:value="0.02495942" calcext:value-type="float">
            <text:p>0.02495942</text:p>
          </table:table-cell>
          <table:table-cell/>
          <table:table-cell office:value-type="float" office:value="0.050000000745058" calcext:value-type="float">
            <text:p>0.0500000007</text:p>
          </table:table-cell>
          <table:table-cell office:value-type="float" office:value="0.008139166980982" calcext:value-type="float">
            <text:p>0.008139167</text:p>
          </table:table-cell>
          <table:table-cell office:value-type="float" office:value="0.04186083" calcext:value-type="float">
            <text:p>0.04186083</text:p>
          </table:table-cell>
          <table:table-cell office:value-type="float" office:value="0.009752616286278" calcext:value-type="float">
            <text:p>0.0097526163</text:p>
          </table:table-cell>
          <table:table-cell office:value-type="float" office:value="0.04024738" calcext:value-type="float">
            <text:p>0.04024738</text:p>
          </table:table-cell>
          <table:table-cell/>
          <table:table-cell office:value-type="float" office:value="0.070000000298023" calcext:value-type="float">
            <text:p>0.0700000003</text:p>
          </table:table-cell>
          <table:table-cell office:value-type="float" office:value="0.012096807360649" calcext:value-type="float">
            <text:p>0.0120968074</text:p>
          </table:table-cell>
          <table:table-cell office:value-type="float" office:value="0.05790319" calcext:value-type="float">
            <text:p>0.05790319</text:p>
          </table:table-cell>
          <table:table-cell office:value-type="float" office:value="0.015065886080265" calcext:value-type="float">
            <text:p>0.0150658861</text:p>
          </table:table-cell>
          <table:table-cell office:value-type="float" office:value="0.05493411" calcext:value-type="float">
            <text:p>0.05493411</text:p>
          </table:table-cell>
          <table:table-cell/>
          <table:table-cell office:value-type="float" office:value="0.090000003576279" calcext:value-type="float">
            <text:p>0.0900000036</text:p>
          </table:table-cell>
          <table:table-cell office:value-type="float" office:value="0.014160551130772" calcext:value-type="float">
            <text:p>0.0141605511</text:p>
          </table:table-cell>
          <table:table-cell office:value-type="float" office:value="0.07583945" calcext:value-type="float">
            <text:p>0.07583945</text:p>
          </table:table-cell>
          <table:table-cell office:value-type="float" office:value="0.016536682844162" calcext:value-type="float">
            <text:p>0.0165366828</text:p>
          </table:table-cell>
          <table:table-cell office:value-type="float" office:value="0.07346332" calcext:value-type="float">
            <text:p>0.07346332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/>
          <table:table-cell office:value-type="float" office:value="0.009999999776483" calcext:value-type="float">
            <text:p>0.0099999998</text:p>
          </table:table-cell>
          <table:table-cell office:value-type="float" office:value="0.003408180549741" calcext:value-type="float">
            <text:p>0.0034081805</text:p>
          </table:table-cell>
          <table:table-cell office:value-type="float" office:value="0.00659182" calcext:value-type="float">
            <text:p>0.00659182</text:p>
          </table:table-cell>
          <table:table-cell office:value-type="float" office:value="0.002150090411305" calcext:value-type="float">
            <text:p>0.0021500904</text:p>
          </table:table-cell>
          <table:table-cell office:value-type="float" office:value="0.00784991" calcext:value-type="float">
            <text:p>0.00784991</text:p>
          </table:table-cell>
          <table:table-cell/>
          <table:table-cell office:value-type="float" office:value="0.029999999329448" calcext:value-type="float">
            <text:p>0.0299999993</text:p>
          </table:table-cell>
          <table:table-cell office:value-type="float" office:value="0.005194123834372" calcext:value-type="float">
            <text:p>0.0051941238</text:p>
          </table:table-cell>
          <table:table-cell office:value-type="float" office:value="0.02480588" calcext:value-type="float">
            <text:p>0.02480588</text:p>
          </table:table-cell>
          <table:table-cell/>
          <table:table-cell office:value-type="float" office:value="0.050000000745058" calcext:value-type="float">
            <text:p>0.0500000007</text:p>
          </table:table-cell>
          <table:table-cell office:value-type="float" office:value="0.007552895694971" calcext:value-type="float">
            <text:p>0.0075528957</text:p>
          </table:table-cell>
          <table:table-cell office:value-type="float" office:value="0.04244711" calcext:value-type="float">
            <text:p>0.04244711</text:p>
          </table:table-cell>
          <table:table-cell office:value-type="float" office:value="0.009526558220387" calcext:value-type="float">
            <text:p>0.0095265582</text:p>
          </table:table-cell>
          <table:table-cell office:value-type="float" office:value="0.04047344" calcext:value-type="float">
            <text:p>0.04047344</text:p>
          </table:table-cell>
          <table:table-cell/>
          <table:table-cell office:value-type="float" office:value="0.070000000298023" calcext:value-type="float">
            <text:p>0.0700000003</text:p>
          </table:table-cell>
          <table:table-cell office:value-type="float" office:value="0.012490503489971" calcext:value-type="float">
            <text:p>0.0124905035</text:p>
          </table:table-cell>
          <table:table-cell office:value-type="float" office:value="0.0575095" calcext:value-type="float">
            <text:p>0.0575095</text:p>
          </table:table-cell>
          <table:table-cell office:value-type="float" office:value="0.01609256118536" calcext:value-type="float">
            <text:p>0.0160925612</text:p>
          </table:table-cell>
          <table:table-cell office:value-type="float" office:value="0.05390744" calcext:value-type="float">
            <text:p>0.05390744</text:p>
          </table:table-cell>
          <table:table-cell/>
          <table:table-cell office:value-type="float" office:value="0.090000003576279" calcext:value-type="float">
            <text:p>0.0900000036</text:p>
          </table:table-cell>
          <table:table-cell office:value-type="float" office:value="0.014288432896137" calcext:value-type="float">
            <text:p>0.0142884329</text:p>
          </table:table-cell>
          <table:table-cell office:value-type="float" office:value="0.07571157" calcext:value-type="float">
            <text:p>0.07571157</text:p>
          </table:table-cell>
          <table:table-cell office:value-type="float" office:value="0.016306608915329" calcext:value-type="float">
            <text:p>0.0163066089</text:p>
          </table:table-cell>
          <table:table-cell office:value-type="float" office:value="0.07369339" calcext:value-type="float">
            <text:p>0.07369339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/>
          <table:table-cell office:value-type="float" office:value="0.009999999776483" calcext:value-type="float">
            <text:p>0.0099999998</text:p>
          </table:table-cell>
          <table:table-cell office:value-type="float" office:value="0.003567675128579" calcext:value-type="float">
            <text:p>0.0035676751</text:p>
          </table:table-cell>
          <table:table-cell office:value-type="float" office:value="0.00643232" calcext:value-type="float">
            <text:p>0.00643232</text:p>
          </table:table-cell>
          <table:table-cell office:value-type="float" office:value="0.002117058262229" calcext:value-type="float">
            <text:p>0.0021170583</text:p>
          </table:table-cell>
          <table:table-cell office:value-type="float" office:value="0.00788294" calcext:value-type="float">
            <text:p>0.00788294</text:p>
          </table:table-cell>
          <table:table-cell/>
          <table:table-cell office:value-type="float" office:value="0.029999999329448" calcext:value-type="float">
            <text:p>0.0299999993</text:p>
          </table:table-cell>
          <table:table-cell office:value-type="float" office:value="0.005481384694576" calcext:value-type="float">
            <text:p>0.0054813847</text:p>
          </table:table-cell>
          <table:table-cell office:value-type="float" office:value="0.02451861" calcext:value-type="float">
            <text:p>0.02451861</text:p>
          </table:table-cell>
          <table:table-cell/>
          <table:table-cell office:value-type="float" office:value="0.050000000745058" calcext:value-type="float">
            <text:p>0.0500000007</text:p>
          </table:table-cell>
          <table:table-cell office:value-type="float" office:value="0.00675355270505" calcext:value-type="float">
            <text:p>0.0067535527</text:p>
          </table:table-cell>
          <table:table-cell office:value-type="float" office:value="0.04324645" calcext:value-type="float">
            <text:p>0.04324645</text:p>
          </table:table-cell>
          <table:table-cell office:value-type="float" office:value="0.009504295885563" calcext:value-type="float">
            <text:p>0.0095042959</text:p>
          </table:table-cell>
          <table:table-cell office:value-type="float" office:value="0.0404957" calcext:value-type="float">
            <text:p>0.0404957</text:p>
          </table:table-cell>
          <table:table-cell/>
          <table:table-cell office:value-type="float" office:value="0.070000000298023" calcext:value-type="float">
            <text:p>0.0700000003</text:p>
          </table:table-cell>
          <table:table-cell office:value-type="float" office:value="0.013382457196712" calcext:value-type="float">
            <text:p>0.0133824572</text:p>
          </table:table-cell>
          <table:table-cell office:value-type="float" office:value="0.05661754" calcext:value-type="float">
            <text:p>0.05661754</text:p>
          </table:table-cell>
          <table:table-cell office:value-type="float" office:value="0.01626306027174" calcext:value-type="float">
            <text:p>0.0162630603</text:p>
          </table:table-cell>
          <table:table-cell office:value-type="float" office:value="0.05373694" calcext:value-type="float">
            <text:p>0.05373694</text:p>
          </table:table-cell>
          <table:table-cell/>
          <table:table-cell office:value-type="float" office:value="0.090000003576279" calcext:value-type="float">
            <text:p>0.0900000036</text:p>
          </table:table-cell>
          <table:table-cell office:value-type="float" office:value="0.014670044183731" calcext:value-type="float">
            <text:p>0.0146700442</text:p>
          </table:table-cell>
          <table:table-cell office:value-type="float" office:value="0.07532996" calcext:value-type="float">
            <text:p>0.07532996</text:p>
          </table:table-cell>
          <table:table-cell office:value-type="float" office:value="0.015863753855228" calcext:value-type="float">
            <text:p>0.0158637539</text:p>
          </table:table-cell>
          <table:table-cell office:value-type="float" office:value="0.07413625" calcext:value-type="float">
            <text:p>0.07413625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/>
          <table:table-cell office:value-type="float" office:value="0.009999999776483" calcext:value-type="float">
            <text:p>0.0099999998</text:p>
          </table:table-cell>
          <table:table-cell office:value-type="float" office:value="0.003416026011109" calcext:value-type="float">
            <text:p>0.003416026</text:p>
          </table:table-cell>
          <table:table-cell office:value-type="float" office:value="0.00658397" calcext:value-type="float">
            <text:p>0.00658397</text:p>
          </table:table-cell>
          <table:table-cell office:value-type="float" office:value="0.002120142802596" calcext:value-type="float">
            <text:p>0.0021201428</text:p>
          </table:table-cell>
          <table:table-cell office:value-type="float" office:value="0.00787986" calcext:value-type="float">
            <text:p>0.00787986</text:p>
          </table:table-cell>
          <table:table-cell/>
          <table:table-cell office:value-type="float" office:value="0.029999999329448" calcext:value-type="float">
            <text:p>0.0299999993</text:p>
          </table:table-cell>
          <table:table-cell office:value-type="float" office:value="0.005583368241787" calcext:value-type="float">
            <text:p>0.0055833682</text:p>
          </table:table-cell>
          <table:table-cell office:value-type="float" office:value="0.02441663" calcext:value-type="float">
            <text:p>0.02441663</text:p>
          </table:table-cell>
          <table:table-cell/>
          <table:table-cell office:value-type="float" office:value="0.050000000745058" calcext:value-type="float">
            <text:p>0.0500000007</text:p>
          </table:table-cell>
          <table:table-cell office:value-type="float" office:value="0.006270851939917" calcext:value-type="float">
            <text:p>0.0062708519</text:p>
          </table:table-cell>
          <table:table-cell office:value-type="float" office:value="0.04372915" calcext:value-type="float">
            <text:p>0.04372915</text:p>
          </table:table-cell>
          <table:table-cell office:value-type="float" office:value="0.009380362927914" calcext:value-type="float">
            <text:p>0.0093803629</text:p>
          </table:table-cell>
          <table:table-cell office:value-type="float" office:value="0.04061964" calcext:value-type="float">
            <text:p>0.04061964</text:p>
          </table:table-cell>
          <table:table-cell/>
          <table:table-cell office:value-type="float" office:value="0.070000000298023" calcext:value-type="float">
            <text:p>0.0700000003</text:p>
          </table:table-cell>
          <table:table-cell office:value-type="float" office:value="0.013890467584133" calcext:value-type="float">
            <text:p>0.0138904676</text:p>
          </table:table-cell>
          <table:table-cell office:value-type="float" office:value="0.05610953" calcext:value-type="float">
            <text:p>0.05610953</text:p>
          </table:table-cell>
          <table:table-cell office:value-type="float" office:value="0.01657672226429" calcext:value-type="float">
            <text:p>0.0165767223</text:p>
          </table:table-cell>
          <table:table-cell office:value-type="float" office:value="0.05342328" calcext:value-type="float">
            <text:p>0.05342328</text:p>
          </table:table-cell>
          <table:table-cell/>
          <table:table-cell office:value-type="float" office:value="0.090000003576279" calcext:value-type="float">
            <text:p>0.0900000036</text:p>
          </table:table-cell>
          <table:table-cell office:value-type="float" office:value="0.014801681041718" calcext:value-type="float">
            <text:p>0.014801681</text:p>
          </table:table-cell>
          <table:table-cell office:value-type="float" office:value="0.07519832" calcext:value-type="float">
            <text:p>0.07519832</text:p>
          </table:table-cell>
          <table:table-cell office:value-type="float" office:value="0.015863485634327" calcext:value-type="float">
            <text:p>0.0158634856</text:p>
          </table:table-cell>
          <table:table-cell office:value-type="float" office:value="0.07413652" calcext:value-type="float">
            <text:p>0.07413652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/>
          <table:table-cell office:value-type="float" office:value="0.009999999776483" calcext:value-type="float">
            <text:p>0.0099999998</text:p>
          </table:table-cell>
          <table:table-cell office:value-type="float" office:value="0.003429202362895" calcext:value-type="float">
            <text:p>0.0034292024</text:p>
          </table:table-cell>
          <table:table-cell office:value-type="float" office:value="0.0065708" calcext:value-type="float">
            <text:p>0.0065708</text:p>
          </table:table-cell>
          <table:table-cell office:value-type="float" office:value="0.001974949613214" calcext:value-type="float">
            <text:p>0.0019749496</text:p>
          </table:table-cell>
          <table:table-cell office:value-type="float" office:value="0.00802505" calcext:value-type="float">
            <text:p>0.00802505</text:p>
          </table:table-cell>
          <table:table-cell/>
          <table:table-cell office:value-type="float" office:value="0.029999999329448" calcext:value-type="float">
            <text:p>0.0299999993</text:p>
          </table:table-cell>
          <table:table-cell office:value-type="float" office:value="0.005654215812683" calcext:value-type="float">
            <text:p>0.0056542158</text:p>
          </table:table-cell>
          <table:table-cell office:value-type="float" office:value="0.02434578" calcext:value-type="float">
            <text:p>0.02434578</text:p>
          </table:table-cell>
          <table:table-cell/>
          <table:table-cell office:value-type="float" office:value="0.050000000745058" calcext:value-type="float">
            <text:p>0.0500000007</text:p>
          </table:table-cell>
          <table:table-cell office:value-type="float" office:value="0.005839753895998" calcext:value-type="float">
            <text:p>0.0058397539</text:p>
          </table:table-cell>
          <table:table-cell office:value-type="float" office:value="0.04416025" calcext:value-type="float">
            <text:p>0.04416025</text:p>
          </table:table-cell>
          <table:table-cell office:value-type="float" office:value="0.009178094565868" calcext:value-type="float">
            <text:p>0.0091780946</text:p>
          </table:table-cell>
          <table:table-cell office:value-type="float" office:value="0.04082191" calcext:value-type="float">
            <text:p>0.04082191</text:p>
          </table:table-cell>
          <table:table-cell/>
          <table:table-cell office:value-type="float" office:value="0.070000000298023" calcext:value-type="float">
            <text:p>0.0700000003</text:p>
          </table:table-cell>
          <table:table-cell office:value-type="float" office:value="0.014087975025177" calcext:value-type="float">
            <text:p>0.014087975</text:p>
          </table:table-cell>
          <table:table-cell office:value-type="float" office:value="0.05591203" calcext:value-type="float">
            <text:p>0.05591203</text:p>
          </table:table-cell>
          <table:table-cell office:value-type="float" office:value="0.016493067145348" calcext:value-type="float">
            <text:p>0.0164930671</text:p>
          </table:table-cell>
          <table:table-cell office:value-type="float" office:value="0.05350693" calcext:value-type="float">
            <text:p>0.05350693</text:p>
          </table:table-cell>
          <table:table-cell/>
          <table:table-cell office:value-type="float" office:value="0.090000003576279" calcext:value-type="float">
            <text:p>0.0900000036</text:p>
          </table:table-cell>
          <table:table-cell office:value-type="float" office:value="0.015692830085754" calcext:value-type="float">
            <text:p>0.0156928301</text:p>
          </table:table-cell>
          <table:table-cell office:value-type="float" office:value="0.07430717" calcext:value-type="float">
            <text:p>0.07430717</text:p>
          </table:table-cell>
          <table:table-cell office:value-type="float" office:value="0.015918657183647" calcext:value-type="float">
            <text:p>0.0159186572</text:p>
          </table:table-cell>
          <table:table-cell office:value-type="float" office:value="0.07408135" calcext:value-type="float">
            <text:p>0.07408135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/>
          <table:table-cell office:value-type="float" office:value="0.009999999776483" calcext:value-type="float">
            <text:p>0.0099999998</text:p>
          </table:table-cell>
          <table:table-cell office:value-type="float" office:value="0.003389088436961" calcext:value-type="float">
            <text:p>0.0033890884</text:p>
          </table:table-cell>
          <table:table-cell office:value-type="float" office:value="0.00661091" calcext:value-type="float">
            <text:p>0.00661091</text:p>
          </table:table-cell>
          <table:table-cell office:value-type="float" office:value="0.001976987347007" calcext:value-type="float">
            <text:p>0.0019769873</text:p>
          </table:table-cell>
          <table:table-cell office:value-type="float" office:value="0.00802301" calcext:value-type="float">
            <text:p>0.00802301</text:p>
          </table:table-cell>
          <table:table-cell/>
          <table:table-cell office:value-type="float" office:value="0.029999999329448" calcext:value-type="float">
            <text:p>0.0299999993</text:p>
          </table:table-cell>
          <table:table-cell office:value-type="float" office:value="0.005872502923012" calcext:value-type="float">
            <text:p>0.0058725029</text:p>
          </table:table-cell>
          <table:table-cell office:value-type="float" office:value="0.0241275" calcext:value-type="float">
            <text:p>0.0241275</text:p>
          </table:table-cell>
          <table:table-cell/>
          <table:table-cell office:value-type="float" office:value="0.050000000745058" calcext:value-type="float">
            <text:p>0.0500000007</text:p>
          </table:table-cell>
          <table:table-cell office:value-type="float" office:value="0.005555432289839" calcext:value-type="float">
            <text:p>0.0055554323</text:p>
          </table:table-cell>
          <table:table-cell office:value-type="float" office:value="0.04444457" calcext:value-type="float">
            <text:p>0.04444457</text:p>
          </table:table-cell>
          <table:table-cell office:value-type="float" office:value="0.00853493064642" calcext:value-type="float">
            <text:p>0.0085349306</text:p>
          </table:table-cell>
          <table:table-cell office:value-type="float" office:value="0.04146507" calcext:value-type="float">
            <text:p>0.04146507</text:p>
          </table:table-cell>
          <table:table-cell/>
          <table:table-cell office:value-type="float" office:value="0.070000000298023" calcext:value-type="float">
            <text:p>0.0700000003</text:p>
          </table:table-cell>
          <table:table-cell office:value-type="float" office:value="0.014185003936291" calcext:value-type="float">
            <text:p>0.0141850039</text:p>
          </table:table-cell>
          <table:table-cell office:value-type="float" office:value="0.055815" calcext:value-type="float">
            <text:p>0.055815</text:p>
          </table:table-cell>
          <table:table-cell office:value-type="float" office:value="0.0163414478302" calcext:value-type="float">
            <text:p>0.0163414478</text:p>
          </table:table-cell>
          <table:table-cell office:value-type="float" office:value="0.05365855" calcext:value-type="float">
            <text:p>0.05365855</text:p>
          </table:table-cell>
          <table:table-cell/>
          <table:table-cell office:value-type="float" office:value="0.090000003576279" calcext:value-type="float">
            <text:p>0.0900000036</text:p>
          </table:table-cell>
          <table:table-cell office:value-type="float" office:value="0.016015328466892" calcext:value-type="float">
            <text:p>0.0160153285</text:p>
          </table:table-cell>
          <table:table-cell office:value-type="float" office:value="0.07398468" calcext:value-type="float">
            <text:p>0.07398468</text:p>
          </table:table-cell>
          <table:table-cell office:value-type="float" office:value="0.016184009611607" calcext:value-type="float">
            <text:p>0.0161840096</text:p>
          </table:table-cell>
          <table:table-cell office:value-type="float" office:value="0.07381599" calcext:value-type="float">
            <text:p>0.07381599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/>
          <table:table-cell office:value-type="float" office:value="0.009999999776483" calcext:value-type="float">
            <text:p>0.0099999998</text:p>
          </table:table-cell>
          <table:table-cell office:value-type="float" office:value="0.003374928608537" calcext:value-type="float">
            <text:p>0.0033749286</text:p>
          </table:table-cell>
          <table:table-cell office:value-type="float" office:value="0.00662507" calcext:value-type="float">
            <text:p>0.00662507</text:p>
          </table:table-cell>
          <table:table-cell office:value-type="float" office:value="0.002063507214189" calcext:value-type="float">
            <text:p>0.0020635072</text:p>
          </table:table-cell>
          <table:table-cell office:value-type="float" office:value="0.00793649" calcext:value-type="float">
            <text:p>0.00793649</text:p>
          </table:table-cell>
          <table:table-cell/>
          <table:table-cell office:value-type="float" office:value="0.029999999329448" calcext:value-type="float">
            <text:p>0.0299999993</text:p>
          </table:table-cell>
          <table:table-cell office:value-type="float" office:value="0.00598070025444" calcext:value-type="float">
            <text:p>0.0059807003</text:p>
          </table:table-cell>
          <table:table-cell office:value-type="float" office:value="0.0240193" calcext:value-type="float">
            <text:p>0.0240193</text:p>
          </table:table-cell>
          <table:table-cell/>
          <table:table-cell office:value-type="float" office:value="0.050000000745058" calcext:value-type="float">
            <text:p>0.0500000007</text:p>
          </table:table-cell>
          <table:table-cell office:value-type="float" office:value="0.005435679107904" calcext:value-type="float">
            <text:p>0.0054356791</text:p>
          </table:table-cell>
          <table:table-cell office:value-type="float" office:value="0.04456432" calcext:value-type="float">
            <text:p>0.04456432</text:p>
          </table:table-cell>
          <table:table-cell office:value-type="float" office:value="0.00826895236969" calcext:value-type="float">
            <text:p>0.0082689524</text:p>
          </table:table-cell>
          <table:table-cell office:value-type="float" office:value="0.04173105" calcext:value-type="float">
            <text:p>0.04173105</text:p>
          </table:table-cell>
          <table:table-cell/>
          <table:table-cell office:value-type="float" office:value="0.070000000298023" calcext:value-type="float">
            <text:p>0.0700000003</text:p>
          </table:table-cell>
          <table:table-cell office:value-type="float" office:value="0.013984322547913" calcext:value-type="float">
            <text:p>0.0139843225</text:p>
          </table:table-cell>
          <table:table-cell office:value-type="float" office:value="0.05601568" calcext:value-type="float">
            <text:p>0.05601568</text:p>
          </table:table-cell>
          <table:table-cell office:value-type="float" office:value="0.015871234238148" calcext:value-type="float">
            <text:p>0.0158712342</text:p>
          </table:table-cell>
          <table:table-cell office:value-type="float" office:value="0.05412877" calcext:value-type="float">
            <text:p>0.05412877</text:p>
          </table:table-cell>
          <table:table-cell/>
          <table:table-cell office:value-type="float" office:value="0.090000003576279" calcext:value-type="float">
            <text:p>0.0900000036</text:p>
          </table:table-cell>
          <table:table-cell office:value-type="float" office:value="0.017091810703278" calcext:value-type="float">
            <text:p>0.0170918107</text:p>
          </table:table-cell>
          <table:table-cell office:value-type="float" office:value="0.07290819" calcext:value-type="float">
            <text:p>0.07290819</text:p>
          </table:table-cell>
          <table:table-cell office:value-type="float" office:value="0.016839243471622" calcext:value-type="float">
            <text:p>0.0168392435</text:p>
          </table:table-cell>
          <table:table-cell office:value-type="float" office:value="0.07316076" calcext:value-type="float">
            <text:p>0.07316076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/>
          <table:table-cell office:value-type="float" office:value="0.009999999776483" calcext:value-type="float">
            <text:p>0.0099999998</text:p>
          </table:table-cell>
          <table:table-cell office:value-type="float" office:value="0.003247620537877" calcext:value-type="float">
            <text:p>0.0032476205</text:p>
          </table:table-cell>
          <table:table-cell office:value-type="float" office:value="0.00675238" calcext:value-type="float">
            <text:p>0.00675238</text:p>
          </table:table-cell>
          <table:table-cell office:value-type="float" office:value="0.0020692627877" calcext:value-type="float">
            <text:p>0.0020692628</text:p>
          </table:table-cell>
          <table:table-cell office:value-type="float" office:value="0.00793074" calcext:value-type="float">
            <text:p>0.00793074</text:p>
          </table:table-cell>
          <table:table-cell/>
          <table:table-cell office:value-type="float" office:value="0.029999999329448" calcext:value-type="float">
            <text:p>0.0299999993</text:p>
          </table:table-cell>
          <table:table-cell office:value-type="float" office:value="0.00593501701951" calcext:value-type="float">
            <text:p>0.005935017</text:p>
          </table:table-cell>
          <table:table-cell office:value-type="float" office:value="0.02406498" calcext:value-type="float">
            <text:p>0.02406498</text:p>
          </table:table-cell>
          <table:table-cell/>
          <table:table-cell office:value-type="float" office:value="0.050000000745058" calcext:value-type="float">
            <text:p>0.0500000007</text:p>
          </table:table-cell>
          <table:table-cell office:value-type="float" office:value="0.005338538438082" calcext:value-type="float">
            <text:p>0.0053385384</text:p>
          </table:table-cell>
          <table:table-cell office:value-type="float" office:value="0.04466146" calcext:value-type="float">
            <text:p>0.04466146</text:p>
          </table:table-cell>
          <table:table-cell office:value-type="float" office:value="0.007885679602623" calcext:value-type="float">
            <text:p>0.0078856796</text:p>
          </table:table-cell>
          <table:table-cell office:value-type="float" office:value="0.04211432" calcext:value-type="float">
            <text:p>0.04211432</text:p>
          </table:table-cell>
          <table:table-cell/>
          <table:table-cell office:value-type="float" office:value="0.070000000298023" calcext:value-type="float">
            <text:p>0.0700000003</text:p>
          </table:table-cell>
          <table:table-cell office:value-type="float" office:value="0.013658963143826" calcext:value-type="float">
            <text:p>0.0136589631</text:p>
          </table:table-cell>
          <table:table-cell office:value-type="float" office:value="0.05634104" calcext:value-type="float">
            <text:p>0.05634104</text:p>
          </table:table-cell>
          <table:table-cell office:value-type="float" office:value="0.015024967491627" calcext:value-type="float">
            <text:p>0.0150249675</text:p>
          </table:table-cell>
          <table:table-cell office:value-type="float" office:value="0.05497503" calcext:value-type="float">
            <text:p>0.05497503</text:p>
          </table:table-cell>
          <table:table-cell/>
          <table:table-cell office:value-type="float" office:value="0.090000003576279" calcext:value-type="float">
            <text:p>0.0900000036</text:p>
          </table:table-cell>
          <table:table-cell office:value-type="float" office:value="0.017449870705605" calcext:value-type="float">
            <text:p>0.0174498707</text:p>
          </table:table-cell>
          <table:table-cell office:value-type="float" office:value="0.07255013" calcext:value-type="float">
            <text:p>0.07255013</text:p>
          </table:table-cell>
          <table:table-cell office:value-type="float" office:value="0.017243079841137" calcext:value-type="float">
            <text:p>0.0172430798</text:p>
          </table:table-cell>
          <table:table-cell office:value-type="float" office:value="0.07275692" calcext:value-type="float">
            <text:p>0.07275692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/>
          <table:table-cell office:value-type="float" office:value="0.009999999776483" calcext:value-type="float">
            <text:p>0.0099999998</text:p>
          </table:table-cell>
          <table:table-cell office:value-type="float" office:value="0.003258874639869" calcext:value-type="float">
            <text:p>0.0032588746</text:p>
          </table:table-cell>
          <table:table-cell office:value-type="float" office:value="0.00674113" calcext:value-type="float">
            <text:p>0.00674113</text:p>
          </table:table-cell>
          <table:table-cell office:value-type="float" office:value="0.002120157703757" calcext:value-type="float">
            <text:p>0.0021201577</text:p>
          </table:table-cell>
          <table:table-cell office:value-type="float" office:value="0.00787984" calcext:value-type="float">
            <text:p>0.00787984</text:p>
          </table:table-cell>
          <table:table-cell/>
          <table:table-cell office:value-type="float" office:value="0.029999999329448" calcext:value-type="float">
            <text:p>0.0299999993</text:p>
          </table:table-cell>
          <table:table-cell office:value-type="float" office:value="0.006002578884363" calcext:value-type="float">
            <text:p>0.0060025789</text:p>
          </table:table-cell>
          <table:table-cell office:value-type="float" office:value="0.02399742" calcext:value-type="float">
            <text:p>0.02399742</text:p>
          </table:table-cell>
          <table:table-cell/>
          <table:table-cell office:value-type="float" office:value="0.050000000745058" calcext:value-type="float">
            <text:p>0.0500000007</text:p>
          </table:table-cell>
          <table:table-cell office:value-type="float" office:value="0.005564119666815" calcext:value-type="float">
            <text:p>0.0055641197</text:p>
          </table:table-cell>
          <table:table-cell office:value-type="float" office:value="0.04443588" calcext:value-type="float">
            <text:p>0.04443588</text:p>
          </table:table-cell>
          <table:table-cell office:value-type="float" office:value="0.007793955504894" calcext:value-type="float">
            <text:p>0.0077939555</text:p>
          </table:table-cell>
          <table:table-cell office:value-type="float" office:value="0.04220605" calcext:value-type="float">
            <text:p>0.04220605</text:p>
          </table:table-cell>
          <table:table-cell/>
          <table:table-cell office:value-type="float" office:value="0.070000000298023" calcext:value-type="float">
            <text:p>0.0700000003</text:p>
          </table:table-cell>
          <table:table-cell office:value-type="float" office:value="0.012945413589478" calcext:value-type="float">
            <text:p>0.0129454136</text:p>
          </table:table-cell>
          <table:table-cell office:value-type="float" office:value="0.05705459" calcext:value-type="float">
            <text:p>0.05705459</text:p>
          </table:table-cell>
          <table:table-cell office:value-type="float" office:value="0.014217190444469" calcext:value-type="float">
            <text:p>0.0142171904</text:p>
          </table:table-cell>
          <table:table-cell office:value-type="float" office:value="0.05578281" calcext:value-type="float">
            <text:p>0.05578281</text:p>
          </table:table-cell>
          <table:table-cell/>
          <table:table-cell office:value-type="float" office:value="0.090000003576279" calcext:value-type="float">
            <text:p>0.0900000036</text:p>
          </table:table-cell>
          <table:table-cell office:value-type="float" office:value="0.018331959843636" calcext:value-type="float">
            <text:p>0.0183319598</text:p>
          </table:table-cell>
          <table:table-cell office:value-type="float" office:value="0.07166804" calcext:value-type="float">
            <text:p>0.07166804</text:p>
          </table:table-cell>
          <table:table-cell office:value-type="float" office:value="0.017853319644928" calcext:value-type="float">
            <text:p>0.0178533196</text:p>
          </table:table-cell>
          <table:table-cell office:value-type="float" office:value="0.07214668" calcext:value-type="float">
            <text:p>0.07214668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/>
          <table:table-cell office:value-type="float" office:value="0.009999999776483" calcext:value-type="float">
            <text:p>0.0099999998</text:p>
          </table:table-cell>
          <table:table-cell office:value-type="float" office:value="0.003165489062667" calcext:value-type="float">
            <text:p>0.0031654891</text:p>
          </table:table-cell>
          <table:table-cell office:value-type="float" office:value="0.00683451" calcext:value-type="float">
            <text:p>0.00683451</text:p>
          </table:table-cell>
          <table:table-cell office:value-type="float" office:value="0.002142494544387" calcext:value-type="float">
            <text:p>0.0021424945</text:p>
          </table:table-cell>
          <table:table-cell office:value-type="float" office:value="0.00785751" calcext:value-type="float">
            <text:p>0.00785751</text:p>
          </table:table-cell>
          <table:table-cell/>
          <table:table-cell office:value-type="float" office:value="0.029999999329448" calcext:value-type="float">
            <text:p>0.0299999993</text:p>
          </table:table-cell>
          <table:table-cell office:value-type="float" office:value="0.005778811872005" calcext:value-type="float">
            <text:p>0.0057788119</text:p>
          </table:table-cell>
          <table:table-cell office:value-type="float" office:value="0.02422119" calcext:value-type="float">
            <text:p>0.02422119</text:p>
          </table:table-cell>
          <table:table-cell/>
          <table:table-cell office:value-type="float" office:value="0.050000000745058" calcext:value-type="float">
            <text:p>0.0500000007</text:p>
          </table:table-cell>
          <table:table-cell office:value-type="float" office:value="0.005697149783373" calcext:value-type="float">
            <text:p>0.0056971498</text:p>
          </table:table-cell>
          <table:table-cell office:value-type="float" office:value="0.04430285" calcext:value-type="float">
            <text:p>0.04430285</text:p>
          </table:table-cell>
          <table:table-cell office:value-type="float" office:value="0.007361255586147" calcext:value-type="float">
            <text:p>0.0073612556</text:p>
          </table:table-cell>
          <table:table-cell office:value-type="float" office:value="0.04263875" calcext:value-type="float">
            <text:p>0.04263875</text:p>
          </table:table-cell>
          <table:table-cell/>
          <table:table-cell office:value-type="float" office:value="0.070000000298023" calcext:value-type="float">
            <text:p>0.0700000003</text:p>
          </table:table-cell>
          <table:table-cell office:value-type="float" office:value="0.012401945888996" calcext:value-type="float">
            <text:p>0.0124019459</text:p>
          </table:table-cell>
          <table:table-cell office:value-type="float" office:value="0.05759805" calcext:value-type="float">
            <text:p>0.05759805</text:p>
          </table:table-cell>
          <table:table-cell office:value-type="float" office:value="0.013049267232418" calcext:value-type="float">
            <text:p>0.0130492672</text:p>
          </table:table-cell>
          <table:table-cell office:value-type="float" office:value="0.05695073" calcext:value-type="float">
            <text:p>0.05695073</text:p>
          </table:table-cell>
          <table:table-cell/>
          <table:table-cell office:value-type="float" office:value="0.090000003576279" calcext:value-type="float">
            <text:p>0.0900000036</text:p>
          </table:table-cell>
          <table:table-cell office:value-type="float" office:value="0.01863781362772" calcext:value-type="float">
            <text:p>0.0186378136</text:p>
          </table:table-cell>
          <table:table-cell office:value-type="float" office:value="0.07136219" calcext:value-type="float">
            <text:p>0.07136219</text:p>
          </table:table-cell>
          <table:table-cell office:value-type="float" office:value="0.018199592828751" calcext:value-type="float">
            <text:p>0.0181995928</text:p>
          </table:table-cell>
          <table:table-cell office:value-type="float" office:value="0.07180041" calcext:value-type="float">
            <text:p>0.07180041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/>
          <table:table-cell office:value-type="float" office:value="0.009999999776483" calcext:value-type="float">
            <text:p>0.0099999998</text:p>
          </table:table-cell>
          <table:table-cell office:value-type="float" office:value="0.002885742112994" calcext:value-type="float">
            <text:p>0.0028857421</text:p>
          </table:table-cell>
          <table:table-cell office:value-type="float" office:value="0.00711426" calcext:value-type="float">
            <text:p>0.00711426</text:p>
          </table:table-cell>
          <table:table-cell office:value-type="float" office:value="0.002279838547111" calcext:value-type="float">
            <text:p>0.0022798385</text:p>
          </table:table-cell>
          <table:table-cell office:value-type="float" office:value="0.00772016" calcext:value-type="float">
            <text:p>0.00772016</text:p>
          </table:table-cell>
          <table:table-cell/>
          <table:table-cell office:value-type="float" office:value="0.029999999329448" calcext:value-type="float">
            <text:p>0.0299999993</text:p>
          </table:table-cell>
          <table:table-cell office:value-type="float" office:value="0.005648851394653" calcext:value-type="float">
            <text:p>0.0056488514</text:p>
          </table:table-cell>
          <table:table-cell office:value-type="float" office:value="0.02435115" calcext:value-type="float">
            <text:p>0.02435115</text:p>
          </table:table-cell>
          <table:table-cell/>
          <table:table-cell office:value-type="float" office:value="0.050000000745058" calcext:value-type="float">
            <text:p>0.0500000007</text:p>
          </table:table-cell>
          <table:table-cell office:value-type="float" office:value="0.006107363849878" calcext:value-type="float">
            <text:p>0.0061073638</text:p>
          </table:table-cell>
          <table:table-cell office:value-type="float" office:value="0.04389264" calcext:value-type="float">
            <text:p>0.04389264</text:p>
          </table:table-cell>
          <table:table-cell office:value-type="float" office:value="0.007321611046791" calcext:value-type="float">
            <text:p>0.007321611</text:p>
          </table:table-cell>
          <table:table-cell office:value-type="float" office:value="0.04267839" calcext:value-type="float">
            <text:p>0.04267839</text:p>
          </table:table-cell>
          <table:table-cell/>
          <table:table-cell office:value-type="float" office:value="0.070000000298023" calcext:value-type="float">
            <text:p>0.0700000003</text:p>
          </table:table-cell>
          <table:table-cell office:value-type="float" office:value="0.011392243206501" calcext:value-type="float">
            <text:p>0.0113922432</text:p>
          </table:table-cell>
          <table:table-cell office:value-type="float" office:value="0.05860776" calcext:value-type="float">
            <text:p>0.05860776</text:p>
          </table:table-cell>
          <table:table-cell office:value-type="float" office:value="0.012296162545681" calcext:value-type="float">
            <text:p>0.0122961625</text:p>
          </table:table-cell>
          <table:table-cell office:value-type="float" office:value="0.05770384" calcext:value-type="float">
            <text:p>0.05770384</text:p>
          </table:table-cell>
          <table:table-cell/>
          <table:table-cell office:value-type="float" office:value="0.090000003576279" calcext:value-type="float">
            <text:p>0.0900000036</text:p>
          </table:table-cell>
          <table:table-cell office:value-type="float" office:value="0.018963523209095" calcext:value-type="float">
            <text:p>0.0189635232</text:p>
          </table:table-cell>
          <table:table-cell office:value-type="float" office:value="0.07103648" calcext:value-type="float">
            <text:p>0.07103648</text:p>
          </table:table-cell>
          <table:table-cell office:value-type="float" office:value="0.018744893372059" calcext:value-type="float">
            <text:p>0.0187448934</text:p>
          </table:table-cell>
          <table:table-cell office:value-type="float" office:value="0.07125511" calcext:value-type="float">
            <text:p>0.07125511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/>
          <table:table-cell office:value-type="float" office:value="0.009999999776483" calcext:value-type="float">
            <text:p>0.0099999998</text:p>
          </table:table-cell>
          <table:table-cell office:value-type="float" office:value="0.002932010218501" calcext:value-type="float">
            <text:p>0.0029320102</text:p>
          </table:table-cell>
          <table:table-cell office:value-type="float" office:value="0.00706799" calcext:value-type="float">
            <text:p>0.00706799</text:p>
          </table:table-cell>
          <table:table-cell office:value-type="float" office:value="0.002349631860852" calcext:value-type="float">
            <text:p>0.0023496319</text:p>
          </table:table-cell>
          <table:table-cell office:value-type="float" office:value="0.00765037" calcext:value-type="float">
            <text:p>0.00765037</text:p>
          </table:table-cell>
          <table:table-cell/>
          <table:table-cell office:value-type="float" office:value="0.029999999329448" calcext:value-type="float">
            <text:p>0.0299999993</text:p>
          </table:table-cell>
          <table:table-cell office:value-type="float" office:value="0.005247805267572" calcext:value-type="float">
            <text:p>0.0052478053</text:p>
          </table:table-cell>
          <table:table-cell office:value-type="float" office:value="0.02475219" calcext:value-type="float">
            <text:p>0.02475219</text:p>
          </table:table-cell>
          <table:table-cell/>
          <table:table-cell office:value-type="float" office:value="0.050000000745058" calcext:value-type="float">
            <text:p>0.0500000007</text:p>
          </table:table-cell>
          <table:table-cell office:value-type="float" office:value="0.006340857595205" calcext:value-type="float">
            <text:p>0.0063408576</text:p>
          </table:table-cell>
          <table:table-cell office:value-type="float" office:value="0.04365914" calcext:value-type="float">
            <text:p>0.04365914</text:p>
          </table:table-cell>
          <table:table-cell office:value-type="float" office:value="0.007347442209721" calcext:value-type="float">
            <text:p>0.0073474422</text:p>
          </table:table-cell>
          <table:table-cell office:value-type="float" office:value="0.04265256" calcext:value-type="float">
            <text:p>0.04265256</text:p>
          </table:table-cell>
          <table:table-cell/>
          <table:table-cell office:value-type="float" office:value="0.070000000298023" calcext:value-type="float">
            <text:p>0.0700000003</text:p>
          </table:table-cell>
          <table:table-cell office:value-type="float" office:value="0.010737672448158" calcext:value-type="float">
            <text:p>0.0107376724</text:p>
          </table:table-cell>
          <table:table-cell office:value-type="float" office:value="0.05926233" calcext:value-type="float">
            <text:p>0.05926233</text:p>
          </table:table-cell>
          <table:table-cell office:value-type="float" office:value="0.010893724858761" calcext:value-type="float">
            <text:p>0.0108937249</text:p>
          </table:table-cell>
          <table:table-cell office:value-type="float" office:value="0.05910628" calcext:value-type="float">
            <text:p>0.05910628</text:p>
          </table:table-cell>
          <table:table-cell/>
          <table:table-cell office:value-type="float" office:value="0.090000003576279" calcext:value-type="float">
            <text:p>0.0900000036</text:p>
          </table:table-cell>
          <table:table-cell office:value-type="float" office:value="0.018938198685646" calcext:value-type="float">
            <text:p>0.0189381987</text:p>
          </table:table-cell>
          <table:table-cell office:value-type="float" office:value="0.0710618" calcext:value-type="float">
            <text:p>0.0710618</text:p>
          </table:table-cell>
          <table:table-cell office:value-type="float" office:value="0.018823623657227" calcext:value-type="float">
            <text:p>0.0188236237</text:p>
          </table:table-cell>
          <table:table-cell office:value-type="float" office:value="0.07117638" calcext:value-type="float">
            <text:p>0.07117638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/>
          <table:table-cell office:value-type="float" office:value="0.009999999776483" calcext:value-type="float">
            <text:p>0.0099999998</text:p>
          </table:table-cell>
          <table:table-cell office:value-type="float" office:value="0.002810085192323" calcext:value-type="float">
            <text:p>0.0028100852</text:p>
          </table:table-cell>
          <table:table-cell office:value-type="float" office:value="0.00718991" calcext:value-type="float">
            <text:p>0.00718991</text:p>
          </table:table-cell>
          <table:table-cell office:value-type="float" office:value="0.002621991559863" calcext:value-type="float">
            <text:p>0.0026219916</text:p>
          </table:table-cell>
          <table:table-cell office:value-type="float" office:value="0.00737801" calcext:value-type="float">
            <text:p>0.00737801</text:p>
          </table:table-cell>
          <table:table-cell/>
          <table:table-cell office:value-type="float" office:value="0.029999999329448" calcext:value-type="float">
            <text:p>0.0299999993</text:p>
          </table:table-cell>
          <table:table-cell office:value-type="float" office:value="0.005153592675924" calcext:value-type="float">
            <text:p>0.0051535927</text:p>
          </table:table-cell>
          <table:table-cell office:value-type="float" office:value="0.02484641" calcext:value-type="float">
            <text:p>0.02484641</text:p>
          </table:table-cell>
          <table:table-cell/>
          <table:table-cell office:value-type="float" office:value="0.050000000745058" calcext:value-type="float">
            <text:p>0.0500000007</text:p>
          </table:table-cell>
          <table:table-cell office:value-type="float" office:value="0.006810557097197" calcext:value-type="float">
            <text:p>0.0068105571</text:p>
          </table:table-cell>
          <table:table-cell office:value-type="float" office:value="0.04318944" calcext:value-type="float">
            <text:p>0.04318944</text:p>
          </table:table-cell>
          <table:table-cell office:value-type="float" office:value="0.007442958652973" calcext:value-type="float">
            <text:p>0.0074429587</text:p>
          </table:table-cell>
          <table:table-cell office:value-type="float" office:value="0.04255704" calcext:value-type="float">
            <text:p>0.04255704</text:p>
          </table:table-cell>
          <table:table-cell/>
          <table:table-cell office:value-type="float" office:value="0.070000000298023" calcext:value-type="float">
            <text:p>0.0700000003</text:p>
          </table:table-cell>
          <table:table-cell office:value-type="float" office:value="0.00967663526535" calcext:value-type="float">
            <text:p>0.0096766353</text:p>
          </table:table-cell>
          <table:table-cell office:value-type="float" office:value="0.06032337" calcext:value-type="float">
            <text:p>0.06032337</text:p>
          </table:table-cell>
          <table:table-cell office:value-type="float" office:value="0.010296694934368" calcext:value-type="float">
            <text:p>0.0102966949</text:p>
          </table:table-cell>
          <table:table-cell office:value-type="float" office:value="0.05970331" calcext:value-type="float">
            <text:p>0.05970331</text:p>
          </table:table-cell>
          <table:table-cell/>
          <table:table-cell office:value-type="float" office:value="0.090000003576279" calcext:value-type="float">
            <text:p>0.0900000036</text:p>
          </table:table-cell>
          <table:table-cell office:value-type="float" office:value="0.018764637410641" calcext:value-type="float">
            <text:p>0.0187646374</text:p>
          </table:table-cell>
          <table:table-cell office:value-type="float" office:value="0.07123537" calcext:value-type="float">
            <text:p>0.07123537</text:p>
          </table:table-cell>
          <table:table-cell office:value-type="float" office:value="0.018900975584984" calcext:value-type="float">
            <text:p>0.0189009756</text:p>
          </table:table-cell>
          <table:table-cell office:value-type="float" office:value="0.07109903" calcext:value-type="float">
            <text:p>0.07109903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/>
          <table:table-cell office:value-type="float" office:value="0.009999999776483" calcext:value-type="float">
            <text:p>0.0099999998</text:p>
          </table:table-cell>
          <table:table-cell office:value-type="float" office:value="0.002690004184842" calcext:value-type="float">
            <text:p>0.0026900042</text:p>
          </table:table-cell>
          <table:table-cell office:value-type="float" office:value="0.00731" calcext:value-type="float">
            <text:p>0.00731</text:p>
          </table:table-cell>
          <table:table-cell office:value-type="float" office:value="0.002665935084224" calcext:value-type="float">
            <text:p>0.0026659351</text:p>
          </table:table-cell>
          <table:table-cell office:value-type="float" office:value="0.00733406" calcext:value-type="float">
            <text:p>0.00733406</text:p>
          </table:table-cell>
          <table:table-cell/>
          <table:table-cell office:value-type="float" office:value="0.029999999329448" calcext:value-type="float">
            <text:p>0.0299999993</text:p>
          </table:table-cell>
          <table:table-cell office:value-type="float" office:value="0.004481449723244" calcext:value-type="float">
            <text:p>0.0044814497</text:p>
          </table:table-cell>
          <table:table-cell office:value-type="float" office:value="0.02551855" calcext:value-type="float">
            <text:p>0.02551855</text:p>
          </table:table-cell>
          <table:table-cell/>
          <table:table-cell office:value-type="float" office:value="0.050000000745058" calcext:value-type="float">
            <text:p>0.0500000007</text:p>
          </table:table-cell>
          <table:table-cell office:value-type="float" office:value="0.006852444261312" calcext:value-type="float">
            <text:p>0.0068524443</text:p>
          </table:table-cell>
          <table:table-cell office:value-type="float" office:value="0.04314756" calcext:value-type="float">
            <text:p>0.04314756</text:p>
          </table:table-cell>
          <table:table-cell office:value-type="float" office:value="0.007547922432423" calcext:value-type="float">
            <text:p>0.0075479224</text:p>
          </table:table-cell>
          <table:table-cell office:value-type="float" office:value="0.04245208" calcext:value-type="float">
            <text:p>0.04245208</text:p>
          </table:table-cell>
          <table:table-cell/>
          <table:table-cell office:value-type="float" office:value="0.070000000298023" calcext:value-type="float">
            <text:p>0.0700000003</text:p>
          </table:table-cell>
          <table:table-cell office:value-type="float" office:value="0.008957006037235" calcext:value-type="float">
            <text:p>0.008957006</text:p>
          </table:table-cell>
          <table:table-cell office:value-type="float" office:value="0.06104299" calcext:value-type="float">
            <text:p>0.06104299</text:p>
          </table:table-cell>
          <table:table-cell office:value-type="float" office:value="0.009346403181553" calcext:value-type="float">
            <text:p>0.0093464032</text:p>
          </table:table-cell>
          <table:table-cell office:value-type="float" office:value="0.0606536" calcext:value-type="float">
            <text:p>0.0606536</text:p>
          </table:table-cell>
          <table:table-cell/>
          <table:table-cell office:value-type="float" office:value="0.090000003576279" calcext:value-type="float">
            <text:p>0.0900000036</text:p>
          </table:table-cell>
          <table:table-cell office:value-type="float" office:value="0.018440723419189" calcext:value-type="float">
            <text:p>0.0184407234</text:p>
          </table:table-cell>
          <table:table-cell office:value-type="float" office:value="0.07155928" calcext:value-type="float">
            <text:p>0.07155928</text:p>
          </table:table-cell>
          <table:table-cell office:value-type="float" office:value="0.018847540020943" calcext:value-type="float">
            <text:p>0.01884754</text:p>
          </table:table-cell>
          <table:table-cell office:value-type="float" office:value="0.07115246" calcext:value-type="float">
            <text:p>0.07115246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/>
          <table:table-cell office:value-type="float" office:value="0.009999999776483" calcext:value-type="float">
            <text:p>0.0099999998</text:p>
          </table:table-cell>
          <table:table-cell office:value-type="float" office:value="0.002629796043038" calcext:value-type="float">
            <text:p>0.002629796</text:p>
          </table:table-cell>
          <table:table-cell office:value-type="float" office:value="0.0073702" calcext:value-type="float">
            <text:p>0.0073702</text:p>
          </table:table-cell>
          <table:table-cell office:value-type="float" office:value="0.002917042002082" calcext:value-type="float">
            <text:p>0.002917042</text:p>
          </table:table-cell>
          <table:table-cell office:value-type="float" office:value="0.00708296" calcext:value-type="float">
            <text:p>0.00708296</text:p>
          </table:table-cell>
          <table:table-cell/>
          <table:table-cell office:value-type="float" office:value="0.029999999329448" calcext:value-type="float">
            <text:p>0.0299999993</text:p>
          </table:table-cell>
          <table:table-cell office:value-type="float" office:value="0.004284452646971" calcext:value-type="float">
            <text:p>0.0042844526</text:p>
          </table:table-cell>
          <table:table-cell office:value-type="float" office:value="0.02571555" calcext:value-type="float">
            <text:p>0.02571555</text:p>
          </table:table-cell>
          <table:table-cell/>
          <table:table-cell office:value-type="float" office:value="0.050000000745058" calcext:value-type="float">
            <text:p>0.0500000007</text:p>
          </table:table-cell>
          <table:table-cell office:value-type="float" office:value="0.00725132599473" calcext:value-type="float">
            <text:p>0.007251326</text:p>
          </table:table-cell>
          <table:table-cell office:value-type="float" office:value="0.04274867" calcext:value-type="float">
            <text:p>0.04274867</text:p>
          </table:table-cell>
          <table:table-cell office:value-type="float" office:value="0.007693715393543" calcext:value-type="float">
            <text:p>0.0076937154</text:p>
          </table:table-cell>
          <table:table-cell office:value-type="float" office:value="0.04230629" calcext:value-type="float">
            <text:p>0.04230629</text:p>
          </table:table-cell>
          <table:table-cell/>
          <table:table-cell office:value-type="float" office:value="0.070000000298023" calcext:value-type="float">
            <text:p>0.0700000003</text:p>
          </table:table-cell>
          <table:table-cell office:value-type="float" office:value="0.008390083909035" calcext:value-type="float">
            <text:p>0.0083900839</text:p>
          </table:table-cell>
          <table:table-cell office:value-type="float" office:value="0.06160992" calcext:value-type="float">
            <text:p>0.06160992</text:p>
          </table:table-cell>
          <table:table-cell office:value-type="float" office:value="0.008858405053616" calcext:value-type="float">
            <text:p>0.0088584051</text:p>
          </table:table-cell>
          <table:table-cell office:value-type="float" office:value="0.0611416" calcext:value-type="float">
            <text:p>0.0611416</text:p>
          </table:table-cell>
          <table:table-cell/>
          <table:table-cell office:value-type="float" office:value="0.090000003576279" calcext:value-type="float">
            <text:p>0.0900000036</text:p>
          </table:table-cell>
          <table:table-cell office:value-type="float" office:value="0.017475575208664" calcext:value-type="float">
            <text:p>0.0174755752</text:p>
          </table:table-cell>
          <table:table-cell office:value-type="float" office:value="0.07252443" calcext:value-type="float">
            <text:p>0.07252443</text:p>
          </table:table-cell>
          <table:table-cell office:value-type="float" office:value="0.018362767994404" calcext:value-type="float">
            <text:p>0.018362768</text:p>
          </table:table-cell>
          <table:table-cell office:value-type="float" office:value="0.07163724" calcext:value-type="float">
            <text:p>0.07163724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/>
          <table:table-cell office:value-type="float" office:value="0.009999999776483" calcext:value-type="float">
            <text:p>0.0099999998</text:p>
          </table:table-cell>
          <table:table-cell office:value-type="float" office:value="0.00255942158401" calcext:value-type="float">
            <text:p>0.0025594216</text:p>
          </table:table-cell>
          <table:table-cell office:value-type="float" office:value="0.00744058" calcext:value-type="float">
            <text:p>0.00744058</text:p>
          </table:table-cell>
          <table:table-cell office:value-type="float" office:value="0.002905825152993" calcext:value-type="float">
            <text:p>0.0029058252</text:p>
          </table:table-cell>
          <table:table-cell office:value-type="float" office:value="0.00709417" calcext:value-type="float">
            <text:p>0.00709417</text:p>
          </table:table-cell>
          <table:table-cell/>
          <table:table-cell office:value-type="float" office:value="0.029999999329448" calcext:value-type="float">
            <text:p>0.0299999993</text:p>
          </table:table-cell>
          <table:table-cell office:value-type="float" office:value="0.003817413002253" calcext:value-type="float">
            <text:p>0.003817413</text:p>
          </table:table-cell>
          <table:table-cell office:value-type="float" office:value="0.02618259" calcext:value-type="float">
            <text:p>0.02618259</text:p>
          </table:table-cell>
          <table:table-cell/>
          <table:table-cell office:value-type="float" office:value="0.050000000745058" calcext:value-type="float">
            <text:p>0.0500000007</text:p>
          </table:table-cell>
          <table:table-cell office:value-type="float" office:value="0.007240977138281" calcext:value-type="float">
            <text:p>0.0072409771</text:p>
          </table:table-cell>
          <table:table-cell office:value-type="float" office:value="0.04275902" calcext:value-type="float">
            <text:p>0.04275902</text:p>
          </table:table-cell>
          <table:table-cell office:value-type="float" office:value="0.00798211991787" calcext:value-type="float">
            <text:p>0.0079821199</text:p>
          </table:table-cell>
          <table:table-cell office:value-type="float" office:value="0.04201788" calcext:value-type="float">
            <text:p>0.04201788</text:p>
          </table:table-cell>
          <table:table-cell/>
          <table:table-cell office:value-type="float" office:value="0.070000000298023" calcext:value-type="float">
            <text:p>0.0700000003</text:p>
          </table:table-cell>
          <table:table-cell office:value-type="float" office:value="0.007983632385731" calcext:value-type="float">
            <text:p>0.0079836324</text:p>
          </table:table-cell>
          <table:table-cell office:value-type="float" office:value="0.06201637" calcext:value-type="float">
            <text:p>0.06201637</text:p>
          </table:table-cell>
          <table:table-cell office:value-type="float" office:value="0.0086629986763" calcext:value-type="float">
            <text:p>0.0086629987</text:p>
          </table:table-cell>
          <table:table-cell office:value-type="float" office:value="0.061337" calcext:value-type="float">
            <text:p>0.061337</text:p>
          </table:table-cell>
          <table:table-cell/>
          <table:table-cell office:value-type="float" office:value="0.090000003576279" calcext:value-type="float">
            <text:p>0.0900000036</text:p>
          </table:table-cell>
          <table:table-cell office:value-type="float" office:value="0.016883015632629" calcext:value-type="float">
            <text:p>0.0168830156</text:p>
          </table:table-cell>
          <table:table-cell office:value-type="float" office:value="0.07311699" calcext:value-type="float">
            <text:p>0.07311699</text:p>
          </table:table-cell>
          <table:table-cell office:value-type="float" office:value="0.0180609151721" calcext:value-type="float">
            <text:p>0.0180609152</text:p>
          </table:table-cell>
          <table:table-cell office:value-type="float" office:value="0.07193909" calcext:value-type="float">
            <text:p>0.07193909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/>
          <table:table-cell office:value-type="float" office:value="0.009999999776483" calcext:value-type="float">
            <text:p>0.0099999998</text:p>
          </table:table-cell>
          <table:table-cell office:value-type="float" office:value="0.002475699409842" calcext:value-type="float">
            <text:p>0.0024756994</text:p>
          </table:table-cell>
          <table:table-cell office:value-type="float" office:value="0.0075243" calcext:value-type="float">
            <text:p>0.0075243</text:p>
          </table:table-cell>
          <table:table-cell office:value-type="float" office:value="0.003086915239692" calcext:value-type="float">
            <text:p>0.0030869152</text:p>
          </table:table-cell>
          <table:table-cell office:value-type="float" office:value="0.00691308" calcext:value-type="float">
            <text:p>0.00691308</text:p>
          </table:table-cell>
          <table:table-cell/>
          <table:table-cell office:value-type="float" office:value="0.029999999329448" calcext:value-type="float">
            <text:p>0.0299999993</text:p>
          </table:table-cell>
          <table:table-cell office:value-type="float" office:value="0.003698844462633" calcext:value-type="float">
            <text:p>0.0036988445</text:p>
          </table:table-cell>
          <table:table-cell office:value-type="float" office:value="0.02630115" calcext:value-type="float">
            <text:p>0.02630115</text:p>
          </table:table-cell>
          <table:table-cell/>
          <table:table-cell office:value-type="float" office:value="0.050000000745058" calcext:value-type="float">
            <text:p>0.0500000007</text:p>
          </table:table-cell>
          <table:table-cell office:value-type="float" office:value="0.007219780236483" calcext:value-type="float">
            <text:p>0.0072197802</text:p>
          </table:table-cell>
          <table:table-cell office:value-type="float" office:value="0.04278022" calcext:value-type="float">
            <text:p>0.04278022</text:p>
          </table:table-cell>
          <table:table-cell office:value-type="float" office:value="0.008072420954704" calcext:value-type="float">
            <text:p>0.008072421</text:p>
          </table:table-cell>
          <table:table-cell office:value-type="float" office:value="0.04192758" calcext:value-type="float">
            <text:p>0.04192758</text:p>
          </table:table-cell>
          <table:table-cell/>
          <table:table-cell office:value-type="float" office:value="0.070000000298023" calcext:value-type="float">
            <text:p>0.0700000003</text:p>
          </table:table-cell>
          <table:table-cell office:value-type="float" office:value="0.00766310095787" calcext:value-type="float">
            <text:p>0.007663101</text:p>
          </table:table-cell>
          <table:table-cell office:value-type="float" office:value="0.0623369" calcext:value-type="float">
            <text:p>0.0623369</text:p>
          </table:table-cell>
          <table:table-cell office:value-type="float" office:value="0.008585035800934" calcext:value-type="float">
            <text:p>0.0085850358</text:p>
          </table:table-cell>
          <table:table-cell office:value-type="float" office:value="0.06141496" calcext:value-type="float">
            <text:p>0.06141496</text:p>
          </table:table-cell>
          <table:table-cell/>
          <table:table-cell office:value-type="float" office:value="0.090000003576279" calcext:value-type="float">
            <text:p>0.0900000036</text:p>
          </table:table-cell>
          <table:table-cell office:value-type="float" office:value="0.015457108616829" calcext:value-type="float">
            <text:p>0.0154571086</text:p>
          </table:table-cell>
          <table:table-cell office:value-type="float" office:value="0.07454289" calcext:value-type="float">
            <text:p>0.07454289</text:p>
          </table:table-cell>
          <table:table-cell office:value-type="float" office:value="0.017092362046242" calcext:value-type="float">
            <text:p>0.017092362</text:p>
          </table:table-cell>
          <table:table-cell office:value-type="float" office:value="0.07290764" calcext:value-type="float">
            <text:p>0.07290764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/>
          <table:table-cell office:value-type="float" office:value="0.009999999776483" calcext:value-type="float">
            <text:p>0.0099999998</text:p>
          </table:table-cell>
          <table:table-cell office:value-type="float" office:value="0.002428507432342" calcext:value-type="float">
            <text:p>0.0024285074</text:p>
          </table:table-cell>
          <table:table-cell office:value-type="float" office:value="0.00757149" calcext:value-type="float">
            <text:p>0.00757149</text:p>
          </table:table-cell>
          <table:table-cell office:value-type="float" office:value="0.00317101739347" calcext:value-type="float">
            <text:p>0.0031710174</text:p>
          </table:table-cell>
          <table:table-cell office:value-type="float" office:value="0.00682898" calcext:value-type="float">
            <text:p>0.00682898</text:p>
          </table:table-cell>
          <table:table-cell/>
          <table:table-cell office:value-type="float" office:value="0.029999999329448" calcext:value-type="float">
            <text:p>0.0299999993</text:p>
          </table:table-cell>
          <table:table-cell office:value-type="float" office:value="0.003385823220015" calcext:value-type="float">
            <text:p>0.0033858232</text:p>
          </table:table-cell>
          <table:table-cell office:value-type="float" office:value="0.02661418" calcext:value-type="float">
            <text:p>0.02661418</text:p>
          </table:table-cell>
          <table:table-cell/>
          <table:table-cell office:value-type="float" office:value="0.050000000745058" calcext:value-type="float">
            <text:p>0.0500000007</text:p>
          </table:table-cell>
          <table:table-cell office:value-type="float" office:value="0.007383409887552" calcext:value-type="float">
            <text:p>0.0073834099</text:p>
          </table:table-cell>
          <table:table-cell office:value-type="float" office:value="0.04261659" calcext:value-type="float">
            <text:p>0.04261659</text:p>
          </table:table-cell>
          <table:table-cell office:value-type="float" office:value="0.008032031357288" calcext:value-type="float">
            <text:p>0.0080320314</text:p>
          </table:table-cell>
          <table:table-cell office:value-type="float" office:value="0.04196797" calcext:value-type="float">
            <text:p>0.04196797</text:p>
          </table:table-cell>
          <table:table-cell/>
          <table:table-cell office:value-type="float" office:value="0.070000000298023" calcext:value-type="float">
            <text:p>0.0700000003</text:p>
          </table:table-cell>
          <table:table-cell office:value-type="float" office:value="0.007741302251816" calcext:value-type="float">
            <text:p>0.0077413023</text:p>
          </table:table-cell>
          <table:table-cell office:value-type="float" office:value="0.0622587" calcext:value-type="float">
            <text:p>0.0622587</text:p>
          </table:table-cell>
          <table:table-cell office:value-type="float" office:value="0.00889115780592" calcext:value-type="float">
            <text:p>0.0088911578</text:p>
          </table:table-cell>
          <table:table-cell office:value-type="float" office:value="0.06110884" calcext:value-type="float">
            <text:p>0.06110884</text:p>
          </table:table-cell>
          <table:table-cell/>
          <table:table-cell office:value-type="float" office:value="0.090000003576279" calcext:value-type="float">
            <text:p>0.0900000036</text:p>
          </table:table-cell>
          <table:table-cell office:value-type="float" office:value="0.013767637312412" calcext:value-type="float">
            <text:p>0.0137676373</text:p>
          </table:table-cell>
          <table:table-cell office:value-type="float" office:value="0.07623237" calcext:value-type="float">
            <text:p>0.07623237</text:p>
          </table:table-cell>
          <table:table-cell office:value-type="float" office:value="0.016657307744026" calcext:value-type="float">
            <text:p>0.0166573077</text:p>
          </table:table-cell>
          <table:table-cell office:value-type="float" office:value="0.0733427" calcext:value-type="float">
            <text:p>0.0733427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/>
          <table:table-cell office:value-type="float" office:value="0.009999999776483" calcext:value-type="float">
            <text:p>0.0099999998</text:p>
          </table:table-cell>
          <table:table-cell office:value-type="float" office:value="0.002443378791213" calcext:value-type="float">
            <text:p>0.0024433788</text:p>
          </table:table-cell>
          <table:table-cell office:value-type="float" office:value="0.00755662" calcext:value-type="float">
            <text:p>0.00755662</text:p>
          </table:table-cell>
          <table:table-cell office:value-type="float" office:value="0.003189379349351" calcext:value-type="float">
            <text:p>0.0031893793</text:p>
          </table:table-cell>
          <table:table-cell office:value-type="float" office:value="0.00681062" calcext:value-type="float">
            <text:p>0.00681062</text:p>
          </table:table-cell>
          <table:table-cell/>
          <table:table-cell office:value-type="float" office:value="0.029999999329448" calcext:value-type="float">
            <text:p>0.0299999993</text:p>
          </table:table-cell>
          <table:table-cell office:value-type="float" office:value="0.003365062177181" calcext:value-type="float">
            <text:p>0.0033650622</text:p>
          </table:table-cell>
          <table:table-cell office:value-type="float" office:value="0.02663494" calcext:value-type="float">
            <text:p>0.02663494</text:p>
          </table:table-cell>
          <table:table-cell/>
          <table:table-cell office:value-type="float" office:value="0.050000000745058" calcext:value-type="float">
            <text:p>0.0500000007</text:p>
          </table:table-cell>
          <table:table-cell office:value-type="float" office:value="0.00735117867589" calcext:value-type="float">
            <text:p>0.0073511787</text:p>
          </table:table-cell>
          <table:table-cell office:value-type="float" office:value="0.04264882" calcext:value-type="float">
            <text:p>0.04264882</text:p>
          </table:table-cell>
          <table:table-cell office:value-type="float" office:value="0.008196093142033" calcext:value-type="float">
            <text:p>0.0081960931</text:p>
          </table:table-cell>
          <table:table-cell office:value-type="float" office:value="0.04180391" calcext:value-type="float">
            <text:p>0.04180391</text:p>
          </table:table-cell>
          <table:table-cell/>
          <table:table-cell office:value-type="float" office:value="0.070000000298023" calcext:value-type="float">
            <text:p>0.0700000003</text:p>
          </table:table-cell>
          <table:table-cell office:value-type="float" office:value="0.008401624858379" calcext:value-type="float">
            <text:p>0.0084016249</text:p>
          </table:table-cell>
          <table:table-cell office:value-type="float" office:value="0.06159838" calcext:value-type="float">
            <text:p>0.06159838</text:p>
          </table:table-cell>
          <table:table-cell office:value-type="float" office:value="0.009428597986698" calcext:value-type="float">
            <text:p>0.009428598</text:p>
          </table:table-cell>
          <table:table-cell office:value-type="float" office:value="0.0605714" calcext:value-type="float">
            <text:p>0.0605714</text:p>
          </table:table-cell>
          <table:table-cell/>
          <table:table-cell office:value-type="float" office:value="0.090000003576279" calcext:value-type="float">
            <text:p>0.0900000036</text:p>
          </table:table-cell>
          <table:table-cell office:value-type="float" office:value="0.0127939209342" calcext:value-type="float">
            <text:p>0.0127939209</text:p>
          </table:table-cell>
          <table:table-cell office:value-type="float" office:value="0.07720608" calcext:value-type="float">
            <text:p>0.07720608</text:p>
          </table:table-cell>
          <table:table-cell office:value-type="float" office:value="0.015722945332527" calcext:value-type="float">
            <text:p>0.0157229453</text:p>
          </table:table-cell>
          <table:table-cell office:value-type="float" office:value="0.07427706" calcext:value-type="float">
            <text:p>0.07427706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/>
          <table:table-cell office:value-type="float" office:value="0.009999999776483" calcext:value-type="float">
            <text:p>0.0099999998</text:p>
          </table:table-cell>
          <table:table-cell office:value-type="float" office:value="0.002366216853261" calcext:value-type="float">
            <text:p>0.0023662169</text:p>
          </table:table-cell>
          <table:table-cell office:value-type="float" office:value="0.00763378" calcext:value-type="float">
            <text:p>0.00763378</text:p>
          </table:table-cell>
          <table:table-cell office:value-type="float" office:value="0.003229435533285" calcext:value-type="float">
            <text:p>0.0032294355</text:p>
          </table:table-cell>
          <table:table-cell office:value-type="float" office:value="0.00677056" calcext:value-type="float">
            <text:p>0.00677056</text:p>
          </table:table-cell>
          <table:table-cell/>
          <table:table-cell office:value-type="float" office:value="0.029999999329448" calcext:value-type="float">
            <text:p>0.0299999993</text:p>
          </table:table-cell>
          <table:table-cell office:value-type="float" office:value="0.003354541957378" calcext:value-type="float">
            <text:p>0.003354542</text:p>
          </table:table-cell>
          <table:table-cell office:value-type="float" office:value="0.02664546" calcext:value-type="float">
            <text:p>0.02664546</text:p>
          </table:table-cell>
          <table:table-cell/>
          <table:table-cell office:value-type="float" office:value="0.050000000745058" calcext:value-type="float">
            <text:p>0.0500000007</text:p>
          </table:table-cell>
          <table:table-cell office:value-type="float" office:value="0.007402528077364" calcext:value-type="float">
            <text:p>0.0074025281</text:p>
          </table:table-cell>
          <table:table-cell office:value-type="float" office:value="0.04259747" calcext:value-type="float">
            <text:p>0.04259747</text:p>
          </table:table-cell>
          <table:table-cell office:value-type="float" office:value="0.008222222328186" calcext:value-type="float">
            <text:p>0.0082222223</text:p>
          </table:table-cell>
          <table:table-cell office:value-type="float" office:value="0.04177778" calcext:value-type="float">
            <text:p>0.04177778</text:p>
          </table:table-cell>
          <table:table-cell/>
          <table:table-cell office:value-type="float" office:value="0.070000000298023" calcext:value-type="float">
            <text:p>0.0700000003</text:p>
          </table:table-cell>
          <table:table-cell office:value-type="float" office:value="0.008737459778786" calcext:value-type="float">
            <text:p>0.0087374598</text:p>
          </table:table-cell>
          <table:table-cell office:value-type="float" office:value="0.06126254" calcext:value-type="float">
            <text:p>0.06126254</text:p>
          </table:table-cell>
          <table:table-cell office:value-type="float" office:value="0.010142117738724" calcext:value-type="float">
            <text:p>0.0101421177</text:p>
          </table:table-cell>
          <table:table-cell office:value-type="float" office:value="0.05985788" calcext:value-type="float">
            <text:p>0.05985788</text:p>
          </table:table-cell>
          <table:table-cell/>
          <table:table-cell office:value-type="float" office:value="0.090000003576279" calcext:value-type="float">
            <text:p>0.0900000036</text:p>
          </table:table-cell>
          <table:table-cell office:value-type="float" office:value="0.012114122509956" calcext:value-type="float">
            <text:p>0.0121141225</text:p>
          </table:table-cell>
          <table:table-cell office:value-type="float" office:value="0.07788588" calcext:value-type="float">
            <text:p>0.07788588</text:p>
          </table:table-cell>
          <table:table-cell office:value-type="float" office:value="0.015103533864021" calcext:value-type="float">
            <text:p>0.0151035339</text:p>
          </table:table-cell>
          <table:table-cell office:value-type="float" office:value="0.07489647" calcext:value-type="float">
            <text:p>0.07489647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/>
          <table:table-cell office:value-type="float" office:value="0.009999999776483" calcext:value-type="float">
            <text:p>0.0099999998</text:p>
          </table:table-cell>
          <table:table-cell office:value-type="float" office:value="0.002535993233323" calcext:value-type="float">
            <text:p>0.0025359932</text:p>
          </table:table-cell>
          <table:table-cell office:value-type="float" office:value="0.00746401" calcext:value-type="float">
            <text:p>0.00746401</text:p>
          </table:table-cell>
          <table:table-cell office:value-type="float" office:value="0.003159135580063" calcext:value-type="float">
            <text:p>0.0031591356</text:p>
          </table:table-cell>
          <table:table-cell office:value-type="float" office:value="0.00684086" calcext:value-type="float">
            <text:p>0.00684086</text:p>
          </table:table-cell>
          <table:table-cell/>
          <table:table-cell office:value-type="float" office:value="0.029999999329448" calcext:value-type="float">
            <text:p>0.0299999993</text:p>
          </table:table-cell>
          <table:table-cell office:value-type="float" office:value="0.003364149481058" calcext:value-type="float">
            <text:p>0.0033641495</text:p>
          </table:table-cell>
          <table:table-cell office:value-type="float" office:value="0.02663585" calcext:value-type="float">
            <text:p>0.02663585</text:p>
          </table:table-cell>
          <table:table-cell/>
          <table:table-cell office:value-type="float" office:value="0.050000000745058" calcext:value-type="float">
            <text:p>0.0500000007</text:p>
          </table:table-cell>
          <table:table-cell office:value-type="float" office:value="0.007329490035772" calcext:value-type="float">
            <text:p>0.00732949</text:p>
          </table:table-cell>
          <table:table-cell office:value-type="float" office:value="0.04267051" calcext:value-type="float">
            <text:p>0.04267051</text:p>
          </table:table-cell>
          <table:table-cell office:value-type="float" office:value="0.008072324097157" calcext:value-type="float">
            <text:p>0.0080723241</text:p>
          </table:table-cell>
          <table:table-cell office:value-type="float" office:value="0.04192768" calcext:value-type="float">
            <text:p>0.04192768</text:p>
          </table:table-cell>
          <table:table-cell/>
          <table:table-cell office:value-type="float" office:value="0.070000000298023" calcext:value-type="float">
            <text:p>0.0700000003</text:p>
          </table:table-cell>
          <table:table-cell office:value-type="float" office:value="0.009728714823723" calcext:value-type="float">
            <text:p>0.0097287148</text:p>
          </table:table-cell>
          <table:table-cell office:value-type="float" office:value="0.06027129" calcext:value-type="float">
            <text:p>0.06027129</text:p>
          </table:table-cell>
          <table:table-cell office:value-type="float" office:value="0.010821871459484" calcext:value-type="float">
            <text:p>0.0108218715</text:p>
          </table:table-cell>
          <table:table-cell office:value-type="float" office:value="0.05917813" calcext:value-type="float">
            <text:p>0.05917813</text:p>
          </table:table-cell>
          <table:table-cell/>
          <table:table-cell office:value-type="float" office:value="0.090000003576279" calcext:value-type="float">
            <text:p>0.0900000036</text:p>
          </table:table-cell>
          <table:table-cell office:value-type="float" office:value="0.010730139911175" calcext:value-type="float">
            <text:p>0.0107301399</text:p>
          </table:table-cell>
          <table:table-cell office:value-type="float" office:value="0.07926986" calcext:value-type="float">
            <text:p>0.07926986</text:p>
          </table:table-cell>
          <table:table-cell office:value-type="float" office:value="0.014483459293842" calcext:value-type="float">
            <text:p>0.0144834593</text:p>
          </table:table-cell>
          <table:table-cell office:value-type="float" office:value="0.07551654" calcext:value-type="float">
            <text:p>0.07551654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/>
          <table:table-cell office:value-type="float" office:value="0.009999999776483" calcext:value-type="float">
            <text:p>0.0099999998</text:p>
          </table:table-cell>
          <table:table-cell office:value-type="float" office:value="0.002546044066548" calcext:value-type="float">
            <text:p>0.0025460441</text:p>
          </table:table-cell>
          <table:table-cell office:value-type="float" office:value="0.00745396" calcext:value-type="float">
            <text:p>0.00745396</text:p>
          </table:table-cell>
          <table:table-cell office:value-type="float" office:value="0.003060936927795" calcext:value-type="float">
            <text:p>0.0030609369</text:p>
          </table:table-cell>
          <table:table-cell office:value-type="float" office:value="0.00693906" calcext:value-type="float">
            <text:p>0.00693906</text:p>
          </table:table-cell>
          <table:table-cell/>
          <table:table-cell office:value-type="float" office:value="0.029999999329448" calcext:value-type="float">
            <text:p>0.0299999993</text:p>
          </table:table-cell>
          <table:table-cell office:value-type="float" office:value="0.003521338105202" calcext:value-type="float">
            <text:p>0.0035213381</text:p>
          </table:table-cell>
          <table:table-cell office:value-type="float" office:value="0.02647866" calcext:value-type="float">
            <text:p>0.02647866</text:p>
          </table:table-cell>
          <table:table-cell/>
          <table:table-cell office:value-type="float" office:value="0.050000000745058" calcext:value-type="float">
            <text:p>0.0500000007</text:p>
          </table:table-cell>
          <table:table-cell office:value-type="float" office:value="0.007359649986029" calcext:value-type="float">
            <text:p>0.00735965</text:p>
          </table:table-cell>
          <table:table-cell office:value-type="float" office:value="0.04264035" calcext:value-type="float">
            <text:p>0.04264035</text:p>
          </table:table-cell>
          <table:table-cell office:value-type="float" office:value="0.008009605109692" calcext:value-type="float">
            <text:p>0.0080096051</text:p>
          </table:table-cell>
          <table:table-cell office:value-type="float" office:value="0.0419904" calcext:value-type="float">
            <text:p>0.0419904</text:p>
          </table:table-cell>
          <table:table-cell/>
          <table:table-cell office:value-type="float" office:value="0.070000000298023" calcext:value-type="float">
            <text:p>0.0700000003</text:p>
          </table:table-cell>
          <table:table-cell office:value-type="float" office:value="0.010361738502979" calcext:value-type="float">
            <text:p>0.0103617385</text:p>
          </table:table-cell>
          <table:table-cell office:value-type="float" office:value="0.05963826" calcext:value-type="float">
            <text:p>0.05963826</text:p>
          </table:table-cell>
          <table:table-cell office:value-type="float" office:value="0.011827774345875" calcext:value-type="float">
            <text:p>0.0118277743</text:p>
          </table:table-cell>
          <table:table-cell office:value-type="float" office:value="0.05817223" calcext:value-type="float">
            <text:p>0.05817223</text:p>
          </table:table-cell>
          <table:table-cell/>
          <table:table-cell office:value-type="float" office:value="0.090000003576279" calcext:value-type="float">
            <text:p>0.0900000036</text:p>
          </table:table-cell>
          <table:table-cell office:value-type="float" office:value="0.010340072214603" calcext:value-type="float">
            <text:p>0.0103400722</text:p>
          </table:table-cell>
          <table:table-cell office:value-type="float" office:value="0.07965993" calcext:value-type="float">
            <text:p>0.07965993</text:p>
          </table:table-cell>
          <table:table-cell office:value-type="float" office:value="0.01433801651001" calcext:value-type="float">
            <text:p>0.0143380165</text:p>
          </table:table-cell>
          <table:table-cell office:value-type="float" office:value="0.07566199" calcext:value-type="float">
            <text:p>0.07566199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/>
          <table:table-cell office:value-type="float" office:value="0.009999999776483" calcext:value-type="float">
            <text:p>0.0099999998</text:p>
          </table:table-cell>
          <table:table-cell office:value-type="float" office:value="0.002708869054914" calcext:value-type="float">
            <text:p>0.0027088691</text:p>
          </table:table-cell>
          <table:table-cell office:value-type="float" office:value="0.00729113" calcext:value-type="float">
            <text:p>0.00729113</text:p>
          </table:table-cell>
          <table:table-cell office:value-type="float" office:value="0.002960307523608" calcext:value-type="float">
            <text:p>0.0029603075</text:p>
          </table:table-cell>
          <table:table-cell office:value-type="float" office:value="0.00703969" calcext:value-type="float">
            <text:p>0.00703969</text:p>
          </table:table-cell>
          <table:table-cell/>
          <table:table-cell office:value-type="float" office:value="0.029999999329448" calcext:value-type="float">
            <text:p>0.0299999993</text:p>
          </table:table-cell>
          <table:table-cell office:value-type="float" office:value="0.00364151969552" calcext:value-type="float">
            <text:p>0.0036415197</text:p>
          </table:table-cell>
          <table:table-cell office:value-type="float" office:value="0.02635848" calcext:value-type="float">
            <text:p>0.02635848</text:p>
          </table:table-cell>
          <table:table-cell/>
          <table:table-cell office:value-type="float" office:value="0.050000000745058" calcext:value-type="float">
            <text:p>0.0500000007</text:p>
          </table:table-cell>
          <table:table-cell office:value-type="float" office:value="0.007613528519869" calcext:value-type="float">
            <text:p>0.0076135285</text:p>
          </table:table-cell>
          <table:table-cell office:value-type="float" office:value="0.04238647" calcext:value-type="float">
            <text:p>0.04238647</text:p>
          </table:table-cell>
          <table:table-cell office:value-type="float" office:value="0.007857114076614" calcext:value-type="float">
            <text:p>0.0078571141</text:p>
          </table:table-cell>
          <table:table-cell office:value-type="float" office:value="0.04214289" calcext:value-type="float">
            <text:p>0.04214289</text:p>
          </table:table-cell>
          <table:table-cell/>
          <table:table-cell office:value-type="float" office:value="0.070000000298023" calcext:value-type="float">
            <text:p>0.0700000003</text:p>
          </table:table-cell>
          <table:table-cell office:value-type="float" office:value="0.011468149721622" calcext:value-type="float">
            <text:p>0.0114681497</text:p>
          </table:table-cell>
          <table:table-cell office:value-type="float" office:value="0.05853185" calcext:value-type="float">
            <text:p>0.05853185</text:p>
          </table:table-cell>
          <table:table-cell office:value-type="float" office:value="0.012553378939629" calcext:value-type="float">
            <text:p>0.0125533789</text:p>
          </table:table-cell>
          <table:table-cell office:value-type="float" office:value="0.05744662" calcext:value-type="float">
            <text:p>0.05744662</text:p>
          </table:table-cell>
          <table:table-cell/>
          <table:table-cell office:value-type="float" office:value="0.090000003576279" calcext:value-type="float">
            <text:p>0.0900000036</text:p>
          </table:table-cell>
          <table:table-cell office:value-type="float" office:value="0.009532555937767" calcext:value-type="float">
            <text:p>0.0095325559</text:p>
          </table:table-cell>
          <table:table-cell office:value-type="float" office:value="0.08046745" calcext:value-type="float">
            <text:p>0.08046745</text:p>
          </table:table-cell>
          <table:table-cell office:value-type="float" office:value="0.01405280828476" calcext:value-type="float">
            <text:p>0.0140528083</text:p>
          </table:table-cell>
          <table:table-cell office:value-type="float" office:value="0.0759472" calcext:value-type="float">
            <text:p>0.0759472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/>
          <table:table-cell office:value-type="float" office:value="0.009999999776483" calcext:value-type="float">
            <text:p>0.0099999998</text:p>
          </table:table-cell>
          <table:table-cell office:value-type="float" office:value="0.002825504168868" calcext:value-type="float">
            <text:p>0.0028255042</text:p>
          </table:table-cell>
          <table:table-cell office:value-type="float" office:value="0.0071745" calcext:value-type="float">
            <text:p>0.0071745</text:p>
          </table:table-cell>
          <table:table-cell office:value-type="float" office:value="0.002897584810853" calcext:value-type="float">
            <text:p>0.0028975848</text:p>
          </table:table-cell>
          <table:table-cell office:value-type="float" office:value="0.00710241" calcext:value-type="float">
            <text:p>0.00710241</text:p>
          </table:table-cell>
          <table:table-cell/>
          <table:table-cell office:value-type="float" office:value="0.029999999329448" calcext:value-type="float">
            <text:p>0.0299999993</text:p>
          </table:table-cell>
          <table:table-cell office:value-type="float" office:value="0.004094418138266" calcext:value-type="float">
            <text:p>0.0040944181</text:p>
          </table:table-cell>
          <table:table-cell office:value-type="float" office:value="0.02590558" calcext:value-type="float">
            <text:p>0.02590558</text:p>
          </table:table-cell>
          <table:table-cell/>
          <table:table-cell office:value-type="float" office:value="0.050000000745058" calcext:value-type="float">
            <text:p>0.0500000007</text:p>
          </table:table-cell>
          <table:table-cell office:value-type="float" office:value="0.007704686373472" calcext:value-type="float">
            <text:p>0.0077046864</text:p>
          </table:table-cell>
          <table:table-cell office:value-type="float" office:value="0.04229531" calcext:value-type="float">
            <text:p>0.04229531</text:p>
          </table:table-cell>
          <table:table-cell office:value-type="float" office:value="0.007715716958046" calcext:value-type="float">
            <text:p>0.007715717</text:p>
          </table:table-cell>
          <table:table-cell office:value-type="float" office:value="0.04228428" calcext:value-type="float">
            <text:p>0.04228428</text:p>
          </table:table-cell>
          <table:table-cell/>
          <table:table-cell office:value-type="float" office:value="0.070000000298023" calcext:value-type="float">
            <text:p>0.0700000003</text:p>
          </table:table-cell>
          <table:table-cell office:value-type="float" office:value="0.011765524744987" calcext:value-type="float">
            <text:p>0.0117655247</text:p>
          </table:table-cell>
          <table:table-cell office:value-type="float" office:value="0.05823448" calcext:value-type="float">
            <text:p>0.05823448</text:p>
          </table:table-cell>
          <table:table-cell office:value-type="float" office:value="0.013502031564713" calcext:value-type="float">
            <text:p>0.0135020316</text:p>
          </table:table-cell>
          <table:table-cell office:value-type="float" office:value="0.05649797" calcext:value-type="float">
            <text:p>0.05649797</text:p>
          </table:table-cell>
          <table:table-cell/>
          <table:table-cell office:value-type="float" office:value="0.090000003576279" calcext:value-type="float">
            <text:p>0.0900000036</text:p>
          </table:table-cell>
          <table:table-cell office:value-type="float" office:value="0.009305864572525" calcext:value-type="float">
            <text:p>0.0093058646</text:p>
          </table:table-cell>
          <table:table-cell office:value-type="float" office:value="0.08069414" calcext:value-type="float">
            <text:p>0.08069414</text:p>
          </table:table-cell>
          <table:table-cell office:value-type="float" office:value="0.014197081327438" calcext:value-type="float">
            <text:p>0.0141970813</text:p>
          </table:table-cell>
          <table:table-cell office:value-type="float" office:value="0.07580292" calcext:value-type="float">
            <text:p>0.07580292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/>
          <table:table-cell office:value-type="float" office:value="0.009999999776483" calcext:value-type="float">
            <text:p>0.0099999998</text:p>
          </table:table-cell>
          <table:table-cell office:value-type="float" office:value="0.003025846555829" calcext:value-type="float">
            <text:p>0.0030258466</text:p>
          </table:table-cell>
          <table:table-cell office:value-type="float" office:value="0.00697415" calcext:value-type="float">
            <text:p>0.00697415</text:p>
          </table:table-cell>
          <table:table-cell office:value-type="float" office:value="0.002633901312947" calcext:value-type="float">
            <text:p>0.0026339013</text:p>
          </table:table-cell>
          <table:table-cell office:value-type="float" office:value="0.0073661" calcext:value-type="float">
            <text:p>0.0073661</text:p>
          </table:table-cell>
          <table:table-cell/>
          <table:table-cell office:value-type="float" office:value="0.029999999329448" calcext:value-type="float">
            <text:p>0.0299999993</text:p>
          </table:table-cell>
          <table:table-cell office:value-type="float" office:value="0.004268810153008" calcext:value-type="float">
            <text:p>0.0042688102</text:p>
          </table:table-cell>
          <table:table-cell office:value-type="float" office:value="0.02573119" calcext:value-type="float">
            <text:p>0.02573119</text:p>
          </table:table-cell>
          <table:table-cell/>
          <table:table-cell office:value-type="float" office:value="0.050000000745058" calcext:value-type="float">
            <text:p>0.0500000007</text:p>
          </table:table-cell>
          <table:table-cell office:value-type="float" office:value="0.008018288761377" calcext:value-type="float">
            <text:p>0.0080182888</text:p>
          </table:table-cell>
          <table:table-cell office:value-type="float" office:value="0.04198171" calcext:value-type="float">
            <text:p>0.04198171</text:p>
          </table:table-cell>
          <table:table-cell office:value-type="float" office:value="0.007719606161118" calcext:value-type="float">
            <text:p>0.0077196062</text:p>
          </table:table-cell>
          <table:table-cell office:value-type="float" office:value="0.04228039" calcext:value-type="float">
            <text:p>0.04228039</text:p>
          </table:table-cell>
          <table:table-cell/>
          <table:table-cell office:value-type="float" office:value="0.070000000298023" calcext:value-type="float">
            <text:p>0.0700000003</text:p>
          </table:table-cell>
          <table:table-cell office:value-type="float" office:value="0.012682892382145" calcext:value-type="float">
            <text:p>0.0126828924</text:p>
          </table:table-cell>
          <table:table-cell office:value-type="float" office:value="0.05731711" calcext:value-type="float">
            <text:p>0.05731711</text:p>
          </table:table-cell>
          <table:table-cell office:value-type="float" office:value="0.013906836509705" calcext:value-type="float">
            <text:p>0.0139068365</text:p>
          </table:table-cell>
          <table:table-cell office:value-type="float" office:value="0.05609316" calcext:value-type="float">
            <text:p>0.05609316</text:p>
          </table:table-cell>
          <table:table-cell/>
          <table:table-cell office:value-type="float" office:value="0.090000003576279" calcext:value-type="float">
            <text:p>0.0900000036</text:p>
          </table:table-cell>
          <table:table-cell office:value-type="float" office:value="0.009348951280117" calcext:value-type="float">
            <text:p>0.0093489513</text:p>
          </table:table-cell>
          <table:table-cell office:value-type="float" office:value="0.08065105" calcext:value-type="float">
            <text:p>0.08065105</text:p>
          </table:table-cell>
          <table:table-cell office:value-type="float" office:value="0.014612130820751" calcext:value-type="float">
            <text:p>0.0146121308</text:p>
          </table:table-cell>
          <table:table-cell office:value-type="float" office:value="0.07538787" calcext:value-type="float">
            <text:p>0.07538787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/>
          <table:table-cell office:value-type="float" office:value="0.009999999776483" calcext:value-type="float">
            <text:p>0.0099999998</text:p>
          </table:table-cell>
          <table:table-cell office:value-type="float" office:value="0.00311722047627" calcext:value-type="float">
            <text:p>0.0031172205</text:p>
          </table:table-cell>
          <table:table-cell office:value-type="float" office:value="0.00688278" calcext:value-type="float">
            <text:p>0.00688278</text:p>
          </table:table-cell>
          <table:table-cell office:value-type="float" office:value="0.002601062878966" calcext:value-type="float">
            <text:p>0.0026010629</text:p>
          </table:table-cell>
          <table:table-cell office:value-type="float" office:value="0.00739894" calcext:value-type="float">
            <text:p>0.00739894</text:p>
          </table:table-cell>
          <table:table-cell/>
          <table:table-cell office:value-type="float" office:value="0.029999999329448" calcext:value-type="float">
            <text:p>0.0299999993</text:p>
          </table:table-cell>
          <table:table-cell office:value-type="float" office:value="0.004552308470011" calcext:value-type="float">
            <text:p>0.0045523085</text:p>
          </table:table-cell>
          <table:table-cell office:value-type="float" office:value="0.02544769" calcext:value-type="float">
            <text:p>0.02544769</text:p>
          </table:table-cell>
          <table:table-cell/>
          <table:table-cell office:value-type="float" office:value="0.050000000745058" calcext:value-type="float">
            <text:p>0.0500000007</text:p>
          </table:table-cell>
          <table:table-cell office:value-type="float" office:value="0.007899161428213" calcext:value-type="float">
            <text:p>0.0078991614</text:p>
          </table:table-cell>
          <table:table-cell office:value-type="float" office:value="0.04210084" calcext:value-type="float">
            <text:p>0.04210084</text:p>
          </table:table-cell>
          <table:table-cell office:value-type="float" office:value="0.007940605282784" calcext:value-type="float">
            <text:p>0.0079406053</text:p>
          </table:table-cell>
          <table:table-cell office:value-type="float" office:value="0.0420594" calcext:value-type="float">
            <text:p>0.0420594</text:p>
          </table:table-cell>
          <table:table-cell/>
          <table:table-cell office:value-type="float" office:value="0.070000000298023" calcext:value-type="float">
            <text:p>0.0700000003</text:p>
          </table:table-cell>
          <table:table-cell office:value-type="float" office:value="0.013028874993324" calcext:value-type="float">
            <text:p>0.013028875</text:p>
          </table:table-cell>
          <table:table-cell office:value-type="float" office:value="0.05697113" calcext:value-type="float">
            <text:p>0.05697113</text:p>
          </table:table-cell>
          <table:table-cell office:value-type="float" office:value="0.014394573867321" calcext:value-type="float">
            <text:p>0.0143945739</text:p>
          </table:table-cell>
          <table:table-cell office:value-type="float" office:value="0.05560543" calcext:value-type="float">
            <text:p>0.05560543</text:p>
          </table:table-cell>
          <table:table-cell/>
          <table:table-cell office:value-type="float" office:value="0.090000003576279" calcext:value-type="float">
            <text:p>0.0900000036</text:p>
          </table:table-cell>
          <table:table-cell office:value-type="float" office:value="0.009692072868347" calcext:value-type="float">
            <text:p>0.0096920729</text:p>
          </table:table-cell>
          <table:table-cell office:value-type="float" office:value="0.08030793" calcext:value-type="float">
            <text:p>0.08030793</text:p>
          </table:table-cell>
          <table:table-cell office:value-type="float" office:value="0.0149150416255" calcext:value-type="float">
            <text:p>0.0149150416</text:p>
          </table:table-cell>
          <table:table-cell office:value-type="float" office:value="0.07508496" calcext:value-type="float">
            <text:p>0.07508496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/>
          <table:table-cell office:value-type="float" office:value="0.009999999776483" calcext:value-type="float">
            <text:p>0.0099999998</text:p>
          </table:table-cell>
          <table:table-cell office:value-type="float" office:value="0.003326086327434" calcext:value-type="float">
            <text:p>0.0033260863</text:p>
          </table:table-cell>
          <table:table-cell office:value-type="float" office:value="0.00667391" calcext:value-type="float">
            <text:p>0.00667391</text:p>
          </table:table-cell>
          <table:table-cell office:value-type="float" office:value="0.002531802281737" calcext:value-type="float">
            <text:p>0.0025318023</text:p>
          </table:table-cell>
          <table:table-cell office:value-type="float" office:value="0.0074682" calcext:value-type="float">
            <text:p>0.0074682</text:p>
          </table:table-cell>
          <table:table-cell/>
          <table:table-cell office:value-type="float" office:value="0.029999999329448" calcext:value-type="float">
            <text:p>0.0299999993</text:p>
          </table:table-cell>
          <table:table-cell office:value-type="float" office:value="0.004788644611835" calcext:value-type="float">
            <text:p>0.0047886446</text:p>
          </table:table-cell>
          <table:table-cell office:value-type="float" office:value="0.02521135" calcext:value-type="float">
            <text:p>0.02521135</text:p>
          </table:table-cell>
          <table:table-cell/>
          <table:table-cell office:value-type="float" office:value="0.050000000745058" calcext:value-type="float">
            <text:p>0.0500000007</text:p>
          </table:table-cell>
          <table:table-cell office:value-type="float" office:value="0.008077051490545" calcext:value-type="float">
            <text:p>0.0080770515</text:p>
          </table:table-cell>
          <table:table-cell office:value-type="float" office:value="0.04192295" calcext:value-type="float">
            <text:p>0.04192295</text:p>
          </table:table-cell>
          <table:table-cell office:value-type="float" office:value="0.007778525352478" calcext:value-type="float">
            <text:p>0.0077785254</text:p>
          </table:table-cell>
          <table:table-cell office:value-type="float" office:value="0.04222148" calcext:value-type="float">
            <text:p>0.04222148</text:p>
          </table:table-cell>
          <table:table-cell/>
          <table:table-cell office:value-type="float" office:value="0.070000000298023" calcext:value-type="float">
            <text:p>0.0700000003</text:p>
          </table:table-cell>
          <table:table-cell office:value-type="float" office:value="0.013382196426392" calcext:value-type="float">
            <text:p>0.0133821964</text:p>
          </table:table-cell>
          <table:table-cell office:value-type="float" office:value="0.0566178" calcext:value-type="float">
            <text:p>0.0566178</text:p>
          </table:table-cell>
          <table:table-cell office:value-type="float" office:value="0.014535084366798" calcext:value-type="float">
            <text:p>0.0145350844</text:p>
          </table:table-cell>
          <table:table-cell office:value-type="float" office:value="0.05546492" calcext:value-type="float">
            <text:p>0.05546492</text:p>
          </table:table-cell>
          <table:table-cell/>
          <table:table-cell office:value-type="float" office:value="0.090000003576279" calcext:value-type="float">
            <text:p>0.0900000036</text:p>
          </table:table-cell>
          <table:table-cell office:value-type="float" office:value="0.010718151926994" calcext:value-type="float">
            <text:p>0.0107181519</text:p>
          </table:table-cell>
          <table:table-cell office:value-type="float" office:value="0.07928185" calcext:value-type="float">
            <text:p>0.07928185</text:p>
          </table:table-cell>
          <table:table-cell office:value-type="float" office:value="0.015929132699966" calcext:value-type="float">
            <text:p>0.0159291327</text:p>
          </table:table-cell>
          <table:table-cell office:value-type="float" office:value="0.07407087" calcext:value-type="float">
            <text:p>0.07407087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/>
          <table:table-cell office:value-type="float" office:value="0.009999999776483" calcext:value-type="float">
            <text:p>0.0099999998</text:p>
          </table:table-cell>
          <table:table-cell office:value-type="float" office:value="0.003371039405465" calcext:value-type="float">
            <text:p>0.0033710394</text:p>
          </table:table-cell>
          <table:table-cell office:value-type="float" office:value="0.00662896" calcext:value-type="float">
            <text:p>0.00662896</text:p>
          </table:table-cell>
          <table:table-cell office:value-type="float" office:value="0.002363676205277" calcext:value-type="float">
            <text:p>0.0023636762</text:p>
          </table:table-cell>
          <table:table-cell office:value-type="float" office:value="0.00763632" calcext:value-type="float">
            <text:p>0.00763632</text:p>
          </table:table-cell>
          <table:table-cell/>
          <table:table-cell office:value-type="float" office:value="0.029999999329448" calcext:value-type="float">
            <text:p>0.0299999993</text:p>
          </table:table-cell>
          <table:table-cell office:value-type="float" office:value="0.005090221762657" calcext:value-type="float">
            <text:p>0.0050902218</text:p>
          </table:table-cell>
          <table:table-cell office:value-type="float" office:value="0.02490978" calcext:value-type="float">
            <text:p>0.02490978</text:p>
          </table:table-cell>
          <table:table-cell/>
          <table:table-cell office:value-type="float" office:value="0.050000000745058" calcext:value-type="float">
            <text:p>0.0500000007</text:p>
          </table:table-cell>
          <table:table-cell office:value-type="float" office:value="0.008106056600809" calcext:value-type="float">
            <text:p>0.0081060566</text:p>
          </table:table-cell>
          <table:table-cell office:value-type="float" office:value="0.04189394" calcext:value-type="float">
            <text:p>0.04189394</text:p>
          </table:table-cell>
          <table:table-cell office:value-type="float" office:value="0.007933810353279" calcext:value-type="float">
            <text:p>0.0079338104</text:p>
          </table:table-cell>
          <table:table-cell office:value-type="float" office:value="0.04206619" calcext:value-type="float">
            <text:p>0.04206619</text:p>
          </table:table-cell>
          <table:table-cell/>
          <table:table-cell office:value-type="float" office:value="0.070000000298023" calcext:value-type="float">
            <text:p>0.0700000003</text:p>
          </table:table-cell>
          <table:table-cell office:value-type="float" office:value="0.0134402140975" calcext:value-type="float">
            <text:p>0.0134402141</text:p>
          </table:table-cell>
          <table:table-cell office:value-type="float" office:value="0.05655979" calcext:value-type="float">
            <text:p>0.05655979</text:p>
          </table:table-cell>
          <table:table-cell office:value-type="float" office:value="0.014580138027668" calcext:value-type="float">
            <text:p>0.014580138</text:p>
          </table:table-cell>
          <table:table-cell office:value-type="float" office:value="0.05541986" calcext:value-type="float">
            <text:p>0.05541986</text:p>
          </table:table-cell>
          <table:table-cell/>
          <table:table-cell office:value-type="float" office:value="0.090000003576279" calcext:value-type="float">
            <text:p>0.0900000036</text:p>
          </table:table-cell>
          <table:table-cell office:value-type="float" office:value="0.011143818497658" calcext:value-type="float">
            <text:p>0.0111438185</text:p>
          </table:table-cell>
          <table:table-cell office:value-type="float" office:value="0.07885619" calcext:value-type="float">
            <text:p>0.07885619</text:p>
          </table:table-cell>
          <table:table-cell office:value-type="float" office:value="0.016248166561127" calcext:value-type="float">
            <text:p>0.0162481666</text:p>
          </table:table-cell>
          <table:table-cell office:value-type="float" office:value="0.07375184" calcext:value-type="float">
            <text:p>0.07375184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/>
          <table:table-cell office:value-type="float" office:value="0.009999999776483" calcext:value-type="float">
            <text:p>0.0099999998</text:p>
          </table:table-cell>
          <table:table-cell office:value-type="float" office:value="0.003454716876149" calcext:value-type="float">
            <text:p>0.0034547169</text:p>
          </table:table-cell>
          <table:table-cell office:value-type="float" office:value="0.00654528" calcext:value-type="float">
            <text:p>0.00654528</text:p>
          </table:table-cell>
          <table:table-cell office:value-type="float" office:value="0.002270082011819" calcext:value-type="float">
            <text:p>0.002270082</text:p>
          </table:table-cell>
          <table:table-cell office:value-type="float" office:value="0.00772992" calcext:value-type="float">
            <text:p>0.00772992</text:p>
          </table:table-cell>
          <table:table-cell/>
          <table:table-cell office:value-type="float" office:value="0.029999999329448" calcext:value-type="float">
            <text:p>0.0299999993</text:p>
          </table:table-cell>
          <table:table-cell office:value-type="float" office:value="0.005208984017372" calcext:value-type="float">
            <text:p>0.005208984</text:p>
          </table:table-cell>
          <table:table-cell office:value-type="float" office:value="0.02479102" calcext:value-type="float">
            <text:p>0.02479102</text:p>
          </table:table-cell>
          <table:table-cell/>
          <table:table-cell office:value-type="float" office:value="0.050000000745058" calcext:value-type="float">
            <text:p>0.0500000007</text:p>
          </table:table-cell>
          <table:table-cell office:value-type="float" office:value="0.00809184089303" calcext:value-type="float">
            <text:p>0.0080918409</text:p>
          </table:table-cell>
          <table:table-cell office:value-type="float" office:value="0.04190816" calcext:value-type="float">
            <text:p>0.04190816</text:p>
          </table:table-cell>
          <table:table-cell office:value-type="float" office:value="0.008196629583836" calcext:value-type="float">
            <text:p>0.0081966296</text:p>
          </table:table-cell>
          <table:table-cell office:value-type="float" office:value="0.04180337" calcext:value-type="float">
            <text:p>0.04180337</text:p>
          </table:table-cell>
          <table:table-cell/>
          <table:table-cell office:value-type="float" office:value="0.070000000298023" calcext:value-type="float">
            <text:p>0.0700000003</text:p>
          </table:table-cell>
          <table:table-cell office:value-type="float" office:value="0.013339444994926" calcext:value-type="float">
            <text:p>0.013339445</text:p>
          </table:table-cell>
          <table:table-cell office:value-type="float" office:value="0.05666056" calcext:value-type="float">
            <text:p>0.05666056</text:p>
          </table:table-cell>
          <table:table-cell office:value-type="float" office:value="0.014815494418144" calcext:value-type="float">
            <text:p>0.0148154944</text:p>
          </table:table-cell>
          <table:table-cell office:value-type="float" office:value="0.05518451" calcext:value-type="float">
            <text:p>0.05518451</text:p>
          </table:table-cell>
          <table:table-cell/>
          <table:table-cell office:value-type="float" office:value="0.090000003576279" calcext:value-type="float">
            <text:p>0.0900000036</text:p>
          </table:table-cell>
          <table:table-cell office:value-type="float" office:value="0.012828052043915" calcext:value-type="float">
            <text:p>0.012828052</text:p>
          </table:table-cell>
          <table:table-cell office:value-type="float" office:value="0.07717195" calcext:value-type="float">
            <text:p>0.07717195</text:p>
          </table:table-cell>
          <table:table-cell office:value-type="float" office:value="0.017385885119438" calcext:value-type="float">
            <text:p>0.0173858851</text:p>
          </table:table-cell>
          <table:table-cell office:value-type="float" office:value="0.07261412" calcext:value-type="float">
            <text:p>0.07261412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/>
          <table:table-cell office:value-type="float" office:value="0.009999999776483" calcext:value-type="float">
            <text:p>0.0099999998</text:p>
          </table:table-cell>
          <table:table-cell office:value-type="float" office:value="0.003512406721711" calcext:value-type="float">
            <text:p>0.0035124067</text:p>
          </table:table-cell>
          <table:table-cell office:value-type="float" office:value="0.00648759" calcext:value-type="float">
            <text:p>0.00648759</text:p>
          </table:table-cell>
          <table:table-cell office:value-type="float" office:value="0.002187302336097" calcext:value-type="float">
            <text:p>0.0021873023</text:p>
          </table:table-cell>
          <table:table-cell office:value-type="float" office:value="0.0078127" calcext:value-type="float">
            <text:p>0.0078127</text:p>
          </table:table-cell>
          <table:table-cell/>
          <table:table-cell office:value-type="float" office:value="0.029999999329448" calcext:value-type="float">
            <text:p>0.0299999993</text:p>
          </table:table-cell>
          <table:table-cell office:value-type="float" office:value="0.005300562828779" calcext:value-type="float">
            <text:p>0.0053005628</text:p>
          </table:table-cell>
          <table:table-cell office:value-type="float" office:value="0.02469944" calcext:value-type="float">
            <text:p>0.02469944</text:p>
          </table:table-cell>
          <table:table-cell/>
          <table:table-cell office:value-type="float" office:value="0.050000000745058" calcext:value-type="float">
            <text:p>0.0500000007</text:p>
          </table:table-cell>
          <table:table-cell office:value-type="float" office:value="0.007891122251749" calcext:value-type="float">
            <text:p>0.0078911223</text:p>
          </table:table-cell>
          <table:table-cell office:value-type="float" office:value="0.04210888" calcext:value-type="float">
            <text:p>0.04210888</text:p>
          </table:table-cell>
          <table:table-cell office:value-type="float" office:value="0.008231610059738" calcext:value-type="float">
            <text:p>0.0082316101</text:p>
          </table:table-cell>
          <table:table-cell office:value-type="float" office:value="0.04176839" calcext:value-type="float">
            <text:p>0.04176839</text:p>
          </table:table-cell>
          <table:table-cell/>
          <table:table-cell office:value-type="float" office:value="0.070000000298023" calcext:value-type="float">
            <text:p>0.0700000003</text:p>
          </table:table-cell>
          <table:table-cell office:value-type="float" office:value="0.012943208217621" calcext:value-type="float">
            <text:p>0.0129432082</text:p>
          </table:table-cell>
          <table:table-cell office:value-type="float" office:value="0.05705679" calcext:value-type="float">
            <text:p>0.05705679</text:p>
          </table:table-cell>
          <table:table-cell office:value-type="float" office:value="0.014408454298973" calcext:value-type="float">
            <text:p>0.0144084543</text:p>
          </table:table-cell>
          <table:table-cell office:value-type="float" office:value="0.05559155" calcext:value-type="float">
            <text:p>0.05559155</text:p>
          </table:table-cell>
          <table:table-cell/>
          <table:table-cell office:value-type="float" office:value="0.090000003576279" calcext:value-type="float">
            <text:p>0.0900000036</text:p>
          </table:table-cell>
          <table:table-cell office:value-type="float" office:value="0.013634547591209" calcext:value-type="float">
            <text:p>0.0136345476</text:p>
          </table:table-cell>
          <table:table-cell office:value-type="float" office:value="0.07636546" calcext:value-type="float">
            <text:p>0.07636546</text:p>
          </table:table-cell>
          <table:table-cell office:value-type="float" office:value="0.017994105815887" calcext:value-type="float">
            <text:p>0.0179941058</text:p>
          </table:table-cell>
          <table:table-cell office:value-type="float" office:value="0.0720059" calcext:value-type="float">
            <text:p>0.0720059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/>
          <table:table-cell office:value-type="float" office:value="0.009999999776483" calcext:value-type="float">
            <text:p>0.0099999998</text:p>
          </table:table-cell>
          <table:table-cell office:value-type="float" office:value="0.003504054620862" calcext:value-type="float">
            <text:p>0.0035040546</text:p>
          </table:table-cell>
          <table:table-cell office:value-type="float" office:value="0.00649595" calcext:value-type="float">
            <text:p>0.00649595</text:p>
          </table:table-cell>
          <table:table-cell office:value-type="float" office:value="0.002124374732375" calcext:value-type="float">
            <text:p>0.0021243747</text:p>
          </table:table-cell>
          <table:table-cell office:value-type="float" office:value="0.00787563" calcext:value-type="float">
            <text:p>0.00787563</text:p>
          </table:table-cell>
          <table:table-cell/>
          <table:table-cell office:value-type="float" office:value="0.029999999329448" calcext:value-type="float">
            <text:p>0.0299999993</text:p>
          </table:table-cell>
          <table:table-cell office:value-type="float" office:value="0.005370773375034" calcext:value-type="float">
            <text:p>0.0053707734</text:p>
          </table:table-cell>
          <table:table-cell office:value-type="float" office:value="0.02462923" calcext:value-type="float">
            <text:p>0.02462923</text:p>
          </table:table-cell>
          <table:table-cell/>
          <table:table-cell office:value-type="float" office:value="0.050000000745058" calcext:value-type="float">
            <text:p>0.0500000007</text:p>
          </table:table-cell>
          <table:table-cell office:value-type="float" office:value="0.007717397063971" calcext:value-type="float">
            <text:p>0.0077173971</text:p>
          </table:table-cell>
          <table:table-cell office:value-type="float" office:value="0.0422826" calcext:value-type="float">
            <text:p>0.0422826</text:p>
          </table:table-cell>
          <table:table-cell office:value-type="float" office:value="0.008536450564861" calcext:value-type="float">
            <text:p>0.0085364506</text:p>
          </table:table-cell>
          <table:table-cell office:value-type="float" office:value="0.04146355" calcext:value-type="float">
            <text:p>0.04146355</text:p>
          </table:table-cell>
          <table:table-cell/>
          <table:table-cell office:value-type="float" office:value="0.070000000298023" calcext:value-type="float">
            <text:p>0.0700000003</text:p>
          </table:table-cell>
          <table:table-cell office:value-type="float" office:value="0.012299783527851" calcext:value-type="float">
            <text:p>0.0122997835</text:p>
          </table:table-cell>
          <table:table-cell office:value-type="float" office:value="0.05770022" calcext:value-type="float">
            <text:p>0.05770022</text:p>
          </table:table-cell>
          <table:table-cell office:value-type="float" office:value="0.014351665973663" calcext:value-type="float">
            <text:p>0.014351666</text:p>
          </table:table-cell>
          <table:table-cell office:value-type="float" office:value="0.05564833" calcext:value-type="float">
            <text:p>0.05564833</text:p>
          </table:table-cell>
          <table:table-cell/>
          <table:table-cell office:value-type="float" office:value="0.090000003576279" calcext:value-type="float">
            <text:p>0.0900000036</text:p>
          </table:table-cell>
          <table:table-cell office:value-type="float" office:value="0.015051409602165" calcext:value-type="float">
            <text:p>0.0150514096</text:p>
          </table:table-cell>
          <table:table-cell office:value-type="float" office:value="0.07494859" calcext:value-type="float">
            <text:p>0.07494859</text:p>
          </table:table-cell>
          <table:table-cell office:value-type="float" office:value="0.018723770976067" calcext:value-type="float">
            <text:p>0.018723771</text:p>
          </table:table-cell>
          <table:table-cell office:value-type="float" office:value="0.07127623" calcext:value-type="float">
            <text:p>0.07127623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/>
          <table:table-cell office:value-type="float" office:value="0.009999999776483" calcext:value-type="float">
            <text:p>0.0099999998</text:p>
          </table:table-cell>
          <table:table-cell office:value-type="float" office:value="0.003540934994817" calcext:value-type="float">
            <text:p>0.003540935</text:p>
          </table:table-cell>
          <table:table-cell office:value-type="float" office:value="0.00645906" calcext:value-type="float">
            <text:p>0.00645906</text:p>
          </table:table-cell>
          <table:table-cell office:value-type="float" office:value="0.002041982486844" calcext:value-type="float">
            <text:p>0.0020419825</text:p>
          </table:table-cell>
          <table:table-cell office:value-type="float" office:value="0.00795802" calcext:value-type="float">
            <text:p>0.00795802</text:p>
          </table:table-cell>
          <table:table-cell/>
          <table:table-cell office:value-type="float" office:value="0.029999999329448" calcext:value-type="float">
            <text:p>0.0299999993</text:p>
          </table:table-cell>
          <table:table-cell office:value-type="float" office:value="0.00532092154026" calcext:value-type="float">
            <text:p>0.0053209215</text:p>
          </table:table-cell>
          <table:table-cell office:value-type="float" office:value="0.02467908" calcext:value-type="float">
            <text:p>0.02467908</text:p>
          </table:table-cell>
          <table:table-cell/>
          <table:table-cell office:value-type="float" office:value="0.050000000745058" calcext:value-type="float">
            <text:p>0.0500000007</text:p>
          </table:table-cell>
          <table:table-cell office:value-type="float" office:value="0.007506679743528" calcext:value-type="float">
            <text:p>0.0075066797</text:p>
          </table:table-cell>
          <table:table-cell office:value-type="float" office:value="0.04249332" calcext:value-type="float">
            <text:p>0.04249332</text:p>
          </table:table-cell>
          <table:table-cell office:value-type="float" office:value="0.008559301495552" calcext:value-type="float">
            <text:p>0.0085593015</text:p>
          </table:table-cell>
          <table:table-cell office:value-type="float" office:value="0.0414407" calcext:value-type="float">
            <text:p>0.0414407</text:p>
          </table:table-cell>
          <table:table-cell/>
          <table:table-cell office:value-type="float" office:value="0.070000000298023" calcext:value-type="float">
            <text:p>0.0700000003</text:p>
          </table:table-cell>
          <table:table-cell office:value-type="float" office:value="0.011804029345512" calcext:value-type="float">
            <text:p>0.0118040293</text:p>
          </table:table-cell>
          <table:table-cell office:value-type="float" office:value="0.05819597" calcext:value-type="float">
            <text:p>0.05819597</text:p>
          </table:table-cell>
          <table:table-cell office:value-type="float" office:value="0.013777829706669" calcext:value-type="float">
            <text:p>0.0137778297</text:p>
          </table:table-cell>
          <table:table-cell office:value-type="float" office:value="0.05622217" calcext:value-type="float">
            <text:p>0.05622217</text:p>
          </table:table-cell>
          <table:table-cell/>
          <table:table-cell office:value-type="float" office:value="0.090000003576279" calcext:value-type="float">
            <text:p>0.0900000036</text:p>
          </table:table-cell>
          <table:table-cell office:value-type="float" office:value="0.015811048448086" calcext:value-type="float">
            <text:p>0.0158110484</text:p>
          </table:table-cell>
          <table:table-cell office:value-type="float" office:value="0.07418896" calcext:value-type="float">
            <text:p>0.07418896</text:p>
          </table:table-cell>
          <table:table-cell office:value-type="float" office:value="0.019086323678493" calcext:value-type="float">
            <text:p>0.0190863237</text:p>
          </table:table-cell>
          <table:table-cell office:value-type="float" office:value="0.07091368" calcext:value-type="float">
            <text:p>0.07091368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/>
          <table:table-cell office:value-type="float" office:value="0.009999999776483" calcext:value-type="float">
            <text:p>0.0099999998</text:p>
          </table:table-cell>
          <table:table-cell office:value-type="float" office:value="0.003473816439509" calcext:value-type="float">
            <text:p>0.0034738164</text:p>
          </table:table-cell>
          <table:table-cell office:value-type="float" office:value="0.00652618" calcext:value-type="float">
            <text:p>0.00652618</text:p>
          </table:table-cell>
          <table:table-cell office:value-type="float" office:value="0.002055210992694" calcext:value-type="float">
            <text:p>0.002055211</text:p>
          </table:table-cell>
          <table:table-cell office:value-type="float" office:value="0.00794479" calcext:value-type="float">
            <text:p>0.00794479</text:p>
          </table:table-cell>
          <table:table-cell/>
          <table:table-cell office:value-type="float" office:value="0.029999999329448" calcext:value-type="float">
            <text:p>0.0299999993</text:p>
          </table:table-cell>
          <table:table-cell office:value-type="float" office:value="0.005276463925838" calcext:value-type="float">
            <text:p>0.0052764639</text:p>
          </table:table-cell>
          <table:table-cell office:value-type="float" office:value="0.02472354" calcext:value-type="float">
            <text:p>0.02472354</text:p>
          </table:table-cell>
          <table:table-cell/>
          <table:table-cell office:value-type="float" office:value="0.050000000745058" calcext:value-type="float">
            <text:p>0.0500000007</text:p>
          </table:table-cell>
          <table:table-cell office:value-type="float" office:value="0.007010947912931" calcext:value-type="float">
            <text:p>0.0070109479</text:p>
          </table:table-cell>
          <table:table-cell office:value-type="float" office:value="0.04298905" calcext:value-type="float">
            <text:p>0.04298905</text:p>
          </table:table-cell>
          <table:table-cell office:value-type="float" office:value="0.008655317127705" calcext:value-type="float">
            <text:p>0.0086553171</text:p>
          </table:table-cell>
          <table:table-cell office:value-type="float" office:value="0.04134468" calcext:value-type="float">
            <text:p>0.04134468</text:p>
          </table:table-cell>
          <table:table-cell/>
          <table:table-cell office:value-type="float" office:value="0.070000000298023" calcext:value-type="float">
            <text:p>0.0700000003</text:p>
          </table:table-cell>
          <table:table-cell office:value-type="float" office:value="0.011237680912018" calcext:value-type="float">
            <text:p>0.0112376809</text:p>
          </table:table-cell>
          <table:table-cell office:value-type="float" office:value="0.05876232" calcext:value-type="float">
            <text:p>0.05876232</text:p>
          </table:table-cell>
          <table:table-cell office:value-type="float" office:value="0.013493441045284" calcext:value-type="float">
            <text:p>0.013493441</text:p>
          </table:table-cell>
          <table:table-cell office:value-type="float" office:value="0.05650656" calcext:value-type="float">
            <text:p>0.05650656</text:p>
          </table:table-cell>
          <table:table-cell/>
          <table:table-cell office:value-type="float" office:value="0.090000003576279" calcext:value-type="float">
            <text:p>0.0900000036</text:p>
          </table:table-cell>
          <table:table-cell office:value-type="float" office:value="0.01678329706192" calcext:value-type="float">
            <text:p>0.0167832971</text:p>
          </table:table-cell>
          <table:table-cell office:value-type="float" office:value="0.07321671" calcext:value-type="float">
            <text:p>0.07321671</text:p>
          </table:table-cell>
          <table:table-cell office:value-type="float" office:value="0.019167542457581" calcext:value-type="float">
            <text:p>0.0191675425</text:p>
          </table:table-cell>
          <table:table-cell office:value-type="float" office:value="0.07083246" calcext:value-type="float">
            <text:p>0.07083246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/>
          <table:table-cell office:value-type="float" office:value="0.009999999776483" calcext:value-type="float">
            <text:p>0.0099999998</text:p>
          </table:table-cell>
          <table:table-cell office:value-type="float" office:value="0.003340238705277" calcext:value-type="float">
            <text:p>0.0033402387</text:p>
          </table:table-cell>
          <table:table-cell office:value-type="float" office:value="0.00665976" calcext:value-type="float">
            <text:p>0.00665976</text:p>
          </table:table-cell>
          <table:table-cell office:value-type="float" office:value="0.002163296565413" calcext:value-type="float">
            <text:p>0.0021632966</text:p>
          </table:table-cell>
          <table:table-cell office:value-type="float" office:value="0.0078367" calcext:value-type="float">
            <text:p>0.0078367</text:p>
          </table:table-cell>
          <table:table-cell/>
          <table:table-cell office:value-type="float" office:value="0.029999999329448" calcext:value-type="float">
            <text:p>0.0299999993</text:p>
          </table:table-cell>
          <table:table-cell office:value-type="float" office:value="0.00541977584362" calcext:value-type="float">
            <text:p>0.0054197758</text:p>
          </table:table-cell>
          <table:table-cell office:value-type="float" office:value="0.02458022" calcext:value-type="float">
            <text:p>0.02458022</text:p>
          </table:table-cell>
          <table:table-cell/>
          <table:table-cell office:value-type="float" office:value="0.050000000745058" calcext:value-type="float">
            <text:p>0.0500000007</text:p>
          </table:table-cell>
          <table:table-cell office:value-type="float" office:value="0.00679612532258" calcext:value-type="float">
            <text:p>0.0067961253</text:p>
          </table:table-cell>
          <table:table-cell office:value-type="float" office:value="0.04320388" calcext:value-type="float">
            <text:p>0.04320388</text:p>
          </table:table-cell>
          <table:table-cell office:value-type="float" office:value="0.00873851031065" calcext:value-type="float">
            <text:p>0.0087385103</text:p>
          </table:table-cell>
          <table:table-cell office:value-type="float" office:value="0.04126149" calcext:value-type="float">
            <text:p>0.04126149</text:p>
          </table:table-cell>
          <table:table-cell/>
          <table:table-cell office:value-type="float" office:value="0.070000000298023" calcext:value-type="float">
            <text:p>0.0700000003</text:p>
          </table:table-cell>
          <table:table-cell office:value-type="float" office:value="0.010954298079014" calcext:value-type="float">
            <text:p>0.0109542981</text:p>
          </table:table-cell>
          <table:table-cell office:value-type="float" office:value="0.0590457" calcext:value-type="float">
            <text:p>0.0590457</text:p>
          </table:table-cell>
          <table:table-cell office:value-type="float" office:value="0.012765571475029" calcext:value-type="float">
            <text:p>0.0127655715</text:p>
          </table:table-cell>
          <table:table-cell office:value-type="float" office:value="0.05723443" calcext:value-type="float">
            <text:p>0.05723443</text:p>
          </table:table-cell>
          <table:table-cell/>
          <table:table-cell office:value-type="float" office:value="0.090000003576279" calcext:value-type="float">
            <text:p>0.0900000036</text:p>
          </table:table-cell>
          <table:table-cell office:value-type="float" office:value="0.017209649085999" calcext:value-type="float">
            <text:p>0.0172096491</text:p>
          </table:table-cell>
          <table:table-cell office:value-type="float" office:value="0.07279035" calcext:value-type="float">
            <text:p>0.07279035</text:p>
          </table:table-cell>
          <table:table-cell office:value-type="float" office:value="0.019167535007" calcext:value-type="float">
            <text:p>0.019167535</text:p>
          </table:table-cell>
          <table:table-cell office:value-type="float" office:value="0.07083247" calcext:value-type="float">
            <text:p>0.07083247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/>
          <table:table-cell office:value-type="float" office:value="0.009999999776483" calcext:value-type="float">
            <text:p>0.0099999998</text:p>
          </table:table-cell>
          <table:table-cell office:value-type="float" office:value="0.003319760784507" calcext:value-type="float">
            <text:p>0.0033197608</text:p>
          </table:table-cell>
          <table:table-cell office:value-type="float" office:value="0.00668024" calcext:value-type="float">
            <text:p>0.00668024</text:p>
          </table:table-cell>
          <table:table-cell office:value-type="float" office:value="0.002214064821601" calcext:value-type="float">
            <text:p>0.0022140648</text:p>
          </table:table-cell>
          <table:table-cell office:value-type="float" office:value="0.00778593" calcext:value-type="float">
            <text:p>0.00778593</text:p>
          </table:table-cell>
          <table:table-cell/>
          <table:table-cell office:value-type="float" office:value="0.029999999329448" calcext:value-type="float">
            <text:p>0.0299999993</text:p>
          </table:table-cell>
          <table:table-cell office:value-type="float" office:value="0.005301751196384" calcext:value-type="float">
            <text:p>0.0053017512</text:p>
          </table:table-cell>
          <table:table-cell office:value-type="float" office:value="0.02469825" calcext:value-type="float">
            <text:p>0.02469825</text:p>
          </table:table-cell>
          <table:table-cell/>
          <table:table-cell office:value-type="float" office:value="0.050000000745058" calcext:value-type="float">
            <text:p>0.0500000007</text:p>
          </table:table-cell>
          <table:table-cell office:value-type="float" office:value="0.006384562700987" calcext:value-type="float">
            <text:p>0.0063845627</text:p>
          </table:table-cell>
          <table:table-cell office:value-type="float" office:value="0.04361544" calcext:value-type="float">
            <text:p>0.04361544</text:p>
          </table:table-cell>
          <table:table-cell office:value-type="float" office:value="0.008548930287361" calcext:value-type="float">
            <text:p>0.0085489303</text:p>
          </table:table-cell>
          <table:table-cell office:value-type="float" office:value="0.04145107" calcext:value-type="float">
            <text:p>0.04145107</text:p>
          </table:table-cell>
          <table:table-cell/>
          <table:table-cell office:value-type="float" office:value="0.070000000298023" calcext:value-type="float">
            <text:p>0.0700000003</text:p>
          </table:table-cell>
          <table:table-cell office:value-type="float" office:value="0.010369688272476" calcext:value-type="float">
            <text:p>0.0103696883</text:p>
          </table:table-cell>
          <table:table-cell office:value-type="float" office:value="0.05963031" calcext:value-type="float">
            <text:p>0.05963031</text:p>
          </table:table-cell>
          <table:table-cell office:value-type="float" office:value="0.012540429830551" calcext:value-type="float">
            <text:p>0.0125404298</text:p>
          </table:table-cell>
          <table:table-cell office:value-type="float" office:value="0.05745957" calcext:value-type="float">
            <text:p>0.05745957</text:p>
          </table:table-cell>
          <table:table-cell/>
          <table:table-cell office:value-type="float" office:value="0.090000003576279" calcext:value-type="float">
            <text:p>0.0900000036</text:p>
          </table:table-cell>
          <table:table-cell office:value-type="float" office:value="0.017710618674755" calcext:value-type="float">
            <text:p>0.0177106187</text:p>
          </table:table-cell>
          <table:table-cell office:value-type="float" office:value="0.07228938" calcext:value-type="float">
            <text:p>0.07228938</text:p>
          </table:table-cell>
          <table:table-cell office:value-type="float" office:value="0.018864884972572" calcext:value-type="float">
            <text:p>0.018864885</text:p>
          </table:table-cell>
          <table:table-cell office:value-type="float" office:value="0.07113512" calcext:value-type="float">
            <text:p>0.07113512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/>
          <table:table-cell office:value-type="float" office:value="0.009999999776483" calcext:value-type="float">
            <text:p>0.0099999998</text:p>
          </table:table-cell>
          <table:table-cell office:value-type="float" office:value="0.003199631348252" calcext:value-type="float">
            <text:p>0.0031996313</text:p>
          </table:table-cell>
          <table:table-cell office:value-type="float" office:value="0.00680037" calcext:value-type="float">
            <text:p>0.00680037</text:p>
          </table:table-cell>
          <table:table-cell office:value-type="float" office:value="0.002298010513186" calcext:value-type="float">
            <text:p>0.0022980105</text:p>
          </table:table-cell>
          <table:table-cell office:value-type="float" office:value="0.00770199" calcext:value-type="float">
            <text:p>0.00770199</text:p>
          </table:table-cell>
          <table:table-cell/>
          <table:table-cell office:value-type="float" office:value="0.029999999329448" calcext:value-type="float">
            <text:p>0.0299999993</text:p>
          </table:table-cell>
          <table:table-cell office:value-type="float" office:value="0.005184430629015" calcext:value-type="float">
            <text:p>0.0051844306</text:p>
          </table:table-cell>
          <table:table-cell office:value-type="float" office:value="0.02481557" calcext:value-type="float">
            <text:p>0.02481557</text:p>
          </table:table-cell>
          <table:table-cell/>
          <table:table-cell office:value-type="float" office:value="0.050000000745058" calcext:value-type="float">
            <text:p>0.0500000007</text:p>
          </table:table-cell>
          <table:table-cell office:value-type="float" office:value="0.006102379411459" calcext:value-type="float">
            <text:p>0.0061023794</text:p>
          </table:table-cell>
          <table:table-cell office:value-type="float" office:value="0.04389762" calcext:value-type="float">
            <text:p>0.04389762</text:p>
          </table:table-cell>
          <table:table-cell office:value-type="float" office:value="0.008523158729076" calcext:value-type="float">
            <text:p>0.0085231587</text:p>
          </table:table-cell>
          <table:table-cell office:value-type="float" office:value="0.04147684" calcext:value-type="float">
            <text:p>0.04147684</text:p>
          </table:table-cell>
          <table:table-cell/>
          <table:table-cell office:value-type="float" office:value="0.070000000298023" calcext:value-type="float">
            <text:p>0.0700000003</text:p>
          </table:table-cell>
          <table:table-cell office:value-type="float" office:value="0.010200403630733" calcext:value-type="float">
            <text:p>0.0102004036</text:p>
          </table:table-cell>
          <table:table-cell office:value-type="float" office:value="0.0597996" calcext:value-type="float">
            <text:p>0.0597996</text:p>
          </table:table-cell>
          <table:table-cell office:value-type="float" office:value="0.012129843235016" calcext:value-type="float">
            <text:p>0.0121298432</text:p>
          </table:table-cell>
          <table:table-cell office:value-type="float" office:value="0.05787016" calcext:value-type="float">
            <text:p>0.05787016</text:p>
          </table:table-cell>
          <table:table-cell/>
          <table:table-cell office:value-type="float" office:value="0.090000003576279" calcext:value-type="float">
            <text:p>0.0900000036</text:p>
          </table:table-cell>
          <table:table-cell office:value-type="float" office:value="0.017714351415634" calcext:value-type="float">
            <text:p>0.0177143514</text:p>
          </table:table-cell>
          <table:table-cell office:value-type="float" office:value="0.07228565" calcext:value-type="float">
            <text:p>0.07228565</text:p>
          </table:table-cell>
          <table:table-cell office:value-type="float" office:value="0.018702514469624" calcext:value-type="float">
            <text:p>0.0187025145</text:p>
          </table:table-cell>
          <table:table-cell office:value-type="float" office:value="0.07129749" calcext:value-type="float">
            <text:p>0.07129749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/>
          <table:table-cell office:value-type="float" office:value="0.009999999776483" calcext:value-type="float">
            <text:p>0.0099999998</text:p>
          </table:table-cell>
          <table:table-cell office:value-type="float" office:value="0.003053328022361" calcext:value-type="float">
            <text:p>0.003053328</text:p>
          </table:table-cell>
          <table:table-cell office:value-type="float" office:value="0.00694667" calcext:value-type="float">
            <text:p>0.00694667</text:p>
          </table:table-cell>
          <table:table-cell office:value-type="float" office:value="0.002362446859479" calcext:value-type="float">
            <text:p>0.0023624469</text:p>
          </table:table-cell>
          <table:table-cell office:value-type="float" office:value="0.00763755" calcext:value-type="float">
            <text:p>0.00763755</text:p>
          </table:table-cell>
          <table:table-cell/>
          <table:table-cell office:value-type="float" office:value="0.029999999329448" calcext:value-type="float">
            <text:p>0.0299999993</text:p>
          </table:table-cell>
          <table:table-cell office:value-type="float" office:value="0.00518012791872" calcext:value-type="float">
            <text:p>0.0051801279</text:p>
          </table:table-cell>
          <table:table-cell office:value-type="float" office:value="0.02481987" calcext:value-type="float">
            <text:p>0.02481987</text:p>
          </table:table-cell>
          <table:table-cell/>
          <table:table-cell office:value-type="float" office:value="0.050000000745058" calcext:value-type="float">
            <text:p>0.0500000007</text:p>
          </table:table-cell>
          <table:table-cell office:value-type="float" office:value="0.005913559347391" calcext:value-type="float">
            <text:p>0.0059135593</text:p>
          </table:table-cell>
          <table:table-cell office:value-type="float" office:value="0.04408644" calcext:value-type="float">
            <text:p>0.04408644</text:p>
          </table:table-cell>
          <table:table-cell office:value-type="float" office:value="0.008366629481316" calcext:value-type="float">
            <text:p>0.0083666295</text:p>
          </table:table-cell>
          <table:table-cell office:value-type="float" office:value="0.04163337" calcext:value-type="float">
            <text:p>0.04163337</text:p>
          </table:table-cell>
          <table:table-cell/>
          <table:table-cell office:value-type="float" office:value="0.070000000298023" calcext:value-type="float">
            <text:p>0.0700000003</text:p>
          </table:table-cell>
          <table:table-cell office:value-type="float" office:value="0.009832635521889" calcext:value-type="float">
            <text:p>0.0098326355</text:p>
          </table:table-cell>
          <table:table-cell office:value-type="float" office:value="0.06016736" calcext:value-type="float">
            <text:p>0.06016736</text:p>
          </table:table-cell>
          <table:table-cell office:value-type="float" office:value="0.011821091175079" calcext:value-type="float">
            <text:p>0.0118210912</text:p>
          </table:table-cell>
          <table:table-cell office:value-type="float" office:value="0.05817891" calcext:value-type="float">
            <text:p>0.05817891</text:p>
          </table:table-cell>
          <table:table-cell/>
          <table:table-cell office:value-type="float" office:value="0.090000003576279" calcext:value-type="float">
            <text:p>0.0900000036</text:p>
          </table:table-cell>
          <table:table-cell office:value-type="float" office:value="0.01776397973299" calcext:value-type="float">
            <text:p>0.0177639797</text:p>
          </table:table-cell>
          <table:table-cell office:value-type="float" office:value="0.07223602" calcext:value-type="float">
            <text:p>0.07223602</text:p>
          </table:table-cell>
          <table:table-cell office:value-type="float" office:value="0.01774474978447" calcext:value-type="float">
            <text:p>0.0177447498</text:p>
          </table:table-cell>
          <table:table-cell office:value-type="float" office:value="0.07225525" calcext:value-type="float">
            <text:p>0.07225525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/>
          <table:table-cell office:value-type="float" office:value="0.009999999776483" calcext:value-type="float">
            <text:p>0.0099999998</text:p>
          </table:table-cell>
          <table:table-cell office:value-type="float" office:value="0.002999069169164" calcext:value-type="float">
            <text:p>0.0029990692</text:p>
          </table:table-cell>
          <table:table-cell office:value-type="float" office:value="0.00700093" calcext:value-type="float">
            <text:p>0.00700093</text:p>
          </table:table-cell>
          <table:table-cell office:value-type="float" office:value="0.002456715330482" calcext:value-type="float">
            <text:p>0.0024567153</text:p>
          </table:table-cell>
          <table:table-cell office:value-type="float" office:value="0.00754328" calcext:value-type="float">
            <text:p>0.00754328</text:p>
          </table:table-cell>
          <table:table-cell/>
          <table:table-cell office:value-type="float" office:value="0.029999999329448" calcext:value-type="float">
            <text:p>0.0299999993</text:p>
          </table:table-cell>
          <table:table-cell office:value-type="float" office:value="0.005084808915854" calcext:value-type="float">
            <text:p>0.0050848089</text:p>
          </table:table-cell>
          <table:table-cell office:value-type="float" office:value="0.02491519" calcext:value-type="float">
            <text:p>0.02491519</text:p>
          </table:table-cell>
          <table:table-cell/>
          <table:table-cell office:value-type="float" office:value="0.050000000745058" calcext:value-type="float">
            <text:p>0.0500000007</text:p>
          </table:table-cell>
          <table:table-cell office:value-type="float" office:value="0.005826745182276" calcext:value-type="float">
            <text:p>0.0058267452</text:p>
          </table:table-cell>
          <table:table-cell office:value-type="float" office:value="0.04417326" calcext:value-type="float">
            <text:p>0.04417326</text:p>
          </table:table-cell>
          <table:table-cell office:value-type="float" office:value="0.008057959377766" calcext:value-type="float">
            <text:p>0.0080579594</text:p>
          </table:table-cell>
          <table:table-cell office:value-type="float" office:value="0.04194204" calcext:value-type="float">
            <text:p>0.04194204</text:p>
          </table:table-cell>
          <table:table-cell/>
          <table:table-cell office:value-type="float" office:value="0.070000000298023" calcext:value-type="float">
            <text:p>0.0700000003</text:p>
          </table:table-cell>
          <table:table-cell office:value-type="float" office:value="0.009951576590538" calcext:value-type="float">
            <text:p>0.0099515766</text:p>
          </table:table-cell>
          <table:table-cell office:value-type="float" office:value="0.06004842" calcext:value-type="float">
            <text:p>0.06004842</text:p>
          </table:table-cell>
          <table:table-cell office:value-type="float" office:value="0.011607572436333" calcext:value-type="float">
            <text:p>0.0116075724</text:p>
          </table:table-cell>
          <table:table-cell office:value-type="float" office:value="0.05839243" calcext:value-type="float">
            <text:p>0.05839243</text:p>
          </table:table-cell>
          <table:table-cell/>
          <table:table-cell office:value-type="float" office:value="0.090000003576279" calcext:value-type="float">
            <text:p>0.0900000036</text:p>
          </table:table-cell>
          <table:table-cell office:value-type="float" office:value="0.017636485397816" calcext:value-type="float">
            <text:p>0.0176364854</text:p>
          </table:table-cell>
          <table:table-cell office:value-type="float" office:value="0.07236352" calcext:value-type="float">
            <text:p>0.07236352</text:p>
          </table:table-cell>
          <table:table-cell office:value-type="float" office:value="0.017250642180443" calcext:value-type="float">
            <text:p>0.0172506422</text:p>
          </table:table-cell>
          <table:table-cell office:value-type="float" office:value="0.07274936" calcext:value-type="float">
            <text:p>0.07274936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/>
          <table:table-cell office:value-type="float" office:value="0.009999999776483" calcext:value-type="float">
            <text:p>0.0099999998</text:p>
          </table:table-cell>
          <table:table-cell office:value-type="float" office:value="0.002877714112401" calcext:value-type="float">
            <text:p>0.0028777141</text:p>
          </table:table-cell>
          <table:table-cell office:value-type="float" office:value="0.00712229" calcext:value-type="float">
            <text:p>0.00712229</text:p>
          </table:table-cell>
          <table:table-cell office:value-type="float" office:value="0.002580603584647" calcext:value-type="float">
            <text:p>0.0025806036</text:p>
          </table:table-cell>
          <table:table-cell office:value-type="float" office:value="0.0074194" calcext:value-type="float">
            <text:p>0.0074194</text:p>
          </table:table-cell>
          <table:table-cell/>
          <table:table-cell office:value-type="float" office:value="0.029999999329448" calcext:value-type="float">
            <text:p>0.0299999993</text:p>
          </table:table-cell>
          <table:table-cell office:value-type="float" office:value="0.005029626190662" calcext:value-type="float">
            <text:p>0.0050296262</text:p>
          </table:table-cell>
          <table:table-cell office:value-type="float" office:value="0.02497037" calcext:value-type="float">
            <text:p>0.02497037</text:p>
          </table:table-cell>
          <table:table-cell/>
          <table:table-cell office:value-type="float" office:value="0.050000000745058" calcext:value-type="float">
            <text:p>0.0500000007</text:p>
          </table:table-cell>
          <table:table-cell office:value-type="float" office:value="0.005674976855516" calcext:value-type="float">
            <text:p>0.0056749769</text:p>
          </table:table-cell>
          <table:table-cell office:value-type="float" office:value="0.04432502" calcext:value-type="float">
            <text:p>0.04432502</text:p>
          </table:table-cell>
          <table:table-cell office:value-type="float" office:value="0.007946625351906" calcext:value-type="float">
            <text:p>0.0079466254</text:p>
          </table:table-cell>
          <table:table-cell office:value-type="float" office:value="0.04205338" calcext:value-type="float">
            <text:p>0.04205338</text:p>
          </table:table-cell>
          <table:table-cell/>
          <table:table-cell office:value-type="float" office:value="0.070000000298023" calcext:value-type="float">
            <text:p>0.0700000003</text:p>
          </table:table-cell>
          <table:table-cell office:value-type="float" office:value="0.010026551783085" calcext:value-type="float">
            <text:p>0.0100265518</text:p>
          </table:table-cell>
          <table:table-cell office:value-type="float" office:value="0.05997345" calcext:value-type="float">
            <text:p>0.05997345</text:p>
          </table:table-cell>
          <table:table-cell office:value-type="float" office:value="0.011609628796577" calcext:value-type="float">
            <text:p>0.0116096288</text:p>
          </table:table-cell>
          <table:table-cell office:value-type="float" office:value="0.05839037" calcext:value-type="float">
            <text:p>0.05839037</text:p>
          </table:table-cell>
          <table:table-cell/>
          <table:table-cell office:value-type="float" office:value="0.090000003576279" calcext:value-type="float">
            <text:p>0.0900000036</text:p>
          </table:table-cell>
          <table:table-cell office:value-type="float" office:value="0.016950629651546" calcext:value-type="float">
            <text:p>0.0169506297</text:p>
          </table:table-cell>
          <table:table-cell office:value-type="float" office:value="0.07304937" calcext:value-type="float">
            <text:p>0.07304937</text:p>
          </table:table-cell>
          <table:table-cell office:value-type="float" office:value="0.016538739204407" calcext:value-type="float">
            <text:p>0.0165387392</text:p>
          </table:table-cell>
          <table:table-cell office:value-type="float" office:value="0.07346126" calcext:value-type="float">
            <text:p>0.07346126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/>
          <table:table-cell office:value-type="float" office:value="0.009999999776483" calcext:value-type="float">
            <text:p>0.0099999998</text:p>
          </table:table-cell>
          <table:table-cell office:value-type="float" office:value="0.002761198207736" calcext:value-type="float">
            <text:p>0.0027611982</text:p>
          </table:table-cell>
          <table:table-cell office:value-type="float" office:value="0.0072388" calcext:value-type="float">
            <text:p>0.0072388</text:p>
          </table:table-cell>
          <table:table-cell office:value-type="float" office:value="0.002682475373149" calcext:value-type="float">
            <text:p>0.0026824754</text:p>
          </table:table-cell>
          <table:table-cell office:value-type="float" office:value="0.00731752" calcext:value-type="float">
            <text:p>0.00731752</text:p>
          </table:table-cell>
          <table:table-cell/>
          <table:table-cell office:value-type="float" office:value="0.029999999329448" calcext:value-type="float">
            <text:p>0.0299999993</text:p>
          </table:table-cell>
          <table:table-cell office:value-type="float" office:value="0.00492237880826" calcext:value-type="float">
            <text:p>0.0049223788</text:p>
          </table:table-cell>
          <table:table-cell office:value-type="float" office:value="0.02507762" calcext:value-type="float">
            <text:p>0.02507762</text:p>
          </table:table-cell>
          <table:table-cell/>
          <table:table-cell office:value-type="float" office:value="0.050000000745058" calcext:value-type="float">
            <text:p>0.0500000007</text:p>
          </table:table-cell>
          <table:table-cell office:value-type="float" office:value="0.006020594388247" calcext:value-type="float">
            <text:p>0.0060205944</text:p>
          </table:table-cell>
          <table:table-cell office:value-type="float" office:value="0.04397941" calcext:value-type="float">
            <text:p>0.04397941</text:p>
          </table:table-cell>
          <table:table-cell office:value-type="float" office:value="0.007559306919575" calcext:value-type="float">
            <text:p>0.0075593069</text:p>
          </table:table-cell>
          <table:table-cell office:value-type="float" office:value="0.04244069" calcext:value-type="float">
            <text:p>0.04244069</text:p>
          </table:table-cell>
          <table:table-cell/>
          <table:table-cell office:value-type="float" office:value="0.070000000298023" calcext:value-type="float">
            <text:p>0.0700000003</text:p>
          </table:table-cell>
          <table:table-cell office:value-type="float" office:value="0.009959757328033" calcext:value-type="float">
            <text:p>0.0099597573</text:p>
          </table:table-cell>
          <table:table-cell office:value-type="float" office:value="0.06004024" calcext:value-type="float">
            <text:p>0.06004024</text:p>
          </table:table-cell>
          <table:table-cell office:value-type="float" office:value="0.01145251840353" calcext:value-type="float">
            <text:p>0.0114525184</text:p>
          </table:table-cell>
          <table:table-cell office:value-type="float" office:value="0.05854748" calcext:value-type="float">
            <text:p>0.05854748</text:p>
          </table:table-cell>
          <table:table-cell/>
          <table:table-cell office:value-type="float" office:value="0.090000003576279" calcext:value-type="float">
            <text:p>0.0900000036</text:p>
          </table:table-cell>
          <table:table-cell office:value-type="float" office:value="0.016439072787762" calcext:value-type="float">
            <text:p>0.0164390728</text:p>
          </table:table-cell>
          <table:table-cell office:value-type="float" office:value="0.07356093" calcext:value-type="float">
            <text:p>0.07356093</text:p>
          </table:table-cell>
          <table:table-cell office:value-type="float" office:value="0.016026645898819" calcext:value-type="float">
            <text:p>0.0160266459</text:p>
          </table:table-cell>
          <table:table-cell office:value-type="float" office:value="0.07397336" calcext:value-type="float">
            <text:p>0.07397336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/>
          <table:table-cell office:value-type="float" office:value="0.009999999776483" calcext:value-type="float">
            <text:p>0.0099999998</text:p>
          </table:table-cell>
          <table:table-cell office:value-type="float" office:value="0.002845617011189" calcext:value-type="float">
            <text:p>0.002845617</text:p>
          </table:table-cell>
          <table:table-cell office:value-type="float" office:value="0.00715438" calcext:value-type="float">
            <text:p>0.00715438</text:p>
          </table:table-cell>
          <table:table-cell office:value-type="float" office:value="0.002752726897597" calcext:value-type="float">
            <text:p>0.0027527269</text:p>
          </table:table-cell>
          <table:table-cell office:value-type="float" office:value="0.00724727" calcext:value-type="float">
            <text:p>0.00724727</text:p>
          </table:table-cell>
          <table:table-cell/>
          <table:table-cell office:value-type="float" office:value="0.029999999329448" calcext:value-type="float">
            <text:p>0.0299999993</text:p>
          </table:table-cell>
          <table:table-cell office:value-type="float" office:value="0.004838075488806" calcext:value-type="float">
            <text:p>0.0048380755</text:p>
          </table:table-cell>
          <table:table-cell office:value-type="float" office:value="0.02516192" calcext:value-type="float">
            <text:p>0.02516192</text:p>
          </table:table-cell>
          <table:table-cell/>
          <table:table-cell office:value-type="float" office:value="0.050000000745058" calcext:value-type="float">
            <text:p>0.0500000007</text:p>
          </table:table-cell>
          <table:table-cell office:value-type="float" office:value="0.006190698593855" calcext:value-type="float">
            <text:p>0.0061906986</text:p>
          </table:table-cell>
          <table:table-cell office:value-type="float" office:value="0.0438093" calcext:value-type="float">
            <text:p>0.0438093</text:p>
          </table:table-cell>
          <table:table-cell office:value-type="float" office:value="0.007381245493889" calcext:value-type="float">
            <text:p>0.0073812455</text:p>
          </table:table-cell>
          <table:table-cell office:value-type="float" office:value="0.04261876" calcext:value-type="float">
            <text:p>0.04261876</text:p>
          </table:table-cell>
          <table:table-cell/>
          <table:table-cell office:value-type="float" office:value="0.070000000298023" calcext:value-type="float">
            <text:p>0.0700000003</text:p>
          </table:table-cell>
          <table:table-cell office:value-type="float" office:value="0.010210372507572" calcext:value-type="float">
            <text:p>0.0102103725</text:p>
          </table:table-cell>
          <table:table-cell office:value-type="float" office:value="0.05978963" calcext:value-type="float">
            <text:p>0.05978963</text:p>
          </table:table-cell>
          <table:table-cell office:value-type="float" office:value="0.0112474411726" calcext:value-type="float">
            <text:p>0.0112474412</text:p>
          </table:table-cell>
          <table:table-cell office:value-type="float" office:value="0.05875256" calcext:value-type="float">
            <text:p>0.05875256</text:p>
          </table:table-cell>
          <table:table-cell/>
          <table:table-cell office:value-type="float" office:value="0.090000003576279" calcext:value-type="float">
            <text:p>0.0900000036</text:p>
          </table:table-cell>
          <table:table-cell office:value-type="float" office:value="0.015589311718941" calcext:value-type="float">
            <text:p>0.0155893117</text:p>
          </table:table-cell>
          <table:table-cell office:value-type="float" office:value="0.07441069" calcext:value-type="float">
            <text:p>0.07441069</text:p>
          </table:table-cell>
          <table:table-cell office:value-type="float" office:value="0.015418522059917" calcext:value-type="float">
            <text:p>0.0154185221</text:p>
          </table:table-cell>
          <table:table-cell office:value-type="float" office:value="0.07458148" calcext:value-type="float">
            <text:p>0.07458148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/>
          <table:table-cell office:value-type="float" office:value="0.009999999776483" calcext:value-type="float">
            <text:p>0.0099999998</text:p>
          </table:table-cell>
          <table:table-cell office:value-type="float" office:value="0.002720402553678" calcext:value-type="float">
            <text:p>0.0027204026</text:p>
          </table:table-cell>
          <table:table-cell office:value-type="float" office:value="0.0072796" calcext:value-type="float">
            <text:p>0.0072796</text:p>
          </table:table-cell>
          <table:table-cell office:value-type="float" office:value="0.002799483016133" calcext:value-type="float">
            <text:p>0.002799483</text:p>
          </table:table-cell>
          <table:table-cell office:value-type="float" office:value="0.00720052" calcext:value-type="float">
            <text:p>0.00720052</text:p>
          </table:table-cell>
          <table:table-cell/>
          <table:table-cell office:value-type="float" office:value="0.029999999329448" calcext:value-type="float">
            <text:p>0.0299999993</text:p>
          </table:table-cell>
          <table:table-cell office:value-type="float" office:value="0.004688259214163" calcext:value-type="float">
            <text:p>0.0046882592</text:p>
          </table:table-cell>
          <table:table-cell office:value-type="float" office:value="0.02531174" calcext:value-type="float">
            <text:p>0.02531174</text:p>
          </table:table-cell>
          <table:table-cell/>
          <table:table-cell office:value-type="float" office:value="0.050000000745058" calcext:value-type="float">
            <text:p>0.0500000007</text:p>
          </table:table-cell>
          <table:table-cell office:value-type="float" office:value="0.006386276334524" calcext:value-type="float">
            <text:p>0.0063862763</text:p>
          </table:table-cell>
          <table:table-cell office:value-type="float" office:value="0.04361372" calcext:value-type="float">
            <text:p>0.04361372</text:p>
          </table:table-cell>
          <table:table-cell office:value-type="float" office:value="0.007331445813179" calcext:value-type="float">
            <text:p>0.0073314458</text:p>
          </table:table-cell>
          <table:table-cell office:value-type="float" office:value="0.04266855" calcext:value-type="float">
            <text:p>0.04266855</text:p>
          </table:table-cell>
          <table:table-cell/>
          <table:table-cell office:value-type="float" office:value="0.070000000298023" calcext:value-type="float">
            <text:p>0.0700000003</text:p>
          </table:table-cell>
          <table:table-cell office:value-type="float" office:value="0.010418333113194" calcext:value-type="float">
            <text:p>0.0104183331</text:p>
          </table:table-cell>
          <table:table-cell office:value-type="float" office:value="0.05958167" calcext:value-type="float">
            <text:p>0.05958167</text:p>
          </table:table-cell>
          <table:table-cell office:value-type="float" office:value="0.011345148086548" calcext:value-type="float">
            <text:p>0.0113451481</text:p>
          </table:table-cell>
          <table:table-cell office:value-type="float" office:value="0.05865485" calcext:value-type="float">
            <text:p>0.05865485</text:p>
          </table:table-cell>
          <table:table-cell/>
          <table:table-cell office:value-type="float" office:value="0.090000003576279" calcext:value-type="float">
            <text:p>0.0900000036</text:p>
          </table:table-cell>
          <table:table-cell office:value-type="float" office:value="0.014947034418583" calcext:value-type="float">
            <text:p>0.0149470344</text:p>
          </table:table-cell>
          <table:table-cell office:value-type="float" office:value="0.07505297" calcext:value-type="float">
            <text:p>0.07505297</text:p>
          </table:table-cell>
          <table:table-cell office:value-type="float" office:value="0.015225522220135" calcext:value-type="float">
            <text:p>0.0152255222</text:p>
          </table:table-cell>
          <table:table-cell office:value-type="float" office:value="0.07477448" calcext:value-type="float">
            <text:p>0.07477448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/>
          <table:table-cell office:value-type="float" office:value="0.009999999776483" calcext:value-type="float">
            <text:p>0.0099999998</text:p>
          </table:table-cell>
          <table:table-cell office:value-type="float" office:value="0.002789044752717" calcext:value-type="float">
            <text:p>0.0027890448</text:p>
          </table:table-cell>
          <table:table-cell office:value-type="float" office:value="0.00721096" calcext:value-type="float">
            <text:p>0.00721096</text:p>
          </table:table-cell>
          <table:table-cell office:value-type="float" office:value="0.002911204472184" calcext:value-type="float">
            <text:p>0.0029112045</text:p>
          </table:table-cell>
          <table:table-cell office:value-type="float" office:value="0.0070888" calcext:value-type="float">
            <text:p>0.0070888</text:p>
          </table:table-cell>
          <table:table-cell/>
          <table:table-cell office:value-type="float" office:value="0.029999999329448" calcext:value-type="float">
            <text:p>0.0299999993</text:p>
          </table:table-cell>
          <table:table-cell office:value-type="float" office:value="0.004494540393353" calcext:value-type="float">
            <text:p>0.0044945404</text:p>
          </table:table-cell>
          <table:table-cell office:value-type="float" office:value="0.02550546" calcext:value-type="float">
            <text:p>0.02550546</text:p>
          </table:table-cell>
          <table:table-cell/>
          <table:table-cell office:value-type="float" office:value="0.050000000745058" calcext:value-type="float">
            <text:p>0.0500000007</text:p>
          </table:table-cell>
          <table:table-cell office:value-type="float" office:value="0.006895434111357" calcext:value-type="float">
            <text:p>0.0068954341</text:p>
          </table:table-cell>
          <table:table-cell office:value-type="float" office:value="0.04310457" calcext:value-type="float">
            <text:p>0.04310457</text:p>
          </table:table-cell>
          <table:table-cell office:value-type="float" office:value="0.007278792560101" calcext:value-type="float">
            <text:p>0.0072787926</text:p>
          </table:table-cell>
          <table:table-cell office:value-type="float" office:value="0.04272121" calcext:value-type="float">
            <text:p>0.04272121</text:p>
          </table:table-cell>
          <table:table-cell/>
          <table:table-cell office:value-type="float" office:value="0.070000000298023" calcext:value-type="float">
            <text:p>0.0700000003</text:p>
          </table:table-cell>
          <table:table-cell office:value-type="float" office:value="0.01076003909111" calcext:value-type="float">
            <text:p>0.0107600391</text:p>
          </table:table-cell>
          <table:table-cell office:value-type="float" office:value="0.05923996" calcext:value-type="float">
            <text:p>0.05923996</text:p>
          </table:table-cell>
          <table:table-cell office:value-type="float" office:value="0.011451341211796" calcext:value-type="float">
            <text:p>0.0114513412</text:p>
          </table:table-cell>
          <table:table-cell office:value-type="float" office:value="0.05854866" calcext:value-type="float">
            <text:p>0.05854866</text:p>
          </table:table-cell>
          <table:table-cell/>
          <table:table-cell office:value-type="float" office:value="0.090000003576279" calcext:value-type="float">
            <text:p>0.0900000036</text:p>
          </table:table-cell>
          <table:table-cell office:value-type="float" office:value="0.014151617884636" calcext:value-type="float">
            <text:p>0.0141516179</text:p>
          </table:table-cell>
          <table:table-cell office:value-type="float" office:value="0.07584839" calcext:value-type="float">
            <text:p>0.07584839</text:p>
          </table:table-cell>
          <table:table-cell office:value-type="float" office:value="0.01498144865036" calcext:value-type="float">
            <text:p>0.0149814487</text:p>
          </table:table-cell>
          <table:table-cell office:value-type="float" office:value="0.07501855" calcext:value-type="float">
            <text:p>0.07501855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/>
          <table:table-cell office:value-type="float" office:value="0.009999999776483" calcext:value-type="float">
            <text:p>0.0099999998</text:p>
          </table:table-cell>
          <table:table-cell office:value-type="float" office:value="0.002780506387353" calcext:value-type="float">
            <text:p>0.0027805064</text:p>
          </table:table-cell>
          <table:table-cell office:value-type="float" office:value="0.00721949" calcext:value-type="float">
            <text:p>0.00721949</text:p>
          </table:table-cell>
          <table:table-cell office:value-type="float" office:value="0.002822088077664" calcext:value-type="float">
            <text:p>0.0028220881</text:p>
          </table:table-cell>
          <table:table-cell office:value-type="float" office:value="0.00717791" calcext:value-type="float">
            <text:p>0.00717791</text:p>
          </table:table-cell>
          <table:table-cell/>
          <table:table-cell office:value-type="float" office:value="0.029999999329448" calcext:value-type="float">
            <text:p>0.0299999993</text:p>
          </table:table-cell>
          <table:table-cell office:value-type="float" office:value="0.004318911582232" calcext:value-type="float">
            <text:p>0.0043189116</text:p>
          </table:table-cell>
          <table:table-cell office:value-type="float" office:value="0.02568109" calcext:value-type="float">
            <text:p>0.02568109</text:p>
          </table:table-cell>
          <table:table-cell/>
          <table:table-cell office:value-type="float" office:value="0.050000000745058" calcext:value-type="float">
            <text:p>0.0500000007</text:p>
          </table:table-cell>
          <table:table-cell office:value-type="float" office:value="0.007103692740202" calcext:value-type="float">
            <text:p>0.0071036927</text:p>
          </table:table-cell>
          <table:table-cell office:value-type="float" office:value="0.04289631" calcext:value-type="float">
            <text:p>0.04289631</text:p>
          </table:table-cell>
          <table:table-cell office:value-type="float" office:value="0.007255673408508" calcext:value-type="float">
            <text:p>0.0072556734</text:p>
          </table:table-cell>
          <table:table-cell office:value-type="float" office:value="0.04274433" calcext:value-type="float">
            <text:p>0.04274433</text:p>
          </table:table-cell>
          <table:table-cell/>
          <table:table-cell office:value-type="float" office:value="0.070000000298023" calcext:value-type="float">
            <text:p>0.0700000003</text:p>
          </table:table-cell>
          <table:table-cell office:value-type="float" office:value="0.01078749448061" calcext:value-type="float">
            <text:p>0.0107874945</text:p>
          </table:table-cell>
          <table:table-cell office:value-type="float" office:value="0.05921251" calcext:value-type="float">
            <text:p>0.05921251</text:p>
          </table:table-cell>
          <table:table-cell office:value-type="float" office:value="0.011391118168831" calcext:value-type="float">
            <text:p>0.0113911182</text:p>
          </table:table-cell>
          <table:table-cell office:value-type="float" office:value="0.05860888" calcext:value-type="float">
            <text:p>0.05860888</text:p>
          </table:table-cell>
          <table:table-cell/>
          <table:table-cell office:value-type="float" office:value="0.090000003576279" calcext:value-type="float">
            <text:p>0.0900000036</text:p>
          </table:table-cell>
          <table:table-cell office:value-type="float" office:value="0.013896435499191" calcext:value-type="float">
            <text:p>0.0138964355</text:p>
          </table:table-cell>
          <table:table-cell office:value-type="float" office:value="0.07610357" calcext:value-type="float">
            <text:p>0.07610357</text:p>
          </table:table-cell>
          <table:table-cell office:value-type="float" office:value="0.014994114637375" calcext:value-type="float">
            <text:p>0.0149941146</text:p>
          </table:table-cell>
          <table:table-cell office:value-type="float" office:value="0.07500589" calcext:value-type="float">
            <text:p>0.07500589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/>
          <table:table-cell office:value-type="float" office:value="0.009999999776483" calcext:value-type="float">
            <text:p>0.0099999998</text:p>
          </table:table-cell>
          <table:table-cell office:value-type="float" office:value="0.002744330093265" calcext:value-type="float">
            <text:p>0.0027443301</text:p>
          </table:table-cell>
          <table:table-cell office:value-type="float" office:value="0.00725567" calcext:value-type="float">
            <text:p>0.00725567</text:p>
          </table:table-cell>
          <table:table-cell office:value-type="float" office:value="0.002875111997128" calcext:value-type="float">
            <text:p>0.002875112</text:p>
          </table:table-cell>
          <table:table-cell office:value-type="float" office:value="0.00712489" calcext:value-type="float">
            <text:p>0.00712489</text:p>
          </table:table-cell>
          <table:table-cell/>
          <table:table-cell office:value-type="float" office:value="0.029999999329448" calcext:value-type="float">
            <text:p>0.0299999993</text:p>
          </table:table-cell>
          <table:table-cell office:value-type="float" office:value="0.00424138456583" calcext:value-type="float">
            <text:p>0.0042413846</text:p>
          </table:table-cell>
          <table:table-cell office:value-type="float" office:value="0.02575861" calcext:value-type="float">
            <text:p>0.02575861</text:p>
          </table:table-cell>
          <table:table-cell/>
          <table:table-cell office:value-type="float" office:value="0.050000000745058" calcext:value-type="float">
            <text:p>0.0500000007</text:p>
          </table:table-cell>
          <table:table-cell office:value-type="float" office:value="0.007533926516771" calcext:value-type="float">
            <text:p>0.0075339265</text:p>
          </table:table-cell>
          <table:table-cell office:value-type="float" office:value="0.04246607" calcext:value-type="float">
            <text:p>0.04246607</text:p>
          </table:table-cell>
          <table:table-cell office:value-type="float" office:value="0.00730087608099" calcext:value-type="float">
            <text:p>0.0073008761</text:p>
          </table:table-cell>
          <table:table-cell office:value-type="float" office:value="0.04269912" calcext:value-type="float">
            <text:p>0.04269912</text:p>
          </table:table-cell>
          <table:table-cell/>
          <table:table-cell office:value-type="float" office:value="0.070000000298023" calcext:value-type="float">
            <text:p>0.0700000003</text:p>
          </table:table-cell>
          <table:table-cell office:value-type="float" office:value="0.010899372398853" calcext:value-type="float">
            <text:p>0.0108993724</text:p>
          </table:table-cell>
          <table:table-cell office:value-type="float" office:value="0.05910063" calcext:value-type="float">
            <text:p>0.05910063</text:p>
          </table:table-cell>
          <table:table-cell office:value-type="float" office:value="0.011360801756382" calcext:value-type="float">
            <text:p>0.0113608018</text:p>
          </table:table-cell>
          <table:table-cell office:value-type="float" office:value="0.0586392" calcext:value-type="float">
            <text:p>0.0586392</text:p>
          </table:table-cell>
          <table:table-cell/>
          <table:table-cell office:value-type="float" office:value="0.090000003576279" calcext:value-type="float">
            <text:p>0.0900000036</text:p>
          </table:table-cell>
          <table:table-cell office:value-type="float" office:value="0.013277001678944" calcext:value-type="float">
            <text:p>0.0132770017</text:p>
          </table:table-cell>
          <table:table-cell office:value-type="float" office:value="0.076723" calcext:value-type="float">
            <text:p>0.076723</text:p>
          </table:table-cell>
          <table:table-cell office:value-type="float" office:value="0.015041530132294" calcext:value-type="float">
            <text:p>0.0150415301</text:p>
          </table:table-cell>
          <table:table-cell office:value-type="float" office:value="0.07495847" calcext:value-type="float">
            <text:p>0.07495847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/>
          <table:table-cell office:value-type="float" office:value="0.009999999776483" calcext:value-type="float">
            <text:p>0.0099999998</text:p>
          </table:table-cell>
          <table:table-cell office:value-type="float" office:value="0.002680299803615" calcext:value-type="float">
            <text:p>0.0026802998</text:p>
          </table:table-cell>
          <table:table-cell office:value-type="float" office:value="0.0073197" calcext:value-type="float">
            <text:p>0.0073197</text:p>
          </table:table-cell>
          <table:table-cell office:value-type="float" office:value="0.002843253314495" calcext:value-type="float">
            <text:p>0.0028432533</text:p>
          </table:table-cell>
          <table:table-cell office:value-type="float" office:value="0.00715675" calcext:value-type="float">
            <text:p>0.00715675</text:p>
          </table:table-cell>
          <table:table-cell/>
          <table:table-cell office:value-type="float" office:value="0.029999999329448" calcext:value-type="float">
            <text:p>0.0299999993</text:p>
          </table:table-cell>
          <table:table-cell office:value-type="float" office:value="0.004130531102419" calcext:value-type="float">
            <text:p>0.0041305311</text:p>
          </table:table-cell>
          <table:table-cell office:value-type="float" office:value="0.02586947" calcext:value-type="float">
            <text:p>0.02586947</text:p>
          </table:table-cell>
          <table:table-cell/>
          <table:table-cell office:value-type="float" office:value="0.050000000745058" calcext:value-type="float">
            <text:p>0.0500000007</text:p>
          </table:table-cell>
          <table:table-cell office:value-type="float" office:value="0.007753532379866" calcext:value-type="float">
            <text:p>0.0077535324</text:p>
          </table:table-cell>
          <table:table-cell office:value-type="float" office:value="0.04224647" calcext:value-type="float">
            <text:p>0.04224647</text:p>
          </table:table-cell>
          <table:table-cell office:value-type="float" office:value="0.007552273571491" calcext:value-type="float">
            <text:p>0.0075522736</text:p>
          </table:table-cell>
          <table:table-cell office:value-type="float" office:value="0.04244773" calcext:value-type="float">
            <text:p>0.04244773</text:p>
          </table:table-cell>
          <table:table-cell/>
          <table:table-cell office:value-type="float" office:value="0.070000000298023" calcext:value-type="float">
            <text:p>0.0700000003</text:p>
          </table:table-cell>
          <table:table-cell office:value-type="float" office:value="0.011183030903339" calcext:value-type="float">
            <text:p>0.0111830309</text:p>
          </table:table-cell>
          <table:table-cell office:value-type="float" office:value="0.05881697" calcext:value-type="float">
            <text:p>0.05881697</text:p>
          </table:table-cell>
          <table:table-cell office:value-type="float" office:value="0.011496469378471" calcext:value-type="float">
            <text:p>0.0114964694</text:p>
          </table:table-cell>
          <table:table-cell office:value-type="float" office:value="0.05850353" calcext:value-type="float">
            <text:p>0.05850353</text:p>
          </table:table-cell>
          <table:table-cell/>
          <table:table-cell office:value-type="float" office:value="0.090000003576279" calcext:value-type="float">
            <text:p>0.0900000036</text:p>
          </table:table-cell>
          <table:table-cell office:value-type="float" office:value="0.013034127652645" calcext:value-type="float">
            <text:p>0.0130341277</text:p>
          </table:table-cell>
          <table:table-cell office:value-type="float" office:value="0.07696588" calcext:value-type="float">
            <text:p>0.07696588</text:p>
          </table:table-cell>
          <table:table-cell office:value-type="float" office:value="0.015344448387623" calcext:value-type="float">
            <text:p>0.0153444484</text:p>
          </table:table-cell>
          <table:table-cell office:value-type="float" office:value="0.07465556" calcext:value-type="float">
            <text:p>0.07465556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/>
          <table:table-cell office:value-type="float" office:value="0.009999999776483" calcext:value-type="float">
            <text:p>0.0099999998</text:p>
          </table:table-cell>
          <table:table-cell office:value-type="float" office:value="0.002696255221963" calcext:value-type="float">
            <text:p>0.0026962552</text:p>
          </table:table-cell>
          <table:table-cell office:value-type="float" office:value="0.00730374" calcext:value-type="float">
            <text:p>0.00730374</text:p>
          </table:table-cell>
          <table:table-cell office:value-type="float" office:value="0.002884896472096" calcext:value-type="float">
            <text:p>0.0028848965</text:p>
          </table:table-cell>
          <table:table-cell office:value-type="float" office:value="0.0071151" calcext:value-type="float">
            <text:p>0.0071151</text:p>
          </table:table-cell>
          <table:table-cell/>
          <table:table-cell office:value-type="float" office:value="0.029999999329448" calcext:value-type="float">
            <text:p>0.0299999993</text:p>
          </table:table-cell>
          <table:table-cell office:value-type="float" office:value="0.003927364945412" calcext:value-type="float">
            <text:p>0.0039273649</text:p>
          </table:table-cell>
          <table:table-cell office:value-type="float" office:value="0.02607263" calcext:value-type="float">
            <text:p>0.02607263</text:p>
          </table:table-cell>
          <table:table-cell/>
          <table:table-cell office:value-type="float" office:value="0.050000000745058" calcext:value-type="float">
            <text:p>0.0500000007</text:p>
          </table:table-cell>
          <table:table-cell office:value-type="float" office:value="0.007905770093203" calcext:value-type="float">
            <text:p>0.0079057701</text:p>
          </table:table-cell>
          <table:table-cell office:value-type="float" office:value="0.04209423" calcext:value-type="float">
            <text:p>0.04209423</text:p>
          </table:table-cell>
          <table:table-cell office:value-type="float" office:value="0.007651530206203" calcext:value-type="float">
            <text:p>0.0076515302</text:p>
          </table:table-cell>
          <table:table-cell office:value-type="float" office:value="0.04234847" calcext:value-type="float">
            <text:p>0.04234847</text:p>
          </table:table-cell>
          <table:table-cell/>
          <table:table-cell office:value-type="float" office:value="0.070000000298023" calcext:value-type="float">
            <text:p>0.0700000003</text:p>
          </table:table-cell>
          <table:table-cell office:value-type="float" office:value="0.010966897010803" calcext:value-type="float">
            <text:p>0.010966897</text:p>
          </table:table-cell>
          <table:table-cell office:value-type="float" office:value="0.0590331" calcext:value-type="float">
            <text:p>0.0590331</text:p>
          </table:table-cell>
          <table:table-cell office:value-type="float" office:value="0.011545076966286" calcext:value-type="float">
            <text:p>0.011545077</text:p>
          </table:table-cell>
          <table:table-cell office:value-type="float" office:value="0.05845492" calcext:value-type="float">
            <text:p>0.05845492</text:p>
          </table:table-cell>
          <table:table-cell/>
          <table:table-cell office:value-type="float" office:value="0.090000003576279" calcext:value-type="float">
            <text:p>0.0900000036</text:p>
          </table:table-cell>
          <table:table-cell office:value-type="float" office:value="0.012979999184608" calcext:value-type="float">
            <text:p>0.0129799992</text:p>
          </table:table-cell>
          <table:table-cell office:value-type="float" office:value="0.07702" calcext:value-type="float">
            <text:p>0.07702</text:p>
          </table:table-cell>
          <table:table-cell office:value-type="float" office:value="0.015859551727772" calcext:value-type="float">
            <text:p>0.0158595517</text:p>
          </table:table-cell>
          <table:table-cell office:value-type="float" office:value="0.07414045" calcext:value-type="float">
            <text:p>0.07414045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/>
          <table:table-cell office:value-type="float" office:value="0.009999999776483" calcext:value-type="float">
            <text:p>0.0099999998</text:p>
          </table:table-cell>
          <table:table-cell office:value-type="float" office:value="0.002755803987384" calcext:value-type="float">
            <text:p>0.002755804</text:p>
          </table:table-cell>
          <table:table-cell office:value-type="float" office:value="0.0072442" calcext:value-type="float">
            <text:p>0.0072442</text:p>
          </table:table-cell>
          <table:table-cell office:value-type="float" office:value="0.002741167321801" calcext:value-type="float">
            <text:p>0.0027411673</text:p>
          </table:table-cell>
          <table:table-cell office:value-type="float" office:value="0.00725883" calcext:value-type="float">
            <text:p>0.00725883</text:p>
          </table:table-cell>
          <table:table-cell/>
          <table:table-cell office:value-type="float" office:value="0.029999999329448" calcext:value-type="float">
            <text:p>0.0299999993</text:p>
          </table:table-cell>
          <table:table-cell office:value-type="float" office:value="0.003788616508245" calcext:value-type="float">
            <text:p>0.0037886165</text:p>
          </table:table-cell>
          <table:table-cell office:value-type="float" office:value="0.02621138" calcext:value-type="float">
            <text:p>0.02621138</text:p>
          </table:table-cell>
          <table:table-cell/>
          <table:table-cell office:value-type="float" office:value="0.050000000745058" calcext:value-type="float">
            <text:p>0.0500000007</text:p>
          </table:table-cell>
          <table:table-cell office:value-type="float" office:value="0.00797601416707" calcext:value-type="float">
            <text:p>0.0079760142</text:p>
          </table:table-cell>
          <table:table-cell office:value-type="float" office:value="0.04202399" calcext:value-type="float">
            <text:p>0.04202399</text:p>
          </table:table-cell>
          <table:table-cell office:value-type="float" office:value="0.008016221225262" calcext:value-type="float">
            <text:p>0.0080162212</text:p>
          </table:table-cell>
          <table:table-cell office:value-type="float" office:value="0.04198378" calcext:value-type="float">
            <text:p>0.04198378</text:p>
          </table:table-cell>
          <table:table-cell/>
          <table:table-cell office:value-type="float" office:value="0.070000000298023" calcext:value-type="float">
            <text:p>0.0700000003</text:p>
          </table:table-cell>
          <table:table-cell office:value-type="float" office:value="0.011072918772697" calcext:value-type="float">
            <text:p>0.0110729188</text:p>
          </table:table-cell>
          <table:table-cell office:value-type="float" office:value="0.05892708" calcext:value-type="float">
            <text:p>0.05892708</text:p>
          </table:table-cell>
          <table:table-cell office:value-type="float" office:value="0.01173847168684" calcext:value-type="float">
            <text:p>0.0117384717</text:p>
          </table:table-cell>
          <table:table-cell office:value-type="float" office:value="0.05826153" calcext:value-type="float">
            <text:p>0.05826153</text:p>
          </table:table-cell>
          <table:table-cell/>
          <table:table-cell office:value-type="float" office:value="0.090000003576279" calcext:value-type="float">
            <text:p>0.0900000036</text:p>
          </table:table-cell>
          <table:table-cell office:value-type="float" office:value="0.012908190488815" calcext:value-type="float">
            <text:p>0.0129081905</text:p>
          </table:table-cell>
          <table:table-cell office:value-type="float" office:value="0.07709181" calcext:value-type="float">
            <text:p>0.07709181</text:p>
          </table:table-cell>
          <table:table-cell office:value-type="float" office:value="0.016156636178493" calcext:value-type="float">
            <text:p>0.0161566362</text:p>
          </table:table-cell>
          <table:table-cell office:value-type="float" office:value="0.07384337" calcext:value-type="float">
            <text:p>0.07384337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/>
          <table:table-cell office:value-type="float" office:value="0.009999999776483" calcext:value-type="float">
            <text:p>0.0099999998</text:p>
          </table:table-cell>
          <table:table-cell office:value-type="float" office:value="0.002697991207242" calcext:value-type="float">
            <text:p>0.0026979912</text:p>
          </table:table-cell>
          <table:table-cell office:value-type="float" office:value="0.00730201" calcext:value-type="float">
            <text:p>0.00730201</text:p>
          </table:table-cell>
          <table:table-cell office:value-type="float" office:value="0.0027981903404" calcext:value-type="float">
            <text:p>0.0027981903</text:p>
          </table:table-cell>
          <table:table-cell office:value-type="float" office:value="0.00720181" calcext:value-type="float">
            <text:p>0.00720181</text:p>
          </table:table-cell>
          <table:table-cell/>
          <table:table-cell office:value-type="float" office:value="0.029999999329448" calcext:value-type="float">
            <text:p>0.0299999993</text:p>
          </table:table-cell>
          <table:table-cell office:value-type="float" office:value="0.003774836659431" calcext:value-type="float">
            <text:p>0.0037748367</text:p>
          </table:table-cell>
          <table:table-cell office:value-type="float" office:value="0.02622516" calcext:value-type="float">
            <text:p>0.02622516</text:p>
          </table:table-cell>
          <table:table-cell/>
          <table:table-cell office:value-type="float" office:value="0.050000000745058" calcext:value-type="float">
            <text:p>0.0500000007</text:p>
          </table:table-cell>
          <table:table-cell office:value-type="float" office:value="0.007948610931635" calcext:value-type="float">
            <text:p>0.0079486109</text:p>
          </table:table-cell>
          <table:table-cell office:value-type="float" office:value="0.04205139" calcext:value-type="float">
            <text:p>0.04205139</text:p>
          </table:table-cell>
          <table:table-cell office:value-type="float" office:value="0.00810693949461" calcext:value-type="float">
            <text:p>0.0081069395</text:p>
          </table:table-cell>
          <table:table-cell office:value-type="float" office:value="0.04189306" calcext:value-type="float">
            <text:p>0.04189306</text:p>
          </table:table-cell>
          <table:table-cell/>
          <table:table-cell office:value-type="float" office:value="0.070000000298023" calcext:value-type="float">
            <text:p>0.0700000003</text:p>
          </table:table-cell>
          <table:table-cell office:value-type="float" office:value="0.011098600924015" calcext:value-type="float">
            <text:p>0.0110986009</text:p>
          </table:table-cell>
          <table:table-cell office:value-type="float" office:value="0.0589014" calcext:value-type="float">
            <text:p>0.0589014</text:p>
          </table:table-cell>
          <table:table-cell office:value-type="float" office:value="0.01171201467514" calcext:value-type="float">
            <text:p>0.0117120147</text:p>
          </table:table-cell>
          <table:table-cell office:value-type="float" office:value="0.05828799" calcext:value-type="float">
            <text:p>0.05828799</text:p>
          </table:table-cell>
          <table:table-cell/>
          <table:table-cell office:value-type="float" office:value="0.090000003576279" calcext:value-type="float">
            <text:p>0.0900000036</text:p>
          </table:table-cell>
          <table:table-cell office:value-type="float" office:value="0.013060986995697" calcext:value-type="float">
            <text:p>0.013060987</text:p>
          </table:table-cell>
          <table:table-cell office:value-type="float" office:value="0.07693902" calcext:value-type="float">
            <text:p>0.07693902</text:p>
          </table:table-cell>
          <table:table-cell office:value-type="float" office:value="0.016752853989601" calcext:value-type="float">
            <text:p>0.016752854</text:p>
          </table:table-cell>
          <table:table-cell office:value-type="float" office:value="0.07324715" calcext:value-type="float">
            <text:p>0.07324715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/>
          <table:table-cell office:value-type="float" office:value="0.009999999776483" calcext:value-type="float">
            <text:p>0.0099999998</text:p>
          </table:table-cell>
          <table:table-cell office:value-type="float" office:value="0.002687999978662" calcext:value-type="float">
            <text:p>0.002688</text:p>
          </table:table-cell>
          <table:table-cell office:value-type="float" office:value="0.007312" calcext:value-type="float">
            <text:p>0.007312</text:p>
          </table:table-cell>
          <table:table-cell office:value-type="float" office:value="0.002764632925391" calcext:value-type="float">
            <text:p>0.0027646329</text:p>
          </table:table-cell>
          <table:table-cell office:value-type="float" office:value="0.00723537" calcext:value-type="float">
            <text:p>0.00723537</text:p>
          </table:table-cell>
          <table:table-cell/>
          <table:table-cell office:value-type="float" office:value="0.029999999329448" calcext:value-type="float">
            <text:p>0.0299999993</text:p>
          </table:table-cell>
          <table:table-cell office:value-type="float" office:value="0.003850132226944" calcext:value-type="float">
            <text:p>0.0038501322</text:p>
          </table:table-cell>
          <table:table-cell office:value-type="float" office:value="0.02614987" calcext:value-type="float">
            <text:p>0.02614987</text:p>
          </table:table-cell>
          <table:table-cell/>
          <table:table-cell office:value-type="float" office:value="0.050000000745058" calcext:value-type="float">
            <text:p>0.0500000007</text:p>
          </table:table-cell>
          <table:table-cell office:value-type="float" office:value="0.008108746260405" calcext:value-type="float">
            <text:p>0.0081087463</text:p>
          </table:table-cell>
          <table:table-cell office:value-type="float" office:value="0.04189125" calcext:value-type="float">
            <text:p>0.04189125</text:p>
          </table:table-cell>
          <table:table-cell office:value-type="float" office:value="0.008338540792465" calcext:value-type="float">
            <text:p>0.0083385408</text:p>
          </table:table-cell>
          <table:table-cell office:value-type="float" office:value="0.04166146" calcext:value-type="float">
            <text:p>0.04166146</text:p>
          </table:table-cell>
          <table:table-cell/>
          <table:table-cell office:value-type="float" office:value="0.070000000298023" calcext:value-type="float">
            <text:p>0.0700000003</text:p>
          </table:table-cell>
          <table:table-cell office:value-type="float" office:value="0.010892041027546" calcext:value-type="float">
            <text:p>0.010892041</text:p>
          </table:table-cell>
          <table:table-cell office:value-type="float" office:value="0.05910796" calcext:value-type="float">
            <text:p>0.05910796</text:p>
          </table:table-cell>
          <table:table-cell office:value-type="float" office:value="0.01217070966959" calcext:value-type="float">
            <text:p>0.0121707097</text:p>
          </table:table-cell>
          <table:table-cell office:value-type="float" office:value="0.05782929" calcext:value-type="float">
            <text:p>0.05782929</text:p>
          </table:table-cell>
          <table:table-cell/>
          <table:table-cell office:value-type="float" office:value="0.090000003576279" calcext:value-type="float">
            <text:p>0.0900000036</text:p>
          </table:table-cell>
          <table:table-cell office:value-type="float" office:value="0.013328388333321" calcext:value-type="float">
            <text:p>0.0133283883</text:p>
          </table:table-cell>
          <table:table-cell office:value-type="float" office:value="0.07667162" calcext:value-type="float">
            <text:p>0.07667162</text:p>
          </table:table-cell>
          <table:table-cell office:value-type="float" office:value="0.017093271017075" calcext:value-type="float">
            <text:p>0.017093271</text:p>
          </table:table-cell>
          <table:table-cell office:value-type="float" office:value="0.07290673" calcext:value-type="float">
            <text:p>0.07290673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/>
          <table:table-cell office:value-type="float" office:value="0.009999999776483" calcext:value-type="float">
            <text:p>0.0099999998</text:p>
          </table:table-cell>
          <table:table-cell office:value-type="float" office:value="0.002717265859246" calcext:value-type="float">
            <text:p>0.0027172659</text:p>
          </table:table-cell>
          <table:table-cell office:value-type="float" office:value="0.00728273" calcext:value-type="float">
            <text:p>0.00728273</text:p>
          </table:table-cell>
          <table:table-cell office:value-type="float" office:value="0.002672078087926" calcext:value-type="float">
            <text:p>0.0026720781</text:p>
          </table:table-cell>
          <table:table-cell office:value-type="float" office:value="0.00732792" calcext:value-type="float">
            <text:p>0.00732792</text:p>
          </table:table-cell>
          <table:table-cell/>
          <table:table-cell office:value-type="float" office:value="0.029999999329448" calcext:value-type="float">
            <text:p>0.0299999993</text:p>
          </table:table-cell>
          <table:table-cell office:value-type="float" office:value="0.003868073225021" calcext:value-type="float">
            <text:p>0.0038680732</text:p>
          </table:table-cell>
          <table:table-cell office:value-type="float" office:value="0.02613193" calcext:value-type="float">
            <text:p>0.02613193</text:p>
          </table:table-cell>
          <table:table-cell/>
          <table:table-cell office:value-type="float" office:value="0.050000000745058" calcext:value-type="float">
            <text:p>0.0500000007</text:p>
          </table:table-cell>
          <table:table-cell office:value-type="float" office:value="0.007849607616663" calcext:value-type="float">
            <text:p>0.0078496076</text:p>
          </table:table-cell>
          <table:table-cell office:value-type="float" office:value="0.04215039" calcext:value-type="float">
            <text:p>0.04215039</text:p>
          </table:table-cell>
          <table:table-cell office:value-type="float" office:value="0.008368380367756" calcext:value-type="float">
            <text:p>0.0083683804</text:p>
          </table:table-cell>
          <table:table-cell office:value-type="float" office:value="0.04163162" calcext:value-type="float">
            <text:p>0.04163162</text:p>
          </table:table-cell>
          <table:table-cell/>
          <table:table-cell office:value-type="float" office:value="0.070000000298023" calcext:value-type="float">
            <text:p>0.0700000003</text:p>
          </table:table-cell>
          <table:table-cell office:value-type="float" office:value="0.010877072811127" calcext:value-type="float">
            <text:p>0.0108770728</text:p>
          </table:table-cell>
          <table:table-cell office:value-type="float" office:value="0.05912293" calcext:value-type="float">
            <text:p>0.05912293</text:p>
          </table:table-cell>
          <table:table-cell office:value-type="float" office:value="0.012213863432407" calcext:value-type="float">
            <text:p>0.0122138634</text:p>
          </table:table-cell>
          <table:table-cell office:value-type="float" office:value="0.05778614" calcext:value-type="float">
            <text:p>0.05778614</text:p>
          </table:table-cell>
          <table:table-cell/>
          <table:table-cell office:value-type="float" office:value="0.090000003576279" calcext:value-type="float">
            <text:p>0.0900000036</text:p>
          </table:table-cell>
          <table:table-cell office:value-type="float" office:value="0.01340214908123" calcext:value-type="float">
            <text:p>0.0134021491</text:p>
          </table:table-cell>
          <table:table-cell office:value-type="float" office:value="0.07659785" calcext:value-type="float">
            <text:p>0.07659785</text:p>
          </table:table-cell>
          <table:table-cell office:value-type="float" office:value="0.017415054142475" calcext:value-type="float">
            <text:p>0.0174150541</text:p>
          </table:table-cell>
          <table:table-cell office:value-type="float" office:value="0.07258495" calcext:value-type="float">
            <text:p>0.07258495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/>
          <table:table-cell office:value-type="float" office:value="0.009999999776483" calcext:value-type="float">
            <text:p>0.0099999998</text:p>
          </table:table-cell>
          <table:table-cell office:value-type="float" office:value="0.002776203677058" calcext:value-type="float">
            <text:p>0.0027762037</text:p>
          </table:table-cell>
          <table:table-cell office:value-type="float" office:value="0.0072238" calcext:value-type="float">
            <text:p>0.0072238</text:p>
          </table:table-cell>
          <table:table-cell office:value-type="float" office:value="0.002696515992284" calcext:value-type="float">
            <text:p>0.002696516</text:p>
          </table:table-cell>
          <table:table-cell office:value-type="float" office:value="0.00730348" calcext:value-type="float">
            <text:p>0.00730348</text:p>
          </table:table-cell>
          <table:table-cell/>
          <table:table-cell office:value-type="float" office:value="0.029999999329448" calcext:value-type="float">
            <text:p>0.0299999993</text:p>
          </table:table-cell>
          <table:table-cell office:value-type="float" office:value="0.00397764891386" calcext:value-type="float">
            <text:p>0.0039776489</text:p>
          </table:table-cell>
          <table:table-cell office:value-type="float" office:value="0.02602235" calcext:value-type="float">
            <text:p>0.02602235</text:p>
          </table:table-cell>
          <table:table-cell/>
          <table:table-cell office:value-type="float" office:value="0.050000000745058" calcext:value-type="float">
            <text:p>0.0500000007</text:p>
          </table:table-cell>
          <table:table-cell office:value-type="float" office:value="0.007600042968988" calcext:value-type="float">
            <text:p>0.007600043</text:p>
          </table:table-cell>
          <table:table-cell office:value-type="float" office:value="0.04239996" calcext:value-type="float">
            <text:p>0.04239996</text:p>
          </table:table-cell>
          <table:table-cell office:value-type="float" office:value="0.008465491235256" calcext:value-type="float">
            <text:p>0.0084654912</text:p>
          </table:table-cell>
          <table:table-cell office:value-type="float" office:value="0.04153451" calcext:value-type="float">
            <text:p>0.04153451</text:p>
          </table:table-cell>
          <table:table-cell/>
          <table:table-cell office:value-type="float" office:value="0.070000000298023" calcext:value-type="float">
            <text:p>0.0700000003</text:p>
          </table:table-cell>
          <table:table-cell office:value-type="float" office:value="0.010824635624886" calcext:value-type="float">
            <text:p>0.0108246356</text:p>
          </table:table-cell>
          <table:table-cell office:value-type="float" office:value="0.05917536" calcext:value-type="float">
            <text:p>0.05917536</text:p>
          </table:table-cell>
          <table:table-cell office:value-type="float" office:value="0.012469448149204" calcext:value-type="float">
            <text:p>0.0124694481</text:p>
          </table:table-cell>
          <table:table-cell office:value-type="float" office:value="0.05753055" calcext:value-type="float">
            <text:p>0.05753055</text:p>
          </table:table-cell>
          <table:table-cell/>
          <table:table-cell office:value-type="float" office:value="0.090000003576279" calcext:value-type="float">
            <text:p>0.0900000036</text:p>
          </table:table-cell>
          <table:table-cell office:value-type="float" office:value="0.013609386980534" calcext:value-type="float">
            <text:p>0.013609387</text:p>
          </table:table-cell>
          <table:table-cell office:value-type="float" office:value="0.07639062" calcext:value-type="float">
            <text:p>0.07639062</text:p>
          </table:table-cell>
          <table:table-cell office:value-type="float" office:value="0.01769382506609" calcext:value-type="float">
            <text:p>0.0176938251</text:p>
          </table:table-cell>
          <table:table-cell office:value-type="float" office:value="0.07230618" calcext:value-type="float">
            <text:p>0.07230618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/>
          <table:table-cell office:value-type="float" office:value="0.009999999776483" calcext:value-type="float">
            <text:p>0.0099999998</text:p>
          </table:table-cell>
          <table:table-cell office:value-type="float" office:value="0.002779828384519" calcext:value-type="float">
            <text:p>0.0027798284</text:p>
          </table:table-cell>
          <table:table-cell office:value-type="float" office:value="0.00722017" calcext:value-type="float">
            <text:p>0.00722017</text:p>
          </table:table-cell>
          <table:table-cell office:value-type="float" office:value="0.002627952024341" calcext:value-type="float">
            <text:p>0.002627952</text:p>
          </table:table-cell>
          <table:table-cell office:value-type="float" office:value="0.00737205" calcext:value-type="float">
            <text:p>0.00737205</text:p>
          </table:table-cell>
          <table:table-cell/>
          <table:table-cell office:value-type="float" office:value="0.029999999329448" calcext:value-type="float">
            <text:p>0.0299999993</text:p>
          </table:table-cell>
          <table:table-cell office:value-type="float" office:value="0.004086617380381" calcext:value-type="float">
            <text:p>0.0040866174</text:p>
          </table:table-cell>
          <table:table-cell office:value-type="float" office:value="0.02591338" calcext:value-type="float">
            <text:p>0.02591338</text:p>
          </table:table-cell>
          <table:table-cell/>
          <table:table-cell office:value-type="float" office:value="0.050000000745058" calcext:value-type="float">
            <text:p>0.0500000007</text:p>
          </table:table-cell>
          <table:table-cell office:value-type="float" office:value="0.007332947105169" calcext:value-type="float">
            <text:p>0.0073329471</text:p>
          </table:table-cell>
          <table:table-cell office:value-type="float" office:value="0.04266705" calcext:value-type="float">
            <text:p>0.04266705</text:p>
          </table:table-cell>
          <table:table-cell office:value-type="float" office:value="0.008533358573914" calcext:value-type="float">
            <text:p>0.0085333586</text:p>
          </table:table-cell>
          <table:table-cell office:value-type="float" office:value="0.04146664" calcext:value-type="float">
            <text:p>0.04146664</text:p>
          </table:table-cell>
          <table:table-cell/>
          <table:table-cell office:value-type="float" office:value="0.070000000298023" calcext:value-type="float">
            <text:p>0.0700000003</text:p>
          </table:table-cell>
          <table:table-cell office:value-type="float" office:value="0.011033423244953" calcext:value-type="float">
            <text:p>0.0110334232</text:p>
          </table:table-cell>
          <table:table-cell office:value-type="float" office:value="0.05896658" calcext:value-type="float">
            <text:p>0.05896658</text:p>
          </table:table-cell>
          <table:table-cell office:value-type="float" office:value="0.012846142053604" calcext:value-type="float">
            <text:p>0.0128461421</text:p>
          </table:table-cell>
          <table:table-cell office:value-type="float" office:value="0.05715386" calcext:value-type="float">
            <text:p>0.05715386</text:p>
          </table:table-cell>
          <table:table-cell/>
          <table:table-cell office:value-type="float" office:value="0.090000003576279" calcext:value-type="float">
            <text:p>0.0900000036</text:p>
          </table:table-cell>
          <table:table-cell office:value-type="float" office:value="0.013596095144749" calcext:value-type="float">
            <text:p>0.0135960951</text:p>
          </table:table-cell>
          <table:table-cell office:value-type="float" office:value="0.07640391" calcext:value-type="float">
            <text:p>0.07640391</text:p>
          </table:table-cell>
          <table:table-cell office:value-type="float" office:value="0.017870649695396" calcext:value-type="float">
            <text:p>0.0178706497</text:p>
          </table:table-cell>
          <table:table-cell office:value-type="float" office:value="0.07212935" calcext:value-type="float">
            <text:p>0.07212935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/>
          <table:table-cell office:value-type="float" office:value="0.009999999776483" calcext:value-type="float">
            <text:p>0.0099999998</text:p>
          </table:table-cell>
          <table:table-cell office:value-type="float" office:value="0.002890380099416" calcext:value-type="float">
            <text:p>0.0028903801</text:p>
          </table:table-cell>
          <table:table-cell office:value-type="float" office:value="0.00710962" calcext:value-type="float">
            <text:p>0.00710962</text:p>
          </table:table-cell>
          <table:table-cell office:value-type="float" office:value="0.002477647736669" calcext:value-type="float">
            <text:p>0.0024776477</text:p>
          </table:table-cell>
          <table:table-cell office:value-type="float" office:value="0.00752235" calcext:value-type="float">
            <text:p>0.00752235</text:p>
          </table:table-cell>
          <table:table-cell/>
          <table:table-cell office:value-type="float" office:value="0.029999999329448" calcext:value-type="float">
            <text:p>0.0299999993</text:p>
          </table:table-cell>
          <table:table-cell office:value-type="float" office:value="0.004374369978905" calcext:value-type="float">
            <text:p>0.00437437</text:p>
          </table:table-cell>
          <table:table-cell office:value-type="float" office:value="0.02562563" calcext:value-type="float">
            <text:p>0.02562563</text:p>
          </table:table-cell>
          <table:table-cell/>
          <table:table-cell office:value-type="float" office:value="0.050000000745058" calcext:value-type="float">
            <text:p>0.0500000007</text:p>
          </table:table-cell>
          <table:table-cell office:value-type="float" office:value="0.007260803133249" calcext:value-type="float">
            <text:p>0.0072608031</text:p>
          </table:table-cell>
          <table:table-cell office:value-type="float" office:value="0.0427392" calcext:value-type="float">
            <text:p>0.0427392</text:p>
          </table:table-cell>
          <table:table-cell office:value-type="float" office:value="0.008333310484886" calcext:value-type="float">
            <text:p>0.0083333105</text:p>
          </table:table-cell>
          <table:table-cell office:value-type="float" office:value="0.04166669" calcext:value-type="float">
            <text:p>0.04166669</text:p>
          </table:table-cell>
          <table:table-cell/>
          <table:table-cell office:value-type="float" office:value="0.070000000298023" calcext:value-type="float">
            <text:p>0.0700000003</text:p>
          </table:table-cell>
          <table:table-cell office:value-type="float" office:value="0.01113248616457" calcext:value-type="float">
            <text:p>0.0111324862</text:p>
          </table:table-cell>
          <table:table-cell office:value-type="float" office:value="0.05886751" calcext:value-type="float">
            <text:p>0.05886751</text:p>
          </table:table-cell>
          <table:table-cell office:value-type="float" office:value="0.013113059103489" calcext:value-type="float">
            <text:p>0.0131130591</text:p>
          </table:table-cell>
          <table:table-cell office:value-type="float" office:value="0.05688694" calcext:value-type="float">
            <text:p>0.05688694</text:p>
          </table:table-cell>
          <table:table-cell/>
          <table:table-cell office:value-type="float" office:value="0.090000003576279" calcext:value-type="float">
            <text:p>0.0900000036</text:p>
          </table:table-cell>
          <table:table-cell office:value-type="float" office:value="0.013739757239819" calcext:value-type="float">
            <text:p>0.0137397572</text:p>
          </table:table-cell>
          <table:table-cell office:value-type="float" office:value="0.07626025" calcext:value-type="float">
            <text:p>0.07626025</text:p>
          </table:table-cell>
          <table:table-cell office:value-type="float" office:value="0.017776533961296" calcext:value-type="float">
            <text:p>0.017776534</text:p>
          </table:table-cell>
          <table:table-cell office:value-type="float" office:value="0.07222347" calcext:value-type="float">
            <text:p>0.07222347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/>
          <table:table-cell office:value-type="float" office:value="0.009999999776483" calcext:value-type="float">
            <text:p>0.0099999998</text:p>
          </table:table-cell>
          <table:table-cell office:value-type="float" office:value="0.002971215173602" calcext:value-type="float">
            <text:p>0.0029712152</text:p>
          </table:table-cell>
          <table:table-cell office:value-type="float" office:value="0.00702878" calcext:value-type="float">
            <text:p>0.00702878</text:p>
          </table:table-cell>
          <table:table-cell office:value-type="float" office:value="0.002384940162301" calcext:value-type="float">
            <text:p>0.0023849402</text:p>
          </table:table-cell>
          <table:table-cell office:value-type="float" office:value="0.00761506" calcext:value-type="float">
            <text:p>0.00761506</text:p>
          </table:table-cell>
          <table:table-cell/>
          <table:table-cell office:value-type="float" office:value="0.029999999329448" calcext:value-type="float">
            <text:p>0.0299999993</text:p>
          </table:table-cell>
          <table:table-cell office:value-type="float" office:value="0.004504892975092" calcext:value-type="float">
            <text:p>0.004504893</text:p>
          </table:table-cell>
          <table:table-cell office:value-type="float" office:value="0.02549511" calcext:value-type="float">
            <text:p>0.02549511</text:p>
          </table:table-cell>
          <table:table-cell/>
          <table:table-cell office:value-type="float" office:value="0.050000000745058" calcext:value-type="float">
            <text:p>0.0500000007</text:p>
          </table:table-cell>
          <table:table-cell office:value-type="float" office:value="0.006902243942022" calcext:value-type="float">
            <text:p>0.0069022439</text:p>
          </table:table-cell>
          <table:table-cell office:value-type="float" office:value="0.04309776" calcext:value-type="float">
            <text:p>0.04309776</text:p>
          </table:table-cell>
          <table:table-cell office:value-type="float" office:value="0.008377730846405" calcext:value-type="float">
            <text:p>0.0083777308</text:p>
          </table:table-cell>
          <table:table-cell office:value-type="float" office:value="0.04162227" calcext:value-type="float">
            <text:p>0.04162227</text:p>
          </table:table-cell>
          <table:table-cell/>
          <table:table-cell office:value-type="float" office:value="0.070000000298023" calcext:value-type="float">
            <text:p>0.0700000003</text:p>
          </table:table-cell>
          <table:table-cell office:value-type="float" office:value="0.011380195617676" calcext:value-type="float">
            <text:p>0.0113801956</text:p>
          </table:table-cell>
          <table:table-cell office:value-type="float" office:value="0.0586198" calcext:value-type="float">
            <text:p>0.0586198</text:p>
          </table:table-cell>
          <table:table-cell office:value-type="float" office:value="0.013213574886322" calcext:value-type="float">
            <text:p>0.0132135749</text:p>
          </table:table-cell>
          <table:table-cell office:value-type="float" office:value="0.05678643" calcext:value-type="float">
            <text:p>0.05678643</text:p>
          </table:table-cell>
          <table:table-cell/>
          <table:table-cell office:value-type="float" office:value="0.090000003576279" calcext:value-type="float">
            <text:p>0.0900000036</text:p>
          </table:table-cell>
          <table:table-cell office:value-type="float" office:value="0.013736411929131" calcext:value-type="float">
            <text:p>0.0137364119</text:p>
          </table:table-cell>
          <table:table-cell office:value-type="float" office:value="0.07626359" calcext:value-type="float">
            <text:p>0.07626359</text:p>
          </table:table-cell>
          <table:table-cell office:value-type="float" office:value="0.017621718347073" calcext:value-type="float">
            <text:p>0.0176217183</text:p>
          </table:table-cell>
          <table:table-cell office:value-type="float" office:value="0.07237829" calcext:value-type="float">
            <text:p>0.07237829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/>
          <table:table-cell office:value-type="float" office:value="0.009999999776483" calcext:value-type="float">
            <text:p>0.0099999998</text:p>
          </table:table-cell>
          <table:table-cell office:value-type="float" office:value="0.003073627129197" calcext:value-type="float">
            <text:p>0.0030736271</text:p>
          </table:table-cell>
          <table:table-cell office:value-type="float" office:value="0.00692637" calcext:value-type="float">
            <text:p>0.00692637</text:p>
          </table:table-cell>
          <table:table-cell office:value-type="float" office:value="0.002407426014543" calcext:value-type="float">
            <text:p>0.002407426</text:p>
          </table:table-cell>
          <table:table-cell office:value-type="float" office:value="0.00759257" calcext:value-type="float">
            <text:p>0.00759257</text:p>
          </table:table-cell>
          <table:table-cell/>
          <table:table-cell office:value-type="float" office:value="0.029999999329448" calcext:value-type="float">
            <text:p>0.0299999993</text:p>
          </table:table-cell>
          <table:table-cell office:value-type="float" office:value="0.004763923585415" calcext:value-type="float">
            <text:p>0.0047639236</text:p>
          </table:table-cell>
          <table:table-cell office:value-type="float" office:value="0.02523608" calcext:value-type="float">
            <text:p>0.02523608</text:p>
          </table:table-cell>
          <table:table-cell/>
          <table:table-cell office:value-type="float" office:value="0.050000000745058" calcext:value-type="float">
            <text:p>0.0500000007</text:p>
          </table:table-cell>
          <table:table-cell office:value-type="float" office:value="0.006921712309122" calcext:value-type="float">
            <text:p>0.0069217123</text:p>
          </table:table-cell>
          <table:table-cell office:value-type="float" office:value="0.04307829" calcext:value-type="float">
            <text:p>0.04307829</text:p>
          </table:table-cell>
          <table:table-cell office:value-type="float" office:value="0.008280858397484" calcext:value-type="float">
            <text:p>0.0082808584</text:p>
          </table:table-cell>
          <table:table-cell office:value-type="float" office:value="0.04171914" calcext:value-type="float">
            <text:p>0.04171914</text:p>
          </table:table-cell>
          <table:table-cell/>
          <table:table-cell office:value-type="float" office:value="0.070000000298023" calcext:value-type="float">
            <text:p>0.0700000003</text:p>
          </table:table-cell>
          <table:table-cell office:value-type="float" office:value="0.011385932564735" calcext:value-type="float">
            <text:p>0.0113859326</text:p>
          </table:table-cell>
          <table:table-cell office:value-type="float" office:value="0.05861407" calcext:value-type="float">
            <text:p>0.05861407</text:p>
          </table:table-cell>
          <table:table-cell office:value-type="float" office:value="0.013587936758995" calcext:value-type="float">
            <text:p>0.0135879368</text:p>
          </table:table-cell>
          <table:table-cell office:value-type="float" office:value="0.05641206" calcext:value-type="float">
            <text:p>0.05641206</text:p>
          </table:table-cell>
          <table:table-cell/>
          <table:table-cell office:value-type="float" office:value="0.090000003576279" calcext:value-type="float">
            <text:p>0.0900000036</text:p>
          </table:table-cell>
          <table:table-cell office:value-type="float" office:value="0.013796724379063" calcext:value-type="float">
            <text:p>0.0137967244</text:p>
          </table:table-cell>
          <table:table-cell office:value-type="float" office:value="0.07620328" calcext:value-type="float">
            <text:p>0.07620328</text:p>
          </table:table-cell>
          <table:table-cell office:value-type="float" office:value="0.017438679933548" calcext:value-type="float">
            <text:p>0.0174386799</text:p>
          </table:table-cell>
          <table:table-cell office:value-type="float" office:value="0.07256132" calcext:value-type="float">
            <text:p>0.07256132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/>
          <table:table-cell office:value-type="float" office:value="0.009999999776483" calcext:value-type="float">
            <text:p>0.0099999998</text:p>
          </table:table-cell>
          <table:table-cell office:value-type="float" office:value="0.003131778910756" calcext:value-type="float">
            <text:p>0.0031317789</text:p>
          </table:table-cell>
          <table:table-cell office:value-type="float" office:value="0.00686822" calcext:value-type="float">
            <text:p>0.00686822</text:p>
          </table:table-cell>
          <table:table-cell office:value-type="float" office:value="0.002276791259646" calcext:value-type="float">
            <text:p>0.0022767913</text:p>
          </table:table-cell>
          <table:table-cell office:value-type="float" office:value="0.00772321" calcext:value-type="float">
            <text:p>0.00772321</text:p>
          </table:table-cell>
          <table:table-cell/>
          <table:table-cell office:value-type="float" office:value="0.029999999329448" calcext:value-type="float">
            <text:p>0.0299999993</text:p>
          </table:table-cell>
          <table:table-cell office:value-type="float" office:value="0.004842575639486" calcext:value-type="float">
            <text:p>0.0048425756</text:p>
          </table:table-cell>
          <table:table-cell office:value-type="float" office:value="0.02515742" calcext:value-type="float">
            <text:p>0.02515742</text:p>
          </table:table-cell>
          <table:table-cell/>
          <table:table-cell office:value-type="float" office:value="0.050000000745058" calcext:value-type="float">
            <text:p>0.0500000007</text:p>
          </table:table-cell>
          <table:table-cell office:value-type="float" office:value="0.006789442151785" calcext:value-type="float">
            <text:p>0.0067894422</text:p>
          </table:table-cell>
          <table:table-cell office:value-type="float" office:value="0.04321056" calcext:value-type="float">
            <text:p>0.04321056</text:p>
          </table:table-cell>
          <table:table-cell office:value-type="float" office:value="0.008177272975445" calcext:value-type="float">
            <text:p>0.008177273</text:p>
          </table:table-cell>
          <table:table-cell office:value-type="float" office:value="0.04182273" calcext:value-type="float">
            <text:p>0.04182273</text:p>
          </table:table-cell>
          <table:table-cell/>
          <table:table-cell office:value-type="float" office:value="0.070000000298023" calcext:value-type="float">
            <text:p>0.0700000003</text:p>
          </table:table-cell>
          <table:table-cell office:value-type="float" office:value="0.011443749070168" calcext:value-type="float">
            <text:p>0.0114437491</text:p>
          </table:table-cell>
          <table:table-cell office:value-type="float" office:value="0.05855625" calcext:value-type="float">
            <text:p>0.05855625</text:p>
          </table:table-cell>
          <table:table-cell office:value-type="float" office:value="0.013600841164589" calcext:value-type="float">
            <text:p>0.0136008412</text:p>
          </table:table-cell>
          <table:table-cell office:value-type="float" office:value="0.05639916" calcext:value-type="float">
            <text:p>0.05639916</text:p>
          </table:table-cell>
          <table:table-cell/>
          <table:table-cell office:value-type="float" office:value="0.090000003576279" calcext:value-type="float">
            <text:p>0.0900000036</text:p>
          </table:table-cell>
          <table:table-cell office:value-type="float" office:value="0.01374588906765" calcext:value-type="float">
            <text:p>0.0137458891</text:p>
          </table:table-cell>
          <table:table-cell office:value-type="float" office:value="0.07625411" calcext:value-type="float">
            <text:p>0.07625411</text:p>
          </table:table-cell>
          <table:table-cell office:value-type="float" office:value="0.017147585749626" calcext:value-type="float">
            <text:p>0.0171475857</text:p>
          </table:table-cell>
          <table:table-cell office:value-type="float" office:value="0.07285242" calcext:value-type="float">
            <text:p>0.07285242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/>
          <table:table-cell office:value-type="float" office:value="0.009999999776483" calcext:value-type="float">
            <text:p>0.0099999998</text:p>
          </table:table-cell>
          <table:table-cell office:value-type="float" office:value="0.003270884975791" calcext:value-type="float">
            <text:p>0.003270885</text:p>
          </table:table-cell>
          <table:table-cell office:value-type="float" office:value="0.00672911" calcext:value-type="float">
            <text:p>0.00672911</text:p>
          </table:table-cell>
          <table:table-cell office:value-type="float" office:value="0.00224163942039" calcext:value-type="float">
            <text:p>0.0022416394</text:p>
          </table:table-cell>
          <table:table-cell office:value-type="float" office:value="0.00775836" calcext:value-type="float">
            <text:p>0.00775836</text:p>
          </table:table-cell>
          <table:table-cell/>
          <table:table-cell office:value-type="float" office:value="0.029999999329448" calcext:value-type="float">
            <text:p>0.0299999993</text:p>
          </table:table-cell>
          <table:table-cell office:value-type="float" office:value="0.005054272711277" calcext:value-type="float">
            <text:p>0.0050542727</text:p>
          </table:table-cell>
          <table:table-cell office:value-type="float" office:value="0.02494573" calcext:value-type="float">
            <text:p>0.02494573</text:p>
          </table:table-cell>
          <table:table-cell/>
          <table:table-cell office:value-type="float" office:value="0.050000000745058" calcext:value-type="float">
            <text:p>0.0500000007</text:p>
          </table:table-cell>
          <table:table-cell office:value-type="float" office:value="0.006681066006422" calcext:value-type="float">
            <text:p>0.006681066</text:p>
          </table:table-cell>
          <table:table-cell office:value-type="float" office:value="0.04331893" calcext:value-type="float">
            <text:p>0.04331893</text:p>
          </table:table-cell>
          <table:table-cell office:value-type="float" office:value="0.007991626858711" calcext:value-type="float">
            <text:p>0.0079916269</text:p>
          </table:table-cell>
          <table:table-cell office:value-type="float" office:value="0.04200837" calcext:value-type="float">
            <text:p>0.04200837</text:p>
          </table:table-cell>
          <table:table-cell/>
          <table:table-cell office:value-type="float" office:value="0.070000000298023" calcext:value-type="float">
            <text:p>0.0700000003</text:p>
          </table:table-cell>
          <table:table-cell office:value-type="float" office:value="0.011667683720589" calcext:value-type="float">
            <text:p>0.0116676837</text:p>
          </table:table-cell>
          <table:table-cell office:value-type="float" office:value="0.05833232" calcext:value-type="float">
            <text:p>0.05833232</text:p>
          </table:table-cell>
          <table:table-cell office:value-type="float" office:value="0.013617321848869" calcext:value-type="float">
            <text:p>0.0136173218</text:p>
          </table:table-cell>
          <table:table-cell office:value-type="float" office:value="0.05638268" calcext:value-type="float">
            <text:p>0.05638268</text:p>
          </table:table-cell>
          <table:table-cell/>
          <table:table-cell office:value-type="float" office:value="0.090000003576279" calcext:value-type="float">
            <text:p>0.0900000036</text:p>
          </table:table-cell>
          <table:table-cell office:value-type="float" office:value="0.013657219707966" calcext:value-type="float">
            <text:p>0.0136572197</text:p>
          </table:table-cell>
          <table:table-cell office:value-type="float" office:value="0.07634278" calcext:value-type="float">
            <text:p>0.07634278</text:p>
          </table:table-cell>
          <table:table-cell office:value-type="float" office:value="0.016793504357338" calcext:value-type="float">
            <text:p>0.0167935044</text:p>
          </table:table-cell>
          <table:table-cell office:value-type="float" office:value="0.0732065" calcext:value-type="float">
            <text:p>0.0732065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/>
          <table:table-cell office:value-type="float" office:value="0.009999999776483" calcext:value-type="float">
            <text:p>0.0099999998</text:p>
          </table:table-cell>
          <table:table-cell office:value-type="float" office:value="0.00333003513515" calcext:value-type="float">
            <text:p>0.0033300351</text:p>
          </table:table-cell>
          <table:table-cell office:value-type="float" office:value="0.00666996" calcext:value-type="float">
            <text:p>0.00666996</text:p>
          </table:table-cell>
          <table:table-cell office:value-type="float" office:value="0.002256629988551" calcext:value-type="float">
            <text:p>0.00225663</text:p>
          </table:table-cell>
          <table:table-cell office:value-type="float" office:value="0.00774337" calcext:value-type="float">
            <text:p>0.00774337</text:p>
          </table:table-cell>
          <table:table-cell/>
          <table:table-cell office:value-type="float" office:value="0.029999999329448" calcext:value-type="float">
            <text:p>0.0299999993</text:p>
          </table:table-cell>
          <table:table-cell office:value-type="float" office:value="0.005172654986382" calcext:value-type="float">
            <text:p>0.005172655</text:p>
          </table:table-cell>
          <table:table-cell office:value-type="float" office:value="0.02482734" calcext:value-type="float">
            <text:p>0.02482734</text:p>
          </table:table-cell>
          <table:table-cell/>
          <table:table-cell office:value-type="float" office:value="0.050000000745058" calcext:value-type="float">
            <text:p>0.0500000007</text:p>
          </table:table-cell>
          <table:table-cell office:value-type="float" office:value="0.006755497306585" calcext:value-type="float">
            <text:p>0.0067554973</text:p>
          </table:table-cell>
          <table:table-cell office:value-type="float" office:value="0.0432445" calcext:value-type="float">
            <text:p>0.0432445</text:p>
          </table:table-cell>
          <table:table-cell office:value-type="float" office:value="0.007805295288563" calcext:value-type="float">
            <text:p>0.0078052953</text:p>
          </table:table-cell>
          <table:table-cell office:value-type="float" office:value="0.04219471" calcext:value-type="float">
            <text:p>0.04219471</text:p>
          </table:table-cell>
          <table:table-cell/>
          <table:table-cell office:value-type="float" office:value="0.070000000298023" calcext:value-type="float">
            <text:p>0.0700000003</text:p>
          </table:table-cell>
          <table:table-cell office:value-type="float" office:value="0.01192170381546" calcext:value-type="float">
            <text:p>0.0119217038</text:p>
          </table:table-cell>
          <table:table-cell office:value-type="float" office:value="0.0580783" calcext:value-type="float">
            <text:p>0.0580783</text:p>
          </table:table-cell>
          <table:table-cell office:value-type="float" office:value="0.013614363968372" calcext:value-type="float">
            <text:p>0.013614364</text:p>
          </table:table-cell>
          <table:table-cell office:value-type="float" office:value="0.05638564" calcext:value-type="float">
            <text:p>0.05638564</text:p>
          </table:table-cell>
          <table:table-cell/>
          <table:table-cell office:value-type="float" office:value="0.090000003576279" calcext:value-type="float">
            <text:p>0.0900000036</text:p>
          </table:table-cell>
          <table:table-cell office:value-type="float" office:value="0.013837195932865" calcext:value-type="float">
            <text:p>0.0138371959</text:p>
          </table:table-cell>
          <table:table-cell office:value-type="float" office:value="0.07616281" calcext:value-type="float">
            <text:p>0.07616281</text:p>
          </table:table-cell>
          <table:table-cell office:value-type="float" office:value="0.01653353869915" calcext:value-type="float">
            <text:p>0.0165335387</text:p>
          </table:table-cell>
          <table:table-cell office:value-type="float" office:value="0.07346646" calcext:value-type="float">
            <text:p>0.07346646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/>
          <table:table-cell office:value-type="float" office:value="0.009999999776483" calcext:value-type="float">
            <text:p>0.0099999998</text:p>
          </table:table-cell>
          <table:table-cell office:value-type="float" office:value="0.003364348784089" calcext:value-type="float">
            <text:p>0.0033643488</text:p>
          </table:table-cell>
          <table:table-cell office:value-type="float" office:value="0.00663565" calcext:value-type="float">
            <text:p>0.00663565</text:p>
          </table:table-cell>
          <table:table-cell office:value-type="float" office:value="0.002270253375173" calcext:value-type="float">
            <text:p>0.0022702534</text:p>
          </table:table-cell>
          <table:table-cell office:value-type="float" office:value="0.00772975" calcext:value-type="float">
            <text:p>0.00772975</text:p>
          </table:table-cell>
          <table:table-cell/>
          <table:table-cell office:value-type="float" office:value="0.029999999329448" calcext:value-type="float">
            <text:p>0.0299999993</text:p>
          </table:table-cell>
          <table:table-cell office:value-type="float" office:value="0.005207233130932" calcext:value-type="float">
            <text:p>0.0052072331</text:p>
          </table:table-cell>
          <table:table-cell office:value-type="float" office:value="0.02479277" calcext:value-type="float">
            <text:p>0.02479277</text:p>
          </table:table-cell>
          <table:table-cell/>
          <table:table-cell office:value-type="float" office:value="0.050000000745058" calcext:value-type="float">
            <text:p>0.0500000007</text:p>
          </table:table-cell>
          <table:table-cell office:value-type="float" office:value="0.00670412555337" calcext:value-type="float">
            <text:p>0.0067041256</text:p>
          </table:table-cell>
          <table:table-cell office:value-type="float" office:value="0.04329588" calcext:value-type="float">
            <text:p>0.04329588</text:p>
          </table:table-cell>
          <table:table-cell office:value-type="float" office:value="0.007782489061356" calcext:value-type="float">
            <text:p>0.0077824891</text:p>
          </table:table-cell>
          <table:table-cell office:value-type="float" office:value="0.04221751" calcext:value-type="float">
            <text:p>0.04221751</text:p>
          </table:table-cell>
          <table:table-cell/>
          <table:table-cell office:value-type="float" office:value="0.070000000298023" calcext:value-type="float">
            <text:p>0.0700000003</text:p>
          </table:table-cell>
          <table:table-cell office:value-type="float" office:value="0.011746428906918" calcext:value-type="float">
            <text:p>0.0117464289</text:p>
          </table:table-cell>
          <table:table-cell office:value-type="float" office:value="0.05825357" calcext:value-type="float">
            <text:p>0.05825357</text:p>
          </table:table-cell>
          <table:table-cell office:value-type="float" office:value="0.013510681688786" calcext:value-type="float">
            <text:p>0.0135106817</text:p>
          </table:table-cell>
          <table:table-cell office:value-type="float" office:value="0.05648932" calcext:value-type="float">
            <text:p>0.05648932</text:p>
          </table:table-cell>
          <table:table-cell/>
          <table:table-cell office:value-type="float" office:value="0.090000003576279" calcext:value-type="float">
            <text:p>0.0900000036</text:p>
          </table:table-cell>
          <table:table-cell office:value-type="float" office:value="0.013933792710304" calcext:value-type="float">
            <text:p>0.0139337927</text:p>
          </table:table-cell>
          <table:table-cell office:value-type="float" office:value="0.07606621" calcext:value-type="float">
            <text:p>0.07606621</text:p>
          </table:table-cell>
          <table:table-cell office:value-type="float" office:value="0.01629014313221" calcext:value-type="float">
            <text:p>0.0162901431</text:p>
          </table:table-cell>
          <table:table-cell office:value-type="float" office:value="0.07370986" calcext:value-type="float">
            <text:p>0.07370986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/>
          <table:table-cell office:value-type="float" office:value="0.009999999776483" calcext:value-type="float">
            <text:p>0.0099999998</text:p>
          </table:table-cell>
          <table:table-cell office:value-type="float" office:value="0.003282064571977" calcext:value-type="float">
            <text:p>0.0032820646</text:p>
          </table:table-cell>
          <table:table-cell office:value-type="float" office:value="0.00671794" calcext:value-type="float">
            <text:p>0.00671794</text:p>
          </table:table-cell>
          <table:table-cell office:value-type="float" office:value="0.002212656661868" calcext:value-type="float">
            <text:p>0.0022126567</text:p>
          </table:table-cell>
          <table:table-cell office:value-type="float" office:value="0.00778734" calcext:value-type="float">
            <text:p>0.00778734</text:p>
          </table:table-cell>
          <table:table-cell/>
          <table:table-cell office:value-type="float" office:value="0.029999999329448" calcext:value-type="float">
            <text:p>0.0299999993</text:p>
          </table:table-cell>
          <table:table-cell office:value-type="float" office:value="0.005248490720987" calcext:value-type="float">
            <text:p>0.0052484907</text:p>
          </table:table-cell>
          <table:table-cell office:value-type="float" office:value="0.02475151" calcext:value-type="float">
            <text:p>0.02475151</text:p>
          </table:table-cell>
          <table:table-cell/>
          <table:table-cell office:value-type="float" office:value="0.050000000745058" calcext:value-type="float">
            <text:p>0.0500000007</text:p>
          </table:table-cell>
          <table:table-cell office:value-type="float" office:value="0.0068762563169" calcext:value-type="float">
            <text:p>0.0068762563</text:p>
          </table:table-cell>
          <table:table-cell office:value-type="float" office:value="0.04312374" calcext:value-type="float">
            <text:p>0.04312374</text:p>
          </table:table-cell>
          <table:table-cell office:value-type="float" office:value="0.007696457207203" calcext:value-type="float">
            <text:p>0.0076964572</text:p>
          </table:table-cell>
          <table:table-cell office:value-type="float" office:value="0.04230354" calcext:value-type="float">
            <text:p>0.04230354</text:p>
          </table:table-cell>
          <table:table-cell/>
          <table:table-cell office:value-type="float" office:value="0.070000000298023" calcext:value-type="float">
            <text:p>0.0700000003</text:p>
          </table:table-cell>
          <table:table-cell office:value-type="float" office:value="0.011579796671867" calcext:value-type="float">
            <text:p>0.0115797967</text:p>
          </table:table-cell>
          <table:table-cell office:value-type="float" office:value="0.0584202" calcext:value-type="float">
            <text:p>0.0584202</text:p>
          </table:table-cell>
          <table:table-cell office:value-type="float" office:value="0.013247571885586" calcext:value-type="float">
            <text:p>0.0132475719</text:p>
          </table:table-cell>
          <table:table-cell office:value-type="float" office:value="0.05675243" calcext:value-type="float">
            <text:p>0.05675243</text:p>
          </table:table-cell>
          <table:table-cell/>
          <table:table-cell office:value-type="float" office:value="0.090000003576279" calcext:value-type="float">
            <text:p>0.0900000036</text:p>
          </table:table-cell>
          <table:table-cell office:value-type="float" office:value="0.013895578682423" calcext:value-type="float">
            <text:p>0.0138955787</text:p>
          </table:table-cell>
          <table:table-cell office:value-type="float" office:value="0.07610442" calcext:value-type="float">
            <text:p>0.07610442</text:p>
          </table:table-cell>
          <table:table-cell office:value-type="float" office:value="0.016114376485348" calcext:value-type="float">
            <text:p>0.0161143765</text:p>
          </table:table-cell>
          <table:table-cell office:value-type="float" office:value="0.07388563" calcext:value-type="float">
            <text:p>0.07388563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/>
          <table:table-cell office:value-type="float" office:value="0.009999999776483" calcext:value-type="float">
            <text:p>0.0099999998</text:p>
          </table:table-cell>
          <table:table-cell office:value-type="float" office:value="0.003340316936374" calcext:value-type="float">
            <text:p>0.0033403169</text:p>
          </table:table-cell>
          <table:table-cell office:value-type="float" office:value="0.00665968" calcext:value-type="float">
            <text:p>0.00665968</text:p>
          </table:table-cell>
          <table:table-cell office:value-type="float" office:value="0.002261998131871" calcext:value-type="float">
            <text:p>0.0022619981</text:p>
          </table:table-cell>
          <table:table-cell office:value-type="float" office:value="0.007738" calcext:value-type="float">
            <text:p>0.007738</text:p>
          </table:table-cell>
          <table:table-cell/>
          <table:table-cell office:value-type="float" office:value="0.029999999329448" calcext:value-type="float">
            <text:p>0.0299999993</text:p>
          </table:table-cell>
          <table:table-cell office:value-type="float" office:value="0.00523828342557" calcext:value-type="float">
            <text:p>0.0052382834</text:p>
          </table:table-cell>
          <table:table-cell office:value-type="float" office:value="0.02476172" calcext:value-type="float">
            <text:p>0.02476172</text:p>
          </table:table-cell>
          <table:table-cell/>
          <table:table-cell office:value-type="float" office:value="0.050000000745058" calcext:value-type="float">
            <text:p>0.0500000007</text:p>
          </table:table-cell>
          <table:table-cell office:value-type="float" office:value="0.006864611059427" calcext:value-type="float">
            <text:p>0.0068646111</text:p>
          </table:table-cell>
          <table:table-cell office:value-type="float" office:value="0.04313539" calcext:value-type="float">
            <text:p>0.04313539</text:p>
          </table:table-cell>
          <table:table-cell office:value-type="float" office:value="0.007705718278885" calcext:value-type="float">
            <text:p>0.0077057183</text:p>
          </table:table-cell>
          <table:table-cell office:value-type="float" office:value="0.04229428" calcext:value-type="float">
            <text:p>0.04229428</text:p>
          </table:table-cell>
          <table:table-cell/>
          <table:table-cell office:value-type="float" office:value="0.070000000298023" calcext:value-type="float">
            <text:p>0.0700000003</text:p>
          </table:table-cell>
          <table:table-cell office:value-type="float" office:value="0.011324785649776" calcext:value-type="float">
            <text:p>0.0113247856</text:p>
          </table:table-cell>
          <table:table-cell office:value-type="float" office:value="0.05867521" calcext:value-type="float">
            <text:p>0.05867521</text:p>
          </table:table-cell>
          <table:table-cell office:value-type="float" office:value="0.012704081833363" calcext:value-type="float">
            <text:p>0.0127040818</text:p>
          </table:table-cell>
          <table:table-cell office:value-type="float" office:value="0.05729592" calcext:value-type="float">
            <text:p>0.05729592</text:p>
          </table:table-cell>
          <table:table-cell/>
          <table:table-cell office:value-type="float" office:value="0.090000003576279" calcext:value-type="float">
            <text:p>0.0900000036</text:p>
          </table:table-cell>
          <table:table-cell office:value-type="float" office:value="0.013899549841881" calcext:value-type="float">
            <text:p>0.0138995498</text:p>
          </table:table-cell>
          <table:table-cell office:value-type="float" office:value="0.07610045" calcext:value-type="float">
            <text:p>0.07610045</text:p>
          </table:table-cell>
          <table:table-cell office:value-type="float" office:value="0.016205467283726" calcext:value-type="float">
            <text:p>0.0162054673</text:p>
          </table:table-cell>
          <table:table-cell office:value-type="float" office:value="0.07379454" calcext:value-type="float">
            <text:p>0.07379454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/>
          <table:table-cell office:value-type="float" office:value="0.009999999776483" calcext:value-type="float">
            <text:p>0.0099999998</text:p>
          </table:table-cell>
          <table:table-cell office:value-type="float" office:value="0.003339113667607" calcext:value-type="float">
            <text:p>0.0033391137</text:p>
          </table:table-cell>
          <table:table-cell office:value-type="float" office:value="0.00666089" calcext:value-type="float">
            <text:p>0.00666089</text:p>
          </table:table-cell>
          <table:table-cell office:value-type="float" office:value="0.002254480496049" calcext:value-type="float">
            <text:p>0.0022544805</text:p>
          </table:table-cell>
          <table:table-cell office:value-type="float" office:value="0.00774552" calcext:value-type="float">
            <text:p>0.00774552</text:p>
          </table:table-cell>
          <table:table-cell/>
          <table:table-cell office:value-type="float" office:value="0.029999999329448" calcext:value-type="float">
            <text:p>0.0299999993</text:p>
          </table:table-cell>
          <table:table-cell office:value-type="float" office:value="0.00515753775835" calcext:value-type="float">
            <text:p>0.0051575378</text:p>
          </table:table-cell>
          <table:table-cell office:value-type="float" office:value="0.02484246" calcext:value-type="float">
            <text:p>0.02484246</text:p>
          </table:table-cell>
          <table:table-cell/>
          <table:table-cell office:value-type="float" office:value="0.050000000745058" calcext:value-type="float">
            <text:p>0.0500000007</text:p>
          </table:table-cell>
          <table:table-cell office:value-type="float" office:value="0.006867233663797" calcext:value-type="float">
            <text:p>0.0068672337</text:p>
          </table:table-cell>
          <table:table-cell office:value-type="float" office:value="0.04313277" calcext:value-type="float">
            <text:p>0.04313277</text:p>
          </table:table-cell>
          <table:table-cell office:value-type="float" office:value="0.007858999073505" calcext:value-type="float">
            <text:p>0.0078589991</text:p>
          </table:table-cell>
          <table:table-cell office:value-type="float" office:value="0.042141" calcext:value-type="float">
            <text:p>0.042141</text:p>
          </table:table-cell>
          <table:table-cell/>
          <table:table-cell office:value-type="float" office:value="0.070000000298023" calcext:value-type="float">
            <text:p>0.0700000003</text:p>
          </table:table-cell>
          <table:table-cell office:value-type="float" office:value="0.011377148330212" calcext:value-type="float">
            <text:p>0.0113771483</text:p>
          </table:table-cell>
          <table:table-cell office:value-type="float" office:value="0.05862285" calcext:value-type="float">
            <text:p>0.05862285</text:p>
          </table:table-cell>
          <table:table-cell office:value-type="float" office:value="0.012597635388374" calcext:value-type="float">
            <text:p>0.0125976354</text:p>
          </table:table-cell>
          <table:table-cell office:value-type="float" office:value="0.05740236" calcext:value-type="float">
            <text:p>0.05740236</text:p>
          </table:table-cell>
          <table:table-cell/>
          <table:table-cell office:value-type="float" office:value="0.090000003576279" calcext:value-type="float">
            <text:p>0.0900000036</text:p>
          </table:table-cell>
          <table:table-cell office:value-type="float" office:value="0.014285653829575" calcext:value-type="float">
            <text:p>0.0142856538</text:p>
          </table:table-cell>
          <table:table-cell office:value-type="float" office:value="0.07571435" calcext:value-type="float">
            <text:p>0.07571435</text:p>
          </table:table-cell>
          <table:table-cell office:value-type="float" office:value="0.016213223338127" calcext:value-type="float">
            <text:p>0.0162132233</text:p>
          </table:table-cell>
          <table:table-cell office:value-type="float" office:value="0.07378678" calcext:value-type="float">
            <text:p>0.07378678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/>
          <table:table-cell office:value-type="float" office:value="0.009999999776483" calcext:value-type="float">
            <text:p>0.0099999998</text:p>
          </table:table-cell>
          <table:table-cell office:value-type="float" office:value="0.003265896812081" calcext:value-type="float">
            <text:p>0.0032658968</text:p>
          </table:table-cell>
          <table:table-cell office:value-type="float" office:value="0.0067341" calcext:value-type="float">
            <text:p>0.0067341</text:p>
          </table:table-cell>
          <table:table-cell office:value-type="float" office:value="0.002350701019168" calcext:value-type="float">
            <text:p>0.002350701</text:p>
          </table:table-cell>
          <table:table-cell office:value-type="float" office:value="0.0076493" calcext:value-type="float">
            <text:p>0.0076493</text:p>
          </table:table-cell>
          <table:table-cell/>
          <table:table-cell office:value-type="float" office:value="0.029999999329448" calcext:value-type="float">
            <text:p>0.0299999993</text:p>
          </table:table-cell>
          <table:table-cell office:value-type="float" office:value="0.004956245422363" calcext:value-type="float">
            <text:p>0.0049562454</text:p>
          </table:table-cell>
          <table:table-cell office:value-type="float" office:value="0.02504375" calcext:value-type="float">
            <text:p>0.02504375</text:p>
          </table:table-cell>
          <table:table-cell/>
          <table:table-cell office:value-type="float" office:value="0.050000000745058" calcext:value-type="float">
            <text:p>0.0500000007</text:p>
          </table:table-cell>
          <table:table-cell office:value-type="float" office:value="0.00683306530118" calcext:value-type="float">
            <text:p>0.0068330653</text:p>
          </table:table-cell>
          <table:table-cell office:value-type="float" office:value="0.04316694" calcext:value-type="float">
            <text:p>0.04316694</text:p>
          </table:table-cell>
          <table:table-cell office:value-type="float" office:value="0.008028239011765" calcext:value-type="float">
            <text:p>0.008028239</text:p>
          </table:table-cell>
          <table:table-cell office:value-type="float" office:value="0.04197176" calcext:value-type="float">
            <text:p>0.04197176</text:p>
          </table:table-cell>
          <table:table-cell/>
          <table:table-cell office:value-type="float" office:value="0.070000000298023" calcext:value-type="float">
            <text:p>0.0700000003</text:p>
          </table:table-cell>
          <table:table-cell office:value-type="float" office:value="0.010922715067863" calcext:value-type="float">
            <text:p>0.0109227151</text:p>
          </table:table-cell>
          <table:table-cell office:value-type="float" office:value="0.05907729" calcext:value-type="float">
            <text:p>0.05907729</text:p>
          </table:table-cell>
          <table:table-cell office:value-type="float" office:value="0.012087903916836" calcext:value-type="float">
            <text:p>0.0120879039</text:p>
          </table:table-cell>
          <table:table-cell office:value-type="float" office:value="0.0579121" calcext:value-type="float">
            <text:p>0.0579121</text:p>
          </table:table-cell>
          <table:table-cell/>
          <table:table-cell office:value-type="float" office:value="0.090000003576279" calcext:value-type="float">
            <text:p>0.0900000036</text:p>
          </table:table-cell>
          <table:table-cell office:value-type="float" office:value="0.01460250467062" calcext:value-type="float">
            <text:p>0.0146025047</text:p>
          </table:table-cell>
          <table:table-cell office:value-type="float" office:value="0.0753975" calcext:value-type="float">
            <text:p>0.0753975</text:p>
          </table:table-cell>
          <table:table-cell office:value-type="float" office:value="0.016163818538189" calcext:value-type="float">
            <text:p>0.0161638185</text:p>
          </table:table-cell>
          <table:table-cell office:value-type="float" office:value="0.07383619" calcext:value-type="float">
            <text:p>0.07383619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/>
          <table:table-cell office:value-type="float" office:value="0.009999999776483" calcext:value-type="float">
            <text:p>0.0099999998</text:p>
          </table:table-cell>
          <table:table-cell office:value-type="float" office:value="0.00319835357368" calcext:value-type="float">
            <text:p>0.0031983536</text:p>
          </table:table-cell>
          <table:table-cell office:value-type="float" office:value="0.00680165" calcext:value-type="float">
            <text:p>0.00680165</text:p>
          </table:table-cell>
          <table:table-cell office:value-type="float" office:value="0.00253907777369" calcext:value-type="float">
            <text:p>0.0025390778</text:p>
          </table:table-cell>
          <table:table-cell office:value-type="float" office:value="0.00746092" calcext:value-type="float">
            <text:p>0.00746092</text:p>
          </table:table-cell>
          <table:table-cell/>
          <table:table-cell office:value-type="float" office:value="0.029999999329448" calcext:value-type="float">
            <text:p>0.0299999993</text:p>
          </table:table-cell>
          <table:table-cell office:value-type="float" office:value="0.004964724183083" calcext:value-type="float">
            <text:p>0.0049647242</text:p>
          </table:table-cell>
          <table:table-cell office:value-type="float" office:value="0.02503528" calcext:value-type="float">
            <text:p>0.02503528</text:p>
          </table:table-cell>
          <table:table-cell/>
          <table:table-cell office:value-type="float" office:value="0.050000000745058" calcext:value-type="float">
            <text:p>0.0500000007</text:p>
          </table:table-cell>
          <table:table-cell office:value-type="float" office:value="0.006830740720034" calcext:value-type="float">
            <text:p>0.0068307407</text:p>
          </table:table-cell>
          <table:table-cell office:value-type="float" office:value="0.04316926" calcext:value-type="float">
            <text:p>0.04316926</text:p>
          </table:table-cell>
          <table:table-cell office:value-type="float" office:value="0.00790449231863" calcext:value-type="float">
            <text:p>0.0079044923</text:p>
          </table:table-cell>
          <table:table-cell office:value-type="float" office:value="0.04209551" calcext:value-type="float">
            <text:p>0.04209551</text:p>
          </table:table-cell>
          <table:table-cell/>
          <table:table-cell office:value-type="float" office:value="0.070000000298023" calcext:value-type="float">
            <text:p>0.0700000003</text:p>
          </table:table-cell>
          <table:table-cell office:value-type="float" office:value="0.010646194219589" calcext:value-type="float">
            <text:p>0.0106461942</text:p>
          </table:table-cell>
          <table:table-cell office:value-type="float" office:value="0.05935381" calcext:value-type="float">
            <text:p>0.05935381</text:p>
          </table:table-cell>
          <table:table-cell office:value-type="float" office:value="0.011761665344238" calcext:value-type="float">
            <text:p>0.0117616653</text:p>
          </table:table-cell>
          <table:table-cell office:value-type="float" office:value="0.05823833" calcext:value-type="float">
            <text:p>0.05823833</text:p>
          </table:table-cell>
          <table:table-cell/>
          <table:table-cell office:value-type="float" office:value="0.090000003576279" calcext:value-type="float">
            <text:p>0.0900000036</text:p>
          </table:table-cell>
          <table:table-cell office:value-type="float" office:value="0.014778301119804" calcext:value-type="float">
            <text:p>0.0147783011</text:p>
          </table:table-cell>
          <table:table-cell office:value-type="float" office:value="0.0752217" calcext:value-type="float">
            <text:p>0.0752217</text:p>
          </table:table-cell>
          <table:table-cell office:value-type="float" office:value="0.016443081200123" calcext:value-type="float">
            <text:p>0.0164430812</text:p>
          </table:table-cell>
          <table:table-cell office:value-type="float" office:value="0.07355692" calcext:value-type="float">
            <text:p>0.07355692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/>
          <table:table-cell office:value-type="float" office:value="0.009999999776483" calcext:value-type="float">
            <text:p>0.0099999998</text:p>
          </table:table-cell>
          <table:table-cell office:value-type="float" office:value="0.003081055358052" calcext:value-type="float">
            <text:p>0.0030810554</text:p>
          </table:table-cell>
          <table:table-cell office:value-type="float" office:value="0.00691894" calcext:value-type="float">
            <text:p>0.00691894</text:p>
          </table:table-cell>
          <table:table-cell office:value-type="float" office:value="0.002614805474877" calcext:value-type="float">
            <text:p>0.0026148055</text:p>
          </table:table-cell>
          <table:table-cell office:value-type="float" office:value="0.00738519" calcext:value-type="float">
            <text:p>0.00738519</text:p>
          </table:table-cell>
          <table:table-cell/>
          <table:table-cell office:value-type="float" office:value="0.029999999329448" calcext:value-type="float">
            <text:p>0.0299999993</text:p>
          </table:table-cell>
          <table:table-cell office:value-type="float" office:value="0.004855837672949" calcext:value-type="float">
            <text:p>0.0048558377</text:p>
          </table:table-cell>
          <table:table-cell office:value-type="float" office:value="0.02514416" calcext:value-type="float">
            <text:p>0.02514416</text:p>
          </table:table-cell>
          <table:table-cell/>
          <table:table-cell office:value-type="float" office:value="0.050000000745058" calcext:value-type="float">
            <text:p>0.0500000007</text:p>
          </table:table-cell>
          <table:table-cell office:value-type="float" office:value="0.006763707846403" calcext:value-type="float">
            <text:p>0.0067637078</text:p>
          </table:table-cell>
          <table:table-cell office:value-type="float" office:value="0.04323629" calcext:value-type="float">
            <text:p>0.04323629</text:p>
          </table:table-cell>
          <table:table-cell office:value-type="float" office:value="0.007942631840706" calcext:value-type="float">
            <text:p>0.0079426318</text:p>
          </table:table-cell>
          <table:table-cell office:value-type="float" office:value="0.04205737" calcext:value-type="float">
            <text:p>0.04205737</text:p>
          </table:table-cell>
          <table:table-cell/>
          <table:table-cell office:value-type="float" office:value="0.070000000298023" calcext:value-type="float">
            <text:p>0.0700000003</text:p>
          </table:table-cell>
          <table:table-cell office:value-type="float" office:value="0.010236330330372" calcext:value-type="float">
            <text:p>0.0102363303</text:p>
          </table:table-cell>
          <table:table-cell office:value-type="float" office:value="0.05976367" calcext:value-type="float">
            <text:p>0.05976367</text:p>
          </table:table-cell>
          <table:table-cell office:value-type="float" office:value="0.011359833180904" calcext:value-type="float">
            <text:p>0.0113598332</text:p>
          </table:table-cell>
          <table:table-cell office:value-type="float" office:value="0.05864017" calcext:value-type="float">
            <text:p>0.05864017</text:p>
          </table:table-cell>
          <table:table-cell/>
          <table:table-cell office:value-type="float" office:value="0.090000003576279" calcext:value-type="float">
            <text:p>0.0900000036</text:p>
          </table:table-cell>
          <table:table-cell office:value-type="float" office:value="0.014985710382462" calcext:value-type="float">
            <text:p>0.0149857104</text:p>
          </table:table-cell>
          <table:table-cell office:value-type="float" office:value="0.07501429" calcext:value-type="float">
            <text:p>0.07501429</text:p>
          </table:table-cell>
          <table:table-cell office:value-type="float" office:value="0.016585469245911" calcext:value-type="float">
            <text:p>0.0165854692</text:p>
          </table:table-cell>
          <table:table-cell office:value-type="float" office:value="0.07341453" calcext:value-type="float">
            <text:p>0.07341453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/>
          <table:table-cell office:value-type="float" office:value="0.009999999776483" calcext:value-type="float">
            <text:p>0.0099999998</text:p>
          </table:table-cell>
          <table:table-cell office:value-type="float" office:value="0.003000190481544" calcext:value-type="float">
            <text:p>0.0030001905</text:p>
          </table:table-cell>
          <table:table-cell office:value-type="float" office:value="0.00699981" calcext:value-type="float">
            <text:p>0.00699981</text:p>
          </table:table-cell>
          <table:table-cell office:value-type="float" office:value="0.002640472725034" calcext:value-type="float">
            <text:p>0.0026404727</text:p>
          </table:table-cell>
          <table:table-cell office:value-type="float" office:value="0.00735953" calcext:value-type="float">
            <text:p>0.00735953</text:p>
          </table:table-cell>
          <table:table-cell/>
          <table:table-cell office:value-type="float" office:value="0.029999999329448" calcext:value-type="float">
            <text:p>0.0299999993</text:p>
          </table:table-cell>
          <table:table-cell office:value-type="float" office:value="0.00483500212431" calcext:value-type="float">
            <text:p>0.0048350021</text:p>
          </table:table-cell>
          <table:table-cell office:value-type="float" office:value="0.025165" calcext:value-type="float">
            <text:p>0.025165</text:p>
          </table:table-cell>
          <table:table-cell/>
          <table:table-cell office:value-type="float" office:value="0.050000000745058" calcext:value-type="float">
            <text:p>0.0500000007</text:p>
          </table:table-cell>
          <table:table-cell office:value-type="float" office:value="0.006768565624952" calcext:value-type="float">
            <text:p>0.0067685656</text:p>
          </table:table-cell>
          <table:table-cell office:value-type="float" office:value="0.04323144" calcext:value-type="float">
            <text:p>0.04323144</text:p>
          </table:table-cell>
          <table:table-cell office:value-type="float" office:value="0.00795141607523" calcext:value-type="float">
            <text:p>0.0079514161</text:p>
          </table:table-cell>
          <table:table-cell office:value-type="float" office:value="0.04204858" calcext:value-type="float">
            <text:p>0.04204858</text:p>
          </table:table-cell>
          <table:table-cell/>
          <table:table-cell office:value-type="float" office:value="0.070000000298023" calcext:value-type="float">
            <text:p>0.0700000003</text:p>
          </table:table-cell>
          <table:table-cell office:value-type="float" office:value="0.009829610586166" calcext:value-type="float">
            <text:p>0.0098296106</text:p>
          </table:table-cell>
          <table:table-cell office:value-type="float" office:value="0.06017039" calcext:value-type="float">
            <text:p>0.06017039</text:p>
          </table:table-cell>
          <table:table-cell office:value-type="float" office:value="0.011182546615601" calcext:value-type="float">
            <text:p>0.0111825466</text:p>
          </table:table-cell>
          <table:table-cell office:value-type="float" office:value="0.05881745" calcext:value-type="float">
            <text:p>0.05881745</text:p>
          </table:table-cell>
          <table:table-cell/>
          <table:table-cell office:value-type="float" office:value="0.090000003576279" calcext:value-type="float">
            <text:p>0.0900000036</text:p>
          </table:table-cell>
          <table:table-cell office:value-type="float" office:value="0.015382900834084" calcext:value-type="float">
            <text:p>0.0153829008</text:p>
          </table:table-cell>
          <table:table-cell office:value-type="float" office:value="0.0746171" calcext:value-type="float">
            <text:p>0.0746171</text:p>
          </table:table-cell>
          <table:table-cell office:value-type="float" office:value="0.016835913062096" calcext:value-type="float">
            <text:p>0.0168359131</text:p>
          </table:table-cell>
          <table:table-cell office:value-type="float" office:value="0.07316409" calcext:value-type="float">
            <text:p>0.07316409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/>
          <table:table-cell office:value-type="float" office:value="0.009999999776483" calcext:value-type="float">
            <text:p>0.0099999998</text:p>
          </table:table-cell>
          <table:table-cell office:value-type="float" office:value="0.002884915098548" calcext:value-type="float">
            <text:p>0.0028849151</text:p>
          </table:table-cell>
          <table:table-cell office:value-type="float" office:value="0.00711508" calcext:value-type="float">
            <text:p>0.00711508</text:p>
          </table:table-cell>
          <table:table-cell office:value-type="float" office:value="0.002779459580779" calcext:value-type="float">
            <text:p>0.0027794596</text:p>
          </table:table-cell>
          <table:table-cell office:value-type="float" office:value="0.00722054" calcext:value-type="float">
            <text:p>0.00722054</text:p>
          </table:table-cell>
          <table:table-cell/>
          <table:table-cell office:value-type="float" office:value="0.029999999329448" calcext:value-type="float">
            <text:p>0.0299999993</text:p>
          </table:table-cell>
          <table:table-cell office:value-type="float" office:value="0.004536017775536" calcext:value-type="float">
            <text:p>0.0045360178</text:p>
          </table:table-cell>
          <table:table-cell office:value-type="float" office:value="0.02546398" calcext:value-type="float">
            <text:p>0.02546398</text:p>
          </table:table-cell>
          <table:table-cell/>
          <table:table-cell office:value-type="float" office:value="0.050000000745058" calcext:value-type="float">
            <text:p>0.0500000007</text:p>
          </table:table-cell>
          <table:table-cell office:value-type="float" office:value="0.006697129458189" calcext:value-type="float">
            <text:p>0.0066971295</text:p>
          </table:table-cell>
          <table:table-cell office:value-type="float" office:value="0.04330287" calcext:value-type="float">
            <text:p>0.04330287</text:p>
          </table:table-cell>
          <table:table-cell office:value-type="float" office:value="0.008125968277454" calcext:value-type="float">
            <text:p>0.0081259683</text:p>
          </table:table-cell>
          <table:table-cell office:value-type="float" office:value="0.04187403" calcext:value-type="float">
            <text:p>0.04187403</text:p>
          </table:table-cell>
          <table:table-cell/>
          <table:table-cell office:value-type="float" office:value="0.070000000298023" calcext:value-type="float">
            <text:p>0.0700000003</text:p>
          </table:table-cell>
          <table:table-cell office:value-type="float" office:value="0.009711928665638" calcext:value-type="float">
            <text:p>0.0097119287</text:p>
          </table:table-cell>
          <table:table-cell office:value-type="float" office:value="0.06028807" calcext:value-type="float">
            <text:p>0.06028807</text:p>
          </table:table-cell>
          <table:table-cell office:value-type="float" office:value="0.011097989976406" calcext:value-type="float">
            <text:p>0.01109799</text:p>
          </table:table-cell>
          <table:table-cell office:value-type="float" office:value="0.05890201" calcext:value-type="float">
            <text:p>0.05890201</text:p>
          </table:table-cell>
          <table:table-cell/>
          <table:table-cell office:value-type="float" office:value="0.090000003576279" calcext:value-type="float">
            <text:p>0.0900000036</text:p>
          </table:table-cell>
          <table:table-cell office:value-type="float" office:value="0.015573993325233" calcext:value-type="float">
            <text:p>0.0155739933</text:p>
          </table:table-cell>
          <table:table-cell office:value-type="float" office:value="0.07442601" calcext:value-type="float">
            <text:p>0.07442601</text:p>
          </table:table-cell>
          <table:table-cell office:value-type="float" office:value="0.016904003918171" calcext:value-type="float">
            <text:p>0.0169040039</text:p>
          </table:table-cell>
          <table:table-cell office:value-type="float" office:value="0.073096" calcext:value-type="float">
            <text:p>0.073096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/>
          <table:table-cell office:value-type="float" office:value="0.009999999776483" calcext:value-type="float">
            <text:p>0.0099999998</text:p>
          </table:table-cell>
          <table:table-cell office:value-type="float" office:value="0.002866933122277" calcext:value-type="float">
            <text:p>0.0028669331</text:p>
          </table:table-cell>
          <table:table-cell office:value-type="float" office:value="0.00713307" calcext:value-type="float">
            <text:p>0.00713307</text:p>
          </table:table-cell>
          <table:table-cell office:value-type="float" office:value="0.002707296982408" calcext:value-type="float">
            <text:p>0.002707297</text:p>
          </table:table-cell>
          <table:table-cell office:value-type="float" office:value="0.0072927" calcext:value-type="float">
            <text:p>0.0072927</text:p>
          </table:table-cell>
          <table:table-cell/>
          <table:table-cell office:value-type="float" office:value="0.029999999329448" calcext:value-type="float">
            <text:p>0.0299999993</text:p>
          </table:table-cell>
          <table:table-cell office:value-type="float" office:value="0.004535872489214" calcext:value-type="float">
            <text:p>0.0045358725</text:p>
          </table:table-cell>
          <table:table-cell office:value-type="float" office:value="0.02546413" calcext:value-type="float">
            <text:p>0.02546413</text:p>
          </table:table-cell>
          <table:table-cell/>
          <table:table-cell office:value-type="float" office:value="0.050000000745058" calcext:value-type="float">
            <text:p>0.0500000007</text:p>
          </table:table-cell>
          <table:table-cell office:value-type="float" office:value="0.006700817495584" calcext:value-type="float">
            <text:p>0.0067008175</text:p>
          </table:table-cell>
          <table:table-cell office:value-type="float" office:value="0.04329918" calcext:value-type="float">
            <text:p>0.04329918</text:p>
          </table:table-cell>
          <table:table-cell office:value-type="float" office:value="0.007947698235512" calcext:value-type="float">
            <text:p>0.0079476982</text:p>
          </table:table-cell>
          <table:table-cell office:value-type="float" office:value="0.0420523" calcext:value-type="float">
            <text:p>0.0420523</text:p>
          </table:table-cell>
          <table:table-cell/>
          <table:table-cell office:value-type="float" office:value="0.070000000298023" calcext:value-type="float">
            <text:p>0.0700000003</text:p>
          </table:table-cell>
          <table:table-cell office:value-type="float" office:value="0.00974091142416" calcext:value-type="float">
            <text:p>0.0097409114</text:p>
          </table:table-cell>
          <table:table-cell office:value-type="float" office:value="0.06025909" calcext:value-type="float">
            <text:p>0.06025909</text:p>
          </table:table-cell>
          <table:table-cell office:value-type="float" office:value="0.011048138141632" calcext:value-type="float">
            <text:p>0.0110481381</text:p>
          </table:table-cell>
          <table:table-cell office:value-type="float" office:value="0.05895186" calcext:value-type="float">
            <text:p>0.05895186</text:p>
          </table:table-cell>
          <table:table-cell/>
          <table:table-cell office:value-type="float" office:value="0.090000003576279" calcext:value-type="float">
            <text:p>0.0900000036</text:p>
          </table:table-cell>
          <table:table-cell office:value-type="float" office:value="0.015786819159985" calcext:value-type="float">
            <text:p>0.0157868192</text:p>
          </table:table-cell>
          <table:table-cell office:value-type="float" office:value="0.07421318" calcext:value-type="float">
            <text:p>0.07421318</text:p>
          </table:table-cell>
          <table:table-cell office:value-type="float" office:value="0.017061062157154" calcext:value-type="float">
            <text:p>0.0170610622</text:p>
          </table:table-cell>
          <table:table-cell office:value-type="float" office:value="0.07293894" calcext:value-type="float">
            <text:p>0.07293894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/>
          <table:table-cell office:value-type="float" office:value="0.009999999776483" calcext:value-type="float">
            <text:p>0.0099999998</text:p>
          </table:table-cell>
          <table:table-cell office:value-type="float" office:value="0.002813337370753" calcext:value-type="float">
            <text:p>0.0028133374</text:p>
          </table:table-cell>
          <table:table-cell office:value-type="float" office:value="0.00718666" calcext:value-type="float">
            <text:p>0.00718666</text:p>
          </table:table-cell>
          <table:table-cell office:value-type="float" office:value="0.002793909981847" calcext:value-type="float">
            <text:p>0.00279391</text:p>
          </table:table-cell>
          <table:table-cell office:value-type="float" office:value="0.00720609" calcext:value-type="float">
            <text:p>0.00720609</text:p>
          </table:table-cell>
          <table:table-cell/>
          <table:table-cell office:value-type="float" office:value="0.029999999329448" calcext:value-type="float">
            <text:p>0.0299999993</text:p>
          </table:table-cell>
          <table:table-cell office:value-type="float" office:value="0.00439390540123" calcext:value-type="float">
            <text:p>0.0043939054</text:p>
          </table:table-cell>
          <table:table-cell office:value-type="float" office:value="0.02560609" calcext:value-type="float">
            <text:p>0.02560609</text:p>
          </table:table-cell>
          <table:table-cell/>
          <table:table-cell office:value-type="float" office:value="0.050000000745058" calcext:value-type="float">
            <text:p>0.0500000007</text:p>
          </table:table-cell>
          <table:table-cell office:value-type="float" office:value="0.006751943379641" calcext:value-type="float">
            <text:p>0.0067519434</text:p>
          </table:table-cell>
          <table:table-cell office:value-type="float" office:value="0.04324806" calcext:value-type="float">
            <text:p>0.04324806</text:p>
          </table:table-cell>
          <table:table-cell office:value-type="float" office:value="0.007879190146923" calcext:value-type="float">
            <text:p>0.0078791901</text:p>
          </table:table-cell>
          <table:table-cell office:value-type="float" office:value="0.04212081" calcext:value-type="float">
            <text:p>0.04212081</text:p>
          </table:table-cell>
          <table:table-cell/>
          <table:table-cell office:value-type="float" office:value="0.070000000298023" calcext:value-type="float">
            <text:p>0.0700000003</text:p>
          </table:table-cell>
          <table:table-cell office:value-type="float" office:value="0.009667485952377" calcext:value-type="float">
            <text:p>0.009667486</text:p>
          </table:table-cell>
          <table:table-cell office:value-type="float" office:value="0.06033251" calcext:value-type="float">
            <text:p>0.06033251</text:p>
          </table:table-cell>
          <table:table-cell office:value-type="float" office:value="0.011243641376495" calcext:value-type="float">
            <text:p>0.0112436414</text:p>
          </table:table-cell>
          <table:table-cell office:value-type="float" office:value="0.05875636" calcext:value-type="float">
            <text:p>0.05875636</text:p>
          </table:table-cell>
          <table:table-cell/>
          <table:table-cell office:value-type="float" office:value="0.090000003576279" calcext:value-type="float">
            <text:p>0.0900000036</text:p>
          </table:table-cell>
          <table:table-cell office:value-type="float" office:value="0.015832662582397" calcext:value-type="float">
            <text:p>0.0158326626</text:p>
          </table:table-cell>
          <table:table-cell office:value-type="float" office:value="0.07416734" calcext:value-type="float">
            <text:p>0.07416734</text:p>
          </table:table-cell>
          <table:table-cell office:value-type="float" office:value="0.017169840633869" calcext:value-type="float">
            <text:p>0.0171698406</text:p>
          </table:table-cell>
          <table:table-cell office:value-type="float" office:value="0.07283016" calcext:value-type="float">
            <text:p>0.07283016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/>
          <table:table-cell office:value-type="float" office:value="0.009999999776483" calcext:value-type="float">
            <text:p>0.0099999998</text:p>
          </table:table-cell>
          <table:table-cell office:value-type="float" office:value="0.002814227715135" calcext:value-type="float">
            <text:p>0.0028142277</text:p>
          </table:table-cell>
          <table:table-cell office:value-type="float" office:value="0.00718577" calcext:value-type="float">
            <text:p>0.00718577</text:p>
          </table:table-cell>
          <table:table-cell office:value-type="float" office:value="0.002823753282428" calcext:value-type="float">
            <text:p>0.0028237533</text:p>
          </table:table-cell>
          <table:table-cell office:value-type="float" office:value="0.00717625" calcext:value-type="float">
            <text:p>0.00717625</text:p>
          </table:table-cell>
          <table:table-cell/>
          <table:table-cell office:value-type="float" office:value="0.029999999329448" calcext:value-type="float">
            <text:p>0.0299999993</text:p>
          </table:table-cell>
          <table:table-cell office:value-type="float" office:value="0.004296664148569" calcext:value-type="float">
            <text:p>0.0042966641</text:p>
          </table:table-cell>
          <table:table-cell office:value-type="float" office:value="0.02570334" calcext:value-type="float">
            <text:p>0.02570334</text:p>
          </table:table-cell>
          <table:table-cell/>
          <table:table-cell office:value-type="float" office:value="0.050000000745058" calcext:value-type="float">
            <text:p>0.0500000007</text:p>
          </table:table-cell>
          <table:table-cell office:value-type="float" office:value="0.006918761879206" calcext:value-type="float">
            <text:p>0.0069187619</text:p>
          </table:table-cell>
          <table:table-cell office:value-type="float" office:value="0.04308124" calcext:value-type="float">
            <text:p>0.04308124</text:p>
          </table:table-cell>
          <table:table-cell office:value-type="float" office:value="0.007805876433849" calcext:value-type="float">
            <text:p>0.0078058764</text:p>
          </table:table-cell>
          <table:table-cell office:value-type="float" office:value="0.04219412" calcext:value-type="float">
            <text:p>0.04219412</text:p>
          </table:table-cell>
          <table:table-cell/>
          <table:table-cell office:value-type="float" office:value="0.070000000298023" calcext:value-type="float">
            <text:p>0.0700000003</text:p>
          </table:table-cell>
          <table:table-cell office:value-type="float" office:value="0.009729936718941" calcext:value-type="float">
            <text:p>0.0097299367</text:p>
          </table:table-cell>
          <table:table-cell office:value-type="float" office:value="0.06027006" calcext:value-type="float">
            <text:p>0.06027006</text:p>
          </table:table-cell>
          <table:table-cell office:value-type="float" office:value="0.011039301753044" calcext:value-type="float">
            <text:p>0.0110393018</text:p>
          </table:table-cell>
          <table:table-cell office:value-type="float" office:value="0.0589607" calcext:value-type="float">
            <text:p>0.0589607</text:p>
          </table:table-cell>
          <table:table-cell/>
          <table:table-cell office:value-type="float" office:value="0.090000003576279" calcext:value-type="float">
            <text:p>0.0900000036</text:p>
          </table:table-cell>
          <table:table-cell office:value-type="float" office:value="0.015782706439495" calcext:value-type="float">
            <text:p>0.0157827064</text:p>
          </table:table-cell>
          <table:table-cell office:value-type="float" office:value="0.0742173" calcext:value-type="float">
            <text:p>0.0742173</text:p>
          </table:table-cell>
          <table:table-cell office:value-type="float" office:value="0.017160907387733" calcext:value-type="float">
            <text:p>0.0171609074</text:p>
          </table:table-cell>
          <table:table-cell office:value-type="float" office:value="0.0728391" calcext:value-type="float">
            <text:p>0.0728391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/>
          <table:table-cell office:value-type="float" office:value="0.009999999776483" calcext:value-type="float">
            <text:p>0.0099999998</text:p>
          </table:table-cell>
          <table:table-cell office:value-type="float" office:value="0.002723658457398" calcext:value-type="float">
            <text:p>0.0027236585</text:p>
          </table:table-cell>
          <table:table-cell office:value-type="float" office:value="0.00727634" calcext:value-type="float">
            <text:p>0.00727634</text:p>
          </table:table-cell>
          <table:table-cell office:value-type="float" office:value="0.002820918336511" calcext:value-type="float">
            <text:p>0.0028209183</text:p>
          </table:table-cell>
          <table:table-cell office:value-type="float" office:value="0.00717908" calcext:value-type="float">
            <text:p>0.00717908</text:p>
          </table:table-cell>
          <table:table-cell/>
          <table:table-cell office:value-type="float" office:value="0.029999999329448" calcext:value-type="float">
            <text:p>0.0299999993</text:p>
          </table:table-cell>
          <table:table-cell office:value-type="float" office:value="0.00426434725523" calcext:value-type="float">
            <text:p>0.0042643473</text:p>
          </table:table-cell>
          <table:table-cell office:value-type="float" office:value="0.02573565" calcext:value-type="float">
            <text:p>0.02573565</text:p>
          </table:table-cell>
          <table:table-cell/>
          <table:table-cell office:value-type="float" office:value="0.050000000745058" calcext:value-type="float">
            <text:p>0.0500000007</text:p>
          </table:table-cell>
          <table:table-cell office:value-type="float" office:value="0.006832588464022" calcext:value-type="float">
            <text:p>0.0068325885</text:p>
          </table:table-cell>
          <table:table-cell office:value-type="float" office:value="0.04316741" calcext:value-type="float">
            <text:p>0.04316741</text:p>
          </table:table-cell>
          <table:table-cell office:value-type="float" office:value="0.007777385413647" calcext:value-type="float">
            <text:p>0.0077773854</text:p>
          </table:table-cell>
          <table:table-cell office:value-type="float" office:value="0.04222262" calcext:value-type="float">
            <text:p>0.04222262</text:p>
          </table:table-cell>
          <table:table-cell/>
          <table:table-cell office:value-type="float" office:value="0.070000000298023" calcext:value-type="float">
            <text:p>0.0700000003</text:p>
          </table:table-cell>
          <table:table-cell office:value-type="float" office:value="0.009969979524612" calcext:value-type="float">
            <text:p>0.0099699795</text:p>
          </table:table-cell>
          <table:table-cell office:value-type="float" office:value="0.06003002" calcext:value-type="float">
            <text:p>0.06003002</text:p>
          </table:table-cell>
          <table:table-cell office:value-type="float" office:value="0.011405467987061" calcext:value-type="float">
            <text:p>0.011405468</text:p>
          </table:table-cell>
          <table:table-cell office:value-type="float" office:value="0.05859453" calcext:value-type="float">
            <text:p>0.05859453</text:p>
          </table:table-cell>
          <table:table-cell/>
          <table:table-cell office:value-type="float" office:value="0.090000003576279" calcext:value-type="float">
            <text:p>0.0900000036</text:p>
          </table:table-cell>
          <table:table-cell office:value-type="float" office:value="0.015541963279247" calcext:value-type="float">
            <text:p>0.0155419633</text:p>
          </table:table-cell>
          <table:table-cell office:value-type="float" office:value="0.07445804" calcext:value-type="float">
            <text:p>0.07445804</text:p>
          </table:table-cell>
          <table:table-cell office:value-type="float" office:value="0.017091676592827" calcext:value-type="float">
            <text:p>0.0170916766</text:p>
          </table:table-cell>
          <table:table-cell office:value-type="float" office:value="0.07290833" calcext:value-type="float">
            <text:p>0.07290833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/>
          <table:table-cell office:value-type="float" office:value="0.009999999776483" calcext:value-type="float">
            <text:p>0.0099999998</text:p>
          </table:table-cell>
          <table:table-cell office:value-type="float" office:value="0.002704141661525" calcext:value-type="float">
            <text:p>0.0027041417</text:p>
          </table:table-cell>
          <table:table-cell office:value-type="float" office:value="0.00729586" calcext:value-type="float">
            <text:p>0.00729586</text:p>
          </table:table-cell>
          <table:table-cell office:value-type="float" office:value="0.00278571434319" calcext:value-type="float">
            <text:p>0.0027857143</text:p>
          </table:table-cell>
          <table:table-cell office:value-type="float" office:value="0.00721429" calcext:value-type="float">
            <text:p>0.00721429</text:p>
          </table:table-cell>
          <table:table-cell/>
          <table:table-cell office:value-type="float" office:value="0.029999999329448" calcext:value-type="float">
            <text:p>0.0299999993</text:p>
          </table:table-cell>
          <table:table-cell office:value-type="float" office:value="0.004239749163389" calcext:value-type="float">
            <text:p>0.0042397492</text:p>
          </table:table-cell>
          <table:table-cell office:value-type="float" office:value="0.02576025" calcext:value-type="float">
            <text:p>0.02576025</text:p>
          </table:table-cell>
          <table:table-cell/>
          <table:table-cell office:value-type="float" office:value="0.050000000745058" calcext:value-type="float">
            <text:p>0.0500000007</text:p>
          </table:table-cell>
          <table:table-cell office:value-type="float" office:value="0.007071640342474" calcext:value-type="float">
            <text:p>0.0070716403</text:p>
          </table:table-cell>
          <table:table-cell office:value-type="float" office:value="0.04292836" calcext:value-type="float">
            <text:p>0.04292836</text:p>
          </table:table-cell>
          <table:table-cell office:value-type="float" office:value="0.00784295797348" calcext:value-type="float">
            <text:p>0.007842958</text:p>
          </table:table-cell>
          <table:table-cell office:value-type="float" office:value="0.04215704" calcext:value-type="float">
            <text:p>0.04215704</text:p>
          </table:table-cell>
          <table:table-cell/>
          <table:table-cell office:value-type="float" office:value="0.070000000298023" calcext:value-type="float">
            <text:p>0.0700000003</text:p>
          </table:table-cell>
          <table:table-cell office:value-type="float" office:value="0.010077714920044" calcext:value-type="float">
            <text:p>0.0100777149</text:p>
          </table:table-cell>
          <table:table-cell office:value-type="float" office:value="0.05992229" calcext:value-type="float">
            <text:p>0.05992229</text:p>
          </table:table-cell>
          <table:table-cell office:value-type="float" office:value="0.011781863868237" calcext:value-type="float">
            <text:p>0.0117818639</text:p>
          </table:table-cell>
          <table:table-cell office:value-type="float" office:value="0.05821814" calcext:value-type="float">
            <text:p>0.05821814</text:p>
          </table:table-cell>
          <table:table-cell/>
          <table:table-cell office:value-type="float" office:value="0.090000003576279" calcext:value-type="float">
            <text:p>0.0900000036</text:p>
          </table:table-cell>
          <table:table-cell office:value-type="float" office:value="0.015329428017139" calcext:value-type="float">
            <text:p>0.015329428</text:p>
          </table:table-cell>
          <table:table-cell office:value-type="float" office:value="0.07467058" calcext:value-type="float">
            <text:p>0.07467058</text:p>
          </table:table-cell>
          <table:table-cell office:value-type="float" office:value="0.016906827688217" calcext:value-type="float">
            <text:p>0.0169068277</text:p>
          </table:table-cell>
          <table:table-cell office:value-type="float" office:value="0.07309318" calcext:value-type="float">
            <text:p>0.07309318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/>
          <table:table-cell office:value-type="float" office:value="0.009999999776483" calcext:value-type="float">
            <text:p>0.0099999998</text:p>
          </table:table-cell>
          <table:table-cell office:value-type="float" office:value="0.002912314608693" calcext:value-type="float">
            <text:p>0.0029123146</text:p>
          </table:table-cell>
          <table:table-cell office:value-type="float" office:value="0.00708769" calcext:value-type="float">
            <text:p>0.00708769</text:p>
          </table:table-cell>
          <table:table-cell office:value-type="float" office:value="0.002708213403821" calcext:value-type="float">
            <text:p>0.0027082134</text:p>
          </table:table-cell>
          <table:table-cell office:value-type="float" office:value="0.00729179" calcext:value-type="float">
            <text:p>0.00729179</text:p>
          </table:table-cell>
          <table:table-cell/>
          <table:table-cell office:value-type="float" office:value="0.029999999329448" calcext:value-type="float">
            <text:p>0.0299999993</text:p>
          </table:table-cell>
          <table:table-cell office:value-type="float" office:value="0.004212867468596" calcext:value-type="float">
            <text:p>0.0042128675</text:p>
          </table:table-cell>
          <table:table-cell office:value-type="float" office:value="0.02578713" calcext:value-type="float">
            <text:p>0.02578713</text:p>
          </table:table-cell>
          <table:table-cell/>
          <table:table-cell office:value-type="float" office:value="0.050000000745058" calcext:value-type="float">
            <text:p>0.0500000007</text:p>
          </table:table-cell>
          <table:table-cell office:value-type="float" office:value="0.007238816469908" calcext:value-type="float">
            <text:p>0.0072388165</text:p>
          </table:table-cell>
          <table:table-cell office:value-type="float" office:value="0.04276118" calcext:value-type="float">
            <text:p>0.04276118</text:p>
          </table:table-cell>
          <table:table-cell office:value-type="float" office:value="0.007710926234722" calcext:value-type="float">
            <text:p>0.0077109262</text:p>
          </table:table-cell>
          <table:table-cell office:value-type="float" office:value="0.04228907" calcext:value-type="float">
            <text:p>0.04228907</text:p>
          </table:table-cell>
          <table:table-cell/>
          <table:table-cell office:value-type="float" office:value="0.070000000298023" calcext:value-type="float">
            <text:p>0.0700000003</text:p>
          </table:table-cell>
          <table:table-cell office:value-type="float" office:value="0.010517254471779" calcext:value-type="float">
            <text:p>0.0105172545</text:p>
          </table:table-cell>
          <table:table-cell office:value-type="float" office:value="0.05948275" calcext:value-type="float">
            <text:p>0.05948275</text:p>
          </table:table-cell>
          <table:table-cell office:value-type="float" office:value="0.01223573833704" calcext:value-type="float">
            <text:p>0.0122357383</text:p>
          </table:table-cell>
          <table:table-cell office:value-type="float" office:value="0.05776426" calcext:value-type="float">
            <text:p>0.05776426</text:p>
          </table:table-cell>
          <table:table-cell/>
          <table:table-cell office:value-type="float" office:value="0.090000003576279" calcext:value-type="float">
            <text:p>0.0900000036</text:p>
          </table:table-cell>
          <table:table-cell office:value-type="float" office:value="0.014965735375881" calcext:value-type="float">
            <text:p>0.0149657354</text:p>
          </table:table-cell>
          <table:table-cell office:value-type="float" office:value="0.07503427" calcext:value-type="float">
            <text:p>0.07503427</text:p>
          </table:table-cell>
          <table:table-cell office:value-type="float" office:value="0.016848273575306" calcext:value-type="float">
            <text:p>0.0168482736</text:p>
          </table:table-cell>
          <table:table-cell office:value-type="float" office:value="0.07315173" calcext:value-type="float">
            <text:p>0.07315173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/>
          <table:table-cell office:value-type="float" office:value="0.009999999776483" calcext:value-type="float">
            <text:p>0.0099999998</text:p>
          </table:table-cell>
          <table:table-cell office:value-type="float" office:value="0.00278808362782" calcext:value-type="float">
            <text:p>0.0027880836</text:p>
          </table:table-cell>
          <table:table-cell office:value-type="float" office:value="0.00721192" calcext:value-type="float">
            <text:p>0.00721192</text:p>
          </table:table-cell>
          <table:table-cell office:value-type="float" office:value="0.0026836078614" calcext:value-type="float">
            <text:p>0.0026836079</text:p>
          </table:table-cell>
          <table:table-cell office:value-type="float" office:value="0.00731639" calcext:value-type="float">
            <text:p>0.00731639</text:p>
          </table:table-cell>
          <table:table-cell/>
          <table:table-cell office:value-type="float" office:value="0.029999999329448" calcext:value-type="float">
            <text:p>0.0299999993</text:p>
          </table:table-cell>
          <table:table-cell office:value-type="float" office:value="0.004208117723465" calcext:value-type="float">
            <text:p>0.0042081177</text:p>
          </table:table-cell>
          <table:table-cell office:value-type="float" office:value="0.02579188" calcext:value-type="float">
            <text:p>0.02579188</text:p>
          </table:table-cell>
          <table:table-cell/>
          <table:table-cell office:value-type="float" office:value="0.050000000745058" calcext:value-type="float">
            <text:p>0.0500000007</text:p>
          </table:table-cell>
          <table:table-cell office:value-type="float" office:value="0.007320936769247" calcext:value-type="float">
            <text:p>0.0073209368</text:p>
          </table:table-cell>
          <table:table-cell office:value-type="float" office:value="0.04267906" calcext:value-type="float">
            <text:p>0.04267906</text:p>
          </table:table-cell>
          <table:table-cell office:value-type="float" office:value="0.007734522223473" calcext:value-type="float">
            <text:p>0.0077345222</text:p>
          </table:table-cell>
          <table:table-cell office:value-type="float" office:value="0.04226548" calcext:value-type="float">
            <text:p>0.04226548</text:p>
          </table:table-cell>
          <table:table-cell/>
          <table:table-cell office:value-type="float" office:value="0.070000000298023" calcext:value-type="float">
            <text:p>0.0700000003</text:p>
          </table:table-cell>
          <table:table-cell office:value-type="float" office:value="0.010707050561905" calcext:value-type="float">
            <text:p>0.0107070506</text:p>
          </table:table-cell>
          <table:table-cell office:value-type="float" office:value="0.05929295" calcext:value-type="float">
            <text:p>0.05929295</text:p>
          </table:table-cell>
          <table:table-cell office:value-type="float" office:value="0.012426570057869" calcext:value-type="float">
            <text:p>0.0124265701</text:p>
          </table:table-cell>
          <table:table-cell office:value-type="float" office:value="0.05757343" calcext:value-type="float">
            <text:p>0.05757343</text:p>
          </table:table-cell>
          <table:table-cell/>
          <table:table-cell office:value-type="float" office:value="0.090000003576279" calcext:value-type="float">
            <text:p>0.0900000036</text:p>
          </table:table-cell>
          <table:table-cell office:value-type="float" office:value="0.014286994934082" calcext:value-type="float">
            <text:p>0.0142869949</text:p>
          </table:table-cell>
          <table:table-cell office:value-type="float" office:value="0.07571301" calcext:value-type="float">
            <text:p>0.07571301</text:p>
          </table:table-cell>
          <table:table-cell office:value-type="float" office:value="0.016454808413982" calcext:value-type="float">
            <text:p>0.0164548084</text:p>
          </table:table-cell>
          <table:table-cell office:value-type="float" office:value="0.0735452" calcext:value-type="float">
            <text:p>0.0735452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/>
          <table:table-cell office:value-type="float" office:value="0.009999999776483" calcext:value-type="float">
            <text:p>0.0099999998</text:p>
          </table:table-cell>
          <table:table-cell office:value-type="float" office:value="0.002789350226521" calcext:value-type="float">
            <text:p>0.0027893502</text:p>
          </table:table-cell>
          <table:table-cell office:value-type="float" office:value="0.00721065" calcext:value-type="float">
            <text:p>0.00721065</text:p>
          </table:table-cell>
          <table:table-cell office:value-type="float" office:value="0.002645323053002" calcext:value-type="float">
            <text:p>0.0026453231</text:p>
          </table:table-cell>
          <table:table-cell office:value-type="float" office:value="0.00735468" calcext:value-type="float">
            <text:p>0.00735468</text:p>
          </table:table-cell>
          <table:table-cell/>
          <table:table-cell office:value-type="float" office:value="0.029999999329448" calcext:value-type="float">
            <text:p>0.0299999993</text:p>
          </table:table-cell>
          <table:table-cell office:value-type="float" office:value="0.004177261143923" calcext:value-type="float">
            <text:p>0.0041772611</text:p>
          </table:table-cell>
          <table:table-cell office:value-type="float" office:value="0.02582274" calcext:value-type="float">
            <text:p>0.02582274</text:p>
          </table:table-cell>
          <table:table-cell/>
          <table:table-cell office:value-type="float" office:value="0.050000000745058" calcext:value-type="float">
            <text:p>0.0500000007</text:p>
          </table:table-cell>
          <table:table-cell office:value-type="float" office:value="0.00732659175992" calcext:value-type="float">
            <text:p>0.0073265918</text:p>
          </table:table-cell>
          <table:table-cell office:value-type="float" office:value="0.04267341" calcext:value-type="float">
            <text:p>0.04267341</text:p>
          </table:table-cell>
          <table:table-cell office:value-type="float" office:value="0.007810831069946" calcext:value-type="float">
            <text:p>0.0078108311</text:p>
          </table:table-cell>
          <table:table-cell office:value-type="float" office:value="0.04218917" calcext:value-type="float">
            <text:p>0.04218917</text:p>
          </table:table-cell>
          <table:table-cell/>
          <table:table-cell office:value-type="float" office:value="0.070000000298023" calcext:value-type="float">
            <text:p>0.0700000003</text:p>
          </table:table-cell>
          <table:table-cell office:value-type="float" office:value="0.01136276870966" calcext:value-type="float">
            <text:p>0.0113627687</text:p>
          </table:table-cell>
          <table:table-cell office:value-type="float" office:value="0.05863723" calcext:value-type="float">
            <text:p>0.05863723</text:p>
          </table:table-cell>
          <table:table-cell office:value-type="float" office:value="0.012848526239395" calcext:value-type="float">
            <text:p>0.0128485262</text:p>
          </table:table-cell>
          <table:table-cell office:value-type="float" office:value="0.05715147" calcext:value-type="float">
            <text:p>0.05715147</text:p>
          </table:table-cell>
          <table:table-cell/>
          <table:table-cell office:value-type="float" office:value="0.090000003576279" calcext:value-type="float">
            <text:p>0.0900000036</text:p>
          </table:table-cell>
          <table:table-cell office:value-type="float" office:value="0.014136128127575" calcext:value-type="float">
            <text:p>0.0141361281</text:p>
          </table:table-cell>
          <table:table-cell office:value-type="float" office:value="0.07586388" calcext:value-type="float">
            <text:p>0.07586388</text:p>
          </table:table-cell>
          <table:table-cell office:value-type="float" office:value="0.016473524272442" calcext:value-type="float">
            <text:p>0.0164735243</text:p>
          </table:table-cell>
          <table:table-cell office:value-type="float" office:value="0.07352648" calcext:value-type="float">
            <text:p>0.07352648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/>
          <table:table-cell office:value-type="float" office:value="0.009999999776483" calcext:value-type="float">
            <text:p>0.0099999998</text:p>
          </table:table-cell>
          <table:table-cell office:value-type="float" office:value="0.002879904583097" calcext:value-type="float">
            <text:p>0.0028799046</text:p>
          </table:table-cell>
          <table:table-cell office:value-type="float" office:value="0.0071201" calcext:value-type="float">
            <text:p>0.0071201</text:p>
          </table:table-cell>
          <table:table-cell office:value-type="float" office:value="0.002693751826882" calcext:value-type="float">
            <text:p>0.0026937518</text:p>
          </table:table-cell>
          <table:table-cell office:value-type="float" office:value="0.00730625" calcext:value-type="float">
            <text:p>0.00730625</text:p>
          </table:table-cell>
          <table:table-cell/>
          <table:table-cell office:value-type="float" office:value="0.029999999329448" calcext:value-type="float">
            <text:p>0.0299999993</text:p>
          </table:table-cell>
          <table:table-cell office:value-type="float" office:value="0.004171062260866" calcext:value-type="float">
            <text:p>0.0041710623</text:p>
          </table:table-cell>
          <table:table-cell office:value-type="float" office:value="0.02582894" calcext:value-type="float">
            <text:p>0.02582894</text:p>
          </table:table-cell>
          <table:table-cell/>
          <table:table-cell office:value-type="float" office:value="0.050000000745058" calcext:value-type="float">
            <text:p>0.0500000007</text:p>
          </table:table-cell>
          <table:table-cell office:value-type="float" office:value="0.007550280541182" calcext:value-type="float">
            <text:p>0.0075502805</text:p>
          </table:table-cell>
          <table:table-cell office:value-type="float" office:value="0.04244972" calcext:value-type="float">
            <text:p>0.04244972</text:p>
          </table:table-cell>
          <table:table-cell office:value-type="float" office:value="0.007742986083031" calcext:value-type="float">
            <text:p>0.0077429861</text:p>
          </table:table-cell>
          <table:table-cell office:value-type="float" office:value="0.04225701" calcext:value-type="float">
            <text:p>0.04225701</text:p>
          </table:table-cell>
          <table:table-cell/>
          <table:table-cell office:value-type="float" office:value="0.070000000298023" calcext:value-type="float">
            <text:p>0.0700000003</text:p>
          </table:table-cell>
          <table:table-cell office:value-type="float" office:value="0.01141032576561" calcext:value-type="float">
            <text:p>0.0114103258</text:p>
          </table:table-cell>
          <table:table-cell office:value-type="float" office:value="0.05858967" calcext:value-type="float">
            <text:p>0.05858967</text:p>
          </table:table-cell>
          <table:table-cell office:value-type="float" office:value="0.013096861541271" calcext:value-type="float">
            <text:p>0.0130968615</text:p>
          </table:table-cell>
          <table:table-cell office:value-type="float" office:value="0.05690314" calcext:value-type="float">
            <text:p>0.05690314</text:p>
          </table:table-cell>
          <table:table-cell/>
          <table:table-cell office:value-type="float" office:value="0.090000003576279" calcext:value-type="float">
            <text:p>0.0900000036</text:p>
          </table:table-cell>
          <table:table-cell office:value-type="float" office:value="0.01358263194561" calcext:value-type="float">
            <text:p>0.0135826319</text:p>
          </table:table-cell>
          <table:table-cell office:value-type="float" office:value="0.07641737" calcext:value-type="float">
            <text:p>0.07641737</text:p>
          </table:table-cell>
          <table:table-cell office:value-type="float" office:value="0.016102127730846" calcext:value-type="float">
            <text:p>0.0161021277</text:p>
          </table:table-cell>
          <table:table-cell office:value-type="float" office:value="0.07389788" calcext:value-type="float">
            <text:p>0.07389788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/>
          <table:table-cell office:value-type="float" office:value="0.009999999776483" calcext:value-type="float">
            <text:p>0.0099999998</text:p>
          </table:table-cell>
          <table:table-cell office:value-type="float" office:value="0.002954354509711" calcext:value-type="float">
            <text:p>0.0029543545</text:p>
          </table:table-cell>
          <table:table-cell office:value-type="float" office:value="0.00704565" calcext:value-type="float">
            <text:p>0.00704565</text:p>
          </table:table-cell>
          <table:table-cell office:value-type="float" office:value="0.002581505104899" calcext:value-type="float">
            <text:p>0.0025815051</text:p>
          </table:table-cell>
          <table:table-cell office:value-type="float" office:value="0.00741849" calcext:value-type="float">
            <text:p>0.00741849</text:p>
          </table:table-cell>
          <table:table-cell/>
          <table:table-cell office:value-type="float" office:value="0.029999999329448" calcext:value-type="float">
            <text:p>0.0299999993</text:p>
          </table:table-cell>
          <table:table-cell office:value-type="float" office:value="0.004166774451733" calcext:value-type="float">
            <text:p>0.0041667745</text:p>
          </table:table-cell>
          <table:table-cell office:value-type="float" office:value="0.02583322" calcext:value-type="float">
            <text:p>0.02583322</text:p>
          </table:table-cell>
          <table:table-cell/>
          <table:table-cell office:value-type="float" office:value="0.050000000745058" calcext:value-type="float">
            <text:p>0.0500000007</text:p>
          </table:table-cell>
          <table:table-cell office:value-type="float" office:value="0.007543001323938" calcext:value-type="float">
            <text:p>0.0075430013</text:p>
          </table:table-cell>
          <table:table-cell office:value-type="float" office:value="0.042457" calcext:value-type="float">
            <text:p>0.042457</text:p>
          </table:table-cell>
          <table:table-cell office:value-type="float" office:value="0.007868878543377" calcext:value-type="float">
            <text:p>0.0078688785</text:p>
          </table:table-cell>
          <table:table-cell office:value-type="float" office:value="0.04213112" calcext:value-type="float">
            <text:p>0.04213112</text:p>
          </table:table-cell>
          <table:table-cell/>
          <table:table-cell office:value-type="float" office:value="0.070000000298023" calcext:value-type="float">
            <text:p>0.0700000003</text:p>
          </table:table-cell>
          <table:table-cell office:value-type="float" office:value="0.011715851724148" calcext:value-type="float">
            <text:p>0.0117158517</text:p>
          </table:table-cell>
          <table:table-cell office:value-type="float" office:value="0.05828415" calcext:value-type="float">
            <text:p>0.05828415</text:p>
          </table:table-cell>
          <table:table-cell office:value-type="float" office:value="0.013269737362862" calcext:value-type="float">
            <text:p>0.0132697374</text:p>
          </table:table-cell>
          <table:table-cell office:value-type="float" office:value="0.05673026" calcext:value-type="float">
            <text:p>0.05673026</text:p>
          </table:table-cell>
          <table:table-cell/>
          <table:table-cell office:value-type="float" office:value="0.090000003576279" calcext:value-type="float">
            <text:p>0.0900000036</text:p>
          </table:table-cell>
          <table:table-cell office:value-type="float" office:value="0.013182021677494" calcext:value-type="float">
            <text:p>0.0131820217</text:p>
          </table:table-cell>
          <table:table-cell office:value-type="float" office:value="0.07681798" calcext:value-type="float">
            <text:p>0.07681798</text:p>
          </table:table-cell>
          <table:table-cell office:value-type="float" office:value="0.015913665294647" calcext:value-type="float">
            <text:p>0.0159136653</text:p>
          </table:table-cell>
          <table:table-cell office:value-type="float" office:value="0.07408634" calcext:value-type="float">
            <text:p>0.07408634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/>
          <table:table-cell office:value-type="float" office:value="0.009999999776483" calcext:value-type="float">
            <text:p>0.0099999998</text:p>
          </table:table-cell>
          <table:table-cell office:value-type="float" office:value="0.00283089838922" calcext:value-type="float">
            <text:p>0.0028308984</text:p>
          </table:table-cell>
          <table:table-cell office:value-type="float" office:value="0.0071691" calcext:value-type="float">
            <text:p>0.0071691</text:p>
          </table:table-cell>
          <table:table-cell office:value-type="float" office:value="0.002555998042226" calcext:value-type="float">
            <text:p>0.002555998</text:p>
          </table:table-cell>
          <table:table-cell office:value-type="float" office:value="0.007444" calcext:value-type="float">
            <text:p>0.007444</text:p>
          </table:table-cell>
          <table:table-cell/>
          <table:table-cell office:value-type="float" office:value="0.029999999329448" calcext:value-type="float">
            <text:p>0.0299999993</text:p>
          </table:table-cell>
          <table:table-cell office:value-type="float" office:value="0.004223138093948" calcext:value-type="float">
            <text:p>0.0042231381</text:p>
          </table:table-cell>
          <table:table-cell office:value-type="float" office:value="0.02577686" calcext:value-type="float">
            <text:p>0.02577686</text:p>
          </table:table-cell>
          <table:table-cell/>
          <table:table-cell office:value-type="float" office:value="0.050000000745058" calcext:value-type="float">
            <text:p>0.0500000007</text:p>
          </table:table-cell>
          <table:table-cell office:value-type="float" office:value="0.007514636963606" calcext:value-type="float">
            <text:p>0.007514637</text:p>
          </table:table-cell>
          <table:table-cell office:value-type="float" office:value="0.04248536" calcext:value-type="float">
            <text:p>0.04248536</text:p>
          </table:table-cell>
          <table:table-cell office:value-type="float" office:value="0.007963128387928" calcext:value-type="float">
            <text:p>0.0079631284</text:p>
          </table:table-cell>
          <table:table-cell office:value-type="float" office:value="0.04203687" calcext:value-type="float">
            <text:p>0.04203687</text:p>
          </table:table-cell>
          <table:table-cell/>
          <table:table-cell office:value-type="float" office:value="0.070000000298023" calcext:value-type="float">
            <text:p>0.0700000003</text:p>
          </table:table-cell>
          <table:table-cell office:value-type="float" office:value="0.011825785040855" calcext:value-type="float">
            <text:p>0.011825785</text:p>
          </table:table-cell>
          <table:table-cell office:value-type="float" office:value="0.05817422" calcext:value-type="float">
            <text:p>0.05817422</text:p>
          </table:table-cell>
          <table:table-cell office:value-type="float" office:value="0.013339653611183" calcext:value-type="float">
            <text:p>0.0133396536</text:p>
          </table:table-cell>
          <table:table-cell office:value-type="float" office:value="0.05666035" calcext:value-type="float">
            <text:p>0.05666035</text:p>
          </table:table-cell>
          <table:table-cell/>
          <table:table-cell office:value-type="float" office:value="0.090000003576279" calcext:value-type="float">
            <text:p>0.0900000036</text:p>
          </table:table-cell>
          <table:table-cell office:value-type="float" office:value="0.012831576168537" calcext:value-type="float">
            <text:p>0.0128315762</text:p>
          </table:table-cell>
          <table:table-cell office:value-type="float" office:value="0.07716843" calcext:value-type="float">
            <text:p>0.07716843</text:p>
          </table:table-cell>
          <table:table-cell office:value-type="float" office:value="0.015862517058849" calcext:value-type="float">
            <text:p>0.0158625171</text:p>
          </table:table-cell>
          <table:table-cell office:value-type="float" office:value="0.07413749" calcext:value-type="float">
            <text:p>0.07413749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/>
          <table:table-cell office:value-type="float" office:value="0.009999999776483" calcext:value-type="float">
            <text:p>0.0099999998</text:p>
          </table:table-cell>
          <table:table-cell office:value-type="float" office:value="0.002970198169351" calcext:value-type="float">
            <text:p>0.0029701982</text:p>
          </table:table-cell>
          <table:table-cell office:value-type="float" office:value="0.0070298" calcext:value-type="float">
            <text:p>0.0070298</text:p>
          </table:table-cell>
          <table:table-cell office:value-type="float" office:value="0.002370929345489" calcext:value-type="float">
            <text:p>0.0023709293</text:p>
          </table:table-cell>
          <table:table-cell office:value-type="float" office:value="0.00762907" calcext:value-type="float">
            <text:p>0.00762907</text:p>
          </table:table-cell>
          <table:table-cell/>
          <table:table-cell office:value-type="float" office:value="0.029999999329448" calcext:value-type="float">
            <text:p>0.0299999993</text:p>
          </table:table-cell>
          <table:table-cell office:value-type="float" office:value="0.004262242466211" calcext:value-type="float">
            <text:p>0.0042622425</text:p>
          </table:table-cell>
          <table:table-cell office:value-type="float" office:value="0.02573776" calcext:value-type="float">
            <text:p>0.02573776</text:p>
          </table:table-cell>
          <table:table-cell/>
          <table:table-cell office:value-type="float" office:value="0.050000000745058" calcext:value-type="float">
            <text:p>0.0500000007</text:p>
          </table:table-cell>
          <table:table-cell office:value-type="float" office:value="0.007519472390413" calcext:value-type="float">
            <text:p>0.0075194724</text:p>
          </table:table-cell>
          <table:table-cell office:value-type="float" office:value="0.04248053" calcext:value-type="float">
            <text:p>0.04248053</text:p>
          </table:table-cell>
          <table:table-cell office:value-type="float" office:value="0.008108831942081" calcext:value-type="float">
            <text:p>0.0081088319</text:p>
          </table:table-cell>
          <table:table-cell office:value-type="float" office:value="0.04189117" calcext:value-type="float">
            <text:p>0.04189117</text:p>
          </table:table-cell>
          <table:table-cell/>
          <table:table-cell office:value-type="float" office:value="0.070000000298023" calcext:value-type="float">
            <text:p>0.0700000003</text:p>
          </table:table-cell>
          <table:table-cell office:value-type="float" office:value="0.011782810091972" calcext:value-type="float">
            <text:p>0.0117828101</text:p>
          </table:table-cell>
          <table:table-cell office:value-type="float" office:value="0.05821719" calcext:value-type="float">
            <text:p>0.05821719</text:p>
          </table:table-cell>
          <table:table-cell office:value-type="float" office:value="0.013418942689896" calcext:value-type="float">
            <text:p>0.0134189427</text:p>
          </table:table-cell>
          <table:table-cell office:value-type="float" office:value="0.05658106" calcext:value-type="float">
            <text:p>0.05658106</text:p>
          </table:table-cell>
          <table:table-cell/>
          <table:table-cell office:value-type="float" office:value="0.090000003576279" calcext:value-type="float">
            <text:p>0.0900000036</text:p>
          </table:table-cell>
          <table:table-cell office:value-type="float" office:value="0.012681901454926" calcext:value-type="float">
            <text:p>0.0126819015</text:p>
          </table:table-cell>
          <table:table-cell office:value-type="float" office:value="0.0773181" calcext:value-type="float">
            <text:p>0.0773181</text:p>
          </table:table-cell>
          <table:table-cell office:value-type="float" office:value="0.015957489609718" calcext:value-type="float">
            <text:p>0.0159574896</text:p>
          </table:table-cell>
          <table:table-cell office:value-type="float" office:value="0.07404251" calcext:value-type="float">
            <text:p>0.07404251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/>
          <table:table-cell office:value-type="float" office:value="0.009999999776483" calcext:value-type="float">
            <text:p>0.0099999998</text:p>
          </table:table-cell>
          <table:table-cell office:value-type="float" office:value="0.002987081184983" calcext:value-type="float">
            <text:p>0.0029870812</text:p>
          </table:table-cell>
          <table:table-cell office:value-type="float" office:value="0.00701292" calcext:value-type="float">
            <text:p>0.00701292</text:p>
          </table:table-cell>
          <table:table-cell office:value-type="float" office:value="0.002466900274158" calcext:value-type="float">
            <text:p>0.0024669003</text:p>
          </table:table-cell>
          <table:table-cell office:value-type="float" office:value="0.0075331" calcext:value-type="float">
            <text:p>0.0075331</text:p>
          </table:table-cell>
          <table:table-cell/>
          <table:table-cell office:value-type="float" office:value="0.029999999329448" calcext:value-type="float">
            <text:p>0.0299999993</text:p>
          </table:table-cell>
          <table:table-cell office:value-type="float" office:value="0.004293918609619" calcext:value-type="float">
            <text:p>0.0042939186</text:p>
          </table:table-cell>
          <table:table-cell office:value-type="float" office:value="0.02570608" calcext:value-type="float">
            <text:p>0.02570608</text:p>
          </table:table-cell>
          <table:table-cell/>
          <table:table-cell office:value-type="float" office:value="0.050000000745058" calcext:value-type="float">
            <text:p>0.0500000007</text:p>
          </table:table-cell>
          <table:table-cell office:value-type="float" office:value="0.007333654910326" calcext:value-type="float">
            <text:p>0.0073336549</text:p>
          </table:table-cell>
          <table:table-cell office:value-type="float" office:value="0.04266635" calcext:value-type="float">
            <text:p>0.04266635</text:p>
          </table:table-cell>
          <table:table-cell office:value-type="float" office:value="0.008070416748524" calcext:value-type="float">
            <text:p>0.0080704167</text:p>
          </table:table-cell>
          <table:table-cell office:value-type="float" office:value="0.04192958" calcext:value-type="float">
            <text:p>0.04192958</text:p>
          </table:table-cell>
          <table:table-cell/>
          <table:table-cell office:value-type="float" office:value="0.070000000298023" calcext:value-type="float">
            <text:p>0.0700000003</text:p>
          </table:table-cell>
          <table:table-cell office:value-type="float" office:value="0.011747606098652" calcext:value-type="float">
            <text:p>0.0117476061</text:p>
          </table:table-cell>
          <table:table-cell office:value-type="float" office:value="0.05825239" calcext:value-type="float">
            <text:p>0.05825239</text:p>
          </table:table-cell>
          <table:table-cell office:value-type="float" office:value="0.013264022767544" calcext:value-type="float">
            <text:p>0.0132640228</text:p>
          </table:table-cell>
          <table:table-cell office:value-type="float" office:value="0.05673598" calcext:value-type="float">
            <text:p>0.05673598</text:p>
          </table:table-cell>
          <table:table-cell/>
          <table:table-cell office:value-type="float" office:value="0.090000003576279" calcext:value-type="float">
            <text:p>0.0900000036</text:p>
          </table:table-cell>
          <table:table-cell office:value-type="float" office:value="0.012544438242912" calcext:value-type="float">
            <text:p>0.0125444382</text:p>
          </table:table-cell>
          <table:table-cell office:value-type="float" office:value="0.07745557" calcext:value-type="float">
            <text:p>0.07745557</text:p>
          </table:table-cell>
          <table:table-cell office:value-type="float" office:value="0.01631535589695" calcext:value-type="float">
            <text:p>0.0163153559</text:p>
          </table:table-cell>
          <table:table-cell office:value-type="float" office:value="0.07368465" calcext:value-type="float">
            <text:p>0.07368465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/>
          <table:table-cell office:value-type="float" office:value="0.009999999776483" calcext:value-type="float">
            <text:p>0.0099999998</text:p>
          </table:table-cell>
          <table:table-cell office:value-type="float" office:value="0.003015602007508" calcext:value-type="float">
            <text:p>0.003015602</text:p>
          </table:table-cell>
          <table:table-cell office:value-type="float" office:value="0.0069844" calcext:value-type="float">
            <text:p>0.0069844</text:p>
          </table:table-cell>
          <table:table-cell office:value-type="float" office:value="0.002377988770604" calcext:value-type="float">
            <text:p>0.0023779888</text:p>
          </table:table-cell>
          <table:table-cell office:value-type="float" office:value="0.00762201" calcext:value-type="float">
            <text:p>0.00762201</text:p>
          </table:table-cell>
          <table:table-cell/>
          <table:table-cell office:value-type="float" office:value="0.029999999329448" calcext:value-type="float">
            <text:p>0.0299999993</text:p>
          </table:table-cell>
          <table:table-cell office:value-type="float" office:value="0.004499241709709" calcext:value-type="float">
            <text:p>0.0044992417</text:p>
          </table:table-cell>
          <table:table-cell office:value-type="float" office:value="0.02550076" calcext:value-type="float">
            <text:p>0.02550076</text:p>
          </table:table-cell>
          <table:table-cell/>
          <table:table-cell office:value-type="float" office:value="0.050000000745058" calcext:value-type="float">
            <text:p>0.0500000007</text:p>
          </table:table-cell>
          <table:table-cell office:value-type="float" office:value="0.00725382193923" calcext:value-type="float">
            <text:p>0.0072538219</text:p>
          </table:table-cell>
          <table:table-cell office:value-type="float" office:value="0.04274618" calcext:value-type="float">
            <text:p>0.04274618</text:p>
          </table:table-cell>
          <table:table-cell office:value-type="float" office:value="0.008275136351585" calcext:value-type="float">
            <text:p>0.0082751364</text:p>
          </table:table-cell>
          <table:table-cell office:value-type="float" office:value="0.04172486" calcext:value-type="float">
            <text:p>0.04172486</text:p>
          </table:table-cell>
          <table:table-cell/>
          <table:table-cell office:value-type="float" office:value="0.070000000298023" calcext:value-type="float">
            <text:p>0.0700000003</text:p>
          </table:table-cell>
          <table:table-cell office:value-type="float" office:value="0.011728703975677" calcext:value-type="float">
            <text:p>0.011728704</text:p>
          </table:table-cell>
          <table:table-cell office:value-type="float" office:value="0.0582713" calcext:value-type="float">
            <text:p>0.0582713</text:p>
          </table:table-cell>
          <table:table-cell office:value-type="float" office:value="0.013148777186871" calcext:value-type="float">
            <text:p>0.0131487772</text:p>
          </table:table-cell>
          <table:table-cell office:value-type="float" office:value="0.05685122" calcext:value-type="float">
            <text:p>0.05685122</text:p>
          </table:table-cell>
          <table:table-cell/>
          <table:table-cell office:value-type="float" office:value="0.090000003576279" calcext:value-type="float">
            <text:p>0.0900000036</text:p>
          </table:table-cell>
          <table:table-cell office:value-type="float" office:value="0.012696288526058" calcext:value-type="float">
            <text:p>0.0126962885</text:p>
          </table:table-cell>
          <table:table-cell office:value-type="float" office:value="0.07730372" calcext:value-type="float">
            <text:p>0.07730372</text:p>
          </table:table-cell>
          <table:table-cell office:value-type="float" office:value="0.016417860984802" calcext:value-type="float">
            <text:p>0.016417861</text:p>
          </table:table-cell>
          <table:table-cell office:value-type="float" office:value="0.07358214" calcext:value-type="float">
            <text:p>0.07358214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/>
          <table:table-cell office:value-type="float" office:value="0.009999999776483" calcext:value-type="float">
            <text:p>0.0099999998</text:p>
          </table:table-cell>
          <table:table-cell office:value-type="float" office:value="0.003013608977199" calcext:value-type="float">
            <text:p>0.003013609</text:p>
          </table:table-cell>
          <table:table-cell office:value-type="float" office:value="0.00698639" calcext:value-type="float">
            <text:p>0.00698639</text:p>
          </table:table-cell>
          <table:table-cell office:value-type="float" office:value="0.002361116930842" calcext:value-type="float">
            <text:p>0.0023611169</text:p>
          </table:table-cell>
          <table:table-cell office:value-type="float" office:value="0.00763888" calcext:value-type="float">
            <text:p>0.00763888</text:p>
          </table:table-cell>
          <table:table-cell/>
          <table:table-cell office:value-type="float" office:value="0.029999999329448" calcext:value-type="float">
            <text:p>0.0299999993</text:p>
          </table:table-cell>
          <table:table-cell office:value-type="float" office:value="0.004398040473461" calcext:value-type="float">
            <text:p>0.0043980405</text:p>
          </table:table-cell>
          <table:table-cell office:value-type="float" office:value="0.02560196" calcext:value-type="float">
            <text:p>0.02560196</text:p>
          </table:table-cell>
          <table:table-cell/>
          <table:table-cell office:value-type="float" office:value="0.050000000745058" calcext:value-type="float">
            <text:p>0.0500000007</text:p>
          </table:table-cell>
          <table:table-cell office:value-type="float" office:value="0.007006738334894" calcext:value-type="float">
            <text:p>0.0070067383</text:p>
          </table:table-cell>
          <table:table-cell office:value-type="float" office:value="0.04299326" calcext:value-type="float">
            <text:p>0.04299326</text:p>
          </table:table-cell>
          <table:table-cell office:value-type="float" office:value="0.008241154253483" calcext:value-type="float">
            <text:p>0.0082411543</text:p>
          </table:table-cell>
          <table:table-cell office:value-type="float" office:value="0.04175885" calcext:value-type="float">
            <text:p>0.04175885</text:p>
          </table:table-cell>
          <table:table-cell/>
          <table:table-cell office:value-type="float" office:value="0.070000000298023" calcext:value-type="float">
            <text:p>0.0700000003</text:p>
          </table:table-cell>
          <table:table-cell office:value-type="float" office:value="0.01135541498661" calcext:value-type="float">
            <text:p>0.011355415</text:p>
          </table:table-cell>
          <table:table-cell office:value-type="float" office:value="0.05864459" calcext:value-type="float">
            <text:p>0.05864459</text:p>
          </table:table-cell>
          <table:table-cell office:value-type="float" office:value="0.012931682169437" calcext:value-type="float">
            <text:p>0.0129316822</text:p>
          </table:table-cell>
          <table:table-cell office:value-type="float" office:value="0.05706832" calcext:value-type="float">
            <text:p>0.05706832</text:p>
          </table:table-cell>
          <table:table-cell/>
          <table:table-cell office:value-type="float" office:value="0.090000003576279" calcext:value-type="float">
            <text:p>0.0900000036</text:p>
          </table:table-cell>
          <table:table-cell office:value-type="float" office:value="0.01279255002737" calcext:value-type="float">
            <text:p>0.01279255</text:p>
          </table:table-cell>
          <table:table-cell office:value-type="float" office:value="0.07720745" calcext:value-type="float">
            <text:p>0.07720745</text:p>
          </table:table-cell>
          <table:table-cell office:value-type="float" office:value="0.016812711954117" calcext:value-type="float">
            <text:p>0.016812712</text:p>
          </table:table-cell>
          <table:table-cell office:value-type="float" office:value="0.07318729" calcext:value-type="float">
            <text:p>0.07318729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/>
          <table:table-cell office:value-type="float" office:value="0.009999999776483" calcext:value-type="float">
            <text:p>0.0099999998</text:p>
          </table:table-cell>
          <table:table-cell office:value-type="float" office:value="0.003031274303794" calcext:value-type="float">
            <text:p>0.0030312743</text:p>
          </table:table-cell>
          <table:table-cell office:value-type="float" office:value="0.00696873" calcext:value-type="float">
            <text:p>0.00696873</text:p>
          </table:table-cell>
          <table:table-cell office:value-type="float" office:value="0.002387126907706" calcext:value-type="float">
            <text:p>0.0023871269</text:p>
          </table:table-cell>
          <table:table-cell office:value-type="float" office:value="0.00761287" calcext:value-type="float">
            <text:p>0.00761287</text:p>
          </table:table-cell>
          <table:table-cell/>
          <table:table-cell office:value-type="float" office:value="0.029999999329448" calcext:value-type="float">
            <text:p>0.0299999993</text:p>
          </table:table-cell>
          <table:table-cell office:value-type="float" office:value="0.00457601249218" calcext:value-type="float">
            <text:p>0.0045760125</text:p>
          </table:table-cell>
          <table:table-cell office:value-type="float" office:value="0.02542399" calcext:value-type="float">
            <text:p>0.02542399</text:p>
          </table:table-cell>
          <table:table-cell/>
          <table:table-cell office:value-type="float" office:value="0.050000000745058" calcext:value-type="float">
            <text:p>0.0500000007</text:p>
          </table:table-cell>
          <table:table-cell office:value-type="float" office:value="0.006833281368017" calcext:value-type="float">
            <text:p>0.0068332814</text:p>
          </table:table-cell>
          <table:table-cell office:value-type="float" office:value="0.04316672" calcext:value-type="float">
            <text:p>0.04316672</text:p>
          </table:table-cell>
          <table:table-cell office:value-type="float" office:value="0.008104711771011" calcext:value-type="float">
            <text:p>0.0081047118</text:p>
          </table:table-cell>
          <table:table-cell office:value-type="float" office:value="0.04189529" calcext:value-type="float">
            <text:p>0.04189529</text:p>
          </table:table-cell>
          <table:table-cell/>
          <table:table-cell office:value-type="float" office:value="0.070000000298023" calcext:value-type="float">
            <text:p>0.0700000003</text:p>
          </table:table-cell>
          <table:table-cell office:value-type="float" office:value="0.011044971644878" calcext:value-type="float">
            <text:p>0.0110449716</text:p>
          </table:table-cell>
          <table:table-cell office:value-type="float" office:value="0.05895503" calcext:value-type="float">
            <text:p>0.05895503</text:p>
          </table:table-cell>
          <table:table-cell office:value-type="float" office:value="0.012718640267849" calcext:value-type="float">
            <text:p>0.0127186403</text:p>
          </table:table-cell>
          <table:table-cell office:value-type="float" office:value="0.05728136" calcext:value-type="float">
            <text:p>0.05728136</text:p>
          </table:table-cell>
          <table:table-cell/>
          <table:table-cell office:value-type="float" office:value="0.090000003576279" calcext:value-type="float">
            <text:p>0.0900000036</text:p>
          </table:table-cell>
          <table:table-cell office:value-type="float" office:value="0.013096921145916" calcext:value-type="float">
            <text:p>0.0130969211</text:p>
          </table:table-cell>
          <table:table-cell office:value-type="float" office:value="0.07690308" calcext:value-type="float">
            <text:p>0.07690308</text:p>
          </table:table-cell>
          <table:table-cell office:value-type="float" office:value="0.016898058354855" calcext:value-type="float">
            <text:p>0.0168980584</text:p>
          </table:table-cell>
          <table:table-cell office:value-type="float" office:value="0.07310195" calcext:value-type="float">
            <text:p>0.07310195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/>
          <table:table-cell office:value-type="float" office:value="0.009999999776483" calcext:value-type="float">
            <text:p>0.0099999998</text:p>
          </table:table-cell>
          <table:table-cell office:value-type="float" office:value="0.00308976508677" calcext:value-type="float">
            <text:p>0.0030897651</text:p>
          </table:table-cell>
          <table:table-cell office:value-type="float" office:value="0.00691023" calcext:value-type="float">
            <text:p>0.00691023</text:p>
          </table:table-cell>
          <table:table-cell office:value-type="float" office:value="0.002318916842341" calcext:value-type="float">
            <text:p>0.0023189168</text:p>
          </table:table-cell>
          <table:table-cell office:value-type="float" office:value="0.00768108" calcext:value-type="float">
            <text:p>0.00768108</text:p>
          </table:table-cell>
          <table:table-cell/>
          <table:table-cell office:value-type="float" office:value="0.029999999329448" calcext:value-type="float">
            <text:p>0.0299999993</text:p>
          </table:table-cell>
          <table:table-cell office:value-type="float" office:value="0.004687499254942" calcext:value-type="float">
            <text:p>0.0046874993</text:p>
          </table:table-cell>
          <table:table-cell office:value-type="float" office:value="0.0253125" calcext:value-type="float">
            <text:p>0.0253125</text:p>
          </table:table-cell>
          <table:table-cell/>
          <table:table-cell office:value-type="float" office:value="0.050000000745058" calcext:value-type="float">
            <text:p>0.0500000007</text:p>
          </table:table-cell>
          <table:table-cell office:value-type="float" office:value="0.006579767912626" calcext:value-type="float">
            <text:p>0.0065797679</text:p>
          </table:table-cell>
          <table:table-cell office:value-type="float" office:value="0.04342023" calcext:value-type="float">
            <text:p>0.04342023</text:p>
          </table:table-cell>
          <table:table-cell office:value-type="float" office:value="0.008241012692451" calcext:value-type="float">
            <text:p>0.0082410127</text:p>
          </table:table-cell>
          <table:table-cell office:value-type="float" office:value="0.04175899" calcext:value-type="float">
            <text:p>0.04175899</text:p>
          </table:table-cell>
          <table:table-cell/>
          <table:table-cell office:value-type="float" office:value="0.070000000298023" calcext:value-type="float">
            <text:p>0.0700000003</text:p>
          </table:table-cell>
          <table:table-cell office:value-type="float" office:value="0.010711133480072" calcext:value-type="float">
            <text:p>0.0107111335</text:p>
          </table:table-cell>
          <table:table-cell office:value-type="float" office:value="0.05928887" calcext:value-type="float">
            <text:p>0.05928887</text:p>
          </table:table-cell>
          <table:table-cell office:value-type="float" office:value="0.012513473629951" calcext:value-type="float">
            <text:p>0.0125134736</text:p>
          </table:table-cell>
          <table:table-cell office:value-type="float" office:value="0.05748653" calcext:value-type="float">
            <text:p>0.05748653</text:p>
          </table:table-cell>
          <table:table-cell/>
          <table:table-cell office:value-type="float" office:value="0.090000003576279" calcext:value-type="float">
            <text:p>0.0900000036</text:p>
          </table:table-cell>
          <table:table-cell office:value-type="float" office:value="0.013447605073452" calcext:value-type="float">
            <text:p>0.0134476051</text:p>
          </table:table-cell>
          <table:table-cell office:value-type="float" office:value="0.0765524" calcext:value-type="float">
            <text:p>0.0765524</text:p>
          </table:table-cell>
          <table:table-cell office:value-type="float" office:value="0.01707486063242" calcext:value-type="float">
            <text:p>0.0170748606</text:p>
          </table:table-cell>
          <table:table-cell office:value-type="float" office:value="0.07292514" calcext:value-type="float">
            <text:p>0.07292514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/>
          <table:table-cell office:value-type="float" office:value="0.009999999776483" calcext:value-type="float">
            <text:p>0.0099999998</text:p>
          </table:table-cell>
          <table:table-cell office:value-type="float" office:value="0.003124775364995" calcext:value-type="float">
            <text:p>0.0031247754</text:p>
          </table:table-cell>
          <table:table-cell office:value-type="float" office:value="0.00687522" calcext:value-type="float">
            <text:p>0.00687522</text:p>
          </table:table-cell>
          <table:table-cell office:value-type="float" office:value="0.002376327291131" calcext:value-type="float">
            <text:p>0.0023763273</text:p>
          </table:table-cell>
          <table:table-cell office:value-type="float" office:value="0.00762367" calcext:value-type="float">
            <text:p>0.00762367</text:p>
          </table:table-cell>
          <table:table-cell/>
          <table:table-cell office:value-type="float" office:value="0.029999999329448" calcext:value-type="float">
            <text:p>0.0299999993</text:p>
          </table:table-cell>
          <table:table-cell office:value-type="float" office:value="0.004723481833935" calcext:value-type="float">
            <text:p>0.0047234818</text:p>
          </table:table-cell>
          <table:table-cell office:value-type="float" office:value="0.02527652" calcext:value-type="float">
            <text:p>0.02527652</text:p>
          </table:table-cell>
          <table:table-cell/>
          <table:table-cell office:value-type="float" office:value="0.050000000745058" calcext:value-type="float">
            <text:p>0.0500000007</text:p>
          </table:table-cell>
          <table:table-cell office:value-type="float" office:value="0.006489600986242" calcext:value-type="float">
            <text:p>0.006489601</text:p>
          </table:table-cell>
          <table:table-cell office:value-type="float" office:value="0.0435104" calcext:value-type="float">
            <text:p>0.0435104</text:p>
          </table:table-cell>
          <table:table-cell office:value-type="float" office:value="0.008231610059738" calcext:value-type="float">
            <text:p>0.0082316101</text:p>
          </table:table-cell>
          <table:table-cell office:value-type="float" office:value="0.04176839" calcext:value-type="float">
            <text:p>0.04176839</text:p>
          </table:table-cell>
          <table:table-cell/>
          <table:table-cell office:value-type="float" office:value="0.070000000298023" calcext:value-type="float">
            <text:p>0.0700000003</text:p>
          </table:table-cell>
          <table:table-cell office:value-type="float" office:value="0.010314144194126" calcext:value-type="float">
            <text:p>0.0103141442</text:p>
          </table:table-cell>
          <table:table-cell office:value-type="float" office:value="0.05968586" calcext:value-type="float">
            <text:p>0.05968586</text:p>
          </table:table-cell>
          <table:table-cell office:value-type="float" office:value="0.011981122195721" calcext:value-type="float">
            <text:p>0.0119811222</text:p>
          </table:table-cell>
          <table:table-cell office:value-type="float" office:value="0.05801888" calcext:value-type="float">
            <text:p>0.05801888</text:p>
          </table:table-cell>
          <table:table-cell/>
          <table:table-cell office:value-type="float" office:value="0.090000003576279" calcext:value-type="float">
            <text:p>0.0900000036</text:p>
          </table:table-cell>
          <table:table-cell office:value-type="float" office:value="0.013774700462818" calcext:value-type="float">
            <text:p>0.0137747005</text:p>
          </table:table-cell>
          <table:table-cell office:value-type="float" office:value="0.0762253" calcext:value-type="float">
            <text:p>0.0762253</text:p>
          </table:table-cell>
          <table:table-cell office:value-type="float" office:value="0.017272941768169" calcext:value-type="float">
            <text:p>0.0172729418</text:p>
          </table:table-cell>
          <table:table-cell office:value-type="float" office:value="0.07272706" calcext:value-type="float">
            <text:p>0.07272706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/>
          <table:table-cell office:value-type="float" office:value="0.009999999776483" calcext:value-type="float">
            <text:p>0.0099999998</text:p>
          </table:table-cell>
          <table:table-cell office:value-type="float" office:value="0.00307803787291" calcext:value-type="float">
            <text:p>0.0030780379</text:p>
          </table:table-cell>
          <table:table-cell office:value-type="float" office:value="0.00692196" calcext:value-type="float">
            <text:p>0.00692196</text:p>
          </table:table-cell>
          <table:table-cell office:value-type="float" office:value="0.002357481047511" calcext:value-type="float">
            <text:p>0.002357481</text:p>
          </table:table-cell>
          <table:table-cell office:value-type="float" office:value="0.00764252" calcext:value-type="float">
            <text:p>0.00764252</text:p>
          </table:table-cell>
          <table:table-cell/>
          <table:table-cell office:value-type="float" office:value="0.029999999329448" calcext:value-type="float">
            <text:p>0.0299999993</text:p>
          </table:table-cell>
          <table:table-cell office:value-type="float" office:value="0.00485946983099" calcext:value-type="float">
            <text:p>0.0048594698</text:p>
          </table:table-cell>
          <table:table-cell office:value-type="float" office:value="0.02514053" calcext:value-type="float">
            <text:p>0.02514053</text:p>
          </table:table-cell>
          <table:table-cell/>
          <table:table-cell office:value-type="float" office:value="0.050000000745058" calcext:value-type="float">
            <text:p>0.0500000007</text:p>
          </table:table-cell>
          <table:table-cell office:value-type="float" office:value="0.006338831037283" calcext:value-type="float">
            <text:p>0.006338831</text:p>
          </table:table-cell>
          <table:table-cell office:value-type="float" office:value="0.04366117" calcext:value-type="float">
            <text:p>0.04366117</text:p>
          </table:table-cell>
          <table:table-cell office:value-type="float" office:value="0.008071109652519" calcext:value-type="float">
            <text:p>0.0080711097</text:p>
          </table:table-cell>
          <table:table-cell office:value-type="float" office:value="0.04192889" calcext:value-type="float">
            <text:p>0.04192889</text:p>
          </table:table-cell>
          <table:table-cell/>
          <table:table-cell office:value-type="float" office:value="0.070000000298023" calcext:value-type="float">
            <text:p>0.0700000003</text:p>
          </table:table-cell>
          <table:table-cell office:value-type="float" office:value="0.010150596499443" calcext:value-type="float">
            <text:p>0.0101505965</text:p>
          </table:table-cell>
          <table:table-cell office:value-type="float" office:value="0.0598494" calcext:value-type="float">
            <text:p>0.0598494</text:p>
          </table:table-cell>
          <table:table-cell office:value-type="float" office:value="0.011868573725224" calcext:value-type="float">
            <text:p>0.0118685737</text:p>
          </table:table-cell>
          <table:table-cell office:value-type="float" office:value="0.05813143" calcext:value-type="float">
            <text:p>0.05813143</text:p>
          </table:table-cell>
          <table:table-cell/>
          <table:table-cell office:value-type="float" office:value="0.090000003576279" calcext:value-type="float">
            <text:p>0.0900000036</text:p>
          </table:table-cell>
          <table:table-cell office:value-type="float" office:value="0.014504350721836" calcext:value-type="float">
            <text:p>0.0145043507</text:p>
          </table:table-cell>
          <table:table-cell office:value-type="float" office:value="0.07549565" calcext:value-type="float">
            <text:p>0.07549565</text:p>
          </table:table-cell>
          <table:table-cell office:value-type="float" office:value="0.017540380358696" calcext:value-type="float">
            <text:p>0.0175403804</text:p>
          </table:table-cell>
          <table:table-cell office:value-type="float" office:value="0.07245962" calcext:value-type="float">
            <text:p>0.07245962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/>
          <table:table-cell office:value-type="float" office:value="0.009999999776483" calcext:value-type="float">
            <text:p>0.0099999998</text:p>
          </table:table-cell>
          <table:table-cell office:value-type="float" office:value="0.003140250220895" calcext:value-type="float">
            <text:p>0.0031402502</text:p>
          </table:table-cell>
          <table:table-cell office:value-type="float" office:value="0.00685975" calcext:value-type="float">
            <text:p>0.00685975</text:p>
          </table:table-cell>
          <table:table-cell office:value-type="float" office:value="0.002420531585813" calcext:value-type="float">
            <text:p>0.0024205316</text:p>
          </table:table-cell>
          <table:table-cell office:value-type="float" office:value="0.00757947" calcext:value-type="float">
            <text:p>0.00757947</text:p>
          </table:table-cell>
          <table:table-cell/>
          <table:table-cell office:value-type="float" office:value="0.029999999329448" calcext:value-type="float">
            <text:p>0.0299999993</text:p>
          </table:table-cell>
          <table:table-cell office:value-type="float" office:value="0.004906732589006" calcext:value-type="float">
            <text:p>0.0049067326</text:p>
          </table:table-cell>
          <table:table-cell office:value-type="float" office:value="0.02509327" calcext:value-type="float">
            <text:p>0.02509327</text:p>
          </table:table-cell>
          <table:table-cell/>
          <table:table-cell office:value-type="float" office:value="0.050000000745058" calcext:value-type="float">
            <text:p>0.0500000007</text:p>
          </table:table-cell>
          <table:table-cell office:value-type="float" office:value="0.006524119526148" calcext:value-type="float">
            <text:p>0.0065241195</text:p>
          </table:table-cell>
          <table:table-cell office:value-type="float" office:value="0.04347588" calcext:value-type="float">
            <text:p>0.04347588</text:p>
          </table:table-cell>
          <table:table-cell office:value-type="float" office:value="0.00770890712738" calcext:value-type="float">
            <text:p>0.0077089071</text:p>
          </table:table-cell>
          <table:table-cell office:value-type="float" office:value="0.04229109" calcext:value-type="float">
            <text:p>0.04229109</text:p>
          </table:table-cell>
          <table:table-cell/>
          <table:table-cell office:value-type="float" office:value="0.070000000298023" calcext:value-type="float">
            <text:p>0.0700000003</text:p>
          </table:table-cell>
          <table:table-cell office:value-type="float" office:value="0.00973454862833" calcext:value-type="float">
            <text:p>0.0097345486</text:p>
          </table:table-cell>
          <table:table-cell office:value-type="float" office:value="0.06026545" calcext:value-type="float">
            <text:p>0.06026545</text:p>
          </table:table-cell>
          <table:table-cell office:value-type="float" office:value="0.012086033821106" calcext:value-type="float">
            <text:p>0.0120860338</text:p>
          </table:table-cell>
          <table:table-cell office:value-type="float" office:value="0.05791397" calcext:value-type="float">
            <text:p>0.05791397</text:p>
          </table:table-cell>
          <table:table-cell/>
          <table:table-cell office:value-type="float" office:value="0.090000003576279" calcext:value-type="float">
            <text:p>0.0900000036</text:p>
          </table:table-cell>
          <table:table-cell office:value-type="float" office:value="0.014556668698788" calcext:value-type="float">
            <text:p>0.0145566687</text:p>
          </table:table-cell>
          <table:table-cell office:value-type="float" office:value="0.07544333" calcext:value-type="float">
            <text:p>0.07544333</text:p>
          </table:table-cell>
          <table:table-cell office:value-type="float" office:value="0.017489746212959" calcext:value-type="float">
            <text:p>0.0174897462</text:p>
          </table:table-cell>
          <table:table-cell office:value-type="float" office:value="0.07251026" calcext:value-type="float">
            <text:p>0.07251026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/>
          <table:table-cell office:value-type="float" office:value="0.009999999776483" calcext:value-type="float">
            <text:p>0.0099999998</text:p>
          </table:table-cell>
          <table:table-cell office:value-type="float" office:value="0.003166088834405" calcext:value-type="float">
            <text:p>0.0031660888</text:p>
          </table:table-cell>
          <table:table-cell office:value-type="float" office:value="0.00683391" calcext:value-type="float">
            <text:p>0.00683391</text:p>
          </table:table-cell>
          <table:table-cell office:value-type="float" office:value="0.002431215718389" calcext:value-type="float">
            <text:p>0.0024312157</text:p>
          </table:table-cell>
          <table:table-cell office:value-type="float" office:value="0.00756878" calcext:value-type="float">
            <text:p>0.00756878</text:p>
          </table:table-cell>
          <table:table-cell/>
          <table:table-cell office:value-type="float" office:value="0.029999999329448" calcext:value-type="float">
            <text:p>0.0299999993</text:p>
          </table:table-cell>
          <table:table-cell office:value-type="float" office:value="0.004950001835823" calcext:value-type="float">
            <text:p>0.0049500018</text:p>
          </table:table-cell>
          <table:table-cell office:value-type="float" office:value="0.02505" calcext:value-type="float">
            <text:p>0.02505</text:p>
          </table:table-cell>
          <table:table-cell/>
          <table:table-cell office:value-type="float" office:value="0.050000000745058" calcext:value-type="float">
            <text:p>0.0500000007</text:p>
          </table:table-cell>
          <table:table-cell office:value-type="float" office:value="0.006524477154016" calcext:value-type="float">
            <text:p>0.0065244772</text:p>
          </table:table-cell>
          <table:table-cell office:value-type="float" office:value="0.04347552" calcext:value-type="float">
            <text:p>0.04347552</text:p>
          </table:table-cell>
          <table:table-cell office:value-type="float" office:value="0.007771477103233" calcext:value-type="float">
            <text:p>0.0077714771</text:p>
          </table:table-cell>
          <table:table-cell office:value-type="float" office:value="0.04222852" calcext:value-type="float">
            <text:p>0.04222852</text:p>
          </table:table-cell>
          <table:table-cell/>
          <table:table-cell office:value-type="float" office:value="0.070000000298023" calcext:value-type="float">
            <text:p>0.0700000003</text:p>
          </table:table-cell>
          <table:table-cell office:value-type="float" office:value="0.009925566613674" calcext:value-type="float">
            <text:p>0.0099255666</text:p>
          </table:table-cell>
          <table:table-cell office:value-type="float" office:value="0.06007443" calcext:value-type="float">
            <text:p>0.06007443</text:p>
          </table:table-cell>
          <table:table-cell office:value-type="float" office:value="0.011712826788425" calcext:value-type="float">
            <text:p>0.0117128268</text:p>
          </table:table-cell>
          <table:table-cell office:value-type="float" office:value="0.05828717" calcext:value-type="float">
            <text:p>0.05828717</text:p>
          </table:table-cell>
          <table:table-cell/>
          <table:table-cell office:value-type="float" office:value="0.090000003576279" calcext:value-type="float">
            <text:p>0.0900000036</text:p>
          </table:table-cell>
          <table:table-cell office:value-type="float" office:value="0.015110544860363" calcext:value-type="float">
            <text:p>0.0151105449</text:p>
          </table:table-cell>
          <table:table-cell office:value-type="float" office:value="0.07488946" calcext:value-type="float">
            <text:p>0.07488946</text:p>
          </table:table-cell>
          <table:table-cell office:value-type="float" office:value="0.017523556947708" calcext:value-type="float">
            <text:p>0.0175235569</text:p>
          </table:table-cell>
          <table:table-cell office:value-type="float" office:value="0.07247645" calcext:value-type="float">
            <text:p>0.07247645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/>
          <table:table-cell office:value-type="float" office:value="0.009999999776483" calcext:value-type="float">
            <text:p>0.0099999998</text:p>
          </table:table-cell>
          <table:table-cell office:value-type="float" office:value="0.003128821030259" calcext:value-type="float">
            <text:p>0.003128821</text:p>
          </table:table-cell>
          <table:table-cell office:value-type="float" office:value="0.00687118" calcext:value-type="float">
            <text:p>0.00687118</text:p>
          </table:table-cell>
          <table:table-cell office:value-type="float" office:value="0.002384537830949" calcext:value-type="float">
            <text:p>0.0023845378</text:p>
          </table:table-cell>
          <table:table-cell office:value-type="float" office:value="0.00761546" calcext:value-type="float">
            <text:p>0.00761546</text:p>
          </table:table-cell>
          <table:table-cell/>
          <table:table-cell office:value-type="float" office:value="0.029999999329448" calcext:value-type="float">
            <text:p>0.0299999993</text:p>
          </table:table-cell>
          <table:table-cell office:value-type="float" office:value="0.004949513822794" calcext:value-type="float">
            <text:p>0.0049495138</text:p>
          </table:table-cell>
          <table:table-cell office:value-type="float" office:value="0.02505049" calcext:value-type="float">
            <text:p>0.02505049</text:p>
          </table:table-cell>
          <table:table-cell/>
          <table:table-cell office:value-type="float" office:value="0.050000000745058" calcext:value-type="float">
            <text:p>0.0500000007</text:p>
          </table:table-cell>
          <table:table-cell office:value-type="float" office:value="0.00670438632369" calcext:value-type="float">
            <text:p>0.0067043863</text:p>
          </table:table-cell>
          <table:table-cell office:value-type="float" office:value="0.04329561" calcext:value-type="float">
            <text:p>0.04329561</text:p>
          </table:table-cell>
          <table:table-cell office:value-type="float" office:value="0.007732048630714" calcext:value-type="float">
            <text:p>0.0077320486</text:p>
          </table:table-cell>
          <table:table-cell office:value-type="float" office:value="0.04226795" calcext:value-type="float">
            <text:p>0.04226795</text:p>
          </table:table-cell>
          <table:table-cell/>
          <table:table-cell office:value-type="float" office:value="0.070000000298023" calcext:value-type="float">
            <text:p>0.0700000003</text:p>
          </table:table-cell>
          <table:table-cell office:value-type="float" office:value="0.010116726160049" calcext:value-type="float">
            <text:p>0.0101167262</text:p>
          </table:table-cell>
          <table:table-cell office:value-type="float" office:value="0.05988327" calcext:value-type="float">
            <text:p>0.05988327</text:p>
          </table:table-cell>
          <table:table-cell office:value-type="float" office:value="0.01169764995575" calcext:value-type="float">
            <text:p>0.01169765</text:p>
          </table:table-cell>
          <table:table-cell office:value-type="float" office:value="0.05830235" calcext:value-type="float">
            <text:p>0.05830235</text:p>
          </table:table-cell>
          <table:table-cell/>
          <table:table-cell office:value-type="float" office:value="0.090000003576279" calcext:value-type="float">
            <text:p>0.0900000036</text:p>
          </table:table-cell>
          <table:table-cell office:value-type="float" office:value="0.015294305980206" calcext:value-type="float">
            <text:p>0.015294306</text:p>
          </table:table-cell>
          <table:table-cell office:value-type="float" office:value="0.0747057" calcext:value-type="float">
            <text:p>0.0747057</text:p>
          </table:table-cell>
          <table:table-cell office:value-type="float" office:value="0.017399795353413" calcext:value-type="float">
            <text:p>0.0173997954</text:p>
          </table:table-cell>
          <table:table-cell office:value-type="float" office:value="0.07260021" calcext:value-type="float">
            <text:p>0.07260021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/>
          <table:table-cell office:value-type="float" office:value="0.009999999776483" calcext:value-type="float">
            <text:p>0.0099999998</text:p>
          </table:table-cell>
          <table:table-cell office:value-type="float" office:value="0.003197805956006" calcext:value-type="float">
            <text:p>0.003197806</text:p>
          </table:table-cell>
          <table:table-cell office:value-type="float" office:value="0.00680219" calcext:value-type="float">
            <text:p>0.00680219</text:p>
          </table:table-cell>
          <table:table-cell office:value-type="float" office:value="0.002495104447007" calcext:value-type="float">
            <text:p>0.0024951044</text:p>
          </table:table-cell>
          <table:table-cell office:value-type="float" office:value="0.0075049" calcext:value-type="float">
            <text:p>0.0075049</text:p>
          </table:table-cell>
          <table:table-cell/>
          <table:table-cell office:value-type="float" office:value="0.029999999329448" calcext:value-type="float">
            <text:p>0.0299999993</text:p>
          </table:table-cell>
          <table:table-cell office:value-type="float" office:value="0.005013037472963" calcext:value-type="float">
            <text:p>0.0050130375</text:p>
          </table:table-cell>
          <table:table-cell office:value-type="float" office:value="0.02498696" calcext:value-type="float">
            <text:p>0.02498696</text:p>
          </table:table-cell>
          <table:table-cell/>
          <table:table-cell office:value-type="float" office:value="0.050000000745058" calcext:value-type="float">
            <text:p>0.0500000007</text:p>
          </table:table-cell>
          <table:table-cell office:value-type="float" office:value="0.006629701703787" calcext:value-type="float">
            <text:p>0.0066297017</text:p>
          </table:table-cell>
          <table:table-cell office:value-type="float" office:value="0.0433703" calcext:value-type="float">
            <text:p>0.0433703</text:p>
          </table:table-cell>
          <table:table-cell office:value-type="float" office:value="0.0076499953866" calcext:value-type="float">
            <text:p>0.0076499954</text:p>
          </table:table-cell>
          <table:table-cell office:value-type="float" office:value="0.04235001" calcext:value-type="float">
            <text:p>0.04235001</text:p>
          </table:table-cell>
          <table:table-cell/>
          <table:table-cell office:value-type="float" office:value="0.070000000298023" calcext:value-type="float">
            <text:p>0.0700000003</text:p>
          </table:table-cell>
          <table:table-cell office:value-type="float" office:value="0.010023400187492" calcext:value-type="float">
            <text:p>0.0100234002</text:p>
          </table:table-cell>
          <table:table-cell office:value-type="float" office:value="0.0599766" calcext:value-type="float">
            <text:p>0.0599766</text:p>
          </table:table-cell>
          <table:table-cell office:value-type="float" office:value="0.011902414262295" calcext:value-type="float">
            <text:p>0.0119024143</text:p>
          </table:table-cell>
          <table:table-cell office:value-type="float" office:value="0.05809759" calcext:value-type="float">
            <text:p>0.05809759</text:p>
          </table:table-cell>
          <table:table-cell/>
          <table:table-cell office:value-type="float" office:value="0.090000003576279" calcext:value-type="float">
            <text:p>0.0900000036</text:p>
          </table:table-cell>
          <table:table-cell office:value-type="float" office:value="0.015602014958858" calcext:value-type="float">
            <text:p>0.015602015</text:p>
          </table:table-cell>
          <table:table-cell office:value-type="float" office:value="0.07439799" calcext:value-type="float">
            <text:p>0.07439799</text:p>
          </table:table-cell>
          <table:table-cell office:value-type="float" office:value="0.017198696732521" calcext:value-type="float">
            <text:p>0.0171986967</text:p>
          </table:table-cell>
          <table:table-cell office:value-type="float" office:value="0.07280131" calcext:value-type="float">
            <text:p>0.07280131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/>
          <table:table-cell office:value-type="float" office:value="0.009999999776483" calcext:value-type="float">
            <text:p>0.0099999998</text:p>
          </table:table-cell>
          <table:table-cell office:value-type="float" office:value="0.003149772062898" calcext:value-type="float">
            <text:p>0.0031497721</text:p>
          </table:table-cell>
          <table:table-cell office:value-type="float" office:value="0.00685023" calcext:value-type="float">
            <text:p>0.00685023</text:p>
          </table:table-cell>
          <table:table-cell office:value-type="float" office:value="0.002573015168309" calcext:value-type="float">
            <text:p>0.0025730152</text:p>
          </table:table-cell>
          <table:table-cell office:value-type="float" office:value="0.00742698" calcext:value-type="float">
            <text:p>0.00742698</text:p>
          </table:table-cell>
          <table:table-cell/>
          <table:table-cell office:value-type="float" office:value="0.029999999329448" calcext:value-type="float">
            <text:p>0.0299999993</text:p>
          </table:table-cell>
          <table:table-cell office:value-type="float" office:value="0.004821006208658" calcext:value-type="float">
            <text:p>0.0048210062</text:p>
          </table:table-cell>
          <table:table-cell office:value-type="float" office:value="0.02517899" calcext:value-type="float">
            <text:p>0.02517899</text:p>
          </table:table-cell>
          <table:table-cell/>
          <table:table-cell office:value-type="float" office:value="0.050000000745058" calcext:value-type="float">
            <text:p>0.0500000007</text:p>
          </table:table-cell>
          <table:table-cell office:value-type="float" office:value="0.006854493170977" calcext:value-type="float">
            <text:p>0.0068544932</text:p>
          </table:table-cell>
          <table:table-cell office:value-type="float" office:value="0.04314551" calcext:value-type="float">
            <text:p>0.04314551</text:p>
          </table:table-cell>
          <table:table-cell office:value-type="float" office:value="0.007681660354137" calcext:value-type="float">
            <text:p>0.0076816604</text:p>
          </table:table-cell>
          <table:table-cell office:value-type="float" office:value="0.04231834" calcext:value-type="float">
            <text:p>0.04231834</text:p>
          </table:table-cell>
          <table:table-cell/>
          <table:table-cell office:value-type="float" office:value="0.070000000298023" calcext:value-type="float">
            <text:p>0.0700000003</text:p>
          </table:table-cell>
          <table:table-cell office:value-type="float" office:value="0.009879566729069" calcext:value-type="float">
            <text:p>0.0098795667</text:p>
          </table:table-cell>
          <table:table-cell office:value-type="float" office:value="0.06012043" calcext:value-type="float">
            <text:p>0.06012043</text:p>
          </table:table-cell>
          <table:table-cell office:value-type="float" office:value="0.012000180780888" calcext:value-type="float">
            <text:p>0.0120001808</text:p>
          </table:table-cell>
          <table:table-cell office:value-type="float" office:value="0.05799982" calcext:value-type="float">
            <text:p>0.05799982</text:p>
          </table:table-cell>
          <table:table-cell/>
          <table:table-cell office:value-type="float" office:value="0.090000003576279" calcext:value-type="float">
            <text:p>0.0900000036</text:p>
          </table:table-cell>
          <table:table-cell office:value-type="float" office:value="0.015513278543949" calcext:value-type="float">
            <text:p>0.0155132785</text:p>
          </table:table-cell>
          <table:table-cell office:value-type="float" office:value="0.07448673" calcext:value-type="float">
            <text:p>0.07448673</text:p>
          </table:table-cell>
          <table:table-cell office:value-type="float" office:value="0.016961082816124" calcext:value-type="float">
            <text:p>0.0169610828</text:p>
          </table:table-cell>
          <table:table-cell office:value-type="float" office:value="0.07303892" calcext:value-type="float">
            <text:p>0.07303892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/>
          <table:table-cell office:value-type="float" office:value="0.009999999776483" calcext:value-type="float">
            <text:p>0.0099999998</text:p>
          </table:table-cell>
          <table:table-cell office:value-type="float" office:value="0.003178304061294" calcext:value-type="float">
            <text:p>0.0031783041</text:p>
          </table:table-cell>
          <table:table-cell office:value-type="float" office:value="0.0068217" calcext:value-type="float">
            <text:p>0.0068217</text:p>
          </table:table-cell>
          <table:table-cell office:value-type="float" office:value="0.002504428848624" calcext:value-type="float">
            <text:p>0.0025044288</text:p>
          </table:table-cell>
          <table:table-cell office:value-type="float" office:value="0.00749557" calcext:value-type="float">
            <text:p>0.00749557</text:p>
          </table:table-cell>
          <table:table-cell/>
          <table:table-cell office:value-type="float" office:value="0.029999999329448" calcext:value-type="float">
            <text:p>0.0299999993</text:p>
          </table:table-cell>
          <table:table-cell office:value-type="float" office:value="0.004796735942364" calcext:value-type="float">
            <text:p>0.0047967359</text:p>
          </table:table-cell>
          <table:table-cell office:value-type="float" office:value="0.02520326" calcext:value-type="float">
            <text:p>0.02520326</text:p>
          </table:table-cell>
          <table:table-cell/>
          <table:table-cell office:value-type="float" office:value="0.050000000745058" calcext:value-type="float">
            <text:p>0.0500000007</text:p>
          </table:table-cell>
          <table:table-cell office:value-type="float" office:value="0.006921645253897" calcext:value-type="float">
            <text:p>0.0069216453</text:p>
          </table:table-cell>
          <table:table-cell office:value-type="float" office:value="0.04307836" calcext:value-type="float">
            <text:p>0.04307836</text:p>
          </table:table-cell>
          <table:table-cell office:value-type="float" office:value="0.007581368088722" calcext:value-type="float">
            <text:p>0.0075813681</text:p>
          </table:table-cell>
          <table:table-cell office:value-type="float" office:value="0.04241863" calcext:value-type="float">
            <text:p>0.04241863</text:p>
          </table:table-cell>
          <table:table-cell/>
          <table:table-cell office:value-type="float" office:value="0.070000000298023" calcext:value-type="float">
            <text:p>0.0700000003</text:p>
          </table:table-cell>
          <table:table-cell office:value-type="float" office:value="0.010397300124168" calcext:value-type="float">
            <text:p>0.0103973001</text:p>
          </table:table-cell>
          <table:table-cell office:value-type="float" office:value="0.0596027" calcext:value-type="float">
            <text:p>0.0596027</text:p>
          </table:table-cell>
          <table:table-cell office:value-type="float" office:value="0.011908330023289" calcext:value-type="float">
            <text:p>0.01190833</text:p>
          </table:table-cell>
          <table:table-cell office:value-type="float" office:value="0.05809167" calcext:value-type="float">
            <text:p>0.05809167</text:p>
          </table:table-cell>
          <table:table-cell/>
          <table:table-cell office:value-type="float" office:value="0.090000003576279" calcext:value-type="float">
            <text:p>0.0900000036</text:p>
          </table:table-cell>
          <table:table-cell office:value-type="float" office:value="0.015532754361629" calcext:value-type="float">
            <text:p>0.0155327544</text:p>
          </table:table-cell>
          <table:table-cell office:value-type="float" office:value="0.07446725" calcext:value-type="float">
            <text:p>0.07446725</text:p>
          </table:table-cell>
          <table:table-cell office:value-type="float" office:value="0.016592249274254" calcext:value-type="float">
            <text:p>0.0165922493</text:p>
          </table:table-cell>
          <table:table-cell office:value-type="float" office:value="0.07340775" calcext:value-type="float">
            <text:p>0.07340775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/>
          <table:table-cell office:value-type="float" office:value="0.009999999776483" calcext:value-type="float">
            <text:p>0.0099999998</text:p>
          </table:table-cell>
          <table:table-cell office:value-type="float" office:value="0.00313582457602" calcext:value-type="float">
            <text:p>0.0031358246</text:p>
          </table:table-cell>
          <table:table-cell office:value-type="float" office:value="0.00686418" calcext:value-type="float">
            <text:p>0.00686418</text:p>
          </table:table-cell>
          <table:table-cell office:value-type="float" office:value="0.002561094239354" calcext:value-type="float">
            <text:p>0.0025610942</text:p>
          </table:table-cell>
          <table:table-cell office:value-type="float" office:value="0.00743891" calcext:value-type="float">
            <text:p>0.00743891</text:p>
          </table:table-cell>
          <table:table-cell/>
          <table:table-cell office:value-type="float" office:value="0.029999999329448" calcext:value-type="float">
            <text:p>0.0299999993</text:p>
          </table:table-cell>
          <table:table-cell office:value-type="float" office:value="0.004708491265774" calcext:value-type="float">
            <text:p>0.0047084913</text:p>
          </table:table-cell>
          <table:table-cell office:value-type="float" office:value="0.02529151" calcext:value-type="float">
            <text:p>0.02529151</text:p>
          </table:table-cell>
          <table:table-cell/>
          <table:table-cell office:value-type="float" office:value="0.050000000745058" calcext:value-type="float">
            <text:p>0.0500000007</text:p>
          </table:table-cell>
          <table:table-cell office:value-type="float" office:value="0.007165018469095" calcext:value-type="float">
            <text:p>0.0071650185</text:p>
          </table:table-cell>
          <table:table-cell office:value-type="float" office:value="0.04283498" calcext:value-type="float">
            <text:p>0.04283498</text:p>
          </table:table-cell>
          <table:table-cell office:value-type="float" office:value="0.007599525153637" calcext:value-type="float">
            <text:p>0.0075995252</text:p>
          </table:table-cell>
          <table:table-cell office:value-type="float" office:value="0.04240048" calcext:value-type="float">
            <text:p>0.04240048</text:p>
          </table:table-cell>
          <table:table-cell/>
          <table:table-cell office:value-type="float" office:value="0.070000000298023" calcext:value-type="float">
            <text:p>0.0700000003</text:p>
          </table:table-cell>
          <table:table-cell office:value-type="float" office:value="0.010479941964149" calcext:value-type="float">
            <text:p>0.010479942</text:p>
          </table:table-cell>
          <table:table-cell office:value-type="float" office:value="0.05952006" calcext:value-type="float">
            <text:p>0.05952006</text:p>
          </table:table-cell>
          <table:table-cell office:value-type="float" office:value="0.01193867623806" calcext:value-type="float">
            <text:p>0.0119386762</text:p>
          </table:table-cell>
          <table:table-cell office:value-type="float" office:value="0.05806132" calcext:value-type="float">
            <text:p>0.05806132</text:p>
          </table:table-cell>
          <table:table-cell/>
          <table:table-cell office:value-type="float" office:value="0.090000003576279" calcext:value-type="float">
            <text:p>0.0900000036</text:p>
          </table:table-cell>
          <table:table-cell office:value-type="float" office:value="0.015551850199699" calcext:value-type="float">
            <text:p>0.0155518502</text:p>
          </table:table-cell>
          <table:table-cell office:value-type="float" office:value="0.07444815" calcext:value-type="float">
            <text:p>0.07444815</text:p>
          </table:table-cell>
          <table:table-cell office:value-type="float" office:value="0.016278833150864" calcext:value-type="float">
            <text:p>0.0162788332</text:p>
          </table:table-cell>
          <table:table-cell office:value-type="float" office:value="0.07372117" calcext:value-type="float">
            <text:p>0.07372117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/>
          <table:table-cell office:value-type="float" office:value="0.009999999776483" calcext:value-type="float">
            <text:p>0.0099999998</text:p>
          </table:table-cell>
          <table:table-cell office:value-type="float" office:value="0.00309039466083" calcext:value-type="float">
            <text:p>0.0030903947</text:p>
          </table:table-cell>
          <table:table-cell office:value-type="float" office:value="0.00690961" calcext:value-type="float">
            <text:p>0.00690961</text:p>
          </table:table-cell>
          <table:table-cell office:value-type="float" office:value="0.002566793933511" calcext:value-type="float">
            <text:p>0.0025667939</text:p>
          </table:table-cell>
          <table:table-cell office:value-type="float" office:value="0.00743321" calcext:value-type="float">
            <text:p>0.00743321</text:p>
          </table:table-cell>
          <table:table-cell/>
          <table:table-cell office:value-type="float" office:value="0.029999999329448" calcext:value-type="float">
            <text:p>0.0299999993</text:p>
          </table:table-cell>
          <table:table-cell office:value-type="float" office:value="0.004622384905815" calcext:value-type="float">
            <text:p>0.0046223849</text:p>
          </table:table-cell>
          <table:table-cell office:value-type="float" office:value="0.02537761" calcext:value-type="float">
            <text:p>0.02537761</text:p>
          </table:table-cell>
          <table:table-cell/>
          <table:table-cell office:value-type="float" office:value="0.050000000745058" calcext:value-type="float">
            <text:p>0.0500000007</text:p>
          </table:table-cell>
          <table:table-cell office:value-type="float" office:value="0.007197413593531" calcext:value-type="float">
            <text:p>0.0071974136</text:p>
          </table:table-cell>
          <table:table-cell office:value-type="float" office:value="0.04280259" calcext:value-type="float">
            <text:p>0.04280259</text:p>
          </table:table-cell>
          <table:table-cell office:value-type="float" office:value="0.007599450647831" calcext:value-type="float">
            <text:p>0.0075994506</text:p>
          </table:table-cell>
          <table:table-cell office:value-type="float" office:value="0.04240055" calcext:value-type="float">
            <text:p>0.04240055</text:p>
          </table:table-cell>
          <table:table-cell/>
          <table:table-cell office:value-type="float" office:value="0.070000000298023" calcext:value-type="float">
            <text:p>0.0700000003</text:p>
          </table:table-cell>
          <table:table-cell office:value-type="float" office:value="0.010928802192211" calcext:value-type="float">
            <text:p>0.0109288022</text:p>
          </table:table-cell>
          <table:table-cell office:value-type="float" office:value="0.0590712" calcext:value-type="float">
            <text:p>0.0590712</text:p>
          </table:table-cell>
          <table:table-cell office:value-type="float" office:value="0.012056149542332" calcext:value-type="float">
            <text:p>0.0120561495</text:p>
          </table:table-cell>
          <table:table-cell office:value-type="float" office:value="0.05794385" calcext:value-type="float">
            <text:p>0.05794385</text:p>
          </table:table-cell>
          <table:table-cell/>
          <table:table-cell office:value-type="float" office:value="0.090000003576279" calcext:value-type="float">
            <text:p>0.0900000036</text:p>
          </table:table-cell>
          <table:table-cell office:value-type="float" office:value="0.01513808965683" calcext:value-type="float">
            <text:p>0.0151380897</text:p>
          </table:table-cell>
          <table:table-cell office:value-type="float" office:value="0.07486191" calcext:value-type="float">
            <text:p>0.07486191</text:p>
          </table:table-cell>
          <table:table-cell office:value-type="float" office:value="0.016043163836002" calcext:value-type="float">
            <text:p>0.0160431638</text:p>
          </table:table-cell>
          <table:table-cell office:value-type="float" office:value="0.07395684" calcext:value-type="float">
            <text:p>0.07395684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/>
          <table:table-cell office:value-type="float" office:value="0.009999999776483" calcext:value-type="float">
            <text:p>0.0099999998</text:p>
          </table:table-cell>
          <table:table-cell office:value-type="float" office:value="0.003036988899112" calcext:value-type="float">
            <text:p>0.0030369889</text:p>
          </table:table-cell>
          <table:table-cell office:value-type="float" office:value="0.00696301" calcext:value-type="float">
            <text:p>0.00696301</text:p>
          </table:table-cell>
          <table:table-cell office:value-type="float" office:value="0.002665130421519" calcext:value-type="float">
            <text:p>0.0026651304</text:p>
          </table:table-cell>
          <table:table-cell office:value-type="float" office:value="0.00733487" calcext:value-type="float">
            <text:p>0.00733487</text:p>
          </table:table-cell>
          <table:table-cell/>
          <table:table-cell office:value-type="float" office:value="0.029999999329448" calcext:value-type="float">
            <text:p>0.0299999993</text:p>
          </table:table-cell>
          <table:table-cell office:value-type="float" office:value="0.004450045526028" calcext:value-type="float">
            <text:p>0.0044500455</text:p>
          </table:table-cell>
          <table:table-cell office:value-type="float" office:value="0.02554995" calcext:value-type="float">
            <text:p>0.02554995</text:p>
          </table:table-cell>
          <table:table-cell/>
          <table:table-cell office:value-type="float" office:value="0.050000000745058" calcext:value-type="float">
            <text:p>0.0500000007</text:p>
          </table:table-cell>
          <table:table-cell office:value-type="float" office:value="0.007281269878149" calcext:value-type="float">
            <text:p>0.0072812699</text:p>
          </table:table-cell>
          <table:table-cell office:value-type="float" office:value="0.04271873" calcext:value-type="float">
            <text:p>0.04271873</text:p>
          </table:table-cell>
          <table:table-cell office:value-type="float" office:value="0.007742755115032" calcext:value-type="float">
            <text:p>0.0077427551</text:p>
          </table:table-cell>
          <table:table-cell office:value-type="float" office:value="0.04225725" calcext:value-type="float">
            <text:p>0.04225725</text:p>
          </table:table-cell>
          <table:table-cell/>
          <table:table-cell office:value-type="float" office:value="0.070000000298023" calcext:value-type="float">
            <text:p>0.0700000003</text:p>
          </table:table-cell>
          <table:table-cell office:value-type="float" office:value="0.011005990207195" calcext:value-type="float">
            <text:p>0.0110059902</text:p>
          </table:table-cell>
          <table:table-cell office:value-type="float" office:value="0.05899401" calcext:value-type="float">
            <text:p>0.05899401</text:p>
          </table:table-cell>
          <table:table-cell office:value-type="float" office:value="0.01221376657486" calcext:value-type="float">
            <text:p>0.0122137666</text:p>
          </table:table-cell>
          <table:table-cell office:value-type="float" office:value="0.05778623" calcext:value-type="float">
            <text:p>0.05778623</text:p>
          </table:table-cell>
          <table:table-cell/>
          <table:table-cell office:value-type="float" office:value="0.090000003576279" calcext:value-type="float">
            <text:p>0.0900000036</text:p>
          </table:table-cell>
          <table:table-cell office:value-type="float" office:value="0.015018939971924" calcext:value-type="float">
            <text:p>0.01501894</text:p>
          </table:table-cell>
          <table:table-cell office:value-type="float" office:value="0.07498106" calcext:value-type="float">
            <text:p>0.07498106</text:p>
          </table:table-cell>
          <table:table-cell office:value-type="float" office:value="0.015846148133278" calcext:value-type="float">
            <text:p>0.0158461481</text:p>
          </table:table-cell>
          <table:table-cell office:value-type="float" office:value="0.07415386" calcext:value-type="float">
            <text:p>0.07415386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/>
          <table:table-cell office:value-type="float" office:value="0.009999999776483" calcext:value-type="float">
            <text:p>0.0099999998</text:p>
          </table:table-cell>
          <table:table-cell office:value-type="float" office:value="0.00304470025003" calcext:value-type="float">
            <text:p>0.0030447003</text:p>
          </table:table-cell>
          <table:table-cell office:value-type="float" office:value="0.0069553" calcext:value-type="float">
            <text:p>0.0069553</text:p>
          </table:table-cell>
          <table:table-cell office:value-type="float" office:value="0.002686457708478" calcext:value-type="float">
            <text:p>0.0026864577</text:p>
          </table:table-cell>
          <table:table-cell office:value-type="float" office:value="0.00731354" calcext:value-type="float">
            <text:p>0.00731354</text:p>
          </table:table-cell>
          <table:table-cell/>
          <table:table-cell office:value-type="float" office:value="0.029999999329448" calcext:value-type="float">
            <text:p>0.0299999993</text:p>
          </table:table-cell>
          <table:table-cell office:value-type="float" office:value="0.004400447010994" calcext:value-type="float">
            <text:p>0.004400447</text:p>
          </table:table-cell>
          <table:table-cell office:value-type="float" office:value="0.02559955" calcext:value-type="float">
            <text:p>0.02559955</text:p>
          </table:table-cell>
          <table:table-cell/>
          <table:table-cell office:value-type="float" office:value="0.050000000745058" calcext:value-type="float">
            <text:p>0.0500000007</text:p>
          </table:table-cell>
          <table:table-cell office:value-type="float" office:value="0.007355410605669" calcext:value-type="float">
            <text:p>0.0073554106</text:p>
          </table:table-cell>
          <table:table-cell office:value-type="float" office:value="0.04264459" calcext:value-type="float">
            <text:p>0.04264459</text:p>
          </table:table-cell>
          <table:table-cell office:value-type="float" office:value="0.00772188603878" calcext:value-type="float">
            <text:p>0.007721886</text:p>
          </table:table-cell>
          <table:table-cell office:value-type="float" office:value="0.04227811" calcext:value-type="float">
            <text:p>0.04227811</text:p>
          </table:table-cell>
          <table:table-cell/>
          <table:table-cell office:value-type="float" office:value="0.070000000298023" calcext:value-type="float">
            <text:p>0.0700000003</text:p>
          </table:table-cell>
          <table:table-cell office:value-type="float" office:value="0.011366851627827" calcext:value-type="float">
            <text:p>0.0113668516</text:p>
          </table:table-cell>
          <table:table-cell office:value-type="float" office:value="0.05863315" calcext:value-type="float">
            <text:p>0.05863315</text:p>
          </table:table-cell>
          <table:table-cell office:value-type="float" office:value="0.012227810919285" calcext:value-type="float">
            <text:p>0.0122278109</text:p>
          </table:table-cell>
          <table:table-cell office:value-type="float" office:value="0.05777219" calcext:value-type="float">
            <text:p>0.05777219</text:p>
          </table:table-cell>
          <table:table-cell/>
          <table:table-cell office:value-type="float" office:value="0.090000003576279" calcext:value-type="float">
            <text:p>0.0900000036</text:p>
          </table:table-cell>
          <table:table-cell office:value-type="float" office:value="0.014532163739204" calcext:value-type="float">
            <text:p>0.0145321637</text:p>
          </table:table-cell>
          <table:table-cell office:value-type="float" office:value="0.07546784" calcext:value-type="float">
            <text:p>0.07546784</text:p>
          </table:table-cell>
          <table:table-cell office:value-type="float" office:value="0.015977866947651" calcext:value-type="float">
            <text:p>0.0159778669</text:p>
          </table:table-cell>
          <table:table-cell office:value-type="float" office:value="0.07402214" calcext:value-type="float">
            <text:p>0.07402214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/>
          <table:table-cell office:value-type="float" office:value="0.009999999776483" calcext:value-type="float">
            <text:p>0.0099999998</text:p>
          </table:table-cell>
          <table:table-cell office:value-type="float" office:value="0.002991920337081" calcext:value-type="float">
            <text:p>0.0029919203</text:p>
          </table:table-cell>
          <table:table-cell office:value-type="float" office:value="0.00700808" calcext:value-type="float">
            <text:p>0.00700808</text:p>
          </table:table-cell>
          <table:table-cell office:value-type="float" office:value="0.002700174227357" calcext:value-type="float">
            <text:p>0.0027001742</text:p>
          </table:table-cell>
          <table:table-cell office:value-type="float" office:value="0.00729983" calcext:value-type="float">
            <text:p>0.00729983</text:p>
          </table:table-cell>
          <table:table-cell/>
          <table:table-cell office:value-type="float" office:value="0.029999999329448" calcext:value-type="float">
            <text:p>0.0299999993</text:p>
          </table:table-cell>
          <table:table-cell office:value-type="float" office:value="0.00428343936801" calcext:value-type="float">
            <text:p>0.0042834394</text:p>
          </table:table-cell>
          <table:table-cell office:value-type="float" office:value="0.02571656" calcext:value-type="float">
            <text:p>0.02571656</text:p>
          </table:table-cell>
          <table:table-cell/>
          <table:table-cell office:value-type="float" office:value="0.050000000745058" calcext:value-type="float">
            <text:p>0.0500000007</text:p>
          </table:table-cell>
          <table:table-cell office:value-type="float" office:value="0.007246386259794" calcext:value-type="float">
            <text:p>0.0072463863</text:p>
          </table:table-cell>
          <table:table-cell office:value-type="float" office:value="0.04275361" calcext:value-type="float">
            <text:p>0.04275361</text:p>
          </table:table-cell>
          <table:table-cell office:value-type="float" office:value="0.00786566734314" calcext:value-type="float">
            <text:p>0.0078656673</text:p>
          </table:table-cell>
          <table:table-cell office:value-type="float" office:value="0.04213433" calcext:value-type="float">
            <text:p>0.04213433</text:p>
          </table:table-cell>
          <table:table-cell/>
          <table:table-cell office:value-type="float" office:value="0.070000000298023" calcext:value-type="float">
            <text:p>0.0700000003</text:p>
          </table:table-cell>
          <table:table-cell office:value-type="float" office:value="0.011566177010536" calcext:value-type="float">
            <text:p>0.011566177</text:p>
          </table:table-cell>
          <table:table-cell office:value-type="float" office:value="0.05843382" calcext:value-type="float">
            <text:p>0.05843382</text:p>
          </table:table-cell>
          <table:table-cell office:value-type="float" office:value="0.012274973094463" calcext:value-type="float">
            <text:p>0.0122749731</text:p>
          </table:table-cell>
          <table:table-cell office:value-type="float" office:value="0.05772503" calcext:value-type="float">
            <text:p>0.05772503</text:p>
          </table:table-cell>
          <table:table-cell/>
          <table:table-cell office:value-type="float" office:value="0.090000003576279" calcext:value-type="float">
            <text:p>0.0900000036</text:p>
          </table:table-cell>
          <table:table-cell office:value-type="float" office:value="0.014274850487709" calcext:value-type="float">
            <text:p>0.0142748505</text:p>
          </table:table-cell>
          <table:table-cell office:value-type="float" office:value="0.07572515" calcext:value-type="float">
            <text:p>0.07572515</text:p>
          </table:table-cell>
          <table:table-cell office:value-type="float" office:value="0.015801757574081" calcext:value-type="float">
            <text:p>0.0158017576</text:p>
          </table:table-cell>
          <table:table-cell office:value-type="float" office:value="0.07419825" calcext:value-type="float">
            <text:p>0.07419825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/>
          <table:table-cell office:value-type="float" office:value="0.009999999776483" calcext:value-type="float">
            <text:p>0.0099999998</text:p>
          </table:table-cell>
          <table:table-cell office:value-type="float" office:value="0.002967773005366" calcext:value-type="float">
            <text:p>0.002967773</text:p>
          </table:table-cell>
          <table:table-cell office:value-type="float" office:value="0.00703223" calcext:value-type="float">
            <text:p>0.00703223</text:p>
          </table:table-cell>
          <table:table-cell office:value-type="float" office:value="0.002711841836572" calcext:value-type="float">
            <text:p>0.0027118418</text:p>
          </table:table-cell>
          <table:table-cell office:value-type="float" office:value="0.00728816" calcext:value-type="float">
            <text:p>0.00728816</text:p>
          </table:table-cell>
          <table:table-cell/>
          <table:table-cell office:value-type="float" office:value="0.029999999329448" calcext:value-type="float">
            <text:p>0.0299999993</text:p>
          </table:table-cell>
          <table:table-cell office:value-type="float" office:value="0.004180416464806" calcext:value-type="float">
            <text:p>0.0041804165</text:p>
          </table:table-cell>
          <table:table-cell office:value-type="float" office:value="0.02581958" calcext:value-type="float">
            <text:p>0.02581958</text:p>
          </table:table-cell>
          <table:table-cell/>
          <table:table-cell office:value-type="float" office:value="0.050000000745058" calcext:value-type="float">
            <text:p>0.0500000007</text:p>
          </table:table-cell>
          <table:table-cell office:value-type="float" office:value="0.007292192429304" calcext:value-type="float">
            <text:p>0.0072921924</text:p>
          </table:table-cell>
          <table:table-cell office:value-type="float" office:value="0.04270781" calcext:value-type="float">
            <text:p>0.04270781</text:p>
          </table:table-cell>
          <table:table-cell office:value-type="float" office:value="0.007944665849209" calcext:value-type="float">
            <text:p>0.0079446658</text:p>
          </table:table-cell>
          <table:table-cell office:value-type="float" office:value="0.04205533" calcext:value-type="float">
            <text:p>0.04205533</text:p>
          </table:table-cell>
          <table:table-cell/>
          <table:table-cell office:value-type="float" office:value="0.070000000298023" calcext:value-type="float">
            <text:p>0.0700000003</text:p>
          </table:table-cell>
          <table:table-cell office:value-type="float" office:value="0.011519901454449" calcext:value-type="float">
            <text:p>0.0115199015</text:p>
          </table:table-cell>
          <table:table-cell office:value-type="float" office:value="0.0584801" calcext:value-type="float">
            <text:p>0.0584801</text:p>
          </table:table-cell>
          <table:table-cell office:value-type="float" office:value="0.012403883039951" calcext:value-type="float">
            <text:p>0.012403883</text:p>
          </table:table-cell>
          <table:table-cell office:value-type="float" office:value="0.05759612" calcext:value-type="float">
            <text:p>0.05759612</text:p>
          </table:table-cell>
          <table:table-cell/>
          <table:table-cell office:value-type="float" office:value="0.090000003576279" calcext:value-type="float">
            <text:p>0.0900000036</text:p>
          </table:table-cell>
          <table:table-cell office:value-type="float" office:value="0.013841271400452" calcext:value-type="float">
            <text:p>0.0138412714</text:p>
          </table:table-cell>
          <table:table-cell office:value-type="float" office:value="0.07615873" calcext:value-type="float">
            <text:p>0.07615873</text:p>
          </table:table-cell>
          <table:table-cell office:value-type="float" office:value="0.015880905091763" calcext:value-type="float">
            <text:p>0.0158809051</text:p>
          </table:table-cell>
          <table:table-cell office:value-type="float" office:value="0.0741191" calcext:value-type="float">
            <text:p>0.0741191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/>
          <table:table-cell office:value-type="float" office:value="0.009999999776483" calcext:value-type="float">
            <text:p>0.0099999998</text:p>
          </table:table-cell>
          <table:table-cell office:value-type="float" office:value="0.002896105870605" calcext:value-type="float">
            <text:p>0.0028961059</text:p>
          </table:table-cell>
          <table:table-cell office:value-type="float" office:value="0.00710389" calcext:value-type="float">
            <text:p>0.00710389</text:p>
          </table:table-cell>
          <table:table-cell office:value-type="float" office:value="0.002665353938937" calcext:value-type="float">
            <text:p>0.0026653539</text:p>
          </table:table-cell>
          <table:table-cell office:value-type="float" office:value="0.00733465" calcext:value-type="float">
            <text:p>0.00733465</text:p>
          </table:table-cell>
          <table:table-cell/>
          <table:table-cell office:value-type="float" office:value="0.029999999329448" calcext:value-type="float">
            <text:p>0.0299999993</text:p>
          </table:table-cell>
          <table:table-cell office:value-type="float" office:value="0.004144057631493" calcext:value-type="float">
            <text:p>0.0041440576</text:p>
          </table:table-cell>
          <table:table-cell office:value-type="float" office:value="0.02585594" calcext:value-type="float">
            <text:p>0.02585594</text:p>
          </table:table-cell>
          <table:table-cell/>
          <table:table-cell office:value-type="float" office:value="0.050000000745058" calcext:value-type="float">
            <text:p>0.0500000007</text:p>
          </table:table-cell>
          <table:table-cell office:value-type="float" office:value="0.007193710654974" calcext:value-type="float">
            <text:p>0.0071937107</text:p>
          </table:table-cell>
          <table:table-cell office:value-type="float" office:value="0.04280629" calcext:value-type="float">
            <text:p>0.04280629</text:p>
          </table:table-cell>
          <table:table-cell office:value-type="float" office:value="0.008128114044666" calcext:value-type="float">
            <text:p>0.008128114</text:p>
          </table:table-cell>
          <table:table-cell office:value-type="float" office:value="0.04187189" calcext:value-type="float">
            <text:p>0.04187189</text:p>
          </table:table-cell>
          <table:table-cell/>
          <table:table-cell office:value-type="float" office:value="0.070000000298023" calcext:value-type="float">
            <text:p>0.0700000003</text:p>
          </table:table-cell>
          <table:table-cell office:value-type="float" office:value="0.011571064591408" calcext:value-type="float">
            <text:p>0.0115710646</text:p>
          </table:table-cell>
          <table:table-cell office:value-type="float" office:value="0.05842894" calcext:value-type="float">
            <text:p>0.05842894</text:p>
          </table:table-cell>
          <table:table-cell office:value-type="float" office:value="0.012267261743546" calcext:value-type="float">
            <text:p>0.0122672617</text:p>
          </table:table-cell>
          <table:table-cell office:value-type="float" office:value="0.05773274" calcext:value-type="float">
            <text:p>0.05773274</text:p>
          </table:table-cell>
          <table:table-cell/>
          <table:table-cell office:value-type="float" office:value="0.090000003576279" calcext:value-type="float">
            <text:p>0.0900000036</text:p>
          </table:table-cell>
          <table:table-cell office:value-type="float" office:value="0.013809286057949" calcext:value-type="float">
            <text:p>0.0138092861</text:p>
          </table:table-cell>
          <table:table-cell office:value-type="float" office:value="0.07619072" calcext:value-type="float">
            <text:p>0.07619072</text:p>
          </table:table-cell>
          <table:table-cell office:value-type="float" office:value="0.015941917896271" calcext:value-type="float">
            <text:p>0.0159419179</text:p>
          </table:table-cell>
          <table:table-cell office:value-type="float" office:value="0.07405809" calcext:value-type="float">
            <text:p>0.07405809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/>
          <table:table-cell office:value-type="float" office:value="0.009999999776483" calcext:value-type="float">
            <text:p>0.0099999998</text:p>
          </table:table-cell>
          <table:table-cell office:value-type="float" office:value="0.002863647416234" calcext:value-type="float">
            <text:p>0.0028636474</text:p>
          </table:table-cell>
          <table:table-cell office:value-type="float" office:value="0.00713635" calcext:value-type="float">
            <text:p>0.00713635</text:p>
          </table:table-cell>
          <table:table-cell office:value-type="float" office:value="0.002758538350463" calcext:value-type="float">
            <text:p>0.0027585384</text:p>
          </table:table-cell>
          <table:table-cell office:value-type="float" office:value="0.00724146" calcext:value-type="float">
            <text:p>0.00724146</text:p>
          </table:table-cell>
          <table:table-cell/>
          <table:table-cell office:value-type="float" office:value="0.029999999329448" calcext:value-type="float">
            <text:p>0.0299999993</text:p>
          </table:table-cell>
          <table:table-cell office:value-type="float" office:value="0.004232365638018" calcext:value-type="float">
            <text:p>0.0042323656</text:p>
          </table:table-cell>
          <table:table-cell office:value-type="float" office:value="0.02576763" calcext:value-type="float">
            <text:p>0.02576763</text:p>
          </table:table-cell>
          <table:table-cell/>
          <table:table-cell office:value-type="float" office:value="0.050000000745058" calcext:value-type="float">
            <text:p>0.0500000007</text:p>
          </table:table-cell>
          <table:table-cell office:value-type="float" office:value="0.007195871323347" calcext:value-type="float">
            <text:p>0.0071958713</text:p>
          </table:table-cell>
          <table:table-cell office:value-type="float" office:value="0.04280413" calcext:value-type="float">
            <text:p>0.04280413</text:p>
          </table:table-cell>
          <table:table-cell office:value-type="float" office:value="0.008132085204124" calcext:value-type="float">
            <text:p>0.0081320852</text:p>
          </table:table-cell>
          <table:table-cell office:value-type="float" office:value="0.04186792" calcext:value-type="float">
            <text:p>0.04186792</text:p>
          </table:table-cell>
          <table:table-cell/>
          <table:table-cell office:value-type="float" office:value="0.070000000298023" calcext:value-type="float">
            <text:p>0.0700000003</text:p>
          </table:table-cell>
          <table:table-cell office:value-type="float" office:value="0.011336676776409" calcext:value-type="float">
            <text:p>0.0113366768</text:p>
          </table:table-cell>
          <table:table-cell office:value-type="float" office:value="0.05866332" calcext:value-type="float">
            <text:p>0.05866332</text:p>
          </table:table-cell>
          <table:table-cell office:value-type="float" office:value="0.012333489954472" calcext:value-type="float">
            <text:p>0.01233349</text:p>
          </table:table-cell>
          <table:table-cell office:value-type="float" office:value="0.05766651" calcext:value-type="float">
            <text:p>0.05766651</text:p>
          </table:table-cell>
          <table:table-cell/>
          <table:table-cell office:value-type="float" office:value="0.090000003576279" calcext:value-type="float">
            <text:p>0.0900000036</text:p>
          </table:table-cell>
          <table:table-cell office:value-type="float" office:value="0.013480812311172" calcext:value-type="float">
            <text:p>0.0134808123</text:p>
          </table:table-cell>
          <table:table-cell office:value-type="float" office:value="0.07651919" calcext:value-type="float">
            <text:p>0.07651919</text:p>
          </table:table-cell>
          <table:table-cell office:value-type="float" office:value="0.016197480261326" calcext:value-type="float">
            <text:p>0.0161974803</text:p>
          </table:table-cell>
          <table:table-cell office:value-type="float" office:value="0.07380252" calcext:value-type="float">
            <text:p>0.07380252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/>
          <table:table-cell office:value-type="float" office:value="0.009999999776483" calcext:value-type="float">
            <text:p>0.0099999998</text:p>
          </table:table-cell>
          <table:table-cell office:value-type="float" office:value="0.002868516370654" calcext:value-type="float">
            <text:p>0.0028685164</text:p>
          </table:table-cell>
          <table:table-cell office:value-type="float" office:value="0.00713148" calcext:value-type="float">
            <text:p>0.00713148</text:p>
          </table:table-cell>
          <table:table-cell office:value-type="float" office:value="0.002698125317693" calcext:value-type="float">
            <text:p>0.0026981253</text:p>
          </table:table-cell>
          <table:table-cell office:value-type="float" office:value="0.00730187" calcext:value-type="float">
            <text:p>0.00730187</text:p>
          </table:table-cell>
          <table:table-cell/>
          <table:table-cell office:value-type="float" office:value="0.029999999329448" calcext:value-type="float">
            <text:p>0.0299999993</text:p>
          </table:table-cell>
          <table:table-cell office:value-type="float" office:value="0.004092566668987" calcext:value-type="float">
            <text:p>0.0040925667</text:p>
          </table:table-cell>
          <table:table-cell office:value-type="float" office:value="0.02590743" calcext:value-type="float">
            <text:p>0.02590743</text:p>
          </table:table-cell>
          <table:table-cell/>
          <table:table-cell office:value-type="float" office:value="0.050000000745058" calcext:value-type="float">
            <text:p>0.0500000007</text:p>
          </table:table-cell>
          <table:table-cell office:value-type="float" office:value="0.007081057876348" calcext:value-type="float">
            <text:p>0.0070810579</text:p>
          </table:table-cell>
          <table:table-cell office:value-type="float" office:value="0.04291894" calcext:value-type="float">
            <text:p>0.04291894</text:p>
          </table:table-cell>
          <table:table-cell office:value-type="float" office:value="0.008087158203125" calcext:value-type="float">
            <text:p>0.0080871582</text:p>
          </table:table-cell>
          <table:table-cell office:value-type="float" office:value="0.04191284" calcext:value-type="float">
            <text:p>0.04191284</text:p>
          </table:table-cell>
          <table:table-cell/>
          <table:table-cell office:value-type="float" office:value="0.070000000298023" calcext:value-type="float">
            <text:p>0.0700000003</text:p>
          </table:table-cell>
          <table:table-cell office:value-type="float" office:value="0.011414125561714" calcext:value-type="float">
            <text:p>0.0114141256</text:p>
          </table:table-cell>
          <table:table-cell office:value-type="float" office:value="0.05858587" calcext:value-type="float">
            <text:p>0.05858587</text:p>
          </table:table-cell>
          <table:table-cell office:value-type="float" office:value="0.012447066605091" calcext:value-type="float">
            <text:p>0.0124470666</text:p>
          </table:table-cell>
          <table:table-cell office:value-type="float" office:value="0.05755293" calcext:value-type="float">
            <text:p>0.05755293</text:p>
          </table:table-cell>
          <table:table-cell/>
          <table:table-cell office:value-type="float" office:value="0.090000003576279" calcext:value-type="float">
            <text:p>0.0900000036</text:p>
          </table:table-cell>
          <table:table-cell office:value-type="float" office:value="0.013415820896626" calcext:value-type="float">
            <text:p>0.0134158209</text:p>
          </table:table-cell>
          <table:table-cell office:value-type="float" office:value="0.07658418" calcext:value-type="float">
            <text:p>0.07658418</text:p>
          </table:table-cell>
          <table:table-cell office:value-type="float" office:value="0.016253337264061" calcext:value-type="float">
            <text:p>0.0162533373</text:p>
          </table:table-cell>
          <table:table-cell office:value-type="float" office:value="0.07374667" calcext:value-type="float">
            <text:p>0.07374667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/>
          <table:table-cell office:value-type="float" office:value="0.009999999776483" calcext:value-type="float">
            <text:p>0.0099999998</text:p>
          </table:table-cell>
          <table:table-cell office:value-type="float" office:value="0.002791015431285" calcext:value-type="float">
            <text:p>0.0027910154</text:p>
          </table:table-cell>
          <table:table-cell office:value-type="float" office:value="0.00720898" calcext:value-type="float">
            <text:p>0.00720898</text:p>
          </table:table-cell>
          <table:table-cell office:value-type="float" office:value="0.002632824704051" calcext:value-type="float">
            <text:p>0.0026328247</text:p>
          </table:table-cell>
          <table:table-cell office:value-type="float" office:value="0.00736718" calcext:value-type="float">
            <text:p>0.00736718</text:p>
          </table:table-cell>
          <table:table-cell/>
          <table:table-cell office:value-type="float" office:value="0.029999999329448" calcext:value-type="float">
            <text:p>0.0299999993</text:p>
          </table:table-cell>
          <table:table-cell office:value-type="float" office:value="0.004185725003481" calcext:value-type="float">
            <text:p>0.004185725</text:p>
          </table:table-cell>
          <table:table-cell office:value-type="float" office:value="0.02581427" calcext:value-type="float">
            <text:p>0.02581427</text:p>
          </table:table-cell>
          <table:table-cell/>
          <table:table-cell office:value-type="float" office:value="0.050000000745058" calcext:value-type="float">
            <text:p>0.0500000007</text:p>
          </table:table-cell>
          <table:table-cell office:value-type="float" office:value="0.006983105093241" calcext:value-type="float">
            <text:p>0.0069831051</text:p>
          </table:table-cell>
          <table:table-cell office:value-type="float" office:value="0.0430169" calcext:value-type="float">
            <text:p>0.0430169</text:p>
          </table:table-cell>
          <table:table-cell office:value-type="float" office:value="0.00811281055212" calcext:value-type="float">
            <text:p>0.0081128106</text:p>
          </table:table-cell>
          <table:table-cell office:value-type="float" office:value="0.04188719" calcext:value-type="float">
            <text:p>0.04188719</text:p>
          </table:table-cell>
          <table:table-cell/>
          <table:table-cell office:value-type="float" office:value="0.070000000298023" calcext:value-type="float">
            <text:p>0.0700000003</text:p>
          </table:table-cell>
          <table:table-cell office:value-type="float" office:value="0.011203996837139" calcext:value-type="float">
            <text:p>0.0112039968</text:p>
          </table:table-cell>
          <table:table-cell office:value-type="float" office:value="0.058796" calcext:value-type="float">
            <text:p>0.058796</text:p>
          </table:table-cell>
          <table:table-cell office:value-type="float" office:value="0.01258335262537" calcext:value-type="float">
            <text:p>0.0125833526</text:p>
          </table:table-cell>
          <table:table-cell office:value-type="float" office:value="0.05741665" calcext:value-type="float">
            <text:p>0.05741665</text:p>
          </table:table-cell>
          <table:table-cell/>
          <table:table-cell office:value-type="float" office:value="0.090000003576279" calcext:value-type="float">
            <text:p>0.0900000036</text:p>
          </table:table-cell>
          <table:table-cell office:value-type="float" office:value="0.013409465551376" calcext:value-type="float">
            <text:p>0.0134094656</text:p>
          </table:table-cell>
          <table:table-cell office:value-type="float" office:value="0.07659054" calcext:value-type="float">
            <text:p>0.07659054</text:p>
          </table:table-cell>
          <table:table-cell office:value-type="float" office:value="0.016466654837132" calcext:value-type="float">
            <text:p>0.0164666548</text:p>
          </table:table-cell>
          <table:table-cell office:value-type="float" office:value="0.07353335" calcext:value-type="float">
            <text:p>0.07353335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/>
          <table:table-cell office:value-type="float" office:value="0.009999999776483" calcext:value-type="float">
            <text:p>0.0099999998</text:p>
          </table:table-cell>
          <table:table-cell office:value-type="float" office:value="0.002896292135119" calcext:value-type="float">
            <text:p>0.0028962921</text:p>
          </table:table-cell>
          <table:table-cell office:value-type="float" office:value="0.00710371" calcext:value-type="float">
            <text:p>0.00710371</text:p>
          </table:table-cell>
          <table:table-cell office:value-type="float" office:value="0.002573346719146" calcext:value-type="float">
            <text:p>0.0025733467</text:p>
          </table:table-cell>
          <table:table-cell office:value-type="float" office:value="0.00742665" calcext:value-type="float">
            <text:p>0.00742665</text:p>
          </table:table-cell>
          <table:table-cell/>
          <table:table-cell office:value-type="float" office:value="0.029999999329448" calcext:value-type="float">
            <text:p>0.0299999993</text:p>
          </table:table-cell>
          <table:table-cell office:value-type="float" office:value="0.004212744534016" calcext:value-type="float">
            <text:p>0.0042127445</text:p>
          </table:table-cell>
          <table:table-cell office:value-type="float" office:value="0.02578725" calcext:value-type="float">
            <text:p>0.02578725</text:p>
          </table:table-cell>
          <table:table-cell/>
          <table:table-cell office:value-type="float" office:value="0.050000000745058" calcext:value-type="float">
            <text:p>0.0500000007</text:p>
          </table:table-cell>
          <table:table-cell office:value-type="float" office:value="0.006899308413267" calcext:value-type="float">
            <text:p>0.0068993084</text:p>
          </table:table-cell>
          <table:table-cell office:value-type="float" office:value="0.04310069" calcext:value-type="float">
            <text:p>0.04310069</text:p>
          </table:table-cell>
          <table:table-cell office:value-type="float" office:value="0.008024848997593" calcext:value-type="float">
            <text:p>0.008024849</text:p>
          </table:table-cell>
          <table:table-cell office:value-type="float" office:value="0.04197515" calcext:value-type="float">
            <text:p>0.04197515</text:p>
          </table:table-cell>
          <table:table-cell/>
          <table:table-cell office:value-type="float" office:value="0.070000000298023" calcext:value-type="float">
            <text:p>0.0700000003</text:p>
          </table:table-cell>
          <table:table-cell office:value-type="float" office:value="0.011233374476433" calcext:value-type="float">
            <text:p>0.0112333745</text:p>
          </table:table-cell>
          <table:table-cell office:value-type="float" office:value="0.05876663" calcext:value-type="float">
            <text:p>0.05876663</text:p>
          </table:table-cell>
          <table:table-cell office:value-type="float" office:value="0.012581311166286" calcext:value-type="float">
            <text:p>0.0125813112</text:p>
          </table:table-cell>
          <table:table-cell office:value-type="float" office:value="0.05741869" calcext:value-type="float">
            <text:p>0.05741869</text:p>
          </table:table-cell>
          <table:table-cell/>
          <table:table-cell office:value-type="float" office:value="0.090000003576279" calcext:value-type="float">
            <text:p>0.0900000036</text:p>
          </table:table-cell>
          <table:table-cell office:value-type="float" office:value="0.013480953872204" calcext:value-type="float">
            <text:p>0.0134809539</text:p>
          </table:table-cell>
          <table:table-cell office:value-type="float" office:value="0.07651905" calcext:value-type="float">
            <text:p>0.07651905</text:p>
          </table:table-cell>
          <table:table-cell office:value-type="float" office:value="0.016555264592171" calcext:value-type="float">
            <text:p>0.0165552646</text:p>
          </table:table-cell>
          <table:table-cell office:value-type="float" office:value="0.07344474" calcext:value-type="float">
            <text:p>0.07344474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/>
          <table:table-cell office:value-type="float" office:value="0.009999999776483" calcext:value-type="float">
            <text:p>0.0099999998</text:p>
          </table:table-cell>
          <table:table-cell office:value-type="float" office:value="0.00279307551682" calcext:value-type="float">
            <text:p>0.0027930755</text:p>
          </table:table-cell>
          <table:table-cell office:value-type="float" office:value="0.00720692" calcext:value-type="float">
            <text:p>0.00720692</text:p>
          </table:table-cell>
          <table:table-cell office:value-type="float" office:value="0.002633890137076" calcext:value-type="float">
            <text:p>0.0026338901</text:p>
          </table:table-cell>
          <table:table-cell office:value-type="float" office:value="0.00736611" calcext:value-type="float">
            <text:p>0.00736611</text:p>
          </table:table-cell>
          <table:table-cell/>
          <table:table-cell office:value-type="float" office:value="0.029999999329448" calcext:value-type="float">
            <text:p>0.0299999993</text:p>
          </table:table-cell>
          <table:table-cell office:value-type="float" office:value="0.004359938204288" calcext:value-type="float">
            <text:p>0.0043599382</text:p>
          </table:table-cell>
          <table:table-cell office:value-type="float" office:value="0.02564006" calcext:value-type="float">
            <text:p>0.02564006</text:p>
          </table:table-cell>
          <table:table-cell/>
          <table:table-cell office:value-type="float" office:value="0.050000000745058" calcext:value-type="float">
            <text:p>0.0500000007</text:p>
          </table:table-cell>
          <table:table-cell office:value-type="float" office:value="0.006827842444181" calcext:value-type="float">
            <text:p>0.0068278424</text:p>
          </table:table-cell>
          <table:table-cell office:value-type="float" office:value="0.04317216" calcext:value-type="float">
            <text:p>0.04317216</text:p>
          </table:table-cell>
          <table:table-cell office:value-type="float" office:value="0.007975161075592" calcext:value-type="float">
            <text:p>0.0079751611</text:p>
          </table:table-cell>
          <table:table-cell office:value-type="float" office:value="0.04202484" calcext:value-type="float">
            <text:p>0.04202484</text:p>
          </table:table-cell>
          <table:table-cell/>
          <table:table-cell office:value-type="float" office:value="0.070000000298023" calcext:value-type="float">
            <text:p>0.0700000003</text:p>
          </table:table-cell>
          <table:table-cell office:value-type="float" office:value="0.010939046740532" calcext:value-type="float">
            <text:p>0.0109390467</text:p>
          </table:table-cell>
          <table:table-cell office:value-type="float" office:value="0.05906095" calcext:value-type="float">
            <text:p>0.05906095</text:p>
          </table:table-cell>
          <table:table-cell office:value-type="float" office:value="0.012609757483006" calcext:value-type="float">
            <text:p>0.0126097575</text:p>
          </table:table-cell>
          <table:table-cell office:value-type="float" office:value="0.05739024" calcext:value-type="float">
            <text:p>0.05739024</text:p>
          </table:table-cell>
          <table:table-cell/>
          <table:table-cell office:value-type="float" office:value="0.090000003576279" calcext:value-type="float">
            <text:p>0.0900000036</text:p>
          </table:table-cell>
          <table:table-cell office:value-type="float" office:value="0.01350025087595" calcext:value-type="float">
            <text:p>0.0135002509</text:p>
          </table:table-cell>
          <table:table-cell office:value-type="float" office:value="0.07649975" calcext:value-type="float">
            <text:p>0.07649975</text:p>
          </table:table-cell>
          <table:table-cell office:value-type="float" office:value="0.016633376479149" calcext:value-type="float">
            <text:p>0.0166333765</text:p>
          </table:table-cell>
          <table:table-cell office:value-type="float" office:value="0.07336663" calcext:value-type="float">
            <text:p>0.07336663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/>
          <table:table-cell office:value-type="float" office:value="0.009999999776483" calcext:value-type="float">
            <text:p>0.0099999998</text:p>
          </table:table-cell>
          <table:table-cell office:value-type="float" office:value="0.00280543603003" calcext:value-type="float">
            <text:p>0.002805436</text:p>
          </table:table-cell>
          <table:table-cell office:value-type="float" office:value="0.00719456" calcext:value-type="float">
            <text:p>0.00719456</text:p>
          </table:table-cell>
          <table:table-cell office:value-type="float" office:value="0.002363665029407" calcext:value-type="float">
            <text:p>0.002363665</text:p>
          </table:table-cell>
          <table:table-cell office:value-type="float" office:value="0.00763633" calcext:value-type="float">
            <text:p>0.00763633</text:p>
          </table:table-cell>
          <table:table-cell/>
          <table:table-cell office:value-type="float" office:value="0.029999999329448" calcext:value-type="float">
            <text:p>0.0299999993</text:p>
          </table:table-cell>
          <table:table-cell office:value-type="float" office:value="0.004391759634018" calcext:value-type="float">
            <text:p>0.0043917596</text:p>
          </table:table-cell>
          <table:table-cell office:value-type="float" office:value="0.02560824" calcext:value-type="float">
            <text:p>0.02560824</text:p>
          </table:table-cell>
          <table:table-cell/>
          <table:table-cell office:value-type="float" office:value="0.050000000745058" calcext:value-type="float">
            <text:p>0.0500000007</text:p>
          </table:table-cell>
          <table:table-cell office:value-type="float" office:value="0.006891090422869" calcext:value-type="float">
            <text:p>0.0068910904</text:p>
          </table:table-cell>
          <table:table-cell office:value-type="float" office:value="0.04310891" calcext:value-type="float">
            <text:p>0.04310891</text:p>
          </table:table-cell>
          <table:table-cell office:value-type="float" office:value="0.007971033453941" calcext:value-type="float">
            <text:p>0.0079710335</text:p>
          </table:table-cell>
          <table:table-cell office:value-type="float" office:value="0.04202897" calcext:value-type="float">
            <text:p>0.04202897</text:p>
          </table:table-cell>
          <table:table-cell/>
          <table:table-cell office:value-type="float" office:value="0.070000000298023" calcext:value-type="float">
            <text:p>0.0700000003</text:p>
          </table:table-cell>
          <table:table-cell office:value-type="float" office:value="0.010918609797955" calcext:value-type="float">
            <text:p>0.0109186098</text:p>
          </table:table-cell>
          <table:table-cell office:value-type="float" office:value="0.05908139" calcext:value-type="float">
            <text:p>0.05908139</text:p>
          </table:table-cell>
          <table:table-cell office:value-type="float" office:value="0.012649103999138" calcext:value-type="float">
            <text:p>0.012649104</text:p>
          </table:table-cell>
          <table:table-cell office:value-type="float" office:value="0.0573509" calcext:value-type="float">
            <text:p>0.0573509</text:p>
          </table:table-cell>
          <table:table-cell/>
          <table:table-cell office:value-type="float" office:value="0.090000003576279" calcext:value-type="float">
            <text:p>0.0900000036</text:p>
          </table:table-cell>
          <table:table-cell office:value-type="float" office:value="0.013736471533775" calcext:value-type="float">
            <text:p>0.0137364715</text:p>
          </table:table-cell>
          <table:table-cell office:value-type="float" office:value="0.07626353" calcext:value-type="float">
            <text:p>0.07626353</text:p>
          </table:table-cell>
          <table:table-cell office:value-type="float" office:value="0.016690522432327" calcext:value-type="float">
            <text:p>0.0166905224</text:p>
          </table:table-cell>
          <table:table-cell office:value-type="float" office:value="0.07330948" calcext:value-type="float">
            <text:p>0.07330948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/>
          <table:table-cell office:value-type="float" office:value="0.009999999776483" calcext:value-type="float">
            <text:p>0.0099999998</text:p>
          </table:table-cell>
          <table:table-cell office:value-type="float" office:value="0.002816105261445" calcext:value-type="float">
            <text:p>0.0028161053</text:p>
          </table:table-cell>
          <table:table-cell office:value-type="float" office:value="0.00718389" calcext:value-type="float">
            <text:p>0.00718389</text:p>
          </table:table-cell>
          <table:table-cell office:value-type="float" office:value="0.00253807194531" calcext:value-type="float">
            <text:p>0.0025380719</text:p>
          </table:table-cell>
          <table:table-cell office:value-type="float" office:value="0.00746193" calcext:value-type="float">
            <text:p>0.00746193</text:p>
          </table:table-cell>
          <table:table-cell/>
          <table:table-cell office:value-type="float" office:value="0.029999999329448" calcext:value-type="float">
            <text:p>0.0299999993</text:p>
          </table:table-cell>
          <table:table-cell office:value-type="float" office:value="0.004336915910244" calcext:value-type="float">
            <text:p>0.0043369159</text:p>
          </table:table-cell>
          <table:table-cell office:value-type="float" office:value="0.02566308" calcext:value-type="float">
            <text:p>0.02566308</text:p>
          </table:table-cell>
          <table:table-cell/>
          <table:table-cell office:value-type="float" office:value="0.050000000745058" calcext:value-type="float">
            <text:p>0.0500000007</text:p>
          </table:table-cell>
          <table:table-cell office:value-type="float" office:value="0.006964106112719" calcext:value-type="float">
            <text:p>0.0069641061</text:p>
          </table:table-cell>
          <table:table-cell office:value-type="float" office:value="0.04303589" calcext:value-type="float">
            <text:p>0.04303589</text:p>
          </table:table-cell>
          <table:table-cell office:value-type="float" office:value="0.008083820343018" calcext:value-type="float">
            <text:p>0.0080838203</text:p>
          </table:table-cell>
          <table:table-cell office:value-type="float" office:value="0.04191618" calcext:value-type="float">
            <text:p>0.04191618</text:p>
          </table:table-cell>
          <table:table-cell/>
          <table:table-cell office:value-type="float" office:value="0.070000000298023" calcext:value-type="float">
            <text:p>0.0700000003</text:p>
          </table:table-cell>
          <table:table-cell office:value-type="float" office:value="0.010631091892719" calcext:value-type="float">
            <text:p>0.0106310919</text:p>
          </table:table-cell>
          <table:table-cell office:value-type="float" office:value="0.05936891" calcext:value-type="float">
            <text:p>0.05936891</text:p>
          </table:table-cell>
          <table:table-cell office:value-type="float" office:value="0.012814193964005" calcext:value-type="float">
            <text:p>0.012814194</text:p>
          </table:table-cell>
          <table:table-cell office:value-type="float" office:value="0.05718581" calcext:value-type="float">
            <text:p>0.05718581</text:p>
          </table:table-cell>
          <table:table-cell/>
          <table:table-cell office:value-type="float" office:value="0.090000003576279" calcext:value-type="float">
            <text:p>0.0900000036</text:p>
          </table:table-cell>
          <table:table-cell office:value-type="float" office:value="0.013952970504761" calcext:value-type="float">
            <text:p>0.0139529705</text:p>
          </table:table-cell>
          <table:table-cell office:value-type="float" office:value="0.07604703" calcext:value-type="float">
            <text:p>0.07604703</text:p>
          </table:table-cell>
          <table:table-cell office:value-type="float" office:value="0.016647063195705" calcext:value-type="float">
            <text:p>0.0166470632</text:p>
          </table:table-cell>
          <table:table-cell office:value-type="float" office:value="0.07335294" calcext:value-type="float">
            <text:p>0.07335294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/>
          <table:table-cell office:value-type="float" office:value="0.009999999776483" calcext:value-type="float">
            <text:p>0.0099999998</text:p>
          </table:table-cell>
          <table:table-cell office:value-type="float" office:value="0.002972917631269" calcext:value-type="float">
            <text:p>0.0029729176</text:p>
          </table:table-cell>
          <table:table-cell office:value-type="float" office:value="0.00702708" calcext:value-type="float">
            <text:p>0.00702708</text:p>
          </table:table-cell>
          <table:table-cell office:value-type="float" office:value="0.002359757199883" calcext:value-type="float">
            <text:p>0.0023597572</text:p>
          </table:table-cell>
          <table:table-cell office:value-type="float" office:value="0.00764024" calcext:value-type="float">
            <text:p>0.00764024</text:p>
          </table:table-cell>
          <table:table-cell/>
          <table:table-cell office:value-type="float" office:value="0.029999999329448" calcext:value-type="float">
            <text:p>0.0299999993</text:p>
          </table:table-cell>
          <table:table-cell office:value-type="float" office:value="0.004460234194994" calcext:value-type="float">
            <text:p>0.0044602342</text:p>
          </table:table-cell>
          <table:table-cell office:value-type="float" office:value="0.02553977" calcext:value-type="float">
            <text:p>0.02553977</text:p>
          </table:table-cell>
          <table:table-cell/>
          <table:table-cell office:value-type="float" office:value="0.050000000745058" calcext:value-type="float">
            <text:p>0.0500000007</text:p>
          </table:table-cell>
          <table:table-cell office:value-type="float" office:value="0.006964694708586" calcext:value-type="float">
            <text:p>0.0069646947</text:p>
          </table:table-cell>
          <table:table-cell office:value-type="float" office:value="0.04303531" calcext:value-type="float">
            <text:p>0.04303531</text:p>
          </table:table-cell>
          <table:table-cell office:value-type="float" office:value="0.007946856319904" calcext:value-type="float">
            <text:p>0.0079468563</text:p>
          </table:table-cell>
          <table:table-cell office:value-type="float" office:value="0.04205314" calcext:value-type="float">
            <text:p>0.04205314</text:p>
          </table:table-cell>
          <table:table-cell/>
          <table:table-cell office:value-type="float" office:value="0.070000000298023" calcext:value-type="float">
            <text:p>0.0700000003</text:p>
          </table:table-cell>
          <table:table-cell office:value-type="float" office:value="0.01073944568634" calcext:value-type="float">
            <text:p>0.0107394457</text:p>
          </table:table-cell>
          <table:table-cell office:value-type="float" office:value="0.05926055" calcext:value-type="float">
            <text:p>0.05926055</text:p>
          </table:table-cell>
          <table:table-cell office:value-type="float" office:value="0.012727499008179" calcext:value-type="float">
            <text:p>0.012727499</text:p>
          </table:table-cell>
          <table:table-cell office:value-type="float" office:value="0.0572725" calcext:value-type="float">
            <text:p>0.0572725</text:p>
          </table:table-cell>
          <table:table-cell/>
          <table:table-cell office:value-type="float" office:value="0.090000003576279" calcext:value-type="float">
            <text:p>0.0900000036</text:p>
          </table:table-cell>
          <table:table-cell office:value-type="float" office:value="0.014051727950573" calcext:value-type="float">
            <text:p>0.014051728</text:p>
          </table:table-cell>
          <table:table-cell office:value-type="float" office:value="0.07594828" calcext:value-type="float">
            <text:p>0.07594828</text:p>
          </table:table-cell>
          <table:table-cell office:value-type="float" office:value="0.016434781253338" calcext:value-type="float">
            <text:p>0.0164347813</text:p>
          </table:table-cell>
          <table:table-cell office:value-type="float" office:value="0.07356522" calcext:value-type="float">
            <text:p>0.07356522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/>
          <table:table-cell office:value-type="float" office:value="0.009999999776483" calcext:value-type="float">
            <text:p>0.0099999998</text:p>
          </table:table-cell>
          <table:table-cell office:value-type="float" office:value="0.002985356375575" calcext:value-type="float">
            <text:p>0.0029853564</text:p>
          </table:table-cell>
          <table:table-cell office:value-type="float" office:value="0.00701464" calcext:value-type="float">
            <text:p>0.00701464</text:p>
          </table:table-cell>
          <table:table-cell office:value-type="float" office:value="0.002261182293296" calcext:value-type="float">
            <text:p>0.0022611823</text:p>
          </table:table-cell>
          <table:table-cell office:value-type="float" office:value="0.00773882" calcext:value-type="float">
            <text:p>0.00773882</text:p>
          </table:table-cell>
          <table:table-cell/>
          <table:table-cell office:value-type="float" office:value="0.029999999329448" calcext:value-type="float">
            <text:p>0.0299999993</text:p>
          </table:table-cell>
          <table:table-cell office:value-type="float" office:value="0.004519671201706" calcext:value-type="float">
            <text:p>0.0045196712</text:p>
          </table:table-cell>
          <table:table-cell office:value-type="float" office:value="0.02548033" calcext:value-type="float">
            <text:p>0.02548033</text:p>
          </table:table-cell>
          <table:table-cell/>
          <table:table-cell office:value-type="float" office:value="0.050000000745058" calcext:value-type="float">
            <text:p>0.0500000007</text:p>
          </table:table-cell>
          <table:table-cell office:value-type="float" office:value="0.00683394446969" calcext:value-type="float">
            <text:p>0.0068339445</text:p>
          </table:table-cell>
          <table:table-cell office:value-type="float" office:value="0.04316606" calcext:value-type="float">
            <text:p>0.04316606</text:p>
          </table:table-cell>
          <table:table-cell office:value-type="float" office:value="0.007725246250629" calcext:value-type="float">
            <text:p>0.0077252463</text:p>
          </table:table-cell>
          <table:table-cell office:value-type="float" office:value="0.04227475" calcext:value-type="float">
            <text:p>0.04227475</text:p>
          </table:table-cell>
          <table:table-cell/>
          <table:table-cell office:value-type="float" office:value="0.070000000298023" calcext:value-type="float">
            <text:p>0.0700000003</text:p>
          </table:table-cell>
          <table:table-cell office:value-type="float" office:value="0.01067840307951" calcext:value-type="float">
            <text:p>0.0106784031</text:p>
          </table:table-cell>
          <table:table-cell office:value-type="float" office:value="0.0593216" calcext:value-type="float">
            <text:p>0.0593216</text:p>
          </table:table-cell>
          <table:table-cell office:value-type="float" office:value="0.01258710026741" calcext:value-type="float">
            <text:p>0.0125871003</text:p>
          </table:table-cell>
          <table:table-cell office:value-type="float" office:value="0.0574129" calcext:value-type="float">
            <text:p>0.0574129</text:p>
          </table:table-cell>
          <table:table-cell/>
          <table:table-cell office:value-type="float" office:value="0.090000003576279" calcext:value-type="float">
            <text:p>0.0900000036</text:p>
          </table:table-cell>
          <table:table-cell office:value-type="float" office:value="0.014168165624142" calcext:value-type="float">
            <text:p>0.0141681656</text:p>
          </table:table-cell>
          <table:table-cell office:value-type="float" office:value="0.07583184" calcext:value-type="float">
            <text:p>0.07583184</text:p>
          </table:table-cell>
          <table:table-cell office:value-type="float" office:value="0.01648286730051" calcext:value-type="float">
            <text:p>0.0164828673</text:p>
          </table:table-cell>
          <table:table-cell office:value-type="float" office:value="0.07351714" calcext:value-type="float">
            <text:p>0.07351714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/>
          <table:table-cell office:value-type="float" office:value="0.009999999776483" calcext:value-type="float">
            <text:p>0.0099999998</text:p>
          </table:table-cell>
          <table:table-cell office:value-type="float" office:value="0.002973509952426" calcext:value-type="float">
            <text:p>0.00297351</text:p>
          </table:table-cell>
          <table:table-cell office:value-type="float" office:value="0.00702649" calcext:value-type="float">
            <text:p>0.00702649</text:p>
          </table:table-cell>
          <table:table-cell office:value-type="float" office:value="0.002316867932677" calcext:value-type="float">
            <text:p>0.0023168679</text:p>
          </table:table-cell>
          <table:table-cell office:value-type="float" office:value="0.00768313" calcext:value-type="float">
            <text:p>0.00768313</text:p>
          </table:table-cell>
          <table:table-cell/>
          <table:table-cell office:value-type="float" office:value="0.029999999329448" calcext:value-type="float">
            <text:p>0.0299999993</text:p>
          </table:table-cell>
          <table:table-cell office:value-type="float" office:value="0.004539981484413" calcext:value-type="float">
            <text:p>0.0045399815</text:p>
          </table:table-cell>
          <table:table-cell office:value-type="float" office:value="0.02546002" calcext:value-type="float">
            <text:p>0.02546002</text:p>
          </table:table-cell>
          <table:table-cell/>
          <table:table-cell office:value-type="float" office:value="0.050000000745058" calcext:value-type="float">
            <text:p>0.0500000007</text:p>
          </table:table-cell>
          <table:table-cell office:value-type="float" office:value="0.00684554502368" calcext:value-type="float">
            <text:p>0.006845545</text:p>
          </table:table-cell>
          <table:table-cell office:value-type="float" office:value="0.04315446" calcext:value-type="float">
            <text:p>0.04315446</text:p>
          </table:table-cell>
          <table:table-cell office:value-type="float" office:value="0.007801659405231" calcext:value-type="float">
            <text:p>0.0078016594</text:p>
          </table:table-cell>
          <table:table-cell office:value-type="float" office:value="0.04219834" calcext:value-type="float">
            <text:p>0.04219834</text:p>
          </table:table-cell>
          <table:table-cell/>
          <table:table-cell office:value-type="float" office:value="0.070000000298023" calcext:value-type="float">
            <text:p>0.0700000003</text:p>
          </table:table-cell>
          <table:table-cell office:value-type="float" office:value="0.010971575975418" calcext:value-type="float">
            <text:p>0.010971576</text:p>
          </table:table-cell>
          <table:table-cell office:value-type="float" office:value="0.05902842" calcext:value-type="float">
            <text:p>0.05902842</text:p>
          </table:table-cell>
          <table:table-cell office:value-type="float" office:value="0.012588948011398" calcext:value-type="float">
            <text:p>0.012588948</text:p>
          </table:table-cell>
          <table:table-cell office:value-type="float" office:value="0.05741105" calcext:value-type="float">
            <text:p>0.05741105</text:p>
          </table:table-cell>
          <table:table-cell/>
          <table:table-cell office:value-type="float" office:value="0.090000003576279" calcext:value-type="float">
            <text:p>0.0900000036</text:p>
          </table:table-cell>
          <table:table-cell office:value-type="float" office:value="0.014346830546856" calcext:value-type="float">
            <text:p>0.0143468305</text:p>
          </table:table-cell>
          <table:table-cell office:value-type="float" office:value="0.07565317" calcext:value-type="float">
            <text:p>0.07565317</text:p>
          </table:table-cell>
          <table:table-cell office:value-type="float" office:value="0.016346961259842" calcext:value-type="float">
            <text:p>0.0163469613</text:p>
          </table:table-cell>
          <table:table-cell office:value-type="float" office:value="0.07365304" calcext:value-type="float">
            <text:p>0.07365304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/>
          <table:table-cell office:value-type="float" office:value="0.009999999776483" calcext:value-type="float">
            <text:p>0.0099999998</text:p>
          </table:table-cell>
          <table:table-cell office:value-type="float" office:value="0.002992382273078" calcext:value-type="float">
            <text:p>0.0029923823</text:p>
          </table:table-cell>
          <table:table-cell office:value-type="float" office:value="0.00700762" calcext:value-type="float">
            <text:p>0.00700762</text:p>
          </table:table-cell>
          <table:table-cell office:value-type="float" office:value="0.002426763996482" calcext:value-type="float">
            <text:p>0.002426764</text:p>
          </table:table-cell>
          <table:table-cell office:value-type="float" office:value="0.00757324" calcext:value-type="float">
            <text:p>0.00757324</text:p>
          </table:table-cell>
          <table:table-cell/>
          <table:table-cell office:value-type="float" office:value="0.029999999329448" calcext:value-type="float">
            <text:p>0.0299999993</text:p>
          </table:table-cell>
          <table:table-cell office:value-type="float" office:value="0.004551596939564" calcext:value-type="float">
            <text:p>0.0045515969</text:p>
          </table:table-cell>
          <table:table-cell office:value-type="float" office:value="0.0254484" calcext:value-type="float">
            <text:p>0.0254484</text:p>
          </table:table-cell>
          <table:table-cell/>
          <table:table-cell office:value-type="float" office:value="0.050000000745058" calcext:value-type="float">
            <text:p>0.0500000007</text:p>
          </table:table-cell>
          <table:table-cell office:value-type="float" office:value="0.006897430866957" calcext:value-type="float">
            <text:p>0.0068974309</text:p>
          </table:table-cell>
          <table:table-cell office:value-type="float" office:value="0.04310257" calcext:value-type="float">
            <text:p>0.04310257</text:p>
          </table:table-cell>
          <table:table-cell office:value-type="float" office:value="0.007793642580509" calcext:value-type="float">
            <text:p>0.0077936426</text:p>
          </table:table-cell>
          <table:table-cell office:value-type="float" office:value="0.04220636" calcext:value-type="float">
            <text:p>0.04220636</text:p>
          </table:table-cell>
          <table:table-cell/>
          <table:table-cell office:value-type="float" office:value="0.070000000298023" calcext:value-type="float">
            <text:p>0.0700000003</text:p>
          </table:table-cell>
          <table:table-cell office:value-type="float" office:value="0.010924935340881" calcext:value-type="float">
            <text:p>0.0109249353</text:p>
          </table:table-cell>
          <table:table-cell office:value-type="float" office:value="0.05907506" calcext:value-type="float">
            <text:p>0.05907506</text:p>
          </table:table-cell>
          <table:table-cell office:value-type="float" office:value="0.012472815811634" calcext:value-type="float">
            <text:p>0.0124728158</text:p>
          </table:table-cell>
          <table:table-cell office:value-type="float" office:value="0.05752718" calcext:value-type="float">
            <text:p>0.05752718</text:p>
          </table:table-cell>
          <table:table-cell/>
          <table:table-cell office:value-type="float" office:value="0.090000003576279" calcext:value-type="float">
            <text:p>0.0900000036</text:p>
          </table:table-cell>
          <table:table-cell office:value-type="float" office:value="0.014396868646145" calcext:value-type="float">
            <text:p>0.0143968686</text:p>
          </table:table-cell>
          <table:table-cell office:value-type="float" office:value="0.07560313" calcext:value-type="float">
            <text:p>0.07560313</text:p>
          </table:table-cell>
          <table:table-cell office:value-type="float" office:value="0.01613062620163" calcext:value-type="float">
            <text:p>0.0161306262</text:p>
          </table:table-cell>
          <table:table-cell office:value-type="float" office:value="0.07386938" calcext:value-type="float">
            <text:p>0.07386938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/>
          <table:table-cell office:value-type="float" office:value="0.009999999776483" calcext:value-type="float">
            <text:p>0.0099999998</text:p>
          </table:table-cell>
          <table:table-cell office:value-type="float" office:value="0.003034645691514" calcext:value-type="float">
            <text:p>0.0030346457</text:p>
          </table:table-cell>
          <table:table-cell office:value-type="float" office:value="0.00696535" calcext:value-type="float">
            <text:p>0.00696535</text:p>
          </table:table-cell>
          <table:table-cell office:value-type="float" office:value="0.002404848113656" calcext:value-type="float">
            <text:p>0.0024048481</text:p>
          </table:table-cell>
          <table:table-cell office:value-type="float" office:value="0.00759515" calcext:value-type="float">
            <text:p>0.00759515</text:p>
          </table:table-cell>
          <table:table-cell/>
          <table:table-cell office:value-type="float" office:value="0.029999999329448" calcext:value-type="float">
            <text:p>0.0299999993</text:p>
          </table:table-cell>
          <table:table-cell office:value-type="float" office:value="0.004574179649353" calcext:value-type="float">
            <text:p>0.0045741796</text:p>
          </table:table-cell>
          <table:table-cell office:value-type="float" office:value="0.02542582" calcext:value-type="float">
            <text:p>0.02542582</text:p>
          </table:table-cell>
          <table:table-cell/>
          <table:table-cell office:value-type="float" office:value="0.050000000745058" calcext:value-type="float">
            <text:p>0.0500000007</text:p>
          </table:table-cell>
          <table:table-cell office:value-type="float" office:value="0.006821993738413" calcext:value-type="float">
            <text:p>0.0068219937</text:p>
          </table:table-cell>
          <table:table-cell office:value-type="float" office:value="0.04317801" calcext:value-type="float">
            <text:p>0.04317801</text:p>
          </table:table-cell>
          <table:table-cell office:value-type="float" office:value="0.007919318974018" calcext:value-type="float">
            <text:p>0.007919319</text:p>
          </table:table-cell>
          <table:table-cell office:value-type="float" office:value="0.04208068" calcext:value-type="float">
            <text:p>0.04208068</text:p>
          </table:table-cell>
          <table:table-cell/>
          <table:table-cell office:value-type="float" office:value="0.070000000298023" calcext:value-type="float">
            <text:p>0.0700000003</text:p>
          </table:table-cell>
          <table:table-cell office:value-type="float" office:value="0.011026807129383" calcext:value-type="float">
            <text:p>0.0110268071</text:p>
          </table:table-cell>
          <table:table-cell office:value-type="float" office:value="0.05897319" calcext:value-type="float">
            <text:p>0.05897319</text:p>
          </table:table-cell>
          <table:table-cell office:value-type="float" office:value="0.012292839586735" calcext:value-type="float">
            <text:p>0.0122928396</text:p>
          </table:table-cell>
          <table:table-cell office:value-type="float" office:value="0.05770716" calcext:value-type="float">
            <text:p>0.05770716</text:p>
          </table:table-cell>
          <table:table-cell/>
          <table:table-cell office:value-type="float" office:value="0.090000003576279" calcext:value-type="float">
            <text:p>0.0900000036</text:p>
          </table:table-cell>
          <table:table-cell office:value-type="float" office:value="0.014326713979244" calcext:value-type="float">
            <text:p>0.014326714</text:p>
          </table:table-cell>
          <table:table-cell office:value-type="float" office:value="0.07567329" calcext:value-type="float">
            <text:p>0.07567329</text:p>
          </table:table-cell>
          <table:table-cell office:value-type="float" office:value="0.015985421836376" calcext:value-type="float">
            <text:p>0.0159854218</text:p>
          </table:table-cell>
          <table:table-cell office:value-type="float" office:value="0.07401458" calcext:value-type="float">
            <text:p>0.07401458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/>
          <table:table-cell office:value-type="float" office:value="0.009999999776483" calcext:value-type="float">
            <text:p>0.0099999998</text:p>
          </table:table-cell>
          <table:table-cell office:value-type="float" office:value="0.00306168012321" calcext:value-type="float">
            <text:p>0.0030616801</text:p>
          </table:table-cell>
          <table:table-cell office:value-type="float" office:value="0.00693832" calcext:value-type="float">
            <text:p>0.00693832</text:p>
          </table:table-cell>
          <table:table-cell office:value-type="float" office:value="0.00242835842073" calcext:value-type="float">
            <text:p>0.0024283584</text:p>
          </table:table-cell>
          <table:table-cell office:value-type="float" office:value="0.00757164" calcext:value-type="float">
            <text:p>0.00757164</text:p>
          </table:table-cell>
          <table:table-cell/>
          <table:table-cell office:value-type="float" office:value="0.029999999329448" calcext:value-type="float">
            <text:p>0.0299999993</text:p>
          </table:table-cell>
          <table:table-cell office:value-type="float" office:value="0.004564099013805" calcext:value-type="float">
            <text:p>0.004564099</text:p>
          </table:table-cell>
          <table:table-cell office:value-type="float" office:value="0.0254359" calcext:value-type="float">
            <text:p>0.0254359</text:p>
          </table:table-cell>
          <table:table-cell/>
          <table:table-cell office:value-type="float" office:value="0.050000000745058" calcext:value-type="float">
            <text:p>0.0500000007</text:p>
          </table:table-cell>
          <table:table-cell office:value-type="float" office:value="0.006906133145094" calcext:value-type="float">
            <text:p>0.0069061331</text:p>
          </table:table-cell>
          <table:table-cell office:value-type="float" office:value="0.04309387" calcext:value-type="float">
            <text:p>0.04309387</text:p>
          </table:table-cell>
          <table:table-cell office:value-type="float" office:value="0.007924348115921" calcext:value-type="float">
            <text:p>0.0079243481</text:p>
          </table:table-cell>
          <table:table-cell office:value-type="float" office:value="0.04207565" calcext:value-type="float">
            <text:p>0.04207565</text:p>
          </table:table-cell>
          <table:table-cell/>
          <table:table-cell office:value-type="float" office:value="0.070000000298023" calcext:value-type="float">
            <text:p>0.0700000003</text:p>
          </table:table-cell>
          <table:table-cell office:value-type="float" office:value="0.010885417461395" calcext:value-type="float">
            <text:p>0.0108854175</text:p>
          </table:table-cell>
          <table:table-cell office:value-type="float" office:value="0.05911458" calcext:value-type="float">
            <text:p>0.05911458</text:p>
          </table:table-cell>
          <table:table-cell office:value-type="float" office:value="0.012049399316311" calcext:value-type="float">
            <text:p>0.0120493993</text:p>
          </table:table-cell>
          <table:table-cell office:value-type="float" office:value="0.0579506" calcext:value-type="float">
            <text:p>0.0579506</text:p>
          </table:table-cell>
          <table:table-cell/>
          <table:table-cell office:value-type="float" office:value="0.090000003576279" calcext:value-type="float">
            <text:p>0.0900000036</text:p>
          </table:table-cell>
          <table:table-cell office:value-type="float" office:value="0.014511048793793" calcext:value-type="float">
            <text:p>0.0145110488</text:p>
          </table:table-cell>
          <table:table-cell office:value-type="float" office:value="0.07548895" calcext:value-type="float">
            <text:p>0.07548895</text:p>
          </table:table-cell>
          <table:table-cell office:value-type="float" office:value="0.015925712883472" calcext:value-type="float">
            <text:p>0.0159257129</text:p>
          </table:table-cell>
          <table:table-cell office:value-type="float" office:value="0.07407429" calcext:value-type="float">
            <text:p>0.07407429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/>
          <table:table-cell office:value-type="float" office:value="0.009999999776483" calcext:value-type="float">
            <text:p>0.0099999998</text:p>
          </table:table-cell>
          <table:table-cell office:value-type="float" office:value="0.003112943843007" calcext:value-type="float">
            <text:p>0.0031129438</text:p>
          </table:table-cell>
          <table:table-cell office:value-type="float" office:value="0.00688706" calcext:value-type="float">
            <text:p>0.00688706</text:p>
          </table:table-cell>
          <table:table-cell office:value-type="float" office:value="0.002472365275025" calcext:value-type="float">
            <text:p>0.0024723653</text:p>
          </table:table-cell>
          <table:table-cell office:value-type="float" office:value="0.00752763" calcext:value-type="float">
            <text:p>0.00752763</text:p>
          </table:table-cell>
          <table:table-cell/>
          <table:table-cell office:value-type="float" office:value="0.029999999329448" calcext:value-type="float">
            <text:p>0.0299999993</text:p>
          </table:table-cell>
          <table:table-cell office:value-type="float" office:value="0.004750795662403" calcext:value-type="float">
            <text:p>0.0047507957</text:p>
          </table:table-cell>
          <table:table-cell office:value-type="float" office:value="0.0252492" calcext:value-type="float">
            <text:p>0.0252492</text:p>
          </table:table-cell>
          <table:table-cell/>
          <table:table-cell office:value-type="float" office:value="0.050000000745058" calcext:value-type="float">
            <text:p>0.0500000007</text:p>
          </table:table-cell>
          <table:table-cell office:value-type="float" office:value="0.00688799098134" calcext:value-type="float">
            <text:p>0.006887991</text:p>
          </table:table-cell>
          <table:table-cell office:value-type="float" office:value="0.04311201" calcext:value-type="float">
            <text:p>0.04311201</text:p>
          </table:table-cell>
          <table:table-cell office:value-type="float" office:value="0.007940724492073" calcext:value-type="float">
            <text:p>0.0079407245</text:p>
          </table:table-cell>
          <table:table-cell office:value-type="float" office:value="0.04205928" calcext:value-type="float">
            <text:p>0.04205928</text:p>
          </table:table-cell>
          <table:table-cell/>
          <table:table-cell office:value-type="float" office:value="0.070000000298023" calcext:value-type="float">
            <text:p>0.0700000003</text:p>
          </table:table-cell>
          <table:table-cell office:value-type="float" office:value="0.010788716375828" calcext:value-type="float">
            <text:p>0.0107887164</text:p>
          </table:table-cell>
          <table:table-cell office:value-type="float" office:value="0.05921128" calcext:value-type="float">
            <text:p>0.05921128</text:p>
          </table:table-cell>
          <table:table-cell office:value-type="float" office:value="0.011974439024925" calcext:value-type="float">
            <text:p>0.011974439</text:p>
          </table:table-cell>
          <table:table-cell office:value-type="float" office:value="0.05802556" calcext:value-type="float">
            <text:p>0.05802556</text:p>
          </table:table-cell>
          <table:table-cell/>
          <table:table-cell office:value-type="float" office:value="0.090000003576279" calcext:value-type="float">
            <text:p>0.0900000036</text:p>
          </table:table-cell>
          <table:table-cell office:value-type="float" office:value="0.014438778162003" calcext:value-type="float">
            <text:p>0.0144387782</text:p>
          </table:table-cell>
          <table:table-cell office:value-type="float" office:value="0.07556123" calcext:value-type="float">
            <text:p>0.07556123</text:p>
          </table:table-cell>
          <table:table-cell office:value-type="float" office:value="0.015899188816547" calcext:value-type="float">
            <text:p>0.0158991888</text:p>
          </table:table-cell>
          <table:table-cell office:value-type="float" office:value="0.07410081" calcext:value-type="float">
            <text:p>0.07410081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/>
          <table:table-cell office:value-type="float" office:value="0.009999999776483" calcext:value-type="float">
            <text:p>0.0099999998</text:p>
          </table:table-cell>
          <table:table-cell office:value-type="float" office:value="0.003118509426713" calcext:value-type="float">
            <text:p>0.0031185094</text:p>
          </table:table-cell>
          <table:table-cell office:value-type="float" office:value="0.00688149" calcext:value-type="float">
            <text:p>0.00688149</text:p>
          </table:table-cell>
          <table:table-cell office:value-type="float" office:value="0.002416918054223" calcext:value-type="float">
            <text:p>0.0024169181</text:p>
          </table:table-cell>
          <table:table-cell office:value-type="float" office:value="0.00758308" calcext:value-type="float">
            <text:p>0.00758308</text:p>
          </table:table-cell>
          <table:table-cell/>
          <table:table-cell office:value-type="float" office:value="0.029999999329448" calcext:value-type="float">
            <text:p>0.0299999993</text:p>
          </table:table-cell>
          <table:table-cell office:value-type="float" office:value="0.004785850644112" calcext:value-type="float">
            <text:p>0.0047858506</text:p>
          </table:table-cell>
          <table:table-cell office:value-type="float" office:value="0.02521415" calcext:value-type="float">
            <text:p>0.02521415</text:p>
          </table:table-cell>
          <table:table-cell/>
          <table:table-cell office:value-type="float" office:value="0.050000000745058" calcext:value-type="float">
            <text:p>0.0500000007</text:p>
          </table:table-cell>
          <table:table-cell office:value-type="float" office:value="0.006793808192015" calcext:value-type="float">
            <text:p>0.0067938082</text:p>
          </table:table-cell>
          <table:table-cell office:value-type="float" office:value="0.04320619" calcext:value-type="float">
            <text:p>0.04320619</text:p>
          </table:table-cell>
          <table:table-cell office:value-type="float" office:value="0.007889233529568" calcext:value-type="float">
            <text:p>0.0078892335</text:p>
          </table:table-cell>
          <table:table-cell office:value-type="float" office:value="0.04211077" calcext:value-type="float">
            <text:p>0.04211077</text:p>
          </table:table-cell>
          <table:table-cell/>
          <table:table-cell office:value-type="float" office:value="0.070000000298023" calcext:value-type="float">
            <text:p>0.0700000003</text:p>
          </table:table-cell>
          <table:table-cell office:value-type="float" office:value="0.010882519185543" calcext:value-type="float">
            <text:p>0.0108825192</text:p>
          </table:table-cell>
          <table:table-cell office:value-type="float" office:value="0.05911748" calcext:value-type="float">
            <text:p>0.05911748</text:p>
          </table:table-cell>
          <table:table-cell office:value-type="float" office:value="0.01185916364193" calcext:value-type="float">
            <text:p>0.0118591636</text:p>
          </table:table-cell>
          <table:table-cell office:value-type="float" office:value="0.05814084" calcext:value-type="float">
            <text:p>0.05814084</text:p>
          </table:table-cell>
          <table:table-cell/>
          <table:table-cell office:value-type="float" office:value="0.090000003576279" calcext:value-type="float">
            <text:p>0.0900000036</text:p>
          </table:table-cell>
          <table:table-cell office:value-type="float" office:value="0.01441977918148" calcext:value-type="float">
            <text:p>0.0144197792</text:p>
          </table:table-cell>
          <table:table-cell office:value-type="float" office:value="0.07558022" calcext:value-type="float">
            <text:p>0.07558022</text:p>
          </table:table-cell>
          <table:table-cell office:value-type="float" office:value="0.015790708363056" calcext:value-type="float">
            <text:p>0.0157907084</text:p>
          </table:table-cell>
          <table:table-cell office:value-type="float" office:value="0.0742093" calcext:value-type="float">
            <text:p>0.0742093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/>
          <table:table-cell office:value-type="float" office:value="0.009999999776483" calcext:value-type="float">
            <text:p>0.0099999998</text:p>
          </table:table-cell>
          <table:table-cell office:value-type="float" office:value="0.003038795664907" calcext:value-type="float">
            <text:p>0.0030387957</text:p>
          </table:table-cell>
          <table:table-cell office:value-type="float" office:value="0.0069612" calcext:value-type="float">
            <text:p>0.0069612</text:p>
          </table:table-cell>
          <table:table-cell office:value-type="float" office:value="0.002572698518634" calcext:value-type="float">
            <text:p>0.0025726985</text:p>
          </table:table-cell>
          <table:table-cell office:value-type="float" office:value="0.0074273" calcext:value-type="float">
            <text:p>0.0074273</text:p>
          </table:table-cell>
          <table:table-cell/>
          <table:table-cell office:value-type="float" office:value="0.029999999329448" calcext:value-type="float">
            <text:p>0.0299999993</text:p>
          </table:table-cell>
          <table:table-cell office:value-type="float" office:value="0.004689265042543" calcext:value-type="float">
            <text:p>0.004689265</text:p>
          </table:table-cell>
          <table:table-cell office:value-type="float" office:value="0.02531073" calcext:value-type="float">
            <text:p>0.02531073</text:p>
          </table:table-cell>
          <table:table-cell/>
          <table:table-cell office:value-type="float" office:value="0.050000000745058" calcext:value-type="float">
            <text:p>0.0500000007</text:p>
          </table:table-cell>
          <table:table-cell office:value-type="float" office:value="0.006783071905375" calcext:value-type="float">
            <text:p>0.0067830719</text:p>
          </table:table-cell>
          <table:table-cell office:value-type="float" office:value="0.04321693" calcext:value-type="float">
            <text:p>0.04321693</text:p>
          </table:table-cell>
          <table:table-cell office:value-type="float" office:value="0.007985033094883" calcext:value-type="float">
            <text:p>0.0079850331</text:p>
          </table:table-cell>
          <table:table-cell office:value-type="float" office:value="0.04201497" calcext:value-type="float">
            <text:p>0.04201497</text:p>
          </table:table-cell>
          <table:table-cell/>
          <table:table-cell office:value-type="float" office:value="0.070000000298023" calcext:value-type="float">
            <text:p>0.0700000003</text:p>
          </table:table-cell>
          <table:table-cell office:value-type="float" office:value="0.010945111513138" calcext:value-type="float">
            <text:p>0.0109451115</text:p>
          </table:table-cell>
          <table:table-cell office:value-type="float" office:value="0.05905489" calcext:value-type="float">
            <text:p>0.05905489</text:p>
          </table:table-cell>
          <table:table-cell office:value-type="float" office:value="0.011748775839806" calcext:value-type="float">
            <text:p>0.0117487758</text:p>
          </table:table-cell>
          <table:table-cell office:value-type="float" office:value="0.05825122" calcext:value-type="float">
            <text:p>0.05825122</text:p>
          </table:table-cell>
          <table:table-cell/>
          <table:table-cell office:value-type="float" office:value="0.090000003576279" calcext:value-type="float">
            <text:p>0.0900000036</text:p>
          </table:table-cell>
          <table:table-cell office:value-type="float" office:value="0.014286182820797" calcext:value-type="float">
            <text:p>0.0142861828</text:p>
          </table:table-cell>
          <table:table-cell office:value-type="float" office:value="0.07571382" calcext:value-type="float">
            <text:p>0.07571382</text:p>
          </table:table-cell>
          <table:table-cell office:value-type="float" office:value="0.015817634761333" calcext:value-type="float">
            <text:p>0.0158176348</text:p>
          </table:table-cell>
          <table:table-cell office:value-type="float" office:value="0.07418237" calcext:value-type="float">
            <text:p>0.07418237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/>
          <table:table-cell office:value-type="float" office:value="0.009999999776483" calcext:value-type="float">
            <text:p>0.0099999998</text:p>
          </table:table-cell>
          <table:table-cell office:value-type="float" office:value="0.003065561875701" calcext:value-type="float">
            <text:p>0.0030655619</text:p>
          </table:table-cell>
          <table:table-cell office:value-type="float" office:value="0.00693444" calcext:value-type="float">
            <text:p>0.00693444</text:p>
          </table:table-cell>
          <table:table-cell office:value-type="float" office:value="0.002581914886832" calcext:value-type="float">
            <text:p>0.0025819149</text:p>
          </table:table-cell>
          <table:table-cell office:value-type="float" office:value="0.00741808" calcext:value-type="float">
            <text:p>0.00741808</text:p>
          </table:table-cell>
          <table:table-cell/>
          <table:table-cell office:value-type="float" office:value="0.029999999329448" calcext:value-type="float">
            <text:p>0.0299999993</text:p>
          </table:table-cell>
          <table:table-cell office:value-type="float" office:value="0.004838842898607" calcext:value-type="float">
            <text:p>0.0048388429</text:p>
          </table:table-cell>
          <table:table-cell office:value-type="float" office:value="0.02516116" calcext:value-type="float">
            <text:p>0.02516116</text:p>
          </table:table-cell>
          <table:table-cell/>
          <table:table-cell office:value-type="float" office:value="0.050000000745058" calcext:value-type="float">
            <text:p>0.0500000007</text:p>
          </table:table-cell>
          <table:table-cell office:value-type="float" office:value="0.00673958286643" calcext:value-type="float">
            <text:p>0.0067395829</text:p>
          </table:table-cell>
          <table:table-cell office:value-type="float" office:value="0.04326042" calcext:value-type="float">
            <text:p>0.04326042</text:p>
          </table:table-cell>
          <table:table-cell office:value-type="float" office:value="0.007883608341217" calcext:value-type="float">
            <text:p>0.0078836083</text:p>
          </table:table-cell>
          <table:table-cell office:value-type="float" office:value="0.04211639" calcext:value-type="float">
            <text:p>0.04211639</text:p>
          </table:table-cell>
          <table:table-cell/>
          <table:table-cell office:value-type="float" office:value="0.070000000298023" calcext:value-type="float">
            <text:p>0.0700000003</text:p>
          </table:table-cell>
          <table:table-cell office:value-type="float" office:value="0.010839179158211" calcext:value-type="float">
            <text:p>0.0108391792</text:p>
          </table:table-cell>
          <table:table-cell office:value-type="float" office:value="0.05916082" calcext:value-type="float">
            <text:p>0.05916082</text:p>
          </table:table-cell>
          <table:table-cell office:value-type="float" office:value="0.01169827580452" calcext:value-type="float">
            <text:p>0.0116982758</text:p>
          </table:table-cell>
          <table:table-cell office:value-type="float" office:value="0.05830172" calcext:value-type="float">
            <text:p>0.05830172</text:p>
          </table:table-cell>
          <table:table-cell/>
          <table:table-cell office:value-type="float" office:value="0.090000003576279" calcext:value-type="float">
            <text:p>0.0900000036</text:p>
          </table:table-cell>
          <table:table-cell office:value-type="float" office:value="0.014324992895126" calcext:value-type="float">
            <text:p>0.0143249929</text:p>
          </table:table-cell>
          <table:table-cell office:value-type="float" office:value="0.07567501" calcext:value-type="float">
            <text:p>0.07567501</text:p>
          </table:table-cell>
          <table:table-cell office:value-type="float" office:value="0.016066685318947" calcext:value-type="float">
            <text:p>0.0160666853</text:p>
          </table:table-cell>
          <table:table-cell office:value-type="float" office:value="0.07393332" calcext:value-type="float">
            <text:p>0.07393332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/>
          <table:table-cell office:value-type="float" office:value="0.009999999776483" calcext:value-type="float">
            <text:p>0.0099999998</text:p>
          </table:table-cell>
          <table:table-cell office:value-type="float" office:value="0.00308077223599" calcext:value-type="float">
            <text:p>0.0030807722</text:p>
          </table:table-cell>
          <table:table-cell office:value-type="float" office:value="0.00691923" calcext:value-type="float">
            <text:p>0.00691923</text:p>
          </table:table-cell>
          <table:table-cell office:value-type="float" office:value="0.002600597217679" calcext:value-type="float">
            <text:p>0.0026005972</text:p>
          </table:table-cell>
          <table:table-cell office:value-type="float" office:value="0.0073994" calcext:value-type="float">
            <text:p>0.0073994</text:p>
          </table:table-cell>
          <table:table-cell/>
          <table:table-cell office:value-type="float" office:value="0.029999999329448" calcext:value-type="float">
            <text:p>0.0299999993</text:p>
          </table:table-cell>
          <table:table-cell office:value-type="float" office:value="0.004757277667522" calcext:value-type="float">
            <text:p>0.0047572777</text:p>
          </table:table-cell>
          <table:table-cell office:value-type="float" office:value="0.02524272" calcext:value-type="float">
            <text:p>0.02524272</text:p>
          </table:table-cell>
          <table:table-cell/>
          <table:table-cell office:value-type="float" office:value="0.050000000745058" calcext:value-type="float">
            <text:p>0.0500000007</text:p>
          </table:table-cell>
          <table:table-cell office:value-type="float" office:value="0.00668403878808" calcext:value-type="float">
            <text:p>0.0066840388</text:p>
          </table:table-cell>
          <table:table-cell office:value-type="float" office:value="0.04331596" calcext:value-type="float">
            <text:p>0.04331596</text:p>
          </table:table-cell>
          <table:table-cell office:value-type="float" office:value="0.00783946365118" calcext:value-type="float">
            <text:p>0.0078394637</text:p>
          </table:table-cell>
          <table:table-cell office:value-type="float" office:value="0.04216054" calcext:value-type="float">
            <text:p>0.04216054</text:p>
          </table:table-cell>
          <table:table-cell/>
          <table:table-cell office:value-type="float" office:value="0.070000000298023" calcext:value-type="float">
            <text:p>0.0700000003</text:p>
          </table:table-cell>
          <table:table-cell office:value-type="float" office:value="0.010603480041027" calcext:value-type="float">
            <text:p>0.01060348</text:p>
          </table:table-cell>
          <table:table-cell office:value-type="float" office:value="0.05939652" calcext:value-type="float">
            <text:p>0.05939652</text:p>
          </table:table-cell>
          <table:table-cell office:value-type="float" office:value="0.01176568120718" calcext:value-type="float">
            <text:p>0.0117656812</text:p>
          </table:table-cell>
          <table:table-cell office:value-type="float" office:value="0.05823432" calcext:value-type="float">
            <text:p>0.05823432</text:p>
          </table:table-cell>
          <table:table-cell/>
          <table:table-cell office:value-type="float" office:value="0.090000003576279" calcext:value-type="float">
            <text:p>0.0900000036</text:p>
          </table:table-cell>
          <table:table-cell office:value-type="float" office:value="0.014334924519062" calcext:value-type="float">
            <text:p>0.0143349245</text:p>
          </table:table-cell>
          <table:table-cell office:value-type="float" office:value="0.07566508" calcext:value-type="float">
            <text:p>0.07566508</text:p>
          </table:table-cell>
          <table:table-cell office:value-type="float" office:value="0.015960350632668" calcext:value-type="float">
            <text:p>0.0159603506</text:p>
          </table:table-cell>
          <table:table-cell office:value-type="float" office:value="0.07403965" calcext:value-type="float">
            <text:p>0.07403965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/>
          <table:table-cell office:value-type="float" office:value="0.009999999776483" calcext:value-type="float">
            <text:p>0.0099999998</text:p>
          </table:table-cell>
          <table:table-cell office:value-type="float" office:value="0.003078347072005" calcext:value-type="float">
            <text:p>0.0030783471</text:p>
          </table:table-cell>
          <table:table-cell office:value-type="float" office:value="0.00692165" calcext:value-type="float">
            <text:p>0.00692165</text:p>
          </table:table-cell>
          <table:table-cell office:value-type="float" office:value="0.00266289524734" calcext:value-type="float">
            <text:p>0.0026628952</text:p>
          </table:table-cell>
          <table:table-cell office:value-type="float" office:value="0.0073371" calcext:value-type="float">
            <text:p>0.0073371</text:p>
          </table:table-cell>
          <table:table-cell/>
          <table:table-cell office:value-type="float" office:value="0.029999999329448" calcext:value-type="float">
            <text:p>0.0299999993</text:p>
          </table:table-cell>
          <table:table-cell office:value-type="float" office:value="0.004697632044554" calcext:value-type="float">
            <text:p>0.004697632</text:p>
          </table:table-cell>
          <table:table-cell office:value-type="float" office:value="0.02530237" calcext:value-type="float">
            <text:p>0.02530237</text:p>
          </table:table-cell>
          <table:table-cell/>
          <table:table-cell office:value-type="float" office:value="0.050000000745058" calcext:value-type="float">
            <text:p>0.0500000007</text:p>
          </table:table-cell>
          <table:table-cell office:value-type="float" office:value="0.006765965372324" calcext:value-type="float">
            <text:p>0.0067659654</text:p>
          </table:table-cell>
          <table:table-cell office:value-type="float" office:value="0.04323404" calcext:value-type="float">
            <text:p>0.04323404</text:p>
          </table:table-cell>
          <table:table-cell office:value-type="float" office:value="0.007907047867775" calcext:value-type="float">
            <text:p>0.0079070479</text:p>
          </table:table-cell>
          <table:table-cell office:value-type="float" office:value="0.04209295" calcext:value-type="float">
            <text:p>0.04209295</text:p>
          </table:table-cell>
          <table:table-cell/>
          <table:table-cell office:value-type="float" office:value="0.070000000298023" calcext:value-type="float">
            <text:p>0.0700000003</text:p>
          </table:table-cell>
          <table:table-cell office:value-type="float" office:value="0.010615713894367" calcext:value-type="float">
            <text:p>0.0106157139</text:p>
          </table:table-cell>
          <table:table-cell office:value-type="float" office:value="0.05938429" calcext:value-type="float">
            <text:p>0.05938429</text:p>
          </table:table-cell>
          <table:table-cell office:value-type="float" office:value="0.012112408876419" calcext:value-type="float">
            <text:p>0.0121124089</text:p>
          </table:table-cell>
          <table:table-cell office:value-type="float" office:value="0.05788759" calcext:value-type="float">
            <text:p>0.05788759</text:p>
          </table:table-cell>
          <table:table-cell/>
          <table:table-cell office:value-type="float" office:value="0.090000003576279" calcext:value-type="float">
            <text:p>0.0900000036</text:p>
          </table:table-cell>
          <table:table-cell office:value-type="float" office:value="0.014326818287373" calcext:value-type="float">
            <text:p>0.0143268183</text:p>
          </table:table-cell>
          <table:table-cell office:value-type="float" office:value="0.07567319" calcext:value-type="float">
            <text:p>0.07567319</text:p>
          </table:table-cell>
          <table:table-cell office:value-type="float" office:value="0.016269087791443" calcext:value-type="float">
            <text:p>0.0162690878</text:p>
          </table:table-cell>
          <table:table-cell office:value-type="float" office:value="0.07373092" calcext:value-type="float">
            <text:p>0.07373092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/>
          <table:table-cell office:value-type="float" office:value="0.009999999776483" calcext:value-type="float">
            <text:p>0.0099999998</text:p>
          </table:table-cell>
          <table:table-cell office:value-type="float" office:value="0.003099335357547" calcext:value-type="float">
            <text:p>0.0030993354</text:p>
          </table:table-cell>
          <table:table-cell office:value-type="float" office:value="0.00690066" calcext:value-type="float">
            <text:p>0.00690066</text:p>
          </table:table-cell>
          <table:table-cell office:value-type="float" office:value="0.002562185749412" calcext:value-type="float">
            <text:p>0.0025621857</text:p>
          </table:table-cell>
          <table:table-cell office:value-type="float" office:value="0.00743781" calcext:value-type="float">
            <text:p>0.00743781</text:p>
          </table:table-cell>
          <table:table-cell/>
          <table:table-cell office:value-type="float" office:value="0.029999999329448" calcext:value-type="float">
            <text:p>0.0299999993</text:p>
          </table:table-cell>
          <table:table-cell office:value-type="float" office:value="0.004685789346695" calcext:value-type="float">
            <text:p>0.0046857893</text:p>
          </table:table-cell>
          <table:table-cell office:value-type="float" office:value="0.02531421" calcext:value-type="float">
            <text:p>0.02531421</text:p>
          </table:table-cell>
          <table:table-cell/>
          <table:table-cell office:value-type="float" office:value="0.050000000745058" calcext:value-type="float">
            <text:p>0.0500000007</text:p>
          </table:table-cell>
          <table:table-cell office:value-type="float" office:value="0.006829138845205" calcext:value-type="float">
            <text:p>0.0068291388</text:p>
          </table:table-cell>
          <table:table-cell office:value-type="float" office:value="0.04317086" calcext:value-type="float">
            <text:p>0.04317086</text:p>
          </table:table-cell>
          <table:table-cell office:value-type="float" office:value="0.007880114018917" calcext:value-type="float">
            <text:p>0.007880114</text:p>
          </table:table-cell>
          <table:table-cell office:value-type="float" office:value="0.04211989" calcext:value-type="float">
            <text:p>0.04211989</text:p>
          </table:table-cell>
          <table:table-cell/>
          <table:table-cell office:value-type="float" office:value="0.070000000298023" calcext:value-type="float">
            <text:p>0.0700000003</text:p>
          </table:table-cell>
          <table:table-cell office:value-type="float" office:value="0.010551750659943" calcext:value-type="float">
            <text:p>0.0105517507</text:p>
          </table:table-cell>
          <table:table-cell office:value-type="float" office:value="0.05944825" calcext:value-type="float">
            <text:p>0.05944825</text:p>
          </table:table-cell>
          <table:table-cell office:value-type="float" office:value="0.011942356824875" calcext:value-type="float">
            <text:p>0.0119423568</text:p>
          </table:table-cell>
          <table:table-cell office:value-type="float" office:value="0.05805764" calcext:value-type="float">
            <text:p>0.05805764</text:p>
          </table:table-cell>
          <table:table-cell/>
          <table:table-cell office:value-type="float" office:value="0.090000003576279" calcext:value-type="float">
            <text:p>0.0900000036</text:p>
          </table:table-cell>
          <table:table-cell office:value-type="float" office:value="0.014395572245121" calcext:value-type="float">
            <text:p>0.0143955722</text:p>
          </table:table-cell>
          <table:table-cell office:value-type="float" office:value="0.07560443" calcext:value-type="float">
            <text:p>0.07560443</text:p>
          </table:table-cell>
          <table:table-cell office:value-type="float" office:value="0.016171365976334" calcext:value-type="float">
            <text:p>0.016171366</text:p>
          </table:table-cell>
          <table:table-cell office:value-type="float" office:value="0.07382864" calcext:value-type="float">
            <text:p>0.07382864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/>
          <table:table-cell office:value-type="float" office:value="0.009999999776483" calcext:value-type="float">
            <text:p>0.0099999998</text:p>
          </table:table-cell>
          <table:table-cell office:value-type="float" office:value="0.003030756488442" calcext:value-type="float">
            <text:p>0.0030307565</text:p>
          </table:table-cell>
          <table:table-cell office:value-type="float" office:value="0.00696924" calcext:value-type="float">
            <text:p>0.00696924</text:p>
          </table:table-cell>
          <table:table-cell office:value-type="float" office:value="0.002574862912297" calcext:value-type="float">
            <text:p>0.0025748629</text:p>
          </table:table-cell>
          <table:table-cell office:value-type="float" office:value="0.00742514" calcext:value-type="float">
            <text:p>0.00742514</text:p>
          </table:table-cell>
          <table:table-cell/>
          <table:table-cell office:value-type="float" office:value="0.029999999329448" calcext:value-type="float">
            <text:p>0.0299999993</text:p>
          </table:table-cell>
          <table:table-cell office:value-type="float" office:value="0.004649627953768" calcext:value-type="float">
            <text:p>0.004649628</text:p>
          </table:table-cell>
          <table:table-cell office:value-type="float" office:value="0.02535037" calcext:value-type="float">
            <text:p>0.02535037</text:p>
          </table:table-cell>
          <table:table-cell/>
          <table:table-cell office:value-type="float" office:value="0.050000000745058" calcext:value-type="float">
            <text:p>0.0500000007</text:p>
          </table:table-cell>
          <table:table-cell office:value-type="float" office:value="0.007045086473227" calcext:value-type="float">
            <text:p>0.0070450865</text:p>
          </table:table-cell>
          <table:table-cell office:value-type="float" office:value="0.04295491" calcext:value-type="float">
            <text:p>0.04295491</text:p>
          </table:table-cell>
          <table:table-cell office:value-type="float" office:value="0.007841818034649" calcext:value-type="float">
            <text:p>0.007841818</text:p>
          </table:table-cell>
          <table:table-cell office:value-type="float" office:value="0.04215818" calcext:value-type="float">
            <text:p>0.04215818</text:p>
          </table:table-cell>
          <table:table-cell/>
          <table:table-cell office:value-type="float" office:value="0.070000000298023" calcext:value-type="float">
            <text:p>0.0700000003</text:p>
          </table:table-cell>
          <table:table-cell office:value-type="float" office:value="0.010501675307751" calcext:value-type="float">
            <text:p>0.0105016753</text:p>
          </table:table-cell>
          <table:table-cell office:value-type="float" office:value="0.05949832" calcext:value-type="float">
            <text:p>0.05949832</text:p>
          </table:table-cell>
          <table:table-cell office:value-type="float" office:value="0.012102074921131" calcext:value-type="float">
            <text:p>0.0121020749</text:p>
          </table:table-cell>
          <table:table-cell office:value-type="float" office:value="0.05789793" calcext:value-type="float">
            <text:p>0.05789793</text:p>
          </table:table-cell>
          <table:table-cell/>
          <table:table-cell office:value-type="float" office:value="0.090000003576279" calcext:value-type="float">
            <text:p>0.0900000036</text:p>
          </table:table-cell>
          <table:table-cell office:value-type="float" office:value="0.014444656670094" calcext:value-type="float">
            <text:p>0.0144446567</text:p>
          </table:table-cell>
          <table:table-cell office:value-type="float" office:value="0.07555535" calcext:value-type="float">
            <text:p>0.07555535</text:p>
          </table:table-cell>
          <table:table-cell office:value-type="float" office:value="0.01643418520689" calcext:value-type="float">
            <text:p>0.0164341852</text:p>
          </table:table-cell>
          <table:table-cell office:value-type="float" office:value="0.07356582" calcext:value-type="float">
            <text:p>0.07356582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/>
          <table:table-cell office:value-type="float" office:value="0.009999999776483" calcext:value-type="float">
            <text:p>0.0099999998</text:p>
          </table:table-cell>
          <table:table-cell office:value-type="float" office:value="0.003021156415343" calcext:value-type="float">
            <text:p>0.0030211564</text:p>
          </table:table-cell>
          <table:table-cell office:value-type="float" office:value="0.00697884" calcext:value-type="float">
            <text:p>0.00697884</text:p>
          </table:table-cell>
          <table:table-cell office:value-type="float" office:value="0.002562398090959" calcext:value-type="float">
            <text:p>0.0025623981</text:p>
          </table:table-cell>
          <table:table-cell office:value-type="float" office:value="0.0074376" calcext:value-type="float">
            <text:p>0.0074376</text:p>
          </table:table-cell>
          <table:table-cell/>
          <table:table-cell office:value-type="float" office:value="0.029999999329448" calcext:value-type="float">
            <text:p>0.0299999993</text:p>
          </table:table-cell>
          <table:table-cell office:value-type="float" office:value="0.004519019275904" calcext:value-type="float">
            <text:p>0.0045190193</text:p>
          </table:table-cell>
          <table:table-cell office:value-type="float" office:value="0.02548098" calcext:value-type="float">
            <text:p>0.02548098</text:p>
          </table:table-cell>
          <table:table-cell/>
          <table:table-cell office:value-type="float" office:value="0.050000000745058" calcext:value-type="float">
            <text:p>0.0500000007</text:p>
          </table:table-cell>
          <table:table-cell office:value-type="float" office:value="0.006962779909372" calcext:value-type="float">
            <text:p>0.0069627799</text:p>
          </table:table-cell>
          <table:table-cell office:value-type="float" office:value="0.04303722" calcext:value-type="float">
            <text:p>0.04303722</text:p>
          </table:table-cell>
          <table:table-cell office:value-type="float" office:value="0.007604442536831" calcext:value-type="float">
            <text:p>0.0076044425</text:p>
          </table:table-cell>
          <table:table-cell office:value-type="float" office:value="0.04239556" calcext:value-type="float">
            <text:p>0.04239556</text:p>
          </table:table-cell>
          <table:table-cell/>
          <table:table-cell office:value-type="float" office:value="0.070000000298023" calcext:value-type="float">
            <text:p>0.0700000003</text:p>
          </table:table-cell>
          <table:table-cell office:value-type="float" office:value="0.010471411049366" calcext:value-type="float">
            <text:p>0.010471411</text:p>
          </table:table-cell>
          <table:table-cell office:value-type="float" office:value="0.05952859" calcext:value-type="float">
            <text:p>0.05952859</text:p>
          </table:table-cell>
          <table:table-cell office:value-type="float" office:value="0.012250155210495" calcext:value-type="float">
            <text:p>0.0122501552</text:p>
          </table:table-cell>
          <table:table-cell office:value-type="float" office:value="0.05774985" calcext:value-type="float">
            <text:p>0.05774985</text:p>
          </table:table-cell>
          <table:table-cell/>
          <table:table-cell office:value-type="float" office:value="0.090000003576279" calcext:value-type="float">
            <text:p>0.0900000036</text:p>
          </table:table-cell>
          <table:table-cell office:value-type="float" office:value="0.014430589973927" calcext:value-type="float">
            <text:p>0.01443059</text:p>
          </table:table-cell>
          <table:table-cell office:value-type="float" office:value="0.07556941" calcext:value-type="float">
            <text:p>0.07556941</text:p>
          </table:table-cell>
          <table:table-cell office:value-type="float" office:value="0.016399815678596" calcext:value-type="float">
            <text:p>0.0163998157</text:p>
          </table:table-cell>
          <table:table-cell office:value-type="float" office:value="0.07360019" calcext:value-type="float">
            <text:p>0.07360019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/>
          <table:table-cell office:value-type="float" office:value="0.009999999776483" calcext:value-type="float">
            <text:p>0.0099999998</text:p>
          </table:table-cell>
          <table:table-cell office:value-type="float" office:value="0.003006221726537" calcext:value-type="float">
            <text:p>0.0030062217</text:p>
          </table:table-cell>
          <table:table-cell office:value-type="float" office:value="0.00699378" calcext:value-type="float">
            <text:p>0.00699378</text:p>
          </table:table-cell>
          <table:table-cell office:value-type="float" office:value="0.002562982961535" calcext:value-type="float">
            <text:p>0.002562983</text:p>
          </table:table-cell>
          <table:table-cell office:value-type="float" office:value="0.00743702" calcext:value-type="float">
            <text:p>0.00743702</text:p>
          </table:table-cell>
          <table:table-cell/>
          <table:table-cell office:value-type="float" office:value="0.029999999329448" calcext:value-type="float">
            <text:p>0.0299999993</text:p>
          </table:table-cell>
          <table:table-cell office:value-type="float" office:value="0.004452981054783" calcext:value-type="float">
            <text:p>0.0044529811</text:p>
          </table:table-cell>
          <table:table-cell office:value-type="float" office:value="0.02554702" calcext:value-type="float">
            <text:p>0.02554702</text:p>
          </table:table-cell>
          <table:table-cell/>
          <table:table-cell office:value-type="float" office:value="0.050000000745058" calcext:value-type="float">
            <text:p>0.0500000007</text:p>
          </table:table-cell>
          <table:table-cell office:value-type="float" office:value="0.007027145475149" calcext:value-type="float">
            <text:p>0.0070271455</text:p>
          </table:table-cell>
          <table:table-cell office:value-type="float" office:value="0.04297286" calcext:value-type="float">
            <text:p>0.04297286</text:p>
          </table:table-cell>
          <table:table-cell office:value-type="float" office:value="0.00780014693737" calcext:value-type="float">
            <text:p>0.0078001469</text:p>
          </table:table-cell>
          <table:table-cell office:value-type="float" office:value="0.04219985" calcext:value-type="float">
            <text:p>0.04219985</text:p>
          </table:table-cell>
          <table:table-cell/>
          <table:table-cell office:value-type="float" office:value="0.070000000298023" calcext:value-type="float">
            <text:p>0.0700000003</text:p>
          </table:table-cell>
          <table:table-cell office:value-type="float" office:value="0.010726772248745" calcext:value-type="float">
            <text:p>0.0107267722</text:p>
          </table:table-cell>
          <table:table-cell office:value-type="float" office:value="0.05927323" calcext:value-type="float">
            <text:p>0.05927323</text:p>
          </table:table-cell>
          <table:table-cell office:value-type="float" office:value="0.01226618885994" calcext:value-type="float">
            <text:p>0.0122661889</text:p>
          </table:table-cell>
          <table:table-cell office:value-type="float" office:value="0.05773381" calcext:value-type="float">
            <text:p>0.05773381</text:p>
          </table:table-cell>
          <table:table-cell/>
          <table:table-cell office:value-type="float" office:value="0.090000003576279" calcext:value-type="float">
            <text:p>0.0900000036</text:p>
          </table:table-cell>
          <table:table-cell office:value-type="float" office:value="0.014558002352715" calcext:value-type="float">
            <text:p>0.0145580024</text:p>
          </table:table-cell>
          <table:table-cell office:value-type="float" office:value="0.075442" calcext:value-type="float">
            <text:p>0.075442</text:p>
          </table:table-cell>
          <table:table-cell office:value-type="float" office:value="0.016509175300598" calcext:value-type="float">
            <text:p>0.0165091753</text:p>
          </table:table-cell>
          <table:table-cell office:value-type="float" office:value="0.07349083" calcext:value-type="float">
            <text:p>0.07349083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/>
          <table:table-cell office:value-type="float" office:value="0.009999999776483" calcext:value-type="float">
            <text:p>0.0099999998</text:p>
          </table:table-cell>
          <table:table-cell office:value-type="float" office:value="0.00299527309835" calcext:value-type="float">
            <text:p>0.0029952731</text:p>
          </table:table-cell>
          <table:table-cell office:value-type="float" office:value="0.00700473" calcext:value-type="float">
            <text:p>0.00700473</text:p>
          </table:table-cell>
          <table:table-cell office:value-type="float" office:value="0.002628931775689" calcext:value-type="float">
            <text:p>0.0026289318</text:p>
          </table:table-cell>
          <table:table-cell office:value-type="float" office:value="0.00737107" calcext:value-type="float">
            <text:p>0.00737107</text:p>
          </table:table-cell>
          <table:table-cell/>
          <table:table-cell office:value-type="float" office:value="0.029999999329448" calcext:value-type="float">
            <text:p>0.0299999993</text:p>
          </table:table-cell>
          <table:table-cell office:value-type="float" office:value="0.004423663020134" calcext:value-type="float">
            <text:p>0.004423663</text:p>
          </table:table-cell>
          <table:table-cell office:value-type="float" office:value="0.02557634" calcext:value-type="float">
            <text:p>0.02557634</text:p>
          </table:table-cell>
          <table:table-cell/>
          <table:table-cell office:value-type="float" office:value="0.050000000745058" calcext:value-type="float">
            <text:p>0.0500000007</text:p>
          </table:table-cell>
          <table:table-cell office:value-type="float" office:value="0.007154244929552" calcext:value-type="float">
            <text:p>0.0071542449</text:p>
          </table:table-cell>
          <table:table-cell office:value-type="float" office:value="0.04284576" calcext:value-type="float">
            <text:p>0.04284576</text:p>
          </table:table-cell>
          <table:table-cell office:value-type="float" office:value="0.007787384092808" calcext:value-type="float">
            <text:p>0.0077873841</text:p>
          </table:table-cell>
          <table:table-cell office:value-type="float" office:value="0.04221262" calcext:value-type="float">
            <text:p>0.04221262</text:p>
          </table:table-cell>
          <table:table-cell/>
          <table:table-cell office:value-type="float" office:value="0.070000000298023" calcext:value-type="float">
            <text:p>0.0700000003</text:p>
          </table:table-cell>
          <table:table-cell office:value-type="float" office:value="0.010971255600452" calcext:value-type="float">
            <text:p>0.0109712556</text:p>
          </table:table-cell>
          <table:table-cell office:value-type="float" office:value="0.05902874" calcext:value-type="float">
            <text:p>0.05902874</text:p>
          </table:table-cell>
          <table:table-cell office:value-type="float" office:value="0.012539602816105" calcext:value-type="float">
            <text:p>0.0125396028</text:p>
          </table:table-cell>
          <table:table-cell office:value-type="float" office:value="0.0574604" calcext:value-type="float">
            <text:p>0.0574604</text:p>
          </table:table-cell>
          <table:table-cell/>
          <table:table-cell office:value-type="float" office:value="0.090000003576279" calcext:value-type="float">
            <text:p>0.0900000036</text:p>
          </table:table-cell>
          <table:table-cell office:value-type="float" office:value="0.01446857303381" calcext:value-type="float">
            <text:p>0.014468573</text:p>
          </table:table-cell>
          <table:table-cell office:value-type="float" office:value="0.07553143" calcext:value-type="float">
            <text:p>0.07553143</text:p>
          </table:table-cell>
          <table:table-cell office:value-type="float" office:value="0.016421303153038" calcext:value-type="float">
            <text:p>0.0164213032</text:p>
          </table:table-cell>
          <table:table-cell office:value-type="float" office:value="0.0735787" calcext:value-type="float">
            <text:p>0.0735787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/>
          <table:table-cell office:value-type="float" office:value="0.009999999776483" calcext:value-type="float">
            <text:p>0.0099999998</text:p>
          </table:table-cell>
          <table:table-cell office:value-type="float" office:value="0.002950904890895" calcext:value-type="float">
            <text:p>0.0029509049</text:p>
          </table:table-cell>
          <table:table-cell office:value-type="float" office:value="0.00704909" calcext:value-type="float">
            <text:p>0.00704909</text:p>
          </table:table-cell>
          <table:table-cell office:value-type="float" office:value="0.002611299976707" calcext:value-type="float">
            <text:p>0.0026113</text:p>
          </table:table-cell>
          <table:table-cell office:value-type="float" office:value="0.0073887" calcext:value-type="float">
            <text:p>0.0073887</text:p>
          </table:table-cell>
          <table:table-cell/>
          <table:table-cell office:value-type="float" office:value="0.029999999329448" calcext:value-type="float">
            <text:p>0.0299999993</text:p>
          </table:table-cell>
          <table:table-cell office:value-type="float" office:value="0.004473444074392" calcext:value-type="float">
            <text:p>0.0044734441</text:p>
          </table:table-cell>
          <table:table-cell office:value-type="float" office:value="0.02552656" calcext:value-type="float">
            <text:p>0.02552656</text:p>
          </table:table-cell>
          <table:table-cell/>
          <table:table-cell office:value-type="float" office:value="0.050000000745058" calcext:value-type="float">
            <text:p>0.0500000007</text:p>
          </table:table-cell>
          <table:table-cell office:value-type="float" office:value="0.007199723273516" calcext:value-type="float">
            <text:p>0.0071997233</text:p>
          </table:table-cell>
          <table:table-cell office:value-type="float" office:value="0.04280028" calcext:value-type="float">
            <text:p>0.04280028</text:p>
          </table:table-cell>
          <table:table-cell office:value-type="float" office:value="0.007686115801334" calcext:value-type="float">
            <text:p>0.0076861158</text:p>
          </table:table-cell>
          <table:table-cell office:value-type="float" office:value="0.04231388" calcext:value-type="float">
            <text:p>0.04231388</text:p>
          </table:table-cell>
          <table:table-cell/>
          <table:table-cell office:value-type="float" office:value="0.070000000298023" calcext:value-type="float">
            <text:p>0.0700000003</text:p>
          </table:table-cell>
          <table:table-cell office:value-type="float" office:value="0.011038310825825" calcext:value-type="float">
            <text:p>0.0110383108</text:p>
          </table:table-cell>
          <table:table-cell office:value-type="float" office:value="0.05896169" calcext:value-type="float">
            <text:p>0.05896169</text:p>
          </table:table-cell>
          <table:table-cell office:value-type="float" office:value="0.01263702660799" calcext:value-type="float">
            <text:p>0.0126370266</text:p>
          </table:table-cell>
          <table:table-cell office:value-type="float" office:value="0.05736297" calcext:value-type="float">
            <text:p>0.05736297</text:p>
          </table:table-cell>
          <table:table-cell/>
          <table:table-cell office:value-type="float" office:value="0.090000003576279" calcext:value-type="float">
            <text:p>0.0900000036</text:p>
          </table:table-cell>
          <table:table-cell office:value-type="float" office:value="0.014452822506428" calcext:value-type="float">
            <text:p>0.0144528225</text:p>
          </table:table-cell>
          <table:table-cell office:value-type="float" office:value="0.07554718" calcext:value-type="float">
            <text:p>0.07554718</text:p>
          </table:table-cell>
          <table:table-cell office:value-type="float" office:value="0.016469813883305" calcext:value-type="float">
            <text:p>0.0164698139</text:p>
          </table:table-cell>
          <table:table-cell office:value-type="float" office:value="0.07353019" calcext:value-type="float">
            <text:p>0.07353019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/>
          <table:table-cell office:value-type="float" office:value="0.009999999776483" calcext:value-type="float">
            <text:p>0.0099999998</text:p>
          </table:table-cell>
          <table:table-cell office:value-type="float" office:value="0.00300302170217" calcext:value-type="float">
            <text:p>0.0030030217</text:p>
          </table:table-cell>
          <table:table-cell office:value-type="float" office:value="0.00699698" calcext:value-type="float">
            <text:p>0.00699698</text:p>
          </table:table-cell>
          <table:table-cell office:value-type="float" office:value="0.002584950998425" calcext:value-type="float">
            <text:p>0.002584951</text:p>
          </table:table-cell>
          <table:table-cell office:value-type="float" office:value="0.00741505" calcext:value-type="float">
            <text:p>0.00741505</text:p>
          </table:table-cell>
          <table:table-cell/>
          <table:table-cell office:value-type="float" office:value="0.029999999329448" calcext:value-type="float">
            <text:p>0.0299999993</text:p>
          </table:table-cell>
          <table:table-cell office:value-type="float" office:value="0.00438067317009" calcext:value-type="float">
            <text:p>0.0043806732</text:p>
          </table:table-cell>
          <table:table-cell office:value-type="float" office:value="0.02561933" calcext:value-type="float">
            <text:p>0.02561933</text:p>
          </table:table-cell>
          <table:table-cell/>
          <table:table-cell office:value-type="float" office:value="0.050000000745058" calcext:value-type="float">
            <text:p>0.0500000007</text:p>
          </table:table-cell>
          <table:table-cell office:value-type="float" office:value="0.00710016861558" calcext:value-type="float">
            <text:p>0.0071001686</text:p>
          </table:table-cell>
          <table:table-cell office:value-type="float" office:value="0.04289983" calcext:value-type="float">
            <text:p>0.04289983</text:p>
          </table:table-cell>
          <table:table-cell office:value-type="float" office:value="0.007759720087051" calcext:value-type="float">
            <text:p>0.0077597201</text:p>
          </table:table-cell>
          <table:table-cell office:value-type="float" office:value="0.04224028" calcext:value-type="float">
            <text:p>0.04224028</text:p>
          </table:table-cell>
          <table:table-cell/>
          <table:table-cell office:value-type="float" office:value="0.070000000298023" calcext:value-type="float">
            <text:p>0.0700000003</text:p>
          </table:table-cell>
          <table:table-cell office:value-type="float" office:value="0.011199086904526" calcext:value-type="float">
            <text:p>0.0111990869</text:p>
          </table:table-cell>
          <table:table-cell office:value-type="float" office:value="0.05880091" calcext:value-type="float">
            <text:p>0.05880091</text:p>
          </table:table-cell>
          <table:table-cell office:value-type="float" office:value="0.012726314365864" calcext:value-type="float">
            <text:p>0.0127263144</text:p>
          </table:table-cell>
          <table:table-cell office:value-type="float" office:value="0.05727369" calcext:value-type="float">
            <text:p>0.05727369</text:p>
          </table:table-cell>
          <table:table-cell/>
          <table:table-cell office:value-type="float" office:value="0.090000003576279" calcext:value-type="float">
            <text:p>0.0900000036</text:p>
          </table:table-cell>
          <table:table-cell office:value-type="float" office:value="0.014472417533398" calcext:value-type="float">
            <text:p>0.0144724175</text:p>
          </table:table-cell>
          <table:table-cell office:value-type="float" office:value="0.07552759" calcext:value-type="float">
            <text:p>0.07552759</text:p>
          </table:table-cell>
          <table:table-cell office:value-type="float" office:value="0.01649235188961" calcext:value-type="float">
            <text:p>0.0164923519</text:p>
          </table:table-cell>
          <table:table-cell office:value-type="float" office:value="0.07350765" calcext:value-type="float">
            <text:p>0.07350765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/>
          <table:table-cell office:value-type="float" office:value="0.009999999776483" calcext:value-type="float">
            <text:p>0.0099999998</text:p>
          </table:table-cell>
          <table:table-cell office:value-type="float" office:value="0.002996480092406" calcext:value-type="float">
            <text:p>0.0029964801</text:p>
          </table:table-cell>
          <table:table-cell office:value-type="float" office:value="0.00700352" calcext:value-type="float">
            <text:p>0.00700352</text:p>
          </table:table-cell>
          <table:table-cell office:value-type="float" office:value="0.00260473228991" calcext:value-type="float">
            <text:p>0.0026047323</text:p>
          </table:table-cell>
          <table:table-cell office:value-type="float" office:value="0.00739527" calcext:value-type="float">
            <text:p>0.00739527</text:p>
          </table:table-cell>
          <table:table-cell/>
          <table:table-cell office:value-type="float" office:value="0.029999999329448" calcext:value-type="float">
            <text:p>0.0299999993</text:p>
          </table:table-cell>
          <table:table-cell office:value-type="float" office:value="0.004249777644873" calcext:value-type="float">
            <text:p>0.0042497776</text:p>
          </table:table-cell>
          <table:table-cell office:value-type="float" office:value="0.02575022" calcext:value-type="float">
            <text:p>0.02575022</text:p>
          </table:table-cell>
          <table:table-cell/>
          <table:table-cell office:value-type="float" office:value="0.050000000745058" calcext:value-type="float">
            <text:p>0.0500000007</text:p>
          </table:table-cell>
          <table:table-cell office:value-type="float" office:value="0.007222775369883" calcext:value-type="float">
            <text:p>0.0072227754</text:p>
          </table:table-cell>
          <table:table-cell office:value-type="float" office:value="0.04277723" calcext:value-type="float">
            <text:p>0.04277723</text:p>
          </table:table-cell>
          <table:table-cell office:value-type="float" office:value="0.007730677723885" calcext:value-type="float">
            <text:p>0.0077306777</text:p>
          </table:table-cell>
          <table:table-cell office:value-type="float" office:value="0.04226932" calcext:value-type="float">
            <text:p>0.04226932</text:p>
          </table:table-cell>
          <table:table-cell/>
          <table:table-cell office:value-type="float" office:value="0.070000000298023" calcext:value-type="float">
            <text:p>0.0700000003</text:p>
          </table:table-cell>
          <table:table-cell office:value-type="float" office:value="0.011215299367905" calcext:value-type="float">
            <text:p>0.0112152994</text:p>
          </table:table-cell>
          <table:table-cell office:value-type="float" office:value="0.0587847" calcext:value-type="float">
            <text:p>0.0587847</text:p>
          </table:table-cell>
          <table:table-cell office:value-type="float" office:value="0.012830346822739" calcext:value-type="float">
            <text:p>0.0128303468</text:p>
          </table:table-cell>
          <table:table-cell office:value-type="float" office:value="0.05716965" calcext:value-type="float">
            <text:p>0.05716965</text:p>
          </table:table-cell>
          <table:table-cell/>
          <table:table-cell office:value-type="float" office:value="0.090000003576279" calcext:value-type="float">
            <text:p>0.0900000036</text:p>
          </table:table-cell>
          <table:table-cell office:value-type="float" office:value="0.014318160712719" calcext:value-type="float">
            <text:p>0.0143181607</text:p>
          </table:table-cell>
          <table:table-cell office:value-type="float" office:value="0.07568184" calcext:value-type="float">
            <text:p>0.07568184</text:p>
          </table:table-cell>
          <table:table-cell office:value-type="float" office:value="0.016347169876099" calcext:value-type="float">
            <text:p>0.0163471699</text:p>
          </table:table-cell>
          <table:table-cell office:value-type="float" office:value="0.07365283" calcext:value-type="float">
            <text:p>0.07365283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/>
          <table:table-cell office:value-type="float" office:value="0.009999999776483" calcext:value-type="float">
            <text:p>0.0099999998</text:p>
          </table:table-cell>
          <table:table-cell office:value-type="float" office:value="0.00289005599916" calcext:value-type="float">
            <text:p>0.002890056</text:p>
          </table:table-cell>
          <table:table-cell office:value-type="float" office:value="0.00710994" calcext:value-type="float">
            <text:p>0.00710994</text:p>
          </table:table-cell>
          <table:table-cell office:value-type="float" office:value="0.002490999177098" calcext:value-type="float">
            <text:p>0.0024909992</text:p>
          </table:table-cell>
          <table:table-cell office:value-type="float" office:value="0.007509" calcext:value-type="float">
            <text:p>0.007509</text:p>
          </table:table-cell>
          <table:table-cell/>
          <table:table-cell office:value-type="float" office:value="0.029999999329448" calcext:value-type="float">
            <text:p>0.0299999993</text:p>
          </table:table-cell>
          <table:table-cell office:value-type="float" office:value="0.004311863332987" calcext:value-type="float">
            <text:p>0.0043118633</text:p>
          </table:table-cell>
          <table:table-cell office:value-type="float" office:value="0.02568814" calcext:value-type="float">
            <text:p>0.02568814</text:p>
          </table:table-cell>
          <table:table-cell/>
          <table:table-cell office:value-type="float" office:value="0.050000000745058" calcext:value-type="float">
            <text:p>0.0500000007</text:p>
          </table:table-cell>
          <table:table-cell office:value-type="float" office:value="0.007047209888697" calcext:value-type="float">
            <text:p>0.0070472099</text:p>
          </table:table-cell>
          <table:table-cell office:value-type="float" office:value="0.04295279" calcext:value-type="float">
            <text:p>0.04295279</text:p>
          </table:table-cell>
          <table:table-cell office:value-type="float" office:value="0.007781475782394" calcext:value-type="float">
            <text:p>0.0077814758</text:p>
          </table:table-cell>
          <table:table-cell office:value-type="float" office:value="0.04221852" calcext:value-type="float">
            <text:p>0.04221852</text:p>
          </table:table-cell>
          <table:table-cell/>
          <table:table-cell office:value-type="float" office:value="0.070000000298023" calcext:value-type="float">
            <text:p>0.0700000003</text:p>
          </table:table-cell>
          <table:table-cell office:value-type="float" office:value="0.011342003941536" calcext:value-type="float">
            <text:p>0.0113420039</text:p>
          </table:table-cell>
          <table:table-cell office:value-type="float" office:value="0.058658" calcext:value-type="float">
            <text:p>0.058658</text:p>
          </table:table-cell>
          <table:table-cell office:value-type="float" office:value="0.012907013297081" calcext:value-type="float">
            <text:p>0.0129070133</text:p>
          </table:table-cell>
          <table:table-cell office:value-type="float" office:value="0.05709299" calcext:value-type="float">
            <text:p>0.05709299</text:p>
          </table:table-cell>
          <table:table-cell/>
          <table:table-cell office:value-type="float" office:value="0.090000003576279" calcext:value-type="float">
            <text:p>0.0900000036</text:p>
          </table:table-cell>
          <table:table-cell office:value-type="float" office:value="0.014172479510307" calcext:value-type="float">
            <text:p>0.0141724795</text:p>
          </table:table-cell>
          <table:table-cell office:value-type="float" office:value="0.07582752" calcext:value-type="float">
            <text:p>0.07582752</text:p>
          </table:table-cell>
          <table:table-cell office:value-type="float" office:value="0.016341127455235" calcext:value-type="float">
            <text:p>0.0163411275</text:p>
          </table:table-cell>
          <table:table-cell office:value-type="float" office:value="0.07365888" calcext:value-type="float">
            <text:p>0.07365888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/>
          <table:table-cell office:value-type="float" office:value="0.009999999776483" calcext:value-type="float">
            <text:p>0.0099999998</text:p>
          </table:table-cell>
          <table:table-cell office:value-type="float" office:value="0.00293674133718" calcext:value-type="float">
            <text:p>0.0029367413</text:p>
          </table:table-cell>
          <table:table-cell office:value-type="float" office:value="0.00706326" calcext:value-type="float">
            <text:p>0.00706326</text:p>
          </table:table-cell>
          <table:table-cell office:value-type="float" office:value="0.00249114818871" calcext:value-type="float">
            <text:p>0.0024911482</text:p>
          </table:table-cell>
          <table:table-cell office:value-type="float" office:value="0.00750885" calcext:value-type="float">
            <text:p>0.00750885</text:p>
          </table:table-cell>
          <table:table-cell/>
          <table:table-cell office:value-type="float" office:value="0.029999999329448" calcext:value-type="float">
            <text:p>0.0299999993</text:p>
          </table:table-cell>
          <table:table-cell office:value-type="float" office:value="0.004346329718828" calcext:value-type="float">
            <text:p>0.0043463297</text:p>
          </table:table-cell>
          <table:table-cell office:value-type="float" office:value="0.02565367" calcext:value-type="float">
            <text:p>0.02565367</text:p>
          </table:table-cell>
          <table:table-cell/>
          <table:table-cell office:value-type="float" office:value="0.050000000745058" calcext:value-type="float">
            <text:p>0.0500000007</text:p>
          </table:table-cell>
          <table:table-cell office:value-type="float" office:value="0.00700918212533" calcext:value-type="float">
            <text:p>0.0070091821</text:p>
          </table:table-cell>
          <table:table-cell office:value-type="float" office:value="0.04299082" calcext:value-type="float">
            <text:p>0.04299082</text:p>
          </table:table-cell>
          <table:table-cell office:value-type="float" office:value="0.00791934132576" calcext:value-type="float">
            <text:p>0.0079193413</text:p>
          </table:table-cell>
          <table:table-cell office:value-type="float" office:value="0.04208066" calcext:value-type="float">
            <text:p>0.04208066</text:p>
          </table:table-cell>
          <table:table-cell/>
          <table:table-cell office:value-type="float" office:value="0.070000000298023" calcext:value-type="float">
            <text:p>0.0700000003</text:p>
          </table:table-cell>
          <table:table-cell office:value-type="float" office:value="0.011252537369728" calcext:value-type="float">
            <text:p>0.0112525374</text:p>
          </table:table-cell>
          <table:table-cell office:value-type="float" office:value="0.05874746" calcext:value-type="float">
            <text:p>0.05874746</text:p>
          </table:table-cell>
          <table:table-cell office:value-type="float" office:value="0.012843236327171" calcext:value-type="float">
            <text:p>0.0128432363</text:p>
          </table:table-cell>
          <table:table-cell office:value-type="float" office:value="0.05715676" calcext:value-type="float">
            <text:p>0.05715676</text:p>
          </table:table-cell>
          <table:table-cell/>
          <table:table-cell office:value-type="float" office:value="0.090000003576279" calcext:value-type="float">
            <text:p>0.0900000036</text:p>
          </table:table-cell>
          <table:table-cell office:value-type="float" office:value="0.014181330800056" calcext:value-type="float">
            <text:p>0.0141813308</text:p>
          </table:table-cell>
          <table:table-cell office:value-type="float" office:value="0.07581867" calcext:value-type="float">
            <text:p>0.07581867</text:p>
          </table:table-cell>
          <table:table-cell office:value-type="float" office:value="0.016196466982365" calcext:value-type="float">
            <text:p>0.016196467</text:p>
          </table:table-cell>
          <table:table-cell office:value-type="float" office:value="0.07380354" calcext:value-type="float">
            <text:p>0.07380354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/>
          <table:table-cell office:value-type="float" office:value="0.009999999776483" calcext:value-type="float">
            <text:p>0.0099999998</text:p>
          </table:table-cell>
          <table:table-cell office:value-type="float" office:value="0.002929618582129" calcext:value-type="float">
            <text:p>0.0029296186</text:p>
          </table:table-cell>
          <table:table-cell office:value-type="float" office:value="0.00707038" calcext:value-type="float">
            <text:p>0.00707038</text:p>
          </table:table-cell>
          <table:table-cell office:value-type="float" office:value="0.002467291429639" calcext:value-type="float">
            <text:p>0.0024672914</text:p>
          </table:table-cell>
          <table:table-cell office:value-type="float" office:value="0.00753271" calcext:value-type="float">
            <text:p>0.00753271</text:p>
          </table:table-cell>
          <table:table-cell/>
          <table:table-cell office:value-type="float" office:value="0.029999999329448" calcext:value-type="float">
            <text:p>0.0299999993</text:p>
          </table:table-cell>
          <table:table-cell office:value-type="float" office:value="0.004171058535576" calcext:value-type="float">
            <text:p>0.0041710585</text:p>
          </table:table-cell>
          <table:table-cell office:value-type="float" office:value="0.02582894" calcext:value-type="float">
            <text:p>0.02582894</text:p>
          </table:table-cell>
          <table:table-cell/>
          <table:table-cell office:value-type="float" office:value="0.050000000745058" calcext:value-type="float">
            <text:p>0.0500000007</text:p>
          </table:table-cell>
          <table:table-cell office:value-type="float" office:value="0.007046867161989" calcext:value-type="float">
            <text:p>0.0070468672</text:p>
          </table:table-cell>
          <table:table-cell office:value-type="float" office:value="0.04295313" calcext:value-type="float">
            <text:p>0.04295313</text:p>
          </table:table-cell>
          <table:table-cell office:value-type="float" office:value="0.007960177958012" calcext:value-type="float">
            <text:p>0.007960178</text:p>
          </table:table-cell>
          <table:table-cell office:value-type="float" office:value="0.04203982" calcext:value-type="float">
            <text:p>0.04203982</text:p>
          </table:table-cell>
          <table:table-cell/>
          <table:table-cell office:value-type="float" office:value="0.070000000298023" calcext:value-type="float">
            <text:p>0.0700000003</text:p>
          </table:table-cell>
          <table:table-cell office:value-type="float" office:value="0.011054404079914" calcext:value-type="float">
            <text:p>0.0110544041</text:p>
          </table:table-cell>
          <table:table-cell office:value-type="float" office:value="0.0589456" calcext:value-type="float">
            <text:p>0.0589456</text:p>
          </table:table-cell>
          <table:table-cell office:value-type="float" office:value="0.012738145887852" calcext:value-type="float">
            <text:p>0.0127381459</text:p>
          </table:table-cell>
          <table:table-cell office:value-type="float" office:value="0.05726185" calcext:value-type="float">
            <text:p>0.05726185</text:p>
          </table:table-cell>
          <table:table-cell/>
          <table:table-cell office:value-type="float" office:value="0.090000003576279" calcext:value-type="float">
            <text:p>0.0900000036</text:p>
          </table:table-cell>
          <table:table-cell office:value-type="float" office:value="0.014107890427113" calcext:value-type="float">
            <text:p>0.0141078904</text:p>
          </table:table-cell>
          <table:table-cell office:value-type="float" office:value="0.07589211" calcext:value-type="float">
            <text:p>0.07589211</text:p>
          </table:table-cell>
          <table:table-cell office:value-type="float" office:value="0.016106262803078" calcext:value-type="float">
            <text:p>0.0161062628</text:p>
          </table:table-cell>
          <table:table-cell office:value-type="float" office:value="0.07389374" calcext:value-type="float">
            <text:p>0.07389374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/>
          <table:table-cell office:value-type="float" office:value="0.009999999776483" calcext:value-type="float">
            <text:p>0.0099999998</text:p>
          </table:table-cell>
          <table:table-cell office:value-type="float" office:value="0.002887526527047" calcext:value-type="float">
            <text:p>0.0028875265</text:p>
          </table:table-cell>
          <table:table-cell office:value-type="float" office:value="0.00711247" calcext:value-type="float">
            <text:p>0.00711247</text:p>
          </table:table-cell>
          <table:table-cell office:value-type="float" office:value="0.00236845202744" calcext:value-type="float">
            <text:p>0.002368452</text:p>
          </table:table-cell>
          <table:table-cell office:value-type="float" office:value="0.00763155" calcext:value-type="float">
            <text:p>0.00763155</text:p>
          </table:table-cell>
          <table:table-cell/>
          <table:table-cell office:value-type="float" office:value="0.029999999329448" calcext:value-type="float">
            <text:p>0.0299999993</text:p>
          </table:table-cell>
          <table:table-cell office:value-type="float" office:value="0.004186000674963" calcext:value-type="float">
            <text:p>0.0041860007</text:p>
          </table:table-cell>
          <table:table-cell office:value-type="float" office:value="0.025814" calcext:value-type="float">
            <text:p>0.025814</text:p>
          </table:table-cell>
          <table:table-cell/>
          <table:table-cell office:value-type="float" office:value="0.050000000745058" calcext:value-type="float">
            <text:p>0.0500000007</text:p>
          </table:table-cell>
          <table:table-cell office:value-type="float" office:value="0.00693454220891" calcext:value-type="float">
            <text:p>0.0069345422</text:p>
          </table:table-cell>
          <table:table-cell office:value-type="float" office:value="0.04306546" calcext:value-type="float">
            <text:p>0.04306546</text:p>
          </table:table-cell>
          <table:table-cell office:value-type="float" office:value="0.007988810539246" calcext:value-type="float">
            <text:p>0.0079888105</text:p>
          </table:table-cell>
          <table:table-cell office:value-type="float" office:value="0.04201119" calcext:value-type="float">
            <text:p>0.04201119</text:p>
          </table:table-cell>
          <table:table-cell/>
          <table:table-cell office:value-type="float" office:value="0.070000000298023" calcext:value-type="float">
            <text:p>0.0700000003</text:p>
          </table:table-cell>
          <table:table-cell office:value-type="float" office:value="0.011207222938538" calcext:value-type="float">
            <text:p>0.0112072229</text:p>
          </table:table-cell>
          <table:table-cell office:value-type="float" office:value="0.05879278" calcext:value-type="float">
            <text:p>0.05879278</text:p>
          </table:table-cell>
          <table:table-cell office:value-type="float" office:value="0.012635692954063" calcext:value-type="float">
            <text:p>0.012635693</text:p>
          </table:table-cell>
          <table:table-cell office:value-type="float" office:value="0.05736431" calcext:value-type="float">
            <text:p>0.05736431</text:p>
          </table:table-cell>
          <table:table-cell/>
          <table:table-cell office:value-type="float" office:value="0.090000003576279" calcext:value-type="float">
            <text:p>0.0900000036</text:p>
          </table:table-cell>
          <table:table-cell office:value-type="float" office:value="0.013870194554329" calcext:value-type="float">
            <text:p>0.0138701946</text:p>
          </table:table-cell>
          <table:table-cell office:value-type="float" office:value="0.07612981" calcext:value-type="float">
            <text:p>0.07612981</text:p>
          </table:table-cell>
          <table:table-cell office:value-type="float" office:value="0.016367085278034" calcext:value-type="float">
            <text:p>0.0163670853</text:p>
          </table:table-cell>
          <table:table-cell office:value-type="float" office:value="0.07363292" calcext:value-type="float">
            <text:p>0.07363292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/>
          <table:table-cell office:value-type="float" office:value="0.009999999776483" calcext:value-type="float">
            <text:p>0.0099999998</text:p>
          </table:table-cell>
          <table:table-cell office:value-type="float" office:value="0.002829818055034" calcext:value-type="float">
            <text:p>0.0028298181</text:p>
          </table:table-cell>
          <table:table-cell office:value-type="float" office:value="0.00717018" calcext:value-type="float">
            <text:p>0.00717018</text:p>
          </table:table-cell>
          <table:table-cell office:value-type="float" office:value="0.002365713939071" calcext:value-type="float">
            <text:p>0.0023657139</text:p>
          </table:table-cell>
          <table:table-cell office:value-type="float" office:value="0.00763429" calcext:value-type="float">
            <text:p>0.00763429</text:p>
          </table:table-cell>
          <table:table-cell/>
          <table:table-cell office:value-type="float" office:value="0.029999999329448" calcext:value-type="float">
            <text:p>0.0299999993</text:p>
          </table:table-cell>
          <table:table-cell office:value-type="float" office:value="0.004259128123522" calcext:value-type="float">
            <text:p>0.0042591281</text:p>
          </table:table-cell>
          <table:table-cell office:value-type="float" office:value="0.02574087" calcext:value-type="float">
            <text:p>0.02574087</text:p>
          </table:table-cell>
          <table:table-cell/>
          <table:table-cell office:value-type="float" office:value="0.050000000745058" calcext:value-type="float">
            <text:p>0.0500000007</text:p>
          </table:table-cell>
          <table:table-cell office:value-type="float" office:value="0.006830636411905" calcext:value-type="float">
            <text:p>0.0068306364</text:p>
          </table:table-cell>
          <table:table-cell office:value-type="float" office:value="0.04316936" calcext:value-type="float">
            <text:p>0.04316936</text:p>
          </table:table-cell>
          <table:table-cell office:value-type="float" office:value="0.007910922169685" calcext:value-type="float">
            <text:p>0.0079109222</text:p>
          </table:table-cell>
          <table:table-cell office:value-type="float" office:value="0.04208908" calcext:value-type="float">
            <text:p>0.04208908</text:p>
          </table:table-cell>
          <table:table-cell/>
          <table:table-cell office:value-type="float" office:value="0.070000000298023" calcext:value-type="float">
            <text:p>0.0700000003</text:p>
          </table:table-cell>
          <table:table-cell office:value-type="float" office:value="0.010882087051868" calcext:value-type="float">
            <text:p>0.0108820871</text:p>
          </table:table-cell>
          <table:table-cell office:value-type="float" office:value="0.05911791" calcext:value-type="float">
            <text:p>0.05911791</text:p>
          </table:table-cell>
          <table:table-cell office:value-type="float" office:value="0.0124906077981" calcext:value-type="float">
            <text:p>0.0124906078</text:p>
          </table:table-cell>
          <table:table-cell office:value-type="float" office:value="0.05750939" calcext:value-type="float">
            <text:p>0.05750939</text:p>
          </table:table-cell>
          <table:table-cell/>
          <table:table-cell office:value-type="float" office:value="0.090000003576279" calcext:value-type="float">
            <text:p>0.0900000036</text:p>
          </table:table-cell>
          <table:table-cell office:value-type="float" office:value="0.01378983259201" calcext:value-type="float">
            <text:p>0.0137898326</text:p>
          </table:table-cell>
          <table:table-cell office:value-type="float" office:value="0.07621017" calcext:value-type="float">
            <text:p>0.07621017</text:p>
          </table:table-cell>
          <table:table-cell office:value-type="float" office:value="0.016276456415653" calcext:value-type="float">
            <text:p>0.0162764564</text:p>
          </table:table-cell>
          <table:table-cell office:value-type="float" office:value="0.07372355" calcext:value-type="float">
            <text:p>0.07372355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/>
          <table:table-cell office:value-type="float" office:value="0.009999999776483" calcext:value-type="float">
            <text:p>0.0099999998</text:p>
          </table:table-cell>
          <table:table-cell office:value-type="float" office:value="0.0028868149966" calcext:value-type="float">
            <text:p>0.002886815</text:p>
          </table:table-cell>
          <table:table-cell office:value-type="float" office:value="0.00711318" calcext:value-type="float">
            <text:p>0.00711318</text:p>
          </table:table-cell>
          <table:table-cell office:value-type="float" office:value="0.002277670428157" calcext:value-type="float">
            <text:p>0.0022776704</text:p>
          </table:table-cell>
          <table:table-cell office:value-type="float" office:value="0.00772233" calcext:value-type="float">
            <text:p>0.00772233</text:p>
          </table:table-cell>
          <table:table-cell/>
          <table:table-cell office:value-type="float" office:value="0.029999999329448" calcext:value-type="float">
            <text:p>0.0299999993</text:p>
          </table:table-cell>
          <table:table-cell office:value-type="float" office:value="0.004227954894304" calcext:value-type="float">
            <text:p>0.0042279549</text:p>
          </table:table-cell>
          <table:table-cell office:value-type="float" office:value="0.02577204" calcext:value-type="float">
            <text:p>0.02577204</text:p>
          </table:table-cell>
          <table:table-cell/>
          <table:table-cell office:value-type="float" office:value="0.050000000745058" calcext:value-type="float">
            <text:p>0.0500000007</text:p>
          </table:table-cell>
          <table:table-cell office:value-type="float" office:value="0.006852257996798" calcext:value-type="float">
            <text:p>0.006852258</text:p>
          </table:table-cell>
          <table:table-cell office:value-type="float" office:value="0.04314774" calcext:value-type="float">
            <text:p>0.04314774</text:p>
          </table:table-cell>
          <table:table-cell office:value-type="float" office:value="0.007949151098728" calcext:value-type="float">
            <text:p>0.0079491511</text:p>
          </table:table-cell>
          <table:table-cell office:value-type="float" office:value="0.04205085" calcext:value-type="float">
            <text:p>0.04205085</text:p>
          </table:table-cell>
          <table:table-cell/>
          <table:table-cell office:value-type="float" office:value="0.070000000298023" calcext:value-type="float">
            <text:p>0.0700000003</text:p>
          </table:table-cell>
          <table:table-cell office:value-type="float" office:value="0.010361172258854" calcext:value-type="float">
            <text:p>0.0103611723</text:p>
          </table:table-cell>
          <table:table-cell office:value-type="float" office:value="0.05963883" calcext:value-type="float">
            <text:p>0.05963883</text:p>
          </table:table-cell>
          <table:table-cell office:value-type="float" office:value="0.01234383136034" calcext:value-type="float">
            <text:p>0.0123438314</text:p>
          </table:table-cell>
          <table:table-cell office:value-type="float" office:value="0.05765617" calcext:value-type="float">
            <text:p>0.05765617</text:p>
          </table:table-cell>
          <table:table-cell/>
          <table:table-cell office:value-type="float" office:value="0.090000003576279" calcext:value-type="float">
            <text:p>0.0900000036</text:p>
          </table:table-cell>
          <table:table-cell office:value-type="float" office:value="0.013628095388412" calcext:value-type="float">
            <text:p>0.0136280954</text:p>
          </table:table-cell>
          <table:table-cell office:value-type="float" office:value="0.07637191" calcext:value-type="float">
            <text:p>0.07637191</text:p>
          </table:table-cell>
          <table:table-cell office:value-type="float" office:value="0.016464799642563" calcext:value-type="float">
            <text:p>0.0164647996</text:p>
          </table:table-cell>
          <table:table-cell office:value-type="float" office:value="0.0735352" calcext:value-type="float">
            <text:p>0.0735352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/>
          <table:table-cell office:value-type="float" office:value="0.009999999776483" calcext:value-type="float">
            <text:p>0.0099999998</text:p>
          </table:table-cell>
          <table:table-cell office:value-type="float" office:value="0.002857638522983" calcext:value-type="float">
            <text:p>0.0028576385</text:p>
          </table:table-cell>
          <table:table-cell office:value-type="float" office:value="0.00714236" calcext:value-type="float">
            <text:p>0.00714236</text:p>
          </table:table-cell>
          <table:table-cell office:value-type="float" office:value="0.002378890290856" calcext:value-type="float">
            <text:p>0.0023788903</text:p>
          </table:table-cell>
          <table:table-cell office:value-type="float" office:value="0.00762111" calcext:value-type="float">
            <text:p>0.00762111</text:p>
          </table:table-cell>
          <table:table-cell/>
          <table:table-cell office:value-type="float" office:value="0.029999999329448" calcext:value-type="float">
            <text:p>0.0299999993</text:p>
          </table:table-cell>
          <table:table-cell office:value-type="float" office:value="0.004307646304369" calcext:value-type="float">
            <text:p>0.0043076463</text:p>
          </table:table-cell>
          <table:table-cell office:value-type="float" office:value="0.02569235" calcext:value-type="float">
            <text:p>0.02569235</text:p>
          </table:table-cell>
          <table:table-cell/>
          <table:table-cell office:value-type="float" office:value="0.050000000745058" calcext:value-type="float">
            <text:p>0.0500000007</text:p>
          </table:table-cell>
          <table:table-cell office:value-type="float" office:value="0.006727952510118" calcext:value-type="float">
            <text:p>0.0067279525</text:p>
          </table:table-cell>
          <table:table-cell office:value-type="float" office:value="0.04327205" calcext:value-type="float">
            <text:p>0.04327205</text:p>
          </table:table-cell>
          <table:table-cell office:value-type="float" office:value="0.008105956017971" calcext:value-type="float">
            <text:p>0.008105956</text:p>
          </table:table-cell>
          <table:table-cell office:value-type="float" office:value="0.04189404" calcext:value-type="float">
            <text:p>0.04189404</text:p>
          </table:table-cell>
          <table:table-cell/>
          <table:table-cell office:value-type="float" office:value="0.070000000298023" calcext:value-type="float">
            <text:p>0.0700000003</text:p>
          </table:table-cell>
          <table:table-cell office:value-type="float" office:value="0.010358072817326" calcext:value-type="float">
            <text:p>0.0103580728</text:p>
          </table:table-cell>
          <table:table-cell office:value-type="float" office:value="0.05964193" calcext:value-type="float">
            <text:p>0.05964193</text:p>
          </table:table-cell>
          <table:table-cell office:value-type="float" office:value="0.012178674340248" calcext:value-type="float">
            <text:p>0.0121786743</text:p>
          </table:table-cell>
          <table:table-cell office:value-type="float" office:value="0.05782133" calcext:value-type="float">
            <text:p>0.05782133</text:p>
          </table:table-cell>
          <table:table-cell/>
          <table:table-cell office:value-type="float" office:value="0.090000003576279" calcext:value-type="float">
            <text:p>0.0900000036</text:p>
          </table:table-cell>
          <table:table-cell office:value-type="float" office:value="0.013592019677162" calcext:value-type="float">
            <text:p>0.0135920197</text:p>
          </table:table-cell>
          <table:table-cell office:value-type="float" office:value="0.07640798" calcext:value-type="float">
            <text:p>0.07640798</text:p>
          </table:table-cell>
          <table:table-cell office:value-type="float" office:value="0.016627788543701" calcext:value-type="float">
            <text:p>0.0166277885</text:p>
          </table:table-cell>
          <table:table-cell office:value-type="float" office:value="0.07337222" calcext:value-type="float">
            <text:p>0.07337222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/>
          <table:table-cell office:value-type="float" office:value="0.009999999776483" calcext:value-type="float">
            <text:p>0.0099999998</text:p>
          </table:table-cell>
          <table:table-cell office:value-type="float" office:value="0.002907818183303" calcext:value-type="float">
            <text:p>0.0029078182</text:p>
          </table:table-cell>
          <table:table-cell office:value-type="float" office:value="0.00709218" calcext:value-type="float">
            <text:p>0.00709218</text:p>
          </table:table-cell>
          <table:table-cell office:value-type="float" office:value="0.002348745241761" calcext:value-type="float">
            <text:p>0.0023487452</text:p>
          </table:table-cell>
          <table:table-cell office:value-type="float" office:value="0.00765125" calcext:value-type="float">
            <text:p>0.00765125</text:p>
          </table:table-cell>
          <table:table-cell/>
          <table:table-cell office:value-type="float" office:value="0.029999999329448" calcext:value-type="float">
            <text:p>0.0299999993</text:p>
          </table:table-cell>
          <table:table-cell office:value-type="float" office:value="0.004489812999964" calcext:value-type="float">
            <text:p>0.004489813</text:p>
          </table:table-cell>
          <table:table-cell office:value-type="float" office:value="0.02551019" calcext:value-type="float">
            <text:p>0.02551019</text:p>
          </table:table-cell>
          <table:table-cell/>
          <table:table-cell office:value-type="float" office:value="0.050000000745058" calcext:value-type="float">
            <text:p>0.0500000007</text:p>
          </table:table-cell>
          <table:table-cell office:value-type="float" office:value="0.006631154567003" calcext:value-type="float">
            <text:p>0.0066311546</text:p>
          </table:table-cell>
          <table:table-cell office:value-type="float" office:value="0.04336885" calcext:value-type="float">
            <text:p>0.04336885</text:p>
          </table:table-cell>
          <table:table-cell office:value-type="float" office:value="0.008042424917221" calcext:value-type="float">
            <text:p>0.0080424249</text:p>
          </table:table-cell>
          <table:table-cell office:value-type="float" office:value="0.04195758" calcext:value-type="float">
            <text:p>0.04195758</text:p>
          </table:table-cell>
          <table:table-cell/>
          <table:table-cell office:value-type="float" office:value="0.070000000298023" calcext:value-type="float">
            <text:p>0.0700000003</text:p>
          </table:table-cell>
          <table:table-cell office:value-type="float" office:value="0.010417982935905" calcext:value-type="float">
            <text:p>0.0104179829</text:p>
          </table:table-cell>
          <table:table-cell office:value-type="float" office:value="0.05958202" calcext:value-type="float">
            <text:p>0.05958202</text:p>
          </table:table-cell>
          <table:table-cell office:value-type="float" office:value="0.012073926627636" calcext:value-type="float">
            <text:p>0.0120739266</text:p>
          </table:table-cell>
          <table:table-cell office:value-type="float" office:value="0.05792607" calcext:value-type="float">
            <text:p>0.05792607</text:p>
          </table:table-cell>
          <table:table-cell/>
          <table:table-cell office:value-type="float" office:value="0.090000003576279" calcext:value-type="float">
            <text:p>0.0900000036</text:p>
          </table:table-cell>
          <table:table-cell office:value-type="float" office:value="0.013676658272743" calcext:value-type="float">
            <text:p>0.0136766583</text:p>
          </table:table-cell>
          <table:table-cell office:value-type="float" office:value="0.07632335" calcext:value-type="float">
            <text:p>0.07632335</text:p>
          </table:table-cell>
          <table:table-cell office:value-type="float" office:value="0.01670977473259" calcext:value-type="float">
            <text:p>0.0167097747</text:p>
          </table:table-cell>
          <table:table-cell office:value-type="float" office:value="0.07329023" calcext:value-type="float">
            <text:p>0.07329023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/>
          <table:table-cell office:value-type="float" office:value="0.009999999776483" calcext:value-type="float">
            <text:p>0.0099999998</text:p>
          </table:table-cell>
          <table:table-cell office:value-type="float" office:value="0.002772586420178" calcext:value-type="float">
            <text:p>0.0027725864</text:p>
          </table:table-cell>
          <table:table-cell office:value-type="float" office:value="0.00722741" calcext:value-type="float">
            <text:p>0.00722741</text:p>
          </table:table-cell>
          <table:table-cell office:value-type="float" office:value="0.002443140372634" calcext:value-type="float">
            <text:p>0.0024431404</text:p>
          </table:table-cell>
          <table:table-cell office:value-type="float" office:value="0.00755686" calcext:value-type="float">
            <text:p>0.00755686</text:p>
          </table:table-cell>
          <table:table-cell/>
          <table:table-cell office:value-type="float" office:value="0.029999999329448" calcext:value-type="float">
            <text:p>0.0299999993</text:p>
          </table:table-cell>
          <table:table-cell office:value-type="float" office:value="0.004433304071426" calcext:value-type="float">
            <text:p>0.0044333041</text:p>
          </table:table-cell>
          <table:table-cell office:value-type="float" office:value="0.0255667" calcext:value-type="float">
            <text:p>0.0255667</text:p>
          </table:table-cell>
          <table:table-cell/>
          <table:table-cell office:value-type="float" office:value="0.050000000745058" calcext:value-type="float">
            <text:p>0.0500000007</text:p>
          </table:table-cell>
          <table:table-cell office:value-type="float" office:value="0.006583396345377" calcext:value-type="float">
            <text:p>0.0065833963</text:p>
          </table:table-cell>
          <table:table-cell office:value-type="float" office:value="0.0434166" calcext:value-type="float">
            <text:p>0.0434166</text:p>
          </table:table-cell>
          <table:table-cell office:value-type="float" office:value="0.007857136428356" calcext:value-type="float">
            <text:p>0.0078571364</text:p>
          </table:table-cell>
          <table:table-cell office:value-type="float" office:value="0.04214286" calcext:value-type="float">
            <text:p>0.04214286</text:p>
          </table:table-cell>
          <table:table-cell/>
          <table:table-cell office:value-type="float" office:value="0.070000000298023" calcext:value-type="float">
            <text:p>0.0700000003</text:p>
          </table:table-cell>
          <table:table-cell office:value-type="float" office:value="0.010349936783314" calcext:value-type="float">
            <text:p>0.0103499368</text:p>
          </table:table-cell>
          <table:table-cell office:value-type="float" office:value="0.05965006" calcext:value-type="float">
            <text:p>0.05965006</text:p>
          </table:table-cell>
          <table:table-cell office:value-type="float" office:value="0.011945299804211" calcext:value-type="float">
            <text:p>0.0119452998</text:p>
          </table:table-cell>
          <table:table-cell office:value-type="float" office:value="0.0580547" calcext:value-type="float">
            <text:p>0.0580547</text:p>
          </table:table-cell>
          <table:table-cell/>
          <table:table-cell office:value-type="float" office:value="0.090000003576279" calcext:value-type="float">
            <text:p>0.0900000036</text:p>
          </table:table-cell>
          <table:table-cell office:value-type="float" office:value="0.013877868652344" calcext:value-type="float">
            <text:p>0.0138778687</text:p>
          </table:table-cell>
          <table:table-cell office:value-type="float" office:value="0.07612213" calcext:value-type="float">
            <text:p>0.07612213</text:p>
          </table:table-cell>
          <table:table-cell office:value-type="float" office:value="0.0166996717453" calcext:value-type="float">
            <text:p>0.0166996717</text:p>
          </table:table-cell>
          <table:table-cell office:value-type="float" office:value="0.07330033" calcext:value-type="float">
            <text:p>0.07330033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/>
          <table:table-cell office:value-type="float" office:value="0.009999999776483" calcext:value-type="float">
            <text:p>0.0099999998</text:p>
          </table:table-cell>
          <table:table-cell office:value-type="float" office:value="0.002905828878284" calcext:value-type="float">
            <text:p>0.0029058289</text:p>
          </table:table-cell>
          <table:table-cell office:value-type="float" office:value="0.00709417" calcext:value-type="float">
            <text:p>0.00709417</text:p>
          </table:table-cell>
          <table:table-cell office:value-type="float" office:value="0.002442991361022" calcext:value-type="float">
            <text:p>0.0024429914</text:p>
          </table:table-cell>
          <table:table-cell office:value-type="float" office:value="0.00755701" calcext:value-type="float">
            <text:p>0.00755701</text:p>
          </table:table-cell>
          <table:table-cell/>
          <table:table-cell office:value-type="float" office:value="0.029999999329448" calcext:value-type="float">
            <text:p>0.0299999993</text:p>
          </table:table-cell>
          <table:table-cell office:value-type="float" office:value="0.004494406282902" calcext:value-type="float">
            <text:p>0.0044944063</text:p>
          </table:table-cell>
          <table:table-cell office:value-type="float" office:value="0.02550559" calcext:value-type="float">
            <text:p>0.02550559</text:p>
          </table:table-cell>
          <table:table-cell/>
          <table:table-cell office:value-type="float" office:value="0.050000000745058" calcext:value-type="float">
            <text:p>0.0500000007</text:p>
          </table:table-cell>
          <table:table-cell office:value-type="float" office:value="0.006564434617758" calcext:value-type="float">
            <text:p>0.0065644346</text:p>
          </table:table-cell>
          <table:table-cell office:value-type="float" office:value="0.04343557" calcext:value-type="float">
            <text:p>0.04343557</text:p>
          </table:table-cell>
          <table:table-cell office:value-type="float" office:value="0.007769823074341" calcext:value-type="float">
            <text:p>0.0077698231</text:p>
          </table:table-cell>
          <table:table-cell office:value-type="float" office:value="0.04223018" calcext:value-type="float">
            <text:p>0.04223018</text:p>
          </table:table-cell>
          <table:table-cell/>
          <table:table-cell office:value-type="float" office:value="0.070000000298023" calcext:value-type="float">
            <text:p>0.0700000003</text:p>
          </table:table-cell>
          <table:table-cell office:value-type="float" office:value="0.01023431122303" calcext:value-type="float">
            <text:p>0.0102343112</text:p>
          </table:table-cell>
          <table:table-cell office:value-type="float" office:value="0.05976569" calcext:value-type="float">
            <text:p>0.05976569</text:p>
          </table:table-cell>
          <table:table-cell office:value-type="float" office:value="0.012116476893425" calcext:value-type="float">
            <text:p>0.0121164769</text:p>
          </table:table-cell>
          <table:table-cell office:value-type="float" office:value="0.05788352" calcext:value-type="float">
            <text:p>0.05788352</text:p>
          </table:table-cell>
          <table:table-cell/>
          <table:table-cell office:value-type="float" office:value="0.090000003576279" calcext:value-type="float">
            <text:p>0.0900000036</text:p>
          </table:table-cell>
          <table:table-cell office:value-type="float" office:value="0.013782948255539" calcext:value-type="float">
            <text:p>0.0137829483</text:p>
          </table:table-cell>
          <table:table-cell office:value-type="float" office:value="0.07621706" calcext:value-type="float">
            <text:p>0.07621706</text:p>
          </table:table-cell>
          <table:table-cell office:value-type="float" office:value="0.016807563602924" calcext:value-type="float">
            <text:p>0.0168075636</text:p>
          </table:table-cell>
          <table:table-cell office:value-type="float" office:value="0.07319244" calcext:value-type="float">
            <text:p>0.07319244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/>
          <table:table-cell office:value-type="float" office:value="0.009999999776483" calcext:value-type="float">
            <text:p>0.0099999998</text:p>
          </table:table-cell>
          <table:table-cell office:value-type="float" office:value="0.002921195700765" calcext:value-type="float">
            <text:p>0.0029211957</text:p>
          </table:table-cell>
          <table:table-cell office:value-type="float" office:value="0.0070788" calcext:value-type="float">
            <text:p>0.0070788</text:p>
          </table:table-cell>
          <table:table-cell office:value-type="float" office:value="0.00243622250855" calcext:value-type="float">
            <text:p>0.0024362225</text:p>
          </table:table-cell>
          <table:table-cell office:value-type="float" office:value="0.00756378" calcext:value-type="float">
            <text:p>0.00756378</text:p>
          </table:table-cell>
          <table:table-cell/>
          <table:table-cell office:value-type="float" office:value="0.029999999329448" calcext:value-type="float">
            <text:p>0.0299999993</text:p>
          </table:table-cell>
          <table:table-cell office:value-type="float" office:value="0.004600986838341" calcext:value-type="float">
            <text:p>0.0046009868</text:p>
          </table:table-cell>
          <table:table-cell office:value-type="float" office:value="0.02539901" calcext:value-type="float">
            <text:p>0.02539901</text:p>
          </table:table-cell>
          <table:table-cell/>
          <table:table-cell office:value-type="float" office:value="0.050000000745058" calcext:value-type="float">
            <text:p>0.0500000007</text:p>
          </table:table-cell>
          <table:table-cell office:value-type="float" office:value="0.006725359708071" calcext:value-type="float">
            <text:p>0.0067253597</text:p>
          </table:table-cell>
          <table:table-cell office:value-type="float" office:value="0.04327464" calcext:value-type="float">
            <text:p>0.04327464</text:p>
          </table:table-cell>
          <table:table-cell office:value-type="float" office:value="0.007869735360146" calcext:value-type="float">
            <text:p>0.0078697354</text:p>
          </table:table-cell>
          <table:table-cell office:value-type="float" office:value="0.04213027" calcext:value-type="float">
            <text:p>0.04213027</text:p>
          </table:table-cell>
          <table:table-cell/>
          <table:table-cell office:value-type="float" office:value="0.070000000298023" calcext:value-type="float">
            <text:p>0.0700000003</text:p>
          </table:table-cell>
          <table:table-cell office:value-type="float" office:value="0.010262794792652" calcext:value-type="float">
            <text:p>0.0102627948</text:p>
          </table:table-cell>
          <table:table-cell office:value-type="float" office:value="0.05973721" calcext:value-type="float">
            <text:p>0.05973721</text:p>
          </table:table-cell>
          <table:table-cell office:value-type="float" office:value="0.011902868747711" calcext:value-type="float">
            <text:p>0.0119028687</text:p>
          </table:table-cell>
          <table:table-cell office:value-type="float" office:value="0.05809713" calcext:value-type="float">
            <text:p>0.05809713</text:p>
          </table:table-cell>
          <table:table-cell/>
          <table:table-cell office:value-type="float" office:value="0.090000003576279" calcext:value-type="float">
            <text:p>0.0900000036</text:p>
          </table:table-cell>
          <table:table-cell office:value-type="float" office:value="0.013811618089676" calcext:value-type="float">
            <text:p>0.0138116181</text:p>
          </table:table-cell>
          <table:table-cell office:value-type="float" office:value="0.07618839" calcext:value-type="float">
            <text:p>0.07618839</text:p>
          </table:table-cell>
          <table:table-cell office:value-type="float" office:value="0.01670891046524" calcext:value-type="float">
            <text:p>0.0167089105</text:p>
          </table:table-cell>
          <table:table-cell office:value-type="float" office:value="0.07329109" calcext:value-type="float">
            <text:p>0.07329109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/>
          <table:table-cell office:value-type="float" office:value="0.009999999776483" calcext:value-type="float">
            <text:p>0.0099999998</text:p>
          </table:table-cell>
          <table:table-cell office:value-type="float" office:value="0.002947052940726" calcext:value-type="float">
            <text:p>0.0029470529</text:p>
          </table:table-cell>
          <table:table-cell office:value-type="float" office:value="0.00705295" calcext:value-type="float">
            <text:p>0.00705295</text:p>
          </table:table-cell>
          <table:table-cell office:value-type="float" office:value="0.002503188326955" calcext:value-type="float">
            <text:p>0.0025031883</text:p>
          </table:table-cell>
          <table:table-cell office:value-type="float" office:value="0.00749681" calcext:value-type="float">
            <text:p>0.00749681</text:p>
          </table:table-cell>
          <table:table-cell/>
          <table:table-cell office:value-type="float" office:value="0.029999999329448" calcext:value-type="float">
            <text:p>0.0299999993</text:p>
          </table:table-cell>
          <table:table-cell office:value-type="float" office:value="0.004666402935982" calcext:value-type="float">
            <text:p>0.0046664029</text:p>
          </table:table-cell>
          <table:table-cell office:value-type="float" office:value="0.0253336" calcext:value-type="float">
            <text:p>0.0253336</text:p>
          </table:table-cell>
          <table:table-cell/>
          <table:table-cell office:value-type="float" office:value="0.050000000745058" calcext:value-type="float">
            <text:p>0.0500000007</text:p>
          </table:table-cell>
          <table:table-cell office:value-type="float" office:value="0.006774660199881" calcext:value-type="float">
            <text:p>0.0067746602</text:p>
          </table:table-cell>
          <table:table-cell office:value-type="float" office:value="0.04322534" calcext:value-type="float">
            <text:p>0.04322534</text:p>
          </table:table-cell>
          <table:table-cell office:value-type="float" office:value="0.00779777020216" calcext:value-type="float">
            <text:p>0.0077977702</text:p>
          </table:table-cell>
          <table:table-cell office:value-type="float" office:value="0.04220223" calcext:value-type="float">
            <text:p>0.04220223</text:p>
          </table:table-cell>
          <table:table-cell/>
          <table:table-cell office:value-type="float" office:value="0.070000000298023" calcext:value-type="float">
            <text:p>0.0700000003</text:p>
          </table:table-cell>
          <table:table-cell office:value-type="float" office:value="0.010440789163113" calcext:value-type="float">
            <text:p>0.0104407892</text:p>
          </table:table-cell>
          <table:table-cell office:value-type="float" office:value="0.05955921" calcext:value-type="float">
            <text:p>0.05955921</text:p>
          </table:table-cell>
          <table:table-cell office:value-type="float" office:value="0.012037187814713" calcext:value-type="float">
            <text:p>0.0120371878</text:p>
          </table:table-cell>
          <table:table-cell office:value-type="float" office:value="0.05796281" calcext:value-type="float">
            <text:p>0.05796281</text:p>
          </table:table-cell>
          <table:table-cell/>
          <table:table-cell office:value-type="float" office:value="0.090000003576279" calcext:value-type="float">
            <text:p>0.0900000036</text:p>
          </table:table-cell>
          <table:table-cell office:value-type="float" office:value="0.014090180397034" calcext:value-type="float">
            <text:p>0.0140901804</text:p>
          </table:table-cell>
          <table:table-cell office:value-type="float" office:value="0.07590982" calcext:value-type="float">
            <text:p>0.07590982</text:p>
          </table:table-cell>
          <table:table-cell office:value-type="float" office:value="0.016974166035652" calcext:value-type="float">
            <text:p>0.016974166</text:p>
          </table:table-cell>
          <table:table-cell office:value-type="float" office:value="0.07302584" calcext:value-type="float">
            <text:p>0.07302584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/>
          <table:table-cell office:value-type="float" office:value="0.009999999776483" calcext:value-type="float">
            <text:p>0.0099999998</text:p>
          </table:table-cell>
          <table:table-cell office:value-type="float" office:value="0.002923039719462" calcext:value-type="float">
            <text:p>0.0029230397</text:p>
          </table:table-cell>
          <table:table-cell office:value-type="float" office:value="0.00707696" calcext:value-type="float">
            <text:p>0.00707696</text:p>
          </table:table-cell>
          <table:table-cell office:value-type="float" office:value="0.002448888495564" calcext:value-type="float">
            <text:p>0.0024488885</text:p>
          </table:table-cell>
          <table:table-cell office:value-type="float" office:value="0.00755111" calcext:value-type="float">
            <text:p>0.00755111</text:p>
          </table:table-cell>
          <table:table-cell/>
          <table:table-cell office:value-type="float" office:value="0.029999999329448" calcext:value-type="float">
            <text:p>0.0299999993</text:p>
          </table:table-cell>
          <table:table-cell office:value-type="float" office:value="0.004659619182348" calcext:value-type="float">
            <text:p>0.0046596192</text:p>
          </table:table-cell>
          <table:table-cell office:value-type="float" office:value="0.02534038" calcext:value-type="float">
            <text:p>0.02534038</text:p>
          </table:table-cell>
          <table:table-cell/>
          <table:table-cell office:value-type="float" office:value="0.050000000745058" calcext:value-type="float">
            <text:p>0.0500000007</text:p>
          </table:table-cell>
          <table:table-cell office:value-type="float" office:value="0.006857831031084" calcext:value-type="float">
            <text:p>0.006857831</text:p>
          </table:table-cell>
          <table:table-cell office:value-type="float" office:value="0.04314217" calcext:value-type="float">
            <text:p>0.04314217</text:p>
          </table:table-cell>
          <table:table-cell office:value-type="float" office:value="0.007715679705143" calcext:value-type="float">
            <text:p>0.0077156797</text:p>
          </table:table-cell>
          <table:table-cell office:value-type="float" office:value="0.04228432" calcext:value-type="float">
            <text:p>0.04228432</text:p>
          </table:table-cell>
          <table:table-cell/>
          <table:table-cell office:value-type="float" office:value="0.070000000298023" calcext:value-type="float">
            <text:p>0.0700000003</text:p>
          </table:table-cell>
          <table:table-cell office:value-type="float" office:value="0.010706715285778" calcext:value-type="float">
            <text:p>0.0107067153</text:p>
          </table:table-cell>
          <table:table-cell office:value-type="float" office:value="0.05929329" calcext:value-type="float">
            <text:p>0.05929329</text:p>
          </table:table-cell>
          <table:table-cell office:value-type="float" office:value="0.011998012661934" calcext:value-type="float">
            <text:p>0.0119980127</text:p>
          </table:table-cell>
          <table:table-cell office:value-type="float" office:value="0.05800199" calcext:value-type="float">
            <text:p>0.05800199</text:p>
          </table:table-cell>
          <table:table-cell/>
          <table:table-cell office:value-type="float" office:value="0.090000003576279" calcext:value-type="float">
            <text:p>0.0900000036</text:p>
          </table:table-cell>
          <table:table-cell office:value-type="float" office:value="0.014437660574913" calcext:value-type="float">
            <text:p>0.0144376606</text:p>
          </table:table-cell>
          <table:table-cell office:value-type="float" office:value="0.07556234" calcext:value-type="float">
            <text:p>0.07556234</text:p>
          </table:table-cell>
          <table:table-cell office:value-type="float" office:value="0.016994632780552" calcext:value-type="float">
            <text:p>0.0169946328</text:p>
          </table:table-cell>
          <table:table-cell office:value-type="float" office:value="0.07300537" calcext:value-type="float">
            <text:p>0.07300537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/>
          <table:table-cell office:value-type="float" office:value="0.009999999776483" calcext:value-type="float">
            <text:p>0.0099999998</text:p>
          </table:table-cell>
          <table:table-cell office:value-type="float" office:value="0.00298504717648" calcext:value-type="float">
            <text:p>0.0029850472</text:p>
          </table:table-cell>
          <table:table-cell office:value-type="float" office:value="0.00701495" calcext:value-type="float">
            <text:p>0.00701495</text:p>
          </table:table-cell>
          <table:table-cell office:value-type="float" office:value="0.00249089486897" calcext:value-type="float">
            <text:p>0.0024908949</text:p>
          </table:table-cell>
          <table:table-cell office:value-type="float" office:value="0.0075091" calcext:value-type="float">
            <text:p>0.0075091</text:p>
          </table:table-cell>
          <table:table-cell/>
          <table:table-cell office:value-type="float" office:value="0.029999999329448" calcext:value-type="float">
            <text:p>0.0299999993</text:p>
          </table:table-cell>
          <table:table-cell office:value-type="float" office:value="0.004635535180569" calcext:value-type="float">
            <text:p>0.0046355352</text:p>
          </table:table-cell>
          <table:table-cell office:value-type="float" office:value="0.02536446" calcext:value-type="float">
            <text:p>0.02536446</text:p>
          </table:table-cell>
          <table:table-cell/>
          <table:table-cell office:value-type="float" office:value="0.050000000745058" calcext:value-type="float">
            <text:p>0.0500000007</text:p>
          </table:table-cell>
          <table:table-cell office:value-type="float" office:value="0.006855901330709" calcext:value-type="float">
            <text:p>0.0068559013</text:p>
          </table:table-cell>
          <table:table-cell office:value-type="float" office:value="0.0431441" calcext:value-type="float">
            <text:p>0.0431441</text:p>
          </table:table-cell>
          <table:table-cell office:value-type="float" office:value="0.007698133587837" calcext:value-type="float">
            <text:p>0.0076981336</text:p>
          </table:table-cell>
          <table:table-cell office:value-type="float" office:value="0.04230187" calcext:value-type="float">
            <text:p>0.04230187</text:p>
          </table:table-cell>
          <table:table-cell/>
          <table:table-cell office:value-type="float" office:value="0.070000000298023" calcext:value-type="float">
            <text:p>0.0700000003</text:p>
          </table:table-cell>
          <table:table-cell office:value-type="float" office:value="0.010887131094933" calcext:value-type="float">
            <text:p>0.0108871311</text:p>
          </table:table-cell>
          <table:table-cell office:value-type="float" office:value="0.05911287" calcext:value-type="float">
            <text:p>0.05911287</text:p>
          </table:table-cell>
          <table:table-cell office:value-type="float" office:value="0.012172736227512" calcext:value-type="float">
            <text:p>0.0121727362</text:p>
          </table:table-cell>
          <table:table-cell office:value-type="float" office:value="0.05782726" calcext:value-type="float">
            <text:p>0.05782726</text:p>
          </table:table-cell>
          <table:table-cell/>
          <table:table-cell office:value-type="float" office:value="0.090000003576279" calcext:value-type="float">
            <text:p>0.0900000036</text:p>
          </table:table-cell>
          <table:table-cell office:value-type="float" office:value="0.014529705047607" calcext:value-type="float">
            <text:p>0.014529705</text:p>
          </table:table-cell>
          <table:table-cell office:value-type="float" office:value="0.0754703" calcext:value-type="float">
            <text:p>0.0754703</text:p>
          </table:table-cell>
          <table:table-cell office:value-type="float" office:value="0.017007797956467" calcext:value-type="float">
            <text:p>0.017007798</text:p>
          </table:table-cell>
          <table:table-cell office:value-type="float" office:value="0.07299221" calcext:value-type="float">
            <text:p>0.07299221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/>
          <table:table-cell office:value-type="float" office:value="0.009999999776483" calcext:value-type="float">
            <text:p>0.0099999998</text:p>
          </table:table-cell>
          <table:table-cell office:value-type="float" office:value="0.003028197214007" calcext:value-type="float">
            <text:p>0.0030281972</text:p>
          </table:table-cell>
          <table:table-cell office:value-type="float" office:value="0.0069718" calcext:value-type="float">
            <text:p>0.0069718</text:p>
          </table:table-cell>
          <table:table-cell office:value-type="float" office:value="0.002501090988517" calcext:value-type="float">
            <text:p>0.002501091</text:p>
          </table:table-cell>
          <table:table-cell office:value-type="float" office:value="0.00749891" calcext:value-type="float">
            <text:p>0.00749891</text:p>
          </table:table-cell>
          <table:table-cell/>
          <table:table-cell office:value-type="float" office:value="0.029999999329448" calcext:value-type="float">
            <text:p>0.0299999993</text:p>
          </table:table-cell>
          <table:table-cell office:value-type="float" office:value="0.004605900496244" calcext:value-type="float">
            <text:p>0.0046059005</text:p>
          </table:table-cell>
          <table:table-cell office:value-type="float" office:value="0.0253941" calcext:value-type="float">
            <text:p>0.0253941</text:p>
          </table:table-cell>
          <table:table-cell/>
          <table:table-cell office:value-type="float" office:value="0.050000000745058" calcext:value-type="float">
            <text:p>0.0500000007</text:p>
          </table:table-cell>
          <table:table-cell office:value-type="float" office:value="0.007018465548754" calcext:value-type="float">
            <text:p>0.0070184655</text:p>
          </table:table-cell>
          <table:table-cell office:value-type="float" office:value="0.04298154" calcext:value-type="float">
            <text:p>0.04298154</text:p>
          </table:table-cell>
          <table:table-cell office:value-type="float" office:value="0.0076544880867" calcext:value-type="float">
            <text:p>0.0076544881</text:p>
          </table:table-cell>
          <table:table-cell office:value-type="float" office:value="0.04234551" calcext:value-type="float">
            <text:p>0.04234551</text:p>
          </table:table-cell>
          <table:table-cell/>
          <table:table-cell office:value-type="float" office:value="0.070000000298023" calcext:value-type="float">
            <text:p>0.0700000003</text:p>
          </table:table-cell>
          <table:table-cell office:value-type="float" office:value="0.010865844786167" calcext:value-type="float">
            <text:p>0.0108658448</text:p>
          </table:table-cell>
          <table:table-cell office:value-type="float" office:value="0.05913416" calcext:value-type="float">
            <text:p>0.05913416</text:p>
          </table:table-cell>
          <table:table-cell office:value-type="float" office:value="0.012023255228996" calcext:value-type="float">
            <text:p>0.0120232552</text:p>
          </table:table-cell>
          <table:table-cell office:value-type="float" office:value="0.05797675" calcext:value-type="float">
            <text:p>0.05797675</text:p>
          </table:table-cell>
          <table:table-cell/>
          <table:table-cell office:value-type="float" office:value="0.090000003576279" calcext:value-type="float">
            <text:p>0.0900000036</text:p>
          </table:table-cell>
          <table:table-cell office:value-type="float" office:value="0.014609828591347" calcext:value-type="float">
            <text:p>0.0146098286</text:p>
          </table:table-cell>
          <table:table-cell office:value-type="float" office:value="0.07539017" calcext:value-type="float">
            <text:p>0.07539017</text:p>
          </table:table-cell>
          <table:table-cell office:value-type="float" office:value="0.017018936574459" calcext:value-type="float">
            <text:p>0.0170189366</text:p>
          </table:table-cell>
          <table:table-cell office:value-type="float" office:value="0.07298107" calcext:value-type="float">
            <text:p>0.07298107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/>
          <table:table-cell office:value-type="float" office:value="0.009999999776483" calcext:value-type="float">
            <text:p>0.0099999998</text:p>
          </table:table-cell>
          <table:table-cell office:value-type="float" office:value="0.003050548955798" calcext:value-type="float">
            <text:p>0.003050549</text:p>
          </table:table-cell>
          <table:table-cell office:value-type="float" office:value="0.00694945" calcext:value-type="float">
            <text:p>0.00694945</text:p>
          </table:table-cell>
          <table:table-cell office:value-type="float" office:value="0.002534760162234" calcext:value-type="float">
            <text:p>0.0025347602</text:p>
          </table:table-cell>
          <table:table-cell office:value-type="float" office:value="0.00746524" calcext:value-type="float">
            <text:p>0.00746524</text:p>
          </table:table-cell>
          <table:table-cell/>
          <table:table-cell office:value-type="float" office:value="0.029999999329448" calcext:value-type="float">
            <text:p>0.0299999993</text:p>
          </table:table-cell>
          <table:table-cell office:value-type="float" office:value="0.004581313580275" calcext:value-type="float">
            <text:p>0.0045813136</text:p>
          </table:table-cell>
          <table:table-cell office:value-type="float" office:value="0.02541869" calcext:value-type="float">
            <text:p>0.02541869</text:p>
          </table:table-cell>
          <table:table-cell/>
          <table:table-cell office:value-type="float" office:value="0.050000000745058" calcext:value-type="float">
            <text:p>0.0500000007</text:p>
          </table:table-cell>
          <table:table-cell office:value-type="float" office:value="0.007067408412695" calcext:value-type="float">
            <text:p>0.0070674084</text:p>
          </table:table-cell>
          <table:table-cell office:value-type="float" office:value="0.04293259" calcext:value-type="float">
            <text:p>0.04293259</text:p>
          </table:table-cell>
          <table:table-cell office:value-type="float" office:value="0.0076744556427" calcext:value-type="float">
            <text:p>0.0076744556</text:p>
          </table:table-cell>
          <table:table-cell office:value-type="float" office:value="0.04232555" calcext:value-type="float">
            <text:p>0.04232555</text:p>
          </table:table-cell>
          <table:table-cell/>
          <table:table-cell office:value-type="float" office:value="0.070000000298023" calcext:value-type="float">
            <text:p>0.0700000003</text:p>
          </table:table-cell>
          <table:table-cell office:value-type="float" office:value="0.011008515954018" calcext:value-type="float">
            <text:p>0.011008516</text:p>
          </table:table-cell>
          <table:table-cell office:value-type="float" office:value="0.05899148" calcext:value-type="float">
            <text:p>0.05899148</text:p>
          </table:table-cell>
          <table:table-cell office:value-type="float" office:value="0.012152262032032" calcext:value-type="float">
            <text:p>0.012152262</text:p>
          </table:table-cell>
          <table:table-cell office:value-type="float" office:value="0.05784774" calcext:value-type="float">
            <text:p>0.05784774</text:p>
          </table:table-cell>
          <table:table-cell/>
          <table:table-cell office:value-type="float" office:value="0.090000003576279" calcext:value-type="float">
            <text:p>0.0900000036</text:p>
          </table:table-cell>
          <table:table-cell office:value-type="float" office:value="0.014734409749508" calcext:value-type="float">
            <text:p>0.0147344097</text:p>
          </table:table-cell>
          <table:table-cell office:value-type="float" office:value="0.07526559" calcext:value-type="float">
            <text:p>0.07526559</text:p>
          </table:table-cell>
          <table:table-cell office:value-type="float" office:value="0.016942195594311" calcext:value-type="float">
            <text:p>0.0169421956</text:p>
          </table:table-cell>
          <table:table-cell office:value-type="float" office:value="0.07305781" calcext:value-type="float">
            <text:p>0.07305781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/>
          <table:table-cell office:value-type="float" office:value="0.009999999776483" calcext:value-type="float">
            <text:p>0.0099999998</text:p>
          </table:table-cell>
          <table:table-cell office:value-type="float" office:value="0.003022102639079" calcext:value-type="float">
            <text:p>0.0030221026</text:p>
          </table:table-cell>
          <table:table-cell office:value-type="float" office:value="0.0069779" calcext:value-type="float">
            <text:p>0.0069779</text:p>
          </table:table-cell>
          <table:table-cell office:value-type="float" office:value="0.002553062513471" calcext:value-type="float">
            <text:p>0.0025530625</text:p>
          </table:table-cell>
          <table:table-cell office:value-type="float" office:value="0.00744694" calcext:value-type="float">
            <text:p>0.00744694</text:p>
          </table:table-cell>
          <table:table-cell/>
          <table:table-cell office:value-type="float" office:value="0.029999999329448" calcext:value-type="float">
            <text:p>0.0299999993</text:p>
          </table:table-cell>
          <table:table-cell office:value-type="float" office:value="0.004545316100121" calcext:value-type="float">
            <text:p>0.0045453161</text:p>
          </table:table-cell>
          <table:table-cell office:value-type="float" office:value="0.02545468" calcext:value-type="float">
            <text:p>0.02545468</text:p>
          </table:table-cell>
          <table:table-cell/>
          <table:table-cell office:value-type="float" office:value="0.050000000745058" calcext:value-type="float">
            <text:p>0.0500000007</text:p>
          </table:table-cell>
          <table:table-cell office:value-type="float" office:value="0.007024962455034" calcext:value-type="float">
            <text:p>0.0070249625</text:p>
          </table:table-cell>
          <table:table-cell office:value-type="float" office:value="0.04297504" calcext:value-type="float">
            <text:p>0.04297504</text:p>
          </table:table-cell>
          <table:table-cell office:value-type="float" office:value="0.007708564400673" calcext:value-type="float">
            <text:p>0.0077085644</text:p>
          </table:table-cell>
          <table:table-cell office:value-type="float" office:value="0.04229144" calcext:value-type="float">
            <text:p>0.04229144</text:p>
          </table:table-cell>
          <table:table-cell/>
          <table:table-cell office:value-type="float" office:value="0.070000000298023" calcext:value-type="float">
            <text:p>0.0700000003</text:p>
          </table:table-cell>
          <table:table-cell office:value-type="float" office:value="0.011302225291729" calcext:value-type="float">
            <text:p>0.0113022253</text:p>
          </table:table-cell>
          <table:table-cell office:value-type="float" office:value="0.05869778" calcext:value-type="float">
            <text:p>0.05869778</text:p>
          </table:table-cell>
          <table:table-cell office:value-type="float" office:value="0.012221224606037" calcext:value-type="float">
            <text:p>0.0122212246</text:p>
          </table:table-cell>
          <table:table-cell office:value-type="float" office:value="0.05777878" calcext:value-type="float">
            <text:p>0.05777878</text:p>
          </table:table-cell>
          <table:table-cell/>
          <table:table-cell office:value-type="float" office:value="0.090000003576279" calcext:value-type="float">
            <text:p>0.0900000036</text:p>
          </table:table-cell>
          <table:table-cell office:value-type="float" office:value="0.014801509678364" calcext:value-type="float">
            <text:p>0.0148015097</text:p>
          </table:table-cell>
          <table:table-cell office:value-type="float" office:value="0.07519849" calcext:value-type="float">
            <text:p>0.07519849</text:p>
          </table:table-cell>
          <table:table-cell office:value-type="float" office:value="0.016700707376003" calcext:value-type="float">
            <text:p>0.0167007074</text:p>
          </table:table-cell>
          <table:table-cell office:value-type="float" office:value="0.0732993" calcext:value-type="float">
            <text:p>0.0732993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/>
          <table:table-cell office:value-type="float" office:value="0.009999999776483" calcext:value-type="float">
            <text:p>0.0099999998</text:p>
          </table:table-cell>
          <table:table-cell office:value-type="float" office:value="0.003035603091121" calcext:value-type="float">
            <text:p>0.0030356031</text:p>
          </table:table-cell>
          <table:table-cell office:value-type="float" office:value="0.0069644" calcext:value-type="float">
            <text:p>0.0069644</text:p>
          </table:table-cell>
          <table:table-cell office:value-type="float" office:value="0.002461278811097" calcext:value-type="float">
            <text:p>0.0024612788</text:p>
          </table:table-cell>
          <table:table-cell office:value-type="float" office:value="0.00753872" calcext:value-type="float">
            <text:p>0.00753872</text:p>
          </table:table-cell>
          <table:table-cell/>
          <table:table-cell office:value-type="float" office:value="0.029999999329448" calcext:value-type="float">
            <text:p>0.0299999993</text:p>
          </table:table-cell>
          <table:table-cell office:value-type="float" office:value="0.004682041704655" calcext:value-type="float">
            <text:p>0.0046820417</text:p>
          </table:table-cell>
          <table:table-cell office:value-type="float" office:value="0.02531796" calcext:value-type="float">
            <text:p>0.02531796</text:p>
          </table:table-cell>
          <table:table-cell/>
          <table:table-cell office:value-type="float" office:value="0.050000000745058" calcext:value-type="float">
            <text:p>0.0500000007</text:p>
          </table:table-cell>
          <table:table-cell office:value-type="float" office:value="0.006972949951887" calcext:value-type="float">
            <text:p>0.00697295</text:p>
          </table:table-cell>
          <table:table-cell office:value-type="float" office:value="0.04302705" calcext:value-type="float">
            <text:p>0.04302705</text:p>
          </table:table-cell>
          <table:table-cell office:value-type="float" office:value="0.007673174142838" calcext:value-type="float">
            <text:p>0.0076731741</text:p>
          </table:table-cell>
          <table:table-cell office:value-type="float" office:value="0.04232683" calcext:value-type="float">
            <text:p>0.04232683</text:p>
          </table:table-cell>
          <table:table-cell/>
          <table:table-cell office:value-type="float" office:value="0.070000000298023" calcext:value-type="float">
            <text:p>0.0700000003</text:p>
          </table:table-cell>
          <table:table-cell office:value-type="float" office:value="0.011186130344868" calcext:value-type="float">
            <text:p>0.0111861303</text:p>
          </table:table-cell>
          <table:table-cell office:value-type="float" office:value="0.05881387" calcext:value-type="float">
            <text:p>0.05881387</text:p>
          </table:table-cell>
          <table:table-cell office:value-type="float" office:value="0.012453272938728" calcext:value-type="float">
            <text:p>0.0124532729</text:p>
          </table:table-cell>
          <table:table-cell office:value-type="float" office:value="0.05754673" calcext:value-type="float">
            <text:p>0.05754673</text:p>
          </table:table-cell>
          <table:table-cell/>
          <table:table-cell office:value-type="float" office:value="0.090000003576279" calcext:value-type="float">
            <text:p>0.0900000036</text:p>
          </table:table-cell>
          <table:table-cell office:value-type="float" office:value="0.014966137707233" calcext:value-type="float">
            <text:p>0.0149661377</text:p>
          </table:table-cell>
          <table:table-cell office:value-type="float" office:value="0.07503387" calcext:value-type="float">
            <text:p>0.07503387</text:p>
          </table:table-cell>
          <table:table-cell office:value-type="float" office:value="0.016703270375729" calcext:value-type="float">
            <text:p>0.0167032704</text:p>
          </table:table-cell>
          <table:table-cell office:value-type="float" office:value="0.07329673" calcext:value-type="float">
            <text:p>0.07329673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/>
          <table:table-cell office:value-type="float" office:value="0.009999999776483" calcext:value-type="float">
            <text:p>0.0099999998</text:p>
          </table:table-cell>
          <table:table-cell office:value-type="float" office:value="0.002995138987899" calcext:value-type="float">
            <text:p>0.002995139</text:p>
          </table:table-cell>
          <table:table-cell office:value-type="float" office:value="0.00700486" calcext:value-type="float">
            <text:p>0.00700486</text:p>
          </table:table-cell>
          <table:table-cell office:value-type="float" office:value="0.002514326944947" calcext:value-type="float">
            <text:p>0.0025143269</text:p>
          </table:table-cell>
          <table:table-cell office:value-type="float" office:value="0.00748567" calcext:value-type="float">
            <text:p>0.00748567</text:p>
          </table:table-cell>
          <table:table-cell/>
          <table:table-cell office:value-type="float" office:value="0.029999999329448" calcext:value-type="float">
            <text:p>0.0299999993</text:p>
          </table:table-cell>
          <table:table-cell office:value-type="float" office:value="0.004529543220997" calcext:value-type="float">
            <text:p>0.0045295432</text:p>
          </table:table-cell>
          <table:table-cell office:value-type="float" office:value="0.02547046" calcext:value-type="float">
            <text:p>0.02547046</text:p>
          </table:table-cell>
          <table:table-cell/>
          <table:table-cell office:value-type="float" office:value="0.050000000745058" calcext:value-type="float">
            <text:p>0.0500000007</text:p>
          </table:table-cell>
          <table:table-cell office:value-type="float" office:value="0.007015768438578" calcext:value-type="float">
            <text:p>0.0070157684</text:p>
          </table:table-cell>
          <table:table-cell office:value-type="float" office:value="0.04298423" calcext:value-type="float">
            <text:p>0.04298423</text:p>
          </table:table-cell>
          <table:table-cell office:value-type="float" office:value="0.007738530635834" calcext:value-type="float">
            <text:p>0.0077385306</text:p>
          </table:table-cell>
          <table:table-cell office:value-type="float" office:value="0.04226147" calcext:value-type="float">
            <text:p>0.04226147</text:p>
          </table:table-cell>
          <table:table-cell/>
          <table:table-cell office:value-type="float" office:value="0.070000000298023" calcext:value-type="float">
            <text:p>0.0700000003</text:p>
          </table:table-cell>
          <table:table-cell office:value-type="float" office:value="0.011269591748714" calcext:value-type="float">
            <text:p>0.0112695917</text:p>
          </table:table-cell>
          <table:table-cell office:value-type="float" office:value="0.05873041" calcext:value-type="float">
            <text:p>0.05873041</text:p>
          </table:table-cell>
          <table:table-cell office:value-type="float" office:value="0.012338042259216" calcext:value-type="float">
            <text:p>0.0123380423</text:p>
          </table:table-cell>
          <table:table-cell office:value-type="float" office:value="0.05766196" calcext:value-type="float">
            <text:p>0.05766196</text:p>
          </table:table-cell>
          <table:table-cell/>
          <table:table-cell office:value-type="float" office:value="0.090000003576279" calcext:value-type="float">
            <text:p>0.0900000036</text:p>
          </table:table-cell>
          <table:table-cell office:value-type="float" office:value="0.014715522527695" calcext:value-type="float">
            <text:p>0.0147155225</text:p>
          </table:table-cell>
          <table:table-cell office:value-type="float" office:value="0.07528448" calcext:value-type="float">
            <text:p>0.07528448</text:p>
          </table:table-cell>
          <table:table-cell office:value-type="float" office:value="0.016601219773293" calcext:value-type="float">
            <text:p>0.0166012198</text:p>
          </table:table-cell>
          <table:table-cell office:value-type="float" office:value="0.07339878" calcext:value-type="float">
            <text:p>0.07339878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/>
          <table:table-cell office:value-type="float" office:value="0.009999999776483" calcext:value-type="float">
            <text:p>0.0099999998</text:p>
          </table:table-cell>
          <table:table-cell office:value-type="float" office:value="0.003092722967267" calcext:value-type="float">
            <text:p>0.003092723</text:p>
          </table:table-cell>
          <table:table-cell office:value-type="float" office:value="0.00690728" calcext:value-type="float">
            <text:p>0.00690728</text:p>
          </table:table-cell>
          <table:table-cell office:value-type="float" office:value="0.002531917765737" calcext:value-type="float">
            <text:p>0.0025319178</text:p>
          </table:table-cell>
          <table:table-cell office:value-type="float" office:value="0.00746808" calcext:value-type="float">
            <text:p>0.00746808</text:p>
          </table:table-cell>
          <table:table-cell/>
          <table:table-cell office:value-type="float" office:value="0.029999999329448" calcext:value-type="float">
            <text:p>0.0299999993</text:p>
          </table:table-cell>
          <table:table-cell office:value-type="float" office:value="0.004438683390617" calcext:value-type="float">
            <text:p>0.0044386834</text:p>
          </table:table-cell>
          <table:table-cell office:value-type="float" office:value="0.02556132" calcext:value-type="float">
            <text:p>0.02556132</text:p>
          </table:table-cell>
          <table:table-cell/>
          <table:table-cell office:value-type="float" office:value="0.050000000745058" calcext:value-type="float">
            <text:p>0.0500000007</text:p>
          </table:table-cell>
          <table:table-cell office:value-type="float" office:value="0.007142756134272" calcext:value-type="float">
            <text:p>0.0071427561</text:p>
          </table:table-cell>
          <table:table-cell office:value-type="float" office:value="0.04285724" calcext:value-type="float">
            <text:p>0.04285724</text:p>
          </table:table-cell>
          <table:table-cell office:value-type="float" office:value="0.007712125778198" calcext:value-type="float">
            <text:p>0.0077121258</text:p>
          </table:table-cell>
          <table:table-cell office:value-type="float" office:value="0.04228787" calcext:value-type="float">
            <text:p>0.04228787</text:p>
          </table:table-cell>
          <table:table-cell/>
          <table:table-cell office:value-type="float" office:value="0.070000000298023" calcext:value-type="float">
            <text:p>0.0700000003</text:p>
          </table:table-cell>
          <table:table-cell office:value-type="float" office:value="0.011328883469105" calcext:value-type="float">
            <text:p>0.0113288835</text:p>
          </table:table-cell>
          <table:table-cell office:value-type="float" office:value="0.05867112" calcext:value-type="float">
            <text:p>0.05867112</text:p>
          </table:table-cell>
          <table:table-cell office:value-type="float" office:value="0.012431085109711" calcext:value-type="float">
            <text:p>0.0124310851</text:p>
          </table:table-cell>
          <table:table-cell office:value-type="float" office:value="0.05756892" calcext:value-type="float">
            <text:p>0.05756892</text:p>
          </table:table-cell>
          <table:table-cell/>
          <table:table-cell office:value-type="float" office:value="0.090000003576279" calcext:value-type="float">
            <text:p>0.0900000036</text:p>
          </table:table-cell>
          <table:table-cell office:value-type="float" office:value="0.014608606696129" calcext:value-type="float">
            <text:p>0.0146086067</text:p>
          </table:table-cell>
          <table:table-cell office:value-type="float" office:value="0.0753914" calcext:value-type="float">
            <text:p>0.0753914</text:p>
          </table:table-cell>
          <table:table-cell office:value-type="float" office:value="0.016403794288635" calcext:value-type="float">
            <text:p>0.0164037943</text:p>
          </table:table-cell>
          <table:table-cell office:value-type="float" office:value="0.07359621" calcext:value-type="float">
            <text:p>0.07359621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/>
          <table:table-cell office:value-type="float" office:value="0.009999999776483" calcext:value-type="float">
            <text:p>0.0099999998</text:p>
          </table:table-cell>
          <table:table-cell office:value-type="float" office:value="0.003013571724296" calcext:value-type="float">
            <text:p>0.0030135717</text:p>
          </table:table-cell>
          <table:table-cell office:value-type="float" office:value="0.00698643" calcext:value-type="float">
            <text:p>0.00698643</text:p>
          </table:table-cell>
          <table:table-cell office:value-type="float" office:value="0.00245095230639" calcext:value-type="float">
            <text:p>0.0024509523</text:p>
          </table:table-cell>
          <table:table-cell office:value-type="float" office:value="0.00754905" calcext:value-type="float">
            <text:p>0.00754905</text:p>
          </table:table-cell>
          <table:table-cell/>
          <table:table-cell office:value-type="float" office:value="0.029999999329448" calcext:value-type="float">
            <text:p>0.0299999993</text:p>
          </table:table-cell>
          <table:table-cell office:value-type="float" office:value="0.004408687353134" calcext:value-type="float">
            <text:p>0.0044086874</text:p>
          </table:table-cell>
          <table:table-cell office:value-type="float" office:value="0.02559131" calcext:value-type="float">
            <text:p>0.02559131</text:p>
          </table:table-cell>
          <table:table-cell/>
          <table:table-cell office:value-type="float" office:value="0.050000000745058" calcext:value-type="float">
            <text:p>0.0500000007</text:p>
          </table:table-cell>
          <table:table-cell office:value-type="float" office:value="0.006972525268793" calcext:value-type="float">
            <text:p>0.0069725253</text:p>
          </table:table-cell>
          <table:table-cell office:value-type="float" office:value="0.04302748" calcext:value-type="float">
            <text:p>0.04302748</text:p>
          </table:table-cell>
          <table:table-cell office:value-type="float" office:value="0.007735058665276" calcext:value-type="float">
            <text:p>0.0077350587</text:p>
          </table:table-cell>
          <table:table-cell office:value-type="float" office:value="0.04226494" calcext:value-type="float">
            <text:p>0.04226494</text:p>
          </table:table-cell>
          <table:table-cell/>
          <table:table-cell office:value-type="float" office:value="0.070000000298023" calcext:value-type="float">
            <text:p>0.0700000003</text:p>
          </table:table-cell>
          <table:table-cell office:value-type="float" office:value="0.011123649775982" calcext:value-type="float">
            <text:p>0.0111236498</text:p>
          </table:table-cell>
          <table:table-cell office:value-type="float" office:value="0.05887635" calcext:value-type="float">
            <text:p>0.05887635</text:p>
          </table:table-cell>
          <table:table-cell office:value-type="float" office:value="0.012367077171803" calcext:value-type="float">
            <text:p>0.0123670772</text:p>
          </table:table-cell>
          <table:table-cell office:value-type="float" office:value="0.05763292" calcext:value-type="float">
            <text:p>0.05763292</text:p>
          </table:table-cell>
          <table:table-cell/>
          <table:table-cell office:value-type="float" office:value="0.090000003576279" calcext:value-type="float">
            <text:p>0.0900000036</text:p>
          </table:table-cell>
          <table:table-cell office:value-type="float" office:value="0.014635443687439" calcext:value-type="float">
            <text:p>0.0146354437</text:p>
          </table:table-cell>
          <table:table-cell office:value-type="float" office:value="0.07536456" calcext:value-type="float">
            <text:p>0.07536456</text:p>
          </table:table-cell>
          <table:table-cell office:value-type="float" office:value="0.016485564410686" calcext:value-type="float">
            <text:p>0.0164855644</text:p>
          </table:table-cell>
          <table:table-cell office:value-type="float" office:value="0.07351444" calcext:value-type="float">
            <text:p>0.07351444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/>
          <table:table-cell office:value-type="float" office:value="0.009999999776483" calcext:value-type="float">
            <text:p>0.0099999998</text:p>
          </table:table-cell>
          <table:table-cell office:value-type="float" office:value="0.003006482496858" calcext:value-type="float">
            <text:p>0.0030064825</text:p>
          </table:table-cell>
          <table:table-cell office:value-type="float" office:value="0.00699352" calcext:value-type="float">
            <text:p>0.00699352</text:p>
          </table:table-cell>
          <table:table-cell office:value-type="float" office:value="0.002586090937257" calcext:value-type="float">
            <text:p>0.0025860909</text:p>
          </table:table-cell>
          <table:table-cell office:value-type="float" office:value="0.00741391" calcext:value-type="float">
            <text:p>0.00741391</text:p>
          </table:table-cell>
          <table:table-cell/>
          <table:table-cell office:value-type="float" office:value="0.029999999329448" calcext:value-type="float">
            <text:p>0.0299999993</text:p>
          </table:table-cell>
          <table:table-cell office:value-type="float" office:value="0.004495844244957" calcext:value-type="float">
            <text:p>0.0044958442</text:p>
          </table:table-cell>
          <table:table-cell office:value-type="float" office:value="0.02550416" calcext:value-type="float">
            <text:p>0.02550416</text:p>
          </table:table-cell>
          <table:table-cell/>
          <table:table-cell office:value-type="float" office:value="0.050000000745058" calcext:value-type="float">
            <text:p>0.0500000007</text:p>
          </table:table-cell>
          <table:table-cell office:value-type="float" office:value="0.00690845027566" calcext:value-type="float">
            <text:p>0.0069084503</text:p>
          </table:table-cell>
          <table:table-cell office:value-type="float" office:value="0.04309155" calcext:value-type="float">
            <text:p>0.04309155</text:p>
          </table:table-cell>
          <table:table-cell office:value-type="float" office:value="0.00789950042963" calcext:value-type="float">
            <text:p>0.0078995004</text:p>
          </table:table-cell>
          <table:table-cell office:value-type="float" office:value="0.0421005" calcext:value-type="float">
            <text:p>0.0421005</text:p>
          </table:table-cell>
          <table:table-cell/>
          <table:table-cell office:value-type="float" office:value="0.070000000298023" calcext:value-type="float">
            <text:p>0.0700000003</text:p>
          </table:table-cell>
          <table:table-cell office:value-type="float" office:value="0.01116120070219" calcext:value-type="float">
            <text:p>0.0111612007</text:p>
          </table:table-cell>
          <table:table-cell office:value-type="float" office:value="0.0588388" calcext:value-type="float">
            <text:p>0.0588388</text:p>
          </table:table-cell>
          <table:table-cell office:value-type="float" office:value="0.012463629245758" calcext:value-type="float">
            <text:p>0.0124636292</text:p>
          </table:table-cell>
          <table:table-cell office:value-type="float" office:value="0.05753637" calcext:value-type="float">
            <text:p>0.05753637</text:p>
          </table:table-cell>
          <table:table-cell/>
          <table:table-cell office:value-type="float" office:value="0.090000003576279" calcext:value-type="float">
            <text:p>0.0900000036</text:p>
          </table:table-cell>
          <table:table-cell office:value-type="float" office:value="0.01442489773035" calcext:value-type="float">
            <text:p>0.0144248977</text:p>
          </table:table-cell>
          <table:table-cell office:value-type="float" office:value="0.07557511" calcext:value-type="float">
            <text:p>0.07557511</text:p>
          </table:table-cell>
          <table:table-cell office:value-type="float" office:value="0.016319751739502" calcext:value-type="float">
            <text:p>0.0163197517</text:p>
          </table:table-cell>
          <table:table-cell office:value-type="float" office:value="0.07368025" calcext:value-type="float">
            <text:p>0.07368025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/>
          <table:table-cell office:value-type="float" office:value="0.009999999776483" calcext:value-type="float">
            <text:p>0.0099999998</text:p>
          </table:table-cell>
          <table:table-cell office:value-type="float" office:value="0.002987867221236" calcext:value-type="float">
            <text:p>0.0029878672</text:p>
          </table:table-cell>
          <table:table-cell office:value-type="float" office:value="0.00701213" calcext:value-type="float">
            <text:p>0.00701213</text:p>
          </table:table-cell>
          <table:table-cell office:value-type="float" office:value="0.002664433792233" calcext:value-type="float">
            <text:p>0.0026644338</text:p>
          </table:table-cell>
          <table:table-cell office:value-type="float" office:value="0.00733557" calcext:value-type="float">
            <text:p>0.00733557</text:p>
          </table:table-cell>
          <table:table-cell/>
          <table:table-cell office:value-type="float" office:value="0.029999999329448" calcext:value-type="float">
            <text:p>0.0299999993</text:p>
          </table:table-cell>
          <table:table-cell office:value-type="float" office:value="0.004385281354189" calcext:value-type="float">
            <text:p>0.0043852814</text:p>
          </table:table-cell>
          <table:table-cell office:value-type="float" office:value="0.02561472" calcext:value-type="float">
            <text:p>0.02561472</text:p>
          </table:table-cell>
          <table:table-cell/>
          <table:table-cell office:value-type="float" office:value="0.050000000745058" calcext:value-type="float">
            <text:p>0.0500000007</text:p>
          </table:table-cell>
          <table:table-cell office:value-type="float" office:value="0.00701704993844" calcext:value-type="float">
            <text:p>0.0070170499</text:p>
          </table:table-cell>
          <table:table-cell office:value-type="float" office:value="0.04298295" calcext:value-type="float">
            <text:p>0.04298295</text:p>
          </table:table-cell>
          <table:table-cell office:value-type="float" office:value="0.00780200958252" calcext:value-type="float">
            <text:p>0.0078020096</text:p>
          </table:table-cell>
          <table:table-cell office:value-type="float" office:value="0.04219799" calcext:value-type="float">
            <text:p>0.04219799</text:p>
          </table:table-cell>
          <table:table-cell/>
          <table:table-cell office:value-type="float" office:value="0.070000000298023" calcext:value-type="float">
            <text:p>0.0700000003</text:p>
          </table:table-cell>
          <table:table-cell office:value-type="float" office:value="0.01092042773962" calcext:value-type="float">
            <text:p>0.0109204277</text:p>
          </table:table-cell>
          <table:table-cell office:value-type="float" office:value="0.05907957" calcext:value-type="float">
            <text:p>0.05907957</text:p>
          </table:table-cell>
          <table:table-cell office:value-type="float" office:value="0.01240836083889" calcext:value-type="float">
            <text:p>0.0124083608</text:p>
          </table:table-cell>
          <table:table-cell office:value-type="float" office:value="0.05759164" calcext:value-type="float">
            <text:p>0.05759164</text:p>
          </table:table-cell>
          <table:table-cell/>
          <table:table-cell office:value-type="float" office:value="0.090000003576279" calcext:value-type="float">
            <text:p>0.0900000036</text:p>
          </table:table-cell>
          <table:table-cell office:value-type="float" office:value="0.014295786619186" calcext:value-type="float">
            <text:p>0.0142957866</text:p>
          </table:table-cell>
          <table:table-cell office:value-type="float" office:value="0.07570422" calcext:value-type="float">
            <text:p>0.07570422</text:p>
          </table:table-cell>
          <table:table-cell office:value-type="float" office:value="0.016342669725418" calcext:value-type="float">
            <text:p>0.0163426697</text:p>
          </table:table-cell>
          <table:table-cell office:value-type="float" office:value="0.07365733" calcext:value-type="float">
            <text:p>0.07365733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/>
          <table:table-cell office:value-type="float" office:value="0.009999999776483" calcext:value-type="float">
            <text:p>0.0099999998</text:p>
          </table:table-cell>
          <table:table-cell office:value-type="float" office:value="0.003010211512446" calcext:value-type="float">
            <text:p>0.0030102115</text:p>
          </table:table-cell>
          <table:table-cell office:value-type="float" office:value="0.00698979" calcext:value-type="float">
            <text:p>0.00698979</text:p>
          </table:table-cell>
          <table:table-cell office:value-type="float" office:value="0.002500480040908" calcext:value-type="float">
            <text:p>0.00250048</text:p>
          </table:table-cell>
          <table:table-cell office:value-type="float" office:value="0.00749952" calcext:value-type="float">
            <text:p>0.00749952</text:p>
          </table:table-cell>
          <table:table-cell/>
          <table:table-cell office:value-type="float" office:value="0.029999999329448" calcext:value-type="float">
            <text:p>0.0299999993</text:p>
          </table:table-cell>
          <table:table-cell office:value-type="float" office:value="0.004405051469803" calcext:value-type="float">
            <text:p>0.0044050515</text:p>
          </table:table-cell>
          <table:table-cell office:value-type="float" office:value="0.02559495" calcext:value-type="float">
            <text:p>0.02559495</text:p>
          </table:table-cell>
          <table:table-cell/>
          <table:table-cell office:value-type="float" office:value="0.050000000745058" calcext:value-type="float">
            <text:p>0.0500000007</text:p>
          </table:table-cell>
          <table:table-cell office:value-type="float" office:value="0.00685116276145" calcext:value-type="float">
            <text:p>0.0068511628</text:p>
          </table:table-cell>
          <table:table-cell office:value-type="float" office:value="0.04314884" calcext:value-type="float">
            <text:p>0.04314884</text:p>
          </table:table-cell>
          <table:table-cell office:value-type="float" office:value="0.007739141583443" calcext:value-type="float">
            <text:p>0.0077391416</text:p>
          </table:table-cell>
          <table:table-cell office:value-type="float" office:value="0.04226086" calcext:value-type="float">
            <text:p>0.04226086</text:p>
          </table:table-cell>
          <table:table-cell/>
          <table:table-cell office:value-type="float" office:value="0.070000000298023" calcext:value-type="float">
            <text:p>0.0700000003</text:p>
          </table:table-cell>
          <table:table-cell office:value-type="float" office:value="0.010921098291874" calcext:value-type="float">
            <text:p>0.0109210983</text:p>
          </table:table-cell>
          <table:table-cell office:value-type="float" office:value="0.0590789" calcext:value-type="float">
            <text:p>0.0590789</text:p>
          </table:table-cell>
          <table:table-cell office:value-type="float" office:value="0.012491822242737" calcext:value-type="float">
            <text:p>0.0124918222</text:p>
          </table:table-cell>
          <table:table-cell office:value-type="float" office:value="0.05750818" calcext:value-type="float">
            <text:p>0.05750818</text:p>
          </table:table-cell>
          <table:table-cell/>
          <table:table-cell office:value-type="float" office:value="0.090000003576279" calcext:value-type="float">
            <text:p>0.0900000036</text:p>
          </table:table-cell>
          <table:table-cell office:value-type="float" office:value="0.01408663392067" calcext:value-type="float">
            <text:p>0.0140866339</text:p>
          </table:table-cell>
          <table:table-cell office:value-type="float" office:value="0.07591337" calcext:value-type="float">
            <text:p>0.07591337</text:p>
          </table:table-cell>
          <table:table-cell office:value-type="float" office:value="0.016170710325241" calcext:value-type="float">
            <text:p>0.0161707103</text:p>
          </table:table-cell>
          <table:table-cell office:value-type="float" office:value="0.07382929" calcext:value-type="float">
            <text:p>0.07382929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/>
          <table:table-cell office:value-type="float" office:value="0.009999999776483" calcext:value-type="float">
            <text:p>0.0099999998</text:p>
          </table:table-cell>
          <table:table-cell office:value-type="float" office:value="0.002925219014287" calcext:value-type="float">
            <text:p>0.002925219</text:p>
          </table:table-cell>
          <table:table-cell office:value-type="float" office:value="0.00707478" calcext:value-type="float">
            <text:p>0.00707478</text:p>
          </table:table-cell>
          <table:table-cell office:value-type="float" office:value="0.002492675557733" calcext:value-type="float">
            <text:p>0.0024926756</text:p>
          </table:table-cell>
          <table:table-cell office:value-type="float" office:value="0.00750732" calcext:value-type="float">
            <text:p>0.00750732</text:p>
          </table:table-cell>
          <table:table-cell/>
          <table:table-cell office:value-type="float" office:value="0.029999999329448" calcext:value-type="float">
            <text:p>0.0299999993</text:p>
          </table:table-cell>
          <table:table-cell office:value-type="float" office:value="0.004371166229248" calcext:value-type="float">
            <text:p>0.0043711662</text:p>
          </table:table-cell>
          <table:table-cell office:value-type="float" office:value="0.02562883" calcext:value-type="float">
            <text:p>0.02562883</text:p>
          </table:table-cell>
          <table:table-cell/>
          <table:table-cell office:value-type="float" office:value="0.050000000745058" calcext:value-type="float">
            <text:p>0.0500000007</text:p>
          </table:table-cell>
          <table:table-cell office:value-type="float" office:value="0.006816048175097" calcext:value-type="float">
            <text:p>0.0068160482</text:p>
          </table:table-cell>
          <table:table-cell office:value-type="float" office:value="0.04318395" calcext:value-type="float">
            <text:p>0.04318395</text:p>
          </table:table-cell>
          <table:table-cell office:value-type="float" office:value="0.007938146591187" calcext:value-type="float">
            <text:p>0.0079381466</text:p>
          </table:table-cell>
          <table:table-cell office:value-type="float" office:value="0.04206185" calcext:value-type="float">
            <text:p>0.04206185</text:p>
          </table:table-cell>
          <table:table-cell/>
          <table:table-cell office:value-type="float" office:value="0.070000000298023" calcext:value-type="float">
            <text:p>0.0700000003</text:p>
          </table:table-cell>
          <table:table-cell office:value-type="float" office:value="0.010723412036896" calcext:value-type="float">
            <text:p>0.010723412</text:p>
          </table:table-cell>
          <table:table-cell office:value-type="float" office:value="0.05927659" calcext:value-type="float">
            <text:p>0.05927659</text:p>
          </table:table-cell>
          <table:table-cell office:value-type="float" office:value="0.012530192732811" calcext:value-type="float">
            <text:p>0.0125301927</text:p>
          </table:table-cell>
          <table:table-cell office:value-type="float" office:value="0.05746981" calcext:value-type="float">
            <text:p>0.05746981</text:p>
          </table:table-cell>
          <table:table-cell/>
          <table:table-cell office:value-type="float" office:value="0.090000003576279" calcext:value-type="float">
            <text:p>0.0900000036</text:p>
          </table:table-cell>
          <table:table-cell office:value-type="float" office:value="0.013865172863007" calcext:value-type="float">
            <text:p>0.0138651729</text:p>
          </table:table-cell>
          <table:table-cell office:value-type="float" office:value="0.07613483" calcext:value-type="float">
            <text:p>0.07613483</text:p>
          </table:table-cell>
          <table:table-cell office:value-type="float" office:value="0.016249477863312" calcext:value-type="float">
            <text:p>0.0162494779</text:p>
          </table:table-cell>
          <table:table-cell office:value-type="float" office:value="0.07375053" calcext:value-type="float">
            <text:p>0.07375053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/>
          <table:table-cell office:value-type="float" office:value="0.009999999776483" calcext:value-type="float">
            <text:p>0.0099999998</text:p>
          </table:table-cell>
          <table:table-cell office:value-type="float" office:value="0.003001833334565" calcext:value-type="float">
            <text:p>0.0030018333</text:p>
          </table:table-cell>
          <table:table-cell office:value-type="float" office:value="0.00699817" calcext:value-type="float">
            <text:p>0.00699817</text:p>
          </table:table-cell>
          <table:table-cell office:value-type="float" office:value="0.002393582835793" calcext:value-type="float">
            <text:p>0.0023935828</text:p>
          </table:table-cell>
          <table:table-cell office:value-type="float" office:value="0.00760642" calcext:value-type="float">
            <text:p>0.00760642</text:p>
          </table:table-cell>
          <table:table-cell/>
          <table:table-cell office:value-type="float" office:value="0.029999999329448" calcext:value-type="float">
            <text:p>0.0299999993</text:p>
          </table:table-cell>
          <table:table-cell office:value-type="float" office:value="0.00434647500515" calcext:value-type="float">
            <text:p>0.004346475</text:p>
          </table:table-cell>
          <table:table-cell office:value-type="float" office:value="0.02565352" calcext:value-type="float">
            <text:p>0.02565352</text:p>
          </table:table-cell>
          <table:table-cell/>
          <table:table-cell office:value-type="float" office:value="0.050000000745058" calcext:value-type="float">
            <text:p>0.0500000007</text:p>
          </table:table-cell>
          <table:table-cell office:value-type="float" office:value="0.006850715726614" calcext:value-type="float">
            <text:p>0.0068507157</text:p>
          </table:table-cell>
          <table:table-cell office:value-type="float" office:value="0.04314929" calcext:value-type="float">
            <text:p>0.04314929</text:p>
          </table:table-cell>
          <table:table-cell office:value-type="float" office:value="0.007918059825897" calcext:value-type="float">
            <text:p>0.0079180598</text:p>
          </table:table-cell>
          <table:table-cell office:value-type="float" office:value="0.04208194" calcext:value-type="float">
            <text:p>0.04208194</text:p>
          </table:table-cell>
          <table:table-cell/>
          <table:table-cell office:value-type="float" office:value="0.070000000298023" calcext:value-type="float">
            <text:p>0.0700000003</text:p>
          </table:table-cell>
          <table:table-cell office:value-type="float" office:value="0.01075367629528" calcext:value-type="float">
            <text:p>0.0107536763</text:p>
          </table:table-cell>
          <table:table-cell office:value-type="float" office:value="0.05924632" calcext:value-type="float">
            <text:p>0.05924632</text:p>
          </table:table-cell>
          <table:table-cell office:value-type="float" office:value="0.012333147227764" calcext:value-type="float">
            <text:p>0.0123331472</text:p>
          </table:table-cell>
          <table:table-cell office:value-type="float" office:value="0.05766685" calcext:value-type="float">
            <text:p>0.05766685</text:p>
          </table:table-cell>
          <table:table-cell/>
          <table:table-cell office:value-type="float" office:value="0.090000003576279" calcext:value-type="float">
            <text:p>0.0900000036</text:p>
          </table:table-cell>
          <table:table-cell office:value-type="float" office:value="0.013896897435188" calcext:value-type="float">
            <text:p>0.0138968974</text:p>
          </table:table-cell>
          <table:table-cell office:value-type="float" office:value="0.07610311" calcext:value-type="float">
            <text:p>0.07610311</text:p>
          </table:table-cell>
          <table:table-cell office:value-type="float" office:value="0.016456037759781" calcext:value-type="float">
            <text:p>0.0164560378</text:p>
          </table:table-cell>
          <table:table-cell office:value-type="float" office:value="0.07354397" calcext:value-type="float">
            <text:p>0.07354397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/>
          <table:table-cell office:value-type="float" office:value="0.009999999776483" calcext:value-type="float">
            <text:p>0.0099999998</text:p>
          </table:table-cell>
          <table:table-cell office:value-type="float" office:value="0.002981642261147" calcext:value-type="float">
            <text:p>0.0029816423</text:p>
          </table:table-cell>
          <table:table-cell office:value-type="float" office:value="0.00701836" calcext:value-type="float">
            <text:p>0.00701836</text:p>
          </table:table-cell>
          <table:table-cell office:value-type="float" office:value="0.002364879474044" calcext:value-type="float">
            <text:p>0.0023648795</text:p>
          </table:table-cell>
          <table:table-cell office:value-type="float" office:value="0.00763512" calcext:value-type="float">
            <text:p>0.00763512</text:p>
          </table:table-cell>
          <table:table-cell/>
          <table:table-cell office:value-type="float" office:value="0.029999999329448" calcext:value-type="float">
            <text:p>0.0299999993</text:p>
          </table:table-cell>
          <table:table-cell office:value-type="float" office:value="0.004302985966206" calcext:value-type="float">
            <text:p>0.004302986</text:p>
          </table:table-cell>
          <table:table-cell office:value-type="float" office:value="0.02569701" calcext:value-type="float">
            <text:p>0.02569701</text:p>
          </table:table-cell>
          <table:table-cell/>
          <table:table-cell office:value-type="float" office:value="0.050000000745058" calcext:value-type="float">
            <text:p>0.0500000007</text:p>
          </table:table-cell>
          <table:table-cell office:value-type="float" office:value="0.006821114569902" calcext:value-type="float">
            <text:p>0.0068211146</text:p>
          </table:table-cell>
          <table:table-cell office:value-type="float" office:value="0.04317889" calcext:value-type="float">
            <text:p>0.04317889</text:p>
          </table:table-cell>
          <table:table-cell office:value-type="float" office:value="0.007875263690948" calcext:value-type="float">
            <text:p>0.0078752637</text:p>
          </table:table-cell>
          <table:table-cell office:value-type="float" office:value="0.04212474" calcext:value-type="float">
            <text:p>0.04212474</text:p>
          </table:table-cell>
          <table:table-cell/>
          <table:table-cell office:value-type="float" office:value="0.070000000298023" calcext:value-type="float">
            <text:p>0.0700000003</text:p>
          </table:table-cell>
          <table:table-cell office:value-type="float" office:value="0.01076728105545" calcext:value-type="float">
            <text:p>0.0107672811</text:p>
          </table:table-cell>
          <table:table-cell office:value-type="float" office:value="0.05923272" calcext:value-type="float">
            <text:p>0.05923272</text:p>
          </table:table-cell>
          <table:table-cell office:value-type="float" office:value="0.012371718883514" calcext:value-type="float">
            <text:p>0.0123717189</text:p>
          </table:table-cell>
          <table:table-cell office:value-type="float" office:value="0.05762828" calcext:value-type="float">
            <text:p>0.05762828</text:p>
          </table:table-cell>
          <table:table-cell/>
          <table:table-cell office:value-type="float" office:value="0.090000003576279" calcext:value-type="float">
            <text:p>0.0900000036</text:p>
          </table:table-cell>
          <table:table-cell office:value-type="float" office:value="0.01380830258131" calcext:value-type="float">
            <text:p>0.0138083026</text:p>
          </table:table-cell>
          <table:table-cell office:value-type="float" office:value="0.0761917" calcext:value-type="float">
            <text:p>0.0761917</text:p>
          </table:table-cell>
          <table:table-cell office:value-type="float" office:value="0.016496226191521" calcext:value-type="float">
            <text:p>0.0164962262</text:p>
          </table:table-cell>
          <table:table-cell office:value-type="float" office:value="0.07350378" calcext:value-type="float">
            <text:p>0.07350378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/>
          <table:table-cell office:value-type="float" office:value="0.009999999776483" calcext:value-type="float">
            <text:p>0.0099999998</text:p>
          </table:table-cell>
          <table:table-cell office:value-type="float" office:value="0.002883033826947" calcext:value-type="float">
            <text:p>0.0028830338</text:p>
          </table:table-cell>
          <table:table-cell office:value-type="float" office:value="0.00711697" calcext:value-type="float">
            <text:p>0.00711697</text:p>
          </table:table-cell>
          <table:table-cell office:value-type="float" office:value="0.00234686024487" calcext:value-type="float">
            <text:p>0.0023468602</text:p>
          </table:table-cell>
          <table:table-cell office:value-type="float" office:value="0.00765314" calcext:value-type="float">
            <text:p>0.00765314</text:p>
          </table:table-cell>
          <table:table-cell/>
          <table:table-cell office:value-type="float" office:value="0.029999999329448" calcext:value-type="float">
            <text:p>0.0299999993</text:p>
          </table:table-cell>
          <table:table-cell office:value-type="float" office:value="0.004310134798288" calcext:value-type="float">
            <text:p>0.0043101348</text:p>
          </table:table-cell>
          <table:table-cell office:value-type="float" office:value="0.02568986" calcext:value-type="float">
            <text:p>0.02568986</text:p>
          </table:table-cell>
          <table:table-cell/>
          <table:table-cell office:value-type="float" office:value="0.050000000745058" calcext:value-type="float">
            <text:p>0.0500000007</text:p>
          </table:table-cell>
          <table:table-cell office:value-type="float" office:value="0.006789263337851" calcext:value-type="float">
            <text:p>0.0067892633</text:p>
          </table:table-cell>
          <table:table-cell office:value-type="float" office:value="0.04321074" calcext:value-type="float">
            <text:p>0.04321074</text:p>
          </table:table-cell>
          <table:table-cell office:value-type="float" office:value="0.007895283401012" calcext:value-type="float">
            <text:p>0.0078952834</text:p>
          </table:table-cell>
          <table:table-cell office:value-type="float" office:value="0.04210472" calcext:value-type="float">
            <text:p>0.04210472</text:p>
          </table:table-cell>
          <table:table-cell/>
          <table:table-cell office:value-type="float" office:value="0.070000000298023" calcext:value-type="float">
            <text:p>0.0700000003</text:p>
          </table:table-cell>
          <table:table-cell office:value-type="float" office:value="0.010655499994755" calcext:value-type="float">
            <text:p>0.0106555</text:p>
          </table:table-cell>
          <table:table-cell office:value-type="float" office:value="0.0593445" calcext:value-type="float">
            <text:p>0.0593445</text:p>
          </table:table-cell>
          <table:table-cell office:value-type="float" office:value="0.012366145849228" calcext:value-type="float">
            <text:p>0.0123661458</text:p>
          </table:table-cell>
          <table:table-cell office:value-type="float" office:value="0.05763385" calcext:value-type="float">
            <text:p>0.05763385</text:p>
          </table:table-cell>
          <table:table-cell/>
          <table:table-cell office:value-type="float" office:value="0.090000003576279" calcext:value-type="float">
            <text:p>0.0900000036</text:p>
          </table:table-cell>
          <table:table-cell office:value-type="float" office:value="0.013605684041977" calcext:value-type="float">
            <text:p>0.013605684</text:p>
          </table:table-cell>
          <table:table-cell office:value-type="float" office:value="0.07639432" calcext:value-type="float">
            <text:p>0.07639432</text:p>
          </table:table-cell>
          <table:table-cell office:value-type="float" office:value="0.016295850276947" calcext:value-type="float">
            <text:p>0.0162958503</text:p>
          </table:table-cell>
          <table:table-cell office:value-type="float" office:value="0.07370415" calcext:value-type="float">
            <text:p>0.07370415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/>
          <table:table-cell office:value-type="float" office:value="0.009999999776483" calcext:value-type="float">
            <text:p>0.0099999998</text:p>
          </table:table-cell>
          <table:table-cell office:value-type="float" office:value="0.002868970856071" calcext:value-type="float">
            <text:p>0.0028689709</text:p>
          </table:table-cell>
          <table:table-cell office:value-type="float" office:value="0.00713103" calcext:value-type="float">
            <text:p>0.00713103</text:p>
          </table:table-cell>
          <table:table-cell office:value-type="float" office:value="0.00237119756639" calcext:value-type="float">
            <text:p>0.0023711976</text:p>
          </table:table-cell>
          <table:table-cell office:value-type="float" office:value="0.0076288" calcext:value-type="float">
            <text:p>0.0076288</text:p>
          </table:table-cell>
          <table:table-cell/>
          <table:table-cell office:value-type="float" office:value="0.029999999329448" calcext:value-type="float">
            <text:p>0.0299999993</text:p>
          </table:table-cell>
          <table:table-cell office:value-type="float" office:value="0.004384726285934" calcext:value-type="float">
            <text:p>0.0043847263</text:p>
          </table:table-cell>
          <table:table-cell office:value-type="float" office:value="0.02561527" calcext:value-type="float">
            <text:p>0.02561527</text:p>
          </table:table-cell>
          <table:table-cell/>
          <table:table-cell office:value-type="float" office:value="0.050000000745058" calcext:value-type="float">
            <text:p>0.0500000007</text:p>
          </table:table-cell>
          <table:table-cell office:value-type="float" office:value="0.00692630186677" calcext:value-type="float">
            <text:p>0.0069263019</text:p>
          </table:table-cell>
          <table:table-cell office:value-type="float" office:value="0.0430737" calcext:value-type="float">
            <text:p>0.0430737</text:p>
          </table:table-cell>
          <table:table-cell office:value-type="float" office:value="0.007709935307503" calcext:value-type="float">
            <text:p>0.0077099353</text:p>
          </table:table-cell>
          <table:table-cell office:value-type="float" office:value="0.04229007" calcext:value-type="float">
            <text:p>0.04229007</text:p>
          </table:table-cell>
          <table:table-cell/>
          <table:table-cell office:value-type="float" office:value="0.070000000298023" calcext:value-type="float">
            <text:p>0.0700000003</text:p>
          </table:table-cell>
          <table:table-cell office:value-type="float" office:value="0.010604329407215" calcext:value-type="float">
            <text:p>0.0106043294</text:p>
          </table:table-cell>
          <table:table-cell office:value-type="float" office:value="0.05939567" calcext:value-type="float">
            <text:p>0.05939567</text:p>
          </table:table-cell>
          <table:table-cell office:value-type="float" office:value="0.012400329113007" calcext:value-type="float">
            <text:p>0.0124003291</text:p>
          </table:table-cell>
          <table:table-cell office:value-type="float" office:value="0.05759967" calcext:value-type="float">
            <text:p>0.05759967</text:p>
          </table:table-cell>
          <table:table-cell/>
          <table:table-cell office:value-type="float" office:value="0.090000003576279" calcext:value-type="float">
            <text:p>0.0900000036</text:p>
          </table:table-cell>
          <table:table-cell office:value-type="float" office:value="0.01383201032877" calcext:value-type="float">
            <text:p>0.0138320103</text:p>
          </table:table-cell>
          <table:table-cell office:value-type="float" office:value="0.07616799" calcext:value-type="float">
            <text:p>0.07616799</text:p>
          </table:table-cell>
          <table:table-cell office:value-type="float" office:value="0.016432233154774" calcext:value-type="float">
            <text:p>0.0164322332</text:p>
          </table:table-cell>
          <table:table-cell office:value-type="float" office:value="0.07356777" calcext:value-type="float">
            <text:p>0.07356777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/>
          <table:table-cell office:value-type="float" office:value="0.009999999776483" calcext:value-type="float">
            <text:p>0.0099999998</text:p>
          </table:table-cell>
          <table:table-cell office:value-type="float" office:value="0.003015553578734" calcext:value-type="float">
            <text:p>0.0030155536</text:p>
          </table:table-cell>
          <table:table-cell office:value-type="float" office:value="0.00698445" calcext:value-type="float">
            <text:p>0.00698445</text:p>
          </table:table-cell>
          <table:table-cell office:value-type="float" office:value="0.002245930954814" calcext:value-type="float">
            <text:p>0.002245931</text:p>
          </table:table-cell>
          <table:table-cell office:value-type="float" office:value="0.00775407" calcext:value-type="float">
            <text:p>0.00775407</text:p>
          </table:table-cell>
          <table:table-cell/>
          <table:table-cell office:value-type="float" office:value="0.029999999329448" calcext:value-type="float">
            <text:p>0.0299999993</text:p>
          </table:table-cell>
          <table:table-cell office:value-type="float" office:value="0.004288081079721" calcext:value-type="float">
            <text:p>0.0042880811</text:p>
          </table:table-cell>
          <table:table-cell office:value-type="float" office:value="0.02571192" calcext:value-type="float">
            <text:p>0.02571192</text:p>
          </table:table-cell>
          <table:table-cell/>
          <table:table-cell office:value-type="float" office:value="0.050000000745058" calcext:value-type="float">
            <text:p>0.0500000007</text:p>
          </table:table-cell>
          <table:table-cell office:value-type="float" office:value="0.006966773420572" calcext:value-type="float">
            <text:p>0.0069667734</text:p>
          </table:table-cell>
          <table:table-cell office:value-type="float" office:value="0.04303323" calcext:value-type="float">
            <text:p>0.04303323</text:p>
          </table:table-cell>
          <table:table-cell office:value-type="float" office:value="0.007872454822063" calcext:value-type="float">
            <text:p>0.0078724548</text:p>
          </table:table-cell>
          <table:table-cell office:value-type="float" office:value="0.04212755" calcext:value-type="float">
            <text:p>0.04212755</text:p>
          </table:table-cell>
          <table:table-cell/>
          <table:table-cell office:value-type="float" office:value="0.070000000298023" calcext:value-type="float">
            <text:p>0.0700000003</text:p>
          </table:table-cell>
          <table:table-cell office:value-type="float" office:value="0.010652251541615" calcext:value-type="float">
            <text:p>0.0106522515</text:p>
          </table:table-cell>
          <table:table-cell office:value-type="float" office:value="0.05934775" calcext:value-type="float">
            <text:p>0.05934775</text:p>
          </table:table-cell>
          <table:table-cell office:value-type="float" office:value="0.012430518865585" calcext:value-type="float">
            <text:p>0.0124305189</text:p>
          </table:table-cell>
          <table:table-cell office:value-type="float" office:value="0.05756948" calcext:value-type="float">
            <text:p>0.05756948</text:p>
          </table:table-cell>
          <table:table-cell/>
          <table:table-cell office:value-type="float" office:value="0.090000003576279" calcext:value-type="float">
            <text:p>0.0900000036</text:p>
          </table:table-cell>
          <table:table-cell office:value-type="float" office:value="0.013890743255615" calcext:value-type="float">
            <text:p>0.0138907433</text:p>
          </table:table-cell>
          <table:table-cell office:value-type="float" office:value="0.07610926" calcext:value-type="float">
            <text:p>0.07610926</text:p>
          </table:table-cell>
          <table:table-cell office:value-type="float" office:value="0.016450718045235" calcext:value-type="float">
            <text:p>0.016450718</text:p>
          </table:table-cell>
          <table:table-cell office:value-type="float" office:value="0.07354929" calcext:value-type="float">
            <text:p>0.07354929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/>
          <table:table-cell office:value-type="float" office:value="0.009999999776483" calcext:value-type="float">
            <text:p>0.0099999998</text:p>
          </table:table-cell>
          <table:table-cell office:value-type="float" office:value="0.002902442589402" calcext:value-type="float">
            <text:p>0.0029024426</text:p>
          </table:table-cell>
          <table:table-cell office:value-type="float" office:value="0.00709756" calcext:value-type="float">
            <text:p>0.00709756</text:p>
          </table:table-cell>
          <table:table-cell office:value-type="float" office:value="0.002266628667712" calcext:value-type="float">
            <text:p>0.0022666287</text:p>
          </table:table-cell>
          <table:table-cell office:value-type="float" office:value="0.00773337" calcext:value-type="float">
            <text:p>0.00773337</text:p>
          </table:table-cell>
          <table:table-cell/>
          <table:table-cell office:value-type="float" office:value="0.029999999329448" calcext:value-type="float">
            <text:p>0.0299999993</text:p>
          </table:table-cell>
          <table:table-cell office:value-type="float" office:value="0.00419057533145" calcext:value-type="float">
            <text:p>0.0041905753</text:p>
          </table:table-cell>
          <table:table-cell office:value-type="float" office:value="0.02580942" calcext:value-type="float">
            <text:p>0.02580942</text:p>
          </table:table-cell>
          <table:table-cell/>
          <table:table-cell office:value-type="float" office:value="0.050000000745058" calcext:value-type="float">
            <text:p>0.0500000007</text:p>
          </table:table-cell>
          <table:table-cell office:value-type="float" office:value="0.006820473819971" calcext:value-type="float">
            <text:p>0.0068204738</text:p>
          </table:table-cell>
          <table:table-cell office:value-type="float" office:value="0.04317953" calcext:value-type="float">
            <text:p>0.04317953</text:p>
          </table:table-cell>
          <table:table-cell office:value-type="float" office:value="0.007661029696465" calcext:value-type="float">
            <text:p>0.0076610297</text:p>
          </table:table-cell>
          <table:table-cell office:value-type="float" office:value="0.04233897" calcext:value-type="float">
            <text:p>0.04233897</text:p>
          </table:table-cell>
          <table:table-cell/>
          <table:table-cell office:value-type="float" office:value="0.070000000298023" calcext:value-type="float">
            <text:p>0.0700000003</text:p>
          </table:table-cell>
          <table:table-cell office:value-type="float" office:value="0.010666117072105" calcext:value-type="float">
            <text:p>0.0106661171</text:p>
          </table:table-cell>
          <table:table-cell office:value-type="float" office:value="0.05933388" calcext:value-type="float">
            <text:p>0.05933388</text:p>
          </table:table-cell>
          <table:table-cell office:value-type="float" office:value="0.012241616845131" calcext:value-type="float">
            <text:p>0.0122416168</text:p>
          </table:table-cell>
          <table:table-cell office:value-type="float" office:value="0.05775838" calcext:value-type="float">
            <text:p>0.05775838</text:p>
          </table:table-cell>
          <table:table-cell/>
          <table:table-cell office:value-type="float" office:value="0.090000003576279" calcext:value-type="float">
            <text:p>0.0900000036</text:p>
          </table:table-cell>
          <table:table-cell office:value-type="float" office:value="0.01386908441782" calcext:value-type="float">
            <text:p>0.0138690844</text:p>
          </table:table-cell>
          <table:table-cell office:value-type="float" office:value="0.07613092" calcext:value-type="float">
            <text:p>0.07613092</text:p>
          </table:table-cell>
          <table:table-cell office:value-type="float" office:value="0.016682267189026" calcext:value-type="float">
            <text:p>0.0166822672</text:p>
          </table:table-cell>
          <table:table-cell office:value-type="float" office:value="0.07331774" calcext:value-type="float">
            <text:p>0.07331774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/>
          <table:table-cell office:value-type="float" office:value="0.009999999776483" calcext:value-type="float">
            <text:p>0.0099999998</text:p>
          </table:table-cell>
          <table:table-cell office:value-type="float" office:value="0.002882277593017" calcext:value-type="float">
            <text:p>0.0028822776</text:p>
          </table:table-cell>
          <table:table-cell office:value-type="float" office:value="0.00711772" calcext:value-type="float">
            <text:p>0.00711772</text:p>
          </table:table-cell>
          <table:table-cell office:value-type="float" office:value="0.002290749922395" calcext:value-type="float">
            <text:p>0.0022907499</text:p>
          </table:table-cell>
          <table:table-cell office:value-type="float" office:value="0.00770925" calcext:value-type="float">
            <text:p>0.00770925</text:p>
          </table:table-cell>
          <table:table-cell/>
          <table:table-cell office:value-type="float" office:value="0.029999999329448" calcext:value-type="float">
            <text:p>0.0299999993</text:p>
          </table:table-cell>
          <table:table-cell office:value-type="float" office:value="0.004379462450743" calcext:value-type="float">
            <text:p>0.0043794625</text:p>
          </table:table-cell>
          <table:table-cell office:value-type="float" office:value="0.02562054" calcext:value-type="float">
            <text:p>0.02562054</text:p>
          </table:table-cell>
          <table:table-cell/>
          <table:table-cell office:value-type="float" office:value="0.050000000745058" calcext:value-type="float">
            <text:p>0.0500000007</text:p>
          </table:table-cell>
          <table:table-cell office:value-type="float" office:value="0.006928857415915" calcext:value-type="float">
            <text:p>0.0069288574</text:p>
          </table:table-cell>
          <table:table-cell office:value-type="float" office:value="0.04307114" calcext:value-type="float">
            <text:p>0.04307114</text:p>
          </table:table-cell>
          <table:table-cell office:value-type="float" office:value="0.00783709436655" calcext:value-type="float">
            <text:p>0.0078370944</text:p>
          </table:table-cell>
          <table:table-cell office:value-type="float" office:value="0.04216291" calcext:value-type="float">
            <text:p>0.04216291</text:p>
          </table:table-cell>
          <table:table-cell/>
          <table:table-cell office:value-type="float" office:value="0.070000000298023" calcext:value-type="float">
            <text:p>0.0700000003</text:p>
          </table:table-cell>
          <table:table-cell office:value-type="float" office:value="0.010626293718815" calcext:value-type="float">
            <text:p>0.0106262937</text:p>
          </table:table-cell>
          <table:table-cell office:value-type="float" office:value="0.05937371" calcext:value-type="float">
            <text:p>0.05937371</text:p>
          </table:table-cell>
          <table:table-cell office:value-type="float" office:value="0.012309454381466" calcext:value-type="float">
            <text:p>0.0123094544</text:p>
          </table:table-cell>
          <table:table-cell office:value-type="float" office:value="0.05769055" calcext:value-type="float">
            <text:p>0.05769055</text:p>
          </table:table-cell>
          <table:table-cell/>
          <table:table-cell office:value-type="float" office:value="0.090000003576279" calcext:value-type="float">
            <text:p>0.0900000036</text:p>
          </table:table-cell>
          <table:table-cell office:value-type="float" office:value="0.014042168855667" calcext:value-type="float">
            <text:p>0.0140421689</text:p>
          </table:table-cell>
          <table:table-cell office:value-type="float" office:value="0.07595783" calcext:value-type="float">
            <text:p>0.07595783</text:p>
          </table:table-cell>
          <table:table-cell office:value-type="float" office:value="0.016629464924335" calcext:value-type="float">
            <text:p>0.0166294649</text:p>
          </table:table-cell>
          <table:table-cell office:value-type="float" office:value="0.07337054" calcext:value-type="float">
            <text:p>0.07337054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/>
          <table:table-cell office:value-type="float" office:value="0.009999999776483" calcext:value-type="float">
            <text:p>0.0099999998</text:p>
          </table:table-cell>
          <table:table-cell office:value-type="float" office:value="0.002976497635245" calcext:value-type="float">
            <text:p>0.0029764976</text:p>
          </table:table-cell>
          <table:table-cell office:value-type="float" office:value="0.0070235" calcext:value-type="float">
            <text:p>0.0070235</text:p>
          </table:table-cell>
          <table:table-cell office:value-type="float" office:value="0.002256328240037" calcext:value-type="float">
            <text:p>0.0022563282</text:p>
          </table:table-cell>
          <table:table-cell office:value-type="float" office:value="0.00774367" calcext:value-type="float">
            <text:p>0.00774367</text:p>
          </table:table-cell>
          <table:table-cell/>
          <table:table-cell office:value-type="float" office:value="0.029999999329448" calcext:value-type="float">
            <text:p>0.0299999993</text:p>
          </table:table-cell>
          <table:table-cell office:value-type="float" office:value="0.004322905093431" calcext:value-type="float">
            <text:p>0.0043229051</text:p>
          </table:table-cell>
          <table:table-cell office:value-type="float" office:value="0.02567709" calcext:value-type="float">
            <text:p>0.02567709</text:p>
          </table:table-cell>
          <table:table-cell/>
          <table:table-cell office:value-type="float" office:value="0.050000000745058" calcext:value-type="float">
            <text:p>0.0500000007</text:p>
          </table:table-cell>
          <table:table-cell office:value-type="float" office:value="0.006921257823706" calcext:value-type="float">
            <text:p>0.0069212578</text:p>
          </table:table-cell>
          <table:table-cell office:value-type="float" office:value="0.04307874" calcext:value-type="float">
            <text:p>0.04307874</text:p>
          </table:table-cell>
          <table:table-cell office:value-type="float" office:value="0.007801301777363" calcext:value-type="float">
            <text:p>0.0078013018</text:p>
          </table:table-cell>
          <table:table-cell office:value-type="float" office:value="0.0421987" calcext:value-type="float">
            <text:p>0.0421987</text:p>
          </table:table-cell>
          <table:table-cell/>
          <table:table-cell office:value-type="float" office:value="0.070000000298023" calcext:value-type="float">
            <text:p>0.0700000003</text:p>
          </table:table-cell>
          <table:table-cell office:value-type="float" office:value="0.010876663029194" calcext:value-type="float">
            <text:p>0.010876663</text:p>
          </table:table-cell>
          <table:table-cell office:value-type="float" office:value="0.05912334" calcext:value-type="float">
            <text:p>0.05912334</text:p>
          </table:table-cell>
          <table:table-cell office:value-type="float" office:value="0.012264460325241" calcext:value-type="float">
            <text:p>0.0122644603</text:p>
          </table:table-cell>
          <table:table-cell office:value-type="float" office:value="0.05773554" calcext:value-type="float">
            <text:p>0.05773554</text:p>
          </table:table-cell>
          <table:table-cell/>
          <table:table-cell office:value-type="float" office:value="0.090000003576279" calcext:value-type="float">
            <text:p>0.0900000036</text:p>
          </table:table-cell>
          <table:table-cell office:value-type="float" office:value="0.014121554791927" calcext:value-type="float">
            <text:p>0.0141215548</text:p>
          </table:table-cell>
          <table:table-cell office:value-type="float" office:value="0.07587845" calcext:value-type="float">
            <text:p>0.07587845</text:p>
          </table:table-cell>
          <table:table-cell office:value-type="float" office:value="0.016675047576427" calcext:value-type="float">
            <text:p>0.0166750476</text:p>
          </table:table-cell>
          <table:table-cell office:value-type="float" office:value="0.07332496" calcext:value-type="float">
            <text:p>0.07332496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/>
          <table:table-cell office:value-type="float" office:value="0.009999999776483" calcext:value-type="float">
            <text:p>0.0099999998</text:p>
          </table:table-cell>
          <table:table-cell office:value-type="float" office:value="0.002963183447719" calcext:value-type="float">
            <text:p>0.0029631834</text:p>
          </table:table-cell>
          <table:table-cell office:value-type="float" office:value="0.00703682" calcext:value-type="float">
            <text:p>0.00703682</text:p>
          </table:table-cell>
          <table:table-cell office:value-type="float" office:value="0.002290742471814" calcext:value-type="float">
            <text:p>0.0022907425</text:p>
          </table:table-cell>
          <table:table-cell office:value-type="float" office:value="0.00770926" calcext:value-type="float">
            <text:p>0.00770926</text:p>
          </table:table-cell>
          <table:table-cell/>
          <table:table-cell office:value-type="float" office:value="0.029999999329448" calcext:value-type="float">
            <text:p>0.0299999993</text:p>
          </table:table-cell>
          <table:table-cell office:value-type="float" office:value="0.004431527107954" calcext:value-type="float">
            <text:p>0.0044315271</text:p>
          </table:table-cell>
          <table:table-cell office:value-type="float" office:value="0.02556847" calcext:value-type="float">
            <text:p>0.02556847</text:p>
          </table:table-cell>
          <table:table-cell/>
          <table:table-cell office:value-type="float" office:value="0.050000000745058" calcext:value-type="float">
            <text:p>0.0500000007</text:p>
          </table:table-cell>
          <table:table-cell office:value-type="float" office:value="0.006833475083113" calcext:value-type="float">
            <text:p>0.0068334751</text:p>
          </table:table-cell>
          <table:table-cell office:value-type="float" office:value="0.04316653" calcext:value-type="float">
            <text:p>0.04316653</text:p>
          </table:table-cell>
          <table:table-cell office:value-type="float" office:value="0.007704883813858" calcext:value-type="float">
            <text:p>0.0077048838</text:p>
          </table:table-cell>
          <table:table-cell office:value-type="float" office:value="0.04229512" calcext:value-type="float">
            <text:p>0.04229512</text:p>
          </table:table-cell>
          <table:table-cell/>
          <table:table-cell office:value-type="float" office:value="0.070000000298023" calcext:value-type="float">
            <text:p>0.0700000003</text:p>
          </table:table-cell>
          <table:table-cell office:value-type="float" office:value="0.010950446128845" calcext:value-type="float">
            <text:p>0.0109504461</text:p>
          </table:table-cell>
          <table:table-cell office:value-type="float" office:value="0.05904955" calcext:value-type="float">
            <text:p>0.05904955</text:p>
          </table:table-cell>
          <table:table-cell office:value-type="float" office:value="0.012165702879429" calcext:value-type="float">
            <text:p>0.0121657029</text:p>
          </table:table-cell>
          <table:table-cell office:value-type="float" office:value="0.0578343" calcext:value-type="float">
            <text:p>0.0578343</text:p>
          </table:table-cell>
          <table:table-cell/>
          <table:table-cell office:value-type="float" office:value="0.090000003576279" calcext:value-type="float">
            <text:p>0.0900000036</text:p>
          </table:table-cell>
          <table:table-cell office:value-type="float" office:value="0.014017984271049" calcext:value-type="float">
            <text:p>0.0140179843</text:p>
          </table:table-cell>
          <table:table-cell office:value-type="float" office:value="0.07598202" calcext:value-type="float">
            <text:p>0.07598202</text:p>
          </table:table-cell>
          <table:table-cell office:value-type="float" office:value="0.016738682985306" calcext:value-type="float">
            <text:p>0.016738683</text:p>
          </table:table-cell>
          <table:table-cell office:value-type="float" office:value="0.07326132" calcext:value-type="float">
            <text:p>0.07326132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/>
          <table:table-cell office:value-type="float" office:value="0.009999999776483" calcext:value-type="float">
            <text:p>0.0099999998</text:p>
          </table:table-cell>
          <table:table-cell office:value-type="float" office:value="0.002932509407401" calcext:value-type="float">
            <text:p>0.0029325094</text:p>
          </table:table-cell>
          <table:table-cell office:value-type="float" office:value="0.00706749" calcext:value-type="float">
            <text:p>0.00706749</text:p>
          </table:table-cell>
          <table:table-cell office:value-type="float" office:value="0.002406446263194" calcext:value-type="float">
            <text:p>0.0024064463</text:p>
          </table:table-cell>
          <table:table-cell office:value-type="float" office:value="0.00759355" calcext:value-type="float">
            <text:p>0.00759355</text:p>
          </table:table-cell>
          <table:table-cell/>
          <table:table-cell office:value-type="float" office:value="0.029999999329448" calcext:value-type="float">
            <text:p>0.0299999993</text:p>
          </table:table-cell>
          <table:table-cell office:value-type="float" office:value="0.004393130540848" calcext:value-type="float">
            <text:p>0.0043931305</text:p>
          </table:table-cell>
          <table:table-cell office:value-type="float" office:value="0.02560687" calcext:value-type="float">
            <text:p>0.02560687</text:p>
          </table:table-cell>
          <table:table-cell/>
          <table:table-cell office:value-type="float" office:value="0.050000000745058" calcext:value-type="float">
            <text:p>0.0500000007</text:p>
          </table:table-cell>
          <table:table-cell office:value-type="float" office:value="0.00688223913312" calcext:value-type="float">
            <text:p>0.0068822391</text:p>
          </table:table-cell>
          <table:table-cell office:value-type="float" office:value="0.04311776" calcext:value-type="float">
            <text:p>0.04311776</text:p>
          </table:table-cell>
          <table:table-cell office:value-type="float" office:value="0.007867783308029" calcext:value-type="float">
            <text:p>0.0078677833</text:p>
          </table:table-cell>
          <table:table-cell office:value-type="float" office:value="0.04213222" calcext:value-type="float">
            <text:p>0.04213222</text:p>
          </table:table-cell>
          <table:table-cell/>
          <table:table-cell office:value-type="float" office:value="0.070000000298023" calcext:value-type="float">
            <text:p>0.0700000003</text:p>
          </table:table-cell>
          <table:table-cell office:value-type="float" office:value="0.010917328298092" calcext:value-type="float">
            <text:p>0.0109173283</text:p>
          </table:table-cell>
          <table:table-cell office:value-type="float" office:value="0.05908267" calcext:value-type="float">
            <text:p>0.05908267</text:p>
          </table:table-cell>
          <table:table-cell office:value-type="float" office:value="0.012130208313465" calcext:value-type="float">
            <text:p>0.0121302083</text:p>
          </table:table-cell>
          <table:table-cell office:value-type="float" office:value="0.05786979" calcext:value-type="float">
            <text:p>0.05786979</text:p>
          </table:table-cell>
          <table:table-cell/>
          <table:table-cell office:value-type="float" office:value="0.090000003576279" calcext:value-type="float">
            <text:p>0.0900000036</text:p>
          </table:table-cell>
          <table:table-cell office:value-type="float" office:value="0.014139533042908" calcext:value-type="float">
            <text:p>0.014139533</text:p>
          </table:table-cell>
          <table:table-cell office:value-type="float" office:value="0.07586047" calcext:value-type="float">
            <text:p>0.07586047</text:p>
          </table:table-cell>
          <table:table-cell office:value-type="float" office:value="0.016814216971397" calcext:value-type="float">
            <text:p>0.016814217</text:p>
          </table:table-cell>
          <table:table-cell office:value-type="float" office:value="0.07318579" calcext:value-type="float">
            <text:p>0.0731857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7T17:45:25.420282223</meta:creation-date>
    <dc:date>2017-09-27T18:23:10.175805834</dc:date>
    <meta:editing-duration>PT37M43S</meta:editing-duration>
    <meta:editing-cycles>3</meta:editing-cycles>
    <meta:generator>LibreOffice/4.4.6.3$Linux_X86_64 LibreOffice_project/40m0$Build-3</meta:generator>
    <meta:document-statistic meta:table-count="1" meta:cell-count="14160" meta:object-count="0"/>
  </office:meta>
</office:document-meta>
</file>